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Noto_Sans_Devanagari_1.ttf" manifest:media-type="application/x-font-ttf"/>
  <manifest:file-entry manifest:full-path="Fonts/Font_Noto_Sans_Devanagari_2.ttf" manifest:media-type="application/x-font-ttf"/>
  <manifest:file-entry manifest:full-path="Fonts/Font_Liberation_Sans_4.ttf" manifest:media-type="application/x-font-ttf"/>
  <manifest:file-entry manifest:full-path="Fonts/Font_Clear_Sans_4.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Clear_Sans_1.ttf" manifest:media-type="application/x-font-ttf"/>
  <manifest:file-entry manifest:full-path="Fonts/Font_Clear_Sans_2.ttf" manifest:media-type="application/x-font-ttf"/>
  <manifest:file-entry manifest:full-path="Fonts/Font_Liberation_Serif_1.ttf" manifest:media-type="application/x-font-ttf"/>
  <manifest:file-entry manifest:full-path="Fonts/Font_Clear_Sans_3.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Noto Sans Devanagari1" svg:font-family="'Noto Sans Devanagari'" style:font-family-generic="swiss">
      <svg:font-face-src>
        <svg:font-face-uri xlink:href="Fonts/Font_Noto_Sans_Devanagari_1.ttf" xlink:type="simple" loext:font-style="normal" loext:font-weight="normal">
          <svg:font-face-format svg:string="truetype"/>
        </svg:font-face-uri>
        <svg:font-face-uri xlink:href="Fonts/Font_Noto_Sans_Devanagari_2.ttf" xlink:type="simple" loext:font-style="normal" loext:font-weight="bold">
          <svg:font-face-format svg:string="truetype"/>
        </svg:font-face-uri>
      </svg:font-face-src>
    </style:font-face>
    <style:font-face style:name="Garamond" svg:font-family="Garamond"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PalatinoT_rk" svg:font-family="PalatinoT_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Clear Sans" svg:font-family="'Clear Sans'" style:font-family-generic="system" style:font-pitch="variable">
      <svg:font-face-src>
        <svg:font-face-uri xlink:href="Fonts/Font_Clear_Sans_1.ttf" xlink:type="simple" loext:font-style="normal" loext:font-weight="normal">
          <svg:font-face-format svg:string="truetype"/>
        </svg:font-face-uri>
        <svg:font-face-uri xlink:href="Fonts/Font_Clear_Sans_2.ttf" xlink:type="simple" loext:font-style="normal" loext:font-weight="bold">
          <svg:font-face-format svg:string="truetype"/>
        </svg:font-face-uri>
        <svg:font-face-uri xlink:href="Fonts/Font_Clear_Sans_3.ttf" xlink:type="simple" loext:font-style="italic" loext:font-weight="normal">
          <svg:font-face-format svg:string="truetype"/>
        </svg:font-face-uri>
        <svg:font-face-uri xlink:href="Fonts/Font_Clear_Sans_4.ttf" xlink:type="simple" loext:font-style="italic" loext:font-weight="bold">
          <svg:font-face-format svg:string="truetype"/>
        </svg:font-face-uri>
      </svg:font-face-src>
    </style:font-face>
    <style:font-face style:name="Courier New1" svg:font-family="'Courier New'" style:font-family-generic="system" style:font-pitch="variable"/>
    <style:font-face style:name="Noto Sans Devanagari" svg:font-family="'Noto Sans Devanagari'" style:font-family-generic="system" style:font-pitch="variable">
      <svg:font-face-src>
        <svg:font-face-uri xlink:href="Fonts/Font_Noto_Sans_Devanagari_1.ttf" xlink:type="simple" loext:font-style="normal" loext:font-weight="normal">
          <svg:font-face-format svg:string="truetype"/>
        </svg:font-face-uri>
        <svg:font-face-uri xlink:href="Fonts/Font_Noto_Sans_Devanagari_2.ttf" xlink:type="simple" loext:font-style="normal" loext:font-weight="bold">
          <svg:font-face-format svg:string="truetype"/>
        </svg:font-face-uri>
      </svg:font-face-src>
    </style:font-fac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635cm" fo:text-align="center" style:justify-single-word="false" fo:orphans="2" fo:widows="2" fo:text-indent="0.635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2" style:family="paragraph" style:parent-style-name="Footer">
      <style:paragraph-properties fo:margin-left="0cm" fo:margin-right="0.635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3" style:family="paragraph" style:parent-style-name="Foot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4" style:family="paragraph" style:parent-style-name="Head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5" style:family="paragraph" style:parent-style-name="Header">
      <style:paragraph-properties fo:margin-left="0cm" fo:margin-right="0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6" style:family="paragraph" style:parent-style-name="Footer">
      <style:paragraph-properties fo:margin-left="0cm" fo:margin-right="0cm" fo:text-align="justify" style:justify-single-word="false" fo:orphans="0" fo:widows="0"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7" style:family="paragraph" style:parent-style-name="Header">
      <style:paragraph-properties fo:margin-left="0cm" fo:margin-right="0cm" fo:text-align="justify"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P8" style:family="paragraph" style:parent-style-name="Heading_20_4">
      <style:paragraph-properties fo:margin-left="0cm" fo:margin-right="0cm" fo:text-indent="0cm" style:auto-text-indent="false"/>
      <style:text-properties style:font-name="Liberation Sans" fo:font-weight="bold" style:font-weight-asian="bold"/>
    </style:style>
    <style:style style:name="P9" style:family="paragraph" style:parent-style-name="Heading_20_6">
      <style:paragraph-properties fo:margin-left="0cm" fo:margin-right="0cm" fo:text-align="center" style:justify-single-word="false" fo:text-indent="0cm" style:auto-text-indent="false"/>
      <style:text-properties style:font-name="Liberation Sans"/>
    </style:style>
    <style:style style:name="P10" style:family="paragraph" style:parent-style-name="Heading_20_5">
      <style:paragraph-properties fo:margin-left="0cm" fo:margin-right="0cm" fo:text-indent="0cm" style:auto-text-indent="false"/>
      <style:text-properties style:font-name="Liberation Sans" fo:font-weight="bold" style:font-weight-asian="bold"/>
    </style:style>
    <style:style style:name="P11" style:family="paragraph" style:parent-style-name="Standard">
      <style:paragraph-properties fo:margin-left="0cm" fo:margin-right="0cm" fo:text-align="start" style:justify-single-word="false" fo:orphans="2" fo:widows="2" fo:text-indent="0cm" style:auto-text-indent="false" style:vertical-align="auto"/>
      <style:text-properties style:font-name="Times" fo:font-size="8pt" fo:language="en" fo:country="US" style:font-size-asian="8pt" style:language-asian="tr" style:country-asian="TR"/>
    </style:style>
    <style:style style:name="P12" style:family="paragraph" style:parent-style-name="Standard">
      <style:paragraph-properties fo:margin-left="0cm" fo:margin-right="0cm" fo:text-indent="0cm" style:auto-text-indent="false"/>
      <style:text-properties style:font-name="Liberation Sans" fo:font-size="11pt" style:font-size-asian="11pt"/>
    </style:style>
    <style:style style:name="P13" style:family="paragraph" style:parent-style-name="Standard">
      <style:paragraph-properties fo:margin-left="0cm" fo:margin-right="0cm" fo:text-align="center" style:justify-single-word="false" fo:text-indent="0cm" style:auto-text-indent="false"/>
      <style:text-properties style:font-name="Liberation Sans" fo:font-size="11pt" style:font-size-asian="11pt"/>
    </style:style>
    <style:style style:name="P14" style:family="paragraph" style:parent-style-name="Standard">
      <style:paragraph-properties fo:margin-left="0cm" fo:margin-right="0cm" fo:text-align="center" style:justify-single-word="false" fo:text-indent="0cm" style:auto-text-indent="false"/>
      <style:text-properties style:font-name="Liberation Sans" fo:font-size="11pt" fo:font-weight="bold" style:font-size-asian="11pt" style:font-weight-asian="bold"/>
    </style:style>
    <style:style style:name="P15" style:family="paragraph" style:parent-style-name="Standard">
      <style:paragraph-properties fo:margin-left="0cm" fo:margin-right="0cm" fo:text-indent="0cm" style:auto-text-indent="false"/>
      <style:text-properties style:font-name="Liberation Sans" fo:font-size="36pt" fo:font-weight="bold" style:font-size-asian="36pt" style:font-weight-asian="bold"/>
    </style:style>
    <style:style style:name="P16" style:family="paragraph" style:parent-style-name="Endnote">
      <style:paragraph-properties fo:margin-left="0cm" fo:margin-right="0cm"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7" style:family="paragraph" style:parent-style-name="Bˆl_b8_m_20_ba_5f_lõÄõ">
      <style:paragraph-properties fo:margin-left="0cm" fo:margin-right="0.3cm" fo:text-align="justify" style:justify-single-word="false" fo:text-indent="0cm" style:auto-text-indent="false" fo:break-before="page"/>
      <style:text-properties style:font-name="Liberation Sans" fo:font-size="18pt" fo:font-style="normal" fo:font-weight="bold" style:font-size-asian="18pt" style:font-style-asian="normal" style:font-weight-asian="bold"/>
    </style:style>
    <style:style style:name="P18" style:family="paragraph" style:parent-style-name="Bˆl_b8_m_20_ba_5f_lõÄõ">
      <style:paragraph-properties fo:margin-left="0cm" fo:margin-right="0.3cm" fo:text-align="justify" style:justify-single-word="false" fo:text-indent="0cm" style:auto-text-indent="false"/>
      <style:text-properties style:font-name="Liberation Sans"/>
    </style:style>
    <style:style style:name="P19" style:family="paragraph" style:parent-style-name="Bˆl_b8_m_20_ba_5f_lõÄõ">
      <style:paragraph-properties fo:margin-left="0cm" fo:margin-right="0.3cm" fo:text-align="justify" style:justify-single-word="false" fo:text-indent="0cm" style:auto-text-indent="false"/>
      <style:text-properties style:font-name="Liberation Sans" fo:font-size="18pt" fo:font-style="normal" fo:font-weight="bold" style:font-size-asian="18pt" style:font-style-asian="normal" style:font-weight-asian="bold"/>
    </style:style>
    <style:style style:name="P20" style:family="paragraph" style:parent-style-name="Heading_20_3">
      <style:paragraph-properties fo:margin-left="0cm" fo:margin-right="0.3cm" fo:line-height="0.564cm" fo:text-align="justify" style:justify-single-word="false" fo:text-indent="0cm" style:auto-text-indent="false"/>
      <style:text-properties style:font-name="Liberation Sans" fo:font-size="11pt" fo:font-weight="normal" style:font-size-asian="11pt" style:font-weight-asian="normal"/>
    </style:style>
    <style:style style:name="P21" style:family="paragraph" style:parent-style-name="Standard">
      <style:paragraph-properties fo:margin-left="0cm" fo:margin-right="0.3cm" fo:line-height="0.564cm" fo:text-align="justify" style:justify-single-word="false" fo:text-indent="0cm" style:auto-text-indent="false"/>
      <style:text-properties style:font-name="Liberation Sans" fo:font-size="11pt" style:font-size-asian="11pt"/>
    </style:style>
    <style:style style:name="P22" style:family="paragraph" style:parent-style-name="Bˆl_b8_m_20_Adõ">
      <style:paragraph-properties fo:margin-left="0cm" fo:margin-right="0.3cm" fo:text-indent="1cm" style:auto-text-indent="false"/>
      <style:text-properties style:font-name="Liberation Sans" fo:font-size="18pt" fo:font-weight="bold" style:font-size-asian="18pt" style:font-weight-asian="bold"/>
    </style:style>
    <style:style style:name="P23" style:family="paragraph" style:parent-style-name="Body_20_Text_20_Indent_20_2">
      <style:paragraph-properties fo:margin-left="0cm" fo:margin-right="0.3cm" fo:line-height="0.564cm" fo:text-indent="1cm" style:auto-text-indent="false"/>
      <style:text-properties style:font-name="Liberation Sans"/>
    </style:style>
    <style:style style:name="P24" style:family="paragraph" style:parent-style-name="Body_20_Text_20_Indent_20_2">
      <style:paragraph-properties fo:margin-left="0cm" fo:margin-right="0.3cm" fo:line-height="0.564cm" fo:text-indent="1cm" style:auto-text-indent="false"/>
      <style:text-properties style:font-name="Liberation Sans" fo:language="en" fo:country="US"/>
    </style:style>
    <style:style style:name="P25" style:family="paragraph" style:parent-style-name="Alt_20_Ba_5f_lõk">
      <style:paragraph-properties fo:margin-left="0cm" fo:margin-right="0.3cm" fo:text-indent="1cm" style:auto-text-indent="false"/>
      <style:text-properties style:font-name="Liberation Sans"/>
    </style:style>
    <style:style style:name="P26" style:family="paragraph" style:parent-style-name="Alt_20_Ba_5f_lõk">
      <style:paragraph-properties fo:margin-left="0cm" fo:margin-right="0.3cm" fo:text-indent="1cm" style:auto-text-indent="false"/>
      <style:text-properties style:font-name="Liberation Sans" fo:font-size="16pt" style:font-size-asian="16pt"/>
    </style:style>
    <style:style style:name="P27" style:family="paragraph" style:parent-style-name="Alõntõ_20_II_20__28_B_29_">
      <style:paragraph-properties fo:margin-left="0cm" fo:margin-right="0.3cm" fo:margin-top="0.247cm" fo:margin-bottom="0cm" style:contextual-spacing="false" fo:text-indent="1cm" style:auto-text-indent="false"/>
      <style:text-properties style:font-name="Liberation Sans"/>
    </style:style>
    <style:style style:name="P28" style:family="paragraph" style:parent-style-name="Alõntõ_20_II_20__28_A_29_">
      <style:paragraph-properties fo:margin-left="0cm" fo:margin-right="0.3cm" fo:margin-top="0cm" fo:margin-bottom="0.247cm" style:contextual-spacing="false" fo:text-indent="1cm" style:auto-text-indent="false"/>
      <style:text-properties style:font-name="Liberation Sans"/>
    </style:style>
    <style:style style:name="P29" style:family="paragraph" style:parent-style-name="Alõntõ_20_II_20__28_Anti-Scientist_29_">
      <style:paragraph-properties fo:margin-left="0cm" fo:margin-right="0.3cm" fo:text-indent="1cm" style:auto-text-indent="false"/>
      <style:text-properties style:font-name="Liberation Sans"/>
    </style:style>
    <style:style style:name="P30" style:family="paragraph" style:parent-style-name="Alõntõ_20_II_20__28_Anti-Scientist_29_">
      <style:paragraph-properties fo:margin-left="0cm" fo:margin-right="0.3cm" fo:text-indent="1cm" style:auto-text-indent="false"/>
      <style:text-properties style:font-name="Liberation Sans" fo:font-size="11pt" style:font-size-asian="11pt"/>
    </style:style>
    <style:style style:name="P31" style:family="paragraph" style:parent-style-name="Alõntõ_20_II_20__28_Anti-Scientist_29_">
      <style:paragraph-properties fo:margin-left="0cm" fo:margin-right="0.3cm" fo:line-height="0.564cm" fo:text-indent="1cm" style:auto-text-indent="false"/>
      <style:text-properties style:font-name="Liberation Sans" fo:font-size="11pt" style:font-size-asian="11pt"/>
    </style:style>
    <style:style style:name="P32" style:family="paragraph" style:parent-style-name="Alõntõ_20__28_Anti-Scientist_29_">
      <style:paragraph-properties fo:margin-left="0cm" fo:margin-right="0.3cm" fo:margin-top="0cm" fo:margin-bottom="0cm" style:contextual-spacing="false" fo:text-indent="1cm" style:auto-text-indent="false"/>
      <style:text-properties style:font-name="Liberation Sans"/>
    </style:style>
    <style:style style:name="P33" style:family="paragraph" style:parent-style-name="Alõntõ_20__28_Anti-Scientist_29_">
      <style:paragraph-properties fo:margin-left="0cm" fo:margin-right="0.3cm" fo:margin-top="0cm" fo:margin-bottom="0cm" style:contextual-spacing="false" fo:text-indent="1cm" style:auto-text-indent="false">
        <style:tab-stops>
          <style:tab-stop style:position="0.988cm"/>
        </style:tab-stops>
      </style:paragraph-properties>
      <style:text-properties style:font-name="Liberation Sans"/>
    </style:style>
    <style:style style:name="P34" style:family="paragraph" style:parent-style-name="Alõntõ_20__28_Anti-Scientist_29_">
      <style:paragraph-properties fo:margin-left="0cm" fo:margin-right="0.3cm" fo:margin-top="0cm" fo:margin-bottom="0cm" style:contextual-spacing="false" fo:text-indent="1cm" style:auto-text-indent="false"/>
      <style:text-properties style:font-name="Liberation Sans" fo:font-size="11pt" fo:font-weight="bold" style:font-size-asian="11pt" style:font-weight-asian="bold"/>
    </style:style>
    <style:style style:name="P35" style:family="paragraph" style:parent-style-name="Ba_5f_lõk_20__28_Anti-Scientist_29_">
      <style:paragraph-properties fo:margin-left="0cm" fo:margin-right="0.3cm" fo:text-indent="1cm" style:auto-text-indent="false"/>
      <style:text-properties style:font-name="Liberation Sans"/>
    </style:style>
    <style:style style:name="P36" style:family="paragraph" style:parent-style-name="Ba_5f_lõk_20__28_Anti-Scientist_29_">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37" style:family="paragraph" style:parent-style-name="Ba_5f_lõk_20__28_Anti-Scientist_29_">
      <style:paragraph-properties fo:margin-left="0cm" fo:margin-right="0.3cm" fo:line-height="0.564cm" fo:text-align="justify" style:justify-single-word="false" fo:text-indent="1cm" style:auto-text-indent="false"/>
      <style:text-properties style:font-name="Liberation Sans" fo:font-size="11pt" fo:font-style="normal" style:font-size-asian="11pt" style:font-style-asian="normal"/>
    </style:style>
    <style:style style:name="P38" style:family="paragraph" style:parent-style-name="Ba_5f_lõk_20__28_Anti-Scientist_29_">
      <style:paragraph-properties fo:margin-left="0cm" fo:margin-right="0.3cm" fo:text-indent="1cm" style:auto-text-indent="false"/>
      <style:text-properties style:font-name="Liberation Sans" fo:font-size="18pt" fo:font-style="normal" fo:font-weight="bold" style:font-size-asian="18pt" style:font-style-asian="normal" style:font-weight-asian="bold"/>
    </style:style>
    <style:style style:name="P39" style:family="paragraph" style:parent-style-name="Ba_5f_lõk_20__28_Anti-Scientist_29_">
      <style:paragraph-properties fo:margin-left="0cm" fo:margin-right="0.3cm" fo:text-indent="1cm" style:auto-text-indent="false">
        <style:tab-stops>
          <style:tab-stop style:position="0.529cm"/>
        </style:tab-stops>
      </style:paragraph-properties>
      <style:text-properties style:font-name="Liberation Sans" fo:font-size="18pt" fo:font-style="normal" fo:font-weight="bold" style:font-size-asian="18pt" style:font-style-asian="normal" style:font-weight-asian="bold"/>
    </style:style>
    <style:style style:name="P40" style:family="paragraph" style:parent-style-name="Ba_5f_lõk_20__28_Anti-Scientist_29_">
      <style:paragraph-properties fo:margin-left="0cm" fo:margin-right="0.3cm" fo:text-indent="1cm" style:auto-text-indent="false"/>
      <style:text-properties style:font-name="Liberation Sans" fo:font-size="18pt" fo:font-weight="bold" style:font-size-asian="18pt" style:font-weight-asian="bold"/>
    </style:style>
    <style:style style:name="P41" style:family="paragraph" style:parent-style-name="Bˆl_b8_m_20_ba_5f_lõÄõ">
      <style:paragraph-properties fo:margin-left="0cm" fo:margin-right="0.3cm" fo:text-indent="1cm" style:auto-text-indent="false"/>
      <style:text-properties style:font-name="Liberation Sans" fo:font-size="18pt" fo:font-weight="bold" style:font-size-asian="18pt" style:font-weight-asian="bold"/>
    </style:style>
    <style:style style:name="P42" style:family="paragraph" style:parent-style-name="Bˆl_b8_m_20_ba_5f_lõÄõ">
      <style:paragraph-properties fo:margin-left="0cm" fo:margin-right="0.3cm" fo:text-indent="1cm" style:auto-text-indent="false"/>
      <style:text-properties style:font-name="Liberation Sans" fo:font-size="18pt" fo:font-style="normal" fo:font-weight="bold" style:font-size-asian="18pt" style:font-style-asian="normal" style:font-weight-asian="bold"/>
    </style:style>
    <style:style style:name="P43" style:family="paragraph" style:parent-style-name="Heading_20_8">
      <style:paragraph-properties fo:margin-left="0cm" fo:margin-right="0.3cm" fo:text-indent="1cm" style:auto-text-indent="false"/>
      <style:text-properties style:font-name="Liberation Sans"/>
    </style:style>
    <style:style style:name="P44" style:family="paragraph" style:parent-style-name="Heading_20_8">
      <style:paragraph-properties fo:margin-left="0cm" fo:margin-right="0.3cm" fo:line-height="0.564cm" fo:text-indent="1cm" style:auto-text-indent="false"/>
      <style:text-properties style:font-name="Liberation Sans"/>
    </style:style>
    <style:style style:name="P45" style:family="paragraph" style:parent-style-name="Heading_20_8">
      <style:paragraph-properties fo:margin-left="0cm" fo:margin-right="0.3cm" fo:text-indent="1cm" style:auto-text-indent="false"/>
      <style:text-properties style:font-name="Liberation Sans" fo:language="en" fo:country="US"/>
    </style:style>
    <style:style style:name="P46" style:family="paragraph" style:parent-style-name="Heading_20_8">
      <style:paragraph-properties fo:margin-left="0cm" fo:margin-right="0.3cm" fo:line-height="0.564cm" fo:text-indent="1cm" style:auto-text-indent="false"/>
      <style:text-properties style:font-name="Liberation Sans" fo:language="en" fo:country="US"/>
    </style:style>
    <style:style style:name="P47" style:family="paragraph" style:parent-style-name="Heading_20_8">
      <style:paragraph-properties fo:margin-left="0cm" fo:margin-right="0.3cm" fo:text-indent="1cm" style:auto-text-indent="false"/>
      <style:text-properties style:font-name="Liberation Sans" fo:language="de" fo:country="DE"/>
    </style:style>
    <style:style style:name="P48" style:family="paragraph" style:parent-style-name="Heading_20_8">
      <style:paragraph-properties fo:margin-left="0cm" fo:margin-right="0.3cm" fo:text-indent="1cm" style:auto-text-indent="false" fo:break-before="page"/>
      <style:text-properties style:font-name="Liberation Sans"/>
    </style:style>
    <style:style style:name="P49" style:family="paragraph" style:parent-style-name="Standard">
      <style:paragraph-properties fo:margin-left="0cm" fo:margin-right="0.3cm" fo:line-height="0.564cm" fo:text-align="center" style:justify-single-word="false" fo:text-indent="1cm" style:auto-text-indent="false" fo:break-before="page"/>
      <style:text-properties style:text-position="36% 100%" style:font-name="Liberation Sans" fo:font-size="11pt" style:font-size-asian="11pt"/>
    </style:style>
    <style:style style:name="P50" style:family="paragraph" style:parent-style-name="Standard">
      <style:paragraph-properties fo:margin-left="0cm" fo:margin-right="0.3cm" fo:text-align="justify" style:justify-single-word="false" fo:text-indent="1cm" style:auto-text-indent="false" fo:break-before="page"/>
      <style:text-properties style:font-name="Liberation Sans" fo:font-size="16pt" fo:language="de" fo:country="DE" fo:font-weight="bold" style:font-size-asian="16pt" style:font-weight-asian="bold"/>
    </style:style>
    <style:style style:name="P51" style:family="paragraph" style:parent-style-name="Standard">
      <style:paragraph-properties fo:margin-left="0cm" fo:margin-right="0.3cm" fo:text-align="justify" style:justify-single-word="false" fo:text-indent="1cm" style:auto-text-indent="false" fo:break-before="page"/>
      <style:text-properties style:font-name="Liberation Sans" fo:font-size="16pt" fo:language="fr" fo:country="FR" fo:font-weight="bold" style:font-size-asian="16pt" style:font-weight-asian="bold"/>
    </style:style>
    <style:style style:name="P52" style:family="paragraph" style:parent-style-name="Standard">
      <style:paragraph-properties fo:margin-left="0cm" fo:margin-right="0.3cm" fo:text-align="justify" style:justify-single-word="false" fo:text-indent="1cm" style:auto-text-indent="false" fo:break-before="page"/>
      <style:text-properties style:font-name="Liberation Sans" fo:font-size="18pt" fo:language="fr" fo:country="FR" fo:font-weight="bold" style:font-size-asian="18pt" style:font-weight-asian="bold"/>
    </style:style>
    <style:style style:name="P53" style:family="paragraph" style:parent-style-name="Standard">
      <style:paragraph-properties fo:margin-left="0cm" fo:margin-right="0.3cm" fo:line-height="0.564cm" fo:text-align="justify" style:justify-single-word="false" fo:text-indent="1cm" style:auto-text-indent="false" fo:break-before="page"/>
      <style:text-properties style:font-name="Liberation Sans"/>
    </style:style>
    <style:style style:name="P54" style:family="paragraph" style:parent-style-name="Standard">
      <style:paragraph-properties fo:margin-left="0cm" fo:margin-right="0.3cm" fo:line-height="0.564cm" fo:text-align="center" style:justify-single-word="false" fo:text-indent="1cm" style:auto-text-indent="false" fo:break-before="page"/>
      <style:text-properties style:font-name="Liberation Sans" fo:font-size="11pt" style:font-size-asian="11pt"/>
    </style:style>
    <style:style style:name="P55" style:family="paragraph" style:parent-style-name="Heading_20_9">
      <style:paragraph-properties fo:margin-left="0cm" fo:margin-right="0.3cm" fo:line-height="0.564cm" fo:text-indent="1cm" style:auto-text-indent="false"/>
      <style:text-properties style:font-name="Liberation Sans" fo:font-size="16pt" style:font-size-asian="16pt"/>
    </style:style>
    <style:style style:name="P56" style:family="paragraph" style:parent-style-name="Heading_20_7">
      <style:paragraph-properties fo:margin-left="0cm" fo:margin-right="0.3cm" fo:text-indent="1cm" style:auto-text-indent="false"/>
      <style:text-properties style:font-name="Liberation Sans"/>
    </style:style>
    <style:style style:name="P57" style:family="paragraph" style:parent-style-name="Heading_20_7">
      <style:paragraph-properties fo:margin-left="0cm" fo:margin-right="0.3cm" fo:text-indent="1cm" style:auto-text-indent="false"/>
      <style:text-properties style:font-name="Liberation Sans" fo:language="de" fo:country="DE"/>
    </style:style>
    <style:style style:name="P58" style:family="paragraph" style:parent-style-name="Heading_20_2">
      <style:paragraph-properties fo:margin-left="0cm" fo:margin-right="0.3cm" fo:line-height="0.564cm" fo:text-indent="1cm" style:auto-text-indent="false"/>
      <style:text-properties style:font-name="Liberation Sans"/>
    </style:style>
    <style:style style:name="P59" style:family="paragraph" style:parent-style-name="Heading_20_3">
      <style:paragraph-properties fo:margin-left="0cm" fo:margin-right="0.3cm" fo:text-align="justify" style:justify-single-word="false" fo:text-indent="1cm" style:auto-text-indent="false"/>
      <style:text-properties style:font-name="Liberation Sans"/>
    </style:style>
    <style:style style:name="P60" style:family="paragraph" style:parent-style-name="Standard">
      <style:paragraph-properties fo:margin-left="0cm" fo:margin-right="0.3cm" fo:line-height="0.564cm" fo:text-align="center" style:justify-single-word="false" fo:text-indent="1cm" style:auto-text-indent="false"/>
      <style:text-properties style:text-position="36% 100%" style:font-name="Liberation Sans" fo:font-size="11pt" style:font-size-asian="11pt"/>
    </style:style>
    <style:style style:name="P61" style:family="paragraph" style:parent-style-name="Standard">
      <style:paragraph-properties fo:margin-left="0cm" fo:margin-right="0.3cm" fo:line-height="200%" fo:text-align="justify" style:justify-single-word="false" fo:text-indent="1cm" style:auto-text-indent="false"/>
      <style:text-properties style:text-position="36% 100%" style:font-name="Liberation Sans" fo:font-size="11pt" style:font-size-asian="11pt"/>
    </style:style>
    <style:style style:name="P62" style:family="paragraph" style:parent-style-name="Standard">
      <style:paragraph-properties fo:margin-left="0cm" fo:margin-right="0.3cm" fo:line-height="0.564cm" fo:text-align="center" style:justify-single-word="false" fo:text-indent="1cm" style:auto-text-indent="false"/>
      <style:text-properties style:text-position="36% 100%" style:font-name="Liberation Sans" fo:font-size="11pt" fo:font-weight="bold" style:font-size-asian="11pt" style:font-weight-asian="bold"/>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font-weight="bold" style:font-size-asian="11pt" style:font-weight-asian="bold"/>
    </style:style>
    <style:style style:name="P64"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fo:font-weight="bold" style:font-size-asian="11pt" style:font-weight-asian="bold"/>
    </style:style>
    <style:style style:name="P65"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style:font-size-asian="11pt"/>
    </style:style>
    <style:style style:name="P66"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67" style:family="paragraph" style:parent-style-name="Standard">
      <style:paragraph-properties fo:margin-left="0cm" fo:margin-right="0.3cm" fo:line-height="200%" fo:text-align="justify" style:justify-single-word="false" fo:text-indent="1cm" style:auto-text-indent="false"/>
      <style:text-properties style:font-name="Liberation Sans" fo:font-size="11pt" style:font-size-asian="11pt"/>
    </style:style>
    <style:style style:name="P68" style:family="paragraph" style:parent-style-name="Standard">
      <style:paragraph-properties fo:margin-left="0cm" fo:margin-right="0.3cm" fo:line-height="150%" fo:text-align="justify" style:justify-single-word="false" fo:text-indent="1cm" style:auto-text-indent="false"/>
      <style:text-properties style:font-name="Liberation Sans" fo:font-size="11pt" style:font-size-asian="11pt"/>
    </style:style>
    <style:style style:name="P69" style:family="paragraph" style:parent-style-name="Standard">
      <style:paragraph-properties fo:margin-left="0cm" fo:margin-right="0.3cm" fo:text-align="justify" style:justify-single-word="false" fo:text-indent="1cm" style:auto-text-indent="false"/>
      <style:text-properties style:font-name="Liberation Sans" fo:font-size="11pt" style:font-size-asian="11pt"/>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style:font-size-asian="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fo:font-weight="bold" style:font-size-asian="11pt" style:font-weight-asian="bold"/>
    </style:style>
    <style:style style:name="P72" style:family="paragraph" style:parent-style-name="Standard">
      <style:paragraph-properties fo:margin-left="0cm" fo:margin-right="0.3cm" fo:line-height="0.564cm" fo:text-align="center" style:justify-single-word="false" fo:text-indent="1cm" style:auto-text-indent="false"/>
      <style:text-properties style:font-name="Liberation Sans" fo:font-size="11pt" fo:language="de" fo:country="DE" fo:font-weight="bold" style:font-size-asian="11pt" style:font-weight-asian="bold"/>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de" fo:country="DE" style:text-underline-style="solid" style:text-underline-width="auto" style:text-underline-color="font-color" fo:font-weight="bold" style:font-size-asian="11pt" style:font-weight-asian="bold"/>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fr" fo:country="FR" style:font-size-asian="11pt"/>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language="fr" fo:country="FR" fo:font-weight="bold" style:font-size-asian="11pt" style:font-weight-asian="bold"/>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fo:font-style="italic" style:font-size-asian="11pt" style:font-style-asian="italic"/>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Liberation Sans" fo:font-size="11pt" style:text-underline-style="solid" style:text-underline-width="auto" style:text-underline-color="font-color" style:font-size-asian="11pt"/>
    </style:style>
    <style:style style:name="P78" style:family="paragraph" style:parent-style-name="Standard">
      <style:paragraph-properties fo:margin-left="0cm" fo:margin-right="0.3cm" fo:line-height="0.564cm" fo:text-align="center" style:justify-single-word="false" fo:text-indent="1cm" style:auto-text-indent="false"/>
      <style:text-properties style:font-name="Liberation Sans"/>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Liberation Sans"/>
    </style:style>
    <style:style style:name="P80" style:family="paragraph" style:parent-style-name="Standard">
      <style:paragraph-properties fo:margin-left="0cm" fo:margin-right="0.3cm" fo:text-align="justify" style:justify-single-word="false" fo:text-indent="1cm" style:auto-text-indent="false"/>
      <style:text-properties style:font-name="Liberation Sans" fo:font-size="18pt" fo:font-weight="bold" style:font-size-asian="18pt" style:font-weight-asian="bold"/>
    </style:style>
    <style:style style:name="P81" style:family="paragraph" style:parent-style-name="Standard">
      <style:paragraph-properties fo:margin-left="0cm" fo:margin-right="0.3cm" fo:text-align="center" style:justify-single-word="false" fo:text-indent="1cm" style:auto-text-indent="false"/>
      <style:text-properties style:font-name="Liberation Sans" fo:font-size="18pt" fo:font-weight="bold" style:font-size-asian="18pt" style:font-weight-asian="bold"/>
    </style:style>
    <style:style style:name="P82" style:family="paragraph" style:parent-style-name="Standard">
      <style:paragraph-properties fo:margin-left="0cm" fo:margin-right="0.3cm" fo:text-align="justify" style:justify-single-word="false" fo:text-indent="1cm" style:auto-text-indent="false"/>
      <style:text-properties style:font-name="Liberation Sans" fo:font-size="18pt" fo:language="de" fo:country="DE" style:font-size-asian="18pt"/>
    </style:style>
    <style:style style:name="P83" style:family="paragraph" style:parent-style-name="Standard">
      <style:paragraph-properties fo:margin-left="0cm" fo:margin-right="0.3cm" fo:text-align="justify" style:justify-single-word="false" fo:text-indent="1cm" style:auto-text-indent="false"/>
      <style:text-properties style:font-name="Liberation Sans" fo:font-size="18pt" style:font-size-asian="18pt"/>
    </style:style>
    <style:style style:name="P84" style:family="paragraph" style:parent-style-name="Standard">
      <style:paragraph-properties fo:margin-left="0cm" fo:margin-right="0.3cm" fo:text-align="justify" style:justify-single-word="false" fo:text-indent="1cm" style:auto-text-indent="false"/>
      <style:text-properties style:font-name="Liberation Sans"/>
    </style:style>
    <style:style style:name="P85" style:family="paragraph" style:parent-style-name="Standard">
      <style:paragraph-properties fo:margin-left="0cm" fo:margin-right="0.3cm" fo:text-align="justify" style:justify-single-word="false" fo:text-indent="1cm" style:auto-text-indent="false"/>
      <style:text-properties style:font-name="Liberation Sans" fo:language="de" fo:country="DE"/>
    </style:style>
    <style:style style:name="P86" style:family="paragraph" style:parent-style-name="Standard">
      <style:paragraph-properties fo:margin-left="0cm" fo:margin-right="0.3cm" fo:line-height="0.564cm" fo:text-align="justify" style:justify-single-word="false" fo:text-indent="1cm" style:auto-text-indent="false"/>
      <style:text-properties style:font-name="Liberation Sans" fo:language="de" fo:country="DE"/>
    </style:style>
    <style:style style:name="P87" style:family="paragraph" style:parent-style-name="Standard">
      <style:paragraph-properties fo:margin-left="0cm" fo:margin-right="0.3cm" fo:text-align="justify" style:justify-single-word="false" fo:text-indent="1cm" style:auto-text-indent="false"/>
      <style:text-properties style:font-name="Liberation Sans" fo:font-size="16pt" fo:language="de" fo:country="DE" style:font-size-asian="16pt"/>
    </style:style>
    <style:style style:name="P88" style:family="paragraph" style:parent-style-name="Standard">
      <style:paragraph-properties fo:margin-left="0cm" fo:margin-right="0.3cm" fo:line-height="0.564cm" fo:text-align="justify" style:justify-single-word="false" fo:text-indent="1cm" style:auto-text-indent="false"/>
      <style:text-properties style:font-name="Liberation Sans" fo:font-size="16pt" fo:font-weight="bold" style:font-size-asian="16pt" style:font-weight-asian="bold"/>
    </style:style>
    <style:style style:name="P89" style:family="paragraph" style:parent-style-name="Standard">
      <style:paragraph-properties fo:margin-left="0cm" fo:margin-right="0.3cm" fo:text-align="justify" style:justify-single-word="false" fo:text-indent="1cm" style:auto-text-indent="false"/>
      <style:text-properties style:font-name="Liberation Sans" fo:language="fr" fo:country="FR"/>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Liberation Sans" fo:language="fr" fo:country="FR"/>
    </style:style>
    <style:style style:name="P91" style:family="paragraph" style:parent-style-name="Standard">
      <style:paragraph-properties fo:margin-left="0cm" fo:margin-right="0.3cm" fo:text-align="center" style:justify-single-word="false" fo:text-indent="1cm" style:auto-text-indent="false"/>
      <style:text-properties style:font-name="Liberation Sans"/>
    </style:style>
    <style:style style:name="P92" style:family="paragraph" style:parent-style-name="Tepe_20_Alõntõsõ">
      <style:paragraph-properties fo:margin-left="0cm" fo:margin-right="0.3cm" fo:text-align="justify" style:justify-single-word="false" fo:text-indent="1cm" style:auto-text-indent="false"/>
      <style:text-properties style:font-name="Liberation Sans" fo:font-size="11pt" style:font-size-asian="11pt"/>
    </style:style>
    <style:style style:name="P93" style:family="paragraph" style:parent-style-name="Tepe_20_Alõntõsõ">
      <style:paragraph-properties fo:margin-left="0cm" fo:margin-right="0.3cm" fo:line-height="0.564cm" fo:text-align="justify" style:justify-single-word="false" fo:text-indent="1cm" style:auto-text-indent="false"/>
      <style:text-properties style:font-name="Liberation Sans" fo:font-size="11pt" style:font-size-asian="11pt"/>
    </style:style>
    <style:style style:name="P94" style:family="paragraph" style:parent-style-name="Tepe_20_Alõntõsõ">
      <style:paragraph-properties fo:margin-left="0cm" fo:margin-right="0.3cm" fo:text-align="justify" style:justify-single-word="false" fo:text-indent="1cm" style:auto-text-indent="false"/>
      <style:text-properties style:font-name="Liberation Sans"/>
    </style:style>
    <style:style style:name="P95" style:family="paragraph" style:parent-style-name="Tepe_20_Alõntõsõ">
      <style:paragraph-properties fo:margin-left="0cm" fo:margin-right="0.3cm" fo:line-height="0.564cm" fo:text-align="justify" style:justify-single-word="false" fo:text-indent="1cm" style:auto-text-indent="false"/>
      <style:text-properties style:font-name="Liberation Sans"/>
    </style:style>
    <style:style style:name="P96" style:family="paragraph" style:parent-style-name="Body_20_Text_20_Indent_20_3">
      <style:paragraph-properties fo:margin-left="1cm" fo:margin-right="0.3cm" fo:line-height="0.564cm" fo:text-indent="0cm" style:auto-text-indent="false"/>
      <style:text-properties style:font-name="Liberation Sans"/>
    </style:style>
    <style:style style:name="P97" style:family="paragraph" style:parent-style-name="Standard">
      <style:paragraph-properties fo:margin-left="1cm" fo:margin-right="0.3cm" fo:text-align="justify" style:justify-single-word="false" fo:text-indent="0cm" style:auto-text-indent="false"/>
      <style:text-properties style:font-name="Liberation Sans"/>
    </style:style>
    <style:style style:name="P98" style:family="paragraph" style:parent-style-name="Standard">
      <style:paragraph-properties fo:margin-left="1cm" fo:margin-right="0.3cm" fo:line-height="0.564cm" fo:text-align="justify" style:justify-single-word="false" fo:text-indent="0cm" style:auto-text-indent="false"/>
      <style:text-properties style:font-name="Liberation Sans" fo:language="de" fo:country="DE"/>
    </style:style>
    <style:style style:name="P99" style:family="paragraph" style:parent-style-name="Standard">
      <style:paragraph-properties fo:margin-left="1cm" fo:margin-right="0.3cm" fo:line-height="0.564cm" fo:text-align="justify" style:justify-single-word="false" fo:text-indent="0cm" style:auto-text-indent="false"/>
      <style:text-properties style:font-name="Liberation Sans"/>
    </style:style>
    <style:style style:name="P100" style:family="paragraph" style:parent-style-name="Standard">
      <style:paragraph-properties fo:margin-left="1cm" fo:margin-right="0.3cm" fo:line-height="0.564cm" fo:text-align="justify" style:justify-single-word="false" fo:text-indent="0cm" style:auto-text-indent="false"/>
      <style:text-properties style:font-name="Liberation Sans" fo:font-size="16pt" fo:font-weight="bold" style:font-size-asian="16pt" style:font-weight-asian="bold"/>
    </style:style>
    <style:style style:name="P101" style:family="paragraph" style:parent-style-name="Standard">
      <style:paragraph-properties fo:margin-left="1cm" fo:margin-right="0.3cm" fo:line-height="0.564cm" fo:text-align="justify" style:justify-single-word="false" fo:text-indent="0cm" style:auto-text-indent="false"/>
      <style:text-properties style:font-name="Liberation Sans" fo:font-size="11pt" fo:language="de" fo:country="DE" style:font-size-asian="11pt"/>
    </style:style>
    <style:style style:name="P102" style:family="paragraph" style:parent-style-name="Standard">
      <style:paragraph-properties fo:margin-left="1cm" fo:margin-right="0.3cm" fo:line-height="0.564cm" fo:text-align="justify" style:justify-single-word="false" fo:text-indent="0cm" style:auto-text-indent="false" fo:break-before="page"/>
      <style:text-properties style:font-name="Liberation Sans"/>
    </style:style>
    <style:style style:name="P103" style:family="paragraph" style:parent-style-name="Tepe_20_Alõntõsõ">
      <style:paragraph-properties fo:margin-left="1cm" fo:margin-right="0.3cm" fo:text-align="justify" style:justify-single-word="false" fo:text-indent="0cm" style:auto-text-indent="false"/>
      <style:text-properties style:font-name="Liberation Sans" fo:font-size="11pt" style:font-size-asian="11pt"/>
    </style:style>
    <style:style style:name="P104" style:family="paragraph" style:parent-style-name="Alõntõ_20_II_20__28_Anti-Scientist_29_">
      <style:paragraph-properties fo:margin-left="0.988cm" fo:margin-right="0.3cm" fo:text-indent="0cm" style:auto-text-indent="false"/>
      <style:text-properties style:font-name="Liberation Sans"/>
    </style:style>
    <style:style style:name="P105" style:family="paragraph" style:parent-style-name="Endnote">
      <style:paragraph-properties fo:margin-left="0.501cm" fo:margin-right="0cm" fo:text-align="justify" style:justify-single-word="false" fo:orphans="2" fo:widows="2" fo:text-indent="0cm" style:auto-text-indent="false" style:vertical-align="auto"/>
      <style:text-properties style:font-name="PalatinoT_rk" fo:font-size="8pt" fo:language="en" fo:country="US" style:font-size-asian="8pt" style:language-asian="tr" style:country-asian="TR"/>
    </style:style>
    <style:style style:name="P106"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font-name="PalatinoT_rk" fo:font-size="8pt" fo:language="en" fo:country="US" style:font-size-asian="8pt" style:language-asian="tr" style:country-asian="TR"/>
    </style:style>
    <style:style style:name="P107" style:family="paragraph" style:parent-style-name="Endnote">
      <style:paragraph-properties fo:margin-left="0.501cm" fo:margin-right="0cm" fo:text-align="justify" style:justify-single-word="false" fo:orphans="2" fo:widows="2" fo:text-indent="0cm" style:auto-text-indent="false" style:vertical-align="auto"/>
      <style:text-properties style:font-name="PalatinoT_rk" fo:font-size="8pt" fo:language="en" fo:country="US" fo:font-weight="bold" style:font-size-asian="8pt" style:language-asian="tr" style:country-asian="TR" style:font-weight-asian="bold"/>
    </style:style>
    <style:style style:name="P108"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font-name="PalatinoT_rk" fo:font-size="8pt" fo:language="en" fo:country="US" fo:font-weight="bold" style:font-size-asian="8pt" style:language-asian="tr" style:country-asian="TR" style:font-weight-asian="bold"/>
    </style:style>
    <style:style style:name="P109" style:family="paragraph" style:parent-style-name="Endnote">
      <style:paragraph-properties fo:margin-left="0.501cm" fo:margin-right="0cm" fo:text-align="justify" style:justify-single-word="false" fo:orphans="2" fo:widows="2" fo:text-indent="0cm" style:auto-text-indent="false" style:vertical-align="auto"/>
    </style:style>
    <style:style style:name="P110" style:family="paragraph" style:parent-style-name="Endnote">
      <style:paragraph-properties fo:margin-left="0.501cm" fo:margin-right="0cm"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11" style:family="paragraph" style:parent-style-name="Endnote">
      <style:paragraph-properties fo:margin-left="0.501cm" fo:margin-right="0cm" fo:line-height="150%" fo:text-align="justify" style:justify-single-word="false" fo:orphans="2" fo:widows="2" fo:text-indent="0cm" style:auto-text-indent="false" style:vertical-align="auto"/>
      <style:text-properties style:text-position="63% 100%" style:font-name="PalatinoT_rk" fo:font-size="8pt" fo:language="en" fo:country="US" fo:font-weight="bold" style:font-size-asian="8pt" style:language-asian="tr" style:country-asian="TR" style:font-weight-asian="bold"/>
    </style:style>
    <style:style style:name="P112" style:family="paragraph" style:parent-style-name="Endnote">
      <style:paragraph-properties fo:margin-left="0.501cm" fo:margin-right="0cm" fo:text-align="justify" style:justify-single-word="false" fo:orphans="2" fo:widows="2" fo:text-indent="0cm" style:auto-text-indent="false" style:vertical-align="auto"/>
      <style:text-properties style:text-position="63% 100%" style:font-name="PalatinoT_rk" fo:font-size="8pt" fo:language="en" fo:country="US" style:font-size-asian="8pt" style:language-asian="tr" style:country-asian="TR"/>
    </style:style>
    <style:style style:name="P113" style:family="paragraph" style:parent-style-name="Endnote">
      <style:text-properties style:text-position="63% 100%" style:font-name="PalatinoT_rk" fo:font-size="8pt" fo:language="en" fo:country="US" fo:font-style="italic" style:font-size-asian="8pt" style:language-asian="tr" style:country-asian="TR" style:font-style-asian="italic"/>
    </style:style>
    <style:style style:name="P114" style:family="paragraph" style:parent-style-name="Endnote">
      <style:text-properties style:text-position="63% 100%" style:font-name="PalatinoT_rk" fo:font-size="8pt" fo:language="en" fo:country="US" fo:font-weight="bold" style:font-size-asian="8pt" style:language-asian="tr" style:country-asian="TR" style:font-weight-asian="bold"/>
    </style:style>
    <style:style style:name="P115" style:family="paragraph" style:parent-style-name="Endnote">
      <style:text-properties style:text-position="63% 100%" style:font-name="PalatinoT_rk" fo:font-size="8pt" fo:language="en" fo:country="US" style:font-size-asian="8pt" style:language-asian="tr" style:country-asian="TR"/>
    </style:style>
    <style:style style:name="P116" style:family="paragraph" style:parent-style-name="Endnote">
      <style:text-properties style:text-position="38% 100%" style:font-name="PalatinoT_rk" fo:font-size="8pt" fo:language="en" fo:country="US" style:font-size-asian="8pt" style:language-asian="tr" style:country-asian="TR"/>
    </style:style>
    <style:style style:name="P117" style:family="paragraph" style:parent-style-name="Standard" style:master-page-name="First_20_Page">
      <style:paragraph-properties fo:margin-left="0cm" fo:margin-right="0cm" fo:text-indent="0cm" style:auto-text-indent="false" style:page-number="1"/>
      <style:text-properties style:font-name="Liberation Sans" fo:font-size="11pt" style:font-size-asian="11pt"/>
    </style:style>
    <style:style style:name="P118" style:family="paragraph" style:parent-style-name="Bˆl_b8_m_20_ba_5f_lõÄõ" style:master-page-name="Converted20">
      <style:paragraph-properties fo:margin-left="0cm" fo:margin-right="0.3cm" fo:text-align="justify" style:justify-single-word="false" fo:text-indent="1cm" style:auto-text-indent="false" style:page-number="auto"/>
      <style:text-properties style:font-name="Liberation Sans" fo:font-size="18pt" fo:font-style="normal" fo:font-weight="bold" style:font-size-asian="18pt" style:font-style-asian="normal" style:font-weight-asian="bold"/>
    </style:style>
    <style:style style:name="P119" style:family="paragraph" style:parent-style-name="Bˆl_b8_m_20_Adõ" style:master-page-name="Converted2">
      <style:paragraph-properties fo:margin-left="0cm" fo:margin-right="0.3cm" fo:text-indent="0cm" style:auto-text-indent="false" style:page-number="1"/>
      <style:text-properties style:font-name="Liberation Sans" fo:font-size="18pt" style:text-underline-style="none" fo:font-weight="bold" style:font-size-asian="18pt" style:font-weight-asian="bold"/>
    </style:style>
    <style:style style:name="P120" style:family="paragraph" style:parent-style-name="Bˆl_b8_m_20_Adõ" style:master-page-name="Converted4">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1" style:family="paragraph" style:parent-style-name="Bˆl_b8_m_20_Adõ" style:master-page-name="Converted6">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2" style:family="paragraph" style:parent-style-name="Bˆl_b8_m_20_Adõ" style:master-page-name="Converted8">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3" style:family="paragraph" style:parent-style-name="Bˆl_b8_m_20_Adõ" style:master-page-name="Converted10">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4" style:family="paragraph" style:parent-style-name="Bˆl_b8_m_20_Adõ" style:master-page-name="Converted12">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5" style:family="paragraph" style:parent-style-name="Bˆl_b8_m_20_Adõ" style:master-page-name="Converted14">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6" style:family="paragraph" style:parent-style-name="Bˆl_b8_m_20_Adõ" style:master-page-name="Converted16">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7" style:family="paragraph" style:parent-style-name="Bˆl_b8_m_20_Adõ" style:master-page-name="Converted18">
      <style:paragraph-properties fo:margin-left="0cm" fo:margin-right="0.3cm" fo:text-indent="1cm" style:auto-text-indent="false" style:page-number="auto"/>
      <style:text-properties style:font-name="Liberation Sans" fo:font-size="18pt" fo:font-weight="bold" style:font-size-asian="18pt" style:font-weight-asian="bold"/>
    </style:style>
    <style:style style:name="P128" style:family="paragraph" style:parent-style-name="Tepe_20_Alõntõsõ" style:list-style-name="WWNum2">
      <style:paragraph-properties fo:margin-left="1.635cm" fo:margin-right="0.3cm" fo:text-align="justify" style:justify-single-word="false" fo:text-indent="-0.635cm" style:auto-text-indent="false">
        <style:tab-stops>
          <style:tab-stop style:position="1.635cm"/>
        </style:tab-stops>
      </style:paragraph-properties>
      <style:text-properties style:font-name="Liberation Sans"/>
    </style:style>
    <style:style style:name="T1" style:family="text">
      <style:text-properties style:font-name="PalatinoT_rk" fo:font-size="10pt" fo:language="en" fo:country="US" style:font-size-asian="10pt" style:language-asian="tr" style:country-asian="TR"/>
    </style:style>
    <style:style style:name="T2" style:family="text">
      <style:text-properties fo:font-variant="small-caps" style:text-position="63% 100%" style:font-name="PalatinoT_rk" fo:font-size="8pt" fo:language="en" fo:country="US" fo:font-style="italic" style:font-size-asian="8pt" style:language-asian="tr" style:country-asian="TR" style:font-style-asian="italic"/>
    </style:style>
    <style:style style:name="T3" style:family="text">
      <style:text-properties fo:font-variant="small-caps" fo:font-size="11pt" style:font-size-asian="11pt"/>
    </style:style>
    <style:style style:name="T4" style:family="text">
      <style:text-properties fo:font-variant="small-caps" fo:font-size="11pt" fo:language="de" fo:country="DE" style:font-size-asian="11pt"/>
    </style:style>
    <style:style style:name="T5" style:family="text">
      <style:text-properties fo:font-variant="small-caps" fo:font-size="11pt" fo:language="de" fo:country="DE" fo:font-style="italic" style:font-size-asian="11pt" style:font-style-asian="italic"/>
    </style:style>
    <style:style style:name="T6" style:family="text">
      <style:text-properties fo:font-variant="small-caps" fo:font-size="11pt" fo:font-style="italic" style:font-size-asian="11pt" style:font-style-asian="italic"/>
    </style:style>
    <style:style style:name="T7" style:family="text">
      <style:text-properties fo:font-variant="small-caps" fo:font-size="11pt" fo:language="fr" fo:country="FR" style:font-size-asian="11pt"/>
    </style:style>
    <style:style style:name="T8" style:family="text">
      <style:text-properties fo:font-variant="small-caps" fo:font-size="16pt" style:font-size-asian="16pt"/>
    </style:style>
    <style:style style:name="T9" style:family="text">
      <style:text-properties fo:font-variant="small-caps" fo:font-size="16pt" fo:font-weight="bold" style:font-size-asian="16pt" style:font-weight-asian="bold"/>
    </style:style>
    <style:style style:name="T10" style:family="text">
      <style:text-properties fo:font-variant="small-caps" fo:font-size="16pt" fo:language="de" fo:country="DE" fo:font-weight="bold" style:font-size-asian="16pt" style:font-weight-asian="bold"/>
    </style:style>
    <style:style style:name="T11" style:family="text">
      <style:text-properties fo:font-size="11pt" style:font-size-asian="11pt"/>
    </style:style>
    <style:style style:name="T12" style:family="text">
      <style:text-properties fo:font-size="11pt" fo:font-style="italic" style:font-size-asian="11pt" style:font-style-asian="italic"/>
    </style:style>
    <style:style style:name="T13" style:family="text">
      <style:text-properties fo:font-size="11pt" fo:language="en" fo:country="US" style:font-size-asian="11pt" style:language-asian="tr" style:country-asian="TR"/>
    </style:style>
    <style:style style:name="T14" style:family="text">
      <style:text-properties fo:font-size="11pt" fo:language="de" fo:country="DE" style:font-size-asian="11pt"/>
    </style:style>
    <style:style style:name="T15" style:family="text">
      <style:text-properties fo:font-size="11pt" fo:language="de" fo:country="DE" fo:font-style="italic" style:font-size-asian="11pt" style:font-style-asian="italic"/>
    </style:style>
    <style:style style:name="T16" style:family="text">
      <style:text-properties fo:font-size="11pt" fo:language="fr" fo:country="FR" style:font-size-asian="11pt"/>
    </style:style>
    <style:style style:name="T17" style:family="text">
      <style:text-properties fo:font-size="11pt" fo:language="fr" fo:country="FR" fo:font-style="italic" style:font-size-asian="11pt" style:font-style-asian="italic"/>
    </style:style>
    <style:style style:name="T18" style:family="text">
      <style:text-properties fo:font-size="11pt" fo:language="tr" fo:country="TR" style:font-size-asian="11pt"/>
    </style:style>
    <style:style style:name="T19" style:family="text">
      <style:text-properties fo:font-size="11pt" fo:language="tr" fo:country="TR" style:font-size-asian="11pt" text:display="none"/>
    </style:style>
    <style:style style:name="T20" style:family="text">
      <style:text-properties fo:font-size="11pt" fo:language="tr" fo:country="TR" style:font-name-asian="Times New Roman2" style:font-size-asian="11pt" style:font-name-complex="Times New Roman2" text:display="none"/>
    </style:style>
    <style:style style:name="T21" style:family="text">
      <style:text-properties style:text-position="63% 100%" style:font-name="PalatinoT_rk" fo:font-size="8pt" fo:language="en" fo:country="US" style:font-size-asian="8pt" style:language-asian="tr" style:country-asian="TR"/>
    </style:style>
    <style:style style:name="T22" style:family="text">
      <style:text-properties style:text-position="63% 100%" style:font-name="PalatinoT_rk" fo:font-size="8pt" fo:language="en" fo:country="US" fo:font-style="italic" style:font-size-asian="8pt" style:language-asian="tr" style:country-asian="TR" style:font-style-asian="italic"/>
    </style:style>
    <style:style style:name="T23" style:family="text">
      <style:text-properties style:text-position="38% 100%" style:font-name="PalatinoT_rk" fo:font-size="8pt" fo:language="en" fo:country="US" style:font-size-asian="8pt" style:language-asian="tr" style:country-asian="TR"/>
    </style:style>
    <style:style style:name="T24" style:family="text">
      <style:text-properties style:text-position="38% 100%" style:font-name="PalatinoT_rk" fo:font-size="8pt" fo:language="en" fo:country="US" fo:font-style="italic" style:font-size-asian="8pt" style:language-asian="tr" style:country-asian="TR" style:font-style-asian="italic"/>
    </style:style>
    <style:style style:name="T25" style:family="text">
      <style:text-properties fo:font-size="16pt" style:font-size-asian="16pt"/>
    </style:style>
    <style:style style:name="T26" style:family="text">
      <style:text-properties fo:font-size="16pt" fo:font-weight="bold" style:font-size-asian="16pt" style:font-weight-asian="bold"/>
    </style:style>
    <style:style style:name="T27" style:family="text">
      <style:text-properties fo:font-size="16pt" fo:language="de" fo:country="DE" fo:font-weight="bold" style:font-size-asian="16pt" style:font-weight-asian="bold"/>
    </style:style>
    <style:style style:name="T28" style:family="text">
      <style:text-properties fo:font-size="16pt" fo:language="de" fo:country="DE" style:font-size-asian="16pt"/>
    </style:style>
    <style:style style:name="T29" style:family="text">
      <style:text-properties fo:font-size="16pt" fo:language="de" fo:country="DE" fo:font-style="italic" fo:font-weight="bold" style:font-size-asian="16pt" style:font-style-asian="italic" style:font-weight-asian="bold"/>
    </style:style>
    <style:style style:name="T30" style:family="text">
      <style:text-properties fo:font-size="16pt" fo:language="fr" fo:country="FR" fo:font-weight="bold" style:font-size-asian="16pt" style:font-weight-asian="bold"/>
    </style:style>
    <style:style style:name="T31" style:family="text">
      <style:text-properties style:text-position="super 58%" fo:font-size="11pt" style:font-size-asian="11pt"/>
    </style:style>
    <style:style style:name="T32" style:family="text">
      <style:text-properties style:text-position="super 58%" fo:font-size="11pt" fo:language="fr" fo:country="FR" style:font-size-asian="11pt"/>
    </style:style>
    <style:style style:name="T33" style:family="text">
      <style:text-properties fo:font-size="18pt" fo:font-style="normal" fo:font-weight="bold" style:font-size-asian="18pt" style:font-style-asian="normal" style:font-weight-asian="bold"/>
    </style:style>
    <style:style style:name="T34" style:family="text">
      <style:text-properties fo:font-size="18pt" fo:language="de" fo:country="DE" fo:font-weight="bold" style:font-size-asian="18pt" style:font-weight-asian="bold"/>
    </style:style>
    <style:style style:name="T35" style:family="text">
      <style:text-properties fo:font-size="18pt" fo:font-weight="bold" style:font-size-asian="18pt" style:font-weight-asian="bold"/>
    </style:style>
    <style:style style:name="T36" style:family="text">
      <style:text-properties fo:font-size="18pt" fo:language="fr" fo:country="FR" fo:font-weight="bold" style:font-size-asian="18pt" style:font-weight-asian="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2"/>
      <text:p text:style-name="P13"/>
      <text:p text:style-name="P13"/>
      <text:p text:style-name="P13"/>
      <text:p text:style-name="P13"/>
      <text:p text:style-name="P13"/>
      <text:h text:style-name="P9" text:outline-level="6">İSRAİL'İN</text:h>
      <text:h text:style-name="P8" text:outline-level="4">KÜRT KARTI</text:h>
      <text:p text:style-name="P15"/>
      <text:p text:style-name="P12"/>
      <text:p text:style-name="P12"/>
      <text:p text:style-name="P14">İsrail'in Ortadoğu Stratejisi</text:p>
      <text:p text:style-name="P14">ve "Kürt Devleti" Senaryoları</text:p>
      <text:p text:style-name="P14"/>
      <text:p text:style-name="P14"/>
      <text:p text:style-name="P14"/>
      <text:p text:style-name="P14"/>
      <text:p text:style-name="P14"/>
      <text:p text:style-name="P14"/>
      <text:p text:style-name="P14"/>
      <text:p text:style-name="P12"/>
      <text:p text:style-name="P12"/>
      <text:h text:style-name="P10" text:outline-level="5">HARUN YAHYA</text:h>
      <text:p text:style-name="P63"/>
      <text:p text:style-name="P63"/>
      <text:p text:style-name="P63"/>
      <text:p text:style-name="P63"/>
      <text:p text:style-name="P78"/>
      <text:p text:style-name="P49">ISBN 975-7986-42-9</text:p>
      <text:p text:style-name="P65"/>
      <text:p text:style-name="P65"/>
      <text:p text:style-name="P60">Copyright © 1997</text:p>
      <text:p text:style-name="P60">Bu eserin tüm hakları yazarına aittir.</text:p>
      <text:p text:style-name="P60">Hiçbir şekilde, kısmen ya da tamamen çoğaltılamaz, kopyalanamaz.</text:p>
      <text:p text:style-name="P60">Kaynak göstermek şartıyla alıntı yapılabilir.</text:p>
      <text:p text:style-name="P65"/>
      <text:p text:style-name="P65"/>
      <text:p text:style-name="P60">Birinci Baskı, İstanbul, Eylül 1997</text:p>
      <text:p text:style-name="P60">İkinci Baskı, İstanbul, Mart 2000</text:p>
      <text:p text:style-name="P65"/>
      <text:p text:style-name="P65"/>
      <text:h text:style-name="P58" text:outline-level="2">Vural Yayıncılık</text:h>
      <text:p text:style-name="P64"/>
      <text:p text:style-name="P64"/>
      <text:p text:style-name="P60">Çatalçeşme Sok. Üretmen Han</text:p>
      <text:p text:style-name="P60">No: 27/13 Cağaloğlu - İstanbul</text:p>
      <text:p text:style-name="P60">Tel: (0 212) 511 42 30</text:p>
      <text:p text:style-name="P65"/>
      <text:p text:style-name="P65"/>
      <text:p text:style-name="P65"/>
      <text:p text:style-name="P60">Baskı: Seçil Ofset</text:p>
      <text:p text:style-name="P60">100. Yıl Mahallesi MAS-SİT Matbaacılar Sitesi</text:p>
      <text:p text:style-name="P60">4. Cadde, No: 77 Bağcılar-İstanbul</text:p>
      <text:p text:style-name="P60">Tel: (0 212) 629 06 15</text:p>
      <text:p text:style-name="P65"/>
      <text:p text:style-name="P65"/>
      <text:p text:style-name="P65"/>
      <text:p text:style-name="P62">http://www.harunyahya.org</text:p>
      <text:p text:style-name="P62">http://www.harunyahya.com</text:p>
      <text:p text:style-name="P62">http://www.harunyahya.net</text:p>
      <text:p text:style-name="P64"><text:soft-page-break/></text:p>
      <text:h text:style-name="P20" text:outline-level="3"/>
      <text:h text:style-name="P59" text:outline-level="3">İçindekiler</text:h>
      <text:p text:style-name="P66"/>
      <text:p text:style-name="P66"/>
      <text:p text:style-name="P61">Önsöz <text:s text:c="4"/></text:p>
      <text:p text:style-name="P61">1. <text:s/>Hıttin Korkusu <text:s text:c="4"/></text:p>
      <text:p text:style-name="P61">2. <text:s/>Yahudi İdeolojisi <text:s text:c="4"/></text:p>
      <text:p text:style-name="P61">3. <text:s/>Beka Stratejisi <text:s text:c="4"/></text:p>
      <text:p text:style-name="P61">4. <text:s/>Kuzey Irak Dağları, 1961-75 <text:s text:c="4"/></text:p>
      <text:p text:style-name="P61">5. <text:s/>İki Şehrin Hikayesi <text:s text:c="4"/></text:p>
      <text:p text:style-name="P61">6. <text:s/>Çöl Fırtınası <text:s text:c="5"/></text:p>
      <text:p text:style-name="P61">7. <text:s/>Washington'da Newroz <text:s text:c="4"/></text:p>
      <text:p text:style-name="P61">8. <text:s/>Stratejik Aldatmalar <text:s text:c="4"/></text:p>
      <text:p text:style-name="P61">9. <text:s/>Nil'den Fırat'a Supolitik <text:s text:c="3"/></text:p>
      <text:p text:style-name="P61">Bölüm Notları <text:s text:c="5"/></text:p>
      <text:p text:style-name="P61">Bibliyografya <text:s text:c="4"/></text:p>
      <text:p text:style-name="P61">İndeks <text:s text:c="4"/></text:p>
      <text:p text:style-name="P67"><text:soft-page-break/></text:p>
      <text:p text:style-name="P68"/>
      <text:p text:style-name="P68"/>
      <text:p text:style-name="P68"/>
      <text:p text:style-name="P18"/>
      <text:p text:style-name="P17">Önsöz</text:p>
      <text:p text:style-name="P66"/>
      <text:p text:style-name="P66"/>
      <text:p text:style-name="P79"><text:span text:style-name="T11">Türkiye'de "Amerika'nın Kürt Kartı"ndan şimdiye dek çokça söz edil­di. </text:span><text:span text:style-name="T3">abd</text:span><text:alphabetical-index-mark text:string-value=" " text:key1="ABD"/><text:span text:style-name="T11">'nin Kuzey Irak</text:span><text:alphabetical-index-mark text:string-value=" " text:key1="Irak"/><text:alphabetical-index-mark text:string-value=" " text:key1="IrakKuzey Irak"/><text:span text:style-name="T11">'taki Kürt hareketini destekleyerek Ortadoğu'da bir Kürt Devleti</text:span><text:alphabetical-index-mark text:string-value=" " text:key1="KürtlerKürt Devleti projesi"/><text:span text:style-name="T11"> kurdurmak isteyip istemediği sorusu üzerinde ateşli tartışma­lar yapıldı, yüzlerce makale, onlarca kitap yazıldı. Ancak Kürt sorununun si­ya­si boyutuyla ve özellikle de bir "Kürt Devleti</text:span><text:alphabetical-index-mark text:string-value=" " text:key1="KürtlerKürt Devleti projesi"/><text:span text:style-name="T11">" hedefiyle çok yakından ilgili olan bir başka ülkenin üzerinde yeteri kadar durulmadı. Oysa bu ülke, Orta­doğu'da bir Kürt Devleti</text:span><text:alphabetical-index-mark text:string-value=" " text:key1="KürtlerKürt Devleti projesi"/><text:span text:style-name="T11"> kurulmasını isteyen ve kendisine bu yönde bir stra­teji belirleyen yegane güç olarak, çok daha fazla büyüteç altına alınmalıydı.</text:span></text:p>
      <text:p text:style-name="P79"><text:span text:style-name="T11">Bu kitap, bu önemli açığı gidermekte ve sözkonusu ülkenin, yani İsra­il'in Kürt sorunundaki rolünü ve bu rolün nedenini ayrıntılı bir biçimde gözler önüne sermektedir. İsrail'in sözkonusu "Kürt kartı"nı detaylı biçimde gör­mek ise son derece önemlidir, çünkü "</text:span><text:span text:style-name="T3">abd</text:span><text:alphabetical-index-mark text:string-value=" " text:key1="ABD"/><text:span text:style-name="T11">'nin Kürt Kartı" olarak tanım­la­nan politikaların önemli bir bölümü de gerçekte İsrail'in Kürt kartının birer açı­lı­mıdırlar. </text:span></text:p>
      <text:p text:style-name="P66">Elinizdeki kitap dokuz bölümden oluşmaktadır. İlk üç bölümde, Kürt so­rununa hiç girmeden, sadece İsrail'in Ortadoğu stratejisinin bir analizi ya­pıl­maktadır. İlk bölüm, İsrail'in Ortadoğu'daki varlığını neden daimi bir teh­dit altında gördüğünü anlatır. İkinci bölüm, İsrail'in bu tehdide karşı neden ye­ga­ne rasyonel çözüm olan "gerçek barış"ı tercih etmediğini ve edeme­yece­ği­ni açıklar. Üçüncü bölümde ise, İsrail'in Ortadoğu'daki varlığını koruyabil­mek için düzenlediği ve bazı değişikliklere rağmen onyıllardır ısrarla uygula­dığı "beka stratejisi" ortaya konmaktadır.</text:p>
      <text:p text:style-name="P79"><text:span text:style-name="T11">Dördüncü bölüm, İsrail'in 1961-75 yılları arasında Kuzey Irak</text:span><text:alphabetical-index-mark text:string-value=" " text:key1="Irak"/><text:alphabetical-index-mark text:string-value=" " text:key1="IrakKuzey Irak"/><text:span text:style-name="T11">'ta geli­şen Kürt isyanını neden ve nasıl desteklediğini ortaya çıkarmaktadır. Beşinci bölüm ise, Kürt sorununu etkileyen en önemli <text:s/>denklemlerden biri olan Tah­ran-Bağdat ilişkilerini ve bu ilişkilerin </text:span><text:soft-page-break/><text:span text:style-name="T11">içinde İsrail'in koruduğu özel yeri in­ce­lemekte, bu arada ünlü Irangate</text:span><text:alphabetical-index-mark text:string-value=" " text:key1="Irangate"/><text:span text:style-name="T11"> skandalının gerçek hikayesini gözler önü­ne sermektedir. </text:span></text:p>
      <text:p text:style-name="P79"><text:span text:style-name="T11">Altıncı bölümde </text:span><text:span text:style-name="T3">abd</text:span><text:alphabetical-index-mark text:string-value=" " text:key1="ABD"/><text:span text:style-name="T11"> ile Irak</text:span><text:alphabetical-index-mark text:string-value=" " text:key1="Irak"/><text:span text:style-name="T11"> arasındaki Körfez Savaşı</text:span><text:alphabetical-index-mark text:string-value=" " text:key1="Körfez Savaşı"/><text:span text:style-name="T11">'nın bilinmeyen tablosu ortaya konmakta ve tablonun İsrail'le ve onun Kürtler</text:span><text:alphabetical-index-mark text:string-value=" " text:key1="Kürtler"/><text:span text:style-name="T11">le ilgili hesap­la­rıyla olan bağlantısı sergilenmektedir. Yedinci bölümün konusu, İsrail'in Kürt kartının "</text:span><text:span text:style-name="T3">abd</text:span><text:span text:style-name="T11">'nin Kürt Kartı</text:span><text:alphabetical-index-mark text:string-value=" " text:key1="ABD'nin Kürt Kartı (Yavuz)"/><text:span text:style-name="T11">"na nasıl etki ettiği sorusu ya da bir başka de­yiş­le Washington'daki İsrail lobisi</text:span><text:alphabetical-index-mark text:string-value=" " text:key1="ABDve İsrail lobisi"/><text:span text:style-name="T11">nin Kürt sorunuyla olan ilişkisidir. </text:span></text:p>
      <text:p text:style-name="P66">Türkiye'nin Ortadoğu politikasının masaya yatırıldığı sekizinci bö­lüm, İsrail'in—son yıllarda sistemli bir biçimde yürütülen propaganda kampan­ya­larında verilen izlenimin aksine—Türkiye için neden stratejik bir ortak ola­mayacağını anlatmakta, dahası İsrail'in Türkiye'ye empoze ettiği stratejik al­danmaları gözler önüne sermektedir. Son bölümde ise, Kürt sorunuyla her zaman için yakından ilgili olan su sorunu ele alınmış, İsrail'in su politikası­nın bölgeye ve Türkiye'ye getirdiği ve getireceği zararlar açıklanmıştır. </text:p>
      <text:p text:style-name="P79"><text:span text:style-name="T12">İsrail'in Kürt Kartı</text:span><text:span text:style-name="T11">, umarız ki, Türkiye'de son yıllarda bilinçli olarak üretilen İsrail imajının aşılmasında rol oynayacaktır. İsrail'i "Ortadoğu'nun ye­gane demokrasisi", "uluslararası terörün en büyük engeli", "bölgedeki istik­rarın kaynağı" gibi aldatıcı sıfatlarla tanımlayan ve Türkiye'yi İsrail'in ekse­nine oturmaya zorlayan bu imaj, gerçeklerle hiç bir şekilde uyuşmamakta­dır çünkü. Bölgede bir Kürt Devleti</text:span><text:alphabetical-index-mark text:string-value=" " text:key1="KürtlerKürt Devleti projesi"/><text:span text:style-name="T11"> kurulmasını kendi toprak bütünlüğü için büyük bir tehdit olarak gören—ve bu değerlendirmede haklı olan—Tür­kiye'nin, bölgede bir Kürt Devleti</text:span><text:alphabetical-index-mark text:string-value=" " text:key1="KürtlerKürt Devleti projesi"/><text:span text:style-name="T11"> kurulması fikrinin en kadim ve istikrarlı destekçisi olan İsrail'le stratejik ortak haline gelmeye çalışmasının ne denli ir­rasyonel bir seçim olduğu, kitabın ilerleyen sayfalarında açıklıkla gösterilmektedir. </text:span></text:p>
      <text:p text:style-name="P79"><text:span text:style-name="T11">Son olarak belirtmek gerekir ki, bu kitapta Kürt sorununun sadece siyasi yönü ele alınmış ve sorunun uluslararası ilişkilerdeki rolü incelenmiştir. Ancak kuşkusuz sorunun kendisi sadece siyasetle sınırlı değildir, ekonomik, kültürel, sosyolojik ve dini yönleri de </text:span><text:soft-page-break/><text:span text:style-name="T11">vardır. Sorunun çözümü için uygulanacak her türlü program, bu farklı yönleri bir arada düşünmek durumundadır.</text:span></text:p>
      <text:p text:style-name="P119">B İ R İ N C İ <text:s/>B Ö L Ü M</text:p>
      <text:p text:style-name="P36"/>
      <text:p text:style-name="P38">Hıttin Korkusu</text:p>
      <text:p text:style-name="P36"/>
      <text:p text:style-name="P36"/>
      <text:p text:style-name="P92">"Eğer bir yerde geleceğe yönelik bir güven yoksa, insanlar geçmişe sıkı sıkıya sarılırlar. Bugün de biz devletimizin kırkıncı yıldönümünü hararetle kutluyoruz, çünkü yetmişinciyi, altmışıncı hatta ellinciyi de kutlayabileceğimizi garantileyecek hiç kimse yok aslında." </text:p>
      <text:p text:style-name="P94"><text:span text:style-name="T11">— İsrail'in 1988 yılında düzenlenen 40. Yıl törenleri hakkında bir Knesset</text:span><text:alphabetical-index-mark text:string-value=" " text:key1="Knesset"/><text:span text:style-name="T11"> (parlamento) üye­­sinin yaptığı yorumdan</text:span><text:span text:style-name="T13"><text:note text:id="ftn1" text:note-class="endnote"><text:note-citation>i</text:note-citation><text:note-body><text:p text:style-name="P16">İRİNCİ BÖLÜM: HITTİN KORKUSU</text:p><text:p text:style-name="P105"/><text:p text:style-name="Endnote"><text:span text:style-name="T21"><text:s/>Y. Sarid, "Why the Celebrations Are So Sad", </text:span><text:span text:style-name="T22">Ha'aretz</text:span><text:alphabetical-index-mark text:string-value=" " text:key1="Ha'aretz"/><text:span text:style-name="T21">, 5 Kasım</text:span><text:alphabetical-index-mark text:string-value=" " text:key1="Kasım, Albay Abdülkerim"/><text:span text:style-name="T21"> 1987; Benjamin Beit—Hallahmi</text:span><text:alphabetical-index-mark text:string-value=" " text:key1="Hallahmi, Benjamin Beit"/><text:span text:style-name="T21">, </text:span><text:span text:style-name="T22">Original Sins, </text:span><text:span text:style-name="T21">s. 217.</text:span></text:p></text:note-body></text:note></text:span></text:p>
      <text:p text:style-name="P70">Bundan sekiz asır önceydi. </text:p>
      <text:p text:style-name="P79"><text:span text:style-name="T14">Kral Guy of Lusignan</text:span><text:alphabetical-index-mark text:string-value=" " text:key1="Guy of Lusignan"/><text:span text:style-name="T14">'ın komutasındaki Haçlı ordusu, Taberiye gölü­ne doğru ilerliyordu. Hava son derece sıcaktı, Filistin</text:span><text:alphabetical-index-mark text:string-value=" " text:key1="Filistin"/><text:span text:style-name="T14">'in çölü andırır atmosferi içinde binlerce şövalyenin üzerlerindeki ağır zırhlarla yürümesi oldukça zordu bu yüzden. Güneşin kavurucu sıcaklığı 50-60 kiloyu bulan zırhlarla birleşince yol dayanılmaz bir hal alıyordu. </text:span><text:span text:style-name="T16">Yanlarında ise çok az su vardı. Bu nedenle, yalnızca bir kaç saatlik bir yol olan Seforia-Taberiye yolu, Haçlı ordu­su için bir türlü bitmeyen bir azaba dönüşmüştü. </text:span></text:p>
      <text:p text:style-name="P79"><text:span text:style-name="T16">Aslında bu sıcak yolculuğa çıkıp çıkmamak konusunda epey tartış­mışlardı. Taberiye gölünün etrafında, Selahaddin</text:span><text:alphabetical-index-mark text:string-value=" " text:key1="Selahaddin"/><text:span text:style-name="T16"> Eyyubi</text:span><text:alphabetical-index-mark text:string-value=" " text:key1="Selahaddin Eyyubi"/><text:span text:style-name="T16"> komutasındaki Müs­lüman ordusunun kendilerini beklediğini biliyorlardı. Çok az suları var­dı ve Taberiye'ye, savaş alanına ulaştıklarında suya kavuşup kavuşmayacak­larından emin değildiler. Bu nedenle, Haçlı ordusu içindeki "güvercinler"—örneğin Raymund of Tripoli</text:span><text:alphabetical-index-mark text:string-value=" " text:key1="Raymund of Tripoli"/><text:span text:style-name="T16">—Taberiye'ye kadar gidip Selahaddin'le savaş­manın kendileri açısından korkunç bir felaket olacağını öne sürmüşlerdi. Müslüman esirlere yaptığı işkencelerle ünlenen, Müslüman kervanlarını ba­sıp masum hacıları kılıçtan geçiren, hatta bir kaç yıl önce Kabe</text:span><text:alphabetical-index-mark text:string-value=" " text:key1="Kabe"/><text:span text:style-name="T16">'yi yıkmak i­çin Mekke'ye ordu yollamış olan Reynauld of Chatillon</text:span><text:alphabetical-index-mark text:string-value=" " text:key1="Reynauld of Chatillon"/><text:span text:style-name="T16"> ise bu fikre şiddetle karşı çıkmış ve "Tanrı'nın düşmanları" olarak tanımladığı Müslümanların bu büyük fırsat kullanılarak yok edilmeleri gerektiğini savunmuştu. Kral Guy da Reynauld'a ve onun gibi düşünen radikallere uymuş ve Ortadoğu, hatta dünya tarihinin </text:span><text:soft-page-break/><text:span text:style-name="T16">en önemli savaşlarından biri olarak anılacak olan çatışmaya doğru yola çıkmıştı. </text:span></text:p>
      <text:p text:style-name="P79"><text:span text:style-name="T16">Haçlı ordusu susuzluktan perişan bir durumda Taberiye gölünün ya­kınına vardığında korktuğu şeyle karşılaştı. Selahaddin</text:span><text:alphabetical-index-mark text:string-value=" " text:key1="Selahaddin"/><text:span text:style-name="T16"> Eyyubi</text:span><text:alphabetical-index-mark text:string-value=" " text:key1="Selahaddin Eyyubi"/><text:span text:style-name="T16">'nin orduları gölün kıyısını tamamen çevirmiş, gölün etrafındaki kuyuları ise kullanıla­maz hale getirmişlerdi. Müslüman ordusunu yararak göle ulaşmayı düşün­dülerse de, vazgeçtiler. Hıttin</text:span><text:alphabetical-index-mark text:string-value=" " text:key1="Hıttin Savaşı"/><text:span text:style-name="T16"> adlı tepenin eteklerinde kamp kurarak geceyi ge­çirmeye karar verdiler. </text:span></text:p>
      <text:p text:style-name="P79"><text:span text:style-name="T16">O gece, Ramazan ayının 27. gecesiydi, yani İslam geleneğinde "Kadir gecesi" olduğu tahmin edilen ve "bin aydan hayırlı" olan gece. Gece boyunca Selahaddin</text:span><text:alphabetical-index-mark text:string-value=" " text:key1="Selahaddin"/><text:span text:style-name="T16">'in askerleri Haçlı ordusunun çevresini sessizce kuşattılar. Günün ilk ışıklarıyla birlikte saldırı da başladı. Ve 90 yıl önce Filistin</text:span><text:alphabetical-index-mark text:string-value=" " text:key1="Filistin (tarihsel)"/><text:alphabetical-index-mark text:string-value=" " text:key1="Filistin"/><text:span text:style-name="T16"> topraklarına büyük bir zaferle girmiş olan Haçlı ordusu aynı derecede büyük bir bozguna uğradı. Haçlı askerlerinin, hatta şövalyelerin önemli bir bölümü göle ulaş­maya çalışırlarken boğazlandı, bir kısmı savaşırken öldü, bir kısmı da teslim oldu. </text:span></text:p>
      <text:p text:style-name="P79"><text:span text:style-name="T16">Yıl 1187'ydi. 1095 yılında Avrupa'dan yola çıkan ve 1099 yılında Ku­düs'e ulaşarak buradan Antakya'ya kadar uzanan bir coğrafya üzerinde gör­kemli bir Haçlı Krallığı</text:span><text:alphabetical-index-mark text:string-value=" " text:key1="Haçlı Krallığı"/><text:span text:style-name="T16"> kuran Batılı Hıristiyanlar ("Frank"lar), aradan geçen 88 yıldan sonra büyük bir yıkıma uğramışlardı. </text:span></text:p>
      <text:p text:style-name="P79"><text:span text:style-name="T16">Haçlılar</text:span><text:alphabetical-index-mark text:string-value=" " text:key1="Haçlılar"/><text:span text:style-name="T16"> 88 yıl önce ilk geldiklerinde Kudüs'ü almayı başarmışlardı, çünkü etraflarında birleşik bir İslam ordusu yoktu. Ortadoğu'daki Müslü­man emirlikleri birbirleri ile çekişmekten, Haçlılara karşı direnmeye zaman bulamamışlardı. Ancak Haçlıların acımasızca döktükleri Müslüman kanları ümmetin dört bir yanında tepki uyandırmış ve bunun sonucunda da birleşik bir "cihad" ilan edilmişti. Önce Şam Emiri Mahmud Nureddin sonra da o­nun halefi Selahaddin</text:span><text:alphabetical-index-mark text:string-value=" " text:key1="Selahaddin"/><text:span text:style-name="T16"> tarafından önderlik edilen "cihad", tüm Müslümanları tek bir kutsal hedef için birleştirmiş ve "Hıttin Zaferi" kazanılmıştı. </text:span></text:p>
      <text:p text:style-name="P79"><text:soft-page-break/><text:span text:style-name="T16">Hıttin'in ardından hiç bir ciddi askeri gücü kalmayan Haçlı Krallığı</text:span><text:alphabetical-index-mark text:string-value=" " text:key1="Haçlı Krallığı"/><text:span text:style-name="T16">'­nın büyük bölümü Selahaddin</text:span><text:alphabetical-index-mark text:string-value=" " text:key1="Selahaddin"/><text:span text:style-name="T16"> Eyyubi</text:span><text:alphabetical-index-mark text:string-value=" " text:key1="Selahaddin Eyyubi"/><text:span text:style-name="T16"> tarafından ele geçirildi. </text:span><text:span text:style-name="T14">En önemli hedef, kuşkusuz Kudüs'tü. Selahaddin Eyyubi, hiç kan dökmeden, 2 Ekim 1187 günü ordusuyla birlikte Kudüs'e girdi. O gün, aynı zamanda, Hz. Mu­hammed</text:span><text:alphabetical-index-mark text:string-value=" " text:key1="Hz. Muhammed"/><text:span text:style-name="T14">'in Mekke'den Kudüs'e mucizevi bir biçimde götürüldüğü "Mirac" gecesinin de yıl dönümüydü. Şehirdeki Hıristiyanlar, 1099'daki Haçlılar</text:span><text:alphabetical-index-mark text:string-value=" " text:key1="Haçlılar"/><text:span text:style-name="T14">ın yap­tıkları gibi, Selahaddin'in de kendilerini topluca katledeceğinden kor­ku­yor­lardı, ama öyle olmadı. Tek bir Hıristiyan bile öldürülmedi. Hatta Frank­lar hariç, Doğu ve Grek Hıristiyanlarının şehre yerleşip ibadetlerine devam etmelerine izin verildi. Ancak Kudüs, ait olduğu yere, yani İslam'a döndü­rül­dü: İlk iş olarak, Kubbet-üs Sahra</text:span><text:alphabetical-index-mark text:string-value=" " text:key1="Kubbet-üs Sahra"/><text:span text:style-name="T14">'nın üzerine oturtulmuş olan büyük haç ye­rinden indirildi ve 88 yıllık bir aradan sonra kutsal şehirde ilk kez ezan okundu. </text:span></text:p>
      <text:p text:style-name="P70">Kudüs, bu tarihten sonra 8 asır daha Müslümanların egemenliğinde yaşayacaktı. </text:p>
      <text:p text:style-name="P79"><text:span text:style-name="T14">Haçlılar</text:span><text:alphabetical-index-mark text:string-value=" " text:key1="Haçlılar"/><text:span text:style-name="T14">, Selahaddin</text:span><text:alphabetical-index-mark text:string-value=" " text:key1="Selahaddin"/><text:span text:style-name="T14"> Eyyubi</text:span><text:alphabetical-index-mark text:string-value=" " text:key1="Selahaddin Eyyubi"/><text:span text:style-name="T14">'nin zaferinden sonra Filistin</text:span><text:alphabetical-index-mark text:string-value=" " text:key1="Filistin"/><text:span text:style-name="T14">'den tamamen yok olmadılar. Hıttin'den kurtulan şövalyeler önce Sur kentinde toplandılar, sonra Akra kalesini ele geçirdiler ve Haçlı Krallığı</text:span><text:alphabetical-index-mark text:string-value=" " text:key1="Haçlı Krallığı"/><text:span text:style-name="T14">, bir daha hiç bir zaman Kudüs'ü alamasa da, bir yüzyıl daha Akra'da ve çevresinde yaşadı. Ancak bu umutsuz inat, 1291 yılında tamamen kırılacak ve tüm Haçlılar, bu kez genç Memluk</text:span><text:alphabetical-index-mark text:string-value=" " text:key1="Memlukler"/><text:span text:style-name="T14"> emiri el-Eşraf Halil</text:span><text:alphabetical-index-mark text:string-value=" " text:key1="El-Eşraf Halil"/><text:span text:style-name="T14"> tarafından, denize döküleceklerdi. Arap tarihçi Ebu el-Fida</text:span><text:alphabetical-index-mark text:string-value=" " text:key1="Ebu el-Fida"/><text:span text:style-name="T14">, şöyle yazıyordu:</text:span></text:p>
      <text:p text:style-name="P32"><text:span text:style-name="T11">Bu fetihle birlikte, şimdi tüm Filistin</text:span><text:alphabetical-index-mark text:string-value=" " text:key1="Filistin (tarihsel)"/><text:alphabetical-index-mark text:string-value=" " text:key1="Filistin"/><text:span text:style-name="T11"> Müslümanların oldu. Bu, bir zamanlar kimsenin beklemediği, hatta hayal bile edemediği bir sonuçtu. Şimdi tüm Su­riye</text:span><text:alphabetical-index-mark text:string-value=" " text:key1="Suriye"/><text:span text:style-name="T11"> ve tüm kıyı bölgeleri, bir zamanlar Mısır</text:span><text:alphabetical-index-mark text:string-value=" " text:key1="Mısır"/><text:span text:style-name="T11">'ı ve Şam'ı bile ele geçirmeyi dü­şünen Frank'lardan tamamen temizlendi. Allah'a şükürler olsun.</text:span><text:span text:style-name="T13"><text:note text:id="ftn2" text:note-class="endnote"><text:note-citation>ii</text:note-citation><text:note-body><text:p text:style-name="Endnote"><text:span text:style-name="T23"><text:s/>Karen Armstrong</text:span><text:alphabetical-index-mark text:string-value=" " text:key1="Karen Armstrong"/><text:span text:style-name="T23">, </text:span><text:span text:style-name="T24">Holy War, </text:span><text:span text:style-name="T23">s. 336; Francesco Gabrieli, </text:span><text:span text:style-name="T24">Arab Historians of the Crusades, </text:span><text:span text:style-name="T23">s. 349.</text:span></text:p></text:note-body></text:note></text:span></text:p>
      <text:p text:style-name="P79"><text:span text:style-name="T11">1291'deki bu "denize dökülme" vakasından sonra, 20. yüzyıla dek bir daha hiç bir Batılı güç—Napoleon</text:span><text:alphabetical-index-mark text:string-value=" " text:key1="Napoleon"/><text:span text:style-name="T11">'un 1800'lerin başındaki başarısız seferi hariç—Ortadoğu'ya girmeye cesaret edemedi. Tam anlamıyla bir "Müslü­man denizi" olan Ortadoğu, içine yabancı ve en önemlisi düşman bir unsurun girmesine izin vermemişti. Büyük bir askeri ve finansal güce dayanarak Filistin</text:span><text:alphabetical-index-mark text:string-value=" " text:key1="Filistin"/><text:span text:style-name="T11">'i ele geçiren Haçlılar</text:span><text:alphabetical-index-mark text:string-value=" " text:key1="Haçlılar"/><text:span text:style-name="T11">, içine girdikleri "bünye" tarafından reddedilmiş, dışarı atılmışlardı. Bu, </text:span><text:soft-page-break/><text:span text:style-name="T11">Hıristiyanlar için iyi bir ders olmuştu; bir daha o homo­jen bünyenin içine girmeye çalışmadılar. </text:span></text:p>
      <text:p text:style-name="P79"><text:span text:style-name="T11">Ancak 1291'deki "denize dökülme"den tam 6 asır sonra bu kez bir baş­ka dinin mensupları aynı şeyi denemeye karar verdiler. Filistin</text:span><text:alphabetical-index-mark text:string-value=" " text:key1="Filistin"/><text:span text:style-name="T11">'e "dışardan" girip orada bir devlet kurmayı hedeflediler. Bu proje, onların dini ve ulusal kültürlerinde yüzyıllardır varlığını koruyan bir rüyaydı aslında. Ama bu rü­yayı gerçeğe dönüştürebilecek bir siyasi güce ve zihinsel formasyona yeni kavuşmuşlardı. Hıttin'deki bozgundan sonra geçen yüzyılların ardından, Ku­düs'ü müslümanların elinden almak için yeni bir sefer başlatmaya karar vermişlerdi.</text:span></text:p>
      <text:p text:style-name="P79"><text:span text:style-name="T11">Bu kez sefer, Yahudiler</text:span><text:alphabetical-index-mark text:string-value=" " text:key1="Yahudiler"/><text:span text:style-name="T11">'in seferiydi.</text:span></text:p>
      <text:p text:style-name="P66"/>
      <text:p text:style-name="P66"/>
      <text:p text:style-name="P79"><text:span text:style-name="T26">Siyonizm</text:span><text:alphabetical-index-mark text:string-value=" " text:key1="Siyonizm"/><text:span text:style-name="T26">'in Neo-Haçlı Seferi </text:span></text:p>
      <text:p text:style-name="P63"/>
      <text:p text:style-name="P79"><text:span text:style-name="T11">Yahudiler</text:span><text:alphabetical-index-mark text:string-value=" " text:key1="Yahudiler"/><text:span text:style-name="T11">, Hıristiyan Avrupa'da yüzyıllar boyu dışlanmış ve gettolaşmış bir toplum olarak yaşadılar. Tefecilik ve bankacılıktaki başarıları onlara büyük bir maddi zenginlik kazandırdı, ancak modern çağa dek hemen hiç bir Avrupa ülkesinde Hıristiyanlarla eşit haklara ve doğrudan siyasi gü­ce sahip olamadılar. Hıristiyan Avrupa, "İsa'nın katilleri" sıfatıyla tanımla­dı­ğı Yahudiler'e hep mesafeli davrandı.</text:span></text:p>
      <text:p text:style-name="P79"><text:span text:style-name="T11">Ancak modernizmle birlikte Avrupa'nın Hıristiyan kimliği de hızlı bir erozyona uğradı. Kilise'nin öğretileri etkisini yitirip yerine seküler düşünce ve ideolojiler hakim oldukça, Yahudiler</text:span><text:alphabetical-index-mark text:string-value=" " text:key1="Yahudiler"/><text:span text:style-name="T11">'in üzerindeki hukuki kısıtlamaların nedeni de ortadan kalktı. Nitekim Fransız Devrimi'nin ardından Avrupa ül­ke­lerinde birbirini izleyen bir "Yahudi özgürleşmesi"</text:span><text:alphabetical-index-mark text:string-value=" " text:key1="&quot;Yahudi özgürleşmesi&quot;"/><text:span text:style-name="T11"> ("emancipation") ya­şandı. Yahudiler, devlet kademelerine girmeye, parlamenterlik, hatta ba­kan­lık koltuklarına ulaşmaya başladılar. Bu, asırlardır ekonomik alanda sınırlı kal­mış olan Yahudi gücünün, bundan sonra siyasi alanda da kendini gös­te­re­ceği anlamına geliyordu. </text:span></text:p>
      <text:p text:style-name="P79"><text:soft-page-break/><text:span text:style-name="T11">Ancak modernizmin Yahudiler</text:span><text:alphabetical-index-mark text:string-value=" " text:key1="Yahudiler"/><text:span text:style-name="T11"> açısından tüm bunlardan çok daha farklı bir sonucu daha vardı. Bu, ulus-devletlerin kurulmasıyla yakından ilgi­liydi. Modernizm öncesi Avrupa'da bugün anladığımız biçimde bir "mil­let" kavramı ve millete dayalı bir ulus-devlet modeli yoktu. Oysa dini kim­li­ğin yok edilmesiyle doğan boşluk milliyetçilikle doldurulunca, ortaya ken­di­si­ni tek bir milletin ürünü ve hakimi sayan ulus-devletler çıkmaya başladı. Müm­kün olduğunca homojen bir millet kurmak amacını taşıyan bu yeni dev­letler, Yahudiler açısından ciddi bir soruyu da gündeme getirdiler: Ya­hudiler de Fransızlar, İngilizler ya da Almanlar gibi birer müstakil ulus muy­dular? </text:span><text:span text:style-name="T14">Ya da yalnızca bir dini cemaatten mi ibarettiler?</text:span></text:p>
      <text:p text:style-name="P79"><text:span text:style-name="T14">Kimi Yahudiler</text:span><text:alphabetical-index-mark text:string-value=" " text:key1="Yahudiler"/><text:span text:style-name="T14">, bir millet değil, yalnızca bir dini grup olduklarında ıs­rar ettiler ve kendilerine "Musevi Fransız", "Musevi Alman" gibi kimlikler bul­maya çalıştılar. Milli yönden, Avrupa ulusları içinde "asimile" olmak istediler. </text:span></text:p>
      <text:p text:style-name="P79"><text:span text:style-name="T14">Oysa kendilerini bir ulus olarak tanımlayan milliyetçi Yahudiler</text:span><text:alphabetical-index-mark text:string-value=" " text:key1="Yahudiler"/><text:span text:style-name="T14">, bu "asimilasyon"a kesinlikle onay vermeyeceklerdi. Bu konuda onlarla aynı şe­kilde düşünen bir ikinci grup daha vardı hem de: Antisemit</text:span><text:alphabetical-index-mark text:string-value=" " text:key1="Antisemitizm"/><text:span text:style-name="T14">ler, yani Yahu­di düşmanları. Modernizmin hastalıklarından biri olan ırkçılık tarafından ü­re­tilmiş olan antisemitler, Yahudiler'i içinde yaşadıkları ülkelerin etnik ve ırk­sal homojenliğini bozan zararlı bir unsur olarak görüyorlardı. Asimilas­yo­nist Yahudiler'e karşı Yahudi milliyetçileri ve Avrupa ırkçıları arasında do­ğan bu ilginç stratejik yakınlık, bir süre sonra gizli bir işbirliğine dönüşecek, Nazi Almanya</text:span><text:alphabetical-index-mark text:string-value=" " text:key1="Almanya"/><text:span text:style-name="T14">sı</text:span><text:alphabetical-index-mark text:string-value=" " text:key1="Nazi Almanyası"/><text:span text:style-name="T14"> ile zirveye çıkan bu işbirliği, asimilasyonist Yahudiliğin fiili olarak sona erdirilmesiyle sonuçlanacaktı.</text:span><text:span text:style-name="T13"><text:note text:id="ftn3" text:note-class="endnote"><text:note-citation>iii</text:note-citation><text:note-body><text:p text:style-name="Endnote"><text:span text:style-name="T21"><text:s/>Asimilasyonist Yahudiler</text:span><text:alphabetical-index-mark text:string-value=" " text:key1="Yahudiler"/><text:span text:style-name="T21">, Siyonizm</text:span><text:alphabetical-index-mark text:string-value=" " text:key1="Siyonizm"/><text:span text:style-name="T21">-Antisemit</text:span><text:alphabetical-index-mark text:string-value=" " text:key1="Antisemitizm"/><text:span text:style-name="T21">izm ilişkisi ve Nazi Almanya</text:span><text:alphabetical-index-mark text:string-value=" " text:key1="Almanya"/><text:span text:style-name="T21">sı-Siyonizm iliş­ki­si hakkında ayrıntılı bilgi için bkz. Harun Yahya, </text:span><text:span text:style-name="T22">Soykırım Yalanı: Nazi-Siyonist İşbirliğinin Gizli Tarihi ve "Yahudi Soykırımı" Yalanının İçyüzü</text:span><text:span text:style-name="T21">, İstanbul: Alem Yayıncılık, 1995; Mark Weber, "Zionism and the Third Reich", </text:span><text:span text:style-name="T22">The Journal of Historical Review</text:span><text:span text:style-name="T21">, Vol. 12, No. 3/Sonbahar 1992, California: Institute for Historical Review; Lenni Brenner, </text:span><text:span text:style-name="T22">Zionism in the Age of the Dictators</text:span><text:span text:style-name="T21">; Hannah Arendt, </text:span><text:span text:style-name="T22">Eichmann in Jerusalem</text:span><text:span text:style-name="T21">; Francis R. Nicosia, </text:span><text:span text:style-name="T22">Hitler</text:span><text:alphabetical-index-mark text:string-value=" " text:key1="Hitler, Adolf"/><text:span text:style-name="T22"> und der Zionismus.</text:span></text:p></text:note-body></text:note></text:span></text:p>
      <text:p text:style-name="P79"><text:span text:style-name="T14">Yahudilik bir ulus olarak kabul edildiğinde ise ister istemez önemli bir soru ile karşılaşılıyordu. Avrupa'daki tüm uluslara az-çok homojen birer devlet bulunduğuna göre, Yahudiler</text:span><text:alphabetical-index-mark text:string-value=" " text:key1="Yahudiler"/><text:span text:style-name="T14"> için de bir ulus-devlet oluşturulmalı değil miydi? Ve dahası, bu ulus-devlet nerede olmalıydı? </text:span></text:p>
      <text:p text:style-name="P79"><text:span text:style-name="T14">Theodor Herzl</text:span><text:alphabetical-index-mark text:string-value=" " text:key1="Herzl, Theodor"/><text:span text:style-name="T14"> adlı Avusturyalı bir Yahudi gazeteci tarafından 19. yüzyılın son yıllarında başlatılan "Siyonist</text:span><text:alphabetical-index-mark text:string-value=" " text:key1="Siyonizm"/><text:span text:style-name="T14">" hareket, bu sorulara </text:span><text:soft-page-break/><text:span text:style-name="T14">kesin cevaplar buldu. Evet, bir Yahudi Devleti mutlaka kurulmalıydı; Yahudi ulusu­nun—ve hatta Yahudi ırkının—asimilasyondan ve antisemitizmden kurtula­rak yaşamını sürdürmesi için, sadece Yahudiler</text:span><text:alphabetical-index-mark text:string-value=" " text:key1="Yahudiler"/><text:span text:style-name="T14">'e ait olan bir ülkeye ve dev­lete ihtiyaç vardı. </text:span></text:p>
      <text:p text:style-name="P79"><text:span text:style-name="T14">Peki bu devlet nerede kurulmalıydı?... Siyonistler, İngiltere</text:span><text:alphabetical-index-mark text:string-value=" " text:key1="İngiltere"/><text:span text:style-name="T14"> tarafından önerilen Uganda</text:span><text:alphabetical-index-mark text:string-value=" " text:key1="Uganda Planı"/><text:alphabetical-index-mark text:string-value=" " text:key1="Uganda"/><text:span text:style-name="T14"> gibi opsiyonlara fazla rağbet etmeden, hemen karar verdiler: Filistin</text:span><text:alphabetical-index-mark text:string-value=" " text:key1="Filistin (tarihsel)"/><text:alphabetical-index-mark text:string-value=" " text:key1="Filistin"/><text:span text:style-name="T14">'de... Filistin, 19 yüzyıl önce Yahudiler</text:span><text:alphabetical-index-mark text:string-value=" " text:key1="Yahudiler"/><text:span text:style-name="T14">'in vatanıydı; MS 70 yı­lında Roma</text:span><text:alphabetical-index-mark text:string-value=" " text:key1="Roma İmparatorluğu"/><text:span text:style-name="T14">lılar</text:span><text:alphabetical-index-mark text:string-value=" " text:key1="Romalılar"/><text:span text:style-name="T14"> tarafından bu "kutsal" diyardan sürülerek diaspora</text:span><text:alphabetical-index-mark text:string-value=" " text:key1="diaspora Yahudileri"/><text:span text:style-name="T14">ya da­ğılmışlardı. Ve şimdi, 19 yüzyıllık bir aradan sonra, buraya dönmeye karar vermişlerdi. Nitekim hareketin ismi de Filistin'i, dahası Kudüs'ü çağ­rıştırı­yor­du; "Siyonizm</text:span><text:alphabetical-index-mark text:string-value=" " text:key1="Siyonizm"/><text:span text:style-name="T14">" kelimesi, Kudüs'ün yanıbaşındaki kutsal "Siyon Dağı</text:span><text:alphabetical-index-mark text:string-value=" " text:key1="Siyon Dağı"/><text:span text:style-name="T14">"­ndan geliyordu. </text:span></text:p>
      <text:p text:style-name="P79"><text:span text:style-name="T14">Siyonistler Filistin</text:span><text:alphabetical-index-mark text:string-value=" " text:key1="Filistin"/><text:span text:style-name="T14">'i bir Yahudi vatanı haline getirebilmek için önce Osmanlı İmparatorluğu</text:span><text:alphabetical-index-mark text:string-value=" " text:key1="Osmanlı İmparatorluğu"/><text:span text:style-name="T14"> nezdinde çeşitli girişimlerde bulundular, ancak ö­zel­likle Halife II. Abdülhamid</text:span><text:alphabetical-index-mark text:string-value=" " text:key1="Abdülhamid, II."/><text:span text:style-name="T14"> zamanında hiç bir sonuç elde edemediler. Bu nedenle, I. Dünya Savaşı</text:span><text:alphabetical-index-mark text:string-value=" " text:key1="Dünya Savaşı, I."/><text:span text:style-name="T14">'na dek pek çok insan Siyonizm</text:span><text:alphabetical-index-mark text:string-value=" " text:key1="Siyonizm"/><text:span text:style-name="T14">'i ham bir hayal o­larak gördü. Ancak savaşta Filistin Osmanlı egemenliğinden çıkıp İngil­tere</text:span><text:alphabetical-index-mark text:string-value=" " text:key1="İngiltere"/><text:span text:style-name="T14">'nin mandası haline gelince, hele bir de Majestelerinin Hükümeti 1917'de yayınladığı ünlü Balfour Deklarasyonu</text:span><text:alphabetical-index-mark text:string-value=" " text:key1="Balfour Deklarasyonu"/><text:span text:style-name="T14"> ile "Filistin'de bir Yahudi Vatanı" pro­­jesine destek verdiğini ilan edince, Siyonist projenin süksesi büyük öl­çüde arttı. İki Dünya Savaşı arasındaki dönem, başta Avrupa olmak üzere Yahudi diaspora</text:span><text:alphabetical-index-mark text:string-value=" " text:key1="diaspora Yahudileri"/><text:span text:style-name="T14">sının farklı bölgelerinden başlatılan Yahudi göçleriyle, Fi­lis­tin'i "Yahudileştirmek" için girişilen ısrarlı bir mücadeleye şahit oldu. </text:span></text:p>
      <text:p text:style-name="P79"><text:span text:style-name="T14">İngiltere</text:span><text:alphabetical-index-mark text:string-value=" " text:key1="İngiltere"/><text:span text:style-name="T14">'nin Filistin</text:span><text:alphabetical-index-mark text:string-value=" " text:key1="Filistin"/><text:span text:style-name="T14">'i manda haline getirmesi, Müslüman Araplar'ın arasında büyük bir tepki yaratmamıştı. Çünkü o dönemde zaten tüm Orta­doğu sömürgeleştirilmişti ve mandacılık adeta doğal bir modaydı. Ancak Siyonistler'in Filistin'e akın akın Yahudi göçmenler getirmesi, Araplar'ı son derece rahatsız etti. Çünkü Yahudi göçü, sömürgecilikten farklı olarak, bölgeye yepyeni bir halkın girdiği anlamına geliyordu. Sömürgeciler şartlar ge­rektirdiğinde çekip gidebilirlerdi, ama eğer bölgeye yeni bir halk </text:span><text:soft-page-break/><text:span text:style-name="T14">yerleşirse, onu gasp ettiği topraklardan "denize dökmeden" çıkarmak mümkün olmaz­dı. </text:span></text:p>
      <text:p text:style-name="P79"><text:span text:style-name="T14">Kısacası Siyonist proje, Ortadoğu gibi az-çok homojen (ezici bir ço­ğun­lukla Müslüman-Arap) bir coğrafyanın içine, yabancı bir halk yerleş­tirmek amacını güdüyordu. Ve doğal olarak bu halk için belirli bir toprak da gerekecek, diğer bir ifadeyle Ortadoğu'nun yerleşik halkından zorla toprak alınacaktı. Hem de bu toprak, "kutsal" bir topraktı; her üç din için de kutsal sayılan Filistin</text:span><text:alphabetical-index-mark text:string-value=" " text:key1="Filistin"/><text:span text:style-name="T14">'i, en önemlisi de Kudüs'ü içeriyordu. </text:span></text:p>
      <text:p text:style-name="P79"><text:span text:style-name="T14">Bir başka deyişle, önce Hıttin Savaşı</text:span><text:alphabetical-index-mark text:string-value=" " text:key1="Hıttin Savaşı"/><text:span text:style-name="T14">'nda sonra da tam olarak 1291'de bozguna uğratılan Haçlılar</text:span><text:alphabetical-index-mark text:string-value=" " text:key1="Haçlılar"/><text:span text:style-name="T14">'dan yüzyıllar sonra, Ortadoğu'ya "yabancı" bir unsur daha giriyordu. Bu unsur da aynen Haçlılar gibi Filistin</text:span><text:alphabetical-index-mark text:string-value=" " text:key1="Filistin"/><text:span text:style-name="T14">'i üzerinde ya­şayan sahiplerinden zorla geri alacak ve Batı'dan gelen askeri güçlerle ayak­ta kalacaktı. Yeni bir Haçlı Seferi başlatılmıştı adeta. </text:span></text:p>
      <text:p text:style-name="P79"><text:span text:style-name="T14">Araplar'ın çeşitli isyanlarına, saldırılarına, direnişlerine rağmen, Siyo­nist proje 1947 yılında gerçeğe dönüştü. İngiltere</text:span><text:alphabetical-index-mark text:string-value=" " text:key1="İngiltere"/><text:span text:style-name="T14">'nin Filistin</text:span><text:alphabetical-index-mark text:string-value=" " text:key1="Filistin"/><text:span text:style-name="T14">'den çekilerek ülkenin geleceğini Birleşmiş Milletler</text:span><text:alphabetical-index-mark text:string-value=" " text:key1="Birleşmiş Milletler"/><text:span text:style-name="T14">'e havale etmesinin ardından, ülkenin Araplar'la Yahudiler</text:span><text:alphabetical-index-mark text:string-value=" " text:key1="Yahudiler"/><text:span text:style-name="T14"> arasında yarı yarıya paylaşımını öngören BM</text:span><text:alphabetical-index-mark text:string-value=" " text:key1="BM"/><text:span text:style-name="T14"> planı uygulamaya kondu. 19 yüzyıl aradan sonra dünya üzerinde ilk kez bir "Yahudi Devleti" kurulmuştu. Bir başka açıdan da, altı buçuk yüzyıl sonra ilk kez Or­ta­doğu'nun Müslüman coğrafyasında "yabancı" bir devletin bayrağı dalga­lan­maya başlamıştı. </text:span></text:p>
      <text:p text:style-name="P79"><text:span text:style-name="T14">Hem Filistin</text:span><text:alphabetical-index-mark text:string-value=" " text:key1="Filistin"/><text:span text:style-name="T14">'deki hem de komşu ülkelerdeki Araplar bu "yabancı" unsuru bünyeden atabilmek için harekete geçtiler ve 1948 yılı içinde iki taraf arasında kanlı bir savaş yaşandı. İsrailliler, "Bağımsızlık Savaşı"</text:span><text:alphabetical-index-mark text:string-value=" " text:key1="&quot;Bağımsızlık Savaşı&quot; (1948)"/><text:span text:style-name="T14"> adını verdikleri mücadeleyi kazandılar ve Araplar'ı püskürterek BM</text:span><text:alphabetical-index-mark text:string-value=" " text:key1="BM"/><text:span text:style-name="T14">'nin kendilerine verdiğinden daha da büyük bir toprağı ele geçirdiler. Filistin; Şeria (Ürdün</text:span><text:alphabetical-index-mark text:string-value=" " text:key1="Ürdün"/><text:span text:style-name="T14">) nehrinin Batı kısmı—sonradan "Batı Şeria</text:span><text:alphabetical-index-mark text:string-value=" " text:key1="Batı Şeria"/><text:span text:style-name="T14">" olarak anılır oldu—ve Akdeniz kıyısındaki Gazze</text:span><text:alphabetical-index-mark text:string-value=" " text:key1="Gazze Şeridi"/><text:span text:style-name="T14"> kentinin etrafındaki küçük cep—sonradan "Gazze</text:span><text:alphabetical-index-mark text:string-value=" " text:key1="Gazze Şeridi"/><text:span text:style-name="T14"> Şeridi" olarak anılır oldu—hariç, tümüyle İsrail'in egemenliği altına girdi. </text:span></text:p>
      <text:p text:style-name="P79"><text:soft-page-break/><text:span text:style-name="T14">Bu arada, hem "Bağımsızlık Savaşı</text:span><text:alphabetical-index-mark text:string-value=" " text:key1="Bağımsızlık Savaşı"/><text:span text:style-name="T14">" sırasında, hem de sonrasında İs­rail tarafından ciddi bir "etnik temizlik" programı uygulandı. Bu yeni "Haçlı Seferi" de, Filistin</text:span><text:alphabetical-index-mark text:string-value=" " text:key1="Filistin"/><text:span text:style-name="T14">'i Müslüman ahalisinden gasp ederken bu ahaliyi toplu katliamlardan geçiren ilk Haçlılar</text:span><text:alphabetical-index-mark text:string-value=" " text:key1="Haçlılar"/><text:span text:style-name="T14"> gibi, kurduğu yeni devletin topraklarını ho­mojenleştiriyordu: 1 Ocak 1948 günü Filistin'de 600 bin Yahudi ve bunun iki katı kadar Arap yaşarken, 1 Ocak 1950'de Araplar'ın sayısı 150 bine düş­tü.</text:span><text:span text:style-name="T13"><text:note text:id="ftn4" text:note-class="endnote"><text:note-citation>iv</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4.</text:span></text:p></text:note-body></text:note></text:span></text:p>
      <text:p text:style-name="P79"><text:span text:style-name="T14">48 Savaşı</text:span><text:alphabetical-index-mark text:string-value=" " text:key1="48 Savaşı"/><text:span text:style-name="T14">, Araplar için büyük bir yenilgi, İsrail içinse büyük bir za­ferdi. Ancak her iki taraf da bu durumun geçici olduğunu ve ilerde kolayca değişebileceğini biliyordu. Çünkü Haçlılar</text:span><text:alphabetical-index-mark text:string-value=" " text:key1="Haçlılar"/><text:span text:style-name="T14"> da bundan 9 asır önce gösterişli bir zaferle Filistin</text:span><text:alphabetical-index-mark text:string-value=" " text:key1="Filistin"/><text:span text:style-name="T14">'i ele geçirmiş, ama sonra bir gün çekip gitmek zorunda kal­mışlardı. İsrail'in Haçlılar'ın başaramadığı bir işe soyunduğunun herkes farkındaydı. İsrailli psikolog ve siyaset bilimci Benjamin Beit-Hallahmi</text:span><text:alphabetical-index-mark text:string-value=" " text:key1="Hallahmi, Benjamin Beit"/><text:span text:style-name="T14">'ye göre, "İsrail'in problemi, Haçlıların kaderini izlemekten nasıl kurtulabilece­ğini bulmak"tı,</text:span><text:span text:style-name="T13"><text:note text:id="ftn5" text:note-class="endnote"><text:note-citation>v</text:note-citation><text:note-body><text:p text:style-name="Endnote"><text:span text:style-name="T22">Ibid., </text:span><text:alphabetical-index-mark text:string-value=" " text:key1="Hallahmi, Benjamin Beit"/><text:span text:style-name="T21"><text:s/>s. 182.</text:span></text:p></text:note-body></text:note></text:span><text:span text:style-name="T14"> Araplar ise, "bu yeni Haçlılar'a karşı kendilerini birleştirecek ve zafere ulaştıracak yeni bir Selahaddin</text:span><text:alphabetical-index-mark text:string-value=" " text:key1="Selahaddin"/><text:span text:style-name="T14"> beklemeye başlamışlar"dı.</text:span><text:span text:style-name="T13"><text:note text:id="ftn6" text:note-class="endnote"><text:note-citation>vi</text:note-citation><text:note-body><text:p text:style-name="Endnote"><text:span text:style-name="T22">Ibid., </text:span><text:alphabetical-index-mark text:string-value=" " text:key1="Hallahmi, Benjamin Beit"/><text:span text:style-name="T21"><text:s/>s. 4.</text:span></text:p></text:note-body></text:note></text:span></text:p>
      <text:p text:style-name="P79"><text:span text:style-name="T14">O günden bu yana Araplar'ın beklediği gibi bir Selahaddin</text:span><text:alphabetical-index-mark text:string-value=" " text:key1="Selahaddin"/><text:span text:style-name="T14"> çıkmadı. Ama onu izlemeye çalışan başarısız taklitler gezindi ortada. Bu yüzden de İs­­rail'in yeni bir Hıttin yaşamaktan dolayı duyduğu endişe, ya da bir başka deyişle "Hıttin Korkusu", hep canlı kaldı. </text:span></text:p>
      <text:p text:style-name="P70">Ve bu yüzden, 1948 sonrasında Ortadoğu, büyük ölçüde bu "Hıttin Kor­kusu" ve onun türevleri tarafından şekillendi. </text:p>
      <text:p text:style-name="P70"/>
      <text:p text:style-name="P70"/>
      <text:p text:style-name="P97"><text:span text:style-name="T34">Yeni Haçlı Krallığı</text:span><text:alphabetical-index-mark text:string-value=" " text:key1="Haçlı Krallığı"/><text:span text:style-name="T34"> ve Yeni Haçlı Terörü</text:span></text:p>
      <text:p text:style-name="P71"/>
      <text:p text:style-name="P79"><text:span text:style-name="T14">İsrail Devleti, kurulduğu günden itibaren Filistin</text:span><text:alphabetical-index-mark text:string-value=" " text:key1="Filistin"/><text:span text:style-name="T14">'deki varlığını sağ­lam­laştırmaya yönelik bir siyaset izledi. Üzerinde en çok durulan hedef, ül­kedeki Yahudi nüfusunun artırılmasıydı. Bu amaçla, diaspora</text:span><text:alphabetical-index-mark text:string-value=" " text:key1="diaspora Yahudileri"/><text:span text:style-name="T14"> Yahudiler</text:span><text:alphabetical-index-mark text:string-value=" " text:key1="Yahudiler"/><text:span text:style-name="T14">'­ini Filistin'e taşımak için yüzyılın başından beri </text:span><text:soft-page-break/><text:span text:style-name="T14">yürütülen transfer işlemleri­ne hız verildi. Nazi toplama kampları</text:span><text:alphabetical-index-mark text:string-value=" " text:key1="Nazi toplama kampları"/><text:span text:style-name="T14">ndaki, Avrupa'daki, Kıbrıs</text:span><text:alphabetical-index-mark text:string-value=" " text:key1="Kıbrıs"/><text:span text:style-name="T14">'taki İngiliz "bekleme kampı"ndaki ve İslam dünyasının farklı yörelerindeki Yahudi top­lulukları büyük bir kampanya dahilinde Filistin'e göç ettirildiler. 5 Tem­muz 1950'de Knesset</text:span><text:alphabetical-index-mark text:string-value=" " text:key1="Knesset"/><text:span text:style-name="T14"> (İsrail Parlamentosu) tarafından çıkarılan Geri Dönüş Ka­nu­nu</text:span><text:alphabetical-index-mark text:string-value=" " text:key1="Geri Dönüş Kanunu (İsrail)"/><text:span text:style-name="T14"> ile, "dünya üzerindeki her Yahudi'nin bir </text:span><text:span text:style-name="T15">oleh</text:span><text:span text:style-name="T14"> (göçmen) olarak İs­rail'­e yer­leşmeye hakkı vardır" hükmü kabul edildi. </text:span></text:p>
      <text:p text:style-name="P79"><text:span text:style-name="T14">İsrail, aynı Haçlılar</text:span><text:alphabetical-index-mark text:string-value=" " text:key1="Haçlılar"/><text:span text:style-name="T14">ın 9 asır önce yaptıkları gibi, Ortadoğu'daki var­lığını sağlamlaştırmak için Filistin</text:span><text:alphabetical-index-mark text:string-value=" " text:key1="Filistin"/><text:span text:style-name="T14">'e dışarıdan kendi halkını getiriyordu. Haç­­lılar, Kudüs'e gelirken yalnızca bir ordu olarak değil, aynı zamanda bir halk olarak gelmişlerdi. (I. Haçlı Seferi'nde, profesyonel askerlerin yanısıra, çok sayıda sivil insan da yollara dökülmüştü). Kudüs'ü aldıktan sonra da Av­rupa'nın dört bir yanından Filistin'e "hacılar" götürülmüş, bunların ba­zı­ları da bu kutsal topraklara yerleşmeye karar vermişlerdi. </text:span></text:p>
      <text:p text:style-name="P79"><text:span text:style-name="T14">Yahudi Devleti, Haçlılar</text:span><text:alphabetical-index-mark text:string-value=" " text:key1="Haçlılar"/><text:span text:style-name="T14">ın yolunu izliyordu. Zaten Ortadoğu gibi ho­mojen bir coğrafyaya dışardan zorla girip, sonra da orada kalabilmek için izlenebilecek tek bir yol vardı. İsrail, aynı yol üzerinde ikinci denemeyi yapı­yordu.</text:span></text:p>
      <text:p text:style-name="P79"><text:span text:style-name="T14">Yahudi Devleti ile Haçlı Krallığı</text:span><text:alphabetical-index-mark text:string-value=" " text:key1="Haçlı Krallığı"/><text:span text:style-name="T14"> arasındaki önemli bir benzerlik de, uyguladıkları terör ve hatta "vahşet"ti. Haçlılar</text:span><text:alphabetical-index-mark text:string-value=" " text:key1="Haçlılar"/><text:span text:style-name="T14">, Ortadoğu'ya öldürerek girmişler, öldürerek ilerlemişler ve Kudüs'ü de içindeki Müslümanları toplu katliamlardan geçirerek almışlardı. Antakya Kalesi'nde ve Kudüs'te sivillere kar­şı uyguladıkları vahşet, Batılı kaynakların da onayıyla, tarihin gördüğü en büyük kıyımlardandı. </text:span></text:p>
      <text:p text:style-name="P79"><text:span text:style-name="T14">Vahşet, Haçlılar</text:span><text:alphabetical-index-mark text:string-value=" " text:key1="Haçlılar"/><text:span text:style-name="T14">ın gözünde "stratejik" bir gereklilikti aslında. I., II. ve III. Haçlı Seferleri sırasında korkunç sivil kıyımları gerçekleştiren Franklar, sayıca kendilerinden çok olan Müslümanların arasında korku ve ümitsizlik yaymak ve bu psikolojik avantajı askeri alanda kullanmak istiyorlardı. İngiliz tarihçi Karen Armstrong</text:span><text:alphabetical-index-mark text:string-value=" " text:key1="Karen Armstrong"/><text:span text:style-name="T14">'a göre, Haçlı terörünün—örneğin III. Haçlı Se­feri sırasında 1191'de Richard the Lionheart</text:span><text:alphabetical-index-mark text:string-value=" " text:key1="Richard the Lionheart"/><text:span text:style-name="T14">'ın Akra Kalesi içindeki 3 bin Müslüman'ı kadın-çocuk ayrımı yapmadan boğazlamasının—</text:span><text:soft-page-break/><text:span text:style-name="T14">pragmatik amacı, hem asker hem de sivil Müslümanlar arasında korku ve panik ya­rat­maktı.</text:span><text:span text:style-name="T13"><text:note text:id="ftn7" text:note-class="endnote"><text:note-citation>vii</text:note-citation><text:note-body><text:p text:style-name="Endnote"><text:span text:style-name="T21"><text:s/>Karen Armstrong</text:span><text:alphabetical-index-mark text:string-value=" " text:key1="Karen Armstrong"/><text:span text:style-name="T21">, </text:span><text:span text:style-name="T22">Holy War, </text:span><text:span text:style-name="T21">s. 194.</text:span></text:p></text:note-body></text:note></text:span></text:p>
      <text:p text:style-name="P79"><text:span text:style-name="T14">Aynı strateji, yeni "Haçlı Krallığı</text:span><text:alphabetical-index-mark text:string-value=" " text:key1="Haçlı Krallığı"/><text:span text:style-name="T14">"nın sahibi olan İsrailliler tarafından da izlendi. 1948 Savaşı</text:span><text:alphabetical-index-mark text:string-value=" " text:key1="48 Savaşı"/><text:span text:style-name="T14"> sırasında ve sonrasında, İsrailliler Arap nüfusa karşı bilinçli bir terör uyguladılar. Amaç, büyük bir korku ve panik yaratarak A­raplar'ı evlerini terk edip göç etmeye zorlamaktı. </text:span><text:span text:style-name="T16">Kullanılan yöntemler de ye­te­rince "korkutucu"ydu doğrusu. İsrail terörünün sıradan bir örneği, bir görgü şahidi tarafından daha sonraları şöyle anlatılacaktı:</text:span></text:p>
      <text:p text:style-name="P33"><text:span text:style-name="T11">...80-100 kadar erkek, kadın ve çocuk öldürülmüştü. Çocukları kafalarına sopa­larla vurarak öldürdüler. Her evden en az bir kişinin canına kıyıldı. Köy­lerde erkek ve kadınlar yiyecek ve su verilmeksizin evlere kapatıldılar. Sonra da sabotajcılar gelip evleri havaya uçurdu. Bir kumandan, bir ere emir vere­rek, havaya uçurmak istediği bir evin içine 2 kadın kapatmasını söyledi. Bu ara­da bir asker, öldürmeden önce bir Arap kadının ırzına geçtiğini anlattı. Ye­ni doğmuş bir çocuğu olan Arap kadınına birkaç gün süreyle etraf temiz­le­tti­rildikten sonra kadın ve çocuk öldürüldü. 'Harika bir adam' diye nitelenen iyi ye­tiştirilmiş, iyi bir eğitim görmüş kumandanlar, aşağılık katiller haline gel­miş­ti. Hem de gelişen korkunç olayların içinde ister istemez bu duruma düş­müş değillerdi. Aksine soykırımı ve yoketme metodlarını bilinçlice kul­la­nı­yor­lardı. Onlara göre dünyada ne kadar az Arap kalırsa, o kadar iyiydi.</text:span><text:span text:style-name="T13"><text:note text:id="ftn8" text:note-class="endnote"><text:note-citation>viii</text:note-citation><text:note-body><text:p text:style-name="Endnote"><text:span text:style-name="T22">Davar,</text:span><text:span text:style-name="T21"> 9 Haziran 1979.</text:span></text:p></text:note-body></text:note></text:span></text:p>
      <text:p text:style-name="P79"><text:span text:style-name="T11">İsrail'in </text:span><text:span text:style-name="T12">Davar</text:span><text:alphabetical-index-mark text:string-value=" " text:key1="Davar"/><text:span text:style-name="T11"> gazetesinde yayınlanan üstteki satırlar, 1948'de Dueima adlı Filistin</text:span><text:alphabetical-index-mark text:string-value=" " text:key1="Filistin"/><text:span text:style-name="T11"> köyünün ele geçirilmesi sırasında yapılanlara tanıklık eden İs­railli bir askerin katliam hatıralarıydı. </text:span></text:p>
      <text:p text:style-name="P79"><text:span text:style-name="T11">Bu satırlarda anlatılanlar, istisnai bir terör eylemini değil, İsrail'in stratejik terörünün sıradan bir örneğini tarif ediyordu. Bir diğer "sıradan ör­nek", İsrailliler'in devlet kurdukları yılda, 1948'de Deir Yassin</text:span><text:alphabetical-index-mark text:string-value=" " text:key1="Deir Yassin katliamı"/><text:span text:style-name="T11"> köyündeki Arap halka karşı giriştikleri katliamdı. Menahem Begin</text:span><text:alphabetical-index-mark text:string-value=" " text:key1="Begin, Menahem"/><text:span text:style-name="T11">'in yönettiği İsrailli te­röristler, Kudüs yakınlarındaki Deir Yassin</text:span><text:alphabetical-index-mark text:string-value=" " text:key1="Deir Yassin katliamı"/><text:span text:style-name="T11"> köyüne düzenledikleri baskın sırasında, hamile kadınların ve çocukların da dahil olduğu 280 kadar Arap köylüsünü sokaklarda dolaştırdıktan sonra kurşuna dizmişlerdi. Ve bir de önemli "detaylar" vardı: Öldürülen genç kızların çoğunun ırzına geçilmiş, erkeklerin cinsel organları koparılmıştı. Siyonistler bazı kurbanları öldürmek için bıçak kullanmışlardı. Raporlarda "ortadan ikiye biçilen" küçük bir kız çocuğundan da söz ediliyordu.</text:span><text:span text:style-name="T13"><text:note text:id="ftn9" text:note-class="endnote"><text:note-citation>ix</text:note-citation><text:note-body><text:p text:style-name="Endnote"><text:span text:style-name="T21"><text:s/>Lenni Brenner, </text:span><text:span text:style-name="T22">The Iron Wall</text:span><text:span text:style-name="T21">, ss. 141-43.</text:span></text:p></text:note-body></text:note></text:span></text:p>
      <text:p text:style-name="P79"><text:span text:style-name="T11">Bu şekilde altı ay içinde Arap köylerine düzenlenen sayısız bas­kınlarla 400 bine yakın Arap, yurdunu terketmek zorunda bırakıldı. Deir Yassin</text:span><text:alphabetical-index-mark text:string-value=" " text:key1="Deir Yassin katliamı"/><text:span text:style-name="T11"> Katliamı bu baskınların sadece birisiydi. </text:span><text:soft-page-break/><text:span text:style-name="T11">İsrailliler'in yıllar içinde terör yoluyla boşalttıkları köy sayısı, İsrail'in "muhalif" entellektüellerinden biri olan Israel Shahak</text:span><text:alphabetical-index-mark text:string-value=" " text:key1="Israel Shahak"/><text:alphabetical-index-mark text:string-value=" " text:key1="Shahak, Israel"/><text:span text:style-name="T11">'ın tespit ettiği rakama göre, 385'ti. Bu köylerin ara­sında, korkutma yöntemiyle boşaltılanların yanında, Deir Yassin</text:span><text:alphabetical-index-mark text:string-value=" " text:key1="Deir Yassin katliamı"/><text:span text:style-name="T11">'le aynı ka­de­re uğrayanlar da vardı. </text:span></text:p>
      <text:p text:style-name="P79"><text:span text:style-name="T11">Yahudi Devleti, savaş alanında da bu tür abartılı vahşetler uygulamıştı. Emekli Albay ve tarihçi Moşe Givati</text:span><text:alphabetical-index-mark text:string-value=" " text:key1="Moşe Givati"/><text:span text:style-name="T11">'nin, 1995'de yayınladığı "Çöl ve Alevlerin İçinde" adlı kitabında yazdığına göre, 1948</text:span><text:alphabetical-index-mark text:string-value=" " text:key1="48 Savaşı"/><text:span text:style-name="T11">, 1956</text:span><text:alphabetical-index-mark text:string-value=" " text:key1="Süveyş Savaşı"/><text:span text:style-name="T11"> ve 1967</text:span><text:alphabetical-index-mark text:string-value=" " text:key1="Altı Gün Savaşı"/><text:span text:style-name="T11">'deki A­rap-İsrail savaşlarında İsrail ordusu savaş esirlerine inanılmaz işkenceler yapmış; esir alınan Mısır</text:span><text:alphabetical-index-mark text:string-value=" " text:key1="Mısır"/><text:span text:style-name="T11">lı askerlerin gözleri sigara ile dağlanmış, cinsel organları kesilerek ağızlarına tıkanmıştı.</text:span></text:p>
      <text:p text:style-name="P79"><text:span text:style-name="T11">Tüm bu vahşet, başta da belirttiğimiz gibi, stratejik bir amaç ta­şıyor­du. İsrailliler, aynı Haçlılar</text:span><text:alphabetical-index-mark text:string-value=" " text:key1="Haçlılar"/><text:span text:style-name="T11"> gibi kendilerinden sayıca çok üstün bir düşman­la karşı karşıyaydılar. Bu düşmana karşı üstün gelebilmek ve kendi varlık­larını korumak için büyük bir askeri güce ve psikolojik üstünlüğe sahip olmalıydılar. Uyguladıkları abartılı vahşet, bu ikinci faktörü sağlamak içindi.</text:span></text:p>
      <text:p text:style-name="P79"><text:span text:style-name="T11">Ancak aynı Haçlılar</text:span><text:alphabetical-index-mark text:string-value=" " text:key1="Haçlılar"/><text:span text:style-name="T11"> gibi, İsrailliler de vahşeti kullanmakla stratejik bir hata yaptılar. Karen Armstrong</text:span><text:alphabetical-index-mark text:string-value=" " text:key1="Karen Armstrong"/><text:span text:style-name="T11">'a göre, Haçlılar'ın sivillere karşı uyguladık­ları işkence ve cinayetler, Müslümanları panik ve ümitsizliğe düşürmek ye­ri­ne, motivasyonlarını artırmıştı.</text:span><text:span text:style-name="T13"><text:note text:id="ftn10" text:note-class="endnote"><text:note-citation>x</text:note-citation><text:note-body><text:p text:style-name="Endnote"><text:span text:style-name="T21"><text:s/>Karen Armstrong</text:span><text:alphabetical-index-mark text:string-value=" " text:key1="Karen Armstrong"/><text:span text:style-name="T21">, </text:span><text:span text:style-name="T22">Holy War</text:span><text:span text:style-name="T21">, s. 194.</text:span></text:p></text:note-body></text:note></text:span><text:span text:style-name="T11"> Müslümanlar, Haçlı vahşeti nedeniyle psi­kolojik bir çöküntüye uğramak yerine, daha da radikalize olmuşlardı. </text:span></text:p>
      <text:p text:style-name="P66">Kurulduktan bir kaç yıl sonra, İsrail de aynı sorunla karşı karşıya kaldı. </text:p>
      <text:p text:style-name="P66"/>
      <text:p text:style-name="P66"/>
      <text:h text:style-name="P56" text:outline-level="7">Radikalizasyon ve Savaş </text:h>
      <text:p text:style-name="P63"/>
      <text:p text:style-name="P79"><text:span text:style-name="T11">Arap rejimlerinin 1948 Savaşı</text:span><text:alphabetical-index-mark text:string-value=" " text:key1="48 Savaşı"/><text:span text:style-name="T11">'nı kaybetmeleri ve İsrail'in uyguladığı "etnik temizlik" harekatına seyirci kalmaları, Arap dünyasında çok ciddi siyasi tepkiler doğurdu. 1950'lere dek, </text:span><text:soft-page-break/><text:span text:style-name="T11">Ortadoğu'da İngiltere</text:span><text:alphabetical-index-mark text:string-value=" " text:key1="İngiltere"/><text:span text:style-name="T11"> ya da Fransa</text:span><text:alphabetical-index-mark text:string-value=" " text:key1="Fransa"/><text:span text:style-name="T11"> ta­rafından sömürgecilik döneminde yaratılmış olan monarşiler vardı. Bu mo­narşilerin hemen hepsi, Batı'yla iyi ilişkiler içinde olan muhafazakar krallar ta­rafından yönetiliyordu. Ancak İsrail karşısında gösterilen sözkonusu zaafi­yet, Arap toplumu içinde kralların güvenilirliğini ciddi bir biçimde sarstı. Bunun sonucunda da Arap dünyası, 1950'lerin başından itibaren, İsrail'e ve onun en büyük destekçisi olan Batı'ya karşı sert bir söylem geliş­tiren radikal mil­liyetçi akımların gelişimine şahit oldu. </text:span></text:p>
      <text:p text:style-name="P79"><text:span text:style-name="T11">Bu radikalizasyon dalgası bir domino etkisi içinde tüm Ortadoğu'yu sardı. 1950 yılında, Ürdün</text:span><text:alphabetical-index-mark text:string-value=" " text:key1="Ürdün"/><text:span text:style-name="T11"> Kralı Abdullah ibn-i Hüseyin bir suikaste kurban gitti. Asıl büyük devrim ise iki yıl sonra Mısır</text:span><text:alphabetical-index-mark text:string-value=" " text:key1="Mısır"/><text:span text:style-name="T11">'dan geldi: İngiltere</text:span><text:alphabetical-index-mark text:string-value=" " text:key1="İngiltere"/><text:span text:style-name="T11"> tarafından tahta oturtulmuş olan ve hala "İngilizler'in adamı" sıfatını koruyan Kral Fa­ruk</text:span><text:alphabetical-index-mark text:string-value=" " text:key1="Kral Faruk"/><text:span text:style-name="T11">, ordu içindeki milliyetçi ve "anti-emperyalist" bir cunta tarafından dev­ril­di. İlerleyen yıllarda, önce Suriye</text:span><text:alphabetical-index-mark text:string-value=" " text:key1="Suriye"/><text:span text:style-name="T11">, sonra da Irak</text:span><text:alphabetical-index-mark text:string-value=" " text:key1="Irak"/><text:span text:style-name="T11">'ta, mevcut krallıklar dev­rildi ve yönetim, solcu/milliyetçi bir ideolojiyi benimseyen "Baas</text:span><text:alphabetical-index-mark text:string-value=" " text:key1="Baas Partisi"/><text:span text:style-name="T11">" (Ye­niden Doğuş) hareketinin eline geçti. Mısır'da iktidarı ele geçiren Cemal Ab­dün­na­sır</text:span><text:alphabetical-index-mark text:string-value=" " text:key1="Abdünnasır, Cemal"/><text:span text:style-name="T11"> "Arap sosyalizmi</text:span><text:alphabetical-index-mark text:string-value=" " text:key1="Arap sosyalizmi"/><text:span text:style-name="T11">" ve "anti-emperyalizm"e dayalı yeni bir söylemle tüm Arap dünyasını sarstı. Hatta Suriye ile Mısır arasında siyasi bir birlik sağ­la­na­rak "Birleşik Arap Cumhuriyeti</text:span><text:alphabetical-index-mark text:string-value=" " text:key1="Birleşik Arap Cumhuriyeti"/><text:span text:style-name="T11">" kuruldu. </text:span></text:p>
      <text:p text:style-name="P79"><text:span text:style-name="T11">Nasır</text:span><text:alphabetical-index-mark text:string-value=" " text:key1="Nasır"/><text:span text:style-name="T11">'ın yolunu izleyen Arap dünyası, İsrail'in mutlaka "denize dökül­mesini" ve böylece işgal etmiş olduğu Arap topraklarının "kurtarılmasını" he­­def­liyordu. Bunun için de, İsrail'in en büyük destekçileri olan "Batılı em­per­yalistler"den (önceleri Fransa</text:span><text:alphabetical-index-mark text:string-value=" " text:key1="Fransa"/><text:span text:style-name="T11"> ve İngiltere</text:span><text:alphabetical-index-mark text:string-value=" " text:key1="İngiltere"/><text:span text:style-name="T11">'den, 1956'dan sonra ise </text:span><text:span text:style-name="T3">abd</text:span><text:alphabetical-index-mark text:string-value=" " text:key1="ABD"/><text:span text:style-name="T11">'­den) tamamen uzaklaşmaya karar verdiler. Giderek Sovyetler Birliği</text:span><text:alphabetical-index-mark text:string-value=" " text:key1="Sovyetler Birliği"/><text:span text:style-name="T11">'yle, o­nun müttefikleriyle ("İkinci Dünya"ya) ve bağımsızlıklarını yeni kazanmaya baş­layan Üçüncü Dünya ülkeleriyle ittifaklar kurmaya başladılar. Nasır, Tito</text:span><text:alphabetical-index-mark text:string-value=" " text:key1="Tito, Josip Broz"/><text:span text:style-name="T11"> ve <text:s/>Nehru</text:span><text:alphabetical-index-mark text:string-value=" " text:key1="Nehru"/><text:span text:style-name="T11"> ile birlikte, </text:span><text:span text:style-name="T3">nato</text:span><text:alphabetical-index-mark text:string-value=" " text:key1="NATO"/><text:span text:style-name="T11">'ya ya da Varşova Paktı</text:span><text:alphabetical-index-mark text:string-value=" " text:key1="Varşova Paktı"/><text:span text:style-name="T11">'na bağlı olmayan ülkele­ri biraraya getiren Bağlantısızlar</text:span><text:alphabetical-index-mark text:string-value=" " text:key1="Bağlantısızlar Hareketi"/><text:span text:style-name="T11"> hareketinin liderliğini üstlendi. Tüm amaç, İsrail'e ve onun arkasındaki Batı'ya karşı güçlü bir Arap-Üçüncü Dünya cep­he­si oluşturabilmekti.</text:span></text:p>
      <text:p text:style-name="P66"><text:soft-page-break/>Tüm bu durum, elbette İsrailliler'e büyük bir tehdidin varlığını haber ve­ri­yor­du. Yahudi Devleti, işgal edip etnik yönden "temiz" hale getirdiği A­rap toprakları üzerinde rahat bırakılmayacaktı. İsrail, bir "Hıttin Korku­su"na ka­pılmakta haksız değildi. </text:p>
      <text:p text:style-name="P79"><text:span text:style-name="T11">Nitekim 1950'lerde başlayan radikalizasyon dalgası, İsrail'le silahlı bir çatışmaya girmekte gecikmedi. İlk olarak İsrail'e karşı gerilla hareketleri baş­ladı. 1951 ile 1956 yılları arasında, İsrailliler'in verdiği rakamlara göre, Ya­hudi Devleti sınırlarına yönelik 3000 silahlı çatışma ve 6000 sabotaj gi­rişimi ger­çekleşti.</text:span><text:span text:style-name="T13"><text:note text:id="ftn11" text:note-class="endnote"><text:note-citation>xi</text:note-citation><text:note-body><text:p text:style-name="Endnote"><text:span text:style-name="T21"><text:s/>Eli Barnavi, </text:span><text:span text:style-name="T22">A Historical Atlas of the Jewish People</text:span><text:span text:style-name="T21">, s. 254.</text:span></text:p></text:note-body></text:note></text:span><text:span text:style-name="T11"> İlk büyük karşılaşma ise, Nasır</text:span><text:alphabetical-index-mark text:string-value=" " text:key1="Nasır"/><text:span text:style-name="T11">'ın Süveyş Kanalı</text:span><text:alphabetical-index-mark text:string-value=" " text:key1="Süveyş Kanalı"/><text:span text:style-name="T11">'nı mil­li­leş­tir­di­ği­ni açıklaması üzerine 1956 yılında yaşandı. Nasır'ın bu hareketi, İs­rail için olduğu kadar Ortadoğu'ya sömürge coğrafyası olarak bakmakta ıs­rar eden Fransa</text:span><text:alphabetical-index-mark text:string-value=" " text:key1="Fransa"/><text:span text:style-name="T11"> ve İngiltere</text:span><text:alphabetical-index-mark text:string-value=" " text:key1="İngiltere"/><text:span text:style-name="T11"> için de bir tehdit sayılırdı. Bu nedenle bu üç ül­ke, Sü­veyş'­i işgal etmek için anlaştılar. İsrail ordusu, 26 Temmuz günü Sina</text:span><text:alphabetical-index-mark text:string-value=" " text:key1="Sina Yarımadası"/><text:span text:style-name="T11"> Ya­rım­adası</text:span><text:alphabetical-index-mark text:string-value=" " text:key1="Sina Yarımadası"/><text:span text:style-name="T11">'na girerek Süveyş'e kadar ilerledi, Fransız ve İngiliz pa­raşüt­çüleri ise doğ­rudan Kanal bölgesine indiler. Fakat </text:span><text:span text:style-name="T3">abd</text:span><text:alphabetical-index-mark text:string-value=" " text:key1="ABD"/><text:span text:style-name="T11">, kendi inisiyatifi dı­şın­da ge­lişen bu harekatı onaylamayınca, İsrail-Fransa-İngiltere ittifakı</text:span><text:alphabetical-index-mark text:string-value=" " text:key1="Süveyş Savaşı (1956)"/><text:span text:style-name="T11"> Sü­veyş'­ten ge­ri çekilmek durumunda kaldı. (Bu savaş, Ortadoğu'daki Fransız ve İngiliz et­kisinin kesin olarak sona ermesinin ve </text:span><text:span text:style-name="T3">abd</text:span><text:span text:style-name="T11">'nin bölgeye ağırlığını ko­yu­şu­nun da miladıydı). </text:span></text:p>
      <text:p text:style-name="P79"><text:span text:style-name="T11">Nasır</text:span><text:alphabetical-index-mark text:string-value=" " text:key1="Nasır"/><text:span text:style-name="T11">, Süveyş Savaşı</text:span><text:alphabetical-index-mark text:string-value=" " text:key1="Süveyş Savaşı (1956)"/><text:span text:style-name="T11">'ndan güçlenmiş olarak çıktı. İlerleyen yıllarda ise Suriye</text:span><text:alphabetical-index-mark text:string-value=" " text:key1="Suriye"/><text:span text:style-name="T11"> ile ittifak halinde askeri gücünü genişletmeye ve İsrail'e karşı büyük bir saldırı için fırsat kollamaya başladı. Nasır'ın bu yükselişi, İsrail tara­fın­daki "Hıttin Korkusu"nu daha da güçlendiriyordu. İsrailli politikacı ve yazar Amnon Rubinstein</text:span><text:alphabetical-index-mark text:string-value=" " text:key1="Rubinstein, Amnon"/><text:span text:style-name="T11">'a göre, 60'lı yıllar, Altı Gün Savaşı</text:span><text:alphabetical-index-mark text:string-value=" " text:key1="Altı Gün Savaşı (1967)"/><text:span text:style-name="T11">'na dek, İsrail toplumu açısından bir "ulusal sinir bozukluğu" dönemiydi. Nasır'ın Süveyş Kanalı</text:span><text:alphabetical-index-mark text:string-value=" " text:key1="Süveyş Kanalı"/><text:span text:style-name="T11">nı İsrail'e serbest dolaşım hakkı sağlayan uluslararası anlaşmaları hiçe sayarak millileştirmesi ve uluslararası topluluğun da buna karşı hiç bir ses çıkarma­ması, İsrailliler'in gözünde tüm dünya tarafından "satıldıklarının" ve ciddi bir tehlike ile yüzyüze olduklarının göstergesiydi.</text:span><text:span text:style-name="T13"><text:note text:id="ftn12" text:note-class="endnote"><text:note-citation>xii</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76.</text:span></text:p></text:note-body></text:note></text:span><text:span text:style-name="T11"> İsrail'in o dönemdeki Dı­şişleri Bakanı Abba Eban</text:span><text:alphabetical-index-mark text:string-value=" " text:key1="Eban, Abba"/><text:span text:style-name="T11">, bir </text:span><text:soft-page-break/><text:span text:style-name="T11">keresinde bu psikolojiyi şöyle özetlemişti: "Et­ra­fımıza baktığımızda dünyayı iki parçaya ayrılmış olarak görüyorduk; bizi yok etmek isteyenler ve bizim yok edilmemizi engellemek için hiç bir şey yap­mayacak olanlar."</text:span><text:span text:style-name="T13"><text:note text:id="ftn13" text:note-class="endnote"><text:note-citation>xiii</text:note-citation><text:note-body><text:p text:style-name="Endnote"><text:span text:style-name="T21"><text:s/>Abba Eban</text:span><text:alphabetical-index-mark text:string-value=" " text:key1="Eban, Abba"/><text:span text:style-name="T21">. </text:span><text:span text:style-name="T22">An Autobiography</text:span><text:span text:style-name="T21">. Random House, New York, 1977. s. 392.</text:span></text:p></text:note-body></text:note></text:span><text:span text:style-name="T11"> </text:span></text:p>
      <text:p text:style-name="P66"/>
      <text:p text:style-name="P66"/>
      <text:p text:style-name="P80">67 ve Sonrası: 'Tüm Dünya Bize Karşı'</text:p>
      <text:p text:style-name="P66"/>
      <text:p text:style-name="P66">İsrail, korktuğu "Hıttin" ile 60'lı yıllarda karşılaşmadı. Aksine, Arap ordu­larının komutasındaki büyük yanlışlıkların da etkisiyle, 1967 Hazira­nında çok büyük bir askeri zafer kazandı. </text:p>
      <text:p text:style-name="P79"><text:span text:style-name="T11">Mısır</text:span><text:alphabetical-index-mark text:string-value=" " text:key1="Mısır"/><text:span text:style-name="T11">, Suriye</text:span><text:alphabetical-index-mark text:string-value=" " text:key1="Suriye"/><text:span text:style-name="T11"> ve Ürdün</text:span><text:alphabetical-index-mark text:string-value=" " text:key1="Ürdün"/><text:span text:style-name="T11">, aylardır İsrail'e karşı büyük bir saldırı başlatmaya hazırlanıyorlardı ki, İsrail ani bir karşı-saldırı ile 5 Haziran sabahı sa­vaşı başlattı. Üslerinden havalanıp önce uzun bir süre Akdeniz üzerinde Batı'ya doğru uçan İsrail jetleri, daha sonra ani bir dönüşle Mısır'a yönel­diler. İsrail'den gelecek bir hava saldırısını kuzeyden değil, doğudan bekle­mekte olan Mısır "gafil" avlandı ve Nasır</text:span><text:alphabetical-index-mark text:string-value=" " text:key1="Nasır"/><text:span text:style-name="T11">'ın anlı-şanlı hava kuvvetlerinin hep­­si henüz havalanamadan yerde yok edildi. İsrail ordusu, ilerleyen 5 gün için­de de kendisine saldırmak için hazır bekleyen Arap ordularını birbiri ar­dına bozguna uğrattı. Yahudi Devleti, modern tarihte eşine az rastlanır bir as­keri başarı göstererek, 6 gün</text:span><text:alphabetical-index-mark text:string-value=" " text:key1="Altı Gün Savaşı (1967)"/><text:span text:style-name="T11"> içinde topraklarını yaklaşık üç katına çıkar­mıştı. İşgal ettiği topraklar; Batı Şeria</text:span><text:alphabetical-index-mark text:string-value=" " text:key1="Batı Şeria"/><text:span text:style-name="T11"> ve Gazze</text:span><text:alphabetical-index-mark text:string-value=" " text:key1="Gazze Şeridi"/><text:span text:style-name="T11">'yi yani Filistin</text:span><text:alphabetical-index-mark text:string-value=" " text:key1="Filistin"/><text:span text:style-name="T11">'in 1948'deki iş­gal sırasında "eksik kalan" son iki parçasını, Suriye'ye ait olan Golan</text:span><text:alphabetical-index-mark text:string-value=" " text:key1="Golan Tepeleri"/><text:span text:style-name="T11"> Tepe­leri'ni, ve Mısır'a ait olan koca Sina</text:span><text:alphabetical-index-mark text:string-value=" " text:key1="Sina Yarımadası"/><text:span text:style-name="T11"> Yarımadası</text:span><text:alphabetical-index-mark text:string-value=" " text:key1="Sina Yarımadası"/><text:span text:style-name="T11">'nı içeriyordu. </text:span></text:p>
      <text:p text:style-name="P79"><text:span text:style-name="T11">Bu arada, Batı Şeria</text:span><text:alphabetical-index-mark text:string-value=" " text:key1="Batı Şeria"/><text:span text:style-name="T11"> ile birlikte Doğu Kudüs</text:span><text:alphabetical-index-mark text:string-value=" " text:key1="Doğu Kudüs"/><text:span text:style-name="T11"> de Yahudi Devleti tara­fından işgal edilmişti. Kutsal şehir, 1948 savaşı</text:span><text:alphabetical-index-mark text:string-value=" " text:key1="Bağımsızlık Savaşı (İsrail)"/><text:span text:style-name="T11">ndan beri Doğu ve Batı olmak üzere ikiyi bölünmüş durumdaydı. Batı Kudüs, şehrin modern kısmıydı ve İs­rail'in elindeydi. Antik dini mabedleri içeren Doğu Kudüs, yani bir anlamda "gerçek Kudüs" ise, Arap tarafında kalmıştı. İsrail, 1967 Savaşı</text:span><text:alphabetical-index-mark text:string-value=" " text:key1="Altı Gün Savaşı (1967)"/><text:span text:style-name="T11"> ile iş­te kentin bu Doğu kısmını da ele </text:span><text:soft-page-break/><text:span text:style-name="T11">geçirmiş, Yahudi ulusunun sembolü hali­ne gelmiş olan Ağlama Duvarı</text:span><text:alphabetical-index-mark text:string-value=" " text:key1="Ağlama Duvarı"/><text:span text:style-name="T11">, 19 yüzyıl sonra yeniden Yahudiler</text:span><text:alphabetical-index-mark text:string-value=" " text:key1="Yahudiler"/><text:span text:style-name="T11">'in ege­men­liği altına girmişti. Siyonizm</text:span><text:alphabetical-index-mark text:string-value=" " text:key1="Siyonizm"/><text:span text:style-name="T11">'in Haçlı Seferi, gerçek bir zafere işte bu nok­tada ulaşmış oluyordu aslında. </text:span></text:p>
      <text:p text:style-name="P79"><text:span text:style-name="T11">Altı Gün Savaşı</text:span><text:alphabetical-index-mark text:string-value=" " text:key1="Altı Gün Savaşı (1967)"/><text:span text:style-name="T11">'ndaki bu başarı, İsrail'in üzerindeki "Hıttin Kor­ku­su"nu biraz hafifletti. Yahudi Devleti, çok büyük—ve hatta bazı hahamlara göre "ilahi"—bir askeri zafer kazanmanın verdiği rahatlıkla, üzerindeki stra­tejik tehditlere pek fazla aldırmamaya başladı. 67 sonrasındaki dönemde İs­rail'­de yaşanan büyük ekonomik gelişme ve artan refah da bu rehaveti güç­len­dirdi. Bir tür "zafer sarhoşluğu" yaşanıyordu. Öyle ki, İsrailli generaller, kar­şılarındaki Arap ordularının kendileri için bundan sonra hiç bir sorun oluş­turmayacağını övüne övüne anlatmaya başladılar. Ariel (Arik) Şaron</text:span><text:alphabetical-index-mark text:string-value=" " text:key1="Şaron, Ariel"/><text:span text:style-name="T11">, 1973'­de—Yom Kippur</text:span><text:alphabetical-index-mark text:string-value=" " text:key1="Yom Kippur Savaşı (1973)"/><text:span text:style-name="T11"> Savaşı'ndan aylar önce—verdiği bir demeçte; "İsrail sü­per bir askeri kuvvettir. Avrupa'nın bütün kuvvetleri biraraya gelse, bize ula­şamazlar. İsrail bir hafta içinde Hartum'dan Bağdat'a ve Cezayir</text:span><text:alphabetical-index-mark text:string-value=" " text:key1="Cezayir"/><text:span text:style-name="T11">'e uzanan böl­geyi ele geçirebilir" diyordu.</text:span><text:span text:style-name="T13"><text:note text:id="ftn14" text:note-class="endnote"><text:note-citation>xiv</text:note-citation><text:note-body><text:p text:style-name="Endnote"><text:span text:style-name="T22">Yediot Aharonot</text:span><text:span text:style-name="T21">, 26 Temmuz 1973.</text:span></text:p></text:note-body></text:note></text:span><text:span text:style-name="T11"> Eski Genel Kurmay Başkanı Yigael Yadin</text:span><text:alphabetical-index-mark text:string-value=" " text:key1="Yadin, Yigael"/><text:span text:style-name="T11"> ise, "bizim jenerasyonumuzun bir daha 1948 ya da 67'deki gibi büyük bir sa­vaş yaşayacağını sanmıyorum" demişti.</text:span><text:span text:style-name="T13"><text:note text:id="ftn15" text:note-class="endnote"><text:note-citation>xv</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79.</text:span></text:p></text:note-body></text:note></text:span><text:span text:style-name="T11"> </text:span></text:p>
      <text:p text:style-name="P79"><text:span text:style-name="T11">Ancak bu madalyonun yalnızca bir yüzüydü. İsrail, belki askeri alan­da "Hıttin Korkusu"nu hafifletmişti, ancak "kuşatılma" duygusu bu kez po­litik alanda İsrail'i etkisi altına aldı. 67 Savaşı</text:span><text:alphabetical-index-mark text:string-value=" " text:key1="Altı Gün Savaşı (1967)"/><text:span text:style-name="T11">'ndaki işgal, hiç bir ülke tara­fın­dan tanınmadı, aksine başta Üçüncü Dünya ülkeleri olmak üzere çok sayıda dev­let İsrail'i açıkça kınadılar ve onunla olan diplomatik ilişkilerini kestiler. Bir­leşmiş Milletler</text:span><text:alphabetical-index-mark text:string-value=" " text:key1="Birleşmiş Milletler"/><text:span text:style-name="T11"> Güvenlik Konseyi</text:span><text:alphabetical-index-mark text:string-value=" " text:key1="BM Güvenlik Konseyi"/><text:span text:style-name="T11">, 242</text:span><text:alphabetical-index-mark text:string-value=" " text:key1="242 sayılı BM Güvenlik Konseyi kararı"/><text:span text:style-name="T11"> sayılı ünlü kararı ile, İsrail'i işgal et­tiği topraklardan çekilmeye çağırdı. Dahası, İsrail'in her zaman için dost ola­rak kabul ettiği Avrupa ülkeleri bile Tel Aviv'e tavır koydular. </text:span></text:p>
      <text:p text:style-name="P79"><text:span text:style-name="T16">En dramatik dönüşü, Fransa</text:span><text:alphabetical-index-mark text:string-value=" " text:key1="Fransa"/><text:span text:style-name="T16"> lideri Charles de Gaulle</text:span><text:alphabetical-index-mark text:string-value=" " text:key1="de Gaulle, Charles"/><text:span text:style-name="T16"> yaptı. Fransa, 67 sa­vaşı</text:span><text:alphabetical-index-mark text:string-value=" " text:key1="Altı Gün Savaşı (1967)"/><text:span text:style-name="T16"> öncesinde İsrail'in en yakın askeri müttefiki konumundaydı. İki taraf ara­sındaki askeri ittifak, nükleer silahlara, Fransa'nın Cezayir</text:span><text:alphabetical-index-mark text:string-value=" " text:key1="Cezayir"/><text:span text:style-name="T16">'deki kolonyal</text:span><text:alphabetical-index-mark text:string-value=" " text:key1="CezayirBağımsızlık Savaşı"/><text:span text:style-name="T16"> mü­cadelesine ve 56'daki Süveyş </text:span><text:soft-page-break/><text:span text:style-name="T16">Savaşı</text:span><text:alphabetical-index-mark text:string-value=" " text:key1="Süveyş Savaşı (1956)"/><text:span text:style-name="T16">'na kadar uzanıyordu.</text:span><text:span text:style-name="T13"><text:note text:id="ftn16" text:note-class="endnote"><text:note-citation>xv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7.</text:span></text:p></text:note-body></text:note></text:span><text:span text:style-name="T16"> Bu yıllarda İs­rail'i "Fransa'nın dostu ve müttefiki" olarak tanımlayan De Gaulle, Altı Gün Sa­vaşı</text:span><text:alphabetical-index-mark text:string-value=" " text:key1="Altı Gün Savaşı (1967)"/><text:span text:style-name="T16"> ile tüm politikasını ve söylemini değiştirdi. Fransa, sürdürdüğü işgal ne­deniyle İsrail'i sert biçimde kınadı ve Arap yanlısı bir politika izlemeye baş­ladı. Hatta, De Gaulle, İsrail'in "elitist, kibirli ve hegemonyacı Yahudi ka­rak­terine" uygun davrandığını öne süren sert bir demeç verdi.</text:span><text:span text:style-name="T13"><text:note text:id="ftn17" text:note-class="endnote"><text:note-citation>xvii</text:note-citation><text:note-body><text:p text:style-name="Endnote"><text:span text:style-name="T21"><text:s/>Amnon Rubinstein</text:span><text:alphabetical-index-mark text:string-value=" " text:key1="Rubinstein, Amnon"/><text:span text:style-name="T21">, </text:span><text:span text:style-name="T22">The Zionist Dream Revisited, </text:span><text:span text:style-name="T21">s. 84.</text:span></text:p></text:note-body></text:note></text:span></text:p>
      <text:p text:style-name="P79"><text:span text:style-name="T16">Tüm bu gelişmeler, İsrail toplumunda dış dünyaya karşı büyük bir tep­ki ve güvensizlik doğmasına neden oldu. İsrailliler,</text:span><text:span text:style-name="T17"> goyim</text:span><text:span text:style-name="T16">'in (Yahudi-ol­mayanlar) asla Yahudiler</text:span><text:alphabetical-index-mark text:string-value=" " text:key1="Yahudiler"/><text:span text:style-name="T16">'e dost olamayacağı şeklindeki eski Yahudi inan­çlarına geri döndüler. Amnon Rubinstein</text:span><text:alphabetical-index-mark text:string-value=" " text:key1="Rubinstein, Amnon"/><text:span text:style-name="T16">, bu psikolojinin, o yıllarda İsrail'de çok yaygın olan bir şarkı tarafından özetlendiğine dikkat çekiyor:</text:span></text:p>
      <text:p text:style-name="P30">Tüm dünya bizim karşımızda</text:p>
      <text:p text:style-name="P30">Bu eski bir hikayedir aslında</text:p>
      <text:p text:style-name="P30">Bize atalarımız tarafından öğretilen</text:p>
      <text:p text:style-name="P30">Ve söylenip birlikte dans edilmesi gereken...</text:p>
      <text:p text:style-name="P30">... Eğer tüm dünya bize karşı ise</text:p>
      <text:p text:style-name="P30">Hiç umurumuzda değil</text:p>
      <text:p text:style-name="P30">Eğer tüm dünya bize karşı ise,</text:p>
      <text:p text:style-name="P104"><text:span text:style-name="T11">Tüm dünyanın canı cehenneme!...</text:span><text:span text:style-name="T13"><text:note text:id="ftn18" text:note-class="endnote"><text:note-citation>xviii</text:note-citation><text:note-body><text:p text:style-name="Endnote"><text:span text:style-name="T22">Ibid., </text:span><text:span text:style-name="T21">s. 82.</text:span></text:p></text:note-body></text:note></text:span></text:p>
      <text:p text:style-name="P69"/>
      <text:p text:style-name="P79"><text:span text:style-name="T11">Bu "tüm dünya"ya, Rubinstein</text:span><text:alphabetical-index-mark text:string-value=" " text:key1="Rubinstein, Amnon"/><text:span text:style-name="T11">'ın da vurguladığı gibi, bir tek </text:span><text:span text:style-name="T3">abd</text:span><text:alphabetical-index-mark text:string-value=" " text:key1="ABD"/><text:span text:style-name="T11"> ve bir de Hollanda</text:span><text:alphabetical-index-mark text:string-value=" " text:key1="Hollanda"/><text:span text:style-name="T11"> dahil değildi.</text:span><text:span text:style-name="T13"><text:note text:id="ftn19" text:note-class="endnote"><text:note-citation>xix</text:note-citation><text:note-body><text:p text:style-name="P113">Ibid.</text:p></text:note-body></text:note></text:span><text:span text:style-name="T11"> Bunun dışındaki tüm ülkeler, "İsrail'in yok ol­masını isteyenler ve yok olmasına engel olmayacaklar" sınıfına giriyorlardı. "Kuşatılma" duygusu, global düzeyde kaplıyordu Yahudi Devleti'ni. </text:span></text:p>
      <text:p text:style-name="P79"><text:soft-page-break/><text:span text:style-name="T11">"İsrail'in kendinden başka dostu yok", sloganı ile de özetlenen bu sos­yo-psikoloji, 67</text:span><text:alphabetical-index-mark text:string-value=" " text:key1="Altı Gün Savaşı"/><text:span text:style-name="T11">'deki büyük askeri zaferin "Hıttin Korkusu"nu yok etmesine engel oldu. İsrail uluslararası alanda bir "parya devlet" haline geldikçe, Yahu­di toplumunda kuşatılma duygusu ve endişe yayılıyordu. Nitekim, askeri za­fer de çok geçmeden "güme gitti".</text:span></text:p>
      <text:p text:style-name="P21"/>
      <text:p text:style-name="P21"/>
      <text:p text:style-name="P84"><text:span text:style-name="T35">Yom Kippur</text:span><text:alphabetical-index-mark text:string-value=" " text:key1="Yom Kippur Savaşı (1973)"/><text:span text:style-name="T35"> Depremi</text:span></text:p>
      <text:p text:style-name="P66"/>
      <text:p text:style-name="P79"><text:span text:style-name="T11">Nasır</text:span><text:alphabetical-index-mark text:string-value=" " text:key1="Nasır"/><text:span text:style-name="T11">, Altı Gün Savaşı</text:span><text:alphabetical-index-mark text:string-value=" " text:key1="Altı Gün Savaşı (1967)"/><text:span text:style-name="T11">'nda yaşadığı hezimetin şokunu atlattıktan son­ra, "yeni Selahaddin</text:span><text:alphabetical-index-mark text:string-value=" " text:key1="Selahaddin"/><text:span text:style-name="T11">" olabilmek bir kez daha için kolları sıvadı. Nisan 1968'­de, kaybettiği onuru ve toprakları Mısır</text:span><text:alphabetical-index-mark text:string-value=" " text:key1="Mısır"/><text:span text:style-name="T11">'a kazandırmak için üç aşamalı bir stra­teji açıkladı. Buna göre, önce Mısır ordusu yeniden güçlendirilecek, "cay­dırıcı savunma" uygulamalarına gidilecek ve sonunda "saldırganlığın geri püs­kürtülmesi", yani 67'de kaybedilen toprakların—ve belki de daha da faz­lasının—geri alınması gerçekleşecekti. Kısacası, Mısır yeni bir savaşın ha­zırlığına başlamıştı.</text:span></text:p>
      <text:p text:style-name="P79"><text:span text:style-name="T11">Soyvet</text:span><text:alphabetical-index-mark text:string-value=" " text:key1="Soyvetler Birliği"/><text:span text:style-name="T11"> silahları ile ordusunu tahkim eden Nasır</text:span><text:alphabetical-index-mark text:string-value=" " text:key1="Nasır"/><text:span text:style-name="T11">, Mart 1969'da Altı Gün Savaşı</text:span><text:alphabetical-index-mark text:string-value=" " text:key1="Altı Gün Savaşı (1967)"/><text:span text:style-name="T11">'nı bitiren ateşkesi tanımadığını açıkladı ve aylar sürecek olan dü­şük yoğunluklu bir "yıpratma savaşı"</text:span><text:alphabetical-index-mark text:string-value=" " text:key1="Yıpratma Savaşı (Mısır-İsrail)"/><text:span text:style-name="T11">na başladı. İsrail hedeflerine aylar bo­yunca düzenlenen küçük çaplı saldırılar, ancak Mısır</text:span><text:alphabetical-index-mark text:string-value=" " text:key1="Mısır"/><text:span text:style-name="T11">'ın Kanal boyundaki şe­hirlerinin İsrail uçakları ve ağır topçusu tarafından bombalanması ile sona er­di. Mısır, İsrail'le yeniden ateşkes imzalamak zorunda kaldı.</text:span></text:p>
      <text:p text:style-name="P79"><text:span text:style-name="T11">Tüm bu olaylar, İsrailli liderleri sahte bir güvenlik hissine kaptırdı. Az ön­ce değindiğimiz gibi, İsrail'in askeri yönden "yenilemez" olduğuna ve daha­sı Araplar'ın bir daha kendilerine asla saldırmaya cesaret edemeyecekleri­ne dair bir tür batıl inanca kapıldılar. Golda Meir</text:span><text:alphabetical-index-mark text:string-value=" " text:key1="Meir, Golda"/><text:span text:style-name="T11">-Moşe Dayan</text:span><text:alphabetical-index-mark text:string-value=" " text:key1="Dayan, Moşe"/><text:span text:style-name="T11"> ikilisi tara­fından yönetilen hükümet, Mısır</text:span><text:alphabetical-index-mark text:string-value=" " text:key1="Mısır"/><text:span text:style-name="T11">'da Enver Sedat</text:span><text:alphabetical-index-mark text:string-value=" " text:key1="Sedat, Enver"/><text:span text:style-name="T11">'ın 1970'da iktidara gelişiyle ya­şa­nan rasyonel değişikliğin üzerinde de fazla durmadı.</text:span></text:p>
      <text:p text:style-name="P79"><text:soft-page-break/><text:span text:style-name="T14">Ve 1973'e gelindi. İsrail gizli servislerinden ve askeri uzmanlarından gelen bazı raporlarda, Araplar'ın yoğun bir silahlanma faaliyeti içinde ol­duk­ları ve bir saldırı başlatabilecekleri bildiriliyordu. Ancak hükümet bun­ları fazla ciddiye almadı. Ciddi bir hata yaptığı da bir süre sonra ortaya çıktı: Yahudiler</text:span><text:alphabetical-index-mark text:string-value=" " text:key1="Yahudiler"/><text:span text:style-name="T14">'in Yom Kippur</text:span><text:alphabetical-index-mark text:string-value=" " text:key1="Yom Kippur Savaşı (1973)"/><text:span text:style-name="T14"> bayramı sırasında, 6 Ekim günü, Mısır</text:span><text:alphabetical-index-mark text:string-value=" " text:key1="Mısır"/><text:span text:style-name="T14"> ve Suriye</text:span><text:alphabetical-index-mark text:string-value=" " text:key1="Suriye"/><text:span text:style-name="T14"> or­du­ları ani bir </text:span><text:span text:style-name="T15">blitzkrieg</text:span><text:span text:style-name="T14"> başlattılar. Mısır ordusu, Kanal'ı geçip İsrail kon­trolü altındaki Sina</text:span><text:alphabetical-index-mark text:string-value=" " text:key1="Sina Yarımadası"/><text:span text:style-name="T14">'ya girerek 67 savaşı</text:span><text:alphabetical-index-mark text:string-value=" " text:key1="Altı Gün Savaşı (1967)"/><text:span text:style-name="T14">ndan sonra oluşturulmuş olan ve "ge­çilemez" sayılan "Bar-Lev Hattı</text:span><text:alphabetical-index-mark text:string-value=" " text:key1="Bar-Lev Hattı"/><text:span text:style-name="T14">"nı yarmaya başladı. Suriye ise başarılı bir o­perasyonla Golan</text:span><text:alphabetical-index-mark text:string-value=" " text:key1="Golan Tepeleri"/><text:span text:style-name="T14"> Tepeleri'nde ciddi bir ilerleme kaydetti. İsrailliler, bir an­da büyük bir şok yaşadılar; "denize dökülme" korkusu, ya da öteki adıyla "Hıt­tin Korkusu", bir gecede tüm İsrail'i sardı. Askerler, kutsal Yom Kippur</text:span><text:alphabetical-index-mark text:string-value=" " text:key1="Yom Kippur Savaşı (1973)"/><text:span text:style-name="T14">'­u kutlamak için toplandıkları sinagoglardan apar topar cepheye yollandılar, İsrail radyosu ise Yom Kippur</text:span><text:alphabetical-index-mark text:string-value=" " text:key1="Yom Kippur Savaşı (1973)"/><text:span text:style-name="T14">'da geleneksel olarak koruduğu sessizliğini bo­zarak alarm verdi. Savunma Bakanı Moşe Dayan</text:span><text:alphabetical-index-mark text:string-value=" " text:key1="Dayan, Moşe"/><text:span text:style-name="T14">, savaşın ikinci günü her iki cepheyi de gezdiğinde büyük bir ümitsizliğe kapılmış ve "Üçüncü Tapı­nak</text:span><text:alphabetical-index-mark text:string-value=" " text:key1="&quot;Üçüncü Tapınak&quot;"/><text:span text:style-name="T14">'ın yok edilişi" olasılığından söz etmişti.</text:span><text:span text:style-name="T13"><text:note text:id="ftn20" text:note-class="endnote"><text:note-citation>xx</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text:span><text:span text:style-name="T21">Liaison</text:span><text:span text:style-name="T22">: The Inside Story of the US-Israeli Covert Relationship</text:span><text:span text:style-name="T21">. Harper Collins Publishers, New York, 1991, s. 173</text:span></text:p></text:note-body></text:note></text:span><text:span text:style-name="T14"> (Hz. Süleyman</text:span><text:alphabetical-index-mark text:string-value=" " text:key1="Süleyman, Hz."/><text:span text:style-name="T14"> tarafından inşa e­di­len Kudüs'teki Tapınak, tarihte iki kez yok edilmiştir. Bugün bazı dinci İs­railliler, Yahudi Devleti'ni "Üçüncü Tapınak</text:span><text:alphabetical-index-mark text:string-value=" " text:key1="&quot;Üçüncü Tapınak&quot;"/><text:span text:style-name="T14">" olarak yorumlarlar). Bu pa­nik atmosferi içinde İsrailliler, "son koz"ları olan nükleer silahlar</text:span><text:alphabetical-index-mark text:string-value=" " text:key1="nükleer silahlar (İsrail)"/><text:span text:style-name="T14">ını kul­lan­mayı düşündüler; Necef Çölü'nün derinliklerindeki nükleer başlıklı Jericho fü­zeleri, ateşlemeye hazır hale getirildi.</text:span><text:span text:style-name="T13"><text:note text:id="ftn21" text:note-class="endnote"><text:note-citation>xxi</text:note-citation><text:note-body><text:p text:style-name="Endnote"><text:span text:style-name="T22">Ibid., </text:span><text:span text:style-name="T21">s. 173</text:span></text:p></text:note-body></text:note></text:span><text:span text:style-name="T14"> </text:span></text:p>
      <text:p text:style-name="P79"><text:span text:style-name="T14">Ancak </text:span><text:span text:style-name="T15">Zahal</text:span><text:span text:style-name="T14"> (İsrail Ordusu), büyük kayıplar vererek de olsa, 9 Ekim günü Arap ilerleyişini konvansiyonel silahlarıyla durdurdu. Bir süre sonra da Suriye</text:span><text:alphabetical-index-mark text:string-value=" " text:key1="Suriye"/><text:span text:style-name="T14"> ordusunu Golan</text:span><text:alphabetical-index-mark text:string-value=" " text:key1="Golan Tepeleri"/><text:span text:style-name="T14">'dan püskürttü. Buna karşın çok daha güçlü ve stratejik konumu daha avantajlı olan Mısır</text:span><text:alphabetical-index-mark text:string-value=" " text:key1="Mısır"/><text:span text:style-name="T14"> ordusuyla yapılan savaş</text:span><text:alphabetical-index-mark text:string-value=" " text:key1="Yom Kippur Savaşı (1973)"/><text:span text:style-name="T14"> uzun sürdü. İki taraf arasında Sina</text:span><text:alphabetical-index-mark text:string-value=" " text:key1="Sina Yarımadası"/><text:span text:style-name="T14"> yarımadasında yapılan ve çok kanlı geçen tank sa­vaşını İsrail'in lehine çeviren en büyük faktör ise, genel kabule göre, sa­va­şın ikinci gününden itibaren Washington'ın İsrail'e yaptığı yoğun silah sev­­kiyatıydı. </text:span></text:p>
      <text:p text:style-name="P79"><text:soft-page-break/><text:span text:style-name="T14">O tarihe dek </text:span><text:span text:style-name="T4">abd</text:span><text:alphabetical-index-mark text:string-value=" " text:key1="ABD"/><text:span text:style-name="T14">'nin yapmış olduğu bu en büyük silah sevkiyatı, İs­rail'in Washington'daki en önemli dostu olan Dışişleri Bakanı Henry Kis­sin­ger</text:span><text:alphabetical-index-mark text:string-value=" " text:key1="Kissinger, Henry"/><text:span text:style-name="T14"> tarafından organize edilmişti. 7 Ekim günü küçük uçaklarla başlayan yar­­dım, 13 Ekim'den itibaren dev bir kampanyaya dönüştü ve savaşın sona er­­mesinden sonra üç hafta daha devam etti. Amerikan Hava Kuvvetleri'nin en büyük nakliye uçakları olan C-5 ve C-141'lerin içinde, 22,497 ton ağır si­lah ve cephane sevk edildi. 26 bin askeri ve sivil personelin görev aldığı bu dev sevkiyat, Amerikan ordusunun, 1990'daki Körfez Savaşı</text:span><text:alphabetical-index-mark text:string-value=" " text:key1="Körfez Savaşı"/><text:span text:style-name="T14"> hariç, tarihte yap­­tığı en büyük havadan transferdi. Transfer o denli yoğundu ki, bir yo­ru­ma göre, "Amerika ile İsrail arasındaki gökyüzü, dev nakliye uçaklarıyla ka­rar­mış" durumdaydı.</text:span><text:span text:style-name="T13"><text:note text:id="ftn22" text:note-class="endnote"><text:note-citation>xxii</text:note-citation><text:note-body><text:p text:style-name="Endnote"><text:span text:style-name="T22">Ibid., </text:span><text:span text:style-name="T21">s. 174</text:span></text:p></text:note-body></text:note></text:span></text:p>
      <text:p text:style-name="P79"><text:span text:style-name="T14">Bu silah sevkiyatı, askeri yönden olduğu kadar, hatta belki de daha çok, moral yönünden İsrailliler'e yaramıştı. Sevkiyatı düzenleyen üst düzey bir Amerikan subayına göre, "İsrailliler askeri açıdan silahlara o kadar da muh­­taç değildiler; bu aslında psikolojik ve moral destek olarak önem ta­şı­yordu."</text:span><text:span text:style-name="T13"><text:note text:id="ftn23" text:note-class="endnote"><text:note-citation>xxiii</text:note-citation><text:note-body><text:p text:style-name="P113">Ibid.</text:p></text:note-body></text:note></text:span><text:span text:style-name="T14"> Herkesin ortak görüşü, Tel-Aviv'in hemen dışındaki Lod Hava­a­la­nı'na uçan dev nakliye uçaklarının görüntüsünün, İsrail halkının moral du­rumu üzerinde "hesaplanamaz bir etki" yarattığı yönündeydi.</text:span><text:span text:style-name="T13"><text:note text:id="ftn24" text:note-class="endnote"><text:note-citation>xxiv</text:note-citation><text:note-body><text:p text:style-name="Endnote"><text:span text:style-name="T22">Ibid., </text:span><text:span text:style-name="T21">s. 175</text:span></text:p></text:note-body></text:note></text:span><text:span text:style-name="T14"> Kısacası sev­kiyat, asıl olarak "Hıttin Korkusu"nun yenilmesine yaramıştı.</text:span></text:p>
      <text:p text:style-name="P79"><text:span text:style-name="T14">İsrail, 26 Ekim günü fiili olarak sona eren savaşla birlikte derin bir nefes aldı. Araplar, geri aldıkları topraklardan yeniden püskürtülmüşler ve "de­nize dökülme" tehlikesi atlatılmıştı. Ancak bu bile İsrailliler için yeterli ola­madı. Arap ordularının bir kaç gün süren ilerleyişi dahi büyük bir psiko­lojik şok yaratmıştı. Bunun yanında, 2,700 İsrail askeri yaşamını yitirmişti, 3 mil­yonun biraz üzerinde bir nüfusa sahip olan bir ülke için çok büyük ra­kamdı bu. Bu kayıp, ülke nüfusuna oranlanırsa, 170 bin Amerikan askerinin öl­mesiyle eşdeğerdi.</text:span><text:span text:style-name="T13"><text:note text:id="ftn25" text:note-class="endnote"><text:note-citation>xxv</text:note-citation><text:note-body><text:p text:style-name="Endnote"><text:span text:style-name="T21"><text:s/>Dan Raviv &amp; Yossi Melman, </text:span><text:span text:style-name="T22">Every Spy a Prince, </text:span><text:span text:style-name="T21">s. 212.</text:span></text:p></text:note-body></text:note></text:span></text:p>
      <text:p text:style-name="P79"><text:span text:style-name="T14"><text:s/>Dahası, Yom Kippur</text:span><text:alphabetical-index-mark text:string-value=" " text:key1="Yom Kippur Savaşı (1973)"/><text:span text:style-name="T14">'un ardından, İsrail'in uluslararası topluluktan gör­düğü tepki de iyice arttı. Üçüncü Dünya ülkeleri, İsrail'i çok şiddetli bir bi­çimde protesto ettiler. Batılı ülkelerin —</text:span><text:span text:style-name="T4">abd</text:span><text:alphabetical-index-mark text:string-value=" " text:key1="ABD"/><text:span text:style-name="T14"> </text:span><text:soft-page-break/><text:span text:style-name="T14">hariç— İsrail'e karşı koyduk­la­rın tavır daha da sertleşti. "Kuşatılma" duygusu, Birleşmiş Milletler</text:span><text:alphabetical-index-mark text:string-value=" " text:key1="Birleşmiş Milletler"/><text:span text:style-name="T14"> Genel Ku­rulu'nun aldığı "Siyonizm</text:span><text:alphabetical-index-mark text:string-value=" " text:key1="Siyonizm"/><text:span text:style-name="T14"> ırkçılıktır" kararıyla yeni bir gerekçe daha bul­du.</text:span></text:p>
      <text:p text:style-name="P79"><text:span text:style-name="T14">Tüm bunlar, İsrail'deki "ulusal sinir bozukluğu"nun dozunu iyice yükseltti. Bir taraftan İsrail'i kınayan ve giderek bir "parya devlet" haline ge­tiren uluslararası topluluğa ve özellikle de Üçüncü Dünya ülkelerine du­yu­lan tepki, öte taraftan Araplar'ın Yom Kippur</text:span><text:alphabetical-index-mark text:string-value=" " text:key1="Yom Kippur Savaşı (1973)"/><text:span text:style-name="T14"> sırasında elde ettikleri geçici ba­­şa­­rının yarattığı histeri, İsrail toplumunu derinden etkiledi. Golda Meir</text:span><text:alphabetical-index-mark text:string-value=" " text:key1="Meir, Golda"/><text:span text:style-name="T14">'in Baş­bakanlığındaki İşçi Partisi</text:span><text:alphabetical-index-mark text:string-value=" " text:key1="İşçi Partisi (İsrail)"/><text:span text:style-name="T14"> hükümeti istifa etti ve yerine 67 savaşı</text:span><text:alphabetical-index-mark text:string-value=" " text:key1="Altı Gün Savaşı (1967)"/><text:span text:style-name="T14">nın "mu­­zaffer komutanı" Yitzhak Rabin</text:span><text:alphabetical-index-mark text:string-value=" " text:key1="Rabin, Yitzhak"/><text:span text:style-name="T14"> kabineyi kurdu. Ancak bu bile İşçi Par­tisi</text:span><text:alphabetical-index-mark text:string-value=" " text:key1="İşçi Partisi (İsrail)"/><text:span text:style-name="T14">'ni "Yom Kippur</text:span><text:alphabetical-index-mark text:string-value=" " text:key1="Yom Kippur Savaşı (1973)"/><text:span text:style-name="T14"> depremi"nden kurtaramadı; 1977 yılındaki seçimleri İs­rail tarihinde ilk kez sağ bir Parti (Likud</text:span><text:alphabetical-index-mark text:string-value=" " text:key1="Likud Bloku"/><text:span text:style-name="T14">) kazandı. </text:span></text:p>
      <text:p text:style-name="P79"><text:span text:style-name="T14">"Yom Kippur</text:span><text:alphabetical-index-mark text:string-value=" " text:key1="Yom Kippur Savaşı (1973)"/><text:span text:style-name="T14"> depremi", İsrailliler'e, yenilmez ve yerinden sökülmez bir askeri güç olmadıklarını, ancak başka bir ülkenin (</text:span><text:span text:style-name="T4">abd</text:span><text:alphabetical-index-mark text:string-value=" " text:key1="ABD"/><text:span text:style-name="T14">'nin) büyük yar­dımları sayesinde varlığını koruyabilen ve daimi tehdit altında bulunan bir "ada" olduklarını hissettirdi. Altı Gün Savaşı</text:span><text:alphabetical-index-mark text:string-value=" " text:key1="Altı Gün Savaşı (1967)"/><text:span text:style-name="T14"> öncesinde Başbakan Moşe Arens</text:span><text:alphabetical-index-mark text:string-value=" " text:key1="Arens, Moşe"/><text:alphabetical-index-mark text:string-value=" " text:key1="Arens, Moşe"/><text:span text:style-name="T14">, "ölümle bizim aramızda sadece </text:span><text:span text:style-name="T15">Zahal</text:span><text:span text:style-name="T14"> duruyor, yalnızca </text:span><text:span text:style-name="T15">Zahal</text:span><text:span text:style-name="T14">" demiş­ti</text:span><text:span text:style-name="T13"><text:note text:id="ftn26" text:note-class="endnote"><text:note-citation>xxvi</text:note-citation><text:note-body><text:p text:style-name="Endnote"><text:span text:style-name="T21"><text:s/>Edward Bernard Glick, </text:span><text:span text:style-name="T22">Between Israel and Death</text:span><text:span text:style-name="T21">, s. 13.</text:span></text:p></text:note-body></text:note></text:span><text:span text:style-name="T14">; şimdi ise </text:span><text:span text:style-name="T15">Zahal</text:span><text:span text:style-name="T14"> bile yetmiyordu, </text:span><text:span text:style-name="T4">abd</text:span><text:span text:style-name="T14">'nin yoğun desteğine ihtiyaç vardı. Oy­sa </text:span><text:span text:style-name="T4">abd</text:span><text:span text:style-name="T14"> bir gün İsrail'i desteklemekten vazgeçebilir, ya da bunu yapacak gü­cü yitirebilirdi. Yom Kippur</text:span><text:alphabetical-index-mark text:string-value=" " text:key1="Yom Kippur Savaşı (1973)"/><text:span text:style-name="T14"> sonrası dönemde, Tevrat'ın Tekvin kitabın­dan alınarak İsrail'de hemen her dükkana ya da arabaya yapıştırılan "Sakın kor­ku duyma, ey Benim kulum Yakub" mesajı, bu korkunun bir ifadesiydi.</text:span><text:span text:style-name="T13"><text:note text:id="ftn27" text:note-class="endnote"><text:note-citation>xxvii</text:note-citation><text:note-body><text:p text:style-name="Endnote"><text:span text:style-name="T21"><text:s/>Amnon Rubinstein</text:span><text:alphabetical-index-mark text:string-value=" " text:key1="Rubinstein, Amnon"/><text:span text:style-name="T21">. </text:span><text:span text:style-name="T22">The Zionist Dream Revisited,</text:span><text:span text:style-name="T21"> s. 82.</text:span></text:p></text:note-body></text:note></text:span></text:p>
      <text:p text:style-name="P79"><text:span text:style-name="T14">Ve sonuçta "Yom Kippur</text:span><text:alphabetical-index-mark text:string-value=" " text:key1="Yom Kippur Savaşı (1973)"/><text:span text:style-name="T14"> Depremi", İsrailliler'i geri adım atmaya zorladı. İsrail karşıtı Arap cephesinin en önemlisi olan Mısır</text:span><text:alphabetical-index-mark text:string-value=" " text:key1="Mısır"/><text:span text:style-name="T14">'ı tehlike olmaktan çıkarmak için Sina</text:span><text:alphabetical-index-mark text:string-value=" " text:key1="Sina Yarımadası"/><text:span text:style-name="T14">'yı geri vermeyi kabullendiler ve 1979'da imzalanan Camp Da­vid</text:span><text:alphabetical-index-mark text:string-value=" " text:key1="Camp David Barışı"/><text:span text:style-name="T14"> Barışı ile de bu geri adım hayata geçirildi. Mısır'ın İsrail-karşıtı cep­heden böylece çekilmesi, Yahudi Devleti'nin "denize dökülme" endişesine önemli bir tedavi sağlamış gibiydi. </text:span></text:p>
      <text:p text:style-name="P79"><text:soft-page-break/><text:span text:style-name="T14">Ancak Camp David</text:span><text:alphabetical-index-mark text:string-value=" " text:key1="Camp David Barışı"/><text:span text:style-name="T14">'den sadece bir kaç ay sonra gerçekleşen bir başka önemli olay, İsrail'e yönelik yeni ve büyük bir tehdidin de çekirdeğini içinde ba­rındırıyordu. İsrail'in çok yakın bir müttefiki olan İran</text:span><text:alphabetical-index-mark text:string-value=" " text:key1="İran"/><text:span text:style-name="T14"> diktatörü Şah</text:span><text:alphabetical-index-mark text:string-value=" " text:key1="Pehlevi, Şah Muhammed Rıza"/><text:span text:style-name="T14"> Rıza Peh­levi devrilmiş ve yerine oldukça radikal bir "dünya görüşü"ne ve dış po­litika anlayışına sahip olan İran İslam Cumhuriyeti kurulmuştu. Devrimin li­der­­liğini yapan Ayetullah Humeyni</text:span><text:alphabetical-index-mark text:string-value=" " text:key1="Humeyni, Ayetullah"/><text:span text:style-name="T14">, </text:span><text:span text:style-name="T4">abd</text:span><text:alphabetical-index-mark text:string-value=" " text:key1="ABD"/><text:span text:style-name="T14">'yi "Büyük Şeytan" ilan etmiş ve tüm müslümanları ona karşı mücadele etmeye çağırmıştı. "Büyük Şeytan"ın Or­tadoğu'daki uzantısı görünümündeki İsrail de, yeni İran'ın açtığı bu "ci­had"dan payını alacaktı. İki yıl sonra, yeryüzünde İsrail ile barış imzalamış o­lan yegane lider, yani Enver Sedat</text:span><text:alphabetical-index-mark text:string-value=" " text:key1="Sedat, Enver"/><text:span text:style-name="T14">, bu "ihaneti" nedeniyle cezalandırıldı ve Yom Kippur</text:span><text:alphabetical-index-mark text:string-value=" " text:key1="Yom Kippur Savaşı (1973)"/><text:span text:style-name="T14"> Savaşı'nın yıldönümü nedeniyle yapılan bir askeri geçit töreni sırasında profesyonelce tasarlanmış bir suikaste kurban gitti. </text:span></text:p>
      <text:p text:style-name="P79"><text:span text:style-name="T14">Ortadoğu İsrail için "güvenli" değildi ve asla da öyle olmayacaktı. Sedat</text:span><text:alphabetical-index-mark text:string-value=" " text:key1="Sedat, Enver"/><text:span text:style-name="T14">'ın öldürülmesinden bir yıl sonra İsrail ordusu, uzun zamandır kendisi için büyük bir sorun haline gelmiş olan Filistin Kurtuluş Örgütü'nü (</text:span><text:span text:style-name="T4">fkö</text:span><text:alphabetical-index-mark text:string-value=" " text:key1="FKÖ"/><text:span text:style-name="T14">) çö­kertmek amacıyla Lübnan</text:span><text:alphabetical-index-mark text:string-value=" " text:key1="Lübnanİsrail tarafından işgali"/><text:alphabetical-index-mark text:string-value=" " text:key1="Lübnan"/><text:span text:style-name="T14">'a girdi. </text:span><text:span text:style-name="T4">fkö</text:span><text:span text:style-name="T14">, 1990'larda İsrail'le uzlaşmaya ya­na­şacak, ama bu kez de az önce sözünü ettiğimiz yeni tehdid, yani İran</text:span><text:alphabetical-index-mark text:string-value=" " text:key1="İran"/><text:span text:style-name="T14"> ve İran tarafından desteklenen direniş örgütleri İsraillerin uykularını kaçırmaya başlayacaktı. </text:span></text:p>
      <text:p text:style-name="P70">Yahudi Devleti, bir türlü etrafı tarafından kabul edilmiyor, bir türlü "em­niyet" bulamıyordu. Çünkü bu coğrafyaya kan dökerek girmişti ve kan dök­meye devam ediyordu. Ortadoğu'daki "bünye" tarafından kabul edilme­si, eşyanın tabiatına aykırıydı. </text:p>
      <text:p text:style-name="P70"/>
      <text:p text:style-name="P70"/>
      <text:h text:style-name="P57" text:outline-level="7">Hıttin Korkusu'nun Aşılamazlığı</text:h>
      <text:p text:style-name="P82"/>
      <text:p text:style-name="P70">Önceki sayfalarda göz attığımız İsrail'in kısa tarihi, bizlere "Hıttin Kor­kusu"nun, ya da denize dökülme korkusunun İsrail için daimi bir endişe ol­duğunu ve asla yok olmayacağını göstermektedir. <text:soft-page-break/>Yahudi Devleti, kurul­duğu günden bu yana tehdit altındadır ve bunu ne savaşla ne de barışla aşa­ma­maktadır. Aşamaz, çünkü "barış"ları gerçek birer barış değildir. Hıttin Kor­kusu'nu hafifletmek için düzenlenmiş birer "taktik geri adım"dırlar. İçine gir­diği ve çok ciddi bir biçimde yaraladığı "bünye" de bunun farkındadır. </text:p>
      <text:p text:style-name="P79"><text:span text:style-name="T14">Bu bünye, hiç bir zaman İsrail'i kabul etmeyecek ve onu dışarı atmak için fırsat kollayacaktır. İsrail de bu gerçeğin çok iyi farkındadır. </text:span><text:span text:style-name="T15">Pax America</text:span><text:span text:style-name="T14">­</text:span><text:span text:style-name="T15">na</text:span><text:span text:style-name="T14">'nın ağırlığı sayesinde gerçekleşen "barış süreci" gibi yapay düzenleme­lerin kendisini asla kurtaramayacağını, ancak zaman kazanmasına ya­ra­ya­ca­ğı­nı da gayet iyi bilmektedir. </text:span></text:p>
      <text:p text:style-name="P79"><text:span text:style-name="T14">İsrail şimdiye dek varlığını sürdürmüştür ve halen sürdürmektedir, çün­kü arkasında </text:span><text:span text:style-name="T4">abd</text:span><text:alphabetical-index-mark text:string-value=" " text:key1="ABD"/><text:span text:style-name="T14">'nin ezici gücü vardır. Oysa tarih, İsrail'i bu avantajdan ma­hrum bırakabilir. 20 sene sonra, 30 sene sonra, 50 sene sonra nasıl bir dün­ya ve Ortadoğu tablosunun ortaya çıkacağını kestirmek mümkün değil­dir. </text:span><text:span text:style-name="T4">abd</text:span><text:span text:style-name="T14"> zayıflayabilir, yüzyılın başında İngiltere</text:span><text:alphabetical-index-mark text:string-value=" " text:key1="İngiltere"/><text:span text:style-name="T14">'nin başına gelen gerileme sü­re­ci­ni yaşayarak bir "süper güç"ten normal bir Batılı devlete dönüşebilir. Ni­tekim, çoğu "futurist" yoruma göre, </text:span><text:span text:style-name="T4">abd</text:span><text:span text:style-name="T14">, düşüşün başlangıcındadır. </text:span><text:span text:style-name="T4">abd</text:span><text:span text:style-name="T14">'­nin bir süper güç olmaktan çıkması ise, İsrail için tehlike çanlarının çal­ması demektir. </text:span></text:p>
      <text:p text:style-name="P79"><text:span text:style-name="T14">İsrail için </text:span><text:span text:style-name="T4">abd</text:span><text:alphabetical-index-mark text:string-value=" " text:key1="ABD"/><text:span text:style-name="T14">'nin global gücünün zayıflamasından daha da korkunç olan bir başka ihtimal daha vardır; İsrail düşmanlarının global gücünün art­ması. Yahudi Devleti'nin en büyük endişesi, Müslüman ve Ortadoğulu bir dev­­letin, kendisiyle boy ölçüşecek bir güce ve kendisine antipati duyacak "ra­dikal" bir rejime sahip olmasıdır. Böyle bir güç, İsrail'e tepki duyan Orta­doğu halklarını birleştirip güçlü bir anti-İsrail cephe oluşturmayı—bir za­man­lar Nasır</text:span><text:alphabetical-index-mark text:string-value=" " text:key1="Nasır"/><text:span text:style-name="T14">'ın deneyip de başaramadığı şeyi—başarabilir. </text:span></text:p>
      <text:p text:style-name="P79"><text:span text:style-name="T14">Bu, "yeni bir Selahaddin</text:span><text:alphabetical-index-mark text:string-value=" " text:key1="Selahaddin"/><text:span text:style-name="T14">" anlamına gelir ki, "yeni Haçlı Krallığı</text:span><text:alphabetical-index-mark text:string-value=" " text:key1="Haçlı Krallığı"/><text:span text:style-name="T14">" kim­liğindeki Yahudi Devleti'nin en büyük korkusudur. </text:span></text:p>
      <text:p text:style-name="P79"><text:span text:style-name="T14">İran</text:span><text:alphabetical-index-mark text:string-value=" " text:key1="İran"/><text:span text:style-name="T14">, 1979 devriminden bu yana, özellikle de 1991'den sonra, bu rolü oy­namaya çalışmaktadır. "İsrail yok olmalı" sloganı ile </text:span><text:soft-page-break/><text:span text:style-name="T14">hareket eden Tahran reji­mi ve onun desteklediği Lübnan</text:span><text:alphabetical-index-mark text:string-value=" " text:key1="Lübnan"/><text:span text:style-name="T14">lı ya da Filistin</text:span><text:alphabetical-index-mark text:string-value=" " text:key1="Filistin"/><text:span text:style-name="T14">'li silahlı örgütler —Hiz­bullah</text:span><text:alphabetical-index-mark text:string-value=" " text:key1="Hizbullah"/><text:span text:style-name="T14">, Hamas</text:span><text:alphabetical-index-mark text:string-value=" " text:key1="Hamas"/><text:span text:style-name="T14"> ve İslami Cihad</text:span><text:alphabetical-index-mark text:string-value=" " text:key1="İslami Cihad"/><text:span text:style-name="T14">— gerçekten de Yahudi Devleti için ciddi bir tehdit unsurudur. İsrail, İran'ın kuşatılması için bu yüzden bu denli ısrarlı dav­ranmakta, Amerika'nın İran'a karşı yürüttüğü politikayı bu nedenle kö­rüklemektedir. Tahran'ın nükleer silah</text:span><text:alphabetical-index-mark text:string-value=" " text:key1="nükleer silahlar (İran)"/><text:span text:style-name="T14"> programından da yine aynı nedenle son derece rahatsızdır. Çünkü sahip olduğu "Ortadoğu'daki tek nükleer güç" sı­fatı, ona "Hıttin Korkusu"na karşı her zaman için bir "son koz" şansı vermek­tedir. Oysa Tahran da nükleer silaha sahip olursa, İsrail ile eşitlenecek ve "karşılıklı caydırıcılık" ilkesi gereği İsrail'in "son koz"u da yok olacaktır. Ya­hudi Devleti, kendisini Ortadoğu'dan atmak için üstüne gelecek muhtemel bir orduya karşı yalnızca konvansiyonel bir savaş sürdürebilecektir ki, bu da her zaman için "Yom Kippur</text:span><text:alphabetical-index-mark text:string-value=" " text:key1="Yom Kippur Savaşı (1973)"/><text:span text:style-name="T14"> depremi"nin ilk üç gününü hatır­lat­mak­tadır. </text:span></text:p>
      <text:p text:style-name="P79"><text:span text:style-name="T14">İsrail'in, yalnızca İran</text:span><text:alphabetical-index-mark text:string-value=" " text:key1="İran"/><text:span text:style-name="T14">'a karşı değil, Ortadoğu'daki ve hatta tüm dünya­daki radikal İslami hareketlere karşı son derece katı bir politika savunma­sının, </text:span><text:span text:style-name="T4">abd</text:span><text:alphabetical-index-mark text:string-value=" " text:key1="ABD"/><text:span text:style-name="T14">'yi bu yönde manipüle etmesinin nedeni de yine budur. Yahudi Dev­leti, İslam'ın siyasi boyutunu, 1950'lerde Ortadoğu'yu radikalize eden "an­ti-emperyalist" dalgaya benzetmektedir. Dahası, İslam, sola göre çok da­ha köklü ve sağlam bir tehdittir; yalnızca Ortadoğu'yu değil, gerektiğinde tüm İslam dünyasını İsrail'e karşı birleştirebilir. İslam Konferansı Örgütü</text:span><text:alphabetical-index-mark text:string-value=" " text:key1="İslam Konferansı Örgütü"/><text:span text:style-name="T14">'­nün, Mescid-i Aksa</text:span><text:alphabetical-index-mark text:string-value=" " text:key1="Mescid-i Aksa"/><text:span text:style-name="T14">'nın bir kısmının Altı Gün Savaşı</text:span><text:alphabetical-index-mark text:string-value=" " text:key1="Altı Gün Savaşı (1967)"/><text:span text:style-name="T14">'ndaki işgal sonrasında ra­dikal bir Yahudi tarafından ateşe verilmesi üzerine kurulmuş olması son derece anlamlıdır. Eğer İsrail, Likud</text:span><text:alphabetical-index-mark text:string-value=" " text:key1="Likud Bloku"/><text:span text:style-name="T14">'daki radikallerin ve diğer dinci grup­la­rın açıkça savunduğu şeyi yapar ve "Üçüncü Tapınak</text:span><text:alphabetical-index-mark text:string-value=" " text:key1="&quot;Üçüncü Tapınak&quot;"/><text:span text:style-name="T14">"ı inşa etmek için Mes­cid-i Aksa'yı yıkarsa, tüm bir İslam dünyasıyla, hatta tüm bu dünyayı ken­di­si­ne karşı birleştirecek bir "cihad"la karşı karşıya kalacaktır. </text:span></text:p>
      <text:p text:style-name="P79"><text:span text:style-name="T14">Samuel Huntington</text:span><text:alphabetical-index-mark text:string-value=" " text:key1="Huntington, Samuel"/><text:span text:style-name="T14">'ın öngördüğü "Medeniyetler Çatışması"</text:span><text:alphabetical-index-mark text:string-value=" " text:key1="&quot;Medeniyetler Çatışması&quot; (Huntington)"/><text:span text:style-name="T14"> tezinin asıl olarak İsrail lobisi</text:span><text:alphabetical-index-mark text:string-value=" " text:key1="ABDve İsrail lobisi"/><text:span text:style-name="T14">nden destek görmesinin ve zaten İsrail kaynaklı olma­sının anlamı da budur. Yahudi Devleti, kendisi için en büyük tehdit olarak gör­düğü İslam dünyasını Batı ile çatıştırmak </text:span><text:soft-page-break/><text:span text:style-name="T14">istemektedir. Ya da, Kudüs İb­rani Üniversitesi'nden Israel Shahak</text:span><text:alphabetical-index-mark text:string-value=" " text:key1="Israel Shahak"/><text:alphabetical-index-mark text:string-value=" " text:key1="Shahak, Israel"/><text:span text:style-name="T14">'ın deyişiyle, "Anti-İslami bir Haçlı Sefe­ri"nin liderliğini yapmaya soyunmaktadır ve "İslami düşmana karşı giri­şilecek olan savaşta, Batı'nın öncülüğünü yapmak hedefinde"dir.</text:span><text:span text:style-name="T13"><text:note text:id="ftn28" text:note-class="endnote"><text:note-citation>xxviii</text:note-citation><text:note-body><text:p text:style-name="Endnote"><text:span text:style-name="T21"><text:s/>Israel Shahak</text:span><text:alphabetical-index-mark text:string-value=" " text:key1="Israel Shahak"/><text:alphabetical-index-mark text:string-value=" " text:key1="Shahak, Israel"/><text:span text:style-name="T21">, "Downturn in Rabin</text:span><text:alphabetical-index-mark text:string-value=" " text:key1="Rabin, Yitzhak"/><text:span text:style-name="T21">'s Popularity Has Several Causes", </text:span><text:span text:style-name="T22">Washington Report on Middle East Affair</text:span><text:alphabetical-index-mark text:string-value=" " text:key1="Washington Report on Middle East Affairs"/><text:span text:style-name="T22">s</text:span><text:span text:style-name="T21">, Mart 1995.</text:span></text:p></text:note-body></text:note></text:span><text:span text:style-name="T14"> </text:span></text:p>
      <text:p text:style-name="P70">İşte İsrail'in tüm uzun vadeli stratejisinin temeli, bu global denkleme da­yan­maktadır. Yahudi Devletinin, içinde bulunduğu Müslüman coğ­raf­ya­da kalması tarihin değişmez kurallarına aykırı bir durumdur. Doğal o­lan ge­lişim, "bünye"ye dışardan girmiş olan unsurun "doku uyuşmazlığı" ne­de­niyle reddedilmesi ve dışarı atılmasıdır. İsrail, bu tarihsel kadere meydan oku­maya çalışmaktadır.</text:p>
      <text:p text:style-name="P79"><text:span text:style-name="T14">Bu nedenle, İsrail asla "Hıttin Korkusu"nu aşamaz. Hayfa Üniversitesi'­nden Benjamin Beit-Hallahmi</text:span><text:alphabetical-index-mark text:string-value=" " text:key1="Hallahmi, Benjamin Beit"/><text:span text:style-name="T14">, bu yenilemez korkuya değinir ve şöyle der: </text:span></text:p>
      <text:p text:style-name="P32"><text:span text:style-name="T11">1187 yılındaki Hıttin Savaşı</text:span><text:alphabetical-index-mark text:string-value=" " text:key1="Hıttin Savaşı"/><text:span text:style-name="T11">, bugün Ortadoğu'daki hemen hiç kimse tara­fından unutulmuş değildir. Bu, Selahaddin</text:span><text:alphabetical-index-mark text:string-value=" " text:key1="Selahaddin"/><text:span text:style-name="T11">'in Haçlı ordusunu yendiği büyük sa­­vaş­tır. Hıttin bugün İsrail'de, Taberiye yakınlarındadır. Ancak bu büyük sa­va­ş­ın yapıldığı yere, yoldan geçenlere bu tarihsel olayı hatırlatacak hiç bir işa­ret, hiç bir yazı konulmamıştır. Çünkü İsraiilliler Hıttin'i hatırlamak iste­mez­ler, Hıttin hakkında düşünmek istemezler. Çünkü bu savaş, onlara Hıttin'in ye­­ni bir benzerinin kendi başlarına gelebileceği ihtimalini hatırlatmaktadır.</text:span><text:span text:style-name="T13"><text:note text:id="ftn29" text:note-class="endnote"><text:note-citation>xxix</text:note-citation><text:note-body><text:p text:style-name="P109"><text:span text:style-name="T21"><text:s/>Benjamin Beit-Hallahmi</text:span><text:alphabetical-index-mark text:string-value=" " text:key1="Hallahmi, Benjamin Beit"/><text:span text:style-name="T21">, </text:span><text:span text:style-name="T22">The</text:span><text:span text:style-name="T21"> </text:span><text:span text:style-name="T22">Israeli Connection</text:span><text:span text:style-name="T21">, s. 248.</text:span></text:p><text:p text:style-name="P105"/><text:p text:style-name="P105"/><text:p text:style-name="P114">İKİNCİ BÖLÜM: YAHUDİ İDEOLOJİSİ</text:p></text:note-body></text:note></text:span></text:p>
      <text:p text:style-name="P66">İsrail'in Ortadoğu'ya bakışını anlamak için öncelikle işte bu "Hıttin Korkusu"nun farkında olmak gerekir. Bugün pek çok insan, İsrail'in, ünlü "ba­­rış süreci" ile Ortadoğu'da istikrarın öncülüğünü yaptığını sanıyor ola­bilir. Oysa "barış süreci" bir strateji değil, bir taktiktir. Yahudi Devleti'nin, müs­takbel bir "Hıttin"i mümkün olduğunca geciktirmek, zaman kazanmak için kullandığı bir taktik...</text:p>
      <text:p text:style-name="P66">Peki ama acaba İsrail'in gerçekten de barışçı bir politika izlemesi ve Hıt­tın Korkusunu Araplar'la uzlaşarak aşması mümkün değil midir? İçinde yaşa­dığı yabancı coğrafyayla sürekli savaşmak yerine, o coğrafyadan "özür" di­lemesi, o coğrafyadaki insanlara karşı işlediği suçlar nedeniyle kendini affet­tirmesi ve "normal" bir devlet olarak yaşamını sürdürmesi mümkün olamaz mı?</text:p>
      <text:p text:style-name="P79"><text:span text:style-name="T11">Böyle bir uzlaşma mümkün olabilir, fakat çok büyük bir "diyet" ve "taz­minat"la: İsrail, Doğu Kudüs</text:span><text:alphabetical-index-mark text:string-value=" " text:key1="Doğu Kudüs"/><text:span text:style-name="T11">'ü terketmeli, hatta 1947 yılındaki BM</text:span><text:alphabetical-index-mark text:string-value=" " text:key1="BM"/><text:span text:style-name="T11"> pla­nında öngörülen topraklara dönmelidir. Onyıllardır kanlarını </text:span><text:soft-page-break/><text:span text:style-name="T11">akıttığı Orta­doğu halklarından da resmen "af" dilemeli ve—Almanya</text:span><text:alphabetical-index-mark text:string-value=" " text:key1="Almanya"/><text:span text:style-name="T11">'nın kuruluş yılla­rın­da İsrail'e ödediği dev tazminata benzer—bir "diyet" ödemelidir. </text:span></text:p>
      <text:p text:style-name="P79"><text:span text:style-name="T11">Peki İsrail bunu yapar mı? Hıttın Korkusu nedeniyle daimi bir savaş hali altında yaşamaktansa, büyük bir geri adım atmayı, tarihsel suçlarını itiraf etmeyi, Doğu Kudüs'ten ve Filistin</text:span><text:alphabetical-index-mark text:string-value=" " text:key1="Filistin"/><text:span text:style-name="T11">'in % 50'sinden çekilmeyi kabul eder mi? </text:span></text:p>
      <text:p text:style-name="P66">Bu kuşkusuz teorik olarak mümkündür, dahası İsrail açısından ras­yonel olan seçim de budur. Nitekim İsrail'deki bazı sağduyulu entellektüel­lerin savundukları çözüm de bu rasyonel seçimdir. </text:p>
      <text:p text:style-name="P79"><text:span text:style-name="T11">Ama görünen odur ki, İsrail bu yolu izlemeyecektir. Çünkü Yahudi Dev­leti'nin Ortadoğu stratejisi, yalnızca rasyonal değerlendirmelerin değil, "İs­rail'deki bazı sağduyulu entellektüeller"in başında gelen Israel Shahak</text:span><text:alphabetical-index-mark text:string-value=" " text:key1="Israel Shahak"/><text:alphabetical-index-mark text:string-value=" " text:key1="Shahak, Israel"/><text:span text:style-name="T11">'ın de­yimiyle, "üç bin yılın ağırlığı"nın da etkisi altındadır. </text:span></text:p>
      <text:p text:style-name="P66"/>
      <text:p text:style-name="P66"/>
      <text:p text:style-name="P66"/>
      <text:p text:style-name="P66"/>
      <text:p text:style-name="P66"/>
      <text:p text:style-name="P66"/>
      <text:p text:style-name="P120">İ K İ N C İ <text:s/>B Ö L Ü M</text:p>
      <text:p text:style-name="P81"/>
      <text:p text:style-name="P38">Yahudi İdeolojisi</text:p>
      <text:p text:style-name="P66"/>
      <text:p text:style-name="P66"/>
      <text:p text:style-name="P66">MS 70 yılıydı.</text:p>
      <text:p text:style-name="P79"><text:span text:style-name="T11">Kuşatma altındaki Kudüs kentinin içindeki Yahudi grupları arasında şid­detli bir tartışma sürüyordu. Kentin güçlü surları, o sıralarda altın çağını yaşamakta olan Roma</text:span><text:alphabetical-index-mark text:string-value=" " text:key1="Roma İmparatorluğu"/><text:span text:style-name="T11"> İmparatorluğu</text:span><text:alphabetical-index-mark text:string-value=" " text:key1="Roma İmparatorluğu"/><text:span text:style-name="T11">'nun görkemli orduları tarafından çev­relenmişti ve haftalardır sürmekte olan bu ağır muhasaraya karşı ne yapmak gerektiği sorusu Yahudiler</text:span><text:alphabetical-index-mark text:string-value=" " text:key1="Yahudiler"/><text:span text:style-name="T11">'i birbirine düşürmüştü. Uzun süredir yarı-aç bir biçimde savaşıyorlardı, şehrin içindeki yiyecek stokları tükenmek üzereydi çünkü. Karşılarındaki ordu, Roma</text:span><text:alphabetical-index-mark text:string-value=" " text:key1="Roma İmparatorluğu"/><text:span text:style-name="T11">'nın muzaffer komutanı Titus</text:span><text:alphabetical-index-mark text:string-value=" " text:key1="Titus"/><text:span text:style-name="T11"> tarafından yönetilen ve yenmeleri asla mümkün olmayan "dünyanın en güçlü ordusu"­ydu. Rasyonel bir değerlendirme, Yahudiler'in direnerek bir zafere ulaşma­larının mümkün olmadığını açıkça gösteriyordu.</text:span></text:p>
      <text:p text:style-name="P79"><text:span text:style-name="T11">Nitekim şehirdeki rasyonel ya da "aklı başında" insanların başında ge­len Haham Yohanan Ben Zakkai</text:span><text:alphabetical-index-mark text:string-value=" " text:key1="Zakkai, Yohanan Ben"/><text:span text:style-name="T11">, Roma</text:span><text:alphabetical-index-mark text:string-value=" " text:key1="Roma İmparatorluğu"/><text:span text:style-name="T11">lılar</text:span><text:alphabetical-index-mark text:string-value=" " text:key1="Romalılar"/><text:span text:style-name="T11">a karşı askeri bir direniş sür­dürmenin intihardan başka bir şey olmadığını savunuyordu. Buna karşın, "Zealotlar</text:span><text:alphabetical-index-mark text:string-value=" " text:key1="Zealotlar"/><text:span text:style-name="T11">" (Fanatikler) adı verilen bir grup, bu düşünceyi "ihanet" sayıyorlar ve sonuna kadar savaşmayı istiyorlardı. Bir şekilde bir "mucize"nin gerçekleşeceğine ve Roma</text:span><text:alphabetical-index-mark text:string-value=" " text:key1="Roma İmparatorluğu"/><text:span text:style-name="T11">'yı ne olursa olsun yeneceklerine inandırmışlardı kendi­le­rini. Tartışmada Haham Ben Zakkai</text:span><text:alphabetical-index-mark text:string-value=" " text:key1="Zakkai, Yohanan Ben"/><text:span text:style-name="T11">'ye üstün geldiler ve Kudüs'ün ve tüm Yahudi ulusunun kaderini kendi ellerine aldılar. Roma</text:span><text:alphabetical-index-mark text:string-value=" " text:key1="Roma İmparatorluğu"/><text:span text:style-name="T11">lıların "teslim olun" çağ­rısı yapmak için gönderdikleri elçileri öldürmekle de, tüm geri dönüş yol­­larını kestiler. İsrailli siyasetçi Amnon Rubinstein</text:span><text:alphabetical-index-mark text:string-value=" " text:key1="Rubinstein, Amnon"/><text:span text:style-name="T11">'ın ifadeleriyle, "her tür­lü tavizi reddediyor, çatışmayı daha da alevlendirmek için ellerinden gelen her şeyi yapıyor, ılımlı </text:span><text:soft-page-break/><text:span text:style-name="T11">Yahudiler</text:span><text:alphabetical-index-mark text:string-value=" " text:key1="Yahudiler"/><text:span text:style-name="T11">'i susturuyor ve, hepsinden önemlisi, tek doğ­ru yolun kendilerininki olduğuna inanıyorlardı".</text:span><text:span text:style-name="T13"><text:note text:id="ftn30" text:note-class="endnote"><text:note-citation>xxx</text:note-citation><text:note-body><text:p text:style-name="P105"/><text:p text:style-name="Endnote"><text:span text:style-name="T21"><text:s/>Amnon Rubinstein</text:span><text:alphabetical-index-mark text:string-value=" " text:key1="Rubinstein, Amnon"/><text:span text:style-name="T21">. </text:span><text:span text:style-name="T22">The Zionist Dream Revisited,</text:span><text:span text:style-name="T21"> s. 156.</text:span></text:p></text:note-body></text:note></text:span><text:span text:style-name="T11"> </text:span></text:p>
      <text:p text:style-name="P79"><text:span text:style-name="T11">Aslında Roma</text:span><text:alphabetical-index-mark text:string-value=" " text:key1="Roma İmparatorluğu"/><text:span text:style-name="T11">lılar</text:span><text:alphabetical-index-mark text:string-value=" " text:key1="Romalılar"/><text:span text:style-name="T11">ı Kudüs'ü kuşatmaya zorlayan olayları başlatanlar da yine aynı Zealotlar</text:span><text:alphabetical-index-mark text:string-value=" " text:key1="Zealotlar"/><text:span text:style-name="T11">'dı. Roma</text:span><text:alphabetical-index-mark text:string-value=" " text:key1="Roma İmparatorluğu"/><text:span text:style-name="T11">lılar, Filistin</text:span><text:alphabetical-index-mark text:string-value=" " text:key1="Filistin"/><text:span text:style-name="T11">'i MÖ 63 yılında kansız bir fetihle İm­paratorluklarına katmışlar, sonra da zamanın şartlarına göre "hoşgörülü" sayılabilecek bir yönetim biçimi oluşturmuşlardı. İmparatorluk içinde başka hiç bir azınlığa tanınmamış olan hak ve ayrıcalıklar verilmişti Yahudiler</text:span><text:alphabetical-index-mark text:string-value=" " text:key1="Yahudiler"/><text:span text:style-name="T11">'e. Yahudiler yine kendi Kralları tarafından yönetiliyorlardı. </text:span><text:span text:style-name="T14">Dini işlerinde ta­ma­men serbest ve özerktiler. Roma</text:span><text:alphabetical-index-mark text:string-value=" " text:key1="Roma İmparatorluğu"/><text:span text:style-name="T14"> askerleri, Yahudiler'in dini inançlarına "saygısızlık" etmemek için, Yahudiler tarafından "put" olarak görülen Kartal baş­lıklı sembollerini Kudüs'e sokmuyorlardı. Yahudiler'in önemli bir bö­lümü de Roma</text:span><text:alphabetical-index-mark text:string-value=" " text:key1="Roma İmparatorluğu"/><text:span text:style-name="T14">lıları zalim diktatörler olarak görmüyorlardı, kendilerine bah­şedilen otonomiden memnundular.</text:span><text:span text:style-name="T13"><text:note text:id="ftn31" text:note-class="endnote"><text:note-citation>xxxi</text:note-citation><text:note-body><text:p text:style-name="Endnote"><text:span text:style-name="T21"><text:s/>Andrew</text:span><text:alphabetical-index-mark text:string-value=" " text:key1="Cockburn, Andrew"/><text:span text:style-name="T21"> J. Hurley, </text:span><text:span text:style-name="T22">Israel and The New World Order</text:span><text:span text:style-name="T21">, s. 17.</text:span></text:p></text:note-body></text:note></text:span><text:span text:style-name="T14"> Hem memnun olmasalar bile, küçük Ya­hudi ulusunun dev Roma</text:span><text:alphabetical-index-mark text:string-value=" " text:key1="Roma İmparatorluğu"/><text:span text:style-name="T14">'ya karşı isyan etmekle ancak kendine zarar ve­rebileceği, her "rasyonel" insan tarafından görülebilecek bir gerçekti. </text:span></text:p>
      <text:p text:style-name="P79"><text:span text:style-name="T14">Ama Zealotlar</text:span><text:alphabetical-index-mark text:string-value=" " text:key1="Zealotlar"/><text:span text:style-name="T14"> rasyonel değildiler. Aksine, koyu bir ideolojiye körü körüne bağlı ve dolayısıyla her türlü akılcı değerlendirmeye kapalıydılar.</text:span></text:p>
      <text:p text:style-name="P79"><text:span text:style-name="T14">Nitekim 4 yıl sonra Kudüs'ün kuşatılmasıyla sonuçlanacak olan "Bü­yük Yahudi İsyanı"nı, 66 yılında onlar başlatmışlardı. İsyan Kudüs'ün yakın­larında, Masada</text:span><text:alphabetical-index-mark text:string-value=" " text:key1="Masada"/><text:span text:style-name="T14"> kayalıklarındaki muhkem bir kalede başlamıştı. Kaledeki Ro­ma</text:span><text:alphabetical-index-mark text:string-value=" " text:key1="Roma İmparatorluğu"/><text:span text:style-name="T14"> garnizonu Zealotlar</text:span><text:alphabetical-index-mark text:string-value=" " text:key1="Zealotlar"/><text:span text:style-name="T14">ın ani bir saldırısı ile gafil avlanmış ve Zealotlar gar­nizondaki askerlerin tümünü kılıçtan geçirmişlerdi. Benzer bir saldırı, An­­tonia kalesindeki Roma</text:span><text:alphabetical-index-mark text:string-value=" " text:key1="Roma İmparatorluğu"/><text:span text:style-name="T14"> garnizonuna karşı gerçekleşmişti. Garnizondaki as­kerler, eğer kaleyi terk etmelerine izin verilirse teslim olacaklarını bildirmiş, Zealotlar da bu şartı kabul etmişler, fakat askerler teslim olduklarında hepsini vahşice öldürmüşlerdi.</text:span><text:span text:style-name="T13"><text:note text:id="ftn32" text:note-class="endnote"><text:note-citation>xxxii</text:note-citation><text:note-body><text:p text:style-name="P113">Ibid.</text:p></text:note-body></text:note></text:span></text:p>
      <text:p text:style-name="P79"><text:span text:style-name="T14">Roma</text:span><text:alphabetical-index-mark text:string-value=" " text:key1="Roma İmparatorluğu"/><text:span text:style-name="T14"> ordularına karşı girişilen bu "irrasyonel" savaş, sonunda 70 yı­lın­da Kudüs'ün kuşatılmasıyla sonuçlanmıştı. Ve Zealotlar</text:span><text:alphabetical-index-mark text:string-value=" " text:key1="Zealotlar"/><text:span text:style-name="T14"> kendi baş­lat­tık­la­rı savaşı Kudüs'teki Yahudi varlığını sona erdirecek </text:span><text:soft-page-break/><text:span text:style-name="T14">noktaya getirdiler. Ilım­lı­ları üstte belirttiğimiz şekilde susturdular ve sonuna kadar savaştılar.</text:span></text:p>
      <text:p text:style-name="P79"><text:span text:style-name="T14">Fakat olması gereken şey oldu ve Roma</text:span><text:alphabetical-index-mark text:string-value=" " text:key1="Roma İmparatorluğu"/><text:span text:style-name="T14"> orduları uzun bir kuşatmanın ardından Kudüs'ün surlarını aşıp şehre girdi. Zealotlar</text:span><text:alphabetical-index-mark text:string-value=" " text:key1="Zealotlar"/><text:span text:style-name="T14">, sokak aralarında, ba­rikatların arkasında savaşmaya, ele geçirdikleri Roma</text:span><text:alphabetical-index-mark text:string-value=" " text:key1="Roma İmparatorluğu"/><text:span text:style-name="T14">lı askerleri vahşice parçalamaya ve böylece karşı tarafı tahrik etmeye devam ettiler. Geri çekile çekile bin yıl önce Hz. Süleyman</text:span><text:alphabetical-index-mark text:string-value=" " text:key1="Süleyman, Hz."/><text:span text:style-name="T14"> tarafından inşa edilen Tapınak'a sıkıştılar. Ve Roma</text:span><text:alphabetical-index-mark text:string-value=" " text:key1="Roma İmparatorluğu"/><text:span text:style-name="T14">lılar</text:span><text:alphabetical-index-mark text:string-value=" " text:key1="Romalılar"/><text:span text:style-name="T14">, hem Tapınak'ı hem de içindekileri yok ettiler. Geriye bir tek Tapınak'ın batı tarafındaki duvar kaldı; ilerleyen yüzyıllar boyunca bu duvar, Kudüs'teki bu tarihsel hezimetin anısına, Yahudiler</text:span><text:alphabetical-index-mark text:string-value=" " text:key1="Yahudiler"/><text:span text:style-name="T14"> tarafından "Ağlama Duvarı</text:span><text:alphabetical-index-mark text:string-value=" " text:key1="Ağlama Duvarı"/><text:span text:style-name="T14">" olarak kabul edilecekti.</text:span></text:p>
      <text:p text:style-name="P79"><text:span text:style-name="T14">70 yılındaki bu yenilgiyle birlikte Kudüs yerle bir oldu ve yaklaşık bir milyon Yahudi ya öldürüldü ya da köle olarak satıldı. Yahudiler</text:span><text:alphabetical-index-mark text:string-value=" " text:key1="Yahudiler"/><text:span text:style-name="T14">, Hz. İsa</text:span><text:alphabetical-index-mark text:string-value=" " text:key1="İsa, Hz."/><text:span text:style-name="T14">'ya karşı yaptıklarının ve yeryüzünde çıkardıkları "fitne"nin bir cezası olarak, büyük bir felaketle karşılaşmışlardı. Çünkü, Kuran</text:span><text:alphabetical-index-mark text:string-value=" " text:key1="Kuran"/><text:span text:style-name="T14">'da bildirildiğine göre, Allah, Kitapta onlara şu hükmü vermişti: </text:span></text:p>
      <text:p text:style-name="P70"/>
      <text:p text:style-name="P34">Muhakkak siz yeryüzünde iki defa bozgunculuk çıkaracaksınız ve muhakkak büyük bir kibirleniş-yükselişle kibirlenecek-yükseleceksiniz. Nitekim o ikiden ilk-vaid geldiği zaman, oldukça zorlu olan kullarımızı üzerinize gönderdik de (si­zi) evlerin aralarına kadar girip araştırdılar. Bu yerine getirilmesi gereken bir sözdü. (İsra, 4-5)</text:p>
      <text:p text:style-name="P34"/>
      <text:p text:style-name="P79"><text:span text:style-name="T11">Yahudiler</text:span><text:alphabetical-index-mark text:string-value=" " text:key1="Yahudiler"/><text:span text:style-name="T11">, Allah'a karşı işledikleri suçların bir cezası olarak, O'nun üzerlerine musallat ettiği Roma</text:span><text:alphabetical-index-mark text:string-value=" " text:key1="Roma İmparatorluğu"/><text:span text:style-name="T11">lılar</text:span><text:alphabetical-index-mark text:string-value=" " text:key1="Romalılar"/><text:span text:style-name="T11"> tarafından çiğnenmişlerdi. </text:span><text:span text:style-name="T14">Suçlar kol­lektifti —örneğin, Hz. İsa</text:span><text:alphabetical-index-mark text:string-value=" " text:key1="İsa, Hz."/><text:span text:style-name="T14">'yı çarmıha gerdirmek için çabalayanlar, bunu destekleyenler ya da en azından kayıtsız davrananlar Yahudi toplumunun ta­ma­mına yakınıydı— ve bu yüzden ceza da kollektif biçimde gelmişti. </text:span></text:p>
      <text:p text:style-name="P79"><text:span text:style-name="T14">Bu noktada, Yahudiler</text:span><text:alphabetical-index-mark text:string-value=" " text:key1="Yahudiler"/><text:span text:style-name="T14">'i cezaya sürükleyen faktörün ne olduğuna da dikkat etmek gerekiyordu. Yahudiler, içinde bulundukları şartları "irras­yo­nel" bir biçimde değerlendirmenin kurbanı olmuşlardı. Sahip oldukları gü­cü abartmışlar, yani Kuran</text:span><text:alphabetical-index-mark text:string-value=" " text:key1="Kuran"/><text:span text:style-name="T14">'ın </text:span><text:soft-page-break/><text:span text:style-name="T14">deyimiyle "kibirlenmişler", bu aşırı kendine gü­ven nedeniyle de Roma</text:span><text:alphabetical-index-mark text:string-value=" " text:key1="Roma İmparatorluğu"/><text:span text:style-name="T14">'ya akılsızca kafa tutmuşlardı. Kuşkusuz ara­larında bazıları, örneğin Haham Yohanan Ben Zakkai</text:span><text:alphabetical-index-mark text:string-value=" " text:key1="Zakkai, Yohanan Ben"/><text:span text:style-name="T14">, durumu rasyonel bir bi­çimde değerlendirmiş ve bunun bir çılgınlık olduğunu söylemişti. Ama Zealotlar</text:span><text:alphabetical-index-mark text:string-value=" " text:key1="Zealotlar"/><text:span text:style-name="T14">, bu rasyonellere üstün gelerek Yahudi toplumunu hak ettiği ceza­ya sürük­le­di­ler. Çünkü, Kuran'a göre, "bu yerine getirilmesi gereken bir söz­dü". Zea­lotların ılımlılara karşı elde ettikleri galibiyet de, Yahudiler'e verilen ce­za­nın bir parçasıydı. </text:span></text:p>
      <text:p text:style-name="P79"><text:span text:style-name="T14">Fakat Yahudiler</text:span><text:alphabetical-index-mark text:string-value=" " text:key1="Yahudiler"/><text:span text:style-name="T14">, özellikle de onları bu felakete sürükleyen Zealotlar</text:span><text:alphabetical-index-mark text:string-value=" " text:key1="Zealotlar"/><text:span text:style-name="T14"> ders almaktan uzaktılar. Kudüs'teki kıyımdan kurtulanlar, isyanın başladığı yerde, Masada</text:span><text:alphabetical-index-mark text:string-value=" " text:key1="Masada"/><text:span text:style-name="T14"> kalesinde bir kez daha örgütlendiler ve yeniden Roma</text:span><text:alphabetical-index-mark text:string-value=" " text:key1="Roma İmparatorluğu"/><text:span text:style-name="T14">'ya kar­şı silahlı mücadeleye giriştiler. Sonunda 73 yılında, 960 Zealot, eşleri ve ço­cukları ile birlikte Masada'da sıkıştırıldılar ve teslim olmaya zorlandılar. An­cak Roma</text:span><text:alphabetical-index-mark text:string-value=" " text:key1="Roma İmparatorluğu"/><text:span text:style-name="T14">lılar</text:span><text:alphabetical-index-mark text:string-value=" " text:key1="Romalılar"/><text:span text:style-name="T14"> kaleye girdiklerinde tek bir canlı Yahudi bile bulamadılar; tes­lim olmaktansa birbirlerini öldürerek topluca intihar etmeyi seçmişlerdi.</text:span><text:span text:style-name="T13"><text:note text:id="ftn33" text:note-class="endnote"><text:note-citation>xxxiii</text:note-citation><text:note-body><text:p text:style-name="Endnote"><text:span text:style-name="T21"><text:s/>Karen Armstrong</text:span><text:alphabetical-index-mark text:string-value=" " text:key1="Karen Armstrong"/><text:span text:style-name="T21">. </text:span><text:span text:style-name="T22">Holy War,</text:span><text:span text:style-name="T21"> s. 14.</text:span></text:p></text:note-body></text:note></text:span></text:p>
      <text:p text:style-name="P79"><text:span text:style-name="T14">Yahudiler</text:span><text:alphabetical-index-mark text:string-value=" " text:key1="Yahudiler"/><text:span text:style-name="T14"> irrasyonalizmle öyle lanetlenmişlerdi ki, Kudüs'te ve daha sonra tüm Filistin</text:span><text:alphabetical-index-mark text:string-value=" " text:key1="Filistin"/><text:span text:style-name="T14">'de yaşanan tüm bu acılar onlara ders olmadı. Kendilerinin diğer tüm insanlardan üstün olduklarına ve ne olursa olsun galip gelecekle­rine o denli emindiler ki, Roma</text:span><text:alphabetical-index-mark text:string-value=" " text:key1="Roma İmparatorluğu"/><text:span text:style-name="T14">'ya karşı irrasyonel ayaklanmalar çıkarmaya ve gereksiz yere kan dökmeye devam ettiler. Oysa Roma</text:span><text:alphabetical-index-mark text:string-value=" " text:key1="Roma İmparatorluğu"/><text:span text:style-name="T14">, Kudüs'teki kıyım­dan sonra bile Filistin'de yaşamalarına ses çıkarmamış ve eskiden sahip ol­duk­ları otonomiyi daha dar biçimde de olsa korumuştu. Buna rağmen, 132 yı­lın­da, Haham Akiba</text:span><text:alphabetical-index-mark text:string-value=" " text:key1="Akiba, Haham"/><text:span text:style-name="T14"> ve genç savaşçı Bar-Kokba</text:span><text:alphabetical-index-mark text:string-value=" " text:key1="Bar-Kokba"/><text:span text:style-name="T14">'nın önderliğinde yeni bir is­yan daha başladı. Bar Kokba, Roma</text:span><text:alphabetical-index-mark text:string-value=" " text:key1="Roma İmparatorluğu"/><text:span text:style-name="T14"> birliklerine karşı bazı galibiyetler elde et­ti ve Yahudiler artık kesin zafere ulaştıklarına inanmaya başladılar. Ancak Ro­ma</text:span><text:alphabetical-index-mark text:string-value=" " text:key1="Roma İmparatorluğu"/><text:span text:style-name="T14">'nın gazabı fazla gecikmeden geldi. 135 yılında, isyan çok kanlı bir bi­çimde bastırıldı. </text:span><text:span text:style-name="T11">Bar-Kokba ve Akiba hemen idam edildiler. Ve ardından Ro­ma</text:span><text:alphabetical-index-mark text:string-value=" " text:key1="Roma İmparatorluğu"/><text:span text:style-name="T11">lılar</text:span><text:alphabetical-index-mark text:string-value=" " text:key1="Romalılar"/><text:span text:style-name="T11"> büyük bir kıyıma giriştiler. Bu kez katliam, 70 yılında Kudüs'te ya­şa­nan­dan da büyüktü. Yaklaşık yarım milyon Yahudi öldürüldü ve kalanlar da </text:span><text:soft-page-break/><text:span text:style-name="T11">Filistin'den tamamen sürüldüler. Kudüs'e ayak basmaya kalkan her Yahu­di'nin idam edileceği duyuruldu ve bu hüküm, Roma</text:span><text:alphabetical-index-mark text:string-value=" " text:key1="Roma İmparatorluğu"/><text:span text:style-name="T11">'nın çöküşüne kadar de­vam etti. </text:span></text:p>
      <text:p text:style-name="P66"/>
      <text:p text:style-name="P66"/>
      <text:p text:style-name="P85"/>
      <text:p text:style-name="P50">Hıttin Korkusu'na Alternatif Çözüm?...</text:p>
      <text:p text:style-name="P87"/>
      <text:p text:style-name="P23">Önceki bölümde incelediklerimiz, bizlere İsrailliler'in siyaset anla­yı­şın­da "Hıttin Korkusu"nun ne denli büyük bir yeri olduğunu gösterdi. Dün­yadaki devletlerin çok büyük bir bölümü, bu tür bir korkudan, yani etra­fındaki düşmanlar tarafından yok edilme endişesinden uzaktır. Kuş­kusuz her devlet kendi "bekası" ile ilgili olarak düşünür ve bir ülkenin için­deki bazı siyasi gruplar da kendilerini "devletin bekası"na adarlar; ancak bu beka en­di­şesinin tüm siyasi düşüncelere etki eden büyük bir "sendrom" hali­ne gelmesi, çok az devlete mahsus bir durumdur. </text:p>
      <text:p text:style-name="P70">Bu çok az devletin belki de en önde geleni olan İsrail, siyasi ve askeri ener­jisinin büyük bölümünü sözkonusu Hıttin Korkusu'nu aşmak için kullan­makta, tüm uzun vadeli stratejilerini bu noktaya dayandırmaktadır. Nite­kim bir sonraki bölümde, Yahudi Devleti'nin, muhtemel bir Hıttin tehlike­sin­­den korunmak ve bölgedeki varlığını sağlama almak amacıyla tüm Orta­do­­ğu'yu kapsayan dev bir "beka stratejisi" geliştirdiğini inceleyeceğiz. Da­ha sonra da, İsrail'in sözkonusu stratejisinin Ortadoğu'yu nasıl etkilediğini a­raş­­tıracak ve bir ucu Kürt sorununa kadar uzanan dev bir "bölgesel düzen­le­me"yi ortaya çıkaracağız.</text:p>
      <text:p text:style-name="P70">Ancak bu arada bir parantez açmak ve İsrailliler'in stratejik hesap­la­rının yanında, bir de ideolojik eğilimlerine değinmek gerekir. Hıttin Kor­ku­su ve onun yüzünden geliştirilen beka stratejisi, İsrail'in Ortadoğu'da na­sıl ayakta kalabileceği gibi "rasyonel" bir sorudan doğan stratejik kavramlar­dır. Oysa, İsrailliler'in Ortadoğu'ya bakışları, yalnızca bu tür rasyonel hesap­ları değil, aynı zamanda "irrasyonel", ya da belki daha doğru bir deyimle "ideo­lojik" saplantıları da içermektedir. Ve bu ideolojik saplantılar, İsrail'in Hıt­tin Korkusu'na rasyonel bir çözüm bulmasına engel olmaktadır. </text:p>
      <text:p text:style-name="P70">Önce şu sorunun cevabını verelim: Hıttin Korkusuna karşı en rasyonel çözüm nedir?</text:p>
      <text:p text:style-name="P79"><text:soft-page-break/><text:span text:style-name="T16">Sorunun cevabı basittir. Madem İsrail'in "bıçak sırtında" yaşaması ken­disi için büyük bir tehdittir, madem düşman bir denizin içindeki bir ada asla güvenlikte olmaz, o halde İsrail etrafındaki Müslüman Arap dünyası ile barışmalıdır. Bu ise, Yitzhak Rabin</text:span><text:alphabetical-index-mark text:string-value=" " text:key1="Rabin, Yitzhak"/><text:span text:style-name="T16">-Şimon Peres</text:span><text:alphabetical-index-mark text:string-value=" " text:key1="Peres, Şimon"/><text:span text:style-name="T16"> ikilisinin 1993'te başlat­tık­ları ve yalnızca taktik bir değer taşıyan sözde "barış"tan farklı bir şeydir. İs­rail, gerçekten etrafındaki düşman denizle barışmak istiyorsa, çok büyük bir ö­dün vermek zorundadır. Önceki bölümde de belirttiğimiz gibi; Doğu Ku­düs</text:span><text:alphabetical-index-mark text:string-value=" " text:key1="Doğu Kudüs"/><text:span text:style-name="T16">'­ü terketmeli, hatta 1947 yılındaki BM</text:span><text:alphabetical-index-mark text:string-value=" " text:key1="BM"/><text:span text:style-name="T16"> planında öngörülen topraklara dön­­melidir. (Geriye kalan topraklar—Filistin</text:span><text:alphabetical-index-mark text:string-value=" " text:key1="Filistin"/><text:span text:style-name="T16">'in yaklaşık yarısı—eğer tüm dün­ya Yahudiler</text:span><text:alphabetical-index-mark text:string-value=" " text:key1="Yahudiler"/><text:span text:style-name="T16">'ini "Vaadedilmiş Topraklar</text:span><text:alphabetical-index-mark text:string-value=" " text:key1="Vaadedilmiş Topraklar"/><text:span text:style-name="T16">"a getirme hayalinden, yani Siyo­nist saplantıdan vazgeçerse, İsrail'in dört milyon Yahudisi için yeterlidir.) İs­­rail, dahası, onyıllardır kanlarını akıttığı Ortadoğu halklarından da resmen "af" dilemeli ve—Almanya</text:span><text:alphabetical-index-mark text:string-value=" " text:key1="Almanya"/><text:span text:style-name="T16">'nın kuruluş yıllarında İsrail'e ödediği dev tazmina­ta benzer—bir "diyet" ödemelidir. </text:span></text:p>
      <text:p text:style-name="P79"><text:span text:style-name="T16">Aksi bir tercih, yani barışa yanaşmamak (Likud</text:span><text:alphabetical-index-mark text:string-value=" " text:key1="Likud Bloku"/><text:span text:style-name="T16"> stratejisi) ya da en faz­la geçici ve aldatıcı barışlara yanaşmak (İşçi Partisi</text:span><text:alphabetical-index-mark text:string-value=" " text:key1="İşçi Partisi (İsrail)"/><text:span text:style-name="T16"> stratejisi), İsrail açısından ir­rasyonel bir tercihtir. İsrail'in, kaçınılmaz bir Hıttin'i uzun vadede kendi el­leriyle hazırlaması anlamına gelir çünkü. </text:span></text:p>
      <text:p text:style-name="P74">Ancak, çok ilginç, İsrail kurulduğu günden bu yana bu irrasyonel tercih­te ısrar etmektedir. </text:p>
      <text:p text:style-name="P79"><text:span text:style-name="T16">Ve dikkat edilirse, Yahudi Devleti'nin içinde bulunduğu bu durum, 19 asır önce Roma</text:span><text:alphabetical-index-mark text:string-value=" " text:key1="Roma İmparatorluğu"/><text:span text:style-name="T16">'ya kafa tutan Yahudi toplumunun içinde bulunduğu duru­ma oldukça paraleldir. Üstte değindiğimiz gibi, 19 asır önce Zealotlar</text:span><text:alphabetical-index-mark text:string-value=" " text:key1="Zealotlar"/><text:span text:style-name="T16"> tara­fından yönlendirilen Yahudi toplumu, Roma</text:span><text:alphabetical-index-mark text:string-value=" " text:key1="Roma İmparatorluğu"/><text:span text:style-name="T16"> İmparatorluğu</text:span><text:alphabetical-index-mark text:string-value=" " text:key1="Roma İmparatorluğu"/><text:span text:style-name="T16">'na rasyonel ta­viz­ler verip stratejik bir barışa yanaşmadığı için büyük bir felaketle karşı kar­şıya kalmıştı. Bugün ise, Yahudi Devleti, modern "Zealot"lar tarafından yön­lendirilmekte ve etrafındaki Müslüman Arap dünyası ile gerçek bir barış yapmaktan ısrarla alıkonmaktadır. Modern Zealotlar bu konuda o denli ka­rar­lıdırlar ki, kimi zaman sahte barış girişimlerinin bile </text:span><text:soft-page-break/><text:span text:style-name="T16">gerçek olduğundan kuş­kulanmakta ve bunların altına imza atan "hain"leri tasviye etmektedirler. Rabin</text:span><text:alphabetical-index-mark text:string-value=" " text:key1="Rabin, Yitzhak"/><text:alphabetical-index-mark text:string-value=" " text:key1="Rabinsuikastı"/><text:span text:style-name="T16"> suikastı bunun en çarpıcı örneğidir; suikast bir "meczub"un değil, istih­barat servisi içinde büyük güce sahip olan aşırı sağcı bir kadronun ürü­nüdür çünkü.</text:span><text:span text:style-name="T13"><text:note text:id="ftn34" text:note-class="endnote"><text:note-citation>xxxiv</text:note-citation><text:note-body><text:p text:style-name="Endnote"><text:span text:style-name="T21"><text:s/>Rabin</text:span><text:alphabetical-index-mark text:string-value=" " text:key1="Rabin, Yitzhak"/><text:span text:style-name="T21"> suikastının tetikçisi olan Yigal Amir adlı genç Yahudi militanın suikastı tek başına gerçekleştirmediğini, aksine bu işte İsrail gizli servisi içindeki aşırı sağcı kadronun büyük ro­lü olduğunu ve Amir'in de o kadro tarafından görevlendirildiğini gösteren çok güçlü deliller vardır. bkz. Harun Yahya. </text:span><text:span text:style-name="T22">Yeni Masonik Düzen</text:span><text:span text:style-name="T21">: </text:span><text:span text:style-name="T22">Dünyanın Beşyüz Yıllık Tarihi ve Dünya Düzeninin Gizli Yöneticileri</text:span><text:span text:style-name="T21">, 2.b. İstanbul: Vural Yayıncılık, 1997, ss. 520-527; Israel Shahak</text:span><text:alphabetical-index-mark text:string-value=" " text:key1="Israel Shahak"/><text:alphabetical-index-mark text:string-value=" " text:key1="Shahak, Israel"/><text:span text:style-name="T21">, "Rabin</text:span><text:alphabetical-index-mark text:string-value=" " text:key1="Rabin, Yitzhak"/><text:span text:style-name="T21">'s Murder Spotlights Religious Presence in Israeli Police and Army", </text:span><text:span text:style-name="T22">Washington Report on Middle East Affair</text:span><text:alphabetical-index-mark text:string-value=" " text:key1="Washington Report on Middle East Affairs"/><text:span text:style-name="T22">s</text:span><text:span text:style-name="T21">, Ocak 1996; Yaroslav Trofimov, "Rabin</text:span><text:alphabetical-index-mark text:string-value=" " text:key1="Rabin, Yitzhak"/><text:span text:style-name="T21"> Body­guards Draw New Suspicion: Some Details Corroborate Killer's Shin Bet Accusation", </text:span><text:span text:style-name="T22">Washington Times</text:span><text:span text:style-name="T21">, 5 Aralık 1995.</text:span></text:p></text:note-body></text:note></text:span></text:p>
      <text:p text:style-name="P79"><text:span text:style-name="T16">Eski Mossad</text:span><text:alphabetical-index-mark text:string-value=" " text:key1="Mossad"/><text:span text:style-name="T16"> ajanı Victor Ostrovsky</text:span><text:alphabetical-index-mark text:string-value=" " text:key1="Ostrovsky, Victor"/><text:span text:style-name="T16">, bu modern Zealotlar</text:span><text:alphabetical-index-mark text:string-value=" " text:key1="Zealotlar"/><text:span text:style-name="T16">ın İsrail dev­let aygıtı içinde çok güçlü olduklarını vurgularken, kendi yollarının tek doğ­ru yol olduğuna inandıklarına dikkat çeker. İsrail'deki "derin devlet"i şe­kil­lendiren bu düşünceye göre, İsrail'in varlığını koruması, barış yapmasına de­ğil, aksine sürekli bir savaş halinde yaşamasına bağlıdır. Ostrovsky</text:span><text:alphabetical-index-mark text:string-value=" " text:key1="Ostrovsky, Victor"/><text:span text:style-name="T16">'e göre, bu yaklaşım, İsrail'i bir "garnizon devlet" olarak algılamaktadır; garnizonu a­yak­ta tutacak en önemli faktör ise, sürekli savaş tehdidi altında yaşamak ve böy­lece daimi bir "uyanıklık" içinde bulunmaktır. (Barış, ancak zaman ka­zan­mak için kullanılacak bir taktiktir, Camp David</text:span><text:alphabetical-index-mark text:string-value=" " text:key1="Camp David Barışı"/><text:span text:style-name="T16">'de olduğu gibi.) Ger­çekten barış yapmaya kalkmak ise, garnizonun teyakkuz durumunu ortadan kal­dırır ve onu sonu yenilgiyle bitecek bir rehavet sürecine sokar.</text:span><text:span text:style-name="T13"><text:note text:id="ftn35" text:note-class="endnote"><text:note-citation>xxxv</text:note-citation><text:note-body><text:p text:style-name="Endnote"><text:span text:style-name="T21"><text:s/>Victor Ostrovsky</text:span><text:alphabetical-index-mark text:string-value=" " text:key1="Ostrovsky, Victor"/><text:span text:style-name="T21">, </text:span><text:span text:style-name="T22">The Other Side of Deception, </text:span><text:span text:style-name="T21">s. 197.</text:span></text:p></text:note-body></text:note></text:span></text:p>
      <text:p text:style-name="P79"><text:span text:style-name="T16">İşte kurulduğu günden bu yana İsrail'i yöneten kadrolara egemen o­lan düşünce yapısı budur. Gerek İşçi Partisi</text:span><text:alphabetical-index-mark text:string-value=" " text:key1="İşçi Partisi (İsrail)"/><text:span text:style-name="T16">'nin "laik Siyonistleri", gerekse Li­­kud</text:span><text:alphabetical-index-mark text:string-value=" " text:key1="Likud Bloku"/><text:span text:style-name="T16">'un dinci/milliyetçi Siyonistleri aynı vizyonu paylaşırlar. Aralarındaki fark, her zaman için yalnızca bu vizyonun ifade şekli olmuştur ki, bu da, Noam Chomsky</text:span><text:alphabetical-index-mark text:string-value=" " text:key1="Chomsky, Noam"/><text:span text:style-name="T16">'nin vurguladığı gibi, temsil ettikleri sosyal sınıfların ve Batı kar­şısında elde etmek istedikleri imajların farklılığından kaynaklanmaktadır.</text:span><text:span text:style-name="T13"><text:note text:id="ftn36" text:note-class="endnote"><text:note-citation>xxxvi</text:note-citation><text:note-body><text:p text:style-name="Endnote"><text:span text:style-name="T21"><text:s/>Likud</text:span><text:alphabetical-index-mark text:string-value=" " text:key1="Likud Bloku"/><text:span text:style-name="T21"> Partisi ile İşçi Partisi</text:span><text:alphabetical-index-mark text:string-value=" " text:key1="İşçi Partisi (İsrail)"/><text:span text:style-name="T21"> arasındaki tek fark, üslub ve yöntem farkı olmuştur. Noam Chomsky</text:span><text:alphabetical-index-mark text:string-value=" " text:key1="Chomsky, Noam"/><text:span text:style-name="T21">, bu konuda şunları yazar: "... Demek ki özü bakımından iki program da (Likud</text:span><text:alphabetical-index-mark text:string-value=" " text:key1="Likud Bloku"/><text:span text:style-name="T21"> ve İşçi Partisi</text:span><text:alphabetical-index-mark text:string-value=" " text:key1="İşçi Partisi (İsrail)"/><text:span text:style-name="T21"> programları) birbirlerinden çok farklı değil. Farklılıkları esas olarak üsluplarında yatmaktadır. İşçi Partisi</text:span><text:alphabetical-index-mark text:string-value=" " text:key1="İşçi Partisi (İsrail)"/><text:span text:style-name="T21"> temel olarak, eğitimli, Avrupa merkezli seçkinler partisidir; idareci­l­er, bürokratlar, entellektüeller vs. zenaatı, en azından halkın karşısında arabulucu bir söy­lem­le düşük düzeyli bir retoriği sürdürürken 'olguları kurmak'tır. Kapalı kapılar arkasında bu anlayış 'Yahudi olmayanların ne dedikleri önemli değildir, Yahudiler</text:span><text:alphabetical-index-mark text:string-value=" " text:key1="Yahudiler"/><text:span text:style-name="T21"> gerekeni yapar' (Ben-Gurion</text:span><text:alphabetical-index-mark text:string-value=" " text:key1="Ben-Gurion, David"/><text:span text:style-name="T21">) ve '(İsrail'in) sınırları Yahudiler'in yaşamakta oldukları yerlerdir, haritanın üze­rindeki bir çizgi değil' (Golda Meir</text:span><text:alphabetical-index-mark text:string-value=" " text:key1="Meir, Golda"/><text:span text:style-name="T21">) biçimini almıştır. Bu, Batı kamuoyunu kendine ya­ban­cılaştırmadan, aslında tersine Batı'nın (özellikle de Amerika'nın) desteğini seferber ede­rek istenen hedeflere ulaşmada etkili bir yöntem olmuştur. Tersine Likud</text:span><text:alphabetical-index-mark text:string-value=" " text:key1="Likud Bloku"/><text:span text:style-name="T21"> koalisyonunun kit­le temeli büyük ölçüde aşağı sınıf, alt orta sınıf ve aralarında çoğu yakın zamanda ABD</text:span><text:alphabetical-index-mark text:string-value=" " text:key1="ABD"/><text:span text:style-name="T21"> ve SSCB'den göç etmiş olanların bulunduğu dinsel-şovenist unsurlarla beraber Arap kö­kenli İspanyol Yahudiler'inin oluşturduğu çalışanlardan meydana gelmektedir; aynı za­man­­­da sanayici ve çok sayıda meslek sahibini de kapsamaktadır. Likud</text:span><text:alphabetical-index-mark text:string-value=" " text:key1="Likud Bloku"/><text:span text:style-name="T21">'un liderliği Batı söy­lemine pek fazla uyum göstermedi... İşçi Partisi</text:span><text:alphabetical-index-mark text:string-value=" " text:key1="İşçi Partisi (İsrail)"/><text:span text:style-name="T21">'nin daha dolambaçlı olan yaklaşımı Ba­tı'ya çok daha uygun gelmektedir ve 'İsrail'in destekçileri'nin karşısına daha az sorun çıkar­maktadır... İşçi Partisi</text:span><text:alphabetical-index-mark text:string-value=" " text:key1="İşçi Partisi (İsrail)"/><text:span text:style-name="T21">'nin kılığını değiştirerek sunduğu gerçek niyeti, Likud</text:span><text:alphabetical-index-mark text:string-value=" " text:key1="Likud Bloku"/><text:span text:style-name="T21">'un 'egemenlik' anlayışından çok farklı değilse de, bunlar Amerikalıların kulaklarına hoş gelen ifadelerdir." (Noam Chomsky</text:span><text:alphabetical-index-mark text:string-value=" " text:key1="Chomsky, Noam"/><text:span text:style-name="T21">. </text:span><text:span text:style-name="T22">Kader Üçgeni</text:span><text:span text:style-name="T21">, ss. 78-79.)</text:span></text:p></text:note-body></text:note></text:span></text:p>
      <text:p text:style-name="P79"><text:span text:style-name="T16">Ancak tüm bunlara rağmen şu soru sorulabilir: İsrailliler'in gelecekte bir gün kendilerini Hıttin Korkusu'ndan ve bir "garnizon devleti" olarak ya­şamak zorunluluğundan kurtaracak gerçek bir barışı ve bunun gerektirdiği ödünleri kabul etmeyeceklerini nereden bilebiliriz? Kaldı ki, bugün İsrail top­lumunda bu çözümü savunan bir azınlık (örneğin "Peace Now!</text:span><text:alphabetical-index-mark text:string-value=" " text:key1="Peace Now!"/><text:span text:style-name="T16">" hareketi) var­dır. Bu "rasyonel"lerin, Zealotlar</text:span><text:alphabetical-index-mark text:string-value=" " text:key1="Zealotlar"/><text:span text:style-name="T16">a üstün gelip Yahudi Devleti'ni 19 yüzyıl ön­ce Roma</text:span><text:alphabetical-index-mark text:string-value=" " text:key1="Roma İmparatorluğu"/><text:span text:style-name="T16">'ya karşı yapılan hatayı tekrarlamaktan kurtaracaklarını neden ön­</text:span><text:soft-page-break/><text:span text:style-name="T16">görmeyelim? İsrail'in Hıttin Korkusu'nu çözebilmek için, savaş yerine barış gibi bir alternatifi kabul etmeyeceği ne malumdur? </text:span></text:p>
      <text:p text:style-name="P74">Kuşkusuz, Yahudi Devleti'nin bu tür rasyonel bir çözümü kabul etmesi Ortadoğu'daki herkes için çok daha iyi olurdu ve biz de bunun ger­çekleşmesini isterdik. Ancak, görünen odur ki, bu mümkün değildir. Yahudi Devleti'ni bu rasyonel yolu izlemekten alıkoyan bir "Yahudi ideolojisi" var­dır çünkü. </text:p>
      <text:p text:style-name="P74"/>
      <text:p text:style-name="P74"/>
      <text:p text:style-name="P97"><text:span text:style-name="T36">'Yahudi İdeolojisi'ne Giriş: Shahak</text:span><text:alphabetical-index-mark text:string-value=" " text:key1="Shahak, Israel"/><text:span text:style-name="T36">'ın Öyküsü</text:span></text:p>
      <text:p text:style-name="P74"/>
      <text:p text:style-name="P79"><text:span text:style-name="T16">"Yahudi ideolojsi" denen kavram, İsrail'in en ünlü entellektüellerinden biri olan Israel Shahak</text:span><text:alphabetical-index-mark text:string-value=" " text:key1="Israel Shahak"/><text:alphabetical-index-mark text:string-value=" " text:key1="Shahak, Israel"/><text:span text:style-name="T16">'ın </text:span><text:span text:style-name="T17">Jewish History, Jewish Religion:</text:span><text:alphabetical-index-mark text:string-value=" " text:key1="Jewish History, Jewish Religion (Shahak)"/><text:span text:style-name="T17"> The Weight of Three Thousand Years</text:span><text:span text:style-name="T16"> (Yahudi Dini, Yahudi Tarihi: Üç Bin Yılın Ağırlığı) adlı kitabının temel temasını oluşturur. 1933'te Polonya</text:span><text:alphabetical-index-mark text:string-value=" " text:key1="Polonya"/><text:span text:style-name="T16">'da doğmuş, II. Dünya Sa­vaşı</text:span><text:alphabetical-index-mark text:string-value=" " text:key1="Dünya Savaşı, I."/><text:span text:style-name="T16"> yıllarında Naziler'in kurduğu Belsen toplama kampı</text:span><text:alphabetical-index-mark text:string-value=" " text:key1="Belsen toplama kampı"/><text:span text:style-name="T16">nda kalmış, 1945'te ise İsrail'e yerleşerek önce orduda sonra da kimya mühendisi olarak Kudüs İb­rani Üniversitesi'nde çalışmış olan Profesör Shahak</text:span><text:alphabetical-index-mark text:string-value=" " text:key1="Shahak, Israel"/><text:span text:style-name="T16">'ı ünlü kılan özelliği, "Ya­hudi ideolojisi" hakkındaki eleştirel görüşleridir.</text:span></text:p>
      <text:p text:style-name="P79"><text:span text:style-name="T16">Shahak</text:span><text:alphabetical-index-mark text:string-value=" " text:key1="Shahak, Israel"/><text:span text:style-name="T16">'ı bu konuda harekete geçiren süreç, 1965 yılında başlar. O yıl Ku­düs sokaklarında çok ilginç bir olaya şahit olur. Bir trafik kazasıyla ağır bi­çimde yaralanan bir Arab'ın yakını, ambulans çağırmak için Yahudi kom­şusunun kapısını çalar ve telefonunu kullanmak için rica eder. Ancak gün­lerden Cumartesidir; yani Yahudi dinine göre her türlü iş yapmanın yasak ol­duğu kutsal "Shabat" günüdür. Bu nedenle kapıyı açan dindar Yahudi, ya­kını ölmekte olan Arab'a, "hayır" cevabını verir; çünkü evinden telefon a­çıl­masına izin vermekle bir "iş" yapmış olacağını ve Shabat'ı ihlal edeceğini düşünmektedir. Arab'ın yalvarmaları hiç bir sonuç vermez.</text:span></text:p>
      <text:p text:style-name="P79"><text:span text:style-name="T16">Gördüğü bu olay karşısında hayrete düşen Shahak</text:span><text:alphabetical-index-mark text:string-value=" " text:key1="Shahak, Israel"/><text:span text:style-name="T16">, İsrail Devleti tara­fından atanmış olan en yüksek dini otoriteye, Kudüs'teki </text:span><text:soft-page-break/><text:span text:style-name="T16">Haham Mahkeme­si'ne (Rabbinical Court) başvurur ve bu tür bir davranışın Yahudi dini ku­rallarına göre doğru olup olmadığını sorar. Gelen cevap ilginçtir; hahamlar, sözkonusu Yahudi'nin telefon açma izni vermemekle son derece doğru dav­ran­dığını bildirirler. Cevap metninde şöyle yazmaktadır: "Eğer ölmekte olan kişi bir Yahudi olsaydı, telefona izin verilmesi gerekirdi, fakat ölmekte olan ki­şi bir Yahudi olmadığına göre, onun hayatını kurtarmak için Shabat'ı ihlal et­mek yanlış olacaktır."</text:span><text:span text:style-name="T13"><text:note text:id="ftn37" text:note-class="endnote"><text:note-citation>xxxv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 </text:span><text:span text:style-name="T21">s. 1.</text:span></text:p></text:note-body></text:note></text:span></text:p>
      <text:p text:style-name="P79"><text:span text:style-name="T16">Verilen hüküm karşısında şaşkınlığa düşen Shahak</text:span><text:alphabetical-index-mark text:string-value=" " text:key1="Shahak, Israel"/><text:span text:style-name="T16">, konuyu basına yan­sıtarak ciddi bir tartışma başlatır. Ancak hüküm verme yetkisi olan hiç bir haham, Yahudi-olmayan bir insanın hayatını kurtarmak için Shabat'ın ih­lal edilebileceğini kabul etmez. Çünkü Yahudi şeriatının hükümlerini içeren Tal­mud</text:span><text:alphabetical-index-mark text:string-value=" " text:key1="Talmud"/><text:span text:style-name="T16"> kitabı, bu konuda bu hükmü vermektedir.</text:span><text:span text:style-name="T13"><text:note text:id="ftn38" text:note-class="endnote"><text:note-citation>xxxviii</text:note-citation><text:note-body><text:p text:style-name="Endnote"><text:span text:style-name="T22">Ibid., </text:span><text:span text:style-name="T21">s. 1.</text:span></text:p></text:note-body></text:note></text:span><text:span text:style-name="T16"> Shahak</text:span><text:alphabetical-index-mark text:string-value=" " text:key1="Shahak, Israel"/><text:span text:style-name="T16">, "inanılmaz" bul­duğu bu hükmün kaynağını bulmak için Talmud'u uzun uzadıya araştırır ve da­ha da "inanılmaz" hükümlerle karşılaşır. Yahudi-olmayan bir insanın ha­yatını kurtarmak için Shabat'ı ihlal etmek bir yana dursun, her hangi normal bir günde, bir tehlike karşısında bir Yahudi-olmayanı kurtarmak Talmud'a göre yanlış bir iştir. Hatta, Talmud yorumcuları, Yahudi-olmayan bir insanın "dolaylı" yoldan öldürülmesini uygun ve doğru bir davranış olarak görmektedirler. Örneğin merdivenle bir kuyuya inen Yahudi-olmayan bir kimse­nin merdivenini çekip almak ve onu orada ölüme terketmek, "dolaylı" bir öl­dürme biçimidir ve doğrudur. Talmud'a göre, bu tür bir eylem, yalnızca "toplum içinde Yahudiler</text:span><text:alphabetical-index-mark text:string-value=" " text:key1="Yahudiler"/><text:span text:style-name="T16">'e karşı düşmanlık yaratma" tehlikesi taşıdığı za­man yanlış sayılır.</text:span><text:span text:style-name="T13"><text:note text:id="ftn39" text:note-class="endnote"><text:note-citation>xxxix</text:note-citation><text:note-body><text:p text:style-name="Endnote"><text:span text:style-name="T22">Ibid., </text:span><text:span text:style-name="T21">s. 76.</text:span></text:p></text:note-body></text:note></text:span></text:p>
      <text:p text:style-name="P79"><text:span text:style-name="T16">Shahak</text:span><text:alphabetical-index-mark text:string-value=" " text:key1="Shahak, Israel"/><text:span text:style-name="T16">, Yahudi-olmayanlara düşmanca davranmayı gerektiren daha pek çok Talmud</text:span><text:alphabetical-index-mark text:string-value=" " text:key1="Talmud"/><text:span text:style-name="T16"> hükmüyle karşılaşır, bunların tarih boyunca nasıl yorumlan­dıklarına ve uygulandıklarına bakar ve Ortodoks (Klasik) Yahudilik'in içinde, Yahudi-olmayanlara karşı daimi bir nefret ve düşmanlık beslemeye da­yanan bir "Yahudi ideolojisi" olduğu sonucuna varır. Bu ideoloji, asırlar bo­yu gettolarda </text:span><text:soft-page-break/><text:span text:style-name="T16">yaşamış olan Yahudiler</text:span><text:alphabetical-index-mark text:string-value=" " text:key1="Yahudiler"/><text:span text:style-name="T16">'in, gettonun dışındaki "düşmanlara" kar­şı geliştirdikleri nefret ve intikam duygularının bir ürünüdür. </text:span></text:p>
      <text:p text:style-name="P74"/>
      <text:p text:style-name="P74"/>
      <text:p text:style-name="P79"><text:span text:style-name="T36">Sparta</text:span><text:alphabetical-index-mark text:string-value=" " text:key1="Sparta"/><text:span text:style-name="T36">, Getto ve Talmud</text:span></text:p>
      <text:p text:style-name="P79"><text:alphabetical-index-mark text:string-value=" " text:key1="Talmud"/></text:p>
      <text:p text:style-name="P79"><text:span text:style-name="T16">Ünlü Yahudi akademisyen Moses Hadas</text:span><text:alphabetical-index-mark text:string-value=" " text:key1="Hadas, Moses"/><text:span text:style-name="T16">'a göre, klasik Yahudilik'in te­melinde yer alan sözkonusu "daimi savaş" atmosferi, Platon</text:span><text:alphabetical-index-mark text:string-value=" " text:key1="Platon"/><text:span text:style-name="T16">'un yazılarında sık sık atıfta bulunduğu Yunan şehir-devleti Sparta</text:span><text:alphabetical-index-mark text:string-value=" " text:key1="Sparta"/><text:span text:style-name="T16">'yı andırır.</text:span><text:span text:style-name="T13"><text:note text:id="ftn40" text:note-class="endnote"><text:note-citation>xl</text:note-citation><text:note-body><text:p text:style-name="Endnote"><text:span text:style-name="T22">Ibid., </text:span><text:span text:style-name="T21">s. 12.</text:span></text:p></text:note-body></text:note></text:span><text:span text:style-name="T16"> Sparta, Atina'daki demokratik düzenden hoşlanmayan Platon tarafından övgüyle anı­lan totaliter bir "garnizon devleti"dir. Dış dünyayı daimi bir düşman ola­rak algılayan ve içerde de hahamların totaliter otoritesine göre yönetilen Yahudi gettosu ise, Sparta'nın bir prototipi olmuştur. Gettoların var olduğu asır­lar boyunca, Yahudi tiyatrosu oynanmış, ama asla komedi yazılmamış ve oy­nan­mamıştır. Shahak</text:span><text:alphabetical-index-mark text:string-value=" " text:key1="Shahak, Israel"/><text:span text:style-name="T16">'a göre, Sparta'da da hiç bir zaman komedi oynan­ma­mıştır, hem de tamamen aynı nedenle.</text:span><text:span text:style-name="T13"><text:note text:id="ftn41" text:note-class="endnote"><text:note-citation>xli</text:note-citation><text:note-body><text:p text:style-name="Endnote"><text:span text:style-name="T22">Ibid., </text:span><text:span text:style-name="T21">s. 18.</text:span></text:p></text:note-body></text:note></text:span></text:p>
      <text:p text:style-name="P79"><text:span text:style-name="T16">Gettoların temel psikolojisini oluşturan bu daimi savaş atmosferinin Ya­hudilik'e ne gibi bir etkisi olduğunu ve ne tür bir "Yahudi ideolojisi" üret­tiğini görmek içinse, "Yahudi şeriatı"nın kaynağı olan "Halakha</text:span><text:alphabetical-index-mark text:string-value=" " text:key1="Halakha"/><text:span text:style-name="T16">"ya bir göz at­mak gerekir. </text:span></text:p>
      <text:p text:style-name="P79"><text:span text:style-name="T16">Halakha</text:span><text:alphabetical-index-mark text:string-value=" " text:key1="Halakha"/><text:span text:style-name="T16">, hahamların "bir Yahudi nasıl yaşamalı" sorusunun cevabını en ayrıntılı biçimde vermek için hazırladıkları ve asırlar boyu yeni eklenme­lerle genişlemiş yazılı bir dini kaynaktır. Klasik Yahudilik'e göre, bir Yahudi gün­lük hayatını nasıl geçirmesi gerektiğini öğrenmek için Tevrat'a ya da Eski Ahit</text:span><text:alphabetical-index-mark text:string-value=" " text:key1="Eski Ahit"/><text:span text:style-name="T16">'in öteki kitaplarına bakmamalıdır. Bunlar, sıradan insanlar tara­fın­dan anlaşılamazlar çünkü. Bunların anlamını sadece hahamlar kavrar ve Ya­hu­di toplumu da dini onlardan öğrenir. Halakha, hahamların Yahudi toplu­mu­na verdiği bu eğitimin toplandığı kaynaktır. Halakha'nın en önemli kay­nağı ise, "Talmud</text:span><text:alphabetical-index-mark text:string-value=" " text:key1="Talmud"/><text:span text:style-name="T16">" adı verilen çok ciltli bir kitaptır. </text:span></text:p>
      <text:p text:style-name="P79"><text:span text:style-name="T16">Talmud</text:span><text:alphabetical-index-mark text:string-value=" " text:key1="Talmud"/><text:span text:style-name="T16">'u incelediğinizde, gettonun "Sparta</text:span><text:alphabetical-index-mark text:string-value=" " text:key1="Sparta"/><text:span text:style-name="T16">vari" havasının Yahudi­ler</text:span><text:alphabetical-index-mark text:string-value=" " text:key1="Yahudiler"/><text:span text:style-name="T16">'in üstün ırk inanışları ile birleşerek ne denli tehlikeli </text:span><text:soft-page-break/><text:span text:style-name="T16">sonuçlar verdiğini göre­bilirsiniz. Çünkü Talmud'un büyük bölümü, Yahudi-olmayanlara karşı kin beslemeyi ve imkan buldukça da bu kini eyleme dönüştürmeyi emretmek­tedir. </text:span></text:p>
      <text:p text:style-name="P79"><text:span text:style-name="T16">Öncelikle, diğer iki ilahi dine karşı son derece saldırgan bir tutum gö­ze çarpar. Talmud</text:span><text:alphabetical-index-mark text:string-value=" " text:key1="Talmud"/><text:span text:style-name="T16"> yazarlarının tüm yeryüzünde en çok nefret ettikleri insan ise Hz. İsa</text:span><text:alphabetical-index-mark text:string-value=" " text:key1="İsa, Hz."/><text:span text:style-name="T16">'dır. Onun hakkında çeşitli "cinsel içerikli iftiralar" öne sürülür ve öte­ki dünyada cehennemin en alt katına konup, sıcaktan kaynayan insan dışkıları ile dolu bir havuza atılacağı söylenir.</text:span><text:span text:style-name="T13"><text:note text:id="ftn42" text:note-class="endnote"><text:note-citation>xlii</text:note-citation><text:note-body><text:p text:style-name="Endnote"><text:span text:style-name="T22">Ibid.</text:span><text:alphabetical-index-mark text:string-value=" " text:key1="Shahak, Israel"/><text:span text:style-name="T21"> s. 21.</text:span></text:p></text:note-body></text:note></text:span><text:span text:style-name="T16"> Yine Talmud'a göre, Yahu­diler</text:span><text:alphabetical-index-mark text:string-value=" " text:key1="Yahudiler"/><text:span text:style-name="T16"> ellerine geçen İncil'leri, eğer şartlar uygunsa, yakmakla yükümlüdür­ler. (Israel Shahak</text:span><text:alphabetical-index-mark text:string-value=" " text:key1="Israel Shahak"/><text:alphabetical-index-mark text:string-value=" " text:key1="Shahak, Israel"/><text:span text:style-name="T16">, bu bilgiyi verirken, sözkonusu emrin bugün de aynen uygu­landığını, 23 Mart 1980 günü, Yad Le'akhim</text:span><text:alphabetical-index-mark text:string-value=" " text:key1="Yad Le'akhim"/><text:span text:style-name="T16"> adlı dini bir örgütün orga­nizasyonuyla Kudüs'te İncil'in yüzlerce nüshasının yakıldığını not eder. Da­ha­sı, Yad Le'akhim, İsrail Din Bakanlığı tarafından finanse edilen bir örgüttür.)</text:span><text:span text:style-name="T13"><text:note text:id="ftn43" text:note-class="endnote"><text:note-citation>xliii</text:note-citation><text:note-body><text:p text:style-name="P113">Ibid., <text:alphabetical-index-mark text:string-value=" " text:key1="Shahak, Israel"/></text:p></text:note-body></text:note></text:span></text:p>
      <text:p text:style-name="P79"><text:span text:style-name="T16">Talmud</text:span><text:alphabetical-index-mark text:string-value=" " text:key1="Talmud"/><text:span text:style-name="T16">'un Yahudi-olmayanlar hakkında verdiği diğer bazı ilginç hü­kümler şöyledir:</text:span></text:p>
      <text:p text:style-name="P79"><text:span text:style-name="T16">• Bir Yahudi bir mezarlığın yanından geçerken, eğer o yer bir Yahudi mezarlığı ise orada yatanları takdis eden kısa bir dua okumalı, ancak mezar­lık Yahudi-olmayanlara ait ise orada yatanların annelerine lanet etmelidir.</text:span><text:span text:style-name="T13"><text:note text:id="ftn44" text:note-class="endnote"><text:note-citation>xliv</text:note-citation><text:note-body><text:p text:style-name="Endnote"><text:span text:style-name="T22">Tractate Berakhot</text:span><text:span text:style-name="T21">, s. 58b;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23.</text:span></text:p></text:note-body></text:note></text:span><text:span text:style-name="T16"> Talmud</text:span><text:alphabetical-index-mark text:string-value=" " text:key1="Talmud"/><text:span text:style-name="T16"> kaynaklı bir başka geleneğe göre de, dindar bir Yahudi, bir kilise ya da Hz. İsa</text:span><text:alphabetical-index-mark text:string-value=" " text:key1="İsa, Hz."/><text:span text:style-name="T16"> tasviri gördüğünde üç kere yere tükürmekle yükümlüdür.</text:span><text:span text:style-name="T13"><text:note text:id="ftn45" text:note-class="endnote"><text:note-citation>xlv</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span text:style-name="T21">, s. 93.</text:span></text:p></text:note-body></text:note></text:span></text:p>
      <text:p text:style-name="P79"><text:span text:style-name="T16">• Talmud</text:span><text:alphabetical-index-mark text:string-value=" " text:key1="Talmud"/><text:span text:style-name="T16"> yazarlarının en büyüklerinden olan Maimonides</text:span><text:alphabetical-index-mark text:string-value=" " text:key1="Maimonides"/><text:span text:style-name="T16">, bir Yahudi-olmayanın hayatının kurtarılması konusunda da önemli hükümler vermiştir. </text:span><text:span text:style-name="T14">Bu hükümlerin biri şöyledir:</text:span></text:p>
      <text:p text:style-name="P32"><text:span text:style-name="T11">Kendileriyle savaş halinde olmadığımız Yahudi-olmayanlara gelince, ölümle­ri­ne doğrudan sebebiyet vermek yanlıştır, fakat eğer ölüm anındaysalar onla­rın hayatlarını kurtarmak yasaklanmıştır. Örneğin bir Yahudi-olmayanın de­ni­ze düştüğü görülürse, boğulmaktan kurtarılmamalıdır.</text:span><text:span text:style-name="T13"><text:note text:id="ftn46" text:note-class="endnote"><text:note-citation>xlvi</text:note-citation><text:note-body><text:p text:style-name="Endnote"><text:span text:style-name="T21"><text:s/>Maimonides</text:span><text:alphabetical-index-mark text:string-value=" " text:key1="Maimonides"/><text:span text:style-name="T21">, </text:span><text:span text:style-name="T22">Guide</text:span><text:span text:style-name="T21">, "Murderer", 4, 11; Israel Shahak</text:span><text:alphabetical-index-mark text:string-value=" " text:key1="Israel Shahak"/><text:alphabetical-index-mark text:string-value=" " text:key1="Shahak, Israel"/><text:span text:style-name="T21">. </text:span><text:span text:style-name="T22">Jewish History, Jewish Religion</text:span><text:span text:style-name="T21"> </text:span><text:alphabetical-index-mark text:string-value=" " text:key1="Israel Shahak"/><text:alphabetical-index-mark text:string-value=" " text:key1="Shahak, Israel"/><text:span text:style-name="T21">, s. 80.</text:span></text:p></text:note-body></text:note></text:span></text:p>
      <text:p text:style-name="P79"><text:span text:style-name="T11">Maimonides</text:span><text:alphabetical-index-mark text:string-value=" " text:key1="Maimonides"/><text:span text:style-name="T11">'e göre, bir Yahudi doktorun bir Yahudi-olmayanı iyileştirmesi de, karşılığında para kazanılsa dahi, yasaktır. Ancak burada dikkat edilmesi gereken bir noktaya değinir: Eğer Yahudi bir doktorun bir Yahudi-olmayanı iyileştirmekten kaçınması, Yahudiler</text:span><text:alphabetical-index-mark text:string-value=" " text:key1="Yahudiler"/><text:span text:style-name="T11">'e </text:span><text:soft-page-break/><text:span text:style-name="T11">karşı toplumsal bir tep­ki gelişmesine neden olacaksa, o halde yasak ortadan kalkar ve hastanın iyi­leştirilmesi gerekir.</text:span><text:span text:style-name="T13"><text:note text:id="ftn47" text:note-class="endnote"><text:note-citation>xlvii</text:note-citation><text:note-body><text:p text:style-name="Endnote"><text:span text:style-name="T21"><text:s/>Maimonides</text:span><text:alphabetical-index-mark text:string-value=" " text:key1="Maimonides"/><text:span text:style-name="T21">, </text:span><text:span text:style-name="T22">Guide</text:span><text:span text:style-name="T21">, "Idolatry". 10, 1-2; Israel Shahak</text:span><text:alphabetical-index-mark text:string-value=" " text:key1="Israel Shahak"/><text:alphabetical-index-mark text:string-value=" " text:key1="Shahak, Israel"/><text:span text:style-name="T21">. </text:span><text:span text:style-name="T22">Jewish History, Jewish Religion</text:span><text:span text:style-name="T21">, ss. 80-1.</text:span></text:p></text:note-body></text:note></text:span><text:span text:style-name="T11"> </text:span></text:p>
      <text:p text:style-name="P79"><text:span text:style-name="T11">• Talmud</text:span><text:alphabetical-index-mark text:string-value=" " text:key1="Talmud"/><text:span text:style-name="T11">'un en büyük yazarlarından biri olan Maimonides</text:span><text:alphabetical-index-mark text:string-value=" " text:key1="Maimonides"/><text:span text:style-name="T11">'in ırkçı fikirleri de oldukça ilginçtir. Bir yerde şöyle yazar:</text:span></text:p>
      <text:p text:style-name="P32"><text:span text:style-name="T11">Türklerin bir kısmı ve kuzeydeki göçebeler ve zenciler ve güneydeki göçebe­ler ve bizim coğrafyamızda yaşayıp da onlara benzeyenler; bunların tabiatı da­ha çok düşük sesli bazı hayvanların tabiatına benzer. Benim düşünceme gö­re, bunlar insan seviyesinde değildirler. Seviyeleri bir insan ile bir maymunun se­vi­yeleri arasında bir yerdedir. Çünkü görünüşleri maymundan daha çok insa­­na benzemektedir.</text:span><text:span text:style-name="T13"><text:note text:id="ftn48" text:note-class="endnote"><text:note-citation>xlviii</text:note-citation><text:note-body><text:p text:style-name="Endnote"><text:span text:style-name="T21"><text:s/>Maimonides</text:span><text:alphabetical-index-mark text:string-value=" " text:key1="Maimonides"/><text:span text:style-name="T21">. </text:span><text:span text:style-name="T22">Guide</text:span><text:span text:style-name="T21">, Kitap III, Bölüm 51; Israel Shahak</text:span><text:alphabetical-index-mark text:string-value=" " text:key1="Israel Shahak"/><text:alphabetical-index-mark text:string-value=" " text:key1="Shahak, Israel"/><text:span text:style-name="T21">. </text:span><text:span text:style-name="T22">Jewish History, Jewish Religion</text:span><text:span text:style-name="T21">, s. 82.</text:span></text:p></text:note-body></text:note></text:span></text:p>
      <text:p text:style-name="P79"><text:span text:style-name="T11">• Haham Sofer</text:span><text:alphabetical-index-mark text:string-value=" " text:key1="Sofer, Haham"/><text:span text:style-name="T11">, </text:span><text:span text:style-name="T12">Responsum</text:span><text:alphabetical-index-mark text:string-value=" " text:key1="Responsum (Sofer)"/><text:span text:style-name="T11"> adlı Talmud</text:span><text:alphabetical-index-mark text:string-value=" " text:key1="Talmud"/><text:span text:style-name="T11">ik çalışmasında, Osmanlı İmparatorluğu</text:span><text:alphabetical-index-mark text:string-value=" " text:key1="Osmanlı İmparatorluğu"/><text:span text:style-name="T11"> içindeki Müslümanlar ve Hıristiyanlar hakkında ilginç yo­rumlar yapar. Buna göre, bunlar, "başka ilahlara tapan putperestlerdir ve dolayısıyla dolaylı yoldan öldürülmeleri doğrudur". Dahası, Sofer bu iki gru­bu, Eski Ahit</text:span><text:alphabetical-index-mark text:string-value=" " text:key1="Eski Ahit"/><text:span text:style-name="T11">'te adı geçen Amalek</text:span><text:alphabetical-index-mark text:string-value=" " text:key1="Amalek kabilesi"/><text:span text:style-name="T11"> kabilesine benzetir.</text:span><text:span text:style-name="T13"><text:note text:id="ftn49" text:note-class="endnote"><text:note-citation>xlix</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84. </text:span></text:p></text:note-body></text:note></text:span><text:span text:style-name="T11"> Eski Ahit'te Amalek</text:span><text:alphabetical-index-mark text:string-value=" " text:key1="Amalek kabilesi"/><text:span text:style-name="T11">ler hakkında verilen hüküm ise şöyledir:</text:span></text:p>
      <text:p text:style-name="P32"><text:span text:style-name="T11">Orduların Rabbi şöyle diyor: Amalek</text:span><text:alphabetical-index-mark text:string-value=" " text:key1="Amalek kabilesi"/><text:span text:style-name="T11">'in İsrail'e yaptığını, Mısır</text:span><text:alphabetical-index-mark text:string-value=" " text:key1="Mısır"/><text:span text:style-name="T11">'dan çıktığı za­man yolda ona karşı nasıl durduğunu arayacağım. Şimdi git, Amalek</text:span><text:alphabetical-index-mark text:string-value=" " text:key1="Amalek kabilesi"/><text:span text:style-name="T11">i vur ve onların herşeylerini tamamen yok et ve onları esirgeme ve erkekten kadına, ço­cuk­tan emzikte olana, öküzden koyuna, deveden eşeğe kadar hepsini öl­dür.</text:span><text:span text:style-name="T13"><text:note text:id="ftn50" text:note-class="endnote"><text:note-citation>l</text:note-citation><text:note-body><text:p text:style-name="Endnote"><text:span text:style-name="T22">Kitab-ı Mukaddes</text:span><text:span text:style-name="T21">, I. Samuel, 15:1.</text:span></text:p></text:note-body></text:note></text:span></text:p>
      <text:p text:style-name="P79"><text:span text:style-name="T11">• Talmud</text:span><text:alphabetical-index-mark text:string-value=" " text:key1="Talmud"/><text:span text:style-name="T11">'un cinsel suçlar (zina) hakkında verdiği hükümler de ilginçtir. Eğer bir Yahudi erkek bir Yahudi kadınla evlilik dışı bir cinsel ilişkiye girerse, her ikisinin de öldürülmesi gerekir. Oysa eğer kadın bir Yahudi-olmayan ise, bu kez erkek sadece dayak yer; kadın ise yine ölüm cezasına çarptırılır. Aynı hüküm, Yahudi bir erkeğin Yahudi-olmayan bir ka­dına tecavüz etmesi durumunda da geçerlidir. Bunun arkasında yatan man­tık ise, Yahudi-olmayan kadının her durumda "baştan çıkarıcı" sayılmasıdır. Kadın, "bir Yahudiyi günaha sokmuş" olduğu için ne olursa olsun birinci dereceden suçlu sayılmaktadır.</text:span><text:span text:style-name="T13"><text:note text:id="ftn51" text:note-class="endnote"><text:note-citation>li</text:note-citation><text:note-body><text:p text:style-name="Endnote"><text:span text:style-name="T21"><text:s/>Maimonides</text:span><text:alphabetical-index-mark text:string-value=" " text:key1="Maimonides"/><text:span text:style-name="T21">, </text:span><text:span text:style-name="T22">Guide</text:span><text:span text:style-name="T21">, "Prohibitions on Sexual Intercourse", 12, 10; "Goy", </text:span><text:span text:style-name="T22">Talmud</text:span><text:alphabetical-index-mark text:string-value=" " text:key1="Talmud"/><text:span text:style-name="T22">ic Encyclopedia</text:span><text:span text:style-name="T21">;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Shahak, Israel"/><text:span text:style-name="T21">, s. 87.</text:span></text:p></text:note-body></text:note></text:span><text:span text:style-name="T11"> Nitekim Maimonides</text:span><text:alphabetical-index-mark text:string-value=" " text:key1="Maimonides"/><text:span text:style-name="T11">, Yahudi-olmayan tüm ka­dınlar için "N.Sh.G.Z." kısaltmasını kullanır. Bunlar, İbranice'deki "nid­dah, shifhah, goyah, zonah" kelimelerinin baş harfleridir. Kelimelerin an­lamı ise şudur: "Kirli (regl nedeniyle), köle, Yahudi-olmayan, fahişe".</text:span><text:span text:style-name="T13"><text:note text:id="ftn52" text:note-class="endnote"><text:note-citation>lii</text:note-citation><text:note-body><text:p text:style-name="Endnote"><text:span text:style-name="T21"><text:s/>Maimonides</text:span><text:alphabetical-index-mark text:string-value=" " text:key1="Maimonides"/><text:span text:style-name="T21">, </text:span><text:span text:style-name="T22">Guide</text:span><text:span text:style-name="T21">, "Prohibitions on Sexual Intercourse", 12, 1-3; Israel Shahak</text:span><text:alphabetical-index-mark text:string-value=" " text:key1="Israel Shahak"/><text:alphabetical-index-mark text:string-value=" " text:key1="Shahak, Israel"/><text:span text:style-name="T21">, </text:span><text:span text:style-name="T22">Jewish History, Jewish Religion</text:span><text:span text:style-name="T21">, s. 87.</text:span></text:p></text:note-body></text:note></text:span><text:span text:style-name="T11"> </text:span></text:p>
      <text:p text:style-name="P79"><text:span text:style-name="T11">• Yahudiler</text:span><text:alphabetical-index-mark text:string-value=" " text:key1="Yahudiler"/><text:span text:style-name="T11"> ile Yahudi-olmayanlar arasındaki mal-mülk ilişkileri hak­kında da Talmud</text:span><text:alphabetical-index-mark text:string-value=" " text:key1="Talmud"/><text:span text:style-name="T11">'un önemli hükümleri vardır. Eğer bir Yahudi kayıp bir eş­ya bulur da onun sahibinin bir Yahudi olduğunu </text:span><text:soft-page-break/><text:span text:style-name="T11">farkederse bunu sahibine ge­ri vermekle yükümlüdür. Fakat eğer malı yitiren kişi bir Yahudi-olmayan ise, malın ona geri verilmemesi emredilir. Bir Yahudi-olmayana hediye vermek ise kesin biçimde yasaklanmıştır. (Ancak hahamlar, bir sonraki aşa­mada Yahudiler'i maddi kar getirebilecek hediyelere —bir başka deyişle rüş­vetlere— izin verirler.) Alış veriş sırasında Yahudi-olmayanlara hile yapmak ise, eğer "dolaylı" yoldan olursa, meşru sayılır. Örneğin bir Yahudi, karşısın­daki müşterinin kendisine yanlışlıkla fazla para verdiğini fark ederse, "senin yaptığın hesaba güvendim, benim saymama gerek yok" demelidir. Böylece eğer karşı taraf durumu sonradan fark ederse, suçlu duruma düşmez.</text:span><text:span text:style-name="T13"><text:note text:id="ftn53" text:note-class="endnote"><text:note-citation>l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s. 88-89.</text:span></text:p></text:note-body></text:note></text:span></text:p>
      <text:p text:style-name="P79"><text:span text:style-name="T11">Bu saydıklarımız, Talmud</text:span><text:alphabetical-index-mark text:string-value=" " text:key1="Talmud"/><text:span text:style-name="T11">'un Yahudi-olmayanlara yönelik düşmanca hükümlerine yalnızca bir kaç örnektir. Yahudi geleneğinin bu geleneksel "şeriat kitabı" araştırıldığında, buna benzer daha pek çok hükme rastlamak mümkündür. Ancak bu bir kaç örnek bile, "Yahudi ideolojisi"nin içeriği hak­kında fikir sahibi olmak için yeterlidir. </text:span></text:p>
      <text:p text:style-name="P79"><text:span text:style-name="T11">Sözkonusu "Yahudi ideolojisi", Tevrat</text:span><text:alphabetical-index-mark text:string-value=" " text:key1="Tevrat"/><text:span text:style-name="T11">'ın ve Eski Ahit</text:span><text:alphabetical-index-mark text:string-value=" " text:key1="Eski Ahit"/><text:span text:style-name="T11">'in diğer kitap­larının hükümlerini de kendi düşüncesine göre yorumlamakta ve çarpıt­maktadır. Örneğin Hz. Musa'ya verilen "On Emir"den sekizincisi olan "Çal­ma­­yacaksın" (Çıkış, 20:15) hükmü, "bir Yahudiyi çalmamak" (yani kaçır­mamak ya da rehin almamak) konusunda konulmuş bir yasak olarak açıkla­nır. Hükmün mal değil de insan "çalmak" şeklinde yorumlanmasının nedeni, "On Emir"in yalnızca ölümcül suçları içerdiğine dair Talmud</text:span><text:alphabetical-index-mark text:string-value=" " text:key1="Talmud"/><text:span text:style-name="T11"> yazarlarınca ya­pılmış bir kabuldür. Öte yandan, Yahudi-olmayanların rehin alınması za­ten Talmud tarafından izin verilen bir eylemdir.</text:span><text:span text:style-name="T13"><text:note text:id="ftn54" text:note-class="endnote"><text:note-citation>liv</text:note-citation><text:note-body><text:p text:style-name="Endnote"><text:span text:style-name="T22">Ibid., </text:span><text:span text:style-name="T21">s. 36.</text:span></text:p></text:note-body></text:note></text:span></text:p>
      <text:p text:style-name="P79"><text:span text:style-name="T11">"Kardeşini kendin gibi seveceksin" (Levililer, 19:11) hükmünün yo­rum­lanması da aynı şekildedir; "kardeşler" yalnızca Yahudiler</text:span><text:alphabetical-index-mark text:string-value=" " text:key1="Yahudiler"/><text:span text:style-name="T11">dir. Nite­kim bir Yahudi genel olarak Talmud</text:span><text:alphabetical-index-mark text:string-value=" " text:key1="Talmud"/><text:span text:style-name="T11"> tarafından bir Yahudi-olmayanın haya­tı­nı kurtarmaktan alıkonur, açıklaması da şöyle yapılır; "çünkü o senin kar­deşin değildir".</text:span><text:span text:style-name="T13"><text:note text:id="ftn55" text:note-class="endnote"><text:note-citation>lv</text:note-citation><text:note-body><text:p text:style-name="Endnote"><text:span text:style-name="T22">Ibid., </text:span><text:span text:style-name="T21">s. 37.</text:span></text:p></text:note-body></text:note></text:span></text:p>
      <text:p text:style-name="P79"><text:span text:style-name="T11">İşte Yahudi ideolojisinin yüzlerce yıl önce oluşturduğu ve asırlar boyu da taviz vermeden koruduğu bu "Sparta</text:span><text:alphabetical-index-mark text:string-value=" " text:key1="Sparta"/><text:span text:style-name="T11"> psikolojisi", </text:span><text:soft-page-break/><text:span text:style-name="T11">Yahudi toplumunun zih­ni­ne, Yahudi-olmayanlara karşı kolay kolay silinemez bir nefret ve gü­ven­sizlik yerleştirmiştir. Dindar Yahudiler</text:span><text:alphabetical-index-mark text:string-value=" " text:key1="Yahudiler"/><text:span text:style-name="T11"> zaten bu hükümleri benimsemek du­ru­mundadırlar. Dindar olmayanların büyük çoğunluğu da, içinden çıktığı top­lumun merkezinde yer alan bu ideolojiden uzaklaşmaz ve Talmud</text:span><text:alphabetical-index-mark text:string-value=" " text:key1="Talmud"/><text:span text:style-name="T11">'u en azın­dan psikolojik boyutta yaşamaya devam eder. Dünyadaki Yahudi cema­at­lerinin hemen hepsinin dikkat çekici derecede "kapalı toplum"lar oluş­turmalarının nedeni işte bu "Yahudi ideolojisi"dir. </text:span></text:p>
      <text:p text:style-name="P66">Ancak tüm bunların ötesinde, kuşkusuz bizim için burada önemli o­lan nokta, İsrail Devleti'dir. Acaba Yahudi Devleti—sözde "laik" bir ülke olma­sı­na rağmen—sözünü ettiğimiz "Yahudi ideolojisi"ne bağlı mıdır? </text:p>
      <text:p text:style-name="P80">"Yahudi İdeolojisi" ve Yahudi Devleti</text:p>
      <text:p text:style-name="P83"/>
      <text:p text:style-name="P79"><text:span text:style-name="T11">Bugün dünyada Yahudiliğin üç temel kolu vardır; Ortodoks, Muhafazakar ve Reforme Edilmiş Yahudilik. Reforme Edilmiş (Reformed) Yahu­dilik, bunların arasında en modern olanıdır ve en çok da </text:span><text:span text:style-name="T3">abd</text:span><text:alphabetical-index-mark text:string-value=" " text:key1="ABD"/><text:span text:style-name="T11">'de yaygındır. Muha­fazakarların çoğu Avrupa ülkelerinde yaşar. Geleneğe en bağlı kanadı teş­kil eden Ortodoks Yahudiler</text:span><text:alphabetical-index-mark text:string-value=" " text:key1="Yahudiler"/><text:span text:style-name="T11"> ise, Yahudiler'in olduğu hemen her yerde ya­şa­malarına rağmen, en çok İsrail'de bulunurlar. Ve en önemlisi, İsrail Dev­leti, resmi olarak Ortodoks Yahudiliği geçerli kabul eder. İsrail kanunlarında Orto­doks kurallarına göndermeler vardır. Örneğin "Geri Dönüş Kanunu</text:span><text:alphabetical-index-mark text:string-value=" " text:key1="Geri Dönüş Kanunu (İsrail)"/><text:span text:style-name="T11">"na gö­re, bir göçmenin İsrail vatandaşı olabilmesi için, gerçek bir Yahudi oldu­ğuna dair Ortodoks hahamlardan "onay" alması gerekmektedir. </text:span></text:p>
      <text:p text:style-name="P79"><text:span text:style-name="T11">Bazı hükümlerine yukarıda değindiğimiz Talmud</text:span><text:alphabetical-index-mark text:string-value=" " text:key1="Talmud"/><text:span text:style-name="T11"> ise, en çok Orto­doks Yahudiler</text:span><text:alphabetical-index-mark text:string-value=" " text:key1="Yahudiler"/><text:span text:style-name="T11"> arasında itibar görür. Talmud, Ortodokslukta dinin doğ­ru­luğu tartışılmaz ve birinci derece kaynağıdır. </text:span></text:p>
      <text:p text:style-name="P79"><text:span text:style-name="T11">Dolayısıyla, Talmud</text:span><text:alphabetical-index-mark text:string-value=" " text:key1="Talmud"/><text:span text:style-name="T11"> ve onun Yahudi-olmayanlara karşı içerdiği tüm sal­dırgan hükümler, İsrail Devleti'nin resmi ideolojisi üzerinde önemli bir et­kiye sahiptir. Nitekim bu kanunların "dirilmesi" de İsrail </text:span><text:soft-page-break/><text:span text:style-name="T11">sayesinde ol­muş­tur: Üstte değindiğimiz Talmud hükümleri, Talmud'un İsrail'de basılan nüs­ha­larında yer almaktadır. Oysa Israel Shahak</text:span><text:alphabetical-index-mark text:string-value=" " text:key1="Israel Shahak"/><text:alphabetical-index-mark text:string-value=" " text:key1="Shahak, Israel"/><text:span text:style-name="T11">'ın da belirttiği gibi, bu hü­küm­lerin büyük bölümü, 16. yüzyılın ortalarından 20. yüzyıla dek basılan Tal­mud nüshalarında bulunmuyordu; hükümler ya çıkartılmışlar ya da son de­re­ce üstü kapalı hale getirilmişlerdi. Bunun nedeni, Talmud'un sözkonusu hü­küm­lerinin 16. yüzyılda Hıristiyanlar tarafından "keşfedilmeleri" ve bü­yük bir tepki oluşturmalarıydı. Bu hükümlerin açıkça yazılıp basılabilmesi ise, ancak İsrail'in kurulmasından sonra mümkün olmuştur.</text:span><text:span text:style-name="T13"><text:note text:id="ftn56" text:note-class="endnote"><text:note-citation>lvi</text:note-citation><text:note-body><text:p text:style-name="Endnote"><text:span text:style-name="T22">Ibid., </text:span><text:span text:style-name="T21">ss. 22-3.</text:span></text:p></text:note-body></text:note></text:span></text:p>
      <text:p text:style-name="P79"><text:span text:style-name="T11">Nitekim Israel Shahak</text:span><text:alphabetical-index-mark text:string-value=" " text:key1="Israel Shahak"/><text:alphabetical-index-mark text:string-value=" " text:key1="Shahak, Israel"/><text:span text:style-name="T11">'a göre, Siyasi Siyonizm</text:span><text:alphabetical-index-mark text:string-value=" " text:key1="Siyonizm"/><text:span text:style-name="T11"> ve onun sonucu olan İs­rail Devleti, gerçekte "Klasik (Ortodoks) Yahudilik"in devamını temsil etmek­tedir... İsrail, Yahudi asimilasyonunu reddeden ve Yahudiler</text:span><text:alphabetical-index-mark text:string-value=" " text:key1="Yahudiler"/><text:span text:style-name="T11">'in diğer tüm milletlerden ayrı olduğunu kabul eden Klasik (Ortodoks) Yahudi ina­nı­şı­nın üzerine kuruludur." (Öte yandan, İsrail'de hiç bir kök bulamayan ve "li­beral" kimliği ağır basan Reforme Edilmiş Yahudilik, asimilasyona çok da­ha açıktır). Talmud</text:span><text:alphabetical-index-mark text:string-value=" " text:key1="Talmud"/><text:span text:style-name="T11">'un temel temasını teşkil eden "biz ve onlar" ayrımı ve "on­­lar"a karşı duyulan derin nefret ve güvensizlik, Siyonistler'in ve İsrail'in sos­­yo-psikolojisinde büyük bir yer tutar. </text:span></text:p>
      <text:p text:style-name="P79"><text:span text:style-name="T11">İbranice'de Yahudi-olmayan anlamına gelen ancak küçümseme ve ha­karet içeren </text:span><text:span text:style-name="T12">goy</text:span><text:span text:style-name="T11"> (çoğulu </text:span><text:span text:style-name="T12">goyim</text:span><text:span text:style-name="T11">) terimi, İsrailliler'in "onlar"ı tanımlamak için en sık kullandıkları ifadedir. Öyle ki, İsrail liderleri bile goyim ile Yahudiler</text:span><text:alphabetical-index-mark text:string-value=" " text:key1="Yahudiler"/><text:span text:style-name="T11"> ara­sındaki sözde genetik farklılıklara atıfta bulunmaktan çekinmemişlerdir. Li­kud</text:span><text:alphabetical-index-mark text:string-value=" " text:key1="Likud Bloku"/><text:span text:style-name="T11"> liderleri, her zaman olduğu gibi bu konuda da İşçi Partililerden daha açık sözlü davrandılar. Likud</text:span><text:alphabetical-index-mark text:string-value=" " text:key1="Likud Bloku"/><text:span text:style-name="T11">'un liderlerinden ve eski Başbakanlardan Yitz­hak Şamir</text:span><text:alphabetical-index-mark text:string-value=" " text:key1="Şamir, Yitzhak"/><text:span text:style-name="T11">, "üstün ırk" kavramına olan inancını, Siyonizm</text:span><text:alphabetical-index-mark text:string-value=" " text:key1="Siyonizm"/><text:span text:style-name="T11">'i ırkçılığın bir kolu ola­rak gören Birleşmiş Milletler</text:span><text:alphabetical-index-mark text:string-value=" " text:key1="Birleşmiş Milletler"/><text:span text:style-name="T11"> kararının 14 Kasım</text:span><text:alphabetical-index-mark text:string-value=" " text:key1="Kasım, Albay Abdülkerim"/><text:span text:style-name="T11"> 1975 günü oylanma­sın­dan sonra, dünya ve uluslararası ilişkiler konusundaki görüşlerini kaleme alır­ken şöyle açığa vurmuştu: "Ağaçlardan inen insanlardan meydana gelen ulusların dünyanın liderliğini üstlenmeleri kabul edilecek bir şey değildir. İlke­ller nasıl kendilerine </text:span><text:soft-page-break/><text:span text:style-name="T11">ait fikirlere sahip olabilirler? Birleşmiş Milletler'in ka­rarı bize bir kere daha göstermiştir ki biz diğer uluslar gibi değiliz." Ben­zer bir ifade, Menahem Begin</text:span><text:alphabetical-index-mark text:string-value=" " text:key1="Begin, Menahem"/><text:span text:style-name="T11"> tarafından da kullanılmış, Nobel Barış Ödülü</text:span><text:alphabetical-index-mark text:string-value=" " text:key1="Nobel Barış Ödülü"/><text:span text:style-name="T11"> alan bu eski terörist, Filistin</text:span><text:alphabetical-index-mark text:string-value=" " text:key1="Filistin"/><text:span text:style-name="T11">lileri "iki ayaklı hayvanlar" olarak tanımlamıştı.</text:span><text:span text:style-name="T13"><text:note text:id="ftn57" text:note-class="endnote"><text:note-citation>lvii</text:note-citation><text:note-body><text:p text:style-name="Endnote"><text:span text:style-name="T21"><text:s/>Roger Garaudy, </text:span><text:span text:style-name="T22">Siyonizm</text:span><text:alphabetical-index-mark text:string-value=" " text:key1="Siyonizm"/><text:span text:style-name="T22"> Dosyas</text:span><text:span text:style-name="T21">ı, s. 193.</text:span></text:p></text:note-body></text:note></text:span><text:span text:style-name="T11"> </text:span></text:p>
      <text:p text:style-name="P79"><text:span text:style-name="T11">İsrail'in bir "düşman denizi" ile çevrili oluşu ve özellikle 1967 Sa­va­şı</text:span><text:alphabetical-index-mark text:string-value=" " text:key1="Altı Gün Savaşı (1967)"/><text:span text:style-name="T11">'­ndan sonra yaygınlaşan "tüm dünya bize karşı" duygusu ise, İsrail top­lu­mu­nun goyim'e olan geleneksel nefret ve güvensizliğini körükledi. Get­to'nun Sparta</text:span><text:alphabetical-index-mark text:string-value=" " text:key1="Sparta"/><text:span text:style-name="T11">vari atmosferi içinde asırlar boyu gelişmiş ve en somut ifa­desini de Tal­mud</text:span><text:alphabetical-index-mark text:string-value=" " text:key1="Talmud"/><text:span text:style-name="T11"> sayfalarında bulmuş olan "goyim düşmanlığı", böylece, ken­di ken­di­sini modern bir Sparta'ya dönüştüren Yahudi Devleti'nde devam etti. </text:span></text:p>
      <text:p text:style-name="P79"><text:span text:style-name="T11">Kuşkusuz İsrail'in—Likud</text:span><text:alphabetical-index-mark text:string-value=" " text:key1="Likud Bloku"/><text:span text:style-name="T11"> liderlerinin üstteki "kaçamak" demeçleri sa­yıl­mazsa—bu tür bir anlayışı tüm dünyanın gözü önünde resmi ağızlardan dile getirmesi beklenemez. Ancak İsrail Devleti'nin Yahudi ırkçılığına—ya da Shahak</text:span><text:alphabetical-index-mark text:string-value=" " text:key1="Shahak, Israel"/><text:span text:style-name="T11">'ın deyimiyle "Yahudi fundamentalizmine"—karşı son derece ılım­­lı yaklaşmasının, hatta bu ideolojiyi el altından desteklemesinin kuş­ku­suz büyük bir anlamı vardır. </text:span></text:p>
      <text:p text:style-name="P79"><text:span text:style-name="T11">El altından desteklenen bu akımın bir örneği, </text:span><text:span text:style-name="T12">Hatany</text:span><text:alphabetical-index-mark text:string-value=" " text:key1="Hatanya (Habbad)"/><text:span text:style-name="T12">a</text:span><text:span text:style-name="T11"> kitabıdır. Mo­dern Hasidik Yahudiliğin en önemli kollarından biri olan Habbad hareketi­</text:span><text:alphabetical-index-mark text:string-value=" " text:key1="Habbad hareketi"/><text:span text:style-name="T11">nin en temel kitabı olan </text:span><text:span text:style-name="T12">Hatanya</text:span><text:span text:style-name="T11">'da inanılması zor derecede ırkçı düşünceler yer alır. Bu kitaba göre, tüm Yahudi-olmayanlar şeytani varlıklardır ve "içle­rinde iyilikten gelen hiç bir şey yoktur". Öyle ki, anne karnındaki bir Yahudi em­briyosu bile bir Yahudi-olmayanın embriyosundan son derece farklıdır. Ya­hudi-olmayanların varlıklarını sürdürmeleri ise "gereksizdir"; çünkü ya­ra­­tılmış olan her şey sadece Yahudiler</text:span><text:alphabetical-index-mark text:string-value=" " text:key1="Yahudiler"/><text:span text:style-name="T11">'in iyiliği için yaratılmışlardır. Bu ki­tabın sayısız nüshası, New York'u merkez alan "Lubavich</text:span><text:alphabetical-index-mark text:string-value=" " text:key1="Lubavich Hareketi"/><text:span text:style-name="T11">" hareketi ta­ra­fın­dan basılmakta ve dünyanın dört bir yanındaki üyelere dağı­tılmaktadır.</text:span><text:span text:style-name="T13"><text:note text:id="ftn58" text:note-class="endnote"><text:note-citation>lv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27.</text:span></text:p></text:note-body></text:note></text:span></text:p>
      <text:p text:style-name="P79"><text:span text:style-name="T11">Daha da önemli olanı, sözkonusu kitabın İsrail devlet aygıtı tara­fın­dan da onay görmesidir. Knesset</text:span><text:alphabetical-index-mark text:string-value=" " text:key1="Knesset"/><text:span text:style-name="T11"> üyesi Şulamit Aloni</text:span><text:alphabetical-index-mark text:string-value=" " text:key1="Aloni, Şulamit"/><text:span text:style-name="T11">'nin </text:span><text:soft-page-break/><text:span text:style-name="T11">ortaya koyduğu bir araştırmaya göre, İsrail'in 1978 yılındaki Lübnan</text:span><text:alphabetical-index-mark text:string-value=" " text:key1="Lübnanİsrail tarafından işgali"/><text:alphabetical-index-mark text:string-value=" " text:key1="Lübnan"/><text:span text:style-name="T11"> işgalinden bir süre önce söz­konusu Hatanya doktrinleri bazı askeri merkezlerde yönetim tarafından özel­likle yaygınlaştırılmıştır. Bunda gözetilen amaç, askeri doktor ve hem­şi­releri, "Yahudi-olmayan yaralılar"a yardım etmekten alıkoymaktır. Öte yan­dan İsrail'in eski Cumhurbaşkanlarından Zalman Şazar</text:span><text:alphabetical-index-mark text:string-value=" " text:key1="Şazar, Zalman"/><text:span text:style-name="T11">, Habbad hare­ketinin ateşli bir savunucusudur. Likud</text:span><text:alphabetical-index-mark text:string-value=" " text:key1="Likud Bloku"/><text:span text:style-name="T11"> lideri eski Başbakan Menahem Be­gin</text:span><text:alphabetical-index-mark text:string-value=" " text:key1="Begin, Menahem"/><text:span text:style-name="T11"> de hareketi desteklediğini resmi olarak açıklamıştır.</text:span><text:span text:style-name="T13"><text:note text:id="ftn59" text:note-class="endnote"><text:note-citation>lix</text:note-citation><text:note-body><text:p text:style-name="Endnote"><text:span text:style-name="T22">Ibid., </text:span><text:span text:style-name="T21">s. 27.</text:span></text:p></text:note-body></text:note></text:span></text:p>
      <text:p text:style-name="P79"><text:span text:style-name="T11">İsrail ordusunda Talmud</text:span><text:alphabetical-index-mark text:string-value=" " text:key1="Talmud"/><text:span text:style-name="T11">ik "anti-goyim" eğitiminin daha pek çok ör­neği vardır. Talmud'da Yahudi-olmayanlara zarar verilmesini yasaklayan çok sınırlı bir kaç hüküm, "kendileriyle savaşılmakta olunmayan Yahudi-ol­ma­­yanlar"la ilgilidir. Hahamlar, bu noktadan hareketle, kendileriyle sa­vaşıl­makta olan tüm Yahudi-olmayanların öldürülebileceğini, hatta öl­dürül­me­le­ri gerektiği sonucuna varmışlardır. Ve bu doktrin 1973'ten bu ya­na İsrail ordusu içinde bilinçli olarak yayılmaktadır. Batı Şeria</text:span><text:alphabetical-index-mark text:string-value=" " text:key1="Batı Şeria"/><text:span text:style-name="T11">'nın güven­li­ğinden sorumlu İsrail birliklerinin Genel Komuta Merkezi tarafından yayın­la­nan bir kitapçık, bu "ideoloji"yi şöyle anlatır:</text:span></text:p>
      <text:p text:style-name="P32"><text:span text:style-name="T11">Bir savaş ya da silahlı bir çatışma sırasında kuvvetlerimiz sivil halk ile karşı kar­şıya gelirlerse ve eğer bu sivillerin askerlerimize zarar verip veremeyecekle­ri konusunda açık bir kesinlik yoksa, Halakha</text:span><text:alphabetical-index-mark text:string-value=" " text:key1="Halakha"/><text:span text:style-name="T11">'ya göre bu sivillerin öldürülme­leri doğrudur ve hatta gereklidir. Hiç bir şart altında bir Arab'a güvenilme­me­lidir... Halakha, savaşta düşmana karşı saldırıya geçtiklerinde, iyi sivilleri, yani iyi gözüken sivilleri bile öldürmeleri için birliklerimize izin vermekte, hat­ta bunu emretmektedir.</text:span><text:span text:style-name="T13"><text:note text:id="ftn60" text:note-class="endnote"><text:note-citation>lx</text:note-citation><text:note-body><text:p text:style-name="Endnote"><text:span text:style-name="T22">Ha'olam Hazzeh</text:span><text:span text:style-name="T21">, 5 Ocak 1974; Amnon Rubinstein</text:span><text:alphabetical-index-mark text:string-value=" " text:key1="Rubinstein, Amnon"/><text:span text:style-name="T21">, "Who Falsifies The Halakha</text:span><text:alphabetical-index-mark text:string-value=" " text:key1="Halakha"/><text:span text:style-name="T21">h", </text:span><text:span text:style-name="T22">Ma'ariv</text:span><text:span text:style-name="T21">, 13 Ekim 1975;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6.</text:span></text:p></text:note-body></text:note></text:span></text:p>
      <text:p text:style-name="P79"><text:span text:style-name="T11">İsralli bir haham tarafından askerlere hatırlatılan ve eski hahamlardan Rabbi Shim'on</text:span><text:alphabetical-index-mark text:string-value=" " text:key1="Shim'on, Rabbi"/><text:span text:style-name="T11">'a ait olan bir "özdeyiş" ise şöyledir: "Yahudi-olmayanların en iyisi mi; öldür. </text:span><text:span text:style-name="T16">Yılanın en iyisi mi; beynini parçala."</text:span><text:span text:style-name="T13"><text:note text:id="ftn61" text:note-class="endnote"><text:note-citation>lx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8.</text:span></text:p></text:note-body></text:note></text:span></text:p>
      <text:p text:style-name="P74">Klasik Yahudilik'teki tüm ırkçı düşünce ve hükümlerin İsrail devlet aygıtı tarafından bu denli geniş çapta benimsenmesinin tek bir anlamı var­dır: "Yahudi ideolojisi", bugün İsrail devletinin ve toplumunun en önemli te­mel­lerinden biridir.</text:p>
      <text:p text:style-name="P79"><text:span text:style-name="T16">İsrail'i kuran ve halen İşçi Partisi</text:span><text:alphabetical-index-mark text:string-value=" " text:key1="İşçi Partisi (İsrail)"/><text:span text:style-name="T16">'nde temsil edilen "solcu" Siyonist­ler'in laik bir kimliğe sahip olmaları, "Yahudi ideolojisi"nin devletin temeline yerleşmesine engel olmamıştır. Çünkü, gerek </text:span><text:soft-page-break/><text:span text:style-name="T16">Shahak</text:span><text:alphabetical-index-mark text:string-value=" " text:key1="Shahak, Israel"/><text:span text:style-name="T16">'ın gerekse Amnon Rubinstein</text:span><text:alphabetical-index-mark text:string-value=" " text:key1="Rubinstein, Amnon"/><text:span text:style-name="T16">'ın çözümlemelerine göre, Siyonistler dindar olmasalar da Yahudi kültürünü ve o kültürü oluşturan dini şablonu hiç değiştirmeden almışlar­dır.</text:span><text:span text:style-name="T13"><text:note text:id="ftn62" text:note-class="endnote"><text:note-citation>lxii</text:note-citation><text:note-body><text:p text:style-name="Endnote"><text:span text:style-name="T21"><text:s/>Laik Siyonistler'in Yahudi dini kültürüne ve dini kaynaklarına olan bağlılığı için bkz. Harun Yahya. </text:span><text:span text:style-name="T22">Yeni Masonik Düzen</text:span><text:span text:style-name="T21">: </text:span><text:span text:style-name="T22">Dünyanın Beşyüz Yıllık Tarihi ve Dünya Düzeninin Gizli Yöneticileri</text:span><text:span text:style-name="T21">, 2.b. İstanbul: Vural Yayıncılık, 1997, ss. 477-84.</text:span></text:p></text:note-body></text:note></text:span><text:span text:style-name="T16"> Ve Shahak</text:span><text:alphabetical-index-mark text:string-value=" " text:key1="Shahak, Israel"/><text:span text:style-name="T16">, hem "laik" Siyonistler'in "Yahudi ideoloji"sine olan sözko­nusu psikolojik bağlılıkları, hem de dinci Siyonistler'in özellikle 67 savaşı</text:span><text:alphabetical-index-mark text:string-value=" " text:key1="Altı Gün Savaşı (1967)"/><text:span text:style-name="T16">n­dan sonra giderek artan siyasi gücü sayesinde, bu "Yahudi ideolojisi"nin, bu­gün­kü İsrail devletinin yönetiminde büyük bir rol oynadığını ortaya ko­yar. Ona göre, "İsrail Devleti'nin politikaları, realist siyasi gerçekler ile sözkonu­su 'Yahudi ideolojisi'nin bir karışımı sonucunda ortaya çıkmaktadır".</text:span><text:span text:style-name="T13"><text:note text:id="ftn63" text:note-class="endnote"><text:note-citation>lxi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2.</text:span></text:p></text:note-body></text:note></text:span></text:p>
      <text:p text:style-name="P79"><text:span text:style-name="T16">Dahası, bu "Yahudi ideolojisi"nin etkisi giderek artmaktadır. Shahak</text:span><text:alphabetical-index-mark text:string-value=" " text:key1="Shahak, Israel"/><text:span text:style-name="T16">'a göre, "İsrail Yahudileştikçe, ya da bir başka deyimle 'Yahudiliğe döndükçe', gündelik politikalar da giderek rasyonel kaygılardan çok, Yahudi ideolojisinin hedefleri tarafından belirlenmektedir".</text:span><text:span text:style-name="T13"><text:note text:id="ftn64" text:note-class="endnote"><text:note-citation>lxiv</text:note-citation><text:note-body><text:p text:style-name="Endnote"><text:span text:style-name="T22">Ibid., </text:span><text:span text:style-name="T21">s. 8.</text:span></text:p></text:note-body></text:note></text:span></text:p>
      <text:p text:style-name="P74">Peki nedir "Yahudi ideolojisi"nin İsrail Devleti'ne yüklediği bu somut hedefler? </text:p>
      <text:p text:style-name="P74"/>
      <text:p text:style-name="P74"/>
      <text:p text:style-name="P89"/>
      <text:p text:style-name="P52">"Kurtarılmış Topraklar"</text:p>
      <text:p text:style-name="P75"/>
      <text:p text:style-name="P79"><text:span text:style-name="T16">Israel Shahak</text:span><text:alphabetical-index-mark text:string-value=" " text:key1="Shahak, Israel"/><text:span text:style-name="T16">'a göre, "Yahudi ideolojisi"nin önemli bir parçasını, "toprakların kurtarılması" oluşturur. Buna göre, bir toprağın "kurtarılması", onun Yahudi-olmayanlardan alınıp Yahudiler</text:span><text:alphabetical-index-mark text:string-value=" " text:key1="Yahudiler"/><text:span text:style-name="T16">'e verilmesi ile mümkündür. Toprağın kurtarılmış sayılması için, ilk aşamada sahibinin, ikinci aşamada da üzerinde çalışanların Yahudi olması gerekmektedir. </text:span></text:p>
      <text:p text:style-name="P79"><text:span text:style-name="T16">Bu düşüncenin mantıksal sonucu, "kurtarılmak" istenen topraklardan Yahudi-olmayanların sürülmesini öngörmektedir. Nitekim İsrail Devleti'nin sahip olduğu "Yahudi ideolojisi"nin ütopyası da budur; İsrail toprakla­rındaki tüm Araplar'ın başka Arap ülkelerine "transfer" edilmesi ve böylece top­rağın yalnızca ve yalnızca Yahudiler</text:span><text:alphabetical-index-mark text:string-value=" " text:key1="Yahudiler"/><text:span text:style-name="T16">'e ait hale getirilmesi. </text:span></text:p>
      <text:p text:style-name="P79"><text:span text:style-name="T16">İsrail'i kuran Siyonistler'in başlıca amaçlarından biri, bu "kurtarma" mis­yonu olmuştur. Siyonizm</text:span><text:alphabetical-index-mark text:string-value=" " text:key1="Siyonizm"/><text:span text:style-name="T16"> tarihinin ünlü uzmanı Walter Laquer</text:span><text:alphabetical-index-mark text:string-value=" " text:key1="Laquer, Walter"/><text:span text:style-name="T16">, siyo­niz­min öncülerinden A. D. Gordon</text:span><text:alphabetical-index-mark text:string-value=" " text:key1="Gordon, A. D."/><text:span text:style-name="T16">'u örnek verir bu konuda. O ve arka­daşları, "Yahudi vatanındaki her ağacın ve hatta her çalının Yahudiler</text:span><text:alphabetical-index-mark text:string-value=" " text:key1="Yahudiler"/><text:span text:style-name="T16"> tara­fından di­kilmiş olmasını" hedeflemişlerdir.</text:span><text:span text:style-name="T13"><text:note text:id="ftn65" text:note-class="endnote"><text:note-citation>lxv</text:note-citation><text:note-body><text:p text:style-name="Endnote"><text:span text:style-name="T21"><text:s/>Walter Laquer, </text:span><text:span text:style-name="T22">History of Zionism</text:span><text:span text:style-name="T21">; 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7.</text:span></text:p></text:note-body></text:note></text:span><text:span text:style-name="T16"> Bu, kuşkusuz o vatanda hiç bir Ya­hudi-olmayanın barınmaması gerektiği anlamına gelir. </text:span></text:p>
      <text:p text:style-name="P79"><text:span text:style-name="T16">Nitekim aynı "laik" Siyonist liderlerin İsrail Devleti'nin kurulmasın­dan sonra uyguladıkları "İbrani el emeği" politikası da, yine "toprakların kur­ta­rıl­ması" ütopyasının bir parçasıdır. Bu politika gereğince, Arap ülke­le­rin­de yaşayan ve kültürel yönden İsrailli elitlere göre çok "geri" sayılan Do­ğu Yahudiler</text:span><text:alphabetical-index-mark text:string-value=" " text:key1="Yahudiler"/><text:span text:style-name="T16">'i —Irak</text:span><text:alphabetical-index-mark text:string-value=" " text:key1="Irak"/><text:span text:style-name="T16">lı</text:span><text:alphabetical-index-mark text:string-value=" " text:key1="IrakIrak Yahudileri"/><text:span text:style-name="T16"> ve özellikle de Yemen</text:span><text:alphabetical-index-mark text:string-value=" " text:key1="Yemen"/><text:span text:style-name="T16">li Yahudiler </text:span><text:alphabetical-index-mark text:string-value=" " text:key1="YemenYemen Yahudileri"/><text:span text:style-name="T16">—Arap işçilerin yerlerini almaları için İsrail'e getirilmişlerdir. Amaç, toprak üzerinde harcanan tüm emeğin, "İbrani el emeği" olmasını sağlamaktır.</text:span><text:span text:style-name="T13"><text:note text:id="ftn66" text:note-class="endnote"><text:note-citation>lxvi</text:note-citation><text:note-body><text:p text:style-name="Endnote"><text:span text:style-name="T21"><text:s/>Ilan Hale'vi, </text:span><text:span text:style-name="T22">La Question Juive</text:span><text:span text:style-name="T21">, s. 24. Dr. Thon'un söz konusu raporu, ilk defa 1970 yılında, İbranice olarak, Tel Aviv'de, Massada yayınları tarafından yayınlanan </text:span><text:span text:style-name="T22">Siyonist Kolonilizasyon Tarihi</text:span><text:span text:style-name="T21"> isimli kitapta yayınlanmıştır. Ayrıntılı bilgi için bkz. Harun Yahya, </text:span><text:span text:style-name="T22">Soykırım Yalanı: Nazi-Siyonist İşbirliğinin Gizli Tarihi ve "Yahudi Soykırım" Yalanının İçyüzü</text:span><text:span text:style-name="T21">, İstanbul: Alem Yayıncılık, 1995, ss. 218-20</text:span></text:p></text:note-body></text:note></text:span></text:p>
      <text:p text:style-name="P79"><text:span text:style-name="T16">Bu "dışlayıcı ideoloji", Israel Shahak</text:span><text:alphabetical-index-mark text:string-value=" " text:key1="Shahak, Israel"/><text:span text:style-name="T16">'a göre, İsrail'in 1950'lerdeki, 60'lardaki ve 67 sonrasındaki tüm toprak kazanımlarının temel nedeni ol­muş­tur.</text:span><text:span text:style-name="T13"><text:note text:id="ftn67" text:note-class="endnote"><text:note-citation>lxv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s. 7-8.</text:span></text:p></text:note-body></text:note></text:span><text:span text:style-name="T16"> "Toprağın kurtarılması" temel bir hedef kabul edildikten sonra, el­den geldiğince daha çok </text:span><text:soft-page-break/><text:span text:style-name="T16">toprağın işgal edilmesi ve bu yeni toprakların da Ya­hu­di-olmayanlardan arındırılması İsrailliler için kutsal bir misyon sa­yılmıştır. 1967'deki Altı Gün Savaşı</text:span><text:alphabetical-index-mark text:string-value=" " text:key1="Altı Gün Savaşı (1967)"/><text:span text:style-name="T16">'nda işgal edilen Batı Şeria</text:span><text:alphabetical-index-mark text:string-value=" " text:key1="Batı Şeria"/><text:span text:style-name="T16"> ve Gazze</text:span><text:alphabetical-index-mark text:string-value=" " text:key1="Gazze Şeridi"/><text:span text:style-name="T16">'de İs­rail yönetimlerinin büyük teşvikiyle kurulan ve genişleyen "Yahudi yerle­şim birimleri"nin amacı, sözkonusu "toprakların kurtarılması" misyonudur. </text:span></text:p>
      <text:p text:style-name="P74">Ve bu misyon, İsrail politikasının yalnızca rasyonel hesaplara göre değil, en az onlar kadar güçlü bir "Yahudi ideolojisi" tarafından da belirlen­diğinin göstergesidir. Çünkü yeni topraklar işgal etmek ve bu topraklar üze­rinde "etnik temizlik" uygulamak, "Hıttin Korkusu" yaşayan bir ülke için "ras­yonel" bir karar değildir. Her yeni işgalin ve her yeni "etnik temizliğin", kar­şı taraftaki Hıttin özlemini güçlendireceği açıktır çünkü.</text:p>
      <text:p text:style-name="P74">Peki ama acaba "kurtarılması" gereken topraklar ne kadardır? </text:p>
      <text:p text:style-name="P74"/>
      <text:p text:style-name="P90"><text:bookmark-start text:name="Tevratsalsinirlar"/></text:p>
      <text:h text:style-name="P44" text:outline-level="8">Tevratsal Sınırlar</text:h>
      <text:p text:style-name="P79"><text:alphabetical-index-mark text:string-value=" " text:key1="Tevratsal Sınırlar"/></text:p>
      <text:p text:style-name="P79"><text:span text:style-name="T16">Israel Shahak</text:span><text:alphabetical-index-mark text:string-value=" " text:key1="Shahak, Israel"/><text:span text:style-name="T16">, "Yahudi ideolojisinin İsrail Devletine empoze ettiği temel düşüncelerden biri, 'Vaadedilmiş Topraklar</text:span><text:alphabetical-index-mark text:string-value=" " text:key1="Vaadedilmiş Topraklar"/><text:span text:style-name="T16">' kavramıdır" dedikten sonra bu kavramı şöyle açıklar: "Yahudi ideolojisi, Tanrı tarafından İsrailoğul­ları­na Kutsal Kitap'ta vaadedilen ve tarihte bir zamanlar da Yahudi bir Kral ta­ra­fından yönetilmiş olan toprakların, bugün de İsrail Devleti'ne ait olması ge­rek­tiğini öngörür; çünkü İsrail bir 'Yahudi Devleti'dir".</text:span><text:span text:style-name="T13"><text:note text:id="ftn68" text:note-class="endnote"><text:note-citation>lxviii</text:note-citation><text:note-body><text:p text:style-name="Endnote"><text:span text:style-name="T22">Ibid., </text:span><text:span text:style-name="T21">s. 9. İsrail, resmi tanımıyla bir "Yahudi Devleti"dir ve Yahudi vatandaşları ile Yahudi-ol­mayan vatandaşları arasında çok keskin bir ayırım yapar. Yahudi-olmayan (çoğu Arap) İs­rail vatandaşları, İsrail topraklarının % 92'lik bir bölümü üzerinde toprak alma hakkına sa­hip değildirler. Çünkü bu % 92'lik kısım, "Yahudi Devleti"nin, "Yahudi", yani birinci sınıf yurt­taşlarına aittir. Bir grup barış yanlısı İsrailli Yahudi, Arapları ikinci sınıf insan statüsüne dü­şüren bu sisteme karşı çıkarak, 1980 yılında "İsrailli"liğin yurttaşların ortak kimliği sa­yılmasını teklif ettiklerinde büyük tepki görmüşlerdir ve bir süre sonra çıkarılan bir yasa ile, "Yahudi devleti" prensibini sorgulayan partilerin seçimlere giremeyeceği karara bağ­lanmıştır.</text:span></text:p></text:note-body></text:note></text:span></text:p>
      <text:p text:style-name="P79"><text:span text:style-name="T16">"Tanrı tarafından Yahudiler</text:span><text:alphabetical-index-mark text:string-value=" " text:key1="Yahudiler"/><text:span text:style-name="T16">'e vaadedilen topraklar" ise, Eski Ahit</text:span><text:alphabetical-index-mark text:string-value=" " text:key1="Eski Ahit"/><text:span text:style-name="T16">'e gö­re "Nil</text:span><text:alphabetical-index-mark text:string-value=" " text:key1="Nil nehri"/><text:span text:style-name="T16">'den Fırat</text:span><text:alphabetical-index-mark text:string-value=" " text:key1="Fırat nehri"/><text:span text:style-name="T16">'a" uzanan ünlü coğrafyayı kapsamaktadır. Tevrat</text:span><text:alphabetical-index-mark text:string-value=" " text:key1="Tevrat"/><text:span text:style-name="T16">'ın Tek­vin kitabının 15. Bab'ında şöyle yazar:</text:span></text:p>
      <text:p text:style-name="P32"><text:span text:style-name="T11">O günde Rab, Abraham'la ahdedip dedi: Mısır</text:span><text:alphabetical-index-mark text:string-value=" " text:key1="Mısır"/><text:span text:style-name="T11"> ırmağından büyük ırmağa, Fı­rat</text:span><text:alphabetical-index-mark text:string-value=" " text:key1="Fırat nehri"/><text:span text:style-name="T11"> ırmağına kadar bu diyarı, Kenileri ve Kenizzileri ve Kadmonileri ve Hitti­leri ve Perizzileri ve Refaları ve Amorileri ve Kenanlıları ve Girgaşileri ve Yebu­sileri senin zürriyetine (soyuna) verdim.</text:span></text:p>
      <text:p text:style-name="P66">Tesniye kitabının 12. Bap, 25. ayetinde ise aynı "kutsal sınırlar" şöyle çi­zilir: </text:p>
      <text:p text:style-name="P32"><text:soft-page-break/><text:span text:style-name="T11">O zaman Rab bütün milletleri önünüzden kovacak ve sizden büyük ve kuv­vetli milletlerin mülkünü alacaksınız. Ayak tabanınızın basacağı her yer sizin o­lacak, sınırınız çölden ve Lübnan</text:span><text:alphabetical-index-mark text:string-value=" " text:key1="Lübnan"/><text:span text:style-name="T11">dan, ırmaktan, Fırat</text:span><text:alphabetical-index-mark text:string-value=" " text:key1="Fırat nehri"/><text:span text:style-name="T11"> ırmağından garp deniz­ine kadar olacaktır. Önünüzde kimse duramayacak, Allahınız Rab size söyle­di­ği gibi, dehşetinizi ve korkunuzu ayak basacağınız bütün diyar üzerine ko­ya­caktır.</text:span></text:p>
      <text:p text:style-name="P79"><text:span text:style-name="T11">Tevrat ayetleri tarafından tarif edilen bu sınırların, günümüzde hangi dev­letlerin topraklarına dahil olduğuna baktığımızda ise oldukça ilginç ger­çeklerle karşılaşırız. Yahudi dini otoriteleri, sözkonusu toprakların tam tarifi ko­nu­sunda farklı fikirler öne sürmüşlerdir, ancak en geniş kapsamlı ve en çok kabul gören haritanın hangi bölgeleri kapsadığı Israel Shahak</text:span><text:alphabetical-index-mark text:string-value=" " text:key1="Shahak, Israel"/><text:span text:style-name="T11"> tarafından şöy­le açıklanır:</text:span></text:p>
      <text:p text:style-name="P32"><text:span text:style-name="T11">İsrail Toprakları'nın Tevratsal sınırla</text:span><text:alphabetical-index-mark text:string-value=" " text:key1="&quot;Tevratsal sınırlar&quot;"/><text:span text:style-name="T11">rını gösteren farklı haritalar içinde en bü­yük sınırlara sahip olan versiyon, şu bölgeleri içine alır: Güneyde tüm Sina</text:span><text:alphabetical-index-mark text:string-value=" " text:key1="Sina Yarımadası"/><text:span text:style-name="T11"> ya­rım­adası ve buna ek olarak Kuzey Mısır</text:span><text:alphabetical-index-mark text:string-value=" " text:key1="Mısırve &quot;Tevratsal sınırlar&quot;"/><text:span text:style-name="T11">'ın Kahire'ye kadar uzanan bir parçası; doğuda, Ürdün</text:span><text:alphabetical-index-mark text:string-value=" " text:key1="Ürdünve &quot;Tevratsal sınırlar&quot;"/><text:span text:style-name="T11">'ün tamamı ve Suudi Arabistan'ın kuzey bölgesi; Kuveyt</text:span><text:alphabetical-index-mark text:string-value=" " text:key1="Kuveyt"/><text:span text:style-name="T11">'in tü­mü ve Irak</text:span><text:alphabetical-index-mark text:string-value=" " text:key1="Irakve &quot;Tevratsal sınırlar&quot;"/><text:span text:style-name="T11">'ın çok büyük bir bölümü; kuzeyde Lübnan</text:span><text:alphabetical-index-mark text:string-value=" " text:key1="Lübnanve &quot;Tevratsal sınırlar&quot;"/><text:span text:style-name="T11">'ın ve Suriye</text:span><text:alphabetical-index-mark text:string-value=" " text:key1="Suriyeve &quot;Tevratsal sınırlar&quot;"/><text:span text:style-name="T11">'nin tama­mı ve buna ek olarak Türkiye</text:span><text:alphabetical-index-mark text:string-value=" " text:key1="Türkiyeve &quot;Tevratsal sınırlar&quot;"/><text:span text:style-name="T11">'nin Van Gölü'ne kadar uzanan büyük bir parça­sı; ve batıda Kıbrıs</text:span><text:alphabetical-index-mark text:string-value=" " text:key1="Kıbrıs"/><text:span text:style-name="T11">. Bu sınırlar hakkında yapılmış çok geniş kapsamlı araştır­ma­lar, devlet desteğiyle, atlaslara, kitaplara ve makalelere dökülmekte ve o­kul­­lar­da bu sınırların propagandası yapılmaktadır. Başta Gush Emunim</text:span><text:alphabetical-index-mark text:string-value=" " text:key1="Gush Emunim"/><text:span text:style-name="T11"> ol­mak üzere kimi etkili dini gruplar, sözkonusu coğrafyanın İsrail tarafından fet­h­edilmesini istemekle kalmamakta, bu fethin ilahi bir emir olduğuna inanmak­tadırlar.</text:span><text:span text:style-name="T13"><text:note text:id="ftn69" text:note-class="endnote"><text:note-citation>lxix</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Jewish History, Jewish Religion</text:span><text:alphabetical-index-mark text:string-value=" " text:key1="Israel Shahak"/><text:alphabetical-index-mark text:string-value=" " text:key1="Shahak, Israel"/><text:span text:style-name="T21">, s. 9.</text:span></text:p></text:note-body></text:note></text:span></text:p>
      <text:p text:style-name="P79"><text:span text:style-name="T11">Shahak</text:span><text:alphabetical-index-mark text:string-value=" " text:key1="Shahak, Israel"/><text:span text:style-name="T11">'a göre, İsrail'de "Tevratsal Sınırlar</text:span><text:alphabetical-index-mark text:string-value=" " text:key1="Tevratsal Sınırlar"/><text:span text:style-name="T11">" (Biblical Borders) denil­diğinde anlaşılan harita —Türkiye</text:span><text:alphabetical-index-mark text:string-value=" " text:key1="Türkiyeve &quot;Tevratsal sınırlar&quot;"/><text:span text:style-name="T11">'nin Güneydoğu</text:span><text:alphabetical-index-mark text:string-value=" " text:key1="TürkiyeGüneydoğu"/><text:span text:style-name="T11">'su</text:span><text:alphabetical-index-mark text:string-value=" " text:key1="Türkiyegüneydoğu"/><text:span text:style-name="T11">nu ve Kıbrıs</text:span><text:alphabetical-index-mark text:string-value=" " text:key1="Kıbrıs"/><text:span text:style-name="T11">'ı da içe­ren— sözkonusu coğrafyadır. (Biraz daha "sınırlı" olan bir ikinci versiyona ise "Tarihsel Sınırlar"</text:span><text:alphabetical-index-mark text:string-value=" " text:key1="&quot;Tarihsel Sınırlar&quot;"/><text:span text:style-name="T11"> adı verilir.) En önemlisi, "dinci ve milliyetçi çevrelerde çok popüler olan" bu "Tevratsal Sınırlar" hakkında, "ne İsrail'de ne de onun diaspora</text:span><text:alphabetical-index-mark text:string-value=" " text:key1="diaspora Yahudileri"/><text:span text:style-name="T11">daki destekçileri arasında bu kavramın geçerliliğine yönelik hiç bir itirazın var olmayışı"dır. "Tevratsal Sınırlar"a prensip olarak karşı çıkanlar, Shahak</text:span><text:alphabetical-index-mark text:string-value=" " text:key1="Shahak, Israel"/><text:span text:style-name="T11">'ın bildirdiğine göre, İsrail'in bir "Yahudi Devleti" olmasına karşı çı­kan küçük bir azınlıktan ibarettir. Bunların dışında, "Tevratsal Sınırlar"ı sa­vunanlara yapılan yegane eleştiri, "İsrail'in henüz bu sınırlara ulaşacak ka­dar güçlü olmadığı" yönündedir.</text:span><text:span text:style-name="T13"><text:note text:id="ftn70" text:note-class="endnote"><text:note-citation>lxx</text:note-citation><text:note-body><text:p text:style-name="Endnote"><text:span text:style-name="T22">Ibid., </text:span><text:span text:style-name="T21">s. 10.</text:span></text:p></text:note-body></text:note></text:span><text:span text:style-name="T11"> En "güvercin" kanat ise, bu sınırların feth­edilmesinin ilerki bir tarihe bırakılması gerektiğini, bir gün "barışçı bir fetih" ile bu toprakların ele geçirileceğini, Araplar'ın ise bu toprakları vermeye "ikna edileceği"ni öne sürmektedir. </text:span></text:p>
      <text:p text:style-name="P79"><text:soft-page-break/><text:span text:style-name="T11">Ariel Şaron</text:span><text:alphabetical-index-mark text:string-value=" " text:key1="Şaron, Ariel"/><text:span text:style-name="T11">, Mayıs 1993'te yapılan Likud</text:span><text:alphabetical-index-mark text:string-value=" " text:key1="Likud Bloku"/><text:span text:style-name="T11"> Kongre</text:span><text:alphabetical-index-mark text:string-value=" " text:key1="ABDKongresi"/><text:span text:style-name="T11">si'nde, İsrail'in "Tev­ratsal Sınırlar</text:span><text:alphabetical-index-mark text:string-value=" " text:key1="Tevratsal Sınırlar"/><text:span text:style-name="T11">"ı resmi politika olarak benimsemesini önermiştir. Bu teklife kar­şı ne Likud</text:span><text:alphabetical-index-mark text:string-value=" " text:key1="Likud Bloku"/><text:span text:style-name="T11">'un içinden ne de diğer partilerden ciddi bir tepki gelme­miştir, gelen tepkiler ise yine "ilkesel" boyutta değil, "pragmatik" boyuttadır. Şa­ron</text:span><text:alphabetical-index-mark text:string-value=" " text:key1="Şaron, Ariel"/><text:span text:style-name="T11">'u eleştirenler, İsrail'in bu coğrafyayı ele geçirecek ve elinde tutacak gü­­ce henüz sahip olmadığı argümanına dayanmışlardır.</text:span><text:span text:style-name="T13"><text:note text:id="ftn71" text:note-class="endnote"><text:note-citation>lxxi</text:note-citation><text:note-body><text:p text:style-name="P113">Ibid.</text:p></text:note-body></text:note></text:span><text:span text:style-name="T11"> </text:span></text:p>
      <text:p text:style-name="P79"><text:span text:style-name="T11">Buna karşın, başta da belirttiğimiz gibi, "Tevratsal Sınırlar</text:span><text:alphabetical-index-mark text:string-value=" " text:key1="Tevratsal Sınırlar"/><text:span text:style-name="T11">"a ilkesel ola­rak karşı çıkanlar, İsrail'in bir "Yahudi Devleti" olmaktan vazgeçmesi, Do­ğu Kudüs</text:span><text:alphabetical-index-mark text:string-value=" " text:key1="Doğu Kudüs"/><text:span text:style-name="T11"> dahil işgal edilen topraklardan çekilmesi ve burada bir "Filistin</text:span><text:alphabetical-index-mark text:string-value=" " text:key1="Filistin"/><text:span text:style-name="T11"> Dev­leti"nin kurulması gerektiğine inanan ve küçük bir azınlıktan ibaret olan ger­çek barış yanlılarıdır yalnızca. Çoğunluk, "Tevratsal Sınırlar"ı ilkesel o­larak kabul etmektedir. Çünkü bu çoğunluk "Yahudi ideolojisine" bağlıdır ve o "ideoloji"nin bu konudaki hükümleri gayet açıktır. İsrail'deki dinci çev­relerce yazılıp okullara dağıtılan bir prensipler bildirgesinde şöyle denmek­tedir:</text:span></text:p>
      <text:p text:style-name="P32"><text:span text:style-name="T11">Biz burada en uygun yayılma yönteminden söz ediyoruz... Politik açıdan, (Ku­zey'de) ulaşmamız gereken sınır Fırat</text:span><text:alphabetical-index-mark text:string-value=" " text:key1="Fırat nehri"/><text:span text:style-name="T11"> ve Dicle</text:span><text:alphabetical-index-mark text:string-value=" " text:key1="Dicle nehri"/><text:span text:style-name="T11"> nehirleridir. Bu Halakha</text:span><text:alphabetical-index-mark text:string-value=" " text:key1="Halakha"/><text:span text:style-name="T11">'da (Ya­hudi şeriatında) yazılıdır. Dolayısıyla bu konuda herhangi bir anlaşmazlık ola­maz. Tartışılabilecek tek konu, bunun nasıl hayata geçirileceğidir. Ancak de­­di­ğimiz gibi, İsrail topraklarının sınırları bellidir, bu konuda tartışılacak hiç bir şey yoktur, hükümler açıktır.</text:span><text:span text:style-name="T13"><text:note text:id="ftn72" text:note-class="endnote"><text:note-citation>lxxii</text:note-citation><text:note-body><text:p text:style-name="P109"><text:span text:style-name="T22">Ha'aretz</text:span><text:alphabetical-index-mark text:string-value=" " text:key1="Ha'aretz"/><text:span text:style-name="T21">, 24 Ağustos 1985; Yehoshafat Harkabi</text:span><text:alphabetical-index-mark text:string-value=" " text:key1="Harkabi, Yehoshafat"/><text:span text:style-name="T21">, </text:span><text:span text:style-name="T22">Israel's Fateful Hour</text:span><text:alphabetical-index-mark text:string-value=" " text:key1="Israel's Fateful Hour (Harkabi)"/><text:span text:style-name="T21">, s. 183.</text:span></text:p><text:p text:style-name="P105"/><text:p text:style-name="P105"/><text:p text:style-name="P110">ÜÇÜNCÜ BÖLÜM: BEKA STRATEJİSİ</text:p><text:p text:style-name="Endnote"/></text:note-body></text:note></text:span></text:p>
      <text:p text:style-name="P79"><text:span text:style-name="T11">Yahudiler</text:span><text:alphabetical-index-mark text:string-value=" " text:key1="Yahudiler"/><text:span text:style-name="T11"> için yalnızca dini değil, aynı zamanda ulusal kimliği de belirleyen bir kitap olan Tevrat</text:span><text:alphabetical-index-mark text:string-value=" " text:key1="Tevrat"/><text:span text:style-name="T11">'ın belirlediği bu sınırların, yüzyıl başından beri Siyonist liderler tarafından vurgulanmış olmasının anlamı böylece daha iyi an­laşılmaktadır. Siyasi Siyonizm</text:span><text:alphabetical-index-mark text:string-value=" " text:key1="Siyonizm"/><text:span text:style-name="T11">'in kurucusu olan Theodor Herzl</text:span><text:alphabetical-index-mark text:string-value=" " text:key1="Herzl, Theodor"/><text:span text:style-name="T11">, 1897 yı­lın­da Basel'deki Siyonist Kongre</text:span><text:alphabetical-index-mark text:string-value=" " text:key1="Siyonist Kongre, I."/><text:alphabetical-index-mark text:string-value=" " text:key1="ABDKongresi"/><text:span text:style-name="T11">'nin açılışında "kuzey sınırlarımız Kapa­dokya'daki dağlara kadar dayanır, güneyde de Süveyş Kanalı</text:span><text:alphabetical-index-mark text:string-value=" " text:key1="Süveyş Kanalı"/><text:span text:style-name="T11">'na (Nil</text:span><text:alphabetical-index-mark text:string-value=" " text:key1="Nil nehri"/><text:span text:style-name="T11"> nehri). Sloga­nımız, David ve Solomon'un Filistin</text:span><text:alphabetical-index-mark text:string-value=" " text:key1="Filistin"/><text:span text:style-name="T11">i olacaktır" derken aynı sınırları kastetmiştir. David Ben–Gurion</text:span><text:alphabetical-index-mark text:string-value=" " text:key1="Ben-Gurion, David"/><text:span text:style-name="T11"> da 1948 yılında İsrail devletinin kuruluşunu ilan ettiği ünlü konuşmasında aynı haritayı çizer: "Filistin'in bugünkü haritası İngiliz manda yönetimi tarafından çizilmiştir. Yahudi halkının, gençleri­mizin ve yetişkinlerimizin yerine getirmeleri gereken bir başka harita daha var; Nil</text:span><text:alphabetical-index-mark text:string-value=" " text:key1="Nil nehri"/><text:span text:style-name="T11">'den Fırat</text:span><text:alphabetical-index-mark text:string-value=" " text:key1="Fırat nehri"/><text:span text:style-name="T11">'a kadar."</text:span></text:p>
      <text:p text:style-name="P66"><text:soft-page-break/>"Yahudi ideolojisi"nin Yahudi Devleti'ne çizdiği bu harita, takdir edilir ki, çok büyük coğrafyayı kapsamaktadır ve yerine getirilmesi de son derece zor bir hedeftir. Sahip olduğu Yahudi nüfusu hala 5 milyonu bulmayan İs­rail'in bu denli dev bir bölgede hegemonya elde etmesi, görünür bir gelecek­te mümkün dahi sayılamaz. Ancak gözüken odur ki, İsrail, bu haritayı nihai he­def olarak benimsemekten yine de vazgeçmemektedir.</text:p>
      <text:p text:style-name="P79"><text:span text:style-name="T11">Bu emperyal vizyon, daimi bir Hıttin Korkusu içinde yaşayan bir ülke için son derece lüks sayılabilir elbette. Yahudi Devleti, Nil</text:span><text:alphabetical-index-mark text:string-value=" " text:key1="Nil nehri"/><text:span text:style-name="T11">'den Fırat</text:span><text:alphabetical-index-mark text:string-value=" " text:key1="Fırat nehri"/><text:span text:style-name="T11">'a uza­nan dev coğrafya şöyle dursun, Batı Şeria</text:span><text:alphabetical-index-mark text:string-value=" " text:key1="Batı Şeria"/><text:span text:style-name="T11"> ve Gazze</text:span><text:alphabetical-index-mark text:string-value=" " text:key1="Gazze Şeridi"/><text:span text:style-name="T11"> Şeridi'ni bile kontrol al­tın­da tutmakta zorlanmış ve bu yüzden </text:span><text:span text:style-name="T3">fkö</text:span><text:alphabetical-index-mark text:string-value=" " text:key1="FKÖ"/><text:span text:style-name="T11"> ile barış masasına oturmuş­tur. Bu noktadan bakıldığında, kendi varlığını sürdürebilmenin endişesi içinde o­lan küçük bir devletin, tüm Ortadoğu'yu kapsayacak bir hegemonyanın pe­şin­de koşması tamamen irrasyonel gözükmektedir.</text:span></text:p>
      <text:p text:style-name="P79"><text:span text:style-name="T11"><text:s/>Ama ne ilginç, Yahudi Devleti tam da bu irrasyonel pozisyondadır. Çün­kü, yanyana konduğunda tam bir zıtlık arz eden Hıttin Korkusu ile "Nil</text:span><text:alphabetical-index-mark text:string-value=" " text:key1="Nil nehri"/><text:span text:style-name="T11">'den Fırat</text:span><text:alphabetical-index-mark text:string-value=" " text:key1="Fırat nehri"/><text:span text:style-name="T11">'a" uzanan emperyal vizyonu birleştirerek ortaya paradoksal bir sentez çıkarmaktadır. </text:span></text:p>
      <text:p text:style-name="P79"><text:span text:style-name="T11">Sentez şudur: Yahudi Devleti, Hıttin Korkusu'nu aşmak için, "Yahudi ideolojisi" tarafından kendisine gösterilen emperyal vizyona sadık kalmalı­dır. Bir başka deyişle, eğer yok edilme korkusunu aşmak ve Ortadoğu'yu gü­ven­li bir yer haline getirmek istiyorsa, bunu Nil</text:span><text:alphabetical-index-mark text:string-value=" " text:key1="Nil nehri"/><text:span text:style-name="T11">'den Fırat</text:span><text:alphabetical-index-mark text:string-value=" " text:key1="Fırat nehri"/><text:span text:style-name="T11">'a uzanan coğ­raf­ya üzerinde hegemonya kurarak gerçekleştirmelidir. En iyi savunmanın sal­dı­rı olduğu şeklindeki kadim kurala uygun olarak şekillenen bu sentez, Ortadoğu'nun Yahudi Devleti için bir "hayat sahası" haline getirilmesini ön­gör­mekte ve bunun da İsrail'in bekasının tek yolu olduğunu savunmaktadır.</text:span><text:alphabetical-index-mark text:string-value=" " text:key1="İsrailTevratsal sınırlar"/><text:span text:style-name="T11"> </text:span></text:p>
      <text:p text:style-name="P79"><text:bookmark-end text:name="Tevratsalsinirlar"/><text:span text:style-name="T11">Sentezin en somut sonucu ise, Nil</text:span><text:alphabetical-index-mark text:string-value=" " text:key1="Nil nehri"/><text:span text:style-name="T11">'den Fırat</text:span><text:alphabetical-index-mark text:string-value=" " text:key1="Fırat nehri"/><text:span text:style-name="T11">'a uzanan dev coğrafyayı kap­sayan bir "beka stratejisi"dir. </text:span></text:p>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121">Ü Ç Ü N C Ü <text:s/>B Ö L Ü M</text:p>
      <text:p text:style-name="P40"/>
      <text:p text:style-name="P38">Beka Stratejisi</text:p>
      <text:p text:style-name="P76"/>
      <text:p text:style-name="P76"/>
      <text:p text:style-name="P95"><text:span text:style-name="T11">Haçlılar</text:span><text:alphabetical-index-mark text:string-value=" " text:key1="Haçlılar"/><text:span text:style-name="T11"> bu ülkeyi ellerinden kaçırdılar, çünkü zaten onların değildi; en baştan yabancısıydılar buraların. Bugün ise bizim en yüce ve en temel amacımız, bölgeyi demografik, stratejik ve ekono­mik bakımdan yeni bir dengeye oturtmaktır. </text:span></text:p>
      <text:p text:style-name="P94"><text:span text:style-name="T11">— Oded Yinon</text:span><text:alphabetical-index-mark text:string-value=" " text:key1="Yinon, Oded"/><text:span text:style-name="T11">'un "1980'lerde İsrail İçin Strateji" başlıklı raporundan</text:span></text:p>
      <text:p text:style-name="P24">1954 yılının Temmuz ayıydı.</text:p>
      <text:p text:style-name="P79"><text:span text:style-name="T11">Mısır</text:span><text:alphabetical-index-mark text:string-value=" " text:key1="Mısır"/><text:span text:style-name="T11">'ın kavurucu sıcaklar nedeniyle geleneksel yaz uyuşukluğuna kapıldığı sıralarda, birden bire Kahire ve İskenderiye kentlerinde birbirini izleyen bir seri patlama gerçekleşti. Bombalar, ilginç ve "stratejik" anlamı olabilecek hedeflerde, yani ülkedeki İngiliz ve Amerikan tesislerinde patlatılıyordu. Örneğin Amerika'nın her iki şehirdeki "Enformasyon Hizmeti" ile ilgili kütüphaneleri vurulmuştu. Tahrip gücü fazla yüksek olmayan, dolayısıyla büyük bir mal ya da can kaybı yaratmayan bombalardı bunlar. Ama birbiri ardına patlatılmaları, terörizme o sıralar pek de alışık olmayan ülkede endişe ve panik yarattı. </text:span><text:span text:style-name="T14">En başta da Amerikalılar ve İngilizler tedirgin olmuştu elbette.</text:span></text:p>
      <text:p text:style-name="P79"><text:span text:style-name="T14">Amerikalı yazarlar Andrew</text:span><text:alphabetical-index-mark text:string-value=" " text:key1="Cockburn, Andrew"/><text:span text:style-name="T14"> ve Leslie Cockburn</text:span><text:alphabetical-index-mark text:string-value=" " text:key1="Cockburn, Leslie"/><text:span text:style-name="T14">'e göre, "bombala­ma­la­rın, Devlet Başkanı Nasır</text:span><text:alphabetical-index-mark text:string-value=" " text:key1="Nasır"/><text:span text:style-name="T14">'ın </text:span><text:span text:style-name="T4">abd</text:span><text:alphabetical-index-mark text:string-value=" " text:key1="ABD"/><text:span text:style-name="T14"> ve İngiltere</text:span><text:alphabetical-index-mark text:string-value=" " text:key1="İngiltere"/><text:span text:style-name="T14"> ile geliştirdiği sıcak ilişkilerden ra­hatsızlık duyan Batı düşmanı militan Mısır</text:span><text:alphabetical-index-mark text:string-value=" " text:key1="Mısır"/><text:span text:style-name="T14">lılar tarafından gerçek­leş­tiril­di­ği varsayılabilirdi". Nitekim eylemi planlayanlar da tam tamına bu var­sayı­mı empoze etmek, hem Nasır'ın hem de Batılıların eylemlerin fanatik Ba­tı düş­manı Mısırlı teröristler tarafından düzenlediğini düşünmelerini sağ­lamak istiyorlardı.</text:span><text:span text:style-name="T13"><text:note text:id="ftn73" text:note-class="endnote"><text:note-citation>lxxiii</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55.</text:span></text:p></text:note-body></text:note></text:span></text:p>
      <text:p text:style-name="P79"><text:span text:style-name="T14">Kısa bir süre sonra "anti-emperyalist" bir politika izlemeye başlayacak ve tüm Arap dünyasını etkisi altına alan bir efsane haline gelecek olan olan Nasır</text:span><text:alphabetical-index-mark text:string-value=" " text:key1="Nasır"/><text:span text:style-name="T14">'ın, o sıralar gerçekten de Batı'yla, </text:span><text:soft-page-break/><text:span text:style-name="T14">daha doğrusu Amerikalılarla yakın ilişkileri vardı. Nasır, 1952'de Kral Faruk</text:span><text:alphabetical-index-mark text:string-value=" " text:key1="Kral Faruk"/><text:span text:style-name="T14">'u devirerek iktidarı ele geçiren Hür Subaylar</text:span><text:alphabetical-index-mark text:string-value=" " text:key1="Hür Subaylar Cuntası"/><text:span text:style-name="T14"> cuntasının en karizmatik üyesiydi. İki yıl sonra da, cuntanın gö­rü­nüşteki liderliğini rütbesi yüksek olduğu için yürüten General Muham­med Necib</text:span><text:alphabetical-index-mark text:string-value=" " text:key1="Necib, General Muhammed"/><text:span text:style-name="T14">'i emekliye ayrılmaya zorlamış ve Mısır</text:span><text:alphabetical-index-mark text:string-value=" " text:key1="Mısır"/><text:span text:style-name="T14">'ın tartışmasız lideri hali­ne gel­miş­ti. Tüm stratejik hesaplarını bölgeyi "komünizmden korumak" üze­ri­ne ku­ran Washington ise, ilk ortaya çıktığı günden beridir bu yeni ve ka­riz­matik lider ile ilişki içindeydi; onu komünist tarafa "kap­tır­ma­mayı" düşü­nü­yordu. </text:span></text:p>
      <text:p text:style-name="P79"><text:span text:style-name="T14">Nasır</text:span><text:alphabetical-index-mark text:string-value=" " text:key1="Nasır"/><text:span text:style-name="T14"> ile Washington arasındaki ilişki, </text:span><text:span text:style-name="T4">cıa</text:span><text:alphabetical-index-mark text:string-value=" " text:key1="CIAve Nasır"/><text:alphabetical-index-mark text:string-value=" " text:key1="CIA"/><text:span text:style-name="T14"> aracılığıyla, özellikle de </text:span><text:span text:style-name="T4">cıa</text:span><text:span text:style-name="T14">'nın bölgedeki en deneyimli ajanı sayılan—ve daha önce de İran</text:span><text:alphabetical-index-mark text:string-value=" " text:key1="İran"/><text:span text:style-name="T14">'da Şah</text:span><text:alphabetical-index-mark text:string-value=" " text:key1="Pehlevi, Şah Muhammed Rıza"/><text:span text:style-name="T14">'­ın yeniden tahtına oturmasını organize etmiş olan—Kermit Roosevelt</text:span><text:alphabetical-index-mark text:string-value=" " text:key1="Kermit Roosevelt"/><text:span text:style-name="T14"> ka­na­lıyla gelişiyordu. Roosevelt, Hür Subaylar</text:span><text:alphabetical-index-mark text:string-value=" " text:key1="Hür Subaylar Cuntası"/><text:span text:style-name="T14">'ın 1952 yılındaki darbesine destek olmuş, ilerleyen yıllarda da Washington ile Nasır arasında önemli finans bağlantıları kurmuştu. 1953 yılında, Mısır</text:span><text:alphabetical-index-mark text:string-value=" " text:key1="Mısır"/><text:span text:style-name="T14">lı'nın şahsına içinde 3 milyon dolar bulunan bir "hediye paketi" ulaştırmış, Nasır ise bu parayı Kahire'deki Hilton otelinin karşısına büyük bir kule inşa edip adına "Roosevelt Anıtı" demek için kullanmıştı.</text:span><text:span text:style-name="T13"><text:note text:id="ftn74" text:note-class="endnote"><text:note-citation>lxxiv</text:note-citation><text:note-body><text:p text:style-name="Endnote"><text:span text:style-name="T22">Ibid., </text:span><text:span text:style-name="T21">s. 52.</text:span></text:p></text:note-body></text:note></text:span><text:span text:style-name="T14"> Roosevelt, bir süre sonra, Nasır'ın isteği üzerine, Mısır ordusunun ve istihbarat servisinin geliştirilmesi için Amerikan yardımı da ayarlamıştı.</text:span><text:span text:style-name="T13"><text:note text:id="ftn75" text:note-class="endnote"><text:note-citation>lxxv</text:note-citation><text:note-body><text:p text:style-name="Endnote"><text:span text:style-name="T22">Ibid., </text:span><text:span text:style-name="T21">s. 51.</text:span></text:p></text:note-body></text:note></text:span><text:span text:style-name="T14"> Nasır, yarım yüzyılı aşkın bir zamandır ülkede bulunan İngiliz askeri birliklerinin ülkeden ayrılması için de İngilizlerle anlaşma imzalamış, iki taraf Ekim 1954'de Majestelerinin tüm askerlerinin ülkeden ayrılmasına karar vermişlerdi. Mısır lideri, bunun ardından da yine yarım yüzyıldır İngiltere</text:span><text:alphabetical-index-mark text:string-value=" " text:key1="İngiltere"/><text:span text:style-name="T14">'nin denetiminde olan Süveyş Kanalı</text:span><text:alphabetical-index-mark text:string-value=" " text:key1="Süveyş Kanalı"/><text:span text:style-name="T14">'nı millileştirmeyi hedefliyor­du. </text:span></text:p>
      <text:p text:style-name="P79"><text:span text:style-name="T14">Ve tüm bu gelişmeler, Tel-Aviv'de endişe ile izleniyordu. İsrailliler, bu yeni Arap liderinin </text:span><text:span text:style-name="T4">abd</text:span><text:alphabetical-index-mark text:string-value=" " text:key1="ABD"/><text:span text:style-name="T14"> ile iyi ilişkiler geliştirmesinden ve İngiltere</text:span><text:alphabetical-index-mark text:string-value=" " text:key1="İngiltere"/><text:span text:style-name="T14">'nin de Mısır</text:span><text:alphabetical-index-mark text:string-value=" " text:key1="Mısır"/><text:span text:style-name="T14">'ı onun egemenliğine bırakıp gitmesinden son derece rahatsızdılar. O sıralar İsrail hakkında pek fazla söz etmeyen Nasır</text:span><text:alphabetical-index-mark text:string-value=" " text:key1="Nasır"/><text:span text:style-name="T14">'ın kolaylıkla aleyhlerine dönebileceğini düşünüyorlardı. </text:span></text:p>
      <text:p text:style-name="P79"><text:soft-page-break/><text:span text:style-name="T14">Kahire ve İskenderiye'deki Amerikan ve İngiliz hedeflerine yönelen bombalar, işte tam bu atmosferde patladı. Ve kısa bir süre sonra anlaşıldı ki, bombaları patlatanlar "Batı düşmanı Mısır</text:span><text:alphabetical-index-mark text:string-value=" " text:key1="Mısır"/><text:span text:style-name="T14">lı militanlar" değil, eylemi "Batı düşmanı Mısırlı militanlar"ın düzenlediği imajını vermek isteyen İsrail­li­ler'­di.</text:span></text:p>
      <text:p text:style-name="P79"><text:span text:style-name="T14">Olayın içyüzü, bombaları İsrail gizli servisi adına patlatan ve Mısır</text:span><text:alphabetical-index-mark text:string-value=" " text:key1="Mısır"/><text:span text:style-name="T14">lı Yahudiler</text:span><text:alphabetical-index-mark text:string-value=" " text:key1="Yahudiler"/><text:span text:style-name="T14">den oluşan grubun amatörlüğü sayesinde ortaya çıkmıştı. Bombalardan biri, gruptaki eylemcilerden birinin henüz cebindeyken patlamış, a­ğır yaralı olduğu halde tutuklanan genç Yahudi'nin "konuşturulması" so­nucunda da grubun öteki üyelerine ulaşılmıştı. Örgüt, Mossad</text:span><text:alphabetical-index-mark text:string-value=" " text:key1="Mossadve Lavon Olayı"/><text:alphabetical-index-mark text:string-value=" " text:key1="Mossad"/><text:span text:style-name="T14">'ın adına ya­kışmayacak derecede "amatör"dü. </text:span></text:p>
      <text:p text:style-name="P79"><text:span text:style-name="T14">Ve kısa süre içinde tüm plan anlaşıldı. 16 Temmuz 1954'de Savunma Ba­kan­ı Pinhas Lavon</text:span><text:alphabetical-index-mark text:string-value=" " text:key1="Lavon, Pinhas"/><text:span text:style-name="T14"> "İngilizler'in Süveyş'i boşaltmasının anlamı"nı tar­tış­mak için evinde bir toplantı yapmıştı. Lavon toplantıda "Mısır</text:span><text:alphabetical-index-mark text:string-value=" " text:key1="Mısır"/><text:span text:style-name="T14">'daki İngiliz he­deflerine karşı sabotaj düzenleme" fikrini ortaya atmıştı. Bu sabotajların Mısırlılar tarafından yapıldığı izlenimi verilecek ve bu duruma sinirlenen İn­gilizler de ülkeden çıkmaktan vazgeçeceklerdi. Zamanın Mossad</text:span><text:alphabetical-index-mark text:string-value=" " text:key1="Mossad"/><text:span text:style-name="T14"> şefine göre de, bu operasyonun amacı "halkta kargaşa yaratarak Batı'nın varolan rejime karşı duyduğu güveni yıkmaktı." Buna da İngilizler'in bu bölgeyi boşalt­ma­sını önleyecek bir kriz yaratılarak ulaşılmak isteniyordu.</text:span><text:span text:style-name="T13"><text:note text:id="ftn76" text:note-class="endnote"><text:note-citation>lxxvi</text:note-citation><text:note-body><text:p text:style-name="Endnote"><text:span text:style-name="T22">Ibid., </text:span><text:span text:style-name="T21">s. 6.</text:span></text:p></text:note-body></text:note></text:span><text:span text:style-name="T14"> </text:span></text:p>
      <text:p text:style-name="P79"><text:span text:style-name="T14">İsrail hükümeti, bu olayı önce İsrail Devleti'ne karşı atılmış büyük bir iftira olarak yorumladı ve hatta tarihte Yahudi topluluklarına yönelen "kan iftiralarına" benzetti.</text:span><text:span text:style-name="T13"><text:note text:id="ftn77" text:note-class="endnote"><text:note-citation>lxxvii</text:note-citation><text:note-body><text:p text:style-name="P113">Ibid.</text:p></text:note-body></text:note></text:span><text:span text:style-name="T14"> Bir süre sonra da apaçık olan durumu kabullenmek zo­runda kaldı, ama tüm sorumluluğu Savunma Bakanı Lavon'un üstüne yık­tı. Lavon istifa etti ve başarısız operasyon, tarihe "Lavon Olayı</text:span><text:alphabetical-index-mark text:string-value=" " text:key1="Lavon Olayı"/><text:span text:style-name="T14">" olarak geç­­ti.</text:span></text:p>
      <text:p text:style-name="P79"><text:span text:style-name="T14">Lavon Olayı</text:span><text:alphabetical-index-mark text:string-value=" " text:key1="Lavon Olayı"/><text:span text:style-name="T14">, İsrail hükümetinin göstermeye çalıştığı gibi "savunma bakanının bağımsız bir girişimi" değildi. Aksine, operasyon İsrail'in genel stratejisi ile yakından ilgiliydi. Bu strateji, "Hıttin Korkusu"ndan muzdarip olan Yahudi Devleti'nin Ortadoğu'da </text:span><text:soft-page-break/><text:span text:style-name="T14">nasıl "baki" kalabileceği sorusuna cevap bulabilmek için geliştirilmiş bir "beka stratejisi"ydi. </text:span></text:p>
      <text:p text:style-name="P70"/>
      <text:p text:style-name="P70"/>
      <text:p text:style-name="P98"/>
      <text:p text:style-name="P102"><text:span text:style-name="T27">Sömürgecilerle</text:span><text:span text:style-name="T28"> </text:span><text:span text:style-name="T27">İttifak ve Monarşilerin Yaşatılması</text:span></text:p>
      <text:p text:style-name="P70"/>
      <text:p text:style-name="P79"><text:span text:style-name="T14">Önceki bölümde, Arap dünyasını 1950'lerin başından itibaren dönüş­türmeye başlayan radikalizasyon dalgasından söz etmiştik. İsrail, bu dalga­nın kendisinde uyandırdığı "Hıttin Korkusu"na karşı kayıtsız kalmadı. Ya­hu­di Devleti, aksine, giderek radikalleşen Ortadoğu'da hayatta kalabilmek için çok geniş kapsamlı bir beka stratejisi geliştirdi. Strateji, Ortadoğu ülke­ler­inin radikalleşmeden alıkonulmasını öngörüyordu. Bunun için yapılması ge­reken iki önemli işten biri, Ortadoğu'nun bir sömürge bölgesi olarak kal­masını sağlamaktı. İngilizler'in Mısır</text:span><text:alphabetical-index-mark text:string-value=" " text:key1="Mısır"/><text:span text:style-name="T14">'ı terk etmesini engellemeyi amaçlayan La­von Olayı</text:span><text:alphabetical-index-mark text:string-value=" " text:key1="Lavon Olayı"/><text:span text:style-name="T14">, bu büyük planın başarısız bir parçasıydı yalnızca. </text:span></text:p>
      <text:p text:style-name="P79"><text:span text:style-name="T14"><text:s/>Ben-Gurion</text:span><text:alphabetical-index-mark text:string-value=" " text:key1="Ben-Gurion, David"/><text:span text:style-name="T14">, Ekim 1956'da Fransa</text:span><text:alphabetical-index-mark text:string-value=" " text:key1="Fransa"/><text:span text:style-name="T14"> ve İsrail liderleri arasında yapılan Sevr Konferansı</text:span><text:alphabetical-index-mark text:string-value=" " text:key1="Sevr Konferansı (1956)"/><text:span text:style-name="T14">'nda ortaya attığı Orta Doğu "yerleşim" planında şöyle bir öneri getirmişti:</text:span></text:p>
      <text:p text:style-name="P32"><text:span text:style-name="T14"><text:s/></text:span><text:span text:style-name="T11">Ürdün</text:span><text:alphabetical-index-mark text:string-value=" " text:key1="Ürdün"/><text:span text:style-name="T11">'ün var olma hakkı yoktur ve bölünmelidir. Ürdün ırmağının doğu ya­ka­sı Irak</text:span><text:alphabetical-index-mark text:string-value=" " text:key1="Irak"/><text:span text:style-name="T11">'a katılacaktır ve Arap mültecileri buraya yerleşecektir. Batı Şeria</text:span><text:alphabetical-index-mark text:string-value=" " text:key1="Batı Şeria"/><text:span text:style-name="T11">, özerk bir bölge olarak İsrail'e verilecektir. Lübnan</text:span><text:alphabetical-index-mark text:string-value=" " text:key1="Lübnan"/><text:span text:style-name="T11">, Hıristiyan bölümünün den­­ge­sini bozan Müslüman bölgelerden kurtarılacaktır. Irak, Doğu Şeria ve gü­ney Arap yarımadası İngilizler'in olacaktır. Süveyş Kanalı</text:span><text:alphabetical-index-mark text:string-value=" " text:key1="Süveyş Kanalı"/><text:span text:style-name="T11"> milletlerarası olacak ve Kızıldeniz boğazları İsrail kontrolu altına alınacaktır.</text:span><text:span text:style-name="T13"><text:note text:id="ftn78" text:note-class="endnote"><text:note-citation>lxxviii</text:note-citation><text:note-body><text:p text:style-name="Endnote"><text:span text:style-name="T22">Ibid</text:span><text:alphabetical-index-mark text:string-value=" " text:key1="Hallahmi, Benjamin Beit"/><text:span text:style-name="T21">., s. 5.</text:span></text:p></text:note-body></text:note></text:span></text:p>
      <text:p text:style-name="P79"><text:span text:style-name="T11">Kısacası Ben-Gurion</text:span><text:alphabetical-index-mark text:string-value=" " text:key1="Ben-Gurion, David"/><text:span text:style-name="T11">, Ortadoğu'nun İsrail açısından güvenli hale getirilmesi için bazı bölgelerin İsrail tarafından işgal edilmesini, bazı bölgelerin de İngiltere</text:span><text:alphabetical-index-mark text:string-value=" " text:key1="İngiltere"/><text:span text:style-name="T11"> gibi Batılı güçler tarafından yeniden sömürgeleştirilmesini istiyordu. Bölge tekrar sömürgeleştirilecek ve İsrail bu işin gerçekleşmesine yar­dım edecekti. Hayfa Üniversitesi'nden Benjamin Beit-Hallahmi</text:span><text:alphabetical-index-mark text:string-value=" " text:key1="Hallahmi, Benjamin Beit"/><text:span text:style-name="T11">, bu ko­nuda şöyle diyor: "1950'lerin ilk yıllarından itibaren, İsrail liderleri Üçüncü Dün­ya'da ve Ortadoğu'da kolonileşmenin yıkılmasına yönelik olarak yapı­lan her hareketin İsrail için bir tehdit unsuru olduğunun farkındaydılar ve bu­na göre davranıyorlardı."</text:span><text:span text:style-name="T13"><text:note text:id="ftn79" text:note-class="endnote"><text:note-citation>lxxix</text:note-citation><text:note-body><text:p text:style-name="Endnote"><text:span text:style-name="T22">Ibid</text:span><text:alphabetical-index-mark text:string-value=" " text:key1="Hallahmi, Benjamin Beit"/><text:span text:style-name="T21">.</text:span></text:p></text:note-body></text:note></text:span></text:p>
      <text:p text:style-name="P79"><text:span text:style-name="T11">Anti-kolonyal hareketlere karşı sömürgeci güçlerin desteklenmesi, İs­railliler açısından yalnızca politik bir strateji değil, aynı zamanda sosyolojik ve psikolojik bir dünya görüşüydü. Yahudi Devleti, içinde yaşadığı "Üçüncü Dün­ya"ya nefret ve endişe ile </text:span><text:soft-page-break/><text:span text:style-name="T11">bakıyor, bu dünyayı asırlardır sömürmüş olan Ba­tı'yı ise doğal bir müttefik olarak görüyordu. Bu bakış açısı, aslında henüz İs­rail kurulmadan bile Siyonist liderlerin zihnine egemendi. Sağ-kanat si­yo­niz­min kurucusu ve lideri Vladimir Jabotinsky</text:span><text:alphabetical-index-mark text:string-value=" " text:key1="Jabotinsky, Vladimir"/><text:span text:style-name="T11">, şöyle demişti: </text:span></text:p>
      <text:p text:style-name="P32"><text:span text:style-name="T11">Siyonizm</text:span><text:alphabetical-index-mark text:string-value=" " text:key1="Siyonizm"/><text:span text:style-name="T11">in esas amacı tüm Akdeniz'i Avrupa ellerinde tutmaktır... Bu durum­da, örneğin Suriye</text:span><text:alphabetical-index-mark text:string-value=" " text:key1="Suriye"/><text:span text:style-name="T11">'nin bağımsızlığı söz konusu bile olamaz... Bu konu Fran­sa</text:span><text:alphabetical-index-mark text:string-value=" " text:key1="Fransa"/><text:span text:style-name="T11">, İtalya</text:span><text:alphabetical-index-mark text:string-value=" " text:key1="İtalya"/><text:span text:style-name="T11"> ve İngiltere</text:span><text:alphabetical-index-mark text:string-value=" " text:key1="İngiltere"/><text:span text:style-name="T11"> tarafından anlayışla karşılanacaktır, çünkü kendi ko­loni imparatorluklarının korunmasına yöneliktir... Biz her türlü Doğu-Batı ça­tışmasında Batı'dan yana oluruz... Biz bugün bu kültürün en sadık ve önde ge­­len taşıyıcılarıyız. İngiliz imparatorluğunun yayılması bizim İngilizlerden bi­le daha çok işimize gelir.</text:span><text:span text:style-name="T13"><text:note text:id="ftn80" text:note-class="endnote"><text:note-citation>lxxx</text:note-citation><text:note-body><text:p text:style-name="Endnote"><text:span text:style-name="T21"><text:s/>Lenni Brenner, </text:span><text:span text:style-name="T22">The Iron Wall, </text:span><text:span text:style-name="T21">ss. 75-77.</text:span></text:p></text:note-body></text:note></text:span></text:p>
      <text:p text:style-name="P79"><text:span text:style-name="T11">Ben-Gurion</text:span><text:alphabetical-index-mark text:string-value=" " text:key1="Ben-Gurion, David"/><text:span text:style-name="T11"> ise, aynı mantığı koruyarak Ocak 1957'de şöyle diyordu: "Bizim varlığımız ve güvenliğimiz açısından, bir Avrupa ülkesinin dostluğu tüm Asya insanlarının görüşlerinden daha önemlidir."</text:span><text:span text:style-name="T13"><text:note text:id="ftn81" text:note-class="endnote"><text:note-citation>lxxxi</text:note-citation><text:note-body><text:p text:style-name="Endnote"><text:span text:style-name="T21"><text:s/>M. Medzini, "Reflections on Israel's Asian Policy"; M. Curtis &amp; S. A. Gitelson, </text:span><text:span text:style-name="T22">Israel and The Third World</text:span><text:span text:style-name="T21">, s. 75.</text:span></text:p></text:note-body></text:note></text:span><text:span text:style-name="T11"> İsrailli gazeteci A. Schweitzer</text:span><text:alphabetical-index-mark text:string-value=" " text:key1="Schweitzer, A."/><text:span text:style-name="T11"> ise Moşe Dayan</text:span><text:alphabetical-index-mark text:string-value=" " text:key1="Dayan, Moşe"/><text:span text:style-name="T11">'ın "vizyonunu" şöyle özetliyordu: "Ona göre, Ya­hudi halkının bir görevi vardır, özellikle de İsrailli olanların. İsrail, dünyanın bu yanında, Nasır</text:span><text:alphabetical-index-mark text:string-value=" " text:key1="Nasır"/><text:span text:style-name="T11">'ın Arap milliyetçiliğinin başlattığı akımlara karşı Batı'nın bir uzantısı olarak kaya gibi sert olmalıdır."</text:span><text:span text:style-name="T13"><text:note text:id="ftn82" text:note-class="endnote"><text:note-citation>lxxxii</text:note-citation><text:note-body><text:p text:style-name="Endnote"><text:span text:style-name="T21"><text:s/>A. Schweitzer, "Moshe Dayan: Between Leadership and Loneliness", </text:span><text:span text:style-name="T22">Ha'aretz</text:span><text:alphabetical-index-mark text:string-value=" " text:key1="Ha'aretz"/><text:span text:style-name="T21">, 12 Aralık 1958; Benjamin Beit-Hallahmi</text:span><text:alphabetical-index-mark text:string-value=" " text:key1="Hallahmi, Benjamin Beit"/><text:span text:style-name="T21">, </text:span><text:span text:style-name="T22">The Israeli Connection</text:span><text:span text:style-name="T21">, s. 5.</text:span></text:p></text:note-body></text:note></text:span></text:p>
      <text:p text:style-name="P79"><text:span text:style-name="T11">Nitekim Nasır</text:span><text:alphabetical-index-mark text:string-value=" " text:key1="Nasır"/><text:span text:style-name="T11"> kısa süre içinde </text:span><text:span text:style-name="T3">abd</text:span><text:alphabetical-index-mark text:string-value=" " text:key1="ABD"/><text:span text:style-name="T11"> ve İngiltere</text:span><text:alphabetical-index-mark text:string-value=" " text:key1="İngiltereve Nasır"/><text:span text:style-name="T11"> ile sürdürdüğü sıcak iliş­kilerden çark etti ve giderek Sovyetler Birliği</text:span><text:alphabetical-index-mark text:string-value=" " text:key1="Sovyetler Birliği"/><text:span text:style-name="T11">'ne yanaştı. Bu durum, "sö­mürgeciler" ile İsrail'i fazla zaman geçmeden müttefik haline getirdi. İs­rail'in, Nasır'ın 1956 yılında Süveyş Kanalı</text:span><text:alphabetical-index-mark text:string-value=" " text:key1="Süveyş KanalıNasır tarafından millileştirilmesi"/><text:span text:style-name="T11">'nın milleştirme girişiminin ar­dından İngiltere</text:span><text:alphabetical-index-mark text:string-value=" " text:key1="İngiltereve Süveyş Savaşı"/><text:span text:style-name="T11"> ve Fransa</text:span><text:alphabetical-index-mark text:string-value=" " text:key1="Fransave Süveyş Savaşı"/><text:span text:style-name="T11"> ile birlikte düzenlediği askeri saldırı, "sömürge­cilerle ittifak" stratejisinin fiiliyata geçmiş haliydi. </text:span></text:p>
      <text:p text:style-name="P79"><text:span text:style-name="T11">"Sömürgecilerle ittifak" stratejisinin en somut ve verimli sonucu ise, 1950'li ve 60'lı yıllarda İsrail ile Fransa</text:span><text:alphabetical-index-mark text:string-value=" " text:key1="Fransave İsrail"/><text:span text:style-name="T11"> arasında kurulan işbirliği oldu. </text:span></text:p>
      <text:p text:style-name="P79"><text:span text:style-name="T11">Bu dönemde İsrail, Fransa</text:span><text:alphabetical-index-mark text:string-value=" " text:key1="Fransave İsrail"/><text:span text:style-name="T11">'ya sömürgelerini koruması için çok büyük bir destek verdi. Hallahmi</text:span><text:alphabetical-index-mark text:string-value=" " text:key1="Hallahmi, Benjamin Beit"/><text:span text:style-name="T11">'ye göre; "Fransa da, İsrail de Kuzey Afrika ve Or­ta­doğu'daki dekolonizasyon (sömürgeden kurtulma) hareketlerini durdur­mayı hedefliyordu. Böylece iki ülkenin arasında Şimon Peres</text:span><text:alphabetical-index-mark text:string-value=" " text:key1="Peres, Şimon"/><text:span text:style-name="T11">'in deyimiyle 'ebe­di bir dostluk' oluştu."</text:span><text:span text:style-name="T13"><text:note text:id="ftn83" text:note-class="endnote"><text:note-citation>lxxx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7.</text:span></text:p></text:note-body></text:note></text:span><text:span text:style-name="T11"> Cezayir</text:span><text:alphabetical-index-mark text:string-value=" " text:key1="Cezayir"/><text:span text:style-name="T11">'den Hindiçini</text:span><text:alphabetical-index-mark text:string-value=" " text:key1="Hindiçini"/><text:span text:style-name="T11">'ne kadar uzanan bir coğ­rafyada, Fransa'nın sömürge yönetimlerini ayakta tutmak için İsrail ve Fran­sa </text:span><text:soft-page-break/><text:span text:style-name="T11">tarafından, Hallahmi</text:span><text:alphabetical-index-mark text:string-value=" " text:key1="Hallahmi, Benjamin Beit"/><text:span text:style-name="T11">'nin deyimiyle "Avrupa hegemonyası için birleşik cep­he" kurulmuştu.</text:span><text:span text:style-name="T13"><text:note text:id="ftn84" text:note-class="endnote"><text:note-citation>lxxxiv</text:note-citation><text:note-body><text:p text:style-name="Endnote"><text:span text:style-name="T22">Ibid.</text:span><text:alphabetical-index-mark text:string-value=" " text:key1="Hallahmi, Benjamin Beit"/><text:span text:style-name="T21">, s. 8.</text:span></text:p></text:note-body></text:note></text:span><text:span text:style-name="T11"> </text:span></text:p>
      <text:p text:style-name="P79"><text:span text:style-name="T11">Bu "birleşik cephe"nin en önemli parçası Cezayir</text:span><text:alphabetical-index-mark text:string-value=" " text:key1="Cezayir"/><text:span text:style-name="T11">'deydi. Uzun zaman­dır bir Fransız sömürgesi olan Cezayir'in halkı, 1954 yılında büyük bir ayak­lanma, daha doğrusu bir "bağımsızlık savaşı"</text:span><text:alphabetical-index-mark text:string-value=" " text:key1="Cezayirbağımsızlık savaşı"/><text:span text:style-name="T11"> başlatmıştı. 1962'ye kadar sü­ren savaş, yaklaşık 1.5 milyon Cezayirli Müslümanın yaşamına mal oldu.</text:span></text:p>
      <text:p text:style-name="P79"><text:span text:style-name="T11">İsrail, 1954 yılındaki ayaklanmadan önce de Cezayir</text:span><text:alphabetical-index-mark text:string-value=" " text:key1="Cezayir"/><text:span text:style-name="T11">'deki gelişmeleri çok yakından izliyordu. Özellikle İsrail gizli servisi Mossad</text:span><text:alphabetical-index-mark text:string-value=" " text:key1="Mossad"/><text:span text:style-name="T11"> (</text:span><text:span text:style-name="T12">ha-Mossad le-Modiin ule-Tafkidim Meyuhadim</text:span><text:span text:style-name="T11">; "İstihbarat ve Özel Görevler Enstitüsü"), Ce­zayir'de gelişen bağımsızlık hareketini yakın takibe almıştı. Ayaklanma ile birlikte de İsrail, Fransız sömürge yönetimine aktif destek vermeye başladı. İsrailli askeri uzmanlar, gerilla savaşı konusunda tecrübesiz olan Fransız birliklerine, özellikle de gerilla savaşında helikopter kullanımı konusunda, eğitim verdiler. Fransız birliklerini eğitmek için iki İsrailli general Cezayir</text:span><text:alphabetical-index-mark text:string-value=" " text:key1="Fransave Cezayir bağımsızlık savaşı"/><text:span text:style-name="T11">'e gitmişti. Bu iki general de oldukça tanıdıktı: Yitzhak Rabin</text:span><text:alphabetical-index-mark text:string-value=" " text:key1="Rabin, Yitzhak"/><text:span text:style-name="T11"> ve Haim Herzog</text:span><text:alphabetical-index-mark text:string-value=" " text:key1="Herzog, Haim"/><text:span text:style-name="T11">, ya­ni 90'lı yıllarda İsrail'de Başbakanlık ve Devlet Başkanlığı koltuğuna otu­ran iki önemli isim.</text:span><text:span text:style-name="T13"><text:note text:id="ftn85" text:note-class="endnote"><text:note-citation>lxxxv</text:note-citation><text:note-body><text:p text:style-name="Endnote"><text:span text:style-name="T21"><text:s/>E. Eytan, "Under the Embargo, Arms Were Smuggled from France to Israel in Diplomatic Pouches", </text:span><text:span text:style-name="T22">Yediot Aharonot</text:span><text:span text:style-name="T21">, 12 Haziran 1986; Benjamin Beit-Hallahmi</text:span><text:alphabetical-index-mark text:string-value=" " text:key1="Hallahmi, Benjamin Beit"/><text:span text:style-name="T21">, </text:span><text:span text:style-name="T22">The Israeli Connection</text:span><text:span text:style-name="T21">, s. 45</text:span></text:p></text:note-body></text:note></text:span></text:p>
      <text:p text:style-name="P79"><text:span text:style-name="T11">Ayaklanmanın son dönemlerinde de İsrail'in Fransızlara verdiği bü­yük destek sürdü. İsrail, S. Steven</text:span><text:alphabetical-index-mark text:string-value=" " text:key1="Steven, S."/><text:span text:style-name="T11">'ın </text:span><text:span text:style-name="T12">The Spymasters of Israel</text:span><text:alphabetical-index-mark text:string-value=" " text:key1="The Spymasters of Israel (Steven)"/><text:span text:style-name="T11"> adlı kitabında bil­dirdiğine göre, Fransızlar'ın kurduğu "kontrgerilla" örgütü </text:span><text:span text:style-name="T3">oas</text:span><text:alphabetical-index-mark text:string-value=" " text:key1="OAS (Organisation de l'Armée Secrète)"/><text:span text:style-name="T11">'a da bü­yük yardımlarda bulunmuştu. "1961 ve 1962'de İsrail'in, Cezayir</text:span><text:alphabetical-index-mark text:string-value=" " text:key1="Cezayir"/><text:span text:style-name="T11">'de Fransız kont­rolu sağlamaya çalışan Fransız yerlilerinin aşırı sağcı örgütü olan Fran­sız </text:span><text:span text:style-name="T3">oas</text:span><text:alphabetical-index-mark text:string-value=" " text:key1="OAS (Organisation de l'Armée Secrète)"/><text:span text:style-name="T11"> (</text:span><text:span text:style-name="T12">Organisation de l'Armée Secrète</text:span><text:span text:style-name="T11">; "Gizli Ordu Örgütü") hareketini des­tek­lediğine dair birçok rapor vardı".</text:span><text:span text:style-name="T13"><text:note text:id="ftn86" text:note-class="endnote"><text:note-citation>lxxxvi</text:note-citation><text:note-body><text:p text:style-name="Endnote"><text:span text:style-name="T21"><text:s/>E. Crosbie, </text:span><text:span text:style-name="T22">The Tacit Alliance</text:span><text:span text:style-name="T21">, s. 107.</text:span></text:p></text:note-body></text:note></text:span><text:span text:style-name="T11"> Cezayir tam bağımsızlığını kazanıp, Bir­leşmiş Milletler</text:span><text:alphabetical-index-mark text:string-value=" " text:key1="Birleşmiş Milletler"/><text:span text:style-name="T11">'e katıldığında da, sadece İsrail</text:span><text:alphabetical-index-mark text:string-value=" " text:key1="İsrailve Cezayir bağımsızlık savaşı"/><text:span text:style-name="T11"> Cezayir'in kabulü aleyhinde oy kullanmıştı. </text:span></text:p>
      <text:p text:style-name="P66">İsrail, radikalizasyona karşı durmaya çalışırken, sömürgecilerle yap­tığı sözkonusu ittifakın yanında bir ikinci taktik daha kullanmıştı; Arap mo­narşilerinin ayakta tutulması. Çünkü bu <text:soft-page-break/>monarşiler de, neredeyse sömür­geciler kadar, "uygun"dular İsrail'in Ortadoğu vizyonuna ve beka stra­tej­i­si­ne.</text:p>
      <text:p text:style-name="P79"><text:span text:style-name="T11">İsrail, bu muhafazakar monarşilerin yönetimleriyle hep iyi anlaşmıştı. Irak</text:span><text:alphabetical-index-mark text:string-value=" " text:key1="Irak"/><text:span text:style-name="T11"> Başbakanı, Mossad</text:span><text:alphabetical-index-mark text:string-value=" " text:key1="Mossad"/><text:span text:style-name="T11">'ın kendisine verdiği rüşvet karşılığında ülkesindeki Yahu­diler</text:span><text:alphabetical-index-mark text:string-value=" " text:key1="Yahudiler"/><text:span text:style-name="T11">'in İsrail'e göç etmesinde kolaylıklar göstermişti. İran</text:span><text:alphabetical-index-mark text:string-value=" " text:key1="İran"/><text:span text:style-name="T11"> Şah</text:span><text:alphabetical-index-mark text:string-value=" " text:key1="Pehlevi, Şah Muhammed Rıza"/><text:span text:style-name="T11">ı'nın Baş­bakanı Muhammed Said</text:span><text:alphabetical-index-mark text:string-value=" " text:key1="Said, Muhammed"/><text:span text:style-name="T11"> ise, İsrail'i resmen tanımak için 400 bin dolarlık rüş­vet almıştı.</text:span><text:span text:style-name="T13"><text:note text:id="ftn87" text:note-class="endnote"><text:note-citation>lxxxv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text:span><text:span text:style-name="T21">Liaison, s. 102.</text:span></text:p></text:note-body></text:note></text:span><text:span text:style-name="T11"> Benzer rüşvetler, benzer ya da farklı işler için Suriye</text:span><text:alphabetical-index-mark text:string-value=" " text:key1="Suriye"/><text:span text:style-name="T11"> liderine de dağıtılmıştı.</text:span><text:span text:style-name="T13"><text:note text:id="ftn88" text:note-class="endnote"><text:note-citation>lxxxviii</text:note-citation><text:note-body><text:p text:style-name="Endnote"><text:span text:style-name="T22">Ibid., </text:span><text:span text:style-name="T21">s. 51.</text:span></text:p></text:note-body></text:note></text:span><text:span text:style-name="T11"> Tümüyle bir "etkisiz eleman" olan Mısır</text:span><text:alphabetical-index-mark text:string-value=" " text:key1="Mısır"/><text:span text:style-name="T11"> Kralı Faruk</text:span><text:alphabetical-index-mark text:string-value=" " text:key1="Faruk, Kral"/><text:span text:style-name="T11"> da Yahudi Devleti'nin Ortadoğu vizyonuna uygun düşüyordu. </text:span><text:span text:style-name="T3">cıa</text:span><text:alphabetical-index-mark text:string-value=" " text:key1="CIAve Ürdün Kralı Hüseyin"/><text:alphabetical-index-mark text:string-value=" " text:key1="CIA"/><text:span text:style-name="T11"> tarafından "maaşa bağlanmış" olan Ürdün</text:span><text:alphabetical-index-mark text:string-value=" " text:key1="Ürdün"/><text:span text:style-name="T11"> Kralı Hüseyin</text:span><text:alphabetical-index-mark text:string-value=" " text:key1="Hüseyin, Ürdün Kralı"/><text:span text:style-name="T11"> de aynı vizyona uygun bir liderdi.</text:span><text:span text:style-name="T13"><text:note text:id="ftn89" text:note-class="endnote"><text:note-citation>lxxxix</text:note-citation><text:note-body><text:p text:style-name="Endnote"><text:span text:style-name="T21"><text:s/>David Blum'un </text:span><text:span text:style-name="T22">The CIA</text:span><text:alphabetical-index-mark text:string-value=" " text:key1="CIA"/><text:span text:style-name="T22">: A Forgotten History</text:span><text:span text:style-name="T21"> adlı kitabında verdiği bilgilere göre (s. 98), CIA ile Ürdün</text:span><text:alphabetical-index-mark text:string-value=" " text:key1="Ürdün"/><text:span text:style-name="T21"> Kralı arasında 1957 yılında başlayan ilişkiler, en az 20 yıl boyunca kesintisiz sürdü. CIA, Hüseyin'e her yıl milyonlarca dolar rüş­vet veriyordu. Hatta "bayan arkadaşlar" bile sağlamıştı Kral'a "hediye" olarak. Bunun karşı­lı­ğında da, Hüseyin, ABD</text:span><text:alphabetical-index-mark text:string-value=" " text:key1="ABD"/><text:span text:style-name="T21"> gizli servisinin Ürdün'de rahatlıkla faaliyet göstermesini sağlı­yordu. Hüseyin'in bizzat kendisi de CIA'ya istihbarat aktarmış, Kral'ın yakın çevresindeki devlet ricalinden bazı kişiler de CIA ile benzeri rüşvet ilişkilerine girmişlerdi. </text:span></text:p></text:note-body></text:note></text:span><text:span text:style-name="T11"> </text:span></text:p>
      <text:p text:style-name="P79"><text:span text:style-name="T11">İsrail, Nasır</text:span><text:alphabetical-index-mark text:string-value=" " text:key1="Nasır"/><text:span text:style-name="T11">'ın başlattığı ve Baas</text:span><text:alphabetical-index-mark text:string-value=" " text:key1="Baas Partisi"/><text:span text:style-name="T11"> Partisi ile devam eden radikalizasyon dal­gasına karşı, bu monarşilerin ayakta kalmasını kuşkusuz tercih ederdi. Ni­tekim bazılarının ayakta kalabilmesi için yoğun çaba gösterdi. </text:span></text:p>
      <text:p text:style-name="P79"><text:span text:style-name="T14">Fas</text:span><text:alphabetical-index-mark text:string-value=" " text:key1="Fas"/><text:span text:style-name="T14"> Kralı Hasan</text:span><text:alphabetical-index-mark text:string-value=" " text:key1="Hasan, Fas Kralı"/><text:span text:style-name="T14">, bunun en ilginç örneklerinden biriydi. İsrailliler, 1950'lerin sonundan bu yana Kral'ın iktidarda kalmasına destek oldular, rejim muhaliflerini temizlemesine yardım ettiler. Fas ve İsrail arasındaki örtü­lü işbirliği, 1966'da ortaya çıktı ve büyük bir enternasyonal krizin doğmasına se­bep oldu: Kriz, Fransa</text:span><text:alphabetical-index-mark text:string-value=" " text:key1="Fransa"/><text:span text:style-name="T14">, Fas ve İsrail</text:span><text:alphabetical-index-mark text:string-value=" " text:key1="İsrailve Fas"/><text:span text:style-name="T14">'in karıştığı Ben Barka Olayı</text:span><text:alphabetical-index-mark text:string-value=" " text:key1="Ben Barka Olayı"/><text:span text:style-name="T14">'ydı. Mehdi Ben Barka</text:span><text:alphabetical-index-mark text:string-value=" " text:key1="Ben Barka, Mehdi"/><text:span text:style-name="T14"> sürgünde yaşayan ve Hasan rejimi tarafından ölüme mahkum edil­miş Fas'lı radikal bir aydındı. Fas gizli servis şefi General Muhammed Oufkir</text:span><text:alphabetical-index-mark text:string-value=" " text:key1="Oufkir, General Muhammed"/><text:span text:style-name="T14">, 1965'de kraldan Ben Barka'yı ortadan kaldırmak için emir aldı ve der­­hal Mossad</text:span><text:alphabetical-index-mark text:string-value=" " text:key1="Mossad"/><text:span text:style-name="T14">'dan yardım istedi. Mossad</text:span><text:alphabetical-index-mark text:string-value=" " text:key1="Mossadve Ben Barka Olayı"/><text:span text:style-name="T14">, Ben Barka'nın Paris'teki kaçırılma ola­yını organize etti. Daha sonra da Ben Barka öldürüldü. Fas gizli servisi o za­mandan beri Mossad'la hep yakın ilişkiler içinde oldu.</text:span><text:span text:style-name="T13"><text:note text:id="ftn90" text:note-class="endnote"><text:note-citation>xc</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46.</text:span></text:p></text:note-body></text:note></text:span></text:p>
      <text:p text:style-name="P79"><text:span text:style-name="T14">İsrail, 1975'den beri Batı Sahara</text:span><text:alphabetical-index-mark text:string-value=" " text:key1="Batı Sahara"/><text:span text:style-name="T14"> bölgesinde bağımsızlıklarını ilan etmeye çalışan "Polisario</text:span><text:alphabetical-index-mark text:string-value=" " text:key1="Polisario gerillaları"/><text:span text:style-name="T14">" asileriyle yaptığı savaşta da Fas</text:span><text:alphabetical-index-mark text:string-value=" " text:key1="Fas"/><text:span text:style-name="T14"> Kralı Hasan</text:span><text:alphabetical-index-mark text:string-value=" " text:key1="Hasan, Fas Kralı"/><text:span text:style-name="T14">'a yar­dım etti.</text:span><text:span text:style-name="T13"><text:note text:id="ftn91" text:note-class="endnote"><text:note-citation>xci</text:note-citation><text:note-body><text:p text:style-name="Endnote"><text:span text:style-name="T21"><text:s/>H. M. Sachar, </text:span><text:span text:style-name="T22">Egypt and Israel</text:span><text:span text:style-name="T21">; Benjamin Beit-Hallahmi</text:span><text:alphabetical-index-mark text:string-value=" " text:key1="Hallahmi, Benjamin Beit"/><text:span text:style-name="T21">, </text:span><text:span text:style-name="T22">The Israeli Connection</text:span><text:span text:style-name="T21">, s. 47. </text:span></text:p></text:note-body></text:note></text:span><text:span text:style-name="T14"> Ayrıca, Washington'daki lobisi</text:span><text:alphabetical-index-mark text:string-value=" " text:key1="ABDve İsrail lobisi"/><text:span text:style-name="T14">ni kullanarak Amerikan Kongre</text:span><text:alphabetical-index-mark text:string-value=" " text:key1="ABDKongresi"/><text:span text:style-name="T14">si'­nde Fas lehinde baskı ve propaganda </text:span><text:soft-page-break/><text:span text:style-name="T14">yaptı. İsrailliler bu konuda özellikle </text:span><text:span text:style-name="T4">abd</text:span><text:span text:style-name="T14"> Kongre</text:span><text:alphabetical-index-mark text:string-value=" " text:key1="ABDKongresi"/><text:span text:style-name="T14">si</text:span><text:alphabetical-index-mark text:string-value=" " text:key1="ABDKongresi"/><text:span text:style-name="T14">'nin Yahudi üyelerinden Stephen Solarz</text:span><text:alphabetical-index-mark text:string-value=" " text:key1="Solarz, Stephen"/><text:span text:style-name="T14">'ı devreye soktular.</text:span><text:span text:style-name="T13"><text:note text:id="ftn92" text:note-class="endnote"><text:note-citation>xcii</text:note-citation><text:note-body><text:p text:style-name="Endnote"><text:span text:style-name="T21"><text:s/>M. Zak, "Following the Summit", </text:span><text:span text:style-name="T22">Ma'ariv</text:span><text:span text:style-name="T21">, 25 Temmuz 1986; Benjamin Beit-Hallahmi</text:span><text:alphabetical-index-mark text:string-value=" " text:key1="Hallahmi, Benjamin Beit"/><text:span text:style-name="T21">, </text:span><text:span text:style-name="T22">The Israeli Connection</text:span><text:span text:style-name="T21">, s. 47.</text:span></text:p></text:note-body></text:note></text:span></text:p>
      <text:p text:style-name="P79"><text:span text:style-name="T14">Aynı Fas</text:span><text:alphabetical-index-mark text:string-value=" " text:key1="Fas"/><text:span text:style-name="T14"> Kralı Hasan</text:span><text:alphabetical-index-mark text:string-value=" " text:key1="Hasan, Fas Kralı"/><text:span text:style-name="T14"> gibi, Ürdün</text:span><text:alphabetical-index-mark text:string-value=" " text:key1="Ürdün"/><text:span text:style-name="T14"> Kralı Hüseyin</text:span><text:alphabetical-index-mark text:string-value=" " text:key1="Hüseyin, Ürdün Kralı"/><text:span text:style-name="T14"> de neredeyse yarım yüzyıldır süren iktidarı boyunca İsrailliler'den büyük destek gördü. Ronald Payne</text:span><text:alphabetical-index-mark text:string-value=" " text:key1="Ronald Payne"/><text:span text:style-name="T14">in Mossad</text:span><text:span text:style-name="T19"><text:date style:data-style-name="N10108" text:date-value="2021-07-21T20:19:10.616761366">2021</text:date></text:span><text:span text:style-name="T19"><text:date style:data-style-name="N10108" text:date-value="2021-07-21T20:19:10.617001508">2021</text:date></text:span><text:alphabetical-index-mark text:string-value=" " text:key1="Mossad"/><text:span text:style-name="T14">: Israels Most Secret Service</text:span><text:span text:style-name="T19"><text:date style:data-style-name="N10108" text:date-value="2021-07-21T20:19:10.617620092">2021</text:date></text:span><text:span text:style-name="T20"><text:date style:data-style-name="N10107" text:date-value="2021-07-21T20:19:10.618004193">Mittwoch, Juli 21, 2021</text:date></text:span><text:span text:style-name="T19"><text:date style:data-style-name="N10108" text:date-value="2021-07-21T20:19:10.618230504">2021</text:date></text:span><text:alphabetical-index-mark text:string-value=" " text:key1="IsraelsMostSecretServicePayne)"/><text:span text:style-name="T14"> adlı kitabında yazdığına göre, İs­rail gizli servisi, 1950li ve 60lı yıllarda kendisine karşı düzenlenen darbe gi­rişimlerini önceden haber vererek Kral Hüseyinin iktidarda kalmasına yar­dım­cı olmuştu.</text:span><text:span text:style-name="T11"><text:note text:id="ftn93" text:note-class="endnote"><text:note-citation>xciii</text:note-citation><text:note-body><text:p text:style-name="Endnote"><text:span text:style-name="T21"><text:s/>Ronald Payne</text:span><text:alphabetical-index-mark text:string-value=" " text:key1="Ronald Payne"/><text:span text:style-name="T21">, </text:span><text:span text:style-name="T22">Mossad</text:span><text:alphabetical-index-mark text:string-value=" " text:key1="Mossad"/><text:span text:style-name="T22">: Israel's Most Secret Service</text:span><text:span text:style-name="T21">, s. 171.</text:span></text:p></text:note-body></text:note></text:span><text:span text:style-name="T14"> İsrail gizli servislerinin Kral Hüseyinin iktidarını ayakta tut­mak için gösterdikleri çaba, Le Mondeun Yahudi yazarı Marek Halterin Krala yazdığı açık mektupta ise şöyle anlatılıyordu: ... </text:span><text:span text:style-name="T11">İsraile ve İsrail gizli servi­sine güvendiniz. Nisan 1957de, Temmuz 1958de, Mart 1959da, Ağus­tos 1960da, Temmuz 1966da, Nisan 1967de... her seferinde sizi Mossad</text:span><text:span text:style-name="T19"><text:date style:data-style-name="N10108" text:date-value="2021-07-21T20:19:10.620159180">2021</text:date></text:span><text:span text:style-name="T19"><text:date style:data-style-name="N10108" text:date-value="2021-07-21T20:19:10.620366004">2021</text:date></text:span><text:alphabetical-index-mark text:string-value=" " text:key1="MossadveÜrdünKralıHüseyin"/><text:span text:style-name="T11"> kurtardı.</text:span><text:span text:style-name="T11"><text:note text:id="ftn94" text:note-class="endnote"><text:note-citation>xciv</text:note-citation><text:note-body><text:p text:style-name="Endnote"><text:span text:style-name="T21"><text:s/></text:span><text:span text:style-name="T22">Şalom</text:span><text:span text:style-name="T21">, 16 Ocak 1991.</text:span></text:p></text:note-body></text:note></text:span><text:span text:style-name="T11"> Ürdün Kralı da Yahudi Devletinden gördüğü bu yardımları kar­şı­lıksız bırakmamış, Ürdün gizli servisi Muhaberat</text:span><text:span text:style-name="T20"><text:date style:data-style-name="N10108" text:date-value="2021-07-21T20:19:10.621737074">2021</text:date></text:span><text:span text:style-name="T19"><text:date style:data-style-name="N10108" text:date-value="2021-07-21T20:19:10.621920009">2021</text:date></text:span><text:alphabetical-index-mark text:string-value=" " text:key1="MuhaberatÜrdün)"/><text:span text:style-name="T11">ın Mossada çeşitli konu­larda yardımcı olmasını sağlamıştı. İsrailli gazeteciler Dan Raviv</text:span><text:span text:style-name="T19"><text:date style:data-style-name="N10108" text:date-value="2021-07-21T20:19:10.622261362">2021</text:date></text:span><text:span text:style-name="T19"><text:date style:data-style-name="N10108" text:date-value="2021-07-21T20:19:10.622441782">2021</text:date></text:span><text:alphabetical-index-mark text:string-value=" " text:key1="Raviv,Dan"/><text:span text:style-name="T11"> ve Yossi Mel­man</text:span><text:span text:style-name="T19"><text:date style:data-style-name="N10108" text:date-value="2021-07-21T20:19:10.622758618">2021</text:date></text:span><text:span text:style-name="T19"><text:date style:data-style-name="N10108" text:date-value="2021-07-21T20:19:10.622921437">2021</text:date></text:span><text:alphabetical-index-mark text:string-value=" " text:key1="Melman,Yossi"/><text:span text:style-name="T11">a göre, </text:span><text:span text:style-name="T18"><text:s text:c="34"/></text:span><text:span text:style-name="T11">Muhaberat</text:span><text:span text:style-name="T20"><text:date style:data-style-name="N10108" text:date-value="2021-07-21T20:19:10.623645633">2021</text:date></text:span><text:span text:style-name="T19"><text:date style:data-style-name="N10108" text:date-value="2021-07-21T20:19:10.623814738">2021</text:date></text:span><text:alphabetical-index-mark text:string-value=" " text:key1="MuhaberatÜrdün)"/><text:span text:style-name="T11">, Mossad</text:span><text:span text:style-name="T20"><text:date style:data-style-name="N10108" text:date-value="2021-07-21T20:19:10.624264217">2021</text:date></text:span><text:span text:style-name="T19"><text:date style:data-style-name="N10108" text:date-value="2021-07-21T20:19:10.624459725">2021</text:date></text:span><text:alphabetical-index-mark text:string-value=" " text:key1="MossadveMuhaberatÜrdün)"/><text:span text:style-name="T11">a Arap dünyasının kapılarını açtı.</text:span><text:span text:style-name="T11"><text:note text:id="ftn95" text:note-class="endnote"><text:note-citation>xcv</text:note-citation><text:note-body><text:p text:style-name="Endnote"><text:span text:style-name="T21"><text:s/>Dan Raviv</text:span><text:alphabetical-index-mark text:string-value=" " text:key1="Raviv, Dan"/><text:span text:style-name="T21">, Yossi Melman, </text:span><text:span text:style-name="T22">Every Spy a Prince, </text:span><text:span text:style-name="T21">s. 213.</text:span></text:p></text:note-body></text:note></text:span><text:span text:style-name="T11"> </text:span></text:p>
      <text:p text:style-name="P66"/>
      <text:p text:style-name="P66"/>
      <text:h text:style-name="P55" text:outline-level="9">'Çevre' Stratejisi</text:h>
      <text:p text:style-name="P63"/>
      <text:p text:style-name="P79"><text:span text:style-name="T11">İsrail'in 1950'lerin başında tasarladığı ve uygulamaya koyduğu sözkonusu iki politika, yani sömürgecilerle ittifak ve monarşilerin yaşatılması, pek başarılı olmadı. Yahudi Devleti, ne Ortadoğu'daki monarşilerin büyük bölü­münün birbiri ardına bir "domino etkisi" içinde yıkılmalarını engelleyebil­di, ne de yüzyılın ilk yarısında Ortadoğu'yu yönetmiş olan Batılı sömürge­ci güçlerin bölgede tutunabilmesini sağlayabildi. 1960'lara gelinirken Orta­doğu, Nasır</text:span><text:alphabetical-index-mark text:string-value=" " text:key1="Nasır"/><text:span text:style-name="T11">'ın başlattığı ve kendisine en büyük hedef olarak İsrail'i belirle­yen solcu/milliyetçi dalganın etkisi altındaydı. </text:span></text:p>
      <text:p text:style-name="P79"><text:span text:style-name="T11">Yahudi Devleti'ni kuran ve ilk iki onyılını düzenleyen David Ben-Gu­rion</text:span><text:alphabetical-index-mark text:string-value=" " text:key1="Ben-Gurion, David"/><text:span text:style-name="T11"> ve kurmayları, bu noktada daha gerçekçi ve tutarlı bir </text:span><text:soft-page-break/><text:span text:style-name="T11">"beka stratejisi" be­lir­me ihtiyacı duydular. İsrail'in, düşman bir "Müslüman Arap denizi" ta­ra­fın­dan bir "ada" gibi çevrelendiği bir gerçekti. Bu durumda, yapılacak şey, o Müslüman Arap denizinin ötesine uzanmak, bu denizin "çevresindeki" ül­ke­ler­le ittifak imkanları aramaktı. "Çevre stratejisi</text:span><text:alphabetical-index-mark text:string-value=" " text:key1="Çevre stratejisi"/><text:span text:style-name="T11"> adı verilen bu plan, İran</text:span><text:alphabetical-index-mark text:string-value=" " text:key1="İran"/><text:span text:style-name="T11">, Tür­kiye ve Etiyopya</text:span><text:alphabetical-index-mark text:string-value=" " text:key1="Etiyopya"/><text:span text:style-name="T11"> gibi Arap Ortadoğusunun çevresindeki Arap olmayan ül­ke­lerle ittifaklar kurmayı öngörüyordu.</text:span></text:p>
      <text:p text:style-name="P79"><text:span text:style-name="T11">1958 yılında David Ben-Gurion</text:span><text:alphabetical-index-mark text:string-value=" " text:key1="Ben-Gurion, David"/><text:span text:style-name="T11">, Şah</text:span><text:alphabetical-index-mark text:string-value=" " text:key1="Pehlevi, Şah Muhammed Rıza"/><text:span text:style-name="T11"> Rıza Pehlevi'ye "Hür Dünya"ya yö­nelen tehdide karşı yakın bir ittifak kurmayı öneren bir mektup yazdı. Ame­rika'nın bölgedeki en iyi dostu olan Şah</text:span><text:alphabetical-index-mark text:string-value=" " text:key1="Pehlevi, Şah Muhammed Rıza"/><text:span text:style-name="T11">, doğal olarak, olumlu bir yanıt ver­di. İttifak hiç zaman kaybetmeden başlatıldı; Aralık 1958'de İran</text:span><text:alphabetical-index-mark text:string-value=" " text:key1="İran"/><text:span text:style-name="T11"> hükü­metinin Tel-Aviv temsilciliği ve İsrail'in Tahran elçiliği genişletildi. İlerleyen yıl­larda işbirliği büyüdü. Amerikalı siyaset bilimci E. A. Bayne</text:span><text:alphabetical-index-mark text:string-value=" " text:key1="Bayne, E. A."/><text:span text:style-name="T11"> iki ülkenin a­rasındaki yakın işbirliğinin bir portresini çizerken İran'ın "Arap boykotuna rağ­men İsrail'in petrol ihtiyacının büyük bir kısmını karşıladığına" dikkat çek­miş ve şöyle demişti: "Ayrıca, pek bilinmese de, İran</text:span><text:alphabetical-index-mark text:string-value=" " text:key1="İranve İsrail"/><text:span text:style-name="T11">, İsrail ordu per­sone­li­yle yakın askeri bağlantılar içindedir... İran-İsrail programının çapı ge­nel­de giz­li tutulmaktadır."</text:span><text:span text:style-name="T13"><text:note text:id="ftn96" text:note-class="endnote"><text:note-citation>xcvi</text:note-citation><text:note-body><text:p text:style-name="Endnote"><text:span text:style-name="T21"><text:s/>E. A. Bayne, </text:span><text:span text:style-name="T22">Four Ways of Politics</text:span><text:span text:style-name="T21">, s. 247.</text:span></text:p></text:note-body></text:note></text:span></text:p>
      <text:p text:style-name="P79"><text:span text:style-name="T11">İsrail Şah</text:span><text:alphabetical-index-mark text:string-value=" " text:key1="Pehlevi, Şah Muhammed Rıza"/><text:span text:style-name="T11">'a, baskıcı rejimini ayakta tutabilmesi için de yardım ediyordu. İran</text:span><text:alphabetical-index-mark text:string-value=" " text:key1="İran"/><text:span text:style-name="T11"> ve İsrail arasında kurulan askeri işbirliği hem silah satışını hem de İsrailli uzmanların İranlı subaylara kara savaşı, istihbarat, karşı istihbarat ve hava savaşı konularında eğitim verilmesini içeriyordu. Şah</text:span><text:alphabetical-index-mark text:string-value=" " text:key1="Pehlevi, Şah Muhammed Rıza"/><text:span text:style-name="T11">'ın ünlü gizli servisi </text:span><text:span text:style-name="T3">savak</text:span><text:alphabetical-index-mark text:string-value=" " text:key1="SAVAK"/><text:span text:style-name="T11">, (</text:span><text:span text:style-name="T12">Sazmani-Amniyat Va Kisvar</text:span><text:span text:style-name="T11">; "Devlet İstihbarat ve Güvenlik Ör­gütü") Mossad</text:span><text:alphabetical-index-mark text:string-value=" " text:key1="Mossad"/><text:alphabetical-index-mark text:string-value=" " text:key1="Mossadve SAVAK"/><text:span text:style-name="T11">'dan önemli yardımlar almıştı. İsrailliler, özellikle işkence tek­nikleri konusunda eğitmişlerdi </text:span><text:span text:style-name="T3">savak</text:span><text:span text:style-name="T11">'ı.</text:span><text:span text:style-name="T13"><text:note text:id="ftn97" text:note-class="endnote"><text:note-citation>xcvii</text:note-citation><text:note-body><text:p text:style-name="Endnote"><text:span text:style-name="T21"><text:s/>James A. Bill, </text:span><text:span text:style-name="T22">The Eagle and the Lion, </text:span><text:span text:style-name="T21">s. 403.</text:span></text:p></text:note-body></text:note></text:span><text:span text:style-name="T11"> Ocak 1963'de İsrail Genel Kurmay Başkanı Zvi Tzur</text:span><text:alphabetical-index-mark text:string-value=" " text:key1="Tzur, General Zvi"/><text:span text:style-name="T11">, Tahran'a resmi ve halk bilgisine açık bir gezi yaptı. Bu gezi, iki ülke arasındaki ittifakın ve bu ittifak içindeki askeri işbirliğinin ro­lünün arttığının açık bir göstergesiydi. 1964'de İran, İsrail'den büyük bir mik­tar Uzi hafif makineli tüfeği satın aldı.</text:span><text:span text:style-name="T13"><text:note text:id="ftn98" text:note-class="endnote"><text:note-citation>xcv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span text:style-name="T21">, s. 11.</text:span></text:p></text:note-body></text:note></text:span></text:p>
      <text:p text:style-name="P79"><text:span text:style-name="T11">Şah</text:span><text:alphabetical-index-mark text:string-value=" " text:key1="Pehlevi, Şah Muhammed Rıza"/><text:span text:style-name="T11">'ın İsrail ile bağlantılar kurmaya karar vermesinin sebeplerinde biri de Amerikan Yahudiler</text:span><text:alphabetical-index-mark text:string-value=" " text:key1="Yahudiler"/><text:span text:style-name="T11">'inin Amerikan Kongre</text:span><text:alphabetical-index-mark text:string-value=" " text:key1="ABDKongresi"/><text:span text:style-name="T11">si'nde </text:span><text:soft-page-break/><text:span text:style-name="T11">İran</text:span><text:alphabetical-index-mark text:string-value=" " text:key1="İran"/><text:span text:style-name="T11"> çıkarlarını gözetmesine yardım edebileceğini farketmiş olmasıydı. Hallahmi</text:span><text:alphabetical-index-mark text:string-value=" " text:key1="Hallahmi, Benjamin Beit"/><text:span text:style-name="T11"> bu konuda "Washington'daki efsanevi İsrail lobisi</text:span><text:alphabetical-index-mark text:string-value=" " text:key1="ABDve İsrail lobisi"/><text:span text:style-name="T11"> bir çok Üçüncü Dünya rejiminin ilgisini çekmiştir ve Amerikan kamuoyuyla sorunları olan Şah</text:span><text:alphabetical-index-mark text:string-value=" " text:key1="Pehlevi, Şah Muhammed Rıza"/><text:span text:style-name="T11"> da İsrail'i Ame­rika</text:span><text:alphabetical-index-mark text:string-value=" " text:key1="ABDİsrail lobisi"/><text:span text:style-name="T11">'daki politik arenada çok güçlü gören diğer yöneticilerden farklı değildir" diyor.</text:span><text:span text:style-name="T13"><text:note text:id="ftn99" text:note-class="endnote"><text:note-citation>xcix</text:note-citation><text:note-body><text:p text:style-name="Endnote"><text:span text:style-name="T22">Ibid., </text:span><text:alphabetical-index-mark text:string-value=" " text:key1="Hallahmi, Benjamin Beit"/><text:span text:style-name="T21"><text:s/>s. 10-1.</text:span></text:p></text:note-body></text:note></text:span><text:span text:style-name="T11"> Nitekim Yahudi Devleti, Şah</text:span><text:alphabetical-index-mark text:string-value=" " text:key1="Pehlevi, Şah Muhammed Rıza"/><text:span text:style-name="T11">'ın Batı'daki imajını düzeltme işi­ni de üzerine almıştı. Batı ve özellikle de Amerikan basınındaki Yahudi gü­dümü, İsrail'e Şah</text:span><text:alphabetical-index-mark text:string-value=" " text:key1="Pehlevi, Şah Muhammed Rıza"/><text:span text:style-name="T11"> lehinde propaganda yapma imkanını veriyordu. Öyle ki Şah</text:span><text:alphabetical-index-mark text:string-value=" " text:key1="Pehlevi, Şah Muhammed Rıza"/><text:span text:style-name="T11">, kendini tamamen İsrail'e bağlı hissediyordu. Mossad</text:span><text:alphabetical-index-mark text:string-value=" " text:key1="Mossad"/><text:span text:style-name="T11">'ın eski Afrika şe­fi David Kimche</text:span><text:alphabetical-index-mark text:string-value=" " text:key1="Kimche, David"/><text:span text:style-name="T11">'nin anlattığına göre, Şah</text:span><text:alphabetical-index-mark text:string-value=" " text:key1="Pehlevi, Şah Muhammed Rıza"/><text:span text:style-name="T11">, kendisi hakkında Amerikan, hat­ta Batı basınında en ufak olumsuz bir haber çıktığında hemen telefona sa­rı­lıyor ve "niçin buna izin verdiniz" diye soruyordu.</text:span><text:span text:style-name="T13"><text:note text:id="ftn100" text:note-class="endnote"><text:note-citation>c</text:note-citation><text:note-body><text:p text:style-name="Endnote"><text:span text:style-name="T21"><text:s/>Andrew &amp; Leslie Cockburn, </text:span><text:span text:style-name="T22">Dangerous Liaison</text:span><text:span text:style-name="T21">, 102.</text:span></text:p></text:note-body></text:note></text:span><text:bookmark-start text:name="Etiyopya_Israil"/></text:p>
      <text:p text:style-name="P79"><text:span text:style-name="T11">Çevre stratejisi</text:span><text:alphabetical-index-mark text:string-value=" " text:key1="çevre stratejisi"/><text:alphabetical-index-mark text:string-value=" " text:key1="Çevre stratejisi"/><text:span text:style-name="T11"> içinde yer alan İran</text:span><text:alphabetical-index-mark text:string-value=" " text:key1="İran"/><text:span text:style-name="T11">'dan başka bir ikinci ülke ise Tür­ki­ye</text:span><text:alphabetical-index-mark text:string-value=" " text:key1="Türkiyeve İsrail'in çevre stratejisi"/><text:span text:style-name="T11">'ydi. </text:span><text:span text:style-name="T3">abd</text:span><text:alphabetical-index-mark text:string-value=" " text:key1="ABD"/><text:span text:style-name="T11"> şemsiyesi altında, bu iki ülke arasında da örtülü bir ittifak oluş­tu. Benjamin Beit-Hallahmi</text:span><text:alphabetical-index-mark text:string-value=" " text:key1="Hallahmi, Benjamin Beit"/><text:span text:style-name="T11">, Türkiye ile İsrail'in çevre stratejisi çerçevesinde­ki yakınlaşmasını şöyle anlatıyor:</text:span></text:p>
      <text:p text:style-name="P28"><text:span text:style-name="T11">Türkiye İsrail'i 1949 yılında </text:span><text:span text:style-name="T12">de facto</text:span><text:span text:style-name="T11"> tanımıştı, ama 1950'lerin sonlarına gelinceye dek özel bir ilişki kurulmadı. 1958 yılında zamanın Dışişleri Bakanı Gol­da Meir</text:span><text:alphabetical-index-mark text:string-value=" " text:key1="Meir, Golda"/><text:span text:style-name="T11"> Türkiye'ye gizli bir ziyarette bulundu. 29 Ağustos 1958'de ise, iki ül­ke­nin Başbakanları Adnan Menderes</text:span><text:alphabetical-index-mark text:string-value=" " text:key1="Menderes, Adnan"/><text:span text:style-name="T11"> ve David Ben-Gurion</text:span><text:alphabetical-index-mark text:string-value=" " text:key1="Ben-Gurion, David"/><text:span text:style-name="T11"> arasında Ortadoğu radi­kalizmine ve "Sovyet etkisine" karşı gizli bir işbirliği anlaşması imzalandı. 1960 darbesinin ardındaki dönemdeki ilk dikkat çekici temas ise, yine iki Baş­bakanın, İsmet İnönü</text:span><text:alphabetical-index-mark text:string-value=" " text:key1="İnönü, İsmet"/><text:span text:style-name="T11"> ve Levi Eşkol'un Temmuz 1964'te Paris'te yaptıkları gö­rü­şmeydi. </text:span></text:p>
      <text:p text:style-name="P27"><text:span text:style-name="T11">İlerleyen yıllarda, İsrail, Türkiye'ye istihbarat ve güvenlik hizmetleri teknik eği­timi konusunda yardımcı oldu. Mossad</text:span><text:alphabetical-index-mark text:string-value=" " text:key1="Mossad"/><text:span text:style-name="T11">'ın 1950'lerden beri Türkiye'de bir üs­sü bulunuyordu ve 1958'de yapılan üç taraflı bir anlaşmayı (Trident</text:span><text:alphabetical-index-mark text:string-value=" " text:key1="Trident anlaşması"/><text:span text:style-name="T11">) taki­ben, İsrail istihbarat servisleri Türk gizli</text:span><text:alphabetical-index-mark text:string-value=" " text:key1="Türkiyeve Mossad"/><text:span text:style-name="T11"> servislerine eğitim verdi... 1970'lerde Tür­kiye'de neredeyse iç savaşa dönüşecek olan iç huzursuzluklar İsrail'i de ilgi­lendiriyordu. Bu yıllarda meydana gelen ve her ay birçok sağcı ve solcu mi­li­tanın öldürüldüğü olaylar Mossad</text:span><text:alphabetical-index-mark text:string-value=" " text:key1="Mossadve Türkiye"/><text:span text:style-name="T11"> tarafından yakından takip ediliyordu... 4 Nisan 1985'de, Türk Dışişleri Bakanı Vahit Halefoğlu</text:span><text:alphabetical-index-mark text:string-value=" " text:key1="Halefoğlu, Vahit"/><text:span text:style-name="T11"> Washington'da İsrail bü­yükelçisi Meir Rosanne</text:span><text:alphabetical-index-mark text:string-value=" " text:key1="Rosanne, Meir"/><text:span text:style-name="T11"> ile buluştu. O zamanlar, İsrail kaynakları, Türklerin Was­hington'daki İsrail nüfuzu</text:span><text:alphabetical-index-mark text:string-value=" " text:key1="ABDve İsrail lobisi"/><text:span text:style-name="T11">ndan etkilendiğini ve bu buluşmayı daha çok Ame­rikan yardımı almak için yaptığını belirtmişlerdir.</text:span><text:span text:style-name="T13"><text:note text:id="ftn101" text:note-class="endnote"><text:note-citation>ci</text:note-citation><text:note-body><text:p text:style-name="Endnote"><text:span text:style-name="T21"><text:s/>"Israel Woos Turkey", </text:span><text:span text:style-name="T22">Israeli Foreign Affairs</text:span><text:span text:style-name="T21">, Haziran 1985; Benjamin Beit-Hallahmi</text:span><text:alphabetical-index-mark text:string-value=" " text:key1="Hallahmi, Benjamin Beit"/><text:span text:style-name="T21">, </text:span><text:span text:style-name="T22">The Israeli Connection</text:span><text:span text:style-name="T21">, s. 17</text:span></text:p></text:note-body></text:note></text:span></text:p>
      <text:p text:style-name="P79"><text:span text:style-name="T11">İsrail-Türk ilişkilerinde dikkat çekici olan "istihbarat ve güvenlik" bağlantısı, 1958 sonlarında imzalanan—ve ancak 1979 devriminin ardından Tahran'daki </text:span><text:span text:style-name="T3">abd</text:span><text:alphabetical-index-mark text:string-value=" " text:key1="ABD"/><text:span text:style-name="T11"> Büyükelçiliğinin arşivlerinin İran</text:span><text:alphabetical-index-mark text:string-value=" " text:key1="İran"/><text:span text:style-name="T11">lı öğrenciler tarafından günışığına çıkarılmasıyla öğrenilen—gizli "Trident</text:span><text:alphabetical-index-mark text:string-value=" " text:key1="Trident anlaşması"/><text:span text:style-name="T11">" anlaşmasına dayanı­yor­du. Türk, İran ve İsrail gizli </text:span><text:soft-page-break/><text:span text:style-name="T11">servislerinin işbirliği yapması amacıyla imzalanan an­laşma, düzenli istihbarat alışverişi gerçekleştirilmesini ve gizli servis şeflerinin yılda iki kez bir araya gelmesini öngörüyordu.</text:span><text:span text:style-name="T13"><text:note text:id="ftn102" text:note-class="endnote"><text:note-citation>cii</text:note-citation><text:note-body><text:p text:style-name="Endnote"><text:span text:style-name="T21"><text:s/>Andrew</text:span><text:alphabetical-index-mark text:string-value=" " text:key1="Cockburn, Andrew"/><text:span text:style-name="T21"> Cockburn, Leslie Cockburn, </text:span><text:span text:style-name="T22">Dangerous Liaison</text:span><text:span text:style-name="T21">, s. 100.</text:span></text:p></text:note-body></text:note></text:span><text:span text:style-name="T11"> İşte bu anlaşma, kalıcı ve önemli işbirlikleri doğurmuştu. Mossad</text:span><text:alphabetical-index-mark text:string-value=" " text:key1="Mossad"/><text:span text:style-name="T11">'ın eski şeflerinden Isser Ha­rel</text:span><text:alphabetical-index-mark text:string-value=" " text:key1="Harel, Isser"/><text:span text:style-name="T11">, o günleri şöyle anlatıyor:</text:span></text:p>
      <text:p text:style-name="P32"><text:span text:style-name="T11">Bu ülkelerin (İran</text:span><text:alphabetical-index-mark text:string-value=" " text:key1="İran"/><text:span text:style-name="T11"> ve Türkiye'nin) etkili bir istihbarat ve güvenlik sistemine ka­vu­şabilmeleri için çok uğraştık. Ayrıca her muhtemel bir devrime ya da işga­le karşı direnebilecek özel asker ya da polis kuvvetlerinin oluşması için ça­lıştık... Sonuçta bu iki ülke de bize kesin bir güven duymaya başladılar ve biz de bu güveni boşa çıkarmamak için özen gösterdik.</text:span><text:span text:style-name="T13"><text:note text:id="ftn103" text:note-class="endnote"><text:note-citation>ciii</text:note-citation><text:note-body><text:p text:style-name="P113">Ibid.</text:p></text:note-body></text:note></text:span><text:alphabetical-index-mark text:string-value=" " text:key1="İsrailve Türkiye"/></text:p>
      <text:p text:style-name="P79"><text:bookmark-start text:name="Trident"/><text:bookmark-end text:name="Etiyopya_Israil"/><text:span text:style-name="T11">Çevre stratejisi</text:span><text:alphabetical-index-mark text:string-value=" " text:key1="çevre stratejisi"/><text:alphabetical-index-mark text:string-value=" " text:key1="Çevre stratejisi"/><text:span text:style-name="T11"> içinde yer alan üçüncü ülke, yani Etiyopya</text:span><text:alphabetical-index-mark text:string-value=" " text:key1="Etiyopya"/><text:alphabetical-index-mark text:string-value=" " text:key1="İsrailve Etiyopya"/><text:span text:style-name="T11"> ile de ger­çekten çok yakın ilişkiler kuruldu. Hatta resmi olmasa da, son derece etkili bir Etiyopya-İsrail askeri ittifakından söz edi</text:span><text:alphabetical-index-mark text:string-value=" " text:key1="İsrailve Etiyopya"/><text:span text:style-name="T11">lebilirdi. Kendine "İmparator" sıfatı veren ve eski ismi Ras Tafari'den esinlenerek "Rastafarianizm" adlı yeni bir din kuran Haile Selassie</text:span><text:alphabetical-index-mark text:string-value=" " text:key1="Selassie, Haile"/><text:span text:style-name="T11">, Yahudi Devleti'nin yakın dostlarından biri haline geldi. </text:span></text:p>
      <text:p text:style-name="P79"><text:span text:style-name="T11">Etiyopya</text:span><text:alphabetical-index-mark text:string-value=" " text:key1="Etiyopya"/><text:span text:style-name="T11"> ile İsrail arasındaki ittifak, en çok Eritre</text:span><text:alphabetical-index-mark text:string-value=" " text:key1="Eritre"/><text:span text:style-name="T11"> konusu üzerinde yo­ğunlaşmıştı. Etiyopya'nın kuzeyinde yer alan Eritre</text:span><text:alphabetical-index-mark text:string-value=" " text:key1="İsrailve Eritre"/><text:span text:style-name="T11"> bölgesi, Osmanlı devrin­den sonra, önce İtalya</text:span><text:alphabetical-index-mark text:string-value=" " text:key1="İtalya"/><text:span text:style-name="T11">nlar'ın yönetimine geçmiş, 1952'de ise Birleşmiş Milletler</text:span><text:alphabetical-index-mark text:string-value=" " text:key1="Birleşmiş Milletler"/><text:span text:style-name="T11"> tarafından Etiyopya ile federal bir çatı altında birleştirilmişti. 14 Kasım</text:span><text:alphabetical-index-mark text:string-value=" " text:key1="Kasım, Albay Abdülkerim"/><text:span text:style-name="T11"> 1962'de ise Etiyopya "İmparatoru" Selassie, Eritre'yi—hiç bir özel statü tanımadan—Etiyopya topraklarına kattığını ilan etti. Eritre'nin önemli bölümü müslüman olan halkı bunu kabul etmedi ve sonuçta kanlı bir iç savaş başladı. Selassie, "teröre karşı mücadele" adı altında Eritreli müslü­man­lara karşı büyük bir baskı ve işkence politikası başlattı. Selassie'nin kanlı re­jimi 1974'e kadar sürdü; o yıl "İmparator" Marksist bir askeri darbe sonucun­da devrildi ve Albay Mengistu</text:span><text:alphabetical-index-mark text:string-value=" " text:key1="Mengistu Haile Mariam"/><text:span text:style-name="T11"> Haile Mariam yeni sosyalist rejimin lideri ol­du. Ancak Eritre'ye uygulanan baskı politikası değişmedi; Etiyopyalı "gü­venlik güçleri", Eritre'de bağımsızlık isteyen müslümanları katletmeye devam ettiler. </text:span></text:p>
      <text:p text:style-name="P79"><text:span text:style-name="T11">Eritre</text:span><text:alphabetical-index-mark text:string-value=" " text:key1="Eritre"/><text:span text:style-name="T11">li müslümanlara karşı uyguladığı bu politika ile "anti-İslami" bir stratejik konum ve kimlik kazanan Etiyopya</text:span><text:alphabetical-index-mark text:string-value=" " text:key1="Etiyopya"/><text:span text:style-name="T11"> yönetiminin, aynı konum ve kim­liğe sahip olan Yahudi Devleti ile stratejik bir ittifak içine girmesinden da­ha doğal bir şey olamazdı. Nitekim </text:span><text:soft-page-break/><text:span text:style-name="T11">Benjamin Beit-Hallahmi</text:span><text:alphabetical-index-mark text:string-value=" " text:key1="Hallahmi, Benjamin Beit"/><text:span text:style-name="T11">'ye göre de, Eti­yopya ile İsrail arasındaki "olağanüstü yakın" ilişkiler "anti-İslami" bir te­mele dayanıyordu.</text:span><text:span text:style-name="T13"><text:note text:id="ftn104" text:note-class="endnote"><text:note-citation>civ</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52.</text:span></text:p></text:note-body></text:note></text:span></text:p>
      <text:p text:style-name="P79"><text:span text:style-name="T11">Etiyopya</text:span><text:alphabetical-index-mark text:string-value=" " text:key1="Etiyopya"/><text:span text:style-name="T11"> ile İsrail arasındaki ilişkiler ilk olarak 1952'de kurulan sivil ticaret bağlarıyla başladı. 1956 Süveyş savaşından kısa bir süre sonra bir İs­rail temsilcisi, Haile Selassie</text:span><text:alphabetical-index-mark text:string-value=" " text:key1="Selassie, Haile"/><text:span text:style-name="T11"> ve yardımcıları ile görüşmek için Etiyopya'yı ziyaret etti. 1958'de İsrail'in çevre stratejisi</text:span><text:alphabetical-index-mark text:string-value=" " text:key1="çevre stratejisi"/><text:span text:style-name="T11"> gereği "resmi" olarak başlayan Etiyopya-İsrail ittifakı, en üst düzeyde devam ediyordu ve Hallahmi</text:span><text:alphabetical-index-mark text:string-value=" " text:key1="Hallahmi, Benjamin Beit"/><text:span text:style-name="T11">'nin ifa­de­siyle, "bölgede radikalizasyonu ve Pan-Arabizmi durdurma" mantığı üs­tü­ne kurulmuştu.</text:span><text:span text:style-name="T13"><text:note text:id="ftn105" text:note-class="endnote"><text:note-citation>cv</text:note-citation><text:note-body><text:p text:style-name="Endnote"><text:span text:style-name="T22">Ibid., </text:span><text:span text:style-name="T21">s. 50.</text:span></text:p></text:note-body></text:note></text:span><text:span text:style-name="T11"> İsrailli profesöre göre; "bu ittifakın arkasında yatan ide­olojik temel, Etiyopyalılar'ın, İsrailliler'i de yine kendileri gibi 'tehditkar müs­lüman denizinin ortasında kendi güçlerini korumaya çalışan cesur bir halk' olarak görmeleriydi."</text:span><text:span text:style-name="T13"><text:note text:id="ftn106" text:note-class="endnote"><text:note-citation>cvi</text:note-citation><text:note-body><text:p text:style-name="Endnote"><text:span text:style-name="T22">Ibid., </text:span><text:span text:style-name="T21">s. 52.</text:span></text:p></text:note-body></text:note></text:span></text:p>
      <text:p text:style-name="P79"><text:span text:style-name="T11">Bu ideolojik temel üzerine kurulu olan Etiyopya</text:span><text:alphabetical-index-mark text:string-value=" " text:key1="Etiyopya"/><text:span text:style-name="T11">-İsrail ittifakı, İsrail'in uzman sayıldığı alanları da içeriyordu; silah yardımı ve "halk hareketlerini bas­tırma" konusunda destek. Etiyopya ordusu, İsrail'den gelen askeri birlik­ler tarafından destekleniyordu. İsrailli askeri uzmanlar, Etiyopyalı komando birliklerini ve karşı-gerilla (kontrgerilla) timlerini eğitmişti. Hatta Eritre</text:span><text:alphabetical-index-mark text:string-value=" " text:key1="Eritre"/><text:span text:style-name="T11">'deki ayak­lanmaları bastırmak için "Acil Durum Polisi" adlı 3.100 kişilik bir kontr­gerilla timi özel olarak İsrail uzmanlarının eğitiminden geçmişti. Hallah­mi "Hallahmi, Benjamin Beit"'­ye göre, "İsrail ve Etiyopya, Eritre Kurtuluş Cephesi'ne karşı girişilen ortak bir <text:s/>savaşın iki partneriydi."_</text:span><text:span text:style-name="T11"><text:note text:id="ftn107" text:note-class="endnote"><text:note-citation>cvii</text:note-citation><text:note-body><text:p text:style-name="Endnote"><text:span text:style-name="T21"><text:s/></text:span><text:span text:style-name="T22">Ibid., </text:span><text:span text:style-name="T21">s. 51.</text:span></text:p></text:note-body></text:note></text:span></text:p>
      <text:p text:style-name="P66">Haile Selassie "Selassie, Haile" döneminde çok sayıda İsrail üst düzey yetkilisi Etiyop­ya "Etiyopya"'ya ziyaretlerde bulundu. 1971'de General Haim Bar-Lev "Bar-Lev, General Haim" komutasındaki askeri uzmanlar Etiyopya'ya gittiler. Daha sonra Etiyopya, Bab-ül Mendep bo­ğazı "Bab-ül Mendep boğazı"na yakın ve dolayısıyla stratejik önemi yüksek iki adayı, Halep ve Fa­tıma adalarını İsrail donanmasının kullanımına açtı. İlerleyen yıllarda Haim Ben-David "Ben-David, General Haim" ve Abraham Orly "Orly, <text:soft-page-break/>General Abraham" adlı iki İsrailli general Etiyopya ile gizli askeri iliş­kileri daha da ilerlettiler. </text:p>
      <text:p text:style-name="P79"><text:span text:style-name="T11">İsrail ajanları Haile Selassie</text:span><text:alphabetical-index-mark text:string-value=" " text:key1="Selassie, Haile"/><text:span text:style-name="T11">'ye, ülke içindeki iktidarını koruması için de büyük destek olmuştu. İsrail ordusu eski üst düzey yetkilisi General Ma­tit­yahu Peled</text:span><text:alphabetical-index-mark text:string-value=" " text:key1="Peled, General Matityahu"/><text:span text:style-name="T11">'e göre, Addis Ababa'daki gizli polis üzerinde etki sahibi olan İs­rail'li ajanlar sayesinde Haile Selassie</text:span><text:alphabetical-index-mark text:string-value=" " text:key1="Selassie, Haile"/><text:span text:style-name="T11"> üç ayrı darbe girişiminden kurtul­muştu.</text:span><text:span text:style-name="T13"><text:note text:id="ftn108" text:note-class="endnote"><text:note-citation>cviii</text:note-citation><text:note-body><text:p text:style-name="Endnote"><text:span text:style-name="T22">Ibid., </text:span><text:span text:style-name="T21">s. 52.</text:span></text:p></text:note-body></text:note></text:span><text:span text:style-name="T11"> Ancak 1974'deki güçlü Marksist darbeye karşı İsrail ajanları fazla bir müdahalede bulunmadılar. Çünkü Selassie'yi indirip yerine Albay Men­gistu</text:span><text:alphabetical-index-mark text:string-value=" " text:key1="Mengistu Haile Mariam"/><text:span text:style-name="T11"> Haile Mariam'ı oturtan darbe onların istediği standartlara uygun bir yö­netim, yani "anti-İslami" bir rejim olacak ve Eritre</text:span><text:alphabetical-index-mark text:string-value=" " text:key1="Eritre"/><text:span text:style-name="T11">'ye karşı yürütülen sa­vaşı devam ettirecekti.</text:span></text:p>
      <text:p text:style-name="P79"><text:span text:style-name="T11">Mengistu</text:span><text:alphabetical-index-mark text:string-value=" " text:key1="Mengistu Haile Mariam"/><text:span text:style-name="T11">'nun liderliğindeki yeni Marksist rejim İsrail'le olan ittifakı sür­dürdü. 1977 yılında yine İsrailli uzmanların Etiyopya</text:span><text:alphabetical-index-mark text:string-value=" " text:key1="Etiyopya"/><text:span text:style-name="T11">lı kontrgerilla timle­ri­ni eğittiği ve Etiyopya rejimine silah sevkiyatı yaptığı ortaya çıkmıştı. Hallah­mi</text:span><text:alphabetical-index-mark text:string-value=" " text:key1="Hallahmi, Benjamin Beit"/><text:span text:style-name="T11">'nin ifadesiyle "Etiyopya ile İsrail arasında devam eden ilişki, iki ülke­nin de bölgedeki İslami gruplara olan karşıtlığına dayanıyordu."</text:span><text:span text:style-name="T13"><text:note text:id="ftn109" text:note-class="endnote"><text:note-citation>cix</text:note-citation><text:note-body><text:p text:style-name="P113">Ibid.</text:p></text:note-body></text:note></text:span><text:span text:style-name="T11"> Anti-İsla­mi temel üzerine oturan bu işbirliği, 1990'lara dek sürdü. 1990 yılına gelin­diğinde İsrail, "ayrılıkçı militanlara" karşı kullanması için Etiyopya</text:span><text:alphabetical-index-mark text:string-value=" " text:key1="İsrailve Etiyopya"/><text:span text:style-name="T11"> rejimine misket bombaları yolluyordu.</text:span><text:span text:style-name="T13"><text:note text:id="ftn110" text:note-class="endnote"><text:note-citation>cx</text:note-citation><text:note-body><text:p text:style-name="Endnote"><text:span text:style-name="T21"><text:s/>Andrew</text:span><text:alphabetical-index-mark text:string-value=" " text:key1="Cockburn, Andrew"/><text:span text:style-name="T21"> Cockburn, Leslie Cockburn</text:span><text:alphabetical-index-mark text:string-value=" " text:key1="Cockburn, Leslie"/><text:span text:style-name="T21">, </text:span><text:span text:style-name="T22">Dangerous Liaison</text:span><text:span text:style-name="T21">, s. 108.</text:span></text:p></text:note-body></text:note></text:span><text:span text:style-name="T11"> İsrail'in Eritre</text:span><text:alphabetical-index-mark text:string-value=" " text:key1="Eritre"/><text:span text:style-name="T11">'ye karşı yürüttüğü bu örtülü savaş, ancak Eritre</text:span><text:alphabetical-index-mark text:string-value=" " text:key1="İsrailve Eritre"/><text:span text:style-name="T11"> bağımsızlık hareketinin İslami bir kimlikten uzaklaşma­sın­dan sonra sona erdi.</text:span><text:span text:style-name="T13"><text:note text:id="ftn111" text:note-class="endnote"><text:note-citation>cxi</text:note-citation><text:note-body><text:p text:style-name="Endnote"><text:span text:style-name="T21">İsrail desteğiyle süren Etiyopya</text:span><text:alphabetical-index-mark text:string-value=" " text:key1="Etiyopya"/><text:span text:style-name="T21">-Eritre</text:span><text:alphabetical-index-mark text:string-value=" " text:key1="Eritre"/><text:span text:style-name="T21"> arasındaki uzun savaşın sonucunda galip gelen taraf Eritre oldu. Eritre, 24 Mayıs 1993'te bağımsızlığı ilan etti. Ancak Etiyopya-İsrail ittifakı, ba­ğım­sızlıktan önce Eritre'yi de-radikalize etmeye çalışmış ve bir ölçüde de başarılı olmuştu: Eritre'nin bağımsızlık hareketinin öncülüğünü yapan müslümanlar, İsrail'in gizli müttefiki olan bazı "ılımlı" Arap ülkelerinin devreye girmesi ile "ılımlılaştırılmış"lardı. Bu yüzden Erit­re bağımsızlık hareketinin liderliği, 80'li yıllarda önce sosyalistlerin sonra da ulusçu eği­lim­ler gösteren Eritre Halk Kurtuluş Cephesi'nin eline geçti. (Son dönemde Sudan</text:span><text:alphabetical-index-mark text:string-value=" " text:key1="Sudan"/><text:span text:style-name="T21">'ın ve özel­likle Sudan lideri Turabi</text:span><text:alphabetical-index-mark text:string-value=" " text:key1="Turabi, Hasan el"/><text:span text:style-name="T21">'nin desteğiyle Eritre Halk Kurtuluş Cephesi'ne karşı müs­lü­manlar tarafından "Cihad Eritre" adlı bir örgüt kuruldu.) Dolayısıyla Eritre</text:span><text:alphabetical-index-mark text:string-value=" " text:key1="Eritre"/><text:span text:style-name="T21">, bugün İslami bir yönetime sahip değil. Bu yüzden olacak, Eritre'nin seküler yönetimi, iş başına gelir gelmez 30 yıllık İsrail-Etiyopya</text:span><text:alphabetical-index-mark text:string-value=" " text:key1="Etiyopya"/><text:span text:style-name="T21"> ittifakını görmezlikten gelerek, "İsrail'le iyi ilişkiler kurmak istediğini" bildirdi. Eritre'nin geçici başkanı Issayas Afaworqi, "İsrail'i bölgede bir partner ola­rak algılıyoruz" dedi ve İsrail'le ticari ilişkilere girmek istediklerini ekledi. </text:span></text:p></text:note-body></text:note></text:span></text:p>
      <text:p text:style-name="P79"><text:bookmark-end text:name="Trident"/><text:span text:style-name="T11">Baştan beri incelediğimiz tüm bu İsrail-İran</text:span><text:alphabetical-index-mark text:string-value=" " text:key1="İran"/><text:span text:style-name="T11">, İsrail-Türkiye ve İsrail-Etiyopya</text:span><text:alphabetical-index-mark text:string-value=" " text:key1="Etiyopya"/><text:span text:style-name="T11"> ilişkileri, Yahudi Devleti'nin çevre stratejisi</text:span><text:alphabetical-index-mark text:string-value=" " text:key1="çevre stratejisi"/><text:span text:style-name="T11">nin 1960'lı ve 70'li yıl­larda gayet iyi işlediğini gösteriyordu. Ama bu strateji, İsrail'in "bekası" için yine de yeterli değildi. (Hem bu strateji çok uzun vadeli ve kalıcı bir yapıya da sa­hip değildi, en basitinden, "Trident</text:span><text:alphabetical-index-mark text:string-value=" " text:key1="Trident anlaşması"/><text:span text:style-name="T11">"in üç dişinden biri 1979'da sökül­müş­tü). </text:span></text:p>
      <text:p text:style-name="P79"><text:span text:style-name="T11">İşte bu nedenle Yahudi Devleti, "beka stratejisini" yalnızca sözkonusu çev­re stratejisi</text:span><text:alphabetical-index-mark text:string-value=" " text:key1="çevre stratejisi"/><text:span text:style-name="T11"> ile sınırlandırmadı. Aksine, çevre stratejisi, "beka stratejisi"nin yal­nızca bir parçasıydı. Çünkü çevre stratejisi, yalnızca Arap dünyasının ku­şa­tılmasını öngörüyordu; </text:span><text:soft-page-break/><text:span text:style-name="T11">böylece, İsrail'i kuşatan düşman denize dışar­dan biraz baskı yaparak İsrail'in biraz olsun rahatlatılmasını amaçlıyordu. Fa­kat İs­rail'in, Ortadoğu'da "baki" kalabilmek için, Arap dünyasının bizzat ken­di­sini de hedeflemesi, bölgeyi bir şekilde düzenlemesi gerekirdi. </text:span></text:p>
      <text:p text:style-name="P79"><text:span text:style-name="T11">Haçlı seferlerinin tarihsel tecrübesi ve "Hıttin Korkusu", bu noktada bir kez daha Yahudi Devleti'ne yol gösterdi. Haçlılar</text:span><text:alphabetical-index-mark text:string-value=" " text:key1="Haçlılar"/><text:span text:style-name="T11">, Ortadoğu'daki Müslü­manlar birbirleri ile çekiştikleri, parçalanmış olarak kaldıkları sürece varlık­larını korumuşlar, Müslümanlar Selahaddin Eyyubi</text:span><text:alphabetical-index-mark text:string-value=" " text:key1="Selahaddin Eyyubi"/><text:span text:style-name="T11"> önderliğinde birleş­tik­le­rin­­de ise bozguna uğramışlardı. Dolayısıyla Yahudi Devleti, muhtemel bir "Hıt­­tin"den sakınmak için, kendisini çevreleyen Müslüman-Arap dünya­sı­nın birleşmesini kesinlikle engellemeliydi. Dahası, </text:span><text:span text:style-name="T12">Pax Ottomana</text:span><text:span text:style-name="T11">'nın so­nun­dan beridir bölünmüş halde olan o dünyayı, mümkün olduğunca daha da böl­meli, daha da küçük parçalara ayırmalıydı. Arap ülkeleri, bir tür İsla­mi ya da Pan-Arabik bir "Enternasyonal" altında birleşmek bir yana, kendi mev­cut "ulusal" birliklerini bile koruyamamalı, daha küçük parçalar oluş­turacak şe­­kilde dağılmalı, "atomize" olmalıydılar.</text:span></text:p>
      <text:p text:style-name="P79"><text:span text:style-name="T11">Kısacası, siyaset sanatının en eski yöntemlerinden biri olan </text:span><text:span text:style-name="T12">divide et impera</text:span><text:span text:style-name="T11"> (böl ve yönet) düsturunun, Ortadoğu'ya uyarlanması gerekiyordu. Bu, Ortadoğu'yu Yahudi Devleti açısından güvelikli kılabilecek olan yegane uzun vadeli düzenlemeydi. </text:span></text:p>
      <text:p text:style-name="P66"/>
      <text:p text:style-name="P66"/>
      <text:h text:style-name="P46" text:outline-level="8">Beka için Parçalamak</text:h>
      <text:p text:style-name="P66"/>
      <text:p text:style-name="P79"><text:span text:style-name="T11">İsrail'in beka stratejisinin parçalarından biri olan çevre stratejisi</text:span><text:alphabetical-index-mark text:string-value=" " text:key1="çevre stratejisi"/><text:span text:style-name="T11">, açık açık ilan edilmiş bir politikaydı. Yahudi Devleti, kendisine stratejik olarak ya­kın gördüğü ülkelerle yakınlaşmak istemişti ve bunu gizli tutmak için de bir gerek yoktu. </text:span></text:p>
      <text:p text:style-name="P66">Oysa beka stratejisinin daha da önemli olan bir diğer parçası, bu denli rahat ve açık bir biçimde ifade edilebilecek bir içeriğe sahip değildi. Çünkü bu parça, İsrail'in Arap devletlerini nasıl parçalayabileceği sorusuna cevap arıyordu ve böyle bir planı <text:soft-page-break/>diplomatik alanda ifade etmesi kuşkusuz büyük bir skandal olurdu. Bu nedenle, beka stratejisinin bu parçası, gizlice tasarlandı ve uygulamaya kondu.</text:p>
      <text:p text:style-name="P79"><text:span text:style-name="T11">Ancak siyasette zaman zaman görüldüğü gibi, bu konuda da bazı "sızıntı"lar oldu ve beka stratejisinin bu gizli parçası ile ilgili bazı bilgiler, do­laylı da olsa İsrail Devlet aygıtının dışına çıkıp dış dünyaya ulaşabildi. İsrail Dışişlerinde eski bir görevli olan Oded Yinon</text:span><text:alphabetical-index-mark text:string-value=" " text:key1="Yinon, Oded"/><text:span text:style-name="T11">'un, 1982 yılında Dünya Siyo­nist Örgütü</text:span><text:alphabetical-index-mark text:string-value=" " text:key1="Dünya Siyonist Örgütü"/><text:span text:style-name="T11">'ne bağlı Enformasyon Dairesi'nin İbranice yayın organı </text:span><text:span text:style-name="T12">Kivu</text:span><text:span text:style-name="T11">­</text:span><text:span text:style-name="T12">nim</text:span><text:alphabetical-index-mark text:string-value=" " text:key1="Kivunim"/><text:span text:style-name="T11">'­de yazdığı bir rapor, işte bu "sızıntı"ların en önemlisiydi. "1980'lerde İsrail İçin Strateji" başlığını taşıyan yazı, İsrail'in tüm Ortadoğu'yu kendi be­ka stratejisi uyarınca düzenlemeyi, tüm bir bölgeyi "hayat sahası" haline ge­tir­meyi hedeflediğini gösteriyordu çünkü. </text:span></text:p>
      <text:p text:style-name="P79"><text:span text:style-name="T11">Yinon</text:span><text:alphabetical-index-mark text:string-value=" " text:key1="Yinon, Oded"/><text:span text:style-name="T11">'un raporu, Ortadoğu ülkelerinin demografik yapısını kendine temel alıyordu. Bu demografik yapının özeti şuydu: Ortadoğu ülkelerinin hiç biri, homojen birer "ulus-devlet" değildirler, aksine, yapay biçimde birbirine tutturulmuş birer zoraki mozayiktirler. Bu durum, Ortadoğu'yu 19. yüzyılın sonunda ve 20. yüzyılın ilk çeyreğinde sömürgeleştiren Avrupalı güçlerin yaptığı bölgesel bir düzenlemenin sonucudur. Sömürgeciler, Irak</text:span><text:alphabetical-index-mark text:string-value=" " text:key1="Irak"/><text:span text:style-name="T11">, Suriye</text:span><text:alphabetical-index-mark text:string-value=" " text:key1="Suriye"/><text:span text:style-name="T11">, Lübnan</text:span><text:alphabetical-index-mark text:string-value=" " text:key1="Lübnan"/><text:span text:style-name="T11">, Ürdün</text:span><text:alphabetical-index-mark text:string-value=" " text:key1="Ürdün"/><text:span text:style-name="T11"> gibi Ortadoğu ülkelerini nüfus ya da mezhep temeline göre değil, kendi idari bölüşümlerine göre oluşturmuşlar, sınırları da masa üzerinde cetvelle çizmişlerdir. Dolayısıyla bu ülkelerin hiç biri, sosyo­lojik bir "ulusa" sahip olmayan, yapay ve dolayısıyla da kolaylıkla çözülüp dağılabilecek devletlerdir. Suriye ya da Irak vardır, ama "Suriye milleti" ya da "Irak milleti" gibi sosyolojik bir gerçek yoktur, dahası, bu devletlerin sınırları içinde birbirlerine pek de dostça bakmayan farklı dini ve etnik gruplar vardır. Bu yüzden Oded Yinon</text:span><text:alphabetical-index-mark text:string-value=" " text:key1="Yinon, Oded"/><text:span text:style-name="T11">, bu devletleri iskambil kağıdından ya­pıl­mış evlere benzeterek şöyle der: </text:span></text:p>
      <text:p text:style-name="P32"><text:span text:style-name="T11">Müslüman Arap alemi, buralarda yaşayan insanların dilek ve arzuları hiç dikkate alınmadan yabancılar tarafından bir araya getirilmiş, iskambil ka­ğıt­larından yapılma geçici bir ev gibidir. Keyfi olarak 19 devlete bölünmüştür. Her­bi­ri birbirine düşman azınlıklardan ve etnik gruplardan oluşturulmuştur. Do­layısıyla bugün her Müslüman Arap devleti, içten etnik toplumsal çöküntü teh­didi altındadır; bazılarında iç savaş başlamıştır bile.</text:span><text:span text:style-name="T13"><text:note text:id="ftn112" text:note-class="endnote"><text:note-citation>cxii</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The Zionist Plan for the Middle East, </text:span><text:span text:style-name="T21">s. 5.</text:span></text:p></text:note-body></text:note></text:span></text:p>
      <text:p text:style-name="P79"><text:soft-page-break/><text:span text:style-name="T11">Peki böylesine karışık bir Ortadoğu'da İsrail'in beka stratejisi ne olacaktır? Cevap basittir; </text:span><text:span text:style-name="T12">divide et impera</text:span><text:span text:style-name="T11">, yani bu yapay devletlerin parçalanıp çözülmelerini sağlamak. Yinon</text:span><text:alphabetical-index-mark text:string-value=" " text:key1="Yinon, Oded"/><text:span text:style-name="T11">, her Arap ülkesine sırayla değinir ve nasıl parçalanabilecekleri konusunda fikir yürütür. İlk olarak, 1975'ten bu yana —İsrail'in büyük katkılarıyla— süren iç savaş nedeniyle zaten fiili olarak parçalanmış olan Lübnan</text:span><text:alphabetical-index-mark text:string-value=" " text:key1="Lübnan"/><text:span text:style-name="T11">'a değinir: "Lübnan</text:span><text:alphabetical-index-mark text:string-value=" " text:key1="Lübnanparçalanması senaryosu"/><text:span text:style-name="T11"> zaten fiilen var olan beş bölge­ye bölünecektir. Bu bölgeler, bir Maruni</text:span><text:alphabetical-index-mark text:string-value=" " text:key1="Maruniler"/><text:alphabetical-index-mark text:string-value=" " text:key1="LübnanMaruniler"/><text:span text:style-name="T11">-Hıristiyan bölgeyi, bir Müslüman böl­gesini, bir Dürzi</text:span><text:alphabetical-index-mark text:string-value=" " text:key1="Dürziler"/><text:span text:style-name="T11"> bölgesini ve bir Şii bölgesiyle Haddad</text:span><text:alphabetical-index-mark text:string-value=" " text:key1="Haddad, Saad"/><text:span text:style-name="T11">'ın milisleri aracı­lı­ğıyla İsrail'in denetimi altındaki bölgeyi içerecektir."</text:span><text:span text:style-name="T13"><text:note text:id="ftn113" text:note-class="endnote"><text:note-citation>cxiii</text:note-citation><text:note-body><text:p text:style-name="Endnote"><text:span text:style-name="T22">Ibid., </text:span><text:span text:style-name="T21">s. 8.</text:span></text:p></text:note-body></text:note></text:span></text:p>
      <text:p text:style-name="P79"><text:span text:style-name="T11">Yinon</text:span><text:alphabetical-index-mark text:string-value=" " text:key1="Yinon, Oded"/><text:span text:style-name="T11">, Lübnan</text:span><text:alphabetical-index-mark text:string-value=" " text:key1="Lübnan"/><text:span text:style-name="T11">'ı kendisine model alarak, diğer Arap ülkelerinin nasıl par­ça­lanabileceği konusunda şunları yazar:</text:span></text:p>
      <text:p text:style-name="P32"><text:span text:style-name="T11">Lübnan</text:span><text:alphabetical-index-mark text:string-value=" " text:key1="Lübnan"/><text:span text:style-name="T11">'ın beş bölgeye bölünmesi, Mısır</text:span><text:alphabetical-index-mark text:string-value=" " text:key1="Mısır"/><text:span text:style-name="T11">, Suriye</text:span><text:alphabetical-index-mark text:string-value=" " text:key1="Suriye"/><text:span text:style-name="T11">, Irak</text:span><text:alphabetical-index-mark text:string-value=" " text:key1="Irak"/><text:span text:style-name="T11"> ve Arap yarımadası dahil bütün Arap alemi için emsaldir ve o yolda da ilerlenmektedir. Sonradan Su­­ri­ye ve Irak'ın da Lübnan'da olduğu gibi etnik ve dini bakımdan ayrı ayrı böl­­gelere bölünmesi İsrail'in uzun vadede doğu cephesindeki birinci hedefidir. Kısa vadedeki hedefi ise bu devletlerin askeri gücünün zayıflatılma­sı­dır.</text:span><text:span text:style-name="T13"><text:note text:id="ftn114" text:note-class="endnote"><text:note-citation>cxiv</text:note-citation><text:note-body><text:p text:style-name="Endnote"><text:span text:style-name="T22">Ibid., </text:span><text:span text:style-name="T21">s. 9.</text:span></text:p></text:note-body></text:note></text:span></text:p>
      <text:p text:style-name="P79"><text:span text:style-name="T11">Yinon</text:span><text:alphabetical-index-mark text:string-value=" " text:key1="Yinon, Oded"/><text:span text:style-name="T11">, Suriye</text:span><text:alphabetical-index-mark text:string-value=" " text:key1="Suriye"/><text:span text:style-name="T11"> hakkındaki öngörüsünü şöyle detaylandırır:</text:span></text:p>
      <text:p text:style-name="P32"><text:span text:style-name="T11">Suriye</text:span><text:alphabetical-index-mark text:string-value=" " text:key1="Suriye"/><text:alphabetical-index-mark text:string-value=" " text:key1="Suriyeparçalanması senaryosu"/><text:span text:style-name="T11"> etnik yapısına uygun olarak, bugünkü Lübnan</text:span><text:alphabetical-index-mark text:string-value=" " text:key1="Lübnan"/><text:span text:style-name="T11">'da olduğu gibi çeşitli devletlere ayrılacaktır. Böylece kıyıda bir Şii Alevi devleti, Halep bölgesinde bir Sünni devleti, Şam'da buna düşman bir başka Sünni devleti, ve Havran, ku­zey Ürdün</text:span><text:alphabetical-index-mark text:string-value=" " text:key1="Ürdün"/><text:span text:style-name="T11"> ve belki bizim Golan</text:span><text:alphabetical-index-mark text:string-value=" " text:key1="Golan Tepeleri"/><text:span text:style-name="T11">'da bir Dürzi</text:span><text:alphabetical-index-mark text:string-value=" " text:key1="Dürziler"/><text:span text:style-name="T11"> devleti. Böyle bir devletleşme uzun vadede bölgede barış ve güvenliğin garantisi olacaktır ve bu hedef bu­gün artık erişebileceğimiz kadar yakındır.</text:span><text:span text:style-name="T13"><text:note text:id="ftn115" text:note-class="endnote"><text:note-citation>cxv</text:note-citation><text:note-body><text:p text:style-name="P113">Ibid.</text:p></text:note-body></text:note></text:span></text:p>
      <text:p text:style-name="P79"><text:span text:style-name="T11">Yinon</text:span><text:alphabetical-index-mark text:string-value=" " text:key1="Yinon, Oded"/><text:span text:style-name="T11">, Suriye</text:span><text:alphabetical-index-mark text:string-value=" " text:key1="Suriye"/><text:span text:style-name="T11">'nin parçalanmasının bölgede "barış ve güvenliğin garantisi" olacağını söylemekle, kuşkusuz İsrail'in "Hıttin Korkusu"ndan kur­tu­lu­şunu kastetmektedir. Yahudi Devleti'nin bekası, bir başka deyişle böl­genin onun için "barış ve güvenlik"le dolu olması, ancak Arap devletleri­nin çözülüp parçalanması ile mümkün olabilmektedir çünkü. (Rapordan, İs­rail'in zamanı geldiğinde Golan</text:span><text:alphabetical-index-mark text:string-value=" " text:key1="Golan Tepeleri"/><text:span text:style-name="T11"> Tepeleri'ndeki işgalini sona erdirebileceği de anlaşıl­maktadır. Yinon</text:span><text:alphabetical-index-mark text:string-value=" " text:key1="Yinon, Oded"/><text:span text:style-name="T11">'un "bizim" diye tanımladığı Golan</text:span><text:alphabetical-index-mark text:string-value=" " text:key1="Golan Tepeleri"/><text:span text:style-name="T11">, birleşik bir Suriye'ye olmasa da, parçalanmış bir Suriye'nin "bakiye"lerinden birine verilebilir.)</text:span></text:p>
      <text:p text:style-name="P79"><text:span text:style-name="T11">Yinon</text:span><text:alphabetical-index-mark text:string-value=" " text:key1="Yinon, Oded"/><text:span text:style-name="T11">, Suriye</text:span><text:alphabetical-index-mark text:string-value=" " text:key1="Suriye"/><text:span text:style-name="T11">'nin bu tür bir çözülmeye nasıl sürüklenebileceği konu­sunda fikir yürütürken, ülkedeki Alevi azınlık iktidarının yarattığı gerilime dik­kat çeker:</text:span></text:p>
      <text:p text:style-name="P32"><text:soft-page-break/><text:span text:style-name="T11">Bugün Suriye</text:span><text:alphabetical-index-mark text:string-value=" " text:key1="Suriye"/><text:span text:style-name="T11"> ordusunun büyük bölümü Sünnidir, ama başlarında Alevi su­baylar vardır. Irak</text:span><text:alphabetical-index-mark text:string-value=" " text:key1="Irak"/><text:span text:style-name="T11"> ordusu ise ağırlıklı olarak Şiidir, ama subayları Sünnidir. Bu­nun uzun vadedeki önemi büyüktür ve bunun içindir ki, ordunun sadakati uzun ömürlü olamaz... İktidardaki güçlü askeri rejim (Hafız Esad</text:span><text:alphabetical-index-mark text:string-value=" " text:key1="Hafız Esad"/><text:span text:style-name="T11"> rejimi) dı­şın­da, Suriye'nin temelde Lübnan</text:span><text:alphabetical-index-mark text:string-value=" " text:key1="Lübnan"/><text:span text:style-name="T11">'dan hiç bir farkı yoktur. Nitekim bugün Sün­ni çoğunluk ile iktidardaki Alevi azınlık (nüfusun yalnızca % 15'i) ara­sın­da sürmekte olan gerçek iç savaş içteki sorunun vahimliğini gözler önüne ser­mektedir.</text:span><text:span text:style-name="T13"><text:note text:id="ftn116" text:note-class="endnote"><text:note-citation>cxvi</text:note-citation><text:note-body><text:p text:style-name="Endnote"><text:span text:style-name="T22">Ibid., </text:span><text:span text:style-name="T21">s. 5.</text:span></text:p></text:note-body></text:note></text:span></text:p>
      <text:p text:style-name="P79"><text:span text:style-name="T11">Ve, aslında Suriye</text:span><text:alphabetical-index-mark text:string-value=" " text:key1="Suriye"/><text:span text:style-name="T11">'den de öncelikli olan bir hedef vardır Yahudi Dev­leti'nin önünde; Irak</text:span><text:alphabetical-index-mark text:string-value=" " text:key1="Irak"/><text:span text:style-name="T11">'ın parçalanması</text:span><text:alphabetical-index-mark text:string-value=" " text:key1="Irakparçalanması senaryosu"/><text:span text:style-name="T11">. Yinon</text:span><text:alphabetical-index-mark text:string-value=" " text:key1="Yinon, Oded"/><text:span text:style-name="T11">, henüz 1982 yılında—1991'­deki Körfez Savaşı</text:span><text:alphabetical-index-mark text:string-value=" " text:key1="Körfez Savaşı"/><text:span text:style-name="T11">'nın ardından fiili olarak gerçekleşecek olan—"Irak'ın par­ça­lan­ması" senaryosunu şöyle çizmektedir:</text:span></text:p>
      <text:p text:style-name="P32"><text:span text:style-name="T11">Irak</text:span><text:alphabetical-index-mark text:string-value=" " text:key1="Irak"/><text:span text:style-name="T11"> bir yandan petrol bakımından zengin, öte yandan da içte bölük pörçük bir ülke olarak, İsrail İçin sağlam bir hedef olmaya adaydır. Irak'ın bölünmesi bi­zim için Suriye</text:span><text:alphabetical-index-mark text:string-value=" " text:key1="Suriye"/><text:span text:style-name="T11">'nin bölünmesinden çok daha önemlidir... Irak, çoğunluğun Şii, yönetici azınlığın ise Sünni olmasına karşın özde komşularından farklı ol­mayan bir ülkedir. Nüfusun % 65'nin iktidara hiçbir siyasi katılımı yoktur. İk­tidar, % 20'lik bir seçkin tabakanın elindedir. Ayrıca, kuzeyde büyük bir Kürt azın­lık vardır. İktidardaki rejimin elinden petrol gelirleri ve ordu alındığında Irak'­ın gelecekteki durumu, Lübnan</text:span><text:alphabetical-index-mark text:string-value=" " text:key1="Lübnan"/><text:span text:style-name="T11">'ın geçmişteki durumundan farklı olmaya­caktır.... Irak etnik ve mezhebi temeller üzerine bölünecektir; kuzeyde bir Kürt Devleti</text:span><text:alphabetical-index-mark text:string-value=" " text:key1="KürtlerKürt Devleti projesi"/><text:span text:style-name="T11">; ortada bir Sünni ve güneyde Şii</text:span><text:alphabetical-index-mark text:string-value=" " text:key1="Irakgüney Iraklı Şiiler"/><text:span text:style-name="T11"> devleti.</text:span><text:span text:style-name="T13"><text:note text:id="ftn117" text:note-class="endnote"><text:note-citation>cxvii</text:note-citation><text:note-body><text:p text:style-name="Endnote"><text:span text:style-name="T22">Ibid., </text:span><text:span text:style-name="T21">s. 4.</text:span></text:p></text:note-body></text:note></text:span></text:p>
      <text:p text:style-name="P79"><text:span text:style-name="T11">Raporda, "batı cephesi"nin en önemli unsuru olan Mısır</text:span><text:alphabetical-index-mark text:string-value=" " text:key1="Mısır"/><text:span text:style-name="T11">'a da değinilir. Mı­sır, sözkonusu raporun yazılmasından üç yıl önce imzalamış olduğu Camp David</text:span><text:alphabetical-index-mark text:string-value=" " text:key1="Camp David Barışı"/><text:span text:style-name="T11"> Anlaşması ile İsrail'in Arap dünyasındaki yegane müttefiki haline gelmiş görünümündedir. Oysa çok ilginçtir, raporda Mısır'a hiç bir "dos­tane" yaklaşım yoktur. Mısır</text:span><text:alphabetical-index-mark text:string-value=" " text:key1="Mısırparçalanması senaryosu"/><text:span text:style-name="T11"> da, Suriye</text:span><text:alphabetical-index-mark text:string-value=" " text:key1="Suriye"/><text:span text:style-name="T11"> ya da Irak</text:span><text:alphabetical-index-mark text:string-value=" " text:key1="Irak"/><text:span text:style-name="T11"> gibi, "parçalana­caklar" listesindedir. İsrail'in Mısır'ı parçalamakla ulaşması öngörülen başlı­ca hedef ise, Mısır'ı "67 sonrası sınırlara itmek", yani tüm Sina</text:span><text:alphabetical-index-mark text:string-value=" " text:key1="Sina Yarımadası"/><text:span text:style-name="T11"> yarımadasını alıp Nil</text:span><text:alphabetical-index-mark text:string-value=" " text:key1="Nil nehri"/><text:span text:style-name="T11"> nehrine kadar varmaktır. Tüm bunlar, Camp David</text:span><text:alphabetical-index-mark text:string-value=" " text:key1="Camp David Barışı"/><text:span text:style-name="T11">'in gerçek bir barış değil, zaman kazanmak için kullanılan geçici bir "ateşkes" olduğunu göstermektedir. Yinon</text:span><text:alphabetical-index-mark text:string-value=" " text:key1="Yinon, Oded"/><text:span text:style-name="T11"> şöyle yazar:</text:span></text:p>
      <text:p text:style-name="P32"><text:span text:style-name="T11">Bugünkü iç siyasal görünümüyle Mısır</text:span><text:alphabetical-index-mark text:string-value=" " text:key1="Mısır"/><text:span text:style-name="T11"> tam bir ölüdür; hele hele, Müslüman ve Hıristiyan alemleri arasındaki gitgide derinleşen uçurumu da göz önüne alırsak, bu daha da doğrudur. Mısır'ı farklı coğrafi bölgelere ayırmak, İsrail'in 1980'­lerde batı cephesinde güttüğü başlıca siyasi hedeftir... İsrail uzun vadede, eko­no­mik açıdan olsun, enerji rezervi olarak olsun, stratejik öneme sahip olan Si­na</text:span><text:alphabetical-index-mark text:string-value=" " text:key1="Sina Yarımadası"/><text:span text:style-name="T11"> üzerinde denetimi yeniden sağlamak için doğrudan veya dolaylı hareke­te geçmek zorunda kalacaktır. Mısır içteki sorunları nedeniyle askeri stratejik bir sorun yaratmamaktadır. Dolayısıyla, 1967 Savaşı</text:span><text:alphabetical-index-mark text:string-value=" " text:key1="Altı Gün Savaşı (1967)"/><text:span text:style-name="T11"> sonrasındaki yerine itilebilir.</text:span><text:span text:style-name="T13"><text:note text:id="ftn118" text:note-class="endnote"><text:note-citation>cxviii</text:note-citation><text:note-body><text:p text:style-name="Endnote"><text:span text:style-name="T22">Ibid., </text:span><text:span text:style-name="T21">s. 8.</text:span></text:p></text:note-body></text:note></text:span></text:p>
      <text:p text:style-name="P79"><text:span text:style-name="T11">Yinon</text:span><text:alphabetical-index-mark text:string-value=" " text:key1="Yinon, Oded"/><text:span text:style-name="T11">, raporunun devamında Mısır</text:span><text:alphabetical-index-mark text:string-value=" " text:key1="Mısır"/><text:span text:style-name="T11">'ın nasıl bölüneceğini anlatırken, bu olayın gerçekleşmesinin Kuzey Afrika'da bir domino </text:span><text:soft-page-break/><text:span text:style-name="T11">etkisi yaratacağını belirtir. Özellikle de Mısır'ın güneyindeki Sudan</text:span><text:alphabetical-index-mark text:string-value=" " text:key1="Sudan"/><text:span text:style-name="T11">, İsrail'in "beka için parçala­ma" planında önemli bir yer tutmaktadır:</text:span></text:p>
      <text:p text:style-name="P28"><text:span text:style-name="T11">Mısır</text:span><text:alphabetical-index-mark text:string-value=" " text:key1="Mısır"/><text:span text:style-name="T11"> birden çok iktidar odağına bölünmüştür. Eğer Mısır parçalanırsa, Libya</text:span><text:alphabetical-index-mark text:string-value=" " text:key1="Libya"/><text:span text:style-name="T11">, Sudan</text:span><text:alphabetical-index-mark text:string-value=" " text:key1="Sudanparçalanması senaryosu"/><text:alphabetical-index-mark text:string-value=" " text:key1="Sudan"/><text:span text:style-name="T11"> ve hatta daha uzaktaki devletler de bugünkü biçimleriyle varlıklarını sür­dür­meyip Mısır'ı izleyeceklerdir. Yukarı Mısır'da, çok sınırlı güce sahip ve mer­kezi hükümetten yoksun bir takım zayıf devletlerin yanıbaşında kurulacak bir Hıristiyan Kopt Devleti tasarısı, ancak barış antlaşması ile ertelenebi­len, fakat uzun vadede kaçınılmaz görünen bir tarihsel gelişmenin anah­tarı­dır.</text:span></text:p>
      <text:p text:style-name="P27"><text:span text:style-name="T11">Bugün Müslüman Arap dünyasındaki en parçalanmış devlet olan Sudan</text:span><text:alphabetical-index-mark text:string-value=" " text:key1="Sudan"/><text:span text:style-name="T11">, birbirine düşman dört gruptan oluşur. Arap olmayan Afrikalılar, paganlar, Hıris­ti­yan­lar ve bunların oluşturduğu çoğunluk üzerinde bir azınlık egemenliği kur­muş olan Sünni Müslüman Araplar. Öte yandan Mısır</text:span><text:alphabetical-index-mark text:string-value=" " text:key1="Mısır"/><text:span text:style-name="T11">'da ülke genelinde ço­ğunluğu oluşturan Sünni Müslüman Araplar'a karşılık Yukarı Mısır'da yedi mil­yonluk güçlü bir Hıristiyan azınlık yaşamaktadır. Bunların hepsi kendi dev­letlerini kurmak isteyeceklerdir ve bu da Mısır'da ikinci bir "Hıristiyan Lüb­nan</text:span><text:alphabetical-index-mark text:string-value=" " text:key1="Lübnan"/><text:span text:style-name="T11">" yaratacaktır.</text:span><text:span text:style-name="T13"><text:note text:id="ftn119" text:note-class="endnote"><text:note-citation>cxix</text:note-citation><text:note-body><text:p text:style-name="Endnote"><text:span text:style-name="T22">Ibid., </text:span><text:span text:style-name="T21">s. 4.</text:span></text:p></text:note-body></text:note></text:span></text:p>
      <text:p text:style-name="P79"><text:span text:style-name="T11">Yinon</text:span><text:alphabetical-index-mark text:string-value=" " text:key1="Yinon, Oded"/><text:span text:style-name="T11">, Mısır</text:span><text:alphabetical-index-mark text:string-value=" " text:key1="Mısır"/><text:span text:style-name="T11"> hakkındaki bu tehlikeli kehanetlerinin ardından, Suudi Arabistan</text:span><text:alphabetical-index-mark text:string-value=" " text:key1="Suudi Arabistan"/><text:span text:style-name="T11">, Kuveyt</text:span><text:alphabetical-index-mark text:string-value=" " text:key1="Kuveyt"/><text:span text:style-name="T11">, Bahreyn</text:span><text:alphabetical-index-mark text:string-value=" " text:key1="Bahreyn"/><text:span text:style-name="T11"> gibi petrol zengini ülkelerin de son derece istikrarsız ve zayıf bir yapıya sahip olduklarını, İsrail'in de katkılarıyla kolayca kaosa sürüklenebileceklerini ve dolayısıyla İsrail için engel oluşturma gibi bir şanslarının olmadığını söyler. Ürdün</text:span><text:alphabetical-index-mark text:string-value=" " text:key1="Ürdün"/><text:span text:style-name="T11">'den söz ederken de, ülke içindeki Filistin</text:span><text:alphabetical-index-mark text:string-value=" " text:key1="Filistin"/><text:span text:style-name="T11">lilerin potansiyel bir istikrarsızlık unsuru olduğuna dikkat çeker ve şöyle der: "Ürdün, uzun vadede değil ama, kısa vadede yakın bir stratejik he­deftir. Ürdün'ün bugünkü yapısıyla uzun süre var olabilmesi mümkün de­ğil­dir ve İsrail'in politikası da, savaşta ve barışta Ürdün'ün bugünkü rejimi­nin tasfiye edilip, iktidarın Filistinli çoğunluğa devredilmesine yönelik ola­rak işletilmelidir."</text:span><text:span text:style-name="T13"><text:note text:id="ftn120" text:note-class="endnote"><text:note-citation>cxx</text:note-citation><text:note-body><text:p text:style-name="Endnote"><text:span text:style-name="T22">Ibid., </text:span><text:span text:style-name="T21">s. 9-10.</text:span></text:p></text:note-body></text:note></text:span><text:span text:style-name="T11"> Çünkü Ürdün'deki Filistinliler'in iktidara tırman­ma­ları, ülkeyi tam bir kaosa sürükleyecektir. Kuşkusuz böyle bir durumda "Lüb­nan</text:span><text:alphabetical-index-mark text:string-value=" " text:key1="Lübnan"/><text:span text:style-name="T11"> örneği" yeniden tekrarlanabilir, ülke İsrail işgali</text:span><text:alphabetical-index-mark text:string-value=" " text:key1="Ürdünİsrail tarafından işgali planı"/><text:span text:style-name="T11">ne maruz kalabilir.</text:span></text:p>
      <text:p text:style-name="P79"><text:span text:style-name="T11">Oded Yinon</text:span><text:alphabetical-index-mark text:string-value=" " text:key1="Yinon, Oded"/><text:span text:style-name="T11">'un 1982 yılında "İsrail İçin Strateji" başlığı altında yazdığı tüm bu senaryoya baktığımızda, çok ciddi, kapsamlı ve uzun vadeli bir "Orta­doğu stratejisi" ortaya çıkmaktadır. Bu, aynı zamanda İsrail'in beka stra­tejisidir. Yahudi Devleti'nin, Ortadoğu'da baki kalabilmek, Haçlılar</text:span><text:alphabetical-index-mark text:string-value=" " text:key1="Haçlılar"/><text:span text:style-name="T11">ın ka­de­rinden kurtulabilmek, asla bir "Hıttin" yaşamamak için, tüm Ortadoğu'yu yeniden düzenlemesi öngörülmektedir. Ortadoğu'nun, Yahudi Devleti'ni çev­re­leyen "düşman denizi" olmaktan çıkarılıp, Yahudi Devleti'ne güvenlik ve </text:span><text:soft-page-break/><text:span text:style-name="T11">istikrar sağlayacak bir "hinterland", bir tür pasif "hayat sahası" haline gel­mesi hedeflenmektedir.</text:span></text:p>
      <text:p text:style-name="P79"><text:span text:style-name="T11">Ancak bu noktada kuşkusuz önemli bir soru ortaya çıkar: Yinon</text:span><text:alphabetical-index-mark text:string-value=" " text:key1="Yinon, Oded"/><text:span text:style-name="T11">'un yaz­dıkları, acaba İsrail devlet aygıtının gerçek ve geçerli stratejisi midir, yok­sa kendi hayalgücünün mü ürünüdür?</text:span></text:p>
      <text:p text:style-name="P79"><text:span text:style-name="T11">Bu soru, konuyla ilgili önemli isimler tarafından ele alınmıştır ve hemen hepsi de Yinon</text:span><text:alphabetical-index-mark text:string-value=" " text:key1="Yinon, Oded"/><text:span text:style-name="T11">'un yazdıklarının İsrail'deki "derin devlet"in gerçek stra­tejisi olduğu konusunda hemfikirdir. Kudüs İbrani Üniversitesi profesörü Israel Shahak</text:span><text:alphabetical-index-mark text:string-value=" " text:key1="Shahak, Israel"/><text:span text:style-name="T11">, Yinon</text:span><text:alphabetical-index-mark text:string-value=" " text:key1="Yinon, Oded"/><text:span text:style-name="T11">'un raporunu temel alarak yazdığı </text:span><text:span text:style-name="T12">The Zionist Plan for the Middle East</text:span><text:alphabetical-index-mark text:string-value=" " text:key1="The Zionist Plan for the Middle East (Shahak)"/><text:span text:style-name="T11"> adlı çalışmasında, raporda yazılanların İsrail'in uzun vadeli stra­tejisinin bir özeti olduğunu vurgular.</text:span><text:span text:style-name="T13"><text:note text:id="ftn121" text:note-class="endnote"><text:note-citation>cxxi</text:note-citation><text:note-body><text:p text:style-name="P113">Ibid.</text:p></text:note-body></text:note></text:span><text:span text:style-name="T11"> Rapor üzerine eğilen bir diğer ünlü isim, Yahudi asıllı Amerikalı dilbilim profesörü ve siyaset yorumcusu Noam Chomsky</text:span><text:alphabetical-index-mark text:string-value=" " text:key1="Chomsky, Noam"/><text:span text:style-name="T11"> de aynı görüştedir. Bertrand Russel Barış Vakfı eski genel sek­reteri Ralph Schoenman</text:span><text:alphabetical-index-mark text:string-value=" " text:key1="Schoenman, Ralph"/><text:span text:style-name="T11"> ise, Oded Yinon</text:span><text:alphabetical-index-mark text:string-value=" " text:key1="Yinon, Oded"/><text:span text:style-name="T11">'un sözkonusu raporunun sıra­dan bir belge olmadığını, "İsrail'de gerek ordu, gerekse haberalma örgütü­nün üst kademelerine egemen olan düşünce yapısını" sergilediğini söylemek­tedir.</text:span><text:span text:style-name="T13"><text:note text:id="ftn122" text:note-class="endnote"><text:note-citation>cxxii</text:note-citation><text:note-body><text:p text:style-name="Endnote"><text:span text:style-name="T21"><text:s/>Ralph Schoenman</text:span><text:alphabetical-index-mark text:string-value=" " text:key1="Schoenman, Ralph"/><text:span text:style-name="T21">, </text:span><text:span text:style-name="T22">Siyonizm</text:span><text:alphabetical-index-mark text:string-value=" " text:key1="Siyonizm"/><text:span text:style-name="T22">'in Gizli Tarihi, </text:span><text:span text:style-name="T21">s. 103.</text:span></text:p></text:note-body></text:note></text:span><text:span text:style-name="T11"> </text:span></text:p>
      <text:p text:style-name="P79"><text:span text:style-name="T11">İşçi Partisi</text:span><text:alphabetical-index-mark text:string-value=" " text:key1="İşçi Partisi (İsrail)"/><text:span text:style-name="T11">'nin ve özellikle de "Yeni Ortadoğu" vizyonuyla tanınan "gü­vercin" Şimon Peres</text:span><text:alphabetical-index-mark text:string-value=" " text:key1="Peres, Şimon"/><text:span text:style-name="T11">'in söylemine alışık olanlar, bu durumu anlamakta zor­luk çekebilirler belki. Oded Yinon</text:span><text:alphabetical-index-mark text:string-value=" " text:key1="Yinon, Oded"/><text:span text:style-name="T11">'un raporundaki görüşlerin "İsrailli aşırı sağcı/dinci gruplara" ait olduğu ve "demokratik" bir ülke olan İsrail'in bu denli mütecaviz bir strateji peşinde koşmasının mümkün olmadığı gibi bir yorum yapabilirler. Oysa İsrail'deki "derin devlet", o çok sözü edilen "aşı­rı sağcı/dinci" gruplara aittir zaten; bizim "aşırı sağ" dediğimiz şey, İsrail'de "devlet"in ta kendisidir.</text:span><text:span text:style-name="T13"><text:note text:id="ftn123" text:note-class="endnote"><text:note-citation>cxxiii</text:note-citation><text:note-body><text:p text:style-name="Endnote"><text:span text:style-name="T21"><text:s/>Devlet mekanizmasının içinde, seçilmiş hükümetin dışında, yerleşik bir güç odağı olduğu bilinen bir gerçektir. Bazı ülkelerde, bu güç odağı, ya da bir başka adıyla "derin devlet", istihbarat servisi ya da "ulusal güvenlik" kurumudur. Örneğin, CIA</text:span><text:alphabetical-index-mark text:string-value=" " text:key1="CIA"/><text:span text:style-name="T21">'nın, her zaman için olmasa da bazı dönemlerde Amerika'daki derin devlet olduğu yorumu sık sık yapılır. Kimilerine göre, Kennedy suikastı, CIA'nın bir Başkan'ı ortadan kaldırabilecek kadar devlet ya­pı­sına egemen olduğunun göstergesidir. Örgüt, "devlet içinde devlet" statüsündedir. İsra­il'de de benzer bir durum vardır. CIA ile birlikte dünyanın en güçlü istihbarat servisi sayı­lan Mossad</text:span><text:alphabetical-index-mark text:string-value=" " text:key1="Mossad"/><text:span text:style-name="T21">, devlet yapısı üzerinde büyük bir egemenliğe sahiptir. Mossad'da üç yıl "katsa" (bi­rim subayı) olarak görev yapan Victor Ostrovsky</text:span><text:alphabetical-index-mark text:string-value=" " text:key1="Ostrovsky, Victor"/><text:span text:style-name="T21">, örgütten ayrıldıktan sonra 1990 yılında ya­yınladığı </text:span><text:span text:style-name="T22">By Way of Deception</text:span><text:span text:style-name="T21"> adlı kitabında bu konuda önemli bilgiler vermişti. (Victor Ostrovsky</text:span><text:alphabetical-index-mark text:string-value=" " text:key1="Ostrovsky, Victor"/><text:span text:style-name="T21"> &amp; Claire Hoy, </text:span><text:span text:style-name="T22">By Way of Deception: An Insider's Devastating Exposé of the Mossad</text:span><text:span text:style-name="T21">.) Ostrovsky</text:span><text:alphabetical-index-mark text:string-value=" " text:key1="Ostrovsky, Victor"/><text:span text:style-name="T21">'e göre, Mossad, "devlet içinde devlet" gibi hareket ediyor, ülkenin dış politikasını ve özellikle de askeri operasyonlarını kendi başına belir­lemeye çalışıyor ve büyük ölçüde de bunu başarıyordu. Ancak ortada bundan daha da önem­li bir bilgi vardı: "Derin devlet" statüsündeki Mossad, İsrail'deki aşırı sağın, bir diğer deyişle radikal dinci ideolojinin kalesi durumundadır. Victor Ostrovsky</text:span><text:alphabetical-index-mark text:string-value=" " text:key1="Ostrovsky, Victor"/><text:span text:style-name="T21">, 1994'de yayın­la­dı­ğı </text:span><text:span text:style-name="T22">The Other Side of Deception</text:span><text:span text:style-name="T21"> (Hilenin Öteki Yüzü) adlı kitabında, Mossad'ın içinde "Me­sihçi di­ni grupların" büyük etkiye sahip olduklarını, Mossad üyelerinin önemli bir bölümünün Batı Şeria</text:span><text:alphabetical-index-mark text:string-value=" " text:key1="Batı Şeria"/><text:span text:style-name="T21">'daki yerleşim birimlerinde yaşayan radikal Yahudilerden oluştuğunu açıkladı. Es­ki ajan, örgütün içindeki bu radikal "Mesihçi" akımın sürekli olarak daha da güçlendiği, Mossad'ın gittikçe aşırı sağa kaydığı yo­rumunu yapıyordu. (Victor Ostrovsky</text:span><text:alphabetical-index-mark text:string-value=" " text:key1="Ostrovsky, Victor"/><text:span text:style-name="T21">, </text:span><text:span text:style-name="T22">The Other Side of Deception: A Rogue Agent Exposes the Mossad's Secret Agenda</text:span><text:span text:style-name="T21">, s. 272) Ostrovsky</text:span><text:alphabetical-index-mark text:string-value=" " text:key1="Ostrovsky, Victor"/><text:span text:style-name="T21">'nin sözünü ettiği "Mesihçi" radikal dinci ideolojinin İsrail'deki en büyük temsilcisi ise, Gush Emunim</text:span><text:alphabetical-index-mark text:string-value=" " text:key1="Gush Emunim"/><text:span text:style-name="T21"> (Müminler Bloku) adlı örgüttür. Radikal gö­rüşlü hahamların yönetiminde olan bu örgüt, Batı Şeria'daki Yahudi yerleşimciler hareketinin yıllar boyu en büyük organizatörü olmuştur. Ülkedeki siyasi partiler üzerinde, özel­likle de Likud</text:span><text:alphabetical-index-mark text:string-value=" " text:key1="Likud Bloku"/><text:span text:style-name="T21"> üzerinde büyük bir etki sahip olan örgüt, Likud</text:span><text:alphabetical-index-mark text:string-value=" " text:key1="Likud Bloku"/><text:span text:style-name="T21">'un daha sa­ğında kabul edi­len Tehiya partisini ise doğrudan yönetmektedir. Kısacası, İsrail'deki derin dev­let Mossad'­dır ve Mossad da başta Gush Emunim olmak üzere "Mesihçi" radikal dini grupların kont­ro­lü altındadır. </text:span></text:p></text:note-body></text:note></text:span><text:span text:style-name="T11"> </text:span></text:p>
      <text:p text:style-name="P79"><text:span text:style-name="T11">Bu "beka için parçalama" stratejisi, dışarıya Oded Yinon</text:span><text:alphabetical-index-mark text:string-value=" " text:key1="Yinon, Oded"/><text:span text:style-name="T11">'un 1982'de yazdığı raporu ile sızmıştır belki, ama gerçekte 1950'lerin ortalarından beri Yahudi Devleti'nin gündemindedir ve zaman zaman fiili bir politikaya dönüşme imkanı da bulmuştur. İsrail'in Arap ülkelerindeki ayaklanma ve iç savaşlarda oynadığı gizli rol, bunu göstermektedir. </text:span></text:p>
      <text:p text:style-name="P66"><text:soft-page-break/></text:p>
      <text:p text:style-name="P79"><text:bookmark-start text:name="Lübnan_icsavasisgal"/></text:p>
      <text:p text:style-name="P84"><text:span text:style-name="T26">Lübnan</text:span><text:alphabetical-index-mark text:string-value=" " text:key1="Lübnan"/><text:span text:style-name="T26"> İç Savaşı</text:span></text:p>
      <text:p text:style-name="P66"/>
      <text:p text:style-name="P79"><text:span text:style-name="T11">Beka için parçalama stratejisi, gerçekte çevre stratejisiyle eş zamanlı olarak İsrail'in gündemine girmişti. David Ben-Gurion</text:span><text:alphabetical-index-mark text:string-value=" " text:key1="Ben-Gurion, David"/><text:span text:style-name="T11"> ve diğer İsrail kurmayları, "Arap denizi"ni dışardan kuşatmak için İran</text:span><text:alphabetical-index-mark text:string-value=" " text:key1="İran"/><text:span text:style-name="T11">-Türkiye-Etiyopya</text:span><text:alphabetical-index-mark text:string-value=" " text:key1="Etiyopya"/><text:span text:style-name="T11"> triosu ile ittifak başlatırken, bir yandan da daha örtülü bir biçimde bu Arap denizinin içindeki iç savaşlara ve azınlık isyanlarına müdahil olmaya baş­ladılar. Benjamin Beit-Hallahmi</text:span><text:alphabetical-index-mark text:string-value=" " text:key1="Hallahmi, Benjamin Beit"/><text:span text:style-name="T11">'ye göre, "yıllar geçtikçe, çevre stratejisi; Lübnan</text:span><text:alphabetical-index-mark text:string-value=" " text:key1="Lübnan"/><text:span text:style-name="T11">'daki Falanj</text:span><text:alphabetical-index-mark text:string-value=" " text:key1="Falanjistler"/><text:alphabetical-index-mark text:string-value=" " text:key1="LübnanFalanjistler"/><text:span text:style-name="T11">istler</text:span><text:alphabetical-index-mark text:string-value=" " text:key1="Falanjistler"/><text:span text:style-name="T11">le, Yemen</text:span><text:alphabetical-index-mark text:string-value=" " text:key1="Yemen"/><text:span text:style-name="T11">'deki Kralcılarla, Güney Sudan</text:span><text:alphabetical-index-mark text:string-value=" " text:key1="Sudan"/><text:span text:style-name="T11">'daki ayaklanmacılarla ve Irak</text:span><text:alphabetical-index-mark text:string-value=" " text:key1="Irak"/><text:span text:style-name="T11">'taki Kürtler</text:span><text:alphabetical-index-mark text:string-value=" " text:key1="Kürtlerve İsrail"/><text:alphabetical-index-mark text:string-value=" " text:key1="Kürtler"/><text:span text:style-name="T11">le kurulan ilişkileri de beraberinde getirdi". Çevre stratejisi</text:span><text:alphabetical-index-mark text:string-value=" " text:key1="çevre stratejisi"/><text:alphabetical-index-mark text:string-value=" " text:key1="Çevre stratejisi"/><text:span text:style-name="T11">nin bu gizli türevi, yine Hallahmi</text:span><text:alphabetical-index-mark text:string-value=" " text:key1="Hallahmi, Benjamin Beit"/><text:span text:style-name="T11">'ye göre, "Arap-olmayan ya da Müslüman-olmayan azınlıkların siyasi bağımsızlık ve İsrail'le işbirliği için teşvik edilmesi"ni öngörüyordu. (Oded Yinon</text:span><text:alphabetical-index-mark text:string-value=" " text:key1="Yinon, Oded"/><text:span text:style-name="T11">'un raporunda ortaya ko­nan görüşler, 1950'lerin sonunda başlatılan bu beka için parçalama stratejisinin daha gelişmiş bir versiyonuydu aslında.)</text:span></text:p>
      <text:p text:style-name="P66">"İsrail'in Kürt kartı"nın çıkış noktası işte buydu. Kitabın ilerleyen bö­lümlerinde, Yahudi Devleti'nin "beka için parçalama" stratejisi ile Kürt so­runu arasındaki ilişkiyi derinlemesine inceleyeceğiz. Ama öncelikle diğer ör­neklere bir göz atalım.</text:p>
      <text:p text:style-name="P79"><text:span text:style-name="T11">İsrail'in müdahil olduğu, hatta mimarlığını yaptığı iç savaşların ba­şında Lübnan</text:span><text:alphabetical-index-mark text:string-value=" " text:key1="Lübnan"/><text:span text:style-name="T11">'daki kanlı çatışma geliyordu. İsrail, başta da belirttiğimiz gibi, Arap ülkelerini destablize edebilmek için Arap-olmayan ya da Müslüman-olmayan azınlıklarla ilişki kurmayı hedefliyordu. Lübnan</text:span><text:alphabetical-index-mark text:string-value=" " text:key1="Lübnaniç savaşı"/><text:span text:style-name="T11"> nüfusunun önemli bir bölümünü oluşturan Hıristiyan Maruni</text:span><text:alphabetical-index-mark text:string-value=" " text:key1="Maruniler"/><text:alphabetical-index-mark text:string-value=" " text:key1="LübnanMaruniler"/><text:span text:style-name="T11">ler ise, bu özelliklerin her ikisine sahip bir topluluk olarak Yahudi Devleti için doğal bir müttefik konumundaydılar. Bu uygunluğun belirginliğinden olacak, Maruni</text:span><text:alphabetical-index-mark text:string-value=" " text:key1="Maruniler"/><text:alphabetical-index-mark text:string-value=" " text:key1="LübnanMaruniler"/><text:span text:style-name="T11">lerle bir ittifak yapma düşüncesi, henüz İsrail kurulmadan önce, 1920'lerde Siyonist kaynaklarda belirmişti. Sağ kanat Siyonizm</text:span><text:alphabetical-index-mark text:string-value=" " text:key1="Siyonizm"/><text:span text:style-name="T11">'in öncüsü Vladimir </text:span><text:soft-page-break/><text:span text:style-name="T11">Jabotinsky</text:span><text:alphabetical-index-mark text:string-value=" " text:key1="Jabotinsky, Vladimir"/><text:span text:style-name="T11">, o yıllarda Siyonizmle ittifak içinde olan Hıristiyan bir Lübnan kurulmasını ha­yal ediyordu. Sol kanat Siyonizm'in lideri olan David Ben-Gurion</text:span><text:alphabetical-index-mark text:string-value=" " text:key1="Ben-Gurion, David"/><text:span text:style-name="T11">'un 24 Ma­yıs 1948 tarihli günlüğünde ise, Lübnan'da güney sınırı Litani</text:span><text:alphabetical-index-mark text:string-value=" " text:key1="Litani nehri"/><text:span text:style-name="T11"> ırmağı olan bir "Hıristiyan devleti"nden bahsediliyordu. Gurion</text:span><text:alphabetical-index-mark text:string-value=" " text:key1="Ben-Gurion, David"/><text:span text:style-name="T11">'un 11 Haziran 1948 ta­rih­li günlüğünde ise, Lübnan'da bir "Hıristiyan isyanı" çıkarmanın da İs­rail'in savaş hedeflerine dahil olduğu belirtilmişti.</text:span><text:span text:style-name="T13"><text:note text:id="ftn124" text:note-class="endnote"><text:note-citation>cxxiv</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20.</text:span></text:p></text:note-body></text:note></text:span></text:p>
      <text:p text:style-name="P79"><text:span text:style-name="T11">Bu misyonu üstlenecek lider de ortalardaydı zaten. Avrupa'da okumuş bir Lübnan</text:span><text:alphabetical-index-mark text:string-value=" " text:key1="Lübnan"/><text:span text:style-name="T11">'lı eczacı olan Pierre Cemayel</text:span><text:alphabetical-index-mark text:string-value=" " text:key1="Cemayel, Pierre"/><text:span text:style-name="T11">, 1936'da Nazi Almanyası</text:span><text:alphabetical-index-mark text:string-value=" " text:key1="Nazi Almanyası"/><text:span text:style-name="T11">'na yap­tığı ve kendisine büyük bir "ilham" veren gezisinin ardından ülkesine dön­müş ve Lübnan Falanj</text:span><text:alphabetical-index-mark text:string-value=" " text:key1="Falanjistler"/><text:alphabetical-index-mark text:string-value=" " text:key1="LübnanFalanjistler"/><text:span text:style-name="T11">ları adlı faşist bir parti kurmuştu. ("Falanj</text:span><text:alphabetical-index-mark text:string-value=" " text:key1="Falanjistler"/><text:alphabetical-index-mark text:string-value=" " text:key1="LübnanFalanjistler"/><text:span text:style-name="T11">" keli­mesi, Hitler</text:span><text:alphabetical-index-mark text:string-value=" " text:key1="Hitler, Adolf"/><text:span text:style-name="T11">'in ve Mussolini</text:span><text:alphabetical-index-mark text:string-value=" " text:key1="Mussolini, Benito"/><text:span text:style-name="T11"> tarafından desteklenen İspanya diktatörü Fran­co</text:span><text:alphabetical-index-mark text:string-value=" " text:key1="Franco, Francisco"/><text:span text:style-name="T11">'nun kurduğu faşist partinin isminden geliyordu.) Uyuşturucu ticareti sa­ye­sinde kısa sürede büyük bir finans gücüne ulaşan Falanj</text:span><text:alphabetical-index-mark text:string-value=" " text:key1="Falanjistler"/><text:alphabetical-index-mark text:string-value=" " text:key1="LübnanFalanjistler"/><text:span text:style-name="T11">lar, 1940'larda güç­lü bir milis örgütü de kurdular. İsrail, bu "doğal müttefik"leriyle ilk fiili bağ­lantısını 1948 savaşı</text:span><text:alphabetical-index-mark text:string-value=" " text:key1="Bağımsızlık Savaşı (İsrail)"/><text:span text:style-name="T11"> sırasında kurdu. 1951'de Lübnan'da yapılan seçimler­de ise Falanj</text:span><text:alphabetical-index-mark text:string-value=" " text:key1="Falanjistler"/><text:alphabetical-index-mark text:string-value=" " text:key1="LübnanFalanjistler"/><text:span text:style-name="T11">ist seçim kampanyasına gizlice para yardımında bulundu.</text:span><text:span text:style-name="T13"><text:note text:id="ftn125" text:note-class="endnote"><text:note-citation>cxxv</text:note-citation><text:note-body><text:p text:style-name="Endnote"><text:span text:style-name="T22">Ibid</text:span><text:alphabetical-index-mark text:string-value=" " text:key1="Hallahmi, Benjamin Beit"/><text:span text:style-name="T21">.</text:span></text:p></text:note-body></text:note></text:span></text:p>
      <text:p text:style-name="P79"><text:span text:style-name="T11">İki taraf arasındaki asıl büyük askeri ilişki 70'li yıllarda kurulacaktı, ama ondan önce de Maruni</text:span><text:alphabetical-index-mark text:string-value=" " text:key1="Maruniler"/><text:alphabetical-index-mark text:string-value=" " text:key1="LübnanMaruniler"/><text:span text:style-name="T11">lerle ittifak fikri hep İsrailliler'in zihninde yerini ko­ru­du. David Ben-Gurion</text:span><text:alphabetical-index-mark text:string-value=" " text:key1="Ben-Gurion, David"/><text:span text:style-name="T11">, 27 Şubat 1954'te Moşe Sharett</text:span><text:alphabetical-index-mark text:string-value=" " text:key1="Sharett, Moşe"/><text:span text:style-name="T11">'e yazdığı bir mek­tupta Lübnan</text:span><text:alphabetical-index-mark text:string-value=" " text:key1="Lübnan"/><text:span text:style-name="T11">'da bir Maruni</text:span><text:alphabetical-index-mark text:string-value=" " text:key1="Maruniler"/><text:alphabetical-index-mark text:string-value=" " text:key1="LübnanMaruniler"/><text:span text:style-name="T11"> devleti kurulmasının İsrail dış politikasının en önem­li hedeflerinden biri olması gerektiğini belirtti ve bunu başarmak için har­cama yapmayı ve gizli operasyonlar düzenlemeyi önerdi. İsrail ordu ko­mutanı Moşe Dayan</text:span><text:alphabetical-index-mark text:string-value=" " text:key1="Dayan, Moşe"/><text:span text:style-name="T11"> ise 16 Mayıs 1955'de, "İsrail'in kendini Maruni</text:span><text:alphabetical-index-mark text:string-value=" " text:key1="Maruniler"/><text:alphabetical-index-mark text:string-value=" " text:key1="LübnanMaruniler"/><text:span text:style-name="T11">lerin kur­tarıcısı olarak ilan edecek bir Lübnanlı subay bulması veya satın alması" ge­rek­tiğini söylüyordu. Dayan'a göre, bunun ardından İsrail Lübnan'ı işgal ede­bilir, İsrail'le ittifak içinde olan bir Hıristiyan rejim oluşturulabilir ve son­ra da Lübnan'ın Litani</text:span><text:alphabetical-index-mark text:string-value=" " text:key1="Litani nehri"/><text:span text:style-name="T11"> nehrine kadar olan güney kısmı Yahudi Devleti tara­fın­dan ilhak edilebilirdi.</text:span><text:span text:style-name="T13"><text:note text:id="ftn126" text:note-class="endnote"><text:note-citation>cxxvi</text:note-citation><text:note-body><text:p text:style-name="Endnote"><text:span text:style-name="T22">Ibid</text:span><text:alphabetical-index-mark text:string-value=" " text:key1="Hallahmi, Benjamin Beit"/><text:span text:style-name="T21">.</text:span></text:p></text:note-body></text:note></text:span></text:p>
      <text:p text:style-name="P79"><text:soft-page-break/><text:span text:style-name="T11">1975'te Lübnan</text:span><text:alphabetical-index-mark text:string-value=" " text:key1="Lübnan"/><text:span text:style-name="T11">'da iç savaş patlak verdiğinde, bu kez Pierre Cemayel</text:span><text:alphabetical-index-mark text:string-value=" " text:key1="Cemayel, Pierre"/><text:span text:style-name="T11">'­in oğlu olan Beşir Cemayel</text:span><text:alphabetical-index-mark text:string-value=" " text:key1="Cemayel, Beşir"/><text:span text:style-name="T11"> tarafından yönetilmekte olan Falanj</text:span><text:alphabetical-index-mark text:string-value=" " text:key1="Falanjistler"/><text:alphabetical-index-mark text:string-value=" " text:key1="LübnanFalanjistler"/><text:span text:style-name="T11">lar, kendileri­ne en i­yi müttefik olarak yine İsrail'i buldular. Özellikle Mossad</text:span><text:alphabetical-index-mark text:string-value=" " text:key1="Mossadve Falanjistler"/><text:span text:style-name="T11">'ın ikinci şefi David Kimche</text:span><text:alphabetical-index-mark text:string-value=" " text:key1="Kimche, David"/><text:span text:style-name="T11"> ve Ariel Şaron</text:span><text:alphabetical-index-mark text:string-value=" " text:key1="Şaron, Ariel"/><text:span text:style-name="T11"> aracılığıyla kurulan ilişkiler, Falanj</text:span><text:alphabetical-index-mark text:string-value=" " text:key1="Falanjistler"/><text:alphabetical-index-mark text:string-value=" " text:key1="LübnanFalanjistler"/><text:span text:style-name="T11">istler</text:span><text:alphabetical-index-mark text:string-value=" " text:key1="Falanjistler"/><text:span text:style-name="T11">e para, silah ve askeri eğitim aktarılmasıyla sonuçlandı. Falanj</text:span><text:alphabetical-index-mark text:string-value=" " text:key1="Falanjistler"/><text:alphabetical-index-mark text:string-value=" " text:key1="LübnanFalanjistler"/><text:span text:style-name="T11">istler, İsrail'in kendilerine Amerikan desteği sağlayacağına da yürekten inanıyorlardı. Beşir Cemayel</text:span><text:alphabetical-index-mark text:string-value=" " text:key1="Cemayel, Beşir"/><text:span text:style-name="T11"> bir keresinde, "bazı insanlar İsrail'in </text:span><text:span text:style-name="T3">abd</text:span><text:alphabetical-index-mark text:string-value=" " text:key1="ABD"/><text:span text:style-name="T11">'nin bir kolonisi olduğunu sanıyorlar. Tam tersine, </text:span><text:span text:style-name="T3">abd</text:span><text:span text:style-name="T11"> İsrail'in bir kolonisidir, bunu nasıl anlaya­mı­yorlar" demişti.</text:span><text:span text:style-name="T13"><text:note text:id="ftn127" text:note-class="endnote"><text:note-citation>cxxvii</text:note-citation><text:note-body><text:p text:style-name="Endnote"><text:span text:style-name="T21"><text:s/>Andrew Cockburn, Leslie Cockburn, </text:span><text:span text:style-name="T22">Dangerous Liaison,</text:span><text:span text:style-name="T21"> s. 326.</text:span></text:p></text:note-body></text:note></text:span></text:p>
      <text:p text:style-name="P79"><text:span text:style-name="T11">Bu arada Moşe Dayan</text:span><text:alphabetical-index-mark text:string-value=" " text:key1="Dayan, Moşe"/><text:span text:style-name="T11">'ın rüyası, biraz daha değişik bir biçimde de olsa, 1976'da Saad Haddad</text:span><text:alphabetical-index-mark text:string-value=" " text:key1="Haddad, Saad"/><text:span text:style-name="T11"> adındaki bir Lübnan</text:span><text:alphabetical-index-mark text:string-value=" " text:key1="Lübnan"/><text:span text:style-name="T11"> binbaşısı tarafından yöne­tilen bir kukla örgüt olan Güney Lübnan Ordusu</text:span><text:alphabetical-index-mark text:string-value=" " text:key1="LübnanGüney Lübnan Ordusu"/><text:span text:style-name="T11">'nun ortaya çıkmasıyla ger­çek oldu. 1976'dan itibaren yüzlerce Falanj</text:span><text:alphabetical-index-mark text:string-value=" " text:key1="Falanjistler"/><text:alphabetical-index-mark text:string-value=" " text:key1="LübnanFalanjistler"/><text:span text:style-name="T11">ist askeri İsrail'de, İsrail paraşüt­çü­leriyle yan yana eğitim gördüler. İsrail, 1975 ve 77 yılları arasında Falanj</text:span><text:alphabetical-index-mark text:string-value=" " text:key1="Falanjistler"/><text:alphabetical-index-mark text:string-value=" " text:key1="LübnanFalanjistler"/><text:span text:style-name="T11">ist ordusuna askeri malzeme temin etmek için 150 milyon dolar harcadı.</text:span><text:span text:style-name="T13"><text:note text:id="ftn128" text:note-class="endnote"><text:note-citation>cxxvi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s. 20-21.</text:span></text:p></text:note-body></text:note></text:span></text:p>
      <text:p text:style-name="P79"><text:span text:style-name="T11">Ve sonra da tüm bu hazırlıkların sonucu geldi: İsrail ordusu 1982 ya­zı</text:span><text:alphabetical-index-mark text:string-value=" " text:key1="Lübnanİsrail tarafından işgali"/><text:span text:style-name="T11">n­da Lübnan</text:span><text:alphabetical-index-mark text:string-value=" " text:key1="Lübnan"/><text:span text:style-name="T11">'ı işgal etti. Falanj</text:span><text:alphabetical-index-mark text:string-value=" " text:key1="Falanjistler"/><text:alphabetical-index-mark text:string-value=" " text:key1="LübnanFalanjistler"/><text:span text:style-name="T11">istler</text:span><text:alphabetical-index-mark text:string-value=" " text:key1="Falanjistler"/><text:span text:style-name="T11">in önceden "temizlediği" yolda ilerle­ye­rek Beyrut'a kadar ulaştı ve kenti kuşatıp bombalayarak Filistin Kurtuluş Ör­gü­tü</text:span><text:alphabetical-index-mark text:string-value=" " text:key1="Filistin Kurtuluş Örgütü"/><text:span text:style-name="T11">'nü buradaki karargahından sürdü. Bunun ardından, ülkedeki İsrail işga­li devam ederken, 23 Ağustos 1982 günü ülkede Başkanlık seçimi ya­pıldı. İsrail'in tehditleri, rüşvetleri ve Lübnan parlamentosunun bazı üyele­rini tek tek toplayıp oy kullanmaları için meclise getiren İsrail helikopterleri saye­sin­de, Beşir Cemayel</text:span><text:alphabetical-index-mark text:string-value=" " text:key1="Cemayel, Beşir"/><text:span text:style-name="T11"> Lübnan Devlet Başkanı seçildi. Ancak Cemayel seçim­den üç hafta sonra bir bombalı suikaste kurban gitti. Bunun üzerine, İs­rail ve Falanj</text:span><text:alphabetical-index-mark text:string-value=" " text:key1="Falanjistler"/><text:alphabetical-index-mark text:string-value=" " text:key1="LübnanFalanjistler"/><text:span text:style-name="T11">istler ortak bir intikam operasyonuna giriştiler. Sabra ve Şa­tilla</text:span><text:alphabetical-index-mark text:string-value=" " text:key1="Sabra ve Şatilla katliamları"/><text:span text:style-name="T11"> göçmen kamplarındaki yaklaşık 3 bin Filistinli sivile karşı girişilen kat­liam bu sırada gerçekleşti. İsrail ordusu kampların etrafını çevirdi, Falanj</text:span><text:alphabetical-index-mark text:string-value=" " text:key1="Falanjistler"/><text:alphabetical-index-mark text:string-value=" " text:key1="LübnanFalanjistler"/><text:span text:style-name="T11">ist­ler de iki gün süren insan avı sırasında kamptaki tüm Filistinlileri kadın-çocuk ayrımı yapmadan öldürdüler. Genel Kurmay Başkanı Rafael Eitan</text:span><text:alphabetical-index-mark text:string-value=" " text:key1="Eitan, Rafael"/><text:span text:style-name="T11">, "iyi iş </text:span><text:soft-page-break/><text:span text:style-name="T11">başardıklarını" söyleyerek Falanj</text:span><text:alphabetical-index-mark text:string-value=" " text:key1="Falanjistler"/><text:alphabetical-index-mark text:string-value=" " text:key1="LübnanFalanjistler"/><text:span text:style-name="T11">istleri kutladı ve toplu mezar kazma­ları için onlara buldozer yollama "inceliğini" gösterdi.</text:span><text:span text:style-name="T13"><text:note text:id="ftn129" text:note-class="endnote"><text:note-citation>cxxix</text:note-citation><text:note-body><text:p text:style-name="Endnote"><text:span text:style-name="T21"><text:s/>Andrew Cockburn, Leslie Cockburn, </text:span><text:span text:style-name="T22">Dangerous Liaison</text:span><text:span text:style-name="T21">, s. 333.</text:span></text:p></text:note-body></text:note></text:span></text:p>
      <text:p text:style-name="P79"><text:span text:style-name="T11">İsrail</text:span><text:alphabetical-index-mark text:string-value=" " text:key1="İsrailLübnan işgali"/><text:span text:style-name="T11"> daha sonra Lübnan</text:span><text:alphabetical-index-mark text:string-value=" " text:key1="Lübnan"/><text:span text:style-name="T11">'dan kademeli olarak çekildi, ama ülkenin güneyindeki "güvenlik kuşağı"</text:span><text:alphabetical-index-mark text:string-value=" " text:key1="Lübnanİsrail &quot;güvenlik kuşağı&quot;"/><text:span text:style-name="T11">nı, yani işgalini hala sürdürüyor. Lübnan ise, Ya­hudi Devleti'nin "beka için parçalama" stratejisinin bir kurbanı olarak, ha­la bıçak sırtında yaşıyor.</text:span><text:alphabetical-index-mark text:string-value=" " text:key1="LübnanÝsrail tarafýndan iþgali"/><text:alphabetical-index-mark text:string-value=" " text:key1="Lübnaniç savaşı"/><text:span text:style-name="T11"> </text:span></text:p>
      <text:p text:style-name="P66"><text:bookmark-end text:name="Lübnan_icsavasisgal"/></text:p>
      <text:p text:style-name="P66"/>
      <text:p text:style-name="P84"><text:span text:style-name="T26">Yemen</text:span><text:alphabetical-index-mark text:string-value=" " text:key1="Yemen"/><text:span text:style-name="T26"> ve Umman</text:span><text:alphabetical-index-mark text:string-value=" " text:key1="Umman"/><text:span text:style-name="T26"> İç Savaşları</text:span></text:p>
      <text:p text:style-name="P66"/>
      <text:p text:style-name="P79"><text:span text:style-name="T11">Soğuk Savaş</text:span><text:alphabetical-index-mark text:string-value=" " text:key1="Soğuk Savaş"/><text:span text:style-name="T11"> boyunca Yemen</text:span><text:alphabetical-index-mark text:string-value=" " text:key1="Yemen"/><text:span text:style-name="T11">, Kuzey ve Güney olmak üzere iki ayrı devlete bölünmüş durumdaydı. Güney Yemen</text:span><text:alphabetical-index-mark text:string-value=" " text:key1="YemenGüney Yemen"/><text:span text:style-name="T11">, önceleri İngiltere</text:span><text:alphabetical-index-mark text:string-value=" " text:key1="İngiltere"/><text:span text:style-name="T11"> tarafından yönetilen Batı yanlısı ılımlı bir ülkeydi, sonradan bir Sovyet müttefiki haline gel­di. Kuzey Yemen</text:span><text:alphabetical-index-mark text:string-value=" " text:key1="YemenKuzey Yemen"/><text:span text:style-name="T11"> ise 1962 yılına dek İmam Ahmed</text:span><text:alphabetical-index-mark text:string-value=" " text:key1="Ahmed, İmam"/><text:span text:style-name="T11"> adlı bir diktatörün ege­menliğindeydi. Ülkedeki kabileleri ağır vergilere bağlayan İmam, onları kontrolü altında tutabilmek için ilginç bir yöntem de bulmuştu; her kabile­nin önde gelen bir kaç ismi, o kabilenin çıkaracağı muhtemel bir isyanı önle­mek için İmam'ın sarayında rehine olarak tutulur, dış gezilere bile onun ya­nın­da götürülürlerdi. </text:span></text:p>
      <text:p text:style-name="P79"><text:span text:style-name="T11">Bu geleneksel monarşinin ordu içinde ciddi muhalifleri vardı ve bu muhaliflerin en büyük destekçisi de, Arap dünyasındaki monarşilerin tümü­nü yıkıp yerlerine radikal rejimler kurmak isteyen Mısır</text:span><text:alphabetical-index-mark text:string-value=" " text:key1="Mısır"/><text:span text:style-name="T11"> lideri Nasır</text:span><text:alphabetical-index-mark text:string-value=" " text:key1="Nasır"/><text:span text:style-name="T11">'dı. Mısır istihbaratı, İmam Ahmed</text:span><text:alphabetical-index-mark text:string-value=" " text:key1="Ahmed, İmam"/><text:span text:style-name="T11">'i öldürmek için başarısız bir kaç suikast girişimde bile bulunmuştu. Bunları atlatan İmam, Eylül 1962'de yatağında öldü ve tah­tını oğluna bıraktı. Ancak genç kral henüz idareyi ele alamadan ordudaki "Nasırcı" subaylar bir darbe düzenleyerek monarşiyi devirip bir cumhuriyet kurduklarını ilan ettiler. Genç İmam, kuzeye, Suudi Arabistan</text:span><text:alphabetical-index-mark text:string-value=" " text:key1="Suudi Arabistan"/><text:span text:style-name="T11"> sınırına sığın­dı ve oradaki kabilelerden ve asıl olarak da Nasırcı dalgayı endişe ile izle­mek­­te olan Suudi Arabistan'dan destek buldu. Ve Nasırcı cuntaya karşı bir iç savaş başlattı. </text:span></text:p>
      <text:p text:style-name="P79"><text:soft-page-break/><text:span text:style-name="T11">Savaş çok kısa zamanda uluslararası bir boyut kazandı. Sovyetler Bir­liği</text:span><text:alphabetical-index-mark text:string-value=" " text:key1="Sovyetler Birliği"/><text:span text:style-name="T11"> ve Mısır</text:span><text:alphabetical-index-mark text:string-value=" " text:key1="Mısır"/><text:span text:style-name="T11"> darbeci subaylara havadan askeri yardım ulaştırmaya başladı­lar. Buna karşılık </text:span><text:span text:style-name="T3">abd</text:span><text:alphabetical-index-mark text:string-value=" " text:key1="ABD"/><text:span text:style-name="T11"> de </text:span><text:span text:style-name="T3">cıa</text:span><text:alphabetical-index-mark text:string-value=" " text:key1="CIAve Yemen iç savaşı"/><text:alphabetical-index-mark text:string-value=" " text:key1="CIA"/><text:span text:style-name="T11"> aracılığıyla devreye girmekte gecikmedi. İsrail ise, Yemen</text:span><text:alphabetical-index-mark text:string-value=" " text:key1="Yemen"/><text:alphabetical-index-mark text:string-value=" " text:key1="Yemeniç savaşı"/><text:span text:style-name="T11">'deki bu savaşı </text:span><text:span text:style-name="T3">abd</text:span><text:span text:style-name="T11">'den daha da fazla önemsiyordu ve çok ilginç bir yöntem kullanarak savaşa müdahil oldu. </text:span></text:p>
      <text:p text:style-name="P79"><text:span text:style-name="T11">İsrail</text:span><text:alphabetical-index-mark text:string-value=" " text:key1="İsrailve Yemen iç savaşı"/><text:span text:style-name="T11">'in, Yemen</text:span><text:alphabetical-index-mark text:string-value=" " text:key1="Yemen"/><text:span text:style-name="T11">'deki Kralcılara destek olabilmek için kullandığı bu ilginç yöntem, Yemenli Yahudiler</text:span><text:alphabetical-index-mark text:string-value=" " text:key1="YemenYemen Yahudileri"/><text:alphabetical-index-mark text:string-value=" " text:key1="Yahudiler"/><text:span text:style-name="T11"> "kartı"ydı. Sözkonusu Yahudiler, devletin ku­rul­masının ardından İsrail'e göç ettirilen doğulu Yahudi cemaatlerinin en önem­lilerinden birini oluşturuyorlardı. 1948 ile 1950 yılları arasındaki "Sihirli Halı Operasyonu</text:span><text:alphabetical-index-mark text:string-value=" " text:key1="Sihirli Halı Operasyonu"/><text:span text:style-name="T11">" ile yaklaşık 50 bin tanesi İsrail'e getirilmişti. İşte bu Yahudiler'in aralarından özenle seçilen bazı "yetenekli"ler, Yemen iç sa­va­şına İsrail parmağı sokmak için eski ülkelerine geri gönderilmeye başlan­dılar. Cockburnler'in deyimiyle "eski yurttaşlarına modern silahların nasıl kul­la­nı­lacağını öğretmek için" geri dönüyorlardı.</text:span><text:span text:style-name="T13"><text:note text:id="ftn130" text:note-class="endnote"><text:note-citation>cxxx</text:note-citation><text:note-body><text:p text:style-name="Endnote"><text:span text:style-name="T22">Ibid., </text:span><text:span text:style-name="T21">s. 129.</text:span></text:p></text:note-body></text:note></text:span></text:p>
      <text:p text:style-name="P79"><text:span text:style-name="T11">Modern silahların nasıl kullanılacağını öğretmek için geri dönen bu yerel Yahudiler</text:span><text:alphabetical-index-mark text:string-value=" " text:key1="Yahudiler"/><text:span text:style-name="T11">le birlikte çok sayıda "modern silah" da gönderiliyordu elbette. Gönderilen silahlar İsrail yapımıydı, ama Yahudi Devleti'nin Araplar arasındaki bir savaşa karıştığının farkedilmesinin ne büyük bir skandal oluşturacağı bilindiği için, bu durum özenle gizlenmişti. Silahlar önce İran</text:span><text:alphabetical-index-mark text:string-value=" " text:key1="İran"/><text:span text:style-name="T11">'a yollanılıyorlar, burada yeniden etiketlenip, Farsça yazılı sandıklara doldu­ru­lup öyle gönderiliyorlardı Yemen</text:span><text:alphabetical-index-mark text:string-value=" " text:key1="Yemen"/><text:span text:style-name="T11">'e. Bu arada Yemen'e geri dönen eski Ye­men­­li yeni İsrailli Yahudiler de kimliklerini gizlemek için özel bir özen gös­te­riyorlardı.</text:span><text:span text:style-name="T13"><text:note text:id="ftn131" text:note-class="endnote"><text:note-citation>cxxxi</text:note-citation><text:note-body><text:p text:style-name="P113">Ibid.</text:p></text:note-body></text:note></text:span></text:p>
      <text:p text:style-name="P79"><text:span text:style-name="T11">1970 yılında Kralcılar iç savaşı kazandılar. Hallahmi</text:span><text:alphabetical-index-mark text:string-value=" " text:key1="Hallahmi, Benjamin Beit"/><text:span text:style-name="T11">'nin belirttiği gibi, bu, Yemen</text:span><text:alphabetical-index-mark text:string-value=" " text:key1="Yemen"/><text:span text:style-name="T11"> Kralı'nın olduğu kadar İsrail'in de hanesine yazılacak bir zaferdi aynı zamanda. </text:span></text:p>
      <text:p text:style-name="P79"><text:span text:style-name="T11">Ancak 1970 yılı, Yemen</text:span><text:alphabetical-index-mark text:string-value=" " text:key1="Yemen"/><text:span text:style-name="T11">'in biraz doğusunda İsrail için yeni bir cephe açtı. O yıl Umman</text:span><text:alphabetical-index-mark text:string-value=" " text:key1="Umman"/><text:span text:style-name="T11">'da iktidarı oldukça otoriter bir lider olan Sultan Kabus İbn-i Said</text:span><text:alphabetical-index-mark text:string-value=" " text:key1="Kabus İbn-i Said"/><text:span text:style-name="T11"> ele geçirmişti. Baskıcı ve muhafazakar bir rejim kuran Kabus, İs­ra­il'in monarşilere duyduğu geleneksel </text:span><text:soft-page-break/><text:span text:style-name="T11">sempatinin bir gereği olarak, Tel-Aviv</text:span><text:alphabetical-index-mark text:string-value=" " text:key1="İsrailve Umman iç savaşı"/><text:span text:style-name="T11">'­de olumlu bir imaja sahipti. Ancak iktidara oturduktan kısa bir süre son­ra, Sultan'ın krallığı güneydeki Dofar eyaletinde gelişen radikal bir gerilla örgütü tarafından tehdit edilmeye başladı. Umman Halk Kurtuluş Cep­he­si</text:span><text:alphabetical-index-mark text:string-value=" " text:key1="Umman Halk Kurtuluş Cephesi"/><text:span text:style-name="T11"> adlı örgüte karşı verdiği savaşta Sultan'a en büyük destek ise, </text:span><text:span text:style-name="T3">abd</text:span><text:alphabetical-index-mark text:string-value=" " text:key1="ABD"/><text:span text:style-name="T11"> ile bir­likte İsrail'den geldi. Benjamin Beit-Hallahmi</text:span><text:alphabetical-index-mark text:string-value=" " text:key1="Hallahmi, Benjamin Beit"/><text:span text:style-name="T11">'ye göre, iki taraf arasın­daki it­tifak, "Ortadoğu'nun en az bilinen sırlarından biri"ydi ve "iki tarafın ortak çı­karlarından ve dünyaya bakış açılarındaki paralellikten" kaynak bu­lu­yor­du.</text:span><text:span text:style-name="T13"><text:note text:id="ftn132" text:note-class="endnote"><text:note-citation>cxxxii</text:note-citation><text:note-body><text:p text:style-name="Endnote"><text:span text:style-name="T21"><text:s/>Benjamin Beit-Hallahmi</text:span><text:alphabetical-index-mark text:string-value=" " text:key1="Hallahmi, Benjamin Beit"/><text:span text:style-name="T21">, The Israeli Connection_xe "Hallahmi, Benjamin Beit"_, s. 18.</text:span></text:p></text:note-body></text:note></text:span><text:span text:style-name="T11"> Kabus da İsrail'in yardımları sayesinde, iç savaşı kazandı. </text:span></text:p>
      <text:p text:style-name="P66"/>
      <text:p text:style-name="P66"/>
      <text:p text:style-name="P84"><text:span text:style-name="T26">Sudan</text:span><text:alphabetical-index-mark text:string-value=" " text:key1="Sudan"/><text:span text:style-name="T26"> ve Çad</text:span><text:alphabetical-index-mark text:string-value=" " text:key1="Çad"/><text:span text:style-name="T26"> İç Savaşları</text:span></text:p>
      <text:p text:style-name="P66"/>
      <text:p text:style-name="P79"><text:span text:style-name="T11">Mısır</text:span><text:alphabetical-index-mark text:string-value=" " text:key1="Mısır"/><text:span text:style-name="T11">'ın güneyinde yer alan Sudan</text:span><text:alphabetical-index-mark text:string-value=" " text:key1="Sudan"/><text:span text:style-name="T11">, İsrail'in çevre stratejisi</text:span><text:alphabetical-index-mark text:string-value=" " text:key1="çevre stratejisi"/><text:span text:style-name="T11">nin örtülü yönünden—yani "beka için parçalama" stratejisinden, 1960'ların hemen ba­şın­da nasibini almaya başladı. Çünkü o yıllarda, Müslüman Araplar'ın dene­ti­mindeki Hartum yönetimi</text:span><text:alphabetical-index-mark text:string-value=" " text:key1="Sudaniç savaşı"/><text:span text:style-name="T11">ne karşı bir iç savaş patlak vermişti ülkede. 15 mil­yon­luk nüfusun 6 milyonunu oluşturan ve ülkenin güneyinde yerleşik olan Hıristiyanlar, Hartum rejimine karşı büyük bir ayaklanma başlattılar. Anya-Nya</text:span><text:alphabetical-index-mark text:string-value=" " text:key1="Anya-Nya örgütü"/><text:span text:style-name="T11"> adlı örgüt tarafından yönetilen ve kısa sürede bir iç savaş halini alan çatışma, Yahudi Devleti'ne, beka stratejisini uygulamak için bulunmaz bir fırsat yaratmıştı. </text:span></text:p>
      <text:p text:style-name="P79"><text:span text:style-name="T11">İsrail, Hartum rejimi ile Anya-Nya</text:span><text:alphabetical-index-mark text:string-value=" " text:key1="Anya-Nya örgütü"/><text:span text:style-name="T11"> arasındaki iç savaşa 60'ların ikinci yarısında dahil oldu. 1972'ye dek süren çatışma boyunca, güneyli gerillalara si­lah ve askeri eğitim sağladı. Gerillalarla kurulan ilk temaslar, Uganda</text:span><text:alphabetical-index-mark text:string-value=" " text:key1="Uganda"/><text:span text:style-name="T11">, Etiyop­ya</text:span><text:alphabetical-index-mark text:string-value=" " text:key1="Etiyopya"/><text:span text:style-name="T11">, Kongo</text:span><text:alphabetical-index-mark text:string-value=" " text:key1="Kongo"/><text:span text:style-name="T11"> (Zaire</text:span><text:alphabetical-index-mark text:string-value=" " text:key1="Zaire"/><text:span text:style-name="T11">) ve Çad</text:span><text:alphabetical-index-mark text:string-value=" " text:key1="Çad"/><text:span text:style-name="T11"> gibi komşu ülkelerdeki İsrail Büyükelçilikleri ara­cılığıyla gerçekleşmişti. Torit'teki İsrail misyonu aracılığıyla kurulan temasın ardından, 30 kadar seçkin Anya-Nya</text:span><text:alphabetical-index-mark text:string-value=" " text:key1="Anya-Nya örgütü"/><text:span text:style-name="T11"> gerillası gizlice İsrail'e gö­türül­düler ve askeri eğitimden geçirildiler. Anya-Nya</text:span><text:alphabetical-index-mark text:string-value=" " text:key1="Anya-Nya örgütü"/><text:span text:style-name="T11"> ile İsrail arasındaki ilişkile­ri </text:span><text:soft-page-break/><text:span text:style-name="T11">düzenleyen kişi ise, o sıralar Kampala'daki İsrail Büyükelçiliği'nin başında bu­lu­nan Uri Lubrani</text:span><text:alphabetical-index-mark text:string-value=" " text:key1="Lubrani, Uri"/><text:span text:style-name="T11"> idi.</text:span><text:span text:style-name="T13"><text:note text:id="ftn133" text:note-class="endnote"><text:note-citation>cxxxiii</text:note-citation><text:note-body><text:p text:style-name="P115">_ Ibid._xe "Hallahmi, Benjamin Beit"_, s. 48.</text:p></text:note-body></text:note></text:span><text:span text:style-name="T11"> </text:span></text:p>
      <text:p text:style-name="P79"><text:span text:style-name="T11">İsrail'in Anya-Nya</text:span><text:alphabetical-index-mark text:string-value=" " text:key1="Anya-Nya örgütü"/><text:span text:style-name="T11">'ya yaptığı yardım giderek büyüdü. 1971 yılında Hartum'da mahkemeye çıkartılan Rolf Steiner</text:span><text:alphabetical-index-mark text:string-value=" " text:key1="Steiner, Rolf"/><text:alphabetical-index-mark text:string-value=" " text:key1="Steiner, David"/><text:span text:style-name="T11"> adlı bir Anya-Nya</text:span><text:alphabetical-index-mark text:string-value=" " text:key1="Anya-Nya örgütü"/><text:span text:style-name="T11"> militanı, iti­raf­ları sırasında İsrail</text:span><text:alphabetical-index-mark text:string-value=" " text:key1="İsrailve Sudan iç savaşı"/><text:span text:style-name="T11">'in gerillalara yardım ulaştırabilmek amacıyla Ugan­da</text:span><text:alphabetical-index-mark text:string-value=" " text:key1="Uganda"/><text:span text:style-name="T11">-Sudan</text:span><text:alphabetical-index-mark text:string-value=" " text:key1="Sudan"/><text:span text:style-name="T11"> sınırını rahatlıkla kullanmak için Uganda hükümeti ile anlaşmaya var­dığını açıklamıştı.</text:span><text:span text:style-name="T13"><text:note text:id="ftn134" text:note-class="endnote"><text:note-citation>cxxxiv</text:note-citation><text:note-body><text:p text:style-name="P115">_ "Le Procès du Mercenaire olf Steiner_xe "Steiner, David"_", Le Monde, 11 Ağustos 1971.</text:p></text:note-body></text:note></text:span><text:span text:style-name="T11"> Steiner</text:span><text:alphabetical-index-mark text:string-value=" " text:key1="Steiner, David"/><text:span text:style-name="T11">, gerillalara etkili bir biçimde yardım eden tek ül­kenin İsrail olduğunu da belirtmişti.</text:span><text:span text:style-name="T13"><text:note text:id="ftn135" text:note-class="endnote"><text:note-citation>cxxxv</text:note-citation><text:note-body><text:p text:style-name="P115">_ "Seuls les Israeliens Aident Effectivement les Rebelles Sud-Soudenais", Le Monde, 12 Ağustos 1971.</text:p></text:note-body></text:note></text:span></text:p>
      <text:p text:style-name="P79"><text:span text:style-name="T11">Hartum yönetimi</text:span><text:alphabetical-index-mark text:string-value=" " text:key1="Sudaniç savaşı"/><text:span text:style-name="T11"> ile Anya-Nya</text:span><text:alphabetical-index-mark text:string-value=" " text:key1="Anya-Nya örgütü"/><text:span text:style-name="T11"> arasında 1972 yılında yapılan Addis Ababa Anlaşması</text:span><text:alphabetical-index-mark text:string-value=" " text:key1="SudanAddis Ababa Anlaşması"/><text:span text:style-name="T11">, iç savaşı sona erdirdi. Bu tarihten 1985 yılına dek süren Ca­fer Numeyri</text:span><text:alphabetical-index-mark text:string-value=" " text:key1="Numeyri, Cafer"/><text:span text:style-name="T11"> rejimi ise İsrail'le yakın ilişkiler içine girdi. Bölgedeki her tür­lü radikalizasyona karşı Numeyri</text:span><text:alphabetical-index-mark text:string-value=" " text:key1="Numeyri, Cafer"/><text:span text:style-name="T11">, İsrail'in Ortadoğu vizyonuna uygun bir liderdi çünkü. En çok da "İslami radikalizasyon"a karşı Yahudi Devleti ile iyi anlaşıyordu; öyle ki, 13 Mayıs 1982'de Kenya</text:span><text:alphabetical-index-mark text:string-value=" " text:key1="Kenya"/><text:span text:style-name="T11">'da İsrail Savunma Bakanı Ariel Şaron</text:span><text:alphabetical-index-mark text:string-value=" " text:key1="Şaron, Ariel"/><text:span text:style-name="T11"> ve Adnan Kaşıkçı</text:span><text:alphabetical-index-mark text:string-value=" " text:key1="Kaşıkçı, Adnan"/><text:span text:style-name="T11"> ile "İran</text:span><text:alphabetical-index-mark text:string-value=" " text:key1="İran"/><text:span text:style-name="T11">'daki İslami rejimi Mossad</text:span><text:alphabetical-index-mark text:string-value=" " text:key1="Mossad"/><text:span text:style-name="T11"> kontrollü bir dar­be ile devirebilme" konulu gizli bir görüşme yapmıştı.</text:span><text:span text:style-name="T13"><text:note text:id="ftn136" text:note-class="endnote"><text:note-citation>cxxxvi</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s. 260-62; daha ayrıntılı bilgi için bkz. 4. bölüm. </text:span></text:p></text:note-body></text:note></text:span><text:span text:style-name="T11"> Numeyri</text:span><text:alphabetical-index-mark text:string-value=" " text:key1="Numeyri, Cafer"/><text:span text:style-name="T11"> rejimi sı­ra­sında, ayrıca, Mossad</text:span><text:alphabetical-index-mark text:string-value=" " text:key1="Mossadve Sudan"/><text:span text:style-name="T11"> Hartum'da bir istasyon kurmuş ve Sudan</text:span><text:alphabetical-index-mark text:string-value=" " text:key1="Sudan"/><text:span text:style-name="T11"> gizli ser­visi ile yakın bir işbirliği sağlamıştı.</text:span><text:span text:style-name="T13"><text:note text:id="ftn137" text:note-class="endnote"><text:note-citation>cxxxvi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48.</text:span></text:p></text:note-body></text:note></text:span></text:p>
      <text:p text:style-name="P79"><text:span text:style-name="T11">Ancak Numeyri</text:span><text:alphabetical-index-mark text:string-value=" " text:key1="Numeyri, Cafer"/><text:span text:style-name="T11">'nin devrilmesi ve Sudan</text:span><text:alphabetical-index-mark text:string-value=" " text:key1="Sudan"/><text:span text:style-name="T11">'ın 1989 yılında Hasan el-Turabi</text:span><text:alphabetical-index-mark text:string-value=" " text:key1="Turabi, Hasan el"/><text:span text:style-name="T11"> önderliğindeki İslami hareketin kontrolü altına geçmesinin ardından, Anya-Nya</text:span><text:alphabetical-index-mark text:string-value=" " text:key1="Anya-Nya örgütü"/><text:span text:style-name="T11"> hareketi yeniden silaha sarıldı. Bu kez </text:span><text:span text:style-name="T3">spla</text:span><text:span text:style-name="T11"> (Sudan Halk Kurtuluş Ordusu</text:span><text:alphabetical-index-mark text:string-value=" " text:key1="SudanSudan Halk Kurtuluş Ordusu"/><text:span text:style-name="T11">) adı altında ve John Garang</text:span><text:alphabetical-index-mark text:string-value=" " text:key1="Garang, John"/><text:span text:style-name="T11"> adlı eski bir gerillanın liderliğinde ör­gütlenen harket, Sudan yönetimi ile masaya oturmak için "İslam kanunları­nın yürürlükten kaldırılması" şartını öne sürdü, parlamento böyle bir ön şar­tı kabul etmeyince de kanlı bir iç savaş başlattı.</text:span></text:p>
      <text:p text:style-name="P79"><text:span text:style-name="T11">İslami rejime karşı "hortlayan" ayaklanmanın en büyük destekçisi ise eskiden olduğu gibi yine İsrail'di. Turabi</text:span><text:alphabetical-index-mark text:string-value=" " text:key1="Turabi, Hasan el"/><text:span text:style-name="T11">, ayrılıkçıların silahları hangi yollar­dan sağladığı sorusuna "Ne yazık ki İsrail ve bazı komşularımız bizimle savaşma­ları için Garang</text:span><text:alphabetical-index-mark text:string-value=" " text:key1="Garang, John"/><text:span text:style-name="T11">'ı silahlandırıyor" demişti.</text:span><text:span text:style-name="T13"><text:note text:id="ftn138" text:note-class="endnote"><text:note-citation>cxxxviii</text:note-citation><text:note-body><text:p text:style-name="Endnote"><text:span text:style-name="T22">Nehir</text:span><text:span text:style-name="T21"> (aylık dergi), Kasım</text:span><text:alphabetical-index-mark text:string-value=" " text:key1="Kasım, Albay Abdülkerim"/><text:span text:style-name="T21"> 1993.</text:span></text:p></text:note-body></text:note></text:span><text:span text:style-name="T11"> Zamanla ortaya çıkan bil­­gi­ler, hıristiyan ayaklanmacılara </text:span><text:soft-page-break/><text:span text:style-name="T11">Protestan ve Angilikan kiliseleri tarafın­dan tabutlar içinde getirilen silahların asıl kaynağının İsrail olduğunu ortaya çı­kardı. 1994 yazında ortaya çıkan bir habere göre Tel-Aviv'den havalanan si­lah dolu bir Boeing 707, Uganda</text:span><text:alphabetical-index-mark text:string-value=" " text:key1="Uganda"/><text:span text:style-name="T11">'daki Entebbe havaalanına inmiş ve kara­yolu aracılığıyla taşıdığı yüklü miktardaki silahı, Sudan Halk Kurtuluş Ordu­su</text:span><text:alphabetical-index-mark text:string-value=" " text:key1="SudanSudan Halk Kurtuluş Ordusu"/><text:span text:style-name="T11">'na ulaştırmıştı.</text:span><text:span text:style-name="T13"><text:note text:id="ftn139" text:note-class="endnote"><text:note-citation>cxxxix</text:note-citation><text:note-body><text:p text:style-name="Endnote"><text:span text:style-name="T22">Washington Report on Middle Affairs</text:span><text:span text:style-name="T21">, Haziran 1994.</text:span></text:p></text:note-body></text:note></text:span><text:span text:style-name="T11"> Bu arada John Garang</text:span><text:alphabetical-index-mark text:string-value=" " text:key1="Garang, John"/><text:span text:style-name="T11"> birliklerinin İsrail</text:span><text:alphabetical-index-mark text:string-value=" " text:key1="İsrailve Sudan iç savaşı"/><text:span text:style-name="T11">'de eğitildiği de orta­ya çıktı.</text:span><text:span text:style-name="T13"><text:note text:id="ftn140" text:note-class="endnote"><text:note-citation>cxl</text:note-citation><text:note-body><text:p text:style-name="Endnote"><text:span text:style-name="T22">Yörünge</text:span><text:span text:style-name="T21"> (haftalık dergi), 8 Aralık 1991.</text:span></text:p></text:note-body></text:note></text:span><text:span text:style-name="T11"> Yahudi Devleti, Hartum'daki rejime karşı, bir kez daha Gü­ney Sudan kartını oynuyordu. </text:span></text:p>
      <text:p text:style-name="P79"><text:span text:style-name="T11">İsrail'in müdahil olduğu kara kıtadaki iç savaşların bir diğeri de Çad</text:span><text:alphabetical-index-mark text:string-value=" " text:key1="Çad"/><text:span text:style-name="T11">'da yaşanmıştı. Yahudi Devleti, burada da müslümanlara karşı hıristiyan güçleri "kart" olarak kullanmıştı. 1980'de başlayan Çad iç savaşında, ülke Su­dan</text:span><text:alphabetical-index-mark text:string-value=" " text:key1="Sudan"/><text:span text:style-name="T11">'da olduğu gibi kuzeydeki müslümanlar ile güneydeki hıristiyan ve pa­ganlar arasında bölünmüştü. Kuzeyli müslümanların lideri Goukouni Oueddi idi. Güneyli hıristiyan/pagan ittifakın başında da Hissen Habré</text:span><text:alphabetical-index-mark text:string-value=" " text:key1="Habré, Hissen"/><text:span text:style-name="T11"> yer alı­yordu.</text:span></text:p>
      <text:p text:style-name="P79"><text:span text:style-name="T11">İsrail, </text:span><text:span text:style-name="T3">cıa</text:span><text:alphabetical-index-mark text:string-value=" " text:key1="CIAve Çad iç savaşı"/><text:alphabetical-index-mark text:string-value=" " text:key1="CIA"/><text:span text:style-name="T11"> ile birlikte Habré</text:span><text:alphabetical-index-mark text:string-value=" " text:key1="Habré, Hissen"/><text:span text:style-name="T11"> güçlerini desteklemiş ve onlara Sovyet yapımı silahlar vermişti. 1983'de Çad</text:span><text:alphabetical-index-mark text:string-value=" " text:key1="Çad"/><text:span text:style-name="T11">'da İsrail askeri danışmanlarının bulun­duğuna dair birkaç ayrı kaynaktan alınan raporlar yayınlandı. İsrail</text:span><text:alphabetical-index-mark text:string-value=" " text:key1="İsrailve Çad iç savaşı"/><text:span text:style-name="T11">'in çok ya­kın bir dostu olan Zaire</text:span><text:alphabetical-index-mark text:string-value=" " text:key1="Zaire"/><text:span text:style-name="T11"> diktatörü Mobutu</text:span><text:alphabetical-index-mark text:string-value=" " text:key1="Mobutu Sese Seko"/><text:span text:style-name="T11"> da devreye girmiş ve Habré</text:span><text:alphabetical-index-mark text:string-value=" " text:key1="Habré, Hissen"/><text:span text:style-name="T11"> bir­likleri ile İsrail arasındaki bağlantının rahat işlemesini sağlamıştı. Ağustos 1983'de ise İsrailli askeri uzmanların, 2.500 Zaire askeriyle birlikte Habré</text:span><text:alphabetical-index-mark text:string-value=" " text:key1="Habré, Hissen"/><text:span text:style-name="T11"> güçlerini desteklemek üzere Çad'a geldiği ortaya çıktı. Fransız kaynaklarına göre, 1983-1984 çatışmalarında Çad'da oniki İsrail askeri danışmanı bulunu­yor­du ama müslümanlar tarafından yakalanmamaları için 1984'de bölgeden uzak­laştırılmışlardı.</text:span><text:span text:style-name="T13"><text:note text:id="ftn141" text:note-class="endnote"><text:note-citation>cxli</text:note-citation><text:note-body><text:p text:style-name="Endnote"><text:span text:style-name="T21"><text:s/>Benjamin Beit-Hallahmi</text:span><text:alphabetical-index-mark text:string-value=" " text:key1="Hallahmi, Benjamin Beit"/><text:span text:style-name="T21">, </text:span><text:span text:style-name="T22">The Israeli Connection</text:span><text:alphabetical-index-mark text:string-value=" " text:key1="Hallahmi, Benjamin Beit"/><text:span text:style-name="T21">, s. 68.</text:span></text:p></text:note-body></text:note></text:span><text:span text:style-name="T11"> Ancak İsrail'in tüm bu çabaları olumlu sonuç vermedi. Çad iç savaşı, 1990 yılında müslümanların zaferi ile sona erdi. İsrail'in des­teklediği Hissen Habré</text:span><text:alphabetical-index-mark text:string-value=" " text:key1="Habré, Hissen"/><text:span text:style-name="T11"> ise beraberinde milyonlarca dolar olduğu halde, ül­ke­yi terketmek zorunda kaldı. </text:span></text:p>
      <text:p text:style-name="P66"/>
      <text:p text:style-name="P66"/>
      <text:h text:style-name="P45" text:outline-level="8"><text:soft-page-break/>İsrail'in "Azınlık" Kartı</text:h>
      <text:p text:style-name="P66"/>
      <text:p text:style-name="P79"><text:span text:style-name="T11">Yahudi Devleti'nin Ortadoğu'daki tüm bu iç savaşlardaki rolü kuşku­suz son derece önemli bir stratejik anlam taşımaktadır. Lübnan</text:span><text:alphabetical-index-mark text:string-value=" " text:key1="Lübnan"/><text:span text:style-name="T11">, Yemen</text:span><text:alphabetical-index-mark text:string-value=" " text:key1="Yemen"/><text:span text:style-name="T11">, Um­man</text:span><text:alphabetical-index-mark text:string-value=" " text:key1="Umman"/><text:span text:style-name="T11">, Çad</text:span><text:alphabetical-index-mark text:string-value=" " text:key1="Çad"/><text:span text:style-name="T11"> ve Sudan</text:span><text:alphabetical-index-mark text:string-value=" " text:key1="Sudan"/><text:span text:style-name="T11">'daki iç savaşların hepsinde de "İsrail parmağı"nın var olu­şu, bizlere "beka için parçalama" stratejisinin ne denli gerçekçi olduğunu ve İsrailliler tarafından ne denli ısrarlı bir biçimde uygulandığını göstermek­tedir. </text:span></text:p>
      <text:p text:style-name="P79"><text:span text:style-name="T11">Anlaşılmaktadır ki, Ortadoğu ülkelerindeki her iç çatışma, Batı Ku­düs'te büyük bir stratejik fırsat olarak görülmektedir. (Hatta öyle ki, İsrail, kla­sik Ortadoğu tanımının dışında kalan Kıbrıs</text:span><text:alphabetical-index-mark text:string-value=" " text:key1="Kıbrıs"/><text:span text:style-name="T11">'la da yakından ilgilenmekte, özellikle Rum kesimi ile ilginç işbirlikleri kurmaktadır.</text:span><text:span text:style-name="T13"><text:note text:id="ftn142" text:note-class="endnote"><text:note-citation>cxlii</text:note-citation><text:note-body><text:p text:style-name="P109"><text:span text:style-name="T21"><text:s/>Toprakları İsrail'in "Tevratsal sınırla</text:span><text:alphabetical-index-mark text:string-value=" " text:key1="&quot;Tevratsal sınırlar&quot;"/><text:span text:style-name="T21">r"ı içinde yer alan ülkelerden biri de Kıbrıs</text:span><text:alphabetical-index-mark text:string-value=" " text:key1="Kıbrıs"/><text:span text:style-name="T21">'tır. Hem bu nedenle, hem de Filistin</text:span><text:alphabetical-index-mark text:string-value=" " text:key1="Filistin"/><text:span text:style-name="T21">'e yönelik stratejik öneminden dolayı, Kıbrıs Yahudiler</text:span><text:alphabetical-index-mark text:string-value=" " text:key1="Yahudiler"/><text:span text:style-name="T21"> için tarih bo­yun­ca önemli bir yere sahip olmuştur. İsrail'in kurulmasından önce Filistin'e giden bir basa­mak, İsrail kurulduktan sonra da Yahudi Devleti için askeri yönden ve istihbarat açısından de­ğerli bir koz olarak görülmüştür. </text:span></text:p><text:p text:style-name="P109"><text:span text:style-name="T21">Kıbrıs</text:span><text:alphabetical-index-mark text:string-value=" " text:key1="Kıbrıs"/><text:span text:style-name="T21">'a yönelik Yahudi ilgisinin ilk somut örneği, Osmanlı'nın Kıbrıs'ı fethi sırasında gö­rülür. II. Selim'i Kıbrıs'ın fethi için ikna eden kişi, saraydaki Yahudi danışman Yasef Nassi'dir. Çetin Yetkin'in Türkiye'de Yahudiler</text:span><text:alphabetical-index-mark text:string-value=" " text:key1="Yahudiler"/><text:span text:style-name="T21"> adlı kitabında yazdığına göre de, Nassi bu işi "Kıbrıs Kralı" olabilmek için yapmıştır. (Çetin Yetkin, </text:span><text:span text:style-name="T22">Türkiye'de Yahudiler</text:span><text:span text:style-name="T21">, s. 86) Bundaki amacı ise, adanın "bir Yahudi yerleşim merkezi haline getirilmesi"dir. (Ahmet Gazioğlu, Kı</text:span><text:span text:style-name="T22">brıs'ta Türkler 1570-1878</text:span><text:span text:style-name="T21">, s. 10) Nassi'den sonra adaya merak saran bir başka Yahudi, 19. yüzyılın sonlarında İngiltere</text:span><text:alphabetical-index-mark text:string-value=" " text:key1="İngiltere"/><text:span text:style-name="T21"> Başbakanlığı koltuğuna oturan Benjamin D'Israeli olur. D'Israeli, çok sayıda Roma</text:span><text:alphabetical-index-mark text:string-value=" " text:key1="Roma İmparatorluğu"/><text:span text:style-name="T21">nyalı Yahudi'nin Kıbrıs'a transfer edilmesini sağlar. (</text:span><text:span text:style-name="T22">Encyclopædia Judaica</text:span><text:span text:style-name="T21">, Cilt 5, s. 1181)</text:span></text:p><text:p text:style-name="P109"><text:span text:style-name="T21">Ancak Kıbrıs</text:span><text:alphabetical-index-mark text:string-value=" " text:key1="Kıbrıs"/><text:span text:style-name="T21">'ın Yahudiler</text:span><text:alphabetical-index-mark text:string-value=" " text:key1="Yahudiler"/><text:span text:style-name="T21"> açısından taşıdığı önem, asıl olarak Siyonist hareketin ada üzerindeki talepleriyle ortaya çıkar. Siyasi Siyonizm</text:span><text:alphabetical-index-mark text:string-value=" " text:key1="Siyonizm"/><text:span text:style-name="T21">'in kurucusu Theodor Herzl</text:span><text:alphabetical-index-mark text:string-value=" " text:key1="Herzl, Theodor"/><text:span text:style-name="T21">, Kıbrıs ile ilgili düşüncelerini Siyonist hareketin finansörlerinden Lord Rothschild'e Temmuz 1902'de şöyle dile getirir: "Kıbrıs</text:span><text:alphabetical-index-mark text:string-value=" " text:key1="Kıbrıs"/><text:span text:style-name="T21">'ı düzene sokmalıyız ve bir gün Erez İsrail'in üzerine gitmeliyiz ve kuv­vet­le almalıyız. Kıbrıs'tan Müslümanlar gider, Rumlar iyi bir fiyata topraklarını satar, Ati­na'ya veya Girit'e göç eder. Filistin</text:span><text:alphabetical-index-mark text:string-value=" " text:key1="Filistin"/><text:span text:style-name="T21"> Yahudiler</text:span><text:alphabetical-index-mark text:string-value=" " text:key1="Yahudiler"/><text:span text:style-name="T21"> için çok küçük, bu nedenle Filistin'e yakın bir yer sağlamamız gerekiyor. Filistin'e Kıbrıs ve El Arish de dahil edilmelidir." (Şükrü Gürel, </text:span><text:span text:style-name="T22">Siyonist Plan ve Kıbrıs Milletlerarası Müstemleke Türk Yıllığı 1979</text:span><text:span text:style-name="T21">, ss. 83-95)</text:span></text:p><text:p text:style-name="P109"><text:span text:style-name="T21">Bu doğrultuda, Kıbrıs</text:span><text:alphabetical-index-mark text:string-value=" " text:key1="Kıbrıs"/><text:span text:style-name="T21">'taki Yahudi nüfusunu arttırmak için çeşitli yöntemler denenir. 1897'de İngiliz Hükümeti'nin isteğiyle JCA (Jewish Colonization Association), İngiltere</text:span><text:alphabetical-index-mark text:string-value=" " text:key1="İngiltere"/><text:span text:style-name="T21">'den 33 Rus Yahudi ailesini 3 koloni kurarak Kıbrıs'a yerleştirir. 1900-1906 yılları arasında da Siyonist önderlerden Warburg, Kıbrıs'ta Yahudi zirai yerleşimi ve köyleri oluşturulması konularıyla yakından ilgilenir ve JCA'yı bu amacında destekler. (</text:span><text:span text:style-name="T22">Encyclopædia Judaica</text:span><text:span text:style-name="T21">, Cilt 15, s. 1394 ve Cilt 16, s. 287)</text:span></text:p><text:p text:style-name="P109"><text:span text:style-name="T21">İlerleyen yıllarda da Siyonist hareket, Kıbrıs</text:span><text:alphabetical-index-mark text:string-value=" " text:key1="Kıbrıs"/><text:span text:style-name="T21">'ı müstakbel topraklarına katma planları yapar. Roger Garaudy, bu planlara şöyle değiniyor:</text:span></text:p><text:p text:style-name="P109"><text:span text:style-name="T21">"Daha 1937'de Ben Gurion</text:span><text:alphabetical-index-mark text:string-value=" " text:key1="Ben-Gurion, David"/><text:span text:style-name="T21">, İsrail'in sınırlarını Kitab-ı Mukaddes'ten bakarak çiziyordu. Ona göre İsrail toprağı beş bölümden meydana geliyordu: Litani</text:span><text:alphabetical-index-mark text:string-value=" " text:key1="Litani nehri"/><text:span text:style-name="T21">'ye kadar Güney Lübnan</text:span><text:alphabetical-index-mark text:string-value=" " text:key1="Lübnan"/><text:span text:style-name="T21">. Bu bölüme Ben Gurion</text:span><text:alphabetical-index-mark text:string-value=" " text:key1="Ben-Gurion, David"/><text:span text:style-name="T21"> 'Batı İsrail'in kuzey kısmı' diyor. Güney Suriye</text:span><text:alphabetical-index-mark text:string-value=" " text:key1="Suriye"/><text:span text:style-name="T21">, Ürdün</text:span><text:alphabetical-index-mark text:string-value=" " text:key1="Ürdün"/><text:span text:style-name="T21">, Filistin</text:span><text:alphabetical-index-mark text:string-value=" " text:key1="Filistin"/><text:span text:style-name="T21">, ki buna da 'İngiliz manda toprağı' diyor. Ve Sina</text:span><text:alphabetical-index-mark text:string-value=" " text:key1="Sina Yarımadası"/><text:span text:style-name="T21">. Ben Gurion</text:span><text:alphabetical-index-mark text:string-value=" " text:key1="Ben-Gurion, David"/><text:span text:style-name="T21"> kuzey sınırının da Suriye'nin Humus şehri yakınlarından geçmesini istiyordu. Zira (Tevrat'ın) 'Sayılar' kitabına göre (34/1-2-8), bu­ranın 'Kenan' ilinin kuzey sınırı olması lazımdı. 'Kitab'a daha çok bağlı Siyonistler ise 'Hama' şehrinin bugünkü 'Halep' olduğunu ileri sürüyorlardı. Diğer bazıları ise bu şehrin Tür­kiye'de bulunduğunu iddia etmekteydiler... Haham Adin Shteinsalz, 'İsrail'in Kıbrıs</text:span><text:alphabetical-index-mark text:string-value=" " text:key1="Kıbrıs"/><text:span text:style-name="T21"> ada­sı üzerindeki tarihi hakları'ndan söz etmişti. 1956'da Ben Gurion</text:span><text:alphabetical-index-mark text:string-value=" " text:key1="Ben-Gurion, David"/><text:span text:style-name="T21"> İsrail Meclisi'nde al­kış­lar arasında Sina</text:span><text:alphabetical-index-mark text:string-value=" " text:key1="Sina Yarımadası"/><text:span text:style-name="T21">'nın 'David ve Solomon krallarının krallığına ait' olduğunu ilan etmiş­ti..." (Roger Garaudy, </text:span><text:span text:style-name="T22">Siyonizm</text:span><text:alphabetical-index-mark text:string-value=" " text:key1="Siyonizm"/><text:span text:style-name="T22"> Dosyas</text:span><text:span text:style-name="T21">ı, ss. 31-32)</text:span></text:p><text:p text:style-name="P109"><text:span text:style-name="T21">Kıbrıs</text:span><text:alphabetical-index-mark text:string-value=" " text:key1="Kıbrıs"/><text:span text:style-name="T21"> üzerinde o dönemdeki en kapsamlı, en ayrıntılı ve en ırkçı Siyonist plan ise 1939'da yapıldı. "Kıbrıs uzmanı" Şükrü Gürel'in bildirdiğine göre,"Yahudi Sorununa Bir Çözüm" adını taşıyan bu plan, 11 Mart 1939'da 3 Yahudi lider tarafından İngiltere</text:span><text:alphabetical-index-mark text:string-value=" " text:key1="İngiltere"/><text:span text:style-name="T21"> Başbakanı Neville Chamberlain, Sömürgeler Bakanı Anthony Eden ve Amirallik 1. Lord'u Winston Churchill</text:span><text:alphabetical-index-mark text:string-value=" " text:key1="Churchill, Winston"/><text:span text:style-name="T21">'e sunuldu. Gürel şöyle yazar: "Bu plana göre Kıbrıs'taki Rum nüfusu boşaltılarak, Selanik'in bir bölgesine yerleştirileceklerdi. Selanik'teki Yahudiler ise Kıbrıs'a aktarılacaktı. Böylece Kıbrıs'ta Yahudiler</text:span><text:alphabetical-index-mark text:string-value=" " text:key1="Yahudiler"/><text:span text:style-name="T21">'e yer açılacak ve Selanikli Yahudiler, Kıbrıs'ta oluşacak yeni Yahudi topluluğunun çekirdeğini oluşturacaklardı. Tüm transfer giderleri Yahudi finansörler tara­fın­dan karşılanacaktı. Rumlar da Selanik'e transfer edilerek "Enosis" fikri yerine getirilmiş oluyordu. Bu yolla Rumlar da memnun ediliyordu. 1939'dan başlayarak Kıbrıs'ta Yahudi gö­çü kanunlaştırıldı ve uygulamaya geçildi." (Şükrü Gürel, </text:span><text:span text:style-name="T22">Siyonist Plan ve Kıbrıs Millet</text:span><text:span text:style-name="T21">­</text:span><text:span text:style-name="T22">lerarası Müstemleke Türk Yıllığı</text:span><text:span text:style-name="T21">, 1979, ss. 83,95)</text:span></text:p><text:p text:style-name="P109"><text:span text:style-name="T21">2. Dünya Savaşı sonunda da Kıbrıs</text:span><text:alphabetical-index-mark text:string-value=" " text:key1="Kıbrıs"/><text:span text:style-name="T21"> Filistin</text:span><text:alphabetical-index-mark text:string-value=" " text:key1="Filistin"/><text:span text:style-name="T21">'e Yahudi transferinde bir aracı işlevi gördü. İngiltere</text:span><text:alphabetical-index-mark text:string-value=" " text:key1="İngiltere"/><text:span text:style-name="T21">, Avrupa'dan Yahudiler</text:span><text:alphabetical-index-mark text:string-value=" " text:key1="Yahudiler"/><text:span text:style-name="T21">'i zorla gemilere bindirerek Kıbrıs'taki toplama kamplarına yolladı. Toplam sayıları 1946'dan 1948'e kadar 51.500 kişiydi. İsrail kurulunca bunlar top­luca İsrail'e göç ettirildiler. Avrupa'dan getirilip Kıbrıs'a yerleştirilen bu Yahudiler, burada düzenli gruplar halinde eğitilmeye başladılar. Çoğu Araplarla savaşmak için kurulan silahlı Siyonist örgüt Haganah</text:span><text:alphabetical-index-mark text:string-value=" " text:key1="Haganah"/><text:span text:style-name="T21">'a katıldı. (</text:span><text:span text:style-name="T22">Encyclopædia Judaica</text:span><text:span text:style-name="T21">, Cilt 5, s. 1182)</text:span></text:p><text:p text:style-name="P109"><text:span text:style-name="T21">İsrail kurulduktan sonra da Kıbrıs</text:span><text:alphabetical-index-mark text:string-value=" " text:key1="Kıbrıs"/><text:span text:style-name="T21"> Mossad</text:span><text:alphabetical-index-mark text:string-value=" " text:key1="Mossad"/><text:span text:style-name="T21"> açısından çok önemli bir yer haline geldi. Ronald Payne</text:span><text:alphabetical-index-mark text:string-value=" " text:key1="Ronald Payne"/><text:span text:style-name="T21"> </text:span><text:span text:style-name="T22">Israel's Most Secret Service</text:span><text:span text:style-name="T21"> adlı kitabında şöyle yazıyor:</text:span></text:p><text:p text:style-name="P109"><text:span text:style-name="T21">"Hiç şüphesiz, Mossad</text:span><text:alphabetical-index-mark text:string-value=" " text:key1="Mossad"/><text:span text:style-name="T21"> ajanları Kıbrıs</text:span><text:alphabetical-index-mark text:string-value=" " text:key1="Kıbrıs"/><text:span text:style-name="T21">'ta çalışır haldeydi. Bu ada, II. Dünya Savaşı</text:span><text:alphabetical-index-mark text:string-value=" " text:key1="Dünya Savaşı, I."/><text:span text:style-name="T21">'nda istih­barat ve planlama konularında coğrafi bir merkez oluşturuyordu... Öbür taraftan da Kıb­rıs'ta istihbarat servisine haber sağlayan bir İsrail büyükelçiliği vardı ki, Arap dünyasına ya­kın yerdeki adayı, dinleme merkezi olarak kullanıyordu." (Ronald Payne,</text:span><text:alphabetical-index-mark text:string-value=" " text:key1="Ronald Payne"/><text:span text:style-name="T21"> </text:span><text:span text:style-name="T22">Israel's Most Secret Service,</text:span><text:span text:style-name="T21"> s. 260)</text:span></text:p><text:p text:style-name="P109"><text:span text:style-name="T21">21 Eylül 1986 tarihli Nokta ise şöyle yazıyordu: "Adada, ada halkından çok casus yaşıyor ve bunların çoğunluğu da Mossad</text:span><text:alphabetical-index-mark text:string-value=" " text:key1="Mossad"/><text:span text:style-name="T21"> ajanları. Kıbrıs</text:span><text:alphabetical-index-mark text:string-value=" " text:key1="Kıbrıs"/><text:span text:style-name="T21">, İsrail'in bölgedeki gözü ve kulağı nite­liğin­deki en önemli organı durumunda. Mossad'ın yüzlerce casusu adada faaliyet gösteriyor... Ay­rıca İsrail Larnaka ve Limasol limanları aracılığıyla Lübnan</text:span><text:alphabetical-index-mark text:string-value=" " text:key1="Lübnan"/><text:span text:style-name="T21">'daki falanjistlere si­lah yar­dımında bulunuyor."</text:span></text:p><text:p text:style-name="P109"><text:span text:style-name="T21">Rıbhi Halloum'un, </text:span><text:span text:style-name="T22">Palestine Through Documents</text:span><text:span text:style-name="T21"> adlı kitabında bildirdiğine göre, (ss. 61-62) Güney Kıbrıs</text:span><text:alphabetical-index-mark text:string-value=" " text:key1="Kıbrıs"/><text:span text:style-name="T21"> Mossad'ın ana faaliyet alanlarından birini oluş­tu­ruyordu. 1972 ile 1988 arasında Mossad Güney Kıbrıs'ta dört önemli cinayet işlemişti.</text:span></text:p><text:p text:style-name="P109"><text:span text:style-name="T22">Hürriye</text:span><text:alphabetical-index-mark text:string-value=" " text:key1="Hürriyet"/><text:span text:style-name="T22">t</text:span><text:span text:style-name="T21">'in 16 Mart 1981 tarihli sayısındaki bir haberde ise şöyle yazıyordu: </text:span></text:p><text:p text:style-name="P109"><text:span text:style-name="T21">"Güney Kıbrıs</text:span><text:alphabetical-index-mark text:string-value=" " text:key1="Kıbrıs"/><text:span text:style-name="T21">'ı üs haline getiren İsrail Gizli Servisi bazı üst düzey Rum liderlerinin de ortaklığı ile Lefkoşe'de bir şirket kurdu. Şirketin adı: Securities Services Ltd... Adresi ise, Archbishop Makarios Caddesi No: 15, Lefkoşe. Ticaret Yasası hükümlerine göre kurulmuş yasal bir ticari şirket... Bu şirket güvenlik ihtiyacı içinde olanlara, özel muhafızlar sağlıyor. Bir Rum gazeteci ele geçirdiği belgelerle, bu şirketin gerçekte İsrail Gizli Servisi'nin bir kolu olduğunu açıklayıverdi... Mossad Ortadoğu'ya yönelik tüm istihbaratı bu şirket yoluyla sağlıyordu.</text:span></text:p><text:p text:style-name="P109"><text:span text:style-name="T21">Bu Mossad ajanı 'Rum pazarlamacılar' Arap ülkelerini dolaşıyorlar. Milyarder Arap şeyhlerine, hayatlarını korumak için çok iyi eğitilmiş muhafızların gerekliliği konusunda ikna edici sözler söylüyorlar. Milyarder Araplar, 'Ben kendi güvenliğimi kendim seçtiğim, ya da kendi yetiştirdiğim muhafızlarla sağlarım' dedi mi, başka ikna yöntemlerini sahneliyorlar... Örneğin suikast girişimi filan gibi... Amaç milyarderi öldürmek değil tabii... Çevresindeki muhafızların beş para etmediğini ona göstermek ve hayatının tehlikede olduğunu inan­dır­mak. Ardından çok yüksek ücretlerle korunmasını üstlenmek. Sonrası kolay, Amerika, İn­gi­liz, Fransız, Avusturyalı çok özel koşullarla eğitilmiş goriller artık milyarder arapların ya­kın çevresindeler. Bu gorillerin uyrukları değişik ama, aslında tümü İsrail asıllı. Dahası, İs­ra­il Gizli Servisi'nin en yetenekli, en gözde ajanları." (Ziya Akçapar, "Kıbrıs</text:span><text:alphabetical-index-mark text:string-value=" " text:key1="Kıbrıs"/><text:span text:style-name="T21"> Mektubu", </text:span><text:span text:style-name="T22">Hürriye</text:span><text:alphabetical-index-mark text:string-value=" " text:key1="Hürriyet"/><text:span text:style-name="T22">t</text:span><text:span text:style-name="T21">, 16 Mart 1981)</text:span></text:p><text:p text:style-name="P109"><text:span text:style-name="T21">Tüm bunlar, Kıbrıs</text:span><text:alphabetical-index-mark text:string-value=" " text:key1="Kıbrıs"/><text:span text:style-name="T21"> Rum Kesimi'nin pek çok açıdan İsrail için bir "koz" olduğunu göstermek­tedir. Bu nedenle de İsrail, çeşitli yöntemlerle Rumları desteklemiştir. Makarios dö­ne­minde kurulan iyi ilişkiler (</text:span><text:span text:style-name="T22">Le Monde</text:span><text:span text:style-name="T21">, 17 Temmuz 1974), İsrailli 30 uzman gerilla eğitim­cisi­nin Kıbrıs'ta ada Rumlarını gerilla savaşı konusunda eğitmesiyle gelişmiştir. (</text:span><text:span text:style-name="T22">Cumhuriyet</text:span><text:span text:style-name="T21">, 24 Eylül 1974)</text:span></text:p><text:p text:style-name="P109"><text:span text:style-name="T21">İki taraf arasındaki ilişkiler halen iyi biçimde devam etmektedir. Buna silahlandırma da dahildir. 29 Şubat 1996 tarihli Milliyet</text:span><text:alphabetical-index-mark text:string-value=" " text:key1="Milliyet"/><text:span text:style-name="T21">'te yer alan "İsrail savaş sanayi yetkilileri, Rum temsilciler Meclisi Savunma Komitesi üyeleriyle temas kurarak, İsrail'in silah deposunu kendilerine açabileceğini bildirdiler" şeklindeki haber, bunun bir işaretidir.</text:span></text:p><text:p text:style-name="P109"><text:span text:style-name="T21">Öte yandan ABD</text:span><text:alphabetical-index-mark text:string-value=" " text:key1="ABD"/><text:span text:style-name="T21">'de Kıbrıs</text:span><text:alphabetical-index-mark text:string-value=" " text:key1="Kıbrıs"/><text:span text:style-name="T21"> sorununun "çözümü" için görev alan ve hemen her zaman Rumlardan yana tavır alan isimlerin ağırlıklı olarak Yahudi lobisi</text:span><text:alphabetical-index-mark text:string-value=" " text:key1="ABDve İsrail lobisi"/><text:span text:style-name="T21">ne bağlı olmaları dikkat çe­kicidir. Ronald Reagan</text:span><text:alphabetical-index-mark text:string-value=" " text:key1="Reagan, Ronald"/><text:span text:style-name="T21"> döneminde 3 yıl Kıbrıs özel sorumlusu olan ABD Dışişleri Bakan Yar­dımcısı Richard Haas</text:span><text:alphabetical-index-mark text:string-value=" " text:key1="Haas, Richard"/><text:span text:style-name="T21">, ABD'nin Kıbrıs Özel Koordinatörü Nelson Ledsky, Carter</text:span><text:alphabetical-index-mark text:string-value=" " text:key1="Carter, Jimmy"/><text:span text:style-name="T21">'ın Kıb­rıs konusundaki özel temsilcisi Yahudi Clark Clifford, Rahşan Ecevit'in yakın dostu George Harris ve CIA</text:span><text:alphabetical-index-mark text:string-value=" " text:key1="CIA"/><text:span text:style-name="T21"> Ortadoğu Masası şefi Ellen Laipson</text:span><text:alphabetical-index-mark text:string-value=" " text:key1="Laipson, Ellen"/><text:span text:style-name="T21">, sözkonusu İsrail yanlısı Amerikalı Ya­hudiler</text:span><text:alphabetical-index-mark text:string-value=" " text:key1="YahudilerAmerikalı Yahudiler"/><text:alphabetical-index-mark text:string-value=" " text:key1="Yahudiler"/><text:span text:style-name="T21"> arasında ilk akla gelenlerdir. Richard Hoolbroke ise Amerikan yönetimi tarafından Kıbrıs sorununu çözmekle görevlendirilen en son Amerikalı Yahudi.</text:span></text:p><text:p text:style-name="P109"><text:span text:style-name="T21">Deniz kuvvetleri stratejisyeni Erol Mütercimler ise Kıbrıs</text:span><text:alphabetical-index-mark text:string-value=" " text:key1="Kıbrıs"/><text:span text:style-name="T21"> hakkında şunları söylüyor:</text:span></text:p><text:p text:style-name="P109"><text:span text:style-name="T21">"1960 veya 1959 sonu Ergenekon'un (Türk kontrgerillası) Kıbrıs</text:span><text:alphabetical-index-mark text:string-value=" " text:key1="Kıbrıs"/><text:span text:style-name="T21">'ta kurdurulmasının en önemli nedeni, ABD</text:span><text:alphabetical-index-mark text:string-value=" " text:key1="ABD"/><text:span text:style-name="T21">'nin o dönemde Kıbrıs'ın SSCB'nin eline geçmesini istememesi... Ayrıca Türkiye'nin ya da Yunanistan</text:span><text:alphabetical-index-mark text:string-value=" " text:key1="Yunanistan"/><text:span text:style-name="T21">'ın eline geçmesini de istemiyor. Dördüncü neden ise Kıbrıs'ın bağımsız üçüncü dünya devletlerinden biri olmasının istenmiyor olması. Çünkü Kıbrıs ABD için sabit bir uçak gemisi. Doğu Akdeniz'i Ortadoğu'yu ve Kuzey Afrika'yı buradan ra­hatlıkla denetleyebiliyor. İsrail için de çok önemli." (Erol Mütercimler, </text:span><text:span text:style-name="T22">Tempo</text:span><text:span text:style-name="T21">, 22 Ocak 1997)</text:span></text:p><text:p text:style-name="P109"><text:span text:style-name="T21">Bu arada İsrail, son dönemde Kıbrıs</text:span><text:alphabetical-index-mark text:string-value=" " text:key1="Kıbrıs"/><text:span text:style-name="T21">'ın Avrupa Birliği'ne girmesi çabalarına verdiği destekle tanınıyor. Kıbrıs'taki iki ayrı devleti zoraki bir biçimde birleştirmek ve böylece adayı Rum egemenliği altına sokmak amacını güden bu plan, KKTC Cumhurbaşkanı Rauf Denktaş'ın vurguladığı gibi, KKTC'ye karşı tasarlanan bir tuzaktır aslında. İsrail, işte bu planı desteklemektedir. Konuyla ilgili gazete haberi şöyledir:</text:span></text:p><text:p text:style-name="P109"><text:span text:style-name="T21">"İsrail hükümetinin, özel ilgi gösterdiği Kıbrıs</text:span><text:alphabetical-index-mark text:string-value=" " text:key1="Kıbrıs"/><text:span text:style-name="T21"> sorununun Rum tarafı lehine çözülmesi için, anahtar olarak kabul edilen ülkeler nezdinde girişimde bulunduğu kaydediliyor. Atina, Bonn, Paris ve Washington'daki İsrail büyükelçilerinin Kıbrıs sorunuyla ilgili temaslarda bu­lunduklarını belirten Simerini, İsrail'in Kıbrıs'ın Avrupa Birliği'ne tam üyelik konusunun ile­riye götürülmesinin gerekliliğini savunduğunu yazdı. Tel Aviv'in, Kıbrıs'ın AB'ye kısa sü­rede katılması yönündeki ısrarının ardında bölgedeki güvenlik sistemini güçlendirme kay­gısının yattığı bildiriliyor.</text:span></text:p><text:p text:style-name="P109"><text:span text:style-name="T21">Kıbrıs</text:span><text:alphabetical-index-mark text:string-value=" " text:key1="Kıbrıs"/><text:span text:style-name="T21">'ın AB üyeliğinin bölgesel güvenlik için uygun olduğu görüşünü taşıyan İsraillilerin, Türkiye'deki İslamcılığın güçlenip yayılmasından da endişe ettikleri bu yüzden de Türkiye'nin adanın kuzey bölümünü veya bütün Kıbrıs'ı denetleyebilecek bir çözüm şekline sıcak bakmadıkları ifade ediliyor. İsrail'in bu planının ardında, Türkiye'nin kendisi gibi bölgesel bir süper güç adayı olmasının yattığı ve Kıbrıs'ta Ankara varlığının yasallaşması halinde Tel-Aviv'in bölgeye yönelik bütün planlarının altüst olmasından endişe ettiği kaydediliyor. Bu arada, Atina'daki İsrail büyükelçisinin de yoğun bir faaliyet içinde bulunduğu ve Yunanlı yetkililerle odak noktası Kıbrıs olmak üzere sık sık temaslarda bulunduğu bildirildi." (</text:span><text:span text:style-name="T22">Gündem: Strateji Grubu Haber Bülteni, </text:span><text:span text:style-name="T21">1 Mayıs 1995, Sayı 8)</text:span></text:p><text:p text:style-name="P109"><text:span text:style-name="T21">Bu arada İsrail, "Türkiye ile yaptığı askeri anlaşmanın Kıbrıs</text:span><text:alphabetical-index-mark text:string-value=" " text:key1="Kıbrıs"/><text:span text:style-name="T21"> Rum kesimini olumsuz yönde etkilemeyeceği ve güvenliğini tehlikeye sokmayacağı yönünde Rum yönetimine güvence verdi". (</text:span><text:span text:style-name="T22">Yeni Yüzy</text:span><text:span text:style-name="T21">ıl</text:span><text:alphabetical-index-mark text:string-value=" " text:key1="Yeni Yüzyıl"/><text:span text:style-name="T21">, 21 Mayıs 1996) </text:span></text:p><text:p text:style-name="Endnote"><text:span text:style-name="T21">Tüm bunlar, Yahudi Devleti'nin Kıbrıs</text:span><text:alphabetical-index-mark text:string-value=" " text:key1="Kıbrıs"/><text:span text:style-name="T21"> üzerinde stratejik hedefleri olduğunu ve bunların ifası için de kendisine partner olarak Kıbrıs Rum Kesimi'ni seçtiğini gösteriyordu. </text:span></text:p></text:note-body></text:note></text:span><text:span text:style-name="T11">) Ortadoğu ülkele­rin­deki bu iç çatışmalar bir ülkenin parçalanmasına neden olabilir—ki İs­rail'in de en büyük amacı budur. Bunun yanısıra, parçalanma ile sonuçlanmasa bile, her iç çatışma en azından istikrarsızlık meydana getirir ve ülkeleri zayıflatır. Etrafındaki Müslüman/Arap denizini oluşturan ülkelerin istikrarsızlaşması ve güçsüzleşmesi ise, dünyaya Hıttin Korkusu gözlüğünden bakmakta ısrar eden Batı Kudüs açısından vazgeçilmez bir stratejik hedeftir. </text:span></text:p>
      <text:p text:style-name="P66">İsrail, tam ve gerçek bir "özür" ve "diyet"le beraber Müslüman/Arap dün­yasıyla barışmadıkça, Hıttin Korkusu'ndan kurtulamaz, Hıttin Korku­su'­­ndan kurtulmadıkça da bu "beka için parçalama" stratejisinden vazgeçemez. Belki etrafındaki bazı ülkeleri gerçekte birer ateşkes olan "barış süreç­le­ri" ile oyalayabilir, ama bu stratejiyi rafa kaldırması mümkün değildir. Ken­di­si için ebedi birer düşman olarak gördüğü Ortadoğu devletlerinin için­deki a­zınlıkları "kart" olarak görmeye ve kışkırtmaya devam edecektir.</text:p>
      <text:p text:style-name="P66">Ve işte baştan beridir tüm bu anlattıklarımız, bugün Ortadoğu'nun en önemli kanayan yaralarından biri olan ve Türkiye'nin başını da çokça ağ­rı­tan Kürt sorunu ile yakından ilgilidirler. </text:p>
      <text:p text:style-name="P79"><text:soft-page-break/><text:span text:style-name="T11">İngiliz araştırmacılar J. Bloch ve P. Fitzgerald, </text:span><text:span text:style-name="T12">British Intelligence and Covert Action</text:span><text:alphabetical-index-mark text:string-value=" " text:key1="British Intelligence and Covert Action (Bloch)"/><text:span text:style-name="T11"> (İngiliz İstihbaratı ve Gizli Operasyon) adlı kitaplarında, Gü­ney Sudan</text:span><text:alphabetical-index-mark text:string-value=" " text:key1="Sudan"/><text:span text:style-name="T11">lı hıristiyanların stratejik açıdan Irak</text:span><text:alphabetical-index-mark text:string-value=" " text:key1="Irak"/><text:span text:style-name="T11">lı Kürtler</text:span><text:alphabetical-index-mark text:string-value=" " text:key1="Kürtler"/><text:span text:style-name="T11">e benzediğini ve ay­nı onlar gibi dış güçler tarafından istikrarsızlık unsuru olarak kullanıldığına dik­kat çekerler.</text:span><text:span text:style-name="T13"><text:note text:id="ftn143" text:note-class="endnote"><text:note-citation>cxliii</text:note-citation><text:note-body><text:p text:style-name="Endnote"><text:span text:style-name="T21"><text:s/>J. Bloch &amp; P. Fitzgerald, </text:span><text:span text:style-name="T22">British Intelligence and Covert Action</text:span><text:span text:style-name="T21">, s. 159.</text:span></text:p></text:note-body></text:note></text:span><text:span text:style-name="T11"> Gerçekten de Güney Sudan ayaklanmasını "en etkili biçim­de" destekleyen Yahudi Devleti, 1960'ların başından bu yana Irak'ı destab­lize etmekte olan Kürt sorununun başlıca kışkırtıcısıdır. </text:span></text:p>
      <text:p text:style-name="P79"><text:span text:style-name="T11">Ve bu "İsrail parmağı", Irak</text:span><text:alphabetical-index-mark text:string-value=" " text:key1="Irak"/><text:span text:style-name="T11"> üzerinden Türkiye'ye, Türkiye'nin Güney­do­ğu</text:span><text:alphabetical-index-mark text:string-value=" " text:key1="TürkiyeGüneydoğu"/><text:span text:style-name="T11">'­su</text:span><text:alphabetical-index-mark text:string-value=" " text:key1="Türkiyegüneydoğu"/><text:span text:style-name="T11">na kadar da uzanmaktadır. Her ne kadar şimdilerde İsrail tarafından "müttefik" hanesine yazılsa da, Türkiye de sonuçta İsrail için uzun vadeli bir tehdittir çünkü. </text:span></text:p>
      <text:p text:style-name="P66">Şimdi, bir ucu Türkiye'nin en büyük sorununa kadar uzanan bu "İs­rail'in Kürt Kartı"nı incelemeye başlayabiliriz.</text:p>
      <text:p text:style-name="P66"/>
      <text:p text:style-name="P66"/>
      <text:p text:style-name="P66"/>
      <text:p text:style-name="P122">DÖRDÜNCÜ <text:s/>BÖLÜM</text:p>
      <text:p text:style-name="P22"/>
      <text:p text:style-name="P35"><text:span text:style-name="T35">Kuzey Irak</text:span><text:alphabetical-index-mark text:string-value=" " text:key1="Irak"/><text:alphabetical-index-mark text:string-value=" " text:key1="IrakKuzey Irak"/><text:span text:style-name="T35"> Dağları, 1961-75</text:span></text:p>
      <text:p text:style-name="P81"/>
      <text:p text:style-name="P66"/>
      <text:p text:style-name="P66">1931 yılının Ağustos ayıydı. </text:p>
      <text:p text:style-name="P79"><text:span text:style-name="T11">Reuven Şiloah</text:span><text:alphabetical-index-mark text:string-value=" " text:key1="Şiloah, Reuven"/><text:span text:style-name="T11">, kendisine Dünya Siyonist Örgütü</text:span><text:alphabetical-index-mark text:string-value=" " text:key1="Dünya Siyonist Örgütü"/><text:span text:style-name="T11">'nün ikinci adamı David Ben-Gurion</text:span><text:alphabetical-index-mark text:string-value=" " text:key1="Ben-Gurion, David"/><text:span text:style-name="T11"> tarafından verilen göreve çıkmak için eşyalarını topla­mış­tı. Zor bir yolculuğa çıkıyordu ve yirmi ikinci yaşgününü henüz kutlamamış genç bir adam olarak belki de taşıyabileceğinden ağır bir yükün altına girmişti. Bir okul öğretmeni görüntüsü altında sürdüreceği görev, gerçekte bir is­tih­ba­rat misyonuydu çünkü. </text:span></text:p>
      <text:p text:style-name="P79"><text:span text:style-name="T11">Şiloah</text:span><text:alphabetical-index-mark text:string-value=" " text:key1="Şiloah, Reuven"/><text:span text:style-name="T11">, Aralık 1909'da—Filistin</text:span><text:alphabetical-index-mark text:string-value=" " text:key1="Filistin"/><text:span text:style-name="T11">'in hala Osmanlı idaresinde olduğu sıra­larda—Kudüs'ün Ortodoks Yahudi mahallelerinden birinde Reuven Zas­lanski adıyla dünyaya gelmişti. Bir haham olan babası Yitzhak Zaslanski, oğ­lunu iyi bir dini eğitimden geçirmişti. Okuldaki hocaları ise Reuven'in kıv­rak zekasını ve ilginç yeteneklerini hemen farketmişlerdi. </text:span></text:p>
      <text:p text:style-name="P79"><text:span text:style-name="T11">Reuven'in Siyonist hareket adına çalışmaya başlaması ise, Haganah</text:span><text:alphabetical-index-mark text:string-value=" " text:key1="Haganah"/><text:span text:style-name="T11">'a gir­mesiyle olmuştu. Haganah, henüz İsrail devleti kurulmamışken, Dünya Siyo­nist Örgütü</text:span><text:alphabetical-index-mark text:string-value=" " text:key1="Dünya Siyonist Örgütü"/><text:span text:style-name="T11">'nün Filistin</text:span><text:alphabetical-index-mark text:string-value=" " text:key1="Filistin"/><text:span text:style-name="T11">'deki Yahudi cemaatini ("Yishuv") korumak ve dias­poradan gelen göçmenleri kollamak için kurduğu milis gücüydü. Reuven kısa sürede Haganah içinde sivrildi ve Ben-Gurion</text:span><text:alphabetical-index-mark text:string-value=" " text:key1="Ben-Gurion, David"/><text:span text:style-name="T11">'un dikkatini çekti. </text:span><text:span text:style-name="T14">Ben-Gurion</text:span><text:alphabetical-index-mark text:string-value=" " text:key1="Ben-Gurion, David"/><text:span text:style-name="T14">, onu istihbarat görevine atadı. İbranice'de "görevli" anlamına ge­len </text:span><text:span text:style-name="T15">shaliah</text:span><text:span text:style-name="T14"> kelimesinden türeyen "Şiloah</text:span><text:alphabetical-index-mark text:string-value=" " text:key1="Şiloah, Reuven"/><text:span text:style-name="T14">" ismini bu dönemde kod adı olarak kul­­landı ve daha sonra da "Şiloah</text:span><text:alphabetical-index-mark text:string-value=" " text:key1="Şiloah, Reuven"/><text:span text:style-name="T14">" onun soyadı haline geldi. </text:span></text:p>
      <text:p text:style-name="P79"><text:span text:style-name="T14">Gurion</text:span><text:alphabetical-index-mark text:string-value=" " text:key1="Ben-Gurion, David"/><text:span text:style-name="T14">, Reuven'e ilk büyük görevini 1931 yılında verdi. Görev, başta sözü­nü ettiğimiz geziydi; Reuven'den istenen şey yakında kurulması hedef­lenen Yahudi Devleti için Ortadoğu'nun siyasi ve demografik yapısıyla ilgili is­tihbarat toplamaktı. Yahudiler</text:span><text:alphabetical-index-mark text:string-value=" " text:key1="Yahudiler"/><text:span text:style-name="T14">, özellikle </text:span><text:soft-page-break/><text:span text:style-name="T14">de Siyonist hareketi yöneten elit Ya­hudiler, Ortadoğu'ya yabancıydılar ve bu coğrafya içindeki müstakbel dost­larını ve düşmanlarını şimdiden belirlemek istiyorlardı. Reuven, "Yahu­di devletinin potansiyel düşmanlarını tanımlamak, onlar hakkında kapsamlı bil­gi ve istihbarat elde etmek ve muhtemel müttefikler aramak" amacıyla yol­­culuğa çıkıyordu.</text:span><text:span text:style-name="T13"><text:note text:id="ftn144" text:note-class="endnote"><text:note-citation>cxliv</text:note-citation><text:note-body><text:p text:style-name="P105"/><text:p text:style-name="P105"/><text:p text:style-name="P110">DÖRDÜNCÜ BÖLÜM: KUZEY IRAK DAĞLARI, 1961-75</text:p><text:p text:style-name="P105"/><text:p text:style-name="Endnote"><text:span text:style-name="T21"><text:s/>Dan Raviv</text:span><text:alphabetical-index-mark text:string-value=" " text:key1="Raviv, Dan"/><text:span text:style-name="T21"> &amp; Yossi Melman, </text:span><text:span text:style-name="T22">Every Spy a Prince, </text:span><text:span text:style-name="T21">s. 20.</text:span></text:p></text:note-body></text:note></text:span><text:span text:style-name="T14"> </text:span></text:p>
      <text:p text:style-name="P79"><text:span text:style-name="T14">İlk misyonu, Ağustos 1931'dekiydi; Dünya Siyonist Örgütü</text:span><text:alphabetical-index-mark text:string-value=" " text:key1="Dünya Siyonist Örgütü"/><text:span text:style-name="T14">'ne bağlı olan Yahudi Ajansı (Jewish Agency)</text:span><text:alphabetical-index-mark text:string-value=" " text:key1="Yahudi Ajansı (Jewish Agency)"/><text:span text:style-name="T14"> onu Arap dünyasının derinliklerine, Irak</text:span><text:alphabetical-index-mark text:string-value=" " text:key1="Irak"/><text:span text:style-name="T14">'ın başkenti Bağdat'a gönderiyordu. Önceden ayarlanmış olan öğretmen­lik görüntüsünün yanında, bir de gazetecilik gibi ideal bir kılıf buldu kendi­ne ve tüm ülkeyi dolaşmaya başladı. Üç yıl boyunca Irak'ı gezdi ve hem çok de­ğer­li istihbarat bilgileri topladı, hem de daha sonra kullanılabilecek istih­barat bağlantıları kurdu. </text:span></text:p>
      <text:p text:style-name="P79"><text:span text:style-name="T14">Reuven'in Irak</text:span><text:alphabetical-index-mark text:string-value=" " text:key1="Irak"/><text:span text:style-name="T14"> misyonu sırasında edindiği izlenimlerin en önemlisi ise, ülkenin kuzeyindeki dağlık bölgede gördüğü insanlardı. Bu bölge, Kürt­ler</text:span><text:alphabetical-index-mark text:string-value=" " text:key1="Kürtler"/><text:span text:style-name="T14">in yaşadığı bölgeydi ve Reuven, bu insanlarla çok yakın ilişkiler kurmuş­tu. Dahası, Kürtler'in bir Arap ülkesinde yaşayan Arap olmayan bir azınlık ola­rak, Araplar'la mücadele edeceği aşikar olan müstakbel Yahudi Devleti için mükemmel bir müttefik olabilecekleri sonucuna varmıştı.</text:span></text:p>
      <text:p text:style-name="P79"><text:span text:style-name="T14">İsrailli gazeteciler Dan Raviv</text:span><text:alphabetical-index-mark text:string-value=" " text:key1="Raviv, Dan"/><text:span text:style-name="T14"> ve Yossi Melman</text:span><text:alphabetical-index-mark text:string-value=" " text:key1="Melman, Yossi"/><text:span text:style-name="T14">'a göre, İsrail'in 1950'­lerin sonunda uygulamaya başlayacağı—ve Araplar'ı Arap-olmayan un­sur­lar­la çevrelemeyi öngören—çevre stratejisi</text:span><text:alphabetical-index-mark text:string-value=" " text:key1="çevre stratejisi"/><text:span text:style-name="T14">nin çekirdeği, 1930'ların ba­şında Reuven Şiloah</text:span><text:alphabetical-index-mark text:string-value=" " text:key1="Şiloah, Reuven"/><text:span text:style-name="T14">'ın kafasında oluşan bu "çevresel felsefe"ydi.</text:span><text:span text:style-name="T13"><text:note text:id="ftn145" text:note-class="endnote"><text:note-citation>cxlv</text:note-citation><text:note-body><text:p text:style-name="Endnote"><text:span text:style-name="T22">Ibid., </text:span><text:span text:style-name="T21">s. 21.</text:span></text:p></text:note-body></text:note></text:span></text:p>
      <text:p text:style-name="P79"><text:span text:style-name="T14">Reuven Şiloah</text:span><text:alphabetical-index-mark text:string-value=" " text:key1="Şiloah, Reuven"/><text:span text:style-name="T14"> 1934 yılında Irak</text:span><text:alphabetical-index-mark text:string-value=" " text:key1="Irak"/><text:span text:style-name="T14"> misyonunu tamamladı ve Kudüs'e dön­dü. Haganah</text:span><text:alphabetical-index-mark text:string-value=" " text:key1="Haganah"/><text:span text:style-name="T14">, Filistin</text:span><text:alphabetical-index-mark text:string-value=" " text:key1="Filistin"/><text:span text:style-name="T14">'deki Yahudi toplumunun uzun vadeli çıkarlarını ko­rumak amacıyla bir istihbarat birimi kurma görevi verdi ona. Bu işi Saul Meyeroff (sonradan Saul Avigur</text:span><text:alphabetical-index-mark text:string-value=" " text:key1="Avigur, Saul"/><text:span text:style-name="T14">) ile birlikte üstlendi ve Mossad</text:span><text:alphabetical-index-mark text:string-value=" " text:key1="Mossad"/><text:span text:style-name="T14">'ın öncüsü sayılan Shai</text:span><text:alphabetical-index-mark text:string-value=" " text:key1="Shai"/><text:span text:style-name="T14"> adlı örgütü oluşturdu. İsrail Devleti'nin kurulmasının ardından da Mossad'ın ilk şefi oldu. İsrailli yazar Hagai Eshed</text:span><text:alphabetical-index-mark text:string-value=" " text:key1="Eshed, Hagai"/><text:span text:style-name="T14">'in </text:span><text:span text:style-name="T15">One-Man Mossa</text:span><text:alphabetical-index-mark text:string-value=" " text:key1="One-Man Mossad (Eshed)"/><text:span text:style-name="T15">d: Reuven Shiloah, </text:span><text:soft-page-break/><text:span text:style-name="T15">Father of Israeli Intelligence</text:span><text:span text:style-name="T14"> (Tek Adamlık Mossad: İsrail İstih­baratının Babası) adlı uzun makalesinde belirttiği gibi, Şiloah</text:span><text:alphabetical-index-mark text:string-value=" " text:key1="Şiloah, Reuven"/><text:span text:style-name="T14">, İsrail'in ilk 10 yı­lı boyunca istihbarat servisinin yapılanmasında olduğu kadar, dış politika­nın oluşumunda da büyük pay sahibiydi.</text:span><text:span text:style-name="T13"><text:note text:id="ftn146" text:note-class="endnote"><text:note-citation>cxlvi</text:note-citation><text:note-body><text:p text:style-name="Endnote"><text:span text:style-name="T21"><text:s/>Hagai Eshed, </text:span><text:span text:style-name="T22">One-Man Mossad</text:span><text:alphabetical-index-mark text:string-value=" " text:key1="Mossad"/><text:span text:style-name="T22">: Reuven Shiloah, Father of Israeli Intelligence</text:span><text:span text:style-name="T21">, s. 120; 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s. 18-94.</text:span></text:p></text:note-body></text:note></text:span></text:p>
      <text:p text:style-name="P79"><text:span text:style-name="T14">Reuven Şiloah</text:span><text:alphabetical-index-mark text:string-value=" " text:key1="Şiloah, Reuven"/><text:span text:style-name="T14">, 1930'lu ve 40'lı yıllarda yaptığı Ortadoğu gezileri sırasında edindiği istihbarat birikimini Mossad</text:span><text:alphabetical-index-mark text:string-value=" " text:key1="Mossad"/><text:span text:style-name="T14">'ın liderliğini üstlendiğinde yo­ğun biçimde kullanmaya başladı. Arap dünyasını iyi tanıyordu ve Yahudi Devleti'nin hayatta kalmak için bu dünyayı nasıl düzenlemesi gerektiğini de bi­liyordu. İyi bildiği işleri başında da, düşman gibi gözüken komşu ülkelerle gizli ilişkiler kurmak geliyordu. </text:span></text:p>
      <text:p text:style-name="P79"><text:span text:style-name="T14">Şiloah</text:span><text:alphabetical-index-mark text:string-value=" " text:key1="Şiloah, Reuven"/><text:span text:style-name="T14">'ın gizli ilişkiler kurduğu liderlerin başında Ürdün</text:span><text:alphabetical-index-mark text:string-value=" " text:key1="Ürdün"/><text:span text:style-name="T14">—o zamanlar "Transjordan"—kralı Abdullah geliyordu. Kral Abdullah</text:span><text:alphabetical-index-mark text:string-value=" " text:key1="Abdullah, Ürdün Kralı"/><text:span text:style-name="T14">, Şiloah</text:span><text:alphabetical-index-mark text:string-value=" " text:key1="Şiloah, Reuven"/><text:span text:style-name="T14">'ın kurduğu temaslar sonucunda Filistin</text:span><text:alphabetical-index-mark text:string-value=" " text:key1="Filistin"/><text:span text:style-name="T14"> topraklarının paylaşımı konusunda İsrail ile giz­li bir anlaşmaya varmıştı. 1948 savaşı</text:span><text:alphabetical-index-mark text:string-value=" " text:key1="Bağımsızlık Savaşı (İsrail)"/><text:span text:style-name="T14">nda bu anlaşma hayata geçirildi; İsrail bir­likleri BM</text:span><text:alphabetical-index-mark text:string-value=" " text:key1="BM"/><text:span text:style-name="T14"> tarafından Yahudi Devleti'ne ayrılan toprakların daha da faz­lasını işgal ettiler, ülkenin doğusundaki geriye kalan kısım, yani sonraki adıyla "Batı Şeria</text:span><text:alphabetical-index-mark text:string-value=" " text:key1="Batı Şeria"/><text:span text:style-name="T14">" ise Kral Abdullah</text:span><text:alphabetical-index-mark text:string-value=" " text:key1="Abdullah, Ürdün Kralı"/><text:span text:style-name="T14"> tarafından ele geçirildi. İki taraf ara­sın­daki bu gizli işbirliği sayesinde, bir "Filistin Devleti" henüz doğmadan yok edilmiş oluyordu. Abdullah, 1951 yılında bir suikaste kurban gidene dek Ya­hudi Devleti'nin gizli bir müttefiki olmayı sürdürdü; bunda, İsrail'­den aldığı onbinlerce dolarlık rüşvetin de büyük rolü vardı.</text:span><text:span text:style-name="T13"><text:note text:id="ftn147" text:note-class="endnote"><text:note-citation>cxlvii</text:note-citation><text:note-body><text:p text:style-name="Endnote"><text:span text:style-name="T21"><text:s/>Yossi Melman</text:span><text:alphabetical-index-mark text:string-value=" " text:key1="Melman, Yossi"/><text:span text:style-name="T21"> &amp; Dan Raviv</text:span><text:alphabetical-index-mark text:string-value=" " text:key1="Raviv, Dan"/><text:span text:style-name="T21">, </text:span><text:span text:style-name="T22">Behind the Uprising: Israelis, Jordanians, and Palestinians</text:span><text:span text:style-name="T21">; 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1.</text:span></text:p></text:note-body></text:note></text:span><text:span text:style-name="T14"> </text:span></text:p>
      <text:p text:style-name="P79"><text:span text:style-name="T14">Şiloah</text:span><text:alphabetical-index-mark text:string-value=" " text:key1="Şiloah, Reuven"/><text:span text:style-name="T14">'ın bağlantı kurduğu bir diğer Arap lideri, Suriye</text:span><text:alphabetical-index-mark text:string-value=" " text:key1="Suriye"/><text:span text:style-name="T14">'de Mart 1949'­da askeri bir darbe ile iktidarı ele geçiren Albay Hüsnü Zaim</text:span><text:alphabetical-index-mark text:string-value=" " text:key1="Zaim, Albay Hüsnü"/><text:span text:style-name="T14">'di. İsrail'e dik­kat çekici derecede sıcak bir yaklaşım sergileyen Zaim'in bu barışse­ver­li­ği­nin ardında Yahudi Devleti'nden aldığı rüşvetlerin yattığı yıllar sonra or­taya çık­tı.</text:span><text:span text:style-name="T13"><text:note text:id="ftn148" text:note-class="endnote"><text:note-citation>cxlviii</text:note-citation><text:note-body><text:p text:style-name="Endnote"><text:span text:style-name="T21"><text:s/>Avi Shlaim, </text:span><text:span text:style-name="T22">Collusion Across the Jordan</text:span><text:span text:style-name="T21">, s. 423.</text:span></text:p></text:note-body></text:note></text:span></text:p>
      <text:p text:style-name="P79"><text:span text:style-name="T14">Ancak Şiloah</text:span><text:alphabetical-index-mark text:string-value=" " text:key1="Şiloah, Reuven"/><text:span text:style-name="T14">, İsrail'in Arap liderlerle kurduğu bu tür gizli ilişkilerin Orta­doğu'daki temel politik ve stratejik gerçekleri değiştiremeyeceğinin far­kındaydı. Araplar, İsrail'e düşman olmaya ve onunla içinde bulundukları "sa­­vaş hali"ni korumaya devam edeceklerdi. Nitekim, Arap toplumlarında yer­­leşik olan güçlü anti-Siyonist eğilim, Yahudi Devleti'ne karşı tavizkar dav­ra­nan </text:span><text:soft-page-break/><text:span text:style-name="T14">monarşileri 1950'lerde başlayan radikalizm dalgasıyla birlikte bi­rer birer yıkmaya başladı. </text:span></text:p>
      <text:p text:style-name="P79"><text:span text:style-name="T14">Şiloah</text:span><text:alphabetical-index-mark text:string-value=" " text:key1="Şiloah, Reuven"/><text:span text:style-name="T14">, işte bu nedenle Arap liderlerle rüşvet ilişkileri kurmaktan daha ka­lıcı bir bölgesel düzenlemeye ihtiyaç olduğu sonucuna vardı. Orta­do­ğu'­nun demografik ve siyasi yapısıyla ilgili birikimi, ona bu yönde yol da gös­teriyordu: Araplar'ın çevresinde ve içinde çok sayıda Arap-olmayan ele­ment vardı ve Yahudi Devleti, bunlarla ittifak yapabilirdi. Şiloah</text:span><text:alphabetical-index-mark text:string-value=" " text:key1="Şiloah, Reuven"/><text:span text:style-name="T14">'ın kafa­sında o­lu­şan ve Ben-Gurion</text:span><text:alphabetical-index-mark text:string-value=" " text:key1="Ben-Gurion, David"/><text:span text:style-name="T14"> tarafından da benimsenen bu strateji, önceki bö­lümde in­ce­lediğimiz çevre stratejisi</text:span><text:alphabetical-index-mark text:string-value=" " text:key1="çevre stratejisi"/><text:span text:style-name="T14">ydi ve 50'li yılların sonlarında uygulama­ya kondu. </text:span><text:bookmark-start text:name="Israel_Kurds75"/></text:p>
      <text:p text:style-name="P79"><text:span text:style-name="T14">Şiloah</text:span><text:alphabetical-index-mark text:string-value=" " text:key1="Şiloah, Reuven"/><text:span text:style-name="T14">, çevre stratejisi</text:span><text:alphabetical-index-mark text:string-value=" " text:key1="çevre stratejisi"/><text:span text:style-name="T14">nin bir parçası olan Arap ülkelerindeki azın­lık­lar­la ilişki kurma projesine el attığında ise, ilk olarak, 1930'ların başında Ku­zey Irak</text:span><text:alphabetical-index-mark text:string-value=" " text:key1="Irak"/><text:alphabetical-index-mark text:string-value=" " text:key1="IrakKuzey Irak"/><text:span text:style-name="T14"> dağlarında tanıştığı insanları hatırladı. </text:span></text:p>
      <text:p text:style-name="P70"/>
      <text:p text:style-name="P70"/>
      <text:p text:style-name="P79"><text:span text:style-name="T27">Çevre Stratejisi'nin Irak</text:span><text:alphabetical-index-mark text:string-value=" " text:key1="Irak"/><text:span text:style-name="T27"> Uyarlaması</text:span></text:p>
      <text:p text:style-name="P71"/>
      <text:p text:style-name="P79"><text:span text:style-name="T14">1961 yılı, Kuzey Irak</text:span><text:alphabetical-index-mark text:string-value=" " text:key1="Irak"/><text:alphabetical-index-mark text:string-value=" " text:key1="IrakKuzey Irak"/><text:span text:style-name="T14">'taki Kürtler</text:span><text:alphabetical-index-mark text:string-value=" " text:key1="Kürtler"/><text:span text:style-name="T14"> adına önemli bir yıldı. Bağdat reji­minin Arap milliyetçiliğine dayalı sert ve asimilasyonist politikasından rahat­sız olan Kürtler, o yıl, ünlü Barzani aşireti</text:span><text:alphabetical-index-mark text:string-value=" " text:key1="Barzani aşireti"/><text:span text:style-name="T14">nin liderliği altında silahlı bir is­­yan başlattılar. Çeşitli iniş çıkışlara rağmen 1975 yılına dek sürecek olan bu ilk isyan, doğal olarak çeşitli "dış güçler"in de ilgisini çekti. </text:span></text:p>
      <text:p text:style-name="P79"><text:span text:style-name="T14">Tahmin edilebileceği gibi, bu dış güçlerin başında İsrail geliyordu. İler­leyen dönemde İran</text:span><text:alphabetical-index-mark text:string-value=" " text:key1="İran"/><text:span text:style-name="T14"> ve </text:span><text:span text:style-name="T4">abd</text:span><text:alphabetical-index-mark text:string-value=" " text:key1="ABD"/><text:span text:style-name="T14"> de Kürt isyanının destekçiliğine soyunacak, "Kürt kartı"nı kurcalayacaklardı. Hatta çoğu insan "Kürt kartı"nın asıl sahip­lerinin bu iki ülke olduğunu düşünecekti. Oysa Kürt isyanına hem ilk el a­tan, hem de bu kartı çok daha uzun vadeli ve stratejik bir bakış açısıyla de­ğer­lendiren ülke, İsrail'di. </text:span></text:p>
      <text:p text:style-name="P79"><text:span text:style-name="T14">1961'de patlak veren isyan, kısa süre içinde İsrailliler'in ilgi alanına gir­di ve Kürtler</text:span><text:alphabetical-index-mark text:string-value=" " text:key1="Kürtler"/><text:span text:style-name="T14">le temas kurdular. Reuven Shiolah'ın 1930'lu </text:span><text:soft-page-break/><text:span text:style-name="T14">yıllardaki temas­­larının hem bilgi hem de bağlantı olarak faydasını da görüyorlardı; Ra­viv</text:span><text:alphabetical-index-mark text:string-value=" " text:key1="Raviv, Dan"/><text:span text:style-name="T14"> ve Melman</text:span><text:alphabetical-index-mark text:string-value=" " text:key1="Melman, Yossi"/><text:span text:style-name="T14">'a göre, Kürt misyonunu üstlenen İsrail ajanları, "Şiloah</text:span><text:alphabetical-index-mark text:string-value=" " text:key1="Şiloah, Reuven"/><text:span text:style-name="T14">'ın a­yak izleri üzerinde ilerliyorlardı".</text:span><text:span text:style-name="T13"><text:note text:id="ftn149" text:note-class="endnote"><text:note-citation>cxlix</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2.</text:span></text:p></text:note-body></text:note></text:span><text:span text:style-name="T14"> </text:span></text:p>
      <text:p text:style-name="P79"><text:span text:style-name="T14">İlk önemli temas ise, 1964 yılında gerçekleşti. O zamanlar Savunma Ba­­kan Yardımcısı olan Şimon Peres</text:span><text:alphabetical-index-mark text:string-value=" " text:key1="Peres, Şimon"/><text:span text:style-name="T14">, Kürt hareketi içinde önemli bir yere sahip olan ve uzun yıllar Kürtler</text:span><text:alphabetical-index-mark text:string-value=" " text:key1="Kürtler"/><text:span text:style-name="T14">in Avrupa temsilcisi sıfatını taşıyan Dr. Kumran Ali Bedir-Han</text:span><text:alphabetical-index-mark text:string-value=" " text:key1="Bedir-Han, Kumran Ali"/><text:span text:style-name="T14"> ile gizlice bir araya geldi. Bedir-Han, 1940'lı ve 50'li yıl­lar­da İsrail adına ajanlık yapmıştı ve dolayısıyla diyaloğun yeniden baş­latıl­ması için en uygun aracıydı.</text:span><text:span text:style-name="T13"><text:note text:id="ftn150" text:note-class="endnote"><text:note-citation>cl</text:note-citation><text:note-body><text:p text:style-name="Endnote"><text:span text:style-name="T21"><text:s/>Ian Black &amp; Benny Morris, </text:span><text:span text:style-name="T22">Israel's Secret Wars</text:span><text:alphabetical-index-mark text:string-value=" " text:key1="Israel's Secret Wars (Black, Morris)"/><text:span text:style-name="T22">, </text:span><text:span text:style-name="T21">s. 184.</text:span></text:p></text:note-body></text:note></text:span><text:span text:style-name="T14"> Hatta İsrail'in Ortadoğu ülkelerindeki azın­lık­lara destek vererek düşmanlarını zayıflatabileceği, bunun için en uygun a­zın­lıkların başında da Kürtler'in geldiği tezi, 1948'de Bedir-Han'ın kendisi ta­ra­­fından öne sürülmüştü.</text:span><text:span text:style-name="T13"><text:note text:id="ftn151" text:note-class="endnote"><text:note-citation>cli</text:note-citation><text:note-body><text:p text:style-name="Endnote"><text:span text:style-name="T21"><text:s/>Kürt hareketinin Avrupa temsilcisi Kumran Ali Bedir-Han</text:span><text:alphabetical-index-mark text:string-value=" " text:key1="Bedir-Han, Kumran Ali"/><text:span text:style-name="T21">, 1948'de İsrail Dışişleri Bakanlığı'nın Ortadoğu İşleri Departmanı'na sunduğu bir raporda, İsrail'in Suriye</text:span><text:alphabetical-index-mark text:string-value=" " text:key1="Suriye"/><text:span text:style-name="T21"> ve Lübnan</text:span><text:alphabetical-index-mark text:string-value=" " text:key1="Lübnan"/><text:span text:style-name="T21">'daki azınlıkları isyana teşvik ederek bu ülkeleri destablize edebi­le­ce­ği­nin altını çizmişti. Raporda, Dürzi</text:span><text:alphabetical-index-mark text:string-value=" " text:key1="Dürziler"/><text:span text:style-name="T21">ler, Maruni</text:span><text:alphabetical-index-mark text:string-value=" " text:key1="Maruniler"/><text:alphabetical-index-mark text:string-value=" " text:key1="LübnanMaruniler"/><text:span text:style-name="T21">ler ve Kürtler</text:span><text:alphabetical-index-mark text:string-value=" " text:key1="Kürtler"/><text:span text:style-name="T21">'in İsrail'in doğal müt­te­fikleri olduğu vurgulanıyor, Yahudi Devleti'nden gelecek yardım­la­rın da, özel­likle "Kürt ulusal mücadelesi"nde önemli rol oynayabileceği belir­tili­yor­du. bkz. Ian Black &amp; Benny Morris. </text:span><text:span text:style-name="T22">Israel's Secret War</text:span><text:alphabetical-index-mark text:string-value=" " text:key1="Israel's Secret Wars (Black, Morris)"/><text:span text:style-name="T22">s</text:span><text:span text:style-name="T21">, s. 65.</text:span></text:p></text:note-body></text:note></text:span><text:span text:style-name="T14"> </text:span></text:p>
      <text:p text:style-name="P79"><text:span text:style-name="T14">Peres</text:span><text:alphabetical-index-mark text:string-value=" " text:key1="Peres, Şimon"/><text:span text:style-name="T14"> ile Bedir-Han arasındaki bu görüşmede Kürt gerilla (Peşmerge) subaylarından bir grubun İsrailliler'den askeri eğitim almasına karar verildi. "Merved</text:span><text:alphabetical-index-mark text:string-value=" " text:key1="Kürtler&quot;Merved&quot; operasyonu"/><text:span text:style-name="T14">" (Halı) adı verilen bu gizli operasyon Ağustos 1965'te başladı ve üç ay kadar sürdü. İsrail, çok önem verdiği Kürtler</text:span><text:alphabetical-index-mark text:string-value=" " text:key1="Kürtler"/><text:span text:style-name="T14">e danışmanlık yapmak ve on­ları eğitmek üzere bölgeye en iyi istihbaratçılarından Tuğgeneral Tsuri Sa­guy</text:span><text:alphabetical-index-mark text:string-value=" " text:key1="Saguy, Tsuri"/><text:alphabetical-index-mark text:string-value=" " text:key1="Saguy, Yehoshua"/><text:span text:style-name="T14">, Yarbay Haim Levakov</text:span><text:alphabetical-index-mark text:string-value=" " text:key1="Levakov, Haim"/><text:span text:style-name="T14"> ve Albay Arik Regev</text:span><text:alphabetical-index-mark text:string-value=" " text:key1="Regev, Arik"/><text:span text:style-name="T14">'i göndermişti.</text:span><text:span text:style-name="T13"><text:note text:id="ftn152" text:note-class="endnote"><text:note-citation>clii</text:note-citation><text:note-body><text:p text:style-name="Endnote"><text:span text:style-name="T21"><text:s/>Shmuel Segev, </text:span><text:span text:style-name="T22">HaMeshulash HaIrani</text:span><text:span text:style-name="T21">, Tel Aviv, 1981, s. 214; Ian Black &amp; Benny Morris, </text:span><text:span text:style-name="T22">Israel's Secret War</text:span><text:alphabetical-index-mark text:string-value=" " text:key1="Israel's Secret Wars (Black, Morris)"/><text:span text:style-name="T21">s, s. 184.</text:span></text:p></text:note-body></text:note></text:span></text:p>
      <text:p text:style-name="P79"><text:span text:style-name="T14">Aynı</text:span><text:alphabetical-index-mark text:string-value=" " text:key1="İsrailve Kürtler"/><text:span text:style-name="T14"> yıl</text:span><text:alphabetical-index-mark text:string-value=" " text:key1="Kürtlerve İsrail"/><text:span text:style-name="T14"> içinde zamanın üst düzey Mossad</text:span><text:alphabetical-index-mark text:string-value=" " text:key1="Mossadve Kürtler"/><text:span text:style-name="T14"> görevlilerinden David Kim­che</text:span><text:alphabetical-index-mark text:string-value=" " text:key1="Kimche, David"/><text:span text:style-name="T14">'nin yanında bir grup gizli servis görevlisi, gizlice Irak</text:span><text:alphabetical-index-mark text:string-value=" " text:key1="Irak"/><text:span text:style-name="T14">'a geçerek Kürt­ler</text:span><text:alphabetical-index-mark text:string-value=" " text:key1="Kürtler"/><text:span text:style-name="T14">le yeni ve daha kapsamlı bir görüşme daha gerçekleştirdiler.</text:span><text:span text:style-name="T13"><text:note text:id="ftn153" text:note-class="endnote"><text:note-citation>cl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5.</text:span></text:p></text:note-body></text:note></text:span><text:span text:style-name="T14"> Ertesi yıl, İsrail kabinesinde yer alan ve eski bir Aliyah B</text:span><text:alphabetical-index-mark text:string-value=" " text:key1="MossadAliyah B"/><text:span text:style-name="T14"> (Mossad'ın Yahudi göç­le­ri ile ilgili kolu) görevlisi olan Aryeh (Lova) Eliav</text:span><text:alphabetical-index-mark text:string-value=" " text:key1="Eliav, Aryeh"/><text:span text:style-name="T14">, katır sırtında yaptığı ma­ce­ra­lı bir yolculukla Kürt ayaklanmacıların karargahına vardı. Eliav</text:span><text:alphabetical-index-mark text:string-value=" " text:key1="Eliav, Aryeh"/><text:span text:style-name="T14">, eli boş da gelmemiş, yanında kapsamlı bir heyet ve hatta bir de 3 doktor ve 3 hemşi­re­den oluşan bir "seyyar hastane" getirmişti, Bağdat hükümetine karşı sava­şırken yaralanan Kürtler tedavi olsunlar diye.</text:span><text:span text:style-name="T13"><text:note text:id="ftn154" text:note-class="endnote"><text:note-citation>cliv</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83.</text:span></text:p></text:note-body></text:note></text:span><text:span text:style-name="T14"> Eliav</text:span><text:alphabetical-index-mark text:string-value=" " text:key1="Eliav, Aryeh"/><text:span text:style-name="T14">, burada isyanın lide­ri Molla Mustafa Barzani</text:span><text:alphabetical-index-mark text:string-value=" " text:key1="Barzani, Molla Mustafa"/><text:alphabetical-index-mark text:string-value=" " text:key1="Barzani, Molla Mustafa"/><text:span text:style-name="T14"> ile görüşmüş, hatta ona Knesset</text:span><text:alphabetical-index-mark text:string-value=" " text:key1="Knesset"/><text:span text:style-name="T14">'in yedinci ça­lış­ma döneminin başlaması nedeniyle piyasaya sürülen altın bir madalyon he­diye etmişti. Kuzey Irak</text:span><text:alphabetical-index-mark text:string-value=" " text:key1="IrakKuzey Irak"/><text:span text:style-name="T14"> </text:span><text:soft-page-break/><text:span text:style-name="T14">dağlarında yapılan görüşme, "İsrail'in, Kürt dev­leti</text:span><text:alphabetical-index-mark text:string-value=" " text:key1="Kürt devleti projesi"/><text:span text:style-name="T14"> ve halkının kalkınması için askeri, ekonomik ve teknik yardım verme is­teği" etrafında şekillenmişti.</text:span><text:span text:style-name="T13"><text:note text:id="ftn155" text:note-class="endnote"><text:note-citation>clv</text:note-citation><text:note-body><text:p text:style-name="Endnote"><text:span text:style-name="T21"><text:s/>Edmond Gharib, </text:span><text:span text:style-name="T22">The Kurdish Question In Iraq</text:span><text:span text:style-name="T21">, s. 142.</text:span></text:p></text:note-body></text:note></text:span><text:span text:style-name="T14"> Bu gelişmelerin ardından İsrailli uzmanların da katılım ve yardımıyla Barzani 1966 Haziran'ında Irak ordusuna büyük bir sal­dırı başlattı.</text:span></text:p>
      <text:p text:style-name="P79"><text:span text:style-name="T14">Kürt</text:span><text:alphabetical-index-mark text:string-value=" " text:key1="Kürtlerve İsrail"/><text:span text:style-name="T14"> isyanı boyunca İsrail Barzani gerillalarına para yardımında da bu­­lun­muştu. Ünlü Amerikalı gazeteci Jack Anderson, </text:span><text:span text:style-name="T15">Washington Post</text:span><text:alphabetical-index-mark text:string-value=" " text:key1="Washington Post"/><text:span text:style-name="T14">'taki bir makalesinde şöyle yazıyordu: "Her ay kimliği belli olmayan bir İsrail yet­kilisi İran</text:span><text:alphabetical-index-mark text:string-value=" " text:key1="İran"/><text:span text:style-name="T14"> sınırından Irak</text:span><text:alphabetical-index-mark text:string-value=" " text:key1="Irak"/><text:span text:style-name="T14">'a gizlice girerek Kürt lider Molla Mustafa Bar­zani</text:span><text:alphabetical-index-mark text:string-value=" " text:key1="Barzani, Molla Mustafa"/><text:alphabetical-index-mark text:string-value=" " text:key1="Barzani, Molla Mustafa"/><text:span text:style-name="T14">'ye 50 bin Amerikan doları veriyor. Bu para Kürtler</text:span><text:alphabetical-index-mark text:string-value=" " text:key1="Kürtler"/><text:span text:style-name="T14">'in, İsrail aleyhtarı olan Irak hükümetine karşı faaliyetlerini sürdürmelerini sağlıyor."</text:span><text:span text:style-name="T13"><text:note text:id="ftn156" text:note-class="endnote"><text:note-citation>clvi</text:note-citation><text:note-body><text:p text:style-name="Endnote"><text:span text:style-name="T21"><text:s/>Jack Anderson, </text:span><text:span text:style-name="T22">Washington Post</text:span><text:alphabetical-index-mark text:string-value=" " text:key1="Washington Post"/><text:span text:style-name="T21">, 18 Eylül 1972; 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46.</text:span></text:p></text:note-body></text:note></text:span></text:p>
      <text:p text:style-name="P79"><text:span text:style-name="T14">Anderson'ın o sıralarda yayınlanan bir </text:span><text:span text:style-name="T4">cıa</text:span><text:alphabetical-index-mark text:string-value=" " text:key1="CIA"/><text:span text:style-name="T14"> raporuna dayanarak ver­diği bilgiler arasında, Molla Mustafa Barzani</text:span><text:alphabetical-index-mark text:string-value=" " text:key1="Barzani, Molla Mustafa"/><text:alphabetical-index-mark text:string-value=" " text:key1="Barzani, Molla Mustafa"/><text:span text:style-name="T14"> ile dönemin Mossad</text:span><text:alphabetical-index-mark text:string-value=" " text:key1="Mossad"/><text:span text:style-name="T14"> şefi Zvi Za­mir</text:span><text:alphabetical-index-mark text:string-value=" " text:key1="Zamir, Zvi"/><text:span text:style-name="T14"> arasındaki yakın ilişki de vardı. Sözkonusu rapora göre, Zamir, en azın­dan bir kez Barzani'yi Kuzey Irak</text:span><text:alphabetical-index-mark text:string-value=" " text:key1="Irak"/><text:alphabetical-index-mark text:string-value=" " text:key1="IrakKuzey Irak"/><text:span text:style-name="T14">'taki karargahında ziyaret etmiş ve ondan Bağdat hükümetine karşı yürütülen saldırı ve sabotajların dozunu artır­masını "rica" etmişti. Bunun yanında, Irak'taki Yahudiler</text:span><text:alphabetical-index-mark text:string-value=" " text:key1="Yahudiler"/><text:span text:style-name="T14">'in İsrail'e gizlice göç edebilmeleri için de Barzani'den yardım istenmişti. Bu tür "rica"ların hep­si, Barzani tarafından olumlu karşılanıyor, İsrailliler de her ay düzenli ve­rilen 50 bin dolarlık yardımların dışında, ekstra 50 binlik "paket"ler veri­yor­lardı Kürtler</text:span><text:alphabetical-index-mark text:string-value=" " text:key1="Kürtler"/><text:span text:style-name="T14">e.</text:span><text:span text:style-name="T13"><text:note text:id="ftn157" text:note-class="endnote"><text:note-citation>clv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47.</text:span></text:p></text:note-body></text:note></text:span></text:p>
      <text:p text:style-name="P79"><text:span text:style-name="T14"><text:s/>İsrailli eski general Rafael Eitan</text:span><text:alphabetical-index-mark text:string-value=" " text:key1="Eitan, Rafael"/><text:span text:style-name="T14">'ın anıları da, İsrail-Barzani işbir­liğinin boyutlarını bütün çıplaklığıyla ortaya koyan bilgiler sağlıyordu. Anı­larında yazdığına göre, Rafael Eitan</text:span><text:alphabetical-index-mark text:string-value=" " text:key1="Eitan, Rafael"/><text:span text:style-name="T14">, Mustafa Barzani</text:span><text:alphabetical-index-mark text:string-value=" " text:key1="Barzani, Molla Mustafa"/><text:span text:style-name="T14">'nin talebi üzerine, 1969 yılında Kuzey Irak</text:span><text:alphabetical-index-mark text:string-value=" " text:key1="Irak"/><text:alphabetical-index-mark text:string-value=" " text:key1="IrakKuzey Irak"/><text:span text:style-name="T14">'a giderek ayaklanmayı yakından görmüş ve ayaklan­manın lideri Barzani ile, mücadeleyi daha yaygın bir savaş haline dö­nüştürme konusunu görüşmüştü. Eitan ziyaretinden sonra, İsrail Savunma Ba­kan­lığı'na, Kürtler</text:span><text:alphabetical-index-mark text:string-value=" " text:key1="Kürtler"/><text:span text:style-name="T14">in çok iyi savaşmakla beraber gelişmiş savaş araçları ve silah­larından mahrum olduklarını, kendilerine yardım edilmesi gerektiğini bil­diren bir rapor da yazmıştı.</text:span><text:span text:style-name="T13"><text:note text:id="ftn158" text:note-class="endnote"><text:note-citation>clviii</text:note-citation><text:note-body><text:p text:style-name="Endnote"><text:span text:style-name="T21"><text:s/>Fehmi Koru, </text:span><text:span text:style-name="T22">Terör ve Güneydoğu</text:span><text:alphabetical-index-mark text:string-value=" " text:key1="TürkiyeGüneydoğu"/><text:span text:style-name="T22"> Sorunu</text:span><text:span text:style-name="T21">, ss. 110-11.</text:span></text:p></text:note-body></text:note></text:span></text:p>
      <text:p text:style-name="P79"><text:soft-page-break/><text:span text:style-name="T14">Kürtler</text:span><text:alphabetical-index-mark text:string-value=" " text:key1="Kürtler"/><text:span text:style-name="T14">le kurduğu bu gizli ittifak, İsrail'e Irak</text:span><text:alphabetical-index-mark text:string-value=" " text:key1="Irak"/><text:span text:style-name="T14"> ordusu hakkında çok ö­nem­li istihbaratlara ulaşma şansı da veriyordu. 1967'deki Altı Gün Sava­şı</text:span><text:alphabetical-index-mark text:string-value=" " text:key1="Altı Gün Savaşı (1967)"/><text:span text:style-name="T14">'ndan kısa bir süre önce İsrailliler'in Irak'tan çaldığı </text:span><text:span text:style-name="T4">mig</text:span><text:span text:style-name="T14">-21 uçağı, bunun en önemli örneğiydi. İsrailliler, Irak Hava Kuvvetleri'ndeki bir pilotla gizlice bağ­lantıya geçmişler ve onu bir deneme uçuşu sırasında aniden İsrail'e uçma­ya ikna etmişlerdi. Iraklı "hain" pilotla İsrailliler'in bağlantısını kuran aracı­lar ise Kürtler'di.</text:span><text:span text:style-name="T13"><text:note text:id="ftn159" text:note-class="endnote"><text:note-citation>clix</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 185.</text:span></text:p></text:note-body></text:note></text:span><text:span text:style-name="T14"> Ağustos 1966'da Tel-Aviv'e inen bu </text:span><text:span text:style-name="T4">mig</text:span><text:span text:style-name="T14">, bu Sovyet yapı­mı uçak hakkında daha önce yetersiz bilgiye sahip olan İsrail'e ve onun Batı­lı müttefiklerine büyük bir avantaj sağladı. Hatta bazı yorumlara göre, İs­rail'in Altı Gün Savaşı</text:span><text:alphabetical-index-mark text:string-value=" " text:key1="Altı Gün Savaşı (1967)"/><text:span text:style-name="T14">'nın ilk gününde Mısır</text:span><text:alphabetical-index-mark text:string-value=" " text:key1="Mısır"/><text:span text:style-name="T14"> Hava Kuvvetleri'ne yaptığı bü­yük baskın, </text:span><text:span text:style-name="T4">mig</text:span><text:span text:style-name="T14">'lerin teknik özellikleri hakkında edinilen bilgi sayesinde müm­kün olmuştu.</text:span><text:span text:style-name="T13"><text:note text:id="ftn160" text:note-class="endnote"><text:note-citation>clx</text:note-citation><text:note-body><text:p text:style-name="Endnote"><text:span text:style-name="T22">Ibid., </text:span><text:span text:style-name="T21">s. 206.</text:span></text:p></text:note-body></text:note></text:span><text:span text:style-name="T14"> </text:span></text:p>
      <text:p text:style-name="P79"><text:span text:style-name="T14">Altı Gün Savaşı</text:span><text:alphabetical-index-mark text:string-value=" " text:key1="Altı Gün Savaşı (1967)"/><text:span text:style-name="T14">'nın hemen öncesinde ilginç bir olay daha yaşanmıştı. Irak­</text:span><text:alphabetical-index-mark text:string-value=" " text:key1="Irak"/><text:span text:style-name="T14">lı bir askeri delegasyon, yaklaşan savaşta "Siyonist düşmana karşı tek bir cep­he olarak savaşabilmek için" Kürtler</text:span><text:alphabetical-index-mark text:string-value=" " text:key1="Kürtler"/><text:span text:style-name="T14">e geçici bir ateşkes önermişti. Ancak bu teklife karşı söz alan bir "Kürt gerilla", ne olursa olsun taviz verilmeye­ceğini ve ateşkesin kabul edilemez olduğunu söylemişti sertçe. İşin en önem­li yanı ise, bu "Kürt gerilla"nın gerçekte İsrail'in bölgeye yolladığı askeri da­nış­manlardan biri olmasıydı.</text:span><text:span text:style-name="T13"><text:note text:id="ftn161" text:note-class="endnote"><text:note-citation>clx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5.</text:span></text:p></text:note-body></text:note></text:span></text:p>
      <text:p text:style-name="P79"><text:span text:style-name="T14">1960'lı yılların ortasında başlayan bu İsrail-Kürt</text:span><text:alphabetical-index-mark text:string-value=" " text:key1="İsrailve Kürtler"/><text:alphabetical-index-mark text:string-value=" " text:key1="Kürtlerve İsrail"/><text:span text:style-name="T14"> yakınlaşması, Yahudi Dev­leti'nin büyük zaferi ile sonuçlanan Altı Gün Savaşı</text:span><text:alphabetical-index-mark text:string-value=" " text:key1="Altı Gün Savaşı (1967)"/><text:span text:style-name="T14">'ndan sonra çok daha bü­yük bir ivme kazanarak devam etti. 1967 Haziranındaki savaş, Orta­doğu'­daki tüm dengeleri alt-üst ederken ve Yahudi Devleti'ni çok daha fazla büyü­teç altına sokarken, Kürtler</text:span><text:alphabetical-index-mark text:string-value=" " text:key1="Kürtler"/><text:span text:style-name="T14">le gizli gizli yürütülen ittifaka zarar verme­di. Aksine, ittifak daha da gelişti ve İsrail'in giderek sertleşen söylemine para­lel olarak daha da açık hale geldi. Ian Black ve Benny Morris'e göre, Ku­zey Irak</text:span><text:alphabetical-index-mark text:string-value=" " text:key1="Irak"/><text:alphabetical-index-mark text:string-value=" " text:key1="IrakKuzey Irak"/><text:span text:style-name="T14"> dağları ile Tel-Aviv arasındaki bu ilişki giderek "Ortadoğu'nun en kötü saklanan sırrı" sıfatını kazandı. </text:span></text:p>
      <text:p text:style-name="P79"><text:span text:style-name="T14">İsrail 1967 yılında Arap ordularından ele geçirdiği çok sayıda Sovyet si­la­hı­nı Kürtler</text:span><text:alphabetical-index-mark text:string-value=" " text:key1="Kürtler"/><text:span text:style-name="T14">e yolladı. Kendilerine verilen Doğu Bloku </text:span><text:soft-page-break/><text:span text:style-name="T14">silahlarına önce şa­şı­ran daha sonra çok sevinen Molla Barzani</text:span><text:alphabetical-index-mark text:string-value=" " text:key1="Barzani, Molla Mustafa"/><text:span text:style-name="T14">, olağanüstü bulduğu İsrail ya­pı­mı bombalardan daha çok istemişti. Kendisini silah ve paraya boğan İsrail'­in gücüne hayran kalan Barzani, İsrailliler'e ortak bir seferberlik de önermişti. Bar­zani'nin planına göre, Kürt peşmerge</text:span><text:alphabetical-index-mark text:string-value=" " text:key1="Kürtlerpeşmergeler"/><text:span text:style-name="T14">ler Irak</text:span><text:alphabetical-index-mark text:string-value=" " text:key1="Irak"/><text:span text:style-name="T14">'ı zaptettiğinde İsrail de Su­riye</text:span><text:alphabetical-index-mark text:string-value=" " text:key1="Suriye"/><text:span text:style-name="T14">'yi işgal edebilecekti.</text:span><text:span text:style-name="T13"><text:note text:id="ftn162" text:note-class="endnote"><text:note-citation>clxii</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 185; Nezih Tavlaş, "Türk-İsrail Güvenlik ve İstihbarat İlişkileri", </text:span><text:span text:style-name="T22">Avrasya Dosyas</text:span><text:span text:style-name="T21">ı (İsrail Özel), Cilt 1, Sayı 3, Sonbahar 1994, ss. 5-31.</text:span></text:p></text:note-body></text:note></text:span></text:p>
      <text:p text:style-name="P79"><text:span text:style-name="T14">İsrail'in Kürtler</text:span><text:alphabetical-index-mark text:string-value=" " text:key1="Kürtler"/><text:span text:style-name="T14">e giderek artan desteğinin en sembolik göstergelerinden biri, 67 Eylülünde Kürt hareketinin lideri Molla Mustafa Barzani</text:span><text:alphabetical-index-mark text:string-value=" " text:key1="Barzani, Molla Mustafa"/><text:alphabetical-index-mark text:string-value=" " text:key1="Barzani, Molla Mustafa"/><text:span text:style-name="T14">'nin İsrail'e yaptığı ziyaretti. Moşe Dayan</text:span><text:alphabetical-index-mark text:string-value=" " text:key1="Dayan, Moşe"/><text:span text:style-name="T14">'a hediye olarak bir Kürt hançeri getiren Barzani, Yahudi Devleti'nde oldukça sıcak bir biçimde ağırlandı. Bu ziya­re­tin uyandırdığı yankılar, Kuzey Irak</text:span><text:alphabetical-index-mark text:string-value=" " text:key1="Irak"/><text:alphabetical-index-mark text:string-value=" " text:key1="IrakKuzey Irak"/><text:span text:style-name="T14">'taki Kürt isyanında İsrail'in parmağının var olduğu gerçeğini siyasi gündeme taşımaya başladı. 1969 Martı’nda Ker­kük'­teki petrol rafinerilerine düzenlenen saldırının gerçekte İsrailli askeri danışmanlar tarafından planlandığı ve yönetildiği hemen herkesçe biliniyor­du.</text:span><text:span text:style-name="T13"><text:note text:id="ftn163" text:note-class="endnote"><text:note-citation>clxiii</text:note-citation><text:note-body><text:p text:style-name="Endnote"><text:span text:style-name="T21"><text:s/>Ian Black &amp; Benny Morris, </text:span><text:span text:style-name="T22">Israel's Secret War</text:span><text:alphabetical-index-mark text:string-value=" " text:key1="Israel's Secret Wars (Black, Morris)"/><text:span text:style-name="T22">s,</text:span><text:span text:style-name="T21"> ss. 327-28.</text:span></text:p></text:note-body></text:note></text:span><text:span text:style-name="T14"> Mısır</text:span><text:alphabetical-index-mark text:string-value=" " text:key1="Mısır"/><text:span text:style-name="T14">lı ünlü gazeteci Muhammed Hasaneyn Heykel</text:span><text:alphabetical-index-mark text:string-value=" " text:key1="Heykel, Muhammed Hasaneyn"/><text:span text:style-name="T14">'in ulaştığı ve açık­ladığı bilgiler de, 1971'de "Kürdistan'daki İsrailli subayların İsrail ile düzenli bir telsiz bağlantısı içinde olduklarını ve Irak içindeki istihbarat ve sabotaj faa­liyetlerini organize ettiklerini" ortaya koydu.</text:span><text:span text:style-name="T13"><text:note text:id="ftn164" text:note-class="endnote"><text:note-citation>clxiv</text:note-citation><text:note-body><text:p text:style-name="Endnote"><text:span text:style-name="T21"><text:s/>Shmuel Segev, </text:span><text:span text:style-name="T22">HaMeshulash HaIrani</text:span><text:span text:style-name="T21">, Tel Aviv, 1981, s. 214; Ian Black &amp; Benny Morris, </text:span><text:span text:style-name="T22">Israel's Secret War</text:span><text:alphabetical-index-mark text:string-value=" " text:key1="Israel's Secret Wars (Black, Morris)"/><text:span text:style-name="T22">s</text:span><text:span text:style-name="T21">, s. 328.</text:span></text:p></text:note-body></text:note></text:span><text:span text:style-name="T14"> İsrail'in Kürtlerle olan ittifa­kı, dönemin Irak basınında da yoğun biçimde konu edilmişti. Barzani ikin­ci olarak 1973 yılında İsrail'i ziyaret etti. Bu ziyaretinde de, ilkinde olduğu gi­bi, 1950 ortalarında İsrail'e göç etmiş Kürt Musevisi David Gabay'ın evin­de kalmış, hediye olarak da Moşe Dayan</text:span><text:alphabetical-index-mark text:string-value=" " text:key1="Dayan, Moşe"/><text:span text:style-name="T14">'ın eşi için altın bir kolye getirmişti.</text:span><text:span text:style-name="T13"><text:note text:id="ftn165" text:note-class="endnote"><text:note-citation>clxv</text:note-citation><text:note-body><text:p text:style-name="Endnote"><text:span text:style-name="T21"><text:s/>Fehmi Koru, </text:span><text:span text:style-name="T22">Terör ve Güneydoğu</text:span><text:alphabetical-index-mark text:string-value=" " text:key1="TürkiyeGüneydoğu"/><text:span text:style-name="T22"> Sorunu</text:span><text:span text:style-name="T21">, ss.110-11.</text:span></text:p></text:note-body></text:note></text:span></text:p>
      <text:p text:style-name="P79"><text:span text:style-name="T14">Kısacası, İsrailliler'in kafasında henüz 1930'larda şekillenen ve 1965'te fiili olarak başlayan İsrail-Kürt</text:span><text:alphabetical-index-mark text:string-value=" " text:key1="İsrailve Kürtler"/><text:alphabetical-index-mark text:string-value=" " text:key1="Kürtlerve İsrail"/><text:span text:style-name="T14"> ittifakı, 1970'lerin başında büyüyerek devam etti. Ancak 1970'ler, Kuzey Irak</text:span><text:alphabetical-index-mark text:string-value=" " text:key1="Irak"/><text:alphabetical-index-mark text:string-value=" " text:key1="IrakKuzey Irak"/><text:span text:style-name="T14">'taki Kürt isyanının ve dolayısıyla İsrail-Kürt</text:span><text:alphabetical-index-mark text:string-value=" " text:key1="İsrailve Kürtler"/><text:alphabetical-index-mark text:string-value=" " text:key1="Kürtlerve İsrail"/><text:span text:style-name="T14"> itti­fakının kaderi açısından önemli bir değişiklik yarattı. Çünkü o dönemde, İs­rail'in dışında sırasıyla iki ülke daha oynamaya başladılar Kürt kartıyla; İran</text:span><text:alphabetical-index-mark text:string-value=" " text:key1="İran"/><text:span text:style-name="T14"> ve </text:span><text:span text:style-name="T4">abd</text:span><text:alphabetical-index-mark text:string-value=" " text:key1="ABD"/><text:span text:style-name="T14">.</text:span><text:alphabetical-index-mark text:string-value=" " text:key1="İsrailKürtler (1965-75)"/></text:p>
      <text:p text:style-name="P70"/>
      <text:p text:style-name="P70"><text:bookmark-end text:name="Israel_Kurds75"/></text:p>
      <text:p text:style-name="P84"><text:soft-page-break/><text:span text:style-name="T27">İran</text:span><text:alphabetical-index-mark text:string-value=" " text:key1="İran"/><text:span text:style-name="T27"> Bağlantısı</text:span><text:bookmark-start text:name="US_Kurds75"/></text:p>
      <text:p text:style-name="P71"/>
      <text:p text:style-name="P79"><text:span text:style-name="T14">İsrail, 1965'te Kürt gerillalara yardım yapmaya başladığında yalnızdı. Irak</text:span><text:alphabetical-index-mark text:string-value=" " text:key1="Irak"/><text:span text:style-name="T14">'taki Kürt azınlığın stratejik değerini herkesten önce keşfetmişti. Ancak yıl­lar ilerledikçe, Kürtler</text:span><text:alphabetical-index-mark text:string-value=" " text:key1="Kürtler"/><text:span text:style-name="T14"> başka dış güçlerin de ilgisini çekmeye başladılar. Bun­ların başında İran</text:span><text:alphabetical-index-mark text:string-value=" " text:key1="İran"/><text:span text:style-name="T14"> geliyordu.</text:span></text:p>
      <text:p text:style-name="P79"><text:span text:style-name="T14">Şah</text:span><text:alphabetical-index-mark text:string-value=" " text:key1="Pehlevi, Şah Muhammed Rıza"/><text:span text:style-name="T14"> Rıza Pehlevi'nin diktatörlüğü ile yönetilen İran</text:span><text:alphabetical-index-mark text:string-value=" " text:key1="İran"/><text:span text:style-name="T14">, önceki bölümde vur­guladığımız gibi, </text:span><text:span text:style-name="T4">abd</text:span><text:alphabetical-index-mark text:string-value=" " text:key1="ABD"/><text:span text:style-name="T14">'nin bölgedeki en önemli müttefiklerinden biriydi ve bu nedenle de 1958'de İsrail ve Türkiye'nin de katılmasıyla imzalanan üçlü işbirliği anlaşmasına (Trident</text:span><text:alphabetical-index-mark text:string-value=" " text:key1="Trident anlaşması"/><text:span text:style-name="T14">) taraf olmuştu. Yine önceki bölümde de­ğindiğimiz gibi, bu tarihten sonra İran Şah</text:span><text:alphabetical-index-mark text:string-value=" " text:key1="Pehlevi, Şah Muhammed Rıza"/><text:span text:style-name="T14">ı ile İsrail arasındaki işbirliği gide­rek genişledi. Özellikle de Şah</text:span><text:alphabetical-index-mark text:string-value=" " text:key1="Pehlevi, Şah Muhammed Rıza"/><text:span text:style-name="T14">'ın eli kanlı gizli servisi </text:span><text:span text:style-name="T4">savak</text:span><text:alphabetical-index-mark text:string-value=" " text:key1="SAVAK"/><text:span text:style-name="T14"> ile Mossad</text:span><text:alphabetical-index-mark text:string-value=" " text:key1="Mossadve SAVAK"/><text:span text:style-name="T14"> ara­sındaki bağlantı çarpıcıydı; Mossad üzerinde uzman olduğu bir konuda, "iş­kence teknikleri"nde </text:span><text:span text:style-name="T4">savak</text:span><text:span text:style-name="T14">'a yol göstermişti.</text:span></text:p>
      <text:p text:style-name="P79"><text:span text:style-name="T14">İsrail ile İran</text:span><text:alphabetical-index-mark text:string-value=" " text:key1="İran"/><text:span text:style-name="T14"> arasındaki bu ittifak, Şah</text:span><text:alphabetical-index-mark text:string-value=" " text:key1="Pehlevi, Şah Muhammed Rıza"/><text:span text:style-name="T14">'ın 1969 yılında Kuzey Irak</text:span><text:alphabetical-index-mark text:string-value=" " text:key1="Irak"/><text:alphabetical-index-mark text:string-value=" " text:key1="IrakKuzey Irak"/><text:span text:style-name="T14">'taki Kürt isyanını desteklemeye başlaması ile birlikte yeni bir işbirliği sahası daha kazandı. </text:span></text:p>
      <text:p text:style-name="P79"><text:span text:style-name="T14">Kürtler</text:span><text:alphabetical-index-mark text:string-value=" " text:key1="Kürtler"/><text:span text:style-name="T14">, Şah</text:span><text:alphabetical-index-mark text:string-value=" " text:key1="Pehlevi, Şah Muhammed Rıza"/><text:span text:style-name="T14"> açısından, onyıllardır kavgalı olduğu Irak</text:span><text:alphabetical-index-mark text:string-value=" " text:key1="Irak"/><text:span text:style-name="T14">'ı destablize etmek için kullanılabilecek bir karttı. İran</text:span><text:alphabetical-index-mark text:string-value=" " text:key1="İran"/><text:span text:style-name="T14"> ile Irak, farklı konularda çıkar çatış­ması içindeydiler. Bunların en başında da iki ülke arasındaki sınırın bir kıs­mını oluşturan Şatt-ül Arab</text:span><text:alphabetical-index-mark text:string-value=" " text:key1="Şatt-ül Arab nehri"/><text:span text:style-name="T14"> nehrinin kullanım hakkı geliyordu. Irak, İngiliz sömür­gesi zamanından kalan anlaşmaların bir sonucu olarak, nehrin tama­mının kullanım hakkına sahipti. Oysa İran, Abadan'daki rafinerilerini denize ulaş­tıran tek yol olan Şatt-ül Arab</text:span><text:alphabetical-index-mark text:string-value=" " text:key1="Şatt-ül Arab nehri"/><text:span text:style-name="T14">'ın en az yarısında (nehrin ortasından İran sını­rına kadar olan alanda) egemenlik istiyordu. İki ülke arasında onyıllardır çö­zü­l­e­memiş olan bu sorunun iki taraftan birinin köşeye sıkışması ve taviz ver­meyi kabul etmesi dışında bir yolla çözülemeyeceği açıktı. Şah</text:span><text:alphabetical-index-mark text:string-value=" " text:key1="Pehlevi, Şah Muhammed Rıza"/><text:span text:style-name="T14">, Kürtler</text:span><text:alphabetical-index-mark text:string-value=" " text:key1="Kürtlerve İran (Şah dönemi)"/><text:span text:style-name="T14">i bir koz olarak kullanmayı ve böylece bu tavizi koparmayı düşünüyordu. 1969 yılında, Kürtler'e işte b</text:span><text:bookmark-start text:name="Iran_Kurds75"/><text:span text:style-name="T14">u nedenle para ve silah yardımı yapmaya başladı. </text:span></text:p>
      <text:p text:style-name="P79"><text:soft-page-break/><text:span text:style-name="T14">Ancak Şah</text:span><text:alphabetical-index-mark text:string-value=" " text:key1="Pehlevi, Şah Muhammed Rıza"/><text:span text:style-name="T14">, işin içine </text:span><text:span text:style-name="T4">abd</text:span><text:alphabetical-index-mark text:string-value=" " text:key1="ABD"/><text:span text:style-name="T14">'yi de çekmek istiyordu. Eğer </text:span><text:span text:style-name="T4">abd</text:span><text:span text:style-name="T14"> de Kürt isya­nını desteklemeyi kabul ederse, o zaman bu riskli işin riskini en aza indi­re­ceğini hesaplıyordu. </text:span><text:span text:style-name="T4">abd</text:span><text:span text:style-name="T14"> desteği, Şah</text:span><text:alphabetical-index-mark text:string-value=" " text:key1="Pehlevi, Şah Muhammed Rıza"/><text:span text:style-name="T14">'a pek fazla güvenmeyen Kürtler</text:span><text:alphabetical-index-mark text:string-value=" " text:key1="Kürtler"/><text:span text:style-name="T14">in gü­ven­lerinin kazanılmasında da çok yararlı olurdu. Bu nedenle, Şah</text:span><text:alphabetical-index-mark text:string-value=" " text:key1="Pehlevi, Şah Muhammed Rıza"/><text:span text:style-name="T14">, </text:span><text:span text:style-name="T4">abd</text:span><text:span text:style-name="T14">'­de­ki dostlarını isyanı desteklemeye ikna etmek için uğraşmaya başladı.</text:span></text:p>
      <text:p text:style-name="P79"><text:span text:style-name="T14">Oysa </text:span><text:span text:style-name="T4">abd</text:span><text:alphabetical-index-mark text:string-value=" " text:key1="ABD"/><text:span text:style-name="T14">'nin böyle bir işe girişmesi için ortada çok somut bir neden yoktu. Gerçi Amerikalı siyaset bilimci James A. Bill'in yazdığı gibi "İsrail çı­kar­ları Washington'daki anti-Irak</text:span><text:alphabetical-index-mark text:string-value=" " text:key1="Irak"/><text:span text:style-name="T14"> eğilimleri körüklüyordu"</text:span><text:span text:style-name="T13"><text:note text:id="ftn166" text:note-class="endnote"><text:note-citation>clxvi</text:note-citation><text:note-body><text:p text:style-name="Endnote"><text:span text:style-name="T21"><text:s/>James A. Bill, </text:span><text:span text:style-name="T22">The Eagle and the Lion: The Tragedy of American-Iranian Relations</text:span><text:span text:style-name="T21">, s. 205.</text:span></text:p></text:note-body></text:note></text:span><text:span text:style-name="T14">, ama yine de bir ülkenin içindeki bir ayaklanmayı somut bir biçimde desteklemek gibi risk­li bir işe girmeye gerek görmüyorlardı Amerikalılar. Özellikle Dışişleri Ba­kanlığı, bu tür maceralara soğuk bakıyordu. </text:span></text:p>
      <text:p text:style-name="P79"><text:span text:style-name="T14">Fakat Irak</text:span><text:alphabetical-index-mark text:string-value=" " text:key1="Irak"/><text:span text:style-name="T14">'taki Baas</text:span><text:alphabetical-index-mark text:string-value=" " text:key1="Baas Partisi"/><text:span text:style-name="T14"> rejiminin Nisan 1972'de Sovyetler Birliği</text:span><text:alphabetical-index-mark text:string-value=" " text:key1="Sovyetler Birliği"/><text:span text:style-name="T14"> ile imzaladığı dostluk ve işbirliği anlaşması, Washington'daki havayı değiştirdi. Irak'ın bu şekilde açık bir Sovyet müttefiki haline gelmesi, birden bire Kürt­ler</text:span><text:alphabetical-index-mark text:string-value=" " text:key1="Kürtler"/><text:span text:style-name="T14">in stratejik değerini artırdı. Dışişleri Bakanlığı bürokratları hala projeye karşıydılar, ama Ulusal Güvenlik Danışmanı Kissinger</text:span><text:alphabetical-index-mark text:string-value=" " text:key1="Kissinger, Henry"/><text:span text:style-name="T14">, Şah</text:span><text:alphabetical-index-mark text:string-value=" " text:key1="Pehlevi, Şah Muhammed Rıza"/><text:span text:style-name="T14">'la olan yakın diyaloğunun da etkisiyle, Kürtler'e yardım etmeye karar verdi. Önemli olan da Kissinger</text:span><text:alphabetical-index-mark text:string-value=" " text:key1="Kissinger, Henry"/><text:span text:style-name="T14">'ın kararıydı zaten; bu "nev-i şahsına münhasır" politikacı, daha önce Dışişleri bürokrasisini atlatarak ya da hiçe sayarak kendi aldığı kararları uygulamaya koymuştu. Özellikle de İsrail'i ilgilendiren konularda inis­ya­tifini kullanıyordu. İsrail'i rahatsız eden bir Ortadoğu barış planı geliştiren Dışişleri Bakanı William Rogers</text:span><text:alphabetical-index-mark text:string-value=" " text:key1="Rogers, William"/><text:span text:style-name="T14">'ı da çeşitli ayak oyunları ile safdışı bırakmış ve istifaya zorlamıştı.</text:span><text:span text:style-name="T13"><text:note text:id="ftn167" text:note-class="endnote"><text:note-citation>clxvii</text:note-citation><text:note-body><text:p text:style-name="P109"><text:span text:style-name="T21"><text:s/>I. Nixon</text:span><text:alphabetical-index-mark text:string-value=" " text:key1="Nixon, Richard"/><text:span text:style-name="T21"> yönetiminde Ortadoğu politikası hakkında iki ayrı kanat oluştu. Bir taraf, Nixon</text:span><text:alphabetical-index-mark text:string-value=" " text:key1="Nixon, Richard"/><text:span text:style-name="T21">'ın Dışişleri Bakanlığı görevine getirdiği William D. Rogers tarafından temsil ediliyordu. Es­kiden Eisenhower yönetiminde çalışmış olan Rogers, Amerika'nın Ortadoğu'da tarafsız bir politika izlemesini ve İsrail'i işgal ettiği topraklardan çekilmeye zorlamasını savunuyordu. Kısa süre sonra Rogers'ın kafasındaki hesaplar, "Rogers Planı" olarak adlandırılmaya baş­ladı. İsrail sürekli olarak bu Rogers Planı'nın tehlikesinden söz ediyordu. İsrail lobisi</text:span><text:alphabetical-index-mark text:string-value=" " text:key1="ABDve İsrail lobisi"/><text:span text:style-name="T21"> de aya­ğa kalkmıştı. Ancak bu ortamda bir Alman Yahudisi olan Ulusal Güvenlik Danışmanı Henry Kissinger</text:span><text:alphabetical-index-mark text:string-value=" " text:key1="Kissinger, Henry"/><text:span text:style-name="T21"> sahneye çıktı ve Rogers Planı'nı baltalamaya başladı. İlk yaptığı iş, lobi liderleri ve İsrail'i destekleyen çeşitli çevrelerin temsilcileriyle bir toplantı yapıp strateji belirlemek oldu. "Başkan'a değil, Dışişleri'ne (yani Rogers'a) yüklenmek gerek" diyordu. Ni­tekim Kissinger</text:span><text:alphabetical-index-mark text:string-value=" " text:key1="Kissinger, Henry"/><text:span text:style-name="T21"> kısa bir süre sonra Rogers'a "yüklenmeye" başladı. Gazetelere Rogers hak­kında olumsuz demeçler veriyordu. Bu amaçla yalan söylemekten bile kaçınmadı: Bir kere­sinde Rogers'ın önemli bir metni Başkan'a sormadan imzaladığını ve bunun bir skandal ol­du­ğunu söylemişti. Oysa bu doğru değildi. </text:span></text:p><text:p text:style-name="Endnote"><text:span text:style-name="T21">Kissinger</text:span><text:alphabetical-index-mark text:string-value=" " text:key1="Kissinger, Henry"/><text:span text:style-name="T21"> Rogers Planı'nı uygulamaya sokmamak için büyük çaba harcadı. Sürekli Nixon</text:span><text:alphabetical-index-mark text:string-value=" " text:key1="Nixon, Richard"/><text:span text:style-name="T21">'a bu konuda telkinde bulunuyor ve eğer Planı onaylarsa bir sonraki seçimde Yahudi lobisi</text:span><text:alphabetical-index-mark text:string-value=" " text:key1="ABDve İsrail lobisi"/><text:span text:style-name="T21">ni tamamen karşısına alacağını ve bu durumda da seçimi kaybetmeye mahkum olacağı uyarısını—ya da tehdidini—tekrarlıyordu. Kissinger</text:span><text:alphabetical-index-mark text:string-value=" " text:key1="Kissinger, Henry"/><text:span text:style-name="T21">'ın teklifi ise İsrail'i kayıtsız şartsız desteklemekti. Bunun "Amerikan çıkarları" için en iyi yol olduğunu savunuyordu. Kis­sin­ger</text:span><text:alphabetical-index-mark text:string-value=" " text:key1="Kissinger, Henry"/><text:span text:style-name="T21">'­ın etkisi sonucunda Nixon</text:span><text:alphabetical-index-mark text:string-value=" " text:key1="Nixon, Richard"/><text:span text:style-name="T21"> Rogers Planı'nı desteklemekten vazgeçti. 17 Aralık 1971'de İsrail Başbakanı Golda Meir</text:span><text:alphabetical-index-mark text:string-value=" " text:key1="Meir, Golda"/><text:span text:style-name="T21">'e bu konuda garanti vermiş ve Rogers Planı'nı tüm yönleriyle destek­le­me­diğini söylemişti. Bir ay sonra, Başkan aynı garantiyi Amerikalı Yahudi liderlere de verdi. Kissinger</text:span><text:alphabetical-index-mark text:string-value=" " text:key1="Kissinger, Henry"/><text:span text:style-name="T21"> daha sonraki aylarda da Rogers Planı'nı baltalamayı sürdürdü. Amerikan dış politikası, büyük ölçüde Kissinger</text:span><text:alphabetical-index-mark text:string-value=" " text:key1="Kissinger, Henry"/><text:span text:style-name="T21">'ın gayretleriyle ilgi alanını Ortadoğu'dan Çin</text:span><text:alphabetical-index-mark text:string-value=" " text:key1="Çin"/><text:span text:style-name="T21">'e ve Vietnam'a taşıdı. Ortadoğu'da ise statüko, yani İsrail işgali korunuyordu. Eski Dışişleri gö­revlisi Richard Curtiss</text:span><text:alphabetical-index-mark text:string-value=" " text:key1="Curtiss, Richard"/><text:span text:style-name="T21">, "Kissinger</text:span><text:alphabetical-index-mark text:string-value=" " text:key1="Kissinger, Henry"/><text:span text:style-name="T21">, Ortadoğu'daki yaranın kanamaya devam etmesini is­tiyordu, öyle de oldu" diye yazar. bkz: Richard Curtiss</text:span><text:alphabetical-index-mark text:string-value=" " text:key1="Curtiss, Richard"/><text:span text:style-name="T21">, "Richard Nixon</text:span><text:alphabetical-index-mark text:string-value=" " text:key1="Nixon, Richard"/><text:span text:style-name="T21"> Twice Had Mideast Peace in His Grasp", </text:span><text:span text:style-name="T22">Washington Report on Middle East Affair</text:span><text:alphabetical-index-mark text:string-value=" " text:key1="Washington Report on Middle East Affairs"/><text:span text:style-name="T22">s</text:span><text:span text:style-name="T21">, Haziran 1994.</text:span></text:p></text:note-body></text:note></text:span><text:span text:style-name="T14"> </text:span></text:p>
      <text:p text:style-name="P79"><text:span text:style-name="T14">Irak</text:span><text:alphabetical-index-mark text:string-value=" " text:key1="Irak"/><text:span text:style-name="T14"> ile Sovyetler Birliği</text:span><text:alphabetical-index-mark text:string-value=" " text:key1="Sovyetler Birliği"/><text:span text:style-name="T14"> arasında imzalanan anlaşmadan bir ay sonra, Moskova'daki bir zirveden dönmekte olan Nixon</text:span><text:alphabetical-index-mark text:string-value=" " text:key1="Nixon, Richard"/><text:span text:style-name="T14"> ve Kissinger</text:span><text:alphabetical-index-mark text:string-value=" " text:key1="Kissinger, Henry"/><text:span text:style-name="T14">, Tahran'da Şah</text:span><text:alphabetical-index-mark text:string-value=" " text:key1="Pehlevi, Şah Muhammed Rıza"/><text:span text:style-name="T14"> Rıza Pehlevi ile biraraya geldiler. Toplantıda gizli bir anlaşma sağlandı ve Amerika'nın da Irak'taki Kürt isyanını desteklenmesine karar verildi. Ame­rika da oyunun içine girmişti artık. Kissinger</text:span><text:alphabetical-index-mark text:string-value=" " text:key1="Kissinger, Henry"/><text:span text:style-name="T14">, bir ay sonra, Haziran 1972'­de Tahran'a özel bir ulak gönderdi ve Amerikan yardımının </text:span><text:span text:style-name="T4">cıa</text:span><text:alphabetical-index-mark text:string-value=" " text:key1="CIA"/><text:span text:style-name="T14"> kaynak­larından </text:span><text:soft-page-break/><text:span text:style-name="T14">Kürtler</text:span><text:alphabetical-index-mark text:string-value=" " text:key1="Kürtler"/><text:span text:style-name="T14">e aktarılmaya başlayacağını bildirdi. İlerleyen üç yıl bo­yunca, </text:span><text:span text:style-name="T4">cıa</text:span><text:alphabetical-index-mark text:string-value=" " text:key1="CIAve Kürtler"/><text:span text:style-name="T14"> fonlarından Iraklı Kürtler</text:span><text:alphabetical-index-mark text:string-value=" " text:key1="Kürtlerve CIA"/><text:span text:style-name="T14">e tam 16 milyon dolar aktarılacaktı.</text:span></text:p>
      <text:p text:style-name="P79"><text:span text:style-name="T14">Ancak Kürtler</text:span><text:alphabetical-index-mark text:string-value=" " text:key1="Kürtler"/><text:span text:style-name="T14">in desteklenmesi işi, </text:span><text:span text:style-name="T4">abd</text:span><text:alphabetical-index-mark text:string-value=" " text:key1="ABD"/><text:span text:style-name="T14"> tarafında son derece gizli olarak yürütülecekti. Bu, Nixon</text:span><text:alphabetical-index-mark text:string-value=" " text:key1="Nixon, Richard"/><text:span text:style-name="T14"> ve Kissinger</text:span><text:alphabetical-index-mark text:string-value=" " text:key1="Kissinger, Henry"/><text:span text:style-name="T14">'ın birlikte aldıkları, daha doğ­rusu Kissinger</text:span><text:alphabetical-index-mark text:string-value=" " text:key1="Kissinger, Henry"/><text:span text:style-name="T14">'ın Nixon</text:span><text:alphabetical-index-mark text:string-value=" " text:key1="Nixon, Richard"/><text:span text:style-name="T14">'a empoze ettiği bir karardı. Buna karşın, Dışişleri Bakanlığı'nın durumdan haberi yoktu ve çok uzun bir süre de olmadı. </text:span></text:p>
      <text:p text:style-name="P79"><text:span text:style-name="T4">abd</text:span><text:alphabetical-index-mark text:string-value=" " text:key1="ABDve Kürtler"/><text:span text:style-name="T14"> desteğinin de eklenmesiyle, Kürt isyanının çapı ve etkinliği daha da büyüdü. 1972'den sonraki üç yıl boyunca Irak</text:span><text:alphabetical-index-mark text:string-value=" " text:key1="Irak"/><text:span text:style-name="T14">'ta şiddetli bir iç savaş ya­şan­dı. Ancak o yıl, Kürtler</text:span><text:alphabetical-index-mark text:string-value=" " text:key1="Kürtler"/><text:span text:style-name="T14"> için çok beklenmedik bir şey oldu; Irak rejimi ile Şah</text:span><text:alphabetical-index-mark text:string-value=" " text:key1="Pehlevi, Şah Muhammed Rıza"/><text:span text:style-name="T14">, Cezayir Anlaşması</text:span><text:alphabetical-index-mark text:string-value=" " text:key1="Cezayir Anlaşması"/><text:span text:style-name="T14">'nı imzalayarak birbirleriyle anlaştılar. Irak, Şah</text:span><text:alphabetical-index-mark text:string-value=" " text:key1="Pehlevi, Şah Muhammed Rıza"/><text:span text:style-name="T14">'ın u­zun süreden beri koparmaya çalıştığı tavizi, yani Şatt-ül Arab</text:span><text:alphabetical-index-mark text:string-value=" " text:key1="Şatt-ül Arab nehri"/><text:span text:style-name="T14">'ın eşit kulla­nım hakkını İran</text:span><text:alphabetical-index-mark text:string-value=" " text:key1="İran"/><text:span text:style-name="T14">'a vermeyi kabul etmişti. </text:span></text:p>
      <text:p text:style-name="P79"><text:span text:style-name="T14">Cezayir</text:span><text:alphabetical-index-mark text:string-value=" " text:key1="Cezayir"/><text:span text:style-name="T14"> Anlaşması, Kürt isyanının da ölümü oldu bir anlamda. Çün­kü Şah</text:span><text:alphabetical-index-mark text:string-value=" " text:key1="Pehlevi, Şah Muhammed Rıza"/><text:span text:style-name="T14"> artık istediğini elde etmişti ve Kürtler</text:span><text:alphabetical-index-mark text:string-value=" " text:key1="Kürtlerve İran (Şah dönemi)"/><text:span text:style-name="T14">e destek vermesine de bir gerek kal­mamıştı. Zaten Cezayir'de de artık Kürtler'i desteklemeyeceği sözü ver­mişti Irak</text:span><text:alphabetical-index-mark text:string-value=" " text:key1="Irak"/><text:span text:style-name="T14">lılara. Anlaşmadan hemen sonra İran</text:span><text:alphabetical-index-mark text:string-value=" " text:key1="İran"/><text:span text:style-name="T14">-Kuzey Irak</text:span><text:alphabetical-index-mark text:string-value=" " text:key1="IrakKuzey Irak"/><text:span text:style-name="T14"> sınırı kapatıldı ve Kürt­ler'e yapılan tüm yardımlar bir anda kesildi. Bunu, Irak ordusunun Kuzey Irak</text:span><text:alphabetical-index-mark text:string-value=" " text:key1="IrakKuzey Irak"/><text:span text:style-name="T14">'taki Kürt bölgesine karşı giriştiği büyük askeri operasyon izledi. Kürt­ler tutunamadılar. Onbinlerce ölü verdiler, başta isyanın lideri Molla Mus­tafa Barzani</text:span><text:alphabetical-index-mark text:string-value=" " text:key1="Barzani, Molla Mustafa"/><text:alphabetical-index-mark text:string-value=" " text:key1="Barzani, Molla Mustafa"/><text:span text:style-name="T14"> olmak üzere bir kısmı da yurt dışına çıktı. Barzani </text:span><text:span text:style-name="T4">abd</text:span><text:alphabetical-index-mark text:string-value=" " text:key1="ABD"/><text:span text:style-name="T14">'ye yer­leşti ve ilerleyen aylar ve yıllar boyunca Washington'a 1972'de verdiği des­tek sözleri hatırlatmaya çalıştı. Kissinger</text:span><text:alphabetical-index-mark text:string-value=" " text:key1="Kissinger, Henry"/><text:span text:style-name="T14">'a "Ekselans Hazretleri" diye baş­layan ve "Kürt halkının yaşadığı trajedi"ye karşılık </text:span><text:span text:style-name="T4">abd</text:span><text:span text:style-name="T14">'den medet isteyen mek­tuplar yolladı. </text:span><text:span text:style-name="T11">Ancak hiç bir şey elde edemedi. Üst düzey bir yetkili ile gö­rüşme taleplerine bile cevap verilmedi. </text:span><text:span text:style-name="T3">abd</text:span><text:span text:style-name="T11">, Kürtler'e sırtını dönmüştü. Kis­singer</text:span><text:alphabetical-index-mark text:string-value=" " text:key1="Kissinger, Henry"/><text:span text:style-name="T11">, kendisine neden bu tür bir politika izlediği yönünde yıllar sonra yönel­tilen soruya, ünlü "gizli operasyonlar misyonerlikle karıştırılma­malı­dır" cevabını verecekti. </text:span></text:p>
      <text:p text:style-name="P63"/>
      <text:p text:style-name="P63"><text:soft-page-break/></text:p>
      <text:p text:style-name="P96">Tahran, Washington ve Tel Aviv Arasındaki Vizyon Farkı</text:p>
      <text:p text:style-name="P66"/>
      <text:p text:style-name="P79"><text:span text:style-name="T11">Kısacası, 1961'de başlayan Kürt isyanı, 1975'te İran</text:span><text:alphabetical-index-mark text:string-value=" " text:key1="İran"/><text:span text:style-name="T11"> desteğinin kesilme­siyle birlikte sona erdi. Irak</text:span><text:alphabetical-index-mark text:string-value=" " text:key1="Irak"/><text:span text:style-name="T11">, ayaklanmayı büyük bir şiddet kullanarak bas­tır­dı ve Kürtler</text:span><text:alphabetical-index-mark text:string-value=" " text:key1="Kürtler"/><text:span text:style-name="T11">, bu ilk büyük denemelerinde başarısızlığa uğradılar. </text:span></text:p>
      <text:p text:style-name="P79"><text:span text:style-name="T11">Ancak bu denli basit bir biçimde özetlenebilecek olan bu isyanın ar­dında, önemli bir ayrıntı yatıyordu: Kürtler</text:span><text:alphabetical-index-mark text:string-value=" " text:key1="Kürtler"/><text:span text:style-name="T11">i destekleyen üç önemli güç ara­sındaki vizyon farkı. </text:span><text:span text:style-name="T3">abd</text:span><text:alphabetical-index-mark text:string-value=" " text:key1="ABDve Kürtler"/><text:span text:style-name="T11">, İran</text:span><text:alphabetical-index-mark text:string-value=" " text:key1="Kürtlerve İran (Şah dönemi)"/><text:span text:style-name="T11"> ve İsrail'in isyana verdikleri desteğin arka­sın­da çok farklı taktik ya da stratejik amaçlar yatıyordu. </text:span></text:p>
      <text:p text:style-name="P66">Bunları birer birer inceleyelim.</text:p>
      <text:p text:style-name="P79"><text:span text:style-name="T11">İsyanı en açık şekilde destekleyen ülke kuşkusuz İran</text:span><text:alphabetical-index-mark text:string-value=" " text:key1="İran"/><text:span text:style-name="T11">'dı. Bugün ko­nuy­la ilgili "resmi tarih" yazımlarına bir göz atıldığında, 1961-75 Kuzey Irak</text:span><text:alphabetical-index-mark text:string-value=" " text:key1="Irak"/><text:alphabetical-index-mark text:string-value=" " text:key1="IrakKuzey Irak"/><text:span text:style-name="T11"> isyanının "İran destekli" olduğuna dair çok fazla vurguya rastlanabilir. Şah</text:span><text:alphabetical-index-mark text:string-value=" " text:key1="Pehlevi, Şah Muhammed Rıza"/><text:span text:style-name="T11">, uzun bir ortak sınıra sahip olduğu Kürt gerillalara alenen askeri ve lojistik destek veriyordu. Nitekim Cezayir Anlaşması</text:span><text:alphabetical-index-mark text:string-value=" " text:key1="Cezayir Anlaşması"/><text:span text:style-name="T11">'nda da "artık Kürtler</text:span><text:alphabetical-index-mark text:string-value=" " text:key1="Kürtler"/><text:span text:style-name="T11">i destekle­meyeceğini" taahhüt ederek, o zamana dek sürdürdüğü desteği açıkça kabul etmişti. </text:span></text:p>
      <text:p text:style-name="P79"><text:span text:style-name="T3">abd</text:span><text:alphabetical-index-mark text:string-value=" " text:key1="ABD"/><text:span text:style-name="T11"> ise, asıl olarak İran</text:span><text:alphabetical-index-mark text:string-value=" " text:key1="İran"/><text:span text:style-name="T11">'ın paralelinde hareket ediyordu. İran, Irak</text:span><text:alphabetical-index-mark text:string-value=" " text:key1="Irak"/><text:span text:style-name="T11">'ın ciddi bir tehdit olduğu konusunda </text:span><text:span text:style-name="T3">abd</text:span><text:span text:style-name="T11">'yi ikna etmiş ve kendi başlattığı ope­ras­yonun içine </text:span><text:span text:style-name="T3">abd</text:span><text:span text:style-name="T11">'yi çekmişti. Aslında "</text:span><text:span text:style-name="T3">abd</text:span><text:span text:style-name="T11">" demek de doğru değildi; Kürt­ler</text:span><text:alphabetical-index-mark text:string-value=" " text:key1="Kürtler"/><text:span text:style-name="T11">e destek operasyonuna karar veren ve bunu Dışişlerinden bile gizli yü­rüten kişi, Henry Kissinger</text:span><text:alphabetical-index-mark text:string-value=" " text:key1="Kissinger, Henry"/><text:span text:style-name="T11">'dı. İran'ın Kürtler'i desteklemekten vazgeçme­sinin üzerine, Kissinger</text:span><text:alphabetical-index-mark text:string-value=" " text:key1="Kissinger, Henry"/><text:span text:style-name="T11"> da artık bu çetrefilli konuyu daha fazla kaşımamaya karar verdi. Hem Cezayir Anlaşması</text:span><text:alphabetical-index-mark text:string-value=" " text:key1="Cezayir Anlaşması"/><text:span text:style-name="T11">, Irak'ın </text:span><text:span text:style-name="T3">abd</text:span><text:span text:style-name="T11">'ye karşı da yumuşadığını gösteriyordu. </text:span></text:p>
      <text:p text:style-name="P79"><text:span text:style-name="T11">Dolayısıyla, bu iki ülke, Kürt isyanını sadece taktik bir kart olarak kullanmayı düşünmüşlerdi ve öyle de yaptılar. Hiç bir zaman için, Kürt isyanının başarıya ulaşmasını ve bunun sonucunda </text:span><text:soft-page-break/><text:span text:style-name="T11">otonom bir Kürt entitesi (belki devleti) kurulmasını istemediler. İstedikleri tek şey, Kürtler</text:span><text:alphabetical-index-mark text:string-value=" " text:key1="Kürtlerve İran (Şah dönemi)"/><text:span text:style-name="T11">in Irak</text:span><text:alphabetical-index-mark text:string-value=" " text:key1="Irak"/><text:span text:style-name="T11"> rejimi için bir başağrısı olarak tutulması ve böylece Irak'ın köşeye sıkıştırıl­masıydı. Nitekim Kürtler zafere yaklaştıklarında, onları durdurdular. Turan Ya­vuz</text:span><text:alphabetical-index-mark text:string-value=" " text:key1="Yavuz, Turan"/><text:span text:style-name="T11">, </text:span><text:span text:style-name="T6">abd</text:span><text:span text:style-name="T12">'nin Kürt Kartı</text:span><text:alphabetical-index-mark text:string-value=" " text:key1="ABD'nin Kürt Kartı (Yavuz)"/><text:span text:style-name="T11"> adlı kitabında İran</text:span><text:alphabetical-index-mark text:string-value=" " text:key1="İran"/><text:span text:style-name="T11"> ve </text:span><text:span text:style-name="T3">abd</text:span><text:span text:style-name="T11">'nin bu politikasını şöy­le anlatıyor:</text:span></text:p>
      <text:p text:style-name="P32"><text:span text:style-name="T11">... Hedef ülke olan Irak</text:span><text:alphabetical-index-mark text:string-value=" " text:key1="Irak"/><text:span text:style-name="T11">'ı dengesiz kılmak için Başkan Nixon</text:span><text:alphabetical-index-mark text:string-value=" " text:key1="Nixon, Richard"/><text:span text:style-name="T11"> ve Henry Kis­singer</text:span><text:alphabetical-index-mark text:string-value=" " text:key1="Kissinger, Henry"/><text:span text:style-name="T11">, mücadelenin devam etmesi için verdikleri desteğe rağmen, bir keresin­de Kürtler</text:span><text:alphabetical-index-mark text:string-value=" " text:key1="Kürtler"/><text:span text:style-name="T11">'in ellerindeki her şey ile Irak'a karşı saldırıya geçmelerini önlediler. Halbuki böyle bir saldırı başarıya ulaşabilirdi, çünkü Irak'ı o sıralarda başka olaylar da meşgul ediyordu. Washington'ın amacı Irak'ı tam anlamıyla parça­lamak değildi... Kürtler artık son derece zayıflatılmış Irak'a karşı, bu desteğin de­vam etmesi halinde, her an zafer ilan edebilecek duruma geliyordu. Ancak bu­­nu "ağabeyleri" iki ülkenin politikaları doğrultusunda bir türlü gerçekleşti­re­miyorlardı. Kısacası öldürücü darbeyi indirmelerine izin verilmiyordu.</text:span><text:span text:style-name="T13"><text:note text:id="ftn168" text:note-class="endnote"><text:note-citation>clxvi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61.</text:span></text:p></text:note-body></text:note></text:span></text:p>
      <text:p text:style-name="P79"><text:span text:style-name="T11">İran</text:span><text:alphabetical-index-mark text:string-value=" " text:key1="İran"/><text:span text:style-name="T11">'ın Kürtler</text:span><text:alphabetical-index-mark text:string-value=" " text:key1="Kürtlerve İran (Şah dönemi)"/><text:span text:style-name="T11">in fazla ileri gitmelerini engellemekte oldukça mantıklı bir gerekçesi vardı aslında. Çünkü İran'ın içinde de önemli bir Kürt azınlık yaşıyordu ve Kuzey Irak</text:span><text:alphabetical-index-mark text:string-value=" " text:key1="Irak"/><text:alphabetical-index-mark text:string-value=" " text:key1="IrakKuzey Irak"/><text:span text:style-name="T11">'ta başarıya ulaşacak bir ayaklanma, ister istemez İran Kürtleri için "kötü örnek" oluşturacaktı. Şah</text:span><text:alphabetical-index-mark text:string-value=" " text:key1="Pehlevi, Şah Muhammed Rıza"/><text:span text:style-name="T11">, Iraklı Kürtler'i taktik bir kart olarak kullanmak istiyordu, ama bu kartın her an kendi aleyhine dönebi­leceğini bildiğinden temkinli davranıyordu. </text:span></text:p>
      <text:p text:style-name="P79"><text:span text:style-name="T11">Kuzey Irak</text:span><text:alphabetical-index-mark text:string-value=" " text:key1="Irak"/><text:alphabetical-index-mark text:string-value=" " text:key1="IrakKuzey Irak"/><text:span text:style-name="T11">'ta bir Kürt devleti</text:span><text:alphabetical-index-mark text:string-value=" " text:key1="Kürt devleti projesi"/><text:span text:style-name="T11"> kurulması, </text:span><text:span text:style-name="T3">abd</text:span><text:alphabetical-index-mark text:string-value=" " text:key1="ABD"/><text:span text:style-name="T11"> için de istenen bir sonuç değildi. Böyle bir devleti kurduruyor gözükmek, aynı sorundan muzdarip olan bazı </text:span><text:span text:style-name="T3">abd</text:span><text:span text:style-name="T11"> müttefiklerinin—en başta Türkiye'nin—Washington'a isyan etmesiyle sonuçlanırdı. Öte yandan, böyle bir devleti finanse etmek büyük bir ekonomik yük oluştururdu </text:span><text:span text:style-name="T3">abd</text:span><text:span text:style-name="T11"> için. </text:span></text:p>
      <text:p text:style-name="P79"><text:span text:style-name="T11">Kısacası, isyanı destekleyen üç önemli güçten ikisi, yani </text:span><text:span text:style-name="T3">abd</text:span><text:alphabetical-index-mark text:string-value=" " text:key1="ABD"/><text:span text:style-name="T11"> ve İran</text:span><text:alphabetical-index-mark text:string-value=" " text:key1="İran"/><text:span text:style-name="T11">, Kürt isyanına verdikleri desteği sadece taktik bir manevra olarak görüyorlardı.</text:span><text:alphabetical-index-mark text:string-value=" " text:key1="ABDve Kürtler (1972-75)"/><text:alphabetical-index-mark text:string-value=" " text:key1="İranve Kürtler (1969-75)"/><text:span text:style-name="T11"> </text:span></text:p>
      <text:p text:style-name="P66"><text:bookmark-end text:name="Iran_Kurds75"/><text:bookmark-end text:name="US_Kurds75"/>Ancak, isyanı destekleyen üçüncü önemli güç, yani İsrail açısından durum çok farklıydı. <text:bookmark-start text:name="Israel_Kurds75II"/></text:p>
      <text:p text:style-name="P79"><text:span text:style-name="T11">İsrail</text:span><text:alphabetical-index-mark text:string-value=" " text:key1="İsrailve Kürtler"/><text:span text:style-name="T11">, daha önce de belirttiğimiz gibi, Kürtler</text:span><text:alphabetical-index-mark text:string-value=" " text:key1="Kürtlerve İsrail"/><text:span text:style-name="T11">i sadece taktik yani geçici bir koz olarak değil, stratejik yani kalıcı bir müttefik olarak görüyordu. Yahu­di Devleti'nin beka stratejisinin bir parçasıydı Kürt azınlığı desteklemek ve Irak</text:span><text:alphabetical-index-mark text:string-value=" " text:key1="Irak"/><text:span text:style-name="T11">'a karşı kışkırtmak. Bu isyanın </text:span><text:soft-page-break/><text:span text:style-name="T11">başarıya ulaşması, yani bir Kürt Dev­leti</text:span><text:alphabetical-index-mark text:string-value=" " text:key1="KürtlerKürt Devleti projesi"/><text:span text:style-name="T11">'nin kurulması ise, </text:span><text:span text:style-name="T3">abd</text:span><text:alphabetical-index-mark text:string-value=" " text:key1="ABD"/><text:span text:style-name="T11"> ve İran</text:span><text:alphabetical-index-mark text:string-value=" " text:key1="İran"/><text:span text:style-name="T11">'ın aksine, İsrail için son derece olum­lu bir gelişme olurdu. Bu, klasik "böl-yönet" stratejisini Ortadoğu'ya uyarlamak is­teyen Yahudi Devleti'nin zaten eskiden beridir görmek istediği bir şeydi. Bu nedenle, Kürt isyanın başarısızlıkla sonuçlanması, İsrail için stratejik bir kayıp oldu. </text:span></text:p>
      <text:p text:style-name="P79"><text:span text:style-name="T11">Dahası, İsrail bu başarısızlığı geçici bir durum saydı ve Irak</text:span><text:alphabetical-index-mark text:string-value=" " text:key1="Irak"/><text:span text:style-name="T11">'ta bir Kürt Devleti</text:span><text:alphabetical-index-mark text:string-value=" " text:key1="KürtlerKürt Devleti projesi"/><text:span text:style-name="T11"> kurulması hedefini 1975'ten sonra da korudu. Oded Yinon</text:span><text:alphabetical-index-mark text:string-value=" " text:key1="Yinon, Oded"/><text:span text:style-name="T11">'un </text:span><text:span text:style-name="T12">1980'</text:span><text:span text:style-name="T11">­</text:span><text:span text:style-name="T12">lerde İsrail İçin Strateji</text:span><text:span text:style-name="T11"> başlıklı raporu, "Irak etnik ve mezhebi temeller üze­rine bölünecektir; kuzeyde bir Kürt Devleti</text:span><text:alphabetical-index-mark text:string-value=" " text:key1="KürtlerKürt Devleti projesi"/><text:span text:style-name="T11">; ortada bir Sünni ve güneyde Şii devleti" diye devam eden satırlarıyla, Yahudi Devleti'nin bu konuda ne denli ısrarlı olduğunu gösteriyordu.</text:span></text:p>
      <text:p text:style-name="P79"><text:span text:style-name="T11">Nitekim İsrail, 1975'teki çözülmeleri sırasında, </text:span><text:span text:style-name="T3">abd</text:span><text:alphabetical-index-mark text:string-value=" " text:key1="ABD"/><text:span text:style-name="T11"> ve İran</text:span><text:alphabetical-index-mark text:string-value=" " text:key1="İran"/><text:span text:style-name="T11">'ın aksine Kürtler</text:span><text:alphabetical-index-mark text:string-value=" " text:key1="Kürtler"/><text:span text:style-name="T11">e yüz çevirmemişti. Ancak yapabileceği fazla bir şey yoktu; Şah</text:span><text:alphabetical-index-mark text:string-value=" " text:key1="Pehlevi, Şah Muhammed Rıza"/><text:span text:style-name="T11">'ın sı­nı­rı kapatmasıyla birlikte İsrail'in de Kürtler'e ulaşma şansı kalmamış olu­yordu. Çünkü İran, Kürtler'e yardım etmek isteyen güçler içinde onlara sınırı olan tek ülkeydi. Cezayir Anlaşması</text:span><text:alphabetical-index-mark text:string-value=" " text:key1="CezayirAnlaşması"/><text:span text:style-name="T11"> öncesinde </text:span><text:span text:style-name="T3">abd</text:span><text:span text:style-name="T11"> ve İsrail'in gön­der­diği yardımların da çok büyük bölümü İran'ın üzerinden ulaşıyordu Kürt­ler'e. </text:span><text:span text:style-name="T3">abd</text:span><text:span text:style-name="T11">'nin Kerkük konsolosu Lee Dinmore</text:span><text:alphabetical-index-mark text:string-value=" " text:key1="Dinmore, Lee"/><text:span text:style-name="T11">, </text:span><text:span text:style-name="T12">Progressive</text:span><text:span text:style-name="T11"> dergisinde yaz­­dığı bir makalede İsrail ajanlarının Kürt gerillaları İran toprakları içinde eğit­­tiklerini bildirmişti.</text:span><text:span text:style-name="T13"><text:note text:id="ftn169" text:note-class="endnote"><text:note-citation>clxix</text:note-citation><text:note-body><text:p text:style-name="Endnote"><text:span text:style-name="T22">Ibid., </text:span><text:span text:style-name="T21">s. 47.</text:span></text:p></text:note-body></text:note></text:span><text:span text:style-name="T11"> İsrail'in İran üzerinden kurduğu bu Kürt bağ­lan­tı­sı­nı düzenleyen en önemli isim ise, İsrail'in İran'daki </text:span><text:span text:style-name="T12">de facto</text:span><text:span text:style-name="T11"> Büyükelçisi Yakov Nimrodi</text:span><text:alphabetical-index-mark text:string-value=" " text:key1="Nimrodi, Yakov"/><text:span text:style-name="T11"> idi. Kendisi bir "Kürt Yahudi</text:span><text:alphabetical-index-mark text:string-value=" " text:key1="KürtlerKürt Yahudileri"/><text:span text:style-name="T11">si" olan Nimrodi</text:span><text:alphabetical-index-mark text:string-value=" " text:key1="Nimrodi, Yakov"/><text:span text:style-name="T11">, Şah</text:span><text:alphabetical-index-mark text:string-value=" " text:key1="Pehlevi, Şah Muhammed Rıza"/><text:span text:style-name="T11"> üzerin­de­ki ­büyük nüfuzu sayesinde, İran'ı İsrail-Kürt</text:span><text:alphabetical-index-mark text:string-value=" " text:key1="İsrailve Kürtler"/><text:alphabetical-index-mark text:string-value=" " text:key1="Kürtlerve İsrail"/><text:span text:style-name="T11"> bağlantısının transit geçişi ha­li­ne getirmişti. Nitekim Nimrodi</text:span><text:alphabetical-index-mark text:string-value=" " text:key1="Nimrodi, Yakov"/><text:span text:style-name="T11"> yıllar sonra, Ariel Şaron</text:span><text:alphabetical-index-mark text:string-value=" " text:key1="Şaron, Ariel"/><text:span text:style-name="T11"> tarafından "Kürt is­ya­nı gibi çok uzaklara uzanan siyasi bağlantıların en büyük mimarı" diye ta­nım­­lanacaktı.</text:span><text:span text:style-name="T13"><text:note text:id="ftn170" text:note-class="endnote"><text:note-citation>clxx</text:note-citation><text:note-body><text:p text:style-name="Endnote"><text:span text:style-name="T22">Davar</text:span><text:span text:style-name="T21">, 29 Kasım</text:span><text:alphabetical-index-mark text:string-value=" " text:key1="Kasım, Albay Abdülkerim"/><text:span text:style-name="T21"> 1985;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104.</text:span></text:p></text:note-body></text:note></text:span><text:span text:style-name="T11"> 1955 yılında İran'a Büyükelçi atanan ve izleyen 13 yıl boyun­ca bu görevi yürüten Nimrodi</text:span><text:alphabetical-index-mark text:string-value=" " text:key1="Nimrodi, Yakov"/><text:span text:style-name="T11">, bir keresinde İsrailli bir gazeteciye, "eğer İran'­da neler yaptığımızı anlatmamıza bir gün izin verilse, inana­mazsınız..." </text:span><text:soft-page-break/><text:span text:style-name="T11">de­mişti, "... yaptıklarımızın hayal gücünüzün ötesinde olduğunu söyle­ye­bi­lirim."</text:span><text:span text:style-name="T13"><text:note text:id="ftn171" text:note-class="endnote"><text:note-citation>clxxi</text:note-citation><text:note-body><text:p text:style-name="P113">Ibid.</text:p></text:note-body></text:note></text:span><text:alphabetical-index-mark text:string-value=" " text:key1="İsrailve Kürtler (1965-75)"/><text:span text:style-name="T11"> </text:span></text:p>
      <text:p text:style-name="P66"><text:bookmark-end text:name="Israel_Kurds75II"/></text:p>
      <text:p text:style-name="P66"/>
      <text:h text:style-name="P46" text:outline-level="8">1975 Sonrası Washington'daki Kürt Lobisi</text:h>
      <text:p text:style-name="P79"><text:alphabetical-index-mark text:string-value=" " text:key1="abdve İsrail lobisi"/></text:p>
      <text:p text:style-name="P79"><text:span text:style-name="T11">İsrail</text:span><text:alphabetical-index-mark text:string-value=" " text:key1="İsrailve Kürtler"/><text:span text:style-name="T11">'in İran</text:span><text:alphabetical-index-mark text:string-value=" " text:key1="İran"/><text:span text:style-name="T11"> kanalıyla Kürtler</text:span><text:alphabetical-index-mark text:string-value=" " text:key1="Kürtlerve İsrail"/><text:span text:style-name="T11">le kurduğu ittifak, İran'ın ve </text:span><text:span text:style-name="T3">abd</text:span><text:alphabetical-index-mark text:string-value=" " text:key1="ABD"/><text:span text:style-name="T11">'nin kur­duğu ittifaklara göre çok daha kalıcı ve stratejikti. Bu nedenle, İsrail, 1975'­ten sonra da Kürtlerle olan yakın temaslarını sürdürmeye çalıştı. </text:span><text:span text:style-name="T3">abd</text:span><text:span text:style-name="T11"> ve İran yönetimleri Kürtler'e ihanet etmişlerdi, ama İsrail, özellikle de Ame­ri­ka'daki lobisi</text:span><text:alphabetical-index-mark text:string-value=" " text:key1="ABDve İsrail lobisi"/><text:span text:style-name="T11"> yoluyla, Barzani hareketine destek olmayı sürdürüyordu. Mol­la Mustafa Barzani</text:span><text:alphabetical-index-mark text:string-value=" " text:key1="Barzani, Molla Mustafa"/><text:alphabetical-index-mark text:string-value=" " text:key1="Barzani, Molla Mustafa"/><text:span text:style-name="T11">'nin Washington'da geçirdiği ömrünün son yılları, bu konuda önemli örnekler içeriyordu. Molla Mustafa, başta Kissinger</text:span><text:alphabetical-index-mark text:string-value=" " text:key1="Kissinger, Henry"/><text:span text:style-name="T11"> olmak üze­re görüşmek istediği </text:span><text:span text:style-name="T3">abd</text:span><text:span text:style-name="T11">'li yetkililer tarafından hiç dikkate alınmamıştı. Buna karşılık, İsrail lobisi</text:span><text:alphabetical-index-mark text:string-value=" " text:key1="ABDve İsrail lobisi"/><text:span text:style-name="T11">ne bağlı ya da bu lobiyle yakın çalışan politikacılar ona destek olmuşlardı. </text:span></text:p>
      <text:p text:style-name="P79"><text:span text:style-name="T11">Turan Yavuz</text:span><text:alphabetical-index-mark text:string-value=" " text:key1="Yavuz, Turan"/><text:span text:style-name="T11">, 1975 sonrasında Washington'da oluşan bu küçük "Kürt lobisi</text:span><text:alphabetical-index-mark text:string-value=" " text:key1="KürtlerKürt lobisi"/><text:alphabetical-index-mark text:string-value=" " text:key1="ABDve İsrail lobisi"/><text:span text:style-name="T11">"nden şöyle söz ediyor:</text:span></text:p>
      <text:p text:style-name="P32"><text:span text:style-name="T3">abd</text:span><text:alphabetical-index-mark text:string-value=" " text:key1="ABD"/><text:span text:style-name="T11">'nin 1975 yılında Kürtler</text:span><text:alphabetical-index-mark text:string-value=" " text:key1="Kürtler"/><text:span text:style-name="T11">i yalnız bırakması ile Washington'da küçük çapta bile olsa bir Kürt lobisi</text:span><text:alphabetical-index-mark text:string-value=" " text:key1="KürtlerKürt lobisi"/><text:alphabetical-index-mark text:string-value=" " text:key1="ABDve İsrail lobisi"/><text:span text:style-name="T11"> oluşmaya başlamıştı. Irak</text:span><text:alphabetical-index-mark text:string-value=" " text:key1="Irak"/><text:span text:style-name="T11">lı eski bir diplomat olan Mu­ham­med Dosky</text:span><text:alphabetical-index-mark text:string-value=" " text:key1="Dosky, Muhammed"/><text:span text:style-name="T11">... Kürt davasını savunmak üzere etkili senatör Henry Jackson</text:span><text:alphabetical-index-mark text:string-value=" " text:key1="Jackson, Henry"/><text:span text:style-name="T11">'ı yanına almıştı... O sıralar Senatör Jackson</text:span><text:alphabetical-index-mark text:string-value=" " text:key1="Jackson, Henry"/><text:span text:style-name="T11">'ın ulusal güvenlik konuların­dan sorumlu yardımcısı Richard Perle</text:span><text:alphabetical-index-mark text:string-value=" " text:key1="Perle, Richard"/><text:span text:style-name="T11"> idi.</text:span><text:span text:style-name="T13"><text:note text:id="ftn172" text:note-class="endnote"><text:note-citation>clx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78.</text:span></text:p></text:note-body></text:note></text:span></text:p>
      <text:p text:style-name="P79"><text:span text:style-name="T11">Kürt lobisi</text:span><text:alphabetical-index-mark text:string-value=" " text:key1="KürtlerKürt lobisi"/><text:alphabetical-index-mark text:string-value=" " text:key1="ABDve İsrail lobisi"/><text:span text:style-name="T11">nin oluşumundaki en önemli role sahip bu iki Amerika­lı'nın en belirgin özellikleri, İsrail bağlantılarıydı. Perle</text:span><text:alphabetical-index-mark text:string-value=" " text:key1="Perle, Richard"/><text:span text:style-name="T11"> zaten kimliğinin ga­yet bilincinde olan bir Yahudiydi, Demokrat Senatör Jackson</text:span><text:alphabetical-index-mark text:string-value=" " text:key1="Jackson, Henry"/><text:span text:style-name="T11"> ise İsrail'in ateşli bir savucusu. Eski Kongre</text:span><text:alphabetical-index-mark text:string-value=" " text:key1="ABDKongresi"/><text:span text:style-name="T11"> üyesi Paul Findley</text:span><text:alphabetical-index-mark text:string-value=" " text:key1="Findley, Paul"/><text:span text:style-name="T11">, </text:span><text:span text:style-name="T3">abd</text:span><text:alphabetical-index-mark text:string-value=" " text:key1="ABD"/><text:span text:style-name="T11">'deki İsrail lobisi</text:span><text:alphabetical-index-mark text:string-value=" " text:key1="ABDve İsrail lobisi"/><text:span text:style-name="T11">nin gücünü ortaya koyan </text:span><text:span text:style-name="T12">They Dare to Speak Out</text:span><text:alphabetical-index-mark text:string-value=" " text:key1="They Dare to Speak Out, (Findley)"/><text:span text:style-name="T11"> (Konuşmaya Cesaret Ettiler) ad­lı kitabında, Perle</text:span><text:alphabetical-index-mark text:string-value=" " text:key1="Perle, Richard"/><text:span text:style-name="T11">'nin İsrail bağlantılarını ayrıntılı olarak anlatır. Buna göre Perle</text:span><text:alphabetical-index-mark text:string-value=" " text:key1="Perle, Richard"/><text:span text:style-name="T11">, İsrail hükümetine bilgi sağlamasıyla ünlüdür. Kariyerine önce Was­hington'da Henry Jackson</text:span><text:alphabetical-index-mark text:string-value=" " text:key1="Jackson, Henry"/><text:span text:style-name="T11">'ın yanında çalışarak başlamıştır. Nitekim Se­natör Jackson</text:span><text:alphabetical-index-mark text:string-value=" " text:key1="Jackson, Henry"/><text:span text:style-name="T11"> da, kitapta yazıldığına göre, İsrail'in en ateşli </text:span><text:soft-page-break/><text:span text:style-name="T11">destekçilerindendir. Perle</text:span><text:alphabetical-index-mark text:string-value=" " text:key1="Perle, Richard"/><text:span text:style-name="T11">, 1970 yılında FBI'ın düzenlediği bir operasyon sonucunda İsrail elçili­ği­ne gizli Amerikan bilgilerini aktarırken yakalanır. Perle</text:span><text:alphabetical-index-mark text:string-value=" " text:key1="Perle, Richard"/><text:span text:style-name="T11"> Reagan</text:span><text:alphabetical-index-mark text:string-value=" " text:key1="Reagan, Ronald"/><text:span text:style-name="T11"> döneminde ise Savunma Bakanlığı'nda göreve gelir. İsrail'i yakından ilgilen­diren yüksek tek­no­lo­jiler ile ilgili kararlar genelde Perle</text:span><text:alphabetical-index-mark text:string-value=" " text:key1="Perle, Richard"/><text:span text:style-name="T11">'nin ofisinde alınır. Perle</text:span><text:alphabetical-index-mark text:string-value=" " text:key1="Perle, Richard"/><text:span text:style-name="T11"> Pen­tagon'da göreve getirildiği zaman da bir İsrail savunma şirketi a­dına lobici­lik yapar.</text:span><text:span text:style-name="T13"><text:note text:id="ftn173" text:note-class="endnote"><text:note-citation>clxxiii</text:note-citation><text:note-body><text:p text:style-name="Endnote"><text:span text:style-name="T21"><text:s/>Paul Findley, </text:span><text:span text:style-name="T22">They Dare to Speak Out</text:span><text:span text:style-name="T21">, ss. 159-60.</text:span></text:p></text:note-body></text:note></text:span></text:p>
      <text:p text:style-name="P79"><text:span text:style-name="T11">Jackson</text:span><text:alphabetical-index-mark text:string-value=" " text:key1="Jackson, Henry"/><text:span text:style-name="T11">-Perle</text:span><text:alphabetical-index-mark text:string-value=" " text:key1="Perle, Richard"/><text:span text:style-name="T11"> ikilisinin yanısıra Kürt lobisi</text:span><text:alphabetical-index-mark text:string-value=" " text:key1="KürtlerKürt lobisi"/><text:alphabetical-index-mark text:string-value=" " text:key1="ABDve İsrail lobisi"/><text:span text:style-name="T11">ne büyük katkıda bulunan bir başka ekip, Pell</text:span><text:alphabetical-index-mark text:string-value=" " text:key1="Pell, Clairborne"/><text:alphabetical-index-mark text:string-value=" " text:key1="Pell, Clairborne"/><text:span text:style-name="T11">­-Galbraith</text:span><text:alphabetical-index-mark text:string-value=" " text:key1="Galbraith, Peter"/><text:span text:style-name="T11"> ikilisidir. Turan Yavuz</text:span><text:alphabetical-index-mark text:string-value=" " text:key1="Yavuz, Turan"/><text:span text:style-name="T11"> şöyle yazar: "Komite başkanı Demokrat Senatör Clairborne Pell</text:span><text:alphabetical-index-mark text:string-value=" " text:key1="Pell, Clairborne"/><text:alphabetical-index-mark text:string-value=" " text:key1="Pell, Clairborne"/><text:span text:style-name="T11">'in baş danışmanı Peter Galbraith</text:span><text:alphabetical-index-mark text:string-value=" " text:key1="Galbraith, Peter"/><text:span text:style-name="T11"> yıllardır Kürt tezini Washington'da işleyen kişi olarak bilinir. Kürt liderlerin Galbraith</text:span><text:alphabetical-index-mark text:string-value=" " text:key1="Galbraith, Peter"/><text:span text:style-name="T11">'e verdikleri mesajlar anında Beyaz Saray'a bağlı Ulusal Güvenlik Konseyi'ne ve Brent Scowcroft</text:span><text:alphabetical-index-mark text:string-value=" " text:key1="Scowcroft, Brent"/><text:span text:style-name="T11">'a ulaştırılırdı."</text:span><text:span text:style-name="T13"><text:note text:id="ftn174" text:note-class="endnote"><text:note-citation>clxxi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130.</text:span></text:p></text:note-body></text:note></text:span></text:p>
      <text:p text:style-name="P79"><text:span text:style-name="T11">Nitekim Pell</text:span><text:alphabetical-index-mark text:string-value=" " text:key1="Pell, Clairborne"/><text:span text:style-name="T11">-Galbraith</text:span><text:alphabetical-index-mark text:string-value=" " text:key1="Galbraith, Peter"/><text:span text:style-name="T11"> ikilisi, 1990'lı yıllarda da bu misyonlarını ay­nen korumuşlardır. Hatta 6. bölümde inceleyeceğimiz gibi, Amerika'nın Sesi Radyosu</text:span><text:alphabetical-index-mark text:string-value=" " text:key1="Amerika'nın Sesi Radyosu"/><text:span text:style-name="T11">'nun Türkiye'ye yaptığı kışkırtıcı Kürtçe yayınların mimarı da bu ikilidir. </text:span></text:p>
      <text:p text:style-name="P79"><text:span text:style-name="T11">Peki Pell</text:span><text:alphabetical-index-mark text:string-value=" " text:key1="Pell, Clairborne"/><text:span text:style-name="T11">-Galbraith</text:span><text:alphabetical-index-mark text:string-value=" " text:key1="Galbraith, Peter"/><text:span text:style-name="T11"> ikilisi ile Irak</text:span><text:alphabetical-index-mark text:string-value=" " text:key1="Irak"/><text:span text:style-name="T11">lı Kürtler</text:span><text:alphabetical-index-mark text:string-value=" " text:key1="Kürtler"/><text:span text:style-name="T11">in en sadık müttefikinin, yani İsrail'in bir ilgisi var mıdır? </text:span></text:p>
      <text:p text:style-name="P79"><text:span text:style-name="T11">Eski Amerikalı diplomat Richard Curtiss</text:span><text:alphabetical-index-mark text:string-value=" " text:key1="Curtiss, Richard"/><text:span text:style-name="T11">, </text:span><text:span text:style-name="T3">abd</text:span><text:alphabetical-index-mark text:string-value=" " text:key1="ABD"/><text:span text:style-name="T11">'deki lobi sistemini anlatan </text:span><text:span text:style-name="T12">Stealth</text:span><text:span text:style-name="T6"> pa</text:span><text:span text:style-name="T12">cs</text:span><text:alphabetical-index-mark text:string-value=" " text:key1="Stealth PACs (Curtiss)"/><text:span text:style-name="T12">: Lobbying Congress for Control of US Middle East Policy</text:span><text:span text:style-name="T11"> (Gizli Lobiler: </text:span><text:span text:style-name="T3">abd</text:span><text:span text:style-name="T11">'nin Ortadoğu Politikasının Kontrolü İçin Lobicilik) adlı kitabında, şu satırları yazar: "... </text:span><text:span text:style-name="T14">İsrail'in bir başka Demokrat dostu da Rhode Island Senatörü Clairborne Pell</text:span><text:alphabetical-index-mark text:string-value=" " text:key1="Pell, Clairborne"/><text:span text:style-name="T14">'dir. Pell</text:span><text:alphabetical-index-mark text:string-value=" " text:key1="Pell, Clairborne"/><text:span text:style-name="T14">, 1960'da seçildiğinden bu yana İs­rail'in ısrarlı ve sadık bir destekçisi olmuştur."</text:span><text:span text:style-name="T13"><text:note text:id="ftn175" text:note-class="endnote"><text:note-citation>clxxv</text:note-citation><text:note-body><text:p text:style-name="Endnote"><text:span text:style-name="T21"><text:s/>Richard Curtiss</text:span><text:alphabetical-index-mark text:string-value=" " text:key1="Curtiss, Richard"/><text:span text:style-name="T21">, </text:span><text:span text:style-name="T22">Stealth </text:span><text:span text:style-name="T2">pac</text:span><text:span text:style-name="T22">'s, </text:span><text:span text:style-name="T21">s. 143.</text:span></text:p></text:note-body></text:note></text:span></text:p>
      <text:p text:style-name="P79"><text:span text:style-name="T14">Aynı kitapta Clairborne Pell</text:span><text:alphabetical-index-mark text:string-value=" " text:key1="Pell, Clairborne"/><text:span text:style-name="T14">'in, sadece 1990 yılında İsrail lobilerinden 153.600 dolar "bağış" aldığı bildirilir. Pell</text:span><text:alphabetical-index-mark text:string-value=" " text:key1="Pell, Clairborne"/><text:span text:style-name="T14">'in İsrail lobisi</text:span><text:alphabetical-index-mark text:string-value=" " text:key1="ABDve İsrail lobisi"/><text:span text:style-name="T14">yle olan olağanüstü yakın ilişkisi, Paul Findley</text:span><text:alphabetical-index-mark text:string-value=" " text:key1="Findley, Paul"/><text:span text:style-name="T14">'in kitabında da vurgulanır.</text:span><text:span text:style-name="T13"><text:note text:id="ftn176" text:note-class="endnote"><text:note-citation>clxxvi</text:note-citation><text:note-body><text:p text:style-name="Endnote"><text:span text:style-name="T21"><text:s/>Paul Findley, </text:span><text:span text:style-name="T22">They Dare to Speak Out</text:span><text:span text:style-name="T21">, s. 84.</text:span></text:p></text:note-body></text:note></text:span></text:p>
      <text:p text:style-name="P79"><text:span text:style-name="T14">"Kürt lobisi</text:span><text:alphabetical-index-mark text:string-value=" " text:key1="KürtlerKürt lobisi"/><text:alphabetical-index-mark text:string-value=" " text:key1="ABDve İsrail lobisi"/><text:span text:style-name="T14">" ile İsrail uzantılarının bağlantısı, yalnızca Washington'a özgü bir durum da değildir. Hulusi Turgut, </text:span><text:span text:style-name="T15">Barzani </text:span><text:soft-page-break/><text:span text:style-name="T15">Dosyası</text:span><text:alphabetical-index-mark text:string-value=" " text:key1="Barzani Dosyası (Turgut)"/><text:span text:style-name="T14"> adlı kitabında, Pa­­ris'te oluşan Kürt lobisi</text:span><text:alphabetical-index-mark text:string-value=" " text:key1="KürtlerKürt lobisi"/><text:alphabetical-index-mark text:string-value=" " text:key1="ABDve İsrail lobisi"/><text:span text:style-name="T14">nin de yine Yahudiler</text:span><text:alphabetical-index-mark text:string-value=" " text:key1="Yahudiler"/><text:span text:style-name="T14">le son derece ilişkili ol­du­ğu­na dikkat çekerek şöyle yazıyor:</text:span></text:p>
      <text:p text:style-name="P32"><text:span text:style-name="T11">... Paris'teki, Kürt İhtilaline Yardım Komitesi üyelerinden çoğunun Yahudi ol­ma­sı da dikkati çekiyordu. Hollanda</text:span><text:alphabetical-index-mark text:string-value=" " text:key1="Hollanda"/><text:span text:style-name="T11">'nın Amsterdam şehrinde kurulmuş olan Kürt Cemiyeti, başkanı Silvio Van Roy başta olmak üzere büyük bir kısmı Ya­hu­di olan üyelerden oluşuyordu.</text:span><text:span text:style-name="T13"><text:note text:id="ftn177" text:note-class="endnote"><text:note-citation>clxxvii</text:note-citation><text:note-body><text:p text:style-name="Endnote"><text:span text:style-name="T21"><text:s/>Hulusi Turgut, </text:span><text:span text:style-name="T22">Barzani Dosyası</text:span><text:span text:style-name="T21">, ss.41-2.</text:span></text:p></text:note-body></text:note></text:span></text:p>
      <text:p text:style-name="P79"><text:bookmark-start text:name="Israel_Kurds75III"/><text:span text:style-name="T11">1975'teki Kuzey Irak</text:span><text:alphabetical-index-mark text:string-value=" " text:key1="Irak"/><text:alphabetical-index-mark text:string-value=" " text:key1="IrakKuzey Irak"/><text:span text:style-name="T11"> yenilgisinden sonra Batı'da oluşan bu Kürt lobisi</text:span><text:alphabetical-index-mark text:string-value=" " text:key1="KürtlerKürt lobisi"/><text:alphabetical-index-mark text:string-value=" " text:key1="ABDve İsrail lobisi"/><text:span text:style-name="T11">, 1990'lı yıllarda çok daha gelişecek ve İsrail'le olan bağlantısı da çok daha belirgin hale gelecektir. 6. bölümde bu durumu inceleyeceğiz. </text:span></text:p>
      <text:p text:style-name="P79"><text:span text:style-name="T11">Burada vurgulamakta yetindiğimiz nokta, 1975'ten Molla Mustafa Bar­zani</text:span><text:alphabetical-index-mark text:string-value=" " text:key1="Barzani, Molla Mustafa"/><text:span text:style-name="T11">'nin 1979'daki ölümüne dek geçen süre içinde, Kürtler</text:span><text:alphabetical-index-mark text:string-value=" " text:key1="Kürtler"/><text:span text:style-name="T11">le sıcak ilişki içinde olan yegane ülkenin İsrail oluşudur. İran</text:span><text:alphabetical-index-mark text:string-value=" " text:key1="İran"/><text:span text:style-name="T11"> ve </text:span><text:span text:style-name="T3">abd</text:span><text:alphabetical-index-mark text:string-value=" " text:key1="ABD"/><text:span text:style-name="T11"> tarafından önce kış­kırtılan sonra da yüz üstü bırakılan ayrılıkçı Kürt hareketi, arkasında İsrail'i bulmaya devam etmiştir. Barzani </text:span><text:span text:style-name="T3">abd</text:span><text:span text:style-name="T11">'de en alt düzey görevlilerle bile gö­rüş­mekte zorlanırken, İsrail'e yaptığı farklı ziyaretlerde büyük bir itibarla ağır­lanmış, hatta bir ziyaretinde dönemin Başbakanı Menahem Begin</text:span><text:alphabetical-index-mark text:string-value=" " text:key1="Begin, Menahem"/><text:span text:style-name="T11"> ile çok sı­cak bir görüşme yapmıştır.</text:span><text:span text:style-name="T13"><text:note text:id="ftn178" text:note-class="endnote"><text:note-citation>clxxvi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47.</text:span></text:p></text:note-body></text:note></text:span></text:p>
      <text:p text:style-name="P79"><text:span text:style-name="T11">Molla Mustafa Barzani</text:span><text:alphabetical-index-mark text:string-value=" " text:key1="Barzani, Molla Mustafa"/><text:span text:style-name="T11">'nin ölümünden sonra onun yerine geçecek olan oğlu Mesud</text:span><text:alphabetical-index-mark text:string-value=" " text:key1="Barzani, Mesud"/><text:span text:style-name="T11"> da bu İsrail bağlantısından nasibini almıştır. Turan Yavuz</text:span><text:alphabetical-index-mark text:string-value=" " text:key1="Yavuz, Turan"/><text:span text:style-name="T11">, 70'li yılların başındaki siyasi gelişmelerden söz ederken Barzani'nin iki oğlu hakkında şöyle yazar: "İdris</text:span><text:alphabetical-index-mark text:string-value=" " text:key1="Barzani, İdris"/><text:span text:style-name="T11"> ve Mesut, bir aralar sık sık Tahran, Tel Aviv ve Was­hington'da görülüyordu. İran</text:span><text:alphabetical-index-mark text:string-value=" " text:key1="İran"/><text:span text:style-name="T11"> pasaportu ile kimlik değiştirerek seyahat eden İdris ve Mesut, bu başkentlerdeki </text:span><text:span text:style-name="T3">cıa</text:span><text:alphabetical-index-mark text:string-value=" " text:key1="CIA"/><text:span text:style-name="T11">, </text:span><text:span text:style-name="T3">savak</text:span><text:alphabetical-index-mark text:string-value=" " text:key1="SAVAK"/><text:span text:style-name="T11"> ve Mossad</text:span><text:alphabetical-index-mark text:string-value=" " text:key1="Mossad"/><text:span text:style-name="T11"> genel mer­kezlerinden çıkmıyordu.</text:span><text:span text:style-name="T13"><text:note text:id="ftn179" text:note-class="endnote"><text:note-citation>clxxix</text:note-citation><text:note-body><text:p text:style-name="Endnote"><text:span text:style-name="T22">Ibid., </text:span><text:span text:style-name="T21">s. 47-8</text:span></text:p></text:note-body></text:note></text:span></text:p>
      <text:p text:style-name="P79"><text:span text:style-name="T11">Tüm bu durum, İsrail'in Kuzey Irak</text:span><text:alphabetical-index-mark text:string-value=" " text:key1="Irak"/><text:alphabetical-index-mark text:string-value=" " text:key1="IrakKuzey Irak"/><text:span text:style-name="T11">'taki ayrılıkçı Kürt hareketinin en stratejik destekçisi olduğunu, Yahudi Devleti'nin 1975'den sonra da Irak'ta bir Kürt Devleti</text:span><text:alphabetical-index-mark text:string-value=" " text:key1="KürtlerKürt Devleti projesi"/><text:span text:style-name="T11"> kurulması fikrinden vazgeçmediğini ve bu amaçla da Bar­zani aşireti</text:span><text:alphabetical-index-mark text:string-value=" " text:key1="Barzani aşireti"/><text:span text:style-name="T11">yle çok yakın ilişki içinde olduğunu göstermektedir. 1975'te </text:span><text:span text:style-name="T3">abd</text:span><text:alphabetical-index-mark text:string-value=" " text:key1="ABD"/><text:span text:style-name="T11"> ve İran</text:span><text:alphabetical-index-mark text:string-value=" " text:key1="İran"/><text:span text:style-name="T11">'ın devreden çıkmasıyla fiili olarak zaafa uğrayan bu ilişki, hiç bir za­man teorik canlılığını yitirmemiştir. </text:span></text:p>
      <text:p text:style-name="P79"><text:soft-page-break/><text:span text:style-name="T11">1991'deki Körfez Savaşı</text:span><text:alphabetical-index-mark text:string-value=" " text:key1="Körfez Savaşı"/><text:span text:style-name="T11"> Irak</text:span><text:alphabetical-index-mark text:string-value=" " text:key1="Irak"/><text:span text:style-name="T11">'ı yeniden karıştırdığında ve </text:span><text:span text:style-name="T3">abd</text:span><text:alphabetical-index-mark text:string-value=" " text:key1="ABD"/><text:span text:style-name="T11">'yi yeni­den Irak meselesinin içine soktuğunda ise, bu ilişki yeniden fiili bir boyut ka­za­nacak, İsrail'in Kürt Devleti</text:span><text:alphabetical-index-mark text:string-value=" " text:key1="KürtlerKürt Devleti projesi"/><text:span text:style-name="T11"> hedefi somutlaşmaya başlayacaktır. 6. bö­lümde, Körfez Savaşı ile birlikte oluşacak bu yeni konjonktürü birlikte iz­leyeceğiz.</text:span><text:alphabetical-index-mark text:string-value=" " text:key1="İsrailve Kürtler (1965-75)"/><text:span text:style-name="T11"> </text:span></text:p>
      <text:p text:style-name="P79"><text:bookmark-end text:name="Israel_Kurds75III"/><text:span text:style-name="T11">Ancak bundan önce, 1980'li yılların Ortadoğusuna damgasını vuran ve Kürt sorunu ile ilgili dengeleri de büyük ölçüde etkileyen bir süreci incelemek gerekir: İran</text:span><text:alphabetical-index-mark text:string-value=" " text:key1="İran"/><text:span text:style-name="T11"> Devrimi ve onu izleyen siyasi gelişmeler. Bu süreç, bü­tün Ortadoğu ülkelerini, </text:span><text:span text:style-name="T3">abd</text:span><text:alphabetical-index-mark text:string-value=" " text:key1="ABD"/><text:span text:style-name="T11">'yi, İsrail'i ve de Kürtler</text:span><text:alphabetical-index-mark text:string-value=" " text:key1="Kürtler"/><text:span text:style-name="T11">i içine alan çok boyutlu bir düzlemde gelişmiştir. Ancak bu çok boyutlu düzlemin ifadesi, hep İran ve Irak</text:span><text:alphabetical-index-mark text:string-value=" " text:key1="Irak"/><text:span text:style-name="T11"> arasındaki savaş aracılığıyla olmuştur. Bu nedenle 1980'lerin Ortado­ğu­sunu incelerken bu iki ülkenin (İran ve Irak) ya da iki başkentin (Bağdat ve Tahran) hikayesine bakmak gerekir. </text:span></text:p>
      <text:p text:style-name="P66"/>
      <text:p text:style-name="P66"/>
      <text:p text:style-name="P66"/>
      <text:p text:style-name="P66"/>
      <text:p text:style-name="P66"/>
      <text:p text:style-name="P66"/>
      <text:p text:style-name="P66"/>
      <text:p text:style-name="P36"/>
      <text:p text:style-name="P123">B E Ş İ N C İ <text:s text:c="2"/>B Ö L Ü M</text:p>
      <text:p text:style-name="P39"/>
      <text:p text:style-name="P39">İki Şehrin Hikayesi</text:p>
      <text:p text:style-name="P36"/>
      <text:p text:style-name="P36"/>
      <text:p text:style-name="P37"/>
      <text:p text:style-name="P95"><text:span text:style-name="T11">Ve vaki oldu ki, kırallığının dokuzuncu yılında, onuncu ayda, ayın onuncu gününde, Babil</text:span><text:alphabetical-index-mark text:string-value=" " text:key1="Babil İmparatorluğu"/><text:span text:style-name="T11"> kralı Nebukadnezsar</text:span><text:alphabetical-index-mark text:string-value=" " text:key1="Nebukadnezsar"/><text:span text:style-name="T11"> kendisi ve bütün ordusu Yeruşalim'in (Kudüs) karşısına geldi ve ona karşı ordugah kurdu... Ve Rabbin evini ve kralın evini ve Yeruşalimin bütün evlerini, her büyük evi ateşe verdi. </text:span></text:p>
      <text:p text:style-name="P95"><text:span text:style-name="T11">— Eski Ahit</text:span><text:alphabetical-index-mark text:string-value=" " text:key1="Eski Ahit"/><text:span text:style-name="T11">, II. Krallar, 25; 1, 9</text:span></text:p>
      <text:p text:style-name="P93"/>
      <text:p text:style-name="P93">Fars Kralı Koreş şöyle diyor: Göklerin Tanrısı Yehova, dünyanın bütün krallıklarını bana verdi; ve Yahuda'da olan Yeruşalim'de kendisi içi ev yapayım diye bana emretti. </text:p>
      <text:p text:style-name="P95"><text:span text:style-name="T11">— Eski Ahit</text:span><text:alphabetical-index-mark text:string-value=" " text:key1="Eski Ahit"/><text:span text:style-name="T11">, II. Tarihler, 36; 23</text:span></text:p>
      <text:p text:style-name="P36"/>
      <text:p text:style-name="P66"><text:bookmark-start text:name="Israel_KhomeiniRegime1"/>1980 yılının 22 Eylül günüydü. </text:p>
      <text:p text:style-name="P79"><text:span text:style-name="T11">O gün, çok az kimse tarafından beklenmekte olan bir savaş başladı. Bağdat'taki Baas</text:span><text:alphabetical-index-mark text:string-value=" " text:key1="Baas Partisi"/><text:span text:style-name="T11"> rejiminin patronu Saddam</text:span><text:alphabetical-index-mark text:string-value=" " text:key1="Saddam Hüseyin"/><text:span text:style-name="T11"> Hüseyin'in emri ile, Irak</text:span><text:alphabetical-index-mark text:string-value=" " text:key1="Irak"/><text:span text:style-name="T11"> ordusu, önceden hiç bir uyarı yapmadan, aniden İran</text:span><text:alphabetical-index-mark text:string-value=" " text:key1="İran"/><text:span text:style-name="T11"> sınırına saldırdı. Irak birlikleri, karşı tarafın hazırlıksız olmasının da etkisiyle, kısa sürede İran içinde önemli bir mesafe kat ederek petrol bölgesi Abadan'a kadar vardı. 24 Eylül günü, Aba­dan'daki dünyanın en büyük petrol rafinerisi alevler içindeydi. </text:span></text:p>
      <text:p text:style-name="P79"><text:span text:style-name="T11">Aslında Saddam</text:span><text:alphabetical-index-mark text:string-value=" " text:key1="Saddam Hüseyin"/><text:span text:style-name="T11"> Hüseyin'in başlattığı bu </text:span><text:span text:style-name="T12">blitzkrieg</text:span><text:span text:style-name="T11">'den önce aylardır sürmekte olan bir sınır anlaşmazlığı vardı iki ülke arasında. Hatta saldırıdan bir hafta kadar önce Irak</text:span><text:alphabetical-index-mark text:string-value=" " text:key1="Irak"/><text:span text:style-name="T11">, Şah</text:span><text:alphabetical-index-mark text:string-value=" " text:key1="Pehlevi, Şah Muhammed Rıza"/><text:span text:style-name="T11">'ın "Barzani</text:span><text:alphabetical-index-mark text:string-value=" " text:key1="Barzani, Molla Mustafa"/><text:span text:style-name="T11"> kartı"nı bırakması karşılığında 1975'te İran</text:span><text:alphabetical-index-mark text:string-value=" " text:key1="İran"/><text:span text:style-name="T11"> ile imzaladığı sınır anlaşmasını iptal ettiğini açıklamıştı. Kısacası iki ülke arasında gerilim oluşmuştu, ama yine de çok az kimse Saddam</text:span><text:alphabetical-index-mark text:string-value=" " text:key1="Saddam Hüseyin"/><text:span text:style-name="T11">'ın bu denli radikal bir karar alıp İran'a saldıracağını bekliyordu. </text:span></text:p>
      <text:p text:style-name="P66">Bu "çok az kimse"nin çok önemli bir bölümü de, Washington'da ya da Batı Kudüs'te ikamet ediyordu. </text:p>
      <text:p text:style-name="P79"><text:soft-page-break/><text:span text:style-name="T11">Bu ilginç durum, İran</text:span><text:alphabetical-index-mark text:string-value=" " text:key1="İran"/><text:span text:style-name="T11">'daki rejimle yakından ilgiliydi. Saddam</text:span><text:alphabetical-index-mark text:string-value=" " text:key1="Saddam Hüseyin"/><text:span text:style-name="T11">'ın İran'a saldırmasından 1.5 yıl kadar önce çok önemli bir olay yaşanmıştı Tahran'da; İran Şah</text:span><text:alphabetical-index-mark text:string-value=" " text:key1="Pehlevi, Şah Muhammed Rıza"/><text:span text:style-name="T11">ı Rıza Pehlevi, Ayetullah Humeyni</text:span><text:alphabetical-index-mark text:string-value=" " text:key1="Humeyni, Ayetullah"/><text:span text:style-name="T11">'nin liderliğindeki devrim</text:span><text:alphabetical-index-mark text:string-value=" " text:key1="İranİran Devrimi"/><text:span text:style-name="T11">ciler ta­rafından tahtından indirilmiş ve hemen ardından ülkede bir "İslam Cumhu­riyeti" kurulmuştu. Yeni rejimi kuranlar, kendilerini onyıllardır baskı ve iş­­kence altında tutmuş olan Şah</text:span><text:alphabetical-index-mark text:string-value=" " text:key1="Pehlevi, Şah Muhammed Rıza"/><text:span text:style-name="T11">'tan nefret ettikleri kadar, onun müttefikle­­ri­n­­den de nefret ediyorlardı. Şah</text:span><text:alphabetical-index-mark text:string-value=" " text:key1="Pehlevi, Şah Muhammed Rıza"/><text:span text:style-name="T11">'ın işkenceleriyle ünlü gizli servisi </text:span><text:span text:style-name="T3">savak</text:span><text:alphabetical-index-mark text:string-value=" " text:key1="SAVAK"/><text:span text:style-name="T11">'ın </text:span><text:span text:style-name="T3">cıa</text:span><text:alphabetical-index-mark text:string-value=" " text:key1="CIAve SAVAK"/><text:span text:style-name="T11"> tarafından eğitildiğini, işkence yöntemlerini de Mossad</text:span><text:alphabetical-index-mark text:string-value=" " text:key1="Mossadve SAVAK"/><text:span text:style-name="T11">'dan aldığı "know-how"la geliştirdiğini biliyorlardı.</text:span><text:span text:style-name="T13"><text:note text:id="ftn180" text:note-class="endnote"><text:note-citation>clxxx</text:note-citation><text:note-body><text:p text:style-name="P105"/><text:p text:style-name="P105"/><text:p text:style-name="P110">BEŞİNCİ BÖLÜM: İKİ ŞEHRİN HİKAYESİ</text:p><text:p text:style-name="P105"/><text:p text:style-name="Endnote"><text:span text:style-name="T21"><text:s/>James A. Bill, </text:span><text:span text:style-name="T22">The Eagle and the Lion, </text:span><text:span text:style-name="T21">s. 403.</text:span></text:p></text:note-body></text:note></text:span><text:span text:style-name="T11"> Nitekim Humeyni</text:span><text:alphabetical-index-mark text:string-value=" " text:key1="Humeyni, Ayetullah"/><text:span text:style-name="T11">, devrimi</text:span><text:alphabetical-index-mark text:string-value=" " text:key1="İranİran devrimi"/><text:span text:style-name="T11">n daha ilk günlerinde </text:span><text:span text:style-name="T3">abd</text:span><text:alphabetical-index-mark text:string-value=" " text:key1="ABD"/><text:span text:style-name="T11">'yi "Büyük Şeytan" olarak tanımlamakta gecikmedi. </text:span><text:span text:style-name="T3">abd</text:span><text:span text:style-name="T11">'­nin bölgedeki en önemli müttefiki ve Kudüs'ün işgalcisi olan İsrail ise Tah­ran'­daki yeni rejiminin düşman listesinde ikinci sırada geliyordu. </text:span></text:p>
      <text:p text:style-name="P79"><text:span text:style-name="T11">İran</text:span><text:alphabetical-index-mark text:string-value=" " text:key1="İran"/><text:span text:style-name="T11">'la tarihsel bir rekabet içinde olan Bağdat, Tahran'daki bu rejim değişikliğinin kendisi açısından son derece anlamlı olduğunun farkındaydı kuş­kusuz. Bağdat'taki yegane güçlü adam olan Saddam</text:span><text:alphabetical-index-mark text:string-value=" " text:key1="Saddam Hüseyin"/><text:span text:style-name="T11"> Hüseyin, İslam dev­rimi</text:span><text:alphabetical-index-mark text:string-value=" " text:key1="İranİran devrimi"/><text:span text:style-name="T11">nin kendisi açısından büyük bir fırsat yarattığını görüyordu. 1968 yı­lında Irak</text:span><text:alphabetical-index-mark text:string-value=" " text:key1="Irak"/><text:span text:style-name="T11">'ın başına geçtiğinden bu yana Batılılar tarafından bir "Sovyet</text:span><text:alphabetical-index-mark text:string-value=" " text:key1="Sovyetler Birliği"/><text:span text:style-name="T11"> müt­tefiki" olarak algılanıyordu, oysa Moskova ile arası pek de iyi değildi. Mos­ko­va'nın bir yandan kendisine yaklaşırken, bir yandan da kendisini kontrol altında tutmak için başta Suriye</text:span><text:alphabetical-index-mark text:string-value=" " text:key1="Suriye"/><text:span text:style-name="T11"> olmak üzere rakiplerine destek olduğunu biliyordu. Arap dünyasının lideri olmak isteyen biri için, Moskova'nın bu kaygan müttefikliği hiç bir zaman yeterli değildi. Ve Şah</text:span><text:alphabetical-index-mark text:string-value=" " text:key1="Pehlevi, Şah Muhammed Rıza"/><text:span text:style-name="T11">'ın devrilmesi, önü­ne yeni bir kapı açmıştı. Önündeki 10 yıl boyunca da bu kapıyı sonuna ka­dar kullanacaktı. </text:span></text:p>
      <text:p text:style-name="P79"><text:span text:style-name="T11">Adel Darwish</text:span><text:alphabetical-index-mark text:string-value=" " text:key1="Darwish, Adel"/><text:span text:style-name="T11"> ve Gregory Alexander</text:span><text:alphabetical-index-mark text:string-value=" " text:key1="Alexander, Gregory"/><text:span text:style-name="T11">, oluşan yeni kapının Saddam</text:span><text:alphabetical-index-mark text:string-value=" " text:key1="Saddam Hüseyin"/><text:span text:style-name="T11"> tarafından kullanılışını şöyle özetliyorlar: "Şah</text:span><text:alphabetical-index-mark text:string-value=" " text:key1="Pehlevi, Şah Muhammed Rıza"/><text:span text:style-name="T11">'ın devrilmesi, Saddam</text:span><text:alphabetical-index-mark text:string-value=" " text:key1="Saddam Hüseyin"/><text:span text:style-name="T11"> Hüse­yin'e Batı ile verimli bir işbirliği yapma şansı verdi ve o da bunu iyi değer­lendirdi. Irak</text:span><text:alphabetical-index-mark text:string-value=" " text:key1="Irak"/><text:span text:style-name="T11">, Batı'nın verdiği silah ve yüksek teknoloji sayesinde bölgesel jan­dar­ma misyonunu yüklendi".</text:span><text:span text:style-name="T13"><text:note text:id="ftn181" text:note-class="endnote"><text:note-citation>clxxxi</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 </text:span><text:span text:style-name="T21">s. 59.</text:span></text:p></text:note-body></text:note></text:span><text:span text:style-name="T11"> Saddam</text:span><text:alphabetical-index-mark text:string-value=" " text:key1="Saddam Hüseyin"/><text:span text:style-name="T11">'ın 22 Eylül 1980'de İran</text:span><text:alphabetical-index-mark text:string-value=" " text:key1="İran"/><text:span text:style-name="T11">'a baş­lattığı saldırıyı </text:span><text:soft-page-break/><text:span text:style-name="T11">beklemekte olan "çok az kimse"nin çoğunun Washington ya da Batı Kudüs'te oturması, işte bu yeni stratejik konjonktürün bir sonucu­ydu. </text:span></text:p>
      <text:p text:style-name="P79"><text:span text:style-name="T3">abd</text:span><text:alphabetical-index-mark text:string-value=" " text:key1="ABD"/><text:span text:style-name="T11">, Tahran'daki Büyükelçilik görevlilerini rehin alan ve Amerikan bay­rak­larını paspas olarak kullanan Humeyni</text:span><text:alphabetical-index-mark text:string-value=" " text:key1="Humeyni, Ayetullah"/><text:span text:style-name="T11"> rejimini, kendi Ortadoğu hedefleri açısından büyük bir tehlike olarak görüyordu. "İran</text:span><text:alphabetical-index-mark text:string-value=" " text:key1="İran"/><text:span text:style-name="T11"> İslam içindir, İslam İran için değil" diyen ve her fırsatta İslam Devrimi</text:span><text:alphabetical-index-mark text:string-value=" " text:key1="İranİran devrimi"/><text:alphabetical-index-mark text:string-value=" " text:key1="İranİran devrimi"/><text:span text:style-name="T11">'ni ihraç etmekten söz eden Humeyni</text:span><text:alphabetical-index-mark text:string-value=" " text:key1="Humeyni, Ayetullah"/><text:span text:style-name="T11">'nin, Körfez'deki Batı yanlısı monarşileri tehdit etmesinden korkuyordu. 70'lerde Vietnam</text:span><text:alphabetical-index-mark text:string-value=" " text:key1="Vietnam Savaşı"/><text:span text:style-name="T11">'daki yenilgisinin ardından bir "domino etkisi" içinde tüm Hindiçini</text:span><text:alphabetical-index-mark text:string-value=" " text:key1="Hindiçini"/><text:span text:style-name="T11">'ni komünistlere kaptıran </text:span><text:span text:style-name="T3">abd</text:span><text:span text:style-name="T11">, şimdi de İran'da yaşadığı yenilgiyle doğan "yeşil" dalganın, güneye doğru ilerlemesinden en­dişe ediyordu. Bu tehlikeli dalgayı durdurmak için ne yapması gerektiğine de hemen karar verdi; bir "bölgesel jandarma"ya ihtiyacı vardı.</text:span></text:p>
      <text:p text:style-name="P79"><text:span text:style-name="T16">Saddam</text:span><text:alphabetical-index-mark text:string-value=" " text:key1="Saddam Hüseyin"/><text:span text:style-name="T16">, bu misyona soyundu. Nitekim İran Devrimi</text:span><text:alphabetical-index-mark text:string-value=" " text:key1="İranİran devrimi"/><text:span text:style-name="T16">'nin hemen ar­dından Washington'a gereken mesajları yollamaya başlamıştı. İlk iş olarak, baş­kanı olduğu İlerici Ulusal Cephe</text:span><text:alphabetical-index-mark text:string-value=" " text:key1="Irakİlerici Ulusal Cephe"/><text:span text:style-name="T16"> hükümetinin içindeki komünistleri ayıkladı. 1979 Temmuzunda, Irak Komünist Partisi</text:span><text:alphabetical-index-mark text:string-value=" " text:key1="IrakIrak Komünist Partisi"/><text:span text:style-name="T16">'ne üye olan 21 kişiyi i­dam ettirdi, yüzlercesini de hapse attırdı. Bir kaç hafta içinde, üç bin Iraklı komü­nist, Batı Avrupa, Kuveyt</text:span><text:alphabetical-index-mark text:string-value=" " text:key1="Kuveyt"/><text:span text:style-name="T16">, Suriye</text:span><text:alphabetical-index-mark text:string-value=" " text:key1="Suriye"/><text:span text:style-name="T16"> ve Mısır</text:span><text:alphabetical-index-mark text:string-value=" " text:key1="Mısır"/><text:span text:style-name="T16">'a sürgüne gitti.</text:span><text:span text:style-name="T13"><text:note text:id="ftn182" text:note-class="endnote"><text:note-citation>clxxxii</text:note-citation><text:note-body><text:p text:style-name="P113">Ibid.</text:p></text:note-body></text:note></text:span><text:span text:style-name="T16"> Saddam</text:span><text:alphabetical-index-mark text:string-value=" " text:key1="Saddam Hüseyin"/><text:span text:style-name="T16">'ın, ken­disini "Kızıl Tehlike"den soyutlayan bu tavrı, İran Devrimi</text:span><text:alphabetical-index-mark text:string-value=" " text:key1="İranİran Devrimi"/><text:span text:style-name="T16">'nin doğur­du­ğu "Yeşil Tehlike" nedeniyle derin endişelere boğulmuş olan </text:span><text:span text:style-name="T7">abd</text:span><text:alphabetical-index-mark text:string-value=" " text:key1="ABD"/><text:span text:style-name="T16"> yöneti­min­de beğeniyle karşılanmıştı. </text:span></text:p>
      <text:p text:style-name="P79"><text:span text:style-name="T16">Saddam</text:span><text:alphabetical-index-mark text:string-value=" " text:key1="Saddam Hüseyin"/><text:span text:style-name="T16">, İran</text:span><text:alphabetical-index-mark text:string-value=" " text:key1="İran"/><text:span text:style-name="T16">'a saldırmadan dört ay kadar önce, Bağdat'ta düzenle­di­ği bir toplantıda, Ürdün Kralı Hüseyin</text:span><text:alphabetical-index-mark text:string-value=" " text:key1="Hüseyin, Ürdün Kralı"/><text:span text:style-name="T16">'e ve Kuveyt</text:span><text:alphabetical-index-mark text:string-value=" " text:key1="Kuveyt"/><text:span text:style-name="T16"> Prensi'ne kafasındaki sa­vaş planını açıklamıştı. Yeşil dalganın kendilerini tehdit edeceğinden korkan her iki lider de bu fikre büyük destek vermişlerdi. Saddam</text:span><text:alphabetical-index-mark text:string-value=" " text:key1="Saddam Hüseyin"/><text:span text:style-name="T16">, bir sonra­ki ay Riyad'a gitmiş ve bu kez de Suudi Kralı Halid</text:span><text:alphabetical-index-mark text:string-value=" " text:key1="Halid, Kral"/><text:span text:style-name="T16">'e anlatmıştı planını. Kral da onun arkasındaydı; İran'la savaşırsa, Saddam</text:span><text:alphabetical-index-mark text:string-value=" " text:key1="Saddam Hüseyin"/><text:span text:style-name="T16">'a para yardımı yapa­cağına söz vermişti. </text:span></text:p>
      <text:p text:style-name="P79"><text:span text:style-name="T16">Suudiler, Saddam</text:span><text:alphabetical-index-mark text:string-value=" " text:key1="Saddam Hüseyin"/><text:span text:style-name="T16">'ın planını Washington'a aktarıp onay sormakta hiç ge­cik­mediler. </text:span><text:span text:style-name="T14">Onay da gecikmedi. Carter</text:span><text:alphabetical-index-mark text:string-value=" " text:key1="Carter, Jimmy"/><text:span text:style-name="T14"> yönetiminin </text:span><text:soft-page-break/><text:span text:style-name="T14">Ulusal Güvenlik Da­nış­manı olan Zbigniew Brzezinski</text:span><text:alphabetical-index-mark text:string-value=" " text:key1="Brzezinski, Zbigniew"/><text:span text:style-name="T14">, yardımcısı Gary Sick</text:span><text:alphabetical-index-mark text:string-value=" " text:key1="Sick, Gary"/><text:span text:style-name="T14">'in ifadesiyle, "İran</text:span><text:alphabetical-index-mark text:string-value=" " text:key1="İran"/><text:span text:style-name="T14">'­ın en sert biçimde cezalandırılması gerektiğine inanıyordu ve Irak</text:span><text:alphabetical-index-mark text:string-value=" " text:key1="Irak"/><text:span text:style-name="T14">'ın İran'a düzenleyeceği saldırıdan hiç bir şekilde rahatsız olmayacaklarını ifade eden mesajlar vermişti".</text:span><text:span text:style-name="T13"><text:note text:id="ftn183" text:note-class="endnote"><text:note-citation>clxxx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 </text:span><text:span text:style-name="T21">s. 318.</text:span></text:p></text:note-body></text:note></text:span><text:span text:style-name="T14"> Aynı sırada, Şah</text:span><text:alphabetical-index-mark text:string-value=" " text:key1="Pehlevi, Şah Muhammed Rıza"/><text:span text:style-name="T14">'ın eski Washington Büyükelçisi Ardeşir Zahedi</text:span><text:alphabetical-index-mark text:string-value=" " text:key1="Zahedi, Ardeşir"/><text:span text:style-name="T14"> de Iraklılarla yakın temasa geçmiş ve Washington ile Bağdat arasın­da aracılık yapmaya başlamıştı.</text:span><text:span text:style-name="T13"><text:note text:id="ftn184" text:note-class="endnote"><text:note-citation>clxxxiv</text:note-citation><text:note-body><text:p text:style-name="P113">Ibid.</text:p></text:note-body></text:note></text:span><text:span text:style-name="T14"> Kısacası </text:span><text:span text:style-name="T4">abd</text:span><text:alphabetical-index-mark text:string-value=" " text:key1="ABD"/><text:span text:style-name="T14">, Saddam</text:span><text:alphabetical-index-mark text:string-value=" " text:key1="Saddam Hüseyin"/><text:span text:style-name="T14">'a İran'a saldırması için güçlü bir yeşil ışık yakıyordu. </text:span></text:p>
      <text:p text:style-name="P70">Ve tüm bunlar olurken, İsrailliler devre dışı değildiler kuşkusuz. </text:p>
      <text:p text:style-name="P79"><text:span text:style-name="T14">Şah</text:span><text:alphabetical-index-mark text:string-value=" " text:key1="Pehlevi, Şah Muhammed Rıza"/><text:span text:style-name="T14">'ın devrilmesi, </text:span><text:span text:style-name="T4">abd</text:span><text:alphabetical-index-mark text:string-value=" " text:key1="ABD"/><text:span text:style-name="T14"> kadar İsrail'i de rahatsız etmişti. Çevre stratejisi</text:span><text:alphabetical-index-mark text:string-value=" " text:key1="çevre stratejisi"/><text:alphabetical-index-mark text:string-value=" " text:key1="Çevre stratejisi"/><text:span text:style-name="T14">nin en önemli partneri olan Tahran, bir anda "Kudüs'ü kurtarmayı" ken­disine en büyük Ortadoğu hedefi olarak belirleyen bir rejimin eline geçmişti. Yahudi Devleti, Şah</text:span><text:alphabetical-index-mark text:string-value=" " text:key1="Pehlevi, Şah Muhammed Rıza"/><text:span text:style-name="T14">'ın sonunu farkettiği andan beri endişeliydi aslında. 13 Haziran 1978 günü, İsrail'in İran</text:span><text:alphabetical-index-mark text:string-value=" " text:key1="İran"/><text:span text:style-name="T14"> Büyükelçisi Uri Lubrani</text:span><text:alphabetical-index-mark text:string-value=" " text:key1="Lubrani, Uri"/><text:span text:style-name="T14"> Başbakan Mena­hem Begin</text:span><text:alphabetical-index-mark text:string-value=" " text:key1="Begin, Menahem"/><text:span text:style-name="T14">'e bir memorandum sunarak, Şah</text:span><text:alphabetical-index-mark text:string-value=" " text:key1="Pehlevi, Şah Muhammed Rıza"/><text:span text:style-name="T14">'ın rejiminin çökmek üzere oldu­ğu­nu, en fazla iki ya da üç yıl yaşayabileceğini bildirmişti. Bunun üze­rine de, Ariel Şaron</text:span><text:alphabetical-index-mark text:string-value=" " text:key1="Şaron, Ariel"/><text:span text:style-name="T14">, Şah</text:span><text:alphabetical-index-mark text:string-value=" " text:key1="Pehlevi, Şah Muhammed Rıza"/><text:span text:style-name="T14">'ın düşmesini engellemek için İsrail'in askeri bir mü­da­ha­le gerçekleştirmesini önermişti. Aynı yılın Eylül ayında, Tahran Bü­yük­elçiliği'ne Lubrani'nin yerine eski </text:span><text:span text:style-name="T4">shabak</text:span><text:alphabetical-index-mark text:string-value=" " text:key1="SHABAK"/><text:span text:style-name="T4"> </text:span><text:span text:style-name="T14">(İsrail'in iç istihbarat servisi) şefi Joseph Hermelin</text:span><text:alphabetical-index-mark text:string-value=" " text:key1="Hermelin, Joseph"/><text:span text:style-name="T14"> atanmış, bu istihbaratçı sayesinde İran ordusuyla kurul­muş olan ilişkilerin daha da güçlendirilmesi hedeflenmişti. Şah</text:span><text:alphabetical-index-mark text:string-value=" " text:key1="Pehlevi, Şah Muhammed Rıza"/><text:span text:style-name="T14">'ın dev­ril­me­si­nin kaçınılmaz olduğunu gören İsrail, ordunun yönetime el koymasını sağ­la­mak için Humeyni</text:span><text:alphabetical-index-mark text:string-value=" " text:key1="Humeyni, Ayetullah"/><text:span text:style-name="T14">'nin İran'a döndüğü 1979 Ocağına dek uğraşmıştı.</text:span><text:span text:style-name="T13"><text:note text:id="ftn185" text:note-class="endnote"><text:note-citation>clxxxv</text:note-citation><text:note-body><text:p text:style-name="Endnote"><text:span text:style-name="T21"><text:s/>Benjamin Beit-Hallahmi</text:span><text:alphabetical-index-mark text:string-value=" " text:key1="Hallahmi, Benjamin Beit"/><text:span text:style-name="T21">, </text:span><text:span text:style-name="T22">The Israeli Connection, </text:span><text:span text:style-name="T21">s. 12.</text:span></text:p></text:note-body></text:note></text:span><text:span text:style-name="T14"> (Bu "or­du bağlantısı", ilerleyen yıllarda Irangate</text:span><text:alphabetical-index-mark text:string-value=" " text:key1="Irangate"/><text:span text:style-name="T14">'in de temel mantığını o­luşturacak­tı. İlerde inceleyeceğiz.)</text:span></text:p>
      <text:p text:style-name="P79"><text:span text:style-name="T14">İsrail, İslam Devrimi</text:span><text:alphabetical-index-mark text:string-value=" " text:key1="İranİran devrimi"/><text:span text:style-name="T14">'ni engellemek için yürüttüğü bu çabalar bir so­nuç vermeyince de, aynı </text:span><text:span text:style-name="T4">abd</text:span><text:alphabetical-index-mark text:string-value=" " text:key1="ABD"/><text:span text:style-name="T14"> gibi, bu kez "Saddam</text:span><text:alphabetical-index-mark text:string-value=" " text:key1="Saddamİsrail ile işbirliği"/><text:span text:style-name="T14"> kartı"na yöneldi. Yahudi Dev­leti'nin Irak</text:span><text:alphabetical-index-mark text:string-value=" " text:key1="Irak"/><text:span text:style-name="T14">'la bu yakınlaşması oldukça hızlı gerçekleşti. İran</text:span><text:alphabetical-index-mark text:string-value=" " text:key1="İran"/><text:span text:style-name="T14">'ın eski devlet başkanı Abdül-Hasan Beni Sadr</text:span><text:alphabetical-index-mark text:string-value=" " text:key1="Beni Sadr, Abdül-Hasan"/><text:span text:style-name="T14">'ın verdiği bilgiye göre, 1980 ya­zında, İsrailli ve Amerikalı askeri </text:span><text:soft-page-break/><text:span text:style-name="T14">uzmanlar, Iraklı subaylar ve Şah</text:span><text:alphabetical-index-mark text:string-value=" " text:key1="Pehlevi, Şah Muhammed Rıza"/><text:span text:style-name="T14"> yanlısı İranlı sürgünler ile Paris'te bir araya gelerek, İran'a Irak tarafından düzenlenecek olan saldırının planı hakkında gizli istişare</text:span><text:alphabetical-index-mark text:string-value=" " text:key1="İsrailSaddam'la işbirliği"/><text:span text:style-name="T14"> görüşmeleri yapmışlardı.</text:span><text:span text:style-name="T13"><text:note text:id="ftn186" text:note-class="endnote"><text:note-citation>clxxxvi</text:note-citation><text:note-body><text:p text:style-name="Endnote"><text:span text:style-name="T21"><text:s/>Dilip Hiro, </text:span><text:span text:style-name="T22">The Longest War</text:span><text:span text:style-name="T21">, s. 71.</text:span></text:p></text:note-body></text:note></text:span><text:span text:style-name="T14"> Aynı sıralarda, </text:span><text:span text:style-name="T4">cıa</text:span><text:alphabetical-index-mark text:string-value=" " text:key1="CIAve Irak"/><text:span text:style-name="T14">, İran ordusunun yapısı ile ilgili g</text:span><text:bookmark text:name="Israel_KhomeiniRegime"/><text:span text:style-name="T14">i</text:span><text:alphabetical-index-mark text:string-value=" " text:key1="İsrailve İran (Şah sonrası)"/><text:span text:style-name="T14">zli bilgileri Suudiler a­ra­cı­lı­ğıy­la Irak'a aktarmakla meşguldü.</text:span><text:span text:style-name="T13"><text:note text:id="ftn187" text:note-class="endnote"><text:note-citation>clxxxvii</text:note-citation><text:note-body><text:p text:style-name="Endnote"><text:span text:style-name="T21"><text:s/>Samuel Segev, </text:span><text:span text:style-name="T22">The Iranian Triangle</text:span><text:span text:style-name="T21">, s. 120.</text:span></text:p></text:note-body></text:note></text:span><text:alphabetical-index-mark text:string-value=" " text:key1="İran-Irak savaşı"/><text:span text:style-name="T14"> </text:span></text:p>
      <text:p text:style-name="P79"><text:bookmark-end text:name="Israel_KhomeiniRegime1"/><text:span text:style-name="T14">Peki ama İsrail, nasıl bu denli hızlı bir biçimde Bağdat rejimiyle "müttefik" haline gelebilmişti? Irak</text:span><text:alphabetical-index-mark text:string-value=" " text:key1="Irak"/><text:span text:style-name="T14">, Yahudi Devleti'ni çevreleyen "düşman A­rap denizi"nin en önemli unsurlarından biri olarak bilinirdi her zaman. İk­ti­dardaki Baas</text:span><text:alphabetical-index-mark text:string-value=" " text:key1="Baas Partisi"/><text:span text:style-name="T14"> Partisi ise, güçlü anti-İsrail söylemiyle tanınırdı. </text:span></text:p>
      <text:p text:style-name="P79"><text:span text:style-name="T14">Oysa Irak</text:span><text:alphabetical-index-mark text:string-value=" " text:key1="Irak"/><text:span text:style-name="T14"> Baas</text:span><text:alphabetical-index-mark text:string-value=" " text:key1="Baas Partisi"/><text:span text:style-name="T14"> Partisi'nin ve en son lideri Saddam</text:span><text:alphabetical-index-mark text:string-value=" " text:key1="Saddam Hüseyin"/><text:span text:style-name="T14"> Hüseyin'in anti-İs­rail görüntüsü, "dostlar alışverişte görsün" mantığının pek de ötesine geç­me­miş­ti hiç bir zaman.</text:span></text:p>
      <text:p text:style-name="P70"/>
      <text:p text:style-name="P86"/>
      <text:p text:style-name="P79"><text:span text:style-name="T27">Irak</text:span><text:alphabetical-index-mark text:string-value=" " text:key1="Irak"/><text:span text:style-name="T27"> Baas</text:span><text:alphabetical-index-mark text:string-value=" " text:key1="Baas Partisi"/><text:span text:style-name="T27">çıları ve İsrail</text:span></text:p>
      <text:p text:style-name="P70"/>
      <text:p text:style-name="P79"><text:span text:style-name="T14">Irak</text:span><text:alphabetical-index-mark text:string-value=" " text:key1="Irak"/><text:span text:style-name="T14">, 1958 yılına dek I. Dünya Savaşı</text:span><text:alphabetical-index-mark text:string-value=" " text:key1="Dünya Savaşı, I."/><text:span text:style-name="T14"> sonrasından kalma Batı yanlısı bir monarşi tarafından yönetiliyordu. Bu, önceki bölümlerde değindiğimiz gi­­bi, İsrail'in Ortadoğu vizyonuna uygun bir rejimdi. Nitekim Yahudi Dev­le­ti, yine değindiğimiz gibi, bu rejimi rüşvet yoluyla kullanabilmişti. Ancak 50'­li yıllardaki radikalizasyon dalgası en sonunda Irak'ı da vurdu. Ülkenin hü­küm­darı Kral Faysal</text:span><text:alphabetical-index-mark text:string-value=" " text:key1="Faysal, Irak Kralı"/><text:span text:style-name="T14">, Albay Abdülkerim Kasım</text:span><text:alphabetical-index-mark text:string-value=" " text:key1="Kasım, Albay Abdülkerim"/><text:span text:style-name="T14"> tarafından Temmuz 1958'­­de askeri bir darbe ile iktidardan düşürüldü ve bazı bakanları ile birlik­te idam edildi. Bir Arap milliyetçisi olan Kasım</text:span><text:alphabetical-index-mark text:string-value=" " text:key1="Kasım, Albay Abdülkerim"/><text:span text:style-name="T14">, Soyvet</text:span><text:alphabetical-index-mark text:string-value=" " text:key1="Soyvetler Birliği"/><text:span text:style-name="T14">ler Birliği ve yerel ko­mü­nistlerle yakın ilişki içindeydi. Öte yandan, sözkonusu milliyetçi/solcu dal­ganın asıl lideri olan Nasır</text:span><text:alphabetical-index-mark text:string-value=" " text:key1="Nasır"/><text:span text:style-name="T14">'a da yakındı. Tüm bunlar, özellikle de Nasır bağ­lantısı, İsrail açısından yeterince tedirgin ediciydi. </text:span></text:p>
      <text:p text:style-name="P79"><text:span text:style-name="T14">Ancak Kasım</text:span><text:alphabetical-index-mark text:string-value=" " text:key1="Kasım, Albay Abdülkerim"/><text:span text:style-name="T14"> iktidarda fazla kalamadı. 1963 Şubatında bir saray darbe­si sonucu iktidardan düşürüldü. Darbeyi düzenleyen ekip, kendilerine "Baas</text:span><text:alphabetical-index-mark text:string-value=" " text:key1="Baas Partisi"/><text:span text:style-name="T14">" (Diriliş) Partisi adı veren bir grup subay ve sokak militanından olu­şuyordu. Bu militanların arasında, darbe günü </text:span><text:soft-page-break/><text:span text:style-name="T14">Albay Kasım</text:span><text:alphabetical-index-mark text:string-value=" " text:key1="Kasım, Albay Abdülkerim"/><text:span text:style-name="T14">'ı öldürmek için gö­revli olan altı kişilik timin de üyesi olan genç bir adam dikkat çekiyordu: Sad­dam</text:span><text:alphabetical-index-mark text:string-value=" " text:key1="Saddam Hüseyin"/><text:span text:style-name="T14"> Hüseyin el-Tıkriti, yani Tıkritli Saddam</text:span><text:alphabetical-index-mark text:string-value=" " text:key1="Saddam Hüseyin"/><text:span text:style-name="T14"> Hüseyin. Asker olma­ma­sı­na karşın sürekli üniforma ile gezen bu genç ve hırslı adam, darbenin hemen ar­dından Baas</text:span><text:alphabetical-index-mark text:string-value=" " text:key1="Baas Partisi"/><text:span text:style-name="T14"> yönetimi tarafından terör ve suikastlerden sorumlu özel bir gru­bun başına getirildi. İlk yaptığı iş ise, darbe muhaliflerini sorgulamak için yeni ve etkili işkence yöntemleri geliştirmek oldu. Baas</text:span><text:alphabetical-index-mark text:string-value=" " text:key1="Baas Partisi"/><text:span text:style-name="T14">'ın saray dar­besi ile doğan bu iktidarı aynı yılın Kasım</text:span><text:alphabetical-index-mark text:string-value=" " text:key1="Kasım, Albay Abdülkerim"/><text:span text:style-name="T14"> ayında sona erince, Saddam</text:span><text:alphabetical-index-mark text:string-value=" " text:key1="Saddam Hüseyin"/><text:span text:style-name="T14"> Hü­seyin'in işkence merkezi ortaya çıkarılmıştı.</text:span></text:p>
      <text:p text:style-name="P79"><text:span text:style-name="T14">Baas</text:span><text:alphabetical-index-mark text:string-value=" " text:key1="Baas Partisi"/><text:span text:style-name="T14">'ın on aydan az süren kısa iktidarı, yine bir darbe ile sona ermişti. Darbeyi yapanlar ise, Baas</text:span><text:alphabetical-index-mark text:string-value=" " text:key1="Baas Partisi"/><text:span text:style-name="T14">'ın devirmiş olduğu Albay Kasım</text:span><text:alphabetical-index-mark text:string-value=" " text:key1="Kasım, Albay Abdülkerim"/><text:span text:style-name="T14">'ın çizgisini koru­yan solculardı. </text:span><text:span text:style-name="T11">Yönetime Abdül-Salim Arif</text:span><text:alphabetical-index-mark text:string-value=" " text:key1="Arif, Abdül-Salim"/><text:span text:style-name="T11"> geçti. Irak</text:span><text:alphabetical-index-mark text:string-value=" " text:key1="Irak"/><text:span text:style-name="T11"> Arap Sosyalist Bir­­liği'ni kuran Arif, 1966'da bir uçak kazasında ölünce yerini kardeşi Abdül-Rahman</text:span><text:alphabetical-index-mark text:string-value=" " text:key1="Arif, Abdül-Rahman"/><text:span text:style-name="T11"> aldı. Ancak Baas</text:span><text:alphabetical-index-mark text:string-value=" " text:key1="Baas Partisi"/><text:span text:style-name="T11"> yeraltında örgütlenmeye devam ediyordu. Ve 17 Temmuz 1968'de ikinci bir darbe daha gerçekleştirdi. Bu seferki darbe, kalıcıydı. </text:span></text:p>
      <text:p text:style-name="P79"><text:span text:style-name="T14">Bu ikinci Baas</text:span><text:alphabetical-index-mark text:string-value=" " text:key1="Baas Partisi"/><text:span text:style-name="T14"> darbesinin lideri Ahmed Hasan el-Bekir</text:span><text:alphabetical-index-mark text:string-value=" " text:key1="El-Bekir, Ahmed Hasan"/><text:span text:style-name="T14">'di. İkinci lider görü­nümündeki kişi ise, kısa süre sonra perde arkasındaki gerçek lider ha­line gelecek olan "işkence uzmanı"ydı: Saddam</text:span><text:alphabetical-index-mark text:string-value=" " text:key1="Saddam Hüseyin"/><text:span text:style-name="T14"> Hüseyin. Saddam</text:span><text:alphabetical-index-mark text:string-value=" " text:key1="Saddam Hüseyin"/><text:span text:style-name="T14"> rejimin ki­lit noktalarına kendi akrabalarını yerleştirerek ve siyasi rakiplerini tasviye ede­rek zamanda tüm siyasi gücü elinde toplayacaktı. </text:span></text:p>
      <text:p text:style-name="P79"><text:span text:style-name="T14">Irak</text:span><text:alphabetical-index-mark text:string-value=" " text:key1="Irak"/><text:span text:style-name="T14">'ta 1968'de iktidarı ele geçiren Baas</text:span><text:alphabetical-index-mark text:string-value=" " text:key1="Baas Partisi"/><text:span text:style-name="T14"> Partisi, 1940 yılında Michel Eflak</text:span><text:alphabetical-index-mark text:string-value=" " text:key1="Eflak, Michel"/><text:span text:style-name="T14"> ve Salah Bitar</text:span><text:alphabetical-index-mark text:string-value=" " text:key1="Bitar, Salah"/><text:span text:style-name="T14"> adlı iki öğretmen tarafından Şam'da kurulmuştu. Baas</text:span><text:alphabetical-index-mark text:string-value=" " text:key1="Baas Partisi"/><text:span text:style-name="T14">; Marksizm, 19. yüzyıl Alman milliyetçiliği ve geleneksel Arap milliyet­çi­li­ği­nin karışımı niteliğindeki bir ideolojiye ve hem sosyalist hem faşist bir siyasi metoda sahipti. Nitekim Irak'ta iktidara geldikten sonra da "sosyal-faşist" bir program uygulayarak kanlı bir rejim kurdu. Devlet Başkanı el-Bekir</text:span><text:alphabetical-index-mark text:string-value=" " text:key1="El-Bekir, Ahmed Hasan"/><text:span text:style-name="T14"> ve Baş­kan Yardımıcısı Saddam</text:span><text:alphabetical-index-mark text:string-value=" " text:key1="Saddam Hüseyin"/><text:span text:style-name="T14"> Hüseyin'in emri ile, Bağdat'taki Tahrir meydanının elektrik direklerine çok sayıda eski bakan, siyasetçi ve "ajan" olduğu iddia </text:span><text:soft-page-break/><text:span text:style-name="T14">edi­len rejim muhalifi asıldı. Baas</text:span><text:alphabetical-index-mark text:string-value=" " text:key1="Baas Partisi"/><text:span text:style-name="T14"> rejimi kanlıydı, çünkü devirerek geldiği se­leflerinin akibetine uğramaktan korkuyordu. </text:span></text:p>
      <text:p text:style-name="P79"><text:span text:style-name="T14">Baas</text:span><text:alphabetical-index-mark text:string-value=" " text:key1="Baas Partisi"/><text:span text:style-name="T14">'ın önemli bir özelliği de, "Nasır</text:span><text:alphabetical-index-mark text:string-value=" " text:key1="Nasır"/><text:span text:style-name="T14">ist" ya da bir başka deyişle "Nasırcı" olmayışıydı. Oysa 1958'den 68'e kadar—1963'teki kısa Baas</text:span><text:alphabetical-index-mark text:string-value=" " text:key1="Baas Partisi"/><text:span text:style-name="T14"> dönemi hariç—ülkeyi yönetenler, "Nasırist" tanımına tam tamına uyuyorlardı.</text:span><text:span text:style-name="T13"><text:note text:id="ftn188" text:note-class="endnote"><text:note-citation>clxxxviii</text:note-citation><text:note-body><text:p text:style-name="Endnote"><text:span text:style-name="T21"><text:s/>Michael Field, </text:span><text:span text:style-name="T22">Inside the Arab Worl</text:span><text:span text:style-name="T21">d, s. 99.</text:span></text:p></text:note-body></text:note></text:span><text:span text:style-name="T14"> Nasırizm, Mısır</text:span><text:alphabetical-index-mark text:string-value=" " text:key1="Mısır"/><text:span text:style-name="T14"> liderinin Pan-Arabik ideolojisinin benimsenmesini ve İsra­il'in de baş düşman olarak belirlenmesini öngörüyordu. Irak</text:span><text:alphabetical-index-mark text:string-value=" " text:key1="Irak"/><text:span text:style-name="T14">lı Baas</text:span><text:alphabetical-index-mark text:string-value=" " text:key1="Baas Partisi"/><text:span text:style-name="T14">çılar, Pan-Arabizm'den çok Irak milliyetçiliğine dayalı bir ideolojiye sahiptiler. Na­sırizm'in ikinci özelliğini, yani İsrail karşıtlığını ise dillerinden düşürmüyor­lardı, oysa gerçekler biraz farklıydı. </text:span></text:p>
      <text:p text:style-name="P79"><text:span text:style-name="T14">Nasır</text:span><text:alphabetical-index-mark text:string-value=" " text:key1="Nasır"/><text:span text:style-name="T14">'ın 1967 Savaşı</text:span><text:alphabetical-index-mark text:string-value=" " text:key1="Altı Gün Savaşı (1967)"/><text:span text:style-name="T14">'nda (Altı Gün Savaşı</text:span><text:alphabetical-index-mark text:string-value=" " text:key1="Altı Gün Savaşı (1967)"/><text:span text:style-name="T14">) uğradığı büyük hezimet, Mısır</text:span><text:alphabetical-index-mark text:string-value=" " text:key1="Mısır"/><text:span text:style-name="T14"> liderinin Arap dünyasındaki itibarını önemli ölçüde zedelemişti. Irak</text:span><text:alphabetical-index-mark text:string-value=" " text:key1="Irak"/><text:span text:style-name="T14">'­taki Nasırist yönetimin bir yıl sonraki Baas</text:span><text:alphabetical-index-mark text:string-value=" " text:key1="Baas Partisi"/><text:span text:style-name="T14">çı bir darbe ile devrilmesinde ise, Nasırizmin bu popülarite kaybının önemli bir rolü vardı. Adel Darwish</text:span><text:alphabetical-index-mark text:string-value=" " text:key1="Darwish, Adel"/><text:span text:style-name="T14"> ve Gregory Alexander</text:span><text:alphabetical-index-mark text:string-value=" " text:key1="Alexander, Gregory"/><text:span text:style-name="T14">'ın deyimiyle, "İsrail</text:span><text:alphabetical-index-mark text:string-value=" " text:key1="İsrailve Saddam Hüseyin"/><text:span text:style-name="T14">'in zaferi, Baas</text:span><text:alphabetical-index-mark text:string-value=" " text:key1="Baas Partisi"/><text:span text:style-name="T14">çıların Irak</text:span><text:alphabetical-index-mark text:string-value=" " text:key1="Saddam Hüseyinve İsrail"/><text:span text:style-name="T14">'ta iktidarı ele geçirmelerinde çok büyük bir faktördü".</text:span><text:span text:style-name="T13"><text:note text:id="ftn189" text:note-class="endnote"><text:note-citation>clxxxix</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57.</text:span></text:p></text:note-body></text:note></text:span></text:p>
      <text:p text:style-name="P79"><text:span text:style-name="T14">Bu elbette tesadüfi bir durumdu, ama başka göstergeler, Irak</text:span><text:alphabetical-index-mark text:string-value=" " text:key1="Irak"/><text:span text:style-name="T14"> Baas­</text:span><text:alphabetical-index-mark text:string-value=" " text:key1="Baas Partisi"/><text:span text:style-name="T14">çıları ile İsrail arasında </text:span><text:span text:style-name="T15">de facto</text:span><text:span text:style-name="T14"> bir yakınlaşma olduğunu gösteriyordu. Baas</text:span><text:alphabetical-index-mark text:string-value=" " text:key1="Baas Partisi"/><text:span text:style-name="T14"> Partisi, henüz iktidarı ele geçirmeden 7 ay önce, Kasım</text:span><text:alphabetical-index-mark text:string-value=" " text:key1="Kasım, Albay Abdülkerim"/><text:span text:style-name="T14"> 1967'de, İsrail'in işgal et­tiği topraklardan çekilmesini öngören 242</text:span><text:alphabetical-index-mark text:string-value=" " text:key1="242 sayılı BM Güvenlik Konseyi kararı"/><text:span text:style-name="T14"> sayılı BM Güvenlik Konseyi</text:span><text:alphabetical-index-mark text:string-value=" " text:key1="BM Güvenlik Konseyi"/><text:span text:style-name="T14"> kararını reddettiğini açıklamıştı. Kararı reddeden bir diğer ülke İsrail'di. </text:span></text:p>
      <text:p text:style-name="P79"><text:span text:style-name="T14">1970 yılında ise, Irak</text:span><text:alphabetical-index-mark text:string-value=" " text:key1="Irak"/><text:span text:style-name="T14">'ın Baas</text:span><text:alphabetical-index-mark text:string-value=" " text:key1="Baas Partisi"/><text:span text:style-name="T14"> hükümeti, </text:span><text:span text:style-name="T4">abd</text:span><text:alphabetical-index-mark text:string-value=" " text:key1="ABD"/><text:span text:style-name="T14"> Dışişleri Bakanı William Rogers</text:span><text:alphabetical-index-mark text:string-value=" " text:key1="Rogers, William"/><text:span text:style-name="T14"> tarafından öne sürülen üç aylık ateşkes planının Mısır</text:span><text:alphabetical-index-mark text:string-value=" " text:key1="Mısır"/><text:span text:style-name="T14"> tarafından kabul edilişini şiddetle kınamıştı. Oysa bu ateşkes Mısır açısından son derece gerekliydi. Bu üç aylık sürede, Ruslar, Mısır ordusunu karadan havaya atı­lan </text:span><text:span text:style-name="T4">sa</text:span><text:span text:style-name="T14">-2, </text:span><text:span text:style-name="T4">sa</text:span><text:span text:style-name="T14">-3 ve </text:span><text:span text:style-name="T4">sa</text:span><text:span text:style-name="T14">-6 füzeleriyle tahkim etmişlerdi. Bu ateşkesin ardından da, İsrail Mısır'a karşı aylardır sürdürdüğü yıpratma savaşı</text:span><text:alphabetical-index-mark text:string-value=" " text:key1="yıpratma savaşı"/><text:span text:style-name="T14">nı kesmek zorunda kalacaktı.</text:span><text:span text:style-name="T13"><text:note text:id="ftn190" text:note-class="endnote"><text:note-citation>cxc</text:note-citation><text:note-body><text:p text:style-name="P113">Ibid.</text:p></text:note-body></text:note></text:span></text:p>
      <text:p text:style-name="P79"><text:span text:style-name="T14">Bağdat yönetimi, Mısır</text:span><text:alphabetical-index-mark text:string-value=" " text:key1="Mısır"/><text:span text:style-name="T14"> ile </text:span><text:span text:style-name="T4">fkö</text:span><text:alphabetical-index-mark text:string-value=" " text:key1="FKÖ"/><text:span text:style-name="T14">'nün arasının açılmasının da baş so­rumlusuydu. Baas</text:span><text:alphabetical-index-mark text:string-value=" " text:key1="Baas Partisi"/><text:span text:style-name="T14"> rejimi, Mısır'ın sözkonusu üç aylık ateşkes </text:span><text:soft-page-break/><text:span text:style-name="T14">planını kabul etmesini "ihanet" olarak göstermiş ve </text:span><text:span text:style-name="T4">fkö</text:span><text:span text:style-name="T14">'yü de bu nedenle Mısır'ı protesto etmeye çağırmıştı. </text:span><text:span text:style-name="T4">fkö</text:span><text:span text:style-name="T14">'nün bu provokasyona "gelmesinin" ardından, Mısır-</text:span><text:span text:style-name="T4">fkö</text:span><text:span text:style-name="T14"> ilişkileri aniden bozuldu. Kahire Radyosu'nun bir parçası haline gelmiş olan Filistin'in Sesi Radyosu</text:span><text:alphabetical-index-mark text:string-value=" " text:key1="Filistin'in Sesi Radyosu"/><text:span text:style-name="T14"> kapatıldı. Nasır</text:span><text:alphabetical-index-mark text:string-value=" " text:key1="Nasır"/><text:span text:style-name="T14">'ın </text:span><text:span text:style-name="T4">fkö</text:span><text:span text:style-name="T14">'ye yüz çevirdiğini gören Ürdün Kralı Hüseyin</text:span><text:alphabetical-index-mark text:string-value=" " text:key1="Hüseyin, Ürdün Kralı"/><text:span text:style-name="T14"> de durumu fırsat bilerek ülkesinde yaşayan ve rejimi için tehdit olarak görmeye başladığı Filistinli mültecilere karşı büyük bir saldırı başlattı. Sonradan "Kara Eylül"</text:span><text:alphabetical-index-mark text:string-value=" " text:key1="&quot;Kara Eylül&quot;"/><text:span text:style-name="T14"> olarak adlandırılan operasyonda, binlerce Filistinli, Ürdün birlikleri tarafından katledildi.</text:span><text:span text:style-name="T13"><text:note text:id="ftn191" text:note-class="endnote"><text:note-citation>cxci</text:note-citation><text:note-body><text:p text:style-name="P113">Ibid.</text:p></text:note-body></text:note></text:span></text:p>
      <text:p text:style-name="P79"><text:span text:style-name="T14">Tüm bu olaylarda, Bağdat, irrasyonel bir radikalizmi savunarak sözde düşman saydığı İsrail'in elini güçlendiren sonuçlar yaratmıştı. Buna karşın, siyasi muhaliflerinin ve eski Baas</text:span><text:alphabetical-index-mark text:string-value=" " text:key1="Baas Partisi"/><text:span text:style-name="T14">çıların sık sık vurguladıkları gibi, Baas</text:span><text:alphabetical-index-mark text:string-value=" " text:key1="Baas Partisi"/><text:span text:style-name="T14"> rejiminin kendisi, hiç bir zaman İsrail'e karşı bir tehdit oluşturmadı ve Arap-İsrail savaşlarına hiç bir ciddi katkıda bulunmadı.</text:span><text:span text:style-name="T13"><text:note text:id="ftn192" text:note-class="endnote"><text:note-citation>cxcii</text:note-citation><text:note-body><text:p text:style-name="P113">Ibid.</text:p></text:note-body></text:note></text:span><text:span text:style-name="T14"> Saddam</text:span><text:alphabetical-index-mark text:string-value=" " text:key1="Saddam Hüseyin"/><text:span text:style-name="T14">'ın önce el-Be­kir</text:span><text:alphabetical-index-mark text:string-value=" " text:key1="El-Bekir, Ahmed Hasan"/><text:span text:style-name="T14">'le paylaştığı sonra da tek başına yönettiği rejim, İsrail için yegane ger­çek tehdit olan Pan-Arabik—ya da, daha üst düzeyde Pan-İslamik—cepheyi her zaman baltaladı. Bu cephenin liderliği için Irak</text:span><text:alphabetical-index-mark text:string-value=" " text:key1="Irak"/><text:span text:style-name="T14"> milliyetçiliği adına Mı­sır</text:span><text:alphabetical-index-mark text:string-value=" " text:key1="Mısır"/><text:span text:style-name="T14">'­la çekişmeye çalışırken, Yahudi Devleti'nin gözünde aslında belli ölçüde o­lum­lu bir imaj elde ediyordu. </text:span></text:p>
      <text:p text:style-name="P79"><text:span text:style-name="T14">Eski Mossad</text:span><text:alphabetical-index-mark text:string-value=" " text:key1="Mossad"/><text:span text:style-name="T14"> ajanı Victor Ostrovsky</text:span><text:alphabetical-index-mark text:string-value=" " text:key1="Ostrovsky, Victor"/><text:span text:style-name="T14">, Körfez Savaşı</text:span><text:alphabetical-index-mark text:string-value=" " text:key1="Körfez Savaşı"/><text:span text:style-name="T14">'nın ardından kale­me aldığı ikinci kitabında, Saddam</text:span><text:alphabetical-index-mark text:string-value=" " text:key1="Saddam Hüseyin"/><text:span text:style-name="T14">'ın Batı Kudüs'teki bu ilginç görüntüsünü tanımlarken, Irak</text:span><text:alphabetical-index-mark text:string-value=" " text:key1="Irak"/><text:span text:style-name="T14"> diktatörünün İsrail tarafından iktidarda tutulmak isten­diğini, çünkü "uluslararası politika açısından tümüyle irrasyonel" ve İsrail ta­ra­fından kullanılabilecek "faydalı bir aptallık yapmaya oldukça yatkın" ol­duğunu yazacaktı.</text:span><text:span text:style-name="T13"><text:note text:id="ftn193" text:note-class="endnote"><text:note-citation>cxciii</text:note-citation><text:note-body><text:p text:style-name="Endnote"><text:span text:style-name="T21"><text:s/>Victor Ostrovsky</text:span><text:alphabetical-index-mark text:string-value=" " text:key1="Ostrovsky, Victor"/><text:span text:style-name="T21">, </text:span><text:span text:style-name="T22">The Other Side of Deception, </text:span><text:span text:style-name="T21">s. 247.</text:span></text:p></text:note-body></text:note></text:span></text:p>
      <text:p text:style-name="P79"><text:span text:style-name="T14">Saddam</text:span><text:alphabetical-index-mark text:string-value=" " text:key1="Saddam Hüseyin"/><text:span text:style-name="T14">'ın kişisel megalomanisi de İsrail'e yarayan eylemler doğu­ru­yordu. Irak</text:span><text:alphabetical-index-mark text:string-value=" " text:key1="Irak"/><text:span text:style-name="T14"> gizli servisi, 1969 yılında </text:span><text:span text:style-name="T4">fkö</text:span><text:alphabetical-index-mark text:string-value=" " text:key1="FKÖ"/><text:span text:style-name="T14"> lideri Yaser Arafat</text:span><text:alphabetical-index-mark text:string-value=" " text:key1="Arafat, Yaser"/><text:span text:style-name="T14">'a karşı bir suikast girişiminde bulundu. Bunun nedeni ise, Saddam</text:span><text:alphabetical-index-mark text:string-value=" " text:key1="Saddam Hüseyin"/><text:span text:style-name="T14">'a göre, Arafat</text:span><text:alphabetical-index-mark text:string-value=" " text:key1="Arafat, Yaser"/><text:span text:style-name="T14">'ın ken­disinden fazla popüler hale gelmesiydi. Arafat</text:span><text:alphabetical-index-mark text:string-value=" " text:key1="Arafat, Yaser"/><text:span text:style-name="T14">'ın el-Fetih</text:span><text:alphabetical-index-mark text:string-value=" " text:key1="El-Fetih"/><text:span text:style-name="T14"> örgütüne katılan ve İsraille savaşırken ölen Iyad Abdülkadir</text:span><text:alphabetical-index-mark text:string-value=" " text:key1="Abdülkadir, Iyad"/><text:span text:style-name="T14"> adlı Iraklı gencin Bağdat'taki cenaze töreni, Saddam</text:span><text:alphabetical-index-mark text:string-value=" " text:key1="Saddam Hüseyin"/><text:span text:style-name="T14">'ı çok rahatsız </text:span><text:soft-page-break/><text:span text:style-name="T14">etmişti. Törende Saddam</text:span><text:alphabetical-index-mark text:string-value=" " text:key1="Saddam Hüseyin"/><text:span text:style-name="T14"> ve Baas</text:span><text:alphabetical-index-mark text:string-value=" " text:key1="Baas Partisi"/><text:span text:style-name="T14"> keli­me­le­ri hiç anılmamış, ama sürekli </text:span><text:span text:style-name="T4">fkö</text:span><text:span text:style-name="T14">, el-Fetih ve Arafat</text:span><text:alphabetical-index-mark text:string-value=" " text:key1="Arafat, Yaser"/><text:span text:style-name="T14"> lehinde coşkulu teza­hü­ratlar yapılmıştı. Kısa bir süre sonra Arafat</text:span><text:alphabetical-index-mark text:string-value=" " text:key1="Arafat, Yaser"/><text:span text:style-name="T14"> Filistin</text:span><text:alphabetical-index-mark text:string-value=" " text:key1="Filistin"/><text:span text:style-name="T14"> davasını anlatan uzun bir konuşma yaptı ve aksi gibi Irak'ın davaya yaptığı "büyük des­tek"ten hiç söz etmedi. Bir kaç gün sonra, Arafat</text:span><text:alphabetical-index-mark text:string-value=" " text:key1="Arafat, Yaser"/><text:span text:style-name="T14">'ın Pontiac marka arabasına patlayıcı do­lu bir kamyon girdi. </text:span><text:span text:style-name="T4">fkö</text:span><text:span text:style-name="T14"> lideri şans eseri ucuz kurtuldu ve olaydan sonra yap­tığı açıklamada "Siyonist ajanlar" tarafından saldırıya uğra­dı­ğını söyledi. An­cak kulislerde bombalı saldırının ardında Bağdat'ın olduğu fı­sıl­da­nı­yor­du.</text:span><text:span text:style-name="T13"><text:note text:id="ftn194" text:note-class="endnote"><text:note-citation>cxciv</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207.</text:span></text:p></text:note-body></text:note></text:span></text:p>
      <text:p text:style-name="P79"><text:span text:style-name="T14">Irak</text:span><text:alphabetical-index-mark text:string-value=" " text:key1="Irak"/><text:span text:style-name="T14">'ın İsrail</text:span><text:alphabetical-index-mark text:string-value=" " text:key1="Saddam Hüseyinve İsrail"/><text:span text:style-name="T14">'le </text:span><text:span text:style-name="T15">de facto</text:span><text:span text:style-name="T14"> bir ittifak</text:span><text:alphabetical-index-mark text:string-value=" " text:key1="İsrailve Saddam Hüseyin"/><text:span text:style-name="T14"> içinde olduğunu gösteren bir başka olay, 1982 yılında İsrail'in Londra Büyükelçisi Shlomo Argov</text:span><text:alphabetical-index-mark text:string-value=" " text:key1="Argov, Shlomo"/><text:span text:style-name="T14">'un öldürülme­siydi. Suikast, Irak gizli servisi Muhaberat</text:span><text:alphabetical-index-mark text:string-value=" " text:key1="Muhaberat (Irak)"/><text:span text:style-name="T14">'ın verdiği emir üzerine, Ebu Ni­dal</text:span><text:alphabetical-index-mark text:string-value=" " text:key1="Ebu Nidal"/><text:span text:style-name="T14">'­in liderliğindeki terör örgütü tarafından gerçekleştirilmişti. Ancak suç </text:span><text:span text:style-name="T4">fkö</text:span><text:alphabetical-index-mark text:string-value=" " text:key1="FKÖ"/><text:span text:style-name="T14">'­­nün üzerine atıldı ve İsrail, bu olayı 1982 yazı</text:span><text:alphabetical-index-mark text:string-value=" " text:key1="Lübnanİsrail tarafından işgali"/><text:span text:style-name="T14">nda düzenlediği Lübnan</text:span><text:alphabetical-index-mark text:string-value=" " text:key1="Lübnan"/><text:span text:style-name="T14"> iş­gali için bir gerekçe saydı. Çoğu yorumcu, Irak'ın bu eylemi, İsrail'in Lübnan işgaline bir gerekçe oluşturmak için düzenlediği konusunda hemfikirdi; çün­­kü </text:span><text:span text:style-name="T4">fkö</text:span><text:span text:style-name="T14"> o sıralar Saddam</text:span><text:alphabetical-index-mark text:string-value=" " text:key1="Saddam Hüseyin"/><text:span text:style-name="T14">'ın canını fazlaca sıkıyordu.</text:span><text:span text:style-name="T13"><text:note text:id="ftn195" text:note-class="endnote"><text:note-citation>cxcv</text:note-citation><text:note-body><text:p text:style-name="Endnote"><text:span text:style-name="T22">Ibid., </text:span><text:span text:style-name="T21">s. 224.</text:span></text:p></text:note-body></text:note></text:span></text:p>
      <text:p text:style-name="P79"><text:span text:style-name="T14">Nitekim Irak</text:span><text:alphabetical-index-mark text:string-value=" " text:key1="Irak"/><text:span text:style-name="T14"> ve İsrail, Lübnan</text:span><text:alphabetical-index-mark text:string-value=" " text:key1="Lübnaniç savaşı"/><text:span text:style-name="T14"> iç savaşında aynı yanda saf tuttular. Her ikisi de, </text:span><text:span text:style-name="T4">fkö</text:span><text:alphabetical-index-mark text:string-value=" " text:key1="FKÖ"/><text:span text:style-name="T14">'ye ve Suriye</text:span><text:alphabetical-index-mark text:string-value=" " text:key1="Suriye"/><text:span text:style-name="T14">-İran</text:span><text:alphabetical-index-mark text:string-value=" " text:key1="İran"/><text:span text:style-name="T14"> destekli diğer müslüman örgütlere karşı sa­va­şan Hıristiyan general Michel Aoun</text:span><text:alphabetical-index-mark text:string-value=" " text:key1="Aoun, Michel"/><text:span text:style-name="T14">'u desteklediler. 1980'li yıllarda Lüb­nan'ı kavuran iç savaş, bir tarafta Suriye, İran ve </text:span><text:span text:style-name="T4">fkö</text:span><text:span text:style-name="T14">'nün, diğer tarafta da Irak</text:span><text:alphabetical-index-mark text:string-value=" " text:key1="Saddam Hüseyinİsrail'le işbirliği"/><text:span text:style-name="T14"> ve İsrail</text:span><text:alphabetical-index-mark text:string-value=" " text:key1="İsrailSaddam Hüseyin'le işbirliği"/><text:span text:style-name="T14">'in desteklediği gruplar arasında yaşandı.</text:span><text:bookmark text:name="Israel_Baath"/><text:span text:style-name="T13"><text:note text:id="ftn196" text:note-class="endnote"><text:note-citation>cxcvi</text:note-citation><text:note-body><text:p text:style-name="P113">Ibid.</text:p></text:note-body></text:note></text:span><text:alphabetical-index-mark text:string-value=" " text:key1="Baas Partisive Ýsrail"/><text:alphabetical-index-mark text:string-value=" " text:key1="İsrailve Baas Partisi (Irak)"/></text:p>
      <text:p text:style-name="P70"/>
      <text:p text:style-name="P86"><text:bookmark-start text:name="Saddam_USII"/></text:p>
      <text:p text:style-name="P79"><text:span text:style-name="T27">Irak</text:span><text:alphabetical-index-mark text:string-value=" " text:key1="Irak"/><text:span text:style-name="T27"> Baas</text:span><text:alphabetical-index-mark text:string-value=" " text:key1="Baas Partisi"/><text:span text:style-name="T27">çıları ve Batı</text:span></text:p>
      <text:p text:style-name="P71"/>
      <text:p text:style-name="P79"><text:span text:style-name="T14">Irak</text:span><text:alphabetical-index-mark text:string-value=" " text:key1="Irak"/><text:span text:style-name="T14"> Baas</text:span><text:alphabetical-index-mark text:string-value=" " text:key1="Baas Partisi"/><text:span text:style-name="T14"> rejimi, yalnızca İsrail için değil, büyük Batılı güçler için de faydalı bir </text:span><text:span text:style-name="T15">de facto</text:span><text:span text:style-name="T14"> müttefik işlevi gördü.Baas</text:span><text:alphabetical-index-mark text:string-value=" " text:key1="Baas Partisi"/><text:span text:style-name="T14">çılar, 1963'teki darbelerinde sos­yalist ve </text:span><text:span text:style-name="T4">sscb</text:span><text:alphabetical-index-mark text:string-value=" " text:key1="sscb"/><text:alphabetical-index-mark text:string-value=" " text:key1="Sovyetler Birliği"/><text:span text:style-name="T14"> yanlısı bir iktidarı devirmişlerdi ve bu nedenle de Batılı baş­­kentlerde yararlı bir "kart" olarak görülmeye </text:span><text:soft-page-break/><text:span text:style-name="T14">başlamışlardı.</text:span><text:span text:style-name="T13"><text:note text:id="ftn197" text:note-class="endnote"><text:note-citation>cxcvii</text:note-citation><text:note-body><text:p text:style-name="Endnote"><text:span text:style-name="T22">Ibid., </text:span><text:span text:style-name="T21">ss. 202-03.</text:span></text:p></text:note-body></text:note></text:span><text:span text:style-name="T14"> Bu arada, bu dar­beyle birlikte iki taraf arasında somut bir ilişkinin oluştuğunu gösteren bazı işaretler vardı: Baas</text:span><text:alphabetical-index-mark text:string-value=" " text:key1="Baas Partisi"/><text:span text:style-name="T14">çılar tarafından düzenlenen suikastler, nedense hep Batılı hükümetleri rahatsız eden siyasi figürlere karşı gerçekleşiyordu. Ör­neğin 1964'te Irak devlet başkanı Abdül-Salim Arif</text:span><text:alphabetical-index-mark text:string-value=" " text:key1="Arif, Abdül-Salim"/><text:span text:style-name="T14"> ülkedeki yabancı şir­ket­lerin ve bankaların yatırımlarını millileştirmeye yönelik bir karar aldığında, Baas</text:span><text:alphabetical-index-mark text:string-value=" " text:key1="Baas Partisi"/><text:span text:style-name="T14"> yönetimi Saddam</text:span><text:alphabetical-index-mark text:string-value=" " text:key1="Saddam Hüseyin"/><text:span text:style-name="T14"> Hüseyin'in Cihaz Hanin</text:span><text:alphabetical-index-mark text:string-value=" " text:key1="Cihaz Hanin"/><text:alphabetical-index-mark text:string-value=" " text:key1="Saddam Hüseyinve Cihaz Hanin"/><text:span text:style-name="T14"> adlı terör timine Arif'e karşı bir suikast gerçekleştirmeleri emrini vermişti. Bazı yorumculara göre, Baas</text:span><text:alphabetical-index-mark text:string-value=" " text:key1="Baas Partisi"/><text:span text:style-name="T14"> bu suikastı </text:span><text:span text:style-name="T4">cıa</text:span><text:alphabetical-index-mark text:string-value=" " text:key1="CIAve Baas Partisi (Irak)"/><text:span text:style-name="T14"> adına düzenlemişti.</text:span><text:span text:style-name="T13"><text:note text:id="ftn198" text:note-class="endnote"><text:note-citation>cxcviii</text:note-citation><text:note-body><text:p text:style-name="Endnote"><text:span text:style-name="T22">Ibid., </text:span><text:span text:style-name="T21">s. 203.</text:span></text:p></text:note-body></text:note></text:span><text:span text:style-name="T14"> </text:span></text:p>
      <text:p text:style-name="P79"><text:span text:style-name="T14">Başkan Arif suikast girişiminden kurtuldu, ama Baas</text:span><text:alphabetical-index-mark text:string-value=" " text:key1="Baas Partisi"/><text:span text:style-name="T14">çılar başta da de­ğindiğimiz gibi 17 Temmuz 1968'de iktidarı ele geçirmeyi başardılar. Bu olay­la ilgili olarak da yine "</text:span><text:span text:style-name="T4">cıa</text:span><text:span text:style-name="T14"> parmağı" söylentileri ortaya çıktı. Çünkü to­pu topu 900 üyesi olan illegal bir partinin böyle başarılı bir darbeyi tek ba­şına düzenlemesi zor gözüküyordu. Nitekim eski bazı Baas</text:span><text:alphabetical-index-mark text:string-value=" " text:key1="Baas Partisi"/><text:span text:style-name="T14"> üyelerinin açık­la­malarına göre, </text:span><text:span text:style-name="T4">cıa</text:span><text:alphabetical-index-mark text:string-value=" " text:key1="CIAve Baas Partisi (Irak)"/><text:alphabetical-index-mark text:string-value=" " text:key1="CIAve Saddam Hüseyin"/><text:span text:style-name="T14">, Saddam</text:span><text:alphabetical-index-mark text:string-value=" " text:key1="Saddam Hüseyin"/><text:span text:style-name="T14">'ın Cihaz Hanin</text:span><text:alphabetical-index-mark text:string-value=" " text:key1="Cihaz Hanin"/><text:alphabetical-index-mark text:string-value=" " text:key1="Saddam Hüseyinve Cihaz Hanin"/><text:span text:style-name="T14"> adlı terör timine, "hal­le­dil­me­si" gereken solcuların listesini vermişti. Bunların teker teker bulunup kur­şun­lan­maları ise uzun sürmedi.</text:span><text:span text:style-name="T13"><text:note text:id="ftn199" text:note-class="endnote"><text:note-citation>cxcix</text:note-citation><text:note-body><text:p text:style-name="P113">Ibid.</text:p></text:note-body></text:note></text:span><text:span text:style-name="T14"> Bu sıralarda, Saddam</text:span><text:alphabetical-index-mark text:string-value=" " text:key1="Saddam Hüseyin"/><text:span text:style-name="T14"> Beyrut'a giderek ora­daki Amerikan ve İngiliz gizli servis elemanlarıyla bizzat görüşmüştü. Bu gö­rüş­melerin içeriğini bilmek ise hiç bir zaman mümkün olmadı, çünkü bu gö­rüşmeler hakkında bilgi sahibi sahibi olan ve basına bilgi sızdırmaya kal­kan Baas</text:span><text:alphabetical-index-mark text:string-value=" " text:key1="Baas Partisi"/><text:span text:style-name="T14"> partisi üyelerinin tümü kanlı suikastlere kurban gittiler.</text:span><text:span text:style-name="T13"><text:note text:id="ftn200" text:note-class="endnote"><text:note-citation>cc</text:note-citation><text:note-body><text:p text:style-name="P113">Ibid.</text:p></text:note-body></text:note></text:span></text:p>
      <text:p text:style-name="P79"><text:span text:style-name="T14">1968 devriminde </text:span><text:span text:style-name="T4">cıa</text:span><text:alphabetical-index-mark text:string-value=" " text:key1="CIA"/><text:span text:style-name="T14">'nin parmağı olduğu, özellikle de Saddam</text:span><text:alphabetical-index-mark text:string-value=" " text:key1="Saddam Hüseyin"/><text:span text:style-name="T14">'ın Cihaz Hanin</text:span><text:alphabetical-index-mark text:string-value=" " text:key1="Cihaz Hanin"/><text:alphabetical-index-mark text:string-value=" " text:key1="Saddam Hüseyinve Cihaz Hanin"/><text:span text:style-name="T14">'i ile </text:span><text:span text:style-name="T4">cıa</text:span><text:alphabetical-index-mark text:string-value=" " text:key1="CIAve Baas Partisi (Irak)"/><text:alphabetical-index-mark text:string-value=" " text:key1="CIAve Saddam Hüseyin"/><text:span text:style-name="T14"> arasında yakın ilişkiler kurulduğu yönünde bazı detaylı açık­lamalar, Irak</text:span><text:alphabetical-index-mark text:string-value=" " text:key1="Irak"/><text:span text:style-name="T14">lı general Herdan el-Tıkriti</text:span><text:alphabetical-index-mark text:string-value=" " text:key1="El-Tıkriti, General Herdan"/><text:span text:style-name="T14"> tarafından 1969'da düzenlenen bir basın toplantısı ile de duyurulmuştu. Ancak general, basın toplan­tısın­dan üç ay sonra Kuveyt</text:span><text:alphabetical-index-mark text:string-value=" " text:key1="Kuveyt"/><text:span text:style-name="T14">'te bulunduğu sırada arabasının içinde kurşunlandı ve yaşamını yitirdi. Bir Muhaberat</text:span><text:alphabetical-index-mark text:string-value=" " text:key1="Muhaberat (Irak)"/><text:span text:style-name="T14"> (Irak gizli servisi) ajanı olan katil, elini ko­lu­nu sallayarak biraz ilerdeki Irak plakalı bir arabaya binerek uzaklaşmış, Ku­veyt polisi ise arabayı durdurmaya cesaret edememişti.</text:span><text:span text:style-name="T13"><text:note text:id="ftn201" text:note-class="endnote"><text:note-citation>cci</text:note-citation><text:note-body><text:p text:style-name="Endnote"><text:span text:style-name="T22">Ibid., </text:span><text:span text:style-name="T21">s. 221.</text:span></text:p></text:note-body></text:note></text:span></text:p>
      <text:p text:style-name="P79"><text:soft-page-break/><text:span text:style-name="T14">Bir başka ilginç olay, Saddam</text:span><text:alphabetical-index-mark text:string-value=" " text:key1="Saddam Hüseyin"/><text:span text:style-name="T14">'ın 1968 devrimini izleyen günlerde Baas</text:span><text:alphabetical-index-mark text:string-value=" " text:key1="Baas Partisi"/><text:span text:style-name="T14">'­ın güçlü ismi el-Nayif</text:span><text:alphabetical-index-mark text:string-value=" " text:key1="El-Nayif, Abdülrezzak"/><text:span text:style-name="T14">'i tasviye etmesiydi. Darbe sonrasında el-Bekir</text:span><text:alphabetical-index-mark text:string-value=" " text:key1="El-Bekir, Ahmed Hasan"/><text:span text:style-name="T14"> dev­let başkanı seçilirken, el-Nayif</text:span><text:alphabetical-index-mark text:string-value=" " text:key1="El-Nayif, Abdülrezzak"/><text:span text:style-name="T14"> de başbakanlık koltuğuna oturmuştu. Ve el-Nayif</text:span><text:alphabetical-index-mark text:string-value=" " text:key1="El-Nayif, Abdülrezzak"/><text:span text:style-name="T14"> makamına oturur oturmaz bir basın toplantısı düzenleyerek ya­ban­cı petrol şirketlerine verilen tüm imtiyazları kaldıracaklarını ilan etmişti. Bu top­lantıdan bir kaç gün sonra, el-Nayif</text:span><text:alphabetical-index-mark text:string-value=" " text:key1="El-Nayif, Abdülrezzak"/><text:span text:style-name="T14"> Başkan el-Bekir</text:span><text:alphabetical-index-mark text:string-value=" " text:key1="El-Bekir, Ahmed Hasan"/><text:span text:style-name="T14"> tarafından öğle ye­meğine davet edildi. Yemekten sonra da her ikisi el-Bekir</text:span><text:alphabetical-index-mark text:string-value=" " text:key1="El-Bekir, Ahmed Hasan"/><text:span text:style-name="T14">'in ofisine geçtiler. el-Bekir</text:span><text:alphabetical-index-mark text:string-value=" " text:key1="El-Bekir, Ahmed Hasan"/><text:span text:style-name="T14">, el-Nayif</text:span><text:alphabetical-index-mark text:string-value=" " text:key1="El-Nayif, Abdülrezzak"/><text:span text:style-name="T14">'ten özür dileyecek olduğu sırada, Saddam</text:span><text:alphabetical-index-mark text:string-value=" " text:key1="Saddam Hüseyin"/><text:span text:style-name="T14"> Hüseyin elinde bir <text:s/>silahla ofise girdi. Nayif'e yöneldi, suratına bir tokat attı ve "petrol politi­kasını sen kendin mi belirlemek istiyorsun, o... çocuğu" diye bağırdı. Saddam</text:span><text:alphabetical-index-mark text:string-value=" " text:key1="Saddam Hüseyin"/><text:span text:style-name="T14">'­ın arkasındaki örgütsel gücü bilen Nayif, uğradığı şokun da etkisiyle, Tıkritli'nin eline sarıldı ve hayatının bağışlanması için yalvardı. Saddam</text:span><text:alphabetical-index-mark text:string-value=" " text:key1="Saddam Hüseyin"/><text:span text:style-name="T14"> yıl­lar sonra bu olaydan söz ederken el-Nayif</text:span><text:alphabetical-index-mark text:string-value=" " text:key1="El-Nayif, Abdülrezzak"/><text:span text:style-name="T14">'in çok şanslı olduğunu, onu öl­dür­mekten büyük zevk duyacağını, ama siyasi dengeler nedeniyle bunu yap­madığını anlatacaktı. Nayif, olaydan sonra apar topar Batı Almanya</text:span><text:alphabetical-index-mark text:string-value=" " text:key1="Almanya"/><text:span text:style-name="T14">'ya gi­den bir uçağa bindirildi ve oraya büyükelçi olarak atandığı açıklandı. Bu olaydan on yıl kadar sonra da Saddam</text:span><text:alphabetical-index-mark text:string-value=" " text:key1="Saddam Hüseyin"/><text:span text:style-name="T14">'ın görevlendirdiği özel bir tim tara­fın­dan Londra'da öldürüldü.</text:span><text:span text:style-name="T13"><text:note text:id="ftn202" text:note-class="endnote"><text:note-citation>ccii</text:note-citation><text:note-body><text:p text:style-name="Endnote"><text:span text:style-name="T22">Ibid., </text:span><text:span text:style-name="T21">s. 205.</text:span></text:p></text:note-body></text:note></text:span></text:p>
      <text:p text:style-name="P79"><text:span text:style-name="T14">Kısacası Bağdat'taki Baas</text:span><text:alphabetical-index-mark text:string-value=" " text:key1="Baas Partisi"/><text:span text:style-name="T14">—ya da bir başka deyişle Saddam</text:span><text:alphabetical-index-mark text:string-value=" " text:key1="Saddam Hüseyin"/><text:span text:style-name="T14"> Hüseyin—rejimi ile ne Batılı başkentler ne de Batı Kudüs arasında hiç bir zaman gerçek bir çıkar çatışması yaşanmamış, aksine </text:span><text:span text:style-name="T15">de facto</text:span><text:span text:style-name="T14"> bir ittifak şekillenmişti. İsrail</text:span><text:alphabetical-index-mark text:string-value=" " text:key1="İsrailSaddam Hüseyin'le işbirliği"/><text:span text:style-name="T14">li ve Amerikalı askeri uzmanların, İran</text:span><text:alphabetical-index-mark text:string-value=" " text:key1="İran"/><text:span text:style-name="T14">'a yapılacak saldırıyı planlamak için 1980 yazında Paris'te Irak</text:span><text:alphabetical-index-mark text:string-value=" " text:key1="Irak"/><text:span text:style-name="T14">lı subaylarla biraraya gelmeleri, işte bu yüzden bu kadar kolay gerçekleşmişti. Yahudi Devleti, kendisini yok etmeyi kutsal bir misyon haline getirmiş olan İran'ı durdurabilmek için, uzunca bir zamandır çe­şitli faydalarını gördüğü Saddam</text:span><text:alphabetical-index-mark text:string-value=" " text:key1="Saddam Hüseyinİsrail'le işbirliği"/><text:span text:style-name="T14"> Hüseyin'i kullanmaya karar vermişti. </text:span><text:span text:style-name="T4">abd</text:span><text:alphabetical-index-mark text:string-value=" " text:key1="ABD"/><text:span text:style-name="T14"> ile paralel bir biçimde aldığı bu karar, 8 yıl sürecek olan İran-Irak sa­vaşı</text:span><text:alphabetical-index-mark text:string-value=" " text:key1="İran-Irak savaşı"/><text:span text:style-name="T14">nın da kaderini belirleyecekti.</text:span><text:alphabetical-index-mark text:string-value=" " text:key1="Barzani, Mesudve PKK"/><text:alphabetical-index-mark text:string-value=" " text:key1="ABDve Saddam Hüseyin"/><text:alphabetical-index-mark text:string-value=" " text:key1="ABDve Saddam Hüseyin"/><text:alphabetical-index-mark text:string-value=" " text:key1="Saddam Hüseyinve ABD"/><text:span text:style-name="T14"> </text:span></text:p>
      <text:p text:style-name="P70"><text:bookmark-end text:name="Saddam_USII"/></text:p>
      <text:p text:style-name="P70"/>
      <text:p text:style-name="P84"><text:soft-page-break/><text:span text:style-name="T27">İran</text:span><text:alphabetical-index-mark text:string-value=" " text:key1="İran"/><text:span text:style-name="T27">'a Karşı Savaş</text:span></text:p>
      <text:p text:style-name="P70"/>
      <text:p text:style-name="P79"><text:span text:style-name="T14">Irak</text:span><text:alphabetical-index-mark text:string-value=" " text:key1="Irak"/><text:span text:style-name="T14">, 22 Eylül 1980 günü Irak'a saldırırken, arkasına aldığı bu dış desteğin verdiği güvenle hareket ediyordu. Güveninin boş çıkmayacağı ise, savaşın henüz ilk aylarında belli oldu. Bu tür bir saldırı karşısında, BM</text:span><text:alphabetical-index-mark text:string-value=" " text:key1="BM"/><text:span text:style-name="T14"> Güvenlik Konseyi</text:span><text:alphabetical-index-mark text:string-value=" " text:key1="BM Güvenlik Konseyi"/><text:span text:style-name="T14">'nin bir an önce toplanıp Irak'ı kınayan ve geri çekilmeye ça­ğıran bir karar alması gerekirdi. Oysa Güvenlik Konseyi</text:span><text:alphabetical-index-mark text:string-value=" " text:key1="BM Güvenlik Konseyi"/><text:span text:style-name="T14">, </text:span><text:span text:style-name="T4">abd</text:span><text:alphabetical-index-mark text:string-value=" " text:key1="ABD"/><text:span text:style-name="T14">'nin ve diğer iki Batılı daimi üyenin (İngiltere</text:span><text:alphabetical-index-mark text:string-value=" " text:key1="İngiltere"/><text:span text:style-name="T14"> ve Fransa</text:span><text:alphabetical-index-mark text:string-value=" " text:key1="Fransa"/><text:span text:style-name="T14">) kasıtlı olarak ayak sürümesi ne­de­niyle ancak çok geç toplandı. </text:span></text:p>
      <text:p text:style-name="P79"><text:span text:style-name="T14">İngiltere</text:span><text:alphabetical-index-mark text:string-value=" " text:key1="İngiltere"/><text:span text:style-name="T14">'nin </text:span><text:span text:style-name="T4">abd</text:span><text:alphabetical-index-mark text:string-value=" " text:key1="ABD"/><text:span text:style-name="T14"> Büyükelçisi Sir Anthony Parsons</text:span><text:alphabetical-index-mark text:string-value=" " text:key1="Parsons, Sir Anthony"/><text:span text:style-name="T14">, daha sonraları Gü­venlik Konseyi</text:span><text:alphabetical-index-mark text:string-value=" " text:key1="BM Güvenlik Konseyi"/><text:span text:style-name="T14">'nin bu tavrını eleştirmiş ve gecikmenin mantığını da açık­lamıştı. Büyükelçiye göre, Güvenlik Konseyi</text:span><text:alphabetical-index-mark text:string-value=" " text:key1="BM Güvenlik Konseyi"/><text:span text:style-name="T14"> bu tür kasıtlı bir gecikme yap­mıştı, çünkü Saddam</text:span><text:alphabetical-index-mark text:string-value=" " text:key1="Saddam Hüseyin"/><text:span text:style-name="T14"> Hüseyin'in kolay ve çabuk bir zafere ulaşmasını bek­liyordu. </text:span><text:span text:style-name="T4">abd</text:span><text:span text:style-name="T14"> ve müttefikleri, devrim nedeniyle halen kaos yaşamakta olan İran</text:span><text:alphabetical-index-mark text:string-value=" " text:key1="İran"/><text:span text:style-name="T14">'ın Saddam</text:span><text:alphabetical-index-mark text:string-value=" " text:key1="Saddam Hüseyin"/><text:span text:style-name="T14"> tarafından çok kısa sürede dize getirilebileceğini ümid edi­yor­lardı.</text:span><text:span text:style-name="T13"><text:note text:id="ftn203" text:note-class="endnote"><text:note-citation>cciii</text:note-citation><text:note-body><text:p text:style-name="Endnote"><text:span text:style-name="T22">Ibid., </text:span><text:span text:style-name="T21">s. 62.</text:span></text:p></text:note-body></text:note></text:span><text:span text:style-name="T14"> Bu umutlar boşa çıkınca da, Güvenlik Konseyi</text:span><text:alphabetical-index-mark text:string-value=" " text:key1="BM Güvenlik Konseyi"/><text:span text:style-name="T14"> toplanıp konuyla ilgili 479 sayılı kararı almak zorunda kaldı. Ancak Irak</text:span><text:alphabetical-index-mark text:string-value=" " text:key1="Irak"/><text:span text:style-name="T14">'ın desteklendiği yine çok belirgindi; karar yalnızca bir ateşkes talebi içeriyordu, Irak'ın kınan­ma­sına ve işgal ettiği topraklardan çekilmesine yönelikse tek bir satır bile yok­tu. Saddam</text:span><text:alphabetical-index-mark text:string-value=" " text:key1="Saddam Hüseyin"/><text:span text:style-name="T14"> mesajı aldı ve saldırısına tüm hızıyla devam etti. </text:span></text:p>
      <text:p text:style-name="P79"><text:span text:style-name="T14">Öte yandan, Irak</text:span><text:alphabetical-index-mark text:string-value=" " text:key1="Irak"/><text:span text:style-name="T14">'ın İran</text:span><text:alphabetical-index-mark text:string-value=" " text:key1="İran"/><text:span text:style-name="T14">'ı işgali üzerine İran'ın Urumiye</text:span><text:alphabetical-index-mark text:string-value=" " text:key1="İranUrumiye Kürtleri"/><text:alphabetical-index-mark text:string-value=" " text:key1="KürtlerUrumiye Kütleri"/><text:span text:style-name="T14"> bölgesinde pat­lak veren Kürt isyanında ilginç bazı "dış mihrak" işaretleri vardı. İran'ı ol­dukça zor durumda bırakan bu isyan, İranlı ve Amerikalı üst düzey yetki­liler arasında 15 Ekim 1979 günü Tahran'da düzenlenen bir toplantıda gün­deme gelmişti. İran tarafının Dışişleri Bakanı İbrahim Yezdi</text:span><text:alphabetical-index-mark text:string-value=" " text:key1="Yezdi, İbrahim"/><text:span text:style-name="T14"> ve Dışişleri Ba­kan Yardımıcısı Amir Entezam</text:span><text:alphabetical-index-mark text:string-value=" " text:key1="Entezam, Amir"/><text:span text:style-name="T14"> tarafından temsil edildiği görüşmeye, </text:span><text:span text:style-name="T4">abd</text:span><text:alphabetical-index-mark text:string-value=" " text:key1="ABD"/><text:span text:style-name="T14"> tara­fından da üst düzey diplomatlar katılmıştı. Amerikalılar, İran'daki yeni reji­mle hiç bir sorunları olmadığını ve Irak'ı desteklemediklerini anlat­mışlardı uzun uzun. Ancak Dışişleri Bakanı Yezdi, önlerine çok </text:span><text:soft-page-break/><text:span text:style-name="T14">önemli bir is­tih­barat raporu koymuştu: İran'daki Kürt isyanının sürdüğü bölgelerde yapılan istihbarat çalışmalarının verdiği sonuca göre, isyancı Kürtler</text:span><text:alphabetical-index-mark text:string-value=" " text:key1="Kürtler"/><text:span text:style-name="T14">, Irak su­bayları görüntüsü altında bölgede faaliyet gösteren Amerikalı ve İsrailli uz­manlar tarafından destekleniyor ve eğitiliyorlardı. Yezdi, buna dayanarak Kürt isyanının arkasında </text:span><text:span text:style-name="T4">abd</text:span><text:alphabetical-index-mark text:string-value=" " text:key1="ABDve İranlı Kürtler"/><text:span text:style-name="T14"> ve İsrail</text:span><text:alphabetical-index-mark text:string-value=" " text:key1="İsrailve İranlı Kürtler"/><text:span text:style-name="T14">'in parmağı olduğuna kesinlikle inan­dıklarını belirtmişti. </text:span><text:span text:style-name="T4">abd</text:span><text:span text:style-name="T14">'li diplomatların böyle bir durumun varlığını ısrarla inkar etmeleri üzerine de, bu desteğin varlığından emin olduklarını, ancak bel­ki bunun Amerikan Dışişleri'nin bilgisi dışında </text:span><text:span text:style-name="T4">cıa</text:span><text:alphabetical-index-mark text:string-value=" " text:key1="CIA"/><text:span text:style-name="T14"> tarafından yürütülen bir operasyon olabileceğini, nitekim geçmişte bu tür olayların yaşandığını söy­lemişti.</text:span><text:span text:style-name="T13"><text:note text:id="ftn204" text:note-class="endnote"><text:note-citation>cciv</text:note-citation><text:note-body><text:p text:style-name="Endnote"><text:span text:style-name="T21"><text:s/>James A. Bill, </text:span><text:span text:style-name="T22">The Eagle and the Lion, </text:span><text:span text:style-name="T21">ss. 291-92.</text:span></text:p></text:note-body></text:note></text:span><text:span text:style-name="T14"> Anlaşılan, Kürt</text:span><text:alphabetical-index-mark text:string-value=" " text:key1="Kürtlerve İsrail"/><text:alphabetical-index-mark text:string-value=" " text:key1="Kürtlerve ABD"/><text:span text:style-name="T14"> kartını 1960'lı ve 70'li yıllarda Irak'a karşı kullanan </text:span><text:span text:style-name="T4">abd</text:span><text:span text:style-name="T14"> ve İsrail, ayrı kartı şimdi de İran'a karşı devreye sokmuşlardı.</text:span></text:p>
      <text:p text:style-name="P79"><text:span text:style-name="T14">Ancak İran</text:span><text:alphabetical-index-mark text:string-value=" " text:key1="İran"/><text:span text:style-name="T14">, Irak</text:span><text:alphabetical-index-mark text:string-value=" " text:key1="Irak"/><text:span text:style-name="T14">'ın ve onun arkasındakilerin umduğu kadar çabuk pes etmedi. Aksine, Irak'ın ani işgalinin getirdiği ilk şok atlatıldıktan sonra, İran birlikleri güçlü bir direniş göstererek Irak ordusunun ilerleyişini durdur­dular. Kürt isyanı da kademeli bir biçimde bastırıldı. Bir süre sonra da İran</text:span><text:alphabetical-index-mark text:string-value=" " text:key1="İran-Irak Savaşı"/><text:span text:style-name="T14"> güçleri, Irak ordusunu püskürtmeye başladılar. 1982'ye gelindiğinde tüm Irak ordusu İran topraklarından atılmış ve savaşın dengesi bu kez Irak aleyhine bozulmaya başlamıştı. </text:span><text:span text:style-name="T4">abd</text:span><text:alphabetical-index-mark text:string-value=" " text:key1="ABD"/><text:span text:style-name="T14"> ve müttefikleri bu noktada savaşa mü­da­hale etmeye karar verdiler; Irak silahlandırılacak ve ekonomik yönden des­teklenecekti. </text:span></text:p>
      <text:p text:style-name="P79"><text:span text:style-name="T14">Fakat bu desteğin önemli bir yasal engel vardı. Amerikan kanunları, te­rörizmle ilgisi olduğu belirlenen ülkelere kredi verilmesini yasaklıyordu. Mart 1982'de Dışişleri Bakanlığı, Kongre</text:span><text:alphabetical-index-mark text:string-value=" " text:key1="ABDKongresi"/><text:span text:style-name="T14">'ye danışmaya bile gerek görmeden Irak</text:span><text:alphabetical-index-mark text:string-value=" " text:key1="Irak"/><text:span text:style-name="T14">'­ı "terörist devlet"</text:span><text:alphabetical-index-mark text:string-value=" " text:key1="&quot;terörist devlet&quot; listesi"/><text:span text:style-name="T14"> listesinden çıkardı. Hemen ardından da </text:span><text:span text:style-name="T4">abd</text:span><text:span text:style-name="T14"> Tarım Ba­kanlığı'nın Commodity Credit Corporation (</text:span><text:span text:style-name="T4">ccc</text:span><text:span text:style-name="T14">)</text:span><text:alphabetical-index-mark text:string-value=" " text:key1="Commodity Credit Corporation (CCC)"/><text:span text:style-name="T14"> bünyesinden Irak'a 300 mil­yon dolarlık bir yardım ayarlandı.</text:span><text:span text:style-name="T13"><text:note text:id="ftn205" text:note-class="endnote"><text:note-citation>ccv</text:note-citation><text:note-body><text:p text:style-name="Endnote"><text:span text:style-name="T21"><text:s/>Adel Darwish</text:span><text:alphabetical-index-mark text:string-value=" " text:key1="Darwish, Adel"/><text:span text:style-name="T21"> &amp; Gregory Alexander</text:span><text:alphabetical-index-mark text:string-value=" " text:key1="Alexander, Gregory"/><text:span text:style-name="T21">, </text:span><text:span text:style-name="T22">Unholy Babylon,</text:span><text:span text:style-name="T21"> s. 65.</text:span></text:p></text:note-body></text:note></text:span><text:span text:style-name="T14"> Savaş ilerledikçe Washington ile Bağ­dat arasındaki ittifak da gelişti. Başkan Reagan</text:span><text:alphabetical-index-mark text:string-value=" " text:key1="Reagan, Ronald"/><text:span text:style-name="T14">, 1984 yılında </text:span><text:span text:style-name="T4">abd</text:span><text:alphabetical-index-mark text:string-value=" " text:key1="ABD"/><text:span text:style-name="T14"> ile Irak ara­sındaki diplomatik ilişkileri en üst düzeyde yeniden başlattı. 1986'da ise, </text:span><text:span text:style-name="T4">cıa</text:span><text:alphabetical-index-mark text:string-value=" " text:key1="CIAve Irak"/><text:span text:style-name="T14">, İran</text:span><text:alphabetical-index-mark text:string-value=" " text:key1="İran"/><text:span text:style-name="T14"> ordusunun Amerikan casus </text:span><text:soft-page-break/><text:span text:style-name="T14">uydularından çekilen fotoğraflarını Irak'­a aktardı; bu Iraklılar açısından çok büyük bir askeri avantajdı.</text:span><text:span text:style-name="T13"><text:note text:id="ftn206" text:note-class="endnote"><text:note-citation>ccvi</text:note-citation><text:note-body><text:p text:style-name="Endnote"><text:span text:style-name="T22">Ibid., </text:span><text:span text:style-name="T21">s. 66.</text:span></text:p></text:note-body></text:note></text:span></text:p>
      <text:p text:style-name="P79"><text:span text:style-name="T14">Fakat tüm bunlar Irak</text:span><text:alphabetical-index-mark text:string-value=" " text:key1="Irak"/><text:span text:style-name="T14">'ın İran</text:span><text:alphabetical-index-mark text:string-value=" " text:key1="İran"/><text:span text:style-name="T14">'ı mağlup etmesi için yeterli olmuyordu. İran, 1982 ortalarında Irak ordusunu kendi topraklarından tamamen püs­kürt­müş ve bu kez Irak sınırını zorlamaya başlamıştı. 14 Temmuz'da Irak sı­nı­rı­na yönelik ilk İran saldırısı gerçekleşti. Bu tarihten sonra, Saddam</text:span><text:alphabetical-index-mark text:string-value=" " text:key1="Saddam Hüseyin"/><text:span text:style-name="T14"> Hü­seyin sürekli olarak Tahran yönetimini barış masasına oturmaya çağıracak, Tahran ise mütecaviz Irak'a "haddini bildirmek" ve Saddam</text:span><text:alphabetical-index-mark text:string-value=" " text:key1="Saddam Hüseyin"/><text:span text:style-name="T14">'ı düşürmek için savaşa devam edecekti. 7 Şubat 1983'te İran ordusu</text:span><text:alphabetical-index-mark text:string-value=" " text:key1="İran-Irak Savaşı"/><text:span text:style-name="T14"> ilk kez Irak sınırını geçti. Aynı yılın Temmuz ayında ise büyük bir taarruz başlatarak Basra bölgesine girdi. Basra üzerindeki savaş bir ileri-bir geri aylarca devam etti. İran'ın ke­sin zaferi ise Şubat 1986'da geldi. Irak'ın Körfez'e çıkış yapan en büyük lima­nını barındıran ve dolayısıyla Basra'nın en önemli bölgesi olan Fao</text:span><text:alphabetical-index-mark text:string-value=" " text:key1="İran-Irak Savaşı"/><text:span text:style-name="T14"> yarım­adası, çok kanlı bir çatışmanın ardından İran'ın eline geçti. Şatt-ül Arab</text:span><text:alphabetical-index-mark text:string-value=" " text:key1="Şatt-ül Arab"/><text:span text:style-name="T14">'ın her iki yakası da şimdi Tahran'ın elindeydi. Bu nokta, savaşın "üçüncü ev­re"sinin başladığı noktaydı aynı zamanda. Savaş artık geleneksel bir cephe savaşı olmaktan çıkacak ve füzeler ve uçaklar arasında geçen bir yıpratma mü­cadelesine dönüşecekti.</text:span></text:p>
      <text:p text:style-name="P70"/>
      <text:p text:style-name="P86"><text:bookmark-start text:name="Iran_IraqWarII"/><text:bookmark-start text:name="Iran_IraqWarIII_andUS"/></text:p>
      <text:p text:style-name="P79"><text:span text:style-name="T29">USS Star</text:span><text:alphabetical-index-mark text:string-value=" " text:key1="USS Stark"/><text:span text:style-name="T29">k</text:span><text:span text:style-name="T27"> ve Amerika'nın Basra Savaşı</text:span></text:p>
      <text:p text:style-name="P70"/>
      <text:p text:style-name="P79"><text:span text:style-name="T14">İran-Irak savaşı</text:span><text:alphabetical-index-mark text:string-value=" " text:key1="İran-Irak savaşı"/><text:span text:style-name="T14">nın üçüncü evresinin bir diğer özelliği ise, </text:span><text:span text:style-name="T4">abd</text:span><text:alphabetical-index-mark text:string-value=" " text:key1="ABD"/><text:span text:style-name="T14">'nin çatışmaya artık doğrudan müdahil olarak, Körfez petrol trafiğinin güvenli­ğini koruma adı altında, İran</text:span><text:alphabetical-index-mark text:string-value=" " text:key1="İran"/><text:span text:style-name="T14">'a karşı silah kullanmasıydı. Körfez'deki gerginlik üç yıldır sürüyordu aslında. Savaşın sulara taşınması, İran petrolünü ta­şı­yan gemilerin Irak</text:span><text:alphabetical-index-mark text:string-value=" " text:key1="Irak"/><text:span text:style-name="T14"> uçaklarının saldırısına uğramalarıyla başlamıştı. İran da, eğer Irak saldırılara son vermezse, Körfez'in Arap tarafındaki tankerlere sal­dıracağı uyarısında bulunmuştu. Ve bunun üzerine, Amerikan, </text:span><text:soft-page-break/><text:span text:style-name="T14">İngiliz ve Fran­sız savaş gemileri Arap gemilerini muhtemel İran saldırılarından korumak için Basra Körfezi</text:span><text:alphabetical-index-mark text:string-value=" " text:key1="Basra Körfezi"/><text:span text:style-name="T14">'ne doluşmuşlardı. İran ile Batılılar arasında ciddi bir çatış­ma yaşanması an meselesi haline gelmişti.</text:span></text:p>
      <text:p text:style-name="P79"><text:span text:style-name="T14">Fakat, "çatışma", hiç kimsenin tahmin etmediği bir taraftan geldi. 17 Mayıs 1987 gecesi Irak</text:span><text:alphabetical-index-mark text:string-value=" " text:key1="Irak"/><text:span text:style-name="T14"> Hava Kuvvetleri'ne ait bir Mirage F-1 uçağı, önce Suudi Arabistan</text:span><text:alphabetical-index-mark text:string-value=" " text:key1="Suudi Arabistan"/><text:span text:style-name="T14"> sahili boyunca alçaktan uçtu, Bahreyn</text:span><text:alphabetical-index-mark text:string-value=" " text:key1="Bahreyn"/><text:span text:style-name="T14"> üzerine geldiğinde de aniden kuzeye yönelerek Körfez'e girdi. Kısa bir süre sonra da, </text:span><text:span text:style-name="T15">USS Star</text:span><text:alphabetical-index-mark text:string-value=" " text:key1="USS Stark"/><text:span text:style-name="T15">k</text:span><text:span text:style-name="T14"> ad­lı Amerikan fırkateyni ile karşı karşıya kaldı. Pilot, Mirage'ın otomatik he­def sistemini gemi üzerine kilitlediğinde bunu gemideki Amerikalılar he­men farkettiler. Ama fırkateynin kaptanı Glenn Brindel</text:span><text:alphabetical-index-mark text:string-value=" " text:key1="Brindel, Glenn"/><text:span text:style-name="T14">, Irak uçağını "dost" olarak kabul etmeye devam etti ve otomatik savunma sistemini çalış­tırmadı—ne de olsa, </text:span><text:span text:style-name="T4">abd</text:span><text:alphabetical-index-mark text:string-value=" " text:key1="ABD"/><text:span text:style-name="T14"> ile Irak arasında </text:span><text:span text:style-name="T15">de facto</text:span><text:span text:style-name="T14"> bir ittifak vardı. Ancak Mirage F-1, birden bire </text:span><text:span text:style-name="T15">USS Star</text:span><text:alphabetical-index-mark text:string-value=" " text:key1="USS Stark"/><text:span text:style-name="T15">k</text:span><text:span text:style-name="T14">'a iki Exocet füzesi yolladı. Gemi isabet aldı ve çok ağır hasar gördü.</text:span></text:p>
      <text:p text:style-name="P79"><text:span text:style-name="T14">Ertesi gün, Irak</text:span><text:alphabetical-index-mark text:string-value=" " text:key1="Irak"/><text:span text:style-name="T14">lılar </text:span><text:span text:style-name="T15">USS Star</text:span><text:alphabetical-index-mark text:string-value=" " text:key1="USS Stark"/><text:span text:style-name="T15">k</text:span><text:span text:style-name="T14">'ın vurulduğu sırada İran</text:span><text:alphabetical-index-mark text:string-value=" " text:key1="İran"/><text:span text:style-name="T14"> karasularında gezinmekte olduğunu ve dolayısıyla İran gemisi sanılıp yanlışlıkla hedef alın­dığını açıkladılar. Buna karşın Amerikalılar, geminin uluslararası sular­da seyrettiğini ısrarla vurguladılar. Böyle bir durumda, </text:span><text:span text:style-name="T4">abd</text:span><text:alphabetical-index-mark text:string-value=" " text:key1="ABD"/><text:span text:style-name="T14">'nin Irak'a çok sert bir tavır göstermesi beklenirdi. </text:span><text:span text:style-name="T11">Ama öyle olmadı. Başkan Reagan</text:span><text:alphabetical-index-mark text:string-value=" " text:key1="Reagan, Ronald"/><text:span text:style-name="T11">, olaydan üç gün sonra, </text:span><text:span text:style-name="T12">USS Star</text:span><text:alphabetical-index-mark text:string-value=" " text:key1="USS Stark"/><text:span text:style-name="T12">k</text:span><text:span text:style-name="T11">'ın vurulduğu sırada hangi sularda bulunduğu ko­nu­sundaki ihtilafın çok da önemli olmadığını ve "iki halk arasındaki dost­luk" adına bu ayrıntının kurcalanmayacağını açıkladı. Hemen ardından Irak hü­kümeti resmi bir özür mesajı yayınladı ve </text:span><text:span text:style-name="T12">USS Star</text:span><text:alphabetical-index-mark text:string-value=" " text:key1="USS Stark"/><text:span text:style-name="T12">k</text:span><text:span text:style-name="T11">'taki ölü ve yaralı denizcilerin ailelerine tazminat ödedi. Washington bunu kabul etti ve olayı bir "hata" olarak yorumladı. Reagan</text:span><text:alphabetical-index-mark text:string-value=" " text:key1="Reagan, Ronald"/><text:span text:style-name="T11">, olaydan iki hafta sonra yaptığı açık­la­ma­da "biz Iraklıların düşmanca bir tutum içinde olduklarını hiç bir zaman dü­şünmedik... Olayın gerçek bir suçlusu varsa, o da İran'dır" diyordu.</text:span><text:span text:style-name="T13"><text:note text:id="ftn207" text:note-class="endnote"><text:note-citation>ccvii</text:note-citation><text:note-body><text:p text:style-name="Endnote"><text:span text:style-name="T22">Ibid., </text:span><text:span text:style-name="T21">s. 67-8.</text:span></text:p></text:note-body></text:note></text:span></text:p>
      <text:p text:style-name="P79"><text:soft-page-break/><text:span text:style-name="T11">İran</text:span><text:alphabetical-index-mark text:string-value=" " text:key1="İran"/><text:span text:style-name="T11">'ın neden "gerçek suçlu" olduğu anlaşılamadı, ama Irak</text:span><text:alphabetical-index-mark text:string-value=" " text:key1="Irak"/><text:span text:style-name="T11">'ın neden böyle bir eyleme giriştiğinin ilginç bir açıklaması vardı. 1988 yılında emekliye ayrılan Iraklı bir pilot, Irak Hava Kuvvetleri Komutanlığı'nın bir önceki yıl </text:span><text:span text:style-name="T3">abd</text:span><text:alphabetical-index-mark text:string-value=" " text:key1="ABD"/><text:span text:style-name="T11">'yi İranlılar'la çatışmaya sürükleyecek provokatif eylemler düzenlemeleri için bazı pilotlara özel bir emir verdiğini açıklayacaktı.</text:span><text:span text:style-name="T13"><text:note text:id="ftn208" text:note-class="endnote"><text:note-citation>ccviii</text:note-citation><text:note-body><text:p text:style-name="Endnote"><text:span text:style-name="T22">Ibid., </text:span><text:span text:style-name="T21">s. 68.</text:span></text:p></text:note-body></text:note></text:span><text:span text:style-name="T11"> </text:span><text:span text:style-name="T12">USS Star</text:span><text:alphabetical-index-mark text:string-value=" " text:key1="USS Stark"/><text:span text:style-name="T12">k</text:span><text:span text:style-name="T11">'ın vurulması büyük olasılıkla bu amaca matuf bir eylemdi.</text:span></text:p>
      <text:p text:style-name="P79"><text:span text:style-name="T11">Nitekim eylem amacına ulaştı. </text:span><text:span text:style-name="T12">USS Star</text:span><text:alphabetical-index-mark text:string-value=" " text:key1="USS Stark"/><text:span text:style-name="T12">k</text:span><text:span text:style-name="T11"> olayının ardından, Basra Kör­fezi</text:span><text:alphabetical-index-mark text:string-value=" " text:key1="Basra Körfezi"/><text:span text:style-name="T11">'ndeki Amerikan savaş gemilerinin yönetimiyle ilgili kurallar değiş­ti­rildi ve kaptanlara, kendilerini tehlike içinde bulduklarında Washington'a sormaya gerek görmeden ateş açma yetkisi verildi. Gemi kaptanları bu yetkiyi kullanmakta gecikmediler ve kısa süre sonra İran</text:span><text:alphabetical-index-mark text:string-value=" " text:key1="İran"/><text:span text:style-name="T11"> ile Amerikan güçleri arasında büyük çatışmalar başladı. İzleyen dokuz ay boyunca, Amerikan sa­vaş gemileri ve uçakları, İran donanmasının üçte ikisini ya batırdı ya da kul­lanı­lamaz hale getirdi. Bu süre boyunca Amerikan kuvvetleri, Irak</text:span><text:alphabetical-index-mark text:string-value=" " text:key1="Irak"/><text:span text:style-name="T11"> ve diğer Arap ülkelerinin petrol sevkiyatına İran tarafından zarar verilmesine engel olur­larken, Iraklılar Fransa</text:span><text:alphabetical-index-mark text:string-value=" " text:key1="Fransa"/><text:span text:style-name="T11">'dan aldıkları Exocet füzeleri ile İran petrolü taşı­yan tankerleri defalarca vurdular.</text:span><text:span text:style-name="T13"><text:note text:id="ftn209" text:note-class="endnote"><text:note-citation>ccix</text:note-citation><text:note-body><text:p text:style-name="P113">Ibid.</text:p></text:note-body></text:note></text:span></text:p>
      <text:p text:style-name="P79"><text:span text:style-name="T11">Batı, istihbarat yönünden de Irak</text:span><text:alphabetical-index-mark text:string-value=" " text:key1="Irak"/><text:span text:style-name="T11">'a destek oluyordu. Amerikan casus uydularından çekilen fotoğraflarla İran</text:span><text:alphabetical-index-mark text:string-value=" " text:key1="İran"/><text:span text:style-name="T11"> ordusu hakkında Irak'a sürekli bilgi ak­tarı­lıyor, Amerikan personeli tarafından kullanılan Suudi </text:span><text:span text:style-name="T3">awacs</text:span><text:span text:style-name="T11">'larının top­ladığı erken uyarı bilgileri de yine zaman kaybetmeden Bağdat'a ulaş­tırılıyordu.</text:span><text:span text:style-name="T13"><text:note text:id="ftn210" text:note-class="endnote"><text:note-citation>ccx</text:note-citation><text:note-body><text:p text:style-name="P113">Ibid.</text:p></text:note-body></text:note></text:span><text:span text:style-name="T11"> Nisan 1988'de </text:span><text:span text:style-name="T3">abd</text:span><text:alphabetical-index-mark text:string-value=" " text:key1="ABD"/><text:span text:style-name="T11"> bir kez daha doğrudan savaşa dahil oldu ve Hürmüz Boğazı açıklarındaki </text:span><text:span text:style-name="T12">Sahana</text:span><text:alphabetical-index-mark text:string-value=" " text:key1="Sahana"/><text:span text:style-name="T12">d</text:span><text:span text:style-name="T11"> ve </text:span><text:span text:style-name="T12">Sabala</text:span><text:alphabetical-index-mark text:string-value=" " text:key1="Sabala"/><text:span text:style-name="T12">n</text:span><text:span text:style-name="T11"> adlı iki İran fırkateynini ba­tırdı. Bu iki gemi üzerindeki radarlar, İran'ın Körfez'in güneyindeki yegane iki istihbarat kaynağıydı. </text:span></text:p>
      <text:p text:style-name="P79"><text:span text:style-name="T11">Tüm bu yardımlar sayesinde, Irak</text:span><text:alphabetical-index-mark text:string-value=" " text:key1="Irak"/><text:span text:style-name="T11"> 1988 yılında, iki yıl önce kaybettiği Fao</text:span><text:alphabetical-index-mark text:string-value=" " text:key1="İran-Irak Savaşı"/><text:span text:style-name="T11"> yarımadasını çok büyük ve kanlı bir çatışmanın ardından İran</text:span><text:alphabetical-index-mark text:string-value=" " text:key1="İran"/><text:span text:style-name="T11">'dan geri aldı. İran ordusuna çok ağır kayıplar verdiren bu çatışma sırasında, Amerikan Hava Kuvvetleri de başka bölgelerdeki İran hedeflerine saldırılar dü­zen­le­miş, İran radarları ise </text:span><text:soft-page-break/><text:span text:style-name="T11">Amerikan ordusunun sofistike aygıtları tara­fın­dan elektronik perdelemeye maruz bırakılmıştı.</text:span><text:span text:style-name="T13"><text:note text:id="ftn211" text:note-class="endnote"><text:note-citation>ccxi</text:note-citation><text:note-body><text:p text:style-name="Endnote"><text:span text:style-name="T22">Ibid., </text:span><text:span text:style-name="T21">s. 70.</text:span></text:p></text:note-body></text:note></text:span></text:p>
      <text:p text:style-name="P79"><text:span text:style-name="T11">Fao</text:span><text:alphabetical-index-mark text:string-value=" " text:key1="İran-Irak Savaşı"/><text:span text:style-name="T11">'nun geri verilmesinin ardından, Humeyni</text:span><text:alphabetical-index-mark text:string-value=" " text:key1="Humeyni, Ayetullah"/><text:span text:style-name="T11"> ateşkes imzalamaya razı oldu ve savaş sona erdi. Irak</text:span><text:alphabetical-index-mark text:string-value=" " text:key1="Irak"/><text:span text:style-name="T11">'ı "bölgesel jandarma" olarak kullanan </text:span><text:span text:style-name="T3">abd</text:span><text:alphabetical-index-mark text:string-value=" " text:key1="ABD"/><text:span text:style-name="T11">, 8 yıl süren ağır bir savaşla İran</text:span><text:alphabetical-index-mark text:string-value=" " text:key1="İran"/><text:span text:style-name="T11">'ı yıpratmış ve İslam Devrimi</text:span><text:alphabetical-index-mark text:string-value=" " text:key1="İranİran devrimi"/><text:span text:style-name="T11">'nin bir domino etkisi ile güneye doğru ilerlemesine engel olmuştu. Saddam</text:span><text:alphabetical-index-mark text:string-value=" " text:key1="Saddam Hüseyin"/><text:span text:style-name="T11">'ın eli kanlı bir dik­tatör olduğundan kimse söz etmiyordu o zamanlar. Bağdat rejiminin İran'­a karşı kimyasal silah kullanmış olması da—ilk kez 1982 yılında, İran'a ait Mecnun Adaları'ndaki İran birliklerine karşı bu tür silahların kullanıldığı bili­niyordu—kimseyi rahatsız etmiyordu. (Saddam</text:span><text:alphabetical-index-mark text:string-value=" " text:key1="Saddam Hüseyin"/><text:span text:style-name="T11">'ın "zalim bir diktatör" olarak belirmesi, İran'a karşı yüklendiği misyonunu tamamlamasından son­ra gerçekleşecekti ancak. 1982'den beri İranlılara kullandığı kimyasal silah­ları kimse umursamamıştı, ama 1988'de Halepçe</text:span><text:alphabetical-index-mark text:string-value=" " text:key1="Halepçe katliamı"/><text:span text:style-name="T11">'deki Kürtler</text:span><text:alphabetical-index-mark text:string-value=" " text:key1="Kürtler"/><text:span text:style-name="T11">e karşı aynı yöntemi uygulayınca bu kez—"Kürt kartı"nın da cazibesiyle—Batı med­ya­sında Bağdat'ın haramisi olarak boy göstermeye başlayacaktı.)</text:span></text:p>
      <text:p text:style-name="P79"><text:span text:style-name="T11">Kısacası Saddam</text:span><text:alphabetical-index-mark text:string-value=" " text:key1="Saddam Hüseyin"/><text:span text:style-name="T11">, </text:span><text:span text:style-name="T3">abd</text:span><text:alphabetical-index-mark text:string-value=" " text:key1="ABD"/><text:span text:style-name="T11">'nin gözünde yeri geldiğinde kullanılabilecek ya­rarlı bir aygıt konumundaydı. İran</text:span><text:alphabetical-index-mark text:string-value=" " text:key1="İran"/><text:span text:style-name="T11">'a karşı da doğrusu çok iyi bir iş ba­şarmıştı.</text:span></text:p>
      <text:p text:style-name="P79"><text:span text:style-name="T11">Peki acaba tüm bu Washington-Bağdat ilişkisinin Yahudi Devleti ile bir ilgisi var mıydı? Saddam</text:span><text:alphabetical-index-mark text:string-value=" " text:key1="Saddam Hüseyin"/><text:span text:style-name="T11">'ın "Washington tarafından" desteklediğini söy­lemek ilişkinin en basit ifadesiydi, ancak bu "Washington"daki hangi "çiz­gi"nin Saddam</text:span><text:alphabetical-index-mark text:string-value=" " text:key1="Saddam Hüseyin"/><text:span text:style-name="T11">'la işbirliği yaptığını incelediğimizde, ucu Yahudi Devleti'ne uza­nan bir "ağ" çıkıyordu karşımıza.</text:span></text:p>
      <text:p text:style-name="P79"><text:bookmark-end text:name="Iran_IraqWarII"/><text:bookmark-end text:name="Iran_IraqWarIII_andUS"/><text:alphabetical-index-mark text:string-value=" " text:key1="Kürtlerve ABD"/><text:alphabetical-index-mark text:string-value=" " text:key1="Kürtlerve ABD"/><text:alphabetical-index-mark text:string-value=" " text:key1="ABDve Kürtler"/><text:alphabetical-index-mark text:string-value=" " text:key1="ABDve Kürtler"/><text:alphabetical-index-mark text:string-value=" " text:key1="ABDİsrail lobisi"/><text:alphabetical-index-mark text:string-value=" " text:key1="Türkiyeve Suriye"/><text:alphabetical-index-mark text:string-value=" " text:key1="Türkiyeve İran"/><text:alphabetical-index-mark text:string-value=" " text:key1="Suriyeve Türkiye"/><text:alphabetical-index-mark text:string-value=" " text:key1="Ýranve Türkiye"/><text:alphabetical-index-mark text:string-value=" " text:key1="Ýranve Türkiye"/><text:alphabetical-index-mark text:string-value=" " text:key1="Türkiyeve İran"/><text:alphabetical-index-mark text:string-value=" " text:key1="Suriyeve Türkiye"/><text:alphabetical-index-mark text:string-value=" " text:key1="Türkiyeve Suriye"/><text:alphabetical-index-mark text:string-value=" " text:key1="Ýsrailve Suriye"/><text:alphabetical-index-mark text:string-value=" " text:key1="Suriyeve İsrail"/><text:alphabetical-index-mark text:string-value=" " text:key1="Saddam Hüseyinve ABD"/><text:alphabetical-index-mark text:string-value=" " text:key1="ABDve Saddam Hüseyin"/><text:alphabetical-index-mark text:string-value=" " text:key1="ABDve Saddam Hüseyin"/><text:alphabetical-index-mark text:string-value=" " text:key1="Saddam Hüseyinve ABD"/><text:alphabetical-index-mark text:string-value=" " text:key1="Saddam Hüseyinve Mesud Barzani"/><text:alphabetical-index-mark text:string-value=" " text:key1="Barzani, Mesudve Saddam Hüseyin"/><text:alphabetical-index-mark text:string-value=" " text:key1="LübnanÝsrail tarafýndan iþgali"/><text:alphabetical-index-mark text:string-value=" " text:key1="Lübnaniç savaşı"/><text:alphabetical-index-mark text:string-value=" " text:key1="Kürtlerve Ýsrail lobisi"/><text:alphabetical-index-mark text:string-value=" " text:key1="Kürtlerve Ýsrail lobisi"/><text:alphabetical-index-mark text:string-value=" " text:key1="Kürtlerve İsrail lobisi"/><text:alphabetical-index-mark text:string-value=" " text:key1="Kürtlerve Yahudiler"/><text:alphabetical-index-mark text:string-value=" " text:key1="Yahudilerve Kürtler"/><text:alphabetical-index-mark text:string-value=" " text:key1="Ýsrailve PKK"/><text:alphabetical-index-mark text:string-value=" " text:key1="Ýsrailve PKK"/><text:alphabetical-index-mark text:string-value=" " text:key1="Ýsrailve Kürtler"/><text:alphabetical-index-mark text:string-value=" " text:key1="Ýsrailve Ýran (Þah sonrasý)"/><text:alphabetical-index-mark text:string-value=" " text:key1="Ýranve Ýsrail"/><text:alphabetical-index-mark text:string-value=" " text:key1="Ýranve Ýsrail"/><text:alphabetical-index-mark text:string-value=" " text:key1="İsrailve İran (Şah sonrası)"/><text:alphabetical-index-mark text:string-value=" " text:key1="Türkiyeve Suriye"/><text:alphabetical-index-mark text:string-value=" " text:key1="Türkiyeve Ýsrail"/><text:alphabetical-index-mark text:string-value=" " text:key1="Suriyeve İsrail"/><text:alphabetical-index-mark text:string-value=" " text:key1="Suriyeve Türkiye"/><text:alphabetical-index-mark text:string-value=" " text:key1="Ýsrailve Türkiye"/><text:alphabetical-index-mark text:string-value=" " text:key1="Ýsrailve Suriye"/><text:alphabetical-index-mark text:string-value=" " text:key1="Ýsrailve Saddam Hüseyin"/><text:alphabetical-index-mark text:string-value=" " text:key1="Saddam Hüseyinve İsrail"/><text:alphabetical-index-mark text:string-value=" " text:key1="Barzani, Molla Mustafave Ýsrail"/><text:alphabetical-index-mark text:string-value=" " text:key1="Barzani, Molla Mustafave Ýsrail"/><text:alphabetical-index-mark text:string-value=" " text:key1="Kürtlerve Ýsrail"/><text:alphabetical-index-mark text:string-value=" " text:key1="Ýsrailve Kürtler"/><text:alphabetical-index-mark text:string-value=" " text:key1="İsrailve Kürtler"/><text:alphabetical-index-mark text:string-value=" " text:key1="Kürtlerve Ýsrail"/><text:alphabetical-index-mark text:string-value=" " text:key1="Irakve Ýsrail"/><text:alphabetical-index-mark text:string-value=" " text:key1="Ýsrailve Irak"/><text:alphabetical-index-mark text:string-value=" " text:key1="Körfez Savaþýve Ýsrail"/><text:alphabetical-index-mark text:string-value=" " text:key1="Ýsrailve Körfez Savaþý"/><text:alphabetical-index-mark text:string-value=" " text:key1="GAPve İsrail"/><text:alphabetical-index-mark text:string-value=" " text:key1="Ýsrailve GAP"/><text:alphabetical-index-mark text:string-value=" " text:key1="Çöl Fýrtýnasýve Ýsrail"/><text:alphabetical-index-mark text:string-value=" " text:key1="Ýsrailve Çöl Fýrtýnasý"/><text:alphabetical-index-mark text:string-value=" " text:key1="Ýran-Irak savaþý"/><text:alphabetical-index-mark text:string-value=" " text:key1="İran-Irak savaşıve ABD"/><text:alphabetical-index-mark text:string-value=" " text:key1="ABDve Ýran-Irak Savaþý"/><text:alphabetical-index-mark text:string-value=" " text:key1="İsrailve Irangate"/></text:p>
      <text:p text:style-name="P84"><text:bookmark-start text:name="Saddam_US"/></text:p>
      <text:p text:style-name="P25"><text:span text:style-name="T25">Saddam</text:span><text:alphabetical-index-mark text:string-value=" " text:key1="Saddam Hüseyin"/><text:span text:style-name="T25">, </text:span><text:span text:style-name="T8">bnl</text:span><text:alphabetical-index-mark text:string-value=" " text:key1="BNL (Banca Nazionale del Lavoro)"/><text:span text:style-name="T25"> ve Kissinger Associates</text:span></text:p>
      <text:p text:style-name="P26"><text:alphabetical-index-mark text:string-value=" " text:key1="Kissinger Associates"/><text:s/></text:p>
      <text:p text:style-name="P79"><text:span text:style-name="T11">Washington'ın, İran</text:span><text:alphabetical-index-mark text:string-value=" " text:key1="İran"/><text:span text:style-name="T11">'a karşı sürdürdüğü savaş boyunca Saddam</text:span><text:alphabetical-index-mark text:string-value=" " text:key1="Saddam Hüseyin"/><text:span text:style-name="T11">'a ver­diği destek, doğal olarak bir takım aracılar ve aracı kurumlar sayesinde ulaş­tırılmıştı Bağdat'a. Yalnızca Washington'ı </text:span><text:soft-page-break/><text:span text:style-name="T11">değil, başta Londra ve Roma</text:span><text:alphabetical-index-mark text:string-value=" " text:key1="Roma İmparatorluğu"/><text:span text:style-name="T11"> ol­­­mak üzere bir çok Avrupa başkentini içeren kapsamlı bir ağ vardı aslında Bağ­dat'­a yapılan yardımın arkasında. Ve konu hakkında en kapsamlı araş­tır­malardan birini yapan Amerikalı gazeteci Alan Friedman'ın </text:span><text:span text:style-name="T12">Spider's We</text:span><text:alphabetical-index-mark text:string-value=" " text:key1="Spider's Web (Friedman)"/><text:span text:style-name="T12">b</text:span><text:span text:style-name="T11"> (Örümcek Ağı) adlı kitabında ayrıntılı bir biçimde su yüzüne çıkardığı gibi, bu "ağ"ın içinde </text:span><text:span text:style-name="T3">bnl</text:span><text:alphabetical-index-mark text:string-value=" " text:key1="BNL (Banca Nazionale del Lavoro)"/><text:span text:style-name="T11"> (Banca Nazionale del Lavoro) adlı İtalya</text:span><text:alphabetical-index-mark text:string-value=" " text:key1="İtalya"/><text:span text:style-name="T11">n bankasının bü­yük rolü vardı. </text:span><text:span text:style-name="T3">bnl</text:span><text:alphabetical-index-mark text:string-value=" " text:key1="BNL (Banca Nazionale del Lavoro)"/><text:span text:style-name="T11">'nin özellikle Atlanta'daki şubesi, Irak</text:span><text:alphabetical-index-mark text:string-value=" " text:key1="Irak"/><text:span text:style-name="T11">'ın silahlanma prog­ramının finanse edilmesinde önemli bir misyon üstlenmişti. </text:span></text:p>
      <text:p text:style-name="P79"><text:span text:style-name="T3">bnl</text:span><text:alphabetical-index-mark text:string-value=" " text:key1="BNL (Banca Nazionale del Lavoro)"/><text:span text:style-name="T11">, Saddam</text:span><text:alphabetical-index-mark text:string-value=" " text:key1="Saddam Hüseyin"/><text:span text:style-name="T11">'la olan ilişkisinin ortaya çıkmasıyla bir "skandal ban­kası" olarak tanınacaktı, ama aslında bundan önce de büyük bir skandala ka­rış­mıştı: İtalya</text:span><text:alphabetical-index-mark text:string-value=" " text:key1="İtalya"/><text:span text:style-name="T11">'da 1981 yılında yaşanan ve hükümetin devrilmesi ile so­nuç­lanan ünlü P2</text:span><text:alphabetical-index-mark text:string-value=" " text:key1="P2 mason locası"/><text:span text:style-name="T11"> mason locası skandalına. Skandal, Licio Gelli</text:span><text:alphabetical-index-mark text:string-value=" " text:key1="Gelli, Licio"/><text:span text:style-name="T11"> adlı eski bir fa­şistin "üstad"lığını yaptığı bu locanın, çeşitli fail-i meçhullerden sorumlu o­lan "Gladio</text:span><text:alphabetical-index-mark text:string-value=" " text:key1="Gladio"/><text:span text:style-name="T11">" adlı kontr-gerilla örgütünü yönettiğinin ve uyuşturucu ticare­tin­den kara para aklamaya kadar pek çok kirli işi yürüttüğünün ortaya çık­masıyla patlak vermişti. Skandalın çapını büyüten şey ise, P2</text:span><text:alphabetical-index-mark text:string-value=" " text:key1="P2 mason locası"/><text:span text:style-name="T11">'nin inanılması zor üye listesiydi: Loca üyeleri arasında 3 bakan, 43 Parlamento üyesi, 43 general, 8 amiral, gizli servis şefleri, yüzlerce üst düzey bürokrat ve diplomat, İtalya'nın dört büyük şehrinin polis şefleri, sanayici ve finansörler, ünlü </text:span><text:span text:style-name="T12">Corriere Della Sera</text:span><text:alphabetical-index-mark text:string-value=" " text:key1="Corriere Della Sera"/><text:span text:style-name="T11"> gazetesinin editör ve yayıncısı da dahil olmak üzere 24 gazeteci ve ayrıca bazı ünlü televizyon yıldızları yer alıyordu.</text:span><text:span text:style-name="T13"><text:note text:id="ftn212" text:note-class="endnote"><text:note-citation>ccxii</text:note-citation><text:note-body><text:p text:style-name="Endnote"><text:span text:style-name="T21">P2</text:span><text:alphabetical-index-mark text:string-value=" " text:key1="P2 mason locası"/><text:span text:style-name="T21"> hakkında ayrıntılı bilgi için bkz. Harun Yahya, </text:span><text:span text:style-name="T22">Terörün Perde Arkası: Mossad, CIA, Masonluk, Gladio, Mafya ve Terör Örgütleri Arasındaki Bilinmeyen İlişkiler</text:span><text:span text:style-name="T21">, İstanbul: Vural Yayıncılık, Mayıs 1997.</text:span></text:p></text:note-body></text:note></text:span></text:p>
      <text:p text:style-name="P79"><text:span text:style-name="T11">Devlet içinde bir tür dev "çete" haline gelmiş olan locanın finans iş­lerini yürüten en önemli kurum ise, </text:span><text:span text:style-name="T3">bnl</text:span><text:alphabetical-index-mark text:string-value=" " text:key1="BNL (Banca Nazionale del Lavoro)"/><text:span text:style-name="T11"> idi. </text:span><text:span text:style-name="T3">bnl</text:span><text:alphabetical-index-mark text:string-value=" " text:key1="BNL (Banca Nazionale del Lavoro)"/><text:span text:style-name="T11">'nin genel müdürü Alberto Ferrari ve yönetim kurulunun on üyesinden dördü P2</text:span><text:alphabetical-index-mark text:string-value=" " text:key1="P2 mason locası"/><text:span text:style-name="T11"> üyesiydiler. Bankanın Gelli</text:span><text:alphabetical-index-mark text:string-value=" " text:key1="Gelli, Licio"/><text:span text:style-name="T11"> tarafından yönetilen çeşitli kirli işlere karıştığının ortaya çıkmasıyla birlikte de, kısa sürede </text:span><text:span text:style-name="T3">bnl</text:span><text:alphabetical-index-mark text:string-value=" " text:key1="BNL (Banca Nazionale del Lavoro)"/><text:span text:style-name="T11">'nin adı "P2</text:span><text:alphabetical-index-mark text:string-value=" " text:key1="P2 mason locası"/><text:span text:style-name="T11">'nin bankası"na dönüştü.</text:span><text:span text:style-name="T13"><text:note text:id="ftn213" text:note-class="endnote"><text:note-citation>ccxiii</text:note-citation><text:note-body><text:p text:style-name="Endnote"><text:span text:style-name="T21"><text:s/>Alan Friedman. </text:span><text:span text:style-name="T22">Spider's We</text:span><text:alphabetical-index-mark text:string-value=" " text:key1="Spider's Web (Friedman)"/><text:span text:style-name="T22">b: Bush, Saddam, Thatcher and the Decade of Deceit</text:span><text:span text:style-name="T21">. London: Faber and Faber, 1993. s. 85</text:span></text:p></text:note-body></text:note></text:span></text:p>
      <text:p text:style-name="P79"><text:span text:style-name="T11">P2</text:span><text:alphabetical-index-mark text:string-value=" " text:key1="P2 mason locası"/><text:span text:style-name="T11"> locasının bazı önemli uluslararası bağlantıları vardı. Bunların en ilginçlerinden biri de, İsrail'le ve İsrail gizli servisi Mossad</text:span><text:alphabetical-index-mark text:string-value=" " text:key1="Mossadve P2 mason locası"/><text:span text:style-name="T11">'la olan ilişkisiydi. </text:span><text:span text:style-name="T12">The Middle East International</text:span><text:span text:style-name="T11"> dergisi, </text:span><text:soft-page-break/><text:span text:style-name="T11">Temmuz 1981 sayısında locanın Mossad'la çok yakın ilişkileri olduğunu ortaya koymuş, P2</text:span><text:alphabetical-index-mark text:string-value=" " text:key1="P2 mason locası"/><text:span text:style-name="T11">'nin bu "İsrail bağ­lan­tısı"nda İtalya</text:span><text:alphabetical-index-mark text:string-value=" " text:key1="İtalya"/><text:span text:style-name="T11"> içindeki Yahudi cemaatinin de önemli bir rolü olduğunu bildirmişti. İtalya'nın ikinci büyük zengini olan Yahudi cemaatinden Carlo de Beneditti</text:span><text:alphabetical-index-mark text:string-value=" " text:key1="Beneditti, Carlo de"/><text:span text:style-name="T11">'nin de P2</text:span><text:alphabetical-index-mark text:string-value=" " text:key1="P2 mason locası"/><text:span text:style-name="T11">'yle yakın ilişki içinde olduğu sonraki yıllarda ortaya çıkmıştı. P2</text:span><text:alphabetical-index-mark text:string-value=" " text:key1="P2 mason locası"/><text:span text:style-name="T11">'nin İsrail ve özellikle de Mossad'la olan "ittifakı", eski Mossad ajanı Victor Ostrovsky</text:span><text:alphabetical-index-mark text:string-value=" " text:key1="Ostrovsky, Victor"/><text:span text:style-name="T11">'nin ünlü kitabı </text:span><text:span text:style-name="T12">By Way of Deception</text:span><text:span text:style-name="T11">'dan sonra 1994'te yayınladığı </text:span><text:span text:style-name="T12">The Other Side of Deception</text:span><text:span text:style-name="T11"> adlı kitabında da bildirildi. Ostrovsky</text:span><text:alphabetical-index-mark text:string-value=" " text:key1="Ostrovsky, Victor"/><text:span text:style-name="T11">, bir Mossad-P2</text:span><text:alphabetical-index-mark text:string-value=" " text:key1="P2 mason locası"/><text:span text:style-name="T11">-Gladio</text:span><text:alphabetical-index-mark text:string-value=" " text:key1="Gladio"/><text:span text:style-name="T11"> bağlantısından söz ediyordu. Eski ajanın yazdığına göre, Licio Gelli</text:span><text:alphabetical-index-mark text:string-value=" " text:key1="Gelli, Licio"/><text:span text:style-name="T11">, yani P2</text:span><text:alphabetical-index-mark text:string-value=" " text:key1="P2 mason locası"/><text:span text:style-name="T11"> mason locasının ünlü üstadı, "Mossad'ın İtalya'daki müttefiki"ydi ve Gelli</text:span><text:alphabetical-index-mark text:string-value=" " text:key1="Gelli, Licio"/><text:span text:style-name="T11">'nin yönettiği P2</text:span><text:alphabetical-index-mark text:string-value=" " text:key1="P2 mason locası"/><text:span text:style-name="T11"> ile, yine Gelli</text:span><text:alphabetical-index-mark text:string-value=" " text:key1="Gelli, Licio"/><text:span text:style-name="T11">'yle yakın ilişkisi olan kontr­gerilla örgütü Gladio da Mossad</text:span><text:alphabetical-index-mark text:string-value=" " text:key1="Mossadve Gladio"/><text:span text:style-name="T11">'la ittifak içindeydi. Mossad, Gelli</text:span><text:alphabetical-index-mark text:string-value=" " text:key1="Gelli, Licio"/><text:span text:style-name="T11">-P2</text:span><text:alphabetical-index-mark text:string-value=" " text:key1="P2 mason locası"/><text:span text:style-name="T11">-Gladio bağlantılarını kullanarak 80'li yıllarda İtalya üzerinden silah ticareti yapmıştı.</text:span><text:span text:style-name="T13"><text:note text:id="ftn214" text:note-class="endnote"><text:note-citation>ccxiv</text:note-citation><text:note-body><text:p text:style-name="Endnote"><text:span text:style-name="T21"><text:s/>Victor Ostrovsky</text:span><text:alphabetical-index-mark text:string-value=" " text:key1="Ostrovsky, Victor"/><text:span text:style-name="T21">, </text:span><text:span text:style-name="T22">The Other Side of Deception: A Rogue Agent Exposes the Mossad</text:span><text:alphabetical-index-mark text:string-value=" " text:key1="Mossad"/><text:span text:style-name="T22">'s Secret Agenda</text:span><text:span text:style-name="T21">, New York: Harper Collins Publishers, 1994, s. 226.</text:span></text:p></text:note-body></text:note></text:span></text:p>
      <text:p text:style-name="P79"><text:span text:style-name="T11">Locanın Avrupa'daki Yahudi çevreleri ile de çok yakın ilişkileri vardı. İngiltere</text:span><text:alphabetical-index-mark text:string-value=" " text:key1="İngiltere"/><text:span text:style-name="T11">'nin efsanevi finans hanedanı Rothschild, P2</text:span><text:alphabetical-index-mark text:string-value=" " text:key1="P2 mason locası"/><text:span text:style-name="T11">'ye son derece yakın o­lan isimlerin başında geliyordu. Baron Ellie de Rothschild'ın, P2</text:span><text:alphabetical-index-mark text:string-value=" " text:key1="P2 mason locası"/><text:span text:style-name="T11">'ye ihanet et­meye kalkan Roberto Calvi</text:span><text:alphabetical-index-mark text:string-value=" " text:key1="Calvi, Roberto"/><text:span text:style-name="T11">'nin "masonik" infazı için gereken parayı temin et­tiği, İtalya</text:span><text:alphabetical-index-mark text:string-value=" " text:key1="İtalya"/><text:span text:style-name="T11">n </text:span><text:span text:style-name="T12">Panorama</text:span><text:span text:style-name="T11"> dergisinde yayınlanmıştı.</text:span><text:span text:style-name="T13"><text:note text:id="ftn215" text:note-class="endnote"><text:note-citation>ccxv</text:note-citation><text:note-body><text:p text:style-name="Endnote"><text:span text:style-name="T22">Panorama</text:span><text:span text:style-name="T21">, 3 Ocak 1993</text:span></text:p></text:note-body></text:note></text:span></text:p>
      <text:p text:style-name="P79"><text:span text:style-name="T11">P2</text:span><text:alphabetical-index-mark text:string-value=" " text:key1="P2 mason locası"/><text:span text:style-name="T11">'nin Atlantik'in öteki yakasındaki en önemli bağlantısı ise oldukça ünlü bir isimdi; Henry A. Kissinger</text:span><text:alphabetical-index-mark text:string-value=" " text:key1="Kissinger, Henry"/><text:span text:style-name="T11">. Uğur Mumcu</text:span><text:alphabetical-index-mark text:string-value=" " text:key1="Uğur Mumcu"/><text:span text:style-name="T11">, </text:span><text:span text:style-name="T12">Papa Mafya Ağca</text:span><text:alphabetical-index-mark text:string-value=" " text:key1="Papa Mafya Ağca (Mumcu)"/><text:span text:style-name="T11"> adlı kita­bında "P2</text:span><text:alphabetical-index-mark text:string-value=" " text:key1="P2 mason locası"/><text:span text:style-name="T11">'nin 33. dereceye yükselmiş masonlardan oluşan üst konseyi Mon­te Carlo Komitesi</text:span><text:alphabetical-index-mark text:string-value=" " text:key1="P2 mason locasıMonte Carlo Komitesi"/><text:span text:style-name="T11"> adı ile tanınmaktadır. Monte Carlo locasına Henry Kis­­singer</text:span><text:alphabetical-index-mark text:string-value=" " text:key1="Kissinger, Henry"/><text:span text:style-name="T11"> da üye" diye yazıyordu.</text:span><text:span text:style-name="T13"><text:note text:id="ftn216" text:note-class="endnote"><text:note-citation>ccxvi</text:note-citation><text:note-body><text:p text:style-name="Endnote"><text:span text:style-name="T21"><text:s/>Uğur Mumcu</text:span><text:alphabetical-index-mark text:string-value=" " text:key1="Uğur Mumcu"/><text:span text:style-name="T21">, </text:span><text:span text:style-name="T22">Papa Mafya Ağca</text:span><text:span text:style-name="T21">, 4.b., İstanbul: Tekin Yayınevi, 1987, s. 246.</text:span></text:p></text:note-body></text:note></text:span><text:span text:style-name="T11"> Henry Kissinger</text:span><text:alphabetical-index-mark text:string-value=" " text:key1="Kissinger, Henry"/><text:span text:style-name="T11">'ın İsrail bağlantılı kim­liğinin, P2</text:span><text:alphabetical-index-mark text:string-value=" " text:key1="P2 mason locası"/><text:span text:style-name="T11">'nin diğer İsrail bağlantılarına paralellik arz ettiğini ise söylemeye gerek yoktu herhalde.</text:span></text:p>
      <text:p text:style-name="P79"><text:span text:style-name="T11">P2</text:span><text:alphabetical-index-mark text:string-value=" " text:key1="P2 mason locası"/><text:span text:style-name="T11">'nin İsrail'le ve İsrail'in Batı'daki uzantıları ile olan bu yakın ilişkisi, "P2</text:span><text:alphabetical-index-mark text:string-value=" " text:key1="P2 mason locası"/><text:span text:style-name="T11">'nin bankası" kimliğindeki </text:span><text:span text:style-name="T3">bnl</text:span><text:alphabetical-index-mark text:string-value=" " text:key1="BNL (Banca Nazionale del Lavoro)"/><text:span text:style-name="T11"> için de geçerli olabilirdi kuşkusuz. Nite­kim kısa bir araştırma, bu tür bir ilişkiyi hemen ortaya çıkarıyordu. </text:span><text:span text:style-name="T3">bnl</text:span><text:alphabetical-index-mark text:string-value=" " text:key1="BNL (Banca Nazionale del Lavoro)"/><text:span text:style-name="T11">'nin Atlanta'daki şubesi, Henry Kissinger</text:span><text:alphabetical-index-mark text:string-value=" " text:key1="Kissinger, Henry"/><text:span text:style-name="T11">'la ve onun </text:span><text:soft-page-break/><text:span text:style-name="T11">lobi şirketi Kissinger Associates</text:span><text:alphabetical-index-mark text:string-value=" " text:key1="Kissinger Associates"/><text:span text:style-name="T11"> ile çok dikkat çekici bir bağlantı içindeydi. Dahası, </text:span><text:span text:style-name="T3">bnl</text:span><text:alphabetical-index-mark text:string-value=" " text:key1="BNL (Banca Nazionale del Lavoro)"/><text:span text:style-name="T11">'nin Irak</text:span><text:alphabetical-index-mark text:string-value=" " text:key1="Irak"/><text:span text:style-name="T11">'a illegal yollardan aktardığı kredilerin organize edilmesinde, Henry Kissinger</text:span><text:alphabetical-index-mark text:string-value=" " text:key1="Kissinger, Henry"/><text:span text:style-name="T11">'ın ve Kissinger Associates'in ikinci ismi Lawrence Eagleburger</text:span><text:alphabetical-index-mark text:string-value=" " text:key1="Eagleburger, Lawrence"/><text:span text:style-name="T11">'ın çok önemli rol­leri olmuştu. </text:span></text:p>
      <text:p text:style-name="P79"><text:span text:style-name="T11">1989 yılında Amerikan Kongre</text:span><text:alphabetical-index-mark text:string-value=" " text:key1="ABDKongresi"/><text:span text:style-name="T11">si'nin "Iraq</text:span><text:alphabetical-index-mark text:string-value=" " text:key1="Irak"/><text:span text:style-name="T11">gate" konusunu—Saddam</text:span><text:alphabetical-index-mark text:string-value=" " text:key1="Saddam Hüseyin"/><text:span text:style-name="T11">'a yapılan gizli Beyaz Saray yardımını—araştırmak için görevlendirdiği komi­tenin başında yer alan Henry Gonzales</text:span><text:alphabetical-index-mark text:string-value=" " text:key1="Gonzales, Henry"/><text:span text:style-name="T11">, önce Lawrence Eagleburger</text:span><text:alphabetical-index-mark text:string-value=" " text:key1="Eagleburger, Lawrence"/><text:span text:style-name="T11">'ın bağ­lan­tısını keşfetmişti. Reagan</text:span><text:alphabetical-index-mark text:string-value=" " text:key1="Reagan, Ronald"/><text:span text:style-name="T11"> ve Bush</text:span><text:alphabetical-index-mark text:string-value=" " text:key1="Bush, George"/><text:span text:style-name="T11"> yönetimleri boyunca Dışişleri Bakan yar­dımcılığı görevini yürüten ve özellikle de Ortadoğu ile ilgilenen Eagleburger</text:span><text:alphabetical-index-mark text:string-value=" " text:key1="Eagleburger, Lawrence"/><text:span text:style-name="T11">, zaten görev süresi boyunca Saddam</text:span><text:alphabetical-index-mark text:string-value=" " text:key1="Saddam Hüseyin"/><text:span text:style-name="T11"> lehine alınan kararlara taraf­tar­lığı ile tanınıyordu. 1983 yılında Eximbank'ın Irak'a verdiği kredileri ayar­la­yan en önemli isim oydu. Kasım 1989'da ise, </text:span><text:span text:style-name="T3">abd</text:span><text:span text:style-name="T11"> Tarım Bakanlığı'nın Com­modity Credit Corporation (</text:span><text:span text:style-name="T3">ccc</text:span><text:span text:style-name="T11">)</text:span><text:alphabetical-index-mark text:string-value=" " text:key1="Commodity Credit Corporation (CCC)"/><text:span text:style-name="T11"> fonundan Irak'a yapılan yardımı onayla­ma­sı için Dışişleri Bakanı James Baker'ı ikna etmişti.</text:span><text:span text:style-name="T13"><text:note text:id="ftn217" text:note-class="endnote"><text:note-citation>ccxvii</text:note-citation><text:note-body><text:p text:style-name="Endnote"><text:span text:style-name="T21"><text:s/>Alan Friedman. </text:span><text:span text:style-name="T22">Spider's We</text:span><text:alphabetical-index-mark text:string-value=" " text:key1="Spider's Web (Friedman)"/><text:span text:style-name="T22">b</text:span><text:span text:style-name="T21">. s. 223</text:span></text:p></text:note-body></text:note></text:span></text:p>
      <text:p text:style-name="P79"><text:span text:style-name="T11">Bunlar legal desteklerdi, ama Bağdat'a </text:span><text:span text:style-name="T3">bnl</text:span><text:alphabetical-index-mark text:string-value=" " text:key1="BNL (Banca Nazionale del Lavoro)"/><text:span text:style-name="T11"> aracılığı ile ulaştırılan yar­dımlar illegaldi ve Gonzales</text:span><text:alphabetical-index-mark text:string-value=" " text:key1="Gonzales, Henry"/><text:span text:style-name="T11">, Eagleburger</text:span><text:alphabetical-index-mark text:string-value=" " text:key1="Eagleburger, Lawrence"/><text:span text:style-name="T11">'ın bunlarla olan ilişkilerini araştı­rıyordu. Eagleburger</text:span><text:alphabetical-index-mark text:string-value=" " text:key1="Eagleburger, Lawrence"/><text:span text:style-name="T11">'ın Kissinger Associates</text:span><text:alphabetical-index-mark text:string-value=" " text:key1="Kissinger Associates"/><text:span text:style-name="T11">'in başkanlığını yürüttüğü dö­nem­de (1984-89), </text:span><text:span text:style-name="T3">bnl</text:span><text:alphabetical-index-mark text:string-value=" " text:key1="BNL (Banca Nazionale del Lavoro)"/><text:span text:style-name="T11"> bu lobi şirketinin müşterilerinden biri olmuştu. Eagleburger</text:span><text:alphabetical-index-mark text:string-value=" " text:key1="Eagleburger, Lawrence"/><text:span text:style-name="T11">, aynı dönemde bir de Ljubljanska Banka (</text:span><text:span text:style-name="T3">lbs</text:span><text:span text:style-name="T11">)</text:span><text:alphabetical-index-mark text:string-value=" " text:key1="Ljubljanska Banka (LBS)"/><text:span text:style-name="T11"> adlı bir Yugoslav</text:span><text:alphabetical-index-mark text:string-value=" " text:key1="Yugoslavya"/><text:span text:style-name="T11"> şir­ke­tinin </text:span><text:span text:style-name="T3">abd</text:span><text:alphabetical-index-mark text:string-value=" " text:key1="ABD"/><text:span text:style-name="T11">'de şube açması işini organize etmişti. Ve </text:span><text:span text:style-name="T3">lbs</text:span><text:span text:style-name="T11"> ile </text:span><text:span text:style-name="T3">bnl</text:span><text:alphabetical-index-mark text:string-value=" " text:key1="BNL (Banca Nazionale del Lavoro)"/><text:span text:style-name="T11"> arasında çok yakın finans ilişkileri kurulmuştu birden bire.</text:span><text:span text:style-name="T13"><text:note text:id="ftn218" text:note-class="endnote"><text:note-citation>ccxviii</text:note-citation><text:note-body><text:p text:style-name="Endnote"><text:span text:style-name="T22">Ibid., </text:span><text:span text:style-name="T21">s. 223</text:span></text:p></text:note-body></text:note></text:span><text:span text:style-name="T11"> (Eagleburger</text:span><text:alphabetical-index-mark text:string-value=" " text:key1="Eagleburger, Lawrence"/><text:span text:style-name="T11">'ın </text:span><text:span text:style-name="T3">lbs</text:span><text:span text:style-name="T11"> ara­cı­lığı ile kurduğu "Yugoslav</text:span><text:alphabetical-index-mark text:string-value=" " text:key1="Yugoslavya"/><text:span text:style-name="T11"> bağlantısı", bir kaç yıl içinde Slobodan Milo­sevic</text:span><text:alphabetical-index-mark text:string-value=" " text:key1="Slobodan Milosevic"/><text:span text:style-name="T11"> adlı bir banka yöneticisi ile yakın dostluk kurmasına da yarayacaktı.)</text:span><text:span text:style-name="T13"><text:note text:id="ftn219" text:note-class="endnote"><text:note-citation>ccxix</text:note-citation><text:note-body><text:p text:style-name="Endnote"><text:span text:style-name="T21"><text:s/>Eagleburger</text:span><text:alphabetical-index-mark text:string-value=" " text:key1="Eagleburger, Lawrence"/><text:span text:style-name="T21">'ın Slobodan Milosevic ile kurduğu bu ilişki kısa sürede siyasi bir boyut kazanacak ve Milosevic, arkasına aldığı Kissinger</text:span><text:alphabetical-index-mark text:string-value=" " text:key1="Kissinger, Henry"/><text:span text:style-name="T21"> Associates desteği ile politikaya atılıp Sırbistan'ın yeni lideri haline gelecekti. Belgrad ile Washington arasındaki bu örtülü ilişki, Sırpların Bosna-Hersek'te yürüttükleri savaş boyunca da sürdü ve bu yüzden Kissinger</text:span><text:alphabetical-index-mark text:string-value=" " text:key1="Kissinger, Henry"/><text:span text:style-name="T21"> ve ekibi Washington kulislerinde "Belgrad Mafyası" olarak anılır oldu. Tüm bu ilişkiler ve Sırp­lar ile Batı arasındaki diğer gizli bağlantılar için bkz. Harun Yahya. </text:span><text:span text:style-name="T22">Gizli El Bosna'da: Sırplar'ın Arkasındaki Anti-İslami Enternasyonal'in Bilinmeyen Hikayesi</text:span><text:span text:style-name="T21">. İstanbul, Vural Yayıncılık, 1997.</text:span></text:p></text:note-body></text:note></text:span></text:p>
      <text:p text:style-name="P79"><text:span text:style-name="T11">Öte yandan, o sıralarda Henry Kissinger</text:span><text:alphabetical-index-mark text:string-value=" " text:key1="Kissinger, Henry"/><text:span text:style-name="T11"> da </text:span><text:span text:style-name="T3">bnl</text:span><text:alphabetical-index-mark text:string-value=" " text:key1="BNL (Banca Nazionale del Lavoro)"/><text:span text:style-name="T11"> Atlanta'nın yönetim kurulu üyesiydi. Bir süre sonra, Kissinger Associates</text:span><text:alphabetical-index-mark text:string-value=" " text:key1="Kissinger Associates"/><text:span text:style-name="T11">'in üçüncü önemli ismi olan Brent Scowcroft</text:span><text:alphabetical-index-mark text:string-value=" " text:key1="Scowcroft, Brent"/><text:span text:style-name="T11">'un da Eagleburger</text:span><text:alphabetical-index-mark text:string-value=" " text:key1="Eagleburger, Lawrence"/><text:span text:style-name="T11">'la birlikte </text:span><text:span text:style-name="T3">bnl</text:span><text:alphabetical-index-mark text:string-value=" " text:key1="BNL (Banca Nazionale del Lavoro)"/><text:span text:style-name="T11">'ye uluslararası iliş­kiler konusunda danışmanlık yaptığı ortaya çıktı. Diğer yandan Scowcroft</text:span><text:alphabetical-index-mark text:string-value=" " text:key1="Scowcroft, Brent"/><text:span text:style-name="T11">'­un yaklaşık onbir </text:span><text:span text:style-name="T3">abd</text:span><text:alphabetical-index-mark text:string-value=" " text:key1="ABD"/><text:span text:style-name="T11"> savunma şirketinde hissesi olduğu ve bunların çoğu­nun Bağdat ile yakın </text:span><text:soft-page-break/><text:span text:style-name="T11">bağlantı içinde olup Irak</text:span><text:alphabetical-index-mark text:string-value=" " text:key1="Irak"/><text:span text:style-name="T11">'a ileri teknolojik malzeme sattığı belirlendi.</text:span><text:span text:style-name="T13"><text:note text:id="ftn220" text:note-class="endnote"><text:note-citation>ccx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3">. Milliyet "Milliyet" Yayınları, İstanbul, 1993, s. 311.</text:span></text:p></text:note-body></text:note></text:span></text:p>
      <text:p text:style-name="P79"><text:span text:style-name="T11">Ortaya oldukça kompleks bir "ağ" çıkmıştı ve ağ dört bir yanından İsrail'le ilişkiliydi. </text:span><text:span text:style-name="T3">bnl</text:span><text:alphabetical-index-mark text:string-value=" " text:key1="BNL (Banca Nazionale del Lavoro)"/><text:span text:style-name="T11">, "Mossad</text:span><text:alphabetical-index-mark text:string-value=" " text:key1="Mossad"/><text:span text:style-name="T11">'ın İtalya</text:span><text:alphabetical-index-mark text:string-value=" " text:key1="İtalya"/><text:span text:style-name="T11">'daki müttefiki" sayılan P2</text:span><text:alphabetical-index-mark text:string-value=" " text:key1="P2 mason locası"/><text:span text:style-name="T11"> mason locasının "bankası"ydı. (</text:span><text:span text:style-name="T3">bnl</text:span><text:alphabetical-index-mark text:string-value=" " text:key1="BNL (Banca Nazionale del Lavoro)"/><text:span text:style-name="T11">'nin "skandallar bankası" </text:span><text:span text:style-name="T3">bcci</text:span><text:span text:style-name="T11"> [Bank of Credit and Commerce International]</text:span><text:alphabetical-index-mark text:string-value=" " text:key1="BCCI (Bank of Credit and Commerce International)"/><text:span text:style-name="T11"> ile olan yakın ilişkisi de olaya bir İsrail bağlan­tısı katıyordu; çünkü </text:span><text:span text:style-name="T3">bcci</text:span><text:span text:style-name="T11"> güçlü söylentilere göre "Mossad'ın paravan bankası"ndan başka bir şey değildi.) </text:span><text:span text:style-name="T3">bnl</text:span><text:alphabetical-index-mark text:string-value=" " text:key1="BNL (Banca Nazionale del Lavoro)"/><text:span text:style-name="T11">'nin Amerika'daki şubesi ise, yine İs­rail'­le olan yakın ilişkisiyle tanınan Henry Kissinger</text:span><text:alphabetical-index-mark text:string-value=" " text:key1="Kissinger, Henry"/><text:span text:style-name="T11"> ve "adamları" (Eagle­burger</text:span><text:alphabetical-index-mark text:string-value=" " text:key1="Eagleburger, Lawrence"/><text:span text:style-name="T11"> ve Scowcroft</text:span><text:alphabetical-index-mark text:string-value=" " text:key1="Scowcroft, Brent"/><text:span text:style-name="T11">) tarafından yönlendiriliyordu. Ve Kissinger Asso­ciates</text:span><text:alphabetical-index-mark text:string-value=" " text:key1="Kissinger Associates"/><text:span text:style-name="T11">, </text:span><text:span text:style-name="T3">bnl</text:span><text:alphabetical-index-mark text:string-value=" " text:key1="BNL (Banca Nazionale del Lavoro)"/><text:span text:style-name="T11">'nin Irak</text:span><text:alphabetical-index-mark text:string-value=" " text:key1="Irak"/><text:span text:style-name="T11">'ı silahlandırma misyonuna öncülük ve "danışmanlık" yapmıştı. (</text:span><text:span text:style-name="T3">bnl</text:span><text:alphabetical-index-mark text:string-value=" " text:key1="BNL (Banca Nazionale del Lavoro)"/><text:span text:style-name="T11"> aracılığıyla yürütülen Kissinger</text:span><text:alphabetical-index-mark text:string-value=" " text:key1="Kissinger, Henry"/><text:span text:style-name="T11">-Saddam</text:span><text:alphabetical-index-mark text:string-value=" " text:key1="Saddam Hüseyin"/><text:span text:style-name="T11"> bağlantıları araştı­rılsa belki daha ilginç bağlantılar da bulunacaktı, ama olmadı. Çünkü "biri­leri" </text:span><text:span text:style-name="T3">bnl</text:span><text:alphabetical-index-mark text:string-value=" " text:key1="BNL (Banca Nazionale del Lavoro)"/><text:span text:style-name="T11"> ile ilgili dosyaları ortadan kaldırdı. 10 Mart 1992 gecesi "kimliği meç­hul kişiler" İtalyan Senato</text:span><text:alphabetical-index-mark text:string-value=" " text:key1="abdKongresi"/><text:span text:style-name="T11">su binasındaki bir odaya girerek, Senato</text:span><text:alphabetical-index-mark text:string-value=" " text:key1="abdKongresi"/><text:span text:style-name="T11">'nun so­ruş­turduğu </text:span><text:span text:style-name="T3">bnl</text:span><text:alphabetical-index-mark text:string-value=" " text:key1="BNL (Banca Nazionale del Lavoro)"/><text:span text:style-name="T11"> bankası ile ilgili dosyaların tümünü imha etti.)</text:span></text:p>
      <text:p text:style-name="P79"><text:bookmark-end text:name="Saddam_US"/><text:span text:style-name="T11">Dört bir yanı İsrail'le ilişkili olan </text:span><text:span text:style-name="T3">bnl</text:span><text:alphabetical-index-mark text:string-value=" " text:key1="BNL (Banca Nazionale del Lavoro)"/><text:span text:style-name="T11">'nin tüm bu Bağdat bağ­lantısından ise doğal bir sonuç çıkıyordu; Saddam</text:span><text:alphabetical-index-mark text:string-value=" " text:key1="Saddam Hüseyin"/><text:span text:style-name="T11">'ın silahlandırılması, Ya­hudi Devleti'nin Ortadoğu stratejisine uygun bir iş olmalıydı. Ve </text:span><text:span text:style-name="T3">abd</text:span><text:alphabetical-index-mark text:string-value=" " text:key1="ABD"/><text:span text:style-name="T11">'nin İran</text:span><text:alphabetical-index-mark text:string-value=" " text:key1="İran"/><text:span text:style-name="T11">-Irak</text:span><text:alphabetical-index-mark text:string-value=" " text:key1="Irak"/><text:span text:style-name="T11"> savaşı boyunca Bağdat'a verdiği desteğin içinde, Yahudi Dev­leti'­nin Ortadoğu stratejisinin de payı bulunmalıydı. </text:span></text:p>
      <text:p text:style-name="P79"><text:span text:style-name="T11">Oysa İran-Irak savaşı</text:span><text:alphabetical-index-mark text:string-value=" " text:key1="İran-Irak savaşı"/><text:span text:style-name="T11"> boyunca "dışarıya" verilen imaj bundan daha farklı oldu. </text:span></text:p>
      <text:p text:style-name="P66"/>
      <text:p text:style-name="P66"/>
      <text:h text:style-name="P46" text:outline-level="8">Bağdat, Tahran ve Batı Kudüs </text:h>
      <text:p text:style-name="P66"/>
      <text:p text:style-name="P79"><text:span text:style-name="T11">İran</text:span><text:alphabetical-index-mark text:string-value=" " text:key1="İran"/><text:span text:style-name="T11">-Irak</text:span><text:alphabetical-index-mark text:string-value=" " text:key1="Irak"/><text:span text:style-name="T11"> Savaşı'nın birinci yılı henüz dolmuşken ve Irak'ın hala askeri yönden üstün sayıldığı sıralarda, Haziran 1981'de, Irak'taki ilginç bir hedef ilginç bir saldırıya maruz kaldı. Hedef, Irak'ın </text:span><text:soft-page-break/><text:span text:style-name="T11">Fransa</text:span><text:alphabetical-index-mark text:string-value=" " text:key1="Fransa"/><text:span text:style-name="T11">'dan aldığı yardımlarla son yıllarda yapımına büyük hız verdiği Osirak</text:span><text:alphabetical-index-mark text:string-value=" " text:key1="Osirak nükleer reaktörü"/><text:span text:style-name="T11"> adlı nükleer reaktördü ve ani bir hava saldırısı sonucunda imha edilmişti. Bir kaç yıl sonra Irak'ı nükleer silahlara sahip bir ülke haline getirecek olan ve oldukça da gizli yürütü­len projenin, kimin jetleri tarafından bombalandığı da bir kaç gün boyunca anlaşılamadı. Fakat yine de saldırgan fazla gecikmeden ortaya çıktı; Osirak</text:span><text:alphabetical-index-mark text:string-value=" " text:key1="Osirak nükleer reaktörü"/><text:span text:style-name="T11">'ı İsrailliler vurmuşlardı. </text:span></text:p>
      <text:p text:style-name="P79"><text:span text:style-name="T11">İsrail tarafında "Sfenks Operasyonu</text:span><text:alphabetical-index-mark text:string-value=" " text:key1="&quot;Sfenks Operasyonu&quot;"/><text:span text:style-name="T11">"</text:span><text:alphabetical-index-mark text:string-value=" " text:key1="&quot;Sfenks Operasyonu&quot;"/><text:span text:style-name="T11"> olarak adlandırılan</text:span><text:span text:style-name="T13"><text:note text:id="ftn221" text:note-class="endnote"><text:note-citation>ccxxi</text:note-citation><text:note-body><text:p text:style-name="P116">_ "Spenks Operasyonu"nun (Operation Sphinx) detayları için bkz. Victor Ostrovsky "Ostrovsky, Victor" &amp; Claire Hoy, By Way of Deception, ss. 1-30</text:p></text:note-body></text:note></text:span><text:span text:style-name="T11"> bu bombalama, uluslararası kamuoyunda İsrail'in İran-Irak Savaşı</text:span><text:alphabetical-index-mark text:string-value=" " text:key1="İran-Irak Savaşı"/><text:span text:style-name="T11">'na dolaylı yoldan müdahil olduğu şeklinde yorumlandı; İsrail, İran'la savaş halindeki Irak'ı vur­muştu. Ve bu eylemden basit bir sonuç çıkartılmıştı; Yahudi Devleti, İran-Irak savaşı</text:span><text:alphabetical-index-mark text:string-value=" " text:key1="İran-Irak savaşı"/><text:span text:style-name="T11">nda İran tarafını tutuyordu. Çoğu İsrailli yorumcunun da be­nim­sediği—ve ısrarla "dışarıya" empoze ettiği—bu yoruma göre, İsrail, bir Arap ülkesi olan Irak'ı her zaman için Farisi İran'dan daha büyük bir tehlike ola­rak algılıyordu. İran, 1950'lerden beridir süregelen çevre stratejisi</text:span><text:alphabetical-index-mark text:string-value=" " text:key1="çevre stratejisi"/><text:span text:style-name="T11"> gereği Arap­lar'la arası iyi olmayan bir ülke olarak İsrail'in doğal müttefiğiydi ve 1979'­daki devrim Tahran'ın bu stratejik konumunu pek fazla değiş­tir­me­miş­ti.</text:span></text:p>
      <text:p text:style-name="P79"><text:span text:style-name="T11">Bu yorum, biraz sonra değineceğimiz Irangate</text:span><text:alphabetical-index-mark text:string-value=" " text:key1="Irangate"/><text:span text:style-name="T11"> olayıyla birleşince daha da güçlendi. İsrail'in resmi ağızları tarafından da "sızdırılan" bu argümana gö­re, Saddam</text:span><text:alphabetical-index-mark text:string-value=" " text:key1="Saddam Hüseyin"/><text:span text:style-name="T11">, İsrail açısından çok büyük bir tehditti ve Yahudi Devleti, Sad­dam</text:span><text:alphabetical-index-mark text:string-value=" " text:key1="Saddam Hüseyin"/><text:span text:style-name="T11">'dan kurtulmak için İran</text:span><text:alphabetical-index-mark text:string-value=" " text:key1="İran"/><text:span text:style-name="T11">'daki Humeyni</text:span><text:alphabetical-index-mark text:string-value=" " text:key1="Humeyni, Ayetullah"/><text:span text:style-name="T11"> rejimiyle dahi ittifak arayabi­­li­­yor­­­du.</text:span></text:p>
      <text:p text:style-name="P66">Oysa Bağdat ile Batı Kudüs arasında çizilen bu büyük düşmanlık tab­lo­su, büyük ölçüde bir illüzyondu.</text:p>
      <text:p text:style-name="P79"><text:span text:style-name="T11">İllüzyon, Batı Kudüs tarafından olduğu kadar Bağdat tarafından da pom­palanıyordu. Önceki sayfalarda, Irak</text:span><text:alphabetical-index-mark text:string-value=" " text:key1="Irak"/><text:span text:style-name="T11"> Baas</text:span><text:alphabetical-index-mark text:string-value=" " text:key1="Baas Partisi"/><text:span text:style-name="T11">çılarının ve onların karizmatik li­deri Saddam</text:span><text:alphabetical-index-mark text:string-value=" " text:key1="Saddam Hüseyin"/><text:span text:style-name="T11">'ın aslında İsrail açısından hiç bir zaman gerçek bir tehdit oluş­turmadıklarını, aksine son tahlilde İsrail'in Ortadoğu hesaplarına yarayan po­litikalar izlediklerine değinmiştik. En azından psikolojik düzeyde geçerli o­lan bu ittifak, yine önceki sayfalarda değindiğimiz gibi, İran</text:span><text:alphabetical-index-mark text:string-value=" " text:key1="İran"/><text:span text:style-name="T11"> Şah</text:span><text:alphabetical-index-mark text:string-value=" " text:key1="Pehlevi, Şah Muhammed Rıza"/><text:span text:style-name="T11">ı'nın </text:span><text:soft-page-break/><text:span text:style-name="T11">dev­rilmesinin ardından politik düzeye de çıkmış, İslam Cumhuriyeti'ne karşı giri­şilecek olan Irak saldırısı İsrail askeri uzmanlarının yardımıyla planlan­mıştı. </text:span></text:p>
      <text:p text:style-name="P79"><text:span text:style-name="T11">Bağdat ile Batı Kudüs arasındaki bu bağlantıyı yok etmiş görünen Sfenks Operasyonu</text:span><text:alphabetical-index-mark text:string-value=" " text:key1="&quot;Sfenks Operasyonu&quot;"/><text:alphabetical-index-mark text:string-value=" " text:key1="&quot;Sfenks Operasyonu&quot;"/><text:span text:style-name="T11"> ise, gerçekte, İsrail'in resmi kaynakları tarafından ken­disine atfedilen anlamı, yani "İsrail Irak</text:span><text:alphabetical-index-mark text:string-value=" " text:key1="Irak"/><text:span text:style-name="T11">'a karşı İran</text:span><text:alphabetical-index-mark text:string-value=" " text:key1="İran"/><text:span text:style-name="T11">'ın yanında" iddiasını des­tek­lemiyordu.</text:span></text:p>
      <text:p text:style-name="P79"><text:span text:style-name="T11">Sfenks Operasyonu</text:span><text:alphabetical-index-mark text:string-value=" " text:key1="&quot;Sfenks Operasyonu&quot;"/><text:span text:style-name="T11">, 1977'de Başbakanlık koltuğuna oturan Meneham Be­gin</text:span><text:alphabetical-index-mark text:string-value=" " text:key1="Begin, Menahem"/><text:span text:style-name="T11"> tarafından geliştirilen temel bir stratejinin sonucuydu. "Begin Dokt­ri­ni</text:span><text:alphabetical-index-mark text:string-value=" " text:key1="Begin Doktrini"/><text:span text:style-name="T11">" olarak da adlandırılan bu strateji, Arap ülkelerinin herhangi birisinin nük­leer silah kapasitesine ulaşmasının İsrail tarafından mutlaka bir şekilde engel­emesini öngörüyordu.</text:span><text:span text:style-name="T13"><text:note text:id="ftn222" text:note-class="endnote"><text:note-citation>ccxxii</text:note-citation><text:note-body><text:p text:style-name="P116">_ Dan Raviv &amp; Yossi Melman, Every Spy A Prince, s. 423.</text:p></text:note-body></text:note></text:span><text:span text:style-name="T11"> Yahudi Devleti, Ortadoğu'nun ilk nükleer gücü ol­muş­tu ve Hıttin Korkusu'nu yenebilmek için, bunu ebedi bir koz olarak kul­lanıp Ortadoğu'nun tek nükleer gücü olarak kalmaya kararlıydı. </text:span></text:p>
      <text:p text:style-name="P79"><text:span text:style-name="T11">Dolayısıyla Osirak</text:span><text:alphabetical-index-mark text:string-value=" " text:key1="Osirak nükleer reaktörü"/><text:span text:style-name="T11">'ın vurulmasının Bağdat'taki rejimle herhangi bir ilgisi yoktu. Çünkü rejimler her zaman değişebilirdi ve nükleer silahlar onları İsrail'e karşı kullanmaya kalkabilecek yeni bir rejimin eline geçebilirdi. İs­rail'­in Arap dünyasındaki en yakın dostu olarak bilinen Ürdün Kralı Hüse­yin</text:span><text:alphabetical-index-mark text:string-value=" " text:key1="Hüseyin, Ürdün Kralı"/><text:span text:style-name="T11"> bile, eğer nükleer kapasiteye uğraşmaya çalışsa, Begin Doktrini</text:span><text:alphabetical-index-mark text:string-value=" " text:key1="Begin Doktrini"/><text:span text:style-name="T11"> kapsa­mı­na alınırdı. Bu yüzden, Osirak</text:span><text:alphabetical-index-mark text:string-value=" " text:key1="Osirak nükleer reaktörü"/><text:span text:style-name="T11">'ın bombalanmasının, İsrail'in Bağdat rejimi ile o anda bir çatışma içinde olduğu, hele de Irak</text:span><text:alphabetical-index-mark text:string-value=" " text:key1="Irak"/><text:span text:style-name="T11">'a karşı İran</text:span><text:alphabetical-index-mark text:string-value=" " text:key1="İran"/><text:span text:style-name="T11">'ı desteklediği gibi bir anlamı yoktu. </text:span></text:p>
      <text:p text:style-name="P79"><text:span text:style-name="T14">Nitekim Saddam</text:span><text:alphabetical-index-mark text:string-value=" " text:key1="Saddam Hüseyin"/><text:span text:style-name="T14"> da eyleme böyle bir anlam yüklemedi. Şaşırtıcı bir biçimde, Irak</text:span><text:alphabetical-index-mark text:string-value=" " text:key1="Irak"/><text:span text:style-name="T14"> hükümeti Osirak</text:span><text:alphabetical-index-mark text:string-value=" " text:key1="Osirak nükleer reaktörü"/><text:span text:style-name="T14">'ın bombalanması olayına beklenenden çok da­ha küçük bir tepki göstererek Sfenks Operasyonu</text:span><text:alphabetical-index-mark text:string-value=" " text:key1="&quot;Sfenks Operasyonu&quot;"/><text:span text:style-name="T14">'nu sineye çekti. Saddam</text:span><text:alphabetical-index-mark text:string-value=" " text:key1="Saddam Hüseyin"/><text:span text:style-name="T14">'­ı bu tür bir munisliğe iten faktörlerin başında, operasyonun Washington'­ın bilgisi ve yardımı ile yapılmış olması geliyordu.</text:span><text:span text:style-name="T13"><text:note text:id="ftn223" text:note-class="endnote"><text:note-citation>ccxxiii</text:note-citation><text:note-body><text:p text:style-name="P116">_ ABD "ABD"'nin askeri istihbarat servisi DIA (Defence Intelligence Agency), Sfenks Operasyonu' "\"Sfenks Operasyonu\""nu en az 10 ay öncesinden biliyordu ve ABD bazı teknik detaylarda İsraillilere yardımcı olmuştu. İsrail'in Osirak "Osirak nükleer reaktörü"'ı vurmasını sağlayan bilgiler, büyük ölçüde ABD casus uyduları tarafından çekilen ve CIA "CIA" aracılığı ile Mossad "Mossad"'a aktarılan fotoğraflardan çıkarılmıştı. bkz. Andrew "Cockburn, Andrew" &amp; Leslie Cockburn "Cockburn, Leslie", Dangerous Liaison, ss. 323-24.</text:p></text:note-body></text:note></text:span><text:span text:style-name="T14"> </text:span><text:span text:style-name="T4">abd</text:span><text:alphabetical-index-mark text:string-value=" " text:key1="ABD"/><text:span text:style-name="T14">'nin İran</text:span><text:alphabetical-index-mark text:string-value=" " text:key1="İran"/><text:span text:style-name="T14">'a karşı Irak'­ın tarafını tuttuğu tartışılmaz bir gerçek olduğuna göre, Sfenks Operasyonu</text:span><text:alphabetical-index-mark text:string-value=" " text:key1="&quot;Sfenks Operasyonu&quot;"/><text:span text:style-name="T14">'nun amacı İran'a destek çıkmak olamazdı. Saddam</text:span><text:alphabetical-index-mark text:string-value=" " text:key1="Saddam Hüseyin"/><text:span text:style-name="T14"> nükleer silah işine el atarak fazla ileri gitmiş ve Begin Doktrini</text:span><text:alphabetical-index-mark text:string-value=" " text:key1="Begin Doktrini"/><text:span text:style-name="T14"> </text:span><text:soft-page-break/><text:span text:style-name="T14">gereğince durdurulmuştu, ama onu durduranların ona cephe aldıklarını düşünmek doğru değildi. </text:span></text:p>
      <text:p text:style-name="P79"><text:span text:style-name="T14">Nitekim Saddam</text:span><text:alphabetical-index-mark text:string-value=" " text:key1="Saddam Hüseyin"/><text:span text:style-name="T14">, İran</text:span><text:alphabetical-index-mark text:string-value=" " text:key1="İran"/><text:span text:style-name="T14"> savaşının ilerleyen döneminde İsrail'e yakınlaş­maya devam etti. Hatta, bir Arap ülkesi için o zamanlar düşünülemeyecek bir şeyi, İsrail'i resmi olarak tanımayı bile ciddi olarak düşündü ve bu konu­da İsraillilerle bağlantıya geçti.</text:span><text:span text:style-name="T13"><text:note text:id="ftn224" text:note-class="endnote"><text:note-citation>ccxxiv</text:note-citation><text:note-body><text:p text:style-name="P116">_ Andrew "Cockburn, Andrew" &amp; Leslie Cockburn "Cockburn, Leslie", Dangerous Liaison, s. 323.</text:p></text:note-body></text:note></text:span><text:span text:style-name="T14"> Irak</text:span><text:alphabetical-index-mark text:string-value=" " text:key1="Irak"/><text:span text:style-name="T14"> Baas</text:span><text:alphabetical-index-mark text:string-value=" " text:key1="Baas Partisi"/><text:span text:style-name="T14">çıları ile Yahudi Devleti arasındaki ge­leneksel paralellik, İran-Irak Savaşı sayesinde daha da güçlenmişti. </text:span></text:p>
      <text:p text:style-name="P79"><text:span text:style-name="T14">Ancak başta da belirttiğimiz gibi, dışardan gözüken tablo böyle de­ğil­di. Aksine, İsrail'in Irak</text:span><text:alphabetical-index-mark text:string-value=" " text:key1="Irak"/><text:span text:style-name="T14">'a karşı İran</text:span><text:alphabetical-index-mark text:string-value=" " text:key1="İran"/><text:span text:style-name="T14">'ı destekleyebilecek kadar Bağdat'la sorun­lu olduğu şeklinde bir tablo vardı ortada. Bu tabloyu doğuran en bü­yük faktör ise, İsrail'in </text:span><text:span text:style-name="T4">abd</text:span><text:alphabetical-index-mark text:string-value=" " text:key1="ABD"/><text:span text:style-name="T14"> ile İran arasındaki silah ticaretine aracılık ettiği ün­lü Irangate</text:span><text:alphabetical-index-mark text:string-value=" " text:key1="Irangate"/><text:span text:style-name="T14"> alışverişiydi. </text:span></text:p>
      <text:p text:style-name="P79"><text:span text:style-name="T4">abd</text:span><text:alphabetical-index-mark text:string-value=" " text:key1="ABD"/><text:span text:style-name="T14">'yi gerçekte stratejik hesaplar açısıdan Irak</text:span><text:alphabetical-index-mark text:string-value=" " text:key1="Irak"/><text:span text:style-name="T14">'ı desteklerken bir yandan da İran</text:span><text:alphabetical-index-mark text:string-value=" " text:key1="İran"/><text:span text:style-name="T14">'a silah satmaya yönelten faktör, 1980'lerin başından itibaren Was­hington'ın en büyük baş ağrısı olan rehineler kriziydi. Lübnan</text:span><text:alphabetical-index-mark text:string-value=" " text:key1="Lübnan"/><text:span text:style-name="T14">'daki İran yan­lısı Hizbullah</text:span><text:alphabetical-index-mark text:string-value=" " text:key1="Hizbullah"/><text:span text:style-name="T14"> örgütü tarafından rehin alınan bir avuç </text:span><text:span text:style-name="T4">abd</text:span><text:span text:style-name="T14"> vatandaşı, Reagan</text:span><text:alphabetical-index-mark text:string-value=" " text:key1="Reagan, Ronald"/><text:span text:style-name="T14"> yönetiminin en başta gelen dış politika konusuydu neredeyse. Was­hing­ton yönetimi, üzerindeki ağır kamuoyu baskısının etkisiyle, oldukça köt­ü şartlar altında bulunan bu rehineleri mutlaka kurtarmak zorunda his­se­di­yordu kendisini. Misillemeler ve komando operasyonları ise işe yara­mı­yor­du. Tek yol karşı tarafın ikna edilmesiydi, ama Hizbullah'ın pek ikna edi­lecek bir havası yoktu. </text:span></text:p>
      <text:p text:style-name="P79"><text:span text:style-name="T14">İşte bu noktada İsrailliler Washington'ın kapısını çaldılar ve çok ilginç bir teklif getirdiler; eğer </text:span><text:span text:style-name="T4">abd</text:span><text:alphabetical-index-mark text:string-value=" " text:key1="ABD"/><text:span text:style-name="T14"> İran</text:span><text:alphabetical-index-mark text:string-value=" " text:key1="İran"/><text:span text:style-name="T14">'a silah satmayı kabul ederse, İran da Hiz­bullah</text:span><text:alphabetical-index-mark text:string-value=" " text:key1="Hizbullah"/><text:span text:style-name="T14"> üzerindeki nüfuzunu kullanabilir ve rehinelerin serbest bırakılmasını sağ­layabilirdi. "Rehinelere karşı silah" olarak özetlenen bu alışveriş, Reagan</text:span><text:alphabetical-index-mark text:string-value=" " text:key1="Reagan, Ronald"/><text:span text:style-name="T14"> yö­netiminin hemen aklına yattı. Hem Kongre</text:span><text:alphabetical-index-mark text:string-value=" " text:key1="ABDKongresi"/><text:span text:style-name="T14">'den gizli olarak yürütülecek olan bu işten kazanılacak para, yine Kongre</text:span><text:alphabetical-index-mark text:string-value=" " text:key1="ABDKongresi"/><text:span text:style-name="T14">'den gizli olarak yürütülecek bir baş­ka operasyonda, Nikaragua</text:span><text:alphabetical-index-mark text:string-value=" " text:key1="Nikaragua"/><text:span text:style-name="T14">'daki Kontra</text:span><text:alphabetical-index-mark text:string-value=" " text:key1="Kontralar"/><text:span text:style-name="T14"> gerillalarının desteklenmesinde kul­lanılabilirdi. Amerika nasıl olsa çok geniş </text:span><text:soft-page-break/><text:span text:style-name="T14">kapsamlı bir biçimde Irak</text:span><text:alphabetical-index-mark text:string-value=" " text:key1="Irak"/><text:span text:style-name="T14">'ı des­tekliyordu ve rehineleri kurtarmak için İran'a yapılacak sınırlı bir silah satışı sa­vaşın dengesini çok fazla etkilemezdi.</text:span></text:p>
      <text:p text:style-name="P79"><text:span text:style-name="T14">Irangate</text:span><text:alphabetical-index-mark text:string-value=" " text:key1="Irangate"/><text:span text:style-name="T14"> alışverişinin Washington'daki anlamı özet olarak buydu. </text:span></text:p>
      <text:p text:style-name="P79"><text:span text:style-name="T11">Peki ama İsrail bu işe nereden girmişti? Amerikan rehineleri Washin­g­ton'ın sorunuydu, Batı Kudüs'ün değil. O halde, Yahudi Devleti Irangate</text:span><text:alphabetical-index-mark text:string-value=" " text:key1="Irangate"/><text:span text:style-name="T11"> gi­bi ilginç bir operasyona aracılık ederken neyi hedeflemişti? </text:span></text:p>
      <text:p text:style-name="P79"><text:span text:style-name="T11">Bu sorular, bizi Yahudi Devleti'nin Humeyni</text:span><text:alphabetical-index-mark text:string-value=" " text:key1="Humeyni, Ayetullah"/><text:span text:style-name="T11"> rejimine karşı yürüttüğü so­fis­tike savaşa götürüyordu. </text:span></text:p>
      <text:p text:style-name="P66"/>
      <text:p text:style-name="P66"/>
      <text:p text:style-name="P99"><text:span text:style-name="T26">Irangate</text:span><text:alphabetical-index-mark text:string-value=" " text:key1="Irangate"/><text:span text:style-name="T26">'in Mantığı I; Kenya</text:span><text:alphabetical-index-mark text:string-value=" " text:key1="Kenya"/><text:span text:style-name="T26">'daki Gizli Toplantı</text:span></text:p>
      <text:p text:style-name="P100"/>
      <text:p text:style-name="P79"><text:span text:style-name="T11">80'lerin ilk çeyreğinde, İsrail'de Ariel Şaron</text:span><text:alphabetical-index-mark text:string-value=" " text:key1="Şaron, Ariel"/><text:span text:style-name="T11">'un büyük bir karizması ve gücü vardı. Savunma Bakanlığı koltuğuna oturan bu eski general, radikal ol­duğu kadar "vizyon sahibi" bir dış politika anlayışını temsil ediyordu. Dün­ya, Şaron</text:span><text:alphabetical-index-mark text:string-value=" " text:key1="Şaron, Ariel"/><text:span text:style-name="T11">'un radikalliğini ve "vizyonunu" 1982 yazı</text:span><text:alphabetical-index-mark text:string-value=" " text:key1="Lübnanİsrail tarafından işgali"/><text:span text:style-name="T11">ndaki Lübnan</text:span><text:alphabetical-index-mark text:string-value=" " text:key1="Lübnan"/><text:span text:style-name="T11"> işgali sıra­sı­nda tanıdı ve bu yüzden ona "Lübnan kasabı" lakabını taktı. Ancak Şaron</text:span><text:alphabetical-index-mark text:string-value=" " text:key1="Şaron, Ariel"/><text:span text:style-name="T11">'­un "vizyonu", Lübnan'ın daha da ötesine, İran</text:span><text:alphabetical-index-mark text:string-value=" " text:key1="İran"/><text:span text:style-name="T11">'a kadar uzanıyordu. </text:span></text:p>
      <text:p text:style-name="P79"><text:span text:style-name="T11">Şaron</text:span><text:alphabetical-index-mark text:string-value=" " text:key1="Şaron, Ariel"/><text:span text:style-name="T11">, etrafında oluşturduğu ilginç bir ekiple farklı dış politika kanal­ları arıyordu. Bu ekibin en önemli iki ismi ise, eski Mossad</text:span><text:alphabetical-index-mark text:string-value=" " text:key1="Mossad"/><text:span text:style-name="T11"> ajanı Yakov Nimrodi</text:span><text:alphabetical-index-mark text:string-value=" " text:key1="Nimrodi, Yakov"/><text:span text:style-name="T11"> ­ile İsrail Uçak Endüstrisi adlı yarı-resmi silah şirketinin (</text:span><text:span text:style-name="T3">iai</text:span><text:span text:style-name="T11">-Israel Aircraft Industries) eski şefi Adolph (Al) Schwimmer</text:span><text:alphabetical-index-mark text:string-value=" " text:key1="Schwimmer, Adolph"/><text:span text:style-name="T11">'di. Resmi görevlerinin ardından iş hayatına giren ve ortak çalışan bu iki İsrailli de oldukça zenginleş­miş­lerdi. Ticari ilişkileri, sık sık Arap iş adamları ve politikacıları ile bağ­lantı kurmalarını sağlıyordu. Bağlantıya geçtikleri en önemli Arap ise, ünlü Suu­di iş adamı Adnan Kaşıkçı</text:span><text:alphabetical-index-mark text:string-value=" " text:key1="Kaşıkçı, Adnan"/><text:span text:style-name="T11"> oldu. </text:span></text:p>
      <text:p text:style-name="P79"><text:soft-page-break/><text:span text:style-name="T11">Kaşıkçı</text:span><text:alphabetical-index-mark text:string-value=" " text:key1="Kaşıkçı, Adnan"/><text:span text:style-name="T11"> ile Nimrodi</text:span><text:alphabetical-index-mark text:string-value=" " text:key1="Nimrodi, Yakov"/><text:span text:style-name="T11">-Schwimmmer ikilisi arasındaki bağlantı, bir süre sonra ticaretin yanında istihbarat ilişkisi de içermeye başladı. Kaşıkçı</text:span><text:alphabetical-index-mark text:string-value=" " text:key1="Kaşıkçı, Adnan"/><text:span text:style-name="T11">, ilk ön­ce Nimrodi</text:span><text:alphabetical-index-mark text:string-value=" " text:key1="Nimrodi, Yakov"/><text:span text:style-name="T11">'ye oldukça gizli ve önemli bir politik dokümanı aktardı. Do­kü­man, Suudi Prensi Fahd</text:span><text:alphabetical-index-mark text:string-value=" " text:key1="Fahd, Suudi Kralı"/><text:alphabetical-index-mark text:string-value=" " text:key1="Fahd, Suudi Kralı"/><text:span text:style-name="T11"> tarafından geliştirilen ve bir süre sonra İsrail'e iletil­mesi düşünülen bir teklifi içeriyordu. "Fahd</text:span><text:alphabetical-index-mark text:string-value=" " text:key1="Fahd, Suudi Kralı"/><text:span text:style-name="T11"> Planı"</text:span><text:alphabetical-index-mark text:string-value=" " text:key1="&quot;Fahd Planı&quot;"/><text:span text:style-name="T11"> olarak da anılan dokü­man­da, ilk olarak, Suudi Arabistan</text:span><text:alphabetical-index-mark text:string-value=" " text:key1="Suudi Arabistan"/><text:span text:style-name="T11">'ın İsrail'i resmi olarak tanıması teklifi yer alı­yordu. Buna karşılık Suudilerin istediği tek şey, Doğu Kudüs</text:span><text:alphabetical-index-mark text:string-value=" " text:key1="Doğu Kudüs"/><text:span text:style-name="T11">'teki İslam ma­bedlerinde Suudi Arabistan bayrağının dalgalamasıydı. Bu, Mekke ve Me­di­ne'den sonra, İslam'ın üçüncü kutsal mabedinin de Suudi himayesi altın­da olduğu anlamına gelecekti. Başbakan Begin</text:span><text:alphabetical-index-mark text:string-value=" " text:key1="Begin, Menahem"/><text:span text:style-name="T11">, İsrail'in Kudüs'teki ege­menliğine gölge düşüreceği gerekçesiyle bu teklife tepki gösterdi ve plandan bir sonuç çıkmadı. Ancak belki daha önemli bir sonuç vardı; Kaşıkçı</text:span><text:alphabetical-index-mark text:string-value=" " text:key1="Kaşıkçı, Adnan"/><text:span text:style-name="T11">, Suudi yönetimi ile Yahudi Devleti arasında bağlantı sağlayan bir adam haline gel­mişti. "Fahd</text:span><text:alphabetical-index-mark text:string-value=" " text:key1="Fahd, Suudi Kralı"/><text:span text:style-name="T11"> Planı"</text:span><text:alphabetical-index-mark text:string-value=" " text:key1="&quot;Fahd Planı&quot;"/><text:span text:style-name="T11">nı, Suudilerin gündeme getirmesinden daha önce gizlice İsrail'e aktarmış olması ise, onu İsrailliler'in gözünde daha bir güvenilir kıl­mıştı.</text:span><text:span text:style-name="T13"><text:note text:id="ftn225" text:note-class="endnote"><text:note-citation>ccxxv</text:note-citation><text:note-body><text:p text:style-name="P116">_ Dan Raviv &amp; Yossi Melman, Every Spy A Prince, s. 259-60.</text:p></text:note-body></text:note></text:span></text:p>
      <text:p text:style-name="P79"><text:bookmark-start text:name="Israel_vsKhomeiniRegime"/><text:span text:style-name="T11">Nitekim kısa bir süre sonra Şaron</text:span><text:alphabetical-index-mark text:string-value=" " text:key1="Şaron, Ariel"/><text:span text:style-name="T11">'un ekibiyle Kaşıkçı</text:span><text:alphabetical-index-mark text:string-value=" " text:key1="Kaşıkçı, Adnan"/><text:span text:style-name="T11"> arasındaki bağ­lantı daha önemli bir ürün verdi. Kaşıkçı</text:span><text:alphabetical-index-mark text:string-value=" " text:key1="Kaşıkçı, Adnan"/><text:span text:style-name="T11">, Fas</text:span><text:alphabetical-index-mark text:string-value=" " text:key1="Fas"/><text:span text:style-name="T11">'ta sürgünde yaşayan Şah</text:span><text:alphabetical-index-mark text:string-value=" " text:key1="Pehlevi, Şah Muhammed Rıza"/><text:span text:style-name="T11"> yan­lı­sı İran</text:span><text:alphabetical-index-mark text:string-value=" " text:key1="İran"/><text:span text:style-name="T11">lı generallerle İsrailliler arasında aracılık yaptı. Kaşıkçı</text:span><text:alphabetical-index-mark text:string-value=" " text:key1="Kaşıkçı, Adnan"/><text:span text:style-name="T11">'nın lüks </text:span><text:span text:style-name="T3">dc</text:span><text:span text:style-name="T11">-8 uça­ğı ile Avrupa'dan Fas'a uçan Nimrodi</text:span><text:alphabetical-index-mark text:string-value=" " text:key1="Nimrodi, Yakov"/><text:span text:style-name="T11"> ve Schwimmer</text:span><text:alphabetical-index-mark text:string-value=" " text:key1="Schwimmer, Adolph"/><text:span text:style-name="T11">, orada hem Şah</text:span><text:alphabetical-index-mark text:string-value=" " text:key1="Pehlevi, Şah Muhammed Rıza"/><text:span text:style-name="T11"> yan­lısı generallerle hem de Şah</text:span><text:alphabetical-index-mark text:string-value=" " text:key1="Pehlevi, Şah Muhammed Rıza"/><text:span text:style-name="T11">'ın en son oğlu genç Prens Rıza Pehlevi</text:span><text:alphabetical-index-mark text:string-value=" " text:key1="Pehlevi, Prens Rıza"/><text:span text:style-name="T11"> ile gö­rüş­tüler. (Baba Rıza Pehlevi, 27 Temmuz 1980 günü Kahire'de kanserden ölmüştü.) "Bebek Şah"</text:span><text:alphabetical-index-mark text:string-value=" " text:key1="bkz. Pehlevi, Prens Rıza&quot;"/><text:span text:style-name="T11"> olarak da anılan genç Pehlevi, yanındaki generallerle bir­likte İran'da silahlı bir karşı-devrim gerçekleştirmeyi ve Humeyni</text:span><text:alphabetical-index-mark text:string-value=" " text:key1="Humeyni, Ayetullah"/><text:span text:style-name="T11"> rejimini yı­kıp yeniden eski günlere dönmeyi planlıyordu. Ancak bu proje için des­teğe ihtiyaçları vardı ve İsrailli misafirlerinden de bunu istiyorlardı.</text:span><text:span text:style-name="T13"><text:note text:id="ftn226" text:note-class="endnote"><text:note-citation>ccxxvi</text:note-citation><text:note-body><text:p text:style-name="P116">_ Ibid., s. 260</text:p></text:note-body></text:note></text:span></text:p>
      <text:p text:style-name="P79"><text:span text:style-name="T11">Nimrodi</text:span><text:alphabetical-index-mark text:string-value=" " text:key1="Nimrodi, Yakov"/><text:span text:style-name="T11"> ve Schwimmer</text:span><text:alphabetical-index-mark text:string-value=" " text:key1="Schwimmer, Adolph"/><text:span text:style-name="T11"> vakit kaybetmeden İsrail'e döndüler ve tüm pro­jeyi Şaron</text:span><text:alphabetical-index-mark text:string-value=" " text:key1="Şaron, Ariel"/><text:span text:style-name="T11">'a anlattılar. Şaron</text:span><text:alphabetical-index-mark text:string-value=" " text:key1="Şaron, Ariel"/><text:span text:style-name="T11"> ve yardımcıları, İran</text:span><text:alphabetical-index-mark text:string-value=" " text:key1="İran"/><text:span text:style-name="T11">'da karşı-devrim fikrine bü­yük bir sempatiyle yaklaştılar. Kaşıkçı</text:span><text:alphabetical-index-mark text:string-value=" " text:key1="Kaşıkçı, Adnan"/><text:span text:style-name="T11"> ile yapılan bir </text:span><text:soft-page-break/><text:span text:style-name="T11">seri deniz aşırı telefon görüşmesinin ardından, Afrika'nın gözlerden ırak bir köşesinde konuyla il­gi­li bir toplantı yapılmasına karar verildi.</text:span></text:p>
      <text:p text:style-name="P79"><text:span text:style-name="T11">13 Mayıs 1982 günü yapılan gizli toplantı için, yer olarak Adnan Ka­şıkçı</text:span><text:alphabetical-index-mark text:string-value=" " text:key1="Kaşıkçı, Adnan"/><text:span text:style-name="T11">'nın Kenya</text:span><text:alphabetical-index-mark text:string-value=" " text:key1="Kenya"/><text:span text:style-name="T11">'daki safari köşkü seçilmişti. Ev sahibinin dışında, altı İsrailli ve iki Sudan</text:span><text:alphabetical-index-mark text:string-value=" " text:key1="Sudan"/><text:span text:style-name="T11">lı vardı. İsrailli grup; Ariel Şaron</text:span><text:alphabetical-index-mark text:string-value=" " text:key1="Şaron, Ariel"/><text:span text:style-name="T11">, Yakov Nimrodi</text:span><text:alphabetical-index-mark text:string-value=" " text:key1="Nimrodi, Yakov"/><text:span text:style-name="T11"> ve Al Sch­wimmer</text:span><text:alphabetical-index-mark text:string-value=" " text:key1="Schwimmer, Adolph"/><text:span text:style-name="T11">'in yanında, Dışişleri Bakan yardımcısı ve eski Mossad</text:span><text:alphabetical-index-mark text:string-value=" " text:key1="Mossad"/><text:span text:style-name="T11"> görevlisi Da­vid Kimche</text:span><text:alphabetical-index-mark text:string-value=" " text:key1="Kimche, David"/><text:span text:style-name="T11"> ile General Avraham Tamir</text:span><text:alphabetical-index-mark text:string-value=" " text:key1="Tamir, General Avraham"/><text:span text:style-name="T11">'i de içeriyordu. Sudan'dan gelen iki kişi ise, Devlet Başkanı Cafer Numeyri</text:span><text:alphabetical-index-mark text:string-value=" " text:key1="Numeyri, Cafer"/><text:span text:style-name="T11"> ve istihbarat şefi Ebu Tayyib</text:span><text:alphabetical-index-mark text:string-value=" " text:key1="Tayyib, Ebu"/><text:span text:style-name="T11">'di.</text:span><text:span text:style-name="T13"><text:note text:id="ftn227" text:note-class="endnote"><text:note-citation>ccxxvii</text:note-citation><text:note-body><text:p text:style-name="Endnote"><text:span text:style-name="T23">_ Ibid., </text:span><text:span text:style-name="T21">s. 261</text:span></text:p></text:note-body></text:note></text:span></text:p>
      <text:p text:style-name="P79"><text:span text:style-name="T11">Toplantıda ele alınan konuların başında, Sudan</text:span><text:alphabetical-index-mark text:string-value=" " text:key1="Sudan"/><text:span text:style-name="T11">'ın "özel projeler"de kul­lanılmak üzere dev bir "silah deposu" haline dönüştürülmesi geliyordu. Her üç ülkenin de —Suudi Arabistan</text:span><text:alphabetical-index-mark text:string-value=" " text:key1="Suudi Arabistan"/><text:span text:style-name="T11">, Sudan ve İsrail— bölgede ortak bazı he­def­leri vardı ve her üçü de bazı silahlı grupları ve iç savaşları destekleme konu­sunda hemfikirdiler. Proje, yalnızca tüfek, top ya da benzeri hafif silah­ları değil, tank, uçak ve füze gibi dev ölüm makinalarını da içeriyordu. Ka­şıkçı</text:span><text:alphabetical-index-mark text:string-value=" " text:key1="Kaşıkçı, Adnan"/><text:span text:style-name="T11">, bu "silah deposu" projesi için Kral Fahd</text:span><text:alphabetical-index-mark text:string-value=" " text:key1="Fahd, Suudi Kralı"/><text:alphabetical-index-mark text:string-value=" " text:key1="Fahd, Suudi Kralı"/><text:span text:style-name="T11">'ın 800 milyon, hatta gerekirse 1 mil­yar dolar ayırabileceğini gururla açıklamıştı. İsrailliler'e, özellikle bu para­yla satın alınacak silahların temin edilmesinde iş düşecekti. (Şaron</text:span><text:alphabetical-index-mark text:string-value=" " text:key1="Şaron, Ariel"/><text:span text:style-name="T11">'un ak­lına hemen </text:span><text:span text:style-name="T3">fkö</text:span><text:alphabetical-index-mark text:string-value=" " text:key1="FKÖ"/><text:span text:style-name="T11">'den ele geçirilen silahlar gelmişti; önemli bir kısmı Suudi pa­rasıyla alınmış olan sözkonusu </text:span><text:span text:style-name="T3">fkö</text:span><text:span text:style-name="T11"> malları, şimdi bir kez daha Suudi pa­rası tarafından satın alınabilir, kar da İsrail'e kalabilirdi.)</text:span><text:span text:style-name="T13"><text:note text:id="ftn228" text:note-class="endnote"><text:note-citation>ccxxviii</text:note-citation><text:note-body><text:p text:style-name="Endnote"><text:span text:style-name="T22">Ibid., </text:span><text:span text:style-name="T21">ss. 260-61</text:span></text:p></text:note-body></text:note></text:span></text:p>
      <text:p text:style-name="P79"><text:span text:style-name="T11">Peki bu dev silah deposu kime karşı kullanılacaktı? Kuzey Afrika'da ya­şanmakta olan bir kaç iç savaş öneri olarak getirildi, ama bu büyük yı­ğı­nağın asıl hedefi başkaydı; İran</text:span><text:alphabetical-index-mark text:string-value=" " text:key1="İran"/><text:span text:style-name="T11">'daki Humeyni</text:span><text:alphabetical-index-mark text:string-value=" " text:key1="Humeyni, Ayetullah"/><text:span text:style-name="T11"> rejimi. Deponun, "Bebek Şah"­</text:span><text:alphabetical-index-mark text:string-value=" " text:key1="bkz. Pehlevi, Prens Rıza&quot;"/><text:span text:style-name="T11">ın generallerinin gerçekleştirmek istedikleri karşı-darbede kullanılması düşü­nülüyordu asıl. Ordusunun büyük bölümü Irak</text:span><text:alphabetical-index-mark text:string-value=" " text:key1="Irak"/><text:span text:style-name="T11"> cephesinde sıkışmış o­lan İran'a yapılacak güçlü bir çıkarma ile Tahran'ın ele geçirilebileceği he­sap­lanıyordu.</text:span><text:span text:style-name="T13"><text:note text:id="ftn229" text:note-class="endnote"><text:note-citation>ccxxix</text:note-citation><text:note-body><text:p text:style-name="Endnote"><text:span text:style-name="T22">Ibid., </text:span><text:span text:style-name="T21">s. 262.</text:span></text:p></text:note-body></text:note></text:span><text:span text:style-name="T11"> Numeyri</text:span><text:alphabetical-index-mark text:string-value=" " text:key1="Numeyri, Cafer"/><text:span text:style-name="T11"> ve İsrailliler, Temmuz 1982'de tekrar buluşup de­tayları konuşmak üzere ayrıldılar. </text:span></text:p>
      <text:p text:style-name="P79"><text:soft-page-break/><text:span text:style-name="T11">Aslında İran</text:span><text:alphabetical-index-mark text:string-value=" " text:key1="İran"/><text:span text:style-name="T11">'da bir karşı-darbe organize etme fikri, Kenya</text:span><text:alphabetical-index-mark text:string-value=" " text:key1="Kenya"/><text:span text:style-name="T11">'daki bu giz­li toplantıdan aylar önce sözkonusu İsrailli heyetin aklındaydı. Özellikle iki­si, Yakov Nimrodi</text:span><text:alphabetical-index-mark text:string-value=" " text:key1="Nimrodi, Yakov"/><text:span text:style-name="T11"> ve David Kimche</text:span><text:alphabetical-index-mark text:string-value=" " text:key1="Kimche, David"/><text:span text:style-name="T11">, bu konu üzerinde ısrarla duruyorlardı, hat­ta bunu açık açık medyaya karşı söylemekten bile çekinmemişlerdi. Şubat 1982'de İngiliz </text:span><text:span text:style-name="T3">bbc</text:span><text:span text:style-name="T11"> televizyonuna demeç veren David Kimche</text:span><text:alphabetical-index-mark text:string-value=" " text:key1="Kimche, David"/><text:span text:style-name="T11">, İsrail'in ve Batı'nın İran'da bir darbe teşvik etmesi gerektiğini söylemiş, aynı programda az sonra görünen Yakov Nimrodi</text:span><text:alphabetical-index-mark text:string-value=" " text:key1="Nimrodi, Yakov"/><text:span text:style-name="T11"> de kendisiyle röportaj yapan muhabire bu tür bir darbenin mutlaka gerekli olduğunu ve pek de zor olmayacağını belirt­mi­şti. İran'ın eski Tahran Büyükelçisi Uri Lubrani</text:span><text:alphabetical-index-mark text:string-value=" " text:key1="Lubrani, Uri"/><text:span text:style-name="T11"> de aynı yönde görüş bil­dirmiş ve iyi planlanmış bir darbe sayesinde, Tahran'ın bir kaç yüz tank ve "yalnızca" on bin ölü ile ele geçirilebileceğini öne sürmüştü.</text:span><text:span text:style-name="T13"><text:note text:id="ftn230" text:note-class="endnote"><text:note-citation>ccxxx</text:note-citation><text:note-body><text:p text:style-name="Endnote"><text:span text:style-name="T21"><text:s/>Z. Schiff. "Iran Involvement", </text:span><text:span text:style-name="T22">Ha'aretz</text:span><text:alphabetical-index-mark text:string-value=" " text:key1="Ha'aretz"/><text:span text:style-name="T21">, 12 Şubat 1982; Benjamin Beit-Hallahmi</text:span><text:alphabetical-index-mark text:string-value=" " text:key1="Hallahmi, Benjamin Beit"/><text:span text:style-name="T21">, </text:span><text:span text:style-name="T22">The Israeli Connection, </text:span><text:span text:style-name="T21">s. 13.</text:span></text:p></text:note-body></text:note></text:span></text:p>
      <text:p text:style-name="P79"><text:span text:style-name="T11">Fakat Ariel Şaron</text:span><text:alphabetical-index-mark text:string-value=" " text:key1="Şaron, Ariel"/><text:span text:style-name="T11">'un "çevresi" tarafından geliştirilen ve Kenya</text:span><text:alphabetical-index-mark text:string-value=" " text:key1="Kenya"/><text:span text:style-name="T11">'daki top­lantı ile Suudi ve Sudan</text:span><text:alphabetical-index-mark text:string-value=" " text:key1="Sudan"/><text:span text:style-name="T11"> desteği kazanan bu plan, Mossad</text:span><text:alphabetical-index-mark text:string-value=" " text:key1="Mossad"/><text:span text:style-name="T11"> tarafından onay­lanmadı. İstihbarat servisi, Şaron</text:span><text:alphabetical-index-mark text:string-value=" " text:key1="Şaron, Ariel"/><text:span text:style-name="T11">'un ekibinden daha analitik ve realist dav­ranarak, Irak</text:span><text:alphabetical-index-mark text:string-value=" " text:key1="Irak"/><text:span text:style-name="T11"> ordusuna karşı başarılı bir direniş gösteren İran</text:span><text:alphabetical-index-mark text:string-value=" " text:key1="İran"/><text:span text:style-name="T11">'daki reji­min bu tür bir darbe ile yıkılamayacak kadar güçlü olduğunu rapor etti.</text:span><text:span text:style-name="T13"><text:note text:id="ftn231" text:note-class="endnote"><text:note-citation>ccxxxi</text:note-citation><text:note-body><text:p text:style-name="Endnote"><text:span text:style-name="T21"><text:s/>Dan Raviv &amp; Yossi Melman, </text:span><text:span text:style-name="T22">Every Spy A Prince</text:span><text:span text:style-name="T21">, s. 262.</text:span></text:p></text:note-body></text:note></text:span><text:span text:style-name="T11"> Bu da, Kenya'daki toplantıda karar verilen projenin rafa kaldırılmasına yol açtı. </text:span></text:p>
      <text:p text:style-name="P79"><text:span text:style-name="T11">Ancak Şaron</text:span><text:alphabetical-index-mark text:string-value=" " text:key1="Şaron, Ariel"/><text:span text:style-name="T11">'un ekibi, İran</text:span><text:alphabetical-index-mark text:string-value=" " text:key1="İran"/><text:span text:style-name="T11">'daki rejimi düşürmek için kafa yormaya devam etti. Irangate</text:span><text:alphabetical-index-mark text:string-value=" " text:key1="Irangate"/><text:span text:style-name="T11">, işte bu beyin jimnastiğinin bir sonucu olarak doğdu. Ken­ya</text:span><text:alphabetical-index-mark text:string-value=" " text:key1="Kenya"/><text:span text:style-name="T11">'daki toplantı, İsrailli yazarlar Raviv</text:span><text:alphabetical-index-mark text:string-value=" " text:key1="Raviv, Dan"/><text:span text:style-name="T11"> ve Melman</text:span><text:alphabetical-index-mark text:string-value=" " text:key1="Melman, Yossi"/><text:span text:style-name="T11">'ın da belirttikleri gibi, "Iran­gate'in bir ön hazırlığı"ydı aslında.</text:span><text:span text:style-name="T13"><text:note text:id="ftn232" text:note-class="endnote"><text:note-citation>ccxxxii</text:note-citation><text:note-body><text:p text:style-name="Endnote"><text:span text:style-name="T22">Ibid., </text:span><text:span text:style-name="T21">s. 331</text:span></text:p></text:note-body></text:note></text:span><text:span text:style-name="T11"> </text:span></text:p>
      <text:p text:style-name="P66"><text:bookmark-end text:name="Israel_vsKhomeiniRegime"/></text:p>
      <text:p text:style-name="P66"/>
      <text:p text:style-name="P99"><text:span text:style-name="T27">Irangate</text:span><text:alphabetical-index-mark text:string-value=" " text:key1="Irangate"/><text:span text:style-name="T27">'in Mantığı II: Tahran'a Sızabilme</text:span></text:p>
      <text:p text:style-name="P101"/>
      <text:p text:style-name="P79"><text:span text:style-name="T14">İsrail'in Suudi Arabistan</text:span><text:alphabetical-index-mark text:string-value=" " text:key1="Suudi Arabistan"/><text:span text:style-name="T14">'daki en büyük bağlantısı haline gelmiş olan Adnan Kaşıkçı</text:span><text:alphabetical-index-mark text:string-value=" " text:key1="Kaşıkçı, Adnan"/><text:span text:style-name="T14">, Kenya</text:span><text:alphabetical-index-mark text:string-value=" " text:key1="Kenya"/><text:span text:style-name="T14">'daki toplantıya ve "Bebek Şah"</text:span><text:alphabetical-index-mark text:string-value=" " text:key1="bkz. Pehlevi, Prens Rıza&quot;"/><text:span text:style-name="T14"> ilişkisine </text:span><text:soft-page-break/><text:span text:style-name="T14">öncülük e­den iki önemli İsrailli'ye, yani Nimrodi</text:span><text:alphabetical-index-mark text:string-value=" " text:key1="Nimrodi, Yakov"/><text:span text:style-name="T14"> ve Schwimmer</text:span><text:alphabetical-index-mark text:string-value=" " text:key1="Schwimmer, Adolph"/><text:span text:style-name="T14">'e, 1985 yılında yeni bir öneri ve yeni bir "İran</text:span><text:alphabetical-index-mark text:string-value=" " text:key1="İran"/><text:span text:style-name="T14"> planı" götürdü. Nisan ayında açtığı bir telefonda, iki İsrailliyi "tanışmaya değer" bir kaç İranlı ile görüştürmek istediğini söy­ledi ve onları Londra'ya davet etti. O sıralar Başbakan Şimon Peres</text:span><text:alphabetical-index-mark text:string-value=" " text:key1="Peres, Şimon"/><text:span text:style-name="T14">'in resmi da­nışmanlığını yürüten Schwimmer</text:span><text:alphabetical-index-mark text:string-value=" " text:key1="Schwimmer, Adolph"/><text:span text:style-name="T14">, Kaşıkçı</text:span><text:alphabetical-index-mark text:string-value=" " text:key1="Kaşıkçı, Adnan"/><text:span text:style-name="T14">'dan gelen bu teklifi merkeze sor­du ve "bir gidip bakın" cevabını aldı. Bu, Irangate</text:span><text:alphabetical-index-mark text:string-value=" " text:key1="Irangate"/><text:span text:style-name="T14">'in başlangıç noktasıydı. </text:span></text:p>
      <text:p text:style-name="P79"><text:span text:style-name="T14">Kaşıkçı</text:span><text:alphabetical-index-mark text:string-value=" " text:key1="Kaşıkçı, Adnan"/><text:span text:style-name="T14">, Londra'daki Hyde Park Hotel'de yapılan görüşmede, İs­rail­li­ler'i Koreş (Cyrus) Haşemi</text:span><text:alphabetical-index-mark text:string-value=" " text:key1="Haşemi, Koreş (Cyrus)"/><text:span text:style-name="T14"> adlı bir İran</text:span><text:alphabetical-index-mark text:string-value=" " text:key1="İran"/><text:span text:style-name="T14">lı ile tanıştırdı. Haşemi</text:span><text:alphabetical-index-mark text:string-value=" " text:key1="Haşemi, Koreş (Cyrus)"/><text:span text:style-name="T14"> önemli biri gibi görünüyordu; o sıralarda İran Meclisi'nin sözcüsü olan Ali Ekber Haşe­mi Rafsancani</text:span><text:alphabetical-index-mark text:string-value=" " text:key1="Rafsancani, Ali Ekber Haşemi"/><text:span text:style-name="T14">'nin kuzeniydi ve ülke içinde de siyasi bağlantıları vardı. Ka­şıkçı</text:span><text:alphabetical-index-mark text:string-value=" " text:key1="Kaşıkçı, Adnan"/><text:span text:style-name="T14">, kendisini "ılımlı" olarak tanıtan Haşemi</text:span><text:alphabetical-index-mark text:string-value=" " text:key1="Haşemi, Koreş (Cyrus)"/><text:span text:style-name="T14"> aracılığıyla, Tahran'daki reji­min Humeyni</text:span><text:alphabetical-index-mark text:string-value=" " text:key1="Humeyni, Ayetullah"/><text:span text:style-name="T14"> ile arası iyi olmayan bazı elementleri ile bağlantıya geçmenin mümkün olduğunu söylüyordu Nimrodi</text:span><text:alphabetical-index-mark text:string-value=" " text:key1="Nimrodi, Yakov"/><text:span text:style-name="T14"> ve Schwimmer</text:span><text:alphabetical-index-mark text:string-value=" " text:key1="Schwimmer, Adolph"/><text:span text:style-name="T14">'e. Suudi milyonere göre, bu tür bir girişim, üç yıl önce Humeyni</text:span><text:alphabetical-index-mark text:string-value=" " text:key1="Humeyni, Ayetullah"/><text:span text:style-name="T14"> rejimini silah yoluyla devirmek için düzenledikleri girişimden çok daha akılcı olurdu. Bir süre sonra, Kaşıkçı</text:span><text:alphabetical-index-mark text:string-value=" " text:key1="Kaşıkçı, Adnan"/><text:span text:style-name="T14"> iki İsrailliyi Manuher Gorbanifar</text:span><text:alphabetical-index-mark text:string-value=" " text:key1="Gorbanifar, Manuher"/><text:span text:style-name="T14"> adlı bir İranlı ile daha tanıştırdı. İslam Dev­rimi</text:span><text:alphabetical-index-mark text:string-value=" " text:key1="İranİran devrimi"/><text:span text:style-name="T14">'nden bu yana Hamburg'da sürgünde yaşayan İranlı bir işadamı olan Gorbanifar</text:span><text:alphabetical-index-mark text:string-value=" " text:key1="Gorbanifar, Manuher"/><text:span text:style-name="T14">, Kaşıkçı</text:span><text:alphabetical-index-mark text:string-value=" " text:key1="Kaşıkçı, Adnan"/><text:span text:style-name="T14">'nın söylediğine göre, Tahran'daki rejimin "ılımlı" bir frak­­siyonu tarafından Batı ile daha iyi ilişkiler geliştirmek için görevlen­di­ril­miş­ti.</text:span><text:span text:style-name="T13"><text:note text:id="ftn233" text:note-class="endnote"><text:note-citation>ccxxxiii</text:note-citation><text:note-body><text:p text:style-name="Endnote"><text:span text:style-name="T22">Ibid., </text:span><text:span text:style-name="T21">s. 332</text:span></text:p></text:note-body></text:note></text:span></text:p>
      <text:p text:style-name="P79"><text:span text:style-name="T14">Schwimmer</text:span><text:alphabetical-index-mark text:string-value=" " text:key1="Schwimmer, Adolph"/><text:span text:style-name="T14"> yine Başbakan Peres</text:span><text:alphabetical-index-mark text:string-value=" " text:key1="Peres, Şimon"/><text:span text:style-name="T14">'le bağlantıya geçti ve ondan bu iki İran­</text:span><text:alphabetical-index-mark text:string-value=" " text:key1="İran"/><text:span text:style-name="T14">lı'yı "test etmek" amacıyla Tel-Aviv'e götürmek için izin aldı. Yunanlı tu­ristler görümünde İsrail'e uçan ve havaalanındaki pasaport kontrolünden İs­ra­il gizli servis ajanlarının verdiği işaretle "transit" geçen iki İranlı doğrudan sor­gu­ya götürüldüler. Başbakan, bu iki İranlıyı sorgulaması ve kendisine acil bir rapor hazırlaması için Mossad</text:span><text:alphabetical-index-mark text:string-value=" " text:key1="Mossad"/><text:span text:style-name="T14">'a talimat vermişti. </text:span></text:p>
      <text:p text:style-name="P79"><text:span text:style-name="T14">Mossad</text:span><text:alphabetical-index-mark text:string-value=" " text:key1="Mossad"/><text:span text:style-name="T14">, önce bilgisayardan araştırdı İran</text:span><text:alphabetical-index-mark text:string-value=" " text:key1="İran"/><text:span text:style-name="T14">lıları. Ve Haşemi</text:span><text:alphabetical-index-mark text:string-value=" " text:key1="Haşemi, Koreş (Cyrus)"/><text:span text:style-name="T14">'nin pek ö­nem­li ve güvenilir bir adam olmadığı hemen ortaya çıktı. Kayda geçmiş bil­gi­­ler, İranlı'nın—Rafsancani</text:span><text:alphabetical-index-mark text:string-value=" " text:key1="Rafsancani, Ali Ekber Haşemi"/><text:span text:style-name="T14">'nin kuzeni olmak gibi önemli bir sıfat taşı­masına rağmen—fazla bir politik sofistikasyona </text:span><text:soft-page-break/><text:span text:style-name="T14">sahip olmadığını ve para kar­­şılığında sahip olduğu bilgileri hemen herkese aktarabildiğini gösteriyor­du. Daha önce çeşitli Batılı istihbarat servisleri Haşemi</text:span><text:alphabetical-index-mark text:string-value=" " text:key1="Haşemi, Koreş (Cyrus)"/><text:span text:style-name="T14">'den istihbarat satın al­mışlardı. </text:span></text:p>
      <text:p text:style-name="P79"><text:span text:style-name="T14">Ancak Gorbanifar</text:span><text:alphabetical-index-mark text:string-value=" " text:key1="Gorbanifar, Manuher"/><text:span text:style-name="T14">'ın daha önemli bir adam olduğu halinden bile belli olu­yordu. Mossad</text:span><text:alphabetical-index-mark text:string-value=" " text:key1="Mossad"/><text:span text:style-name="T14">'ın yanısıra, hem </text:span><text:span text:style-name="T4">Aman</text:span><text:alphabetical-index-mark text:string-value=" " text:key1="Aman"/><text:span text:style-name="T14">'dan (İsrail'in askeri istihbarat servisi), hem de Dışişleri ve Savunma Bakanlıklarından üst düzey yetkililer o­nun­la birbiri ardına görüştüler. Zeki bir adamdı ve ilginç şeyler anlatıyordu. Anlattığına göre, bir süre önce gizlice Riyad'a uçarak Suudi Kralı Fahd</text:span><text:alphabetical-index-mark text:string-value=" " text:key1="Fahd, Suudi Kralı"/><text:alphabetical-index-mark text:string-value=" " text:key1="Fahd, Suudi Kralı"/><text:span text:style-name="T14"> ile görüşmüş ve ona İran</text:span><text:alphabetical-index-mark text:string-value=" " text:key1="İran"/><text:span text:style-name="T14">lı militanların Mekke'de çıkarmayı planladıkları olaylar ­hakkında önceden bilgi vermişti.</text:span><text:span text:style-name="T13"><text:note text:id="ftn234" text:note-class="endnote"><text:note-citation>ccxxxiv</text:note-citation><text:note-body><text:p text:style-name="Endnote"><text:span text:style-name="T22">Ibid., </text:span><text:span text:style-name="T21">s. 333</text:span></text:p></text:note-body></text:note></text:span><text:span text:style-name="T14"> Bu durum, Gorbanifar</text:span><text:alphabetical-index-mark text:string-value=" " text:key1="Gorbanifar, Manuher"/><text:span text:style-name="T14">'ın gerçekte bir rejim muhalifi olduğunu gösteriyordu; İranlı militanların eylem planlarını İran'ın başdüşmanı konumundaki Suudi Kralı'na ihbar etmesinin başka bir anlamı olamazdı. Gorbanifar</text:span><text:alphabetical-index-mark text:string-value=" " text:key1="Gorbanifar, Manuher"/><text:span text:style-name="T14">, Batılılarla ve hatta İsraillilerle görüşüp silah alışverişi ayarlamak için Tahran yönetimi tarafından görevlendirilmişti, ama İsrailliler'e, bu silah ticaretinin ötesinde bir de siyasi bir mesaj veriyordu: Tahran'da gizli bazı rejim muhalifleri vardı ve bunların temsilcisi Tel-Aviv'­de Mossad'la başbaşa oturuyordu. Nitekim İran uzmanı İngiliz kadın ga­ze­teci Robin Wright</text:span><text:alphabetical-index-mark text:string-value=" " text:key1="Wright, Robin"/><text:span text:style-name="T14">'ın da vurguladığı gibi, 1979 devriminden beri sürgünde ya­şa­yan Gorbanifar</text:span><text:alphabetical-index-mark text:string-value=" " text:key1="Gorbanifar, Manuher"/><text:span text:style-name="T14">, Tahran'daki dini liderlerin gözünde tümüyle gü­ve­nil­mez bir adamdı.</text:span><text:span text:style-name="T13"><text:note text:id="ftn235" text:note-class="endnote"><text:note-citation>ccxxxv</text:note-citation><text:note-body><text:p text:style-name="Endnote"><text:span text:style-name="T21"><text:s/>Robin Wright. </text:span><text:span text:style-name="T22">In the Name of God: The Khomeini Decade</text:span><text:span text:style-name="T21">, s. 142.</text:span></text:p></text:note-body></text:note></text:span><text:span text:style-name="T14"> </text:span></text:p>
      <text:p text:style-name="P79"><text:span text:style-name="T14">İsrailliler durumun önemini hemen kavradılar. Ve Gorbanifar</text:span><text:alphabetical-index-mark text:string-value=" " text:key1="Gorbanifar, Manuher"/><text:span text:style-name="T14">'ın ge­tir­diği silah alışverişi teklifine olumlu cevap verdiler. O da Tahran'a telefon aç­tı ve basit bir "alışveriş listesi" çıkardı. İran</text:span><text:alphabetical-index-mark text:string-value=" " text:key1="İran"/><text:span text:style-name="T14">lılar Yahudi Devleti'nden Ame­rikan yapımı uzaktan kumandalı TOW füzelerini satın almak istiyorlardı. İsrail­liler teklifi değerlendirdiler, ama bu füzelerin Amerikan yapımı oluşu ve kendilerindekileri İran'a verdiklerinde bunları yeniden </text:span><text:span text:style-name="T4">abd</text:span><text:alphabetical-index-mark text:string-value=" " text:key1="ABD"/><text:span text:style-name="T14">'den istemek zo­runda kalacak olmaları, karar vermelerini geciktirdi. </text:span></text:p>
      <text:p text:style-name="P79"><text:span text:style-name="T14">Gorbanifar</text:span><text:alphabetical-index-mark text:string-value=" " text:key1="Gorbanifar, Manuher"/><text:span text:style-name="T14">'ın İsrail'e yaptığı ikinci ziyarette ise kartlar daha açık oynan­dı. İran</text:span><text:alphabetical-index-mark text:string-value=" " text:key1="İran"/><text:span text:style-name="T14">lı'nın resmi görevi yalnızca silah alışverişi yapmaktı, ama başka bir amacının daha olduğunu İsrailliler de artık </text:span><text:soft-page-break/><text:span text:style-name="T14">gayet iyi biliyorlardı. Bu yüz­den, Gorbanifar</text:span><text:alphabetical-index-mark text:string-value=" " text:key1="Gorbanifar, Manuher"/><text:span text:style-name="T14">'dan açıkça istihbarat istediler ve o da isteğe cevap verdi. Mos­sad</text:span><text:alphabetical-index-mark text:string-value=" " text:key1="Mossad"/><text:span text:style-name="T14">'ın Tel Aviv'deki "misafir evleri"nden birinde oturdu ve Tahran'daki si­yasi durumu analiz eden çok uzun bir rapor yazdı. </text:span><text:bookmark-start text:name="Irangate_Israel"/></text:p>
      <text:p text:style-name="P79"><text:span text:style-name="T14">2 Mayıs 1985 tarihli ve "çok gizli" damgalı raporda, İsrail'in İran</text:span><text:alphabetical-index-mark text:string-value=" " text:key1="İran"/><text:span text:style-name="T14">'daki han­gi siyasi fraksiyon ile bağlantıya geçebileceği anlatılmıştı. "Humeyni</text:span><text:alphabetical-index-mark text:string-value=" " text:key1="Humeyni, Ayetullah"/><text:span text:style-name="T14"> şu an­da İran'da tartışmasız bir otoriteye sahip" diyen Gorbanifar</text:span><text:alphabetical-index-mark text:string-value=" " text:key1="Gorbanifar, Manuher"/><text:span text:style-name="T14">, onun ölü­münün ardından önemli bir güç mücadelesi yaşanacağını yazıyordu. Müca­de­le, politikacılar ve mollalar arasındaki üç temel "çizgi" arasında geçecekti. Gor­banifar</text:span><text:alphabetical-index-mark text:string-value=" " text:key1="Gorbanifar, Manuher"/><text:span text:style-name="T14">, ilk çizgiyi "sağcılar" olarak adlandırıyordu. Sağcı çizgi, ordunun ve polis teşkilatının önemli bir bölümü, Meclis'in bir kısmı ve ticaret sınıfının çoğu tarafından paylaşılıyordu. "Serbest ticaret yanlısı"ydı ve şiddetli bir biçimde "Sovyetler Birliği</text:span><text:alphabetical-index-mark text:string-value=" " text:key1="Sovyetler Birliği"/><text:span text:style-name="T14">'ne düşman"dı. Sağcılar, İslam Devrimi</text:span><text:alphabetical-index-mark text:string-value=" " text:key1="İranİran devrimi"/><text:span text:style-name="T14">'nin ihraç edil­mesi fikrine—yani Humeyni</text:span><text:alphabetical-index-mark text:string-value=" " text:key1="Humeyni, Ayetullah"/><text:span text:style-name="T14">'nin en büyük rüyasına da—şiddetle karşıy­dılar. Ülkenin Batı ile bir an önce iyi ilişkiler kurmasını ise, açıkça söyleme­se­ler de, şiddetle istiyorlardı. </text:span></text:p>
      <text:p text:style-name="P79"><text:span text:style-name="T14">İkinci çizgi, Gorbanifar</text:span><text:alphabetical-index-mark text:string-value=" " text:key1="Gorbanifar, Manuher"/><text:span text:style-name="T14">'ın deyimiyle, "solcular"dı. Başbakan Musavi</text:span><text:alphabetical-index-mark text:string-value=" " text:key1="Musavi,"/><text:span text:style-name="T14"> ve Dev­let Başkanı Ali Hamaney</text:span><text:alphabetical-index-mark text:string-value=" " text:key1="Hamaney, Ali"/><text:span text:style-name="T14"> tarafından temsil edilen ve İran</text:span><text:alphabetical-index-mark text:string-value=" " text:key1="İran"/><text:span text:style-name="T14"> Devrimi'nin özü­nü temsil eden bu çizgi, "hem içerde hem de dışarda sert bir politika" iz­le­mek­ten yanaydı. İslam Devrimi</text:span><text:alphabetical-index-mark text:string-value=" " text:key1="İranİran devrimi"/><text:span text:style-name="T14">'nin ihraç edilmesi bu çizginin en önemli he­de­fiydi. Gorbanifar</text:span><text:alphabetical-index-mark text:string-value=" " text:key1="Gorbanifar, Manuher"/><text:span text:style-name="T14">, Tahran'daki </text:span><text:span text:style-name="T4">abd</text:span><text:alphabetical-index-mark text:string-value=" " text:key1="ABD"/><text:span text:style-name="T14"> Büyükelçiliği'nin basılması ve için­de­kilerin rehin alınması olayının bu "solcu çizgi"nin icraatı olduğunu da belir­tiyordu. </text:span></text:p>
      <text:p text:style-name="P79"><text:span text:style-name="T14">Üçüncü çizgi, bu iki kanat arasında bir yerlerde bulunan ve "denge kur­maya çalışan" taraftı. Özellikle Meclis'te önemli bir ağırlığı vardı. Gorba­ni­far</text:span><text:alphabetical-index-mark text:string-value=" " text:key1="Gorbanifar, Manuher"/><text:span text:style-name="T14">, bu üç "çizgi"ye de bağlı olan İran</text:span><text:alphabetical-index-mark text:string-value=" " text:key1="İran"/><text:span text:style-name="T14">lı politikacı ve din adamlarının uzun bir listesini çıkarmış, kısacası Tahran'daki siyasi durum hakkında olabilecek en verimli istihbarat analizini yapmıştı. Humeyni</text:span><text:alphabetical-index-mark text:string-value=" " text:key1="Humeyni, Ayetullah"/><text:span text:style-name="T14">'nin "çizgilerle oynamayı bırakın" demesine rağmen, onun ardından mutlaka bu üç çizgiden birinin ik­ti­darı ele geçireceğini ve diğer ikisini bertaraf edeceğini söylüyordu.</text:span></text:p>
      <text:p text:style-name="P79"><text:soft-page-break/><text:span text:style-name="T14">Ve Gorbanifar</text:span><text:alphabetical-index-mark text:string-value=" " text:key1="Gorbanifar, Manuher"/><text:span text:style-name="T14">, İsrailli dostlarına şu öneriyi getiriyordu: "Biz, birinci çiz­giyi desteklemeli, üçüncü çizgiyi eritip birincinin yanına çekmeli ve ikinci çiz­giyi de elimine etmeliyiz".</text:span><text:span text:style-name="T13"><text:note text:id="ftn236" text:note-class="endnote"><text:note-citation>ccxxxvi</text:note-citation><text:note-body><text:p text:style-name="Endnote"><text:span text:style-name="T21"><text:s/>Dan Raviv &amp; Yossi Melman, </text:span><text:span text:style-name="T22">Every Spy A Prince</text:span><text:span text:style-name="T21">, s. 335.</text:span></text:p></text:note-body></text:note></text:span><text:span text:style-name="T14"> "Biz" demekle, kendisinin ve kendi temsil et­tiği "çizgi"nin, İsrail'in yanında yer aldığını ifade ediyordu kuşkusuz. Gorba­nifar</text:span><text:alphabetical-index-mark text:string-value=" " text:key1="Gorbanifar, Manuher"/><text:span text:style-name="T14">'ın "çizgi"si, muhtemelen, "sağcı" dediği çizginin bile daha sağında yer a­lan ve İslam Devrimi</text:span><text:alphabetical-index-mark text:string-value=" " text:key1="İranİran devrimi"/><text:span text:style-name="T14">'ni aşamalı bir biçimde eriterek Şah</text:span><text:alphabetical-index-mark text:string-value=" " text:key1="Pehlevi, Şah Muhammed Rıza"/><text:span text:style-name="T14"> günlerindeki eski İran</text:span><text:alphabetical-index-mark text:string-value=" " text:key1="İran"/><text:span text:style-name="T14">'a geri dönmek isteyen "aşırı sağcı" çizgiydi. </text:span></text:p>
      <text:p text:style-name="P79"><text:span text:style-name="T14">Bu "aşırı sağcı" çizginin ne gibi bir kimliğe sahip olduğu konusunda fikir yürüttüğümüzde ise, ilginç bir bilgi dikkat çekiyordu. </text:span><text:span text:style-name="T15">Nokta</text:span><text:span text:style-name="T14"> dergisi Ka­sım 1996'da bu konuyla ilgili bir haber yapmış ve İran</text:span><text:alphabetical-index-mark text:string-value=" " text:key1="İran"/><text:span text:style-name="T14">'ın silah alımında "Hoca­tiye Locası</text:span><text:alphabetical-index-mark text:string-value=" " text:key1="Hocatiye Locası"/><text:span text:style-name="T14">" adıyla anılan gizli bir mason locasının üyelerinin önemli ro­lü olduğunu yazmıştı.</text:span><text:span text:style-name="T13"><text:note text:id="ftn237" text:note-class="endnote"><text:note-citation>ccxxxvii</text:note-citation><text:note-body><text:p text:style-name="Endnote"><text:span text:style-name="T22">Nokta</text:span><text:span text:style-name="T21">, 10 Kasım</text:span><text:alphabetical-index-mark text:string-value=" " text:key1="Kasım, Albay Abdülkerim"/><text:span text:style-name="T21"> 1985.</text:span></text:p></text:note-body></text:note></text:span><text:span text:style-name="T14"> Bu örgütün gerçekte rejime muhalif olduğunu tah­min etmek için de kahin olmaya gerek yoktu. Çünkü Humeyni</text:span><text:alphabetical-index-mark text:string-value=" " text:key1="Humeyni, Ayetullah"/><text:span text:style-name="T14">, iktidara gel­dikten hemen sonra, "uluslararası Siyonizm</text:span><text:alphabetical-index-mark text:string-value=" " text:key1="Siyonizm"/><text:span text:style-name="T14">'in bir aracı" olarak gördüğü ve dev­rik Şah</text:span><text:alphabetical-index-mark text:string-value=" " text:key1="Pehlevi, Şah Muhammed Rıza"/><text:span text:style-name="T14">'ın da bir üyesi olduğu mason localarını kapatmış ve faaliyetlerini ya­sakl­amıştı.</text:span><text:span text:style-name="T13"><text:note text:id="ftn238" text:note-class="endnote"><text:note-citation>ccxxxviii</text:note-citation><text:note-body><text:p text:style-name="Endnote"><text:span text:style-name="T21"><text:s/>John J. Robinson. </text:span><text:span text:style-name="T22">Born In Blood: The Lost Secrets of Freemasonry</text:span><text:span text:style-name="T21">. M. Evans &amp; Company, New York, 1989. </text:span></text:p></text:note-body></text:note></text:span><text:span text:style-name="T14"> Dolayısıyla bir mason locasının gizli olarak varlığını sür­dürmesi, rejime muhalif olduğu anlamına gelirdi. Bu locanın "İran'ın silah alış­larında önemli rol oynamakta" oluşunun, İsrail'in "Tahran'a sızma" pro­jesine tam tamına uyuyor olması ise büyük olasılıkla bir tesadüf değildi. Gor­banifar</text:span><text:alphabetical-index-mark text:string-value=" " text:key1="Gorbanifar, Manuher"/><text:span text:style-name="T14">, büyük olasılıkla, bu locanın ya da en azından locanın temsil et­tiği "çizgi"nin kuryesiydi. </text:span></text:p>
      <text:p text:style-name="P79"><text:span text:style-name="T14">İsrailliler, Gorbanifar</text:span><text:alphabetical-index-mark text:string-value=" " text:key1="Gorbanifar, Manuher"/><text:span text:style-name="T14">'ın önlerine açtığı vizyonu değerlendirmeye ka­rar verdiler. Silah alışverişi, "sağcı" kanadın en güçlü olduğu ordu ile İsrail ara­sındaki kanalları açık tutacak ve böylece "Tahran'a sızma" yolu açılacaktı. Or­du, devrimden bu yana gerçekleştirdiği dört ayrı darbe girişimi ile, re­ji­min "aşil topuğu" olarak gözüküyordu zaten.</text:span><text:span text:style-name="T13"><text:note text:id="ftn239" text:note-class="endnote"><text:note-citation>ccxxxix</text:note-citation><text:note-body><text:p text:style-name="Endnote"><text:span text:style-name="T21">İran</text:span><text:alphabetical-index-mark text:string-value=" " text:key1="İran"/><text:span text:style-name="T21">'daki İslam Devrimi</text:span><text:alphabetical-index-mark text:string-value=" " text:key1="İranİran devrimi"/><text:span text:style-name="T21">, orduyu kontrol altına almakta uzun süre zorlandı. Devrimin ilk günlerinde bazı ordu birlikleri ile Humeyni</text:span><text:alphabetical-index-mark text:string-value=" " text:key1="Humeyni, Ayetullah"/><text:span text:style-name="T21"> taraftarları arasında çatışmalar yaşanmıştı. Bunun sonucunda çok sayıda general ve subay tutuklandı. 13 Şubat 1979 günü, yani Hu­mey­ni</text:span><text:alphabetical-index-mark text:string-value=" " text:key1="Humeyni, Ayetullah"/><text:span text:style-name="T21">'nin ülkeye dönmesinden iki hafta sonra, dört general idam edildi, 20 Şubat'ta dört ta­nesi daha asıldı. Ancak bunlar daha başlangıçtı; 5 Nisan'da 40 üst düzey subay daha idam edildi. Ordunun kendi içinde geleneksel bir hiyerarşiye sahip otonom bir güç olarak devrime karşı bir tehdit oluşturduğu ve bu tehdidin giderilmesi için daha da geniş çaplı bir "temizlik" yapılması gerektiği ortadaydı. Bu yüzden, önce alternatif bir ordu kuruldu; 5 Mayıs'ta "İslam Devrimi</text:span><text:alphabetical-index-mark text:string-value=" " text:key1="İranİran devrimi"/><text:span text:style-name="T21">'ni korumak için" Devrim Muhafızları Birlikleri kuruldu. (İlerleyen yıllar içinde Devrim Muhafızları'nın sayısı 120 bine ulaşacaktı.) Ordu ise için için kaynamaya devam ediyordu. 23 Mayıs 1980 günü, darbe girişimi hazırlamakta olan bir cunta ortaya çıkarıldı. 12 Haziran'da ve 22 Haziran'da iki darbe girişimi daha keşfedildi. 10 Temmuz'da ortaya çıkartılan ise en sofistikesiydi; cuntacılar Humeyni</text:span><text:alphabetical-index-mark text:string-value=" " text:key1="Humeyni, Ayetullah"/><text:span text:style-name="T21">'nin evini ve diğer bazı stratejik hedefleri havaya uçurmak için hazırlık yaparken yakayı ele vermişlerdi. Cuntanın diğer üyelerinin kaçışının engellenmesi için tüm sınır kapıları iki gün boyunca kapalı tutuldu. Sonunda yirmiden fazla subay idam edildi. Ordu içindeki tasviyeler, ilerleyen aylar­da ve yıllarda da devam etti. bkz. Robin Wright, </text:span><text:span text:style-name="T22">In The Name of God, </text:span><text:span text:style-name="T21">ss. 216-23.</text:span></text:p></text:note-body></text:note></text:span><text:span text:style-name="T14"> (Bu, aslında Irangate</text:span><text:alphabetical-index-mark text:string-value=" " text:key1="Irangate"/><text:span text:style-name="T14"> önce­sin­de bile İsrail'in aklında olan bir düşünceydi. İsrail'in </text:span><text:span text:style-name="T4">abd</text:span><text:span text:style-name="T14"> Büyükelçisi Moşe Arens</text:span><text:alphabetical-index-mark text:string-value=" " text:key1="Arens, Moşe"/><text:span text:style-name="T14">, henüz 1982 yılında İran</text:span><text:alphabetical-index-mark text:string-value=" " text:key1="İran"/><text:span text:style-name="T14"> ordusunun Humeyni</text:span><text:alphabetical-index-mark text:string-value=" " text:key1="Humeyni, Ayetullah"/><text:span text:style-name="T14"> rejimine ideolojik bir bağ­lı­lık hissetmediğini ve "İran ordusuyla kanalları açık tutmak" için İran'a si­lah satışı yapmanın mantıklı göründüğünü </text:span><text:soft-page-break/><text:span text:style-name="T14">söylüyordu. Arens'e göre, Tah­ran'la kurulacak bu tür bir silah ilişkisinin nihai amacı, Humeyni</text:span><text:alphabetical-index-mark text:string-value=" " text:key1="Humeyni, Ayetullah"/><text:span text:style-name="T14"> rejimini de­virmek olacaktı.)</text:span><text:span text:style-name="T13"><text:note text:id="ftn240" text:note-class="endnote"><text:note-citation>ccxl</text:note-citation><text:note-body><text:p text:style-name="Endnote"><text:span text:style-name="T21"><text:s/>S. Frenkel, "Thou Shalt Sell Arms", </text:span><text:span text:style-name="T22">Haolam Hazeh</text:span><text:span text:style-name="T21">, 31 Ağustos 1983; Benjamin Beit-Hallahmi</text:span><text:alphabetical-index-mark text:string-value=" " text:key1="Hallahmi, Benjamin Beit"/><text:span text:style-name="T21">, </text:span><text:span text:style-name="T22">The Israeli Connection</text:span><text:span text:style-name="T21">, s. 13.</text:span></text:p></text:note-body></text:note></text:span></text:p>
      <text:p text:style-name="P79"><text:bookmark-start text:name="Israel_vsKhomeiniRegimeII"/><text:bookmark-end text:name="Irangate_Israel"/><text:span text:style-name="T14">Operasyon, 1982'de Kenya</text:span><text:alphabetical-index-mark text:string-value=" " text:key1="Kenya"/><text:span text:style-name="T14">'daki gizli toplantıya katılmış olan üç ö­nemli isim tarafından üstlenildi; Yakov Nimrodi</text:span><text:alphabetical-index-mark text:string-value=" " text:key1="Nimrodi, Yakov"/><text:span text:style-name="T14">, Al Schwimmer</text:span><text:alphabetical-index-mark text:string-value=" " text:key1="Schwimmer, Adolph"/><text:span text:style-name="T14"> ve David Kimche</text:span><text:alphabetical-index-mark text:string-value=" " text:key1="Kimche, David"/><text:span text:style-name="T14">. İsrailli yazarlar Raviv</text:span><text:alphabetical-index-mark text:string-value=" " text:key1="Raviv, Dan"/><text:span text:style-name="T14"> ve Melman</text:span><text:alphabetical-index-mark text:string-value=" " text:key1="Melman, Yossi"/><text:span text:style-name="T14">'ın "üç silahşörler" olarak tanımla­dı­ğı bu ekip, bir kaç yıl sonra Irangate</text:span><text:alphabetical-index-mark text:string-value=" " text:key1="Irangate"/><text:span text:style-name="T14"> olarak kamuoyunun önüne çıkacak o­lan operasyonu organize ettiler. </text:span></text:p>
      <text:p text:style-name="P79"><text:span text:style-name="T14">İlk yapılması gereken iş, </text:span><text:span text:style-name="T4">abd</text:span><text:alphabetical-index-mark text:string-value=" " text:key1="ABD"/><text:span text:style-name="T14">'yi ikna etmekti. David Kimche</text:span><text:alphabetical-index-mark text:string-value=" " text:key1="Kimche, David"/><text:span text:style-name="T14">, Reagan</text:span><text:alphabetical-index-mark text:string-value=" " text:key1="Reagan, Ronald"/><text:span text:style-name="T14">'­ın ulusal güvenlik danışmanlığı görevini yürüten eski arkadaşı Robert (Bud) McFarlane</text:span><text:alphabetical-index-mark text:string-value=" " text:key1="McFarlane, Robert"/><text:span text:style-name="T14"> ile bağlantı kurdu ve ona "İran</text:span><text:alphabetical-index-mark text:string-value=" " text:key1="İran"/><text:span text:style-name="T14"> bağlantısı"nın detaylarını anlattı. McFarlane</text:span><text:alphabetical-index-mark text:string-value=" " text:key1="McFarlane, Robert"/><text:span text:style-name="T14"> Ortadoğu ve terörizm konularındaki danışmanı Michael Ledeen</text:span><text:alphabetical-index-mark text:string-value=" " text:key1="Ledeen, Michael"/><text:span text:style-name="T14">'ı planı incelemesi için Tel-Aviv'e yolladı. Ledeen</text:span><text:alphabetical-index-mark text:string-value=" " text:key1="Ledeen, Michael"/><text:span text:style-name="T14">'ın, Peres</text:span><text:alphabetical-index-mark text:string-value=" " text:key1="Peres, Şimon"/><text:span text:style-name="T14">'le Sosyalist Enter­nas­yo­nal</text:span><text:alphabetical-index-mark text:string-value=" " text:key1="Sosyalist Enternasyonal"/><text:span text:style-name="T14"> toplantılarına uzanan eski bir samimiyeti de vardı. Ve İsrail'de Ledeen</text:span><text:alphabetical-index-mark text:string-value=" " text:key1="Ledeen, Michael"/><text:span text:style-name="T14">'a </text:span><text:span text:style-name="T4">abd</text:span><text:span text:style-name="T14">'yi kaçınılmaz olarak cezbedecek sihirli iki kelime söylendi; "re­hinelerin kurtarılması". </text:span><text:span text:style-name="T4">abd</text:span><text:span text:style-name="T14">, İsrail'in açtığı kanaldan İran'a silah satışını ka­bul ederse, İran'daki "sağcı çizgi" de rehinelerin serbest bırakılmasını sağ­layacaktı. Ledeen</text:span><text:alphabetical-index-mark text:string-value=" " text:key1="Ledeen, Michael"/><text:span text:style-name="T14">'ın İsrail ziyaretinin ardından bu kez David Kimche</text:span><text:alphabetical-index-mark text:string-value=" " text:key1="Kimche, David"/><text:span text:style-name="T14"> Was­hington'a gitti ve McFarlane</text:span><text:alphabetical-index-mark text:string-value=" " text:key1="McFarlane, Robert"/><text:span text:style-name="T14"> ile görüştü. Ulusal Güvelik Danışmanı'na so­mut bir öneri getirmişti: Gorbanifar</text:span><text:alphabetical-index-mark text:string-value=" " text:key1="Gorbanifar, Manuher"/><text:span text:style-name="T14">, </text:span><text:span text:style-name="T4">abd</text:span><text:span text:style-name="T14">'nin TOW füzelerinin satışını onay­la­ma­sına karşılık, Lübnan</text:span><text:alphabetical-index-mark text:string-value=" " text:key1="Lübnan"/><text:span text:style-name="T14">'da Hizbullah</text:span><text:alphabetical-index-mark text:string-value=" " text:key1="Hizbullah"/><text:span text:style-name="T14"> tarafından rehin tutulan </text:span><text:span text:style-name="T4">cıa</text:span><text:alphabetical-index-mark text:string-value=" " text:key1="CIA"/><text:span text:style-name="T14"> istas­yon şefi William Buckley</text:span><text:alphabetical-index-mark text:string-value=" " text:key1="Buckley, William"/><text:span text:style-name="T14">'in serbest bırakılmasını sağlayabileceklerini haber ve­ri­yordu. </text:span><text:span text:style-name="T11">McFarlane</text:span><text:alphabetical-index-mark text:string-value=" " text:key1="McFarlane, Robert"/><text:span text:style-name="T11"> Reagan</text:span><text:alphabetical-index-mark text:string-value=" " text:key1="Reagan, Ronald"/><text:span text:style-name="T11">'a danıştı; cevap olumluydu. Hemen sonra, Be­yaz Saray, bu işin sorumluluğunu üstlenecek ve üç silahşörlerle bağlantıyı yü­rü­tecek görevliyi de belirledi; Yarbay Oliver North</text:span><text:alphabetical-index-mark text:string-value=" " text:key1="North, Yarbay Oliver"/><text:span text:style-name="T11">. <text:s/></text:span></text:p>
      <text:p text:style-name="P79"><text:span text:style-name="T11">Artık Irangate</text:span><text:alphabetical-index-mark text:string-value=" " text:key1="Irangate"/><text:span text:style-name="T11"> fiili olarak işliyordu. Üç silahşörler yine baş roldeydi; Kimche</text:span><text:alphabetical-index-mark text:string-value=" " text:key1="Kimche, David"/><text:span text:style-name="T11"> Amerikalılarla olan temasları yürütüyor, Nimrodi</text:span><text:alphabetical-index-mark text:string-value=" " text:key1="Nimrodi, Yakov"/><text:span text:style-name="T11"> Londra ve Cenev­re'­de para transferi ile ilgileniyor, Schwimmer</text:span><text:alphabetical-index-mark text:string-value=" " text:key1="Schwimmer, Adolph"/><text:span text:style-name="T11"> ise silahların İran</text:span><text:alphabetical-index-mark text:string-value=" " text:key1="İran"/><text:span text:style-name="T11">'a ulaştırıl­ması işini hallediyordu. Reagan</text:span><text:alphabetical-index-mark text:string-value=" " text:key1="Reagan, Ronald"/><text:span text:style-name="T11"> yönetimi, hem rehinelere birer birer kavuşu­yor, hem de İran'a sattığı </text:span><text:soft-page-break/><text:span text:style-name="T11">silahlardan kazandığı parayı bir başka illegal ope­ras­yonu, Nikaragua</text:span><text:alphabetical-index-mark text:string-value=" " text:key1="Nikaragua"/><text:span text:style-name="T11">'daki aşırı sağcı Kontra</text:span><text:alphabetical-index-mark text:string-value=" " text:key1="Kontralar"/><text:span text:style-name="T11"> gerillalarının finanse edilmesi işi­ni gizlice sürdürmek için kullanıyordu. İsrail açısındansa, asıl olarak "Tah­ran'a sızmak" için bir yol bulmuş olmak önemliydi. Nitekim Irangate ortaya çık­tık­tan sonra, </text:span><text:span text:style-name="T3">abd</text:span><text:alphabetical-index-mark text:string-value=" " text:key1="ABD"/><text:span text:style-name="T11"> yönetimi tarafından açıklanan bir Beyaz Saray iç yazış­ma­sın­dan da, "Tahran'a sızma" projesinin patentinin İsrail'e ait olduğu açık­ça anlaşılıyordu. Yazışmada şöyle deniyordu: "Daha ılımlı bir İran hüküme­ti­ni hedefleyen stratejik amacımıza ulaşmamız için, İsrail, İran'daki Batı yan­lıs­ı hiziplere tek taraflı askeri malzeme satışı başlatmaya hazırlanıyor. İsrail Başba­kanı Şimon Peres</text:span><text:alphabetical-index-mark text:string-value=" " text:key1="Peres, Şimon"/><text:span text:style-name="T11">, Amerikan yönetiminin İran'a silah sevkiyatını ive­di­lik­le onaylamasını istiyor."</text:span><text:span text:style-name="T13"><text:note text:id="ftn241" text:note-class="endnote"><text:note-citation>ccxli</text:note-citation><text:note-body><text:p text:style-name="Endnote"><text:span text:style-name="T21"><text:s/>"İran</text:span><text:alphabetical-index-mark text:string-value=" " text:key1="İran"/><text:span text:style-name="T21">gate Önerisi İsrail'in", </text:span><text:span text:style-name="T22">Güneş</text:span><text:span text:style-name="T21">, 11 Ocak 1987.</text:span></text:p></text:note-body></text:note></text:span></text:p>
      <text:p text:style-name="P79"/>
      <text:p text:style-name="P53"><text:span text:style-name="T26">Irangate</text:span><text:alphabetical-index-mark text:string-value=" " text:key1="Irangate"/><text:span text:style-name="T26">—Son Perde</text:span></text:p>
      <text:p text:style-name="P66"/>
      <text:p text:style-name="P79"><text:span text:style-name="T11">Irangate</text:span><text:alphabetical-index-mark text:string-value=" " text:key1="Irangate"/><text:span text:style-name="T11"> yolunda gidiyordu ki, İsrail önemli bir taktik hata yaparak, Tahran'la arasındaki bu hassas ilişkiye zarar verdi. Hata, Kasım 1985'te İran</text:span><text:alphabetical-index-mark text:string-value=" " text:key1="İran"/><text:span text:style-name="T11">'a yapılan Hawk füzesi sevkiyatındaki hileydi. Sevkiyat, daha önce gön­derilen diğer partiler gibi, Amerikan silahlarının İsrail üzerinden Tahran'a ulaş­tırılmasıyla gerçekleşmişti. İsrailliler, </text:span><text:span text:style-name="T3">abd</text:span><text:alphabetical-index-mark text:string-value=" " text:key1="ABD"/><text:span text:style-name="T11">'den Hawk füzeleri istemişler, </text:span><text:span text:style-name="T3">abd</text:span><text:span text:style-name="T11"> bunları yola çıkarınca da kendi ellerindeki Hawk'lardan oluşan bir par­tiyi İran'a yollamışlardı. Ancak önemli bir ayrıntı vardı; İsrailliler'in Kıbrıs</text:span><text:alphabetical-index-mark text:string-value=" " text:key1="Kıbrıs"/><text:span text:style-name="T11"> üze­rinden İran'a yolladıkları Hawk'lar, eski model, hatta hurdaydılar.</text:span></text:p>
      <text:p text:style-name="P79"><text:span text:style-name="T11">Hawk'ları taşıyan uçak Tahran havaalanına indiğinde, Başbakan Mu­sa­vi</text:span><text:alphabetical-index-mark text:string-value=" " text:key1="Musavi,"/><text:span text:style-name="T11"> de oradaydı. Yanında getirdiği İran</text:span><text:alphabetical-index-mark text:string-value=" " text:key1="İran"/><text:span text:style-name="T11">lı askeri uzmanlar füzeleri inceledik­le­rinde ise, sürpriz ortaya çıktı. Musavi</text:span><text:alphabetical-index-mark text:string-value=" " text:key1="Musavi,"/><text:span text:style-name="T11"> telefona sarıldı ve istihbarat servisi şe­fi Mohsen Kangarlu</text:span><text:alphabetical-index-mark text:string-value=" " text:key1="Kangarlu, Mohsen"/><text:span text:style-name="T11">'ya kızgın bir biçimde "kim bize aptal muamelesi yapmaya çalışıyor, buraya yollanan füzeler tamamen eski model ve işe yara­maz" diye çıkıştı. Fenalaşan Kangarlu</text:span><text:alphabetical-index-mark text:string-value=" " text:key1="Kangarlu, Mohsen"/><text:span text:style-name="T11"> telefona sarıldı ve bağlantıyı kuran adamı, Gorbanifar</text:span><text:alphabetical-index-mark text:string-value=" " text:key1="Gorbanifar, Manuher"/><text:span text:style-name="T11">'ı aradı. Gorbanifar</text:span><text:alphabetical-index-mark text:string-value=" " text:key1="Gorbanifar, Manuher"/><text:span text:style-name="T11">'ın diyecek hiç bir şeyi yoktu, olay karşısında büyük bir hayalkırıklığına uğradı ve paniğe kapıldı. Nimrodi</text:span><text:alphabetical-index-mark text:string-value=" " text:key1="Nimrodi, Yakov"/><text:span text:style-name="T11"> devreye girerek İranlılarla konuşup ortadaki "yanlış anlama"yı açıklamaya çalıştı, ama gerilimi düşürmeyi başaramadı. İsrail'in fazla uyanık davranma­sı, bir süredir yolunda giden Irangate</text:span><text:alphabetical-index-mark text:string-value=" " text:key1="Irangate"/><text:span text:style-name="T11">'i birden büyük bir krize sokmuştu. Er­te­si gün, Nimrodi</text:span><text:alphabetical-index-mark text:string-value=" " text:key1="Nimrodi, Yakov"/><text:span text:style-name="T11">, İranlı "bodyguardlar"ın gözetiminde, Credit Suisse Bank</text:span><text:alphabetical-index-mark text:string-value=" " text:key1="Credit Suisse Bank"/><text:span text:style-name="T11">'­taki İran'a ait hesaba 18 milyon dolar "tazminat" yatırmak zorunda kaldı.</text:span><text:span text:style-name="T13"><text:note text:id="ftn242" text:note-class="endnote"><text:note-citation>ccxlii</text:note-citation><text:note-body><text:p text:style-name="Endnote"><text:span text:style-name="T21"><text:s/>Dan Raviv &amp; Yossi Melman, </text:span><text:span text:style-name="T22">Every Spy A Prince</text:span><text:span text:style-name="T21">, s. 330.</text:span></text:p></text:note-body></text:note></text:span></text:p>
      <text:p text:style-name="P79"><text:span text:style-name="T11">Öte yandan, İsrail'in bir önceki partide hem İran</text:span><text:alphabetical-index-mark text:string-value=" " text:key1="İran"/><text:span text:style-name="T11">'ı hem de </text:span><text:span text:style-name="T3">abd</text:span><text:alphabetical-index-mark text:string-value=" " text:key1="ABD"/><text:span text:style-name="T11">'yi "kazıkladığı" da daha sonra anlaşılacaktı. Irangate</text:span><text:alphabetical-index-mark text:string-value=" " text:key1="Irangate"/><text:span text:style-name="T11">'in ortaya çıkmasının ar­dın­dan, "Beyaz Saray'a yakın kaynaklar", İsrail'in değerleri 10 milyon dolar olan silahları İran'a 40 milyon dolara sattığını, bunun 10 milyonunu Amerikan yönetimine teslim ettikten sonra, kalan 30 milyonu bir İsviçre bankasına ya­tırdığını söyleyeceklerdi.</text:span><text:span text:style-name="T13"><text:note text:id="ftn243" text:note-class="endnote"><text:note-citation>ccxliii</text:note-citation><text:note-body><text:p text:style-name="Endnote"><text:span text:style-name="T22">Washington Post</text:span><text:alphabetical-index-mark text:string-value=" " text:key1="Washington Post"/><text:span text:style-name="T21">, 1 Aralık 1986.</text:span></text:p></text:note-body></text:note></text:span></text:p>
      <text:p text:style-name="P79"><text:soft-page-break/><text:span text:style-name="T11"><text:s/>Bu yolsuzluk, İsrail'in Irangate</text:span><text:alphabetical-index-mark text:string-value=" " text:key1="Irangate"/><text:span text:style-name="T11">'den beklediği stratejik sonucu, yani "Tahran'la kanalları açık tutma" projesini büyük ölçüde baltaladı. Yahudi Dev­leti, ordu içinde güçlü olan ve müstakbel bir karşı-devrim için bağlantı kurmak istediği "sağcı çizgi"nin güvenini yitirdi. İsrail'i güvenilir bir ortak olarak göstermeye ve onun bu görüntü altında "Tahran'a sızması"na yardım etmeye uğraşan Gorbanifar</text:span><text:alphabetical-index-mark text:string-value=" " text:key1="Gorbanifar, Manuher"/><text:span text:style-name="T11"> ve onun "aşırı sağcı çizgisi" ise Tahran'daki ken­di kredibilitesini aşındırdı. </text:span></text:p>
      <text:p text:style-name="P79"><text:span text:style-name="T11">Bu taktik hatanın ardından, Irangate</text:span><text:alphabetical-index-mark text:string-value=" " text:key1="Irangate"/><text:span text:style-name="T11">'in ilk baştaki stratejik anlamı azaldı. </text:span><text:span text:style-name="T3">abd</text:span><text:alphabetical-index-mark text:string-value=" " text:key1="ABD"/><text:span text:style-name="T11"> açısından bir sorun yoktu, Washington rehinelere karşı silah sa­tıp gelen parayla da Kontra</text:span><text:alphabetical-index-mark text:string-value=" " text:key1="Kontralar"/><text:span text:style-name="T11">ları finanse etmeye devam edecekti. Ancak proje­nin mimarı olan Yahudi Devleti, İran</text:span><text:alphabetical-index-mark text:string-value=" " text:key1="İran"/><text:span text:style-name="T11">'ı yeniden Şah</text:span><text:alphabetical-index-mark text:string-value=" " text:key1="Pehlevi, Şah Muhammed Rıza"/><text:span text:style-name="T11"> günlerine döndürme rü­yasını ertelemek durumunda kaldı. </text:span></text:p>
      <text:p text:style-name="P79"><text:span text:style-name="T11">Buna karşılık İsrail, Irangate</text:span><text:alphabetical-index-mark text:string-value=" " text:key1="Irangate"/><text:span text:style-name="T11">'in daha küçük çaplı bir yararı üzerinde dur­maya başladı; "İran Falaşa</text:span><text:alphabetical-index-mark text:string-value=" " text:key1="Falaşalar"/><text:span text:style-name="T11">ları"</text:span><text:alphabetical-index-mark text:string-value=" " text:key1="İran&quot;İran Falaşaları&quot;"/><text:span text:style-name="T11">. Irangate'in ilk gündeme geldiği sıralarda da üzerinde durulan bu plan, İran'a satılan silahlara karşılık ülkedeki Yahu­di­ler</text:span><text:alphabetical-index-mark text:string-value=" " text:key1="Yahudiler"/><text:span text:style-name="T11">'in İsrail'e göç etmesine izin verilmesini öngörüyordu. ("İran Falaşa</text:span><text:alphabetical-index-mark text:string-value=" " text:key1="Falaşalar"/><text:span text:style-name="T11">ları"</text:span><text:alphabetical-index-mark text:string-value=" " text:key1="İran&quot;İran Falaşaları&quot;"/><text:span text:style-name="T11"> deyimi, 1980'lerde iki ayrı operasyonla İsrail'e göç ettirilen ve Falaşa</text:span><text:alphabetical-index-mark text:string-value=" " text:key1="Falaşalar"/><text:span text:style-name="T11"> olarak ta­nım­lanan Etiyopya</text:span><text:alphabetical-index-mark text:string-value=" " text:key1="Etiyopya"/><text:span text:style-name="T11"> Yahudiler'inden geliyordu.) Plan işledi; İran hüküme­tinin verdiği izin üzerine, bir kaç ay içinde 800 kadar Yahudi İsrail'e gitmek üzere Amerika'ya doğru yola çıktı.</text:span></text:p>
      <text:p text:style-name="P79"><text:span text:style-name="T11">Hawk füzeleri nedeniyle yaşanan skandalın ardından Başbakan Peres</text:span><text:alphabetical-index-mark text:string-value=" " text:key1="Peres, Şimon"/><text:span text:style-name="T11"> "üç silahşör"ü—Kimche</text:span><text:alphabetical-index-mark text:string-value=" " text:key1="Kimche, David"/><text:span text:style-name="T11">, Nimrodi</text:span><text:alphabetical-index-mark text:string-value=" " text:key1="Nimrodi, Yakov"/><text:span text:style-name="T11"> ve Schwimmer</text:span><text:alphabetical-index-mark text:string-value=" " text:key1="Schwimmer, Adolph"/><text:span text:style-name="T11">'i—Irangate</text:span><text:alphabetical-index-mark text:string-value=" " text:key1="Irangate"/><text:span text:style-name="T11"> işinden uzaklaştırdı ve operasyonu yürütmek üzere genç ve parlak danışmanı Amiram Nir</text:span><text:alphabetical-index-mark text:string-value=" " text:key1="Nir, Amiram"/><text:span text:style-name="T11">'i görevlendirdi. Nir</text:span><text:alphabetical-index-mark text:string-value=" " text:key1="Nir, Amiram"/><text:span text:style-name="T11">, operasyonun Washington'daki sorumlusu olan Oli­ver North</text:span><text:alphabetical-index-mark text:string-value=" " text:key1="North, Yarbay Oliver"/><text:span text:style-name="T11"> ile aynı dilden konuşuyordu, rütbeleri de aynı olan ikili iyi anlaştı. Nir</text:span><text:alphabetical-index-mark text:string-value=" " text:key1="Nir, Amiram"/><text:span text:style-name="T11">-North</text:span><text:alphabetical-index-mark text:string-value=" " text:key1="North, Yarbay Oliver"/><text:span text:style-name="T11"> ikilisi bir süre daha Irangate'i sürdürdüler. Ancak Robert Mc Farlane</text:span><text:alphabetical-index-mark text:string-value=" " text:key1="McFarlane, Robert"/><text:span text:style-name="T11">, Oliver North</text:span><text:alphabetical-index-mark text:string-value=" " text:key1="North, Yarbay Oliver"/><text:span text:style-name="T11"> ve bazı diğer Amerikalı subayların Amiram Nir</text:span><text:alphabetical-index-mark text:string-value=" " text:key1="Nir, Amiram"/><text:span text:style-name="T11"> ile bir­lik­te Kasım</text:span><text:alphabetical-index-mark text:string-value=" " text:key1="Kasım, Albay Abdülkerim"/><text:span text:style-name="T11"> 1986'da Tahran'a yaptıkları gizli ziyaretin basına sızması son­ucunda operasyon su üstüne çıktı ve </text:span><text:span text:style-name="T3">abd</text:span><text:alphabetical-index-mark text:string-value=" " text:key1="ABD"/><text:span text:style-name="T11">'de siyasi bir skandal olarak kabul edilerek "Irangate" adını aldı. <text:s text:c="2"/></text:span></text:p>
      <text:p text:style-name="P79"><text:soft-page-break/><text:span text:style-name="T11">Oliver North</text:span><text:alphabetical-index-mark text:string-value=" " text:key1="North, Yarbay Oliver"/><text:span text:style-name="T11">, Beyaz Saray'ın günah keçiliğini üstlendi ve tüm suçu üzerine alarak olaydaki aktörlerden biri olan Başkan Reagan</text:span><text:alphabetical-index-mark text:string-value=" " text:key1="Reagan, Ronald"/><text:span text:style-name="T11">'ı kurtardı. </text:span><text:span text:style-name="T14">"Kur­tulan" en önemli aktör ise İsrail'di. Konuyla ilgili yürütülen resmi Ame­rikan soruşturmasında olay "İran</text:span><text:alphabetical-index-mark text:string-value=" " text:key1="İran"/><text:span text:style-name="T14">-Kontra</text:span><text:alphabetical-index-mark text:string-value=" " text:key1="Kontralar"/><text:span text:style-name="T14">" skandalı olarak adlandırıldı ve İs­rail'in oynadığı rolün elden geldiğince kurcalanmamasına çalışıldı. Kongre</text:span><text:alphabetical-index-mark text:string-value=" " text:key1="ABDKongresi"/><text:span text:style-name="T14">'­nin skandalı araştırmak için kurduğu özel komite tarafından hazırlanan rapordaki 423 paragrafın yalnızca 5 tanesinde Yahudi Devleti'nin adı geçiyordu.</text:span><text:span text:style-name="T13"><text:note text:id="ftn244" text:note-class="endnote"><text:note-citation>ccxliv</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45.</text:span></text:p></text:note-body></text:note></text:span><text:span text:style-name="T14"> </text:span></text:p>
      <text:p text:style-name="P70"><text:bookmark-end text:name="Israel_vsKhomeiniRegimeII"/></text:p>
      <text:p text:style-name="P70"/>
      <text:h text:style-name="P47" text:outline-level="8">İki Şehrin ve Batı Kudüs'ün Hikayesi</text:h>
      <text:p text:style-name="P70"/>
      <text:p text:style-name="P79"><text:span text:style-name="T14">Bundan 25 asır önce, Babil</text:span><text:alphabetical-index-mark text:string-value=" " text:key1="Babil İmparatorluğu"/><text:span text:style-name="T14">, dünyanın en güçlü imparatorluklarından biriydi. Bugünkü Bağdat'a 34 km. mesafedeki antik Babil</text:span><text:alphabetical-index-mark text:string-value=" " text:key1="Babil İmparatorluğu"/><text:span text:style-name="T14"> kentini kendisine merkez alan devlet, en görkemli devrini ise Nebukadnezsar</text:span><text:alphabetical-index-mark text:string-value=" " text:key1="Nebukadnezsar"/><text:span text:style-name="T14"> III (Buhtun­na­sır) zamanında yaşadı. Nebukadnezsar, Asur, Suriye</text:span><text:alphabetical-index-mark text:string-value=" " text:key1="Suriye"/><text:span text:style-name="T14"> ve Mısır</text:span><text:alphabetical-index-mark text:string-value=" " text:key1="Mısır"/><text:span text:style-name="T14"> ordularına karşı üst üste kazandığı zaferlerle, MÖ 6. yüzyılın ilk yarısında tüm Ortado­ğu'yu hakimiyeti altına aldı. Babil</text:span><text:alphabetical-index-mark text:string-value=" " text:key1="Babil İmparatorluğu"/><text:span text:style-name="T14"> Kralı'nın en önemli ve tarihin akışına etki eden başarılarından biri ise, Filistin</text:span><text:alphabetical-index-mark text:string-value=" " text:key1="Filistin"/><text:span text:style-name="T14">'deki Yahuda</text:span><text:alphabetical-index-mark text:string-value=" " text:key1="Yahuda Krallığı"/><text:span text:style-name="T14"> (Judah) Krallığı'na karşı gerçekleştirdiği fetihti. Filistin'e ilk kez MÖ 598 yılında girmiş, Yahuda Kral­lığı'nın kendisine karşı başlattığı isyanın üzerine de, Krallığın başkenti ve tüm Yahudi halkının dini ve milli merkezi olan Kudüs'ü iki yıl süren bir ku­şat­madan sonra 586 yılında ele geçirmişti. Kudüs'ü aldıktan sonra, Hz. Sü­ley­man</text:span><text:alphabetical-index-mark text:string-value=" " text:key1="Süleyman, Hz."/><text:span text:style-name="T14"> tarafından 5 asır önce inşa ettirilmiş olan görkemli Tapınak'ı yıktı ve kent­teki Yahudiler</text:span><text:alphabetical-index-mark text:string-value=" " text:key1="Yahudiler"/><text:span text:style-name="T14">'in tamamına yakınını Babil</text:span><text:alphabetical-index-mark text:string-value=" " text:key1="Babil İmparatorluğu"/><text:span text:style-name="T14">'e sürgün olarak götürdü. </text:span></text:p>
      <text:p text:style-name="P79"><text:span text:style-name="T14">Babil</text:span><text:alphabetical-index-mark text:string-value=" " text:key1="Babil İmparatorluğu"/><text:span text:style-name="T14">, o zamandan sonra, asırlar boyu Yahudiler</text:span><text:alphabetical-index-mark text:string-value=" " text:key1="Yahudiler"/><text:span text:style-name="T14"> için "düşmanın adresi" oldu. </text:span></text:p>
      <text:p text:style-name="P79"><text:span text:style-name="T14">Ancak Nebukadnezsar</text:span><text:alphabetical-index-mark text:string-value=" " text:key1="Nebukadnezsar"/><text:span text:style-name="T14"> zamanındaki Yahudiler</text:span><text:alphabetical-index-mark text:string-value=" " text:key1="Yahudiler"/><text:span text:style-name="T14">'in Kudüs'ten ayrılık­ları fazla sürmedi. Çünkü Babil</text:span><text:alphabetical-index-mark text:string-value=" " text:key1="Babil İmparatorluğu"/><text:span text:style-name="T14"> Kralı'nın gücünün doruğuna çıktığı günler­de, daha doğuda bir başka imparatorluk yükseliyordu. </text:span><text:soft-page-break/><text:span text:style-name="T14">Bugünkü İran</text:span><text:alphabetical-index-mark text:string-value=" " text:key1="İran"/><text:span text:style-name="T14">'ın gü­neyindeki Fars bölgesinde giderek güçlenen Pers</text:span><text:alphabetical-index-mark text:string-value=" " text:key1="Pers Krallığı"/><text:span text:style-name="T14"> Kralı Cyrus</text:span><text:alphabetical-index-mark text:string-value=" " text:key1="Cyrus (Koreş), Pers Kralı"/><text:span text:style-name="T14"> (Koreş), önce Median Kralı Astiages'i yenerek tüm İran topraklarına hakim oldu, sonra da Lid­ya Krallığı'nı mağlub ederek tüm Anadolu'yu Ege sahilerine kadar ele ge­çir­di. Ardından güneye yönelen Pers</text:span><text:alphabetical-index-mark text:string-value=" " text:key1="Pers Krallığı"/><text:span text:style-name="T14"> Kralı, 20 yıl önce ölmüş olan Nebukadnezsar'ın görkemli imparatorluğunu ezip geçti ve MÖ 539 yılında tüm Babil</text:span><text:alphabetical-index-mark text:string-value=" " text:key1="Babil İmparatorluğu"/><text:span text:style-name="T14">'­i fethetti. Dünyanın o döneme dek görülmüş en büyük İmparatorluğu'­nu kurmuştu ve imparatorluk Büyük İskender tarafından fethedilene dek bu sıfatı koruyacaktı. Ve bu büyük imparatorluğun tarihe geçen önemli icraatla­rından biri, yine Yahudilerle ilgiliydi. Cyrus, Babil</text:span><text:alphabetical-index-mark text:string-value=" " text:key1="Babil İmparatorluğu"/><text:span text:style-name="T14"> sürgününde yaşayan Yahu­diler'e Kudüs'e geri dönme ve Tapınak'ı yeniden inşa etme izni verdi. </text:span></text:p>
      <text:p text:style-name="P79"><text:span text:style-name="T14">Pers</text:span><text:alphabetical-index-mark text:string-value=" " text:key1="Pers Krallığı"/><text:span text:style-name="T14"> imparatorluğu ve Pers</text:span><text:alphabetical-index-mark text:string-value=" " text:key1="Pers Krallığı"/><text:span text:style-name="T14"> (Fars) diyarı, o zamanda sonra, Yahudiler</text:span><text:alphabetical-index-mark text:string-value=" " text:key1="Yahudiler"/><text:span text:style-name="T14"> için büyük bir dost—ve Babil</text:span><text:alphabetical-index-mark text:string-value=" " text:key1="Babil İmparatorluğu"/><text:span text:style-name="T14">'in tehlikesine karşı büyük bir yardımcı—olarak akıllarda kaldı.</text:span></text:p>
      <text:p text:style-name="P79"><text:span text:style-name="T14">Modern çağda Babil</text:span><text:alphabetical-index-mark text:string-value=" " text:key1="Babil İmparatorluğu"/><text:span text:style-name="T14">'in yerini Bağdat, Pers</text:span><text:alphabetical-index-mark text:string-value=" " text:key1="Pers Krallığı"/><text:span text:style-name="T14"> başkenti Hamadan'ın yerini ise Tahran aldı. </text:span><text:span text:style-name="T15">Pax Ottomana</text:span><text:span text:style-name="T14">'nın 20. yüzyılda sona ermesiyle birlikte de, Bağdat ve Tahran yine iki tarihsel rakip olarak ortaya çıktılar. İki şehrin hikayesi yine başlıyordu. Bağdat ile Tahran, teorik olarak aynı safta yer aldık­ları iki Dünya Savaşı arasındaki dönemde bile, hiç bir zaman iyi anlaşa­ma­dılar. Başta Şatt-ül Arab</text:span><text:alphabetical-index-mark text:string-value=" " text:key1="Şatt-ül Arab nehri"/><text:span text:style-name="T14"> nehrinin kullanımı olmak üzere, sınır anlaşmazlık­larından yola çıkarak birbirleriyle atıştılar. Bağdat'ın 1950'lerdeki radikali­zas­yon dalgasına kapılmasından sonra ise, iki şehrin mücadelesi iyice kes­kin­leşti. İki şehrin hükümdarları, yani Saddam</text:span><text:alphabetical-index-mark text:string-value=" " text:key1="Saddam Hüseyin"/><text:span text:style-name="T14"> Hüseyin ve Şah</text:span><text:alphabetical-index-mark text:string-value=" " text:key1="Pehlevi, Şah Muhammed Rıza"/><text:span text:style-name="T14"> Rıza Pehlevi, 60'lı ve 70'li yıllarda büyük bir soğuk savaş yaşadılar. </text:span></text:p>
      <text:p text:style-name="P79"><text:span text:style-name="T14">İki şehrin 20. yüzyılda yeniden başlayan bu hikayesinde, Yahudiler</text:span><text:alphabetical-index-mark text:string-value=" " text:key1="Yahudiler"/><text:span text:style-name="T14"> ilk başta ortada yoktu, ama 1948'de onlar da sahneye girdiler. Ve 25 asır önce ya­şa­nan jeo-stratejik denklem yine oluştu: Kudüs (daha doğrusu, bu kez Batı Ku­düs), Bağdat'a karşı Tahran ile aynı saftaydı. Bağdat'ın da dahil olduğu düş­man bir Arap denizi ile çevrili olan Batı Kudüs, o Arap deniziyle ve özel­likle Bağdat ile </text:span><text:soft-page-break/><text:span text:style-name="T14">stratejik bir çatışma içinde olan Tahran ile iyi anlaştı. Bu denk­lem, İsrail'in önceki bölümlerde değindiğimiz çevre stratejisi</text:span><text:alphabetical-index-mark text:string-value=" " text:key1="çevre stratejisi"/><text:span text:style-name="T14">ni doğur­du. </text:span></text:p>
      <text:p text:style-name="P79"><text:span text:style-name="T14">İki şehrin ve Batı Kudüs'ün 25 asırdır değişmeyen bu jeo-stratejik ko­numu, kalıcı bir konumdu aslında. Kudüs'te Yahudiler</text:span><text:alphabetical-index-mark text:string-value=" " text:key1="Yahudiler"/><text:span text:style-name="T14">, Bağdat'ta Araplar, Tah­ran'da ise "Pers</text:span><text:alphabetical-index-mark text:string-value=" " text:key1="Pers Krallığı"/><text:span text:style-name="T14">ler" oturduğu sürece, jeo-strateji bilimi Kudüs ve Tahran'ı aynı safta birleştirirdi. Bu, çok uzun vadeli bir stratejik konumdu. Dolayı­sıy­la, Kudüs'teki Yahudiler'in uzun vadeli stratejilerini de bu jeo-stratejik denkleme uygun biçimde belirlemeleri gerekirdi. Nitekim öyle yaptılar; İs­rail'­in ikinci bölümde incelediğimiz "beka stratejisi", işte bu yüzden "Irak</text:span><text:alphabetical-index-mark text:string-value=" " text:key1="Irak"/><text:span text:style-name="T14">'ın par­çalan­masını", yani modern "Babil</text:span><text:alphabetical-index-mark text:string-value=" " text:key1="Babil İmparatorluğu"/><text:span text:style-name="T14"> İmparatorluğu"nun ufalanmasını ken­disi için vazgeçilmez bir hedef olarak belirledi. "Beka stratejisi"nin Tahran'a yö­nelik ise hiç bir düşmanca tavrı yoktu. </text:span></text:p>
      <text:p text:style-name="P70">Tüm bunlar, iki şehir ile Batı Kudüs arasındaki kalıcı jeo-stratejik ko­numla ilgiliydi. </text:p>
      <text:p text:style-name="P70">Fakat bir de, iki şehirdeki değişken ve geçici siyasi rejimlerle Batı Ku­düs arasındaki kısa vadeli stratejik denklem vardı. Ve jeo-strateji ile değil, siyasetle ilgili olan bu denklem, jeo-stratejik denklemin analizinin verdiği so­nuçlardan daha farklı sonuçlar verebilirdi. </text:p>
      <text:p text:style-name="P70">Bu bölümün başından beri incelediğimiz Batı Kudüs-Tahran-Bağdat üçgeni, işte bu iki farklı (jeo-stratejik ve siyasi) denklemin iki farklı sonucu yüzünden, tek boyutlu değil çok boyutlu bir üçgendir. Bu üç şehir arasın­da­ki kalıcı jeo-stratejik denklem, özellikle 1979'dan bu yana, mevcut siyasi denk­lem ile uyuşmamakta ve bu da İsrail'i her iki denklemi de göz önünde bu­lun­duran çift yönlü bir strateji izlemeye yöneltmektedir. </text:p>
      <text:p text:style-name="P79"><text:span text:style-name="T14">İki denklem arasındaki uçurum, her şeyden önce, Tahran'daki rejim de­ğişikliği yüzünden doğmuştu. İsrail, Şah</text:span><text:alphabetical-index-mark text:string-value=" " text:key1="Pehlevi, Şah Muhammed Rıza"/><text:span text:style-name="T14">'a baktığında Pers</text:span><text:alphabetical-index-mark text:string-value=" " text:key1="Pers Krallığı"/><text:span text:style-name="T14"> İmparatoru Cyrus'­un silüetini görebiliyordu belki, ama Humeyni</text:span><text:alphabetical-index-mark text:string-value=" " text:key1="Humeyni, Ayetullah"/><text:span text:style-name="T14">'nin iktidara gelmesi ile bir­likte, Tahran diğer herhangi bir başkentten daha büyük bir tehlike haline geldi Yahudi Devleti için. </text:span></text:p>
      <text:p text:style-name="P79"><text:soft-page-break/><text:span text:style-name="T14">İsrail bu nedenle, jeo-stratejik denkleme aykırı bir karar vererek Irak</text:span><text:alphabetical-index-mark text:string-value=" " text:key1="Irak"/><text:span text:style-name="T14">'­ın İran</text:span><text:alphabetical-index-mark text:string-value=" " text:key1="İran"/><text:span text:style-name="T14">'a yaptığı saldırıya önce "danışman" olarak doğrudan, sonra da </text:span><text:span text:style-name="T4">abd</text:span><text:alphabetical-index-mark text:string-value=" " text:key1="ABD"/><text:span text:style-name="T14"> kanalıyla dolaylı destek oldu. Ancak bu siyasi kararı alırken, jeo-stratejik denk­lemi de bir yandan aklında tutuyordu. Irangate</text:span><text:alphabetical-index-mark text:string-value=" " text:key1="Irangate"/><text:span text:style-name="T14">, işte bu yüzden doğdu. Ya­hudi Devleti, mevcut siyasi denklemin çarpıklığını giderecek, "taşları ye­rine oturtacak" ve siyasi denklemi yeniden jeo-stratejik denkleme paralel ha­le getirecek bir işe, yani İran'ı yeniden Şah</text:span><text:alphabetical-index-mark text:string-value=" " text:key1="Pehlevi, Şah Muhammed Rıza"/><text:span text:style-name="T14"> günlerine döndürmeye kalkıştı. İs­rail­li siyaset bilimci Salpeter, Irangate'in ardında yatan mantığı bu çer­çe­ve­de şöyle açıklıyordu:</text:span></text:p>
      <text:p text:style-name="P32"><text:span text:style-name="T11">Arap düşmanlığı devam ettiği sürece, Tahran ile Kudüs'ün ortak menfaatleri de devam edecektir. Şimdi İsrail'in Tahran'la bağlantılı kalmaya ihtiyacı var­dır, çünkü bir gün dini-ideolojik engeller ortadan kalkacak ve işbirliği için yeni­den imkan doğacaktır. Çünkü yüzyıllardır varlığını koruyan ulusal manta­liteler, sözkonusu dini-ideolojik engellerden çok daha kalıcıdırlar.</text:span><text:span text:style-name="T13"><text:note text:id="ftn245" text:note-class="endnote"><text:note-citation>ccxlv</text:note-citation><text:note-body><text:p text:style-name="Endnote"><text:span text:style-name="T21"><text:s/>E. Salpeter, "Is My Enemy's Enemy My Friend?", </text:span><text:span text:style-name="T22">Ha'aretz</text:span><text:alphabetical-index-mark text:string-value=" " text:key1="Ha'aretz"/><text:span text:style-name="T21">, 6 Nisan 1984; Benjamin Beit-Hallahmi</text:span><text:alphabetical-index-mark text:string-value=" " text:key1="Hallahmi, Benjamin Beit"/><text:span text:style-name="T21">, </text:span><text:span text:style-name="T22">The Israeli Connection, </text:span><text:span text:style-name="T21">s. 15.</text:span></text:p></text:note-body></text:note></text:span></text:p>
      <text:p text:style-name="P79"><text:span text:style-name="T11">İsrail Irangate</text:span><text:alphabetical-index-mark text:string-value=" " text:key1="Irangate"/><text:span text:style-name="T11"> ile hedeflediği bu sonuca ulaşamadı, "dini-ideolojik en­gel" olarak gördüğü İslam Devrimi</text:span><text:alphabetical-index-mark text:string-value=" " text:key1="İranİran devrimi"/><text:span text:style-name="T11">'ni eritemedi. Bu nedenle de, jeo-stratejik denk­lem ile siyasi denklem arasındaki uçurum giderilemedi. </text:span></text:p>
      <text:p text:style-name="P79"><text:span text:style-name="T11">Bu durum, kuşkusuz her iki denklemin öteki ucunda bulunan şehri, ya­ni Bağdat'ı ve dolayısıyla Bağdat ile Batı Kudüs arasındaki "hikayeyi" ya­kın­dan ilgilendiriyordu. İsrail, siyasi denklem gereği, Saddam</text:span><text:alphabetical-index-mark text:string-value=" " text:key1="Saddam Hüseyin"/><text:span text:style-name="T11"> Hüseyin'i İran</text:span><text:alphabetical-index-mark text:string-value=" " text:key1="İran"/><text:span text:style-name="T11">'­a karşı savaşında destekledi. Saddam</text:span><text:alphabetical-index-mark text:string-value=" " text:key1="Saddam Hüseyin"/><text:span text:style-name="T11"> ve onun liderliğini yürüttüğü Irak</text:span><text:alphabetical-index-mark text:string-value=" " text:key1="Irak"/><text:span text:style-name="T11"> Baas</text:span><text:alphabetical-index-mark text:string-value=" " text:key1="Baas Partisi"/><text:span text:style-name="T11"> Partisi, önceki sayfalarda değindiğimiz gibi, aslında daha önce de İs­ra­il'­in siyasi hesaplarına fazla ters düşmüyordu. Bağdat, İsrail'in en büyük düş­manı sayılan Mısır</text:span><text:alphabetical-index-mark text:string-value=" " text:key1="Mısır"/><text:span text:style-name="T11">'la olan rekabeti nedeniyle, Yahudi Devleti tarafından bir "denge unsuru" olarak görülüyordu. 1979'da Mısır İsrail</text:span><text:alphabetical-index-mark text:string-value=" " text:key1="İsrailve Saddam"/><text:span text:style-name="T11">'le barış yaptı, ama bu kez "dengelenmesi" gereken daha büyük bir tehlike Tahran'da ortaya çıktı. Bunun üzerine de, Batı Kudüs ile Bağdat arasındaki siyasi para­lel­lik daha somut bir zemin üzerine oturdu. Tahran, 1979'dan bu yana, özellik­le Lübnan</text:span><text:alphabetical-index-mark text:string-value=" " text:key1="Lübnan"/><text:span text:style-name="T11">'daki ve Filistin</text:span><text:alphabetical-index-mark text:string-value=" " text:key1="Filistin"/><text:span text:style-name="T11">'deki "uzantıları" aracılığıyla, Batı Kudüs'e yönelik teh­di­dini giderek büyüttü ve Bağdat'ın siyasi denklemdeki önemi de gide­rek arttı. </text:span><text:soft-page-break/><text:span text:style-name="T11">Bağdat'ın patronu olan Saddam</text:span><text:alphabetical-index-mark text:string-value=" " text:key1="Saddam Hüseyin"/><text:span text:style-name="T11">, giderek Tahran'a karşı kullanıla­bi­le­cek bir "kart" olarak şekillenmeye başlıyordu.</text:span></text:p>
      <text:p text:style-name="P79"><text:span text:style-name="T11">İsrail, işte bu yüzden hiç bir zaman Saddam</text:span><text:alphabetical-index-mark text:string-value=" " text:key1="Saddam Hüseyin"/><text:span text:style-name="T11"> Hüseyin'den rahatsızlık duymadı ve Saddam</text:span><text:alphabetical-index-mark text:string-value=" " text:key1="Saddamve İsrail"/><text:span text:style-name="T11"> Hüseyin'in iktidardan uzaklaştırılması gibi bir projeye gerçekten sahip olmadı. Aksine, bir sonraki bölümde inceleyeceğimiz gibi, Sad­dam</text:span><text:alphabetical-index-mark text:string-value=" " text:key1="Saddam Hüseyin"/><text:span text:style-name="T11">'ın iktidardan indirilmesi projelerine karşı çıktı ve </text:span><text:span text:style-name="T3">abd</text:span><text:alphabetical-index-mark text:string-value=" " text:key1="ABD"/><text:span text:style-name="T11">'ye bu yönde telkinde bulundu. </text:span></text:p>
      <text:p text:style-name="P79"><text:span text:style-name="T11">Fakat, belirttiğimiz gibi, Bağdat'ın patronuna duyulan bu yakınlık yalnızca siyasi denklemin bir sonucuydu. Oysa jeo-stratejik denklem, Bağ­dat'ı büyük bir düşman olarak belirlemeye devam ediyordu. İsrail bu denk­le­min gerektirdiği eylemleri gerçekleştirmekten de çekinmiyordu; 1982'de Irak</text:span><text:alphabetical-index-mark text:string-value=" " text:key1="Irak"/><text:span text:style-name="T11">'­ın Osirak</text:span><text:alphabetical-index-mark text:string-value=" " text:key1="Osirak nükleer reaktörü"/><text:span text:style-name="T11"> nükleer reaktörünü bu yüzden bombalamıştı. </text:span></text:p>
      <text:p text:style-name="P79"><text:span text:style-name="T11">Ve bu jeo-stratejik denklem, İsrail'in "beka stratejisi"nin en önemli par­çası olan "beka için parçalama"nın da bir taraftan uygulanmasını gerektiri­yor­du. "Beka için parçalama"nın formülü de belliydi; Irak</text:span><text:alphabetical-index-mark text:string-value=" " text:key1="Irak"/><text:span text:style-name="T11">'ın kuzeyinde bir Kürt Devleti</text:span><text:alphabetical-index-mark text:string-value=" " text:key1="KürtlerKürt Devleti projesi"/><text:span text:style-name="T11">, ortasında bir Sünni Devleti ve güneyinde bir Şii Devleti</text:span><text:alphabetical-index-mark text:string-value=" " text:key1="Irakparçalanması senaryosu"/><text:alphabetical-index-mark text:string-value=" " text:key1="IrakŞiiler"/><text:span text:style-name="T11"> kurulacaktı. (Ancak, İran</text:span><text:alphabetical-index-mark text:string-value=" " text:key1="İran"/><text:span text:style-name="T11">'daki yeni rejimin "devrim ihracı" politikası yüzünden, Tahran için doğal bir müttefik haline gelebilecek olan bu Şii Devleti</text:span><text:alphabetical-index-mark text:string-value=" " text:key1="Irakparçalanması senaryosu"/><text:alphabetical-index-mark text:string-value=" " text:key1="IrakŞiiler"/><text:span text:style-name="T11"> projesi­nin en azından bir sürelik rafa kaldırılması gerekebilirdi). </text:span></text:p>
      <text:p text:style-name="P79"><text:span text:style-name="T11">Kısacası, İsrail'in birbiriyle çelişkili gözüken jeo-stratejik ve siyasi denk­lemlerinin birleşmesinden hassas bir Irak</text:span><text:alphabetical-index-mark text:string-value=" " text:key1="Irak"/><text:span text:style-name="T11"> politikası çıkıyordu. Siyasi denk­lem nedeniyle, Tahran'a karşı faydalı bir "kart" kimliğine sahip olan Sad­dam</text:span><text:alphabetical-index-mark text:string-value=" " text:key1="Saddam Hüseyin"/><text:span text:style-name="T11"> ayakta tutulmalıydı. Jeo-stratejik denklem nedeniyle de, Irak par­ça­lan­malı, özellikle de kuzeyinde bir Kürt Devleti</text:span><text:alphabetical-index-mark text:string-value=" " text:key1="KürtlerKürt Devleti projesi"/><text:span text:style-name="T11"> kurulmalıydı. </text:span></text:p>
      <text:p text:style-name="P79"><text:span text:style-name="T11">Ne ilginç, Irak</text:span><text:alphabetical-index-mark text:string-value=" " text:key1="Irak"/><text:span text:style-name="T11">'ın 90'lı yıllardaki kaderi de tam bu hassas dengeye uygun bir biçimde şekillendi.</text:span></text:p>
      <text:p text:style-name="P66"/>
      <text:p text:style-name="P124">A L T I N C I <text:s/>B Ö L Ü M</text:p>
      <text:p text:style-name="P81"/>
      <text:p text:style-name="P38">Çöl Fırtınası<text:alphabetical-index-mark text:string-value=" " text:key1="Çöl Fırtınası operasyonu"/></text:p>
      <text:p text:style-name="P66"/>
      <text:p text:style-name="P66"/>
      <text:p text:style-name="P94"><text:span text:style-name="T11">İşte, Babil</text:span><text:alphabetical-index-mark text:string-value=" " text:key1="Babil İmparatorluğu"/><text:span text:style-name="T11">'e (Bağdat'a) karşı ve Leb-Kamay'da oturanlara karşı helak edici bir yel uyandıracağım. Ve Babil</text:span><text:alphabetical-index-mark text:string-value=" " text:key1="Babil İmparatorluğu"/><text:span text:style-name="T11">'e harman savuranlar göndereceğim ve onu savuracaklar; ve onun diyarını boş bırakacaklar; çünkü kötü günde her taraftan onun üzerine gelecekler. Yay kurana karşı ve zırhı ile övünene karşı okçu yayını kursun ve onun gençlerini esirgemeyin; onun ordusunu bütün bütün yok edin. </text:span></text:p>
      <text:p text:style-name="P94"><text:span text:style-name="T11">— Eski Ahit</text:span><text:alphabetical-index-mark text:string-value=" " text:key1="Eski Ahit"/><text:span text:style-name="T11">, Yeremya, 51; 1-4</text:span></text:p>
      <text:p text:style-name="P66"/>
      <text:p text:style-name="P66">1990 yılının 1 Ağustos günüydü. </text:p>
      <text:p text:style-name="P79"><text:span text:style-name="T11">O gün Saddam</text:span><text:alphabetical-index-mark text:string-value=" " text:key1="Saddam Hüseyin"/><text:span text:style-name="T11"> Hüseyin'in emrindeki Irak</text:span><text:alphabetical-index-mark text:string-value=" " text:key1="Irak"/><text:span text:style-name="T11"> ordusu ani bir operasyonla Ku­veyt</text:span><text:alphabetical-index-mark text:string-value=" " text:key1="Kuveyt"/><text:span text:style-name="T11"> sınırından hızla içeri girdi. Bu küçük ülkenin tümüyle işgal edilmesi ise bir günden daha uzun bir zaman almadı. Kuveyt</text:span><text:alphabetical-index-mark text:string-value=" " text:key1="KuveytIrak tarafından işgali"/><text:span text:style-name="T11">'in çok küçük, hatta bir po­lis kuvveti kadar zayıf olan ordusu, Irak gibi ciddi bir askeri güç kar­şısın­da hiç bir varlık gösterememiş, zaten pek fazla direniş de yaşanmamıştı. Ül­ke­yi yönetmekte olan Sabbah</text:span><text:alphabetical-index-mark text:string-value=" " text:key1="Sabbah hanedanı"/><text:span text:style-name="T11"> hanedanının üyeleri kaçacak zamanı ancak bu­la­bildiler. </text:span></text:p>
      <text:p text:style-name="P79"><text:span text:style-name="T11">Irak</text:span><text:alphabetical-index-mark text:string-value=" " text:key1="Irak"/><text:span text:style-name="T11">, tarihsel ve coğrafi yönden kendi parçası saydığı bu küçücük ülkeyi işgal etmekle çok önemli bir iş yapmış oluyordu. Çünkü Kuveyt</text:span><text:alphabetical-index-mark text:string-value=" " text:key1="Kuveyt"/><text:span text:style-name="T11">, dün­yanın en zengin petrol yataklarını barındırıyordu. Bu yataklar, Irak'ın zaten ha­cimli olan petrol rezervleriyle birleştiğinde ise, Saddam</text:span><text:alphabetical-index-mark text:string-value=" " text:key1="Saddam Hüseyin"/><text:span text:style-name="T11"> Hüseyin dünya pet­rolünün büyük bir bölümü üzerinde söz sahibi hale geliyordu. </text:span></text:p>
      <text:p text:style-name="P79"><text:span text:style-name="T11">Ancak, bilindiği gibi, </text:span><text:span text:style-name="T3">abd</text:span><text:alphabetical-index-mark text:string-value=" " text:key1="ABD"/><text:span text:style-name="T11"> buna izin vermedi ve 1991 Ocağında başlat­tığı Çöl Fırtınası</text:span><text:alphabetical-index-mark text:string-value=" " text:key1="Çöl Fırtınası operasyonu"/><text:span text:style-name="T11"> harekatı ile Irak</text:span><text:alphabetical-index-mark text:string-value=" " text:key1="Irak"/><text:span text:style-name="T11">'ı Kuveyt</text:span><text:alphabetical-index-mark text:string-value=" " text:key1="Kuveyt"/><text:span text:style-name="T11">'ten püskürttü. Dahası, Irak'ın as­ke­ri gücünü o denli zayıflattı ki, uzun süredir Bağdat'ın baskısı ile sinmiş o­lan muhalif gruplar ayaklanma imkanı buldular. Kuzeyde Kürtler</text:span><text:alphabetical-index-mark text:string-value=" " text:key1="Kürtler"/><text:span text:style-name="T11">, güneyde ise Şiiler</text:span><text:alphabetical-index-mark text:string-value=" " text:key1="IrakŞiiler"/><text:span text:style-name="T11"> Saddam</text:span><text:alphabetical-index-mark text:string-value=" " text:key1="Saddam Hüseyin"/><text:span text:style-name="T11">'a başkaldırdılar. Saddam</text:span><text:alphabetical-index-mark text:string-value=" " text:key1="Saddam Hüseyin"/><text:span text:style-name="T11">'ın askeri gücünü yeniden toparlaması ve bu ayaklanmaları bastırır hale gelmesi ile birlikte </text:span><text:span text:style-name="T3">abd</text:span><text:span text:style-name="T11"> yeniden devreye girdi ve ülkenin kuzey ve güney bölgelerini—36. paralelin kuzeyini </text:span><text:soft-page-break/><text:span text:style-name="T11">ve 32. paralelin güneyini—Bağdat'ın gazabından korudu. İlerleyen ay ve yıl­larda </text:span><text:span text:style-name="T3">abd</text:span><text:span text:style-name="T11"> özellikle kuzeydeki, yani Kürtler arasındaki ayrılıkçı oluşumları des­tekledi ve bir "Kürt Devleti</text:span><text:alphabetical-index-mark text:string-value=" " text:key1="KürtlerKürt Devleti projesi"/><text:span text:style-name="T11"> embriyosu" oluşmasına fırsat verdi. </text:span></text:p>
      <text:p text:style-name="P79"><text:span text:style-name="T11">Kuzey Irak</text:span><text:alphabetical-index-mark text:string-value=" " text:key1="Irak"/><text:alphabetical-index-mark text:string-value=" " text:key1="IrakKuzey Irak"/><text:span text:style-name="T11">, bu satırların yazıldığı sırada hala bu özelliğini koruyor. Bölge, hem muhtemel bir Kürt Devleti</text:span><text:alphabetical-index-mark text:string-value=" " text:key1="KürtlerKürt Devleti projesi"/><text:span text:style-name="T11">'nin nüvesini oluşturuyor, hem de kom­şu ülkelerde, özellikle de Türkiye'de faaliyet gösteren ayrılıkçı Kürt ha­re­ketlerine, terör örgütlerine yataklık ediyor. Kısacası, Ortadoğu'daki Kürt sorununu inceleyen siyasi bir yaklaşım, kaçınılmaz bir biçimde Kuzey Irak</text:span><text:alphabetical-index-mark text:string-value=" " text:key1="IrakKuzey Irak"/><text:span text:style-name="T11">'ı te­mel almak zorunda. Kuzey Irak</text:span><text:alphabetical-index-mark text:string-value=" " text:key1="IrakKuzey Irak"/><text:span text:style-name="T11"> dağları, 1960'lar ve 70'lerde olduğu gibi, yi­ne Kürt hareketinin en önemli merkezi. </text:span></text:p>
      <text:p text:style-name="P79"><text:span text:style-name="T11">Ve bu yüzden, bölgede stratejik bir rol oynayan güçlerin—ve elbette İs­rail'in—kullandığı "Kürt Kartı"nı analiz etmek için, her şeyden önce Kuzey Irak</text:span><text:alphabetical-index-mark text:string-value=" " text:key1="Irak"/><text:alphabetical-index-mark text:string-value=" " text:key1="IrakKuzey Irak"/><text:span text:style-name="T11">'a bakmak gerekiyor. </text:span></text:p>
      <text:p text:style-name="P79"><text:span text:style-name="T11">Kuzey Irak</text:span><text:alphabetical-index-mark text:string-value=" " text:key1="Irak"/><text:alphabetical-index-mark text:string-value=" " text:key1="IrakKuzey Irak"/><text:span text:style-name="T11">'a bakmak için de, tüm bu kargaşanın çıkış noktası olan Çöl Fırtınası</text:span><text:alphabetical-index-mark text:string-value=" " text:key1="Çöl Fırtınası operasyonu"/><text:span text:style-name="T11">'na...</text:span></text:p>
      <text:p text:style-name="P66"/>
      <text:p text:style-name="P79"><text:bookmark-start text:name="Israel_Iraq"/></text:p>
      <text:h text:style-name="P46" text:outline-level="8">Batı Kudüs'ten Görünüm</text:h>
      <text:p text:style-name="P66"/>
      <text:p text:style-name="P79"><text:span text:style-name="T11">Körfez Krizi başladığı günden itibaren, bu krizin Körfez Savaşı</text:span><text:alphabetical-index-mark text:string-value=" " text:key1="Körfez Savaşı"/><text:span text:style-name="T11">'na dö­nüş­tüğü günler de dahil, Saddam</text:span><text:alphabetical-index-mark text:string-value=" " text:key1="Saddam Hüseyin"/><text:span text:style-name="T11"> Hüseyin ve yardımcıları bir noktanın altını sık sık çizdiler. Onlara göre, </text:span><text:span text:style-name="T3">abd</text:span><text:alphabetical-index-mark text:string-value=" " text:key1="ABD"/><text:span text:style-name="T11">'nin başlattığı askeri operasyonun ar­ka­sındaki asıl amaç, Irak</text:span><text:alphabetical-index-mark text:string-value=" " text:key1="Irak"/><text:span text:style-name="T11">'ı Kuveyt</text:span><text:alphabetical-index-mark text:string-value=" " text:key1="Kuveyt"/><text:span text:style-name="T11">'ten çıkarmak değildi. Ortada </text:span><text:span text:style-name="T3">abd</text:span><text:span text:style-name="T11"> ve İs­ra­il'in Irak'a karşı birlikte düzenledikleri bir tür komplo vardı. Özellikle de İs­ra­il</text:span><text:alphabetical-index-mark text:string-value=" " text:key1="İsrailve Körfez Savaşı"/><text:span text:style-name="T11"> başı çekiyordu, çünkü Irak ordusunu kendisine karşı ciddi bir tehdit ola­rak görüyordu. Saddam</text:span><text:alphabetical-index-mark text:string-value=" " text:key1="Saddam Hüseyin"/><text:span text:style-name="T11">, Amerikan saldırısını engellemek için yaptığı son ü­mit­siz girişimlerden biri olan 15 Şubat 1991 tarihli konuşmasında şöyle de­mişti:</text:span></text:p>
      <text:p text:style-name="P32"><text:span text:style-name="T11">Irak</text:span><text:alphabetical-index-mark text:string-value=" " text:key1="Irak"/><text:span text:style-name="T11">'ın emperyalizm tarafından desteklenen Siyonizm</text:span><text:alphabetical-index-mark text:string-value=" " text:key1="Siyonizm"/><text:span text:style-name="T11">'e karşı koyabilecek ka­dar güçlü bir askeri kapasiteye sahip olduğunu gören Siyonizm, </text:span><text:span text:style-name="T3">abd</text:span><text:alphabetical-index-mark text:string-value=" " text:key1="ABD"/><text:span text:style-name="T11"> ve Avru­pa­lı emperyalist güçler... bu gerçeği farkettiklerinden bu yana Irak'a karşı yap­tırım­lar uygulamakta, kararlar almakta ve yalanlarla dolu propagandalar dü­zen­lemektedirler.</text:span><text:span text:style-name="T13"><text:note text:id="ftn246" text:note-class="endnote"><text:note-citation>ccxlvi</text:note-citation><text:note-body><text:p text:style-name="P105"/><text:p text:style-name="P106"/><text:p text:style-name="P111">ALTINCI BÖLÜM: ÇÖL FIRTINASI</text:p><text:p text:style-name="P105"/><text:p text:style-name="Endnote"><text:span text:style-name="T21"><text:s/></text:span><text:span text:style-name="T22">New York Time</text:span><text:alphabetical-index-mark text:string-value=" " text:key1="New York Times, The"/><text:span text:style-name="T22">s</text:span><text:span text:style-name="T21">, 16 Şubat 1991;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1.</text:span></text:p></text:note-body></text:note></text:span></text:p>
      <text:p text:style-name="P79"><text:soft-page-break/><text:span text:style-name="T11"><text:s/>Elbette Saddam</text:span><text:alphabetical-index-mark text:string-value=" " text:key1="Saddam Hüseyin"/><text:span text:style-name="T11">'ın bu açıklamasını tek başına ciddiye almak mümkün değildi. Bir Üçüncü Dünya diktatörü ve tam bir demagog olan Saddam</text:span><text:alphabetical-index-mark text:string-value=" " text:key1="Saddam Hüseyin"/><text:span text:style-name="T11">'ın, her şeyi "Siyonizm</text:span><text:alphabetical-index-mark text:string-value=" " text:key1="Siyonizm"/><text:span text:style-name="T11">in komploları" olarak yorumlaması, bir analizden ziyade u­cuz propaganda niteliği taşıyordu ve her başı sıkıştığında kullandığı bir üs­luptu.</text:span></text:p>
      <text:p text:style-name="P79"><text:span text:style-name="T11">Ancak ilginçtir, bu kez Saddam</text:span><text:alphabetical-index-mark text:string-value=" " text:key1="Saddam Hüseyin"/><text:span text:style-name="T11">'ın söylediklerinde haklılık payı vardı. Ame­rikalı Ortadoğu uzmanları Andrew</text:span><text:alphabetical-index-mark text:string-value=" " text:key1="Cockburn, Andrew"/><text:span text:style-name="T11"> ve Leslie Cockburn</text:span><text:alphabetical-index-mark text:string-value=" " text:key1="Cockburn, Leslie"/><text:span text:style-name="T11">, Amerikan-İsra­il ilişkilerini derinlemesine inceledikleri </text:span><text:span text:style-name="T12">Dangerous Liaison</text:span><text:alphabetical-index-mark text:string-value=" " text:key1="Dangerous Liason, (Cockburn)"/><text:span text:style-name="T11"> adlı kitapta bu gö­rü­şü savunur ve konuyla ilgili pek çok önemli bilgi aktarırlar. Tüm bunlar­dan, Çöl Fırtınası</text:span><text:alphabetical-index-mark text:string-value=" " text:key1="Çöl Fırtınası operasyonu"/><text:span text:style-name="T11">'nın gerçekten de tam İsrail'in beklentilerine uygun bir bi­çim­de gelişen ve zaten İsrail'in girişimlerinin katkısıyla patlak veren bir sa­vaş olduğu sonucuna varmak mümkündür. </text:span></text:p>
      <text:p text:style-name="P79"><text:span text:style-name="T11">Bunun için öncelikle, İsrail tarafından Çöl Fırtınası</text:span><text:alphabetical-index-mark text:string-value=" " text:key1="Çöl Fırtınası operasyonu"/><text:span text:style-name="T11">'ndan çok daha ön­cel­eri geliştirilen "Irak</text:span><text:alphabetical-index-mark text:string-value=" " text:key1="Irak"/><text:span text:style-name="T11">'a karşı savaş" tezlerine bakmakta yarar var. </text:span></text:p>
      <text:p text:style-name="P79"><text:span text:style-name="T11">Irak</text:span><text:alphabetical-index-mark text:string-value=" " text:key1="Irak"/><text:span text:style-name="T11">, bir önceki bölümde incelediğimiz gibi, İran</text:span><text:alphabetical-index-mark text:string-value=" " text:key1="İran"/><text:span text:style-name="T11">'a karşı sürdürdüğü sa­vaş boyunca başta </text:span><text:span text:style-name="T3">abd</text:span><text:alphabetical-index-mark text:string-value=" " text:key1="ABD"/><text:span text:style-name="T11"> olmak üzere Batılılar tarafından ciddi bir biçimde des­teklenmişti. Bu destekler, İran-Irak savaşı</text:span><text:alphabetical-index-mark text:string-value=" " text:key1="İran-Irak savaşı"/><text:span text:style-name="T11"> bittiğinde geriye oldukça güçlü bir Irak ordusu bıraktı. Bu durum elbette İsrail'in gözünden kaçmıyordu. Özel­likle de Saddam</text:span><text:alphabetical-index-mark text:string-value=" " text:key1="Saddam Hüseyin"/><text:span text:style-name="T11">'ın İran ve Kürtler</text:span><text:alphabetical-index-mark text:string-value=" " text:key1="Kürtler"/><text:alphabetical-index-mark text:string-value=" " text:key1="Kürtlerve Saddam Hüseyin"/><text:span text:style-name="T11">e karşı hiç çekinmeden kullandığı—ve hiç kimsenin de ses çıkarmadığı—kimyasal silahlar şimdi İsrail açısından cid­di bir tehditti. </text:span></text:p>
      <text:p text:style-name="P79"><text:span text:style-name="T11">Bu nedenle İsrailliler, İran</text:span><text:alphabetical-index-mark text:string-value=" " text:key1="İran"/><text:span text:style-name="T11">-Irak</text:span><text:alphabetical-index-mark text:string-value=" " text:key1="Irak"/><text:span text:style-name="T11"> savaşı sonrası dönemde, Irak'a karşı ne tür bir müdahale yapılabileceği sorusu üzerinde kafa yordular ve somut plan­lar geliştirdiler. İsrail askeri istihbaratının başı olan Yehoshua Saguy</text:span><text:alphabetical-index-mark text:string-value=" " text:key1="Saguy, Yehoshua"/><text:span text:style-name="T11">, Ocak 1991'de, yani Körfez Krizi'nin en gergin günlerinde yaptığı küçük bir açıklamada "bundan bir yıl önce, yani bu kriz ortada hiç yokken, bu konu hakkında konuşuyorduk" demekle bunu kast etmişti.</text:span><text:span text:style-name="T13"><text:note text:id="ftn247" text:note-class="endnote"><text:note-citation>ccxlv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1.</text:span></text:p></text:note-body></text:note></text:span><text:span text:style-name="T11"> Andrew</text:span><text:alphabetical-index-mark text:string-value=" " text:key1="Cockburn, Andrew"/><text:span text:style-name="T11"> ve Leslie Cockburn</text:span><text:alphabetical-index-mark text:string-value=" " text:key1="Cockburn, Leslie"/><text:span text:style-name="T11">'ün ulaştıkları İsrail istihbarat kaynaklarına göre ise, kriz başlama­dan çok daha önce İsrailliler tarafından ele alınan planlar, Saguy</text:span><text:alphabetical-index-mark text:string-value=" " text:key1="Saguy, Yehoshua"/><text:span text:style-name="T11">'un </text:span><text:soft-page-break/><text:span text:style-name="T11">sözünü ettiği "konuşmalar"dan çok daha kapsamlıydı: İsrail, Irak'ın Kuveyt</text:span><text:alphabetical-index-mark text:string-value=" " text:key1="Kuveyt"/><text:span text:style-name="T11">'i işga­li</text:span><text:alphabetical-index-mark text:string-value=" " text:key1="KuveytIrak tarafından işgali"/><text:span text:style-name="T11">nden en az bir yıl önce, Irak'a karşı ne tür bir saldırı yapılabileceği konu­sunda çok detaylı planlar hazırlamıştı. Buna göre, Irak'ın kimyasal silah mer­kez­lerini imha etmek için görevlendirilmiş özel komando birlikleri ül­ke­ye indirilecekti. Bu planlar hakkındaki çalışmalar ise dört yıldan beri devam ediyordu.</text:span><text:span text:style-name="T13"><text:note text:id="ftn248" text:note-class="endnote"><text:note-citation>ccxlviii</text:note-citation><text:note-body><text:p text:style-name="Endnote"><text:span text:style-name="T22">Ibid., </text:span><text:span text:style-name="T21">s. 352.</text:span></text:p></text:note-body></text:note></text:span><text:span text:style-name="T11"> </text:span></text:p>
      <text:p text:style-name="P79"><text:span text:style-name="T11">Kısacası İsrail</text:span><text:alphabetical-index-mark text:string-value=" " text:key1="İsrailve Irak"/><text:span text:style-name="T11">, Kuveyt</text:span><text:alphabetical-index-mark text:string-value=" " text:key1="Kuveyt"/><text:span text:style-name="T11"> işgalinden çok daha önceleri Irak</text:span><text:alphabetical-index-mark text:string-value=" " text:key1="Irak"/><text:span text:style-name="T11">'ı vurmaya ka­rarlıydı. Hatta Haziran 1990'da Irak'a karşı büyük bir saldırı gerçekleştirme­ye karar vermiş, ancak </text:span><text:span text:style-name="T3">abd</text:span><text:alphabetical-index-mark text:string-value=" " text:key1="ABD"/><text:span text:style-name="T11">'nin karşı çıkması nedeniyle vazgeçmişti. Ancak Yahudi Devleti kararında ısrarlıydı. Makul bir fırsat yakalandığında, Irak—tüm askeri gücü yerle bir edilecek bir biçimde—vurulacaktı. </text:span></text:p>
      <text:p text:style-name="P66"><text:bookmark-end text:name="Israel_Iraq"/></text:p>
      <text:p text:style-name="P66"/>
      <text:p text:style-name="P79"><text:span text:style-name="T9">abd</text:span><text:alphabetical-index-mark text:string-value=" " text:key1="ABD"/><text:span text:style-name="T26">'nin Yeşil Işığı</text:span></text:p>
      <text:p text:style-name="P66"/>
      <text:p text:style-name="P79"><text:span text:style-name="T11">Irak</text:span><text:alphabetical-index-mark text:string-value=" " text:key1="Irak"/><text:span text:style-name="T11">'ın Kuveyt</text:span><text:alphabetical-index-mark text:string-value=" " text:key1="Kuveyt"/><text:span text:style-name="T11"> işgali, bu gerçek göz önünde bulundurularak incelen­di­ğinde ise ortaya ilginç bir tablo çıkıyordu. Çünkü </text:span><text:span text:style-name="T3">abd</text:span><text:alphabetical-index-mark text:string-value=" " text:key1="ABD"/><text:span text:style-name="T11">, adeta Irak'ın Kuveyt işgali</text:span><text:alphabetical-index-mark text:string-value=" " text:key1="KuveytIrak tarafından işgali"/><text:span text:style-name="T11">ni dolaylı yoldan teşvik etmiş ve sözkonusu "makul fırsat"ı yaratma­ya çalışmıştı. </text:span></text:p>
      <text:p text:style-name="P79"><text:span text:style-name="T11">İlk başta kabul edilmesi zor görünen bu yargıyı destekleyen delillerin başında, </text:span><text:span text:style-name="T3">abd</text:span><text:alphabetical-index-mark text:string-value=" " text:key1="ABD"/><text:span text:style-name="T11"> Büyükelçisi April Glaspie</text:span><text:alphabetical-index-mark text:string-value=" " text:key1="Glaspie, April"/><text:span text:style-name="T11">'nin Saddam</text:span><text:alphabetical-index-mark text:string-value=" " text:key1="Saddam Hüseyin"/><text:span text:style-name="T11">'la yaptığı görüşmenin deşifreleri geliyordu. (Irak</text:span><text:alphabetical-index-mark text:string-value=" " text:key1="Irak"/><text:span text:style-name="T11">'ın Kuveyt</text:span><text:alphabetical-index-mark text:string-value=" " text:key1="Kuveyt"/><text:span text:style-name="T11">'i işgalinden bir hafta kadar önce, 25 Temmuz'da yapılan bu görüşme Saddam</text:span><text:alphabetical-index-mark text:string-value=" " text:key1="Saddam Hüseyin"/><text:span text:style-name="T11"> tarafından gizlice kaydedilmiş, bir süre sonra da yayınlanmıştı.) Bu görüşmeyi ilginç kılan özellik ise, </text:span><text:span text:style-name="T3">abd</text:span><text:span text:style-name="T11">'nin Irak'ın saldırgan söylemine karşı son derece yumuşak bir tavır sergilemesiydi. Büyükelçi Glaspie</text:span><text:alphabetical-index-mark text:string-value=" " text:key1="Glaspie, April"/><text:span text:style-name="T11">, Saddam</text:span><text:alphabetical-index-mark text:string-value=" " text:key1="Saddam Hüseyin"/><text:span text:style-name="T11">'a, </text:span><text:span text:style-name="T3">abd</text:span><text:span text:style-name="T11">'nin Irak ile Kuveyt arasındaki sınır anlaşmazlığında taraf olmadığını ve bu konunun </text:span><text:span text:style-name="T3">abd</text:span><text:span text:style-name="T11"> ile Irak arasındaki iyi iliş­kileri bozmayacağını, hatta Beyaz Saray'ın mevcut ilişkileri daha da geliş­tirmek istediğini söylemişti.</text:span><text:span text:style-name="T13"><text:note text:id="ftn249" text:note-class="endnote"><text:note-citation>ccxlix</text:note-citation><text:note-body><text:p text:style-name="Endnote"><text:span text:style-name="T21"><text:s/>Büyükelçi Glaspie</text:span><text:alphabetical-index-mark text:string-value=" " text:key1="Glaspie, April"/><text:span text:style-name="T21">'nin Saddam</text:span><text:alphabetical-index-mark text:string-value=" " text:key1="Saddam Hüseyin"/><text:span text:style-name="T21">'la yaptığı görüşmenin kayıtları, ABC televizyonunun 12 Eylül 1990 tarihli haber bülteninde yayınlandı. Bkz.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1"> Haftalardır </text:span><text:soft-page-break/><text:span text:style-name="T11">Kuveyt'e sataşmakta olan Saddam</text:span><text:alphabetical-index-mark text:string-value=" " text:key1="Saddam Hüseyin"/><text:span text:style-name="T11">'­ın bu açıklamayı "yeşil ışık" olarak algılamaması içinse hiç bir neden yoktu. </text:span></text:p>
      <text:p text:style-name="P79"><text:span text:style-name="T11">Bu görüşmeden üç gün sonra, 28 Temmuz'da, </text:span><text:span text:style-name="T3">cıa</text:span><text:alphabetical-index-mark text:string-value=" " text:key1="CIA"/><text:span text:style-name="T11"> Şefi William Webs­ter</text:span><text:alphabetical-index-mark text:string-value=" " text:key1="Webster, William"/><text:span text:style-name="T11"> Başkan Bush</text:span><text:alphabetical-index-mark text:string-value=" " text:key1="Bush, George"/><text:span text:style-name="T11">'a Irak</text:span><text:alphabetical-index-mark text:string-value=" " text:key1="Irak"/><text:span text:style-name="T11">'ın Kuveyt</text:span><text:alphabetical-index-mark text:string-value=" " text:key1="Kuveyt"/><text:span text:style-name="T11">'i işgal etme planı ile ilgili detaylı bir brifing verdi. Webster</text:span><text:alphabetical-index-mark text:string-value=" " text:key1="Webster, William"/><text:span text:style-name="T11">, Irak ordusunun büyük bir hareketlilik içinde olduğunu ve Sad­dam</text:span><text:alphabetical-index-mark text:string-value=" " text:key1="Saddam Hüseyin"/><text:span text:style-name="T11">'ın tüm ülkeyi, Basra Körfezi</text:span><text:alphabetical-index-mark text:string-value=" " text:key1="Basra Körfezi"/><text:span text:style-name="T11">'ndeki iki stratejik ada da dahil olmak üzere işgal etmeye hazırlandığını anlattı Başkan'a. </text:span><text:span text:style-name="T16">Ancak Bush</text:span><text:alphabetical-index-mark text:string-value=" " text:key1="Bush, George"/><text:span text:style-name="T16">'un tepkisi son derece düşüktü. Saddam</text:span><text:alphabetical-index-mark text:string-value=" " text:key1="Saddam Hüseyin"/><text:span text:style-name="T16">'a bir mesaj yolladı ve </text:span><text:span text:style-name="T7">abd</text:span><text:alphabetical-index-mark text:string-value=" " text:key1="ABD"/><text:span text:style-name="T16">'nin Irak'ın güç kullan­ma düşünceleri hakkında kaygılı olduğunu, ancak Irak ile olan iyi ilişki­lerini devam ettirmeye kararlı olduğunu bildirdi.</text:span><text:span text:style-name="T13"><text:note text:id="ftn250" text:note-class="endnote"><text:note-citation>ccl</text:note-citation><text:note-body><text:p text:style-name="Endnote"><text:span text:style-name="T21"><text:s/>Webster</text:span><text:alphabetical-index-mark text:string-value=" " text:key1="Webster, William"/><text:span text:style-name="T21">'ın brifingi, Murray Waas'ın </text:span><text:span text:style-name="T22">Village Voice</text:span><text:span text:style-name="T21">'deki 22 Ocak 1991 tarihli yazısında açıklandı.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6"> Irak ordularının Kuveyt'e gir­mesinden bir gün önce, yani 31 Temmuz'da ise, Amerikan Dışişleri Bakan Yar­­dımcısı John Kelly</text:span><text:alphabetical-index-mark text:string-value=" " text:key1="Kelly, John"/><text:span text:style-name="T16">, </text:span><text:span text:style-name="T7">abd</text:span><text:span text:style-name="T16">'nin Kuveyt'i korumak gibi bir amaca sahip olma­dığını açıkladı.</text:span><text:span text:style-name="T13"><text:note text:id="ftn251" text:note-class="endnote"><text:note-citation>ccl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span text:style-name="T16"> </text:span></text:p>
      <text:p text:style-name="P79"><text:span text:style-name="T16">Saddam</text:span><text:alphabetical-index-mark text:string-value=" " text:key1="Saddam Hüseyin"/><text:span text:style-name="T16">'ın tüm bunlara bakarak, durumdan yeşil ışık çıkarmaması müm­kün değildi. Nitekim öyle de oldu ve Irak</text:span><text:alphabetical-index-mark text:string-value=" " text:key1="Irak"/><text:span text:style-name="T16"> diktatörü, başta değindiği­miz gibi, bir günde Kuveyt</text:span><text:alphabetical-index-mark text:string-value=" " text:key1="Kuveyt"/><text:span text:style-name="T16">'i işgal ediverdi. Bunu yaparken de, bir kaç kına­ma, bir kaç protesto dışında hiç bir ciddi tepki ile karşılaşmayacağını hesap­lı­yordu. Kuveyt'in üzerine yatabileceğini sanmıştı, çünkü </text:span><text:span text:style-name="T7">abd</text:span><text:alphabetical-index-mark text:string-value=" " text:key1="ABD"/><text:span text:style-name="T16">'nin çizdiği pro­fil bunu gösteriyordu.</text:span></text:p>
      <text:p text:style-name="P79"><text:span text:style-name="T16">Oysa Saddam</text:span><text:alphabetical-index-mark text:string-value=" " text:key1="Saddam Hüseyin"/><text:span text:style-name="T16"> yanıldığını, daha doğrusu yanıltıldığını çok geçmeden an­ladı. Çünkü işgale kadar hep yeşil ışık politikası izleyen </text:span><text:span text:style-name="T7">abd</text:span><text:alphabetical-index-mark text:string-value=" " text:key1="ABD"/><text:span text:style-name="T16">, 1 Ağus­tos'­tan sonra aniden sertleşti. Bush</text:span><text:alphabetical-index-mark text:string-value=" " text:key1="Bush, George"/><text:span text:style-name="T16">, Birleşmiş Milletler</text:span><text:alphabetical-index-mark text:string-value=" " text:key1="Birleşmiş Milletler"/><text:span text:style-name="T16">'i harekete geçirdi ve Irak</text:span><text:alphabetical-index-mark text:string-value=" " text:key1="Irak"/><text:span text:style-name="T16"> üze­rine uygulanacak ağır yaptırımlar başlatıldı. </text:span></text:p>
      <text:p text:style-name="P79"><text:span text:style-name="T16">Dahası, </text:span><text:span text:style-name="T7">abd</text:span><text:alphabetical-index-mark text:string-value=" " text:key1="ABD"/><text:span text:style-name="T16"> çok geçmeden Suudi Arabistan</text:span><text:alphabetical-index-mark text:string-value=" " text:key1="Suudi Arabistan"/><text:span text:style-name="T16">'a asker yığmaya başladı. </text:span><text:span text:style-name="T7">abd</text:span><text:span text:style-name="T16"> yönetiminin bu konuda gösterdiği isteklilik ise oldukça dikkat çekiciydi. Öyle ki, </text:span><text:span text:style-name="T7">abd</text:span><text:span text:style-name="T16"> bu asker yığınağını yapabilmek için hayali bahaneler uydurmuştu. Öne sürülen en büyük gerekçe, Saddam</text:span><text:alphabetical-index-mark text:string-value=" " text:key1="Saddam Hüseyin"/><text:span text:style-name="T16">'ın Kuveyt</text:span><text:alphabetical-index-mark text:string-value=" " text:key1="Kuveyt"/><text:span text:style-name="T16">'ten sonra şim­di de Suudi Arabistan'a saldırmayı planladığıydı. Oysa daha sonra konu hak­kında konuşan </text:span><text:span text:style-name="T7">cıa</text:span><text:alphabetical-index-mark text:string-value=" " text:key1="CIA"/><text:span text:style-name="T16"> yetkilileri, gerçekte Saddam</text:span><text:alphabetical-index-mark text:string-value=" " text:key1="Saddam Hüseyin"/><text:span text:style-name="T16">'ın Suudi Arabistan'ı iş­gal etmeyi </text:span><text:soft-page-break/><text:span text:style-name="T16">planladığına dair hiç bir delilin hiç bir zaman var olmadığını açık­la­yacaklardı. Ancak bu hikaye ile hem </text:span><text:span text:style-name="T7">abd</text:span><text:span text:style-name="T16"> ve dünya kamuoyu, hem de Suudi yönetimi yanıltıldı. </text:span><text:span text:style-name="T7">abd</text:span><text:span text:style-name="T16"> Savunma Bakanı Dick Cheney</text:span><text:alphabetical-index-mark text:string-value=" " text:key1="Cheney, Dick"/><text:span text:style-name="T16">, </text:span><text:span text:style-name="T7">abd</text:span><text:span text:style-name="T16"> casus uy­du­ları tarafından çekilen Irak</text:span><text:alphabetical-index-mark text:string-value=" " text:key1="Irak"/><text:span text:style-name="T16"> ordusu resimlerini Suudi Kralı Fahd</text:span><text:alphabetical-index-mark text:string-value=" " text:key1="Fahd, Suudi Kralı"/><text:span text:style-name="T16">'a sunmuş ve bunları "Irak'ın Suudi Arabistan'ı işgal etme hazırlığı" olarak göster­mişti. Oysa Pentagon'dan bazı kaynakların bildirdiğine göre, sözkonusu fotoğraflarda hiç de öyle bir şey görünmüyordu. </text:span><text:span text:style-name="T7">abd</text:span><text:span text:style-name="T16">'nin elinde "Suudi Ara­bis­tan'­ı işgal hazırlığı" ile ilgili hiç bir delil yoktu, hatta tam aksine, bir </text:span><text:span text:style-name="T7">cıa</text:span><text:span text:style-name="T16"> görevlisinin bildirdiğine göre, Irak'ın bu tür bir planı olmadığından kesinlik­le emindiler.</text:span><text:span text:style-name="T13"><text:note text:id="ftn252" text:note-class="endnote"><text:note-citation>cclii</text:note-citation><text:note-body><text:p text:style-name="Endnote"><text:span text:style-name="T21"><text:s/>Sözkonusu CIA</text:span><text:alphabetical-index-mark text:string-value=" " text:key1="CIA"/><text:span text:style-name="T21"> ve Pentagon kaynaklı bilgiler, Andrew</text:span><text:alphabetical-index-mark text:string-value=" " text:key1="Cockburn, Andrew"/><text:span text:style-name="T21"> ve Leslie Cockburn</text:span><text:alphabetical-index-mark text:string-value=" " text:key1="Cockburn, Leslie"/><text:span text:style-name="T21">'ün özel görüşmelerinde edinilmiştir. 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3.</text:span></text:p></text:note-body></text:note></text:span></text:p>
      <text:p text:style-name="P79"><text:span text:style-name="T16">Kısacası, </text:span><text:span text:style-name="T7">abd</text:span><text:alphabetical-index-mark text:string-value=" " text:key1="ABD"/><text:span text:style-name="T16"> yönetimi, Irak</text:span><text:alphabetical-index-mark text:string-value=" " text:key1="Irak"/><text:span text:style-name="T16">'ı vurmak için bahane bulmaya çalışıyor­du. Irak'ın işgal planlarına önce el altından yeşil ışık yakmasının, sonra da bir­denbire büyük bir yaygara kopararak bölgeye asker yığmasının anlamı buy­du. </text:span></text:p>
      <text:p text:style-name="P79"><text:span text:style-name="T16">Peki ama </text:span><text:span text:style-name="T7">abd</text:span><text:alphabetical-index-mark text:string-value=" " text:key1="ABD"/><text:span text:style-name="T16"> yönetimi neden bu kadar istekliydi Irak</text:span><text:alphabetical-index-mark text:string-value=" " text:key1="Irak"/><text:span text:style-name="T16">'ı vurmak için?</text:span></text:p>
      <text:p text:style-name="P74"/>
      <text:p text:style-name="P90"><text:bookmark-start text:name="Israel_DesertStorm"/></text:p>
      <text:h text:style-name="P43" text:outline-level="8">İsrail'in Washington'daki Ağlama Duvarı</text:h>
      <text:p text:style-name="P75"/>
      <text:p text:style-name="P79"><text:span text:style-name="T16">O sıralardaki siyasi gündeme bakmak, bu soruyu aydınlatabilirdi. </text:span><text:span text:style-name="T7">abd</text:span><text:alphabetical-index-mark text:string-value=" " text:key1="ABD"/><text:span text:style-name="T16">'­nin Kuveyt</text:span><text:alphabetical-index-mark text:string-value=" " text:key1="Kuveyt"/><text:span text:style-name="T16"> işgalinin hemen ardından takındığı anti-Irak</text:span><text:alphabetical-index-mark text:string-value=" " text:key1="Irak"/><text:span text:style-name="T16"> söylemi des­tekleyen ülkelerin başında İsrail geliyordu. Hatta İsrailliler </text:span><text:span text:style-name="T7">abd</text:span><text:span text:style-name="T16">'yi ılımlı bile buluyorlar, daha sert bir politika istiyorlardı. Cockburn'lere göre "İsrail</text:span><text:alphabetical-index-mark text:string-value=" " text:key1="İsrailve Körfez Savaşı"/><text:span text:style-name="T16">liler, </text:span><text:span text:style-name="T7">abd</text:span><text:span text:style-name="T16">'­ye 'Saddam</text:span><text:alphabetical-index-mark text:string-value=" " text:key1="Saddam Hüseyin"/><text:span text:style-name="T16">'ın gözünün yaşına bakmayın' mesajları yolluyorlardı". Öyle ki İsrail Cumhurbaşkanı Haim Herzog</text:span><text:alphabetical-index-mark text:string-value=" " text:key1="Herzog, Haim"/><text:span text:style-name="T16">, Amerikalılar'a nükleer silah kullan­malarını bile tavsiye etmişti.</text:span><text:span text:style-name="T13"><text:note text:id="ftn253" text:note-class="endnote"><text:note-citation>ccliii</text:note-citation><text:note-body><text:p text:style-name="P113">Ibid.</text:p></text:note-body></text:note></text:span><text:span text:style-name="T16"> Öte yandan, </text:span><text:span text:style-name="T7">abd</text:span><text:span text:style-name="T16">'deki İsrail lobisi</text:span><text:alphabetical-index-mark text:string-value=" " text:key1="ABDve İsrail lobisi"/><text:span text:style-name="T16"> de harıl harıl Irak'a karşı geniş kapsamlı bir saldırı düzenlenmesi için çalışıyordu.</text:span></text:p>
      <text:p text:style-name="P79"><text:span text:style-name="T16">Tüm bu durum, Amerika'da, Irak</text:span><text:alphabetical-index-mark text:string-value=" " text:key1="Irak"/><text:span text:style-name="T16">'a karşı düzenlenmesi düşünülen sal­dı­rının gerçekte İsrail çıkarları adına planlandığı </text:span><text:soft-page-break/><text:span text:style-name="T16">düşüncesini yaygın­laştırdı. Ünlü köşe yazarı Patrick Buchanan</text:span><text:alphabetical-index-mark text:string-value=" " text:key1="Buchanan, Patrick"/><text:span text:style-name="T16">, bu düşünceyi, "Washington'da Irak'a karşı bir savaş açmamızı savunan yegane güç, İsrail ve onun buradaki 'ağ­la­ma duvarı' (yani lobisi</text:span><text:alphabetical-index-mark text:string-value=" " text:key1="ABDve İsrail lobisi"/><text:span text:style-name="T16">)dir" diyerek özetliyordu.</text:span><text:span text:style-name="T13"><text:note text:id="ftn254" text:note-class="endnote"><text:note-citation>ccliv</text:note-citation><text:note-body><text:p text:style-name="Endnote"><text:span text:style-name="T22">Ibid., </text:span><text:span text:style-name="T21">ss. 353-54</text:span></text:p></text:note-body></text:note></text:span></text:p>
      <text:p text:style-name="P79"><text:span text:style-name="T16">Öte yandan, İsrail konu hakkında ciddi bir propaganda kampanyası da başlatmıştı. Bu kampanya daha çok el altından yürütüldüğü için de, Mossad</text:span><text:alphabetical-index-mark text:string-value=" " text:key1="Mossad"/><text:span text:style-name="T16"> devreye girmişti. Eski Mossad ajanı Victor Ostrovsky</text:span><text:alphabetical-index-mark text:string-value=" " text:key1="Ostrovsky, Victor"/><text:span text:style-name="T16">, bu konuda ö­nem­li bilgiler aktarır. Ostrovsky</text:span><text:alphabetical-index-mark text:string-value=" " text:key1="Ostrovsky, Victor"/><text:span text:style-name="T16">'e göre, İsrail, Körfez Krizi'nin başlamasın­dan bile çok daha önce Amerika ile Saddam</text:span><text:alphabetical-index-mark text:string-value=" " text:key1="Saddam Hüseyin"/><text:span text:style-name="T16">'ı savaştırmak istiyordu. Öyle ki, İsrail bu yöndeki planını İran-Irak savaşı</text:span><text:alphabetical-index-mark text:string-value=" " text:key1="İran-Irak savaşı"/><text:span text:style-name="T16">nın hemen ardından uygulamaya koymuştu. Ostrovsky</text:span><text:alphabetical-index-mark text:string-value=" " text:key1="Ostrovsky, Victor"/><text:span text:style-name="T16">'nin yazdığına göre, Mossad'ın </text:span><text:span text:style-name="T7">lap</text:span><text:span text:style-name="T16">-</text:span><text:span text:style-name="T17">LohAma Psicologit</text:span><text:alphabetical-index-mark text:string-value=" " text:key1="MossadLAP-LohAma Psicologit"/><text:span text:style-name="T16"> (Psikolojik Savaş) bölümü, çeşitli dezinformasyonlarla (yalan haber) bu ko­nu­da etkili bir kampanya başlatmıştı. Saddam</text:span><text:alphabetical-index-mark text:string-value=" " text:key1="Saddam Hüseyin"/><text:span text:style-name="T16">'ı kanlı bir diktatör ve dünya ba­rı­şına yönelik büyük bir tehdit olarak göstermeye yönelikti bu kam­pan­ya.</text:span><text:span text:style-name="T13"><text:note text:id="ftn255" text:note-class="endnote"><text:note-citation>cclv</text:note-citation><text:note-body><text:p text:style-name="Endnote"><text:span text:style-name="T21"><text:s/>Victor Ostrovsky</text:span><text:alphabetical-index-mark text:string-value=" " text:key1="Ostrovsky, Victor"/><text:span text:style-name="T21">, </text:span><text:span text:style-name="T22">The Other Side of Deception</text:span><text:span text:style-name="T21">, ss. 247, 252-54.</text:span></text:p></text:note-body></text:note></text:span><text:span text:style-name="T16"> </text:span></text:p>
      <text:p text:style-name="P79"><text:span text:style-name="T16"><text:s/>Ostrovsky</text:span><text:alphabetical-index-mark text:string-value=" " text:key1="Ostrovsky, Victor"/><text:span text:style-name="T16">, Mossad</text:span><text:alphabetical-index-mark text:string-value=" " text:key1="Mossad"/><text:span text:style-name="T16">'ın bu propaganda için farklı yerlerdeki ajan ya da sem­patizanlarını kullandığını, örneğin Amnesty International</text:span><text:alphabetical-index-mark text:string-value=" " text:key1="Amnesty International"/><text:span text:style-name="T16"> ya da Amerikan Kongre</text:span><text:alphabetical-index-mark text:string-value=" " text:key1="ABDKongresi"/><text:span text:style-name="T16">si'ndeki "gönüllü ajan"ların (</text:span><text:span text:style-name="T17">sayanim</text:span><text:span text:style-name="T16">) devreye sokulduğunu anla­tıyor. Kullanılan propaganda malzemeleri arasında; Halepçe</text:span><text:alphabetical-index-mark text:string-value=" " text:key1="Halepçe katliamı"/><text:span text:style-name="T16">'deki ünlü Kürt katliamının görüntüleri ya da Saddam</text:span><text:alphabetical-index-mark text:string-value=" " text:key1="Saddam Hüseyin"/><text:span text:style-name="T16">'ın rejim muhaliflerine nasıl kendi el­le­riyle işkence yaptığına dair fantastik hikayeler yer alıyordu. Irak</text:span><text:alphabetical-index-mark text:string-value=" " text:key1="Irak"/><text:span text:style-name="T16">'ın İran</text:span><text:alphabetical-index-mark text:string-value=" " text:key1="İran"/><text:span text:style-name="T16">'la olan savaşı sırasında İran'daki sivil hedeflere yolladığı füzeler de kampanyanın malzemeleri arasındaydı. Ancak, Ostrovsky</text:span><text:alphabetical-index-mark text:string-value=" " text:key1="Ostrovsky, Victor"/><text:span text:style-name="T16">'nin dediği gibi Mossad'ın Sad­dam</text:span><text:alphabetical-index-mark text:string-value=" " text:key1="Saddam Hüseyin"/><text:span text:style-name="T16">'ın sözkonusu füzelerini malzeme olarak kullanması biraz garip bir du­rum­du; çünkü o füzeler, Amerikan uydularından gelen bilgilerin de yar­dı­mıyla, savaş sırasında Mossad tarafından hedeflere yönlendirilmişlerdi.</text:span><text:span text:style-name="T13"><text:note text:id="ftn256" text:note-class="endnote"><text:note-citation>cclvi</text:note-citation><text:note-body><text:p text:style-name="Endnote"><text:span text:style-name="T22">Ibid., </text:span><text:span text:style-name="T21">s. 247.</text:span></text:p></text:note-body></text:note></text:span><text:span text:style-name="T16"> İsrail</text:span><text:alphabetical-index-mark text:string-value=" " text:key1="İsrailve Körfez Savaşı"/><text:span text:style-name="T16">, İran'a karşı yürüttüğü savaş boyunca desteklediği Saddam</text:span><text:alphabetical-index-mark text:string-value=" " text:key1="Saddam Hüseyin"/><text:span text:style-name="T16">'ı şimdi canavar olarak gösterme çabası içindeydi. Ostrovsky</text:span><text:alphabetical-index-mark text:string-value=" " text:key1="Ostrovsky, Victor"/><text:span text:style-name="T16">, şöyle diyor: </text:span></text:p>
      <text:p text:style-name="P32"><text:span text:style-name="T11">Mossad</text:span><text:alphabetical-index-mark text:string-value=" " text:key1="Mossad"/><text:span text:style-name="T11"> liderleri, eğer Saddam</text:span><text:alphabetical-index-mark text:string-value=" " text:key1="Saddam Hüseyin"/><text:span text:style-name="T11">'ı yeterince korkunç göstermeyi başarırlarsa ve o­nun Körfez petrolü için bir tehlike olduğu —ki Saddam</text:span><text:alphabetical-index-mark text:string-value=" " text:key1="Saddam Hüseyin"/><text:span text:style-name="T11"> daha önce bu konu­da bir güvence olarak algılanıyordu— düşüncesini yerleştirebilirlerse, </text:span><text:span text:style-name="T3">abd</text:span><text:alphabetical-index-mark text:string-value=" " text:key1="ABD"/><text:span text:style-name="T11"> ve müt­tefiklerini Saddam</text:span><text:alphabetical-index-mark text:string-value=" " text:key1="Saddam Hüseyin"/><text:span text:style-name="T11">'a saldırtabileceklerini hesaplıyorlardı.</text:span><text:span text:style-name="T13"><text:note text:id="ftn257" text:note-class="endnote"><text:note-citation>cclvii</text:note-citation><text:note-body><text:p text:style-name="Endnote"><text:span text:style-name="T22">Ibid., </text:span><text:span text:style-name="T21">s. 254.</text:span></text:p></text:note-body></text:note></text:span></text:p>
      <text:p text:style-name="P79"><text:soft-page-break/><text:span text:style-name="T11">İsrail</text:span><text:alphabetical-index-mark text:string-value=" " text:key1="İsrailve Körfez Savaşı"/><text:span text:style-name="T11">liler bu konuda o denli kararlı ve </text:span><text:span text:style-name="T3">abd</text:span><text:alphabetical-index-mark text:string-value=" " text:key1="ABD"/><text:span text:style-name="T11"> üzerinde de o denli ısrarlıydılar ki, 4 Aralık 1990 günü, İsrail Dışişleri Bakanı David Levy</text:span><text:alphabetical-index-mark text:string-value=" " text:key1="Levy, David"/><text:alphabetical-index-mark text:string-value=" " text:key1="Levy, David"/><text:span text:style-name="T11">, A­merikan Büyükelçisi William Brown'ı diplomatik dille tehdit etmiş, </text:span><text:span text:style-name="T3">abd</text:span><text:span text:style-name="T11">'nin "Körfez Krizi'nin başlangıcında verdiği tüm sözlerini tutmasını", yani Irak</text:span><text:alphabetical-index-mark text:string-value=" " text:key1="Irak"/><text:span text:style-name="T11">'a saldırmasını istemişti. Levy'e göre, eğer </text:span><text:span text:style-name="T3">abd</text:span><text:span text:style-name="T11"> Irak'a saldırmazsa, İsrail bu işi kendi başına gerçekleştirecekti.</text:span><text:span text:style-name="T13"><text:note text:id="ftn258" text:note-class="endnote"><text:note-citation>cclvii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6.</text:span></text:p></text:note-body></text:note></text:span><text:span text:style-name="T11"> Ancak İsrail açısından, biraz sonra ayrıntılı olarak değineceğimiz nedenler yüzünden, savaşı </text:span><text:span text:style-name="T3">abd</text:span><text:span text:style-name="T11">'ye yaptırmak ve de savaşın tümüyle dışında kalmak çok avantajlıydı. </text:span><text:span text:style-name="T16">Nitekim öyle de oldu.</text:span></text:p>
      <text:p text:style-name="P79"><text:span text:style-name="T16">Ancak İsrail</text:span><text:alphabetical-index-mark text:string-value=" " text:key1="İsrailve Körfez Savaşı"/><text:span text:style-name="T16">liler </text:span><text:span text:style-name="T7">abd</text:span><text:alphabetical-index-mark text:string-value=" " text:key1="ABD"/><text:span text:style-name="T16">'nin savaş planlarına aktif olarak katıldılar. Çöl Fırtınası</text:span><text:alphabetical-index-mark text:string-value=" " text:key1="Çöl Fırtınası operasyonu"/><text:span text:style-name="T16"> harekatını planlayan </text:span><text:span text:style-name="T7">abd</text:span><text:span text:style-name="T16"> kurmayları, İsrailliler'den "Saddam</text:span><text:alphabetical-index-mark text:string-value=" " text:key1="Saddam Hüseyin"/><text:span text:style-name="T16">'ı ya­ra­lamanın en iyi yolunun ailesini, özel korumalarını ya da metresini vurmak olduğu" yönünde ince taktikler aldılar.</text:span><text:span text:style-name="T13"><text:note text:id="ftn259" text:note-class="endnote"><text:note-citation>cclix</text:note-citation><text:note-body><text:p text:style-name="Endnote"><text:span text:style-name="T22">Ibid., </text:span><text:span text:style-name="T21">s. 357.</text:span></text:p></text:note-body></text:note></text:span><text:span text:style-name="T16"> </text:span></text:p>
      <text:p text:style-name="P79"><text:span text:style-name="T16">Ostrovsky</text:span><text:alphabetical-index-mark text:string-value=" " text:key1="Ostrovsky, Victor"/><text:span text:style-name="T16">'nin yukarıda anlattığı Mossad</text:span><text:alphabetical-index-mark text:string-value=" " text:key1="Mossad"/><text:span text:style-name="T16"> kaynaklı propaganda ise, Körfez Savaşı</text:span><text:alphabetical-index-mark text:string-value=" " text:key1="Körfez Savaşı"/><text:span text:style-name="T16"> için gerekli olan kamuoyunu oluşturdu. Savaşın fitili de yine Mossad'ın "gönüllü ajanları" tarafından ateşlenmişti. Kongre</text:span><text:alphabetical-index-mark text:string-value=" " text:key1="ABDKongresi"/><text:span text:style-name="T16"> üyelerinin Sad­dam</text:span><text:alphabetical-index-mark text:string-value=" " text:key1="Saddam Hüseyin"/><text:span text:style-name="T16">'­a karşı savaşa ikna edilmesi için Yahudi lobisi</text:span><text:alphabetical-index-mark text:string-value=" " text:key1="ABDve İsrail lobisi"/><text:span text:style-name="T16">nden Tom Lantos</text:span><text:alphabetical-index-mark text:string-value=" " text:key1="Lantos, Tom"/><text:span text:style-name="T16">'un yö­ne­ti­mindeki Hill and Knowlton</text:span><text:alphabetical-index-mark text:string-value=" " text:key1="Hill and Knowlton"/><text:span text:style-name="T16"> lobi şirketi dramatik bir senaryo yazmıştı. Tu­ran Yavuz</text:span><text:alphabetical-index-mark text:string-value=" " text:key1="Yavuz, Turan"/><text:span text:style-name="T16">, olayı şöyle anlatıyor:</text:span></text:p>
      <text:p text:style-name="P32"><text:span text:style-name="T11">9 Ekim 1990. Hill and Knowlton</text:span><text:alphabetical-index-mark text:string-value=" " text:key1="Hill and Knowlton"/><text:span text:style-name="T11"> lobi şirketi Kongre</text:span><text:alphabetical-index-mark text:string-value=" " text:key1="ABDKongresi"/><text:span text:style-name="T11">'de 'Irak</text:span><text:alphabetical-index-mark text:string-value=" " text:key1="Irak"/><text:span text:style-name="T11">'ın Vahşetleri' baş­lığı altında bir oturum düzenliyor. Lobi şirketi tarafından oturuma getirilen ba­zı 'görgü tanıkları' Iraklı askerlerin yeni doğmuş çocukları hastane odala­rında öldürdüğünü öne sürüyor. Bir 'görgü tanığı' vahşeti tüm detaylarıyla an­la­tıyor ve Iraklı askerlerin bir hastanede 300 yeni doğmuş çocuğu öldür­dü­ğü­nü söylüyor. Söz konusu bilgiler, Kongre</text:span><text:alphabetical-index-mark text:string-value=" " text:key1="ABDKongresi"/><text:span text:style-name="T11"> üyelerini hayli rahatsız ediyor. Bu da Başkan Bush</text:span><text:alphabetical-index-mark text:string-value=" " text:key1="Bush, George"/><text:span text:style-name="T11">'un işine yarıyor. Ancak sonra anlaşılıyor ki, Hill and Knowlton lobi şirketinin kongre önüne getirdiği 'görgü tanığı' aslında Kuveyt</text:span><text:alphabetical-index-mark text:string-value=" " text:key1="Kuveyt"/><text:span text:style-name="T11">'in Was­hington'daki büyükelçisinin kızıdır. Buna rağmen kızın söyledikleri Kongre</text:span><text:alphabetical-index-mark text:string-value=" " text:key1="ABDKongresi"/><text:span text:style-name="T11"> üyelerinin Saddam</text:span><text:alphabetical-index-mark text:string-value=" " text:key1="Saddam Hüseyin"/><text:span text:style-name="T11"> Hüseyin'e 'Hitler</text:span><text:alphabetical-index-mark text:string-value=" " text:key1="Hitler, Adolf"/><text:span text:style-name="T11">' lakabı takmasına yol açacaktır.</text:span><text:span text:style-name="T13"><text:note text:id="ftn260" text:note-class="endnote"><text:note-citation>ccl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307.</text:span></text:p></text:note-body></text:note></text:span></text:p>
      <text:p text:style-name="P79"><text:span text:style-name="T11">İncelediğimiz tüm bu bilgiler, bizi tek bir sonuca götürüyordu: </text:span><text:span text:style-name="T3">abd</text:span><text:alphabetical-index-mark text:string-value=" " text:key1="ABD"/><text:span text:style-name="T11">'­nin Irak</text:span><text:alphabetical-index-mark text:string-value=" " text:key1="Irak"/><text:span text:style-name="T11">'a karşı savaşa girmesinde İsrail</text:span><text:alphabetical-index-mark text:string-value=" " text:key1="İsrailve Körfez Savaşı"/><text:span text:style-name="T11"> etkisinin önemli bir rolü vardı. Ya­hudi Devleti, Irak'ın vurulmasını çok daha önceleri hedefliyordu ve Kuveyt</text:span><text:alphabetical-index-mark text:string-value=" " text:key1="Kuveyt"/><text:span text:style-name="T11"> iş­ga­li</text:span><text:alphabetical-index-mark text:string-value=" " text:key1="KuveytIrak tarafından işgali"/><text:span text:style-name="T11">ni de makul bir fırsat olarak yorumlamıştı. Washington'daki lobisi</text:span><text:alphabetical-index-mark text:string-value=" " text:key1="ABDve İsrail lobisi"/><text:span text:style-name="T11"> ara­cı­lığıyla da </text:span><text:span text:style-name="T3">abd</text:span><text:span text:style-name="T11">'yi yönlendirmiş, Irak'a karşı başlatılacak saldırının altya­pı­sı­nı kurmuştu. </text:span><text:span text:style-name="T3">abd</text:span><text:span text:style-name="T11">'nin Irak'a karşı izlediği yanıltıcı politika—yani önce </text:span><text:soft-page-break/><text:span text:style-name="T11">Irak'a ye­şil ışık yakması, sonra birden sertleşmesi—ise, İsrail'in beklenti ve istek­le­ri­ne tamamen uygundu. </text:span></text:p>
      <text:p text:style-name="P79"><text:span text:style-name="T11">Fakat bu noktada durmak ve Başkan Bush</text:span><text:alphabetical-index-mark text:string-value=" " text:key1="Bush, George"/><text:span text:style-name="T11">'un motivasyonlarına bakmak gerekir. Çünkü </text:span><text:span text:style-name="T3">abd</text:span><text:alphabetical-index-mark text:string-value=" " text:key1="ABD"/><text:span text:style-name="T11">'yi Körfez Savaşı</text:span><text:alphabetical-index-mark text:string-value=" " text:key1="Körfez Savaşı"/><text:span text:style-name="T11">'na sürükleyen faktörlerden biri "İs­rail ve onun Washington'daki Ağlama Duvarı</text:span><text:alphabetical-index-mark text:string-value=" " text:key1="Ağlama Duvarı"/><text:span text:style-name="T11">" ise, bir diğeri de Başkan Bush</text:span><text:alphabetical-index-mark text:string-value=" " text:key1="Bush, George"/><text:span text:style-name="T11">'­un kararlı tutumudur. Bu tutum, savaştan kısa bir süre sonra Beyaz Sa­ray'a çok yakın bir kaynak tarafından şöyle özetlenmiştir:</text:span></text:p>
      <text:p text:style-name="P32"><text:span text:style-name="T11">Kuveyt</text:span><text:alphabetical-index-mark text:string-value=" " text:key1="Kuveyt"/><text:span text:style-name="T11">'in işgalinden tam dört gün sonra, bize izleyeceğimiz politika bildirildi. Yo­ğun bir askeri hazırlık yapacak, Saddam</text:span><text:alphabetical-index-mark text:string-value=" " text:key1="Saddam Hüseyin"/><text:span text:style-name="T11"> tarafından gelecek her türlü uzlaş­ma teklifini reddedecek ve kararlı bir biçimde savaşa doğru ilerleyecektik. O za­man buna pek de inanmamıştım. Savaş, çok ihtimal dışı gözüküyordu. Hiç bi­ri­miz George Bush</text:span><text:alphabetical-index-mark text:string-value=" " text:key1="Bush, George"/><text:span text:style-name="T11">'un savaşa girme konusunda ne denli kararlı olduğunun far­kında değildik.</text:span><text:span text:style-name="T13"><text:note text:id="ftn261" text:note-class="endnote"><text:note-citation>cclxi</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4.</text:span></text:p></text:note-body></text:note></text:span></text:p>
      <text:p text:style-name="P79"><text:span text:style-name="T11">Evet, George Bush</text:span><text:alphabetical-index-mark text:string-value=" " text:key1="Bush, George"/><text:span text:style-name="T11">, savaşa girme konusunda son derece kararlıydı. Hat­ta, bu savaşın gerekçesinin, yani Irak</text:span><text:alphabetical-index-mark text:string-value=" " text:key1="Irak"/><text:span text:style-name="T11">'ın Kuveyt</text:span><text:alphabetical-index-mark text:string-value=" " text:key1="Kuveyt"/><text:span text:style-name="T11"> işgalinin oluşmasına da üst­te değindiğimiz biçimde yardımcı olmuştu. </text:span></text:p>
      <text:p text:style-name="P79"><text:span text:style-name="T11">Peki acaba Bush</text:span><text:alphabetical-index-mark text:string-value=" " text:key1="Bush, George"/><text:span text:style-name="T11">'un İsrail çıkarlarına tam bir paralellik arz eden bu po­li­tikası, İsrail ile bir şekilde ilişkili olabilir miydi? Bir başka deyişle, "İsrail ve o­nun Washington'daki Ağlama Duvarı</text:span><text:alphabetical-index-mark text:string-value=" " text:key1="Ağlama Duvarı"/><text:span text:style-name="T11">", Başkan'ı da yönledirmiş sayılabilir miy­di?</text:span></text:p>
      <text:p text:style-name="P66"><text:bookmark-end text:name="Israel_DesertStorm"/></text:p>
      <text:p text:style-name="P66"/>
      <text:h text:style-name="P46" text:outline-level="8"><text:s/>Kennebunkport'taki Balık Avı</text:h>
      <text:p text:style-name="P63"/>
      <text:p text:style-name="P79"><text:span text:style-name="T11">Turan Yavuz</text:span><text:alphabetical-index-mark text:string-value=" " text:key1="Yavuz, Turan"/><text:span text:style-name="T11">'un, </text:span><text:span text:style-name="T6">abd</text:span><text:alphabetical-index-mark text:string-value=" " text:key1="ABD"/><text:span text:style-name="T12">'nin Kürt Kartı</text:span><text:span text:style-name="T11"> adlı kitabında en detaylı olarak in­celediği konu Körfez Savaşı</text:span><text:alphabetical-index-mark text:string-value=" " text:key1="Körfez Savaşı"/><text:span text:style-name="T11">'dır. Yavuz, kitap boyunca savaşın su yüzüne çık­mamış gerçeklerini aktarır. Kitabın hemen başında anlattığı olay ise, "Kennebunkport'taki balık avı"dır. Yavuz'un Washington kulislerinde top­la­dı­ğı bilgilere dayanarak yazdıklarına göre, Başkan Bush</text:span><text:alphabetical-index-mark text:string-value=" " text:key1="Bush, George"/><text:span text:style-name="T11">'un Kennebunkport'­taki yazlık evinde Körfez krizinin patlak vermesinden kısa bir süre sonra ve Körfez Savaşı'ndan 6 ay önce yaşanan bir balık avı sırasında, tüm Körfez Sa­va­şı stratejisi belirlenmiştir. Yavuz, kitap boyunca bu olaya gönderme yapar ve Körfez Savaşı'nın ve onu izleyen gelişmelerin </text:span><text:soft-page-break/><text:span text:style-name="T11">burada belirlenen stratejiye göre yürüdüğünü sık sık vurgular. Balık avına, Başkan Bush</text:span><text:alphabetical-index-mark text:string-value=" " text:key1="Bush, George"/><text:span text:style-name="T11">'un </text:span><text:span text:style-name="T12">Fidelity</text:span><text:span text:style-name="T11"> adlı tek­nesinde çıkılmıştır. Teknede bir gizli servis görevlisinin dışında iki kişi var­dır. Bu iki kişi, kafa kafaya verip tüm gelişmeleri önceden planlarlar. </text:span><text:span text:style-name="T16">Tu­ran Yavuz</text:span><text:alphabetical-index-mark text:string-value=" " text:key1="Yavuz, Turan"/><text:span text:style-name="T16"> şöyle diyor:</text:span></text:p>
      <text:p text:style-name="P32"><text:span text:style-name="T11">Strateji hazırdı. </text:span><text:span text:style-name="T3">abd</text:span><text:alphabetical-index-mark text:string-value=" " text:key1="ABD"/><text:span text:style-name="T11"> Saddam</text:span><text:alphabetical-index-mark text:string-value=" " text:key1="Saddam Hüseyin"/><text:span text:style-name="T11">'ı vuracak ve Kuveyt</text:span><text:alphabetical-index-mark text:string-value=" " text:key1="Kuveyt"/><text:span text:style-name="T11">'ten çıkmasını sağlayacaktı. Sad­dam</text:span><text:alphabetical-index-mark text:string-value=" " text:key1="Saddam Hüseyin"/><text:span text:style-name="T11">'ın dişlerini sökecek, ancak ülkede bir iç savaş başlamasına engel olacak­tı. Kısacası, iki arkadaş, Atlantik Okyanusu sularında, ellerinde oltalar ile Bağ­dat'a ilk bombanın atılmasından tam 6 ay önce, Körfez Krizi'nin sonunu ta­yin etmişlerdi bile.</text:span><text:span text:style-name="T13"><text:note text:id="ftn262" text:note-class="endnote"><text:note-citation>ccl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19.</text:span></text:p></text:note-body></text:note></text:span><text:span text:style-name="T11"> </text:span></text:p>
      <text:p text:style-name="P79"><text:span text:style-name="T11">Körfez Savaşı</text:span><text:alphabetical-index-mark text:string-value=" " text:key1="Körfez Savaşı"/><text:span text:style-name="T11">'nın tüm ayrıntılarını "6 ay önceden tayin eden" bu iki arkadaşın birisi Başkan Bush</text:span><text:alphabetical-index-mark text:string-value=" " text:key1="Bush, George"/><text:span text:style-name="T11">'tu elbette. Ötekisi ise Bush</text:span><text:alphabetical-index-mark text:string-value=" " text:key1="Bush, George"/><text:span text:style-name="T11">'un Ulusal Güvenlik Da­nışmanıydı, yani Brent Scowcroft</text:span><text:alphabetical-index-mark text:string-value=" " text:key1="Scowcroft, Brent"/><text:span text:style-name="T11">. Hatta Turan Yavuz</text:span><text:alphabetical-index-mark text:string-value=" " text:key1="Yavuz, Turan"/><text:span text:style-name="T11">'un yazdığına göre, sa­vaşın planını yapan asıl olarak Scowcroft</text:span><text:alphabetical-index-mark text:string-value=" " text:key1="Scowcroft, Brent"/><text:span text:style-name="T11">'tu; Bush</text:span><text:alphabetical-index-mark text:string-value=" " text:key1="Bush, George"/><text:span text:style-name="T11">'a yalnızca onaylamak kal­mıştı. </text:span></text:p>
      <text:p text:style-name="P79"><text:span text:style-name="T11">Peki Scowcroft</text:span><text:alphabetical-index-mark text:string-value=" " text:key1="Scowcroft, Brent"/><text:span text:style-name="T11"> kimdi? </text:span></text:p>
      <text:p text:style-name="P79"><text:span text:style-name="T11">Bu soruyu Washington kulislerinde sorarsanız, size çok büyük ihtimal­le şu cevabı verirlerdi: "Kissinger</text:span><text:alphabetical-index-mark text:string-value=" " text:key1="Kissinger, Henry"/><text:span text:style-name="T11">'s yes-man", yani "Kissinger</text:span><text:alphabetical-index-mark text:string-value=" " text:key1="Kissinger, Henry"/><text:span text:style-name="T11">'ın evet-efen­dimcisi". </text:span></text:p>
      <text:p text:style-name="P79"><text:span text:style-name="T11">Henry Kissinger</text:span><text:alphabetical-index-mark text:string-value=" " text:key1="Kissinger, Henry"/><text:span text:style-name="T11">'a kitabın önceki bölümlerinde de sık sık değinmiştik. </text:span><text:span text:style-name="T3">abd</text:span><text:alphabetical-index-mark text:string-value=" " text:key1="ABD"/><text:span text:style-name="T11">'nin gelmiş geçmiş en karizmatik Dışişleri Bakanı sayılabilecek olan Kis­sin­ger</text:span><text:alphabetical-index-mark text:string-value=" " text:key1="Kissinger, Henry"/><text:span text:style-name="T11">'ın en belirgin vasfı ise İsrail'e olan olağanüstü bağlılığıydı. Bir Alman Ya­hudisi olan Kissinger</text:span><text:alphabetical-index-mark text:string-value=" " text:key1="Kissinger, Henry"/><text:span text:style-name="T11">, bu bağlılık yüzünden, Ulusal Güvenlik Danışmanı ola­rak görev aldığı Nixon</text:span><text:alphabetical-index-mark text:string-value=" " text:key1="Nixon, Richard"/><text:span text:style-name="T11">'ın ilk döneminde Dışişleri Bakanı William Rogers</text:span><text:alphabetical-index-mark text:string-value=" " text:key1="Rogers, William"/><text:span text:style-name="T11"> ile büyük bir çatışmaya girmişti. Çünkü Rogers İsrail'i işgal ettiği topraklardan çekilmeye zorlayacak bir Ortadoğu Barış Planı hazırlıyordu. Ancak Kis­singer</text:span><text:alphabetical-index-mark text:string-value=" " text:key1="Kissinger, Henry"/><text:span text:style-name="T11"> planın uygulanmasını engelledi. Nixon</text:span><text:alphabetical-index-mark text:string-value=" " text:key1="Nixon, Richard"/><text:span text:style-name="T11">'ın 1972 seçimleriyle başlayan ikinci döneminde de, Rogers Dışişleri Bakanlığı görevinden alındı ve bu kol­tuğa Kissinger</text:span><text:alphabetical-index-mark text:string-value=" " text:key1="Kissinger, Henry"/><text:span text:style-name="T11"> oturdu. Hem Dışişleri Bakanlığı hem de Ulusal Güvenlik Da­nış­manlığı görevinin aynı kişi tarafından yürütülmesi Amerikan tarihinde ilk kez oluyordu. Dahası, Dışişleri Bakanlığı makamına ilk kez bir Yahudi otu­ruyordu. İsrail Başbakanı Menahem Begin</text:span><text:alphabetical-index-mark text:string-value=" " text:key1="Begin, Menahem"/><text:span text:style-name="T11">, bu "tarihsel olay"ı, "Dr. Henry Kissinger</text:span><text:alphabetical-index-mark text:string-value=" " text:key1="Kissinger, Henry"/><text:span text:style-name="T11">'ın Amerikan Dışişleri Bakanı olması, Birleşmiş Milletler</text:span><text:alphabetical-index-mark text:string-value=" " text:key1="Birleşmiş Milletler"/><text:span text:style-name="T11">'in </text:span><text:soft-page-break/><text:span text:style-name="T11">İsrail'in kuruluşunu onaylaması kadar dev bir adımdır" sözüyle yorumlayacaktı.</text:span><text:span text:style-name="T13"><text:note text:id="ftn263" text:note-class="endnote"><text:note-citation>cclxiii</text:note-citation><text:note-body><text:p text:style-name="Endnote"><text:span text:style-name="T21"><text:s/>Eustace Mullins, </text:span><text:span text:style-name="T22">The World Order: Our Secret Rulers, </text:span><text:span text:style-name="T21">s. 254.</text:span></text:p></text:note-body></text:note></text:span></text:p>
      <text:p text:style-name="P79"><text:span text:style-name="T11">Nitekim Kissinger</text:span><text:alphabetical-index-mark text:string-value=" " text:key1="Kissinger, Henry"/><text:span text:style-name="T11"> bu "dev adım"ın hakkını vermiş ve Amerika'nın Or­tadoğu politikasını tamamen İsrail'in yörüngesine oturtmuştu. Amerika'­nın, İsrail'in nükleer silah programını desteklemesi için elinden geleni yap­mış­tı. Onun baskısı sonucunda İsrail'e yılda iki milyar dolarlık dış yardım yapılması garantiye alındı. (Bugün bu rakam yılda altı milyar doların üze­rin­dedir.) 1973'teki Arap-İsrail (Yom Kippur</text:span><text:alphabetical-index-mark text:string-value=" " text:key1="Yom Kippur Savaşı (1973)"/><text:span text:style-name="T11">) Savaşı sırasında, İsrail'e ya­pılan tarihin en büyük silah sevkiyatı onun emriyle gerçekleşti. </text:span><text:span text:style-name="T3">abd</text:span><text:alphabetical-index-mark text:string-value=" " text:key1="ABD"/><text:span text:style-name="T11">'nin </text:span><text:span text:style-name="T3">fkö</text:span><text:alphabetical-index-mark text:string-value=" " text:key1="FKÖ"/><text:span text:style-name="T11"> ile diyalog kurmama prensibini o belirledi ve bunu dış politikanın değişmez bir parçası haline getirdi.</text:span><text:span text:style-name="T13"><text:note text:id="ftn264" text:note-class="endnote"><text:note-citation>cclxiv</text:note-citation><text:note-body><text:p text:style-name="Endnote"><text:span text:style-name="T21"><text:s/>Wolf Blitzer, </text:span><text:span text:style-name="T22">Between Washington &amp; Jerusalem</text:span><text:span text:style-name="T21">, ss. 202-16.</text:span></text:p></text:note-body></text:note></text:span><text:span text:style-name="T11"> Noam Chomsky</text:span><text:alphabetical-index-mark text:string-value=" " text:key1="Chomsky, Noam"/><text:span text:style-name="T11">, Kissinger</text:span><text:alphabetical-index-mark text:string-value=" " text:key1="Kissinger, Henry"/><text:span text:style-name="T11">'ın bu misyonunu şöy­le vurguluyor: "Kissinger</text:span><text:alphabetical-index-mark text:string-value=" " text:key1="Kissinger, Henry"/><text:span text:style-name="T11"> 1970 yılında Ortadoğu'yu kontrolü altına almayı ba­şardı ve reddiyeci 'Büyük İsrail</text:span><text:alphabetical-index-mark text:string-value=" " text:key1="İsrailve Henry Kissinger"/><text:span text:style-name="T11">' anlayışı, uygulamada </text:span><text:span text:style-name="T3">abd</text:span><text:span text:style-name="T11">'nin politikası ha­line geldi. O zamandan bu yana bu politika, 1973 sonrası yaşanan deği­şik­lik­lere rağmen, özü bakımından aynı kaldı."</text:span><text:span text:style-name="T13"><text:note text:id="ftn265" text:note-class="endnote"><text:note-citation>cclxv</text:note-citation><text:note-body><text:p text:style-name="Endnote"><text:span text:style-name="T21"><text:s/>Noam Chomsky</text:span><text:alphabetical-index-mark text:string-value=" " text:key1="Chomsky, Noam"/><text:span text:style-name="T21">, </text:span><text:span text:style-name="T22">Kader Üçgenİ, </text:span><text:span text:style-name="T21">s. 70.</text:span></text:p></text:note-body></text:note></text:span></text:p>
      <text:p text:style-name="P79"><text:span text:style-name="T11">İşte Kissinger</text:span><text:alphabetical-index-mark text:string-value=" " text:key1="Kissinger, Henry"/><text:span text:style-name="T11">'ın en büyük tarihsel misyonu buydu. Ve ona bu mis­yo­nun­da destek olan iki önemli isimden biri Lawrence Eagleburger</text:span><text:alphabetical-index-mark text:string-value=" " text:key1="Eagleburger, Lawrence"/><text:span text:style-name="T11">, ötekisi ise Bush</text:span><text:alphabetical-index-mark text:string-value=" " text:key1="Bush, George"/><text:span text:style-name="T11">'­un Ulusal Güvenlik Danışmanı Brent Scowcroft</text:span><text:alphabetical-index-mark text:string-value=" " text:key1="Scowcroft, Brent"/><text:span text:style-name="T11">'tu. Bu ikisi, az önce be­lirt­tiğimiz gibi, Washington kulislerinde "Kissinger</text:span><text:alphabetical-index-mark text:string-value=" " text:key1="Kissinger, Henry"/><text:span text:style-name="T11">'s yes-men" (Kissinger</text:span><text:alphabetical-index-mark text:string-value=" " text:key1="Kissinger, Henry"/><text:span text:style-name="T11">'ın evet-efendimcileri) olarak bilinirdi.</text:span><text:span text:style-name="T13"><text:note text:id="ftn266" text:note-class="endnote"><text:note-citation>cclxvi</text:note-citation><text:note-body><text:p text:style-name="Endnote"><text:span text:style-name="T21"><text:s/>Eustace Mullins, </text:span><text:span text:style-name="T22">The World Order</text:span><text:span text:style-name="T21">, ss. 4-5.</text:span></text:p></text:note-body></text:note></text:span><text:span text:style-name="T11"> Scowcroft</text:span><text:alphabetical-index-mark text:string-value=" " text:key1="Scowcroft, Brent"/><text:span text:style-name="T11">, Carter</text:span><text:alphabetical-index-mark text:string-value=" " text:key1="Carter, Jimmy"/><text:span text:style-name="T11"> yönetiminde Silah Kont­rolü Genel Danışma Dairesi üyesi iken Kissinger</text:span><text:alphabetical-index-mark text:string-value=" " text:key1="Kissinger, Henry"/><text:span text:style-name="T11">'a "tabi" olmuş ve sonra Kis­singer Associates</text:span><text:alphabetical-index-mark text:string-value=" " text:key1="Kissinger Associates"/><text:span text:style-name="T11"> şirketinin yönetim kurulunda yer almıştı. Eagleburger</text:span><text:alphabetical-index-mark text:string-value=" " text:key1="Eagleburger, Lawrence"/><text:span text:style-name="T11"> Kissinger</text:span><text:alphabetical-index-mark text:string-value=" " text:key1="Kissinger, Henry"/><text:span text:style-name="T11"> Associates'in yönetim kurulu başkanlığını yürütürken, Scowcroft</text:span><text:alphabetical-index-mark text:string-value=" " text:key1="Scowcroft, Brent"/><text:span text:style-name="T11"> da başkan yardımcısıydı. </text:span></text:p>
      <text:p text:style-name="P79"><text:span text:style-name="T11">Kısacası, Kennebunkport'taki balık avı sırasında Başkan Bush</text:span><text:alphabetical-index-mark text:string-value=" " text:key1="Bush, George"/><text:span text:style-name="T11">'a Körfez Savaşı</text:span><text:alphabetical-index-mark text:string-value=" " text:key1="Körfez Savaşı"/><text:span text:style-name="T11">'nın senaryosunu empoze eden Scowcroft</text:span><text:alphabetical-index-mark text:string-value=" " text:key1="Scowcroft, Brent"/><text:span text:style-name="T11">, Kissinger</text:span><text:alphabetical-index-mark text:string-value=" " text:key1="Kissinger, Henry"/><text:span text:style-name="T11">'ın sağ koluydu. Ve Kissinger</text:span><text:alphabetical-index-mark text:string-value=" " text:key1="Kissinger, Henry"/><text:span text:style-name="T11"> demek, kaçınılmaz olarak, İsrail</text:span><text:alphabetical-index-mark text:string-value=" " text:key1="İsrailve Henry Kissinger"/><text:span text:style-name="T11"> demekti. Kissinger</text:span><text:alphabetical-index-mark text:string-value=" " text:key1="Kissinger, Henry"/><text:span text:style-name="T11">, Patrick Buchanan</text:span><text:alphabetical-index-mark text:string-value=" " text:key1="Buchanan, Patrick"/><text:span text:style-name="T11">'ın "İsrail'in Washington'daki Ağlama Duvarı</text:span><text:alphabetical-index-mark text:string-value=" " text:key1="Ağlama Duvarı"/><text:span text:style-name="T11">" dediği lobinin en kı­demli temsilcilerinden biriydi. </text:span></text:p>
      <text:p text:style-name="P79"><text:soft-page-break/><text:span text:style-name="T11">Bu noktadan yola çıkarak, Scowcroft</text:span><text:alphabetical-index-mark text:string-value=" " text:key1="Scowcroft, Brent"/><text:span text:style-name="T11">'un Kennebunkport'taki balık avı sırasında Başkan Bush</text:span><text:alphabetical-index-mark text:string-value=" " text:key1="Bush, George"/><text:span text:style-name="T11">'a empoze ettiği Körfez Savaşı</text:span><text:alphabetical-index-mark text:string-value=" " text:key1="Körfez Savaşı"/><text:span text:style-name="T11"> senaryosunun, İsrail'in Or­tadoğu stratejisi de dikkate alınarak—hatta belki temel kabul edilerek—çi­zilmiş bir senaryo olduğunu düşünmek mümkündür. Elbette bu yargı, sa­dece Kissinger</text:span><text:alphabetical-index-mark text:string-value=" " text:key1="Kissinger, Henry"/><text:span text:style-name="T11"> ve Scowcroft</text:span><text:alphabetical-index-mark text:string-value=" " text:key1="Scowcroft, Brent"/><text:span text:style-name="T11">'un kimliklerine bakılarak verildiğinde, bir var­sayımdan ibarettir. Ancak Scowcroft</text:span><text:alphabetical-index-mark text:string-value=" " text:key1="Scowcroft, Brent"/><text:span text:style-name="T11">'un çizdiği senaryo İsrail'in stratejisi ile karşılaştırıldığında ortaya çıkan büyük paralellik, bu varsayımı doğrular. </text:span></text:p>
      <text:p text:style-name="P79"><text:span text:style-name="T11">Scowcroft</text:span><text:alphabetical-index-mark text:string-value=" " text:key1="Scowcroft, Brent"/><text:span text:style-name="T11">'un Bush</text:span><text:alphabetical-index-mark text:string-value=" " text:key1="Bush, George"/><text:span text:style-name="T11">'a kabul ettirdiği plana göre, mutlaka ve mutlaka Sad­dam</text:span><text:alphabetical-index-mark text:string-value=" " text:key1="Saddam Hüseyin"/><text:span text:style-name="T11">'a savaş açılmalıydı. Ancak bunun yanında, dünyanın geri kalan kıs­mının çoğunun beklentisinin aksine, Saddam</text:span><text:alphabetical-index-mark text:string-value=" " text:key1="Saddam Hüseyin"/><text:span text:style-name="T11">'ın iktidardan indirilmemesi ge­rektiğine karar verilmişti. Saddam</text:span><text:alphabetical-index-mark text:string-value=" " text:key1="Saddam Hüseyin"/><text:span text:style-name="T11">'ın yalnızca "dişleri sökülecek"ti. </text:span></text:p>
      <text:p text:style-name="P66">Nitekim İsrail'in istediği de tam tamına buydu.</text:p>
      <text:p text:style-name="P66"/>
      <text:p text:style-name="P79"><text:bookmark-start text:name="Israel_Saddam"/></text:p>
      <text:p text:style-name="P84"><text:span text:style-name="T26">İsrail'in Saddam</text:span><text:alphabetical-index-mark text:string-value=" " text:key1="Saddam Hüseyin"/><text:span text:style-name="T26"> Politikası</text:span></text:p>
      <text:p text:style-name="P66"/>
      <text:p text:style-name="P79"><text:span text:style-name="T11">Önceki sayfalarda İsrail'in </text:span><text:span text:style-name="T3">abd</text:span><text:alphabetical-index-mark text:string-value=" " text:key1="ABD"/><text:span text:style-name="T11">'yı Irak</text:span><text:alphabetical-index-mark text:string-value=" " text:key1="Irak"/><text:span text:style-name="T11">'a karşı saldırtmak için ne denli yoğun bir çaba gösterdiğine değindik. Ancak İsrail'in sözkonusu savaş isteği, Saddam</text:span><text:alphabetical-index-mark text:string-value=" " text:key1="Saddam Hüseyin"/><text:span text:style-name="T11">'ın iktidardan indirilmesini içermiyordu. Saddam</text:span><text:alphabetical-index-mark text:string-value=" " text:key1="Saddam Hüseyin"/><text:span text:style-name="T11">'ın Körfez Savaşı</text:span><text:alphabetical-index-mark text:string-value=" " text:key1="Körfez Savaşı"/><text:span text:style-name="T11"> boyunca İsrail'e attığı Scud füzeleri, çoğu insanın İsrail'in Saddam</text:span><text:alphabetical-index-mark text:string-value=" " text:key1="Saddam Hüseyin"/><text:span text:style-name="T11">'­dan ebediyen kurtulmak istediğini düşünmesine yol açmıştı. </text:span><text:span text:style-name="T16">Oysa durum hiç de böyle değildi. Evet, Yahudi Devleti Irak'a karşı girişilen savaşın en a­teş­li savunucusu ve destekçisiydi, ama bu savaşla sadece Irak'ın askeri gücü­nün eritilmesini istiyordu. Buna karşılık Saddam</text:span><text:alphabetical-index-mark text:string-value=" " text:key1="Saddam Hüseyin"/><text:span text:style-name="T16">'ın düşürülmesine kesin­lik­le taraftar değildi. </text:span></text:p>
      <text:p text:style-name="P79"><text:span text:style-name="T16">Çünkü Saddam</text:span><text:alphabetical-index-mark text:string-value=" " text:key1="Saddam Hüseyin"/><text:span text:style-name="T16"> ve onun liderliğini yaptığı Irak</text:span><text:alphabetical-index-mark text:string-value=" " text:key1="Irak"/><text:span text:style-name="T16"> Baas</text:span><text:alphabetical-index-mark text:string-value=" " text:key1="Baas Partisi"/><text:span text:style-name="T16"> hareketi, bir ön­ce­ki bölümde gördüğümüz gibi, onyıllardır İsrai</text:span><text:alphabetical-index-mark text:string-value=" " text:key1="İsrailve Saddam Hüseyin"/><text:alphabetical-index-mark text:string-value=" " text:key1="İsrailve Saddam Hüseyin"/><text:span text:style-name="T16">l'e stratejik yararlılıklar sağ­lı­yordu. Başbakan Yitzhak Şamir</text:span><text:alphabetical-index-mark text:string-value=" " text:key1="Şamir, Yitzhak"/><text:span text:style-name="T16">, 2 Şubat 1991'de, </text:span><text:soft-page-break/><text:span text:style-name="T16">yani Irak'a karşı kara ha­re­katının başlamasından üç hafta önce bir Avusturya dergisine verdiği de­meçte şöyle konuşmuştu:</text:span></text:p>
      <text:p text:style-name="P32"><text:span text:style-name="T11">Saddam</text:span><text:alphabetical-index-mark text:string-value=" " text:key1="Saddam Hüseyin"/><text:span text:style-name="T11"> psikolojik açıdan ömrü boyunca İsrail'e faydalı olmuştur... Dünyanın, Arap­lar'a ve dolayısıyla Filistin</text:span><text:alphabetical-index-mark text:string-value=" " text:key1="Filistin"/><text:span text:style-name="T11">lilere karşı nefret duymalarını sağlayacak sınır­lı bir körfez savaşı İsrail için faydalı olabilir. İsrail işgali altındaki topraklarda ya­şa­yan Filistinliler güvenlik sebebiyle Ürdün</text:span><text:alphabetical-index-mark text:string-value=" " text:key1="Ürdün"/><text:span text:style-name="T11">'e gönderilebilirler. Saddam</text:span><text:alphabetical-index-mark text:string-value=" " text:key1="Saddam Hüseyin"/><text:span text:style-name="T11"> Hü­se­yin bu stratejik planlama için çok uygun bir katalizör.</text:span><text:span text:style-name="T13"><text:note text:id="ftn267" text:note-class="endnote"><text:note-citation>cclxvii</text:note-citation><text:note-body><text:p text:style-name="Endnote"><text:span text:style-name="T22">Wiener</text:span><text:span text:style-name="T21">, 2 Şubat 1991.</text:span></text:p></text:note-body></text:note></text:span></text:p>
      <text:p text:style-name="P79"><text:span text:style-name="T11">Önceki sayfalarda, Mossad</text:span><text:alphabetical-index-mark text:string-value=" " text:key1="Mossad"/><text:span text:style-name="T11">'ın çeşitli propaganda ve dezinformasyonlar­la </text:span><text:span text:style-name="T3">abd</text:span><text:alphabetical-index-mark text:string-value=" " text:key1="ABD"/><text:span text:style-name="T11">'yi Irak</text:span><text:alphabetical-index-mark text:string-value=" " text:key1="Irak"/><text:span text:style-name="T11">'a karşı kışkırttığına değinmiştik. Ancak bu, madalyonun yal­nızca birinci yüzüydü. Öteki yüzde ise Mossad'ın Saddam</text:span><text:alphabetical-index-mark text:string-value=" " text:key1="Saddam Hüseyin"/><text:span text:style-name="T11"> iktidarını sağ­lamlaştırmak için yaptıkları vardı. Ostrovsky</text:span><text:alphabetical-index-mark text:string-value=" " text:key1="Ostrovsky, Victor"/><text:span text:style-name="T11">'nin yazdığına göre, İsrail'in sa­vaş çığırtkanlığı yaptığı günlerde, bir yandan da Washington'daki İsrail El­çiliği tarafından Irak gizli servisi Muhaberat</text:span><text:alphabetical-index-mark text:string-value=" " text:key1="Muhaberat (Irak)"/><text:span text:style-name="T11">'a istihbarat aktarılıyordu. Mossad</text:span><text:alphabetical-index-mark text:string-value=" " text:key1="Mossadve Muhaberat (Irak)"/><text:span text:style-name="T11">'­ın Muhaberat'a verdiği bu istihbarat, Irak'taki muhaliflerin Saddam</text:span><text:alphabetical-index-mark text:string-value=" " text:key1="Saddam Hüseyin"/><text:span text:style-name="T11">'ı dü­şür­mek ya da öldürmek için yürüttüğü çabalarla ilgiliydi. Kısacası Mossad, Saddam</text:span><text:alphabetical-index-mark text:string-value=" " text:key1="Saddam Hüseyin"/><text:span text:style-name="T11">'ın ayakta kalmasına destek oluyordu!... Ostrovsky</text:span><text:alphabetical-index-mark text:string-value=" " text:key1="Ostrovsky, Victor"/><text:span text:style-name="T11">, bunun ardın­daki mantığı şöyle açıklıyor: "Mossad, Saddam</text:span><text:alphabetical-index-mark text:string-value=" " text:key1="Saddam Hüseyin"/><text:span text:style-name="T11"> Hüseyin'i Ortado­ğu'­daki en büyük fayda olarak görüyordu. Çünkü Saddam</text:span><text:alphabetical-index-mark text:string-value=" " text:key1="Saddam Hüseyin"/><text:span text:style-name="T11"> uluslararası politika a­çısın­dan tümüyle irrasyoneldi ve Mossad'ın kullanabileceği bir aptallık yap­­maya oldukça yatkındı."</text:span><text:span text:style-name="T13"><text:note text:id="ftn268" text:note-class="endnote"><text:note-citation>cclxviii</text:note-citation><text:note-body><text:p text:style-name="Endnote"><text:span text:style-name="T21"><text:s/>Victor Ostrovsky</text:span><text:alphabetical-index-mark text:string-value=" " text:key1="Ostrovsky, Victor"/><text:span text:style-name="T21">, </text:span><text:span text:style-name="T22">The Other Side of Deception</text:span><text:span text:style-name="T21">, s. 247.</text:span></text:p></text:note-body></text:note></text:span></text:p>
      <text:p text:style-name="P79"><text:span text:style-name="T11">Kısacası İsrail,</text:span><text:alphabetical-index-mark text:string-value=" " text:key1="İsrailve Saddam Hüseyin"/><text:span text:style-name="T11"> hem "faydalı aptallıklar" yaptığı için Saddam</text:span><text:alphabetical-index-mark text:string-value=" " text:key1="Saddam Hüseyin"/><text:span text:style-name="T11">'ı iktidar­da tutmak, hem de Amerika'yı Saddam</text:span><text:alphabetical-index-mark text:string-value=" " text:key1="Saddam Hüseyin"/><text:span text:style-name="T11">'a saldırtmak istiyordu. Yahudi Dev­leti, Turan Yavuz</text:span><text:alphabetical-index-mark text:string-value=" " text:key1="Yavuz, Turan"/><text:span text:style-name="T11">'un da belirttiği gibi Körfez Savaşı</text:span><text:alphabetical-index-mark text:string-value=" " text:key1="Körfez Savaşı"/><text:span text:style-name="T11"> sırasında ve sonrasında Sad­dam</text:span><text:alphabetical-index-mark text:string-value=" " text:key1="Saddam Hüseyin"/><text:span text:style-name="T11">'ın iktidarda kalması gerektiği tezini hep savundu. Turan Yavuz</text:span><text:alphabetical-index-mark text:string-value=" " text:key1="Yavuz, Turan"/><text:span text:style-name="T11"> şöy­­le yazıyor: </text:span></text:p>
      <text:p text:style-name="P32"><text:span text:style-name="T11">Körfez savaşı</text:span><text:alphabetical-index-mark text:string-value=" " text:key1="İsrailve Körfez Savaşı"/><text:alphabetical-index-mark text:string-value=" " text:key1="İsrailve Körfez Savaşı"/><text:span text:style-name="T11">ndan sonra İsrail, bölge istikrarı açısından Saddam</text:span><text:alphabetical-index-mark text:string-value=" " text:key1="Saddam Hüseyin"/><text:span text:style-name="T11"> Hüseyin'in ik­ti­darda kalmasını savunuyor ve istikrarın ancak, yarı güçlü bir Saddam</text:span><text:alphabetical-index-mark text:string-value=" " text:key1="Saddam Hüseyin"/><text:span text:style-name="T11"> ile sağ­lanacağına inanıyordu. İsrailli diplomatlar bu mesajı tüm dünyaya yaymak­ta gecikmediler.</text:span><text:span text:style-name="T13"><text:note text:id="ftn269" text:note-class="endnote"><text:note-citation>cclxix</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text:span><text:span text:style-name="T21">ı, s. 166.</text:span></text:p></text:note-body></text:note></text:span></text:p>
      <text:p text:style-name="P79"><text:bookmark-end text:name="Israel_Saddam"/><text:span text:style-name="T11">Kennebunkport'taki balık avında Kissinger</text:span><text:alphabetical-index-mark text:string-value=" " text:key1="Kissinger, Henry"/><text:span text:style-name="T11">'ın "sağ kolu" Scowcroft</text:span><text:alphabetical-index-mark text:string-value=" " text:key1="Scowcroft, Brent"/><text:span text:style-name="T11">'un Başkan Bush</text:span><text:alphabetical-index-mark text:string-value=" " text:key1="Bush, George"/><text:span text:style-name="T11">'a kabul ettirdiği ve harfi harfine uygulanan strateji de tam tamına buydu: Saddam</text:span><text:alphabetical-index-mark text:string-value=" " text:key1="Saddam Hüseyin"/><text:span text:style-name="T11">'ı düşürmemek, ama dişlerini sökmek. Oysa Saddam</text:span><text:alphabetical-index-mark text:string-value=" " text:key1="Saddam Hüseyin"/><text:span text:style-name="T11">'­a karşı savaşan müttefiklerin (aralarında Türkiye</text:span><text:alphabetical-index-mark text:string-value=" " text:key1="Türkiyeve Saddam Hüseyin"/><text:span text:style-name="T11"> de olmak üzere) ama­cı Saddam</text:span><text:alphabetical-index-mark text:string-value=" " text:key1="Saddam Hüseyin"/><text:span text:style-name="T11">'ı düşürmekti. </text:span><text:span text:style-name="T14">Amerikan kamuoyu hatta ordusu da bunu bekle­miş­ti. Ama Saddam</text:span><text:alphabetical-index-mark text:string-value=" " text:key1="Saddam Hüseyin"/><text:span text:style-name="T14"> </text:span><text:soft-page-break/><text:span text:style-name="T14">düşürülmeyecekti; bu savaş bir Kissinger</text:span><text:alphabetical-index-mark text:string-value=" " text:key1="Kissinger, Henry"/><text:span text:style-name="T14"> yapımıydı ve do­layısıyla İsrail'in tezine uygun olarak gelişecekti.</text:span></text:p>
      <text:p text:style-name="P79"><text:bookmark-start text:name="Israel_GulfWar"/><text:span text:style-name="T14"><text:s/></text:span><text:span text:style-name="T16">Nitekim öyle de oldu. Körfez Savaşı</text:span><text:alphabetical-index-mark text:string-value=" " text:key1="Körfez Savaşı"/><text:span text:style-name="T16">'nın sonunda Saddam</text:span><text:alphabetical-index-mark text:string-value=" " text:key1="Saddam Hüseyin"/><text:span text:style-name="T16">, tüm dünyanın beklentisinin aksine, tam Kennebunkport'ta kararlaştırıldığı gibi, iktidar­dan düşürülmedi. Beyaz Saray'dan Saddam</text:span><text:alphabetical-index-mark text:string-value=" " text:key1="Saddam Hüseyin"/><text:span text:style-name="T16">'ın düşürülmemesi yönünde ge­len emir, Irak</text:span><text:alphabetical-index-mark text:string-value=" " text:key1="Irak"/><text:span text:style-name="T16">'taki uluslararası gücün başkomutanı Schwarzkopf</text:span><text:alphabetical-index-mark text:string-value=" " text:key1="Schwarzkopf, Norman"/><text:span text:style-name="T16">'u bile şaş­kına çevirmişti. İsrail'in tezi böylece uygulanmış oluyordu.</text:span></text:p>
      <text:p text:style-name="P79"><text:span text:style-name="T16">Dahası, savaşın Ortadoğu genelinde yarattığı stratejik etkiler de tam İs­rail'in çıkarlarına uygun biçimdeydi. Yahudi Devleti</text:span><text:alphabetical-index-mark text:string-value=" " text:key1="İsrailve Körfez Savaşı"/><text:span text:style-name="T16">, savaşa girmemekle di­ğer pek çok Arap devletinin </text:span><text:span text:style-name="T7">abd</text:span><text:alphabetical-index-mark text:string-value=" " text:key1="ABD"/><text:span text:style-name="T16">'nin yanında yer almalarını sağlamış ve böy­lece onları dolaylı yoldan kendi safına çekmişti. Saddam</text:span><text:alphabetical-index-mark text:string-value=" " text:key1="Saddam Hüseyin"/><text:span text:style-name="T16">'ın İsrail'i savaşa so­kabilmek için Tel Aviv'e attığı Scud'lar, bu nedenle İsrail yönetimi tara­fından karşılıksız bırakıldı. Dahası, sözkonusu bir kaç etkisiz Scud'a karşı tep­kisiz kalmanın ücreti olarak, Yahudi Devleti </text:span><text:span text:style-name="T7">abd</text:span><text:span text:style-name="T16">'den 13 milyar dolar "taz­minat" aldı.</text:span><text:span text:style-name="T13"><text:note text:id="ftn270" text:note-class="endnote"><text:note-citation>cclxx</text:note-citation><text:note-body><text:p text:style-name="Endnote"><text:span text:style-name="T21"><text:s/>Andrew</text:span><text:alphabetical-index-mark text:string-value=" " text:key1="Cockburn, Andrew"/><text:span text:style-name="T21"> &amp; Leslie Cockburn</text:span><text:alphabetical-index-mark text:string-value=" " text:key1="Cockburn, Leslie"/><text:span text:style-name="T21">, </text:span><text:span text:style-name="T22">Dangerous Liaison</text:span><text:span text:style-name="T21">, s. 358.</text:span></text:p></text:note-body></text:note></text:span><text:span text:style-name="T16"> </text:span></text:p>
      <text:p text:style-name="P79"><text:span text:style-name="T16">Kudüs'teki Bar-Ilan Üniversitesi Öğretim Üyesi ve </text:span><text:span text:style-name="T7">besa</text:span><text:span text:style-name="T16"> Stratejik Araş­tırma merkezi yöneticisi Doç. Dr. Efraim Inbar, İsrail'in stratejik çev­resini ve Körfez savaşının buna etkisini şöyle ele alıyor:</text:span></text:p>
      <text:p text:style-name="P32"><text:span text:style-name="T11">Ağustos 1990'da Irak</text:span><text:alphabetical-index-mark text:string-value=" " text:key1="Irak"/><text:span text:style-name="T11">'ın Kuveyt</text:span><text:alphabetical-index-mark text:string-value=" " text:key1="Kuveyt"/><text:span text:style-name="T11">'i işgali ve Amerika öncülüğünde Saddam</text:span><text:alphabetical-index-mark text:string-value=" " text:key1="Saddam Hüseyin"/><text:span text:style-name="T11"> Hü­se­yin'e karşı yürütülen savaş, Arap elitini bölgesel istikrarsızlığın kaynakları hu­susunda daha duyarlı hale getirmiş ve İsrail'le bağlantılı tehdit anlayışını a­zalt­mıştır. Dahası 1991 Körfez Savaşı</text:span><text:alphabetical-index-mark text:string-value=" " text:key1="Körfez Savaşı"/><text:span text:style-name="T11">, halihazırda, bölgede İsrail</text:span><text:alphabetical-index-mark text:string-value=" " text:key1="İsrailve Körfez Savaşı"/><text:span text:style-name="T11">'e karşı bir ra­di­kal Arap koalisyonunun oluşması şansını büyük ölçüde yok etmiştir , Irak za­yıflatılmış, Libya</text:span><text:alphabetical-index-mark text:string-value=" " text:key1="Libya"/><text:span text:style-name="T11"> marjinal bir konuma indirgenmiş ve Amerika'yı dış­la­ma­ma arayışları içinde olan Suriye</text:span><text:alphabetical-index-mark text:string-value=" " text:key1="Suriye"/><text:span text:style-name="T11">, barış süreci içine itilmiştir. Bu durum, İsrail ana­karası için (Akdeniz üzerinde İsrail kıyılarına 80 km mesafede) büyük bir "Doğu Cephesi"nin oluşturulması olasılığını azaltmıştır.</text:span><text:span text:style-name="T13"><text:note text:id="ftn271" text:note-class="endnote"><text:note-citation>cclxxi</text:note-citation><text:note-body><text:p text:style-name="Endnote"><text:span text:style-name="T21"><text:s/>Efraim Inbar, "İsrail'in Ulusal Güvenliği Bir Geçiş Dönemi Yaşıyor", </text:span><text:span text:style-name="T22">Avrasya Dosyas</text:span><text:span text:style-name="T21">ı (İsrail Özel), Cilt 1, Sayı 3, Sonbahar 1994, ss. 99-108.</text:span></text:p></text:note-body></text:note></text:span></text:p>
      <text:p text:style-name="P79"><text:span text:style-name="T11">Kısacası, Körfez Savaşı</text:span><text:alphabetical-index-mark text:string-value=" " text:key1="Körfez Savaşı"/><text:span text:style-name="T11"> Yahudi Devleti'ne büyük bir stratejik avantaj ka­zandırdı. Çünkü, zaten tam da İsrail'in tezine uygun olarak düzenlenmişti.</text:span></text:p>
      <text:p text:style-name="P79"><text:span text:style-name="T11">Peki İsrail tezi neyi hedefliyordu, Yahudi Devleti, özellikle Irak</text:span><text:alphabetical-index-mark text:string-value=" " text:key1="Irak"/><text:span text:style-name="T11">'ta, ne yap­mak istiyordu? Saddam</text:span><text:alphabetical-index-mark text:string-value=" " text:key1="Saddam Hüseyin"/><text:span text:style-name="T11">'ı iktidarda tutmanın, ancak Amerika'yı Irak'a sal­dırtmanın amacı ne olabilirdi?... </text:span></text:p>
      <text:p text:style-name="P79"><text:span text:style-name="T11">Bu soruların cevabı, iki ayrı stratejik değerlendirmede yatıyordu. Sad­dam</text:span><text:alphabetical-index-mark text:string-value=" " text:key1="Saddam Hüseyin"/><text:span text:style-name="T11">'ı iktidarda tutmayı gerektiren birinci </text:span><text:soft-page-break/><text:span text:style-name="T11">değerlendirme, Bağdat'ın patronu­nu İran</text:span><text:alphabetical-index-mark text:string-value=" " text:key1="İran"/><text:span text:style-name="T11">'a karşı bir koz olarak kullanma düşüncesinden doğuyordu. Saddam</text:span><text:alphabetical-index-mark text:string-value=" " text:key1="Saddam Hüseyin"/><text:span text:style-name="T11">, bir önceki bölümde İran-Irak savaşı</text:span><text:alphabetical-index-mark text:string-value=" " text:key1="İran-Irak savaşı"/><text:span text:style-name="T11">nı incelerken gördüğümüz gibi, 80'li yıllar boyunca Tahran'a karşı taşeron işlevi yürütmüştü ve bu misyonu sür­dürmek için hala en ideal liderdi. Saddam</text:span><text:alphabetical-index-mark text:string-value=" " text:key1="Saddam Hüseyin"/><text:span text:style-name="T11">'ın bu misyonu Körfez Savaşı</text:span><text:alphabetical-index-mark text:string-value=" " text:key1="Körfez Savaşı"/><text:span text:style-name="T11">'nı izle­yen yıllarda da hem İsrail'in hem de ona bağlı olarak </text:span><text:span text:style-name="T3">abd</text:span><text:alphabetical-index-mark text:string-value=" " text:key1="ABD"/><text:span text:style-name="T11">'nin gözünde devam etti.</text:span></text:p>
      <text:p text:style-name="P79"><text:span text:style-name="T11">İsrail</text:span><text:alphabetical-index-mark text:string-value=" " text:key1="İsrailve Körfez Savaşı"/><text:span text:style-name="T11">'in Körfez Savaşı tezini oluşturan ve Amerika'yı Irak</text:span><text:alphabetical-index-mark text:string-value=" " text:key1="Irak"/><text:span text:style-name="T11">'a sal­dırtmayı gerektiren ikinci değerlendirme ise, İsrail'in geleneksel hedefleri ara­sında yer alan Kürt Devleti</text:span><text:alphabetical-index-mark text:string-value=" " text:key1="KürtlerKürt Devleti projesi"/><text:span text:style-name="T11"> projesinden kaynaklanıyordu. İsrail, 1982 yı­lın­da Oded Yinon</text:span><text:alphabetical-index-mark text:string-value=" " text:key1="Yinon, Oded"/><text:span text:style-name="T11">'un raporunda belirtildiği gibi Kuzey Irak</text:span><text:alphabetical-index-mark text:string-value=" " text:key1="IrakKuzey Irak"/><text:span text:style-name="T11">'ta bir Kürt dev­leti</text:span><text:alphabetical-index-mark text:string-value=" " text:key1="Kürt devleti projesi"/><text:span text:style-name="T11"> istiyordu. (Oded Yinon</text:span><text:alphabetical-index-mark text:string-value=" " text:key1="Yinon, Oded"/><text:span text:style-name="T11"> bir de güneyde kurulacak bir Şii</text:span><text:alphabetical-index-mark text:string-value=" " text:key1="IrakŞiiler"/><text:span text:style-name="T11"> devleti isten­di­ği­ni ortaya koymuştu, ancak bu kez İsrailliler bu projeden şiddetle kaçı­nı­yor­lardı. Çünkü bu muhtemel Şii devleti, kaçınılmaz olarak İran</text:span><text:alphabetical-index-mark text:string-value=" " text:key1="İran"/><text:span text:style-name="T11">'ın kontrolü al­tı­na girecekti.) Saddam</text:span><text:alphabetical-index-mark text:string-value=" " text:key1="Saddam Hüseyin"/><text:span text:style-name="T11">'ın yarı güçlü bir şekilde ayakta kalması, hem söz­ko­nu­su Kürt Devleti</text:span><text:alphabetical-index-mark text:string-value=" " text:key1="KürtlerKürt Devleti projesi"/><text:span text:style-name="T11">'nin yolunu açacak, hem de Saddam</text:span><text:alphabetical-index-mark text:string-value=" " text:key1="Saddam Hüseyin"/><text:span text:style-name="T11"> korkusu altında ya­şamaya devam edecek olan bu oluşumun dış güçlere, yani </text:span><text:span text:style-name="T3">abd</text:span><text:alphabetical-index-mark text:string-value=" " text:key1="ABD"/><text:span text:style-name="T11">'ye ve dola­yısıyla İsrail'e yaslanmasını zorunlu kılacaktı. Hem Saddam</text:span><text:alphabetical-index-mark text:string-value=" " text:key1="Saddam Hüseyin"/><text:span text:style-name="T11">, oluşturulması istenen Kürt Devleti</text:span><text:alphabetical-index-mark text:string-value=" " text:key1="KürtlerKürt Devleti projesi"/><text:span text:style-name="T11"> embriyosunu Tahran'ın etkisi altına girmekten koruya­cak etkili bir güçtü başlı başına. </text:span></text:p>
      <text:p text:style-name="P79"><text:span text:style-name="T11"><text:s/>İşte Körfez Savaşı</text:span><text:alphabetical-index-mark text:string-value=" " text:key1="Körfez Savaşı"/><text:span text:style-name="T11"> bu hassas dengeyi tutturdu; hem Saddam</text:span><text:alphabetical-index-mark text:string-value=" " text:key1="Saddam Hüseyin"/><text:span text:style-name="T11">'dan </text:span><text:bookmark-end text:name="Israel_GulfWar"/><text:span text:style-name="T11">vaz­geçilmedi, hem de Kürt devleti</text:span><text:alphabetical-index-mark text:string-value=" " text:key1="Kürt devleti projesi"/><text:span text:style-name="T11"> hedefinin yolu açıldı.</text:span></text:p>
      <text:p text:style-name="P66"/>
      <text:p text:style-name="P66"/>
      <text:h text:style-name="P46" text:outline-level="8">Kürt Ayaklanması ve İsrail<text:bookmark-start text:name="ISRAEL_KURDS"/></text:h>
      <text:p text:style-name="P66"/>
      <text:p text:style-name="P79"><text:span text:style-name="T11">Körfez Savaşı</text:span><text:alphabetical-index-mark text:string-value=" " text:key1="Körfez Savaşı"/><text:span text:style-name="T11"> sonucunda Saddam</text:span><text:alphabetical-index-mark text:string-value=" " text:key1="Saddam Hüseyin"/><text:span text:style-name="T11">'ın bozguna uğraması, ülkenin kuzey ve güneyindeki muhalifleri ümitlendirdi. Özellikle </text:span><text:span text:style-name="T3">abd</text:span><text:alphabetical-index-mark text:string-value=" " text:key1="ABD"/><text:span text:style-name="T11">'nin desteğini ar­kalarında hisseden Kürtler</text:span><text:alphabetical-index-mark text:string-value=" " text:key1="Kürtler"/><text:span text:style-name="T11">, bir kez daha Kürt devleti</text:span><text:alphabetical-index-mark text:string-value=" " text:key1="Kürt devleti projesi"/><text:span text:style-name="T11"> hayaline kapılarak Sad­dam</text:span><text:alphabetical-index-mark text:string-value=" " text:key1="Saddam Hüseyin"/><text:span text:style-name="T11">'a karşı isyan bayrağını açtılar. </text:span><text:soft-page-break/><text:span text:style-name="T11">Sonra gelişen olayları; Kürtler'in Tür­ki­ye sınırına yığılışını, Çekiç Güç</text:span><text:alphabetical-index-mark text:string-value=" " text:key1="Çekiç Güç"/><text:span text:style-name="T11">'ün konuşlandırılışını, 36. paralelin kuzeyinin Irak</text:span><text:alphabetical-index-mark text:string-value=" " text:key1="Irak"/><text:span text:style-name="T11"> birliklerine yasaklanışını ve Kuzey Irak</text:span><text:alphabetical-index-mark text:string-value=" " text:key1="IrakKuzey Irak"/><text:span text:style-name="T11">'ta bir Kürt devleti</text:span><text:alphabetical-index-mark text:string-value=" " text:key1="Kürt devleti projesi"/><text:span text:style-name="T11">ne doğru adım adım yürüyüşü, hepimiz biliyoruz.</text:span></text:p>
      <text:p text:style-name="P79"><text:span text:style-name="T11">Ancak bu olayların içinde fazla gündeme gelmeye bir aktör daha var­dı: Kürt Devleti</text:span><text:alphabetical-index-mark text:string-value=" " text:key1="KürtlerKürt Devleti projesi"/><text:span text:style-name="T11"> projesinin kadim destekçisi İsrail. Yahudi Devleti, Körfez Sava­şı</text:span><text:alphabetical-index-mark text:string-value=" " text:key1="Körfez Savaşı"/><text:span text:style-name="T11">'nda olduğu gibi Kürt isyanında da ön plana çıkmadı. Oysa Kürt isya­nın­da, Körfez Savaşı'ndaki etkisinden de büyük bir etkiye sahipti. </text:span></text:p>
      <text:p text:style-name="P79"><text:span text:style-name="T11">İsrail</text:span><text:alphabetical-index-mark text:string-value=" " text:key1="İsrailve Kürtler"/><text:span text:style-name="T11">'in ilk önemli fonksiyonu, 1975'te ihanet nedeniyle </text:span><text:span text:style-name="T3">abd</text:span><text:alphabetical-index-mark text:string-value=" " text:key1="ABD"/><text:span text:style-name="T11">'ye küsmüş olan Kürtler</text:span><text:alphabetical-index-mark text:string-value=" " text:key1="Kürtler"/><text:span text:style-name="T11">i yeniden Washington ile temasa geçirmek oldu. İsrailli gaze­te­ciler Dan Raviv</text:span><text:alphabetical-index-mark text:string-value=" " text:key1="Raviv, Dan"/><text:span text:style-name="T11"> ve Yossi Melman</text:span><text:alphabetical-index-mark text:string-value=" " text:key1="Melman, Yossi"/><text:span text:style-name="T11">, Yahudi Devleti'nin üstlendiği bu ara­cılık misyonunu şöyle anlatıyorlar:</text:span></text:p>
      <text:p text:style-name="P32"><text:span text:style-name="T11">Kürtler</text:span><text:alphabetical-index-mark text:string-value=" " text:key1="Kürtler"/><text:span text:style-name="T11"> Saddam</text:span><text:alphabetical-index-mark text:string-value=" " text:key1="Saddam Hüseyin"/><text:span text:style-name="T11"> Hüseyin'e karşı oluşturulan koalisyona yardımcı olabilirlerdi, ancak 1970'lerde </text:span><text:span text:style-name="T3">cia</text:span><text:alphabetical-index-mark text:string-value=" " text:key1="CIA"/><text:span text:style-name="T11"> tarafından yüz üstü bırakıldıkları günlerin kötü hatıra­la­rı­nı gayet iyi hatırlıyorlardı. Yine de, Kuveyt'in işgali</text:span><text:alphabetical-index-mark text:string-value=" " text:key1="KuveytIrak tarafından işgali"/><text:span text:style-name="T11">nden sonra </text:span><text:span text:style-name="T3">abd</text:span><text:alphabetical-index-mark text:string-value=" " text:key1="ABD"/><text:span text:style-name="T11"> yeniden Kürt isyancıların kalıntılarıyla ilişki kurmaya karar verdi. Bu işte Mossad</text:span><text:alphabetical-index-mark text:string-value=" " text:key1="Mossadve Kürtler"/><text:span text:style-name="T11"> yardım­cı olabilirdi; çünkü 1970'lerden bu yana Mossad'ın Kürtlerle olan bağ­lan­tısı hiç kesilmemişti.</text:span><text:span text:style-name="T13"><text:note text:id="ftn272" text:note-class="endnote"><text:note-citation>cclxxii</text:note-citation><text:note-body><text:p text:style-name="Endnote"><text:span text:style-name="T21"><text:s/>Dan Raviv</text:span><text:alphabetical-index-mark text:string-value=" " text:key1="Raviv, Dan"/><text:span text:style-name="T21"> &amp; Yossi Melman</text:span><text:alphabetical-index-mark text:string-value=" " text:key1="Melman, Yossi"/><text:span text:style-name="T21">, </text:span><text:span text:style-name="T22">Every Spy A Prince</text:span><text:span text:style-name="T21">, s. 428.</text:span></text:p></text:note-body></text:note></text:span><text:span text:style-name="T11"> </text:span></text:p>
      <text:p text:style-name="P79"><text:span text:style-name="T11">Gerçekten de, 4. bölümde de incelediğimiz gibi, İsrail 1975'teki Ce­zayir Anlaşması</text:span><text:alphabetical-index-mark text:string-value=" " text:key1="Cezayir Anlaşması"/><text:span text:style-name="T11"> sonrasında Irak</text:span><text:alphabetical-index-mark text:string-value=" " text:key1="Irak"/><text:span text:style-name="T11"> Kürt hareketini "satmayan" tek ülke idi. O zamandan bu yana da konu hakkındaki hassasiyetini korumuştu. Öyle ki, 1983 yılında İsrail Dışişleri Bakanı Yitzhak Şamir</text:span><text:alphabetical-index-mark text:string-value=" " text:key1="Şamir, Yitzhak"/><text:span text:style-name="T11"> Türkiye</text:span><text:alphabetical-index-mark text:string-value=" " text:key1="Türkiyeve Kürtler"/><text:span text:style-name="T11">'nin Kuzey Irak</text:span><text:alphabetical-index-mark text:string-value=" " text:key1="IrakKuzey Irak"/><text:span text:style-name="T11">'ta gerçekleştirdiği sınır ötesi harekat ile ilgili olarak görüşlerini soran Brüksel'deki gazetecilere verdiği cevapta; Türkiye'yi "Kürdistan'ı işgal altında tu­tan devletlerden biri" olarak tanımlamış ve şöyle devam etmişti: "Ama bu işgalci devletler hiçbir şey dinlemedikleri için, Kürt halkının bağımsızlık mü­cadelesi bir türlü sonuca ulaşamamaktadır." Dahası İsrail</text:span><text:alphabetical-index-mark text:string-value=" " text:key1="İsrailve Kürtler"/><text:span text:style-name="T11">, 1975'ten 90' ka­dar uzanan uzun onbeş yıl boyunca, Raviv</text:span><text:alphabetical-index-mark text:string-value=" " text:key1="Raviv, Dan"/><text:span text:style-name="T11"> ve Melman</text:span><text:alphabetical-index-mark text:string-value=" " text:key1="Melman, Yossi"/><text:span text:style-name="T11">'ın verdiği bilgiye gö­re, Kürtler</text:span><text:alphabetical-index-mark text:string-value=" " text:key1="Kürtler"/><text:span text:style-name="T11">le olan dirsek temasını hiç kesmemişti. </text:span></text:p>
      <text:p text:style-name="P79"><text:span text:style-name="T11">Bu nedenle İsrailliler, Körfez Krizi sırasında Amerikalılar ile Kürtler</text:span><text:alphabetical-index-mark text:string-value=" " text:key1="Kürtler"/><text:span text:style-name="T11"> ara­sında kurulan ilişkilerde aracılık rolü üstlendiler. (İsrail'in sıkı sansürü ne­de­niyle bu konuda dışarı çok az bilgi sızmıştır.) Ayaklanma başladıktan son­ra da, Kürt davasının hep önde gelen </text:span><text:soft-page-break/><text:span text:style-name="T11">savunucusu oldular. Hatta İsra­illiler, </text:span><text:span text:style-name="T3">abd</text:span><text:alphabetical-index-mark text:string-value=" " text:key1="ABD"/><text:span text:style-name="T11">'nin Kürt ayaklanmasına yeteri kadar destek vermediğini düşü­nü­yorlardı. Dışişleri Bakanı David Levy</text:span><text:alphabetical-index-mark text:string-value=" " text:key1="Levy, David"/><text:alphabetical-index-mark text:string-value=" " text:key1="Levy, David"/><text:span text:style-name="T11">, Kudüs'te yaptığı ve Reuter Ajansı tara­fından dünyaya geçilen konuşmasında Kuzey Irak</text:span><text:alphabetical-index-mark text:string-value=" " text:key1="Irak"/><text:alphabetical-index-mark text:string-value=" " text:key1="IrakKuzey Irak"/><text:span text:style-name="T11">'ta ayaklanan Kürtler'­e (yeterince) silah yardımı yapmadığı için </text:span><text:span text:style-name="T3">abd</text:span><text:span text:style-name="T11">'yi eleştirerek, isyancı Kürt­ler'­e silah verilmesini istemişti. </text:span></text:p>
      <text:p text:style-name="P79"><text:span text:style-name="T11">Bu arada İsrail Barzani aşireti</text:span><text:alphabetical-index-mark text:string-value=" " text:key1="Barzani aşireti"/><text:span text:style-name="T11"> ile olan kadim ilişkilerini çoktan yenile­mişti. Körfez Savaşı</text:span><text:alphabetical-index-mark text:string-value=" " text:key1="Körfez Savaşı"/><text:span text:style-name="T11">'nın başından beri, Mossad</text:span><text:alphabetical-index-mark text:string-value=" " text:key1="Mossad"/><text:span text:style-name="T11">'ın Mesud</text:span><text:alphabetical-index-mark text:string-value=" " text:key1="Barzani, Mesud"/><text:span text:style-name="T11"> Barzani güçlerine ver­diği destek sürüyordu. Uğur Mumcu</text:span><text:alphabetical-index-mark text:string-value=" " text:key1="Uğur Mumcu"/><text:span text:style-name="T11">, öldürülmeden 17 gün önce yazdığı ya­zısında bu konuya değinerek şöyle demişti:</text:span></text:p>
      <text:p text:style-name="P32"><text:span text:style-name="T11">70'li yıllardaki bu ilişkiler (Barzani-Mossad</text:span><text:alphabetical-index-mark text:string-value=" " text:key1="Mossad"/><text:span text:style-name="T11"> ilişkileri) bugün sürüyor mu? Kita­ba göre [</text:span><text:span text:style-name="T12">Israel's Secret War</text:span><text:alphabetical-index-mark text:string-value=" " text:key1="Israel's Secret Wars (Black, Morris)"/><text:span text:style-name="T12">s</text:span><text:span text:style-name="T11">] sürüyor. 'Körfez Savaşı</text:span><text:alphabetical-index-mark text:string-value=" " text:key1="Körfez Savaşı"/><text:span text:style-name="T11">' sırasında Irak</text:span><text:alphabetical-index-mark text:string-value=" " text:key1="Irak"/><text:span text:style-name="T11">'ın attığı Scud füzelerinin Tel-Aviv'e düşmesi üzerine bu ilişkiler yeniden başladı. Baba Mol­la Mustafa Barzani</text:span><text:alphabetical-index-mark text:string-value=" " text:key1="Barzani, Molla Mustafa"/><text:alphabetical-index-mark text:string-value=" " text:key1="Barzani, Molla Mustafa"/><text:span text:style-name="T11"> ile kurulan ilişkiler, şimdi de oğul Mesud</text:span><text:alphabetical-index-mark text:string-value=" " text:key1="Barzani, Mesud"/><text:span text:style-name="T11"> Barzani ile sü­rü­yor. Mossad</text:span><text:alphabetical-index-mark text:string-value=" " text:key1="Mossadve Kürtler"/><text:span text:style-name="T11">, [Mesud</text:span><text:alphabetical-index-mark text:string-value=" " text:key1="Barzani, Mesud"/><text:span text:style-name="T11">] Barzani'ye Avrupa kahvelerinde çekler vererek bu des­teği sürdürüyor. Kitapta Mesud Barzani'nin, İsrail'e gizlice giderek yardım is­te­diği de yazılıyor. Bu ilişkiler sürüyor ve anlaşılıyor ki daha da sürecek... Giz­li yollarla sürecek, açık yollarla sürecek... İlgi belli... İlişki de belli.</text:span></text:p>
      <text:p text:style-name="P79"><text:span text:style-name="T11">Kürt ayaklanmasının en hızlı günlerinde, olaydaki "İsrail parmağı" ile ilgili bilgiler Türk basınından </text:span><text:span text:style-name="T12">Tercüman</text:span><text:span text:style-name="T11">'a da yansımıştı. İlgili haberde şöyle de­niyordu:</text:span></text:p>
      <text:p text:style-name="P32"><text:span text:style-name="T11">Irak</text:span><text:alphabetical-index-mark text:string-value=" " text:key1="Irak"/><text:span text:style-name="T11">'taki ayaklanmaları yakından izleyen Ankara, Kürtler</text:span><text:alphabetical-index-mark text:string-value=" " text:key1="Kürtler"/><text:span text:style-name="T11">'in İsrail tarafından des­teklendiklerini belirledi ve dikkatini Tel Aviv'deki gelişmelere de kaydırdı. Kuzey Irak</text:span><text:alphabetical-index-mark text:string-value=" " text:key1="IrakKuzey Irak"/><text:span text:style-name="T11">'taki iç savaşın arkasında İsrail gizli örgütü Mossad</text:span><text:alphabetical-index-mark text:string-value=" " text:key1="Mossad"/><text:span text:style-name="T11">'ın da par­ma­ğı­nın bulunduğu, İsrail'in Kürt Devleti</text:span><text:alphabetical-index-mark text:string-value=" " text:key1="KürtlerKürt Devleti projesi"/><text:span text:style-name="T11">'ni desteklediği belirlendi. Edinilen bilgi­le­re göre askeri istihbarat, İsrail'in Kürt Devleti</text:span><text:alphabetical-index-mark text:string-value=" " text:key1="KürtlerKürt Devleti projesi"/><text:span text:style-name="T11">'nin kurulmasını fiilen destekle­diğini gösteren verileri hükümete sundu. İsrail'</text:span><text:alphabetical-index-mark text:string-value=" " text:key1="İsrailve Kürtler"/><text:span text:style-name="T11">in Kuzey Irak</text:span><text:alphabetical-index-mark text:string-value=" " text:key1="IrakKuzey Irak"/><text:span text:style-name="T11">'ta bir Kürt Dev­leti</text:span><text:alphabetical-index-mark text:string-value=" " text:key1="KürtlerKürt Devleti projesi"/><text:span text:style-name="T11"> kurulması konusuyla, Mossad kanalıyla öteden beri ilgilendiği belirtildi.</text:span><text:span text:style-name="T13"><text:note text:id="ftn273" text:note-class="endnote"><text:note-citation>cclxxiii</text:note-citation><text:note-body><text:p text:style-name="Endnote"><text:span text:style-name="T22">Tercüman</text:span><text:span text:style-name="T21">, 12 Mart 1991.</text:span></text:p></text:note-body></text:note></text:span></text:p>
      <text:p text:style-name="P79"><text:span text:style-name="T11">İsrail Dışişleri Bakanı David Levy</text:span><text:alphabetical-index-mark text:string-value=" " text:key1="Levy, David"/><text:alphabetical-index-mark text:string-value=" " text:key1="Levy, David"/><text:span text:style-name="T11"> aynı sıralarda Amerikalılar'ın Kuzey Irak</text:span><text:alphabetical-index-mark text:string-value=" " text:key1="Irak"/><text:alphabetical-index-mark text:string-value=" " text:key1="IrakKuzey Irak"/><text:span text:style-name="T11">'a yaptığı yiyecek yardımını değerlendirirken, "</text:span><text:span text:style-name="T3">abd</text:span><text:alphabetical-index-mark text:string-value=" " text:key1="ABD"/><text:span text:style-name="T11">'nin Kürtler</text:span><text:alphabetical-index-mark text:string-value=" " text:key1="Kürtler"/><text:span text:style-name="T11">'e yiye­cek yardımı yapmasının olsa olsa, aç karnına değil de tok karnına ölme­le­ri­ne yarayacağını, </text:span><text:span text:style-name="T3">abd</text:span><text:span text:style-name="T11">'nin Kürtler'e yiyecek yerine silah yardımı yapması ge­rektiğini" söylemişti.</text:span></text:p>
      <text:p text:style-name="P79"><text:span text:style-name="T11">Daha 1970'li yıllarda İsrailliler ile yakın ilişkilere giren, hatta Turan Yavuz</text:span><text:alphabetical-index-mark text:string-value=" " text:key1="Yavuz, Turan"/><text:span text:style-name="T11">'un ifadesiyle "Mossad</text:span><text:alphabetical-index-mark text:string-value=" " text:key1="Mossad"/><text:span text:style-name="T11"> merkezlerinden çıkmayan" Mesud</text:span><text:alphabetical-index-mark text:string-value=" " text:key1="Barzani, Mesud"/><text:span text:style-name="T11"> Barzani, ba­ba­sının yolunu izledi ve Körfez Savaşı</text:span><text:alphabetical-index-mark text:string-value=" " text:key1="Körfez Savaşı"/><text:span text:style-name="T11"> sırasında gizlice İsrail'e giderek yardımı "tazeleme" talebinde bulundu. İsrail, bu öneri üzerine Kürt peşmer­ge­</text:span><text:alphabetical-index-mark text:string-value=" " text:key1="Kürtlerpeşmergeler"/><text:span text:style-name="T11">lerle "aktif bir işbirliğine" girmenin </text:span><text:soft-page-break/><text:span text:style-name="T11">yollarını araştırmaya başladı. Ancak İs­rail'in elini tutan konu Kürtler</text:span><text:alphabetical-index-mark text:string-value=" " text:key1="Kürtler"/><text:span text:style-name="T11">le sınırı olan bir üçüncü ülkenin "ciddi yar­dı­mı­na" gereksinimi olmasıydı. Bölgeye yığılması gereken silah ve mühimmat için ne Türkiye</text:span><text:alphabetical-index-mark text:string-value=" " text:key1="Türkiye"/><text:span text:style-name="T11">, ne İran</text:span><text:alphabetical-index-mark text:string-value=" " text:key1="İran"/><text:span text:style-name="T11">, ne de Suriye</text:span><text:alphabetical-index-mark text:string-value=" " text:key1="Suriye"/><text:span text:style-name="T11"> uygundular. Bu nedenle İsrail, Bar­zani'ye para yardımı yapmaya ve bir yandan da </text:span><text:span text:style-name="T3">abd</text:span><text:alphabetical-index-mark text:string-value=" " text:key1="ABD"/><text:span text:style-name="T11">'yi Kürtler'e yardım ko­nu­sunda sıkıştırmaya başladı. </text:span></text:p>
      <text:p text:style-name="P79"><text:span text:style-name="T11">Ancak ilerleyen dönemde, İsrail</text:span><text:alphabetical-index-mark text:string-value=" " text:key1="İsrailve Kürtler"/><text:span text:style-name="T11">, aynı 1960'lı ve 70'li yıllardaki gibi, ya­ni doğrudan kendi askeri uzmanlarıyla Kuzey Irak</text:span><text:alphabetical-index-mark text:string-value=" " text:key1="Irak"/><text:alphabetical-index-mark text:string-value=" " text:key1="IrakKuzey Irak"/><text:span text:style-name="T11">'taki Kürt hareketine des­tek vermeye başladı. Hayfa Üniversitesi'nden Dr. Amatzia Baram, bu ger­çeği kabul eden, ancak elden geldiğince önemsiz göstermeye çalışan ma­ka­lesinde şu satırları yazıyor:</text:span></text:p>
      <text:p text:style-name="P32"><text:span text:style-name="T11">... Ancak 1991-92'den bu yana Kürt kampının en güçlü iki bloğunun liderleri Me­sud</text:span><text:alphabetical-index-mark text:string-value=" " text:key1="Barzani, Mesud"/><text:span text:style-name="T11"> Barzani ve Celal Talabani</text:span><text:alphabetical-index-mark text:string-value=" " text:key1="Talabani, Celal"/><text:span text:style-name="T11"> İsrail ile en azından dolaylı olarak diyalog kur­maktadırlar. 1992 yılından beri her iki Kürt liderinin de bölgelerinde ufak bir İsrailli ekibi barındırdıkları yolunda bir takım söylentiler vardır.</text:span><text:span text:style-name="T13"><text:note text:id="ftn274" text:note-class="endnote"><text:note-citation>cclxxiv</text:note-citation><text:note-body><text:p text:style-name="Endnote"><text:span text:style-name="T21"><text:s/>Amatzia Baram, "İsrail ve Kuzey Irak'taki Kürt Sorunu", "</text:span><text:span text:style-name="T22">Avrasya Dosyas</text:span><text:span text:style-name="T21">ı (Kuzey Irak Özel), Cilt 3, Sayı 1, İlkbahar 1994, ss. 149-54.</text:span></text:p></text:note-body></text:note></text:span></text:p>
      <text:p text:style-name="P79"><text:span text:style-name="T11">İsrail</text:span><text:alphabetical-index-mark text:string-value=" " text:key1="İsrailve Kürtler"/><text:span text:style-name="T11">'in Kuzey Irak</text:span><text:alphabetical-index-mark text:string-value=" " text:key1="Irak"/><text:alphabetical-index-mark text:string-value=" " text:key1="IrakKuzey Irak"/><text:span text:style-name="T11">'taki Kürt gruplar, özellikle de Barzani güçleri ile olan ilişkileri hakkında üsttekine benzer kaçamak yorumların dışında çok so­mut bilgiler çıkmadı ortaya. Ancak bu durum, ortada bir bilgi olma­yışın­dan değil, bu bilgilerin ortaya çıkarılmak istenmeyişinden kaynaklanıyordu da­ha çok. Türkiye'de bile, İsrail'i ideolojik nedenler yüzünden ideal bir müt­te­fik olarak gören çevreler, bu bağlantıyı gizleme gayreti içine girdiler. </text:span></text:p>
      <text:p text:style-name="P79"><text:span text:style-name="T11">Nezih Tavlaş'ın Mossad</text:span><text:alphabetical-index-mark text:string-value=" " text:key1="Mossad"/><text:span text:style-name="T11"> ve Barzani arasındaki ilişkileri anlatan ma­ka­le­sinin başına gelenler, bunun bir örneğiydi. Tavlaş'ın makalesi, yazıyı ken­dilerine götürdüğü </text:span><text:span text:style-name="T12">Sabah</text:span><text:alphabetical-index-mark text:string-value=" " text:key1="Sabah"/><text:span text:style-name="T11"> gazetesi yönetimi tarafından "ilgisiz" olduğu ge­rek­çesiyle reddedildi. Bunun üzerine makaledeki bilgileri Uğur Mumcu</text:span><text:alphabetical-index-mark text:string-value=" " text:key1="Uğur Mumcu"/><text:span text:style-name="T11"> "Göz­lem" adlı köşesinde 7 Ocak 1993 tarihinde yayınladı, fakat bu yazıdan 17 gün sonra da faili meçhul profesyonel bir bomba ile hayatını yitirdi. Dahası, Mumcu suikastından bir süre sonra ortaya çıkan bir </text:span><text:span text:style-name="T3">m</text:span><text:span text:style-name="T11">i</text:span><text:span text:style-name="T3">t</text:span><text:span text:style-name="T11"> belgesinde, ey­lemin Mossad tarafından görevlendirilen bir </text:span><text:span text:style-name="T3">gadna</text:span><text:span text:style-name="T11"> timi tarafından dü­zenlendiği yazılıydı. Mumcu suikastı ile ilgili bu Mossad</text:span><text:alphabetical-index-mark text:string-value=" " text:key1="Mossadve Uğur Mumcu"/><text:span text:style-name="T11"> bağlantısı, daha son­ra Uğur Mumcu'nun ağabeyi Ceyhan Mumcu</text:span><text:alphabetical-index-mark text:string-value=" " text:key1="Mumcu, Ceyhan"/><text:span text:style-name="T11"> tarafından da dile getirilecek­ti.</text:span><text:span text:style-name="T13"><text:note text:id="ftn275" text:note-class="endnote"><text:note-citation>cclxxv</text:note-citation><text:note-body><text:p text:style-name="Endnote"><text:span text:style-name="T22">Günaydın</text:span><text:span text:style-name="T21">, 16 Mart 1997.</text:span></text:p></text:note-body></text:note></text:span><text:span text:style-name="T11"> </text:span><text:span text:style-name="T12">Cumhuriyet</text:span><text:alphabetical-index-mark text:string-value=" " text:key1="Cumhuriyet"/><text:span text:style-name="T11"> gazetesi ise, ölümünden sonra </text:span><text:soft-page-break/><text:span text:style-name="T11">Mumcu'nun eski yazılarını tek tek yayınlamasına karşın, "Mossad ve Barzani" başlıklı sözkonusu yazıyı, nedendir bilinmez, es geçti...</text:span></text:p>
      <text:p text:style-name="P79"><text:span text:style-name="T11"><text:s/>Mossad</text:span><text:alphabetical-index-mark text:string-value=" " text:key1="Mossad"/><text:span text:style-name="T11">-Barzani ilişkilerini anlatan Nezih Tavlaş</text:span><text:alphabetical-index-mark text:string-value=" " text:key1="Tavlaş, Nezih"/><text:span text:style-name="T11">'ın makalesi, strateji dergisi </text:span><text:span text:style-name="T12">Avrasya Dosyası</text:span><text:span text:style-name="T11">'</text:span><text:alphabetical-index-mark text:string-value=" " text:key1="Avrasya Dosyası"/><text:span text:style-name="T11">nın Sonbahar 1994 sayısında yayınlandığında ise, so­nuç</text:span><text:span text:style-name="T12"> Avrasya Dosyası</text:span><text:span text:style-name="T11">'</text:span><text:alphabetical-index-mark text:string-value=" " text:key1="Avrasya Dosyası"/><text:span text:style-name="T11">nın ilgili sayısının toplatılması oldu. </text:span></text:p>
      <text:p text:style-name="P66"><text:bookmark-end text:name="ISRAEL_KURDS"/></text:p>
      <text:p text:style-name="P79"><text:bookmark-start text:name="Jews_Kurds"/><text:bookmark-start text:name="Israel_KurdsII"/></text:p>
      <text:p text:style-name="P84"><text:span text:style-name="T26">Barzaniler</text:span><text:alphabetical-index-mark text:string-value=" " text:key1="Barzani aşireti"/><text:span text:style-name="T26"> ve İbraniler</text:span></text:p>
      <text:p text:style-name="P63"/>
      <text:p text:style-name="P79"><text:span text:style-name="T11">Şimdiye dek Irak</text:span><text:alphabetical-index-mark text:string-value=" " text:key1="Irak"/><text:span text:style-name="T11">'taki Kürt hareketi, özellikle de bu hareketin lider­li­ği­ni yürüten Barzani aşireti</text:span><text:alphabetical-index-mark text:string-value=" " text:key1="Barzani aşireti"/><text:span text:style-name="T11"> ile İsrail'in arasındaki işbirliğinin siyasi boyutunu in­cele­dik. Ancak bunun yanında bu işbirliğinin bir de sosyolojik bir boyutu var­dır; Irak'ın kuzeyinde yüzyıllardır yaşamakta olan Kürt Yahudi</text:span><text:alphabetical-index-mark text:string-value=" " text:key1="KürtlerKürt Yahudileri"/><text:span text:style-name="T11">leri, iki ta­raf arasında önemli bir akrabalık bağı kurar. </text:span></text:p>
      <text:p text:style-name="P79"><text:span text:style-name="T11">Bu ilginç konu, Dr. A. Medyalı</text:span><text:alphabetical-index-mark text:string-value=" " text:key1="Medyalı, A."/><text:span text:style-name="T11"> ismiyle kaleme alınan </text:span><text:span text:style-name="T12">Kürdistanlı Yahudiler</text:span><text:alphabetical-index-mark text:string-value=" " text:key1="Kürdistanlı Yahudiler (Medyalı)"/><text:alphabetical-index-mark text:string-value=" " text:key1="Yahudiler"/><text:span text:style-name="T11"> adlı kitapta ayrıntılı biçimde incelenir. Kitap, Kürtler</text:span><text:alphabetical-index-mark text:string-value=" " text:key1="Kürtler"/><text:span text:style-name="T11"> ile Yahudiler ara­sındaki tarihsel ilişkiye dikkat çekmekte ve bu noktadan hareketle bu iki halk­ın Ortadoğu'da "müttefik" olmaları gerektiğini öne sürmektedir. Bu dahi­yane sonuç, İsmail Beşikçi</text:span><text:alphabetical-index-mark text:string-value=" " text:key1="Beşikçi, İsmail"/><text:span text:style-name="T11">'nin </text:span><text:span text:style-name="T12">Kürt Aydını Üzerine Düşünceler</text:span><text:alphabetical-index-mark text:string-value=" " text:key1="Kürt Aydını Üzerine Düşünceler (Beşikçi)"/><text:span text:style-name="T11"> adlı ça­lış­ma­sın­dan yapılan bir alıntıyla, kitabın henüz başında şöyle anlatılır:</text:span></text:p>
      <text:p text:style-name="P32"><text:span text:style-name="T11">Kürtler</text:span><text:alphabetical-index-mark text:string-value=" " text:key1="Kürtler"/><text:span text:style-name="T11">in Ortadoğu'da Yahudiler</text:span><text:alphabetical-index-mark text:string-value=" " text:key1="Yahudiler"/><text:span text:style-name="T11">'e karşı düşmanlık hisleri beslemesinin hiçbir ya­rarı yoktur. Kürtler Yahudi toplumuyla daha sıcak ilişkiler kurmak durumun­dadırlar. Yahudi toplumunun demokratik kurumlarını görmezden gelemez­ler. Yahudi toplumu Ortadoğu'da Kürtler'in doğal ittifakçısıdır.</text:span><text:span text:style-name="T13"><text:note text:id="ftn276" text:note-class="endnote"><text:note-citation>cclxxvi</text:note-citation><text:note-body><text:p text:style-name="Endnote"><text:span text:style-name="T21"><text:s/>A. Medyalı</text:span><text:alphabetical-index-mark text:string-value=" " text:key1="Medyalı, A."/><text:span text:style-name="T21">, </text:span><text:span text:style-name="T22">Kürdistanlı Yahudiler, </text:span><text:span text:style-name="T21">s. 7.</text:span></text:p></text:note-body></text:note></text:span></text:p>
      <text:p text:style-name="P79"><text:span text:style-name="T11">Kürt Yahudi</text:span><text:alphabetical-index-mark text:string-value=" " text:key1="KürtlerKürt Yahudileri"/><text:span text:style-name="T11">lerinin büyük bir bölümü, Mossad</text:span><text:alphabetical-index-mark text:string-value=" " text:key1="Mossad"/><text:span text:style-name="T11">'ın 1950'li yıllarda dü­zen­lediği "Ezra ve Nehemya Operasyonu"</text:span><text:alphabetical-index-mark text:string-value=" " text:key1="Mossadve &quot;Ezra ve Nehemya Operasyonu&quot;"/><text:span text:style-name="T11"> ile İsrail'e getirilmişlerdir. Ancak yi­ne de iki halk arasındaki geleneksel ilişki kopmaz. İsrail'e gelen Irak</text:span><text:alphabetical-index-mark text:string-value=" " text:key1="Irak"/><text:span text:style-name="T11">lı Ya­hu­diler</text:span><text:alphabetical-index-mark text:string-value=" " text:key1="Yahudiler"/><text:span text:style-name="T11">, Kürt kimliklerini de bir yandan muhafaza ederler. İsrail'de yaşayan Kürt kökenli Yahudiler tarafından kurulmuş olan İsrail'deki Kürt Yahu­di­ler'­i Ulusal Örgüt</text:span><text:alphabetical-index-mark text:string-value=" " text:key1="Kürt YahudileriKürt Yahudileri Ulusal Örgütü (İsrail)"/><text:span text:style-name="T11">ü'nün (The National Organization of Kurdish Jews in Is­ra­el) </text:span><text:soft-page-break/><text:span text:style-name="T11">başkanlığını yapmış olan Haviv Şimoni</text:span><text:alphabetical-index-mark text:string-value=" " text:key1="Şimoni, Haviv"/><text:span text:style-name="T11">, 1973 yılında yapmış olduğu bir a­çık­lamayla, İsrail</text:span><text:alphabetical-index-mark text:string-value=" " text:key1="İsrailve Kürtler"/><text:span text:style-name="T11">'de 90.000 "Kürt" bulunduğunu açıklamıştır.</text:span><text:span text:style-name="T13"><text:note text:id="ftn277" text:note-class="endnote"><text:note-citation>cclxxvii</text:note-citation><text:note-body><text:p text:style-name="Endnote"><text:span text:style-name="T22">Jerusalem Post</text:span><text:alphabetical-index-mark text:string-value=" " text:key1="Jerusalem Post, The"/><text:span text:style-name="T21">, 15 Ekim 1988.</text:span></text:p></text:note-body></text:note></text:span></text:p>
      <text:p text:style-name="P79"><text:span text:style-name="T11">Gazeteci yazar Pamela Kidron</text:span><text:alphabetical-index-mark text:string-value=" " text:key1="Kidron, Pamela"/><text:span text:style-name="T11"> ise, 1988'de kaleme aldığı bir makale­sinde "İsrailli 150.000 Kürt"ün varlığından söz etmektedir. A. Medyalı</text:span><text:alphabetical-index-mark text:string-value=" " text:key1="Medyalı, A."/><text:span text:style-name="T11">'nın kita­bına göre ise, "günümüzde İsrail'de, Kürdistan kökenli yaklaşık 200.000 kişinin yaşadığı tahmin edilmektedir."</text:span><text:span text:style-name="T13"><text:note text:id="ftn278" text:note-class="endnote"><text:note-citation>cclxxviii</text:note-citation><text:note-body><text:p text:style-name="Endnote"><text:span text:style-name="T21">A. Medyalı</text:span><text:alphabetical-index-mark text:string-value=" " text:key1="Medyalı, A."/><text:span text:style-name="T21">, </text:span><text:span text:style-name="T22">Kürdistanlı Yahudiler</text:span><text:alphabetical-index-mark text:string-value=" " text:key1="Kürdistanlı Yahudiler (Medyalı)"/><text:alphabetical-index-mark text:string-value=" " text:key1="Yahudiler"/><text:span text:style-name="T21">, ss. 64-5.</text:span></text:p></text:note-body></text:note></text:span><text:span text:style-name="T11"> Yona Sabar</text:span><text:alphabetical-index-mark text:string-value=" " text:key1="Sabar, Yona"/><text:span text:style-name="T11">'ın </text:span><text:span text:style-name="T12">The Folk Literature of the Kurdistani Jews</text:span><text:alphabetical-index-mark text:string-value=" " text:key1="The Folk Literature of the Kurdistani Jews (Sabar)"/><text:span text:style-name="T11"> adlı kitabında da Kürt Yahudi</text:span><text:alphabetical-index-mark text:string-value=" " text:key1="KürtlerKürt Yahudileri"/><text:span text:style-name="T11">leri ile ilgili 60'ın üzerindeki kaynaktan ayrıntılı bilgi verilir. Tüm bunlar, bugün İsrail'de ciddi bir Kürt Ya­hudi</text:span><text:alphabetical-index-mark text:string-value=" " text:key1="KürtlerKürt Yahudileri"/><text:span text:style-name="T11">si varlığından söz edilebileceğini göstermektedir</text:span></text:p>
      <text:p text:style-name="P79"><text:span text:style-name="T11">Dahası, bu Kürt Yahudi</text:span><text:alphabetical-index-mark text:string-value=" " text:key1="KürtlerKürt Yahudileri"/><text:span text:style-name="T11">leri, Irak</text:span><text:alphabetical-index-mark text:string-value=" " text:key1="Irak"/><text:span text:style-name="T11">'taki Kürtler</text:span><text:alphabetical-index-mark text:string-value=" " text:key1="Kürtler"/><text:span text:style-name="T11">in kaderi konusunda da oldukça hassastırlar. Türk Yahudiler</text:span><text:alphabetical-index-mark text:string-value=" " text:key1="Yahudiler"/><text:span text:style-name="T11">'i'nin yayınladığı "cemaate özel gazete" </text:span><text:span text:style-name="T12">Şalom</text:span><text:span text:style-name="T11">'</text:span><text:alphabetical-index-mark text:string-value=" " text:key1="Şalom"/><text:span text:style-name="T11">un yazdığına göre, İsrail'deki Kürt Yahudiler'i Ulusal Örgüt</text:span><text:alphabetical-index-mark text:string-value=" " text:key1="Kürt YahudileriKürt Yahudileri Ulusal Örgütü (İsrail)"/><text:span text:style-name="T11">ü başkanı Haviv Şimoni</text:span><text:alphabetical-index-mark text:string-value=" " text:key1="Şimoni, Haviv"/><text:span text:style-name="T11">, Nisan 1991'de İsrail Dışişleri Bakanı David Levy</text:span><text:alphabetical-index-mark text:string-value=" " text:key1="Levy, David"/><text:alphabetical-index-mark text:string-value=" " text:key1="Levy, David"/><text:span text:style-name="T11"> ile görüşerek </text:span><text:span text:style-name="T3">abd</text:span><text:alphabetical-index-mark text:string-value=" " text:key1="ABD"/><text:span text:style-name="T11">'nin Kürt</text:span><text:alphabetical-index-mark text:string-value=" " text:key1="İsrailve Kürtler"/><text:span text:style-name="T11"> yanlısı tutumunu daha da arttırması için istekte bulunmuştur. Kuruluş sözcülerinden Aharun Sariy</text:span><text:alphabetical-index-mark text:string-value=" " text:key1="Sariy, Aharun"/><text:span text:style-name="T11"> ise, biraz iddialı bir rakam öne sürerek, İsrail'de tahminen 1 milyon Kürt Yahudi</text:span><text:alphabetical-index-mark text:string-value=" " text:key1="KürtlerKürt Yahudileri"/><text:span text:style-name="T11">si bulunduğunu söylemiştir.</text:span><text:span text:style-name="T13"><text:note text:id="ftn279" text:note-class="endnote"><text:note-citation>cclxxix</text:note-citation><text:note-body><text:p text:style-name="Endnote"><text:span text:style-name="T22">Şalom</text:span><text:span text:style-name="T21">, 24 Nisan 1991.</text:span></text:p></text:note-body></text:note></text:span></text:p>
      <text:p text:style-name="P79"><text:span text:style-name="T11">Bu "etnik" bağlantı, Barzaniler</text:span><text:alphabetical-index-mark text:string-value=" " text:key1="Barzani aşireti"/><text:span text:style-name="T11"> ile Yahudiler</text:span><text:alphabetical-index-mark text:string-value=" " text:key1="Yahudiler"/><text:span text:style-name="T11"> arasına kültürel ve geleneksel bir yakınlık katmaktadır. Ancak daha da ilginç bir şey vardır. Kürt Ya­hudi</text:span><text:alphabetical-index-mark text:string-value=" " text:key1="KürtlerKürt Yahudileri"/><text:span text:style-name="T11">leri, Barzani aşireti</text:span><text:alphabetical-index-mark text:string-value=" " text:key1="Barzani aşireti"/><text:span text:style-name="T11">nin de bir parçasıdırlar! Dahası, Barzani aşireti</text:span><text:alphabetical-index-mark text:string-value=" " text:key1="Barzani aşireti"/><text:span text:style-name="T11">, çok sayıda "ünlü haham" çıkaracak kadar dindar bir Yahudi kimliğini içermek­tedir. </text:span><text:span text:style-name="T12">Kürdistanlı Yahudiler</text:span><text:alphabetical-index-mark text:string-value=" " text:key1="Kürdistanlı Yahudiler (Medyalı)"/><text:span text:style-name="T11"> adlı kitap, bu Barzani hahamları şöyle anlatır:</text:span></text:p>
      <text:p text:style-name="P32"><text:span text:style-name="T11">16. ve 17 yüzyıllarda Kürdistanlı hahamlar tarafından yazılmış olan çeşitli bel­geler ve elyazması kitaplar, genel olarak Kürdistanlı Yahudiler</text:span><text:alphabetical-index-mark text:string-value=" " text:key1="Kürdistanlı Yahudiler (Medyalı)"/><text:alphabetical-index-mark text:string-value=" " text:key1="Yahudiler"/><text:span text:style-name="T11">in başta dinsel ol­mak üzere, sosyal ve ekonomik yaşantıları hakkında ayrıntılı bilgilerin ya­nı­sı­ra Kürdistan'la ilgili bazı dolaylı bilgiler de içermektedir. Bu dönemlerde ki­mi Yahudi toplulukları Kürdistan halklarının genel yoksulluk tablosu içinde yer alırlarken, öte yandan özellikle ünlü Barzani Ailesi'nden gelen hahamlar Kürdis­tan'ın birçok yerinde dinsel çalışmalar ve eğitim için merkezler kurmuş­­lardı. Bu dini merkezler Mısır</text:span><text:alphabetical-index-mark text:string-value=" " text:key1="Mısır"/><text:span text:style-name="T11"> ve İsrail gibi uzak yerlerden bile öğrenci ka­bul ediyorlardı.</text:span><text:span text:style-name="T13"><text:note text:id="ftn280" text:note-class="endnote"><text:note-citation>cclxxx</text:note-citation><text:note-body><text:p text:style-name="Endnote"><text:span text:style-name="T21"><text:s/>A. Medyalı</text:span><text:alphabetical-index-mark text:string-value=" " text:key1="Medyalı, A."/><text:span text:style-name="T21">, </text:span><text:span text:style-name="T22">Kürdistanlı Yahudiler</text:span><text:alphabetical-index-mark text:string-value=" " text:key1="Kürdistanlı Yahudiler (Medyalı)"/><text:alphabetical-index-mark text:string-value=" " text:key1="Yahudiler"/><text:span text:style-name="T21">, s. 53.</text:span></text:p></text:note-body></text:note></text:span></text:p>
      <text:p text:style-name="P79"><text:span text:style-name="T11">Barzaniler</text:span><text:alphabetical-index-mark text:string-value=" " text:key1="Barzani aşireti"/><text:span text:style-name="T11">'in Yahudi kimliğinin doğal bir sonucu olarak, Kürt Yahu­di</text:span><text:alphabetical-index-mark text:string-value=" " text:key1="KürtlerKürt Yahudileri"/><text:span text:style-name="T11">l­eri de kendi kaderlerini Barzaniler</text:span><text:alphabetical-index-mark text:string-value=" " text:key1="Barzani aşireti"/><text:span text:style-name="T11">'e bağlı görürler. Bu nedenle, Barzani ön­der­liğindeki Kürt hareketinin 1975 yılında </text:span><text:soft-page-break/><text:span text:style-name="T11">yenilgiye uğramasının ar­dın­dan, İsrail'in de kolaylaştırıcı müdahaleleriyle bir grup Kürt Yahudi</text:span><text:alphabetical-index-mark text:string-value=" " text:key1="KürtlerKürt Yahudileri"/><text:span text:style-name="T11">si İsrail'e göç etmiştir.</text:span><text:span text:style-name="T13"><text:note text:id="ftn281" text:note-class="endnote"><text:note-citation>cclxxxi</text:note-citation><text:note-body><text:p text:style-name="Endnote"><text:span text:style-name="T22">Ibid., </text:span><text:alphabetical-index-mark text:string-value=" " text:key1="Kürdistanlı Yahudiler (Medyalı)"/><text:alphabetical-index-mark text:string-value=" " text:key1="Yahudiler"/><text:span text:style-name="T21">, s. 64.</text:span></text:p></text:note-body></text:note></text:span></text:p>
      <text:p text:style-name="P79"><text:span text:style-name="T11">Barzani kimliğinin içerdiği bu Yahudi faktörü, hem Molla Mustafa Bar­zani</text:span><text:alphabetical-index-mark text:string-value=" " text:key1="Barzani, Molla Mustafa"/><text:alphabetical-index-mark text:string-value=" " text:key1="Barzani, Molla Mustafa"/><text:span text:style-name="T11">'nin hem de oğlu Mesud</text:span><text:alphabetical-index-mark text:string-value=" " text:key1="Barzani, Mesud"/><text:span text:style-name="T11"> Barzani'nin İsrail'le olan ilişkilerinde önemli rol oynamıştır kuşkusuz. Kürt Yahudi</text:span><text:alphabetical-index-mark text:string-value=" " text:key1="KürtlerKürt Yahudileri"/><text:span text:style-name="T11">leri de, belirgin bir biçimde Barzani ha­re­ketinin ön saflarında yer almışlardır. (En son, 16 Nisan 1996'da An­ka­ra'­ya gelip üst düzey yetkililerle görüşmeler yapan "Mesud</text:span><text:alphabetical-index-mark text:string-value=" " text:key1="Barzani, Mesud"/><text:span text:style-name="T11"> Barzani'nin sağ ko­lu" Evair Barzani</text:span><text:alphabetical-index-mark text:string-value=" " text:key1="Barzani, Evair"/><text:span text:style-name="T11">'nin İsrail</text:span><text:alphabetical-index-mark text:string-value=" " text:key1="İsrailve Kürtler"/><text:span text:style-name="T11"> pasaportlu bir Kürt Yahudi</text:span><text:alphabetical-index-mark text:string-value=" " text:key1="KürtlerKürt Yahudileri"/><text:span text:style-name="T11">si oluşu oldukça dik­kat çekicidir.)</text:span></text:p>
      <text:p text:style-name="P66"/>
      <text:p text:style-name="P66"><text:bookmark-end text:name="Jews_Kurds"/><text:bookmark-end text:name="Israel_KurdsII"/></text:p>
      <text:p text:style-name="P79"><text:span text:style-name="T10">abd</text:span><text:alphabetical-index-mark text:string-value=" " text:key1="ABD"/><text:span text:style-name="T27">'nin Kürt Devleti</text:span><text:alphabetical-index-mark text:string-value=" " text:key1="KürtlerKürt Devleti projesi"/><text:span text:style-name="T27"> Hedefi</text:span><text:bookmark-start text:name="US_Kurds"/></text:p>
      <text:p text:style-name="P70"/>
      <text:p text:style-name="P79"><text:span text:style-name="T14">Önceki sayfalarda </text:span><text:span text:style-name="T4">abd</text:span><text:alphabetical-index-mark text:string-value=" " text:key1="abdve Kürtler"/><text:span text:style-name="T14">'nin Saddam</text:span><text:alphabetical-index-mark text:string-value=" " text:key1="Saddam Hüseyin"/><text:span text:style-name="T14">'a karşı giriştiği Körfez Savaşı</text:span><text:alphabetical-index-mark text:string-value=" " text:key1="Körfez Savaşı"/><text:span text:style-name="T14">'nın gerçekte büyük ölçüde İsrail'in telkinleriyle ve İsrail'in tezine uygun bir bi­çim­de geliştiğini görmüştük. Körfez Savaşı sonrasında Kuzey Irak</text:span><text:alphabetical-index-mark text:string-value=" " text:key1="Irak"/><text:alphabetical-index-mark text:string-value=" " text:key1="IrakKuzey Irak"/><text:span text:style-name="T14">'ta patlak ve­ren Kürt isyanı ve </text:span><text:span text:style-name="T4">abd</text:span><text:span text:style-name="T14">'nin bu konudaki politikası da yine Yahudi Dev­leti'nin beklentilerine uygun olarak gelişti. Saddam</text:span><text:alphabetical-index-mark text:string-value=" " text:key1="Saddam Hüseyin"/><text:span text:style-name="T14">, tam İsrail'in istediği bi­çim­de "dişleri sökülerek" yerinde kalmış, ancak öte yandan İsrail'in on­yıl­lar­dır hayalini kurduğu Kürt Devleti</text:span><text:alphabetical-index-mark text:string-value=" " text:key1="KürtlerKürt Devleti projesi"/><text:span text:style-name="T14">'ne yol verecek olan ayaklanma kuzeyde baş­lamıştı. </text:span></text:p>
      <text:p text:style-name="P79"><text:span text:style-name="T14">Amerika</text:span><text:alphabetical-index-mark text:string-value=" " text:key1="ABDve Kürtler"/><text:span text:style-name="T14">lılar baştan beri, bu niyetlerini pek belli etmek istemeseler de, Ku­zey Irak</text:span><text:alphabetical-index-mark text:string-value=" " text:key1="Irak"/><text:alphabetical-index-mark text:string-value=" " text:key1="IrakKuzey Irak"/><text:span text:style-name="T14">'ta bağımsız bir Kürt oluşumu, kısacası bir Kürt devleti</text:span><text:alphabetical-index-mark text:string-value=" " text:key1="Kürt devleti projesi"/><text:span text:style-name="T14"> kurmak he­defindeydiler. Nitekim Körfez Savaşı</text:span><text:alphabetical-index-mark text:string-value=" " text:key1="Körfez Savaşı"/><text:span text:style-name="T14"> sırasında bunun için epeyce çaba da gös­termişler, Kuzey Irak</text:span><text:alphabetical-index-mark text:string-value=" " text:key1="IrakKuzey Irak"/><text:span text:style-name="T14">lı Kürtler</text:span><text:alphabetical-index-mark text:string-value=" " text:key1="Kürtler"/><text:span text:style-name="T14">i ayaklanmaları için silahlandırmışlardı. Tu­ran Yavuz</text:span><text:alphabetical-index-mark text:string-value=" " text:key1="Yavuz, Turan"/><text:span text:style-name="T14">'un yazdığına göre, Amerika sözkonusu silah yardımını açıktan açı­ğa değil, geleneksel yöntemini kullanarak aracılar yoluyla yapmıştı: Jim McDonald</text:span><text:alphabetical-index-mark text:string-value=" " text:key1="McDonald, Jim"/><text:span text:style-name="T14"> adlı </text:span><text:span text:style-name="T4">abd</text:span><text:alphabetical-index-mark text:string-value=" " text:key1="ABD"/><text:span text:style-name="T14"> Hava Kuvvetleri'nden emekli bir albayın kurduğu silah şir­keti, </text:span><text:span text:style-name="T4">abd</text:span><text:span text:style-name="T14"> yönetiminden aldığı direktifle Kürtler'e bol miktarda silah vermişti.</text:span><text:span text:style-name="T13"><text:note text:id="ftn282" text:note-class="endnote"><text:note-citation>cclxxxi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alphabetical-index-mark text:string-value=" " text:key1="Yavuz, Turan"/><text:span text:style-name="T21">, s. 141-2.</text:span></text:p></text:note-body></text:note></text:span><text:span text:style-name="T14"> Amerikalılar aynı sıralarda da bölgeye Türkiye</text:span><text:alphabetical-index-mark text:string-value=" " text:key1="Türkiye"/><text:span text:style-name="T14"> üzerinden soktukları ve parasız dağıttıkları binlerce transistörlü </text:span><text:soft-page-break/><text:span text:style-name="T14">radyo aracılığı ile sık sık "ayak­la­nın" mesajları vermişlerdi. </text:span><text:span text:style-name="T4">cıa</text:span><text:alphabetical-index-mark text:string-value=" " text:key1="ciave Kürtler"/><text:span text:style-name="T14"> tarafından kurulan </text:span><text:span text:style-name="T4">vofi</text:span><text:alphabetical-index-mark text:string-value=" " text:key1="Hür Irak'ın Sesi Radyosu (VOFI)"/><text:span text:style-name="T14"> Hür Irak'ın Sesi Rad­yosu'nun Körfez Savaşı sırasında Irak Kürtleri'ne yaptığı sözkonusu ya­yında şu tür cümleler kullanılıyordu: "Ayaklanın. Zaman geldi. Bu sefer müt­tefikler sizi yalnız bırakmayacaktır... Her kalp atışınızda bizler yanınız­da­yız. Ne yaparsanız, neye karar verirseniz, sizi desteklemeye devam ede­ce­ğiz."</text:span><text:span text:style-name="T13"><text:note text:id="ftn283" text:note-class="endnote"><text:note-citation>cclxxxiii</text:note-citation><text:note-body><text:p text:style-name="Endnote"><text:span text:style-name="T22">Ibid</text:span><text:alphabetical-index-mark text:string-value=" " text:key1="ABD"/><text:span text:style-name="T21">, s. 147.</text:span></text:p></text:note-body></text:note></text:span></text:p>
      <text:p text:style-name="P79"><text:span text:style-name="T14">Amerikalılar'ın açıkça belli etmedikleri niyetlerini ortaya çıkaran bazı kü­çük olaylar ve "anı"lar da vardı. Türk basınından Güneri Civaoğlu</text:span><text:alphabetical-index-mark text:string-value=" " text:key1="Civaoğlu, Güneri"/><text:span text:style-name="T14">'nun sa­vaş günlerinde Suudi Arabistan</text:span><text:alphabetical-index-mark text:string-value=" " text:key1="Suudi Arabistan"/><text:span text:style-name="T14">'da yaşadığı bir olay, bunların biriydi. Civa­oğlu</text:span><text:alphabetical-index-mark text:string-value=" " text:key1="Civaoğlu, Güneri"/><text:span text:style-name="T14">, olayı daha sonra şöyle anlatmıştı:</text:span></text:p>
      <text:p text:style-name="P32"><text:span text:style-name="T11">Körfez Savaşı</text:span><text:alphabetical-index-mark text:string-value=" " text:key1="Körfez Savaşı"/><text:span text:style-name="T11"> sırasında Dahran'daydım. Orada beni Amerikan kuvvetlerinin bulunduğu binanın üst katlarından birinde çok iyi Türkçe bilen bir Albay ve Yar­bay'­ın odasına aldılar. Daha evvel </text:span><text:span text:style-name="T12">Sabah</text:span><text:alphabetical-index-mark text:string-value=" " text:key1="Sabah"/><text:span text:style-name="T11">'ta bu köşemde yazmıştım... O Albay ve Yarbay haritanın Kuzey Irak</text:span><text:alphabetical-index-mark text:string-value=" " text:key1="Irak"/><text:alphabetical-index-mark text:string-value=" " text:key1="IrakKuzey Irak"/><text:span text:style-name="T11"> yörelerinde avuçlarını gezdirmişler ve 'bu­ra­da savaş bitecek, geri çekileceğiz. Saddam</text:span><text:alphabetical-index-mark text:string-value=" " text:key1="Saddam Hüseyin"/><text:span text:style-name="T11">'a da o yöreyi yasaklayacağız... Sad­dam</text:span><text:alphabetical-index-mark text:string-value=" " text:key1="Saddam Hüseyin"/><text:span text:style-name="T11">'ın bıraktığı silahlara, havaalanlarına, cephaneliklere yöredeki Kürtler</text:span><text:alphabetical-index-mark text:string-value=" " text:key1="Kürtler"/><text:span text:style-name="T11"> el koyacaklar. Orada bir Kürt devleti</text:span><text:alphabetical-index-mark text:string-value=" " text:key1="Kürt devleti projesi"/><text:span text:style-name="T11"> kurulacak. Sizden toprak isteyecekler... Ya vereceksiniz barış olacak... Ya da vermeyeceksiniz savaşacaksınız' demiş­ler­di.</text:span><text:span text:style-name="T13"><text:note text:id="ftn284" text:note-class="endnote"><text:note-citation>cclxxxiv</text:note-citation><text:note-body><text:p text:style-name="Endnote"><text:span text:style-name="T22">Sabah</text:span><text:alphabetical-index-mark text:string-value=" " text:key1="Sabah"/><text:span text:style-name="T21">, 27 Mayıs 1994.</text:span></text:p></text:note-body></text:note></text:span></text:p>
      <text:p text:style-name="P79"><text:span text:style-name="T11">Ancak, bilindiği gibi, </text:span><text:span text:style-name="T3">abd</text:span><text:alphabetical-index-mark text:string-value=" " text:key1="abdve Kürtler"/><text:span text:style-name="T11">'nin Körfez Savaşı</text:span><text:alphabetical-index-mark text:string-value=" " text:key1="Körfez Savaşı"/><text:span text:style-name="T11">'nın hemen sonrasında iz­le­diği politika, bu denli radikal bir "Kürtçü" politika olmadı. Aksine, Bush</text:span><text:alphabetical-index-mark text:string-value=" " text:key1="Bush, George"/><text:span text:style-name="T11"> yö­­netimi, Saddam</text:span><text:alphabetical-index-mark text:string-value=" " text:key1="Saddam Hüseyin"/><text:span text:style-name="T11">'ı dize getirdikten sonra Kürtler</text:span><text:alphabetical-index-mark text:string-value=" " text:key1="ABDve Kürtler"/><text:span text:style-name="T11">'e destek vermek ko­nu­sun­da oldukça mütereddit ya da en azından ihtiyatlı davrandı. Bu yüzden Kuzey­ Irak</text:span><text:alphabetical-index-mark text:string-value=" " text:key1="Irak"/><text:alphabetical-index-mark text:string-value=" " text:key1="IrakKuzey Irak"/><text:span text:style-name="T11">'taki Kürt isyanı Saddam</text:span><text:alphabetical-index-mark text:string-value=" " text:key1="Saddam Hüseyin"/><text:span text:style-name="T11"> tarafından kısa sürede bastırıldı ve Kürtler Türk sınırına yığıldılar. Bunun ardından da bilindiği gibi Çekiç Güç</text:span><text:alphabetical-index-mark text:string-value=" " text:key1="Çekiç Güç"/><text:span text:style-name="T11"> Türkiye'ye konuşlandırıldı ve ancak bu sayede Türkiye</text:span><text:alphabetical-index-mark text:string-value=" " text:key1="Türkiyeve Kürtler"/><text:span text:style-name="T11">'ye sığınan Kürtler yeniden Kuzey Irak</text:span><text:alphabetical-index-mark text:string-value=" " text:key1="IrakKuzey Irak"/><text:span text:style-name="T11">'a dönebildiler. İlerleyen ay ve yıllarda ise </text:span><text:span text:style-name="T3">abd</text:span><text:span text:style-name="T11"> kararlı ancak ağır bir tempoda destek verdi bu bölgede oluşan </text:span><text:span text:style-name="T12">de facto</text:span><text:span text:style-name="T11"> Kürt Devleti</text:span><text:alphabetical-index-mark text:string-value=" " text:key1="KürtlerKürt Devleti projesi"/><text:span text:style-name="T11">'ne. </text:span></text:p>
      <text:p text:style-name="P79"><text:span text:style-name="T11">Bu tabloyu yorumlayanların çoğu da, "</text:span><text:span text:style-name="T3">abd</text:span><text:alphabetical-index-mark text:string-value=" " text:key1="ABD"/><text:span text:style-name="T11"> bölgede bir Kürt Devleti</text:span><text:alphabetical-index-mark text:string-value=" " text:key1="KürtlerKürt Devleti projesi"/><text:span text:style-name="T11"> istemiyor, eğer isteseydi bunu Körfez Savaşı</text:span><text:alphabetical-index-mark text:string-value=" " text:key1="Körfez Savaşı"/><text:span text:style-name="T11">'nın ardından Kürtler</text:span><text:alphabetical-index-mark text:string-value=" " text:key1="Kürtler"/><text:span text:style-name="T11">e güçlü bir des­tek vererek kolayca yapabilirdi" şeklinde özetlenebilecek bir argüman öne sürdüler. Bunlara göre, </text:span><text:span text:style-name="T3">abd</text:span><text:alphabetical-index-mark text:string-value=" " text:key1="abdve Kürtler"/><text:span text:style-name="T11">'nin Kürt politikası, bir Kürt Devleti</text:span><text:alphabetical-index-mark text:string-value=" " text:key1="KürtlerKürt Devleti projesi"/><text:span text:style-name="T11">'ne yö­nelik bilinçli ve kararlı bir </text:span><text:soft-page-break/><text:span text:style-name="T11">senaryoya dayanmıyordu ve daha çok bir "po­li­ti­ka­sızlık" şeklindeydi.</text:span></text:p>
      <text:p text:style-name="P79"><text:span text:style-name="T11">Oysa </text:span><text:span text:style-name="T3">abd</text:span><text:alphabetical-index-mark text:string-value=" " text:key1="ABD"/><text:span text:style-name="T11">'nin savaş sonrasında ortaya koyduğu sözkonusu tavrın bir po­litikasızlık sonucunda değil de, çok bilinçli bir politika sonucunda ortaya çı­kan bir tavır olduğunu düşünmek mümkündür. Çünkü </text:span><text:span text:style-name="T3">abd</text:span><text:span text:style-name="T11">'nin Körfez Sa­vaşı</text:span><text:alphabetical-index-mark text:string-value=" " text:key1="Körfez Savaşı"/><text:span text:style-name="T11">'ndan hemen sonra Saddam</text:span><text:alphabetical-index-mark text:string-value=" " text:key1="Saddam Hüseyin"/><text:span text:style-name="T11">'a karşı ayaklanan Kürtler</text:span><text:alphabetical-index-mark text:string-value=" " text:key1="Kürtler"/><text:span text:style-name="T11">i desteklemekte gös­terdiği ihtiyat, Kürtler konusundaki bir tereddütten değil, Şiiler</text:span><text:alphabetical-index-mark text:string-value=" " text:key1="IrakŞiiler"/><text:span text:style-name="T11"> hak­kın­da­ki kaygılardan kaynaklanmaktaydı. </text:span></text:p>
      <text:p text:style-name="P79"><text:span text:style-name="T11">Saddam</text:span><text:alphabetical-index-mark text:string-value=" " text:key1="Saddam Hüseyin"/><text:span text:style-name="T11">'ın ordularının bozgunu üzerine ayaklanan muhalifler, yal­nız­ca ülkenin kuzeyindeki Kürtler</text:span><text:alphabetical-index-mark text:string-value=" " text:key1="Kürtler"/><text:span text:style-name="T11">i değil, aynı zamanda güneyindeki Şiiler</text:span><text:alphabetical-index-mark text:string-value=" " text:key1="IrakŞiiler"/><text:span text:style-name="T11">'i de içeriyordu. Bağdat yönetimi, bu iki cephede birden fiili çatışma halindeydi. Dolayısıyla, Kürtler'e verilecek büyük bir Amerikan desteği, ister istemez Şii­ler</text:span><text:alphabetical-index-mark text:string-value=" " text:key1="IrakŞiiler"/><text:span text:style-name="T11">'i de başarıya götürecekti. Şii demek aynı zamanda "İran</text:span><text:alphabetical-index-mark text:string-value=" " text:key1="İran"/><text:span text:style-name="T11"> etkisi" demek ol­duğu için de, </text:span><text:span text:style-name="T3">abd</text:span><text:alphabetical-index-mark text:string-value=" " text:key1="ABD"/><text:span text:style-name="T11"> Saddam</text:span><text:alphabetical-index-mark text:string-value=" " text:key1="Saddam Hüseyin"/><text:span text:style-name="T11">'ın ayaklanmaları bastırmasını bekledi. </text:span></text:p>
      <text:p text:style-name="P79"><text:span text:style-name="T11">Bu ilk kargaşa geçtikten sonra bu iki bölgeye yeniden el atacak ve ilan ettiği uçuşa kapalı bölgelerde—36. paralelin kuzeyi ve 32. paralelin güneyi—Ku­zey ve Güney Irak</text:span><text:alphabetical-index-mark text:string-value=" " text:key1="Irak"/><text:span text:style-name="T11">'ı Saddam</text:span><text:alphabetical-index-mark text:string-value=" " text:key1="Saddam Hüseyin"/><text:span text:style-name="T11">'ın ordularından koruyacaktı. Ama bu kez, bu iki bölgedeki bu iki muhalif hareket Amerikan kontrolüne alınmış oluyor­du. Ve bu Amerikan kontrolü, Kuzey Irak</text:span><text:alphabetical-index-mark text:string-value=" " text:key1="IrakKuzey Irak"/><text:span text:style-name="T11">'taki Kürt hareketini adeta bir ok­sijen çadırı içinde özenle besleyip-büyütürken, aynı yardımı Şiiler</text:span><text:alphabetical-index-mark text:string-value=" " text:key1="IrakŞiiler"/><text:span text:style-name="T11">'den esir­geyecek, aksine Güney Irak'ı İran</text:span><text:alphabetical-index-mark text:string-value=" " text:key1="İran"/><text:span text:style-name="T11"> etkisinden temizleme amacını güdecekti. </text:span></text:p>
      <text:p text:style-name="P79"><text:span text:style-name="T11">Kısacası, Körfez Savaşı</text:span><text:alphabetical-index-mark text:string-value=" " text:key1="Körfez Savaşı"/><text:span text:style-name="T11">'nın ardından hemen bir Kürt Devleti</text:span><text:alphabetical-index-mark text:string-value=" " text:key1="KürtlerKürt Devleti projesi"/><text:span text:style-name="T11"> kurulma­ma­sının nedeni, "İran</text:span><text:alphabetical-index-mark text:string-value=" " text:key1="İran"/><text:span text:style-name="T11"> etkisi" korkusuydu. Hatta bu İran etkisinin, yalnızca Şii­ler</text:span><text:alphabetical-index-mark text:string-value=" " text:key1="IrakŞiiler"/><text:span text:style-name="T11"> arasında değil, bizzat Kuzey Irak</text:span><text:alphabetical-index-mark text:string-value=" " text:key1="Irak"/><text:alphabetical-index-mark text:string-value=" " text:key1="IrakKuzey Irak"/><text:span text:style-name="T11">'ta da kök salmasından korku­luyor­du. Nitekim </text:span><text:span text:style-name="T3">abd</text:span><text:alphabetical-index-mark text:string-value=" " text:key1="ABD"/><text:span text:style-name="T11">, Körfez Savaşı'ndan sonra kendisini bu etkiden arındırıl­mış bir Kürt Devleti</text:span><text:alphabetical-index-mark text:string-value=" " text:key1="KürtlerKürt Devleti projesi"/><text:span text:style-name="T11"> kurma hedefine adayacak, hatta gerekirse sırf bu etkiyi bertaraf etmek için Kürt Devleti</text:span><text:alphabetical-index-mark text:string-value=" " text:key1="KürtlerKürt Devleti projesi"/><text:span text:style-name="T11">ne giden yolda taktik geri adımlar atacaktı. (1996'­da Celal Talabani</text:span><text:alphabetical-index-mark text:string-value=" " text:key1="Talabani, Celal"/><text:span text:style-name="T11">'nin İran'a yakınlaşması üzerine </text:span><text:span text:style-name="T3">abd</text:span><text:span text:style-name="T11"> destekli Barzani'­nin </text:span><text:soft-page-break/><text:span text:style-name="T11">Saddam</text:span><text:alphabetical-index-mark text:string-value=" " text:key1="Saddam Hüseyin"/><text:span text:style-name="T11">'la işbirliğine gitmesi bu durumun en somut göstergesi olacak­tı, ilerde daha ayrıntılı olarak ele alacağız.)</text:span><text:bookmark-end text:name="US_Kurds"/></text:p>
      <text:p text:style-name="P79"><text:span text:style-name="T11">Peki </text:span><text:span text:style-name="T3">abd</text:span><text:alphabetical-index-mark text:string-value=" " text:key1="abdve Kürtler"/><text:span text:style-name="T11">'yi bu "İran</text:span><text:alphabetical-index-mark text:string-value=" " text:key1="İran"/><text:span text:style-name="T11"> etkisi"ne karşı bu kadar hassas davranmaya yönelten etken neydi? </text:span></text:p>
      <text:p text:style-name="P79"><text:span text:style-name="T16">Yine aynı adres; İsrail</text:span><text:alphabetical-index-mark text:string-value=" " text:key1="İsrailve Kürtler"/><text:span text:style-name="T16">. İran</text:span><text:alphabetical-index-mark text:string-value=" " text:key1="İran"/><text:span text:style-name="T16">'ı kendisine yönelik en büyük tehdit olarak gö­ren Yahudi Devleti, Kürt Devleti</text:span><text:alphabetical-index-mark text:string-value=" " text:key1="KürtlerKürt Devleti projesi"/><text:span text:style-name="T16"> projesini bu tehdidi göz önünde bulundu­rarak gerçekleştirmeye ve gerekirse bu projeyi geçici olarak bekletmeye ha­zırdı. Oded Yinon</text:span><text:alphabetical-index-mark text:string-value=" " text:key1="Yinon, Oded"/><text:span text:style-name="T16">'un 1982 tarihli raporu Irak</text:span><text:alphabetical-index-mark text:string-value=" " text:key1="Irak"/><text:span text:style-name="T16">'ın kuzey, orta ve güney ola­rak üçe bölüneceğini öngörmüştü, ama Tahran'daki rejim nedeniyle çoktan bu bölünmenin güney kısmından vazgeçilmiş, kuzeydeki kısım ise ancak bu re­jime avantaj sağlamadığı sürece desteklenir hale gelmişti.</text:span></text:p>
      <text:p text:style-name="P79"><text:span text:style-name="T16">Turan Yavuz</text:span><text:alphabetical-index-mark text:string-value=" " text:key1="Yavuz, Turan"/><text:span text:style-name="T16">, </text:span><text:span text:style-name="T7">abd</text:span><text:alphabetical-index-mark text:string-value=" " text:key1="ABD"/><text:span text:style-name="T16">'nin Körfez Savaşı</text:span><text:alphabetical-index-mark text:string-value=" " text:key1="Körfez Savaşı"/><text:span text:style-name="T16"> sonrasındaki politikasında İs­rail'in sözkonusu yaklaşımının etkisini şöyle anlatıyor:</text:span></text:p>
      <text:p text:style-name="P32"><text:span text:style-name="T11">1960'lardan bu yana Irak</text:span><text:alphabetical-index-mark text:string-value=" " text:key1="Irak"/><text:span text:style-name="T11">'taki muhalefet ile gizli temaslarını sürdüren, hatta Mol­la Mustafa Barzani</text:span><text:alphabetical-index-mark text:string-value=" " text:key1="Barzani, Molla Mustafa"/><text:alphabetical-index-mark text:string-value=" " text:key1="Barzani, Molla Mustafa"/><text:span text:style-name="T11"> ve yetkililerini neredeyse maaşa bağlayan İsrail, Körfez Savaşı</text:span><text:alphabetical-index-mark text:string-value=" " text:key1="Körfez Savaşı"/><text:span text:style-name="T11"> sonrası Irak'a yönelik yeni bir tedirginlik içine girmişti... Şimdi tedir­ginlik ayaklanmaların başarıya ulaşması konusunda idi. Kuzey'de Kürt a­yak­lanmasının başarıya ulaşması, Güney'de Şii ayaklanmasının da başarıya ulaş­ması anlamına geliyordu. Güney'de Şiiler</text:span><text:alphabetical-index-mark text:string-value=" " text:key1="IrakŞiiler"/><text:span text:style-name="T11">in kontrolü ele geçirmeleri ve İs­la­mi köktendinciliğin yayılması, İsrail için Saddam</text:span><text:alphabetical-index-mark text:string-value=" " text:key1="Saddam Hüseyin"/><text:span text:style-name="T11">'ın Scud füzelerinden daha teh­likeli bir gelişme idi. Bu yüzden İsrail tarafından Washington'a yönlen­dirilen mesaj trafiği de Washington'ın ayaklanmaları desteklememesi ve I­rak'­ın toprak bütünlüğünün parçalanmasına izin verilmemesi şeklindeydi.</text:span><text:span text:style-name="T13"><text:note text:id="ftn285" text:note-class="endnote"><text:note-citation>cclxxx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alphabetical-index-mark text:string-value=" " text:key1="Yavuz, Turan"/><text:span text:style-name="T21">, 165-6.</text:span></text:p></text:note-body></text:note></text:span></text:p>
      <text:p text:style-name="P79"><text:span text:style-name="T11">Ve doğal olarak bu yaklaşım, Saddam</text:span><text:alphabetical-index-mark text:string-value=" " text:key1="Saddam Hüseyin"/><text:span text:style-name="T11">'ı da Bağdat'ın vazgeçilmez ha­ki­mi olarak tescil ediyordu. Kısacası, Saddam</text:span><text:alphabetical-index-mark text:string-value=" " text:key1="Saddam Hüseyin"/><text:span text:style-name="T11">, 1980'li yıllardaki misyonu­nu, ya­ni İran</text:span><text:alphabetical-index-mark text:string-value=" " text:key1="İran"/><text:span text:style-name="T11">'a karşı "taşeron" işlevini korumaya devam edecekti. Kürt Dev­leti</text:span><text:alphabetical-index-mark text:string-value=" " text:key1="KürtlerKürt Devleti projesi"/><text:span text:style-name="T11"> i­se, bu stratejik yaklaşım içinde, yani bir İran etkisine izin vermeden ve hatta İ­ran etkisine karşı bir rol ifa edecek şekilde büyütülecekti. </text:span></text:p>
      <text:p text:style-name="P79"><text:span text:style-name="T12">Newsweek</text:span><text:alphabetical-index-mark text:string-value=" " text:key1="Newsweek"/><text:span text:style-name="T11"> Eylül 1992'de "A Dangerous Game in the Gulf: If Iraq is Dismembered, Who Will Stand up to Iran" (Körfez'de Tehlikeli Oyun: Irak</text:span><text:alphabetical-index-mark text:string-value=" " text:key1="Irak"/><text:span text:style-name="T11"> Par­çalanırsa, İran</text:span><text:alphabetical-index-mark text:string-value=" " text:key1="İran"/><text:span text:style-name="T11">'a Karşı Kim Duracak?) başlıklı haberinde bu konuyu vurgu­lamış ve İsrail lobisi</text:span><text:alphabetical-index-mark text:string-value=" " text:key1="ABDve İsrail lobisi"/><text:span text:style-name="T11">nin önemli ismi Martin Indyk</text:span><text:alphabetical-index-mark text:string-value=" " text:key1="Indyk, Martin"/><text:span text:style-name="T11">'in "Irak parçalandı­ğın­da güneyinin İran'ın kontrolüne geçmesinden endişeliyiz" şeklinde özetlene­bi­­lecek açıklamalarını aktarmıştı.</text:span><text:span text:style-name="T13"><text:note text:id="ftn286" text:note-class="endnote"><text:note-citation>cclxxxvi</text:note-citation><text:note-body><text:p text:style-name="Endnote"><text:span text:style-name="T21"><text:s/>"A Dangerous Game in the Gulf: If Iraq is Dismembered, Who Will Stand up to Iran", </text:span><text:span text:style-name="T22">Newsweek</text:span><text:alphabetical-index-mark text:string-value=" " text:key1="Newsweek"/><text:span text:style-name="T21">, 21 Eylül 1992 .</text:span></text:p></text:note-body></text:note></text:span><text:span text:style-name="T11"> </text:span></text:p>
      <text:p text:style-name="P79"><text:soft-page-break/><text:span text:style-name="T11">1991 yılında şekillenen manzara buydu. </text:span><text:span text:style-name="T16">Aynı stratejik değerlendirme, iler­leyen dönemde de devam etti. </text:span><text:span text:style-name="T17">Sabah</text:span><text:alphabetical-index-mark text:string-value=" " text:key1="Sabah"/><text:span text:style-name="T16">, Kasım 1996'daki bir haberinde şöyle yazıyordu:</text:span></text:p>
      <text:p text:style-name="P32"><text:span text:style-name="T11">... Ortadoğu'da aşırı İslamcı akımların giderek güçlenmesi de, Washington'­daki gözle görünür değişimin önemli bir nedeni. Amerikalı yetkililer, Beyaz Sa­ray'­da son dönemini geçirecek olan Bill Clinton</text:span><text:alphabetical-index-mark text:string-value=" " text:key1="Clinton, Bill"/><text:span text:style-name="T11">'ın büyük hızla silahlanan İran</text:span><text:alphabetical-index-mark text:string-value=" " text:key1="İran"/><text:span text:style-name="T11">'­ı, Irak</text:span><text:alphabetical-index-mark text:string-value=" " text:key1="Irak"/><text:span text:style-name="T11">'tan daha büyük bir tehdit olarak gördüğünü ifade ediyorlar. Ame­ri­ka'nın Saddam</text:span><text:alphabetical-index-mark text:string-value=" " text:key1="Saddam Hüseyin"/><text:span text:style-name="T11"> Hüseyin'i Tahran yönetimine karşı koz olarak kullanacağı tah­min ediliyor. Bu arada İsrailli bazı gruplarla gizli temaslarda bulunduğu bi­linen Irak lideri Saddam</text:span><text:alphabetical-index-mark text:string-value=" " text:key1="Saddam Hüseyin"/><text:span text:style-name="T11"> Hüseyin'in, Suriye</text:span><text:alphabetical-index-mark text:string-value=" " text:key1="Suriye"/><text:span text:style-name="T11"> ve İran'dan önce Netanyahu</text:span><text:alphabetical-index-mark text:string-value=" " text:key1="Netanyahu, Benjamin"/><text:span text:style-name="T11"> yö­ne­timi ile ilişkilerini geliştirebileceği tahmin ediliyor.</text:span><text:span text:style-name="T13"><text:note text:id="ftn287" text:note-class="endnote"><text:note-citation>cclxxxvii</text:note-citation><text:note-body><text:p text:style-name="P109"><text:span text:style-name="T21"><text:s/>"Yeni Senaryolar", </text:span><text:span text:style-name="T22">Sabah</text:span><text:alphabetical-index-mark text:string-value=" " text:key1="Sabah"/><text:span text:style-name="T22">,</text:span><text:span text:style-name="T21"> 27 Kasım</text:span><text:alphabetical-index-mark text:string-value=" " text:key1="Kasım, Albay Abdülkerim"/><text:span text:style-name="T21"> 1996.</text:span></text:p><text:p text:style-name="P105"/><text:p text:style-name="Endnote"/></text:note-body></text:note></text:span></text:p>
      <text:p text:style-name="P79"><text:span text:style-name="T11">Saddam</text:span><text:alphabetical-index-mark text:string-value=" " text:key1="Saddam Hüseyin"/><text:span text:style-name="T11"> sözkonusu İran</text:span><text:alphabetical-index-mark text:string-value=" " text:key1="İran"/><text:span text:style-name="T11"> tehdidine karşı ayakta tutulurken, öte yandan, Körfez Savaşı</text:span><text:alphabetical-index-mark text:string-value=" " text:key1="Körfez Savaşı"/><text:span text:style-name="T11">'nı izleyen yıllarda, bilindiği gibi çok ihtiyatlı bir biçimde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 embriyosu oluşturuldu. Türkiye'ye konuşlan­dı­rılan Çekiç Güç</text:span><text:alphabetical-index-mark text:string-value=" " text:key1="Çekiç Güç"/><text:span text:style-name="T11">'ün şemsiyesi altında Kuzey Irak</text:span><text:alphabetical-index-mark text:string-value=" " text:key1="IrakKuzey Irak"/><text:span text:style-name="T11">'taki Kürt hareketi giderek gelişti ve bir devlet için gerekli olan altyapıyı tamamlamaya başladı. </text:span><text:span text:style-name="T14">Bu geli­şimi destekleyen en önemli güç ise </text:span><text:span text:style-name="T4">abd</text:span><text:alphabetical-index-mark text:string-value=" " text:key1="abdve Kürtler"/><text:span text:style-name="T14">'ydi. </text:span></text:p>
      <text:p text:style-name="P79"><text:span text:style-name="T14">Ancak bilindiği gibi </text:span><text:span text:style-name="T4">abd</text:span><text:alphabetical-index-mark text:string-value=" " text:key1="ABD"/><text:span text:style-name="T14">'nin dış politikası farklı çıkar ve baskı gruplarının etkileriyle şekillenir. Dolayısıyla Kürt Devleti</text:span><text:alphabetical-index-mark text:string-value=" " text:key1="KürtlerKürt Devleti projesi"/><text:span text:style-name="T14"> projesinin </text:span><text:span text:style-name="T4">abd</text:span><text:span text:style-name="T14"> tara­fın­dan desteklendiğini söylemek, yalnızca yüzeysel bir yorum olacaktır. Da­ha derinlemesine bir analiz yapmak için, sözkonusu projenin </text:span><text:span text:style-name="T4">abd</text:span><text:span text:style-name="T14">'deki han­gi grup ya da gruplar tarafından desteklendiğine bakmak gerekir.</text:span></text:p>
      <text:p text:style-name="P79"><text:span text:style-name="T14">Şimdi bunu birlikte yapacağız. Washington'a göz atacak ve Kürt Dev­leti</text:span><text:alphabetical-index-mark text:string-value=" " text:key1="KürtlerKürt Devleti projesi"/><text:span text:style-name="T14"> projesinin orada en çok kimler tarafından savunulduğunu inceleyeceğiz. Kar­şılaşacağımız adres ise tanıdıktır: Ortadoğu'daki varlığını tehdit altında gö­ren ve bu tehditten kurtulabilmek, Hıttin Korkusu'nu aşabilmek için tüm böl­geyi etnik temellere göre irili ufaklı devletlere bölmek hedefinde olan İs­rail.</text:span></text:p>
      <text:p text:style-name="P70"/>
      <text:p text:style-name="P70"/>
      <text:p text:style-name="P125">Y E D İ N C İ <text:s/>B Ö L Ü M</text:p>
      <text:p text:style-name="P81"/>
      <text:p text:style-name="P41">Washington'da Newroz<text:alphabetical-index-mark text:string-value=" " text:key1="Newroz"/></text:p>
      <text:p text:style-name="P91"><text:bookmark-start text:name="Kurds_IsraeliLobby"/></text:p>
      <text:p text:style-name="P66"/>
      <text:p text:style-name="P79"><text:span text:style-name="T11">Uzun yıllar </text:span><text:span text:style-name="T12">Cumhuriyet</text:span><text:span text:style-name="T11">'in Washington muhabirliğini yapan Ufuk Gül­demir</text:span><text:alphabetical-index-mark text:string-value=" " text:key1="Güldemir, Ufuk"/><text:span text:style-name="T11">, bu gazetenin 17 Temmuz 1992 tarihli bir haberinde şöyle yazıyordu: "Son günlerde Washington'da fikir babası İsrailli politikacı Ariel Şaron</text:span><text:alphabetical-index-mark text:string-value=" " text:key1="Şaron, Ariel"/><text:span text:style-name="T11"> olan, ama zaman içinde akademisyen ve stratejistler tarafından geliştirilmiş, zen­gin­leştirilmiş, Amerika'da belli bir çevrenin ilgi duyduğu bir tezden söz edi­li­yor: Kürt Devleti</text:span><text:alphabetical-index-mark text:string-value=" " text:key1="KürtlerKürt Devleti projesi"/><text:span text:style-name="T11"> tezi."</text:span></text:p>
      <text:p text:style-name="P79"><text:span text:style-name="T11">Evet, Kürt Devleti</text:span><text:alphabetical-index-mark text:string-value=" " text:key1="KürtlerKürt Devleti projesi"/><text:span text:style-name="T11"> tezinin önde gelen mimarlarından biri Ariel Şa­ron</text:span><text:alphabetical-index-mark text:string-value=" " text:key1="Şaron, Ariel"/><text:span text:style-name="T11">'­du. Daha doğrusu, İsrail'in onyıllardır hedeflediği bu projeyi 1980'li yıllarda gün­demin en üst sıralarına taşıyan kişiydi Şaron</text:span><text:alphabetical-index-mark text:string-value=" " text:key1="Şaron, Ariel"/><text:span text:style-name="T11">. Sağcı Likud</text:span><text:alphabetical-index-mark text:string-value=" " text:key1="Likud Bloku"/><text:span text:style-name="T11"> partisinin "Lüb­nan</text:span><text:alphabetical-index-mark text:string-value=" " text:key1="Lübnan"/><text:span text:style-name="T11"> Kasabı" lakabını taşıyan bu şahin politikacısı, kendisine 1982'deki Lüb­nan</text:span><text:alphabetical-index-mark text:string-value=" " text:key1="Lübnanİsrail tarafından işgali"/><text:span text:style-name="T11"> işgali fırsatını vermiş olan Lübnan</text:span><text:alphabetical-index-mark text:string-value=" " text:key1="Lübnaniç savaşı"/><text:span text:style-name="T11"> İç Savaşı'ndan aldığı ilhamla Irak</text:span><text:alphabetical-index-mark text:string-value=" " text:key1="Irak"/><text:span text:style-name="T11">'­a yönelmiş ve aynı iç savaş senaryosunu orada da görmek istemişti. </text:span><text:span text:style-name="T14">Bu­nun anahtarı da Kürt Devleti</text:span><text:alphabetical-index-mark text:string-value=" " text:key1="KürtlerKürt Devleti projesi"/><text:span text:style-name="T14"> projesiydi. </text:span></text:p>
      <text:p text:style-name="P79"><text:span text:style-name="T14">Ariel Şaron</text:span><text:alphabetical-index-mark text:string-value=" " text:key1="Şaron, Ariel"/><text:span text:style-name="T14">'un 80'li yıllarda gündemde tuttuğu bu tez, 1991'deki Körfez Savaşı</text:span><text:alphabetical-index-mark text:string-value=" " text:key1="Körfez Savaşı"/><text:span text:style-name="T14">'ndan sonra çok daha büyük bir popülarite kazandı. Kuzey Irak</text:span><text:alphabetical-index-mark text:string-value=" " text:key1="Irak"/><text:alphabetical-index-mark text:string-value=" " text:key1="IrakKuzey Irak"/><text:span text:style-name="T14">'ta ön­ceki bölümde ele aldığımız siyasi gelişmeler yaşanırken, Batılı başkent­lerde, özellikle de Washington'da, bu bölgede kurulabilecek bir Kürt Devleti</text:span><text:alphabetical-index-mark text:string-value=" " text:key1="KürtlerKürt Devleti projesi"/><text:span text:style-name="T14"> hak­kında tartışmalar başladı. Ve Ufuk Güldemir</text:span><text:alphabetical-index-mark text:string-value=" " text:key1="Güldemir, Ufuk"/><text:span text:style-name="T14">'in yazdığı gibi, nedense </text:span><text:span text:style-name="T4">abd</text:span><text:alphabetical-index-mark text:string-value=" " text:key1="ABD"/><text:span text:style-name="T14">'­de "belirli bir çevre" ilgi duyuyordu bu projeye. Bu çevrenin üyelerinin ne­redeyse tümünün ortak özelliği ise, İsrail'le bağlantılı oluşlarıydı. </text:span></text:p>
      <text:p text:style-name="P79"><text:span text:style-name="T14">Turan Yavuz</text:span><text:alphabetical-index-mark text:string-value=" " text:key1="Yavuz, Turan"/><text:span text:style-name="T14"> da </text:span><text:span text:style-name="T5">abd</text:span><text:alphabetical-index-mark text:string-value=" " text:key1="ABD"/><text:span text:style-name="T15">'nin Kürt Kartı</text:span><text:span text:style-name="T14">'nda bu konuya değinerek şöyle yazmıştı: </text:span></text:p>
      <text:p text:style-name="P32"><text:span text:style-name="T11">Kürt sorunu bilhassa Körfez Krizi ile birlikte </text:span><text:span text:style-name="T3">abd</text:span><text:alphabetical-index-mark text:string-value=" " text:key1="ABD"/><text:span text:style-name="T11"> Kongre</text:span><text:alphabetical-index-mark text:string-value=" " text:key1="ABDKongresi"/><text:span text:style-name="T11">si'nin gündemine gir­mek­le birlikte, Rum ve Ermeni lobilerinin aksine, Yahudi lobisi</text:span><text:alphabetical-index-mark text:string-value=" " text:key1="ABDve İsrail lobisi"/><text:span text:style-name="T11">nin desteğini ala­rak ortaya çıkmıştır. İsrail'in Ortadoğu'da son derece zayıflamış bir Irak</text:span><text:alphabetical-index-mark text:string-value=" " text:key1="Irak"/><text:span text:style-name="T11"> </text:span><text:soft-page-break/><text:span text:style-name="T11">iste­mesi ve Körfez Savaşı</text:span><text:alphabetical-index-mark text:string-value=" " text:key1="Körfez Savaşı"/><text:span text:style-name="T11"> boyunca Saddam</text:span><text:alphabetical-index-mark text:string-value=" " text:key1="Saddam Hüseyin"/><text:span text:style-name="T11"> Hüseyin'in İsrail</text:span><text:alphabetical-index-mark text:string-value=" " text:key1="İsrailve Kürtler"/><text:span text:style-name="T11">'e Scud füzelerini gön­der­mesi, </text:span><text:span text:style-name="T3">abd</text:span><text:span text:style-name="T11"> Kongre</text:span><text:alphabetical-index-mark text:string-value=" " text:key1="ABDKongresi"/><text:span text:style-name="T11">si'nde Yahudi lobisi</text:span><text:alphabetical-index-mark text:string-value=" " text:key1="ABDve İsrail lobisi"/><text:span text:style-name="T11">nin Kürt ayrılıkçılığını des­tek­le­me­sine neden olmuştur.</text:span><text:span text:style-name="T13"><text:note text:id="ftn288" text:note-class="endnote"><text:note-citation>cclxxxviii</text:note-citation><text:note-body><text:p text:style-name="P111">YEDİNCİ BÖLÜM: WASHINGTON'DA NEWROZ</text:p><text:p text:style-name="P105"/><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 230.</text:span></text:p></text:note-body></text:note></text:span></text:p>
      <text:p text:style-name="P79"><text:span text:style-name="T11">Türk basınının satır aralarında yayınlanan bazı yazılar, yine bu ko­nu­da aydınlatıcıydı. 1993 yazının sıcak günlerinden birinde, Mümtaz Soysal</text:span><text:alphabetical-index-mark text:string-value=" " text:key1="Soysal, Mümtaz"/><text:span text:style-name="T11"> da, </text:span><text:span text:style-name="T12">Hürriye</text:span><text:alphabetical-index-mark text:string-value=" " text:key1="Hürriyet"/><text:span text:style-name="T12">t'</text:span><text:span text:style-name="T11">teki "Açı" başlıklı köşesinde Kürt sorununa değinmişti. Soysal</text:span><text:alphabetical-index-mark text:string-value=" " text:key1="Soysal, Mümtaz"/><text:span text:style-name="T11">, soru­nun ardındaki uluslararası boyuta dikkat çekerken, bir de Washington'­da kurulmuş olan bir think-tank'in kendisini bir Kürt devleti</text:span><text:alphabetical-index-mark text:string-value=" " text:key1="Kürt devleti projesi"/><text:span text:style-name="T11"> kurmaya ada­mış olduğundan söz ediyordu. Washington Institute</text:span><text:alphabetical-index-mark text:string-value=" " text:key1="winnep"/><text:span text:style-name="T11"> for Near East Policy (Yakın Doğu Politikası İçin Washington Enstitüsü) adlı bu kuruluş, Soysal</text:span><text:alphabetical-index-mark text:string-value=" " text:key1="Soysal, Mümtaz"/><text:span text:style-name="T11">'ın aldı­ğı ve yazısında aktardığı bilgilere göre, kurulmasını hedeflediği Kürt Dev­le­ti</text:span><text:alphabetical-index-mark text:string-value=" " text:key1="KürtlerKürt Devleti projesi"/><text:span text:style-name="T11">'ne Türkiye</text:span><text:alphabetical-index-mark text:string-value=" " text:key1="Türkiyegüneydoğu"/><text:span text:style-name="T11">'nin Güneydoğu</text:span><text:alphabetical-index-mark text:string-value=" " text:key1="TürkiyeGüneydoğu"/><text:span text:style-name="T11">su'nu da dahil etme hesapları yapıyordu.</text:span></text:p>
      <text:p text:style-name="P79"><text:span text:style-name="T11">Kısa adı </text:span><text:span text:style-name="T3">winnep</text:span><text:alphabetical-index-mark text:string-value=" " text:key1="WINNEP"/><text:span text:style-name="T11"> olan sözkonusu kuruluşun Kürt sorununa olağan­üstü bir hassaslık gösterdiği ve sorunun ancak bağımsız bir Kürt devleti</text:span><text:alphabetical-index-mark text:string-value=" " text:key1="Kürt devleti projesi"/><text:span text:style-name="T11"> kurularak çözümlenebileceğini savunduğu, başka kaynaklarda da sık sık vurgulandı. Örneğin Cengiz Çandar</text:span><text:alphabetical-index-mark text:string-value=" " text:key1="Çandar, Cengiz"/><text:span text:style-name="T11"> da bir yazısında </text:span><text:span text:style-name="T3">winnep</text:span><text:alphabetical-index-mark text:string-value=" " text:key1="WINNEP"/><text:span text:style-name="T11">'in Kürt devleti</text:span><text:alphabetical-index-mark text:string-value=" " text:key1="Kürt devleti projesi"/><text:span text:style-name="T11"> kurma çabasına değindi. Çandar</text:span><text:alphabetical-index-mark text:string-value=" " text:key1="Çandar, Cengiz"/><text:span text:style-name="T11">, </text:span><text:span text:style-name="T3">winnep</text:span><text:alphabetical-index-mark text:string-value=" " text:key1="WINNEP"/><text:span text:style-name="T11">'in "Irak</text:span><text:alphabetical-index-mark text:string-value=" " text:key1="Irak"/><text:span text:style-name="T11">: Amerikan Politikası için Müstakbel Adımlar" adlı raporundan yola çıkarak, bir Kürt devleti</text:span><text:alphabetical-index-mark text:string-value=" " text:key1="Kürt devleti projesi"/><text:span text:style-name="T11">nin yolda olduğunu ima ediyordu. "... Adı geçen think-tank'in (</text:span><text:span text:style-name="T3">winnep</text:span><text:alphabetical-index-mark text:string-value=" " text:key1="WINNEP"/><text:span text:style-name="T11">) de Amerikan Ortadoğu politikasının belirlenmesindeki ağırlığı tartışılmaz" diyen Çandar</text:span><text:alphabetical-index-mark text:string-value=" " text:key1="Çandar, Cengiz"/><text:span text:style-name="T11">, ku­rumun yayınladığı raporda Kuzey Irak</text:span><text:alphabetical-index-mark text:string-value=" " text:key1="IrakKuzey Irak"/><text:span text:style-name="T11">'taki Kürt hareketinin desteklenmesinin savunulduğunu hatırlatıyor ve rapordan, "Irak muhalefetinin şemsi­ye örgütü Irak Ulusal Kongresi</text:span><text:alphabetical-index-mark text:string-value=" " text:key1="IrakIrak Ulusal Kongresi"/><text:alphabetical-index-mark text:string-value=" " text:key1="Irak Ulusal Kongresi"/><text:span text:style-name="T11">'ne, onunla temas düzeyini yükselterek ve ona bölgesel ve uluslararası destek sağlayarak, desteği arttırmak" maddesini aktarıyordu.</text:span><text:span text:style-name="T13"><text:note text:id="ftn289" text:note-class="endnote"><text:note-citation>cclxxxix</text:note-citation><text:note-body><text:p text:style-name="Endnote"><text:span text:style-name="T21"><text:s/>Cengiz Çandar</text:span><text:alphabetical-index-mark text:string-value=" " text:key1="Çandar, Cengiz"/><text:span text:style-name="T21">, </text:span><text:span text:style-name="T22">Sabah</text:span><text:alphabetical-index-mark text:string-value=" " text:key1="Sabah"/><text:span text:style-name="T21">, 16 Ekim 1994.</text:span></text:p></text:note-body></text:note></text:span></text:p>
      <text:p text:style-name="P79"><text:span text:style-name="T11">Peki neden bu think-tank Kürt sorunuyla bu denli yakından ilgileniyor ve daha da önemlisi, sorunun çözümünün—açıkça söylemese de, Tür­kiye</text:span><text:alphabetical-index-mark text:string-value=" " text:key1="Türkiyegüneydoğu"/><text:alphabetical-index-mark text:string-value=" " text:key1="Türkiyegüneydoğu"/><text:span text:style-name="T11"> topraklarının bir bölümünü de kapsayan—bir Kürt devleti</text:span><text:alphabetical-index-mark text:string-value=" " text:key1="Kürt devleti projesi"/><text:span text:style-name="T11"> kurulmasın­dan geçtiğini iddia ediyordu?</text:span></text:p>
      <text:p text:style-name="P66"><text:bookmark-end text:name="Kurds_IsraeliLobby"/></text:p>
      <text:p text:style-name="P86"/>
      <text:p text:style-name="P53"><text:span text:style-name="T10">winnep</text:span><text:alphabetical-index-mark text:string-value=" " text:key1="WINNEP"/><text:span text:style-name="T27">: </text:span><text:span text:style-name="T10">aipac</text:span><text:alphabetical-index-mark text:string-value=" " text:key1="aipac"/><text:span text:style-name="T27">'in Bir Kolu</text:span><text:bookmark-start text:name="Kurds_IsraeliLobbyII1"/></text:p>
      <text:p text:style-name="P70"/>
      <text:p text:style-name="P79"><text:span text:style-name="T14">Arap-İsrail sorununa İsrail yanlısı olarak değil, tarafsız bir şekilde yaklaşılmasını savunan </text:span><text:span text:style-name="T15">Washington Report on Middle East Affair</text:span><text:alphabetical-index-mark text:string-value=" " text:key1="Washington Report on Middle East Affairs"/><text:span text:style-name="T15">s</text:span><text:span text:style-name="T14"> dergisinin Mart 1993 sayısında </text:span><text:span text:style-name="T4">winnep</text:span><text:span text:style-name="T14">'e oldukça geniş bir yer ayırıldı. Haberin başlığı şöyleydi: "Clinton</text:span><text:alphabetical-index-mark text:string-value=" " text:key1="Clinton, Bill"/><text:span text:style-name="T14">'s Indyk</text:span><text:alphabetical-index-mark text:string-value=" " text:key1="Indyk, Martin"/><text:span text:style-name="T14"> Appointment: One of Many from Pro-Israel Think Tank" (Clinton</text:span><text:alphabetical-index-mark text:string-value=" " text:key1="Clinton, Bill"/><text:span text:style-name="T14">'ın Indyk</text:span><text:alphabetical-index-mark text:string-value=" " text:key1="Indyk, Martin"/><text:span text:style-name="T14"> Ataması: İsrail Yanlısı Think Tank'ten Bir Atama Daha). Yazıda Clinton</text:span><text:alphabetical-index-mark text:string-value=" " text:key1="Clinton, Bill"/><text:span text:style-name="T14">'ın Ulusal Güvenlik Konseyi'nin Ortadoğu Danışman­lı­ğı masasına Martin Indyk</text:span><text:alphabetical-index-mark text:string-value=" " text:key1="Indyk, Martin"/><text:span text:style-name="T14">'i atamasının, "İsrail yanlısı think-tank'ten yapılan sa­yısız transferin yeni bir örneği" olduğu söyleniyordu. Çünkü Martin Indyk</text:span><text:alphabetical-index-mark text:string-value=" " text:key1="Indyk, Martin"/><text:span text:style-name="T14">, İsrail lobisi</text:span><text:alphabetical-index-mark text:string-value=" " text:key1="ABDve İsrail lobisi"/><text:span text:style-name="T14">nin en ünlü isimlerinden birisiydi. İsrail'in </text:span><text:span text:style-name="T4">abd</text:span><text:alphabetical-index-mark text:string-value=" " text:key1="ABD"/><text:span text:style-name="T14">'deki resmi lo­bi kurumu olan </text:span><text:span text:style-name="T4">aipac</text:span><text:alphabetical-index-mark text:string-value=" " text:key1="aipac"/><text:span text:style-name="T14">'in (American-Israel Public Affairs Committee) araş­tırma müdürlüğü yapmış, İsrail eski Başbakanı Yitzhak Şamir</text:span><text:alphabetical-index-mark text:string-value=" " text:key1="Şamir, Yitzhak"/><text:span text:style-name="T14">'in medya da­nışmanlığı işini yürütmüştü. Avusturalya doğumlu bir Yahudi olan Indyk</text:span><text:alphabetical-index-mark text:string-value=" " text:key1="Indyk, Martin"/><text:span text:style-name="T14">, Sudan</text:span><text:alphabetical-index-mark text:string-value=" " text:key1="Sudan"/><text:span text:style-name="T14"> ve İran</text:span><text:alphabetical-index-mark text:string-value=" " text:key1="İran"/><text:span text:style-name="T14">'ın "terörist devlet"</text:span><text:alphabetical-index-mark text:string-value=" " text:key1="&quot;terörist devlet&quot; listesi"/><text:span text:style-name="T14"> ilan edilmesinde oynadığı büyük rolle de dikkatleri üzerine çekmişti. Nitekim Indyk</text:span><text:alphabetical-index-mark text:string-value=" " text:key1="Indyk, Martin"/><text:span text:style-name="T14">, sözkonusu Ortadoğu Danış­man­lığı'na atandıktan sonra da İsrail-yanlısı çizgisini koruyacak ve İran ile Irak</text:span><text:alphabetical-index-mark text:string-value=" " text:key1="Irak"/><text:span text:style-name="T14">'­ın aynı anda sıkıştırılmasını öngören "dual containment"</text:span><text:alphabetical-index-mark text:string-value=" " text:key1="&quot;dual containment&quot; (çifte kuşatma) politikası"/><text:span text:style-name="T14"> (çifte kuşatma) stra­tejisini geliştirecekti. Indyk</text:span><text:alphabetical-index-mark text:string-value=" " text:key1="Indyk, Martin"/><text:span text:style-name="T14">, bunun ardından 1995 başında Clinton</text:span><text:alphabetical-index-mark text:string-value=" " text:key1="Clinton, Bill"/><text:span text:style-name="T14"> tara­fın­dan Amerika'nın İsrail Büyükelçisi olarak atandı.</text:span></text:p>
      <text:p text:style-name="P79"><text:span text:style-name="T14">Indyk</text:span><text:alphabetical-index-mark text:string-value=" " text:key1="Indyk, Martin"/><text:span text:style-name="T14">'in önemli icraatlarından biri ise 1985 yılında, </text:span><text:span text:style-name="T4">aipac</text:span><text:alphabetical-index-mark text:string-value=" " text:key1="aipac"/><text:span text:style-name="T14">'in yöneticiliğini yapmış Los Angeles'lı bir Yahudi olan Barbi Weinberg</text:span><text:alphabetical-index-mark text:string-value=" " text:key1="Weinberg, Barbi"/><text:span text:style-name="T14"> ile birlikte Or­tadoğu konusunda strateji üretecek bir think-tank kurmuş olmasıydı. Was­hington Report'un "İsrail yanlısı" olarak tanımladığı bu kurum, Washington Ins­titute</text:span><text:alphabetical-index-mark text:string-value=" " text:key1="winnep"/><text:span text:style-name="T14"> for Near East Policy (</text:span><text:span text:style-name="T4">winnep</text:span><text:alphabetical-index-mark text:string-value=" " text:key1="WINNEP"/><text:span text:style-name="T14">) idi, yani az önce Kürt Devleti</text:span><text:alphabetical-index-mark text:string-value=" " text:key1="KürtlerKürt Devleti projesi"/><text:span text:style-name="T14"> hesap­la­rı yaptığına değindiğimiz think-tank.</text:span></text:p>
      <text:p text:style-name="P79"><text:span text:style-name="T14">Kurumun İsrail lobisi</text:span><text:alphabetical-index-mark text:string-value=" " text:key1="ABDve İsrail lobisi"/><text:span text:style-name="T14">yle olan ilişkisi, daha doğrusu İsrail lobisi</text:span><text:alphabetical-index-mark text:string-value=" " text:key1="ABDve İsrail lobisi"/><text:span text:style-name="T14">nin bir uzantısı olduğu o kadar belliydi ki, Washington civarında "</text:span><text:span text:style-name="T4">aipac</text:span><text:alphabetical-index-mark text:string-value=" " text:key1="aipac"/><text:span text:style-name="T14">'in bir ko­lu" olarak tanımlanıyordu. Örgütün kurulduğu yıl </text:span><text:soft-page-break/><text:span text:style-name="T14">seçilen 11 kişilik yönetim ku­ru­lunda, 6 kişi </text:span><text:span text:style-name="T4">aipac</text:span><text:span text:style-name="T14">'in üst düzey yöneticisiydi. </text:span></text:p>
      <text:p text:style-name="P79"><text:span text:style-name="T15">Washington Report</text:span><text:span text:style-name="T14">'un bildirdiğine göre, kurumun İsrail bağlantısı her geçen gün daha da güçlenerek devam etmişti. Başlangıçta sadece üç kişi istih­dam edebilen enstitüde artık en aşağı 30 civarında uzman, araştırmacı, yö­netici çalışıyordu. Kısa zamanda büyüyen enstitünün yıllık bütçesi 750 bin dolar civarındaydı ve bu bütçe büyük ölçüde Yahudi lobisi</text:span><text:alphabetical-index-mark text:string-value=" " text:key1="ABDve İsrail lobisi"/><text:span text:style-name="T14">nin ve Yahudi ce­maatinin bağış ve yardımlarından geliyordu. </text:span></text:p>
      <text:p text:style-name="P79"><text:span text:style-name="T14">Enstitünün Indyk</text:span><text:alphabetical-index-mark text:string-value=" " text:key1="Indyk, Martin"/><text:span text:style-name="T14"> ve Weinberg</text:span><text:alphabetical-index-mark text:string-value=" " text:key1="Weinberg, Barbi"/><text:span text:style-name="T14"> dışındaki üyeleri de oldukça ünlü ve kurumun İsrail bağlantısına uygun isimlerdi. </text:span><text:span text:style-name="T15">Washington Report</text:span><text:span text:style-name="T14">, bu isimleri şöyle tanıtıyordu: "Amerikan tarihinin en İsrail yanlısı Dışişleri bakanı" o­larak tanımlanan George Schultz</text:span><text:alphabetical-index-mark text:string-value=" " text:key1="Schultz, George"/><text:span text:style-name="T14">; eski </text:span><text:span text:style-name="T4">nato</text:span><text:alphabetical-index-mark text:string-value=" " text:key1="NATO"/><text:span text:style-name="T14"> genel sekreteri General Alexander Haig</text:span><text:alphabetical-index-mark text:string-value=" " text:key1="Haig, General Alexander"/><text:span text:style-name="T14">; "İsrail'in uzun vadeli destekçilerinden" BM</text:span><text:alphabetical-index-mark text:string-value=" " text:key1="BM"/><text:span text:style-name="T14"> eski temsilcisi Jeane Kirkpatrick; Mossad</text:span><text:alphabetical-index-mark text:string-value=" " text:key1="Mossad"/><text:span text:style-name="T14"> ajanı David Kimche</text:span><text:alphabetical-index-mark text:string-value=" " text:key1="Kimche, David"/><text:span text:style-name="T14"> ve İsrail Başbakanı'nın terör danış­manı Amiram Nir</text:span><text:alphabetical-index-mark text:string-value=" " text:key1="Nir, Amiram"/><text:span text:style-name="T14">'le bağlantılı çalışan Reagan</text:span><text:alphabetical-index-mark text:string-value=" " text:key1="Reagan, Ronald"/><text:span text:style-name="T14">'ın mahkum olmuş eski Ulusal Güven­lik Konseyi danışmanı Robert McFarlane</text:span><text:alphabetical-index-mark text:string-value=" " text:key1="McFarlane, Robert"/><text:span text:style-name="T14">; Kissinger</text:span><text:alphabetical-index-mark text:string-value=" " text:key1="Kissinger, Henry"/><text:span text:style-name="T14"> Şirketler Toplulu­ğu'ndan Lawrence Eagleburger</text:span><text:alphabetical-index-mark text:string-value=" " text:key1="Eagleburger, Lawrence"/><text:span text:style-name="T14">; Bush</text:span><text:alphabetical-index-mark text:string-value=" " text:key1="Bush, George"/><text:span text:style-name="T14"> yönetiminde Dışişleri Danışmanlığı ya­pan Yahudi asıllı Dennis Ross</text:span><text:alphabetical-index-mark text:string-value=" " text:key1="Ross, Dennis"/><text:alphabetical-index-mark text:string-value=" " text:key1="Ross, Dennis"/><text:span text:style-name="T14">; </text:span><text:span text:style-name="T4">abd</text:span><text:alphabetical-index-mark text:string-value=" " text:key1="ABD"/><text:span text:style-name="T14">'nin eski İsrail büyükelçisi Samuel Lewis</text:span><text:alphabetical-index-mark text:string-value=" " text:key1="Lewis, Samuel"/><text:span text:style-name="T14">; eski Savunma Bakanlığı yardımcılarından Yahudi asıllı "Karanlıklar Pren­si" Richard Perle</text:span><text:alphabetical-index-mark text:string-value=" " text:key1="Perle, Richard"/><text:span text:style-name="T14">; askeri yorumcu Edward Luttwak;</text:span><text:alphabetical-index-mark text:string-value=" " text:key1="Luttwak, Edward"/><text:span text:style-name="T14"> eski Başkan yar­dımcılarından Siyonist örgüt B'nai B'rith</text:span><text:alphabetical-index-mark text:string-value=" " text:key1="B'nai B'rith"/><text:span text:style-name="T14"> üyesi Walter Mondale</text:span><text:alphabetical-index-mark text:string-value=" " text:key1="Mondale, Walter"/><text:span text:style-name="T14">; </text:span><text:span text:style-name="T15">US News and World Report</text:span><text:alphabetical-index-mark text:string-value=" " text:key1="US News and World Report"/><text:span text:style-name="T14">, </text:span><text:span text:style-name="T15">Atlantic Monthly</text:span><text:alphabetical-index-mark text:string-value=" " text:key1="Atlantic Monthly"/><text:span text:style-name="T14"> ve </text:span><text:span text:style-name="T15">The New York Daily</text:span><text:span text:style-name="T14"> </text:span><text:span text:style-name="T15">New</text:span><text:alphabetical-index-mark text:string-value=" " text:key1="New York Daily News, The"/><text:span text:style-name="T15">s</text:span><text:span text:style-name="T14"> gibi yayınların sa­hibi Mortimer Zuckerman</text:span><text:alphabetical-index-mark text:string-value=" " text:key1="Zuckerman, Mortimer"/><text:span text:style-name="T14">; Yahudi lobisinin kontrolündeki yayın organla­rın­dan </text:span><text:span text:style-name="T15">The New Republi</text:span><text:alphabetical-index-mark text:string-value=" " text:key1="New Republic, The"/><text:span text:style-name="T15">c</text:span><text:span text:style-name="T14">'in yayıncısı Martin Peretz</text:span><text:alphabetical-index-mark text:string-value=" " text:key1="Peretz, Martin"/><text:alphabetical-index-mark text:string-value=" " text:key1="Peretz, Martin"/><text:span text:style-name="T14">; Carter</text:span><text:alphabetical-index-mark text:string-value=" " text:key1="Carter, Jimmy"/><text:span text:style-name="T14"> dönemindeki iç politika danışmanı ve İsrail için yapılan lobi çalışmalarının lideri Stuart Eizenstat</text:span><text:alphabetical-index-mark text:string-value=" " text:key1="Eizenstat, Stuart"/><text:span text:style-name="T14">; Bush</text:span><text:alphabetical-index-mark text:string-value=" " text:key1="Bush, George"/><text:span text:style-name="T14"> yönetimindeki Yahudi asıllı Ulusal Güvenlik Konseyi Ortadoğu danışmanları Richard Haas</text:span><text:alphabetical-index-mark text:string-value=" " text:key1="Haas, Richard"/><text:span text:style-name="T14"> ve Aaron David Miller</text:span><text:alphabetical-index-mark text:string-value=" " text:key1="Miller, Aaron David"/><text:span text:style-name="T14">... </text:span></text:p>
      <text:p text:style-name="P79"><text:span text:style-name="T15">Washington Report</text:span><text:span text:style-name="T14">'un da vurguladığı gibi bu isimlerin en büyük ortak özellikleri İsrail yanlısı görüş ve icraatlarıyla </text:span><text:soft-page-break/><text:span text:style-name="T14">tanınmalarıydı. Zaten yarısına yakını—Barbi Weinberg</text:span><text:alphabetical-index-mark text:string-value=" " text:key1="Weinberg, Barbi"/><text:span text:style-name="T14">, Martin Indyk</text:span><text:alphabetical-index-mark text:string-value=" " text:key1="Indyk, Martin"/><text:span text:style-name="T14">, Dennis Ross</text:span><text:alphabetical-index-mark text:string-value=" " text:key1="Ross, Dennis"/><text:span text:style-name="T14">, Samuel Lewis</text:span><text:alphabetical-index-mark text:string-value=" " text:key1="Lewis, Samuel"/><text:span text:style-name="T14">, Martin Peretz</text:span><text:alphabetical-index-mark text:string-value=" " text:key1="Peretz, Martin"/><text:span text:style-name="T14">, Richard Haas</text:span><text:alphabetical-index-mark text:string-value=" " text:key1="Haas, Richard"/><text:span text:style-name="T14">s, Aaron David Miller</text:span><text:alphabetical-index-mark text:string-value=" " text:key1="Miller, Aaron David"/><text:span text:style-name="T14">, Richard Perle</text:span><text:alphabetical-index-mark text:string-value=" " text:key1="Perle, Richard"/><text:span text:style-name="T14">—Yahudiydi. Kuruma üye olmasa da, çalışmalarına katkıda bulunan kişiler arasında da ilginç bir isim daha vardı: "Tarihin Sonu" teziyle ses getiren Francis Fuku­yama</text:span><text:alphabetical-index-mark text:string-value=" " text:key1="Fukuyama, Francis"/><text:span text:style-name="T14">. </text:span><text:span text:style-name="T4">winnep</text:span><text:alphabetical-index-mark text:string-value=" " text:key1="WINNEP"/><text:span text:style-name="T14">'in bir diğer ünlü Yahudi üyesi ise, son zamanlarda Türkiye hakkındaki provokatif açıklamalarıyla ses getiren ve "bir kısım medya"ya akıl hocalığı yapan Alan Makovsky</text:span><text:alphabetical-index-mark text:string-value=" " text:key1="Makovsky, Alan"/><text:span text:style-name="T14"> idi.</text:span></text:p>
      <text:p text:style-name="P79"><text:span text:style-name="T15">Washington Report</text:span><text:span text:style-name="T14">, ayrıca kurumun "Kissinger</text:span><text:alphabetical-index-mark text:string-value=" " text:key1="Kissinger, Henry"/><text:span text:style-name="T14"> bağlantısı" üzerinde de durmuştu. George Schultz</text:span><text:alphabetical-index-mark text:string-value=" " text:key1="Schultz, George"/><text:span text:style-name="T14">'la birlikte "İsrail çıkarlarını en çok savunan Dış­işleri Bakanı" ünvanını taşıyan Kissinger</text:span><text:alphabetical-index-mark text:string-value=" " text:key1="Kissinger, Henry"/><text:span text:style-name="T14">, </text:span><text:span text:style-name="T15">Washington Report</text:span><text:span text:style-name="T14">'un deyimiyle, İs­rail taraftarı kurumlar arasındaki ilişkiyi koordine eden kilit isimlerden bi­riy­di. "Sağ kollarından birini", Lawrence Eagleburger</text:span><text:alphabetical-index-mark text:string-value=" " text:key1="Eagleburger, Lawrence"/><text:span text:style-name="T14">'ı Washington Institute</text:span><text:alphabetical-index-mark text:string-value=" " text:key1="winnep"/><text:span text:style-name="T14"> for Near East Policy'e üye yapan Kissinger</text:span><text:alphabetical-index-mark text:string-value=" " text:key1="Kissinger, Henry"/><text:span text:style-name="T14">, </text:span><text:span text:style-name="T15">Washington Report</text:span><text:span text:style-name="T14">'un haberine gö­re, bu bağlantıyı kullanarak kurum üzerinde etki kurmuş durumdaydı.</text:span></text:p>
      <text:p text:style-name="P79"><text:span text:style-name="T14">Özetle, Kuzey Irak</text:span><text:alphabetical-index-mark text:string-value=" " text:key1="Irak"/><text:alphabetical-index-mark text:string-value=" " text:key1="IrakKuzey Irak"/><text:span text:style-name="T14">'ta bir Kürt Devleti</text:span><text:alphabetical-index-mark text:string-value=" " text:key1="KürtlerKürt Devleti projesi"/><text:span text:style-name="T14"> kurulması fikrinin </text:span><text:span text:style-name="T4">abd</text:span><text:alphabetical-index-mark text:string-value=" " text:key1="ABD"/><text:span text:style-name="T14">'deki en önde gelen savunucusu olan kurum, tam anlamıyla İsrail</text:span><text:alphabetical-index-mark text:string-value=" " text:key1="İsrailve Kürtler"/><text:span text:style-name="T14"> güdümlüydü. Yahudi Devleti'nin Kuzey Irak</text:span><text:alphabetical-index-mark text:string-value=" " text:key1="IrakKuzey Irak"/><text:span text:style-name="T14"> dağlarında Barzani ile kurduğu ilişkiler, Was­hington'da da </text:span><text:span text:style-name="T4">winnep</text:span><text:alphabetical-index-mark text:string-value=" " text:key1="WINNEP"/><text:span text:style-name="T14">'in stratejik çalışmaları ile destekleniyordu. </text:span></text:p>
      <text:p text:style-name="P70"/>
      <text:p text:style-name="P70"/>
      <text:p text:style-name="P79"><text:span text:style-name="T27">Clinton</text:span><text:alphabetical-index-mark text:string-value=" " text:key1="Clinton, Bill"/><text:span text:style-name="T27">'ın Ortadoğu Politikası</text:span><text:bookmark-start text:name="Kurds_IsraeliLobbyII"/></text:p>
      <text:p text:style-name="P70"/>
      <text:p text:style-name="P79"><text:span text:style-name="T4">winnep</text:span><text:alphabetical-index-mark text:string-value=" " text:key1="WINNEP"/><text:span text:style-name="T14">'in İsrail'e yakınlığını inceledik. Ama asıl önemli olan, bu kurumun, Clinton</text:span><text:alphabetical-index-mark text:string-value=" " text:key1="Clinton, Bill"/><text:span text:style-name="T14"> yönetiminin Ortadoğu politikasına neredeyse ipotek</text:span><text:alphabetical-index-mark text:string-value=" " text:key1="abdve İsrail"/><text:span text:style-name="T14"> koy­muş olmasıydı. Gelmiş geçmiş </text:span><text:span text:style-name="T4">abd</text:span><text:alphabetical-index-mark text:string-value=" " text:key1="ABD"/><text:span text:style-name="T14"> Başkanları içinde İsrail'e en yakın olanı ola­rak tanımlanan Clinton</text:span><text:alphabetical-index-mark text:string-value=" " text:key1="Clinton, Bill"/><text:span text:style-name="T14">, </text:span><text:span text:style-name="T4">winnep</text:span><text:alphabetical-index-mark text:string-value=" " text:key1="WINNEP"/><text:span text:style-name="T14">'in İsrail güdümlü politikalarını onaylamaya hazırdı. Öyle ki </text:span><text:span text:style-name="T4">winnep</text:span><text:alphabetical-index-mark text:string-value=" " text:key1="WINNEP"/><text:span text:style-name="T14">'in Kürt konusunu öncelikli gündem maddesi olarak benimsediği ve </text:span><text:span text:style-name="T4">abd</text:span><text:span text:style-name="T14"> yönetimine yerleştirdiği üyeleriyle bu konunun ü­ze­rine gideceği, Clinton</text:span><text:alphabetical-index-mark text:string-value=" " text:key1="Clinton, Bill"/><text:span text:style-name="T14">'ın 1992 seçimlerini kazandığı sıralarda hemen belli olmuştu. </text:span><text:soft-page-break/><text:span text:style-name="T14">O sıralar </text:span><text:span text:style-name="T15">Hürriye</text:span><text:alphabetical-index-mark text:string-value=" " text:key1="Hürriyet"/><text:span text:style-name="T15">t</text:span><text:span text:style-name="T14">'in Washington muhabiri olan Sedat Ergin şunları ya­zıyordu:</text:span></text:p>
      <text:p text:style-name="P28"><text:span text:style-name="T11">Demokratik aday Bill Clinton</text:span><text:alphabetical-index-mark text:string-value=" " text:key1="Clinton, Bill"/><text:span text:style-name="T11">'un seçim zaferinden en çok hoşnut olan kesimlerin arasında </text:span><text:span text:style-name="T3">abd</text:span><text:alphabetical-index-mark text:string-value=" " text:key1="abdve İsrail lobisi"/><text:span text:style-name="T11">'deki Yahudi lobisi de yer almaktadır. </text:span><text:span text:style-name="T3">abd</text:span><text:span text:style-name="T11">'deki Yahudi Lobi­si</text:span><text:alphabetical-index-mark text:string-value=" " text:key1="abdve İsrail lobisi"/><text:span text:style-name="T11">'­nin en güçlü kuruluşu olan </text:span><text:span text:style-name="T3">aipac</text:span><text:alphabetical-index-mark text:string-value=" " text:key1="aipac"/><text:span text:style-name="T11">'in (American Israeli Public Affairs Committee) Başkanı David Steiner</text:span><text:alphabetical-index-mark text:string-value=" " text:key1="Steiner, David"/><text:span text:style-name="T11">, geçenlerde 'Little Rock'ta (Clinton</text:span><text:alphabetical-index-mark text:string-value=" " text:key1="Clinton, Bill"/><text:span text:style-name="T11">'ın ka­rar­gahı) pek çok adamımız var. Yeni yönetime adamlarımızı sokacağız' yolun­daki sözlerinin yer aldığı teyp bandının basına yansıması üzerine istifa etmek zo­runda kalmıştır.<text:tab/></text:span></text:p>
      <text:p text:style-name="P27"><text:span text:style-name="T3">aipac</text:span><text:alphabetical-index-mark text:string-value=" " text:key1="aipac"/><text:span text:style-name="T11">'in 'adamları'ndan biri de Washington'un önde gelen Ortadoğu uzmanlarından Martin Indyk</text:span><text:alphabetical-index-mark text:string-value=" " text:key1="Indyk, Martin"/><text:span text:style-name="T11">'tır. İlginçtir ki, </text:span><text:span text:style-name="T3">abd</text:span><text:alphabetical-index-mark text:string-value=" " text:key1="ABD"/><text:span text:style-name="T11">'nin saygın araştırma kuruluş­ların­dan (Think Tank) Carnegie Endowment</text:span><text:alphabetical-index-mark text:string-value=" " text:key1="Endowment, Carnegie"/><text:span text:style-name="T11">'ta geçen hafta düzenlenen ve 'Kürt So­runu'nun da ayrıntılı bir şekilde tartışıldığı 'Irak</text:span><text:alphabetical-index-mark text:string-value=" " text:key1="Irak"/><text:span text:style-name="T11"> toprak bütünlüğünü koru­yabilir mi?' konulu panelde en önemli müdahalelerden biri Martin Indky'ten gelmiştir. Washington'daki bir başka nüfuzlu araştırma kuruluşu, Washington Institute</text:span><text:alphabetical-index-mark text:string-value=" " text:key1="winnep"/><text:span text:style-name="T11"> for Near East Policy'nin direktörü olan Indyk</text:span><text:alphabetical-index-mark text:string-value=" " text:key1="Indyk, Martin"/><text:span text:style-name="T11">, </text:span><text:span text:style-name="T3">abd</text:span><text:span text:style-name="T11"> yönetiminin Irak'­ın toprak bütünlüğünü savunan geleneksel çizgisini eleştiren bir yaklaşımla 'Irak'­ın toprak bütünlüğünü sorgulayan bir politikanın hatası ne olabilir ki' di­ye sormuştur.</text:span><text:span text:style-name="T13"><text:note text:id="ftn290" text:note-class="endnote"><text:note-citation>ccxc</text:note-citation><text:note-body><text:p text:style-name="Endnote"><text:span text:style-name="T21"><text:s/>Sedat Ergin, </text:span><text:span text:style-name="T22">Hürriye</text:span><text:alphabetical-index-mark text:string-value=" " text:key1="Hürriyet"/><text:span text:style-name="T22">t</text:span><text:span text:style-name="T21">, 23 Kasım</text:span><text:alphabetical-index-mark text:string-value=" " text:key1="Kasım, Albay Abdülkerim"/><text:span text:style-name="T21"> 1992.</text:span></text:p></text:note-body></text:note></text:span></text:p>
      <text:p text:style-name="P79"><text:span text:style-name="T11">Indyk</text:span><text:alphabetical-index-mark text:string-value=" " text:key1="Indyk, Martin"/><text:span text:style-name="T11">, Irak</text:span><text:alphabetical-index-mark text:string-value=" " text:key1="Irak"/><text:span text:style-name="T11">'ın toprak bütünlüğünü sorgulamanın hikmetlerinden söz ederken, bir başka ilginç gelişme de Washington'da Barzani</text:span><text:alphabetical-index-mark text:string-value=" " text:key1="Barzani, Mesud"/><text:span text:style-name="T11"> yanlısı Irak Kürtler</text:span><text:alphabetical-index-mark text:string-value=" " text:key1="Kürtler"/><text:span text:style-name="T11">i'nin düzenlediği Newroz</text:span><text:alphabetical-index-mark text:string-value=" " text:key1="Newroz"/><text:span text:style-name="T11"> kutlamasında yaşanmıştı. Newroz halayı çekenlerin arasında bir de ilginç isim vardı. Sedat Ergin, bir başka yazısında olayı şöyle anlatıyordu:</text:span></text:p>
      <text:p text:style-name="P32"><text:span text:style-name="T11">Newroz</text:span><text:alphabetical-index-mark text:string-value=" " text:key1="Newroz"/><text:span text:style-name="T11"> kutlamaları Washington'daki Crystal City Sheraton Oteli'nin balo sa­lo­nunda düzenlendi. Sahnede asılı duran Molla Mustafa Barzani</text:span><text:alphabetical-index-mark text:string-value=" " text:key1="Barzani, Molla Mustafa"/><text:alphabetical-index-mark text:string-value=" " text:key1="Barzani, Molla Mustafa"/><text:span text:style-name="T11">'nin resmi, Bar­zani isminin manevi ağırlığını kuvvetli bir şekilde hissettirmekteydi. Gece­nin sonuna doğru eğlence tam bir cümbüşe dönüştü. Halay çekenler arasında Kongre</text:span><text:alphabetical-index-mark text:string-value=" " text:key1="ABDKongresi"/><text:span text:style-name="T11"> Danışmanları Musevi Lobisi</text:span><text:alphabetical-index-mark text:string-value=" " text:key1="abdve İsrail lobisi"/><text:span text:style-name="T11">'nin en güçlü örgütü </text:span><text:span text:style-name="T3">aipac</text:span><text:alphabetical-index-mark text:string-value=" " text:key1="aipac"/><text:span text:style-name="T11">'in eski direktö­rü Morris Amitay</text:span><text:alphabetical-index-mark text:string-value=" " text:key1="Amitay, Morris"/><text:span text:style-name="T11"> da bulunuyordu.</text:span><text:span text:style-name="T13"><text:note text:id="ftn291" text:note-class="endnote"><text:note-citation>ccxci</text:note-citation><text:note-body><text:p text:style-name="Endnote"><text:span text:style-name="T21"><text:s/>Sedat Ergin, </text:span><text:span text:style-name="T22">Hürriye</text:span><text:alphabetical-index-mark text:string-value=" " text:key1="Hürriyet"/><text:span text:style-name="T22">t</text:span><text:span text:style-name="T21">, 22 Mart 1993.</text:span></text:p></text:note-body></text:note></text:span><text:span text:style-name="T11"> </text:span></text:p>
      <text:p text:style-name="P79"><text:span text:style-name="T11">İlginç bir durumdu şüphesiz: İsrail'in </text:span><text:span text:style-name="T3">abd</text:span><text:alphabetical-index-mark text:string-value=" " text:key1="ABD"/><text:span text:style-name="T11">'deki en güçlü temsilcisi olan </text:span><text:span text:style-name="T3">aipac</text:span><text:alphabetical-index-mark text:string-value=" " text:key1="aipac"/><text:span text:style-name="T11">'in eski direktörü, işi gücü bırakmış, Newroz</text:span><text:alphabetical-index-mark text:string-value=" " text:key1="Newroz"/><text:span text:style-name="T11"> kutlamalarında Bar­zani aşireti</text:span><text:alphabetical-index-mark text:string-value=" " text:key1="Barzani aşireti"/><text:span text:style-name="T11"> ile halay çekiyordu. Aynı anda Martin Indyk</text:span><text:alphabetical-index-mark text:string-value=" " text:key1="Indyk, Martin"/><text:span text:style-name="T11">, Irak</text:span><text:alphabetical-index-mark text:string-value=" " text:key1="Irak"/><text:span text:style-name="T11">'ın bölünmesi­nin faydalarından söz ediyor, başkanlığını yaptığı Washington Institute</text:span><text:alphabetical-index-mark text:string-value=" " text:key1="winnep"/><text:span text:style-name="T11"> for Near East Policy de bir Kürt devleti</text:span><text:alphabetical-index-mark text:string-value=" " text:key1="Kürt devleti projesi"/><text:span text:style-name="T11"> kurmak için hesaplar yapıyordu. Kısa­ca­sı, Ortadoğu'da bir Kürt devleti</text:span><text:alphabetical-index-mark text:string-value=" " text:key1="Kürt devleti projesi"/><text:span text:style-name="T11"> kurmak için kolları sıvayan Washington'daki odaklar arasında en başta İsrail'in </text:span><text:span text:style-name="T3">abd</text:span><text:span text:style-name="T11">'deki uzantıları geliyordu. </text:span></text:p>
      <text:p text:style-name="P79"><text:span text:style-name="T11">Morris Amitay</text:span><text:alphabetical-index-mark text:string-value=" " text:key1="Amitay, Morris"/><text:span text:style-name="T11">'ın Amerikan Yahudi basınının önemli dergilerinden biri olan </text:span><text:span text:style-name="T12">Washington Jewish Weekly</text:span><text:span text:style-name="T11">'</text:span><text:alphabetical-index-mark text:string-value=" " text:key1="Washington Jewish Weekly"/><text:span text:style-name="T11">de yayınlanan "Self-Determinasyon: Kürt­ler</text:span><text:alphabetical-index-mark text:string-value=" " text:key1="Kürtler"/><text:span text:style-name="T11"> Hala Bekliyor" başlıklı yazısındaki şu satırların amacı oldukça açıktı: "... Türkiye, İran</text:span><text:alphabetical-index-mark text:string-value=" " text:key1="İran"/><text:span text:style-name="T11">, Irak</text:span><text:alphabetical-index-mark text:string-value=" " text:key1="Irak"/><text:span text:style-name="T11">, Suriye</text:span><text:alphabetical-index-mark text:string-value=" " text:key1="Suriye"/><text:span text:style-name="T11"> ve </text:span><text:soft-page-break/><text:span text:style-name="T11">Rusya</text:span><text:alphabetical-index-mark text:string-value=" " text:key1="Rusya"/><text:span text:style-name="T11">'ya dağılmış olarak yaşayan 20 milyon ka­dar Kürt, bağımsız devletlerini kurma imkanını bulamamıştır... Kürtler'e ken­di siyasi kaderlerini tayin edebilme hakkı tanınmadıkça, Orta Doğu'da hu­zursuzluğun ve isyanların devamı kaçınılmazdır."</text:span><text:span text:style-name="T13"><text:note text:id="ftn292" text:note-class="endnote"><text:note-citation>ccxcii</text:note-citation><text:note-body><text:p text:style-name="Endnote"><text:span text:style-name="T21"><text:s/>Ferruh Sezgin</text:span><text:alphabetical-index-mark text:string-value=" " text:key1="Sezgin, Ferruh"/><text:span text:style-name="T21">, </text:span><text:span text:style-name="T22">Sistemle Satranç-2: Türkiye'nin Dış Politikası: 1992.</text:span><text:span text:style-name="T21"> 1.b. Ankara: AORT, Haziran 1993.</text:span></text:p></text:note-body></text:note></text:span></text:p>
      <text:p text:style-name="P79"><text:span text:style-name="T11">Clinton</text:span><text:alphabetical-index-mark text:string-value=" " text:key1="Clinton, Bill"/><text:span text:style-name="T11"> yönetiminin daha iş başına yeni geldiği sıralarda verdiği gö­rüntü, İsrail'in Ortadoğu çıkarlarına ve bu arada doğal olarak Kürt soru­nun­daki hedeflerine uygun bir politika çizileceğini gösteriyordu. Nitekim ilerle­yen yıllarda da böyle oldu. Ortadoğu politikasını </text:span><text:span text:style-name="T3">winnep</text:span><text:alphabetical-index-mark text:string-value=" " text:key1="WINNEP"/><text:span text:style-name="T11"> üyelerinin ve benzeri İsrail yanlısı stratejistlerin kontrolüne veren Clinton</text:span><text:alphabetical-index-mark text:string-value=" " text:key1="Clinton, Bill"/><text:span text:style-name="T11"> yönetimi, ısrarlı bir biçimde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nin altyapısını kurmak için çaba­la­dı. </text:span><text:span text:style-name="T3">winnep</text:span><text:alphabetical-index-mark text:string-value=" " text:key1="WINNEP"/><text:span text:style-name="T11">'in bu amaca yönelik çalışmalarından biri de Mike Amitay</text:span><text:alphabetical-index-mark text:string-value=" " text:key1="Amitay, Mike"/><text:span text:style-name="T11">'ın ön­cü­lü­ğünde Washington'da kurulan Kürt Enstitüsü</text:span><text:alphabetical-index-mark text:string-value=" " text:key1="KürtlerKürt Enstitüsü (Washington)"/><text:span text:style-name="T11"> oldu.</text:span></text:p>
      <text:p text:style-name="P79"><text:bookmark-end text:name="Kurds_IsraeliLobbyII"/><text:span text:style-name="T11">Bu arada sözkonusu müstakbel Kürt Devleti</text:span><text:alphabetical-index-mark text:string-value=" " text:key1="KürtlerKürt Devleti projesi"/><text:span text:style-name="T11">'nin koruyucu şemsiyesi olan Çekiç Güç</text:span><text:alphabetical-index-mark text:string-value=" " text:key1="Çekiç Güç"/><text:span text:style-name="T11">'ün Türkiye'deki tüm muhalefete rağmen yerinde kalmasına bu nedenle özen gösterildi. Bazı yorumcular, Çekiç Güç tarafından korunan bölgenin petrol içermediğini, pek bir stratejik öneme de sahip olmadığını vur­guluyorlar ve buna dayanarak da </text:span><text:span text:style-name="T3">abd</text:span><text:alphabetical-index-mark text:string-value=" " text:key1="ABD"/><text:span text:style-name="T11">'nin bir Kürt Devleti</text:span><text:alphabetical-index-mark text:string-value=" " text:key1="KürtlerKürt Devleti projesi"/><text:span text:style-name="T11"> kurdurma peşinde olmasının mümkün olmadığını öne sürüyorlardı. Yarı yarıya haklıy­dılar: Petrolden ve Amerikalılar'ı ilgilendirebilecek başka her hangi bir şey­den yoksun olan Kuzey Irak</text:span><text:alphabetical-index-mark text:string-value=" " text:key1="Irak"/><text:alphabetical-index-mark text:string-value=" " text:key1="IrakKuzey Irak"/><text:span text:style-name="T11">, Amerikan ulusal çıkarları açısından değerli bir böl­ge değildi gerçekten. Ama bu, </text:span><text:span text:style-name="T3">abd</text:span><text:span text:style-name="T11">'nin burayla çok yakından ilgilendiği ve kendi eliyle müstakbel bir Kürt Devleti</text:span><text:alphabetical-index-mark text:string-value=" " text:key1="KürtlerKürt Devleti projesi"/><text:span text:style-name="T11">'nin taşlarını döşediği gerçeğini de­ğiş­tirmiyordu. </text:span><text:span text:style-name="T3">abd</text:span><text:span text:style-name="T11">, kendisinin değil ama İsrail'in çıkarları için bu işi ya­pı­yordu çünkü. </text:span></text:p>
      <text:p text:style-name="P79"><text:span text:style-name="T11">Bu yorum ilk başta pek çok kimseye garip gelebilir ve </text:span><text:span text:style-name="T3">abd</text:span><text:alphabetical-index-mark text:string-value=" " text:key1="abdve İsrail"/><text:span text:style-name="T11">'nin kendi çıkarına rağmen İsrail'in çıkarlarını koruduğu iddiasını "realpolitik"in temel kuralına aykırı bulabilirler. Ama durum, konuyu inceleyen pek çok Amerika­lı siyasi yorumcu tarafından da vurgulandığı gibi, tam da budur. Çünkü </text:span><text:span text:style-name="T3">abd</text:span><text:span text:style-name="T11">'­nin İsrai</text:span><text:alphabetical-index-mark text:string-value=" " text:key1="İsrailve ABD"/><text:span text:style-name="T11">l'e olan bağlılığı, realpolitik sınırlarını aşmaktadır ve eski Baş­kan Yardımcısı George Ball</text:span><text:alphabetical-index-mark text:string-value=" " text:key1="Ball, George"/><text:span text:style-name="T11">'un deyimiyle bir "tutkulu ilişki" haline dönüş­müş­tür.</text:span><text:span text:style-name="T13"><text:note text:id="ftn293" text:note-class="endnote"><text:note-citation>ccxciii</text:note-citation><text:note-body><text:p text:style-name="Endnote"><text:span text:style-name="T21"><text:s/>ABD</text:span><text:alphabetical-index-mark text:string-value=" " text:key1="ABD"/><text:span text:style-name="T21">'nin İsrail'e olan bağlılığının Amerika'nın kendisi açısından irrasyonel bir tutum olduğu, ancak bu tutumun başta İsrail lobisi</text:span><text:alphabetical-index-mark text:string-value=" " text:key1="ABDve İsrail lobisi"/><text:span text:style-name="T21">nin karşı konulmaz gücü olmak üzere çeşitli faktörler tarafından ayakta tutulduğu, Amerikalı politikacı ya da siyaset bilimciler tara­fın­dan farklı çalışmalarda ayrıntılarıyla ortaya konmuştur. Örnek olarak bkz. Paul Findley, </text:span><text:span text:style-name="T22">They Dare to Speak Out: People and Institutions Confront Israel's Lobby</text:span><text:span text:style-name="T21">.Lawrence Hill Books, Illinois, 1989; George W. Ball</text:span><text:alphabetical-index-mark text:string-value=" " text:key1="Ball, George"/><text:span text:style-name="T21">, Douglas B. Ball, </text:span><text:span text:style-name="T22">The Passionate Attachment: America's Invo</text:span><text:span text:style-name="T21">­</text:span><text:span text:style-name="T22">lvement with Israel, 1947 to the Present,</text:span><text:span text:style-name="T21"> New York: W. W. Norton &amp; Company, 1992; Edward Tivnan, </text:span><text:span text:style-name="T22">The Lobby: Jewish Political Power and American Foreign Policy</text:span><text:span text:style-name="T21">, New York: Simon &amp; Schuster, 1987.</text:span></text:p></text:note-body></text:note></text:span></text:p>
      <text:p text:style-name="P79"><text:soft-page-break/><text:span text:style-name="T11">Amerikalılar'ın Türkiye'de Çekiç Güç</text:span><text:alphabetical-index-mark text:string-value=" " text:key1="Çekiç Güç"/><text:span text:style-name="T11"> konusunda yapılan ağır eleş­tirilerin hiç birine ses çıkarmazken, </text:span><text:span text:style-name="T3">rp</text:span><text:alphabetical-index-mark text:string-value=" " text:key1="Refah Partisi"/><text:span text:style-name="T11"> lideri Necmettin Erbakan</text:span><text:alphabetical-index-mark text:string-value=" " text:key1="Erbakan, Necmettin"/><text:span text:style-name="T11">'dan gelen ve Çekiç Güç'ü İsrail'le ilişkilendiren bir yoruma aşırı derecede saldırgan ve küs­tah bir çıkışla karşılık vermeleri, belki de bu tutkulu ilişkinin bir yan­sı­ma­sı olarak kabul edilebilir.</text:span><text:span text:style-name="T13"><text:note text:id="ftn294" text:note-class="endnote"><text:note-citation>ccxciv</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s. 9-10.</text:span></text:p></text:note-body></text:note></text:span></text:p>
      <text:p text:style-name="P79"><text:span text:style-name="T11">Özetle, Clinton</text:span><text:alphabetical-index-mark text:string-value=" " text:key1="Clinton, Bill"/><text:span text:style-name="T11"> yönetimi Ortadoğu'da bir Kürt Devleti</text:span><text:alphabetical-index-mark text:string-value=" " text:key1="KürtlerKürt Devleti projesi"/><text:span text:style-name="T11"> oluşturmaya yöne­lik bir politika izliyordu ve bu politikanın ardındaki asıl faktör de İsrail ve onun lobisi</text:span><text:alphabetical-index-mark text:string-value=" " text:key1="ABDve İsrail lobisi"/><text:span text:style-name="T11">ydi. Olayın en önemli yanı ise, bu Kürt politikasının ucunun Tür­kiye'ye dokunmasıydı. Hem de yine İsrail'in eliyle.</text:span></text:p>
      <text:p text:style-name="P66"><text:bookmark-end text:name="Kurds_IsraeliLobbyII1"/></text:p>
      <text:p text:style-name="P66"/>
      <text:p text:style-name="P99"><text:span text:style-name="T26">Amerika'nın Sesi Radyosu</text:span><text:alphabetical-index-mark text:string-value=" " text:key1="Amerika'nın Sesi Radyosu"/><text:span text:style-name="T26">'nun İlginç Yayınları</text:span></text:p>
      <text:p text:style-name="P88"/>
      <text:p text:style-name="P79"><text:span text:style-name="T11">Bilindiği gibi, Kürt sorununun siyasi boyutu her ne zaman gündeme gelse, </text:span><text:span text:style-name="T3">abd</text:span><text:alphabetical-index-mark text:string-value=" " text:key1="ABD"/><text:span text:style-name="T11">, bu konuda Türkiye'nin yanında olduğunu ve Türkiye'ye yönelen bölücü terörü hiç bir şekilde desteklemediğini, aksine şiddetle kınadığını açıklar. Aynı üslubu İsrail resmi ağızlarından da duymak mümkündür. İs­ra­il­liler, İkitelli'deki "İsrail'den çok İsrailci"lerin arada bir ortaya attıkları "İsrail</text:span><text:alphabetical-index-mark text:string-value=" " text:key1="İsrailve Türkiye"/><text:span text:style-name="T11"> teröre karşı bize yardımcı olacak" şayialarını nazikçe reddederler belki, ama Türkiye</text:span><text:alphabetical-index-mark text:string-value=" " text:key1="Türkiyeve İsrail"/><text:span text:style-name="T11">'nin terörle mücadelesini haklı bulduklarını hep vurgularlar. </text:span></text:p>
      <text:p text:style-name="P79"><text:span text:style-name="T11">Benzer açıklamaları güney ve doğu sınırımızdaki iki komşu ülke de yaparlar, ama medyada bunların iki yüzlü açıklamalar olduğuna dair yay­gın bir düşünce vardır. Buna karşın </text:span><text:span text:style-name="T3">abd</text:span><text:alphabetical-index-mark text:string-value=" " text:key1="ABD"/><text:span text:style-name="T11">-İsrail cephesinden gelen açıklama­ların iki yüzlü olabileceği ihtimalini hiç göz önünde bulundurmazlar. </text:span></text:p>
      <text:p text:style-name="P79"><text:span text:style-name="T11">Oysa farklı düşünmek için önemli nedenler vardır. Bunlardan biri, Ame­ri­ka'nın Türkiye'nin Güneydoğu</text:span><text:alphabetical-index-mark text:string-value=" " text:key1="TürkiyeGüneydoğu"/><text:span text:style-name="T11">'su</text:span><text:alphabetical-index-mark text:string-value=" " text:key1="Türkiyegüneydoğu"/><text:span text:style-name="T11">na yaptığı radyo yayınlarıdır. Çün­kü, Amerika'nın Sesi Radyosu</text:span><text:alphabetical-index-mark text:string-value=" " text:key1="Amerika'nın Sesi Radyosu"/><text:span text:style-name="T11">'ndan, </text:span><text:span text:style-name="T3">abd</text:span><text:alphabetical-index-mark text:string-value=" " text:key1="ABD"/><text:span text:style-name="T11">'nin ayrılıkçı terör konusunda ta­kın­dığı sözde "Türkiye yanlısı" tavırdan çok farklı olarak, ayrılıkçı terörü des­tek­leyen yayınlar gelmiştir </text:span><text:soft-page-break/><text:span text:style-name="T11">şimdiye dek. Türkiye'nin ise, konuyla ilgili ha­be­ri veren </text:span><text:span text:style-name="T12">Milliyet</text:span><text:alphabetical-index-mark text:string-value=" " text:key1="Milliyet"/><text:span text:style-name="T11"> yazarı Nur Batur</text:span><text:alphabetical-index-mark text:string-value=" " text:key1="Batur, Nur"/><text:span text:style-name="T11">'a göre, çok uzun süre bundan haberi ol­mamıştır:</text:span></text:p>
      <text:p text:style-name="P32"><text:span text:style-name="T11">Amerika, 22 Nisan 1992'den bu yana, yani 16 aydır, Güneydoğu</text:span><text:alphabetical-index-mark text:string-value=" " text:key1="TürkiyeGüneydoğu"/><text:span text:style-name="T11">'ya 5 ayrı fre­kans­tan her gün bir saat Kürtçe yayın yapıyor. Türkiye ise "devekuşu misali" ken­di kabuğuna kapanmış, öyle kısır bir tartışma içinde ki, bu yayından ha­ber­siz, izlemiyor bile... Amerika'nın Sesi Radyosu</text:span><text:alphabetical-index-mark text:string-value=" " text:key1="Amerika'nın Sesi Radyosu"/><text:span text:style-name="T11">'ndan Kürtçe yayın ya­pıl­ma­sı tartışması iki yıl öncesine rastlıyor. Bu öneriyi o günlerde Amerikan Sena­to­</text:span><text:alphabetical-index-mark text:string-value=" " text:key1="abdKongresi"/><text:span text:style-name="T11">su Dış İlişkiler Komitesi Başkanı Senatör Clairborne Pell</text:span><text:alphabetical-index-mark text:string-value=" " text:key1="Pell, Clairborne"/><text:span text:style-name="T11"> gündeme getiriyor... Pell</text:span><text:alphabetical-index-mark text:string-value=" " text:key1="Pell, Clairborne"/><text:span text:style-name="T11">'­ın öyle bir danışmanı var ki, Kongre</text:span><text:alphabetical-index-mark text:string-value=" " text:key1="ABDKongresi"/><text:span text:style-name="T11">'de kendisini Kürt sorununa adamış bir kişi olarak tanınıyor... 16 ay önce 15 dakika olarak yayına başlayan Amerika'­nın Sesi Kürtçe Servisi son birkaç aydır bir saate çıkarmış durumda. Ya­yın­da iki önemli değişiklik var. Birincisi, artık yayın Güneydoğu</text:span><text:alphabetical-index-mark text:string-value=" " text:key1="TürkiyeGüneydoğu"/><text:span text:style-name="T11"> Anadolu'da ko­nu­şulan Kırmançi</text:span><text:alphabetical-index-mark text:string-value=" " text:key1="KürtlerKırmançlar"/><text:span text:style-name="T11"> lehçesiyle yapılıyor ve yayın saatleri de akşam üzerine alın­mış durumda. Böylece yaygın dinleme imkanı yaratılıyor. Yayında önce </text:span><text:span text:style-name="T3">pkk</text:span><text:alphabetical-index-mark text:string-value=" " text:key1="pkk"/><text:span text:style-name="T11"> ey­lem­leri ve çatışmalarla ilgili haberler veriliyor. Kullanılan deyimler de son de­rece ilginç ve önemli. Güneydoğu</text:span><text:alphabetical-index-mark text:string-value=" " text:key1="TürkiyeGüneydoğu"/><text:span text:style-name="T11"> Anadolu'dan "Türkiye Kürdistanı" diye söz ediliyor. </text:span><text:span text:style-name="T3">pkk</text:span><text:span text:style-name="T11"> tanımlanırken de "Türk Peşmergeleri", "soreşker" (yiğit sa­vaş­çı) deniyor. Ama daha da ilginci "serhilde" sözcüğü. Bu Kürtçe'de "baş­kal­dı­ran" anlamına geliyor ve </text:span><text:span text:style-name="T3">pkk</text:span><text:span text:style-name="T11"> kendi eylemlerini tanımlarken "serhildan a­yak­lanma" tabirini kullanıyor. Haberler verilirken de hem Anadolu Ajansı hem de </text:span><text:span text:style-name="T3">pkk</text:span><text:span text:style-name="T11">'nın yayın organı olan Kürt Haber Ajansı</text:span><text:alphabetical-index-mark text:string-value=" " text:key1="Kürt Haber Ajansı"/><text:span text:style-name="T11"> ile </text:span><text:span text:style-name="T12">Özgür Gündem</text:span><text:alphabetical-index-mark text:string-value=" " text:key1="Özgür Gündem"/><text:span text:style-name="T11"> gaze­te­sine dayanıyor Amerika'nın Sesi.</text:span><text:span text:style-name="T13"><text:note text:id="ftn295" text:note-class="endnote"><text:note-citation>ccxcv</text:note-citation><text:note-body><text:p text:style-name="Endnote"><text:span text:style-name="T21"><text:s/>Nur Batur</text:span><text:alphabetical-index-mark text:string-value=" " text:key1="Batur, Nur"/><text:span text:style-name="T21">, </text:span><text:span text:style-name="T22">Milliyet</text:span><text:alphabetical-index-mark text:string-value=" " text:key1="Milliyet"/><text:span text:style-name="T21">, 26 Ağustos 1993.</text:span></text:p></text:note-body></text:note></text:span></text:p>
      <text:p text:style-name="P79"><text:span text:style-name="T11">Amerika'nın Sesi Radyosu</text:span><text:alphabetical-index-mark text:string-value=" " text:key1="Amerika'nın Sesi Radyosu"/><text:span text:style-name="T11">'nun sözkonusu yayını yoruma yer bırak­ma­yacak kadar açıktı kuşkusuz. Terör örgütü açıkça destekleniyordu. Nite­kim bu </text:span><text:span text:style-name="T3">abd</text:span><text:alphabetical-index-mark text:string-value=" " text:key1="ABD"/><text:span text:style-name="T11">'nin daha önce de kullandığı bir yöntemdi. Önceki bölümde de­ğin­diğimiz gibi, </text:span><text:span text:style-name="T3">abd</text:span><text:span text:style-name="T11"> aynı yöntemi Kuzey Irak</text:span><text:alphabetical-index-mark text:string-value=" " text:key1="Irak"/><text:alphabetical-index-mark text:string-value=" " text:key1="IrakKuzey Irak"/><text:span text:style-name="T11">'taki Kürt ayaklanmasını kış­kırt­mak içinde kullanmıştı. </text:span><text:span text:style-name="T3">cıa</text:span><text:alphabetical-index-mark text:string-value=" " text:key1="CIA"/><text:span text:style-name="T11">'nın Kuzey Irak</text:span><text:alphabetical-index-mark text:string-value=" " text:key1="IrakKuzey Irak"/><text:span text:style-name="T11">'a yönelik olarak kurduğu </text:span><text:span text:style-name="T3">vofi</text:span><text:span text:style-name="T11"> (Voice of Free Iraq) adındaki Hür Irak'ın Sesi Radyosu</text:span><text:alphabetical-index-mark text:string-value=" " text:key1="Hür Irak'ın Sesi Radyosu (vofi)"/><text:span text:style-name="T11">, Kürtler</text:span><text:alphabetical-index-mark text:string-value=" " text:key1="Kürtler"/><text:span text:style-name="T11">e "ayak­lanın, zaman geldi, bu sizin en önemli gününüz olacak" mesajları vermişti. </text:span><text:span text:style-name="T3">cıa</text:span><text:alphabetical-index-mark text:string-value=" " text:key1="ciave Kürtler"/><text:span text:style-name="T11">, bu mesajın muhataplarına ulaşması için de gerekli özeni göstermiş, Tür­kiye üzerinden Kuzey Irak</text:span><text:alphabetical-index-mark text:string-value=" " text:key1="IrakKuzey Irak"/><text:span text:style-name="T11">'a binlerce transistörlü radyo yollamıştı.</text:span><text:span text:style-name="T13"><text:note text:id="ftn296" text:note-class="endnote"><text:note-citation>ccxcvi</text:note-citation><text:note-body><text:p text:style-name="Endnote"><text:span text:style-name="T21"><text:s/>Turan Yavuz</text:span><text:alphabetical-index-mark text:string-value=" " text:key1="Yavuz, Turan"/><text:span text:style-name="T21">, </text:span><text:span text:style-name="T22">ABD</text:span><text:alphabetical-index-mark text:string-value=" " text:key1="ABD"/><text:span text:style-name="T22">'nin Kürt Kartı,</text:span><text:span text:style-name="T21"> ss. 146-47.</text:span></text:p></text:note-body></text:note></text:span></text:p>
      <text:p text:style-name="P79"><text:span text:style-name="T11">Amerika'nın Sesi Radyosu</text:span><text:alphabetical-index-mark text:string-value=" " text:key1="Amerika'nın Sesi Radyosu"/><text:span text:style-name="T11">'nun bu ilginç yayınlarıyla ilgili bir başka bil­gi ise M. Ali Birand</text:span><text:alphabetical-index-mark text:string-value=" " text:key1="Birand, M. Ali"/><text:span text:style-name="T11"> ve ekibinin hazırladığı "32. Gün"</text:span><text:alphabetical-index-mark text:string-value=" " text:key1="&quot;32. Gün&quot;"/><text:span text:style-name="T11"> programında ortaya çıkmıştı. Ermenistan</text:span><text:alphabetical-index-mark text:string-value=" " text:key1="Ermenistan"/><text:span text:style-name="T11"> sınırları içindeki bir Kürt köyünü ziyaret eden Mithat Be­reket</text:span><text:alphabetical-index-mark text:string-value=" " text:key1="Bereket, Mithat"/><text:span text:style-name="T11">, köy sakinlerine Türkiye</text:span><text:alphabetical-index-mark text:string-value=" " text:key1="Türkiyeve Kürtler"/><text:span text:style-name="T11">'deki Kürtler</text:span><text:alphabetical-index-mark text:string-value=" " text:key1="Kürtler"/><text:span text:style-name="T11">in durumu hakkında ne bil­diklerini sorduğunda yaklaşık şöyle bir cevap almıştı: "Türk Devleti, Kürt­ler'e karşı katliam uygulamaktadır, ancak buna karşın Kürt ayaklanması boyun eğmemektedir." Bu söylenenler, Türkiye'deki ayrılıkçı terör örgütü­nün kullandığı üslubun aynısıydı. Olayın en ilginç yanı ise Mithat Bereket</text:span><text:alphabetical-index-mark text:string-value=" " text:key1="Bereket, Mithat"/><text:span text:style-name="T11">'­in, Ermenistan'da yaşayan bu Kürtler'in bu yanlış bilgileri </text:span><text:soft-page-break/><text:span text:style-name="T11">nereden aldık­ları­nı sormasıyla ortaya çıkıyordu. Köylüler, bu "inci"leri, hergün Kürtçe yayın ya­pan ve dikkatle izledikleri Amerika'nın Sesi Radyosu'ndan öğreniyor­lar­dı!...</text:span></text:p>
      <text:p text:style-name="P79"><text:span text:style-name="T11">Sözkonusu yayınlar 1993 yazında Türkiye'nin gündemine geldi ve muhtemelen de Türkiye'nin gösterdiği tepki karşısında </text:span><text:span text:style-name="T3">abd</text:span><text:alphabetical-index-mark text:string-value=" " text:key1="ABD"/><text:span text:style-name="T11"> tarafından içeri­ği değiştirildi. Ancak bu durum, ortaya ilginç bir tablo çıkarıyordu: </text:span><text:span text:style-name="T3">abd</text:span><text:alphabetical-index-mark text:string-value=" " text:key1="abdve Kürtler"/><text:span text:style-name="T11">, sürekli olarak Türkiye'yi destekler mesajlar verirken, bir yandan da Türkiye'nin Kürt sorununu kışkırtmak için gizli yollar kullanıyordu anlaşılan. Ni­te­kim bu durum, sonra </text:span><text:span text:style-name="T3">abd</text:span><text:span text:style-name="T11">'nin Med </text:span><text:span text:style-name="T3">tv</text:span><text:alphabetical-index-mark text:string-value=" " text:key1="Med tv"/><text:span text:style-name="T11">'ye verdiği destek ve Çekiç Güç</text:span><text:alphabetical-index-mark text:string-value=" " text:key1="Çekiç Güç"/><text:span text:style-name="T11">'ün te­rör örgütüne yaptığı gizli yardımlarla daha da belirgin bir hale geldi.</text:span><text:span text:style-name="T13"><text:note text:id="ftn297" text:note-class="endnote"><text:note-citation>ccxcvii</text:note-citation><text:note-body><text:p text:style-name="P109"><text:span text:style-name="T21">Çekiç Güç</text:span><text:alphabetical-index-mark text:string-value=" " text:key1="Çekiç Güç"/><text:span text:style-name="T21">'ün ayrılıkçı terör örgütüne yaptığı gizli yardımlarla ilgili olarak bkz. Harun Yahya, </text:span><text:span text:style-name="T22">Milli Strateji: Türk Dış Politikasına "Osmanlı Vizyonu" ile Yeni bir Bakış</text:span><text:span text:style-name="T21">, İstanbul: Vural Yayıncılık, 1996, ss. 57-82. Çekiç Güç, yaptığı gizli yardımların yanında, Kuzey Irak</text:span><text:alphabetical-index-mark text:string-value=" " text:key1="Irak"/><text:alphabetical-index-mark text:string-value=" " text:key1="IrakKuzey Irak"/><text:span text:style-name="T21">'ta ya­rat­tığı istikrarsızlık yoluyla da terör örgütüne destek olmuştur. DSP lideri Bülent Ecevit'in 22 Temmuz 1993 tarihli aşağıdaki raporu, bu gelişmeyi en iyi biçimde özetlemektedir:</text:span></text:p><text:p text:style-name="Endnote"><text:span text:style-name="T21">"Bölücü PKK teröründe 1991'den bu yana yer alan tırmanışın asıl kaynağı Kuzey Irak</text:span><text:alphabetical-index-mark text:string-value=" " text:key1="Irak"/><text:alphabetical-index-mark text:string-value=" " text:key1="IrakKuzey Irak"/><text:span text:style-name="T21">'ta oluşturulan sözde 'Güvenlik Bölgesi'dir. 1991 başlarında Körfez savaşı ardından ABD</text:span><text:alphabetical-index-mark text:string-value=" " text:key1="ABD"/><text:span text:style-name="T21"> ile bazı müttefiklerinin, Türkiye'yi üs gibi kullanarak Kuzey Irak</text:span><text:alphabetical-index-mark text:string-value=" " text:key1="IrakKuzey Irak"/><text:span text:style-name="T21">'ta yarattıkları fiili durum, yalnız Irak'ı bölmekle kalmamış; Türkiye'de de bölücü akımı ve terörü güçlendirmiştir. Kuzey Irak</text:span><text:alphabetical-index-mark text:string-value=" " text:key1="Irak"/><text:alphabetical-index-mark text:string-value=" " text:key1="IrakKuzey Irak"/><text:span text:style-name="T21">'ta oluşturulan fiili durumdan önce PKK, Türkiye'ye militanlarını Suriye</text:span><text:alphabetical-index-mark text:string-value=" " text:key1="Suriye"/><text:span text:style-name="T21"> üzerinden sızdırmaya çalışırdı; fakat bunda büyük güçlük çekerdi. Çünkü Suriye ile aramızdaki sınır boydan boya düz araziden geçmektedir; tel örgülerle ve sık aralıklı nöbetçi kulübeleriyle korunmaktadır. O yüzden 1991 öncesinde PKK, Türkiye'de, ancak birkaç kişilik vur-kaç eylemleri yapabilirdi; ve saldırılarını, daha çok, gözden ırak mezralardaki ve köylerdeki eylemleriyle sınırlı tutmak zorunda kalırdı. Irak</text:span><text:alphabetical-index-mark text:string-value=" " text:key1="Irak"/><text:span text:style-name="T21">'la aramızdaki sınırın korunması ise son derece zordur. Bu sınır, ancak, sınır ötesinde Türkiye'ye zarar vermekle çıkarı bulunmayan bir devletin varlığı ile güvence altına alınabilir. Bu sınırın karşılıklı korunmasında Irak'ın da en az Türkiye kadar çıkarı vardır. Fakat Körfez Savaşı</text:span><text:alphabetical-index-mark text:string-value=" " text:key1="Körfez Savaşı"/><text:span text:style-name="T21"> ardından Kuzey Irak</text:span><text:alphabetical-index-mark text:string-value=" " text:key1="IrakKuzey Irak"/><text:span text:style-name="T21">'ta Bağdat yö­ne­timinin egemenliğine fiilen son verilerek bir otorite boşluğu yaratılmıştır. Böylece, PKK, yı­ğı­nağını Bekaa'dan Kuzey Irak</text:span><text:alphabetical-index-mark text:string-value=" " text:key1="IrakKuzey Irak"/><text:span text:style-name="T21">'a kaydırma, buradaki silah depolarına erişme ve Türkiye'ye binlerce eğitilmiş militanını kolayca sızdırabilme olanağını elde etmiştir. Kuzey Irak</text:span><text:alphabetical-index-mark text:string-value=" " text:key1="Irak"/><text:alphabetical-index-mark text:string-value=" " text:key1="IrakKuzey Irak"/><text:span text:style-name="T21">'taki otorite boşluğu Batı uydusu bir yapay Kürt devleti</text:span><text:alphabetical-index-mark text:string-value=" " text:key1="Kürt devleti projesi"/><text:span text:style-name="T21">yle güya doldurulurken, Türkiye de bu gi­ri­şimi desteklemeye ikna edilmiştir. Kuzey Irak</text:span><text:alphabetical-index-mark text:string-value=" " text:key1="IrakKuzey Irak"/><text:span text:style-name="T21">'taki yapay Kürt devleti</text:span><text:alphabetical-index-mark text:string-value=" " text:key1="Kürt devleti projesi"/><text:span text:style-name="T21">, Güneydoğu</text:span><text:alphabetical-index-mark text:string-value=" " text:key1="TürkiyeGüneydoğu"/><text:span text:style-name="T21"> Ana­do­lu'yu da içeren bir büyük 'Kürdistan' planını gündeme getirmiştir. Bu arada Türkiye, Ku­zey Irak</text:span><text:alphabetical-index-mark text:string-value=" " text:key1="Irak"/><text:alphabetical-index-mark text:string-value=" " text:key1="IrakKuzey Irak"/><text:span text:style-name="T21">'ta PKK'yı Peşmergelerin engelleyeceği iddiasıyla kandırılmıştır. Ama bir yandan da Kuzey Irak</text:span><text:alphabetical-index-mark text:string-value=" " text:key1="IrakKuzey Irak"/><text:span text:style-name="T21">lı bazı Kürt liderler, Abdullah Öcalan</text:span><text:alphabetical-index-mark text:string-value=" " text:key1="Öcalan, Abdullah"/><text:span text:style-name="T21">'la birlikte Türkiye'ye karşı, 'ateşkes' oyununu tezgahlamışlardır. Böylece, PKK'ya Türkiye'nin sınır ötesi harekatından uğradığı zararı giderme ve kış aylarında yeniden toparlanarak, bahar aylarıyla birlikte Türkiye'ye yönelik eylemlerini büsbütün hızlandırabilme fırsatını kazanmışlardır. ("Ecevit'in Çekiç Güç</text:span><text:alphabetical-index-mark text:string-value=" " text:key1="Çekiç Güç"/><text:span text:style-name="T21"> Raporu", </text:span><text:span text:style-name="T22">Milliyet</text:span><text:alphabetical-index-mark text:string-value=" " text:key1="Milliyet"/><text:span text:style-name="T21">, 22 Temmuz, 1993)</text:span></text:p></text:note-body></text:note></text:span></text:p>
      <text:p text:style-name="P79"><text:span text:style-name="T11">Bu yayının ardında </text:span><text:span text:style-name="T3">abd</text:span><text:alphabetical-index-mark text:string-value=" " text:key1="ABD"/><text:span text:style-name="T11">'deki hangi çevrelerin bulunduğu ise daha da il­ginç bir konuydu. Önceki sayfalarda İsrail</text:span><text:alphabetical-index-mark text:string-value=" " text:key1="İsrailve Kürtler"/><text:span text:style-name="T11">'in </text:span><text:span text:style-name="T3">winnep</text:span><text:alphabetical-index-mark text:string-value=" " text:key1="WINNEP"/><text:span text:style-name="T11"> gibi Amerikalı uzan­tılarının, Türkiye'nin Güneydoğu</text:span><text:alphabetical-index-mark text:string-value=" " text:key1="TürkiyeGüneydoğu"/><text:span text:style-name="T11">su'nu da kapsayan bir Kürt devleti</text:span><text:alphabetical-index-mark text:string-value=" " text:key1="Kürt devleti projesi"/><text:span text:style-name="T11"> planları için­de olduğuna değinmiştik. Acaba Amerika'nın Sesi Radyosu</text:span><text:alphabetical-index-mark text:string-value=" " text:key1="Amerika'nın Sesi Radyosu"/><text:span text:style-name="T11">'nun da böyle bir İsrail bağlantısı olabilir miydi?</text:span><text:bookmark-start text:name="Kurds_IsraeliLobbyIII"/></text:p>
      <text:p text:style-name="P79"><text:span text:style-name="T11">Sorunun cevabı için bu yayınların kim tarafından başlatıldığına bakmak gerekiyordu. Nur Batur</text:span><text:alphabetical-index-mark text:string-value=" " text:key1="Batur, Nur"/><text:span text:style-name="T11">'un bildirdiğine göre, sözkonusu Kürtçe yayın­la­rın ardındaki isim, Kürt hareketiyle olan ilişkisine 4. bölümde de değin­di­ği­miz Amerikalı senatör Clairborne Pell</text:span><text:alphabetical-index-mark text:string-value=" " text:key1="Pell, Clairborne"/><text:span text:style-name="T11">'di. Ve ne ilginçtir, Clairborne Pell</text:span><text:alphabetical-index-mark text:string-value=" " text:key1="Pell, Clairborne"/><text:span text:style-name="T11">, İsrail lobisi</text:span><text:alphabetical-index-mark text:string-value=" " text:key1="ABDve İsrail lobisi"/><text:span text:style-name="T11">nin sadık hizmetkarlarından biriydi. </text:span><text:span text:style-name="T12">Washington Report</text:span><text:span text:style-name="T11"> dergisinin edi­törü Richard Curtiss</text:span><text:alphabetical-index-mark text:string-value=" " text:key1="Curtiss, Richard"/><text:span text:style-name="T11">, </text:span><text:span text:style-name="T12">Stealth </text:span><text:span text:style-name="T6">pac</text:span><text:span text:style-name="T12">s</text:span><text:alphabetical-index-mark text:string-value=" " text:key1="Stealth PACs (Curtiss)"/><text:span text:style-name="T12">: Lobbying Congress for Control of US Middle East Policy</text:span><text:span text:style-name="T11"> (Gizli Lobiler: </text:span><text:span text:style-name="T3">abd</text:span><text:alphabetical-index-mark text:string-value=" " text:key1="ABD"/><text:span text:style-name="T11">'nin Ortadoğu Politikasının Kontrolü İçin Lobicilik) adlı kitabında, Pell</text:span><text:alphabetical-index-mark text:string-value=" " text:key1="Pell, Clairborne"/><text:span text:style-name="T11">'in bu özelliğini özellikle vurgular. Siyaset yo­rum­cusu Kimberly Lifton ise </text:span><text:span text:style-name="T12">Detroit Jewish News</text:span><text:span text:style-name="T11">'te yazdığı bir makalede Pell</text:span><text:alphabetical-index-mark text:string-value=" " text:key1="Pell, Clairborne"/><text:span text:style-name="T11"> hakkında şöyle demektedir: "İsrail'in önde gelen Demokrat dostlarından bi­ri de Rhode Island Senatörü Clairborne Pell</text:span><text:alphabetical-index-mark text:string-value=" " text:key1="Pell, Clairborne"/><text:span text:style-name="T11">'dir. Pell</text:span><text:alphabetical-index-mark text:string-value=" " text:key1="Pell, Clairborne"/><text:span text:style-name="T11">, 1960'da seçildiğinden bu yana İsrail'in ısrarlı ve sadık bir destekçisi olmuştur."</text:span><text:span text:style-name="T13"><text:note text:id="ftn298" text:note-class="endnote"><text:note-citation>ccxcviii</text:note-citation><text:note-body><text:p text:style-name="Endnote"><text:span text:style-name="T21"><text:s/>Richard Curtiss</text:span><text:alphabetical-index-mark text:string-value=" " text:key1="Curtiss, Richard"/><text:span text:style-name="T21">, </text:span><text:span text:style-name="T22">Stealth </text:span><text:span text:style-name="T2">pac</text:span><text:span text:style-name="T22">'s, </text:span><text:span text:style-name="T21">s. 143.</text:span></text:p></text:note-body></text:note></text:span></text:p>
      <text:p text:style-name="P79"><text:span text:style-name="T12">Stealth </text:span><text:span text:style-name="T6">pac</text:span><text:span text:style-name="T12">s</text:span><text:alphabetical-index-mark text:string-value=" " text:key1="Stealth PACs (Curtiss)"/><text:span text:style-name="T11"> kitabında Clairborne Pell</text:span><text:alphabetical-index-mark text:string-value=" " text:key1="Pell, Clairborne"/><text:span text:style-name="T11">'in, sadece 1990 yılında </text:span><text:span text:style-name="T3">aipac</text:span><text:alphabetical-index-mark text:string-value=" " text:key1="aipac"/><text:span text:style-name="T11"> ve ona bağlı İsrail lobilerinden 153.600 dolar "bağış" aldığı da </text:span><text:soft-page-break/><text:span text:style-name="T11">bildirilir.</text:span><text:span text:style-name="T13"><text:note text:id="ftn299" text:note-class="endnote"><text:note-citation>ccxcix</text:note-citation><text:note-body><text:p text:style-name="Endnote"><text:span text:style-name="T22">Ibid., </text:span><text:span text:style-name="T21">s. 84.</text:span></text:p></text:note-body></text:note></text:span><text:span text:style-name="T11"> Pell</text:span><text:alphabetical-index-mark text:string-value=" " text:key1="Pell, Clairborne"/><text:span text:style-name="T11">'in İs­rail lobisi</text:span><text:alphabetical-index-mark text:string-value=" " text:key1="ABDve İsrail lobisi"/><text:span text:style-name="T11">yle olan olağanüstü yakın ilişkisi, İsrail lobisi</text:span><text:alphabetical-index-mark text:string-value=" " text:key1="ABDve İsrail lobisi"/><text:span text:style-name="T11"> hakkındaki en önemli kaynaklardan biri olan Kongre</text:span><text:alphabetical-index-mark text:string-value=" " text:key1="ABDKongresi"/><text:span text:style-name="T11"> üyesi Paul Findley</text:span><text:alphabetical-index-mark text:string-value=" " text:key1="Findley, Paul"/><text:span text:style-name="T11">'in </text:span><text:span text:style-name="T12">They Dare to Speak Out</text:span><text:alphabetical-index-mark text:string-value=" " text:key1="They Dare to Speak Out, (Findley)"/><text:span text:style-name="T12">: People and Institutions Confront Israel's Lobby</text:span><text:span text:style-name="T11"> (Konuşmaya Cesaret Et­tiler: İnsanlar ve Kurumlar İsrail Lobisi</text:span><text:alphabetical-index-mark text:string-value=" " text:key1="abdve İsrail lobisi"/><text:span text:style-name="T11">yle Karşı Karşıya) adlı kitabında da vurgulanır.</text:span><text:span text:style-name="T13"><text:note text:id="ftn300" text:note-class="endnote"><text:note-citation>ccc</text:note-citation><text:note-body><text:p text:style-name="Endnote"><text:span text:style-name="T21"><text:s/>Paul Findley. </text:span><text:span text:style-name="T22">They Dare to Speak Out,</text:span><text:span text:style-name="T21"> s. 84.</text:span></text:p></text:note-body></text:note></text:span></text:p>
      <text:p text:style-name="P79"><text:span text:style-name="T11">Clairborne Pell</text:span><text:alphabetical-index-mark text:string-value=" " text:key1="Pell, Clairborne"/><text:span text:style-name="T11">, Amerika'nın Sesi Radyosu</text:span><text:alphabetical-index-mark text:string-value=" " text:key1="Amerika'nın Sesi Radyosu"/><text:span text:style-name="T11">'nun Kürtçe yayınından son­ra da aynı konuyla ilgilenmeye devam etti. Özellikle de İsrailli dostları­nın desteğiyle ve kimi zaman onlarla birlikte. 1994 yazında, ayrılıkçı terör ör­gü­tünün kurmak istediği "sürgünde Kürt hükümeti</text:span><text:alphabetical-index-mark text:string-value=" " text:key1="Kürtler&quot;sürgünde Kürt hükümeti&quot;"/><text:span text:style-name="T11">" çalışmalarına destek ver­di.</text:span><text:span text:style-name="T13"><text:note text:id="ftn301" text:note-class="endnote"><text:note-citation>ccci</text:note-citation><text:note-body><text:p text:style-name="Endnote"><text:span text:style-name="T22">Sabah</text:span><text:alphabetical-index-mark text:string-value=" " text:key1="Sabah"/><text:span text:style-name="T21">, 10 Ağustos 1994.</text:span></text:p></text:note-body></text:note></text:span><text:span text:style-name="T11"> Ağustos başında Washington'da bir Kürt Derneği toplantısı düzen­lenmiş ve sürgünde Kürt hükümeti</text:span><text:alphabetical-index-mark text:string-value=" " text:key1="Kürtler&quot;sürgünde Kürt hükümeti&quot;"/><text:span text:style-name="T11"> kurulması ve Kürtler</text:span><text:alphabetical-index-mark text:string-value=" " text:key1="Kürtler"/><text:span text:style-name="T11">in yaşadığı bölge­ler­de bir Kürdistan Devleti temelinin oluşturulması çağrısı yapılmıştı. Top­lan­­tıya iki de önemli Amerikalı katılmıştı: Senato</text:span><text:alphabetical-index-mark text:string-value=" " text:key1="abdKongresi"/><text:span text:style-name="T11"> Dışilişkiler Komisyonu Baş­­kanı Clairborne Pell</text:span><text:alphabetical-index-mark text:string-value=" " text:key1="Pell, Clairborne"/><text:span text:style-name="T11"> ve Amerikan Kongre</text:span><text:alphabetical-index-mark text:string-value=" " text:key1="ABDKongresi"/><text:span text:style-name="T11">si bünyesindeki Helsinki Ko­­misyonu üyesi Mike Amitay</text:span><text:alphabetical-index-mark text:string-value=" " text:key1="Amitay, Mike"/><text:span text:style-name="T11">, İsrail lobisi</text:span><text:alphabetical-index-mark text:string-value=" " text:key1="ABDve İsrail lobisi"/><text:span text:style-name="T11">nden bir Yahudi... </text:span></text:p>
      <text:p text:style-name="P79"><text:span text:style-name="T11">Bu arada ilginç bir bağlantı da, Amerikan hükümetinin Foreign Broad­cast Information Service (</text:span><text:span text:style-name="T3">fbıs</text:span><text:span text:style-name="T11">)</text:span><text:alphabetical-index-mark text:string-value=" " text:key1="Foreign Broadcast Information Service (fbis)"/><text:span text:style-name="T11"> adlı bülteninde yayınlandı. Buna göre, Gü­ney­doğu</text:span><text:alphabetical-index-mark text:string-value=" " text:key1="TürkiyeGüneydoğu"/><text:span text:style-name="T11">'da eylem yapan ayrılıkçı terör örgütünün lideri ile, David A­dolph Korn</text:span><text:alphabetical-index-mark text:string-value=" " text:key1="Korn, David Adolph"/><text:span text:style-name="T11"> adlı Amerikalı bir diplomat arasında uzun süredir devam eden bir mektup diplomasisi vardı. Bu "gayrıresmi diplomasi" ilişkisinin kahra­manı olan Korn'un kimliği ise yine oldukça ilginçti. Korn bilinçli bir Amerikan Yahudisiydi ve daha önce büyükelçi olarak atandığı Moritanya</text:span><text:alphabetical-index-mark text:string-value=" " text:key1="Moritanya"/><text:span text:style-name="T11">'da Yahu­di olduğu için hükümet tarafından istenmeyen adam ilan edilmişti.</text:span><text:span text:style-name="T13"><text:note text:id="ftn302" text:note-class="endnote"><text:note-citation>cccii</text:note-citation><text:note-body><text:p text:style-name="Endnote"><text:span text:style-name="T22">Milliyet</text:span><text:alphabetical-index-mark text:string-value=" " text:key1="Milliyet"/><text:span text:style-name="T21">, 18 Ağustos 1995. </text:span></text:p></text:note-body></text:note></text:span></text:p>
      <text:p text:style-name="P79"><text:span text:style-name="T3">winnep</text:span><text:alphabetical-index-mark text:string-value=" " text:key1="WINNEP"/><text:span text:style-name="T11">'in Kürt Devleti</text:span><text:alphabetical-index-mark text:string-value=" " text:key1="KürtlerKürt Devleti projesi"/><text:span text:style-name="T11"> planları, </text:span><text:span text:style-name="T3">aipac</text:span><text:alphabetical-index-mark text:string-value=" " text:key1="aipac"/><text:span text:style-name="T11">'in Newroz</text:span><text:alphabetical-index-mark text:string-value=" " text:key1="Newroz"/><text:span text:style-name="T11"> halayları, Amerika'­nın Sesi Radyosu</text:span><text:alphabetical-index-mark text:string-value=" " text:key1="Amerika'nın Sesi Radyosu"/><text:span text:style-name="T11">'nun bölücü yayınları, terör örgütü lideriyle yazışmalar yürüten Amerikalı Yahudiler</text:span><text:alphabetical-index-mark text:string-value=" " text:key1="YahudilerAmerikalı Yahudiler"/><text:alphabetical-index-mark text:string-value=" " text:key1="Yahudiler"/><text:span text:style-name="T11">... Tüm bu parçalar birbirlerine eklendiğinde or­taya oldukça önemli bir tablo çıkıyordu. Tablo, Amerika'da Kürt ayrılık­çı­lı­ğına destek veren önemli çevreler olduğunu ve bu çevrelerin de büyük öl­çüde İsrail</text:span><text:alphabetical-index-mark text:string-value=" " text:key1="İsrailve Kürtler"/><text:span text:style-name="T11"> ile ilişkili olduğunu </text:span><text:soft-page-break/><text:span text:style-name="T11">gösteriyordu. Dahası, bu Kürt ayrılıkçılığı, yal­nızca Kuzey Irak</text:span><text:alphabetical-index-mark text:string-value=" " text:key1="Irak"/><text:alphabetical-index-mark text:string-value=" " text:key1="IrakKuzey Irak"/><text:span text:style-name="T11">'ı değil, biraz daha üstü kapalı da olsa Türkiye'yi de he­def alıyordu.</text:span></text:p>
      <text:p text:style-name="P79"><text:span text:style-name="T11">Nitekim Kuzey Irak</text:span><text:alphabetical-index-mark text:string-value=" " text:key1="Irak"/><text:alphabetical-index-mark text:string-value=" " text:key1="IrakKuzey Irak"/><text:span text:style-name="T11">'ta gelişecek ayrılıkçı bir Kürt hareketinin, hele bir Kürt Devleti</text:span><text:alphabetical-index-mark text:string-value=" " text:key1="KürtlerKürt Devleti projesi"/><text:span text:style-name="T11">'nin Türkiye'yi etkilemeyeceğini düşünmek mümkün değildir. Bu iki bölge coğrafi ve demografik yönden birbirine çok benzer özelliklere sa­hip­tirler ve birinde gelişecek siyasi bir oluşum kaçınılmaz olarak diğerini de etkileyecektir. Bu nedenle Kuzey Irak</text:span><text:alphabetical-index-mark text:string-value=" " text:key1="IrakKuzey Irak"/><text:span text:style-name="T11">'ı bağımsız bir Kürt Devleti</text:span><text:alphabetical-index-mark text:string-value=" " text:key1="KürtlerKürt Devleti projesi"/><text:span text:style-name="T11">'ne dö­nüş­türmek isteyen tüm girişimlerin dolaylı olarak Türkiye</text:span><text:alphabetical-index-mark text:string-value=" " text:key1="Türkiyeve Kürtler"/><text:span text:style-name="T11">'nin toprak bü­tün­lüğünü de hedefleyen birer tehdit olduğunu gözden kaçırmamak gerekir. </text:span></text:p>
      <text:p text:style-name="P79"><text:span text:style-name="T11">Kuzey Irak</text:span><text:alphabetical-index-mark text:string-value=" " text:key1="Irak"/><text:alphabetical-index-mark text:string-value=" " text:key1="IrakKuzey Irak"/><text:span text:style-name="T11">'ı bir Kürt Devleti</text:span><text:alphabetical-index-mark text:string-value=" " text:key1="KürtlerKürt Devleti projesi"/><text:span text:style-name="T11">'ne dönüştürmek isteyen yegane güç ise İsrail'dir. (</text:span><text:span text:style-name="T3">abd</text:span><text:alphabetical-index-mark text:string-value=" " text:key1="ABD"/><text:span text:style-name="T11">'nin İsrail'den ayrı olarak böyle bir hedefi yoktur; Suriye</text:span><text:alphabetical-index-mark text:string-value=" " text:key1="Suriye"/><text:span text:style-name="T11"> ve İran</text:span><text:alphabetical-index-mark text:string-value=" " text:key1="İran"/><text:span text:style-name="T11"> gibi komşu ülkeler ise kendi içlerindeki Kürt azınlıklardan duydukları tedirginlik nedeniyle bu tür bir parçalanmaya karşıdırlar.) Nitekim bir Kürt Devleti</text:span><text:alphabetical-index-mark text:string-value=" " text:key1="KürtlerKürt Devleti projesi"/><text:span text:style-name="T11"> kurmak için çaba gösteren Batılı isimlere bir göz attığımızda, neden­se İsrail</text:span><text:alphabetical-index-mark text:string-value=" " text:key1="İsrailve Kürtler"/><text:span text:style-name="T11"> bağlantılı isimlerin, özellikle de Yahudiler</text:span><text:alphabetical-index-mark text:string-value=" " text:key1="Yahudiler"/><text:span text:style-name="T11">'in büyük bir yoğunlukta ol­duklarını görürüz.</text:span></text:p>
      <text:p text:style-name="P66"/>
      <text:p text:style-name="P66"/>
      <text:p text:style-name="P79"><text:span text:style-name="T26">Kürtler</text:span><text:alphabetical-index-mark text:string-value=" " text:key1="Kürtler"/><text:span text:style-name="T26"> ve Yahudiler</text:span></text:p>
      <text:p text:style-name="P79"><text:alphabetical-index-mark text:string-value=" " text:key1="Yahudiler"/></text:p>
      <text:p text:style-name="P79"><text:span text:style-name="T11">Üstte </text:span><text:span text:style-name="T3">winnep</text:span><text:alphabetical-index-mark text:string-value=" " text:key1="WINNEP"/><text:span text:style-name="T11">'ten söz ederken Kürt sorununu kışkırtan çeşitli İsrail bağ­lantılı isimlere değinmiştik. Bunları çoğaltmak mümkündür. </text:span></text:p>
      <text:p text:style-name="P79"><text:span text:style-name="T11">Bu isimlerin en ünlülerinden biri, yıllardır "Türk dostu" olarak ta­nıtılan Richard Perle</text:span><text:alphabetical-index-mark text:string-value=" " text:key1="Perle, Richard"/><text:span text:style-name="T11">'dir. Bir Yahudi olan Perle</text:span><text:alphabetical-index-mark text:string-value=" " text:key1="Perle, Richard"/><text:span text:style-name="T11">'nin İsrail'e olan sadakatine ve bu­na paralel olarak Kürt sorununa olan ilgisine 4. bölümde değinmiştik. Öyle ki Perle</text:span><text:alphabetical-index-mark text:string-value=" " text:key1="Perle, Richard"/><text:span text:style-name="T11">, 1980'lerin başında Amerika'da yeni yeni oluşan "Kürt lobisi</text:span><text:alphabetical-index-mark text:string-value=" " text:key1="KürtlerKürt lobisi"/><text:alphabetical-index-mark text:string-value=" " text:key1="ABDve İsrail lobisi"/><text:span text:style-name="T11">"­nin önde gelen isimlerinden biriydi. Perle</text:span><text:alphabetical-index-mark text:string-value=" " text:key1="Perle, Richard"/><text:span text:style-name="T11">'nin bu misyonu ilerleyen yıllarda da devam etti. Başında bulunduğu—ve Türkiye tarafından </text:span><text:span text:style-name="T3">abd</text:span><text:alphabetical-index-mark text:string-value=" " text:key1="ABD"/><text:span text:style-name="T11">'de lobi yap­mak için kiralanan—International Advisers Inc.</text:span><text:alphabetical-index-mark text:string-value=" " text:key1="International Advisers Inc."/><text:span text:style-name="T11"> adlı lobi şirketi, "Kürtler</text:span><text:alphabetical-index-mark text:string-value=" " text:key1="Kürtler"/><text:span text:style-name="T11">in self-determinasyonu"nu dilinden düşürmeyen üyelere sahipti. Bunların </text:span><text:soft-page-break/><text:span text:style-name="T11">ba­şın­da da önceki sayfalarda Newroz</text:span><text:alphabetical-index-mark text:string-value=" " text:key1="Newroz"/><text:span text:style-name="T11"> kutlamalarındaki neşesine değindiğimiz eski </text:span><text:span text:style-name="T3">aipac</text:span><text:alphabetical-index-mark text:string-value=" " text:key1="aipac"/><text:span text:style-name="T11"> direktörü Morris Amitay</text:span><text:alphabetical-index-mark text:string-value=" " text:key1="Amitay, Morris"/><text:span text:style-name="T11"> geliyordu. Uzun süre Kongre</text:span><text:alphabetical-index-mark text:string-value=" " text:key1="ABDKongresi"/><text:span text:style-name="T11"> üyeliği ya­pan ve "Dış İlişkiler Komitesi üyesi olmak istiyorum, çünkü o zaman İs­rail'e daha iyi destek verebilirim" sözünün sahibi olan Stephen Solarz</text:span><text:alphabetical-index-mark text:string-value=" " text:key1="Solarz, Stephen"/><text:span text:style-name="T11"> da pi­yon Kürt devleti</text:span><text:alphabetical-index-mark text:string-value=" " text:key1="Kürt devleti projesi"/><text:span text:style-name="T11"> projesinin önemli destekçilerinden biri oldu her zaman.</text:span></text:p>
      <text:p text:style-name="P79"><text:span text:style-name="T11">Bunun yanısıra eski </text:span><text:span text:style-name="T3">abd</text:span><text:alphabetical-index-mark text:string-value=" " text:key1="ABD"/><text:span text:style-name="T11"> Ankara Büyükelçisi, Carnegie Endowment</text:span><text:alphabetical-index-mark text:string-value=" " text:key1="Endowment, Carnegie"/><text:span text:style-name="T11"> Başkanı ve "Mossad</text:span><text:alphabetical-index-mark text:string-value=" " text:key1="Mossad"/><text:span text:style-name="T11"> ajanı" Morton Abramowitz</text:span><text:alphabetical-index-mark text:string-value=" " text:key1="Abramowitz, Morton"/><text:span text:style-name="T11">; 1987-1989 arası B'nai B'rith</text:span><text:alphabetical-index-mark text:string-value=" " text:key1="B'nai B'rith"/><text:span text:style-name="T11"> baş­kanlığı yapmış Yahudi lobisi</text:span><text:alphabetical-index-mark text:string-value=" " text:key1="ABDve İsrail lobisi"/><text:span text:style-name="T11">nin etkili isimlerinden Morris Abram</text:span><text:alphabetical-index-mark text:string-value=" " text:key1="Abram, Morris"/><text:span text:style-name="T11">; </text:span><text:span text:style-name="T3">cıa</text:span><text:alphabetical-index-mark text:string-value=" " text:key1="CIA"/><text:span text:style-name="T11"> Or­tadoğu analizcisi Ellen Laipson</text:span><text:alphabetical-index-mark text:string-value=" " text:key1="Laipson, Ellen"/><text:span text:style-name="T11">; Al Gore</text:span><text:alphabetical-index-mark text:string-value=" " text:key1="Gore, Al"/><text:span text:style-name="T11">'un Senato</text:span><text:alphabetical-index-mark text:string-value=" " text:key1="abdKongresi"/><text:span text:style-name="T11">'daki dış politika da­nışmanı Leon Fuerth</text:span><text:alphabetical-index-mark text:string-value=" " text:key1="Fuerth, Leon"/><text:span text:style-name="T11">; Pentagon Türk masasından B'nai B'rith üyeleri Harold Rhode</text:span><text:alphabetical-index-mark text:string-value=" " text:key1="Rhode, Harold"/><text:span text:style-name="T11"> ve Paul Goble</text:span><text:alphabetical-index-mark text:string-value=" " text:key1="Goble, Paul"/><text:span text:style-name="T11">; Ted Kennedy</text:span><text:alphabetical-index-mark text:string-value=" " text:key1="Kennedy, Ted"/><text:span text:style-name="T11">'nin dış politika danışmanı Nancy Soder­berg</text:span><text:alphabetical-index-mark text:string-value=" " text:key1="Soderberg, Nancy"/><text:span text:style-name="T11">; Savunma Bakanlığı sekreteri Fred Ikle</text:span><text:alphabetical-index-mark text:string-value=" " text:key1="Ikle, Fred"/><text:alphabetical-index-mark text:string-value=" " text:key1="Ikle, Fred"/><text:span text:style-name="T11"> gibi İsrail bağlantıları güçlü Amerikalı Yahudiler</text:span><text:alphabetical-index-mark text:string-value=" " text:key1="YahudilerAmerikalı Yahudiler"/><text:alphabetical-index-mark text:string-value=" " text:key1="Yahudiler"/><text:span text:style-name="T11"> de hep piyon Kürt devleti</text:span><text:alphabetical-index-mark text:string-value=" " text:key1="Kürt devleti projesi"/><text:span text:style-name="T11"> projesinin önemli destekçile­riydiler.</text:span></text:p>
      <text:p text:style-name="P79"><text:span text:style-name="T11">Bu üstte sayılan isimler arasında Abramowitz</text:span><text:alphabetical-index-mark text:string-value=" " text:key1="Abramowitz, Morton"/><text:span text:style-name="T11">'in üzerinde durmakta yarar var. İsrail ve Mossad</text:span><text:alphabetical-index-mark text:string-value=" " text:key1="Mossad"/><text:span text:style-name="T11">'la özel bir yakınlığı olan Abramowitz</text:span><text:alphabetical-index-mark text:string-value=" " text:key1="Abramowitz, Morton"/><text:span text:style-name="T11">, Türkiye'ye bü­yükelçi atanmadan önce yollandığı bazı ülkelerden kovulmuştu. Mısır</text:span><text:alphabetical-index-mark text:string-value=" " text:key1="Mısır"/><text:span text:style-name="T11">, Ma­lezya</text:span><text:alphabetical-index-mark text:string-value=" " text:key1="Malezya"/><text:span text:style-name="T11"> ve Pakista</text:span><text:alphabetical-index-mark text:string-value=" " text:key1="Pakistan"/><text:span text:style-name="T11">n Abramowitz</text:span><text:alphabetical-index-mark text:string-value=" " text:key1="Abramowitz, Morton"/><text:span text:style-name="T11">'in ülkelerine büyükelçi olarak gönderilme­sine karşı çıkmışlardı. Her üç ülkenin Washington'a bildirdikleri gerekçe şuy­du: "Sözkonusu kişi </text:span><text:span text:style-name="T3">cıa</text:span><text:alphabetical-index-mark text:string-value=" " text:key1="CIA"/><text:span text:style-name="T11"> ajanıdır. Görev yaptığı ülkelerin içişlerine mü­dahale etmeyi alışkanlık haline getirmiştir. İstemiyoruz!" Morton Abramo­witz</text:span><text:alphabetical-index-mark text:string-value=" " text:key1="Abramowitz, Morton"/><text:span text:style-name="T11"> kriz ülkelerinin büyükelçisi olarak tanınıyordu. Abramowitz</text:span><text:alphabetical-index-mark text:string-value=" " text:key1="Abramowitz, Morton"/><text:span text:style-name="T11">'in kriz çöz­me yöntemi ise, Tayland</text:span><text:alphabetical-index-mark text:string-value=" " text:key1="Tayland"/><text:span text:style-name="T11"> örneğinde olduğu gibi, darbe planlamaya kadar gidebiliyordu. Ankara'daki görevinden sonra Ortadoğu ile ilgili Carnegie Endowment</text:span><text:alphabetical-index-mark text:string-value=" " text:key1="Endowment, Carnegie"/><text:span text:style-name="T11">'ın başına geçen Abramowitz</text:span><text:alphabetical-index-mark text:string-value=" " text:key1="Abramowitz, Morton"/><text:span text:style-name="T11">, Ankara'ya da </text:span><text:span text:style-name="T3">abd</text:span><text:alphabetical-index-mark text:string-value=" " text:key1="ABD"/><text:span text:style-name="T11"> Dışişleri Ba­kan­lığı istihbarat ve Araştırma Müsteşar yardımcılığı görevini bırakarak gel­mişti. Abramowitz</text:span><text:alphabetical-index-mark text:string-value=" " text:key1="Abramowitz, Morton"/><text:span text:style-name="T11"> burada </text:span><text:span text:style-name="T3">cıa</text:span><text:span text:style-name="T11">, </text:span><text:span text:style-name="T3">fbı</text:span><text:span text:style-name="T11">, </text:span><text:span text:style-name="T3">sıa</text:span><text:span text:style-name="T11">, </text:span><text:span text:style-name="T3">dıa</text:span><text:span text:style-name="T11"> gibi </text:span><text:span text:style-name="T3">abd</text:span><text:span text:style-name="T11">'nin haberalma örgüt­leri arasında koordinasyonu sağlıyordu. Abramowitz</text:span><text:alphabetical-index-mark text:string-value=" " text:key1="Abramowitz, Morton"/><text:span text:style-name="T11">, aynı zamanda </text:span><text:span text:style-name="T3">abd</text:span><text:span text:style-name="T11">'de 208 numaralı komitenin üyesiydi. Komite </text:span><text:span text:style-name="T3">abd</text:span><text:span text:style-name="T11">'nin üçüncü dünya ülkelerin­de­ki operasyonlarıyla </text:span><text:soft-page-break/><text:span text:style-name="T11">yakından ilgileniyordu. Bu ülkelerde gizli ve açık iliş­kiler kurup çalışmalar yürütüyordu. </text:span></text:p>
      <text:p text:style-name="P79"><text:span text:style-name="T11">Terör örgütünün taktik ateşkesi sırasında Kuzey Irak</text:span><text:alphabetical-index-mark text:string-value=" " text:key1="Irak"/><text:alphabetical-index-mark text:string-value=" " text:key1="IrakKuzey Irak"/><text:span text:style-name="T11">'ta bulunan Ab­ramowitz</text:span><text:alphabetical-index-mark text:string-value=" " text:key1="Abramowitz, Morton"/><text:span text:style-name="T11">, Kürt hareketinin önemli destekçilerindendi. </text:span><text:span text:style-name="T12">Foreign Polic</text:span><text:alphabetical-index-mark text:string-value=" " text:key1="Foreign Policy"/><text:span text:style-name="T12">y</text:span><text:span text:style-name="T11">'nin 1993 yaz sayısında Türkiye'nin parçalanacağı gibi cüretkar bir iddia ortaya sa­vurarak ve Kürt sorununun da kendi haline bırakılamayacağını belirterek il­ginç mesajlar vermişti.</text:span></text:p>
      <text:p text:style-name="P79"><text:span text:style-name="T11">Abramowitz</text:span><text:alphabetical-index-mark text:string-value=" " text:key1="Abramowitz, Morton"/><text:span text:style-name="T11">'in konuyla ilgili ilginç bir girişimi ise, </text:span><text:span text:style-name="T3">abd</text:span><text:alphabetical-index-mark text:string-value=" " text:key1="ABD"/><text:span text:style-name="T11">'deki Yahudi</text:span><text:alphabetical-index-mark text:string-value=" " text:key1="YahudiAmerikalı Yahudiler"/><text:span text:style-name="T11"> "Türk dostları"nın gerçek niyetleri konusunda önemli ipuçları vermişti. 1994 yılının Haziran ayında Washington'da Türkiye'yi de yakından ilgilendiren bir toplantı düzenlenmişti. Toplantıyı Abramowitz</text:span><text:alphabetical-index-mark text:string-value=" " text:key1="Abramowitz, Morton"/><text:span text:style-name="T11"> yönetecekti. İlginç olan toplantıya Türkiye'den bazı milletvekillerinin yanısıra, bölücü terör örgütünün de temsilcilerinin çağrılmış olmasıydı. Türk basınında "</text:span><text:span text:style-name="T3">pkk</text:span><text:alphabetical-index-mark text:string-value=" " text:key1="pkk"/><text:span text:style-name="T11"> ile aynı masada" gibi manşetlerle verilen haberlere göre, bu "tesadüfi" karşılaşmanın iki taraf arasındaki "müzakereler"in başlangıcı olması hedeflenmişti. Toplantı son anda iptal edildi ama bazı gerçekleri de gün ışığına çıkardı. </text:span><text:span text:style-name="T3">abd</text:span><text:span text:style-name="T11">'­nin niyeti, Mümtaz Soysal</text:span><text:alphabetical-index-mark text:string-value=" " text:key1="Soysal, Mümtaz"/><text:span text:style-name="T11">'ın da zaman zaman belirttiği gibi, "büyük ağabey" ve "uzlaştırıcı" rolü oynayarak Türkiye'nin bölünmesine çanak tutmaktı. Ab­ramowitz</text:span><text:alphabetical-index-mark text:string-value=" " text:key1="Abramowitz, Morton"/><text:span text:style-name="T11"> gibi İsrailli beyinlerin yardımıyla gerçekleşecek "bölünme", İsra­il'in Kürt Devleti</text:span><text:alphabetical-index-mark text:string-value=" " text:key1="KürtlerKürt Devleti projesi"/><text:span text:style-name="T11"> hedefinin de gerçekleşmesi anlamına gelirdi kuşkusuz.</text:span></text:p>
      <text:p text:style-name="P79"><text:span text:style-name="T11">Kürt sorununu kışkırtma heveslisi Yahudiler</text:span><text:alphabetical-index-mark text:string-value=" " text:key1="Yahudiler"/><text:span text:style-name="T11"> yalnızca bu ünlü isimlerle sınırlı değildi. Al Gore</text:span><text:alphabetical-index-mark text:string-value=" " text:key1="Gore, Al"/><text:span text:style-name="T11">'un dış politika ile ilgili Yahudi danışmanı Leon Fuerth</text:span><text:alphabetical-index-mark text:string-value=" " text:key1="Fuerth, Leon"/><text:span text:style-name="T11"> de Washington çevrelerinde Kürt hareketine yakınlığı ile ünlenen bir kişiydi. Helsinki</text:span><text:alphabetical-index-mark text:string-value=" " text:key1="HelsinkiHelsinki İzleme Komitesi"/><text:span text:style-name="T11"> İzleme Komitesi'nin Türkiye'deki 1992 yılı Newroz</text:span><text:alphabetical-index-mark text:string-value=" " text:key1="Newroz"/><text:span text:style-name="T11"> olaylarını izlemesi için gönderdiği komitenin raportörü olan Amerikalı Yahudi David E. Nachman</text:span><text:alphabetical-index-mark text:string-value=" " text:key1="Nachman, David E."/><text:span text:style-name="T11">'ın "Kürt'ten çok Kürtçü" raporu, Andrei Saharov</text:span><text:alphabetical-index-mark text:string-value=" " text:key1="Saharov, Andrei"/><text:span text:style-name="T11">'un Yahudi eşi Yelena Bonner'in "Kürtler</text:span><text:alphabetical-index-mark text:string-value=" " text:key1="Kürtler"/><text:span text:style-name="T11">e yaptıklarından dolayı Ankara'nın bombalanması" talebi ve bir başka Yahudi Daniela Mitterand'ın uluslararası Yahudi lobisi</text:span><text:alphabetical-index-mark text:string-value=" " text:key1="ABDve İsrail lobisi"/><text:span text:style-name="T11">ni de arkasına alarak, Kürt ayaklanmasına verdiği açık destek de anlamlı gelişmelerdi. Yelena Bonner</text:span><text:alphabetical-index-mark text:string-value=" " text:key1="Bonner, Yelena"/><text:span text:style-name="T11">'in Mazzini</text:span><text:alphabetical-index-mark text:string-value=" " text:key1="Mazzini, Guiseppe"/><text:span text:style-name="T11">'den aktardığı "her </text:span><text:soft-page-break/><text:span text:style-name="T11">ulusa bir devlet" ilkesi ise İsrail'in böl-yönet stratejisinin farklı bir anlatımıydı. Fran­sa</text:span><text:alphabetical-index-mark text:string-value=" " text:key1="Fransa"/><text:span text:style-name="T11">'nın eski Ankara Büyükelçisi Yahudi Eric Rouleau</text:span><text:alphabetical-index-mark text:string-value=" " text:key1="Rouleau, Eric"/><text:span text:style-name="T11">'nun, Council on Foreign Re­la­tions'ın (</text:span><text:span text:style-name="T3">cfr)</text:span><text:alphabetical-index-mark text:string-value=" " text:key1="Council on Foreign Relations (cfr)"/><text:span text:style-name="T11"> yayın organı olan </text:span><text:span text:style-name="T12">Foreign Affairs</text:span><text:alphabetical-index-mark text:string-value=" " text:key1="Foreign Affairs"/><text:span text:style-name="T11"> dergisinin yaz 1993 sayı­sın­da Kürt ayrılıkçılığına desteğini sunarken yaptığı kehanet de ilginçti doğ­ru­su: "Bu gidişle Türkiye</text:span><text:alphabetical-index-mark text:string-value=" " text:key1="Türkiyeve Kürtler"/><text:span text:style-name="T11">'nin eski Yugoslav</text:span><text:alphabetical-index-mark text:string-value=" " text:key1="Yugoslavya"/><text:span text:style-name="T11">ya'nın bugün bulunduğu duru­ma düşmesi uzak bir olasılık değil..." </text:span></text:p>
      <text:p text:style-name="P79"><text:span text:style-name="T11">Kürt-Yahudi</text:span><text:alphabetical-index-mark text:string-value=" " text:key1="Kürtlerve Yahudiler"/><text:alphabetical-index-mark text:string-value=" " text:key1="Yahudilerve Kürtler"/><text:span text:style-name="T11"> ilişkileriyle ilgili ilginç bir gelişme de, 1994 Nisanı'nda İsrail'de yaşandı. Kudüs'te bir "İsrail-Kürdistan Dostluk Derneği</text:span><text:alphabetical-index-mark text:string-value=" " text:key1="İsrail-Kürdistan Dostluk Derneği"/><text:span text:style-name="T11">" kuruldu. </text:span><text:span text:style-name="T3">abd</text:span><text:alphabetical-index-mark text:string-value=" " text:key1="ABD"/><text:span text:style-name="T11">'­de yayınlanan </text:span><text:span text:style-name="T12">The Kurdistan Review</text:span><text:alphabetical-index-mark text:string-value=" " text:key1="The Kurdistan Review"/><text:span text:style-name="T11"> adlı derginin verdiği habere göre, der­neğin amacı, "İsrail</text:span><text:alphabetical-index-mark text:string-value=" " text:key1="İsrailve Kürtler"/><text:span text:style-name="T11"> kamuoyunda Kürt halkına ve onun verdiği kendi ka­derini tayin etme (self-determinasyon) mücadelesine destek sağlamak"tı. </text:span></text:p>
      <text:p text:style-name="P79"><text:span text:style-name="T11">Ama nedense İsrail'in ve Yahudiler</text:span><text:alphabetical-index-mark text:string-value=" " text:key1="Yahudiler"/><text:span text:style-name="T11">'in Kürt sorununu kışkırtmaya bu denli istekli olduğu gerçeği bir türlü gündeme getirilmiyordu. "Bir kısım medya" bu konuya değinmekten özenle kaçınıyordu. Oysa arada sırada öyle skandallar patlak veriyordu ki, gözardı etmek mümkün olmuyordu.</text:span></text:p>
      <text:p text:style-name="P79"><text:span text:style-name="T11">Bu skandallardan birisi, 24-26 Ocak 1994 tarihlerinde Başbakanlığa bağ­lı "Politik Psikolojik Merkez" tarafından organize edilen "Türkiye'de Te­rö­rizm Olgusunun Psikolojik Açıdan Değerlendirilmesi" konulu toplantıda yaşandı. Toplantıya </text:span><text:span text:style-name="T3">abd</text:span><text:alphabetical-index-mark text:string-value=" " text:key1="ABD"/><text:span text:style-name="T11"> heyetinden Prof Dr. Norman Itzkewitz</text:span><text:alphabetical-index-mark text:string-value=" " text:key1="Itzkewitz, Norman"/><text:span text:style-name="T11"> ve Prof Dr. Joseph Montvile</text:span><text:alphabetical-index-mark text:string-value=" " text:key1="Montvile, Joseph"/><text:span text:style-name="T11"> adlı iki Yahudi akademisyen katılmıştı. Skandal, bu iki ki­şinin toplantı sırasında Türkiye'nin Güneydoğu</text:span><text:alphabetical-index-mark text:string-value=" " text:key1="TürkiyeGüneydoğu"/><text:span text:style-name="T11">su'nu "Kürdistan" olarak ni­telendirmeleriyle patlak verdi. Ancak bir tek dönemin </text:span><text:span text:style-name="T3">rp</text:span><text:alphabetical-index-mark text:string-value=" " text:key1="Refah Partisi"/><text:span text:style-name="T11"> </text:span><text:span text:style-name="T3">tbmm</text:span><text:alphabetical-index-mark text:string-value=" " text:key1="TBMM"/><text:span text:style-name="T11"> Grup Baş­kan­vekili Şevket Kazan</text:span><text:alphabetical-index-mark text:string-value=" " text:key1="Kazan, Şevket"/><text:span text:style-name="T11"> gerekli sağduyu göstererek konuyu gündeme ge­tir­di. Kazan toplantıya katılan Amerikalılar'ın </text:span><text:span text:style-name="T3">cıa</text:span><text:alphabetical-index-mark text:string-value=" " text:key1="CIA"/><text:span text:style-name="T11"> ajanı olmakla birlikte iki ta­nesinin de Yahudi asıllı olduğuna dikkat çekiyordu. Kazan toplantının İsrail Cum­hurbaşkanı'nın Türkiye'yi ziyareti ile aynı tarihte yapılmış olmasının bir rastlantı olmadığını bildiriyor ve "bu planlı bir düzenlemenin sonucudur. Amerikalı uzmanların dinleyiciler arasında yer alması gerekirken başkanlık di­</text:span><text:soft-page-break/><text:span text:style-name="T11">vanında oturmaları Türk milleti ve Türk hükümeti açısından onur kırıcı­dır" diye konuşuyordu.</text:span></text:p>
      <text:p text:style-name="P79"><text:span text:style-name="T11">Gerçekten de iki Yahudi "uzman"ın Türkiye'nin Güneydoğu</text:span><text:alphabetical-index-mark text:string-value=" " text:key1="TürkiyeGüneydoğu"/><text:span text:style-name="T11">su'nu "Kür­distan" olarak nitelediği anda İsrail Cumhurbaşkanı Ezer Weizmann</text:span><text:alphabetical-index-mark text:string-value=" " text:key1="Weizmann, Ezer"/><text:span text:style-name="T11">'ın Gü­ney­doğu</text:span><text:alphabetical-index-mark text:string-value=" " text:key1="TürkiyeGüneydoğu"/><text:span text:style-name="T11">'yu geziyor olması ilginçti. Ayrıca bu iki "eşanlı" olayın yanına bir üçüncü garip olay daha katıldı. Weizmann'ın Ankara'da kaldığı Sheraton ote­linde dört Yahudi ilginç bir biçimde biraraya geldi. İsimleri tanıdıktı: Mor­ton Abramowitz</text:span><text:alphabetical-index-mark text:string-value=" " text:key1="Abramowitz, Morton"/><text:span text:style-name="T11">, "Karanlıklar Prensi" Richard Perle</text:span><text:alphabetical-index-mark text:string-value=" " text:key1="Perle, Richard"/><text:span text:style-name="T11">, İslami fundamentalizm masallarından tanıdığımız Bernard Lewis</text:span><text:alphabetical-index-mark text:string-value=" " text:key1="Lewis, Bernard"/><text:span text:style-name="T11"> ve B'nai B'rith</text:span><text:alphabetical-index-mark text:string-value=" " text:key1="B'nai B'rith"/><text:span text:style-name="T11">'in önemli is­mi, Pentagon'un eski Türk masası şefi Harold Rhode</text:span><text:alphabetical-index-mark text:string-value=" " text:key1="Rhode, Harold"/><text:span text:style-name="T11">. Türkiye'de bir stratejik araş­tırmalar kurumunun think-tank oluşturulmasına yardımcı olan bu dört isim daha sonra da Kuzey Irak</text:span><text:alphabetical-index-mark text:string-value=" " text:key1="Irak"/><text:alphabetical-index-mark text:string-value=" " text:key1="IrakKuzey Irak"/><text:span text:style-name="T11">'a geçti. "Önemli temaslar" yapmak için.</text:span></text:p>
      <text:p text:style-name="P79"><text:span text:style-name="T11">Kürt sorununu kaşıyan bir başka önemli isim ise, sözde sorunu çöz­mek için ülkemize gönderilen Amerika'nın BM</text:span><text:alphabetical-index-mark text:string-value=" " text:key1="BM"/><text:span text:style-name="T11"> Daimi Temsilcisi Morris Ab­ram</text:span><text:alphabetical-index-mark text:string-value=" " text:key1="Abram, Morris"/><text:span text:style-name="T11">'dı. "Çözüm"ü, çok açık ifade etmese de, "self-determinasyon"da gören Abram'ın önemli bir özelliği de yine İsrail bağlantılı bir Yahudi oluşuydu. 1987-89 yıllarında uluslararası Yahudi örgütü B'nai B'rith</text:span><text:alphabetical-index-mark text:string-value=" " text:key1="B'nai B'rith"/><text:span text:style-name="T11">'in başkanlığını yü­rüten Abram, aynı zamanda da </text:span><text:span text:style-name="T3">abd</text:span><text:span text:style-name="T11"> yönetiminde büyük etki sahibi olan Council on Foreign Relations</text:span><text:alphabetical-index-mark text:string-value=" " text:key1="Council on Foreign Relations"/><text:span text:style-name="T11">'ın üyesiydi.</text:span><text:span text:style-name="T13"><text:note text:id="ftn303" text:note-class="endnote"><text:note-citation>ccciii</text:note-citation><text:note-body><text:p text:style-name="Endnote"><text:span text:style-name="T21"><text:s/>Georges Virebeau, </text:span><text:span text:style-name="T22">Mais qui Gouverne L'Amerique</text:span><text:span text:style-name="T21">, s. 58</text:span></text:p></text:note-body></text:note></text:span></text:p>
      <text:p text:style-name="P79"><text:span text:style-name="T3">cıa</text:span><text:alphabetical-index-mark text:string-value=" " text:key1="CIA"/><text:span text:style-name="T11">'nın Ortadoğu Masası'nın Kürt sorunu için görevlendirdiği kişi ise Ellen Laipson</text:span><text:alphabetical-index-mark text:string-value=" " text:key1="Laipson, Ellen"/><text:span text:style-name="T11">'dı. Ve Laipson da konuyla ilgilenen diğer ünlü isimlerin taşı­dığı özelliklere sahipti. Ufuk Güldemir</text:span><text:alphabetical-index-mark text:string-value=" " text:key1="Güldemir, Ufuk"/><text:span text:style-name="T11">, 1992'deki bir yazısında Laipson'ı şöy­le tanıtıyordu: </text:span></text:p>
      <text:p text:style-name="P32"><text:span text:style-name="T11">Adı: Ellen Laipson</text:span><text:alphabetical-index-mark text:string-value=" " text:key1="Laipson, Ellen"/><text:span text:style-name="T11">. Görevi: </text:span><text:span text:style-name="T3">cia</text:span><text:alphabetical-index-mark text:string-value=" " text:key1="CIA"/><text:span text:style-name="T11">'nın bir numaralı Ortadoğu analizcisi. Mis­yonu: Kürt sorunu. Laipson uzun yıllar Kongre</text:span><text:alphabetical-index-mark text:string-value=" " text:key1="ABDKongresi"/><text:span text:style-name="T11"> Araştırma Servisi'nin Dış Poli­ti­ka ve Ulusal Güvenlik bölümlerinde çalıştı. Kongre</text:span><text:alphabetical-index-mark text:string-value=" " text:key1="ABDKongresi"/><text:span text:style-name="T11">den ayrıldıktan sonra </text:span><text:span text:style-name="T3">cia</text:span><text:span text:style-name="T11">'­nın "Ulusal İstihbarat Görevlisi" oldu. Laipson Ulusal İstihbarat Konseyi'­nin Ortadoğu ve Güney Asya bölümünün başına getirildi. </text:span><text:span text:style-name="T3">abd</text:span><text:alphabetical-index-mark text:string-value=" " text:key1="ABD"/><text:span text:style-name="T11">'nin bu bölge­ler­­de ne tavır alması gerektiğini Başkan'a öneren raporları Laipson yazıyor. </text:span><text:span text:style-name="T3">cia</text:span><text:span text:style-name="T11">'­­nın ülke ajanlarından gelen bilgileri, </text:span><text:span text:style-name="T3">abd</text:span><text:span text:style-name="T11"> Dışişleri Bakanlığı telgraflarını süz­gecinden geçirdikten sonra örneğin "Irak</text:span><text:alphabetical-index-mark text:string-value=" " text:key1="Irak"/><text:span text:style-name="T11"> bölünmeli mi bölünmemeli mi" ya da "Irak'ta bir Kürt devleti</text:span><text:alphabetical-index-mark text:string-value=" " text:key1="Kürt devleti projesi"/><text:span text:style-name="T11"> kurulması Amerika'nın çıkarlarına mı değil mi" gi­bi sorulara yanıt arıyor. Laipson'ın titri, "Ulusal istihbarat Görevlisi". </text:span><text:span text:style-name="T3">cia</text:span><text:span text:style-name="T11">'da bu titri taşıyanların sayısı hayli az. Laipson'dan önce bu koltukta oturan kişi Graham Fuller</text:span><text:alphabetical-index-mark text:string-value=" " text:key1="Fuller, Graham"/><text:span text:style-name="T11"> idi. Laipson şimdi gizli bir görevle Türkiye'ye geliyor ve Irak'a da geçecek. Misyonu, Kürt sorunu. Laipson, bir Musevi olarak gözlemleri elbet­te kendi etnik süzgecinden de geçecektir.</text:span><text:span text:style-name="T13"><text:note text:id="ftn304" text:note-class="endnote"><text:note-citation>ccciv</text:note-citation><text:note-body><text:p text:style-name="Endnote"><text:span text:style-name="T21"><text:s/>Ufuk Güldemir</text:span><text:alphabetical-index-mark text:string-value=" " text:key1="Güldemir, Ufuk"/><text:span text:style-name="T21">, </text:span><text:span text:style-name="T22">Cumhuriyet</text:span><text:span text:style-name="T21">, 29 Mayıs 1992.</text:span></text:p></text:note-body></text:note></text:span></text:p>
      <text:p text:style-name="P79"><text:soft-page-break/><text:span text:style-name="T11">İşte zaten Kürt sorununu kaşıyan ünlü isimlerin önemli bölümü bu "et­nik süzgecin" etkisiyle Kürt Devleti</text:span><text:alphabetical-index-mark text:string-value=" " text:key1="KürtlerKürt Devleti projesi"/><text:span text:style-name="T11"> destekçileri haline geliyorlardı. Kuş­ku­suz bu etnik süzgeç hiç bir zaman açıkça ortaya konmuyor, yapılan yo­rumlar hep "</text:span><text:span text:style-name="T3">abd</text:span><text:alphabetical-index-mark text:string-value=" " text:key1="ABD"/><text:span text:style-name="T11">'nin ulusal çıkarları" çerçevesinde ifade ediliyordu. Oysa Ku­zey Irak</text:span><text:alphabetical-index-mark text:string-value=" " text:key1="Irak"/><text:alphabetical-index-mark text:string-value=" " text:key1="IrakKuzey Irak"/><text:span text:style-name="T11">'ta bir Kürt Devleti</text:span><text:alphabetical-index-mark text:string-value=" " text:key1="KürtlerKürt Devleti projesi"/><text:span text:style-name="T11">'nin kurulması—ya da Martin Indyk</text:span><text:alphabetical-index-mark text:string-value=" " text:key1="Indyk, Martin"/><text:span text:style-name="T11">'in ifa­de­siy­le "Irak'ın toprak bütünlüğünün sorgulanması—</text:span><text:span text:style-name="T3">abd</text:span><text:span text:style-name="T11">'nin değil, asıl olarak İs­rail</text:span><text:alphabetical-index-mark text:string-value=" " text:key1="İsrailve Kürtler"/><text:span text:style-name="T11">'in çıkarlarına uyuyordu. Yahudi Devleti</text:span><text:alphabetical-index-mark text:string-value=" " text:key1="abdve İsrail"/><text:span text:style-name="T11">, Amerika'nın Ortadoğu poli­ti­ka­sını ipotek</text:span><text:alphabetical-index-mark text:string-value=" " text:key1="abdve İsrail"/><text:span text:style-name="T11"> altına almanın verdiği güçle kendi Ortadoğu düzenlemesini yü­rü­tüyordu. </text:span></text:p>
      <text:p text:style-name="P79"><text:span text:style-name="T11">Washington'da çekilen Newroz</text:span><text:alphabetical-index-mark text:string-value=" " text:key1="Newroz"/><text:span text:style-name="T11"> halaylarının anlamı buydu.</text:span></text:p>
      <text:p text:style-name="P66"><text:bookmark-end text:name="Kurds_IsraeliLobbyIII"/></text:p>
      <text:p text:style-name="P66"/>
      <text:p text:style-name="P66"/>
      <text:p text:style-name="P66"/>
      <text:p text:style-name="P126">SEKİZİNCİ <text:s/>BÖLÜM</text:p>
      <text:p text:style-name="P81"/>
      <text:p text:style-name="P42">Stratejik Aldatmalar</text:p>
      <text:p text:style-name="P65"/>
      <text:p text:style-name="P66"/>
      <text:p text:style-name="P92">"Hile yoluyla savaşacaksın". </text:p>
      <text:list xml:id="list3211469993" text:style-name="WWNum2">
        <text:list-item>
          <text:p text:style-name="P128"><text:span text:style-name="T11">İsrail Gizli Servisi Mossad</text:span><text:alphabetical-index-mark text:string-value=" " text:key1="Mossad"/><text:span text:style-name="T11">'ın şiarı</text:span><text:span text:style-name="T13"><text:note text:id="ftn305" text:note-class="endnote"><text:note-citation>cccv</text:note-citation><text:note-body><text:p text:style-name="P105"/><text:p text:style-name="P106"/><text:p text:style-name="P111">SEKİZİNCİ BÖLÜM: STRATEJİK ALDATMALAR</text:p><text:p text:style-name="P105"/><text:p text:style-name="Endnote"><text:span text:style-name="T21"><text:s/>Claire Hoy &amp; Victor Ostrovsky</text:span><text:alphabetical-index-mark text:string-value=" " text:key1="Ostrovsky, Victor"/><text:span text:style-name="T21">, </text:span><text:span text:style-name="T22">By Way of Deception</text:span><text:span text:style-name="T21">, Arrow Books, London, 1991, s. 53.</text:span></text:p></text:note-body></text:note></text:span></text:p>
        </text:list-item>
      </text:list>
      <text:p text:style-name="P103"/>
      <text:p text:style-name="P79"><text:span text:style-name="T11">Kitabın şimdiye kadar geçen sayfalarında incelediğimiz bilgiler bize so­mut bir gerçeği göstermektedir. bugün Ortadoğu'da bir Kürt Devleti</text:span><text:alphabetical-index-mark text:string-value=" " text:key1="KürtlerKürt Devleti projesi"/><text:span text:style-name="T11"> kurulmasını kendisine stratejik bir hedef olarak belirleyen yegane güç, İsrail</text:span><text:alphabetical-index-mark text:string-value=" " text:key1="İsrailve Kürtler"/><text:span text:style-name="T11">'­dir. Yahudi Devleti'nin, Kürtler</text:span><text:alphabetical-index-mark text:string-value=" " text:key1="Kürtler"/><text:span text:style-name="T11">le işbirliği yapma ve onları siyasi bir otonomi için kışkırtma stratejisi, henüz 1930'lu yıllarda Siyonistler'in kurdukları bağ­lan­tılarla şekillenmiş, İsrail'in kurulmasından sonra da uygulamaya konmuş­tur. 1960'ların ortalarından bu yana, "Kürt kartı" ile oynayan dış güçler için­de bu işi en kararlı ve istikrarlı bir biçimde sürdüren ülke İsrail'dir. </text:span><text:span text:style-name="T3">abd</text:span><text:alphabetical-index-mark text:string-value=" " text:key1="ABD"/><text:span text:style-name="T11">'nin Kürtlerle olan ilgisi ise çoğunlukla Ortadoğu'daki müttefiklerine olan bağlılığı ile ilgilidir. Bu "has" müttefikler, 70'li yıllarda İran</text:span><text:alphabetical-index-mark text:string-value=" " text:key1="İran"/><text:span text:style-name="T11"> ve İsrail, da­ha sonra da yalnızca İsrail'dir. </text:span></text:p>
      <text:p text:style-name="P79"><text:span text:style-name="T11">Kuşkusuz İsrail'den başka diğer pek çok ülke Kürtler</text:span><text:alphabetical-index-mark text:string-value=" " text:key1="Kürtler"/><text:span text:style-name="T11">in siyasi talep­lerini bir koz olarak kullanma peşindedirler. Bu ülkeler, önem sırasına göre, Su­ri­ye</text:span><text:alphabetical-index-mark text:string-value=" " text:key1="Suriye"/><text:span text:style-name="T11">, İran</text:span><text:alphabetical-index-mark text:string-value=" " text:key1="İran"/><text:span text:style-name="T11">, Yunanistan</text:span><text:alphabetical-index-mark text:string-value=" " text:key1="Yunanistan"/><text:span text:style-name="T11">, Rusya</text:span><text:alphabetical-index-mark text:string-value=" " text:key1="Rusya"/><text:span text:style-name="T11"> ve Ermenistan</text:span><text:alphabetical-index-mark text:string-value=" " text:key1="Ermenistan"/><text:span text:style-name="T11"> olarak sıralanabilir. Jeostratejik açıdan önemli olanları ise İran ve Suriye'dir. Ancak bir noktaya dikkat etmek gerekir: Bu iki ülkenin Kürt siyasi hareketleri ile olan ilişkileri, kesinlikle bölgede bir Kürt Devleti</text:span><text:alphabetical-index-mark text:string-value=" " text:key1="KürtlerKürt Devleti projesi"/><text:span text:style-name="T11"> oluşturmaya yönelik olamaz. Çünkü her iki ül­ke­nin de kendi içlerinde Kürt azınlıklar vardır ve her iki ülke de muhtemel bir Kürt Devleti</text:span><text:alphabetical-index-mark text:string-value=" " text:key1="KürtlerKürt Devleti projesi"/><text:span text:style-name="T11">'nin ister istemez kendi toprak bütünlüklerine de yönelen bi­rer tehdit olacağının farkındadırlar. </text:span></text:p>
      <text:p text:style-name="P79"><text:span text:style-name="T11">Dolayısıyla bu iki ülkenin Kürt siyasi oluşumlarına verdikleri destekler, ancak "taktik" destekler olabilir; İsrail'inki gibi uzun vadeli stratejik bir des­tek olamaz. Bir başka deyişle, bu iki ülke eğer </text:span><text:soft-page-break/><text:span text:style-name="T11">birbirlerinin ya da bir üçün­cü ülkenin içindeki Kürt sorununu kaşımaya kalkarlarsa, bu, mutlaka o ülke­den elde etmek istedikleri bazı tavizlerin birer sonucudur; o ülkeyi par­ça­lamak gibi bir hedef peşinde olamazlar. </text:span></text:p>
      <text:p text:style-name="P79"><text:span text:style-name="T11">İran</text:span><text:alphabetical-index-mark text:string-value=" " text:key1="İran"/><text:span text:style-name="T11"> Şah</text:span><text:alphabetical-index-mark text:string-value=" " text:key1="Pehlevi, Şah Muhammed Rıza"/><text:span text:style-name="T11">ı'nın 1970'li yılların ilk yarısında Irak</text:span><text:alphabetical-index-mark text:string-value=" " text:key1="Irak"/><text:span text:style-name="T11">'taki Kürt isyanına verdiği destek bunun en somut örneklerinden biridir. Şah</text:span><text:alphabetical-index-mark text:string-value=" " text:key1="Pehlevi, Şah Muhammed Rıza"/><text:span text:style-name="T11">, Barzani</text:span><text:alphabetical-index-mark text:string-value=" " text:key1="Barzani, Molla Mustafa"/><text:span text:style-name="T11"> güçlerini Irak'­ı parçalayıp bağımsız bir devlet kursunlar diye desteklememiştir. Ak­si­ne, bu tür bir sonuca aracılık etmekten şiddetle kaçınmıştır. Barzani'ye ver­di­ği sınırlı desteğin tek amacı ise, Irak'ı Şatt-ül Arab</text:span><text:alphabetical-index-mark text:string-value=" " text:key1="Şatt-ül Arab nehri"/><text:span text:style-name="T11"> nehrinin kullanımı hak­kında bir tavize zorlamak olmuştur. Saddam</text:span><text:alphabetical-index-mark text:string-value=" " text:key1="Saddam Hüseyin"/><text:span text:style-name="T11">'ın 1975'teki Cezayir Anlaşması</text:span><text:alphabetical-index-mark text:string-value=" " text:key1="Cezayir Anlaşması"/><text:span text:style-name="T11"> ile bu tavize yanaşması ile de Şah</text:span><text:alphabetical-index-mark text:string-value=" " text:key1="Pehlevi, Şah Muhammed Rıza"/><text:span text:style-name="T11">'ın Barzani'ye verdiği destek anında kesil­miş­tir. </text:span></text:p>
      <text:p text:style-name="P79"><text:span text:style-name="T11">Kuşkusuz bu durumun Türkiye'ye gösterdiği önemli gerçekler vardır. Çün­kü bugün Türkiye</text:span><text:alphabetical-index-mark text:string-value=" " text:key1="Türkiyeve Kürtler"/><text:span text:style-name="T11"> ciddi bir ayrılıkçı Kürt hareketi ile karşı karşıyadır ve Su­ri­ye</text:span><text:alphabetical-index-mark text:string-value=" " text:key1="Suriye"/><text:span text:style-name="T11"> ile İran</text:span><text:alphabetical-index-mark text:string-value=" " text:key1="İran"/><text:span text:style-name="T11">, özellikle de Suriye, bu harekete destek vermektedir. Ve Tür­kiy</text:span><text:alphabetical-index-mark text:string-value=" " text:key1="Türkiyeve İran"/><text:span text:style-name="T11">e</text:span><text:alphabetical-index-mark text:string-value=" " text:key1="Türkiyeve Suriye"/><text:span text:style-name="T11"> de, bu duruma bakarak, bu iki ülkeye karşı sertleşme yolunu seçmekte, hat­ta bazı sızıntılara göre kimi zaman "savaş seçeneğini" bile değer­len­dir­mek­tedir. Ve, işin en garip yanı, bu iki ülkenin Kürt sorunu konusundaki po­li­ti­kalarından duyduğu sıkıntının etkisiyle, gidip İsrail'le ittifak kurmaya yö­nelmektedir. Yani bölgede bir Kürt Devleti</text:span><text:alphabetical-index-mark text:string-value=" " text:key1="KürtlerKürt Devleti projesi"/><text:span text:style-name="T11"> kurulmasını isteyen yegane ül­keyle...</text:span></text:p>
      <text:p text:style-name="P79"><text:span text:style-name="T11">Oysa unutulmamalıdır ki, sözkonusu iki ülkenin ayrılıkçı Kürt hareke­tine verdikleri—ya da İran</text:span><text:alphabetical-index-mark text:string-value=" " text:key1="İran"/><text:span text:style-name="T11"> düşünüldüğünde, "verdikleri söylenen"—des­tek, sadece taktik bir anlama sahiptir. Bu, sözkonusu iki ülkenin bir takım taktik düzenlemeler yoluyla "ikna" edilebileceği, bu ülkelerle bir uzlaşma sağ­lanabileceği anlamına gelir. Diplomasi, ülkelerin rasyonel tavizler vererek birbirleriyle uzlaşmaları temeline dayalıdır. Türkiye için de, eğer içi boş ve irrasyonel hamasi söylemleri bir yana bırakırsa, bu yol her zaman için ma­kul bir çözümü barındırmaktadır. </text:span></text:p>
      <text:p text:style-name="P79"><text:span text:style-name="T11">Kısacası, Türkiye de bir tür "Cezayir Anlaşması</text:span><text:alphabetical-index-mark text:string-value=" " text:key1="Cezayir Anlaşması"/><text:span text:style-name="T11">" ile dillerden düş­me­yen o iki "dış mihrak" ile uzlaşabilir. Dahası, böyle yapmakla </text:span><text:soft-page-break/><text:span text:style-name="T11">da, kendisini Kürt sorununun asıl uzun vadeli kışkırtıcısı olan İsrail'in eksenine sokmak gi­bi abes bir politikaya ihtiyaç duymaktan kurtulabilir.</text:span></text:p>
      <text:p text:style-name="P79"><text:span text:style-name="T11">Ancak Türkiye'yi bu yolu seçmekten alıkoyan bazı faktörler vardır. Bun­ların en başında, sözkonusu iki ülkenin Kürt sorunundaki rollerini ka­sıtlı bir biçimde abartan—öyle ki Kürt sorununu bu iki ülkenin komplosun­dan ibaret sayan—ve onlarla uzlaşma gibi bir ihtimali ısrarla yok sayan bir pro­paganda gelmektedir. En çok malum "bir kısım medya" tarafından ses­lendirilen bu propaganda, sözkonusu abartılardan sonra az önce değindi­ği­miz abes politikayı savunmakta ve Türkiye'nin istikametini İsrail'e doğru be­lir­lemektedir. Suriye</text:span><text:alphabetical-index-mark text:string-value=" " text:key1="Suriye"/><text:span text:style-name="T11">'nin İsrail ile Türkiye arasında sıkıştırılması ("sandviç stra­tejisi") ya da "Türkiye ile İsrail gibi iki çağdaş ve demokratik devletin" birlikte İran</text:span><text:alphabetical-index-mark text:string-value=" " text:key1="İran"/><text:span text:style-name="T11">'a karşı cephe alması ("laik cephe stratejisi") gibi formüller içeren bu propagandanın sonucu ise sadece çözümsüzlüktür: Türkiye bu propa­gan­da yüzünden taktik tavizler yoluyla uzlaşmadan alıkonmakta, öte yan­dan Kürt Devleti</text:span><text:alphabetical-index-mark text:string-value=" " text:key1="KürtlerKürt Devleti projesi"/><text:span text:style-name="T11">'nin yegane stratejik destekçisi ile kader birliği yapmaya sü­rüklenmektedir. </text:span></text:p>
      <text:p text:style-name="P66">Dolayısıyla, sözkonusu propagandanın Türkiye'nin Ortadoğu strateji­sin­de çok önemli bir aldanışa neden olduğunu söyleyebiliriz. </text:p>
      <text:p text:style-name="P66">Bu aldanışın kökenini araştırdığımızda ise ilginç bir durumla karşı­laşırız. Çünkü bu aldanışı seslendirenler "bir kısım medya"dır belki, ancak bu aldanışı Türkiye'ye empoze eden, bir başka deyişle Türkiye'yi aldatan a­sıl güç İsrail'dir. </text:p>
      <text:p text:style-name="P66"/>
      <text:p text:style-name="P79"><text:bookmark-start text:name="Suriye_Israil_Su"/></text:p>
      <text:p text:style-name="P79"><text:span text:style-name="T26">"Suriye</text:span><text:alphabetical-index-mark text:string-value=" " text:key1="Suriye"/><text:span text:style-name="T26"> Tehdidi" Hikayesi</text:span></text:p>
      <text:p text:style-name="P66"/>
      <text:p text:style-name="P79"><text:span text:style-name="T11">17Aralık 1989 tarihli </text:span><text:span text:style-name="T12">Sabah</text:span><text:alphabetical-index-mark text:string-value=" " text:key1="Sabah"/><text:span text:style-name="T11"> gazetesinde "İsrail Uyardı: Güney Komşula­rınıza Dikkat" başlığı ile manşetten haber yayınlanmıştı. Türk basınının İsra­il'e en yakın gazetecisi olan Sedat Sertoğlu</text:span><text:alphabetical-index-mark text:string-value=" " text:key1="Sertoğlu, Sedat"/><text:span text:style-name="T11">'nun </text:span><text:soft-page-break/><text:span text:style-name="T11">İsraillilerle yaptığı görüş­me­ler üzerine hazırlanan haberde, şu cümleler yer alıyordu:</text:span></text:p>
      <text:p text:style-name="P32"><text:span text:style-name="T11">İsrail Uyardı: Güneye Dikkat!... İsrailli uzmanlar Türkiye'nin Ortadoğuda 24 saat­te herşeyin değişebileceği olasılığını unutmaması gerektiğini söylediler. Kim­liklerinin yazılmaması şartıyla görüşlerini açıklayan İsrailli yetkililer, Kürt me­selesi ve Atatürk Barajı</text:span><text:alphabetical-index-mark text:string-value=" " text:key1="Atatürk Barajı"/><text:span text:style-name="T11"> nedeniyle Türkiye'nin başına bugünkünden çok da­ha ciddi dertler açılabileceğini kaydettiler... İsrailli yetkililer Hafız Esad</text:span><text:alphabetical-index-mark text:string-value=" " text:key1="Hafız Esad"/><text:span text:style-name="T11"> yöne­ti­minin Çin</text:span><text:alphabetical-index-mark text:string-value=" " text:key1="Çin"/><text:span text:style-name="T11">'den 80 adet 600 km. menzilli M 90 füzesi aldığını bunun için de 100 milyon doların üzerinde para ödediğini belirttiler ve bu füzelerin önemini şöyle anlattılar: "Yeni füzeler menzil uzunluğu nedeniyle Suriye</text:span><text:alphabetical-index-mark text:string-value=" " text:key1="Suriye"/><text:span text:style-name="T11"> topraklarının içerlerinde konuşlandırılabilirler. Sınıra getirip koyulmaları gerekmiyor. Bu nedenle bir savaş halinde Türk jetlerinin bu füzeleri tahrip etmesi için Suriye'­nin içlerine hava hücumu düzenlemesi gerekecek. Yoksa füzeler Atatürk Bara­jı'­na büyük hasar verecek güçte." Suriye'nin </text:span><text:span text:style-name="T3">gap</text:span><text:alphabetical-index-mark text:string-value=" " text:key1="gap (Güneydoğu  Anadolu Projesi)"/><text:span text:style-name="T11"> için Türkiye ile savaşacağını be­lir­ten İsrailli uzmanlar "bu savaşta Türkiye, </text:span><text:span text:style-name="T3">nato</text:span><text:alphabetical-index-mark text:string-value=" " text:key1="NATO"/><text:span text:style-name="T11"> ve Amerikan desteğini ar­kasında bulamayabilir, bunu unutmayın" dediler.</text:span></text:p>
      <text:p text:style-name="P79"><text:span text:style-name="T11">Kısacası, İsrailler, Türkiye'nin önüne büyük bir "Suriye</text:span><text:alphabetical-index-mark text:string-value=" " text:key1="Suriye"/><text:span text:style-name="T11"> öcüsü" koyu­yor­lardı. Bunu yapmak için kullandıkları kanal da o malum "bir kısım med­ya"ydı. Sözkonusu medya kesimi, ilerleyen ay ve yıllarda aynı konuyu dü­zen­li bir biçimde işlediler. Başta üstteki haberin sahibi Sedat Sertoğlu</text:span><text:alphabetical-index-mark text:string-value=" " text:key1="Sertoğlu, Sedat"/><text:span text:style-name="T11">—ve onun kontrolündeki </text:span><text:span text:style-name="T12">Sabah</text:span><text:alphabetical-index-mark text:string-value=" " text:key1="Sabah"/><text:span text:style-name="T11">'ın "Dünya Raporu" sayfası—olmak üzere, kimi za­man yine "İsrailli uzmanlar"ın beyanatlarına dayanarak kimi zaman da baş­ka kaynaklardan Suriye'nin Türkiye açısından ne denli büyük bir tehlike ol­duğu anlatıldı sürekli. Bu ülke ayrılıkçı terör örgütünün en büyük hami­siydi, Türkiye'nin suyunda gözü vardı, hatta Hatay</text:span><text:alphabetical-index-mark text:string-value=" " text:key1="Hatay"/><text:span text:style-name="T11">'ı bile kendi topraklarına katmayı planlıyordu. Suriye, yanına Yunanistan</text:span><text:alphabetical-index-mark text:string-value=" " text:key1="Yunanistan"/><text:span text:style-name="T11">'ı ve terör örgütünü de ala­rak Türkiye'ye karşı "iki buçuk savaş stratejisi" geliştiriyordu.</text:span></text:p>
      <text:p text:style-name="P79"><text:span text:style-name="T11">Bu propagandanın yankıları o kadar büyüdü ki, zaman zaman Türk basınında hatta kimi siyasi ağızlarda "Suriye</text:span><text:alphabetical-index-mark text:string-value=" " text:key1="Suriye"/><text:span text:style-name="T11">'ye karşı savaş" önerileri dile ge­tirildi. Çetin Altan</text:span><text:alphabetical-index-mark text:string-value=" " text:key1="Altan, Çetin"/><text:span text:style-name="T11">, "Suriye ile savaşalım" diye yazı bile yazmıştı. Sami Kohen</text:span><text:alphabetical-index-mark text:string-value=" " text:key1="Kohen, Sami"/><text:span text:style-name="T11">, Ertuğrul Özkök</text:span><text:alphabetical-index-mark text:string-value=" " text:key1="Özkök, Ertuğrul"/><text:span text:style-name="T11">, Yalçın Doğan</text:span><text:alphabetical-index-mark text:string-value=" " text:key1="Doğan, Yalçın"/><text:span text:style-name="T11"> gibi isimler de benzeri önerileri yazdılar. "Suriye'ye girersek kaç haftada Şam'ı alırız" gibisinden hayali savaş senaryo­ları basına sızdırıldı ve büyük manşetlerle yayınlandı.</text:span></text:p>
      <text:p text:style-name="P79"><text:span text:style-name="T11">Oysa ortada bu yaygaraya neden olabilecek bir durum yoktu. Evet Suriye</text:span><text:alphabetical-index-mark text:string-value=" " text:key1="Suriye"/><text:span text:style-name="T11"> rejimi el altından terör örgütünü destekliyordu, ama bunun "Tür­kiye'yi parçalamak" gibi bir amacı olamazdı. Bu destek, </text:span><text:soft-page-break/><text:span text:style-name="T11">Şam'ın kendi iç siyasi dengeleriyle, ve bir de Türkiye'den su konusundaki talepleri ile ilgiliy­di. Hatay</text:span><text:alphabetical-index-mark text:string-value=" " text:key1="Hatay"/><text:span text:style-name="T11">'ın ilhakı ile ilgili sözler ise, siyasi anlamda bir "tehdit" içermeyen ütopik "Kızıl Elma" hayalleriydi yalnızca. </text:span></text:p>
      <text:p text:style-name="P79"><text:span text:style-name="T11">Hele İsrailliler'in Türk basınına sızdırdıkları ve Şam rejiminin Türkiye'yi vurmaya hazırlandığını bildiren "istihbarat"lar, birer dezinformasyon ve kışkırtmadan başka bir şey değildi. Şam eski büyükelçisi Aydın Alaca­kap­ta</text:span><text:alphabetical-index-mark text:string-value=" " text:key1="Alacakaptan, Aydın"/><text:span text:style-name="T11">n, Şubat 1996'da yaptığı uzun bir açıklamada bu gerçeği şöyle vurgulu­yordu:</text:span></text:p>
      <text:p text:style-name="P31"/>
      <text:p text:style-name="P29"><text:span text:style-name="T11">Ben 1980'de önceki yıla kadar başbakan olan, şimdi de Hafız Esad</text:span><text:alphabetical-index-mark text:string-value=" " text:key1="Hafız Esad"/><text:span text:style-name="T11">'a bağlı istihbarat birimlerinin koordinatörlüğünü yapan Abdülraif el-Kasım</text:span><text:alphabetical-index-mark text:string-value=" " text:key1="Kasım, Abdülraif el"/><text:span text:style-name="T11">'la konu­şu­yordum. O zaman biraz tecrübesizdi. Konuşmamızda biraz açılınca bana "ba­şı­mıza Kürt meselesini siz çıkardınız" dedi. Türkiye'de patlak veren sağ-sol, Alevi-Sünni, Türk-Kürt çekişmeleri yüzünden Suriye</text:span><text:alphabetical-index-mark text:string-value=" " text:key1="Suriye"/><text:span text:style-name="T11">'nin de etkilendiğini hiç saklamadı. Oraya sağdan soldan kaçan Kürtler</text:span><text:alphabetical-index-mark text:string-value=" " text:key1="Kürtler"/><text:span text:style-name="T11">in sayısı 2 milyonu bulmuş. Nü­fusu zaten 13 milyon dolayında. Polis rejimi olan bir ülkede 2 milyonluk bir yabancı kitleyi idare etmesi lazım. Almanya</text:span><text:alphabetical-index-mark text:string-value=" " text:key1="Almanya"/><text:span text:style-name="T11"> gibi, Fransa</text:span><text:alphabetical-index-mark text:string-value=" " text:key1="Fransa"/><text:span text:style-name="T11"> gibi bir "modus vi­vendi"ye girmek zorunda onlarla. Uyuşturucu trafiğinde </text:span><text:span text:style-name="T3">pkk</text:span><text:alphabetical-index-mark text:string-value=" " text:key1="pkk"/><text:span text:style-name="T11">'ya yardımcı ol­dukları muhakkak. Bunun ortaya çıkardığı bir artı değer var. Yani bir çıkar birliği var. Şam 2 milyon adamı idare edebilmek için Öcalan'ı himaye ediyor. Ama bunun Türkiye'yi parçalamak veya yıkmayı hedeflemesi gerekmiyor ki! Na­sıl yıkacak Türkiye'yi? Olacak şey değil.</text:span></text:p>
      <text:p text:style-name="P29"><text:span text:style-name="T11">Askeri açıdan Suriye</text:span><text:alphabetical-index-mark text:string-value=" " text:key1="Suriye"/><text:span text:style-name="T11"> savaşacak durumda değil. Eski </text:span><text:span text:style-name="T3">sscb</text:span><text:alphabetical-index-mark text:string-value=" " text:key1="Sovyetler Birliği"/><text:span text:style-name="T11"> döneminden Rus­ya</text:span><text:alphabetical-index-mark text:string-value=" " text:key1="Rusya"/><text:span text:style-name="T11">'ya 16-17 milyar dolar borcu var. 1983'te </text:span><text:span text:style-name="T3">abd</text:span><text:alphabetical-index-mark text:string-value=" " text:key1="ABD"/><text:span text:style-name="T11"> yardım ambargosu koydu. Ar­dın­dan AB'nin koyduğu ambargo 1992'ye kadar devam etti. Suriye'nin kişi ba­şına düşen milli geliri 1000 dolara düştü. Fabrikaları çok güç durumda. Durum­ları ancak Körfez Savaşı</text:span><text:alphabetical-index-mark text:string-value=" " text:key1="Körfez Savaşı"/><text:span text:style-name="T11">'ndan sonra ve Ortadoğu Barış Süreci ile düzelme­ye başladı.</text:span></text:p>
      <text:p text:style-name="P29"><text:span text:style-name="T11">Suriye</text:span><text:alphabetical-index-mark text:string-value=" " text:key1="Suriye"/><text:span text:style-name="T11">'nin Türkiye sınırında bir tane askerini bile bulamazsınız. Bunun için Suriye'nin savaş konuşlandırmasını tamamen tersine çevirmesi lazım. Bu da öy­le 15 günde olacak şey değildir. Kuzeyde önemli bir askeri yığınağı yoktur. Su­riye'nin Türkiye'yi tehdit etme imkanı yok denebilir. Hafız Esad</text:span><text:alphabetical-index-mark text:string-value=" " text:key1="Hafız Esad"/><text:span text:style-name="T11">'ın Türkiye'­ye zarar vermeye kalkması için çaresiz bir durumda olması lazım.</text:span><text:span text:style-name="T13"><text:note text:id="ftn306" text:note-class="endnote"><text:note-citation>cccvi</text:note-citation><text:note-body><text:p text:style-name="Endnote"><text:span text:style-name="T22">Milliyet</text:span><text:span text:style-name="T21">, 12 Şubat 1996, </text:span><text:alphabetical-index-mark text:string-value=" " text:key1="Milliyet"/></text:p></text:note-body></text:note></text:span></text:p>
      <text:p text:style-name="P31"/>
      <text:p text:style-name="P79"><text:span text:style-name="T11"><text:s/>Kurmay Albay Yaşar Cihansız</text:span><text:alphabetical-index-mark text:string-value=" " text:key1="Cihansız, Yaşar"/><text:span text:style-name="T11"> ise Suriye</text:span><text:alphabetical-index-mark text:string-value=" " text:key1="Suriye"/><text:span text:style-name="T11">'nin Türkiye'ye karşı savaş aç­ma­sının imkansızlığını maddeler halinde şöyle sıralıyordu:</text:span></text:p>
      <text:p text:style-name="P28"><text:span text:style-name="T11">1. Suriye</text:span><text:alphabetical-index-mark text:string-value=" " text:key1="Suriye"/><text:span text:style-name="T11">'de Türkiye'ye kıyasla uzun süreli bir savaşı idame ettirecek insan ve ham­madde kaynakları mevcut değildir. </text:span></text:p>
      <text:p text:style-name="P30"><text:soft-page-break/>2. Ülke ekonomisinin durumu kötüdür ve büyük oranda dış borcu bulunmak­tadır. </text:p>
      <text:p text:style-name="P30">3. Yakın gelecekte büyük bir "su" sıkıntısı yaşaması beklenmemektedir. Bugün için yeterli su potansiyeline sahiptir. </text:p>
      <text:p text:style-name="P30">4. Silahlı kuvvetlerinin, ölçülebilir ve ölçülemez faktörleri açısından Türkiye'­ye karşı bir üstünlüğü yoktur. </text:p>
      <text:p text:style-name="P30">5. Silahlı kuvvetlerinin sahip olduğu harp silah ve araçları, Türk Silahlı Kuv­vetleri'nin envanterinde yer alan silahlara oranla teknolojik üstünlük taşı­ma­mak­tadır. </text:p>
      <text:p text:style-name="P29"><text:span text:style-name="T11">6. </text:span><text:span text:style-name="T3">gap</text:span><text:alphabetical-index-mark text:string-value=" " text:key1="gap (Güneydoğu  Anadolu Projesi)"/><text:span text:style-name="T11"> içinde tesis edilecek sulama kanalları, bölgenin muharebe sahası olarak kul­lanılmasına imkan vermeyecek ve silahlı kuvvetlerin harekatına engel oluş­turacaktır. </text:span></text:p>
      <text:p text:style-name="P29"><text:span text:style-name="T11">7. Ortadoğu'da bugüne kadar yapılmış barış anlaşmalarına rağmen, bu ülkeye yö­nelik </text:span><text:span text:style-name="T3">abd</text:span><text:alphabetical-index-mark text:string-value=" " text:key1="ABD"/><text:span text:style-name="T11"> önderliğinde yürütülen görüşmeler henüz sonuçlanmamıştır. </text:span></text:p>
      <text:p text:style-name="P29"><text:span text:style-name="T11">8. Su konusunda aynı fikri paylaştığı komşusu Irak</text:span><text:alphabetical-index-mark text:string-value=" " text:key1="Irak"/><text:span text:style-name="T11">'dan, Körfez Savaşı</text:span><text:alphabetical-index-mark text:string-value=" " text:key1="Körfez Savaşı"/><text:span text:style-name="T11"> sonrası si­lahlı kuvvetlerinin çoğunu kaybetmiş ve halen BM</text:span><text:alphabetical-index-mark text:string-value=" " text:key1="BM"/><text:span text:style-name="T11"> ambargosunun devam et­mesi nedeni ile destek bulması, yakın bir gelecek için mümkün görülmemek­tedir. </text:span></text:p>
      <text:p text:style-name="P29"><text:span text:style-name="T11">9. Ortadoğu bölgesinde ve dolayısıyla Suriye</text:span><text:alphabetical-index-mark text:string-value=" " text:key1="Suriye"/><text:span text:style-name="T11">'de, tek adam iktidarına yönelik de­mokratik gelişmelerin artması, demokratik ortamın güçlenmesine yol aça­cak ve buna bağlı olarak liderin tek başına karar alması zorlaşacaktır. </text:span></text:p>
      <text:p text:style-name="P29"><text:span text:style-name="T11">10. 1990'lı yıllara kadar en büyük destekleyicisi olan eski </text:span><text:span text:style-name="T3">sscb</text:span><text:alphabetical-index-mark text:string-value=" " text:key1="Sovyetler Birliği"/><text:span text:style-name="T11">'den almış ol­du­ğu desteği bugün için aynı ölçüde bulma olasılığı bulunmamaktadır. </text:span></text:p>
      <text:p text:style-name="P27"><text:span text:style-name="T11">11. Suriye</text:span><text:alphabetical-index-mark text:string-value=" " text:key1="Suriye"/><text:span text:style-name="T11">'nin bölgede menfaatleri olan batılıların, kendi menfaatlerine zarar ve­ril­me­mesi maksadıyla, sıcak savaşı hoş karşılamayacaklarını (Körfez Sava­şı</text:span><text:alphabetical-index-mark text:string-value=" " text:key1="Körfez Savaşı"/><text:span text:style-name="T11">'­nda olduğu gibi) yönelik yaklaşımlarını dikkate alması gerekmektedir.</text:span><text:span text:style-name="T13"><text:note text:id="ftn307" text:note-class="endnote"><text:note-citation>cccvii</text:note-citation><text:note-body><text:p text:style-name="Endnote"><text:span text:style-name="T21"><text:s/>Yaşar Cihansız</text:span><text:alphabetical-index-mark text:string-value=" " text:key1="Cihansız, Yaşar"/><text:span text:style-name="T21">, “GAP ve Türkiye-Suriye İlişkileri”, </text:span><text:span text:style-name="T22">Strateji</text:span><text:span text:style-name="T21">, 1995/3.</text:span></text:p></text:note-body></text:note></text:span><text:span text:style-name="T11"> </text:span></text:p>
      <text:p text:style-name="P84"><text:span text:style-name="T11">Ve Yaşar Cihansız</text:span><text:alphabetical-index-mark text:string-value=" " text:key1="Cihansız, Yaşar"/><text:span text:style-name="T11"> şöyle devam ediyordu: </text:span></text:p>
      <text:p text:style-name="P32"><text:span text:style-name="T11">Kısaca birkez daha belirtmek gerekirse, Türkiye ile Suriye</text:span><text:alphabetical-index-mark text:string-value=" " text:key1="Suriye"/><text:span text:style-name="T11"> arasında yakın gele­cek­te sıcak savaş ihtimali bulunmamaktadır. Türkiye ile Suriye arasında su ne­de­ni ile sahnelenmek istenen senaryonun; İsrail-Filistin</text:span><text:alphabetical-index-mark text:string-value=" " text:key1="Filistin"/><text:span text:style-name="T11">-Ürdün</text:span><text:alphabetical-index-mark text:string-value=" " text:key1="Ürdün"/><text:span text:style-name="T11"> bölgesindeki ger­çek su sorununun, Türkiye-Suriye-Irak</text:span><text:alphabetical-index-mark text:string-value=" " text:key1="Irak"/><text:span text:style-name="T11"> bölgesine, yani Fırat</text:span><text:alphabetical-index-mark text:string-value=" " text:key1="Fırat nehri"/><text:span text:style-name="T11">-Dicle</text:span><text:alphabetical-index-mark text:string-value=" " text:key1="Dicle nehri"/><text:span text:style-name="T11"> hav­zası­na taşınmak istenmesinden başka, şu an için gerçekçi bir diğer neden bulunma­maktadır.</text:span><text:span text:style-name="T13"><text:note text:id="ftn308" text:note-class="endnote"><text:note-citation>cccviii</text:note-citation><text:note-body><text:p text:style-name="P113">Ibid.</text:p></text:note-body></text:note></text:span></text:p>
      <text:p text:style-name="P79"><text:span text:style-name="T11">Yani Kurmay Albay'ın tespitine göre, Türkiye ile Suriye</text:span><text:alphabetical-index-mark text:string-value=" " text:key1="Suriye"/><text:span text:style-name="T11"> arasında ya­ratılan yapay gerilim, gerçekte daha aşağıda, İsrail taraflarındaki bir gerili­min yukarıya taşınmasından ibaretti. </text:span></text:p>
      <text:p text:style-name="P79"><text:span text:style-name="T11">Nitekim, "Suriye</text:span><text:alphabetical-index-mark text:string-value=" " text:key1="Suriye"/><text:span text:style-name="T11"> öcüsü" ile ilgili propagandaya malzeme olan istihbaratlar hep Batı Kudüs'ten ya da </text:span><text:span text:style-name="T3">abd</text:span><text:alphabetical-index-mark text:string-value=" " text:key1="ABD"/><text:span text:style-name="T11">'deki Yahudi lobisi</text:span><text:alphabetical-index-mark text:string-value=" " text:key1="ABDve İsrail lobisi"/><text:span text:style-name="T11">nden </text:span><text:soft-page-break/><text:span text:style-name="T11">kaynak bu­lu­yordu. Örneğin, 20 Mayıs 1996 tarihli </text:span><text:span text:style-name="T12">Sabah</text:span><text:alphabetical-index-mark text:string-value=" " text:key1="Sabah"/><text:span text:style-name="T11">, şöyle yazıyordu: "Amerika'da yayınlanan bir rapora göre Suriye ve İran</text:span><text:alphabetical-index-mark text:string-value=" " text:key1="İran"/><text:span text:style-name="T11">'ın ellerindeki füzeleri Türk ve İsrail kentleri ile Türkiye'deki Amerikan hedefleri için kullanma olasılığının çok yüksek olduğu vurgulandı." Amerika'da yayınlanan benzeri raporların or­tak özelliği, hemen hepsinin İsrail bağlantılı kişi ya da kurumların kalemin­den çıkmasıydı. İsrail'e yakınlığı bilinen Ankara eski büyükelçisi Morton Ab­ramowitz</text:span><text:alphabetical-index-mark text:string-value=" " text:key1="Abramowitz, Morton"/><text:span text:style-name="T11">, "Suriye tehdidi"ni dilinden düşürmeyen sözkonuşu kişilerin ba­şın­da geliyordu.</text:span></text:p>
      <text:p text:style-name="P79"><text:span text:style-name="T3">abd</text:span><text:alphabetical-index-mark text:string-value=" " text:key1="ABD"/><text:span text:style-name="T11">'deki Yahudi lobisi</text:span><text:alphabetical-index-mark text:string-value=" " text:key1="ABDve İsrail lobisi"/><text:span text:style-name="T11">nin etkili think-tank'i </text:span><text:span text:style-name="T3">winnep</text:span><text:alphabetical-index-mark text:string-value=" " text:key1="WINNEP"/><text:span text:style-name="T11"> de işin içindeydi do­ğal olarak. </text:span><text:span text:style-name="T3">winnep</text:span><text:alphabetical-index-mark text:string-value=" " text:key1="WINNEP"/><text:span text:style-name="T11">'in Yahudi üyelerinden Daniel Pipes</text:span><text:alphabetical-index-mark text:string-value=" " text:key1="Pipes, Daniel"/><text:span text:style-name="T11">'ın çizdiği Suriye</text:span><text:alphabetical-index-mark text:string-value=" " text:key1="Suriye"/><text:span text:style-name="T11">-Tür­kiye savaşı senaryosu, </text:span><text:span text:style-name="T12">Milliyet</text:span><text:alphabetical-index-mark text:string-value=" " text:key1="Milliyet"/><text:span text:style-name="T11"> muhabiri Yasemin Çongar</text:span><text:alphabetical-index-mark text:string-value=" " text:key1="Çongar, Yasemin"/><text:span text:style-name="T11"> tarafından Was­hington'dan şöyle bildiriliyordu: </text:span></text:p>
      <text:p text:style-name="P32"><text:span text:style-name="T3">abd</text:span><text:alphabetical-index-mark text:string-value=" " text:key1="ABD"/><text:span text:style-name="T11">'de Ortadoğu konularında etkin Washington Institute</text:span><text:alphabetical-index-mark text:string-value=" " text:key1="winnep"/><text:span text:style-name="T11"> Near East Policy ad­lı Yahudi lobisi</text:span><text:alphabetical-index-mark text:string-value=" " text:key1="ABDve İsrail lobisi"/><text:span text:style-name="T11">ne bağlı think tank kuruluşunun yayınladığı raporda, Suriye</text:span><text:alphabetical-index-mark text:string-value=" " text:key1="Suriye"/><text:span text:style-name="T11"> ve Türkiye arasında sınırda her an sıcak çatışma yaşanabileceği savunuldu. "Ba­rış Sürecinin Ötesinde Suriye" adlı kitabı yakında yayınlanacak olan ve İs­rail yanlısı görüşleriyle tanınan Ortadoğu uzmanı Daniel Pipes</text:span><text:alphabetical-index-mark text:string-value=" " text:key1="Pipes, Daniel"/><text:span text:style-name="T11">'ın imzasını ta­şı­yan "Golan</text:span><text:alphabetical-index-mark text:string-value=" " text:key1="Golan Tepeleri"/><text:span text:style-name="T11">'ın ötesi: Suriye-Türkiye Çatışma Olasılığı" başlıklı raporda Hafız Esad</text:span><text:alphabetical-index-mark text:string-value=" " text:key1="Hafız Esad"/><text:span text:style-name="T11"> yönetiminin Türkiye ile bir çatışmaya girmesinin İsrail ile yeni bir sür­tüş­me yaşamasından çok daha yüksek bir olasılık olduğu bildirildi.</text:span><text:span text:style-name="T13"><text:note text:id="ftn309" text:note-class="endnote"><text:note-citation>cccix</text:note-citation><text:note-body><text:p text:style-name="Endnote"><text:span text:style-name="T21"><text:s/>Yasemin Çongar</text:span><text:alphabetical-index-mark text:string-value=" " text:key1="Çongar, Yasemin"/><text:span text:style-name="T21">, </text:span><text:span text:style-name="T22">Milliyet</text:span><text:alphabetical-index-mark text:string-value=" " text:key1="Milliyet"/><text:span text:style-name="T22">,</text:span><text:span text:style-name="T21"> 2 Şubat 1996.</text:span></text:p></text:note-body></text:note></text:span></text:p>
      <text:p text:style-name="P79"><text:span text:style-name="T11">1996 Nisanı'nda Yahudi lobisi</text:span><text:alphabetical-index-mark text:string-value=" " text:key1="ABDve İsrail lobisi"/><text:span text:style-name="T11">nin "gür sesi" William Safire</text:span><text:alphabetical-index-mark text:string-value=" " text:key1="Safire, William"/><text:span text:style-name="T11"> da </text:span><text:span text:style-name="T12">New York Time</text:span><text:alphabetical-index-mark text:string-value=" " text:key1="New York Times, The"/><text:span text:style-name="T12">s</text:span><text:span text:style-name="T11">'da yazdığı makaleyle savaş kışkırtıcılığına soyundu ve şöyle yazdı: "Türkiye İsrail ile birlikte Suriye</text:span><text:alphabetical-index-mark text:string-value=" " text:key1="Suriye"/><text:span text:style-name="T11"> diktatörü Esad</text:span><text:alphabetical-index-mark text:string-value=" " text:key1="Esad, Hafız"/><text:span text:style-name="T11">'ın Şam'daki terörist eğitim kamplarını ve bölgedeki bütün merkez bürolarını tehdit etmeli. Ankara su musluklarını kısabileceğini de açıklamalıdır."</text:span><text:span text:style-name="T13"><text:note text:id="ftn310" text:note-class="endnote"><text:note-citation>cccx</text:note-citation><text:note-body><text:p text:style-name="P115"><text:s/>Yeni Yüzyıl, 27 Nisan 1996.<text:alphabetical-index-mark text:string-value=" " text:key1="Yeni Yüzyıl"/></text:p></text:note-body></text:note></text:span><text:span text:style-name="T11"> (Nitekim gerçekten de Safi­re</text:span><text:alphabetical-index-mark text:string-value=" " text:key1="Safire, William"/><text:span text:style-name="T11">'­in yazısının yayınlandığı günlerde, Ankara'da, herhangi bir gerekçeye da­yan­madan su musluklarının kapatılması ve Şam'a operasyon yapılması gün­deme geldi.)</text:span></text:p>
      <text:p text:style-name="P79"><text:span text:style-name="T11">Buna benzer savaş çığırtkanlıkları, İsrail bağlantılı daha pek çok kaynakta ve çoğu zaman da doğrudan İsrailliler tarafından düzenli bir biçimde yapıldı. İsrailliler, bir taraftan Türkiye'ye ciddi bir Suriye</text:span><text:alphabetical-index-mark text:string-value=" " text:key1="Suriye"/><text:span text:style-name="T11"> tehdidinin var ol­duğunu telkin ediyor, öte yandan da "Suriye'ye gereken dersi verecek güce sahipsiniz" gibi "dolduruş"larla Türkiye'yi Şam'a karşı kışkırtıyorlardı. </text:span><text:span text:style-name="T12">Yeni Yüzyıl</text:span><text:alphabetical-index-mark text:string-value=" " text:key1="Yeni Yüzyıl"/><text:span text:style-name="T11">, </text:span><text:soft-page-break/><text:span text:style-name="T11">İsrailli "Suriye uzmanı" Moşe Maoz'la yapılan görüşmeyi şöyle aktarıyordu:</text:span></text:p>
      <text:p text:style-name="P32"><text:span text:style-name="T11">Türkiye-Suriye</text:span><text:alphabetical-index-mark text:string-value=" " text:key1="Suriye"/><text:span text:style-name="T11"> ilişkilerini değerlendiren İsrailli Ortadoğu uzmanı Moşe Moaz: "Suriye'ye anladığı dilden cevap verin" dedi. Kudüs Üniversitesi Harry Tru­man Araştırma Merkezi Başkanı ve dünyanın önde gelen Suriye uzmanla­rın­dan biri olan Moşe Maoz "Türkiye o kadar güçlü ki Suriye'den çekinmenizi anlamıyorum. Türkiye Şam'a bazı askeri sinyaller gönderebilir" şeklinde ko­nuştu.</text:span><text:span text:style-name="T13"><text:note text:id="ftn311" text:note-class="endnote"><text:note-citation>cccxi</text:note-citation><text:note-body><text:p text:style-name="Endnote"><text:span text:style-name="T22">Yeni Yüzyıl</text:span><text:alphabetical-index-mark text:string-value=" " text:key1="Yeni Yüzyıl"/><text:span text:style-name="T22">. </text:span><text:span text:style-name="T21">17 Haziran 1996.</text:span></text:p></text:note-body></text:note></text:span></text:p>
      <text:p text:style-name="P79"><text:span text:style-name="T11">Tüm bu propagandanın doğal sonucu, Türkiye'de "Suriye</text:span><text:alphabetical-index-mark text:string-value=" " text:key1="Suriye"/><text:span text:style-name="T11"> tehdidine kar­şı İsrail'le yakınlaşma" düşüncesinin yaygınlaşması oldu. Bunun yanına bir de İsrail'i "ideolojik" yönden kendisine yakın hisseden çevrelerin etkisi ek­lenince, ortaya bir tür Türkiye-İsrail ittifakı çıktı. Yahudi Devleti'nin Nisan 1996'da Güney Lübnan</text:span><text:alphabetical-index-mark text:string-value=" " text:key1="Lübnan"/><text:span text:style-name="T11">'a düzenlediği—ve kadın ve çocuk ağırlıklı 104 sivilin İsrail topçusu tarafından bilinçli bir biçimde katledilmesiyle</text:span><text:span text:style-name="T13"><text:note text:id="ftn312" text:note-class="endnote"><text:note-citation>cccxii</text:note-citation><text:note-body><text:p text:style-name="Endnote"><text:span text:style-name="T21"><text:s/>Gazap Üzümleri</text:span><text:alphabetical-index-mark text:string-value=" " text:key1="Gazap Üzümleri operasyonu"/><text:span text:style-name="T21"> operasyonu sırasında gerçekleşen Cana Katliamı</text:span><text:alphabetical-index-mark text:string-value=" " text:key1="Cana Katliamı"/><text:span text:style-name="T21">nın bilinçli bir eylem olduğu, yani İsrail topçusunun, hedef aldığı noktadaki sivillerin varlığından haberdar olduğu halde ateş açtığı, olaydan sonra yapılan araştırmalarda ortaya çıkmıştır. Bkz. Gil Riva, "The Soldiers Who Fired At Qana Did Not Care about the Massacre", </text:span><text:span text:style-name="T22">Kol Ha'ir</text:span><text:span text:style-name="T21"> (İbranice), 10 Mayıs 1996; </text:span><text:span text:style-name="T22">Washington Report on Middle East Affair</text:span><text:alphabetical-index-mark text:string-value=" " text:key1="Washington Report on Middle East Affairs"/><text:span text:style-name="T22">s</text:span><text:span text:style-name="T21">, Temmuz 1996.</text:span></text:p></text:note-body></text:note></text:span><text:span text:style-name="T11"> gerçekleşen "Cana Katliamı</text:span><text:alphabetical-index-mark text:string-value=" " text:key1="Cana Katliamı"/><text:span text:style-name="T11">"nı da içeren—Gazap Üzümleri</text:span><text:alphabetical-index-mark text:string-value=" " text:key1="Gazap Üzümleri Operasyonu"/><text:span text:style-name="T11"> operasyonunun hemen önc</text:span><text:alphabetical-index-mark text:string-value=" " text:key1="Türkiyeve Suriye"/><text:alphabetical-index-mark text:string-value=" " text:key1="Türkiyeve Suriye"/><text:span text:style-name="T11">esinde imzalanan Askeri İşbirliği Anlaşmas</text:span><text:alphabetical-index-mark text:string-value=" " text:key1="Askeri İşbirliği Anlaşması (Türkiye-İsrail)"/><text:span text:style-name="T11">ı, bu ittifakın ilk somut a­dımıydı. Türkiye'yi Arap dünyasının gözünde "İsrail'in suç ortağı" konumu­na düşüren bu anlaşmaya daha sonra yeni anlaşmalar eklendi. </text:span></text:p>
      <text:p text:style-name="P79"><text:span text:style-name="T11">İsrail'le yapılan tüm bu anlaşmaların en önemli sonucu ise, Türkiye'­nin Suriye</text:span><text:alphabetical-index-mark text:string-value=" " text:key1="Suriye"/><text:span text:style-name="T11"> ve İran</text:span><text:alphabetical-index-mark text:string-value=" " text:key1="İran"/><text:span text:style-name="T11">'la olan ilişkilerini gerginleştirmesiydi. Çünkü anlaşma­la­rın içeriği, "Suriye, İran ve Irak</text:span><text:alphabetical-index-mark text:string-value=" " text:key1="Irak"/><text:span text:style-name="T11"> sınırlarında istihbarat" konusunu da kapsı­yor­du. Türkiye bu bölgelerde İsrail'in dinleme (wire tapping) ve erken haber al­ma sisteminden yararlanacaktı, ancak bu kanallarla elde edilen istihbarat İs­ra­il'in de eline geçecekti.</text:span><text:span text:style-name="T13"><text:note text:id="ftn313" text:note-class="endnote"><text:note-citation>cccxiii</text:note-citation><text:note-body><text:p text:style-name="Endnote"><text:span text:style-name="T22">Yeni Yüzyıl</text:span><text:alphabetical-index-mark text:string-value=" " text:key1="Yeni Yüzyıl"/><text:span text:style-name="T21">, 20 Mayıs 1996.</text:span></text:p></text:note-body></text:note></text:span><text:span text:style-name="T11"> Bu ise, elbette, Suriye ve İran açısından oldukça ra­hatsız edici bir gelişmeydi. </text:span></text:p>
      <text:p text:style-name="P79"><text:span text:style-name="T11">Kısacası ortada kısır döngü vardı: İsrail mahreçli yanıltıcı "istih­ba­rat"larla "Suriye</text:span><text:alphabetical-index-mark text:string-value=" " text:key1="Suriye"/><text:span text:style-name="T11"> tehdidi" endişesine kapılan Türkiye, bu tehdide karşı çareyi yine İsrail'e yakınlaşmakta arıyordu. İsrail'e yakınlaştıkça da Suriye'nin—ve İran</text:span><text:alphabetical-index-mark text:string-value=" " text:key1="İran"/><text:span text:style-name="T11">'ın—tedirginliği giderek artıyor ve Türkiye'ye karşı daha sert bir tavır alıyorlardı. Bu tavır ise, "Suriye tehdidi"nin yeni bir delili olarak en baştaki "istihbaratlara" ekleniyordu.</text:span></text:p>
      <text:p text:style-name="P79"><text:soft-page-break/><text:span text:style-name="T11">Bu kısır döngünün Türkiye'ye getirdiği zarar, başta da belirttiğimiz gibi, Türkiye'nin Suriye</text:span><text:alphabetical-index-mark text:string-value=" " text:key1="Suriye"/><text:span text:style-name="T11"> ve İran</text:span><text:alphabetical-index-mark text:string-value=" " text:key1="İran"/><text:span text:style-name="T11"> gibi komşularıyla diplomatik kurallar içinde uzlaşma olasılığını ortadan kaldırmasıydı. Türkiye'nin İsrail'e abartılı bir bi­çim­de yakınlaşmasına öncülük edenler, bu gerçeği görmezlikten gelmiş ya da ıskalamışlardı.</text:span></text:p>
      <text:p text:style-name="P79"><text:span text:style-name="T11">Bunun yanında görmedikleri çok önemli bir nokta daha vardı: "Türki­ye'nin İsrail'le bir olup Suriye</text:span><text:alphabetical-index-mark text:string-value=" " text:key1="Suriye"/><text:span text:style-name="T11">'yi sıkıştırması" mümkün de değildi aslında. Çünkü Suriye ve İsrail, Suriye ile Türkiye'nin arasındaki en büyük sorun o­lan su sorununda aynı saftaydılar.</text:span></text:p>
      <text:p text:style-name="P66"/>
      <text:p text:style-name="P79"><text:bookmark-start text:name="Suriye_Türkiye"/><text:bookmark-end text:name="Suriye_Israil_Su"/></text:p>
      <text:p text:style-name="P84"><text:span text:style-name="T26">Suyun Üstündeki İsrail-Suriye</text:span><text:alphabetical-index-mark text:string-value=" " text:key1="Suriye"/><text:span text:style-name="T26"> İttifakı</text:span></text:p>
      <text:p text:style-name="P63"/>
      <text:p text:style-name="P79"><text:span text:style-name="T11">İsrail, üstte değindiğimiz gibi yıllardır Türkiye'yi "Suriye</text:span><text:alphabetical-index-mark text:string-value=" " text:key1="Suriye"/><text:span text:style-name="T11"> tehdidi" ile te­dirgin etmeye çalışmakta ve bu sayede Türkiye'yi kendi safına çekmek iste­mek­tedir. Bunun için sürekli olarak Türkiye'ye "Suriye'nin savaş planları" ile ilgili sözde uyarılar yollamakta, hatta Türkiye'ye Suriye'yi vurmasını öner­mektedir.</text:span></text:p>
      <text:p text:style-name="P79"><text:span text:style-name="T11">Ancak burada bir nokta oldukça önemlidir. İsrail'in gerçekte "Su­ri­ye</text:span><text:alphabetical-index-mark text:string-value=" " text:key1="Suriye"/><text:span text:style-name="T11">'­yi Türkiye'nin yardımıyla sıkıştırmak" gibi bir amacı yoktur. İki nedenle: Bi­rin­cisi, böyle bir "sandviç stratejisine" ihtiyacı yoktur. Zaten </text:span><text:span text:style-name="T3">abd</text:span><text:alphabetical-index-mark text:string-value=" " text:key1="ABD"/><text:span text:style-name="T11">'nin Orta­do­ğu politikasını istediği gibi yönlendirme şansına sahiptir ve Suriye'yi sıkış­tırmak istediğinde bunu </text:span><text:span text:style-name="T3">abd</text:span><text:span text:style-name="T11">'nin ağırlığı ile çok daha etkili bir biçimde ger­çek­leştirebilir. İkincisi, Suriye ile bazı temel stratejik konularda aslında aynı fi­kirdedir, özellikle de su sorunu konusunda. </text:span></text:p>
      <text:p text:style-name="P79"><text:span text:style-name="T11">İsrail ile Suriye</text:span><text:alphabetical-index-mark text:string-value=" " text:key1="Suriye"/><text:span text:style-name="T11">'nin "su ittifakı", Golan</text:span><text:alphabetical-index-mark text:string-value=" " text:key1="Golan Tepeleri"/><text:span text:style-name="T11"> Tepeleri'nden doğdu. İsrail, 1967 Savaşı</text:span><text:alphabetical-index-mark text:string-value=" " text:key1="Altı Gün Savaşı (1967)"/><text:span text:style-name="T11">'nda bu tepeleri işgal ettikten sonra bir daha geri vermemişti. Bu­nun iki nedeni vardı; Golan</text:span><text:alphabetical-index-mark text:string-value=" " text:key1="Golan Tepeleri"/><text:span text:style-name="T11"> Tepeleri'nin askeri yönden önemli bir mevki o­lu­şu ve tepelerdeki su kaynakları. İsrail-</text:span><text:span text:style-name="T3">fkö</text:span><text:alphabetical-index-mark text:string-value=" " text:key1="FKÖ"/><text:span text:style-name="T11"> barışının ardından gündeme gelen İsrail-Suriye barış</text:span><text:alphabetical-index-mark text:string-value=" " text:key1="İsrailve Suriye"/><text:alphabetical-index-mark text:string-value=" " text:key1="Suriyeve İsrail"/><text:span text:style-name="T11"> planı ise, Yahudi Devleti'nin Golan</text:span><text:alphabetical-index-mark text:string-value=" " text:key1="Golan Tepeleri"/><text:span text:style-name="T11">'ı geri vermesini ge­rektiriyordu. Ancak İsrail, bunun için iki şart öne sürüyordu; Golan</text:span><text:alphabetical-index-mark text:string-value=" " text:key1="Golan Tepeleri"/><text:span text:style-name="T11">'ın ge­rekirse Barış Gücü </text:span><text:soft-page-break/><text:span text:style-name="T11">askerleri ile çevrelenerek İsrail'i askeri yönden tehdit e­den bir mevzi olmaktan çıkarılması ve daha da önemlisi Golan</text:span><text:alphabetical-index-mark text:string-value=" " text:key1="Golan Tepeleri"/><text:span text:style-name="T11">'daki su kay­nak­larının İsrail'e ait olmaya devam etmesi. </text:span></text:p>
      <text:p text:style-name="P79"><text:span text:style-name="T11">Kısacası İsrail, içinde bulunduğu şiddetli su ihtiyacı nedeniyle, Golan</text:span><text:alphabetical-index-mark text:string-value=" " text:key1="Golan Tepeleri"/><text:span text:style-name="T11">'ı verse bile, Golan</text:span><text:alphabetical-index-mark text:string-value=" " text:key1="Golan Tepeleri"/><text:span text:style-name="T11">'daki suyu vermek istemiyordu. Ancak yine büyük bir su so­runu yaşayan Suriye</text:span><text:alphabetical-index-mark text:string-value=" " text:key1="Suriye"/><text:span text:style-name="T11">'nin böylesi bir su kaybına ikna olması zor gözükü­yordu. </text:span></text:p>
      <text:p text:style-name="P79"><text:span text:style-name="T11">İşte bu noktada bir başka formül devreye girdi; Türkiye formülü!.. Eğer Türkiye, Fırat</text:span><text:alphabetical-index-mark text:string-value=" " text:key1="Fırat nehri"/><text:span text:style-name="T11">'tan Suriye</text:span><text:alphabetical-index-mark text:string-value=" " text:key1="Suriye"/><text:span text:style-name="T11">'nin istediği gibi daha fazla su bırakırsa, Suriye de Golan</text:span><text:alphabetical-index-mark text:string-value=" " text:key1="Golan Tepeleri"/><text:span text:style-name="T11">'daki suyu İsrail'e gönül rahatlığı ile bırakabilecekti.</text:span></text:p>
      <text:p text:style-name="P79"><text:span text:style-name="T11">Aslında "Türkiye formülü" yalnızca İsrail-Suriye</text:span><text:alphabetical-index-mark text:string-value=" " text:key1="Suriye"/><text:span text:style-name="T11"> barışı için de geçerli değildi. Türkiye'nin Fırat</text:span><text:alphabetical-index-mark text:string-value=" " text:key1="Fırat nehri"/><text:span text:style-name="T11">'tan aşağıya daha fazla su bırakması, etrafındaki A­rap­lar'ın suyunu gasp eden ve bu nedenle de onlarla sürekli bir su kavgası için­de olan İsrail'i başka yönlerden de rahatlatacaktı. Kudüs'teki İbrani Üniver­sitesi profesörlerinden Hillel Şouval</text:span><text:alphabetical-index-mark text:string-value=" " text:key1="Şouval, Hillel"/><text:span text:style-name="T11"> durumu şöyle özetliyordu:</text:span></text:p>
      <text:p text:style-name="P32"><text:span text:style-name="T11">Türkiye Suriye</text:span><text:alphabetical-index-mark text:string-value=" " text:key1="Suriye"/><text:span text:style-name="T11">'ye daha fazla su verirse, Suriye de Ürdün</text:span><text:alphabetical-index-mark text:string-value=" " text:key1="Ürdün"/><text:span text:style-name="T11">'e Yarmuk</text:span><text:alphabetical-index-mark text:string-value=" " text:key1="Yarmuk nehri"/><text:span text:style-name="T11"> ırmağın­dan daha fazla su akıtabilecek. Ürdün'ün sulama imkanları artınca da Ghor Kana­lı'­ndan Filistin</text:span><text:alphabetical-index-mark text:string-value=" " text:key1="Filistin"/><text:span text:style-name="T11">lilere yılda yüz milyon m</text:span><text:span text:style-name="T31">3</text:span><text:span text:style-name="T11"> su sevketmesi mümkün olacak. Tür­kiye'nin bu süreçte oynayacağı dolaylı rol budur.</text:span><text:span text:style-name="T13"><text:note text:id="ftn314" text:note-class="endnote"><text:note-citation>cccxiv</text:note-citation><text:note-body><text:p text:style-name="Endnote"><text:span text:style-name="T21"><text:s/>Zeynep Göğüş</text:span><text:alphabetical-index-mark text:string-value=" " text:key1="Göğüş, Zeynep"/><text:span text:style-name="T21">, </text:span><text:span text:style-name="T22">Hürriye</text:span><text:alphabetical-index-mark text:string-value=" " text:key1="Hürriyet"/><text:span text:style-name="T22">t</text:span><text:span text:style-name="T21">, 7 Ekim 1993.</text:span></text:p></text:note-body></text:note></text:span></text:p>
      <text:p text:style-name="P79"><text:span text:style-name="T12">Hürriye</text:span><text:alphabetical-index-mark text:string-value=" " text:key1="Hürriyet"/><text:span text:style-name="T12">t</text:span><text:span text:style-name="T11"> yazarı Zeynep Göğüş</text:span><text:alphabetical-index-mark text:string-value=" " text:key1="Göğüş, Zeynep"/><text:span text:style-name="T11">, İsrailli uzmanlarla yaptığı gö­rüş­me­le­rin ardından bu tehlikenin farkına varmış ve henüz 1993 Ekiminde şu sa­tır­la­rı yazmıştı:</text:span></text:p>
      <text:p text:style-name="P32"><text:span text:style-name="T11">Türkiye üzerindeki su basıncı bir süredir hissedilir biçimde artıyor. İsrail, özel­likle Filistin</text:span><text:alphabetical-index-mark text:string-value=" " text:key1="Filistin"/><text:span text:style-name="T11">'le barış sürecinin başlamasından bu yana, Fırat</text:span><text:alphabetical-index-mark text:string-value=" " text:key1="Fırat nehri"/><text:span text:style-name="T11">'ın sularından Suri­ye</text:span><text:alphabetical-index-mark text:string-value=" " text:key1="Suriye"/><text:span text:style-name="T11">'nin daha fazla yararlandırılmasını istediği izlenimini uyandırıyor. İs­rail-Suriye barış</text:span><text:alphabetical-index-mark text:string-value=" " text:key1="İsrailve Suriye"/><text:alphabetical-index-mark text:string-value=" " text:key1="Suriyeve İsrail"/><text:span text:style-name="T11"> pazarlığında Fırat</text:span><text:alphabetical-index-mark text:string-value=" " text:key1="Fırat nehri"/><text:span text:style-name="T11">'ın suları da bir kart olarak masaya gelebi­lecek. İsrailliler, Suriyelilerden başka alanlarda taviz koparabilmek için "Fı­rat</text:span><text:alphabetical-index-mark text:string-value=" " text:key1="Fırat nehri"/><text:span text:style-name="T11">'­ın sularından daha fazla yararlanmanız için sizin tarafınızı tutuyoruz" diyebi­le­cekler.</text:span><text:span text:style-name="T13"><text:note text:id="ftn315" text:note-class="endnote"><text:note-citation>cccxv</text:note-citation><text:note-body><text:p text:style-name="P113">Ibid.</text:p></text:note-body></text:note></text:span></text:p>
      <text:p text:style-name="P79"><text:span text:style-name="T11">1993'te "ihtimal" olarak gözüken bu tehlike, İsrail-Suriye</text:span><text:alphabetical-index-mark text:string-value=" " text:key1="Suriye"/><text:span text:style-name="T11"> barışının u­fuk­ta gözüktüğü 1995'te gerçeğe dönüşmeye başladı. İsrail'in Suriye ile olan flörtü, "Türkiye formülü"nü yeniden gündemin zirvesine oturttu. </text:span><text:span text:style-name="T16">Ancak İs­ra­il, yine kendisini perde arkasında tutmak istiyordu. Bu nedenle, Suriye, 1995'in son günlerinde arkasına diğer Arap ülkelerini alarak atağa geçti. Ön­ce 27 Aralık 1995'te Şam'da bir Arap Zirvesi yapıldı ve Türkiye'yi su konu­sun­da uyaran bir </text:span><text:soft-page-break/><text:span text:style-name="T16">deklarasyon yayınlandı. Bir kaç gün sonra da Suriye Tür­ki­ye'ye aynı konuda bir nota gönderdi. Yüzeysel bir bakış, diğer Arap ül­ke­le­rinin desteğini arkasında bulan Suriye'nin Türkiye'ye karşı harekete geçtiği yo­rumu yapabilirdi. </text:span></text:p>
      <text:p text:style-name="P79"><text:span text:style-name="T16">Oysa Suriye</text:span><text:alphabetical-index-mark text:string-value=" " text:key1="Suriye"/><text:span text:style-name="T16">'ye cesaret veren güç, yalnızca diğer Arap ülkeleri değildi. Ha­fız Esad</text:span><text:alphabetical-index-mark text:string-value=" " text:key1="Hafız Esad"/><text:span text:style-name="T16">, bu konuda, İsrail'den ve onun lobilerinden de destek buluyordu. Ocak 1996'da </text:span><text:span text:style-name="T17">Milliyet</text:span><text:alphabetical-index-mark text:string-value=" " text:key1="Milliyet"/><text:span text:style-name="T16">'te yayınlanan "Suriye-İsrail Gizli Su İttifakı" başlıklı ha­berde şunlar yazılmıştı:</text:span></text:p>
      <text:p text:style-name="P32"><text:span text:style-name="T11">Fırat</text:span><text:alphabetical-index-mark text:string-value=" " text:key1="Fırat nehri"/><text:span text:style-name="T11">'ın sularının paylaşımı konusunu bazı Arap ülkelerini de arkasına alarak son günlerde sürekli gündeme getiren ve Türkiye'yi köşeye sıkıştırmaya çalı­şan Suriye</text:span><text:alphabetical-index-mark text:string-value=" " text:key1="Suriye"/><text:span text:style-name="T11">'nin bu girişiminin arkasında İsrail'in de bulunduğu belirtildi. Dışiş­leri Bakanlığı'nda Fırat</text:span><text:alphabetical-index-mark text:string-value=" " text:key1="Fırat nehri"/><text:span text:style-name="T11"> ve Dicle</text:span><text:alphabetical-index-mark text:string-value=" " text:key1="Dicle nehri"/><text:span text:style-name="T11">'nin sularının paylaşımı konusunda hazırlanan bir raporda, İsrail'in işgal altında tuttuğu Golan</text:span><text:alphabetical-index-mark text:string-value=" " text:key1="Golan Tepeleri"/><text:span text:style-name="T11"> Tepeleri'nde kendisi için son de­rece önem taşıyan su kaynakları bulunduğu ve bunları hiçbir şekilde elden çı­karmak istemediği vurgulanarak, "İsrail Suriye'nin Golan</text:span><text:alphabetical-index-mark text:string-value=" " text:key1="Golan Tepeleri"/><text:span text:style-name="T11">'daki kaybının Fı­rat</text:span><text:alphabetical-index-mark text:string-value=" " text:key1="Fırat nehri"/><text:span text:style-name="T11">'tan verilecek fazla suyla kapatılmasını istemektedir" deniliyor... Uluslar­ara­­sı camiada Türkiye'ye yönelik baskıların arttığına dikkat çekilen raporda, "bu baskıların kaynağına inildiğinde karşımıza İsrail çıkmaktadır. 'Su, savaşa ne­den olabilecek bir anlaşmazlık konusudur', şeklindeki tezin arkasında Kahi­re ve Tel Aviv vardır" deniliyor.</text:span><text:span text:style-name="T13"><text:note text:id="ftn316" text:note-class="endnote"><text:note-citation>cccxvi</text:note-citation><text:note-body><text:p text:style-name="Endnote"><text:span text:style-name="T21"><text:s/>Fatih M. Yılmaz, </text:span><text:span text:style-name="T22">Milliyet</text:span><text:alphabetical-index-mark text:string-value=" " text:key1="Milliyet"/><text:span text:style-name="T21">, 3 Ocak 1996.</text:span></text:p></text:note-body></text:note></text:span></text:p>
      <text:p text:style-name="P79"><text:span text:style-name="T11">İsrail ile Suriye</text:span><text:alphabetical-index-mark text:string-value=" " text:key1="Suriye"/><text:span text:style-name="T11"> arasındaki bu işbi</text:span><text:alphabetical-index-mark text:string-value=" " text:key1="İsrailve Suriye"/><text:span text:style-name="T11">rliği, </text:span><text:span text:style-name="T12">Hürriye</text:span><text:alphabetical-index-mark text:string-value=" " text:key1="Hürriyet"/><text:span text:style-name="T12">t</text:span><text:span text:style-name="T11"> yazarı Ferai Tınç</text:span><text:alphabetical-index-mark text:string-value=" " text:key1="Tınç, Ferai"/><text:span text:style-name="T11"> ta­ra­fın­dan da şöyle özetleniyordu: "Görülen o ki, Türkiye'nin su kaynakları Orta­doğu barışı ile doğrudan irtibatlandırılıyor. Zira İsrail Suriye'ye 'siz Tür­kiye ile anlaşın, Golan</text:span><text:alphabetical-index-mark text:string-value=" " text:key1="Golan Tepeleri"/><text:span text:style-name="T11"> Tepelerindeki sular bizde kalsın' mesajı yolluyor. Su­riye İsrail'in desteğini arkasına alarak sorunu uluslararası platforma çekiyor."</text:span><text:span text:style-name="T13"><text:note text:id="ftn317" text:note-class="endnote"><text:note-citation>cccxvii</text:note-citation><text:note-body><text:p text:style-name="Endnote"><text:span text:style-name="T21"><text:s/>Ferai Tınç</text:span><text:alphabetical-index-mark text:string-value=" " text:key1="Tınç, Ferai"/><text:span text:style-name="T21">, </text:span><text:span text:style-name="T22">Hürriye</text:span><text:alphabetical-index-mark text:string-value=" " text:key1="Hürriyet"/><text:span text:style-name="T22">t</text:span><text:span text:style-name="T21">, 26 Şubat 1996.</text:span></text:p></text:note-body></text:note></text:span></text:p>
      <text:p text:style-name="P79"><text:span text:style-name="T11">İşte Türkiye'ye sürekli dostluk ve işbirliği mesajları yollayan İşçi Partisi</text:span><text:alphabetical-index-mark text:string-value=" " text:key1="İşçi Partisi (İsrail)"/><text:span text:style-name="T11"> hü­kümetinin gerçek politikası buydu. Şimon Peres</text:span><text:alphabetical-index-mark text:string-value=" " text:key1="Peres, Şimon"/><text:span text:style-name="T11">, bunu açıkça ifade etmek­ten de çekinmeyerek şöyle demişti: "Su sorunu çözümlenmeden, İsrail-Suriye</text:span><text:alphabetical-index-mark text:string-value=" " text:key1="Suriye"/><text:span text:style-name="T11"> arasında hiçbir anlaşma olamaz. Teorik olarak sorunun çözümü için, Suriye Türkiye'den su alır, biz de bugün kontrolümüz altında bulunan bü­tün su kaynaklarını muhafaza ederiz."</text:span><text:span text:style-name="T13"><text:note text:id="ftn318" text:note-class="endnote"><text:note-citation>cccxviii</text:note-citation><text:note-body><text:p text:style-name="Endnote"><text:span text:style-name="T22">Milliyet,</text:span><text:alphabetical-index-mark text:string-value=" " text:key1="Milliyet"/><text:span text:style-name="T21"> 14 Şubat 1996.</text:span></text:p></text:note-body></text:note></text:span></text:p>
      <text:p text:style-name="P79"><text:span text:style-name="T11">Görülen oydu ki, 1980'lerde Güney Afrika</text:span><text:alphabetical-index-mark text:string-value=" " text:key1="Güney Afrika Cumhuriyeti"/><text:span text:style-name="T11">'ya karşı uygulanan "ikili politika"nın da mimarı olan Şimon Peres</text:span><text:alphabetical-index-mark text:string-value=" " text:key1="Peres, Şimon"/><text:span text:style-name="T11">, bu kez de Türkiye'ye karşı bir "ikili politika" geliştirmişti. Suriye</text:span><text:alphabetical-index-mark text:string-value=" " text:key1="Suriye"/><text:span text:style-name="T11">'den çektikleri yüzünden İsrail'den destek uman ve destek vaadiyle İsrail'in "yedeğine" alınan Türkiye, İsrail-Suriye barış</text:span><text:alphabetical-index-mark text:string-value=" " text:key1="İsrailve Suriye"/><text:alphabetical-index-mark text:string-value=" " text:key1="Suriyeve İsrail"/><text:span text:style-name="T11">ı için el altından "kazıklanacak"tı. Bu barış, Türkiye'nin terör sorununa hiç bir şe­kilde yardımcı olmadığı </text:span><text:soft-page-break/><text:span text:style-name="T11">gibi, üstüne üstlük, su sorununda da Suriye'ye bü­yük avantaj sağlayacaktı. </text:span></text:p>
      <text:p text:style-name="P79"><text:span text:style-name="T11">Ancak Türk basınında, akademik çevrelerinde ya da dış politika üre­tim merkezlerindeki "İsrailseverler", bu gerçekleri ustaca görmezlikten ge­le­rek, su sorununun ardındaki "İsrail-Suriye</text:span><text:alphabetical-index-mark text:string-value=" " text:key1="Suriye"/><text:span text:style-name="T11"> ittifakı"nın daha fazla hissedilmesini engellediler. Çünkü İsrail'e yakınlaşmak, onlar için, Türkiye'nin stra­te­jik çıkarları açısından değil, asıl olarak ideolojik yönden gerekliydi. </text:span></text:p>
      <text:p text:style-name="P79"><text:span text:style-name="T11"><text:s/>Tüm bunlara bakarak şunu söylemek mümküdür: İsrail'in ünlü "sand­viç stratejisi"ni ortaya atarak elde etmek istediği şey "Suriye</text:span><text:alphabetical-index-mark text:string-value=" " text:key1="Suriye"/><text:span text:style-name="T11">'yi sıkış­tır­mak" değil, sadece "Suriye'yi sıkıştırmak" görüntüsü altında Türkiye'yi ken­di eksenine çekmektir. Yahudi Devleti, Türkiye'nin tüm Ortadoğu politika­sı­nı acemi bir biçimde sadece terör örgütüne endekslediğinin farkındadır ve Tür­kiye'nin bu durumunu kullanmak istemektedir. Bunun için de önce orta­ya bir Suriye öcüsü atıp, sonra bu öcüyü kullanarak Türkiye'yi kendi safına çek­mek amacındadır. </text:span></text:p>
      <text:p text:style-name="P79"><text:span text:style-name="T11">Bu manzaradan çıkan bir sonuç ise özellikle önemlidir: Türkiye'yi İsrail'e yakınlaşmaya iten faktör bu terör ve Suriye</text:span><text:alphabetical-index-mark text:string-value=" " text:key1="Suriye"/><text:span text:style-name="T11"> öcüleri olduğuna göre, İs­rail Türkiye'nin bu iki sorundan kurtulmasını da asla istemez. Nitekim İs­ra­il­li yetkililer, terör örgütüne karşı Türkiye'ye yardım etmek gibi bir politikaları olmadığını defalarca belirtmişlerdir. Aksine İsrail, Türkiye'yi ken­di­sine yakın tutmaya devam etmek için, bu sorunların gündemde kalması için uğraşacaktır. </text:span></text:p>
      <text:p text:style-name="P79"><text:span text:style-name="T11">Bu denklem, Türkiye ile İsrail arasında stratejik bir işbirliği kurulması fikrinin ne denli boş ve hatta aldatıcı olduğunu göstermektedir. Mayıs 1996'­da </text:span><text:span text:style-name="T12">Aksiyon</text:span><text:span text:style-name="T11"> dergisinde yayınlanan aşağıdaki isabetli yorum, Türkiye'nin önü­ne sunulan "Suriye</text:span><text:alphabetical-index-mark text:string-value=" " text:key1="Suriye"/><text:span text:style-name="T11">'ye karşı İsrail'le işbirliği" tezinin irrasyonelliğini şöyle ö­zet­lemektedir: </text:span></text:p>
      <text:p text:style-name="P32"><text:span text:style-name="T11">İsrail'in Suriye</text:span><text:alphabetical-index-mark text:string-value=" " text:key1="Suriye"/><text:span text:style-name="T11"> ile bir barış gerçekleştirmesinin ardından iki ülkeyi birbirine yak­laştıran ortak düşman teması ortadan kalkacak. Ne </text:span><text:span text:style-name="T3">pkk</text:span><text:alphabetical-index-mark text:string-value=" " text:key1="pkk"/><text:span text:style-name="T11">, ne Yunanistan</text:span><text:alphabetical-index-mark text:string-value=" " text:key1="Yunanistan"/><text:span text:style-name="T11">, ne Rusya</text:span><text:alphabetical-index-mark text:string-value=" " text:key1="Rusya"/><text:span text:style-name="T11"> İsrail'in düşman tanımlamasında yer almıyor. Ancak Türkiye düşman o­la­rak algıladığı Yunanistan ile İsrail'in Ege'de ortak tatbikat yaptığını, yine ay­nı ülkenin Kıbrıs</text:span><text:alphabetical-index-mark text:string-value=" " text:key1="Kıbrıs"/><text:span text:style-name="T11"> Rum Kesimi'ne silah satmak için Rusya ve Fransa</text:span><text:alphabetical-index-mark text:string-value=" " text:key1="Fransa"/><text:span text:style-name="T11"> ile yarışa girdiğini görmezden gelerek etrafındaki ateşten çemberi İsrail ile stra­tejik işbirliğine girerek kıracağını düşünüyor. 1995 yılı Aralık ayında, barış sü­re­ci ile </text:span><text:span text:style-name="T3">pkk</text:span><text:span text:style-name="T11">'ya desteği ilişkilendiren bir soruya </text:span><text:soft-page-break/><text:span text:style-name="T11">Başbakan Peres</text:span><text:alphabetical-index-mark text:string-value=" " text:key1="Peres, Şimon"/><text:span text:style-name="T11">'in verdiği cevap hayli manidar: "Özür dilerim, Türkiye nereden çıktı? Bizim için Suriye'de on tane </text:span><text:span text:style-name="T3">fkö</text:span><text:alphabetical-index-mark text:string-value=" " text:key1="FKÖ"/><text:span text:style-name="T11"> karşıtı örgüt vardır ve buna son vermelerini ısrarl</text:span><text:bookmark-end text:name="Suriye_Türkiye"/><text:span text:style-name="T11">a söylüyoruz."</text:span><text:span text:style-name="T13"><text:note text:id="ftn319" text:note-class="endnote"><text:note-citation>cccxix</text:note-citation><text:note-body><text:p text:style-name="Endnote"><text:span text:style-name="T22">Aksiyon</text:span><text:span text:style-name="T21">,18-24 Mayıs 1996.</text:span></text:p></text:note-body></text:note></text:span></text:p>
      <text:p text:style-name="P69"/>
      <text:p text:style-name="P79"><text:bookmark-start text:name="Türkiye_Iran_Suriye"/></text:p>
      <text:p text:style-name="P84"><text:span text:style-name="T27">İran</text:span><text:alphabetical-index-mark text:string-value=" " text:key1="İran"/><text:span text:style-name="T27">'a Karşı "Türkiye Kartı" Hayalleri</text:span></text:p>
      <text:p text:style-name="P70"/>
      <text:p text:style-name="P79"><text:span text:style-name="T15">2000'e Doğr</text:span><text:alphabetical-index-mark text:string-value=" " text:key1="2000'e Doğru"/><text:span text:style-name="T15">u</text:span><text:span text:style-name="T14"> dergisi, 1992 yılında "Türkiye-İran</text:span><text:alphabetical-index-mark text:string-value=" " text:key1="İran"/><text:span text:style-name="T14"> Savaşını Kışkırtan </text:span><text:span text:style-name="T4">cıa</text:span><text:alphabetical-index-mark text:string-value=" " text:key1="CIA"/><text:span text:style-name="T14"> Ekibi" başlıklı bir haber yapmıştı. </text:span><text:span text:style-name="T15">2000'e Doğr</text:span><text:alphabetical-index-mark text:string-value=" " text:key1="2000'e Doğru"/><text:span text:style-name="T15">u</text:span><text:span text:style-name="T14">'nun "Washington'da bulunan deneyimli </text:span><text:span text:style-name="T4">abd</text:span><text:alphabetical-index-mark text:string-value=" " text:key1="ABD"/><text:span text:style-name="T14">'li gazeteci"den aldığı bilgiye göre, Amerikan-Türk Dostluk Derneği içinde faaliyet gösteren </text:span><text:span text:style-name="T4">cıa</text:span><text:span text:style-name="T14"> bağlantılı bir ekip, Türkiye'ye İran aleyhinde telkinde bulunuyor ve muhtemel bir çatışmayı körüklüyordu. Bu "sa­vaş kışkırtıcısı" ekibin en önemli üç ismi ise şunlardı: "Karanlıklar Prensi" Richard Perle</text:span><text:alphabetical-index-mark text:string-value=" " text:key1="Perle, Richard"/><text:span text:style-name="T14">, emekli general James Vaught</text:span><text:alphabetical-index-mark text:string-value=" " text:key1="Vaught, James"/><text:span text:style-name="T14"> ve Barış Suy</text:span><text:alphabetical-index-mark text:string-value=" " text:key1="Barış Suyu projesi"/><text:span text:style-name="T14">u projesinin mimar­larından Joyce Starr</text:span><text:alphabetical-index-mark text:string-value=" " text:key1="Starr, Joyce"/><text:span text:style-name="T14">... </text:span></text:p>
      <text:p text:style-name="P79"><text:span text:style-name="T14">Bu üç isimden ikisinin (Perle</text:span><text:alphabetical-index-mark text:string-value=" " text:key1="Perle, Richard"/><text:span text:style-name="T14"> ve Vaught</text:span><text:alphabetical-index-mark text:string-value=" " text:key1="Vaught, James"/><text:span text:style-name="T14">) Yahudi oluşları elbette ilk anda dikkat çekiyor ve doğal olarak akla bir "İsrail bağlantısı"nın olabile­ce­ğini getiriyordu. Nitekim böyle bir bağlantı vardı. Yazıda "savaş kışkırtıcı" ekip­le ilgili olarak şöyle deniyordu: "(Sözkonusu) </text:span><text:span text:style-name="T4">cıa</text:span><text:alphabetical-index-mark text:string-value=" " text:key1="CIA"/><text:span text:style-name="T14"> ekibi üyelerinin ortak nok­taları İsrail'e çok yakın olmaları."</text:span><text:span text:style-name="T13"><text:note text:id="ftn320" text:note-class="endnote"><text:note-citation>cccxx</text:note-citation><text:note-body><text:p text:style-name="Endnote"><text:span text:style-name="T21"><text:s/>"Türkiye-İran</text:span><text:alphabetical-index-mark text:string-value=" " text:key1="İran"/><text:span text:style-name="T21"> Savaşını Kışkırtan CIA</text:span><text:alphabetical-index-mark text:string-value=" " text:key1="CIA"/><text:span text:style-name="T21"> Ekibi", </text:span><text:span text:style-name="T22">2000'e Doğr</text:span><text:alphabetical-index-mark text:string-value=" " text:key1="2000'e Doğru"/><text:span text:style-name="T22">u</text:span><text:span text:style-name="T21">, 11 Ekim 1992.</text:span></text:p></text:note-body></text:note></text:span></text:p>
      <text:p text:style-name="P79"><text:span text:style-name="T14">Henüz 1992'de varlığını hissettiren İsrail'in Türkiye'yi İran</text:span><text:alphabetical-index-mark text:string-value=" " text:key1="İran"/><text:span text:style-name="T14">'a karşı kış­kırtma politikası, ilerleyen ay ve yıllarda daha da belirgin hale geldi. İsrail­liler, tüm üst düzey temaslarda Türkiye'ye "İran'a karşı ortak cephe" oluş­turma teklifi getirdiler. Yahudi Devleti, bilinçli olarak Gazap Üzümleri</text:span><text:alphabetical-index-mark text:string-value=" " text:key1="Gazap Üzümleri Operasyonu"/><text:span text:style-name="T14"> Ope­ras­yonu'ndan kısa bir süre öncesine denk getirilen İsrail-Türkiye Askeri İşbir­liği Anlaşmas</text:span><text:alphabetical-index-mark text:string-value=" " text:key1="Askeri İşbirliği Anlaşması (Türkiye-İsrail)"/><text:span text:style-name="T14">ı ile, daha önce değindiğimiz gibi, Türkiye'yi emrivaki yo­luy­la kendi "suç ortağı" haline getirdi ve Türk-İran dış politika dengesini de ona­rılması güç bir biçimde bozdu.</text:span></text:p>
      <text:p text:style-name="P79"><text:span text:style-name="T14">Ancak İsrail ve onun sempatizanları, Türkiye'yi İran</text:span><text:alphabetical-index-mark text:string-value=" " text:key1="İran"/><text:span text:style-name="T14">'a karşı Yahudi Devleti'nin safına çekmek için yalnızca bu tür diplomatik girişimlerle yetinme­diler. Bir de Türk kamuoyunu bu "cepheleşme"ye ikna etmek için, Noam Chomsky</text:span><text:alphabetical-index-mark text:string-value=" " text:key1="Chomsky, Noam"/><text:span text:style-name="T14">'nin "rıza üretme" (manufacturing </text:span><text:soft-page-break/><text:span text:style-name="T14">consent) dediği yöntem kullanıl­dı. Halkın "rızasının üretilebilmesi", yani desteğinin yapay bir biçimde oluş­tu­ru­labilmesi için izlenen yol ise İsrail gizli servislerinin artık uzmanlaştığı bir yöntemdi: Provokasyonlar aracılığıyla toplumu İran ile çatışmaya ikna etmek. </text:span></text:p>
      <text:p text:style-name="P79"><text:span text:style-name="T14">Kuşkusuz bu provokasyonların en önemlileri, bazı "anlamlı" isimlere karşı girişilen suikastlerdi. Özellikle Uğur Mumcu</text:span><text:alphabetical-index-mark text:string-value=" " text:key1="Uğur Mumcu"/><text:span text:style-name="T14"> ve Jak Kamhi</text:span><text:alphabetical-index-mark text:string-value=" " text:key1="Kamhi, Jak"/><text:span text:style-name="T14"> suikastleri bu konuda oldukça etkili oldu. </text:span></text:p>
      <text:p text:style-name="P79"><text:span text:style-name="T14">Oysa Uğur Mumcu</text:span><text:alphabetical-index-mark text:string-value=" " text:key1="Uğur Mumcu"/><text:span text:style-name="T14">'nun "İslamcılar" tarafından öldürüldüğüne dair ortada hiçbir kanıt yoktu. Ama tam bunun aksini gösteren kanıtlar vardı: Mumcu, öldürülmeden iki hafta kadar önce Türk basınında ilk kez Mossad</text:span><text:alphabetical-index-mark text:string-value=" " text:key1="Mossad"/><text:span text:style-name="T14">-Barzani ilişkisini deşifre etmiş, baba Molla Mustafa Barzani</text:span><text:alphabetical-index-mark text:string-value=" " text:key1="Barzani, Molla Mustafa"/><text:alphabetical-index-mark text:string-value=" " text:key1="Barzani, Molla Mustafa"/><text:span text:style-name="T14">'den oğul Mesud</text:span><text:alphabetical-index-mark text:string-value=" " text:key1="Barzani, Mesud"/><text:span text:style-name="T14"> Barzani'ye kadar süren Mossad bağlantısını ortaya koymuştu. Daha da ö­nem­lisi, ailesinin, Mumcu'nun ölümünden önce yine Kürt sorunu ile ilgi­lendiğini ve çok önemli bazı bilgiler ele geçirdiğini bildiren açıklamasıydı. Belki Mumcu, Mossad'ın yalnızca Kuzey Irak</text:span><text:alphabetical-index-mark text:string-value=" " text:key1="Irak"/><text:alphabetical-index-mark text:string-value=" " text:key1="IrakKuzey Irak"/><text:span text:style-name="T14">'taki değil, Türkiye'deki Kürt me­selesiyle olan ilişkisini çözme yolundaydı.</text:span></text:p>
      <text:p text:style-name="P79"><text:span text:style-name="T14">Ancak fazla yaşayamadı. Arabasına yerleştirilen son derece profesyonel bir bomba ile birlikte havaya uçtuğunda nedense medyanın büyük bir bölümü hep bir ağızdan "İslamcı teröristler"den söz etmeye başladı. Oysa tam o sırada ortaya çok ilginç bir </text:span><text:span text:style-name="T4">m</text:span><text:span text:style-name="T14">i</text:span><text:span text:style-name="T4">t</text:span><text:alphabetical-index-mark text:string-value=" " text:key1="mit (Milli İstihbarat Teşkilatı)"/><text:span text:style-name="T14"> belgesi çıkmıştı: Belgede, Uğur Mum­cu</text:span><text:alphabetical-index-mark text:string-value=" " text:key1="Uğur Mumcu"/><text:span text:style-name="T14"> suikastinin Hayfa limanından botla yola çıkan bir Mossad</text:span><text:alphabetical-index-mark text:string-value=" " text:key1="Mossad"/><text:span text:style-name="T14"> ekibi tara­fın­dan gerçekleştirildiği yazılıydı. </text:span><text:span text:style-name="T4">rp</text:span><text:alphabetical-index-mark text:string-value=" " text:key1="Refah Partisi"/><text:span text:style-name="T14"> Grup Başkan Vekili Şevket Kazan</text:span><text:alphabetical-index-mark text:string-value=" " text:key1="Kazan, Şevket"/><text:span text:style-name="T14">'a ula­şan ve Kazan tarafından da basına ve televizyonlara açıklanan belge, neden­se medyanın büyük çoğunluğu tarafından itibar görmedi. Onlar suikastin fail­lerini önceden belirlemişlerdi, "İslamcı teröristler"... Dolayısıyla İsrail gibi bir "dost"un adını mümkün olduğunca temiz tutmakta yarar görmüşlerdi. </text:span></text:p>
      <text:p text:style-name="P79"><text:span text:style-name="T14">Oysa Mumcu'nun katillerini gerçekten bulmak isteyenler, İsrail seçe­ne­ği üzerinde ısrarla durdular. Bunların başında, kuşkusuz Mumcu'nun ağa­beyi Ceyhan Mumcu</text:span><text:alphabetical-index-mark text:string-value=" " text:key1="Mumcu, Ceyhan"/><text:span text:style-name="T14"> geliyordu. Ağabey Mumcu, </text:span><text:soft-page-break/><text:span text:style-name="T14">kardeşinin faillerinin ka­sıtlı olarak yanlış adreste arandığını bir gazeteye şöyle açıklamıştı:</text:span></text:p>
      <text:p text:style-name="P32"><text:span text:style-name="T11">1992 yılında Uğur'un yazdığı bütün yazıları taradım. Uğur'un İran</text:span><text:alphabetical-index-mark text:string-value=" " text:key1="İran"/><text:span text:style-name="T11"> İslam Cum­hu­riyeti aleyhine bir yazısı yok. Bunu meclise de anlattım. Ama bazı tele­vizyon kanalları Uğur'u özellikle bu konuya çekmek istemişlerdir.... Rabıta 1987 yılında aktüel olan bir konuydu. Uğur onu 1987 yılında yazmıştır. Evet o gün TRT çağırabilirdi onu. Ama 1987 yılında güncel olan bir konuyu 1993'te "ney­di bu konu, gel bize televizyonda anlat" demelerinin garipliğini anlattım Mec­lis'e...Veya başka bir kanalda "Hasan Mezarcı</text:span><text:alphabetical-index-mark text:string-value=" " text:key1="Mezarcı, Hasan"/><text:span text:style-name="T11"> ile gel tartış" demelerinin an­lamı ne? İslamcılar Hasan Mezarcı</text:span><text:alphabetical-index-mark text:string-value=" " text:key1="Mezarcı, Hasan"/><text:span text:style-name="T11"> ile tartıştı diye Uğur'u öldürmezler.</text:span><text:span text:style-name="T13"><text:note text:id="ftn321" text:note-class="endnote"><text:note-citation>cccxxi</text:note-citation><text:note-body><text:p text:style-name="Endnote"><text:span text:style-name="T22">Günaydın</text:span><text:span text:style-name="T21">, 16 Mart 1997. </text:span></text:p></text:note-body></text:note></text:span></text:p>
      <text:p text:style-name="P79"><text:span text:style-name="T11">Ceyhan Mumcu</text:span><text:alphabetical-index-mark text:string-value=" " text:key1="Mumcu, Ceyhan"/><text:span text:style-name="T11">, bunun üzerine tam aksi yöndeki adresten şüphelenmeye başlamış ve bu yüzden İsrail Büyükelçisi ile görüşmüştü:</text:span></text:p>
      <text:p text:style-name="P32"><text:span text:style-name="T11">Uğur yazısında "Yakında çıkacak kitabımda, </text:span><text:span text:style-name="T3">pkk</text:span><text:alphabetical-index-mark text:string-value=" " text:key1="pkk"/><text:span text:style-name="T11">'nın içinde kaynayan ajanla­rın listesini yayınlayacağım" diyordu, ölümünden birkaç gün önce. Bir şey da­ha var. İsrail'in Mossad</text:span><text:alphabetical-index-mark text:string-value=" " text:key1="Mossad"/><text:span text:style-name="T11"> örgütünün Talabani</text:span><text:alphabetical-index-mark text:string-value=" " text:key1="Talabani, Celal"/><text:span text:style-name="T11">ye yaptığı maddi yardımı, bunun yıl­lık miktarını yazmıştı. İsrail Büyükelçisi Uğur'u davet etmiş ve onun üze­rine olayı ciddiye aldım. İsrail Büyükelçisine gittim. "Eski Büyükelçi Kar­de­şim­le neyi görüştü?" diye sordum. "Adalet Bakanı Şevket Kazan</text:span><text:alphabetical-index-mark text:string-value=" " text:key1="Kazan, Şevket"/><text:span text:style-name="T11">'ın İsrail ile il­gili sözlerini daha önce ciddiye almamıştım ama şimdi ciddiye alıyorum" de­dim. "Öldürülen bir gazetecinin ağabeyi olarak, sizin eski büyükelçinizle ne ko­nuştuğunu öğrenmek istiyorum" dedim. Bana doğru dürüst bir yanıt verme­­di. O zaman bu görüşmeyi bazı gazeteciler yazdılar ama gazeteleri ya­yın­la­madılar.</text:span><text:span text:style-name="T13"><text:note text:id="ftn322" text:note-class="endnote"><text:note-citation>cccxxii</text:note-citation><text:note-body><text:p text:style-name="P113">Ibid.</text:p></text:note-body></text:note></text:span></text:p>
      <text:p text:style-name="P79"><text:span text:style-name="T11">Ancak Ceyhan Mumcu</text:span><text:alphabetical-index-mark text:string-value=" " text:key1="Mumcu, Ceyhan"/><text:span text:style-name="T11">'nun gördüğü bu kuşkulu durum medya tara­fın­dan gizlendi ve Uğur Mumcu</text:span><text:alphabetical-index-mark text:string-value=" " text:key1="Uğur Mumcu"/><text:span text:style-name="T11"> suikasti istenen provokasyonu oluşturdu. </text:span><text:span text:style-name="T14">Her­kes Mumcu'nun "köktendinci terör"e kurban gittiğine ikna oldu. Mum­cu'nun cenazesindeki öfkeli kalabalık arasında bir kamuoyu yoklaması ya­pılsa, gönüllü olarak savaşa katılmayı isteyenlere bile rastlanabilirdi. </text:span></text:p>
      <text:p text:style-name="P79"><text:span text:style-name="T14">Ancak yine de ortaya çıkan "Hayfa bağlantısı", provokasyoncular açı­sından oldukça rahatsız edici bir pürüzdü. Bu nedenle yeni bir eyleme gerek du­yuldu. Seçilecek kişi öyle bir kişi olmalıydı ki, hem kolayca suç "İslamcı te­­röristler" üzerine atılabilsin, hem de olayda İsrail'in rolünün olabileceği ih­ti­mali akla bile gelmesin. Bunun için en iyi yol, İsrail'le özdeşleşmiş birisine sui­kast düzenlemekti. Jak Kamhi</text:span><text:alphabetical-index-mark text:string-value=" " text:key1="Kamhi, Jak"/><text:span text:style-name="T14"> bu tarife tam tamına uyuyordu. Gerekli de­kor­ların hazırlanmasından sonra, eylem gerçekleştirildi. </text:span></text:p>
      <text:p text:style-name="P79"><text:span text:style-name="T14">Ancak bu kez de bir başka hata yapılmış, "İslamcı teröristler"in bı­raktıkları "delil"ler biraz abartılmıştı. Mahir Kaynak</text:span><text:alphabetical-index-mark text:string-value=" " text:key1="Kaynak, Mahir"/><text:span text:style-name="T14">'ın deyişiyle, suikasti dü­zenleyenlerin bir tek mahalle muhtarına gidip, "işbu faaliyet, Türkiye'de dinci düzeni kurmak üzere </text:span><text:span text:style-name="T4">savama</text:span><text:alphabetical-index-mark text:string-value=" " text:key1="savama"/><text:span text:style-name="T14"> </text:span><text:soft-page-break/><text:span text:style-name="T14">tarafından eğitilmiş biz takkeli ve sa­kallı adamlar tarafından yapılmaktadır, arz olunur" demedikleri kalmıştı. </text:span></text:p>
      <text:p text:style-name="P79"><text:span text:style-name="T14">Uğur Mumcu</text:span><text:alphabetical-index-mark text:string-value=" " text:key1="Uğur Mumcu"/><text:span text:style-name="T14"> ve Jak Kamhi</text:span><text:alphabetical-index-mark text:string-value=" " text:key1="Kamhi, Jak"/><text:span text:style-name="T14">'nin yanısıra, provokasyon malzemesi olarak sürekli kullanılan Çetin Emeç</text:span><text:alphabetical-index-mark text:string-value=" " text:key1="Emeç, Çetin"/><text:span text:style-name="T14"> ve Muammer Aksoy</text:span><text:alphabetical-index-mark text:string-value=" " text:key1="Aksoy, Muammer"/><text:span text:style-name="T14"> cinayetleriyle de il­gili bazı ilginç bilgiler vardı. Bu iki suikast kullanılarak sürekli İran</text:span><text:alphabetical-index-mark text:string-value=" " text:key1="İran"/><text:span text:style-name="T14"> bağ­lan­tısı kurulmak isteniyordu. Oysa bu bağlantıda bir mantık hatası vardı. Terör uz­manı Mahir Kaynak</text:span><text:alphabetical-index-mark text:string-value=" " text:key1="Kaynak, Mahir"/><text:span text:style-name="T14">, bu çelişkiyi şöyle ifade ediyordu:</text:span></text:p>
      <text:p text:style-name="P28"><text:span text:style-name="T11">Çetin Emeç</text:span><text:alphabetical-index-mark text:string-value=" " text:key1="Emeç, Çetin"/><text:span text:style-name="T11">'in katilinin İrfan Çağrıcı</text:span><text:alphabetical-index-mark text:string-value=" " text:key1="Çağrıcı, İrfan"/><text:span text:style-name="T11"> olduğunu ve onu İran</text:span><text:alphabetical-index-mark text:string-value=" " text:key1="İran"/><text:span text:style-name="T11">'ın desteklediğini kabul edelim. Böyle bir durum, terörizmin bütün kurallarına aykırı olur. Ki­şi­yi ortadan kaldırmaya yönelik terör iki amaçla yapılır: Birincisi hedef kişi kilit bir noktadadır ve onun ortadan kaldırılması ile siyasi bir yön sona erdirilmek is­tenir.... İkinci tür suikastler öldürülen kişi üzerinden topluma bir mesaj iletmek amacını taşır. Böyle bir durumda suikastı düzenleyen örgüt olayı mutla­ka üstlenir. Çünkü verilen mesaj, kaynağı belli olursa anlam taşır. Eğer suikast pro­vokasyon amacı taşıyorsa, zıt yönde ve genellikle köksüz bir örgüt olayı üst­lenir. Üstlenilmeyen eylem, bu çerçevede, anlamsız kalır.</text:span></text:p>
      <text:p text:style-name="P27"><text:span text:style-name="T11">Çe­tin Emeç</text:span><text:alphabetical-index-mark text:string-value=" " text:key1="Emeç, Çetin"/><text:span text:style-name="T11">, ortadan kaldırılması siyasi boşluk yaratacak bir kişi değildi. Eğer İs­lamcı bir örgüt eylemi gerçekleştirseydi mutlaka üstlenirdi. Terörde en önemli amaçlardan biri, yapılan eylemin siyasi kazanç sağlamasıdır. İran</text:span><text:alphabetical-index-mark text:string-value=" " text:key1="İran"/><text:span text:style-name="T11">, Çetin Emeç</text:span><text:alphabetical-index-mark text:string-value=" " text:key1="Emeç, Çetin"/><text:span text:style-name="T11">'i ortadan kaldırarak laikleri güçsüzlüğe itemez; ama katilin ya­ka­lan­ması ve İran bağlantısının ortaya çıkartılması kamuoyunu İran aleyhine çe­vi­rir. İran'ın bundan somut bir çıkarı yoktur, kaybı çoktur.</text:span><text:span text:style-name="T13"><text:note text:id="ftn323" text:note-class="endnote"><text:note-citation>cccxxiii</text:note-citation><text:note-body><text:p text:style-name="Endnote"><text:span text:style-name="T21"><text:s/>Mahir Kaynak</text:span><text:alphabetical-index-mark text:string-value=" " text:key1="Kaynak, Mahir"/><text:span text:style-name="T21">, "İran</text:span><text:alphabetical-index-mark text:string-value=" " text:key1="İran"/><text:span text:style-name="T21"> Terörü", </text:span><text:span text:style-name="T22">Aktüel</text:span><text:span text:style-name="T21">, 27 Mart 1996.</text:span></text:p></text:note-body></text:note></text:span></text:p>
      <text:p text:style-name="P79"><text:span text:style-name="T11"><text:s/>Kısacası Mumcu ya da Emeç</text:span><text:alphabetical-index-mark text:string-value=" " text:key1="Emeç, Çetin"/><text:span text:style-name="T11"> gibi cinayetlerin, İran</text:span><text:alphabetical-index-mark text:string-value=" " text:key1="İran"/><text:span text:style-name="T11"> tarafından iş­len­diğine peşinen hükmetmek, "provokasyona gelmek" ihtimalini içeriyordu. Ni­tekim, öte yandan, bu cinayetleri çok önemli bir başka adresin, Mossad</text:span><text:alphabetical-index-mark text:string-value=" " text:key1="Mossadve faili meçhuller"/><text:span text:style-name="T11">'ın iş­lediğine dair de haberler vardı. Kimse bu haberleri görmek istemedi, ama yi­ne de o zamanlar gazeteci olan Uluç Gürkan</text:span><text:alphabetical-index-mark text:string-value=" " text:key1="Gürkan, Uluç"/><text:span text:style-name="T11">, </text:span><text:span text:style-name="T12">Güne</text:span><text:alphabetical-index-mark text:string-value=" " text:key1="Güneş"/><text:span text:style-name="T12">ş</text:span><text:span text:style-name="T11"> gazetesindeki bir ya­zı­sında bu konuya değinmişti. Gürkan</text:span><text:alphabetical-index-mark text:string-value=" " text:key1="Gürkan, Uluç"/><text:span text:style-name="T11">'ın bildirdiğine göre, kimliğini açık­la­mayan bir kişi SHP Genel Sekreter yardımcısı İstemihan Talay'a telefon ede­rek cinayetler hakkında "ihbar"da bulunmuştu. Telefon eden kişi, Mossad'ın Tür­kiye'nin İran ve Suriye</text:span><text:alphabetical-index-mark text:string-value=" " text:key1="Suriye"/><text:span text:style-name="T11"> ile arasını bozmak için bu cinayetleri işlediğini söy­lüyordu. Meçhul kişiye göre, Emeç</text:span><text:alphabetical-index-mark text:string-value=" " text:key1="Emeç, Çetin"/><text:span text:style-name="T11"> cinayetinin hemen ardından </text:span><text:span text:style-name="T12">Hürriye</text:span><text:alphabetical-index-mark text:string-value=" " text:key1="Hürriyet"/><text:span text:style-name="T12">t</text:span><text:span text:style-name="T11"> ga­zetesinde çıkan ve olayda "İran bağlantısı" olduğunu öne süren haber de ger­çekte Mossad'ın verdiği yanlış istihbarata dayanıyordu. Telefon eden ki­şi, Mossad'ın Türkiye'de özellikle laikliği savunan kişileri ortadan kal­dır­ma­sı­nın nedeninin de, İran'a karşı bir provokasyon olduğunu söylemişti. Uluç </text:span><text:soft-page-break/><text:span text:style-name="T11">Gür­kan</text:span><text:alphabetical-index-mark text:string-value=" " text:key1="Gürkan, Uluç"/><text:span text:style-name="T11"> bu ilginç telefon görüşmesini aktardıktan sonra, "İsrail'in geçmişte Tür­kiye'nin Arap ülkeleriyle ilişkilerini bozmak için bazı girişimlerde bu­lunduğu"na dikkat çekmiş, İsrail'in bu taktiğinin Emeç</text:span><text:alphabetical-index-mark text:string-value=" " text:key1="Emeç, Çetin"/><text:span text:style-name="T11"> ve Aksoy cina­yet­le­rine kadar uzanıp uzanmayacağının ise "önemli bir soru işareti" olduğu yo­ru­mu­nu yapmıştı.</text:span><text:span text:style-name="T13"><text:note text:id="ftn324" text:note-class="endnote"><text:note-citation>cccxxiv</text:note-citation><text:note-body><text:p text:style-name="Endnote"><text:span text:style-name="T21"><text:s/>Uluç Gürkan</text:span><text:alphabetical-index-mark text:string-value=" " text:key1="Gürkan, Uluç"/><text:span text:style-name="T21">, </text:span><text:span text:style-name="T22">Güneş</text:span><text:span text:style-name="T21">, 22 Mart 1990.</text:span></text:p></text:note-body></text:note></text:span></text:p>
      <text:p text:style-name="P79"><text:span text:style-name="T11">Sözkonusu provokasyon zincirindeki en önemli halka ise, Çetin Emeç</text:span><text:alphabetical-index-mark text:string-value=" " text:key1="Emeç, Çetin"/><text:span text:style-name="T11">'in katillerinin Mahir Kaynak</text:span><text:alphabetical-index-mark text:string-value=" " text:key1="Kaynak, Mahir"/><text:span text:style-name="T11">'ın vurguladığı gariplik içinde "bulun­ma­sı"ydı. Bu İran</text:span><text:alphabetical-index-mark text:string-value=" " text:key1="İran"/><text:span text:style-name="T11"> bağlantılı keşif, ne tesadüf, tam da İsrail'in İran karşıtı ulus­la­ra­rası bir cephe oluşturmak için düzenlediği Şarm el-Şeyh</text:span><text:alphabetical-index-mark text:string-value=" " text:key1="Şarm el-Şeyh Zirvesi"/><text:span text:style-name="T11"> Zirvesi'yle aynı an­da gerçekleşmişti. Emeç</text:span><text:alphabetical-index-mark text:string-value=" " text:key1="Emeç, Çetin"/><text:span text:style-name="T11">'in yıllardır bulunamayan "sakallı, takkeli, dahası İran bağlantılı katili", mükemmel bir zamanlama yaparak bu "anti-İran" zir­venin ardından ortaya çıkmıştı. </text:span></text:p>
      <text:p text:style-name="P79"><text:span text:style-name="T11">Tüm bu "tesadüfler", İsrail'in Türkiye'yi İran</text:span><text:alphabetical-index-mark text:string-value=" " text:key1="İran"/><text:span text:style-name="T11">'a karşı kışkırtmak iste­di­ği­nin su yüzüne çıkan küçük işaretleriydiler. Tahran rejiminin Türkiye'de "laik aydın" avına çıktığı izlenimini vermek için düzenlenen provokasyonlar, İran sınırları içinde </text:span><text:span text:style-name="T3">pkk</text:span><text:alphabetical-index-mark text:string-value=" " text:key1="pkk"/><text:span text:style-name="T11"> teröristlerinin kamp kurduklarını bildiren haberler­le desteklendiğinde ise, tam bir "İran-Türkiye savaşı senaryosu" ortaya çıkı­yor­du. </text:span></text:p>
      <text:p text:style-name="P79"><text:span text:style-name="T11">Bu senaryonun Kürtler</text:span><text:alphabetical-index-mark text:string-value=" " text:key1="Kürtler"/><text:span text:style-name="T11">le ilgili olan kısmı, bir yandan da "akademik" ça­lış­malarla destekleniyordu. Washington'da ikide bir yayınlanan ve sürekli ola­rak "İran</text:span><text:alphabetical-index-mark text:string-value=" " text:key1="İran"/><text:span text:style-name="T11">"ın terör bağlantısı"ndan söz eden raporlar, hep İsrail bağlantılı ku­rumların ürünüydüler. Bu işte özellikle önceki bölümde değindiğimiz </text:span><text:span text:style-name="T3">winnep</text:span><text:alphabetical-index-mark text:string-value=" " text:key1="WINNEP"/><text:span text:style-name="T11"> başı çekiyordu. </text:span><text:span text:style-name="T3">winnep</text:span><text:alphabetical-index-mark text:string-value=" " text:key1="WINNEP"/><text:span text:style-name="T11">'in "Ortadoğu'da Su Savaşları" veya " </text:span><text:span text:style-name="T3">pkk</text:span><text:alphabetical-index-mark text:string-value=" " text:key1="pkk"/><text:span text:style-name="T11">'­ya İran Yardımı" gibi raporlarını Türk kamuoyuna duyurma işlevini de yine ma­lum medya kesimleri üstlenmişti. </text:span><text:span text:style-name="T17">Sabah</text:span><text:alphabetical-index-mark text:string-value=" " text:key1="Sabah"/><text:span text:style-name="T16">, yine en öndeydi. Mart 96'da </text:span><text:span text:style-name="T7">winnep</text:span><text:alphabetical-index-mark text:string-value=" " text:key1="WINNEP"/><text:span text:style-name="T16"> araştırmacılarından Michael Einsenstadt</text:span><text:alphabetical-index-mark text:string-value=" " text:key1="Einsenstadt, Michael"/><text:span text:style-name="T16">'ın hazırladığı "İran'ın Te­rö­re Desteği" adlı rapor, sözkonusu gazetede şöyle anlatılıyordu:</text:span></text:p>
      <text:p text:style-name="P32"><text:span text:style-name="T11">... Michael Einsenstadt</text:span><text:alphabetical-index-mark text:string-value=" " text:key1="Einsenstadt, Michael"/><text:span text:style-name="T11">'ın hazırladığı "İran</text:span><text:alphabetical-index-mark text:string-value=" " text:key1="İran"/><text:span text:style-name="T11">'ın Teröre Desteği" adlı raporda, 2 bin kadar </text:span><text:span text:style-name="T3">pkk</text:span><text:alphabetical-index-mark text:string-value=" " text:key1="pkk"/><text:span text:style-name="T11">'lı teröristin İran'da eğitildiği ve bu ülkeyi üs olarak kullandığı be­lir­tildi. Michael Einsenstadt</text:span><text:alphabetical-index-mark text:string-value=" " text:key1="Einsenstadt, Michael"/><text:span text:style-name="T11"> araştırmasının sonucunda İran'a yönelik Ame­ri­kan ambargosuna diğer ülkelerin de katılmasının şart olduğunu, bu durumun İran'ı çökertmeyeceğini ancak teröristlere yaptığı yardımın Tahran'a da­ha pahalıya malolacağını ileri sürdü. Terörden zarar gören veya görme olası­lı­</text:span><text:soft-page-break/><text:span text:style-name="T11">ğı bulunan ülkelerin topraklarında İranlı diplomatların hareket serbestisini ve sayıla­rını sınırlamaları gerektiğini belirten Einsenstadt</text:span><text:alphabetical-index-mark text:string-value=" " text:key1="Einsenstadt, Michael"/><text:span text:style-name="T11">, böylece İran'ın diploma­tik maske ardında terörist eylemlere veya ülke aleyhine faaliyet gösteren grup­lara lojistik destek vermesinin önlenebileceğini açıkladı.</text:span><text:span text:style-name="T13"><text:note text:id="ftn325" text:note-class="endnote"><text:note-citation>cccxxv</text:note-citation><text:note-body><text:p text:style-name="Endnote"><text:span text:style-name="T21"><text:s/>Savaş Süzal, </text:span><text:span text:style-name="T22">Sabah</text:span><text:alphabetical-index-mark text:string-value=" " text:key1="Sabah"/><text:span text:style-name="T21">, 13 Mart 1996.</text:span></text:p></text:note-body></text:note></text:span></text:p>
      <text:p text:style-name="P79"><text:span text:style-name="T11">İran</text:span><text:alphabetical-index-mark text:string-value=" " text:key1="İran"/><text:span text:style-name="T11">'ın </text:span><text:span text:style-name="T3">pkk</text:span><text:alphabetical-index-mark text:string-value=" " text:key1="pkk"/><text:span text:style-name="T11">'ya destek vermesi, kuşkusuz hoşgörülemez bir hareketti ve Türkiye'nin buna tepki göstermesi doğaldı. Ancak yanlış olan şey, İran'ın söz­ko­nusu desteğinin uzlaşma yoluyla ortadan kaldırılması ihtimalinin göz­den kaçırılmasıydı. Çünkü, daha önce de belirttiğimiz gibi, Kürt kartını kul­lanarak Türkiye'yi parçalamaya çalışmak, İran için kesinlikle stratejik bir he­def olamazdı. İran da kendi içindeki, özellikle Urumiye</text:span><text:alphabetical-index-mark text:string-value=" " text:key1="İranUrumiye Kürtleri"/><text:alphabetical-index-mark text:string-value=" " text:key1="KürtlerUrumiye Kürtleri"/><text:span text:style-name="T11"> bölgesindeki ay­rı­lık­çı Kürt hareketinden son derece rahatsızdı. Dolayısıyla İran'ın Türkiye'yi ra­hat­sız eden Kürt hareketine verdiği destek, ancak taktik bir anlam taşı­ya­bi­lir, yani kısa vadeli siyasi bir hedef için düzenlenen sınırlı bir manevra ola­bi­lirdi. Türkiye açısından en akılcı tavır ise, bu konuyu İran yönetimiyle açık a­çık görüşmek ve bir uzlaşmaya varmaktı. Oysa kendisini İsrail'in eksenine oturtan ve İsrail'e İran sınırında istihbarat yapma şansı tanıyan bir Türkiye'­nin bunu yapabilecek bir kredisi kalmıyordu. <text:s/></text:span><text:bookmark-start text:name="Türkiye_Iran"/></text:p>
      <text:p text:style-name="P79"><text:bookmark-end text:name="Türkiye_Iran_Suriye"/><text:span text:style-name="T11">Tüm bunlara baktğımızda, İsrail'in Türkiye'ye Suriye</text:span><text:alphabetical-index-mark text:string-value=" " text:key1="Suriye"/><text:span text:style-name="T11"> ve İran</text:span><text:alphabetical-index-mark text:string-value=" " text:key1="İran"/><text:span text:style-name="T11"> konu­sunda empoze ettiği tüm bu stratejik aldanmaların, Türkiye'yi oldukça tehli­keli bir konuma soktuğunu söyleyebiliriz. Çünkü Türkiye'nin Kürt sorunu­nun siyasi boyutunu, öncelikle de terör sorununu çözmesi için yapması ge­reken en önemli iş, komşu ülkelerin terör örgütüne verdikleri desteği kes­mek­tir. Ancak bunu, sözkonusu ülkelerle daimi bir sürtüşmeye girerek ve onları İsrail'den aldığı hayali desteklerle "sıkıştırarak" başaramaz. Aksine, bu ülkelerle anlaşma ve uzlaşma yolunu araması gerekmektedir. </text:span></text:p>
      <text:p text:style-name="P79"><text:span text:style-name="T11">İsrail ise, aslında, Türkiye'yi bu iki ülkeye karşı sürekli kışkırtarak sö­zü­nü ettiğimiz muhtemel bir uzlaşmayı engellemekte ve böylece ayrılıkçı Kürt hareketini dolaylı olarak desteklemiş olmaktadır. Bu da, İsrail'in Orta­do­ğu stratejisi açısından oldukça makul bir politikadır; çünkü unutulma­malıdır ki İsrail, bir Kürt Devleti</text:span><text:alphabetical-index-mark text:string-value=" " text:key1="KürtlerKürt Devleti projesi"/><text:span text:style-name="T11"> kurulmasını hedefleyen yegane bölge dev­le­tidir. Ayrılıkçı Kürt hareketleri tarafından taciz edilen bölge ülkelerinin bu so­runu bir </text:span><text:soft-page-break/><text:span text:style-name="T11">araya gelerek çözmelerini engelleyerek de, bu hedefine doğru ka­rarlı bir biçimde ilerlemektedir.</text:span></text:p>
      <text:p text:style-name="P79"><text:span text:style-name="T11">Ve son bir hatırlatma yapmak gerekir: Sözünü ettiğimiz çözümün, yani bölge devletleri arasında uzlaşma ile sağlanabilecek bir düzenlemenin pe­şinde olmak, "ideolojik dış politika" vs. değildir. Aksine, Türkiye'nin u­lusal çıkarlarını gözeten realist ve pragmatik bir politikadır. Asıl "ideolojik dış politika" ise, sahip oldukları anti-İslami siyasi projeleri, İslam'a karşı yeni bir Haçlı Seferi organize etmek hevesinde olan İsrail'e sırtlarını dayayarak güçlendirmek ve hayata geçirmek isteyenlere</text:span><text:bookmark-end text:name="Türkiye_Iran"/><text:span text:style-name="T11"> aittir. </text:span></text:p>
      <text:p text:style-name="P66"/>
      <text:p text:style-name="P66"/>
      <text:h text:style-name="P46" text:outline-level="8">Barzani'nin Parlatılması</text:h>
      <text:p text:style-name="P66"/>
      <text:p text:style-name="P79"><text:span text:style-name="T11">Şimdiye dek Türkiye'ye empoze edilmek istenen stratejik aldatmaların ikisi üzerinde durduk; Türkiye'nin Suriye</text:span><text:alphabetical-index-mark text:string-value=" " text:key1="Suriye"/><text:span text:style-name="T11">'ye ve İran</text:span><text:alphabetical-index-mark text:string-value=" " text:key1="İran"/><text:span text:style-name="T11">'a karşı kışkırtılması. An­cak bir de Kürt sorunu açısından hayati önem taşıyan Kuzey Irak</text:span><text:alphabetical-index-mark text:string-value=" " text:key1="Irak"/><text:alphabetical-index-mark text:string-value=" " text:key1="IrakKuzey Irak"/><text:span text:style-name="T11"> mesele­si vardır ve burada da Türkiye'ye yanlış bir politika empoze edilmektedir. Po­litika, Kuzey Irak</text:span><text:alphabetical-index-mark text:string-value=" " text:key1="IrakKuzey Irak"/><text:span text:style-name="T11">'taki farklı gruplar arasında Barzani'nin seçilip desteklen­mesi, bir başka deyişle "Türkiye'nin Barzani'ye oynaması"dır. </text:span></text:p>
      <text:p text:style-name="P79"><text:span text:style-name="T11">Önce durumu kısaca özetleyelim. Bilindiği gibi, 1991'den sonra o­tonom bir yapı kazanan Kuzey Irak</text:span><text:alphabetical-index-mark text:string-value=" " text:key1="Irak"/><text:alphabetical-index-mark text:string-value=" " text:key1="IrakKuzey Irak"/><text:span text:style-name="T11">'taki Kürt hareketi içinde iki büyük siyasi baş vardı; Mesud</text:span><text:alphabetical-index-mark text:string-value=" " text:key1="Barzani, Mesud"/><text:span text:style-name="T11"> Barzani'nin önderliğindeki Kürdistan Demokratik Partisi</text:span><text:alphabetical-index-mark text:string-value=" " text:key1="Kürdistan Demokratik Partisi"/><text:span text:style-name="T11"> (</text:span><text:span text:style-name="T3">kdp</text:span><text:alphabetical-index-mark text:string-value=" " text:key1="Kürdistan Demokratik Partisi (kdp)"/><text:span text:style-name="T11">) ve Celal Talabani</text:span><text:alphabetical-index-mark text:string-value=" " text:key1="Talabani, Celal"/><text:span text:style-name="T11">'nin liderliğindeki Kürdistan Yurtseverler Birliği (</text:span><text:span text:style-name="T3">kyb</text:span><text:alphabetical-index-mark text:string-value=" " text:key1="Kürdistan Yurtseverler Birliği (kyb)"/><text:alphabetical-index-mark text:string-value=" " text:key1="Kürdistan Yurtseverler Birliği (kyb)"/><text:span text:style-name="T11">). Bu ikisi arasındaki ayrımın öncelikle sosyolojik bir tabanı vardı; iki ay­rı lehçe konuşan iki ayrı Kürt aşiretinin lideriydiler. Barzani, nüfusları Ku­zey Irak</text:span><text:alphabetical-index-mark text:string-value=" " text:key1="IrakKuzey Irak"/><text:span text:style-name="T11">'ın batısında daha yoğun olan Kırmanç</text:span><text:alphabetical-index-mark text:string-value=" " text:key1="KürtlerKırmançlar"/><text:span text:style-name="T11">ların lideriydi. Talabani</text:span><text:alphabetical-index-mark text:string-value=" " text:key1="Talabani, Celal"/><text:span text:style-name="T11"> ise do­ğuda yoğunlaşmış olan Sorani</text:span><text:alphabetical-index-mark text:string-value=" " text:key1="KürtlerSoraniler"/><text:span text:style-name="T11"> aşiretinin liderliğini yürütüyordu. Siyasi o­larak da </text:span><text:span text:style-name="T3">kdp</text:span><text:alphabetical-index-mark text:string-value=" " text:key1="Kürdistan Demokratik Partisi (kdp)"/><text:span text:style-name="T11">, Habur, Zaho, Dohuk, Amadiyah, Minba, Eskikalah bölgelerini kapsayan Bahdinan'da hakimdi. </text:span><text:span text:style-name="T3">kyb</text:span><text:alphabetical-index-mark text:string-value=" " text:key1="Kürdistan Yurtseverler Birliği (kyb)"/><text:alphabetical-index-mark text:string-value=" " text:key1="Kürdistan Yurtseverler Birliği (kyb)"/><text:span text:style-name="T11"> ise Erbil, Revandüz, Diyana, Kuştepe, Tak­tak, Dokhan, Cemcemal, </text:span><text:soft-page-break/><text:span text:style-name="T11">Süleymaniye, Leylan, Kadir Karam, Molla Umar, Sargala, Bava Nur yerleşim yerlerini kapsayan Soran bölgesini elinde tu­tuyordu. Sayıları 600 bini aşan ve ağırlıklı olarak Erbil'de yaşayan Türkmenler</text:span><text:alphabetical-index-mark text:string-value=" " text:key1="Türkmenler (Irak)"/><text:alphabetical-index-mark text:string-value=" " text:key1="IrakTürkmenler"/><text:span text:style-name="T11"> ise üçüncü önemli grubu oluşuruyorlardı.</text:span></text:p>
      <text:p text:style-name="P79"><text:span text:style-name="T11">Ve Türkiye'de yıllarca,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liderlerinin birbirinden daha farklı bir mizaca sahip olduklarını ve bunun da izledikleri politika üzerinde etkili ol­duğunu öne süren bir propaganda yapıldı. Israrlı bir biçimde savunulan ve çok geniş kabul gören bir düşünceye göre; Mesud</text:span><text:alphabetical-index-mark text:string-value=" " text:key1="Barzani, Mesud"/><text:span text:style-name="T11"> Barzani, daha güve­nilir, sözüne sadık, istikrarlı bir liderdi. Celal Talabani</text:span><text:alphabetical-index-mark text:string-value=" " text:key1="Talabani, Celal"/><text:span text:style-name="T11"> ise sık sık kullanılan de­yimle "kaypak" bir politikacıydı; bir gün söylediğini bir sonraki gün ya­lan­layabilir, dahası müttefiklerini kolayca "satabilir"di.</text:span></text:p>
      <text:p text:style-name="P66">Bu iki politikacı hakkında çizilen bu farklı tiplemelerin gerçekleri mi yansıttığını, yoksa sadece ikisinden birinin birileri tarafından tercih edilmesinin bir sonucu mu olduğunu görmek içinse, sahip oldukları bağlantı­la­ra bakmak gerekiyordu. </text:p>
      <text:p text:style-name="P79"><text:bookmark-start text:name="MesudBarzani_Saddam"/><text:span text:style-name="T11">Bu iki Kürt lideri arasındaki bu iddia edilen farkın ilk başta çok fazla bir önemi yok gibiydi. Çünkü Kuzey Irak</text:span><text:alphabetical-index-mark text:string-value=" " text:key1="Irak"/><text:alphabetical-index-mark text:string-value=" " text:key1="IrakKuzey Irak"/><text:span text:style-name="T11">'taki Çekiç Güç</text:span><text:alphabetical-index-mark text:string-value=" " text:key1="Çekiç Güç"/><text:span text:style-name="T11"> şemsiyesinin ilk dö­nemlerind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işbirliği görüntüsü çiziyorlardı. Fakat bir süre son­ra yollar ayrılmaya başladı. İki taraf arasında egemenlik mücadelesi baş­la­dı. Bu arada birbirlerine karşı üstünlük elde edebilmek için kendilerine fark­lı müttefikler bulmaya başladılar. </text:span><text:span text:style-name="T16">Talabani</text:span><text:alphabetical-index-mark text:string-value=" " text:key1="Talabani, Celal"/><text:span text:style-name="T16">, İran</text:span><text:alphabetical-index-mark text:string-value=" " text:key1="İran"/><text:span text:style-name="T16">'la yakınlaşma içine gir­di. Buna karşı Barzani'nin kimle ittifak kurduğu ise 1996 yazının sonunda or­ta­ya çıktı. Barzani, "Kürtler</text:span><text:alphabetical-index-mark text:string-value=" " text:key1="Kürtler"/><text:span text:style-name="T16">in baş düşmanı" olan Saddam</text:span><text:alphabetical-index-mark text:string-value=" " text:key1="Saddam Hüseyin"/><text:span text:style-name="T16">'la ittifak yap­mış­tı.</text:span></text:p>
      <text:p text:style-name="P79"><text:span text:style-name="T16">Bu ittifak 96 Eylülünde en önemli askeri meyvesini verdi. Barzani kuv­vetleri ve Irak</text:span><text:alphabetical-index-mark text:string-value=" " text:key1="Irak"/><text:span text:style-name="T16"> ordusu, Talabani</text:span><text:alphabetical-index-mark text:string-value=" " text:key1="Talabani, Celal"/><text:span text:style-name="T16">'nin elindeki bölgelere birlikte büyük bir sal­dırı düzenlediler. </text:span><text:span text:style-name="T14">Önce Erbil kenti, sonra da Süleymaniye düştü. Talaba­ni</text:span><text:alphabetical-index-mark text:string-value=" " text:key1="Talabani, Celal"/><text:span text:style-name="T14">, yanında çok sayıda adamı olduğu halde İran</text:span><text:alphabetical-index-mark text:string-value=" " text:key1="İran"/><text:span text:style-name="T14">'a sığındı ve böylece Barzani Ku­zey Irak</text:span><text:alphabetical-index-mark text:string-value=" " text:key1="IrakKuzey Irak"/><text:span text:style-name="T14">'ın yegane patronu haline geldi. Aslında bu durum en fazla bir bu­çuk ay sürecek ve Talabani</text:span><text:alphabetical-index-mark text:string-value=" " text:key1="Talabani, Celal"/><text:span text:style-name="T14"> İran'ın desteği ile kaybettiği bölgelerin çoğunu </text:span><text:soft-page-break/><text:span text:style-name="T14">yeniden ele geçirecekti. Ama yine de, kısa bir süre için de olsa, ortaya bir "Bar­zani'ye ait Kürdistan" tablosu ortaya çıkmıştı ve tablo ilginç bir takım gös­­tergeler taşıyordu. </text:span></text:p>
      <text:p text:style-name="P70">Bir başka çalışmamızda, sözkonusu "Barzani'ye ait Kürdistan" proje­si­ni perde arkasından destekleyen gücü şöyle analiz etmiştik:</text:p>
      <text:p text:style-name="P28"><text:span text:style-name="T11">"Barzani'ye ait bir Kürdistan" planını yapanlar, petrol gibi bir hesap da yapma­dıklarına göre, asıl olarak "Irak</text:span><text:alphabetical-index-mark text:string-value=" " text:key1="Irak"/><text:span text:style-name="T11">'ın parçalanması"nı kendilerine hedef olarak belirlemiş olmalıdırlar. Irak'ın parçalanması, bu "birileri" için bir araç değil, baş­lı başına amaçtır. Yine aynı planı yapanlar, Talabani</text:span><text:alphabetical-index-mark text:string-value=" " text:key1="Talabani, Celal"/><text:span text:style-name="T11">'ye karşı yapılan ope­ras­­yondan anlaşıldığı üzere, İran</text:span><text:alphabetical-index-mark text:string-value=" " text:key1="İran"/><text:span text:style-name="T11">'a karşı son derece büyük bir antipati beslemektedirler ve İran'ın bölgedeki etkisinin kırılmasını her şeyin önünde görmek­tedirler. Yine aynı planı yapanlar, Saddam</text:span><text:alphabetical-index-mark text:string-value=" " text:key1="Saddam Hüseyin"/><text:span text:style-name="T11">'ı o kadar da büyük bir sorun o­larak görmemekte, onu en azından İran'a karşı taktik düzeyde kullanı­la­bi­le­cek—ve belki sonra tasviye edilecek—bir araç olarak algılamaktadırlar. Ve bir de, yine aynı planı yapanlar, bu stratejik atmosferin yanında, Barzani'nin bizzat kendisine karşı da büyük bir güven duyuyor olmalıdırlar; bir başka deyişle, Barzani onların "adamı"dır. </text:span></text:p>
      <text:p text:style-name="P27"><text:span text:style-name="T11">Bu dört faktörden—Irak</text:span><text:alphabetical-index-mark text:string-value=" " text:key1="Irak"/><text:span text:style-name="T11">'ın parçalanmasını stratejik bir hedef olarak benimsemek­ten, İran</text:span><text:alphabetical-index-mark text:string-value=" " text:key1="İran"/><text:span text:style-name="T11">'ı "baş düşman" olarak algılamaktan, Saddam</text:span><text:alphabetical-index-mark text:string-value=" " text:key1="Saddam Hüseyin"/><text:span text:style-name="T11">'ı "işe yarayabilir" bir araç olarak görmekten ve Barzani'yle çok sıkı-fıkı olmaktan—oluşan iz, bi­zi tek bir adrese vardırır: İsrail.</text:span><text:span text:style-name="T13"><text:note text:id="ftn326" text:note-class="endnote"><text:note-citation>cccxxvi</text:note-citation><text:note-body><text:p text:style-name="Endnote"><text:span text:style-name="T21"><text:s/>Harun Yahya, "Barzani Anahtarı ile Kuzey Irak</text:span><text:alphabetical-index-mark text:string-value=" " text:key1="Irak"/><text:alphabetical-index-mark text:string-value=" " text:key1="IrakKuzey Irak"/><text:span text:style-name="T21"> Düğümünü Çözmek", </text:span><text:span text:style-name="T22">Milli Strateji</text:span><text:span text:style-name="T21">, İstanbul: Vural Yayıncılık, 1996, s. 36.</text:span></text:p></text:note-body></text:note></text:span><text:span text:style-name="T11"> </text:span></text:p>
      <text:p text:style-name="P79"><text:bookmark-end text:name="MesudBarzani_Saddam"/><text:span text:style-name="T11">Barzani'nin bu İsrail bağlantısı, 1960'lı yıllarda başlamış olan iş­bir­liğine dayanıyor ve Barzani aşireti</text:span><text:alphabetical-index-mark text:string-value=" " text:key1="Barzani aşireti"/><text:span text:style-name="T11">nin içindeki Kürt Yahudi</text:span><text:alphabetical-index-mark text:string-value=" " text:key1="KürtlerKürt Yahudileri"/><text:span text:style-name="T11">leri ile güç­le­ni­yor­du. (Öyle ki, 16 Nisan 1996'da Ankara'ya gelip üst düzey yetkililerle gö­rüş­meler yapan "Mesud</text:span><text:alphabetical-index-mark text:string-value=" " text:key1="İsrailve Kürtler"/><text:alphabetical-index-mark text:string-value=" " text:key1="Barzani, Mesudve İsrail"/><text:span text:style-name="T11"> Barzani'nin sağ kolu" Evair Barzani, İsrail pa­sa­port­lu bir Kürt Yahudi</text:span><text:alphabetical-index-mark text:string-value=" " text:key1="KürtlerKürt Yahudileri"/><text:span text:style-name="T11">siydi.) Buna karşılık İran</text:span><text:alphabetical-index-mark text:string-value=" " text:key1="İran"/><text:span text:style-name="T11">'la ittifak içine giren Talabani</text:span><text:alphabetical-index-mark text:string-value=" " text:key1="Talabani, Celal"/><text:span text:style-name="T11"> ise, Or­tadoğu'daki İran-İsrail çatışmasının küçük bir örneğini Kuzey Irak</text:span><text:alphabetical-index-mark text:string-value=" " text:key1="Irak"/><text:alphabetical-index-mark text:string-value=" " text:key1="IrakKuzey Irak"/><text:span text:style-name="T11">'ta o­luş­tur­muş durumdaydı. </text:span></text:p>
      <text:p text:style-name="P79"><text:span text:style-name="T11">Özetle, İsrail'in Kuzey Irak</text:span><text:alphabetical-index-mark text:string-value=" " text:key1="Irak"/><text:alphabetical-index-mark text:string-value=" " text:key1="IrakKuzey Irak"/><text:span text:style-name="T11">'taki asıl müttefiki her zaman için Barzani a­şireti</text:span><text:alphabetical-index-mark text:string-value=" " text:key1="Barzani aşireti"/><text:span text:style-name="T11"> oldu ve bugün de hala öyledir. Buna karşın Celal Talabani</text:span><text:alphabetical-index-mark text:string-value=" " text:key1="Talabani, Celal"/><text:span text:style-name="T11">'nin bu tür bir İsrail bağlantısı pek olmadı; hatta Talabani</text:span><text:alphabetical-index-mark text:string-value=" " text:key1="Talabani, Celal"/><text:span text:style-name="T11">, Barzaniler</text:span><text:alphabetical-index-mark text:string-value=" " text:key1="Barzani aşireti"/><text:span text:style-name="T11">'in İsrail'le olan ya­kınlığına tepki göstermişti: İran</text:span><text:alphabetical-index-mark text:string-value=" " text:key1="İran"/><text:span text:style-name="T11"> Devrimi sonrasında Tahran'daki </text:span><text:span text:style-name="T3">abd</text:span><text:alphabetical-index-mark text:string-value=" " text:key1="ABD"/><text:span text:style-name="T11"> Bü­yük­elçiliği'nin arşivlerinde ele geçen belgelere göre, Talabani</text:span><text:alphabetical-index-mark text:string-value=" " text:key1="Talabani, Celal"/><text:span text:style-name="T11"> 1974'te Bar­za­ni'yle bağları koparırken, bunun nedeninin Barzani'nin Amerika ve özellikle de İsrail ile kurduğu gizli ilişkiler olduğunu söylemişti.</text:span><text:span text:style-name="T13"><text:note text:id="ftn327" text:note-class="endnote"><text:note-citation>cccxxvii</text:note-citation><text:note-body><text:p text:style-name="Endnote"><text:span text:style-name="T21"><text:s/>Hasan Cemal, </text:span><text:span text:style-name="T22">Sabah</text:span><text:alphabetical-index-mark text:string-value=" " text:key1="Sabah"/><text:span text:style-name="T21">, 12 Eylül 1996.</text:span></text:p></text:note-body></text:note></text:span></text:p>
      <text:p text:style-name="P79"><text:span text:style-name="T11">Bu durumda, Barzani'nin güvenilir, ancak Talabani</text:span><text:alphabetical-index-mark text:string-value=" " text:key1="Talabani, Celal"/><text:span text:style-name="T11">'nin "kaypak" ol­du­ğunu sürekli vurgulayan ve Türkiye'yi Barzani'yi desteklemeye, </text:span><text:span text:style-name="T3">pkk</text:span><text:alphabetical-index-mark text:string-value=" " text:key1="pkk"/><text:span text:style-name="T11">'ya kar­şı Barzani'yle işbirliği yapmaya yönelten propagandanın da içyüzünü araş­tırmak gerekir. Çünkü, İran</text:span><text:alphabetical-index-mark text:string-value=" " text:key1="İran"/><text:span text:style-name="T11"> ve </text:span><text:soft-page-break/><text:span text:style-name="T11">Suriye</text:span><text:alphabetical-index-mark text:string-value=" " text:key1="Suriye"/><text:span text:style-name="T11"> örneklerinde gördüğümüz aldatma­ca, belki Barzani konusunda da sergileniyor olabilir. </text:span></text:p>
      <text:p text:style-name="P66"/>
      <text:p text:style-name="P66"/>
      <text:h text:style-name="P47" text:outline-level="8">Barzani ve Terör Örgütü<text:bookmark-start text:name="MesudBarzani_PKK"/></text:h>
      <text:p text:style-name="P71"/>
      <text:p text:style-name="P79"><text:span text:style-name="T14">Son 10-15 yıl içinde Kuzey Irak</text:span><text:alphabetical-index-mark text:string-value=" " text:key1="Irak"/><text:alphabetical-index-mark text:string-value=" " text:key1="IrakKuzey Irak"/><text:span text:style-name="T14">'taki siyasi tabloda çok hızlı ve ani de­ği­şimler yaşanmıştır. Bu nedenle sağlıklı bir tahlil yapabilmek için bu dö­ne­min bir parçasını değil, tümünü göz önünde bulundurmak gerekir. Türkiye için Kuzey Irak</text:span><text:alphabetical-index-mark text:string-value=" " text:key1="IrakKuzey Irak"/><text:span text:style-name="T14">'taki doğal müttefik olarak sunulan </text:span><text:span text:style-name="T4">kdp</text:span><text:alphabetical-index-mark text:string-value=" " text:key1="Kürdistan Demokratik Partisi (kdp)"/><text:span text:style-name="T14">'nin ve onun lideri Me­sud</text:span><text:alphabetical-index-mark text:string-value=" " text:key1="Barzani, Mesud"/><text:span text:style-name="T14"> Barzani'nin gerçek konumlarını görmek için de bu tür bir bakış şart­tır. Barzani'nin geçmişine baktığımızda ise genelde unutulmuş olan bir ger­çek­le yüzyüze geliriz: </text:span><text:span text:style-name="T4">pkk</text:span><text:alphabetical-index-mark text:string-value=" " text:key1="pkk"/><text:span text:style-name="T14">'ya ilk kucak açan güç Barzani'dir. </text:span></text:p>
      <text:p text:style-name="P79"><text:span text:style-name="T4">pkk</text:span><text:alphabetical-index-mark text:string-value=" " text:key1="pkk"/><text:span text:style-name="T14">'nın Kuzey Irak</text:span><text:alphabetical-index-mark text:string-value=" " text:key1="Irak"/><text:alphabetical-index-mark text:string-value=" " text:key1="IrakKuzey Irak"/><text:span text:style-name="T14">'a yerleşmesi, 1982 yılında Barzani'nin izniyle ol­muş­tu. Bu dönemde </text:span><text:span text:style-name="T4">pkk</text:span><text:span text:style-name="T14"> ve </text:span><text:span text:style-name="T4">kdp</text:span><text:alphabetical-index-mark text:string-value=" " text:key1="Kürdistan Demokratik Partisi (kdp)"/><text:span text:style-name="T14"> uyum içinde çalışmaya başladılar. Suriye</text:span><text:alphabetical-index-mark text:string-value=" " text:key1="Suriye"/><text:span text:style-name="T14"> ve Lübnan</text:span><text:alphabetical-index-mark text:string-value=" " text:key1="Lübnan"/><text:span text:style-name="T14">'da eğitilen </text:span><text:span text:style-name="T4">pkk</text:span><text:span text:style-name="T14"> militanları Kuzey Irak</text:span><text:alphabetical-index-mark text:string-value=" " text:key1="IrakKuzey Irak"/><text:span text:style-name="T14">'a kaydırılıyor, Kuzey Irak</text:span><text:alphabetical-index-mark text:string-value=" " text:key1="IrakKuzey Irak"/><text:span text:style-name="T14">'da yeni </text:span><text:span text:style-name="T4">pkk</text:span><text:span text:style-name="T14"> kampları oluşturuluyordu. Türkiye-İran</text:span><text:alphabetical-index-mark text:string-value=" " text:key1="İran"/><text:span text:style-name="T14">-Irak üçgenindeki Lolan kampı </text:span><text:span text:style-name="T4">pkk</text:span><text:span text:style-name="T14">'nın en büyük kampı durumuna gelmişti. Bu kampta </text:span><text:span text:style-name="T4">kdp</text:span><text:alphabetical-index-mark text:string-value=" " text:key1="Kürdistan Demokratik Partisi (kdp)"/><text:span text:style-name="T14">'­nin radyo merkezi olduğu gibi </text:span><text:span text:style-name="T4">pkk</text:span><text:span text:style-name="T14">'nın gazetesi de yayınlanıyordu.</text:span></text:p>
      <text:p text:style-name="P79"><text:span text:style-name="T14">Barzani ile </text:span><text:span text:style-name="T4">pkk</text:span><text:alphabetical-index-mark text:string-value=" " text:key1="pkk"/><text:span text:style-name="T14"> arasındaki bu dostluk, faili meçhule kurban giden ün­lü Binbaşı Cem Ersever</text:span><text:alphabetical-index-mark text:string-value=" " text:key1="Ersever, Ahmet Cem"/><text:span text:style-name="T14">'in yazdığı </text:span><text:span text:style-name="T15">Kürtler</text:span><text:alphabetical-index-mark text:string-value=" " text:key1="Kürtler"/><text:span text:style-name="T15">, </text:span><text:span text:style-name="T5">pkk</text:span><text:span text:style-name="T15"> ve A. Öcalan</text:span><text:span text:style-name="T14"> adlı kitapta şöyle vur­gulanıyordu:</text:span></text:p>
      <text:p text:style-name="P32"><text:span text:style-name="T11">Mesud Barzani aynı zamanda Türk ordusunun yıllardır operasyon düzenle­di­ği halde temizleyemediği Kuzey Irak</text:span><text:alphabetical-index-mark text:string-value=" " text:key1="Irak"/><text:alphabetical-index-mark text:string-value=" " text:key1="IrakKuzey Irak"/><text:span text:style-name="T11"> bölgesini terör örgütü </text:span><text:span text:style-name="T3">pkk</text:span><text:alphabetical-index-mark text:string-value=" " text:key1="pkk"/><text:span text:style-name="T11">'ya açıp yerleş­mesini sağlayan insandı. 1982 yılı sonlarında aralarında yaptıkları anlaşma uya­rın­ca </text:span><text:span text:style-name="T3">pkk</text:span><text:span text:style-name="T11">, Kuzey Irak</text:span><text:alphabetical-index-mark text:string-value=" " text:key1="IrakKuzey Irak"/><text:span text:style-name="T11">'ta </text:span><text:span text:style-name="T3">kdp</text:span><text:alphabetical-index-mark text:string-value=" " text:key1="Kürdistan Demokratik Partisi (kdp)"/><text:span text:style-name="T11"> denetiminde bulunan bölgeye gruplar halin­de militanlarını yerleştirip kamplar açtı.</text:span><text:span text:style-name="T13"><text:note text:id="ftn328" text:note-class="endnote"><text:note-citation>cccxxviii</text:note-citation><text:note-body><text:p text:style-name="Endnote"><text:span text:style-name="T21"><text:s/>Ahmet Cem Ersever</text:span><text:alphabetical-index-mark text:string-value=" " text:key1="Ersever, Ahmet Cem"/><text:span text:style-name="T21">, </text:span><text:span text:style-name="T22">Kürtler</text:span><text:alphabetical-index-mark text:string-value=" " text:key1="Kürtler"/><text:span text:style-name="T22">, PKK ve A. Öcalan</text:span><text:span text:style-name="T21">, s. 80.</text:span></text:p></text:note-body></text:note></text:span></text:p>
      <text:p text:style-name="P79"><text:span text:style-name="T3">pkk</text:span><text:alphabetical-index-mark text:string-value=" " text:key1="pkk"/><text:span text:style-name="T11">'nın Kuzey Irak</text:span><text:alphabetical-index-mark text:string-value=" " text:key1="Irak"/><text:alphabetical-index-mark text:string-value=" " text:key1="IrakKuzey Irak"/><text:span text:style-name="T11">'da gösterdiği faaliyetlerden haberdar ve rahatsız olan Türkiye 1983 kışında Irak ile bir "Sınır Güvenliği ve İşbirliği Antlaş­ma­sı" imzaladı. Bu anlaşma çerçevesinde Türkiye, Irak sınırları içine 10 km ka­dar girerek operasyon yapabilecekti.</text:span></text:p>
      <text:p text:style-name="P79"><text:span text:style-name="T11">Ancak </text:span><text:span text:style-name="T3">kdp</text:span><text:alphabetical-index-mark text:string-value=" " text:key1="Kürdistan Demokratik Partisi (kdp)"/><text:span text:style-name="T11">'nin önce Kuzey Irak</text:span><text:alphabetical-index-mark text:string-value=" " text:key1="Irak"/><text:alphabetical-index-mark text:string-value=" " text:key1="IrakKuzey Irak"/><text:span text:style-name="T11">'a </text:span><text:span text:style-name="T3">pkk</text:span><text:alphabetical-index-mark text:string-value=" " text:key1="pkk"/><text:span text:style-name="T11">'nın girmesine izin vermesi, da­ha sonra çıkartmak için hiçbir girişimde bulunmaması, </text:span><text:soft-page-break/><text:span text:style-name="T11">Kuzey Irak</text:span><text:alphabetical-index-mark text:string-value=" " text:key1="IrakKuzey Irak"/><text:span text:style-name="T11">'ı en iyi şe­kil­de kullanan örgüte 1987 yılı içinde atılım yapma imkanı verdi, Hakkari, Eruh, Şırnak, Van-Çatak bölgelerinde zorla örgüte alınan gençlerin de kat­kısı ile sayıları 100'ü bulan </text:span><text:span text:style-name="T3">pkk</text:span><text:span text:style-name="T11">'lı gruplar dağlarda rahatlıkla gezmeye baş­la­dılar.</text:span></text:p>
      <text:p text:style-name="P79"><text:span text:style-name="T11">Körfez Savaşı</text:span><text:alphabetical-index-mark text:string-value=" " text:key1="Körfez Savaşı"/><text:span text:style-name="T11"> sırasında Türkiye-Kuzey Irak</text:span><text:alphabetical-index-mark text:string-value=" " text:key1="Irak"/><text:alphabetical-index-mark text:string-value=" " text:key1="IrakKuzey Irak"/><text:span text:style-name="T11"> ilişkileri de her açıdan de­ğiş­ti. Savaş öncesinde 1983'den beri Irak ile yapmış olduğu anlaşma çer­çe­vesinde Kuzey Irak</text:span><text:alphabetical-index-mark text:string-value=" " text:key1="IrakKuzey Irak"/><text:span text:style-name="T11">'a giren; </text:span><text:span text:style-name="T3">pkk</text:span><text:alphabetical-index-mark text:string-value=" " text:key1="pkk"/><text:span text:style-name="T11">'yı desteklediği için Barzani güçlerini de vu­ran Türkiye, artık Barzani ve Talabani</text:span><text:alphabetical-index-mark text:string-value=" " text:key1="Talabani, Celal"/><text:span text:style-name="T11">'ye kırmızı pasaport veriyor, birlikte </text:span><text:span text:style-name="T3">pkk</text:span><text:span text:style-name="T11">'­ya karşı operasyon düzenliyordu.</text:span></text:p>
      <text:p text:style-name="P79"><text:span text:style-name="T11">Fakat bu operasyonların çarpıcı yönü Talabani</text:span><text:alphabetical-index-mark text:string-value=" " text:key1="Talabani, Celal"/><text:span text:style-name="T11"> ve Barzani güçlerinin Tür­kiye'yi arkadan vurmasıydı. Binbaşı Ahmet Cem Ersever</text:span><text:alphabetical-index-mark text:string-value=" " text:key1="Ersever, Ahmet Cem"/><text:span text:style-name="T11">'in kitabında ver­diği bilgiye göre Hakurk bölgesinde Talabani</text:span><text:alphabetical-index-mark text:string-value=" " text:key1="Talabani, Celal"/><text:span text:style-name="T11"> ile </text:span><text:span text:style-name="T3">pkk</text:span><text:alphabetical-index-mark text:string-value=" " text:key1="pkk"/><text:span text:style-name="T11"> arasında 5 Ekim'de giz­li bir anlaşma yapılarak gerçekten savaşılmamış, fakat bu durum Türkiye'­den sonuna kadar gizlenmişti. Barzani güçlerine gelince, bu güçler içinde de özellikle </text:span><text:span text:style-name="T3">pkk</text:span><text:span text:style-name="T11"> ile toprak ihtilafı olan aşiretler ciddi bir şekilde çarpışırken di­ğer Barzani güçleri "operet savaşına" girmişlerdi. </text:span></text:p>
      <text:p text:style-name="P79"><text:span text:style-name="T11"><text:s/>95 Martında yapılan Kuzey Irak</text:span><text:alphabetical-index-mark text:string-value=" " text:key1="Irak"/><text:alphabetical-index-mark text:string-value=" " text:key1="IrakKuzey Irak"/><text:span text:style-name="T11"> harekatları is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 tara­fın­dan kınandı ve Türkiye'nin bölgeden çekilmesi istendi.</text:span></text:p>
      <text:p text:style-name="P79"><text:span text:style-name="T11">Operasyona sert tepki gösteren Mesud Barzani önderliğindeki Kürdis­tan Demokrat Partisi (</text:span><text:span text:style-name="T3">kdp</text:span><text:alphabetical-index-mark text:string-value=" " text:key1="Kürdistan Demokratik Partisi (kdp)"/><text:span text:style-name="T11">) ve Celal Talabani</text:span><text:alphabetical-index-mark text:string-value=" " text:key1="Talabani, Celal"/><text:span text:style-name="T11"> liderliğindeki Kürdistan Yurtsever Birliği (</text:span><text:span text:style-name="T3">kyb</text:span><text:alphabetical-index-mark text:string-value=" " text:key1="Kürdistan Yurtseverler Birliği (kyb)"/><text:alphabetical-index-mark text:string-value=" " text:key1="Kürdistan Yurtseverler Birliği (kyb)"/><text:span text:style-name="T11">) harekatın Irak</text:span><text:alphabetical-index-mark text:string-value=" " text:key1="Irak"/><text:span text:style-name="T11">'ın toprak bütünlüğünü ihlal ettiğini bildir­di­ler. </text:span><text:span text:style-name="T3">kdp</text:span><text:alphabetical-index-mark text:string-value=" " text:key1="Kürdistan Demokratik Partisi (kdp)"/><text:span text:style-name="T11">'nin Washington'da yaptığı açıklamada, Çekiç Güç</text:span><text:alphabetical-index-mark text:string-value=" " text:key1="Çekiç Güç"/><text:span text:style-name="T11">'ü oluşturan ül­ke­lerle Birleşmiş Milletler</text:span><text:alphabetical-index-mark text:string-value=" " text:key1="Birleşmiş Milletler"/><text:span text:style-name="T11">'e çağrı yapılarak, operasyona müdahale etmeleri ve Türk askerlerinin geri çekilmesini sağlamaları istendi.</text:span><text:span text:style-name="T13"><text:note text:id="ftn329" text:note-class="endnote"><text:note-citation>cccxxix</text:note-citation><text:note-body><text:p text:style-name="Endnote"><text:span text:style-name="T21"><text:s/>Yasemin Çongar</text:span><text:alphabetical-index-mark text:string-value=" " text:key1="Çongar, Yasemin"/><text:span text:style-name="T21">, </text:span><text:span text:style-name="T22">Milliyet</text:span><text:span text:style-name="T21">, 21 Mart 1995.</text:span><text:alphabetical-index-mark text:string-value=" " text:key1="Milliyet"/></text:p></text:note-body></text:note></text:span><text:span text:style-name="T11"> </text:span></text:p>
      <text:p text:style-name="P79"><text:span text:style-name="T11">Bu arada, </text:span><text:span text:style-name="T3">abd</text:span><text:alphabetical-index-mark text:string-value=" " text:key1="ABD"/><text:span text:style-name="T11">'nin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yi bir araya getirerek, Kuzey Irak</text:span><text:alphabetical-index-mark text:string-value=" " text:key1="Irak"/><text:alphabetical-index-mark text:string-value=" " text:key1="IrakKuzey Irak"/><text:span text:style-name="T11">'da Sad­dam</text:span><text:alphabetical-index-mark text:string-value=" " text:key1="Saddam Hüseyin"/><text:span text:style-name="T11"> Hüseyin'e karşı tekrar birlik sağlamak için çalıştığı Dublin Süreci ger­çekleşti. İrlanda'nın başkenti Dublin yakınlarındaki Orogheda kentinde ya­pılan görüşmelere </text:span><text:span text:style-name="T3">abd</text:span><text:span text:style-name="T11">, </text:span><text:span text:style-name="T3">kdp</text:span><text:alphabetical-index-mark text:string-value=" " text:key1="Kürdistan Demokratik Partisi (kdp)"/><text:span text:style-name="T11">, </text:span><text:span text:style-name="T3">kyb</text:span><text:alphabetical-index-mark text:string-value=" " text:key1="Kürdistan Yurtseverler Birliği (kyb)"/><text:alphabetical-index-mark text:string-value=" " text:key1="Kürdistan Yurtseverler Birliği (kyb)"/><text:span text:style-name="T11">, Irak Ulusal Kongre</text:span><text:alphabetical-index-mark text:string-value=" " text:key1="ABDKongresi"/><text:span text:style-name="T11">si ve gözlemci sta­tüsü ile Türkiye katıldı. Türkiye Dublin sürecinden rahatsız olmuştu. Ancak dı­şında kaldığı takdirde </text:span><text:soft-page-break/><text:span text:style-name="T11">alınacak kararlardan zarar göreceği endişesi ile sü­re­ce katıldı ve büyük ölçüde yönlendirildi.</text:span></text:p>
      <text:p text:style-name="P79"><text:span text:style-name="T11">Bu gelişmelerden sonra, </text:span><text:span text:style-name="T3">pkk</text:span><text:alphabetical-index-mark text:string-value=" " text:key1="pkk"/><text:span text:style-name="T11"> bölgede </text:span><text:span text:style-name="T3">kdp</text:span><text:alphabetical-index-mark text:string-value=" " text:key1="Kürdistan Demokratik Partisi (kdp)"/><text:span text:style-name="T11"> ve </text:span><text:span text:style-name="T3">kyb</text:span><text:alphabetical-index-mark text:string-value=" " text:key1="Kürdistan Yurtseverler Birliği (kyb)"/><text:alphabetical-index-mark text:string-value=" " text:key1="Kürdistan Yurtseverler Birliği (kyb)"/><text:span text:style-name="T11">'den sonra üçüncü güç konumuna geldi ve kendisini Kuzey Irak</text:span><text:alphabetical-index-mark text:string-value=" " text:key1="Irak"/><text:alphabetical-index-mark text:string-value=" " text:key1="IrakKuzey Irak"/><text:span text:style-name="T11"> politikasının bir parçası olarak ka­bul ettirdi. Coğrafi olarak Hayat vadisi-Shirvan'ın kuzeyi, Barzan bölgesi, Me­tina dağı, Zagros Bölgesi, Aşağı Bervari bölgesi, Al Amediyah-Atruş-Ag­ra üçgeni ve Hakurk vadisi bölgesinde </text:span><text:span text:style-name="T3">pkk</text:span><text:span text:style-name="T11">'nın 12 büyük üssü 28 küçük kam­pı kuruldu. Bu kampların özelliği hepsinin Barzani bölgesinde olma­sıydı. Ayrıca Dohuk'un 45 km doğusunda bulunan ve Türkiye'den Kuzey Irak</text:span><text:alphabetical-index-mark text:string-value=" " text:key1="IrakKuzey Irak"/><text:span text:style-name="T11">'­a göç eden ve 13 bin kişinin yaşadığı Atruş kampı</text:span><text:alphabetical-index-mark text:string-value=" " text:key1="Atruş kampı"/><text:span text:style-name="T11"> </text:span><text:span text:style-name="T3">pkk</text:span><text:span text:style-name="T11"> için çok önemli bir üs haline geldi. </text:span><text:span text:style-name="T14">Kamp BM</text:span><text:alphabetical-index-mark text:string-value=" " text:key1="BM"/><text:span text:style-name="T14">'in koruması altına alındı.</text:span></text:p>
      <text:p text:style-name="P79"><text:span text:style-name="T4">kdp</text:span><text:alphabetical-index-mark text:string-value=" " text:key1="Kürdistan Demokratik Partisi (kdp)"/><text:span text:style-name="T14"> ve </text:span><text:span text:style-name="T4">pkk</text:span><text:alphabetical-index-mark text:string-value=" " text:key1="pkk"/><text:span text:style-name="T14"> Mart 1996'da bir barış anlaşması imzaladılar. Bu anlaş­mayla artık Kuzey Irak</text:span><text:alphabetical-index-mark text:string-value=" " text:key1="Irak"/><text:alphabetical-index-mark text:string-value=" " text:key1="IrakKuzey Irak"/><text:span text:style-name="T14">'a iyice yerleşen </text:span><text:span text:style-name="T4">pkk</text:span><text:span text:style-name="T14">, Türkiye sınırındaki Dohuk eya­letinde bulunan iki adet kampı </text:span><text:span text:style-name="T4">kdp</text:span><text:alphabetical-index-mark text:string-value=" " text:key1="Kürdistan Demokratik Partisi (kdp)"/><text:span text:style-name="T14">'den "hediye" olarak aldı. </text:span><text:span text:style-name="T4">pkk</text:span><text:span text:style-name="T14"> Kuzey Irak</text:span><text:alphabetical-index-mark text:string-value=" " text:key1="IrakKuzey Irak"/><text:span text:style-name="T14"> sorumlusu Cemil Bayık (kod adı Cuma) ve Mesud</text:span><text:alphabetical-index-mark text:string-value=" " text:key1="Barzani, Mesud"/><text:span text:style-name="T14"> Barzani'nin yeğeni Ne­çirvan Barzani</text:span><text:alphabetical-index-mark text:string-value=" " text:key1="Barzani, Neçirvan"/><text:span text:style-name="T14"> tarafından imzalanan anlaşmada, tarafların üçüncü bir ta­raf­la anlaşıp birbirlerine karşı mücadeleye girmeyecekleri sözü verildi. Bu da Barzani'nin o anda Türkiye tarafında değil </text:span><text:span text:style-name="T4">pkk</text:span><text:span text:style-name="T14"> tarafında olduğunun açık­ça göstergesiydi.</text:span></text:p>
      <text:p text:style-name="P79"><text:span text:style-name="T14">Kuzey Irak</text:span><text:alphabetical-index-mark text:string-value=" " text:key1="Irak"/><text:alphabetical-index-mark text:string-value=" " text:key1="IrakKuzey Irak"/><text:span text:style-name="T14">'ta Talabani</text:span><text:alphabetical-index-mark text:string-value=" " text:key1="Talabani, Celal"/><text:span text:style-name="T14"> karşısında Türkiye'den destek gören Mesud Bar­zani </text:span><text:span text:style-name="T4">pkk</text:span><text:alphabetical-index-mark text:string-value=" " text:key1="pkk"/><text:span text:style-name="T14">'ya kucak açmaya devam etti ve </text:span><text:span text:style-name="T4">kdp</text:span><text:alphabetical-index-mark text:string-value=" " text:key1="Kürdistan Demokratik Partisi (kdp)"/><text:span text:style-name="T14">'nin 50. yıl kutlamalarına res­men temsilci davet etti. Türkiye'de "Barzani'nin ihaneti" yorumlarına yol a­çan bu davete Abdullah Öcalan</text:span><text:alphabetical-index-mark text:string-value=" " text:key1="Öcalan, Abdullah"/><text:span text:style-name="T14">'ın kardeşi Osman Öcalan</text:span><text:alphabetical-index-mark text:string-value=" " text:key1="Öcalan, Osman"/><text:span text:style-name="T14"> Erbil'de Selahattin kentine gelerek katıldı. Bu arada </text:span><text:span text:style-name="T4">kdp</text:span><text:alphabetical-index-mark text:string-value=" " text:key1="Kürdistan Demokratik Partisi (kdp)"/><text:span text:style-name="T14">'nin 50. kuruluş yılı törenleri, Kuzey Irak</text:span><text:alphabetical-index-mark text:string-value=" " text:key1="IrakKuzey Irak"/><text:span text:style-name="T14">'­taki peşmerge</text:span><text:alphabetical-index-mark text:string-value=" " text:key1="Kürtlerpeşmergeler"/><text:span text:style-name="T14">lerin düzenli ordu halinde örgütlendiğini ortaya çıkardı. </text:span><text:span text:style-name="T4">abd</text:span><text:alphabetical-index-mark text:string-value=" " text:key1="ABD"/><text:span text:style-name="T14">'­nin "</text:span><text:span text:style-name="T4">pkk</text:span><text:span text:style-name="T14"> bölgede faaliyet göstermemeli, destek görmemeli" güvencesini ya­lanlarcasına, </text:span><text:span text:style-name="T4">kdp</text:span><text:alphabetical-index-mark text:string-value=" " text:key1="Kürdistan Demokratik Partisi (kdp)"/><text:span text:style-name="T14"> lideri Barzani, </text:span><text:span text:style-name="T4">pkk</text:span><text:span text:style-name="T14">'ya serbest dolaşım hakkı tanıdı. </text:span><text:span text:style-name="T4">pkk</text:span><text:span text:style-name="T14"> liderleri, ellerini kollarını sallayarak Mercedes'lerle gezmeye başladı. </text:span></text:p>
      <text:p text:style-name="P79"><text:soft-page-break/><text:span text:style-name="T14">Tüm bunların ardından, Barzani</text:span><text:alphabetical-index-mark text:string-value=" " text:key1="Barzani, Mesudve Saddam Hüseyin"/><text:span text:style-name="T14"> başta da değindiğimiz gibi, 1996 Eyl­ü­lü'nde Saddam</text:span><text:alphabetical-index-mark text:string-value=" " text:key1="Saddam Hüseyin"/><text:span text:style-name="T14">'la ittifak yaparak bölgeden Talabani</text:span><text:alphabetical-index-mark text:string-value=" " text:key1="Talabani, Celal"/><text:span text:style-name="T14">'yi sürdü. Saddam</text:span><text:alphabetical-index-mark text:string-value=" " text:key1="Saddam Hüseyin"/><text:span text:style-name="T14">'la olan işbirliğini Kuzey Irak</text:span><text:alphabetical-index-mark text:string-value=" " text:key1="Irak"/><text:alphabetical-index-mark text:string-value=" " text:key1="IrakKuzey Irak"/><text:span text:style-name="T14">'ın denetimini ele geçirdikten sonra bozdu. </text:span><text:span text:style-name="T4">abd</text:span><text:alphabetical-index-mark text:string-value=" " text:key1="ABD"/><text:span text:style-name="T14"> tarafından el altından desteklenen bu operasyon, "Barzani'ye ait bir Kürdistan" projesinin gerekli yerlerden onay alarak ilerlediğini gösteriyordu. </text:span></text:p>
      <text:p text:style-name="P79"><text:span text:style-name="T14">Oysa sözkonusu "Barzani'ye ait bir Kürdistan", Türkiye'nin Güneydo­ğu</text:span><text:alphabetical-index-mark text:string-value=" " text:key1="TürkiyeGüneydoğu"/><text:span text:style-name="T14">'­su</text:span><text:alphabetical-index-mark text:string-value=" " text:key1="Türkiyegüneydoğu"/><text:span text:style-name="T14">nu da şiddetle tehdit ediyordu. Mesud</text:span><text:alphabetical-index-mark text:string-value=" " text:key1="Barzani, Mesud"/><text:span text:style-name="T14"> Barzani'nin Aralık 1996'da </text:span><text:span text:style-name="T4">pkk</text:span><text:alphabetical-index-mark text:string-value=" " text:key1="pkk"/><text:span text:style-name="T14"> li­derine yolladığı ve ortaya çıktığında Ankara'da "şok" etkisi yaratan mek­tup, bunun en somut ifadesiydi. Milliyet</text:span><text:alphabetical-index-mark text:string-value=" " text:key1="Milliyet"/><text:span text:style-name="T14">, Barzani'nin Öcalan</text:span><text:alphabetical-index-mark text:string-value=" " text:key1="Öcalan, Abdullah"/><text:span text:style-name="T14">'a yolladığı mek­tu­bu şöyle anlatıyordu:</text:span></text:p>
      <text:p text:style-name="P28"><text:span text:style-name="T11">... Özel kuryeyle Suriye</text:span><text:alphabetical-index-mark text:string-value=" " text:key1="Suriye"/><text:span text:style-name="T11">'ye gönderilen mektupta </text:span><text:span text:style-name="T3">pkk</text:span><text:alphabetical-index-mark text:string-value=" " text:key1="pkk"/><text:span text:style-name="T11"> liderine "kardeşçe selam­larımla" diye hitap eden </text:span><text:span text:style-name="T3">kdp</text:span><text:alphabetical-index-mark text:string-value=" " text:key1="Kürdistan Demokratik Partisi (kdp)"/><text:span text:style-name="T11"> lideri (Barzani), </text:span><text:span text:style-name="T3">pkk</text:span><text:span text:style-name="T11"> mensuplarını "kardeş olarak nitelendirdi. Barzani mektubunda </text:span><text:span text:style-name="T3">pkk</text:span><text:span text:style-name="T11">'nın mücadelesine destek verdiklerini ve </text:span><text:span text:style-name="T3">pkk</text:span><text:span text:style-name="T11">'nın davasını ortak bir dava olarak kabul ettiklerini vurgularken, "için­de bulunduğumuz koşulları, bu gibi davranışların yaratacağı duyarlılığı, hal­kı­mızla siyasi ve ekonomik durumumuz üzerinde oluşturacağı yükleri anla­ya­cağınızı temenni ederim" dedi. </text:span></text:p>
      <text:p text:style-name="P27"><text:span text:style-name="T11">Barzani, mektubunda bugünkü durumla ilgili şöyle bir tablo çizdi: "Türkler, köy­lerimizi ve bölgelerimizi günübirliğine top ateşi ve uçak bombardımanı altında tutmaya devam etmekte. Buna gerekçe olarak da kardeşlerimizin (</text:span><text:span text:style-name="T3">pkk</text:span><text:alphabetical-index-mark text:string-value=" " text:key1="pkk"/><text:span text:style-name="T11"> kuv­vetlerinin) sözkonusu köy ve bölgelerde alenen bulunmalarını göstermek­tedirler. Sizin mücadelenize destek vererek koşullarımıza göre elimizden ge­le­ni yaparken, sizin de bizim koşullarımızı dikkate almanızı ve daha fazla köy hal­kının techir edilmemesi için Türklere fırsat vermemenizi bekliyoruz.</text:span><text:span text:style-name="T13"><text:note text:id="ftn330" text:note-class="endnote"><text:note-citation>cccxxx</text:note-citation><text:note-body><text:p text:style-name="Endnote"><text:span text:style-name="T21"><text:s/>"Barzani'den Apo</text:span><text:alphabetical-index-mark text:string-value=" " text:key1="Öcalan, Abdullah"/><text:span text:style-name="T21">'ya Mektup", </text:span><text:span text:style-name="T22">Milliyet</text:span><text:alphabetical-index-mark text:string-value=" " text:key1="Milliyet"/><text:span text:style-name="T21">, 16 Aralık 1996.</text:span></text:p></text:note-body></text:note></text:span></text:p>
      <text:p text:style-name="P66">Barzani'nin mektubunun sonu da, iki taraf arasında var olan bir anlaş­ma­yı açığa çıkarıyordu:</text:p>
      <text:p text:style-name="P32"><text:span text:style-name="T11">Bizim tarafımızdan da bazı kişilerin kötü davranışlarda bulunduğu bilinmek­tedir. Fakat ben şahsen müdahale ederek onlardan hesap sordum ve onları bu gibi işlerden uzaklaştırdım. Bunun nedeni de bu davranışların aramızdaki stra­tejik ve kardeşçe ilişkiler üzerindeki olumsuz yansımasını önlemektir. Za­tı­alinizden bu noktayı kardeşlerimiz nezdinde vurgulayarak, onlardan anlaş­maya bağlı kalmaları gereğini istemenizi rica ederim. Anlaşmalara fiilen uyul­ma­sı gerekmektedir.</text:span><text:span text:style-name="T13"><text:note text:id="ftn331" text:note-class="endnote"><text:note-citation>cccxxxi</text:note-citation><text:note-body><text:p text:style-name="P113">Ibid.</text:p></text:note-body></text:note></text:span></text:p>
      <text:p text:style-name="P79"><text:span text:style-name="T11">Tüm bunlara rağmen Türkiye, </text:span><text:span text:style-name="T3">abd</text:span><text:alphabetical-index-mark text:string-value=" " text:key1="ABD"/><text:span text:style-name="T11"> ve İsrail'in Kuzey Irak</text:span><text:alphabetical-index-mark text:string-value=" " text:key1="Irak"/><text:alphabetical-index-mark text:string-value=" " text:key1="IrakKuzey Irak"/><text:span text:style-name="T11">'taki tercihi olan Barzani'yi "güvenilir bir müttefik" olarak kabul etmek durumunda bıra­kıldı. Hatta Barzani'nin "daveti" üzerine Mayıs 1997'de Kuzey Irak</text:span><text:alphabetical-index-mark text:string-value=" " text:key1="IrakKuzey Irak"/><text:span text:style-name="T11">'a tarihi­nin en büyük askeri harekatını düzenledi. Bu, Batı Kudüs ve Washington'da çizi­len "Barzani'ye ait bir Kürdistan" projesinin Türkiye'ye de onaylatılması an­lamına geliyordu. </text:span></text:p>
      <text:p text:style-name="P79"><text:soft-page-break/><text:span text:style-name="T11">Oysa yukarıda göz attığımız gelişim, Barzani'nin Türkiye için gü­venilir bir müttefik olduğu tezinin ne kadar aldatıcı olduğunu göstermek­tedir. Aksine, ortada açık bir durum vardır: Gerek Barzani gerekse Talabani</text:span><text:alphabetical-index-mark text:string-value=" " text:key1="Talabani, Celal"/><text:span text:style-name="T11">, şart­lar gerektirdiğinde </text:span><text:span text:style-name="T3">pkk</text:span><text:alphabetical-index-mark text:string-value=" " text:key1="pkk"/><text:span text:style-name="T11"> ile rahatlıkla ittifak kurmuşlardır ve bundan son­ra da buna devam edeceklerdir. Türkiye'nin yapması gereken şey ise, bu grup­ların herhangi birisine bel bağlayarak </text:span><text:span text:style-name="T3">pkk</text:span><text:span text:style-name="T11">'ya karşı onlardan yardım bek­lemek değil, Kuzey Irak</text:span><text:alphabetical-index-mark text:string-value=" " text:key1="Irak"/><text:alphabetical-index-mark text:string-value=" " text:key1="IrakKuzey Irak"/><text:span text:style-name="T11">'ın Bağdat'ın otoritesinin altına yeniden girmesi için elinden geleni yapmaktır. </text:span><text:bookmark-end text:name="MesudBarzani_PKK"/></text:p>
      <text:p text:style-name="P79"><text:span text:style-name="T11">Türkiye'yi Barzani'yi desteklemeye yöneltenler—yani </text:span><text:span text:style-name="T3">abd</text:span><text:alphabetical-index-mark text:string-value=" " text:key1="ABD"/><text:span text:style-name="T11"> ve İsrail—ise, "Barzani'ye ait bir Kürdistan" projesini Türkiye'nin katkısıyla gerçekleş­tirmek istemektedirler. Bu tür bir devletin orta vadede Türkiye'den toprak talep edeceğini kestirmek içinse kahin olmaya gerek yoktur. Özellikle Tür­kiye "yanlış" bir yola girer de Barzani'nin Batı Kudüs'teki dostlarını rahatsız edecek politikalar izlerse, Barzani'nin yangına dönüştüreceği Kürt ayrı­lık­çılı­ğı kıvılcımı, sınırın kuzeyine sıçratılacaktır. Nitekim, Barzani'nin Batı Ku­düs'teki dostları bu opsiyonu uzun bir süredir değerlendirmektedirler. Ufuk Gül­demir</text:span><text:alphabetical-index-mark text:string-value=" " text:key1="Güldemir, Ufuk"/><text:span text:style-name="T11">'in aktardığına göre, Dış Politika Enstitüsü</text:span><text:alphabetical-index-mark text:string-value=" " text:key1="Dış Politika Enstitüsü"/><text:span text:style-name="T11">'nün 1986 yılında An­kara'da basına kapalı olarak toplanan Türkiye Ortadoğu ilişkileri çalışma gru­bunda "devletin en üst noktalarında bulunmuş bir yetkili" şu bilgiyi ver­miştir: </text:span></text:p>
      <text:p text:style-name="P32"><text:span text:style-name="T11">İsrail'de araştırmacılar son üç yıldır Türkiye'deki azınlık sorunlarını, etnik so­run­ları incelemeye başladılar. Bunu tabi şöyle yorumlamak mümkün: Türkiye ge­lecekte Arap müttefiki olarak İsrail'e hasmane bir tutum takınırsa o zaman bu İsrail için çok büyük bir tehdit oluşturur. O zaman Türkiye'nin desta­bilizasyonu</text:span><text:alphabetical-index-mark text:string-value=" " text:key1="İsrailve &quot;Türkiye'nin destablizasyonu&quot;"/><text:span text:style-name="T11"> İsrail için son derece önem taşır. Bu yüzden de etnik incelemeleri yap­tırıyorlar.</text:span><text:span text:style-name="T13"><text:note text:id="ftn332" text:note-class="endnote"><text:note-citation>cccxxxii</text:note-citation><text:note-body><text:p text:style-name="Endnote"><text:span text:style-name="T21"><text:s/>Ufuk Güldemir,</text:span><text:alphabetical-index-mark text:string-value=" " text:key1="Güldemir, Ufuk"/><text:span text:style-name="T21"> </text:span><text:span text:style-name="T22">Çevik Kuvvetin Gölgesinde Türkiye, 1980-1984</text:span><text:span text:style-name="T21">, s. 202.</text:span></text:p></text:note-body></text:note></text:span></text:p>
      <text:p text:style-name="P79"><text:span text:style-name="T11">İsrailli araştırmacıların "Türkiye'deki azınlık sorunlarını, etnik sorunları" incelemeye başladıkları 1983 yılının aynı zamanda terör örgütünün de ortaya çıktığı yıl oluşu, dikkate değer bir tesadüftür elbette. Şu ara Netanyahu</text:span><text:alphabetical-index-mark text:string-value=" " text:key1="Netanyahu, Benjamin"/><text:span text:style-name="T11"> kabinesinde Altyapı Bakanı olan ve Kürt Devleti</text:span><text:alphabetical-index-mark text:string-value=" " text:key1="KürtlerKürt Devleti projesi"/><text:span text:style-name="T11"> projesinin de fikir ba­bası sayılan Ariel Şaron</text:span><text:alphabetical-index-mark text:string-value=" " text:key1="Şaron, Ariel"/><text:span text:style-name="T11">'un o dönemde söylediği "Türkiye ilgi alanımız için­dedir" şeklindeki sözün anlamı da bununla ilgili olsa gerektir. </text:span></text:p>
      <text:p text:style-name="P77"/>
      <text:p text:style-name="P79"><text:bookmark-start text:name="Israil_vePKK1"/><text:soft-page-break/></text:p>
      <text:h text:style-name="P47" text:outline-level="8">İsrail ve Terör Örgütü<text:bookmark-start text:name="Israil_vePKK"/></text:h>
      <text:p text:style-name="P73"/>
      <text:p text:style-name="P79"><text:span text:style-name="T14">Üstte değindiğimiz tüm bilgiler—Barzani'nin İsrail'le olan ilişkisi, </text:span><text:span text:style-name="T4">kdp</text:span><text:alphabetical-index-mark text:string-value=" " text:key1="Kürdistan Demokratik Partisi (kdp)"/><text:span text:style-name="T14">'­nin terör örgütü ile kurduğu örtülü işbirliği ve İsrail'in "Türkiye'nin etnik destablizasyonu"na duyduğu ilgi—ister istemez akla önemli bir soru ge­tir­mektedir: Acaba Türkiye'ye karşı savaş veren bölücü terör örgütüyle İsrail arasında da bir ilişki olabilir mi? </text:span></text:p>
      <text:p text:style-name="P79"><text:span text:style-name="T14">İsrail'i Türkiye'nin Ortadoğu'daki en önemli müttefiği olarak görenler ve Türkiye'nin İsrail'e yakınlaşmasındaki stratejik yanlışları göz ardı edenler, kuşkusuz böyle bir soruyu abes bulacaklardır. Hatta, onlara göre, ger­çekte var olan durum, üstteki soruda öngörülen durumun tam tersidir. Yani, onlara göre, İsrail, terör örgütüyle ilişki içinde olmak bir yana dursun, bu ör­güte karşı Türkiye'ye yardım etmektedir. Kafalarındaki şema Suriye</text:span><text:alphabetical-index-mark text:string-value=" " text:key1="Suriye"/><text:span text:style-name="T14">-İran</text:span><text:alphabetical-index-mark text:string-value=" " text:key1="İran"/><text:span text:style-name="T14"> cep­hesini terör örgütünün arkasına, İsrail'i ise Türkiye'nin yanına yerleştirmiş­tir ve bu yüzeysel konumun ardında bazı paradoksal ilişkilerin var ola­bileceğini düşünme esnekliğine sahip değildirler. </text:span></text:p>
      <text:p text:style-name="P79"><text:span text:style-name="T14">Oysa, İsrail, bu kitabın başından bu yana incelediğimiz gibi, Orta­do­ğu'­da kurulacak bir Kürt Devleti</text:span><text:alphabetical-index-mark text:string-value=" " text:key1="KürtlerKürt Devleti projesi"/><text:span text:style-name="T14">'nin yegane stratejik destekçisidir. Bu ne­den­le, herhangi bir ayrılıkçı Kürt hareketinin İsrail'le de dolaylı ya da dolay­sız ilişki içinde bulunabileceğini düşünmek, son derece mantıklıdır. Kaldı ki İs­rail'in Kuzey Irak</text:span><text:alphabetical-index-mark text:string-value=" " text:key1="Irak"/><text:alphabetical-index-mark text:string-value=" " text:key1="IrakKuzey Irak"/><text:span text:style-name="T14">'taki geleneksel müttefiki olan Barzani, sözkonusu terör ör­gütüyle üstte değindiğimiz gibi "Barzani'nin ihaneti" olarak yorumlanan ör­tülü ilişkiler kuruyorsa, İsrail'in muhtemel bir "ikili politika"sından şüp­he­lenmek son derece mantıklıdır.</text:span></text:p>
      <text:p text:style-name="P70">Bu incelemeyi yapmak için, öncelikle bunu abes bulanların yanıldık­la­rı noktayı ele alalım: İsrail'in terör örgütüne karşı Türkiye'ye yardım ettiği hi­ka­ye­sini. </text:p>
      <text:p text:style-name="P79"><text:span text:style-name="T14">Bu söylentinin en büyük kaynağı, </text:span><text:span text:style-name="T4">abd</text:span><text:alphabetical-index-mark text:string-value=" " text:key1="ABD"/><text:span text:style-name="T14"> ve İsrail'in Suriye</text:span><text:alphabetical-index-mark text:string-value=" " text:key1="Suriye"/><text:span text:style-name="T14">'yi barışa zor­larken onu terörü desteklemekten vazgeçirecekleri ve bu "terör"ün Tür­ki­ye'­de faaliyet gösteren bölücü terör örgütünü de </text:span><text:soft-page-break/><text:span text:style-name="T14">içereceği yönündeki beklen­tiy­di. Oysa son yıllarda Türk medyasında sık sık gündeme getirilen, özellikle "İs­rail­severler" tarafından ısıtılıp ısıtılıp öne sürülen bu argüman, gerçekte "kendi kendini kandırmak"tan başka bir şey değildi. Çünkü İsrail ve </text:span><text:span text:style-name="T4">abd</text:span><text:span text:style-name="T14"> ta­ra­fından önem verilen "terör", yalnızca İsrail'e yönelik olan silahlı örgütleri kap­sıyordu. Türkiye'nin başını ağrıtan terörün, bu ikili için bir önemi yoktu. Meh­met Ali Birand</text:span><text:alphabetical-index-mark text:string-value=" " text:key1="Birand, M. Ali"/><text:span text:style-name="T14">, 30 Ocak 1996 tarihli yazısında şöyle diyordu:</text:span></text:p>
      <text:p text:style-name="P32"><text:span text:style-name="T11">Suriye</text:span><text:alphabetical-index-mark text:string-value=" " text:key1="Suriye"/><text:span text:style-name="T11">li yetkililer ile yaptığım görüşmelerde duyduklarımı, sonradan Washington ve Ankara'dan da doğrulatınca hayretler içinde kaldım. Meğer biz boş ye­re bekliyormuşuz... Zira Suriye-İsrail</text:span><text:alphabetical-index-mark text:string-value=" " text:key1="İsrailve Suriye"/><text:alphabetical-index-mark text:string-value=" " text:key1="Suriyeve İsrail"/><text:span text:style-name="T11"> barış görüşmelerinden "</text:span><text:span text:style-name="T3">pkk</text:span><text:alphabetical-index-mark text:string-value=" " text:key1="pkk"/><text:span text:style-name="T11"> konusu" çıka­rılmış. Görüşmelerde yine "Suriye'nin terör örgütlerine verdiği desteğin bit­mesi" ele alınıyor ancak </text:span><text:span text:style-name="T3">pkk</text:span><text:span text:style-name="T11"> yok. Barış sürecine, sadece İsrail tarafından "te­rör örgütü" olarak adlandırılan Filistin</text:span><text:alphabetical-index-mark text:string-value=" " text:key1="Filistin"/><text:span text:style-name="T11"> Kurtuluş örgütlerinin hesaba katılması ka­rarlaştırılmış. "Eğer </text:span><text:span text:style-name="T3">pkk</text:span><text:span text:style-name="T11">'yı da bu listeye alsaydık barış görüşmelerini ta­mamlayamazdık. Zira </text:span><text:span text:style-name="T3">pkk</text:span><text:span text:style-name="T11"> artık Türkiye'nin değil, bölgedeki Kürt sorununun da ayrılmaz bir parçası oldu. Kuzey Irak</text:span><text:alphabetical-index-mark text:string-value=" " text:key1="Irak"/><text:alphabetical-index-mark text:string-value=" " text:key1="IrakKuzey Irak"/><text:span text:style-name="T11"> ve bölgedeki Kürt sorununun </text:span><text:span text:style-name="T3">pkk</text:span><text:span text:style-name="T11"> he­sa­ba sokulmadan çözülemeyeceği anlaşıldı" diyen bir Amerikalı yetkilinin söz­leri son derece önemli.</text:span></text:p>
      <text:p text:style-name="P79"><text:span text:style-name="T11">Cengiz Çandar</text:span><text:alphabetical-index-mark text:string-value=" " text:key1="Çandar, Cengiz"/><text:span text:style-name="T11"> da 17 Mart 1996 tarihli "Türkiye'nin Ortadoğu Yan­lış­ları" başlıklı yazısında şöyle diyordu: "İsrail'de İsrail Dışişleri yetkilileri gö­rüş­tüm. </text:span><text:span text:style-name="T3">pkk</text:span><text:alphabetical-index-mark text:string-value=" " text:key1="pkk"/><text:span text:style-name="T11"> konusundaki tavırları, Birand</text:span><text:alphabetical-index-mark text:string-value=" " text:key1="Birand, M. Ali"/><text:span text:style-name="T11">'ın Peres</text:span><text:alphabetical-index-mark text:string-value=" " text:key1="Peres, Şimon"/><text:span text:style-name="T11">'le konuşmasındaki gibi 'is­tek­sizlik'ti." Çandar</text:span><text:alphabetical-index-mark text:string-value=" " text:key1="Çandar, Cengiz"/><text:span text:style-name="T11">, 23 Nisan 1996 tarihli yazısında ise aynı konuyu şöyle vur­guluyordu: "Sizin 'terörizm'iniz, İsrail açısından hiç öncelikli değil. İs­railli yetkililer, bizimkilerin bize anlattıklarının tersine, '</text:span><text:span text:style-name="T3">pkk</text:span><text:span text:style-name="T11"> konusunda ta­vır almalarının niçin mümkün olmadığını' uzun uzun açıkladılar." Çandar</text:span><text:alphabetical-index-mark text:string-value=" " text:key1="Çandar, Cengiz"/><text:span text:style-name="T11">, ya­zının devamında İsrail'in "terör" ile ilgili psikolojisini de şöyle yorumluyor­du:</text:span></text:p>
      <text:p text:style-name="P28"><text:span text:style-name="T11">Elbette bir de İsrail-Yahudi psikolojisini bilmek ve anlatmak gerekiyor. İsrail, kü­çücük boyu ile dünya çapında büyük rol sahibi olmasını, bazı konu baş­lıklarında "imtiyazlı" olmasıyla sağladığının bilincinde. Örneğin "Ermeni soy­kı­rımı</text:span><text:alphabetical-index-mark text:string-value=" " text:key1="Ermeni soykırımı iddiaları"/><text:span text:style-name="T11">" kavramına her zaman soğuk yaklaştı. Bunun sebebi, "soykırım" oldu­ğu­na inanıp-inanmaması değil. Bu kabul edilirse, o zaman "holocaust" de­ğe­rin­den bir nebze yitirecek. Oysa "soykırım"ın "özgün" olarak Yahudiler</text:span><text:alphabetical-index-mark text:string-value=" " text:key1="Yahudiler"/><text:span text:style-name="T11">'e yö­ne­ltildiği insanlığın bilinçaltına yerleşirse, İsrail, her attığı ve atacağı adımda mu­azzam bir meşruiyet kazanmış oluyor.</text:span></text:p>
      <text:p text:style-name="P27"><text:span text:style-name="T11">"Terör" için de aynı durum sözkonusu. "Özgün" olarak İsrail'in bir numaralı "te­rör kurbanı" olması gerekiyor. İsrail'e hasım faaliyetlerin "terörizm" ve bu­nu yapanların "terör örgütü" olarak sınıflandırılmaları icab ediyor. "Terörizm" ve "terör örgütleri" çoğullaşırsa, İsrail, 'özgün" özelliğini kaybedebilir. İsrail'in </text:span><text:span text:style-name="T3">pkk</text:span><text:alphabetical-index-mark text:string-value=" " text:key1="pkk"/><text:span text:style-name="T11"> konusunda "soğuk" ve "isteksiz" yaklaşmasında önemli bir faktör de bu... O yüzden hiç kimse, İsrail'den ve Ortadoğu politikasını İsrail'in biçimlediği A­me­rika'dan "</text:span><text:span text:style-name="T3">pkk</text:span><text:span text:style-name="T11"> güvencesi" konusunda hayale kapılmasın... </text:span></text:p>
      <text:p text:style-name="P79"><text:soft-page-break/><text:span text:style-name="T11">Çandar</text:span><text:alphabetical-index-mark text:string-value=" " text:key1="Çandar, Cengiz"/><text:span text:style-name="T11">'ın da dediği gibi, İsrail konusundaki gerçekler, "bize anla­tı­lanların tersine" gelişiyordu. Bunun bir diğer örneği, İsrail'den "teröre karşı ak­tif yardım" geleceği söylentileriydi. İsrail ne zaman Bekaa'yı bombalasa, ne­dendir bilinmez, Türk medyasındaki İsrailseverler, "İsrail </text:span><text:span text:style-name="T3">pkk</text:span><text:alphabetical-index-mark text:string-value=" " text:key1="pkk"/><text:span text:style-name="T11">'yı da bom­baladı" diye bir haber ortaya attılar. Ancak her seferinde bunun gerçek ol­madığı, İsrail'in yalnızca kendi işine baktığı ortaya çıktı. (Aynı şey, Gazap Üzüm­leri</text:span><text:alphabetical-index-mark text:string-value=" " text:key1="Gazap Üzümleri Operasyonu"/><text:span text:style-name="T11"> Operasyonu sırasında da yaşandı.) Dahası, ne zaman Türk ve İs­railli yetkililer arasında bir görüşme olsa, bir resmi ziyaret gerçekleşse, "İs­rail Türkiye'ye </text:span><text:span text:style-name="T3">pkk</text:span><text:span text:style-name="T11"> konusunda istihbarat yardımı yapacak" söylentileri yayıl­dı ve medyanın belirli kalemleri de bunu ballandıra ballandıra yazdılar. An­cak yine her seferinde bunun aslı olmadığı anlaşıldı.</text:span></text:p>
      <text:p text:style-name="P79"><text:span text:style-name="T11">Kısacası, İsrailliler'in </text:span><text:span text:style-name="T3">pkk</text:span><text:alphabetical-index-mark text:string-value=" " text:key1="pkk"/><text:span text:style-name="T11">'ya karşı Türkiye'ye yardım gibi bir dü­şüncesi kesinlikle yoktu. Ama Yahudi Devleti, bu tavrından hareketle yapı­labilecek aksi yöndeki yorumları engellemek için çeşitli dezinformasyonlara baş­vurdu. Bunlar, İsrail'in terör örgütüne karşı Türkiye'ye yardım etmese de, yine de terör örgütüne karşı Türkiye ile aynı tarafta olduğu izlenimi ver­mek için tasarlanmış yalan haberlerdi. Bunların en belirgini, İsrail hüküme­ti­nin "resmi" görüşünü en iyi yansıtan yayın organı olarak bilinen </text:span><text:span text:style-name="T12">Ha'aretz</text:span><text:alphabetical-index-mark text:string-value=" " text:key1="Ha'aretz"/><text:span text:style-name="T11"> tarafından 1996 sonunda ortaya atılan "</text:span><text:span text:style-name="T3">pkk</text:span><text:span text:style-name="T11"> İsrailliler'i vuracak" haberiydi. "</text:span><text:span text:style-name="T3">pkk</text:span><text:span text:style-name="T11">'­nın Hedefi İsrailliler" gibi başlıklarla Türk basınına da taşınan bu haber, George Habaş</text:span><text:alphabetical-index-mark text:string-value=" " text:key1="Habaş, George"/><text:span text:style-name="T11">'ın liderliğinde Marksist-Leninist eğilimli Filistin Halk Kur­tuluş Cephesi (</text:span><text:span text:style-name="T3">PFLP</text:span><text:span text:style-name="T11">—Popular Front for the Liberation of Palestine) örgü­tüyle </text:span><text:span text:style-name="T3">pkk</text:span><text:span text:style-name="T11">'nın Türkiye'deki İsrailliler'e yönelik ortak eylem planı yap­tıklarını öngörüyordu. Ancak İsrail ile </text:span><text:span text:style-name="T3">pkk</text:span><text:span text:style-name="T11"> arasındaki geleneksel dengeye ters duran bu bilgi, haberi aktaran </text:span><text:span text:style-name="T12">Yeni Yüzyıl</text:span><text:alphabetical-index-mark text:string-value=" " text:key1="Yeni Yüzyıl"/><text:span text:style-name="T11">'da bile ihtiyatla karşılanmıştı. Bu yüzden </text:span><text:span text:style-name="T12">Yeni Yüzyıl</text:span><text:span text:style-name="T11"> "bu arada diplomatik çevreler, şu ana kadar ne </text:span><text:span text:style-name="T3">pkk</text:span><text:span text:style-name="T11">'­nın İsrail aleyhine, ne de İsrail'in Türkiye'nin meselesi olarak gördüğü </text:span><text:span text:style-name="T3">pkk</text:span><text:span text:style-name="T11">'­ya karşı özel bir tutum içine girmemeye özen gösterdiğine dikkat çekiyor" de­meyi de gerekli görmüştü.</text:span><text:span text:style-name="T13"><text:note text:id="ftn333" text:note-class="endnote"><text:note-citation>cccxxxiii</text:note-citation><text:note-body><text:p text:style-name="Endnote"><text:span text:style-name="T21"><text:s/>"PKK'nın Hedefi İsrailliler", </text:span><text:span text:style-name="T22">Yeni Yüzyıl</text:span><text:alphabetical-index-mark text:string-value=" " text:key1="Yeni Yüzyıl"/><text:span text:style-name="T21">, 31 Aralık 1996.</text:span></text:p></text:note-body></text:note></text:span></text:p>
      <text:p text:style-name="P79"><text:soft-page-break/><text:span text:style-name="T11">Nitekim bir kaç gün sonra bu haberin, sözkonusu bilgiyi </text:span><text:span text:style-name="T12">Ha'aretz</text:span><text:alphabetical-index-mark text:string-value=" " text:key1="Ha'aretz"/><text:span text:style-name="T11">'e aktaran "İsrailli istihbarat kaynakları" tarafından üretilmiş bir dezinformas­yon olduğu doğrulandı. Şam'daki Monte Carlo Radyosu</text:span><text:alphabetical-index-mark text:string-value=" " text:key1="Monte Carlo Radyosu"/><text:span text:style-name="T11">'na bir demeç veren George Habaş</text:span><text:alphabetical-index-mark text:string-value=" " text:key1="Habaş, George"/><text:span text:style-name="T11">'ın sözcüsü ve </text:span><text:span text:style-name="T3">pflp</text:span><text:alphabetical-index-mark text:string-value=" " text:key1="Filistin Halk Kurtuluş Cephesi (pflp)"/><text:span text:style-name="T11"> temsilcisi Maher Tahrir</text:span><text:alphabetical-index-mark text:string-value=" " text:key1="Tahrir, Maher"/><text:span text:style-name="T11">, </text:span><text:span text:style-name="T3">pkk</text:span><text:alphabetical-index-mark text:string-value=" " text:key1="pkk"/><text:span text:style-name="T11">'yla hiç bir ilgilerinin olmadığını ve </text:span><text:span text:style-name="T3">pkk</text:span><text:span text:style-name="T11">'yla ortak eylem yapacakları yönündeki haberle­rin asılsız olduğunu vurguladı.</text:span><text:span text:style-name="T13"><text:note text:id="ftn334" text:note-class="endnote"><text:note-citation>cccxxxiv</text:note-citation><text:note-body><text:p text:style-name="Endnote"><text:span text:style-name="T21"><text:s/>"Habaş</text:span><text:alphabetical-index-mark text:string-value=" " text:key1="Habaş, George"/><text:span text:style-name="T21">: PKK'yla İttifakımız Yok", </text:span><text:span text:style-name="T22">Yeni Yüzyıl</text:span><text:alphabetical-index-mark text:string-value=" " text:key1="Yeni Yüzyıl"/><text:span text:style-name="T21">, 3 Ocak 1997.</text:span></text:p></text:note-body></text:note></text:span><text:span text:style-name="T11"> Benzeri söylentilerin devam etmesi üzerine de, Temmuz 1997'de bu kez </text:span><text:span text:style-name="T3">pkk</text:span><text:span text:style-name="T11"> lideri Abdullah Öcalan</text:span><text:alphabetical-index-mark text:string-value=" " text:key1="Öcalan, Abdullah"/><text:span text:style-name="T11"> Lübnan</text:span><text:alphabetical-index-mark text:string-value=" " text:key1="Lübnan"/><text:span text:style-name="T11">'da yayınla­nan bir gazeteye demeç verdi ve "</text:span><text:span text:style-name="T3">pkk</text:span><text:span text:style-name="T11">'nın </text:span><text:span text:style-name="T3">abd</text:span><text:alphabetical-index-mark text:string-value=" " text:key1="ABD"/><text:span text:style-name="T11"> ve İsrail hedeflerine saldı­ra­cağı" yolundaki istihbaratın kesinlikle gerçek dışı olduğunu vurguladı.</text:span><text:span text:style-name="T13"><text:note text:id="ftn335" text:note-class="endnote"><text:note-citation>cccxxxv</text:note-citation><text:note-body><text:p text:style-name="Endnote"><text:span text:style-name="T21"><text:s/>"Apo</text:span><text:alphabetical-index-mark text:string-value=" " text:key1="Öcalan, Abdullah"/><text:span text:style-name="T21">: ABD</text:span><text:alphabetical-index-mark text:string-value=" " text:key1="ABD"/><text:span text:style-name="T21"> ve İsrail'e Saldırmayacağız", </text:span><text:span text:style-name="T22">Milliyet</text:span><text:alphabetical-index-mark text:string-value=" " text:key1="Milliyet"/><text:span text:style-name="T21">, 3 Temmuz 1997.</text:span></text:p></text:note-body></text:note></text:span></text:p>
      <text:p text:style-name="P79"><text:span text:style-name="T11">Anlaşılan İsrail, </text:span><text:span text:style-name="T3">pkk</text:span><text:alphabetical-index-mark text:string-value=" " text:key1="pkk"/><text:span text:style-name="T11">'yı kendisine düşman gibi göstermeye çalışarak Tür­kiye'nin kendine olan güvenini pekiştirmeye çalışıyordu.</text:span></text:p>
      <text:p text:style-name="P79"><text:span text:style-name="T11">Ancak İsrail'in bu tür bir yola başvurması, akla İsrail'in gizlemeye çalış­tığı bir şeylerin var olup olmadığı sorusunu getiriyordu. Nitekim bu kuş­kuyu destekleyecek bazı geçmiş olaylar da vardı. Terör örgütünün lideri Ab­dullah Öcalan</text:span><text:alphabetical-index-mark text:string-value=" " text:key1="Öcalan, Abdullah"/><text:span text:style-name="T11">'ın 1982 yılında Bekaa'da İsrail tarafından tutuklandığı, İsrail'e götürülüp sorgulandığı ve sonra da serbest bırakıldığı biliniyordu, ama sözkonusu "sorgu"nun içeriği bilinmiyordu.</text:span><text:span text:style-name="T13"><text:note text:id="ftn336" text:note-class="endnote"><text:note-citation>cccxxxvi</text:note-citation><text:note-body><text:p text:style-name="Endnote"><text:span text:style-name="T21"><text:s/>Koray Düzgören, </text:span><text:span text:style-name="T22">Kürt Çıkmaz</text:span><text:span text:style-name="T21">ı, s. 136.</text:span></text:p></text:note-body></text:note></text:span><text:span text:style-name="T11"> İsrail'in terör örgütünü "taşeron" olarak kullandığı yönündeki bir haber ise, 1994 yılında ortaya çık­mış­tı. Habere göre, Botaş'ın petrol boru hattı</text:span><text:alphabetical-index-mark text:string-value=" " text:key1="Botaş petrol boru hattı"/><text:span text:style-name="T11">nda meydana gelen patlama­larla ilgili olarak bir üst düzey yetkili şöyle diyordu:</text:span></text:p>
      <text:p text:style-name="P32"><text:span text:style-name="T11">İsrail kendi teknolojisini ve uydularını kullanmak amacıyla iki defa boru hatlarının güvenliğini sağlamak için talepte bulundu. Türk yetkililer bu duruma sı­cak bakmadı. Hemen ardından boru hatları </text:span><text:span text:style-name="T3">pkk</text:span><text:alphabetical-index-mark text:string-value=" " text:key1="pkk"/><text:span text:style-name="T11"> tarafından bombalandı. Bom­balama olayından sonra İsrailli yetkililer tekrar boru hatlarının gü­venliğine talip oldular. Türk yetkililer bu talebe sıcak bakmalarına rağmen müs­bet bir cevap vermediler. Bunun ardından, kısa bir süre önce ikinci bir bom­balama olayı meydana geldi. Boru hatlarının bombalanması eylemlerini üst­lenen </text:span><text:span text:style-name="T3">pkk</text:span><text:span text:style-name="T11">, bu eylemleri artırarak devam ettireceklerini söyledi. İsrailliler bo­ru hatlarının güvenliğine tekrar talip oldular. Bu son talebe devlet yetkilile­ri olumlu cevap verdi. Çok kısa bir süre içinde yapılacak anlaşma ile de bundan sonra boru hatlarının güvenliğini İsrail sağlayacak... Bombalama olayı ve ta­kip eden gelişmeler son derece manidardır.</text:span><text:span text:style-name="T13"><text:note text:id="ftn337" text:note-class="endnote"><text:note-citation>cccxxxvii</text:note-citation><text:note-body><text:p text:style-name="Endnote"><text:span text:style-name="T22">Zaman</text:span><text:span text:style-name="T21">, 3 Mart 1994.</text:span></text:p></text:note-body></text:note></text:span></text:p>
      <text:p text:style-name="P79"><text:span text:style-name="T11">İsrail'in </text:span><text:span text:style-name="T3">pkk</text:span><text:alphabetical-index-mark text:string-value=" " text:key1="pkk"/><text:span text:style-name="T11"> ile üstte öngörüldüğü şekilde bir ilgisi olsun ya da olma­sın, kesin olan bir gerçek vardır: Türkiye'de uzun süredir </text:span><text:soft-page-break/><text:span text:style-name="T11">beslenen "teröre kar­şı İsrail'le işbirliği" hayalleri, tümüyle gerçek dışıdır. İsrail, bölgede kurul­ması muhtemel olan bir Kürt Devleti</text:span><text:alphabetical-index-mark text:string-value=" " text:key1="KürtlerKürt Devleti projesi"/><text:span text:style-name="T11">'nin yegane stratejik destekçisi ola­rak, ne Türkiye'nin ne de diğer başka bir ülkenin Kürt sorununun siyasi çözümüne destek olamaz. Önereceği yegane "çözüm", bölünmedir. </text:span></text:p>
      <text:p text:style-name="P79"><text:span text:style-name="T11">Nitekim gerçekten de Türkiye'ye bu "çözüm"ü empoze etmektedir. Ken­di yaşadığı "Filistin</text:span><text:alphabetical-index-mark text:string-value=" " text:key1="Filistin"/><text:span text:style-name="T11">liler sorunu" ile Türkiye'nin Kürt sorunu arasında ha­yali benzerlikler kurarak ve "dost acı söyler" havasına bürünerek Türkiye'yi telkin altına alma çabasındadır. Bu çaba halen de zaman zaman İsrailli ağız­ların ifadeleriyle sürmektedir. Dış politika yorumcusu Ferruh Sezgin</text:span><text:alphabetical-index-mark text:string-value=" " text:key1="Sezgin, Ferruh"/><text:span text:style-name="T11">, İsrail­liler'in ve onların Amerikalı uzantılarının Türkiye'ye yaptıkları bu aldatıcı tel­kinin temel noktalarını şöyle tespit eder:</text:span></text:p>
      <text:p text:style-name="P66"/>
      <text:p text:style-name="P29"><text:span text:style-name="T11">(İsrail'e göre) Türkiye İsrail'in bir Filistin</text:span><text:alphabetical-index-mark text:string-value=" " text:key1="Filistin"/><text:span text:style-name="T11"> devletinin kurulmamasına izin vermemekle yaptığı birinci hatayı tekrarlamamalıdır. Buna göre:</text:span><text:alphabetical-index-mark text:string-value=" " text:key1="İsrailve Kürtler"/></text:p>
      <text:p text:style-name="P29"><text:span text:style-name="T11">- İsrail eğer, zamanında, faturası üçüncü bir ülkeye-Ürdün</text:span><text:alphabetical-index-mark text:string-value=" " text:key1="Ürdün"/><text:span text:style-name="T11">'e- çıkarılması kay­dıyla bir Filistin</text:span><text:alphabetical-index-mark text:string-value=" " text:key1="Filistin"/><text:span text:style-name="T11"> devletinin kurulmasına karşı çıkmasaydı, İsrail'in güvenliği bu­gün için çok daha ciddi teminatlar bulmuş olurdu.</text:span></text:p>
      <text:p text:style-name="P29"><text:span text:style-name="T11">- Zira o zaman, İsrail'in karşısında mazlum Filistin</text:span><text:alphabetical-index-mark text:string-value=" " text:key1="Filistin"/><text:span text:style-name="T11">liler değil, gerekirse top­ye­kün savaş açılabilecek bir Filistin devleti yer almış olurdu.</text:span></text:p>
      <text:p text:style-name="P29"><text:span text:style-name="T11">- Türkiye İsrail'in hatasına düşmezse, herkesin mazlum gördüğü Kürtler</text:span><text:alphabetical-index-mark text:string-value=" " text:key1="Kürtler"/><text:span text:style-name="T11">'le de­ğil, askeri yönden her zaman için ezebileceği bir Kürt devleti</text:span><text:alphabetical-index-mark text:string-value=" " text:key1="Kürt devleti projesi"/><text:span text:style-name="T11">yle çatışır.</text:span><text:span text:style-name="T13"><text:note text:id="ftn338" text:note-class="endnote"><text:note-citation>cccxxxviii</text:note-citation><text:note-body><text:p text:style-name="P109"><text:span text:style-name="T21"><text:s/>Ferruh Sezgin</text:span><text:alphabetical-index-mark text:string-value=" " text:key1="Sezgin, Ferruh"/><text:span text:style-name="T21">, "Türkiye ile İsrail Arasında 'İyi İlişki' Mümkün müdür?", </text:span><text:span text:style-name="T22">Avrasya Dosyaı (İsrail Özel)</text:span><text:span text:style-name="T21">, Cilt 1, Sayı 3, Sonbahar 1994, s. 84.</text:span></text:p><text:p text:style-name="P105"/><text:p text:style-name="P105"/><text:p text:style-name="P106"/><text:p text:style-name="P111">DOKUZUNCU BÖLÜM: NİL'DEN FIRAT'A SUPOLİTİK</text:p><text:p text:style-name="Endnote"/></text:note-body></text:note></text:span></text:p>
      <text:p text:style-name="P66"/>
      <text:p text:style-name="P79"><text:span text:style-name="T11">İsrail'in topraklarını işgal ederek baskı altında yaşattığı Filistin</text:span><text:alphabetical-index-mark text:string-value=" " text:key1="Filistin"/><text:span text:style-name="T11">liler ile, asırlardır Türklerle birlikte kardeşçe yaşamış olan Kürtler</text:span><text:alphabetical-index-mark text:string-value=" " text:key1="Kürtler"/><text:span text:style-name="T11"> arasında bir ben­zer­lik kurması ve sonra da buna dayalı tavsiyeler öne sürmesi, kuşkusuz al­datıcı bir yorumdur. İsrail'in önceki sayfalarda ele aldığımız stratejik al­da­tış­larına benzer aldatıcı bir yo</text:span><text:bookmark-end text:name="Israil_vePKK"/><text:span text:style-name="T11">rum... </text:span></text:p>
      <text:p text:style-name="P79"><text:alphabetical-index-mark text:string-value=" " text:key1="Ýsrailve Ýran (Þah dönemi)"/><text:alphabetical-index-mark text:string-value=" " text:key1="Ýranve Ýsrail"/><text:alphabetical-index-mark text:string-value=" " text:key1="Ýsrailve Ýran (Þah sonrasý)"/><text:alphabetical-index-mark text:string-value=" " text:key1="Ýranve Ýsrail"/><text:alphabetical-index-mark text:string-value=" " text:key1="İranve İsrail"/><text:alphabetical-index-mark text:string-value=" " text:key1="Ýsrailve Ýran (Þah sonrasý)"/><text:alphabetical-index-mark text:string-value=" " text:key1="Ýsrailve Ýran (Þah sonrasý)"/><text:alphabetical-index-mark text:string-value=" " text:key1="Ýsrailve Türkiye"/><text:alphabetical-index-mark text:string-value=" " text:key1="Türkiyeve Ýsrail"/><text:alphabetical-index-mark text:string-value=" " text:key1="Türkiyeve Ýsrail"/><text:alphabetical-index-mark text:string-value=" " text:key1="İsrailve Türkiye"/></text:p>
      <text:p text:style-name="P66"><text:bookmark-end text:name="Israil_vePKK1"/></text:p>
      <text:p text:style-name="P127">DOKUZUNCU <text:s/>BÖLÜM</text:p>
      <text:p text:style-name="P40"/>
      <text:p text:style-name="P35"><text:span text:style-name="T33">Nil</text:span><text:alphabetical-index-mark text:string-value=" " text:key1="Nil nehri"/><text:span text:style-name="T33">'den Fırat</text:span><text:alphabetical-index-mark text:string-value=" " text:key1="Fırat nehri"/><text:span text:style-name="T33">'a Supolitik</text:span></text:p>
      <text:p text:style-name="P93"/>
      <text:p text:style-name="P93"/>
      <text:p text:style-name="P92">"İsrail için su o kadar önemlidir ki biz, 1967'de Araplar'la savaşa biraz da su kaynaklarını kontrol altına alabilmek için girdik."</text:p>
      <text:p text:style-name="P94"><text:span text:style-name="T11"><text:s/>—Moşe Dayan</text:span><text:alphabetical-index-mark text:string-value=" " text:key1="Dayan, Moşe"/><text:span text:style-name="T11">, 1967 Savaşı</text:span><text:alphabetical-index-mark text:string-value=" " text:key1="Altı Gün Savaşı (1967)"/><text:span text:style-name="T11">ndaki İsrail ordu komutanı</text:span></text:p>
      <text:p text:style-name="P66"/>
      <text:p text:style-name="P66">Kitabın ilk bölümünde, İsrail'in kendisini çevreleyen Müslüman-Arap coğ­rafyasının ortasındaki varlığının uzun vadede daimi bir tehdit altında olduğunu, hatta İsrailliler'in bir "Hıttın Korkusu" ile birlikte yaşadıklarını gör­müştük. Kurulduğu günden bu yana uyguladığı saldırgan ve baskıcı po­litikalarla Araplar'ın nefretini kazanan İsrail, bu politikalar nedeniyle daimi ve silinemez bir tehditle kuşatmıştır kendini.</text:p>
      <text:p text:style-name="P66">Bu, İsrail'i kuşatan siyasi tehdittir ve biz kitabın başından bu yana hep bu gerçeğe atıfta bulunduk. İsrail'in uzun vadeli strateji ve politikalarını söz­konusu siyasi tehdit ile ilişkilendirdik. Ancak İsrail'in stratejik vizyonu, özel­likle son yıllarda, sözkonusu siyasi tehdidin yanında bir de "biyolojik" bir teh­dit­le de yakından ilgili hale gelmiş bulunuyor. </text:p>
      <text:p text:style-name="P79"><text:span text:style-name="T11">Bu "biyolojik" tehdidin adı, susuzluktur. Yahudi Devleti, çok ciddi bir su krizi ile karşı karşıyadır. Zaten kurak bir coğrafya olan Filistin</text:span><text:alphabetical-index-mark text:string-value=" " text:key1="Filistin"/><text:span text:style-name="T11">, İsrail'in dias­pora</text:span><text:alphabetical-index-mark text:string-value=" " text:key1="diaspora Yahudileri"/><text:span text:style-name="T11">dan getirdiği dört milyon Yahudi'nin su ihtiyacını karşılamak için son derece yetersizdir. İşgal altındaki topraklarda yaşayan 2 milyon Arap da—İsrail her ne kadar onlara kendi Yahudi yurttaşlarına verdiğinin beşte bi­ri kadar su verse de—ciddi bir su ihtiyacı yaratmaktadır.</text:span></text:p>
      <text:p text:style-name="P79"><text:span text:style-name="T11">Dahası, bilindiği gibi Siyonist rüya tüm diaspora</text:span><text:alphabetical-index-mark text:string-value=" " text:key1="diaspora Yahudileri"/><text:span text:style-name="T11"> Yahudiler</text:span><text:alphabetical-index-mark text:string-value=" " text:key1="Yahudiler"/><text:span text:style-name="T11">'ini İsrail'e ge­tirmeyi öngörmektedir ki, bu hedefe doğru atılan her adım İsrail'in su kri­zi­ni daha da derinleştirmektedir. İsrail, orta vadede Rusya</text:span><text:alphabetical-index-mark text:string-value=" " text:key1="Rusya"/><text:span text:style-name="T11">'dan 1 milyon göç­men gelmesini beklemektedir. Bu durumda </text:span><text:soft-page-break/><text:span text:style-name="T11">yaklaşık 100 milyon m</text:span><text:span text:style-name="T31">3</text:span><text:span text:style-name="T11">'ü içme su­yu, 300 milyon m</text:span><text:span text:style-name="T31">3</text:span><text:span text:style-name="T11">'ü sulama için olmak üzere daha fazla su tüketilecek de­mektir. Dolayısıyla İsrail, hele bir de ülkeye yeni gelecek Yahudi göçmenleri dü­şünürsek, mutlaka ve mutlaka yeni su kaynakları bulmak zorundadır. </text:span></text:p>
      <text:p text:style-name="P79"><text:span text:style-name="T11">İsrail bu su krizini aşabilmek için şimdiye kadar çoğu uluslararası hu­kuka göre illegal olan çeşitli projeler geliştirdi. Sürekli artan nüfusuna su sağ­lamak için; Ürdün (Şeria) ırmağı, Celile</text:span><text:alphabetical-index-mark text:string-value=" " text:key1="Celile Denizi"/><text:span text:style-name="T11"> Denizi ve Yarmuk</text:span><text:alphabetical-index-mark text:string-value=" " text:key1="Yarmuk nehri"/><text:span text:style-name="T11"> ırmağından boru hatları ağıyla Tel-Aviv'e su pompalıyor. İşgal altındaki Batı Şeria</text:span><text:alphabetical-index-mark text:string-value=" " text:key1="Batı Şeria"/><text:span text:style-name="T11">'nın he­men altında yer alan ve yağmur sularıyla beslenen su katmanları da İs­ra­il'in elinde. Bu arada, Arap kuyularının kullanımını da kapsayan bazı dü­zen­lemeler, Batı Şeria'daki Filistin</text:span><text:alphabetical-index-mark text:string-value=" " text:key1="Filistin"/><text:span text:style-name="T11">lilere giden su akışını kısıtlıyor ve su Ya­hudiler</text:span><text:alphabetical-index-mark text:string-value=" " text:key1="Yahudiler"/><text:span text:style-name="T11">'e aktarılıyor. İşgal altındaki Golan</text:span><text:alphabetical-index-mark text:string-value=" " text:key1="Golan Tepeleri"/><text:span text:style-name="T11"> Tepeleri'nin suyu da İsrail'e akı­yor. Tüm bunlara rağmen Yahudi Devleti'nin suya açlığı bitmiyor.</text:span></text:p>
      <text:p text:style-name="P79"><text:span text:style-name="T11">Bu konu özellikle son dönemde İsrailli yetkililer tarafından defalarca vur­gulandı. Son Şamir</text:span><text:alphabetical-index-mark text:string-value=" " text:key1="Şamir, Yitzhak"/><text:span text:style-name="T11"> kabinesinin Tarım Bakanı Rafael ("Rafi") Eitan</text:span><text:alphabetical-index-mark text:string-value=" " text:key1="Eitan, Rafael"/><text:span text:style-name="T11"> henüz 1991'­de şöyle diyordu: "Taberiye Gölü'ndeki su seviyesi hiçbir zaman bu ka­dar düşük olmamıştı. İsrail'in su rezervleri hayati tehlike altında."</text:span><text:span text:style-name="T13"><text:note text:id="ftn339" text:note-class="endnote"><text:note-citation>cccxxxix</text:note-citation><text:note-body><text:p text:style-name="Endnote"><text:span text:style-name="T22">Nature</text:span><text:span text:style-name="T21">, Ağustos 1991.</text:span></text:p></text:note-body></text:note></text:span></text:p>
      <text:p text:style-name="P79"><text:span text:style-name="T11">Hayfa Üniversitesi'nden Arnold Soffa</text:span><text:alphabetical-index-mark text:string-value=" " text:key1="Soffa, Arnold"/><text:span text:style-name="T11">'ya göre, İsrail, felaketin eşiğine gel­miş durumda. Suda, 2000 yılında %30'luk bir azalma bekleniyor. Kıyılar sığ ve topraklar gittikçe tuzlanıyor. İsrail'in su ihtiyacının önemli bir bölü­mü­nü sağlayan Kinneret Gölü'ndeki bu seviyesi kritik bir düzeye erişmiş hal­de. % 60'ı Çöl olan ve su kaynakları sınırlı olan İsrail, susuzluk içinde kıv­ranıyor. İsrail </text:span><text:span text:style-name="T3">ds</text:span><text:span text:style-name="T11">i'si konumundaki Mekorot'un Su Kaynakları Dairesi Baş­kanı Rafi Boaz, İsrail'de İngilizce olarak yayınlanan </text:span><text:span text:style-name="T12">The Jerusalem Post</text:span><text:alphabetical-index-mark text:string-value=" " text:key1="Jerusalem Post, The"/><text:span text:style-name="T11"> Ga­ze­tesi'ne Ocak 1996'da yaptığı açıklamada, zaten suyu tasarruflu kullanan İs­ra­il halkına daha fazla tasarruf yapmaları çağrısında bulundu. </text:span></text:p>
      <text:p text:style-name="P66"/>
      <text:p text:style-name="P66"/>
      <text:p text:style-name="P63"/>
      <text:p text:style-name="P89"/>
      <text:p text:style-name="P51">İsrail Su Çalıyor!</text:p>
      <text:p text:style-name="P75"/>
      <text:p text:style-name="P79"><text:span text:style-name="T16">İsrail'in sözkonusu su krizi, başta da belirttiğimiz gibi, onu illegal po­li­tikalara yöneltiyor: Yahudi Devleti, onyıllardır işgal altında tuttuğu Arap top­raklarındaki suları çalıyor. İngiliz </text:span><text:span text:style-name="T17">The Independent</text:span><text:alphabetical-index-mark text:string-value=" " text:key1="Independent, The"/><text:span text:style-name="T16"> gazetesi, Yahudi Dev­leti'nin sözkonusu su gaspını şöyle anlatıyor:</text:span></text:p>
      <text:p text:style-name="P32"><text:span text:style-name="T11">Likud</text:span><text:alphabetical-index-mark text:string-value=" " text:key1="Likud Bloku"/><text:span text:style-name="T11"> partisinin programında "su bizim hayatımız, böyle olunca da bu nesne­yi bir gün bize karşı daima iyi niyet gösterisinde bulunmayabileceklerin eline tes­lim etmemeliyiz" deniliyor. İşgalin başlangıcından bu yana Filistin</text:span><text:alphabetical-index-mark text:string-value=" " text:key1="Filistin"/><text:span text:style-name="T11">lilere beş ku­yu açma izni verildiği halde İsrailliler, 40 derin kuyu açarak Filistinlilerin top­lam kuyularından çıkardığından daha çok su elde ediyor. İsrail ortalama Filis­tinlilerin dört misli fazla su elde ediyor. Nitekim Filistinliler, "çöle hayat ge­tirdiler, ama bizim sularımızdan" diyorlar... Binlerce yıl önce Yitzhak, ül­kelerinde iki kuyu açmak için Filistinlilerle savaşa girmişti. Bugün o kuyular tek­rar açılmış durumda ve geleneğe uyularak, onlara "Kin" ve "İhtilaf" adı ve­rilmiş.</text:span><text:span text:style-name="T13"><text:note text:id="ftn340" text:note-class="endnote"><text:note-citation>cccxl</text:note-citation><text:note-body><text:p text:style-name="Endnote"><text:span text:style-name="T22">The Independent</text:span><text:alphabetical-index-mark text:string-value=" " text:key1="Independent, The"/><text:span text:style-name="T22"> On Sunday</text:span><text:span text:style-name="T21">, 13 Mayıs 1990.</text:span></text:p></text:note-body></text:note></text:span><text:span text:style-name="T11"> </text:span></text:p>
      <text:p text:style-name="P79"><text:span text:style-name="T11">İsrail'in kullandığı büyük orandaki su, özellikle Batı Şeria</text:span><text:alphabetical-index-mark text:string-value=" " text:key1="Batı Şeria"/><text:span text:style-name="T11">'da gerçekleştirilen kullanım uluslararası hukuka göre oldukça fazla. Bir İsrail vatandaşı bir Filistin</text:span><text:alphabetical-index-mark text:string-value=" " text:key1="Filistin"/><text:span text:style-name="T11">linin kullandığı suyun beş katını kullanıyor. Filistinliler ise bu su­ya İsrail vatandaşlarının ödediklerinin üç katını ödüyor. Filistinliler İs­ra­il'in kendilerine ait su kaynaklarını çaldığını şöyle anlatıyorlar:</text:span></text:p>
      <text:p text:style-name="P32"><text:span text:style-name="T11">"İsrail suyumuzu çalıyor"... Batı Yakası'nın altında büyük bir su gölü var. As­lın­da bu suyun tümü bize ait olan topraklarda kalıyor. Ama İsrail burada aç­tı­ğı kuyuları çok derin kazıyor ve hemen hemen suyun hepsini çekiyor. İşgal al­tında tuttuğu Batı Yakası'ndaki su kaynaklarının yüzde 90'ını İsrail kullanıyor. Bi­ze içecek su bırakmıyor. Gerçekte işgalin nedenlerinden biri bu. İsrail 25 yıl­dır bizim suyumuzla çölde vahalar yaratıyor. Hatta Lübnan</text:span><text:alphabetical-index-mark text:string-value=" " text:key1="Lübnan"/><text:span text:style-name="T11">'ın güneyine gir­me­sinin nedenlerinden biri de gene su. Bütün bunlar yetmiyormuş gibi şimdi ba­rış masasına otururken kullandığı mevcut su kapasitesinden bir damla ta­viz vermek istemiyor. Statükoya devamdan yana. Ortadoğu barışının ana ko­nularından biri olan su üzerindeki anlaşmazlığı gidermek için uluslararası uz­manlara başvurmak istiyoruz. Hiç olmazsa bir geçiş dönemi boyunca kişi ba­şına bir miktar belirleyip İsrail'le suyu bu kişi başına miktara göre bir eşitlik il­kesi üzerinden saptamak istiyoruz. Bizim talebimiz bu. Ama İsrail tutuyor, bi­ze Gazze</text:span><text:alphabetical-index-mark text:string-value=" " text:key1="Gazze Şeridi"/><text:span text:style-name="T11">'de su arındırma sistemleri kurmamızı öneriyor. Olacak şey değil. Fe­ci pahalı bir sistem bu. Öyle ki Coca-Cola içmek daha ucuza geliyor.</text:span><text:span text:style-name="T13"><text:note text:id="ftn341" text:note-class="endnote"><text:note-citation>cccxli</text:note-citation><text:note-body><text:p text:style-name="Endnote"><text:span text:style-name="T21"><text:s/>Nil</text:span><text:alphabetical-index-mark text:string-value=" " text:key1="Nil nehri"/><text:span text:style-name="T21">gün Cerrahoğlu, </text:span><text:span text:style-name="T22">Sabah</text:span><text:alphabetical-index-mark text:string-value=" " text:key1="Sabah"/><text:span text:style-name="T21">, 23 Ocak 1994.</text:span></text:p></text:note-body></text:note></text:span></text:p>
      <text:p text:style-name="P79"><text:span text:style-name="T11">Coşkun Adal</text:span><text:alphabetical-index-mark text:string-value=" " text:key1="Adalı, Coşkun"/><text:span text:style-name="T11">ı ise </text:span><text:span text:style-name="T12">Emperyalizmin Ortadoğu'ya Müdahalesi</text:span><text:alphabetical-index-mark text:string-value=" " text:key1="Emperyalizmin Ortadoğu'ya Müdahalesi (Adalı)"/><text:span text:style-name="T11"> adlı kitabında konuyu şöyle vurguluyor:</text:span></text:p>
      <text:p text:style-name="P32"><text:span text:style-name="T11">İsrail Ürdün</text:span><text:alphabetical-index-mark text:string-value=" " text:key1="Ürdün"/><text:span text:style-name="T11">'de Şeria nehrinin bir kolu olan Yarmuk</text:span><text:alphabetical-index-mark text:string-value=" " text:key1="Yarmuk nehri"/><text:span text:style-name="T11"> nehri üzerinde yapılacak Vah­ba Barajı'na politik nedenlerle karşı çıkıyor. Şeria nehri İsrail'in ana su kay­nağı olduğu için bu barajı İsrail'in ulusal güvenliğine bir tehdit olarak gö­rüyor. Öte yandan Şeria nehrini hem Ürdün hem de İsrail aşırı bir biçimde kul­lanmak zorunda kaldıklarından kaynağının yani Ölü Deniz'in su seviyesi sü­rekli düşüyor ve nehrin de tuzluluk oranı artıyor. Çok yakında bu nehir ta­rımda kullanılmaz bir hale gelecek. İsrail'in işgal altında tuttuğu Filistin</text:span><text:alphabetical-index-mark text:string-value=" " text:key1="Filistin"/><text:span text:style-name="T11"> top­raklarında susuzluk çok ciddi boyutlar almış durumda... Sonuçta milyonun üs­tünde Filistinli bir de susuzluktan kıvranıyor. Açık kanalizasyonlar, var olan sınırlı su </text:span><text:soft-page-break/><text:span text:style-name="T11">tabakasını artan bir biçimde sürekli kirletiyor. Filistinliler sa­de­ce pis su kullanabiliyor. Biyolojik savaşsa, bu da bir tür biyolojik savaş!</text:span><text:span text:style-name="T13"><text:note text:id="ftn342" text:note-class="endnote"><text:note-citation>cccxlii</text:note-citation><text:note-body><text:p text:style-name="Endnote"><text:span text:style-name="T21"><text:s/>Coşkun Adalı, </text:span><text:span text:style-name="T22">Emperyalizmin Ortadoğu'ya Müdahalesi</text:span><text:span text:style-name="T21">, s. 38.</text:span></text:p></text:note-body></text:note></text:span></text:p>
      <text:p text:style-name="P79"><text:span text:style-name="T11">İsrail'in bugün kullanmak durumunda olduğu su kaynaklarının tama­mı­na yakını, işgal suretiyle üzerinde fiilen kontrol kurduğu yakın bölgeler­den geliyor. İsrail'li bazı yetkililere göre, İsrail'in bu bölgeler üzerindeki kon­tro­lü kaybetmesi, İsrail'in su kaynaklarından mahrum kalmasına yol aça­bi­le­ce­ği gibi, varlık ve güvenliğini de tehlikeye sokabilir.</text:span><text:span text:style-name="T13"><text:note text:id="ftn343" text:note-class="endnote"><text:note-citation>cccxliii</text:note-citation><text:note-body><text:p text:style-name="Endnote"><text:span text:style-name="T21"><text:s/>Rafael Eitan, "Israel's Critical Water Situation", </text:span><text:span text:style-name="T22">Water and Irrigation Review</text:span><text:span text:style-name="T21">, Nisan-Ekim 1990, s. 8.</text:span></text:p></text:note-body></text:note></text:span><text:span text:style-name="T11"> Bu endişe nedeniyle dün­yaca tanınan bazı su uzmanları İsrail'in işgal altındaki topraklardan ta­viz verebileceğini, ancak bu bölgelerdeki su kaynaklarından vaz­geçme­ye­ce­ği­ni ifade ediyorlar.</text:span></text:p>
      <text:p text:style-name="P79"><text:span text:style-name="T11">Bu tablo, ortaya tek bir sonuç çıkarıyor: Ortadoğu'daki su sorununun ne­denlerinden biri, İsrail'in suyu "gasp" etmesi. İsrail tarafından suyu gasp edi­lenler arasında Filistin</text:span><text:alphabetical-index-mark text:string-value=" " text:key1="Filistin"/><text:span text:style-name="T11">liler ve Ürdün</text:span><text:alphabetical-index-mark text:string-value=" " text:key1="Ürdün"/><text:span text:style-name="T11">'ün yanısıra Lübnan</text:span><text:alphabetical-index-mark text:string-value=" " text:key1="Lübnan"/><text:span text:style-name="T11"> ve Suriye</text:span><text:alphabetical-index-mark text:string-value=" " text:key1="Suriye"/><text:span text:style-name="T11"> de var. İsrail'in Lübnan, Suriye ve Ürdün'le paylaşması gereken Şeria nehri, bu­gün fiilen İsrail'in kontrolü altında bulunuyor. Zaten nehrin bir yatağına sa­hip olan İsrail, Golan</text:span><text:alphabetical-index-mark text:string-value=" " text:key1="Golan Tepeleri"/><text:span text:style-name="T11"> Tepeleri'ni işgal ederek ikinci, Güney Lübnan'a girip söz­de güvenlik bölgesi kurarak üçüncü ve sonuncu yatağını ele geçirmiş durum­da.</text:span></text:p>
      <text:p text:style-name="P79"><text:span text:style-name="T11">Ama, başta da belirttiğimiz gibi, tüm bu su gaspları, İsrail'in su ihtiya­cını karşılamıyor. Aksine, su kaynakları giderek azalırken, İsrail'in nüfusu ar­tıyor. Bu gidiş, "Vaadedilmiş Topraklar</text:span><text:alphabetical-index-mark text:string-value=" " text:key1="Vaadedilmiş Topraklar"/><text:span text:style-name="T11">"ın bir kaç on yıl içinde "Vaad­edil­miş Çöller"e dönüşebileceğini gösteriyor. İsrail topraklarının yarısından faz­la­sı zaten çöl, giderek yaklaşan kuraklık kalan yarıyı da tehdit ediyor. </text:span></text:p>
      <text:p text:style-name="P66">Peki İsrail bu konuda ne yapmayı düşünüyor? Yahudi Devleti'nin siyasi bekasını sağlamak için çok kapsamlı bir Ortadoğu stratejisi ge­liştir­di­ği­ni ve uyguladığını önceki bölümlerde gördük. Peki İsrail biyolojik bekası için ne planlıyor?</text:p>
      <text:p text:style-name="P79"><text:span text:style-name="T11">Bu cevabı ilk başta meşru ve rasyonel tedbirleri içeriyor: İsrail suyu daha da tutumlu kullanmak, arıtma yöntemlerini geliştirmek için çalışıyor. Bu­nun yanında, ulaşabildiği kaynaklardan su satın almayı düşünüyor—ör­ne­ğin Türkiye'nin Manavgat</text:span><text:alphabetical-index-mark text:string-value=" " text:key1="Manavgat suyu"/><text:span text:style-name="T11"> suyuna talip </text:span><text:soft-page-break/><text:span text:style-name="T11">oluyor. Ancak tüm bu meşru yol­lar kesinlikle yeterli değil. Bu nedenle İsrail, gasp ettiği Filistin</text:span><text:alphabetical-index-mark text:string-value=" " text:key1="Filistin"/><text:span text:style-name="T11">, Ürdün</text:span><text:alphabetical-index-mark text:string-value=" " text:key1="Ürdün"/><text:span text:style-name="T11">, Su­ri­ye</text:span><text:alphabetical-index-mark text:string-value=" " text:key1="Suriye"/><text:span text:style-name="T11"> ve Lübnan</text:span><text:alphabetical-index-mark text:string-value=" " text:key1="Lübnan"/><text:span text:style-name="T11"> toprakları üzerindeki denetimini korumaya kararlı. Ancak bun­lar bile uzun vadede yeterli görünmüyor. Bu yüzden İsrail, yeni su gasp­la­rının planlarını yapıyor.</text:span></text:p>
      <text:p text:style-name="P79"><text:span text:style-name="T11">Bu gayrımeşru çözüm—yani su gaspının sürdürülmesi ve yeni gasp planları—ise, ister istemez Ortadoğu'nun siyasi atmosferini etkiliyor. İs­ra­il'in suları çaldığı ülke ve halklar da su krizi içindeler çünkü. Bu nedenle su, Ortadoğu'da giderek bir </text:span><text:span text:style-name="T12">casus belli</text:span><text:span text:style-name="T11"> (savaş nedeni) haline geliyor. </text:span></text:p>
      <text:p text:style-name="P76"/>
      <text:p text:style-name="P76"/>
      <text:h text:style-name="P43" text:outline-level="8"/>
      <text:h text:style-name="P48" text:outline-level="8">Su İçin Savaş!</text:h>
      <text:p text:style-name="P75"/>
      <text:p text:style-name="P79"><text:span text:style-name="T16">İsrail Tarım Bakanlığı eski bürokratlarından Meir Ben-Meir</text:span><text:alphabetical-index-mark text:string-value=" " text:key1="Ben-Meir, Meir"/><text:span text:style-name="T16">, su nedeniyle yükselen tansiyonun muhtemel sonucunu şöyle ifade etmişti: "Su, sa­atli bir bombadır ve bölge halkları su kıtlığı sorunu için ortak bir çözümü gö­rüşmeye yanaşmazlarsa, savaş kaçınılmazdır." İsrail Hayfa Üniversitesi'nden Prof. Armon Sofer</text:span><text:alphabetical-index-mark text:string-value=" " text:key1="Sofer, Armon"/><text:span text:style-name="T16"> de 1990'da verdiği bir demeçte "Ortadoğu'da su kay­naklarının kullanımı yüzünden savaş çıkacak" demişti.</text:span><text:span text:style-name="T13"><text:note text:id="ftn344" text:note-class="endnote"><text:note-citation>cccxliv</text:note-citation><text:note-body><text:p text:style-name="Endnote"><text:span text:style-name="T22">Milliyet</text:span><text:alphabetical-index-mark text:string-value=" " text:key1="Milliyet"/><text:span text:style-name="T21">, 31 Ekim 1990.</text:span></text:p></text:note-body></text:note></text:span></text:p>
      <text:p text:style-name="P79"><text:span text:style-name="T16">Dönemin İşçi Partisi</text:span><text:alphabetical-index-mark text:string-value=" " text:key1="İşçi Partisi (İsrail)"/><text:span text:style-name="T16"> lideri Şimon Peres</text:span><text:alphabetical-index-mark text:string-value=" " text:key1="Peres, Şimon"/><text:span text:style-name="T16"> de, 1991'in ilk aylarında Baş­bakan Turgut Özal</text:span><text:alphabetical-index-mark text:string-value=" " text:key1="Özal, Turgut"/><text:span text:style-name="T16"> ile Ortadoğu’ya Türk suyunun akıtılmasıyla ilgili bir tar­tışma sırasında, bundan sonraki Ortadoğu savaşının toprak yüzünden değil su yüzünden çıkabileceğini ifade etmişti. Peres</text:span><text:alphabetical-index-mark text:string-value=" " text:key1="Peres, Şimon"/><text:span text:style-name="T16">, bir başka demecinde şöyle di­yordu: "Nüfus artıyor. Suyu üretmek için imkan yaratamazsak, bu kez su için savaşacağız".</text:span><text:span text:style-name="T13"><text:note text:id="ftn345" text:note-class="endnote"><text:note-citation>cccxlv</text:note-citation><text:note-body><text:p text:style-name="Endnote"><text:span text:style-name="T22">Cumhuriyet</text:span><text:span text:style-name="T21">, 12 Haziran 1991.</text:span></text:p></text:note-body></text:note></text:span><text:span text:style-name="T16"> Yitzhak Rabin</text:span><text:alphabetical-index-mark text:string-value=" " text:key1="Rabin, Yitzhak"/><text:span text:style-name="T16"> de, 1992'de, Başbakanlık koltuğunda otur­duğu sıralarda "umarım ki su sorunu silahla çözülmez" şeklindeki sözüyle ay­nı tezi gündeme taşımıştı.</text:span><text:span text:style-name="T13"><text:note text:id="ftn346" text:note-class="endnote"><text:note-citation>cccxlvi</text:note-citation><text:note-body><text:p text:style-name="Endnote"><text:span text:style-name="T22">Sabah</text:span><text:alphabetical-index-mark text:string-value=" " text:key1="Sabah"/><text:span text:style-name="T21">, 22 Aralık 1992.</text:span></text:p></text:note-body></text:note></text:span></text:p>
      <text:p text:style-name="P79"><text:span text:style-name="T16">İsrailli yetkililerin buna benzer daha pek çok demeci şimdiye dek ya­yınlandı. Tüm bunlar, İsrail'in düzenli bir biçimde "su savaş sebebidir" tezini or­taya sürdüğünü gösteriyordu. Nitekim Dışişleri Bakanlığı'nda Fırat</text:span><text:alphabetical-index-mark text:string-value=" " text:key1="Fırat nehri"/><text:span text:style-name="T16"> ve Dic­le</text:span><text:alphabetical-index-mark text:string-value=" " text:key1="Dicle nehri"/><text:span text:style-name="T16">'nin sularının paylaşımı konusunda hazırlanan bir rapora göre de "su sa­vaşa neden olabilecek bir anlaşmazlık konusudur şeklindeki tezin ar­kasında... Tel Aviv var"dı.</text:span><text:span text:style-name="T13"><text:note text:id="ftn347" text:note-class="endnote"><text:note-citation>cccxlvii</text:note-citation><text:note-body><text:p text:style-name="Endnote"><text:span text:style-name="T21"><text:s/>Fatih M. Yılmaz, </text:span><text:span text:style-name="T22">Milliyet</text:span><text:alphabetical-index-mark text:string-value=" " text:key1="Milliyet"/><text:span text:style-name="T21">, 3 Ocak 1996.</text:span></text:p></text:note-body></text:note></text:span></text:p>
      <text:p text:style-name="P74">Peki bu tez ne denli gerçekçiydi? İsrail, su için savaşı göze alır mıydı? </text:p>
      <text:p text:style-name="P74">Yahudi Devleti'nin tarihini incelemek bu konuda bir yargıya varma­mızı kolaylaştırabilir. Çünkü İsrail'in tarihine, özellikle askeri tarihine bak­tığımızda, suyun gerçekten de şimdiye dek Yahudi Devleti için çok önemli bir hedef ve bir savaş sebebi olduğu ortaya çıkmaktadır. </text:p>
      <text:p text:style-name="P79"><text:soft-page-break/><text:span text:style-name="T16">Henüz 1948'lerde Siyonist liderler stratejilerini devletin sınırlarının zen­gin su kaynaklarına erişebilmesi amacıyla düzenlemişlerdi. İsrail 1951'de Yukarı Galile'deki bataklıkları ve Hule Gölü'nü kurutarak Banyasi, Hasbani</text:span><text:alphabetical-index-mark text:string-value=" " text:key1="Hasbani nehri"/><text:span text:style-name="T16"> ve Dan ırmaklarının İsrail topraklarının 6 km içinde oluşturdukları Yukarı Şe­ria'nın akışını değiştirdi. İsrail, kendi kaynaklarını denetlemek ve İbrani di­yarına yerleşmek isteyen tüm Yahudiler</text:span><text:alphabetical-index-mark text:string-value=" " text:key1="Yahudiler"/><text:span text:style-name="T16">'e yeterli su sağlamak için hid­ro­lo­jik haritayı değiştirmeye kararlıydı. </text:span></text:p>
      <text:p text:style-name="P79"><text:span text:style-name="T16">1963'te İsrail'in Taberiye-Necef arasında başlattığı "Milli Su Şebekesi</text:span><text:alphabetical-index-mark text:string-value=" " text:key1="Milli Su Şebekesi projesi (İsrail)"/><text:span text:style-name="T16">" projesiyle su ile ilgili bir kriz daha yaşandı. Boru hatları açık su kanalları ve yer­altı tünellerinden oluşan yaklaşık 100 mil uzunluğundaki bu proje saye­sinde İsrail Şeria nehri sularının % 40'ını kendi kullanımına alacağını açıklı­yor­du. Projenin açıklanmasından sonra Arap dünyası ayağa kalktı ve İsrail'i sal­dırganlık ve yayılmacılık politikaları uygulaması nedeniyle protesto etti. Bu gerginliğin sonucunda 1964'te Kahire'de toplanan Arap zirve konferansı, </text:span><text:span text:style-name="T7">fkö</text:span><text:alphabetical-index-mark text:string-value=" " text:key1="FKÖ"/><text:span text:style-name="T16">'­nün kurulmasına ve Filistin</text:span><text:alphabetical-index-mark text:string-value=" " text:key1="Filistin"/><text:span text:style-name="T16"> direniş örgütlerinin bu çatı altında toplanma­sına karar verdi. </text:span></text:p>
      <text:p text:style-name="P79"><text:span text:style-name="T16">1951-1967 yılları arasındaki yüzlerce küçük çatışmanın ardından, Şeria nehri, 1967 savaşı</text:span><text:alphabetical-index-mark text:string-value=" " text:key1="Altı Gün Savaşı (1967)"/><text:span text:style-name="T16">nın önemli bir nedeni oldu. İsrailli general Moşe Dayan</text:span><text:alphabetical-index-mark text:string-value=" " text:key1="Dayan, Moşe"/><text:span text:style-name="T16">, 1974'­te "İsrail için su o kadar önemlidir ki biz, 1967'de Araplar'la savaşa biraz da su kaynaklarını kontrol altına alabilmek için girdik" diye açıkça beyanda bulunmuştu. Nitekim Yahudi Devleti 1967'deki Altı Gün Savaşı</text:span><text:alphabetical-index-mark text:string-value=" " text:key1="Altı Gün Savaşı (1967)"/><text:span text:style-name="T16">'ndan sonra çok daha güçlü bir duruma geçmiş, Golan</text:span><text:alphabetical-index-mark text:string-value=" " text:key1="Golan Tepeleri"/><text:span text:style-name="T16"> Tepeleri'nin işgali, Şeria kay­naklarının Araplar tarafından değiştirilmesini önlemişti.</text:span></text:p>
      <text:p text:style-name="P79"><text:span text:style-name="T16">Litani</text:span><text:alphabetical-index-mark text:string-value=" " text:key1="Litani nehri"/><text:span text:style-name="T16"> nehri yüzünden, Yahudi Devleti'nin işgal politikasından Lübnan</text:span><text:alphabetical-index-mark text:string-value=" " text:key1="Lübnan"/><text:span text:style-name="T16"> da payını aldı. Litani</text:span><text:alphabetical-index-mark text:string-value=" " text:key1="Litani nehri"/><text:span text:style-name="T16"> zaten çok eskiden beridir Siyonist planlarda rağbet gö­rüyordu: 1919 yılında yapılan Versailles Barış Konferansı</text:span><text:alphabetical-index-mark text:string-value=" " text:key1="Versailles Barış Konferansı"/><text:span text:style-name="T16">'nda ileri sürülen Si­yonist haritaya, Litani</text:span><text:alphabetical-index-mark text:string-value=" " text:key1="Litani nehri"/><text:span text:style-name="T16"> nehri de dahildi. İsrail'in 1978 ve 1982'de Lübnan'ı işgalin</text:span><text:alphabetical-index-mark text:string-value=" " text:key1="Lübnanİsrail tarafından işgali"/><text:span text:style-name="T16">de Litani</text:span><text:alphabetical-index-mark text:string-value=" " text:key1="Litani nehri"/><text:span text:style-name="T16"> ve Hasbani</text:span><text:alphabetical-index-mark text:string-value=" " text:key1="Hasbani nehri"/><text:span text:style-name="T16"> nehirleri önemli rol oynadı. Savaş sonucunda oluşturulan sözde güvenlik bölgesi sayesinde İsrail her iki nehre de ulaştı ve bu </text:span><text:soft-page-break/><text:span text:style-name="T16">nehirlerden su çekmeye (çalmaya) başladı. Güney Lübnan'daki sürekli ça­tışmalar ve İsrail'in kukla milisleriyle sağladığı sıkı denetim, bölge hak­kında kesin bilgi alınmasını güçleştirmektedir, ancak yerel çiftçilerden alı­nan bilgilere göre, İsrailliler Litani</text:span><text:alphabetical-index-mark text:string-value=" " text:key1="Litani nehri"/><text:span text:style-name="T16">'den Hasbani</text:span><text:alphabetical-index-mark text:string-value=" " text:key1="Hasbani nehri"/><text:span text:style-name="T16">'ye uzanan bir tünel açarak suyu­nu Şeria'ya akıttılar. Bu su hırsızlığı, İsrail'e 500 milyon m</text:span><text:span text:style-name="T32">3</text:span><text:span text:style-name="T16"> ek su kazan­dırdı. Sınırın sadece 10 mil kadar kuzeyinde bulunan Litani</text:span><text:alphabetical-index-mark text:string-value=" " text:key1="Litani nehri"/><text:span text:style-name="T16"> ve Hasba­ni</text:span><text:alphabetical-index-mark text:string-value=" " text:key1="Hasbani nehri"/><text:span text:style-name="T16"> nehirleri İsrailliler için hep çekici olmuştu. Bugün de İsrail'in yıllık su ihti­ya­cının %40'ı bu yeraltı su kaynaklarından gelmektedir.</text:span></text:p>
      <text:p text:style-name="P79"><text:span text:style-name="T16">İsrail tüm bu su gasplarını sürdürürken, bir yandan da bu politikasına kar­şı çıkacak bölge ülkelerini tehdit etme politikası izledi. İsrail yönetimi, ku­zeyindeki Celile</text:span><text:alphabetical-index-mark text:string-value=" " text:key1="Celile Denizi"/><text:span text:style-name="T16"> Denizi'ne su akışını azaltacak tek taraflı baraj yapımı ha­linde Suriye</text:span><text:alphabetical-index-mark text:string-value=" " text:key1="Suriye"/><text:span text:style-name="T16">'ye saldıracağını ilan etmişti. Suriye'nin Ürdün</text:span><text:alphabetical-index-mark text:string-value=" " text:key1="Ürdün"/><text:span text:style-name="T16">'le birlikte Yar­muk</text:span><text:alphabetical-index-mark text:string-value=" " text:key1="Yarmuk nehri"/><text:span text:style-name="T16"> nehri üzerinde yapmaya çalıştığı Birlik Projesi</text:span><text:alphabetical-index-mark text:string-value=" " text:key1="Birlik Projesi (Suriye-Ürdün)"/><text:span text:style-name="T16"> İsrail'in tehditleriyle son bu­lur­ken, Sudan</text:span><text:alphabetical-index-mark text:string-value=" " text:key1="Sudan"/><text:span text:style-name="T16">'daki Jonglei Kanalı</text:span><text:alphabetical-index-mark text:string-value=" " text:key1="Jonglei Kanalı"/><text:span text:style-name="T16"> şantiyesi de İsrail tarafından supolitik ne­denlerden dolayı bombalandı. </text:span></text:p>
      <text:p text:style-name="P79"><text:span text:style-name="T16">İsrail'in sözkonusu supolitik geçmişi, Yahudi Devleti'nin "su savaş sebe­bidir" şeklindeki tezinin pek yabana atılır olmadığını gösteriyor. Geçmişte su için çarpışmayı göze alan, hatta Moşe Dayan</text:span><text:alphabetical-index-mark text:string-value=" " text:key1="Dayan, Moşe"/><text:span text:style-name="T16">'a göre 1967'deki Altı Gün Sa­vaşı</text:span><text:alphabetical-index-mark text:string-value=" " text:key1="Altı Gün Savaşı (1967)"/><text:span text:style-name="T16">'nı biraz da bu nedenle başlatan İsrail, o zamanlara göre çok daha art­mış olan su krizi karşısında yine bölgede bir çatışma başlatabilir. </text:span></text:p>
      <text:p text:style-name="P74">Peki ama eğer İsrail su için savaşacaksa, bu nasıl bir savaş olabilir? Ya­hu­di Devleti, nasıl bir savaş çıkarabilir, ya da ne gibi gerginlikler körükleye­bilir ki, bu onun su krizine çare olabilecek bir sonuç yaratsın? </text:p>
      <text:p text:style-name="P74"/>
      <text:p text:style-name="P74"/>
      <text:p text:style-name="P84"><text:span text:style-name="T30">Nil</text:span><text:alphabetical-index-mark text:string-value=" " text:key1="Nil nehri"/><text:span text:style-name="T30"> Üzerindeki Supolitik</text:span></text:p>
      <text:p text:style-name="P75"/>
      <text:p text:style-name="P79"><text:span text:style-name="T16">Kitabın ikinci bölümünde İsrailliler'in büyük bir çoğunlukla üzerinde ittifak ettikleri "Tevratsal sınırla</text:span><text:alphabetical-index-mark text:string-value=" " text:key1="&quot;Tevratsal sınırlar&quot;"/><text:span text:style-name="T16">r"a değinirken, bu sınırlarla </text:span><text:soft-page-break/><text:span text:style-name="T16">çizilen coğraf­ya­nın Nil</text:span><text:alphabetical-index-mark text:string-value=" " text:key1="Nil nehri"/><text:span text:style-name="T16"> ve Fırat</text:span><text:alphabetical-index-mark text:string-value=" " text:key1="Fırat nehri"/><text:span text:style-name="T16"> nehirleri arasında uzandığına değinmiştik. Nitekim Nil</text:span><text:alphabetical-index-mark text:string-value=" " text:key1="Nil nehri"/><text:span text:style-name="T16">, Fırat</text:span><text:alphabetical-index-mark text:string-value=" " text:key1="Fırat nehri"/><text:span text:style-name="T16"> ve bu ikisinin arasındaki su kaynakları, Siyonist hareketin başından bu yana İs­rail liderlerinin başlıca hedefleri arasında yer almıştır. </text:span></text:p>
      <text:p text:style-name="P79"><text:span text:style-name="T16">Bu konuyu Arap yazar Arkam Zubi</text:span><text:alphabetical-index-mark text:string-value=" " text:key1="Zubi, Arkam"/><text:span text:style-name="T16"> </text:span><text:span text:style-name="T17">Yahudiler</text:span><text:alphabetical-index-mark text:string-value=" " text:key1="Yahudiler"/><text:span text:style-name="T17">'in Arap Suları Üzerindeki Mücadeleleri: Eski Bir Tevrat Rüyası ve Bunu Gerçekleştirme Çabaları</text:span><text:span text:style-name="T16"> adlı kita­bın­da uzun uzadıya inceler. Zubi, Arap sularının fethedilmesinin Muharref Tev­rat'</text:span><text:alphabetical-index-mark text:string-value=" " text:key1="Eski Ahit"/><text:span text:style-name="T16">ta her Yahudiye emredilen bir vecibe olduğunu hatırlatır ve M. Tevrat'ın Yeremya 46/10. ve İşaya 29/25-26 ayetlerine gönderme yaparak "Ya­hudi Tanrısı'nın kafir Fırat</text:span><text:alphabetical-index-mark text:string-value=" " text:key1="Fırat nehri"/><text:span text:style-name="T16"> bölgesi halkına karşı girişilen her savaşta Yahu­diler'in koruyuculuğunu üstleneceği, savaşın ise bu kafir haklar için Tan­rı'nın bir gazabı olacağı" şeklindeki inanca dikkat çeker.</text:span></text:p>
      <text:p text:style-name="P74">Önemli olan ise, kuşkusuz, bu "dini perspektif"in İsrail'in somut politi­kalarıyla ne denli örtüştüğüdür. </text:p>
      <text:p text:style-name="P79"><text:span text:style-name="T16">Bu sorunun cevabına baktığımızda ise, önemli bir sonuçla karşılaşırız. İs­rail, hem sözkonusu dini perspektifin bir sonucu, ama ondan daha çok so­mut jeostratejik gerçeklerin bir ürünü olarak, gerçekten de Nil</text:span><text:alphabetical-index-mark text:string-value=" " text:key1="Nil nehri"/><text:span text:style-name="T16">'den Fırat</text:span><text:alphabetical-index-mark text:string-value=" " text:key1="Fırat nehri"/><text:span text:style-name="T16">'a u­za­nan bir "su vizyonu"na sahiptir. </text:span></text:p>
      <text:p text:style-name="P79"><text:span text:style-name="T16">İsrail askeri istihbarat servisi </text:span><text:span text:style-name="T7">aman</text:span><text:alphabetical-index-mark text:string-value=" " text:key1="aman"/><text:span text:style-name="T16">'ın eski şeflerinden Yehoshafat Harkabi</text:span><text:alphabetical-index-mark text:string-value=" " text:key1="Harkabi, Yehoshafat"/><text:span text:style-name="T16">, </text:span><text:span text:style-name="T17">Israel's Fateful Hour</text:span><text:alphabetical-index-mark text:string-value=" " text:key1="Israel's Fateful Hour (Harkabi)"/><text:span text:style-name="T16"> adlı kitabında, Ortadoğu'daki ülkelerin dış po­litikalarının iki ayrı boyut üzerinde seyrettiğini anlatır. Harkabi</text:span><text:alphabetical-index-mark text:string-value=" " text:key1="Harkabi, Yehoshafat"/><text:span text:style-name="T16">'ye göre, bir "büyük hedef" (grand design) vardır, bir de güncel dış politika. Bir ülke, "bü­yük hedef"i bir diğer ülkeyi yok etmek ya da onun topraklarını işgal etmek olduğu halde, güncel dış politikasında onunla anlaşabilir, hatta onunla barış bile yapabilir. Harkabi</text:span><text:alphabetical-index-mark text:string-value=" " text:key1="Harkabi, Yehoshafat"/><text:span text:style-name="T16">, buna örnek olarak Enver Sedat</text:span><text:alphabetical-index-mark text:string-value=" " text:key1="Sedat, Enver"/><text:span text:style-name="T16">'ı verir. Ona göre En­ver Sedat</text:span><text:alphabetical-index-mark text:string-value=" " text:key1="Sedat, Enver"/><text:span text:style-name="T16">, güncel dış politikanın pragmatik bir gereği olarak İsrail'le Camp David</text:span><text:alphabetical-index-mark text:string-value=" " text:key1="Camp David Barışı"/><text:span text:style-name="T16"> barışını imzalamıştır, ama İsrail'i yok etmek olarak özetlenebilecek A­rap "büyük hedef"inden caymamıştır. Harkabi</text:span><text:alphabetical-index-mark text:string-value=" " text:key1="Harkabi, Yehoshafat"/><text:span text:style-name="T16">, İsrail'le barışa yanaşan bazı Araplar'ın sözkonusu "büyük hedef"ten caydıklarını, ama önemli bir bölü­mü­nün de bu hedefi koruduklarını belirtir.</text:span><text:span text:style-name="T13"><text:note text:id="ftn348" text:note-class="endnote"><text:note-citation>cccxlviii</text:note-citation><text:note-body><text:p text:style-name="Endnote"><text:span text:style-name="T21"><text:s/>Yehoshafat Harkabi</text:span><text:alphabetical-index-mark text:string-value=" " text:key1="Harkabi, Yehoshafat"/><text:span text:style-name="T21">, </text:span><text:span text:style-name="T22">Israel's Fateful Hour</text:span><text:alphabetical-index-mark text:string-value=" " text:key1="Israel's Fateful Hour (Harkabi)"/><text:span text:style-name="T22">, </text:span><text:span text:style-name="T21">New York: Harper &amp; Row Publishers, 1988.</text:span></text:p></text:note-body></text:note></text:span></text:p>
      <text:p text:style-name="P79"><text:soft-page-break/><text:span text:style-name="T16">Harkabi</text:span><text:alphabetical-index-mark text:string-value=" " text:key1="Harkabi, Yehoshafat"/><text:span text:style-name="T16">, İsrail'in "büyük hedef"inin ne olduğu konusunu ustaca ge­çiştirir, ama bunun ne olduğunu başka kaynaklardan biliyoruz. Yahudi Dev­le­ti'nin nihai hedefi, Nil</text:span><text:alphabetical-index-mark text:string-value=" " text:key1="Nil nehri"/><text:span text:style-name="T16">'den Fırat</text:span><text:alphabetical-index-mark text:string-value=" " text:key1="Fırat nehri"/><text:span text:style-name="T16">'a uzanan coğrafya üzerinde egemenlik sağ­lamaktır. Bu egemenliğin bir boyutu da, bu coğrafyanın sularını denetim al­tına alabilmektir. </text:span></text:p>
      <text:p text:style-name="P79"><text:span text:style-name="T16"><text:s/>Haritadaki ilk önemli ayak, Nil</text:span><text:alphabetical-index-mark text:string-value=" " text:key1="Nil nehri"/><text:span text:style-name="T16"> nehridir. Bazıları, İsrail'in 1967'de iş­gal ettiği Sina</text:span><text:alphabetical-index-mark text:string-value=" " text:key1="Sina Yarımadası"/><text:span text:style-name="T16"> yarımadasını 1978 yılındaki Camp David</text:span><text:alphabetical-index-mark text:string-value=" " text:key1="Camp David Barışı"/><text:span text:style-name="T16"> barışı ile Mısır</text:span><text:alphabetical-index-mark text:string-value=" " text:key1="Mısır"/><text:span text:style-name="T16">'a geri verdiğini, dolayısıyla Nil</text:span><text:alphabetical-index-mark text:string-value=" " text:key1="Nil nehri"/><text:span text:style-name="T16"> üzerinde bir iddiası olmadığını düşünebilirler. Oysa gerçekler daha farklıdır. İsrail'in "büyük hedef"i ile güncel dış politika­ları birbirinden farklıdır çünkü. </text:span></text:p>
      <text:p text:style-name="P79"><text:span text:style-name="T16">Bir deyişe göre Nil</text:span><text:alphabetical-index-mark text:string-value=" " text:key1="Nil nehri"/><text:span text:style-name="T16"> Mısır</text:span><text:alphabetical-index-mark text:string-value=" " text:key1="Mısır"/><text:span text:style-name="T16">'dır ve Mısır Nil</text:span><text:alphabetical-index-mark text:string-value=" " text:key1="Nil nehri"/><text:span text:style-name="T16">'dir. Mısır için bu denli hayati olan nehrin jeopolitik konumunu, en iyi Winston Churchill</text:span><text:alphabetical-index-mark text:string-value=" " text:key1="Churchill, Winston"/><text:span text:style-name="T16"> tasvir etmişti. İngiliz lideri, "Nehir Savaşı" adlı kitabında Nil</text:span><text:alphabetical-index-mark text:string-value=" " text:key1="Nil nehri"/><text:span text:style-name="T16">'i; kökleri orta Afrika'da—Victoria, Albert ve Kenya</text:span><text:alphabetical-index-mark text:string-value=" " text:key1="Kenya"/><text:span text:style-name="T16"> göllerinde—uzun gövdesi Sudan</text:span><text:alphabetical-index-mark text:string-value=" " text:key1="Sudan"/><text:span text:style-name="T16"> ve Mısır'da ve dalları kuzey Mısır'daki deltada yer alan dev bir palmiyeye benzetmiş ve şöy­le demişti: "Kökler kesilecek olursa dallar kuruyacak ve ağacın geri kalan kıs­mı da çürüyüp ölecektir."</text:span></text:p>
      <text:p text:style-name="P79"><text:span text:style-name="T16">Bu, şu demektir: Mısır</text:span><text:alphabetical-index-mark text:string-value=" " text:key1="Mısır"/><text:span text:style-name="T16">'ı Nil</text:span><text:alphabetical-index-mark text:string-value=" " text:key1="Nil nehri"/><text:span text:style-name="T16"> suları hakkında tehdit etmenin yegane yo­lu, Nil</text:span><text:alphabetical-index-mark text:string-value=" " text:key1="Nil nehri"/><text:span text:style-name="T16">'in iki "kökünü" elinde tutan Sudan</text:span><text:alphabetical-index-mark text:string-value=" " text:key1="Sudan"/><text:span text:style-name="T16"> ve Etiyopya</text:span><text:alphabetical-index-mark text:string-value=" " text:key1="Etiyopya"/><text:span text:style-name="T16">'yı kullanmaktır. Ya da Winston Churchill</text:span><text:alphabetical-index-mark text:string-value=" " text:key1="Churchill, Winston"/><text:span text:style-name="T16">'in deyimiyle "palmiyeyi köklerinden kesmek". Nitekim İs­rail, uzun bir zamandır gerçekten de bunu yapmaya çalışmaktadır. </text:span></text:p>
      <text:p text:style-name="P74"/>
      <text:p text:style-name="P74"/>
      <text:p text:style-name="P79"><text:span text:style-name="T26">Palmiyenin Birinci Kökü; Etiyopya</text:span><text:alphabetical-index-mark text:string-value=" " text:key1="Etiyopya"/><text:span text:style-name="T26"> </text:span></text:p>
      <text:p text:style-name="P63"/>
      <text:p text:style-name="P79"><text:span text:style-name="T11">Mavi Nil</text:span><text:alphabetical-index-mark text:string-value=" " text:key1="Nil nehri"/><text:span text:style-name="T11"> kanalıyla Mısır</text:span><text:alphabetical-index-mark text:string-value=" " text:key1="Mısır"/><text:span text:style-name="T11">'a giden suyun %85'ini kontrol eden Etiyopya</text:span><text:alphabetical-index-mark text:string-value=" " text:key1="Etiyopya"/><text:span text:style-name="T11">'ya "Afrika'nın su kulesi" adı verilmiştir ve Sudan</text:span><text:alphabetical-index-mark text:string-value=" " text:key1="Sudan"/><text:span text:style-name="T11"> ile Mısır'ı besleyen suyun musluğu onun elindedir. Etiyopya'nın Nil</text:span><text:alphabetical-index-mark text:string-value=" " text:key1="Nil nehri"/><text:span text:style-name="T11"> üzerindeki gücü Etiyopya dağlarından çıkan ve sınırları ötesine Somali</text:span><text:alphabetical-index-mark text:string-value=" " text:key1="Somali"/><text:span text:style-name="T11"> ve Sudan'a akan onbir nehirdir. Bunlardan en büyüğü olan Mavi Nil</text:span><text:alphabetical-index-mark text:string-value=" " text:key1="Nil nehri"/><text:span text:style-name="T11">, Etiyopya'da Abay adıyla tanınır ve Sudan'a her yıl 50 milyar m</text:span><text:span text:style-name="T31">3</text:span><text:span text:style-name="T11"> su akıtır: Bu da asıl Nil</text:span><text:alphabetical-index-mark text:string-value=" " text:key1="Nil nehri"/><text:span text:style-name="T11">'in toplam suyunun yüz­de 60'ıdır. Buna ek olarak </text:span><text:soft-page-break/><text:span text:style-name="T11">güneybatıda Sobat Nehri olarak birleşen Baro ve Pibor nehirleri ve kuzeybatıda Atbara'nın kolları sırasıyla Nil</text:span><text:alphabetical-index-mark text:string-value=" " text:key1="Nil nehri"/><text:span text:style-name="T11"> sularının yüz­de 14 ve 13'ünü oluştururlar. </text:span></text:p>
      <text:p text:style-name="P79"><text:span text:style-name="T11">Kısacası, Mısır</text:span><text:alphabetical-index-mark text:string-value=" " text:key1="Mısır"/><text:span text:style-name="T11">'a akan Nil</text:span><text:alphabetical-index-mark text:string-value=" " text:key1="Nil nehri"/><text:span text:style-name="T11"> sularının en büyük musluğu Etiyopya</text:span><text:alphabetical-index-mark text:string-value=" " text:key1="Etiyopya"/><text:span text:style-name="T11">'nın e­lin­dedir. Etiyopya'nın bu musluk üzerinde oynamaya yönelik her türlü gi­ri­şi­mi ise, Mısır'da büyük bir tedirginlik yaratmaktadır. </text:span></text:p>
      <text:p text:style-name="P79"><text:span text:style-name="T11">Bu gerilim özellikle 1980'li yıllarda kendisini hissettirdi, 90'larda ise iyice büyüdü. 1990'daki bir </text:span><text:span text:style-name="T12">Newsweek</text:span><text:alphabetical-index-mark text:string-value=" " text:key1="Newsweek"/><text:span text:style-name="T11">, iki ülke arasındaki sözkonusu gerilimi an­latırken şöyle yazmıştı:</text:span></text:p>
      <text:p text:style-name="P32"><text:span text:style-name="T11">Etiyopya</text:span><text:alphabetical-index-mark text:string-value=" " text:key1="Etiyopya"/><text:span text:style-name="T11">-İsrail ilişkileri İsrail'in su politikasının ayrılmaz bir parçası niteli­ğin­de. Mısır</text:span><text:alphabetical-index-mark text:string-value=" " text:key1="Mısır"/><text:span text:style-name="T11">'ın Nil</text:span><text:alphabetical-index-mark text:string-value=" " text:key1="Nil nehri"/><text:span text:style-name="T11"> nehri ile bir problemi var. Ülke her bakımdan Nil</text:span><text:alphabetical-index-mark text:string-value=" " text:key1="Nil nehri"/><text:span text:style-name="T11">'e bağlı.. Eğer Eti­yop­ya Mavi Nil</text:span><text:alphabetical-index-mark text:string-value=" " text:key1="Nil nehri"/><text:span text:style-name="T11">'den musluk açarsa, Mısır kendi suyunu kaybedebilir. Bu yüz­den "Mısır eğer gerekirse Nil</text:span><text:alphabetical-index-mark text:string-value=" " text:key1="Nil nehri"/><text:span text:style-name="T11">'i korumak için savaşır" diyor bir coğrafyacı. Kı­dem­li bir Batılı diplomat ise "bu konuda şüphe yoktur" diyor.</text:span><text:span text:style-name="T13"><text:note text:id="ftn349" text:note-class="endnote"><text:note-citation>cccxlix</text:note-citation><text:note-body><text:p text:style-name="Endnote"><text:span text:style-name="T22">Newsweek</text:span><text:alphabetical-index-mark text:string-value=" " text:key1="Newsweek"/><text:span text:style-name="T21">, 12 Şubat 1990.</text:span></text:p></text:note-body></text:note></text:span></text:p>
      <text:p text:style-name="P79"><text:span text:style-name="T11">Gerginlik giderek arttı ve Mısır</text:span><text:alphabetical-index-mark text:string-value=" " text:key1="Mısır"/><text:span text:style-name="T11"> yönetimi Ekim 1991'de yaptığı bir açık­lamada Nil</text:span><text:alphabetical-index-mark text:string-value=" " text:key1="Nil nehri"/><text:span text:style-name="T11">'in kendi insiyatifi dışında kontrol altına alınmasına yönelik girişimleri savaş ilanı sayacağını açıkladı. O günden bu yana iki ülke ara­sında sözkonusu sorun pek çok sert protesto ve "gözdağı"na neden oldu. </text:span></text:p>
      <text:p text:style-name="P79"><text:span text:style-name="T11">Nil</text:span><text:alphabetical-index-mark text:string-value=" " text:key1="Nil nehri"/><text:span text:style-name="T11"> üzerindeki bu gerginlik, Nil</text:span><text:alphabetical-index-mark text:string-value=" " text:key1="Nil nehri"/><text:span text:style-name="T11">'den Fırat</text:span><text:alphabetical-index-mark text:string-value=" " text:key1="Fırat nehri"/><text:span text:style-name="T11">'a uzanan coğrafya üzerinde hegemonya planları yapan İsrail açısından son derece önemli bir kozdu kuş­kusuz. </text:span></text:p>
      <text:p text:style-name="P79"><text:span text:style-name="T11">Aslında İsrailliler bu değerlendirmeyi çok önceden yapmışlardı. 1940'­lı yılların sonunda Başbakan David Ben-Gurion</text:span><text:alphabetical-index-mark text:string-value=" " text:key1="Ben-Gurion, David"/><text:span text:style-name="T11"> tarafından hazırlanan ve son­radan "Gurion Plan</text:span><text:alphabetical-index-mark text:string-value=" " text:key1="Gurion Plan"/><text:span text:style-name="T11">ı" olarak adlandırılan stratejik çerçeve, Türkiye'deki kay­nakların kontrolü ile kuzeyden, İsrail'in güneyden, başta Etiyopya</text:span><text:alphabetical-index-mark text:string-value=" " text:key1="Etiyopya"/><text:span text:style-name="T11"> olmak ü­zere bazı Afrika ülkelerinin de güneybatıdan bastırması ile Ortadoğu'daki su ve petrolün kontrol altında tutulmasını öngörüyordu.</text:span><text:span text:style-name="T13"><text:note text:id="ftn350" text:note-class="endnote"><text:note-citation>cccl</text:note-citation><text:note-body><text:p text:style-name="Endnote"><text:span text:style-name="T22">Tempo</text:span><text:span text:style-name="T21">, 10-16 Haziran 1990.</text:span></text:p></text:note-body></text:note></text:span><text:span text:style-name="T11"> </text:span></text:p>
      <text:p text:style-name="P79"><text:span text:style-name="T11">1950'li yıllarda geliştirilen çevre stratejisi</text:span><text:alphabetical-index-mark text:string-value=" " text:key1="çevre stratejisi"/><text:span text:style-name="T11"> ile desteklenen bu planın uygulanmasında geç kalınmadı. İsrailliler, o yıllardan başlarak Etiyopya</text:span><text:alphabetical-index-mark text:string-value=" " text:key1="Etiyopya"/><text:span text:style-name="T11"> ile çok hızlı bir yakınlaşma sürecine girdiler. İki ülke arasında "anti-İslami" bir ze­minde gelişen bu ilişkinin detaylarını üçüncü bölümde incelemiştik.</text:span></text:p>
      <text:p text:style-name="P79"><text:soft-page-break/><text:span text:style-name="T11">İsrail'in-Etiyopya</text:span><text:alphabetical-index-mark text:string-value=" " text:key1="Etiyopya"/><text:span text:style-name="T11"> ittifakının gözle görülür bir su boyutu kazanması ise, Mısır</text:span><text:alphabetical-index-mark text:string-value=" " text:key1="Mısır"/><text:span text:style-name="T11"> ile İsrail arasındaki Camp David</text:span><text:alphabetical-index-mark text:string-value=" " text:key1="Camp David Barışı"/><text:span text:style-name="T11"> barışından sonra oldu. İsrail Camp David</text:span><text:alphabetical-index-mark text:string-value=" " text:key1="Camp David Barışı"/><text:span text:style-name="T11">'de tüm bir Sina</text:span><text:alphabetical-index-mark text:string-value=" " text:key1="Sina Yarımadası"/><text:span text:style-name="T11"> yarımadasını Mısır'a iade ederken, Enver Sedat</text:span><text:alphabetical-index-mark text:string-value=" " text:key1="Sedat, Enver"/><text:span text:style-name="T11">'­tan yılda 800 milyon m</text:span><text:span text:style-name="T31">3</text:span><text:span text:style-name="T11"> Nil</text:span><text:alphabetical-index-mark text:string-value=" " text:key1="Nil nehri"/><text:span text:style-name="T11"> suyunu Necef Çölü'ne aktarmasını istemişti. Se­dat önce bu teklife sıcak baktı, ama iç muhalefetin de etkisiyle İsrail'in is­te­ği gerçekleşmedi. Yahudi Devleti bundan sonra Nil</text:span><text:alphabetical-index-mark text:string-value=" " text:key1="Nil nehri"/><text:span text:style-name="T11">'i "köklerinden" kontrol altına almaya karar verdi ve birdenbire İsrailli mühendisler, Nil</text:span><text:alphabetical-index-mark text:string-value=" " text:key1="Nil nehri"/><text:span text:style-name="T11">'in akışının % 83'ünü denetleyen Etiyopya'ya baraj yapımı konusunda yardımcı olmaya baş­ladılar. Etiyopya İsrail'in tarım ve sulama uzmanlığı konularındaki yar­dım teklifini severek kabul etti. İsrailliler, Etiyopya'yı Nil</text:span><text:alphabetical-index-mark text:string-value=" " text:key1="Nil nehri"/><text:span text:style-name="T11"> üzerinde barajlar yap­maya yönelttiler. "Afrika'nın su kulesi" olarak bilenen ve Mısır ile Su­dan</text:span><text:alphabetical-index-mark text:string-value=" " text:key1="Sudan"/><text:span text:style-name="T11">'a giden suyun musluğunu elinde tutan Etiyopya ile İsrail arasındaki dik­kat çekici dostluk, Yahudi Devleti'ne gerektiği takdirde Mısır ve Sudan'ı su­suz bırakma imkanı veriyordu.</text:span><text:span text:style-name="T13"><text:note text:id="ftn351" text:note-class="endnote"><text:note-citation>cccli</text:note-citation><text:note-body><text:p text:style-name="Endnote"><text:span text:style-name="T21"><text:s/>John Bullock &amp; Adel Darwish</text:span><text:alphabetical-index-mark text:string-value=" " text:key1="Darwish, Adel"/><text:span text:style-name="T21">, </text:span><text:span text:style-name="T22">Su Savaşları, </text:span><text:span text:style-name="T21">s. 89.</text:span></text:p></text:note-body></text:note></text:span></text:p>
      <text:p text:style-name="P79"><text:span text:style-name="T11">Bu konuda 1991 yılında Mısır</text:span><text:alphabetical-index-mark text:string-value=" " text:key1="Mısır"/><text:span text:style-name="T11"> parlamentosuna Arap İşleri Komisyonu tara­fından sunulan "Arap Bölgesinde Su Krizi" başlıklı rapor oldukça önemlidir. Raporda İsrail'in Etiyopya</text:span><text:alphabetical-index-mark text:string-value=" " text:key1="Etiyopya"/><text:span text:style-name="T11"> ile olan yakın ilişkilerine ve bu ülkeye Nil</text:span><text:alphabetical-index-mark text:string-value=" " text:key1="Nil nehri"/><text:span text:style-name="T11"> üze­rinde 6 baraj yapımı için verdiği büyük desteklere dikkat çekilmektedir. Bu­na göre, İsrail Mısır'a giren su üzerinde doğrudan doğruya etki sahibi ol­maktadır. Raporda İsrail'in "Nil</text:span><text:alphabetical-index-mark text:string-value=" " text:key1="Nil nehri"/><text:span text:style-name="T11">'in stratejik kaynaklarını kuşatarak Mısır'ın gü­ney savunma hatlarını yarmaya çalıştığı" vurgulanmaktadır. Rapora göre, İs­rail'in Etiyopya'ya yaptığı yardımlar, doğrudan doğruya Mavi Nil</text:span><text:alphabetical-index-mark text:string-value=" " text:key1="Nil nehri"/><text:span text:style-name="T11">'in de­netimini ele geçirmek ve bu yolla Mısır'a baskı yapmak içindir.</text:span><text:span text:style-name="T13"><text:note text:id="ftn352" text:note-class="endnote"><text:note-citation>ccclii</text:note-citation><text:note-body><text:p text:style-name="Endnote"><text:span text:style-name="T22">Ibid., </text:span><text:span text:style-name="T21">s. 94.</text:span></text:p></text:note-body></text:note></text:span></text:p>
      <text:p text:style-name="P79"><text:span text:style-name="T11">Mısır</text:span><text:alphabetical-index-mark text:string-value=" " text:key1="Mısır"/><text:span text:style-name="T11"> İsrail'in bu tutumu karşısında "Varaa el-Hudud" olarak anılan as­keri planlarını gündeme sokmuştur. Bu planlar geleneksel olarak Nil</text:span><text:alphabetical-index-mark text:string-value=" " text:key1="Nil nehri"/><text:span text:style-name="T11"> sula­rıyla ilişkilidir. Aida Planı</text:span><text:alphabetical-index-mark text:string-value=" " text:key1="Aida Planı"/><text:span text:style-name="T11">, iç savaşın sona ermesiyle Addis Ababa'da yeni bir hükümetin eski sulama planlarını canlandırıp yeni barajlar kurması duru­munda Etiyopya</text:span><text:alphabetical-index-mark text:string-value=" " text:key1="Etiyopya"/><text:span text:style-name="T11">'ya müdahale </text:span><text:soft-page-break/><text:span text:style-name="T11">planıdır. Mısırlılar, Mavi Nil</text:span><text:alphabetical-index-mark text:string-value=" " text:key1="Nil nehri"/><text:span text:style-name="T11">'e yönelen teh­ditten ve İsrailliler'in Etiyopya'ya verdikleri yardımdan kaygı duymakta­dır­lar. </text:span></text:p>
      <text:p text:style-name="P79"><text:span text:style-name="T11">Kısacası İsrail, bir "palmiye" olan Nil</text:span><text:alphabetical-index-mark text:string-value=" " text:key1="Nil nehri"/><text:span text:style-name="T11">'in ilk ve en büyük kökü üzerinde ciddi bir etki elde etmiş bulunmaktadır. </text:span></text:p>
      <text:p text:style-name="P66"/>
      <text:p text:style-name="P66"/>
      <text:h text:style-name="P45" text:outline-level="8">Palmiyenin İkinci Kökü; Sudan</text:h>
      <text:p text:style-name="P79"><text:alphabetical-index-mark text:string-value=" " text:key1="Sudan"/></text:p>
      <text:p text:style-name="P79"><text:span text:style-name="T11">Nil</text:span><text:alphabetical-index-mark text:string-value=" " text:key1="Nil nehri"/><text:span text:style-name="T11">'in Etiyopya</text:span><text:alphabetical-index-mark text:string-value=" " text:key1="Etiyopya"/><text:span text:style-name="T11">'dan sonraki ikinci önemli kökü, Sudan</text:span><text:alphabetical-index-mark text:string-value=" " text:key1="Sudan"/><text:span text:style-name="T11">'dır. Ve İsrail, bu kök ile de yakından ilgilidir. Etiyopya gibi Sudan'ı da kendi safına çekeme­miştir belki; ama bu kez güç kullanarak Nil</text:span><text:alphabetical-index-mark text:string-value=" " text:key1="Nil nehri"/><text:span text:style-name="T11">'in bu ikinci büyük kökünü ku­rutmaya çalışmıştır.</text:span></text:p>
      <text:p text:style-name="P79"><text:span text:style-name="T11">Mısır</text:span><text:alphabetical-index-mark text:string-value=" " text:key1="Mısır"/><text:span text:style-name="T11"> ile Sudan</text:span><text:alphabetical-index-mark text:string-value=" " text:key1="Sudan"/><text:span text:style-name="T11">, Nil</text:span><text:alphabetical-index-mark text:string-value=" " text:key1="Nil nehri"/><text:span text:style-name="T11"> havzasında nehir sularının ortak kullanımı ko­nu­sunda anlaşma imzalayan ilk ülkelerdir. Bu anlaşma çerçevesinde 1959 yı­lın­da Jonglei Kanalı</text:span><text:alphabetical-index-mark text:string-value=" " text:key1="Jonglei Kanalı"/><text:span text:style-name="T11">'nın inşaatına başlanmıştı. Bu kanal sayesinde Nil</text:span><text:alphabetical-index-mark text:string-value=" " text:key1="Nil nehri"/><text:span text:style-name="T11">'in suları çok daha hızlı akıtılacak ve Güney Sudan'da bataklıklarda buharlaşmayla kay­bedildiği hesaplanan 25-50 milyar m</text:span><text:span text:style-name="T31">3</text:span><text:span text:style-name="T11"> su kazanılmış olacaktı. Kanalın açıl­­ması ve varolan küçük kanalların derinleştirilip genişletilmesi su akın­tısını hızlandıracak ve böylece buharlaşmayı azaltacaktı. </text:span><text:span text:style-name="T14">Nil</text:span><text:alphabetical-index-mark text:string-value=" " text:key1="Nil nehri"/><text:span text:style-name="T14">'in debisinde önemli bir artış bekleniyordu. </text:span></text:p>
      <text:p text:style-name="P79"><text:span text:style-name="T14">Fakat 1955'de başlayan iç savaş, Jonglei Kanalı</text:span><text:alphabetical-index-mark text:string-value=" " text:key1="Jonglei Kanalı"/><text:span text:style-name="T14"> projesini baltaladı. İç sa­vaş, Sudan</text:span><text:alphabetical-index-mark text:string-value=" " text:key1="Sudan"/><text:span text:style-name="T14">'a egemen olan müslümanlara karşı güneydeki hıristiyan ve ani­mistler tarafından başlatılan bir ayaklanma ile doğmuştu. Ayaklanmayı yü­rü­ten Anya-Nya</text:span><text:alphabetical-index-mark text:string-value=" " text:key1="Anya-Nya örgütü"/><text:span text:style-name="T14"> adlı örgüt Jonglei Kanalı'nı kendisine hedef olarak seçti. Sa­vaşın ilerleyen yıllarında da Jonglei Kanalı, bölge halkı için kendisiyle sa­vaş­tıkları herşeyin sembolü haline geldi. Kanal inşaatlarına sık sık saldırılar dü­zenlendi. </text:span></text:p>
      <text:p text:style-name="P79"><text:span text:style-name="T14">Ancak bu arada ilginç bir nokta vardı. Güney Sudan</text:span><text:alphabetical-index-mark text:string-value=" " text:key1="Sudan"/><text:span text:style-name="T14">'da patlak veren söz­konusu ayaklanmanın arkasında İsrail vardı. Anya-Nya</text:span><text:alphabetical-index-mark text:string-value=" " text:key1="Anya-Nya örgütü"/><text:span text:style-name="T14"> ayaklanması, İs­rail'in silahları ve askeri uzmanları tarafından desteklenmişti. Mossad</text:span><text:alphabetical-index-mark text:string-value=" " text:key1="Mossad"/><text:span text:style-name="T14">, kom­şu ülkeler Uganda</text:span><text:alphabetical-index-mark text:string-value=" " text:key1="Uganda"/><text:span text:style-name="T14">, Çad</text:span><text:alphabetical-index-mark text:string-value=" " text:key1="Çad"/><text:span text:style-name="T14">, Etiyopya</text:span><text:alphabetical-index-mark text:string-value=" " text:key1="Etiyopya"/><text:span text:style-name="T14"> ve </text:span><text:soft-page-break/><text:span text:style-name="T14">Kongo</text:span><text:alphabetical-index-mark text:string-value=" " text:key1="Kongo"/><text:span text:style-name="T14">'daki istasyonları aracılığıyla Gü­­ney­­li ayaklanmacılarla bağlantı kurmuş, Torit kentindeki Mossad merke­zinde 30 kadar Anya-Nya</text:span><text:alphabetical-index-mark text:string-value=" " text:key1="Anya-Nya örgütü"/><text:span text:style-name="T14"> gerillası özel eğitimden geçirilmişti. Yahudi Dev­leti, 3. bölümde daha ayrıntılı olarak değindiğimiz gibi, Güney Sudanlı a­yak­lanmacılara destek veren en önemli güç konumundaydı.</text:span></text:p>
      <text:p text:style-name="P79"><text:span text:style-name="T14">İşin en önemli yanı ise, İsrail'in desteklediği güneyli gerillaları Jonglei Kanalı</text:span><text:alphabetical-index-mark text:string-value=" " text:key1="Jonglei Kanalı"/><text:span text:style-name="T14">'na yapılan saldırılar için teşvik etmesiydi. Dahası, İsrailliler, Jonglei kanal şantiyesinin bombalanmasında da aktif rol almışlardı.</text:span></text:p>
      <text:p text:style-name="P79"><text:span text:style-name="T14"><text:s/>Ve sonunda 1984'te kanalın yapımı durduruldu. Bunda kanalın Güney Sudan</text:span><text:alphabetical-index-mark text:string-value=" " text:key1="Sudan"/><text:span text:style-name="T14"> halkı için kuzeyin üstünlüğünün simgesi haline gelmesinin rolü büyüktü. Mısır</text:span><text:alphabetical-index-mark text:string-value=" " text:key1="Mısır"/><text:span text:style-name="T14"> ve Sudan tarafından kanal projesi için harcanan 400 milyon dolar böylece boşa harcanmış oldu. İsrail, böylece Nil</text:span><text:alphabetical-index-mark text:string-value=" " text:key1="Nil nehri"/><text:span text:style-name="T14">'in ikinci büyük kökünü de baltalamış oluyordu. Sudan'dan akan Beyaz Nil</text:span><text:alphabetical-index-mark text:string-value=" " text:key1="Nil nehri"/><text:span text:style-name="T14"> kesilmemişti elbette, ama bu nehrin büyük su kaybını engelleyecek olan büyük bir proje engellenmişti. </text:span></text:p>
      <text:p text:style-name="P79"><text:span text:style-name="T14">İsrail'in "palmiye"nin sözkonusu iki kökü—Etiyopya</text:span><text:alphabetical-index-mark text:string-value=" " text:key1="Etiyopya"/><text:span text:style-name="T14"> ve Sudan</text:span><text:alphabetical-index-mark text:string-value=" " text:key1="Sudan"/><text:span text:style-name="T14">—üzerinde yaptıklarına bakarak bir değerlendirme yaptığımızda ise, ortaya Mı­sır</text:span><text:alphabetical-index-mark text:string-value=" " text:key1="Mısır"/><text:span text:style-name="T14">'ı sıkıştırmak için geliştirilmiş bir strateji çıkar. İsrail'in bölgedeki amacı Mı­sır'ın suyunun başını tutan Sudan ve Etiyopya'nın Mısır'la işbirliği yapmalarını engellemek ve Mısır'ı bu ülkeler kanalıyla Nil</text:span><text:alphabetical-index-mark text:string-value=" " text:key1="Nil nehri"/><text:span text:style-name="T14"> suyunu kesmekle tehdit etmektir. </text:span></text:p>
      <text:p text:style-name="P79"><text:span text:style-name="T14">Bu stratejinin ise kısa ve uzun vadeli iki ayrı amacı olabilir. Birincisi, İsrail'in Mısır</text:span><text:alphabetical-index-mark text:string-value=" " text:key1="Mısır"/><text:span text:style-name="T14">'ı Nil</text:span><text:alphabetical-index-mark text:string-value=" " text:key1="Nil nehri"/><text:span text:style-name="T14">'den kendisine su aktarması yönündeki isteklerine razı etmesidir. Nitekim tüm bu tehditler Mısır üzerinde etkili olmaktadır. 1996 başında sızan bazı haberlere göre, Mısır yönetimi, Nil</text:span><text:alphabetical-index-mark text:string-value=" " text:key1="Nil nehri"/><text:span text:style-name="T14"> üzerindeki dolaylı bas­kılarından vazgeçmesi halinde, İsrail'e, İsrailliler'in Camp David</text:span><text:alphabetical-index-mark text:string-value=" " text:key1="Camp David Barışı"/><text:span text:style-name="T14">'den beri is­tedikleri gibi su aktarmayı düşünmektedir.</text:span><text:span text:style-name="T13"><text:note text:id="ftn353" text:note-class="endnote"><text:note-citation>cccliii</text:note-citation><text:note-body><text:p text:style-name="Endnote"><text:span text:style-name="T22">Milliyet</text:span><text:alphabetical-index-mark text:string-value=" " text:key1="Milliyet"/><text:span text:style-name="T22">, </text:span><text:span text:style-name="T21">5 Ocak 1996.</text:span></text:p></text:note-body></text:note></text:span></text:p>
      <text:p text:style-name="P79"><text:span text:style-name="T14">Nil</text:span><text:alphabetical-index-mark text:string-value=" " text:key1="Nil nehri"/><text:span text:style-name="T14"> üzerindeki bu stratejinin uzun vadeli amacı ise, bir savaş durumunda Mısır</text:span><text:alphabetical-index-mark text:string-value=" " text:key1="Mısır"/><text:span text:style-name="T14">'ın susuz bırakılmasıdır. Böyle bir savaş ise kuvvetle muhtemeldir. Çünkü İsrail Camp David</text:span><text:alphabetical-index-mark text:string-value=" " text:key1="Camp David Barışı"/><text:span text:style-name="T14">'le beraber "güncel </text:span><text:soft-page-break/><text:span text:style-name="T14">politika" gereği Sina</text:span><text:alphabetical-index-mark text:string-value=" " text:key1="Sina Yarımadası"/><text:span text:style-name="T14"> yarımadasından vazgeçmiştir, ama Yehoshafat Harkabi</text:span><text:alphabetical-index-mark text:string-value=" " text:key1="Harkabi, Yehoshafat"/><text:span text:style-name="T14">'nin sözünü ettiği "büyük hedef", İsrail için her zaman Sina</text:span><text:alphabetical-index-mark text:string-value=" " text:key1="Sina Yarımadası"/><text:span text:style-name="T14"> yarımadasının Nil</text:span><text:alphabetical-index-mark text:string-value=" " text:key1="Nil nehri"/><text:span text:style-name="T14">'e kadar ele geçirilmesidir. Nitekim Oded Yinon</text:span><text:alphabetical-index-mark text:string-value=" " text:key1="Yinon, Oded"/><text:span text:style-name="T14">'un Camp David</text:span><text:alphabetical-index-mark text:string-value=" " text:key1="Camp David Barışı"/><text:span text:style-name="T14">'den üç yıl sonra ya­yın­lanan "İsrail İçin Strateji" başlıklı raporu, 3. bölümde değindiğimiz gibi, Mısır'ın "1967 Savaşı</text:span><text:alphabetical-index-mark text:string-value=" " text:key1="Altı Gün Savaşı (1967)"/><text:span text:style-name="T14"> sonrasındaki yerine itilmesi"nden söz ederek şöyle diyordu: "İsrail uzun vadede, ekonomik açıdan olsun, enerji rezervi olarak olsun, stratejik öneme sahip olan Sina</text:span><text:alphabetical-index-mark text:string-value=" " text:key1="Sina Yarımadası"/><text:span text:style-name="T14"> üzerinde denetimi yeniden sağlamak için doğrudan veya dolaylı harekete geçmek zorunda kalacaktır."</text:span><text:span text:style-name="T13"><text:note text:id="ftn354" text:note-class="endnote"><text:note-citation>cccliv</text:note-citation><text:note-body><text:p text:style-name="Endnote"><text:span text:style-name="T21"><text:s/>Israel Shahak</text:span><text:alphabetical-index-mark text:string-value=" " text:key1="Israel Shahak"/><text:alphabetical-index-mark text:string-value=" " text:key1="Shahak, Israel"/><text:span text:style-name="T21">, </text:span><text:span text:style-name="T22">The Zionist Plan for the Middle East, </text:span><text:span text:style-name="T21">s. 8.</text:span></text:p></text:note-body></text:note></text:span></text:p>
      <text:p text:style-name="P79"><text:span text:style-name="T14">Bir başka deyişle, Yinon</text:span><text:alphabetical-index-mark text:string-value=" " text:key1="Yinon, Oded"/><text:span text:style-name="T14">'un raporuna göre İsrail'in Mısır</text:span><text:alphabetical-index-mark text:string-value=" " text:key1="Mısır"/><text:span text:style-name="T14">'ı işgali uzun vadede kaçınılmaz bir gereksinimdi. Nil</text:span><text:alphabetical-index-mark text:string-value=" " text:key1="Nil nehri"/><text:span text:style-name="T14">'in suları üzerine konulan musluklar, işte bu nedenle oldukça önemliydi. Etiyopya</text:span><text:alphabetical-index-mark text:string-value=" " text:key1="Etiyopya"/><text:span text:style-name="T14"> kullanılarak Nil</text:span><text:alphabetical-index-mark text:string-value=" " text:key1="Nil nehri"/><text:span text:style-name="T14">'in sularının minimuma indirilmesi, Mısır'ı kuşkusuz felce uğratır, İsrail'e de kolay bir zafer getirirdi. </text:span><text:span text:style-name="T15">EP</text:span><text:alphabetical-index-mark text:string-value=" " text:key1="EP (Ekonomi-Politika)"/><text:span text:style-name="T14"> dergisinin konu hakkında yayınladığı bir incelemeye göre, "Mısır ve komşuları arasında Nil</text:span><text:alphabetical-index-mark text:string-value=" " text:key1="Nil nehri"/><text:span text:style-name="T14">'in sularının paylaşımı konusunda çıkacak bir savaşta İsrail'in Nil</text:span><text:alphabetical-index-mark text:string-value=" " text:key1="Nil nehri"/><text:span text:style-name="T14">'in sularından faydalanma olanağı yaratacak bir durumu değerlendirmek istemesi hiç de uzak bir ihtimal değil"di.</text:span><text:span text:style-name="T13"><text:note text:id="ftn355" text:note-class="endnote"><text:note-citation>ccclv</text:note-citation><text:note-body><text:p text:style-name="Endnote"><text:span text:style-name="T22">EP</text:span><text:span text:style-name="T21">, 15-22 Ağustos 1993.</text:span></text:p></text:note-body></text:note></text:span></text:p>
      <text:p text:style-name="P79"><text:span text:style-name="T14">Bu savaş stratejisinin belki de en ilginç yanı ise, Eski Ahit</text:span><text:alphabetical-index-mark text:string-value=" " text:key1="Eski Ahit"/><text:span text:style-name="T14">'te çizilen bir savaş senaryosuna tıpatıp benzemesiydi. İşaya kitabında, Mısır</text:span><text:alphabetical-index-mark text:string-value=" " text:key1="Mısır"/><text:span text:style-name="T14">'ın kuraklık sayesinde nasıl ele geçirileceği şöyle anlatılıyordu:</text:span></text:p>
      <text:p text:style-name="P28"><text:span text:style-name="T11">Ve sular denizden kesilecek, ve ırmak kesilip kuruyacak. Ve ırmaklar kokacak ve Mısır</text:span><text:alphabetical-index-mark text:string-value=" " text:key1="Mısır"/><text:span text:style-name="T11">'ın kanalları boşalıp kuruyacak, kamışla saz olacak. Nil</text:span><text:alphabetical-index-mark text:string-value=" " text:key1="Nil nehri"/><text:span text:style-name="T11">'in yanında, Nil</text:span><text:alphabetical-index-mark text:string-value=" " text:key1="Nil nehri"/><text:span text:style-name="T11"> kenarında olan çayırlar ve Nil</text:span><text:alphabetical-index-mark text:string-value=" " text:key1="Nil nehri"/><text:span text:style-name="T11">'in bütün ekilmiş tarlaları kuruyacak, toz olup dağılacak ve yok olacak. Ve balıkçılar ah edecekler ve Nil</text:span><text:alphabetical-index-mark text:string-value=" " text:key1="Nil nehri"/><text:span text:style-name="T11">'e olta atanların hep­si yas tutacaklar ve suların yüzü üzerine ağ yayanlar dövünecekler. Ve Mı­sırın direkleri parçalanacak. Bütün ücretli işçilerin yürekleri kederli olacak. Or­duların Rabbi Mısır için ne tasarladı?...</text:span></text:p>
      <text:p text:style-name="P27"><text:span text:style-name="T11">Ve Mısır</text:span><text:alphabetical-index-mark text:string-value=" " text:key1="Mısır"/><text:span text:style-name="T11">'da başın ya da kuyruğun, hurma dalının yahut sazın yapılabileceği bir iş kalmayacak. O gün Mısırlılar kadın gibi olacaklar; ve orduların Rabbi­nin, üzerlerine elini sallamasından titreyip yılacaklar. Ve Yahuda diyarı Mısır di­yarı için bir dehşet olacak; ve onun adı kendisine anılan her adam, ordular Rab­binin ona karşı ettiği niyetten ötürü yılacak." (İşaya, 19/5-18)</text:span></text:p>
      <text:p text:style-name="P69"/>
      <text:p text:style-name="P79"><text:bookmark-start text:name="Israel_Syria_Turkey1"/></text:p>
      <text:p text:style-name="P84"><text:span text:style-name="T26">İsrail ve </text:span><text:span text:style-name="T9">gap</text:span></text:p>
      <text:p text:style-name="P79"><text:soft-page-break/><text:alphabetical-index-mark text:string-value=" " text:key1="gap (Güneydoğu  Anadolu Projesi)"/></text:p>
      <text:p text:style-name="P79"><text:span text:style-name="T11">İsrail'in üstte değindiğimiz tüm supolitik planları, İsrail'in su viz­yo­nu­nun yalnızca bir kanadını oluşturan Nil</text:span><text:alphabetical-index-mark text:string-value=" " text:key1="Nil nehri"/><text:span text:style-name="T11"> nehri ile ilgiliydiler. Ortaya çıkan so­nuç ise, Yahudi Devleti'nin "Vaadedilmiş Topraklar</text:span><text:alphabetical-index-mark text:string-value=" " text:key1="Vaadedilmiş Topraklar"/><text:span text:style-name="T11">"ın güneybatı sınırını oluşturan Nil</text:span><text:alphabetical-index-mark text:string-value=" " text:key1="Nil nehri"/><text:span text:style-name="T11"> nehri üzerinde hak iddiasında bulunduğunu, bu nehrin su­larına ya Mısır</text:span><text:alphabetical-index-mark text:string-value=" " text:key1="Mısır"/><text:span text:style-name="T11"> üzerinde baskı uygulayarak ya da Mısır topraklarını işgal ederek ulaşmak istediğini göstermektedir.</text:span></text:p>
      <text:p text:style-name="P79"><text:span text:style-name="T11">Ancak Nil</text:span><text:alphabetical-index-mark text:string-value=" " text:key1="Nil nehri"/><text:span text:style-name="T11">, belirttiğimiz üzere "Vaadedilmiş Topraklar</text:span><text:alphabetical-index-mark text:string-value=" " text:key1="Vaadedilmiş Topraklar"/><text:span text:style-name="T11">"ın yalnızca güneybatı sınırını oluşturmaktadır. Bu haritanın kuzeydoğu sınırı, Türkiye'­yi çok yakından ilgilendiren Fırat</text:span><text:alphabetical-index-mark text:string-value=" " text:key1="Fırat nehri"/><text:span text:style-name="T11"> nehri tarafından çizilir. İsrail'in Fırat</text:span><text:alphabetical-index-mark text:string-value=" " text:key1="Fırat nehri"/><text:span text:style-name="T11"> ile ilgisine baktığımızda ise, Nil</text:span><text:alphabetical-index-mark text:string-value=" " text:key1="Nil nehri"/><text:span text:style-name="T11">'dekine benzer bir durumla karşılaşmak müm­kündür. </text:span></text:p>
      <text:p text:style-name="P79"><text:span text:style-name="T11">İsrail'in Nil</text:span><text:alphabetical-index-mark text:string-value=" " text:key1="Nil nehri"/><text:span text:style-name="T11">'in musluğunu kontrol etmek için Etiyopya</text:span><text:alphabetical-index-mark text:string-value=" " text:key1="Etiyopya"/><text:span text:style-name="T11"> ile bir tür ittifak kurduğuna ve Etiyopya'nın baraj inşa projelerine destek olduğuna de­ğinmiştik. Benzer bir strateji, İsrail'in, Fırat</text:span><text:alphabetical-index-mark text:string-value=" " text:key1="Fırat nehri"/><text:span text:style-name="T11">'ın musluğunu elinde bulunduran Türkiye'ye yakınlaşmasında ve özellikle de Türkiye'nin Fırat</text:span><text:alphabetical-index-mark text:string-value=" " text:key1="Fırat nehri"/><text:span text:style-name="T11"> üzerindeki de­netimini artıracak olan </text:span><text:span text:style-name="T3">gap</text:span><text:alphabetical-index-mark text:string-value=" " text:key1="gap (Güneydoğu  Anadolu Projesi)"/><text:span text:style-name="T11"> projesine gösterdiği ilgide ortaya çıkmaktadır.</text:span></text:p>
      <text:p text:style-name="P79"><text:span text:style-name="T11">İsrail </text:span><text:span text:style-name="T3">gap</text:span><text:alphabetical-index-mark text:string-value=" " text:key1="gap (Güneydoğu  Anadolu Projesi)"/><text:span text:style-name="T11"> ile uzun süredir ilgileniyor. </text:span></text:p>
      <text:p text:style-name="P79"><text:span text:style-name="T11">Bu projenin bölge ülkelerinin baskıları nedeniyle Dünya Bankas</text:span><text:alphabetical-index-mark text:string-value=" " text:key1="Dünya Bankası"/><text:span text:style-name="T11">ı tarafından finanse edilmeyişi, İsrail'in çeşitli finansman ve teknoloji aktarımı teklifleri ile Türkiye'nin önüne çıkmasını sağladı. İsrail </text:span><text:span text:style-name="T3">gap</text:span><text:alphabetical-index-mark text:string-value=" " text:key1="gap (Güneydoğu  Anadolu Projesi)"/><text:span text:style-name="T11">'a ilgisini bölgede arazi alımlarıyla göstermiş tarımsal işbirliği adı altında birçok İsrailli uzman bölgeyi ziyaret etmişti. Tarımsal işbirliğinin üzerinde ısrarla duran İsrailli uzmanlar Türk Tarım Bakanlığı'nda bir "İsrail masası" olması talebin­de bile bulunmuşlardı. İsrail'in bu teklifi, </text:span><text:span text:style-name="T3">gap</text:span><text:alphabetical-index-mark text:string-value=" " text:key1="gap (Güneydoğu  Anadolu Projesi)"/><text:span text:style-name="T11">'ın başarısı için İsrail'in elinde önemli bir bilgi birikimi olduğunu öne süren İshak Alaton</text:span><text:alphabetical-index-mark text:string-value=" " text:key1="Alaton, İshak"/><text:span text:style-name="T11"> tarafından da tek­rar edilmişti. </text:span></text:p>
      <text:p text:style-name="P79"><text:span text:style-name="T11">İsrailliler </text:span><text:span text:style-name="T3">gap</text:span><text:alphabetical-index-mark text:string-value=" " text:key1="gap (Güneydoğu  Anadolu Projesi)"/><text:span text:style-name="T11">'la ilgili bütün gelişmelere açık olduklarını 1993 yılında Gaziantep Ticaret Odası'</text:span><text:alphabetical-index-mark text:string-value=" " text:key1="Gaziantep Ticaret Odası"/><text:span text:style-name="T11">nı ziyaretlerinde de belirtmişlerdi. 20 kişilik İsrailli grup </text:span><text:span text:style-name="T3">gap</text:span><text:alphabetical-index-mark text:string-value=" " text:key1="gap (Güneydoğu  Anadolu Projesi)"/><text:span text:style-name="T11">'la ilgili bu ziyaretlerinden çok olumlu </text:span><text:soft-page-break/><text:span text:style-name="T11">sonuçlar aldıklarını da söy­lemişlerdi. İsrail daha sonra kendi Tarım Bakanlığı'nda </text:span><text:span text:style-name="T3">gap</text:span><text:alphabetical-index-mark text:string-value=" " text:key1="gap (Güneydoğu  Anadolu Projesi)"/><text:span text:style-name="T11">'ın ön fizibilite ça­lışmaları için 300 bin dolar tahsis ettiğini bildirdi. Ayrıca Türkiye'deki dev­let çiftliklerinin özelleştirmesi çalışmalarında, İsrail Tarım Bakanlığı yine iş­birliği önerdi. </text:span><text:span text:style-name="T12">Milliyet</text:span><text:alphabetical-index-mark text:string-value=" " text:key1="Milliyet"/><text:span text:style-name="T11">, 13 Haziran 1995 tarihli "</text:span><text:span text:style-name="T3">gap</text:span><text:alphabetical-index-mark text:string-value=" " text:key1="gap (Güneydoğu  Anadolu Projesi)"/><text:span text:style-name="T11">'a Uluslararası İlgi Ar­tıyor" başlıklı haberinde İsrail'in </text:span><text:span text:style-name="T3">gap</text:span><text:alphabetical-index-mark text:string-value=" " text:key1="gap (Güneydoğu  Anadolu Projesi)"/><text:span text:style-name="T11">'a yaptığı yatırımları konu edinmişti. naan (İsrail Sulama Sistemleri) ve netafim (İsrail Sulama Firması) "netafim (İsrail Sulama Firması)" adlı İs­rail şirketleri gap "gap (Güneydoğu <text:s/>Anadolu Projesi)"'a kredi sağlama yarışına girdiler. İsrail'in dünyaca ünlü zi­rai firmaları olan Cargill "Cargill", Continental Grain "Continental Grain", Philip Brothers "Philip Brothers", Mark Rich "Mark Rich"'in tem­silcileri de gap "gap (Güneydoğu <text:s/>Anadolu Projesi)" bölgesinde incelemelerde bulundular. Ocak 1996'da gap "gap (Güneydoğu <text:s/>Anadolu Projesi)" İdaresi Başkanı Olcay Ünver "Ünver, Olcay"'in İsrailli yetkililerle </text:span><text:span text:style-name="T3">gap</text:span><text:alphabetical-index-mark text:string-value=" " text:key1="gap (Güneydoğu  Anadolu Projesi)"/><text:span text:style-name="T11"> projesinin birlikte hız­landırılması konusunda yaptığı toplantıda İsrail'in </text:span><text:span text:style-name="T3">gap</text:span><text:alphabetical-index-mark text:string-value=" " text:key1="gap (Güneydoğu  Anadolu Projesi)"/><text:span text:style-name="T11">'tan beklentileri açık­ça gözlemlendi. Ağustos 96'da ise İsrail Tarım Bakanlığı'nın </text:span><text:span text:style-name="T3">gap</text:span><text:alphabetical-index-mark text:string-value=" " text:key1="gap (Güneydoğu  Anadolu Projesi)"/><text:span text:style-name="T11"> bölgesinde arazi alımı için başvuruda bulundu. İsrail'in projeye ortak olabilme çabaları, Türkiye-İsrail ikili görüşmelerinin halen önemli bir gündem maddesini oluş­tu­ruyor.</text:span></text:p>
      <text:p text:style-name="P79"><text:span text:style-name="T11">İsrail'in eski Ankara Büyükelçisi David Granit</text:span><text:alphabetical-index-mark text:string-value=" " text:key1="Granit, David"/><text:span text:style-name="T11"> de İsrail'in tarımsal iş­bir­liğine hazır olduğunu belirtiyor, İsrail'in sulama ve deniz suyunu kulla­nı­lır hale getirme teknolojisindeki üstünlüğü sayesinde "</text:span><text:span text:style-name="T3">gap</text:span><text:alphabetical-index-mark text:string-value=" " text:key1="gap (Güneydoğu  Anadolu Projesi)"/><text:span text:style-name="T11"> için ideal bir or­tak" olabileceğini söylüyor ve ekliyordu: "</text:span><text:span text:style-name="T3">gap</text:span><text:alphabetical-index-mark text:string-value=" " text:key1="gap (Güneydoğu  Anadolu Projesi)"/><text:span text:style-name="T11"> gibi bilinçli bir bölgesel plan­lamayı öngören, yöre halkına refah getirecek bir projeye tam destek ve­ri­yo­ruz."</text:span><text:span text:style-name="T13"><text:note text:id="ftn356" text:note-class="endnote"><text:note-citation>ccclvi</text:note-citation><text:note-body><text:p text:style-name="Endnote"><text:span text:style-name="T21"><text:s/>Amberin Zaman, "Kaçınılmaz Ortaklık", </text:span><text:span text:style-name="T22">Avrasya Dosyas</text:span><text:span text:style-name="T21">ı (İsrail Özel), Cilt 1, Sayı 3, Sonbahar 1994, ss. 130-32.</text:span></text:p></text:note-body></text:note></text:span></text:p>
      <text:p text:style-name="P79"><text:span text:style-name="T11">İsrail'in bir sonraki Büyükelçisi Zvi Elpeleg</text:span><text:alphabetical-index-mark text:string-value=" " text:key1="Elpeleg, Zvi"/><text:span text:style-name="T11"> de </text:span><text:span text:style-name="T3">gap</text:span><text:alphabetical-index-mark text:string-value=" " text:key1="gap (Güneydoğu  Anadolu Projesi)"/><text:span text:style-name="T11"> hayranlarındandı. "İsrail'in suya ihtiyacı olduğunu, Türkiye'nin ise su açısından şanslı bir ülke ol­du­ğunu" belirten Elpeleg</text:span><text:alphabetical-index-mark text:string-value=" " text:key1="Elpeleg, Zvi"/><text:span text:style-name="T11"> "gelişmiş bir sulama sisteminin kurulması ve bu­nun tarımda kullanılması durumunda </text:span><text:span text:style-name="T3">gap</text:span><text:alphabetical-index-mark text:string-value=" " text:key1="gap (Güneydoğu  Anadolu Projesi)"/><text:span text:style-name="T11"> bölgesinin California olacağını" da öne sürmüştü.</text:span><text:span text:style-name="T13"><text:note text:id="ftn357" text:note-class="endnote"><text:note-citation>ccclvii</text:note-citation><text:note-body><text:p text:style-name="Endnote"><text:span text:style-name="T22">Yeni Yüzyıl</text:span><text:span text:style-name="T21">, 4 Mart 1996.</text:span><text:alphabetical-index-mark text:string-value=" " text:key1="Yeni Yüzyıl"/></text:p></text:note-body></text:note></text:span></text:p>
      <text:p text:style-name="P79"><text:soft-page-break/><text:span text:style-name="T11">Türkiye ziyareti sırasında </text:span><text:span text:style-name="T3">gap</text:span><text:alphabetical-index-mark text:string-value=" " text:key1="gap (Güneydoğu  Anadolu Projesi)"/><text:span text:style-name="T11"> projesini yerinde gören Cumhurbaş­ka­nı Ezer Weizmann</text:span><text:alphabetical-index-mark text:string-value=" " text:key1="Weizmann, Ezer"/><text:span text:style-name="T11">'ın da projeye İsrail'in katılımını önermişti. Basındaki ha­ber­lere göre, "Fırat</text:span><text:alphabetical-index-mark text:string-value=" " text:key1="Fırat nehri"/><text:span text:style-name="T11"> Nehri üzerine 21 adet baraj yapımını öngören bu entegre ta­rım-sanayi projesi, Weizmann'ı çok etkilemiş"ti.</text:span><text:span text:style-name="T13"><text:note text:id="ftn358" text:note-class="endnote"><text:note-citation>ccclviii</text:note-citation><text:note-body><text:p text:style-name="Endnote"><text:span text:style-name="T21"><text:s/>Amberin Zaman, "Kaçınılmaz Ortaklık", </text:span><text:span text:style-name="T22">Avrasya Dosyas</text:span><text:span text:style-name="T21">ı (İsrail Özel), Cilt 1, Sayı 3, Sonbahar 1994, ss. 130-32.</text:span></text:p></text:note-body></text:note></text:span></text:p>
      <text:p text:style-name="P79"><text:span text:style-name="T11">Öte yandan, "Mossad</text:span><text:alphabetical-index-mark text:string-value=" " text:key1="Mossad"/><text:span text:style-name="T11"> hesabına çalışan iş adamı" olarak tanınan Shaul Eisenberg</text:span><text:alphabetical-index-mark text:string-value=" " text:key1="Eisenberg, Shaul"/><text:span text:style-name="T11"> de </text:span><text:span text:style-name="T3">gap</text:span><text:alphabetical-index-mark text:string-value=" " text:key1="gap (Güneydoğu  Anadolu Projesi)"/><text:span text:style-name="T11">'a yatırım yapmaya hazırlanıyordu. </text:span></text:p>
      <text:p text:style-name="P79"><text:span text:style-name="T11">Eisenberg</text:span><text:alphabetical-index-mark text:string-value=" " text:key1="Eisenberg, Shaul"/><text:span text:style-name="T11">'in varlığı ile gündeme gelen "Mossad</text:span><text:alphabetical-index-mark text:string-value=" " text:key1="Mossad"/><text:span text:style-name="T11"> bağlantısı", İsrail'in "ta­rımsal işbirliği" kavramı ile daha da güçleniyordu. Çünkü "tarımsal işbir­liği" görüntüsü, Mossad'ın üçüncü ülkelerle kurduğu bağlantıların kamuflajı olmuştu her zaman. Eski Mossad ajanı Victor Ostrovsky</text:span><text:alphabetical-index-mark text:string-value=" " text:key1="Ostrovsky, Victor"/><text:span text:style-name="T11">, "Mossad, diğer bü­tün Afrika ülkelerinde olduğu gibi Güney Afrika</text:span><text:alphabetical-index-mark text:string-value=" " text:key1="Güney Afrika Cumhuriyeti"/><text:span text:style-name="T11">'ya da askeri danışmanlar, ta­rım uzmanları ya da diplomat görüntüsü altında ajanlarını yerleştirdi" di­ye yazarken buna dikkat çekiyordu.</text:span><text:span text:style-name="T13"><text:note text:id="ftn359" text:note-class="endnote"><text:note-citation>ccclix</text:note-citation><text:note-body><text:p text:style-name="Endnote"><text:span text:style-name="T21"><text:s/>Victor Ostrovsky</text:span><text:alphabetical-index-mark text:string-value=" " text:key1="Ostrovsky, Victor"/><text:span text:style-name="T21"> &amp; Claire Hoy, </text:span><text:span text:style-name="T22">By Way of Deception</text:span><text:span text:style-name="T21">, ss. 150-51.</text:span></text:p></text:note-body></text:note></text:span><text:span text:style-name="T11"> </text:span></text:p>
      <text:p text:style-name="P79"><text:span text:style-name="T11">Bu durumda, İsrail'in Türkiye'ye önerdiği "tarımsal işbirliği" teklifi hakkında da ihtiyatlı olmak gerekiyordu. Bu işbirliği çerçevesinde gönderi­le­cek "tarım uzmanları"nın gerçek misyonları çok daha farklı olabilirdi çün­kü. İsrailliller, Latin Amerika'daki terörist grupları ya da uyuşturucu baron­larını desteklerken de "tarımsal işbirliği" yaptıklarını söylemişlerdi.</text:span><text:span text:style-name="T13"><text:note text:id="ftn360" text:note-class="endnote"><text:note-citation>ccclx</text:note-citation><text:note-body><text:p text:style-name="Endnote"><text:span text:style-name="T21">İsrail, Latin Amerika ülkelerindeki terörist gruplarla, faşist cuntalarla ya da ölüm mangalarıyla, uyuşturucu tacirleri ile her zaman yakın ilişki içinde oldu. Onların silah ve askeri uzmanlık ihtiyaçlarını karşıladı. (Bkz. Harun Yahya, </text:span><text:span text:style-name="T22">Yeni Masonik Düzen</text:span><text:span text:style-name="T21">, İstanbul: Vural Yayıncılık, 1996, ss. 676–712.) Tüm bu ilişkiler hakkındaki bir soru üzerine, İsrail Dışişleri Bakan yardımcısı ve eski Mossad</text:span><text:alphabetical-index-mark text:string-value=" " text:key1="Mossad"/><text:span text:style-name="T21"> görevlisi David Kimche</text:span><text:alphabetical-index-mark text:string-value=" " text:key1="Kimche, David"/><text:span text:style-name="T21">, Latin Amerika'da sadece İsrailli tarım uzmanlarnın var olduğunu söylemişti. (Andrew</text:span><text:alphabetical-index-mark text:string-value=" " text:key1="Cockburn, Andrew"/><text:span text:style-name="T21"> Cockburn &amp; Leslie Cockburn</text:span><text:alphabetical-index-mark text:string-value=" " text:key1="Cockburn, Leslie"/><text:span text:style-name="T21">, </text:span><text:span text:style-name="T22">Dangerous Liaison</text:span><text:span text:style-name="T21">, s. 240)</text:span></text:p></text:note-body></text:note></text:span><text:span text:style-name="T11"> Aynısı­nın Güneydoğu</text:span><text:alphabetical-index-mark text:string-value=" " text:key1="TürkiyeGüneydoğu"/><text:span text:style-name="T11">'da da yaşanması muhtemeldi. Nitekim Milli Güvenlik Kuru­lu'­nun Güneydoğu</text:span><text:alphabetical-index-mark text:string-value=" " text:key1="TürkiyeGüneydoğu"/><text:span text:style-name="T11">'daki gizli ajan trafiğinin yoğunlaştığına dikkat çek­mesi</text:span><text:span text:style-name="T13"><text:note text:id="ftn361" text:note-class="endnote"><text:note-citation>ccclxi</text:note-citation><text:note-body><text:p text:style-name="Endnote"><text:span text:style-name="T22">Nokta, </text:span><text:span text:style-name="T21">19-25 Şubat 1995.</text:span></text:p></text:note-body></text:note></text:span><text:span text:style-name="T11"> ve Güneydoğu</text:span><text:alphabetical-index-mark text:string-value=" " text:key1="TürkiyeGüneydoğu"/><text:span text:style-name="T11">'yu çok sayıda İsrailli "turist"in ziyaret etmesi, ister iste­mez mide bulandırıyordu.</text:span></text:p>
      <text:p text:style-name="P79"><text:span text:style-name="T11">Peki </text:span><text:span text:style-name="T3">gap</text:span><text:alphabetical-index-mark text:string-value=" " text:key1="gap (Güneydoğu  Anadolu Projesi)"/><text:span text:style-name="T11">'ın nesi İsrailliler'i bu kadar cezbediyordu? Ekonomik çıkar­ların dışında, </text:span><text:span text:style-name="T3">gap</text:span><text:alphabetical-index-mark text:string-value=" " text:key1="gap (Güneydoğu  Anadolu Projesi)"/><text:span text:style-name="T11">'a gösterilen bu İsrail ve Mossad</text:span><text:alphabetical-index-mark text:string-value=" " text:key1="Mossad"/><text:span text:style-name="T11"> ilgisinin ne gibi bir stra­te­jik anlamı olabilirdi?</text:span></text:p>
      <text:p text:style-name="P79"><text:span text:style-name="T11">Bu stratejik anlamı görmek, özellikle Nil</text:span><text:alphabetical-index-mark text:string-value=" " text:key1="Nil nehri"/><text:span text:style-name="T11">'deki durum hatırlandığında, zor değildir. İsrail, nasıl Etiyopya</text:span><text:alphabetical-index-mark text:string-value=" " text:key1="Etiyopya"/><text:span text:style-name="T11">'yı Nil</text:span><text:alphabetical-index-mark text:string-value=" " text:key1="Nil nehri"/><text:span text:style-name="T11"> sularını kontrol etmek için bir "mus­luk" olarak gördüyse, Fırat</text:span><text:alphabetical-index-mark text:string-value=" " text:key1="Fırat nehri"/><text:span text:style-name="T11"> sularını kontrol etmek için de Türkiye'ye ve </text:span><text:span text:style-name="T3">gap</text:span><text:alphabetical-index-mark text:string-value=" " text:key1="gap (Güneydoğu  Anadolu Projesi)"/><text:span text:style-name="T11"> pro­jesine yanaşmaktadır. Fırat</text:span><text:alphabetical-index-mark text:string-value=" " text:key1="Fırat nehri"/><text:span text:style-name="T11">'ın aşağısındaki ülkelerle, yani önce Suriye</text:span><text:alphabetical-index-mark text:string-value=" " text:key1="Suriye"/><text:span text:style-name="T11"> son­ra da Irak</text:span><text:alphabetical-index-mark text:string-value=" " text:key1="Irak"/><text:span text:style-name="T11">'la </text:span><text:soft-page-break/><text:span text:style-name="T11">muhtemel bir çatışmaya girdiğinde, Türkiye'yi kendi safına çeke­rek bu ülkelere giden suyun musluğunu kısmayı planlamaktadır. </text:span></text:p>
      <text:p text:style-name="P66">Kısacası İsrail, Türkiye'yi bu kez bir "su kartı" olarak tasarlamaktadır. </text:p>
      <text:p text:style-name="P66">İsrail'in su konusundaki gerginliği artırıcı yönde izlediği politikalar da bu amaca matuftur. Yahudi Devleti, hem su konusunda hem de siyasi konu­larda bölgedeki en "revizyonist" devlet olarak, Türkiye'nin komşularıyla ara­sındaki su krizinin mümkün olduğunca büyümesini ve böylece bir "su kar­tı"­nın daima gündemde olmasını istemektedir. </text:p>
      <text:p text:style-name="P79"><text:span text:style-name="T11">Türkiye'nin "olsun, İsrail Suriye</text:span><text:alphabetical-index-mark text:string-value=" " text:key1="Suriye"/><text:span text:style-name="T11">'ye karşı bizim yanımızdaymış demek" gibi bir mantığa kapılması ise—ki bu mantığın müzmin İsrailseverler ta­rafından pompalanacağına kuşku yoktur—büyük bir yanlış olacaktır. Çünkü unutulmamalıdır ki, İsrail başka diğer pek çok konuda olduğu gibi, su konusunda da ikili oynamaktadır. Üstte sözünü ettiğimiz senaryo, bu ikili oyunun ilk yüzüdür: Suriye İsrail'le çatışmaya yöneldiğinde Türkiye suyun musluğunu kapatması yönünde zorlanacaktır İsrail tarafından. </text:span></text:p>
      <text:p text:style-name="P79"><text:span text:style-name="T11">Ancak bir de ikinci yüz vardır: Eğer Suriye</text:span><text:alphabetical-index-mark text:string-value=" " text:key1="Suriye"/><text:span text:style-name="T11"> ile İsrail bir anlaşmaya varırlarsa, bu kez İsrail Türkiye'yi Suriye'ye daha fazla su vermeye zorlaya­caktır. Çünkü, bir önceki bölümde değindiğimiz gibi, muhtemel bir Suriye-İs­rail barışı, Suriye'nin Golan</text:span><text:alphabetical-index-mark text:string-value=" " text:key1="Golan Tepeleri"/><text:span text:style-name="T11"> sularını İsrail'e bırakması, buna karşılık da Türkiye'nin Suriye'ye daha fazla bu akıtması formülüne dayanmaktadır. Bu arada Türkiye'nin aşağı ülkelerle suyu "paylaşmasını" öngören "uluslararası sular" tezinin en çok İsrail tarafından desteklendiğini de unutmamak gerekir. Şimon Peres</text:span><text:alphabetical-index-mark text:string-value=" " text:key1="Peres, Şimon"/><text:span text:style-name="T11">, "Jean Jacques Rousseau</text:span><text:alphabetical-index-mark text:string-value=" " text:key1="Rousseau, Jean Jacques"/><text:span text:style-name="T11"> gibi, suyun bir insana ya da ül­ke­ye değil, tüm insanlığa ait olduğunu söyleyebiliriz. Ortadoğu'daki su böl­ge­ye ve çevre alanlarına aittir" derken bunu en açık biçimde ifade etmiştir.</text:span><text:bookmark text:name="Israel_Syria_Turkey"/><text:span text:style-name="T13"><text:note text:id="ftn362" text:note-class="endnote"><text:note-citation>ccclxii</text:note-citation><text:note-body><text:p text:style-name="Endnote"><text:span text:style-name="T21">Şimon Peres</text:span><text:alphabetical-index-mark text:string-value=" " text:key1="Peres, Şimon"/><text:span text:style-name="T21">, </text:span><text:span text:style-name="T22">Yeni Ortadoğu ve Uzun Bir Yol</text:span><text:span text:style-name="T21">, s. 121.</text:span></text:p></text:note-body></text:note></text:span></text:p>
      <text:p text:style-name="P79"><text:span text:style-name="T11">Bu tablonun ortaya koyduğu sonuç, İsrail'in Fırat</text:span><text:alphabetical-index-mark text:string-value=" " text:key1="Fırat nehri"/><text:span text:style-name="T11"> üzerindeki supoliti­ği­nin Türkiye açısından son derece büyük riskleri içinde barındırdığıdır. Türkiye, İsrail'in </text:span><text:span text:style-name="T3">gap</text:span><text:alphabetical-index-mark text:string-value=" " text:key1="gap (Güneydoğu  Anadolu Projesi)"/><text:span text:style-name="T11">'a gösterdiği aşırı ilgiyi bu </text:span><text:soft-page-break/><text:span text:style-name="T11">nedenle ihtiyatla karşılama­lıdır. Hele bu </text:span><text:span text:style-name="T3">gap</text:span><text:alphabetical-index-mark text:string-value=" " text:key1="gap (Güneydoğu  Anadolu Projesi)"/><text:span text:style-name="T11"> ilgisinin bir de Kürt boyutu içermesi, İsrail'in muhtemel bir Kürt Devleti</text:span><text:alphabetical-index-mark text:string-value=" " text:key1="KürtlerKürt Devleti projesi"/><text:span text:style-name="T11">'nin yegane stratejik destekçisi olduğu düşünüldüğünde, cid­di alarm sinyalleri içermektedir.</text:span></text:p>
      <text:p text:style-name="P79"><text:span text:style-name="T11">Bu Kürt boyutunun ilginç bir göstergesi ise, İsrail kaynaklı bir proje­dir: "Kürt Kibbutz</text:span><text:alphabetical-index-mark text:string-value=" " text:key1="Kibbutzlar"/><text:span text:style-name="T11">ları".</text:span></text:p>
      <text:p text:style-name="P66"/>
      <text:p text:style-name="P66"/>
      <text:p text:style-name="P97"><text:span text:style-name="T26">Güneydoğu</text:span><text:alphabetical-index-mark text:string-value=" " text:key1="TürkiyeGüneydoğu"/><text:span text:style-name="T26">'ya İsrail Modeli: Kürt Kibbutz</text:span><text:alphabetical-index-mark text:string-value=" " text:key1="Kibbutzlar"/><text:span text:style-name="T26">ları!...</text:span></text:p>
      <text:p text:style-name="P63"/>
      <text:p text:style-name="P79"><text:span text:style-name="T11">Kibbutz</text:span><text:alphabetical-index-mark text:string-value=" " text:key1="Kibbutzlar"/><text:span text:style-name="T11">lar, Siyonist hareketin Filistin</text:span><text:alphabetical-index-mark text:string-value=" " text:key1="Filistin"/><text:span text:style-name="T11">'e getirdiği en ilginç ve önemli uygulamalardan biriydi. Kısaca "kollektif tarım çiftlikleri" olarak özetlenebilecek olan kibbutzlar, gerek İsrail'in kurulmasından önce, gerekse daha sonra önemli roller ifa ettiler. Sosyalist bir üretim modelinin sınırlı bir alanda uygulaması olan bu çiftlikler, İsrail'e özgü bir model olarak bilindiler her za­man.</text:span></text:p>
      <text:p text:style-name="P79"><text:span text:style-name="T12">Ate</text:span><text:alphabetical-index-mark text:string-value=" " text:key1="Ateş"/><text:span text:style-name="T12">ş</text:span><text:span text:style-name="T11"> adlı haftalık derginin 10 Eylül 1994 tarihli sayısında yayınlanan bir haber, bu nedenle oldukça ilginçti. "Güneydoğu</text:span><text:alphabetical-index-mark text:string-value=" " text:key1="TürkiyeGüneydoğu"/><text:span text:style-name="T11">'ya İsrail Modeli: Kürt Kibbutz</text:span><text:alphabetical-index-mark text:string-value=" " text:key1="Kibbutzlar"/><text:span text:style-name="T11">ları Kuruluyor" başlığıyla verilen haberde, şunlar yazılıydı:</text:span></text:p>
      <text:p text:style-name="P28"><text:span text:style-name="T11">İsrail-Türkiye yakınlaşmasına bir türlü anlam veremeyen medya, İsrail'den olsa olsa terör uzmanlığı konusunda yardım alınır düşüncesiyle "Mossad</text:span><text:alphabetical-index-mark text:string-value=" " text:key1="Mossad"/><text:span text:style-name="T11">-</text:span><text:span text:style-name="T3">m</text:span><text:span text:style-name="T11">i</text:span><text:span text:style-name="T3">t</text:span><text:alphabetical-index-mark text:string-value=" " text:key1="Milli İstihbarat Teşkilatı (mit)"/><text:span text:style-name="T11"> işbirliği", "Apo</text:span><text:alphabetical-index-mark text:string-value=" " text:key1="Öcalan, Abdullah"/><text:span text:style-name="T11">'yu Mossad halledecek" gibi manşetler attılar... (Oysa) diplomat­lara göre, Türkiye-İsrail yakınlaşmasının altında terör işbirliği aramak son derece yanlıştı. İsrail... hiçbir ülkeye anti-terör sırlarını vermekten yana de­ğildi. Onların yeni Ortadoğu düzeninde Türkiye'ye siyasi danışmanlık yap­mak­tan başka bir niyetleri yoktu... Uzmanlar kolları sıvadılar ve bölgeyi bir kez de ekonomik bakışla taradılar. Urfa ile Diyarbakır pilot bölge seçildi. Pro­je­den çok hoşlanan </text:span><text:span text:style-name="T3">abd</text:span><text:alphabetical-index-mark text:string-value=" " text:key1="ABD"/><text:span text:style-name="T11"> ise "insan hakları, hık mık" demeden Urfa Havaalanı kre­disini verdi... İsrail'de yaşayan ve 1992'den bu yana bölgede düzenlenen her "turistik gezi"ye katılmış olan İsrailli Kürt Yahudi</text:span><text:alphabetical-index-mark text:string-value=" " text:key1="KürtlerKürt Yahudileri"/><text:span text:style-name="T11">lerden sağlanacak kredi, Türkiye Zirai Donatım Kurumu ve Ziraat Bankası tarafından organize edile­cekti... Kürtler</text:span><text:alphabetical-index-mark text:string-value=" " text:key1="Kürtler"/><text:span text:style-name="T11">e düşkünlüğü ile nam salan Bayan Mitterand</text:span><text:alphabetical-index-mark text:string-value=" " text:key1="Mitterand, Daniela"/><text:span text:style-name="T11">'ın da pek soğuk bak­mayacağı sanılıyordu.<text:tab/></text:span></text:p>
      <text:p text:style-name="P27"><text:span text:style-name="T11">... Kibbutz</text:span><text:alphabetical-index-mark text:string-value=" " text:key1="Kibbutzlar"/><text:span text:style-name="T11"> projesinin İsrailli Kürt işadamları tarafından finanse edilmesi ise, plana göre Kürtler</text:span><text:alphabetical-index-mark text:string-value=" " text:key1="Kürtler"/><text:span text:style-name="T11">in bu uygulamaya daha sıcak bakmalarını sağlayacak. İsrail Dev­leti'nin kurulmasından sonra Güneydoğu</text:span><text:alphabetical-index-mark text:string-value=" " text:key1="TürkiyeGüneydoğu"/><text:span text:style-name="T11">'dan göçüp İsrail'e yerleşen Kürt Ya­hudi</text:span><text:alphabetical-index-mark text:string-value=" " text:key1="KürtlerKürt Yahudileri"/><text:span text:style-name="T11">leri, finanse etmenin yanısıra, kibbutzlardan sağlanan ürünleri pazarlama hakkını da elde etmiş olacaklar. Kısacası İsrail, Güneydoğu</text:span><text:alphabetical-index-mark text:string-value=" " text:key1="TürkiyeGüneydoğu"/><text:span text:style-name="T11"> üzerinden dün­­yaya açılmayı hedefliyor.</text:span></text:p>
      <text:p text:style-name="P79"><text:soft-page-break/><text:span text:style-name="T11">Görüldüğü gibi </text:span><text:span text:style-name="T12">Ate</text:span><text:alphabetical-index-mark text:string-value=" " text:key1="Ateş"/><text:span text:style-name="T12">ş</text:span><text:span text:style-name="T11">'in haberindeki bilgiler son derece ilginçti. Güneydo­ğu</text:span><text:alphabetical-index-mark text:string-value=" " text:key1="TürkiyeGüneydoğu"/><text:span text:style-name="T11">'­daki İsrail modelini finanse edecek olanlar, İsrailli Kürt Yahudi</text:span><text:alphabetical-index-mark text:string-value=" " text:key1="KürtlerKürt Yahudileri"/><text:span text:style-name="T11">leriydi. Ve bu Yahudiler</text:span><text:alphabetical-index-mark text:string-value=" " text:key1="Yahudiler"/><text:span text:style-name="T11">, son yıllarda bölgeye düzenlenen sözde "turistik" gezilerin mü­da­vi­miydiler. (Oysa bu "turistik" gezilerin gerçekte istihbarat servisi ele­man­ları tarafından yapıldığı ve bu yolla da Güneydoğu</text:span><text:alphabetical-index-mark text:string-value=" " text:key1="TürkiyeGüneydoğu"/><text:span text:style-name="T11">'da "ajanların cirit attığı" biliniyor. Ünlü </text:span><text:span text:style-name="T3">cıa</text:span><text:alphabetical-index-mark text:string-value=" " text:key1="CIA"/><text:span text:style-name="T11"> ajanı Paul Henze</text:span><text:alphabetical-index-mark text:string-value=" " text:key1="Henze, Paul"/><text:span text:style-name="T11"> de bu tür "turistik" (!) gezilerle Gü­ney­do­ğu</text:span><text:alphabetical-index-mark text:string-value=" " text:key1="TürkiyeGüneydoğu"/><text:span text:style-name="T11">'da uzun süre dolaşmıştı). </text:span></text:p>
      <text:p text:style-name="P79"><text:span text:style-name="T12">Ate</text:span><text:alphabetical-index-mark text:string-value=" " text:key1="Ateş"/><text:span text:style-name="T12">ş</text:span><text:span text:style-name="T11">'in haberinde bir de Aytunç Altındal</text:span><text:alphabetical-index-mark text:string-value=" " text:key1="Altındal, Aytunç"/><text:span text:style-name="T11">'ın konu ile ilgili yorumları veril­mişti. Altındal</text:span><text:alphabetical-index-mark text:string-value=" " text:key1="Altındal, Aytunç"/><text:span text:style-name="T11">, "benim endişem şurada, oradaki İslami gelişmeyi engellemek için böyle bir projeye girmek uygun mu, değil mi?" dedikten sonra da, "ortada geçmişten gelen bir Kürtçülük anlayışı vardır ki, bu daha büyük bir teh­likedir. Zaten bana göre Amerika'nın kibbutz dayatması biraz da bunu kö­rüklemek için planlanmıştır" diye eklemişti.</text:span></text:p>
      <text:p text:style-name="P79"><text:span text:style-name="T12">Ate</text:span><text:alphabetical-index-mark text:string-value=" " text:key1="Ateş"/><text:span text:style-name="T12">ş</text:span><text:span text:style-name="T11"> dergisinin haberi biraz "sakıncalı" bulunmuş olacak ki, dergi bir da­ha çıkmadı. "Kürt Kibbutz</text:span><text:alphabetical-index-mark text:string-value=" " text:key1="Kibbutzlar"/><text:span text:style-name="T11">ları" ile ilgili haberin çıktığı sayı, derginin ilk ve son sayısı oldu. Bu arada sözkonusu haberden kısa bir süre sonra bir ilginç ger­çek daha ortaya çıktı: Türkiye'den İsrail'e göç etmiş olan Yahudi ailelerden bir kısmı Türkiye'ye geri dönerek Urfa bölgesine yerleşmişlerdi. Oysa nor­malde İsrail'den Türkiye'ye geri dönen bu Yahudiler</text:span><text:alphabetical-index-mark text:string-value=" " text:key1="Yahudiler"/><text:span text:style-name="T11">'in eski yerleri olan İs­tanbul'a yerleşmeleri beklenirdi. Urfa gibi İstanbul'un yanında pek de ca­zip olmayan bir bölgeyi seçmeleri ise Ferruh Sezgin</text:span><text:alphabetical-index-mark text:string-value=" " text:key1="Sezgin, Ferruh"/><text:span text:style-name="T11">'in de dikkat çektiği gibi an­cak İsrail Devleti'nin onlara bu direktifi vermiş olması ile açıklanabilirdi.</text:span></text:p>
      <text:p text:style-name="P79"><text:span text:style-name="T11">Tüm bunlar İsrail'in Türkiye'nin Güneydoğu</text:span><text:alphabetical-index-mark text:string-value=" " text:key1="TürkiyeGüneydoğu"/><text:span text:style-name="T11">'su</text:span><text:alphabetical-index-mark text:string-value=" " text:key1="Türkiyegüneydoğu"/><text:span text:style-name="T11">na karşı oldukça mide bu­landırıcı bir ilgi taşıdığının göstergeleriydi. Ağustos 1995'te atanan İs­ra­il'in yeni Ankara Büyükelçisi Zvi Elpeleg</text:span><text:alphabetical-index-mark text:string-value=" " text:key1="Elpeleg, Zvi"/><text:span text:style-name="T11">'in basına söylediği "Türkiye'de su da bol, toprak da, ancak bizde her ikisi de yok" şeklindeki sözler, Yahudi Dev­leti'nin gerçek niyetinin bir ifadesiydi: İsrail'in Türkiye'nin hem suyu hem de toprağı üzerinde planları vardı. </text:span></text:p>
      <text:p text:style-name="P66"><text:bookmark-end text:name="Israel_Syria_Turkey1"/><text:soft-page-break/></text:p>
      <text:p text:style-name="P66"/>
      <text:p text:style-name="P118">Sonsöz</text:p>
      <text:p text:style-name="P66"/>
      <text:p text:style-name="P66"/>
      <text:p text:style-name="P66">Diplomaside, "akılcı bir dış politika ideolojiye dayanmamalıdır" diye bir kabul vardır. "Realpolitik"in temel esaslarından biri olan bu kabule göre, bir devletin resmi ideolojisi, onun diğer ülkelerle olan ilişkilerinde belirleyici bir rol oynamamalıdır. Aslolan bir devletin temsilcisi olduğu milletin ulusal çı­karlarıdır ve dış politika bu ulusal çıkarlara göre yönetilmelidir. </text:p>
      <text:p text:style-name="P66">Bir başka deyişle, bir ülke, diğer ülkelerle olan ilişkilerinde, o ülkele­rin kendi resmi ideolojisine yakın olup olmayışına değil, o ülkelerden elde e­de­ceği menfaate bakmalıdır. Bu mantığa göre, kapitalist bir devlet sosyalist bir devletle son derece iyi ilişkiler geliştirebilir; bunda hiç bir gariplik yoktur. Aynı şekilde demokratik bir devlet bir monarşiyle yakın bağlara sahip ola­bilir. Ülkelerin rejimleri ve resmi ideolojileri kendi iç işleridir ve ülkeler bir­birlerinin iç işlerine değil, dış politikalarına ilgi duymalıdırlar. </text:p>
      <text:p text:style-name="P66">Bu şekilde özetleyebileceğimiz dış politika yaklaşımını "pragmatik" ya da "rasyonel" dış politika olarak tanımlayabiliriz.</text:p>
      <text:p text:style-name="P79"><text:span text:style-name="T11">Bunun karşısında olan bir ikinci yaklaşım ise, ideolojinin dış politika­da belirleyici olmasını savunur. Soğuk Savaş</text:span><text:alphabetical-index-mark text:string-value=" " text:key1="Soğuk Savaş"/><text:span text:style-name="T11"> döneminde dünyaya egemen olan yaklaşım da genellikle—en azından görünüşte—bu olmuştu. Dünyanın iki bloka ayrılarak birinin Amerikan diğerinin de Sovyet kamplarına dahil olmaları, pragmatik tercihlerin değil, ideolojik ayrımların bir sonucuydu. Kü­ba</text:span><text:alphabetical-index-mark text:string-value=" " text:key1="Küba"/><text:span text:style-name="T11">'nın yanıbaşındaki </text:span><text:span text:style-name="T3">abd</text:span><text:alphabetical-index-mark text:string-value=" " text:key1="ABD"/><text:span text:style-name="T11"> ile ticari ilişkilerini geliştirmesi, </text:span><text:span text:style-name="T3">sscb</text:span><text:alphabetical-index-mark text:string-value=" " text:key1="Sovyetler Birliği"/><text:span text:style-name="T11">'ye ya­kın­laş­masından çok daha rasyonel bir tercih olurdu; ama ideolojik kamp­laş­ma—hem </text:span><text:span text:style-name="T3">abd</text:span><text:span text:style-name="T11"> hem de Küba tarafında—buna izin vermedi. </text:span></text:p>
      <text:p text:style-name="P79"><text:span text:style-name="T11">Bu iki tarz-ı siyaset arasındaki ayrıma dikkat etmek son derece önemlidir. Özellikle de bu kitapta ele aldığımız konu açısından. Çünkü bu kitapta savunulan ana fikirlerden biri, Türkiye'nin İsrail'le yakınlaşmasının hatalı bir stratejik tercih olduğudur ve bu düşünceyi savununlar şimdiye kadar sık sık </text:span><text:soft-page-break/><text:span text:style-name="T11">"ideolojik dış politika" yapmak ya da tasarlamakla itham edilmişlerdir. Aslında yalnızca Türkiye'de değil, başta </text:span><text:span text:style-name="T3">abd</text:span><text:alphabetical-index-mark text:string-value=" " text:key1="ABD"/><text:span text:style-name="T11"> olmak üzere diğer pek çok ül­ke­de, "İsrail'e gereğinden fazla yakınlaşıyoruz" diyenler, ideolojik dış po­li­ti­ka sahibi sayılmışlardır.</text:span><text:span text:style-name="T13"><text:note text:id="ftn363" text:note-class="footnote"><text:note-citation text:label="*">*</text:note-citation><text:note-body><text:p text:style-name="P11"><text:s/>Bu iddiayı desteklemek için en çok başvurulan malzeme "anti-Semitizm" yani yahudi aleyhtarlığı suçlamasıdır. İsrail'in eleştirilmesi, hemen bu eleştiriyi yapan kişinin ideolojik eğilimlerine ve bu eğilimlerin içinde yer tuttugu varsayılan anti-Semit saplantılara bağlanır. Bu yöntemin, kendilerine yöneltilen eleştirileri susturmak için İsrailliler tarafından onyıllardır kullanılan bir yöntem olduğu bilinmektedir. Ancak ilginç olan, İsrail'le herhangi bir organik bağları bulunmayan—ya da en azından öyle görünen—çevrelerin de aynı argümanı kullanarak İsrail'e yöneltilen eleştirileri susturmaya çalışmalarıdır. </text:p><text:p text:style-name="P11">Sözkonusu iddia bazı durumlarda geçerlilik taşıyabilir. Bazı insanlar ya da gruplar, İsrail'i eleştirirken rasyonel değerlendirmelere değil, sadece sahip oldukları anti-Semit eğilimlere dayanıyor olabilirler. Ancak bu iddianın geçerlilik taşımadığı durumların sayısı da oldukça yüksektir: Pek çok insan ya da grup, rasyonel nedenlerle İsrail'e karşı tavır alabilirler—çünkü bu tür nedenler oldukça fazladır. Elinizdeki kitap ise ikinci kategoriye girmektedir: Yani İsrail'i herhangi bir anti-Semit zemine değil, tümüyle rasyonel analizlere dayanarak eleştirmektedir. </text:p><text:p text:style-name="Footnote"/></text:note-body></text:note></text:span><text:span text:style-name="T11"> </text:span></text:p>
      <text:p text:style-name="P79"><text:span text:style-name="T11">Oysa bizim bu kitapta incelediğimiz bilgiler, Türkiye'nin İsrail'e pa­ra­lel bir Ortadoğu politikası oluşturmasının yanlışlığını tümüyle rasyonel bir çer­çevede ortaya koymaktadır: İsrail, Ortadoğu'daki varlığını daimi bir teh­dit altında görmekte ve bu nedenle de 1950'lerden bu yana bu coğrafyadaki dev­letlerin içindeki azınlık isyanlarını desteklemekte, böylece bölgeyi irili-ufak­lı mini devletlere bölmeyi hedeflemektedir. Bu nedenle, Ortadoğu dev­letleri içinde bölgede bir Kürt Devleti</text:span><text:alphabetical-index-mark text:string-value=" " text:key1="KürtlerKürt Devleti projesi"/><text:span text:style-name="T11"> oluşmasını isteyen yegane ülke İs­ra­il'­dir. Dahası, 1960'lı yıllardan bu yana bu hedefe yönelik somut politikalar uy­gu­lamaktadır. </text:span><text:span text:style-name="T3">abd</text:span><text:alphabetical-index-mark text:string-value=" " text:key1="ABD"/><text:span text:style-name="T11">'nin Kürt Devleti</text:span><text:alphabetical-index-mark text:string-value=" " text:key1="KürtlerKürt Devleti projesi"/><text:span text:style-name="T11"> projesine destek vermesinin arkasında da asıl olarak İsrail'in bu ülke üzerindeki etkisi vardır. Türkiye'nin kendi top­rak bütünlüğünü etkilemeyeceğini umarak bir komşu ülkede—özellikle Irak</text:span><text:alphabetical-index-mark text:string-value=" " text:key1="Irak"/><text:span text:style-name="T11">'­ta—bir Kürt Devleti</text:span><text:alphabetical-index-mark text:string-value=" " text:key1="KürtlerKürt Devleti projesi"/><text:span text:style-name="T11"> kurulmasına onay vermesi ise bir aldanma ola­cak­tır; dışarda kurulacak bir Kürt Devleti</text:span><text:alphabetical-index-mark text:string-value=" " text:key1="KürtlerKürt Devleti projesi"/><text:span text:style-name="T11">'nin bir "domino etkisi" yaratarak Tür­ki­ye'ye uzanmaması mümkün değildir. Dolasıyla Türkiye'nin kendi toprak bü­tünlüğüne tehdit oluşturacak bir projenin en büyük destekçisi ile stratejik or­tak haline gelmeye çalışması, büyük bir hatadır. İsrail'in su sorunu ko­nu­sun­daki tavrı ise tam tamına Türkiye'nin politikalarının zıttıdır. </text:span></text:p>
      <text:p text:style-name="P66"><text:soft-page-break/>Bunlara dayanarak Türkiye'nin İsrail'e yakınlaşma—daha doğrusu İs­rail'in eksenine girme—sürecine karşı çıkmak ise, ideolojik değil tümüyle ras­yonel ve pragmatik bir tutumdur. </text:p>
      <text:p text:style-name="P66">Ve bu durum bizi bir başka sonuca ulaştırmaktadır: İsrail'i ve İsrail'in ek­senine girme sürecini eleştirmek ideolojik bir tavır olmadığına göre, asıl bu tavrı ideolojik bir saplantı gibi göstermeye çalışan ve İsrail'in gönüllü pro­pagandacılığını yürüten çevrelerin hareket noktası ideolojik olmalıdır. "En iyi savunma saldırıdır" prensibi ile hareket etmektedirler ve kendi ide­olojik dış politika tercihlerini kendilerini eleştirenleri suçlayarak örtmek gay­re­tindedirler.</text:p>
      <text:p text:style-name="P79"><text:span text:style-name="T11">Sözkonusu çevrelerin İsrail'de buldukları ideolojik tatmin ise, Yahudi Dev­leti'nin Ortadoğu'da ve hatta dünya genelinde İslam'a karşı aldığı tavır­dır. İsrail'in Hıttin Korkusu'nun kaynağı dünya müslümanlarıdır ve bu müs­lü­manların siyasi gücünü en aza indirgemek için sistemli bir mücadele yü­rüt­mektedir. Özellikle Soğuk Savaş</text:span><text:alphabetical-index-mark text:string-value=" " text:key1="Soğuk Savaş"/><text:span text:style-name="T11">'ın bitiminin ardından ortaya konan "Batı İs­lam'a karşı" senaryolarının arkasında, Yahudi Devleti'nin Batılı uzantıları var­dır. İsrail, Kudüs İbrani Üniversitesi'nden Israel Shahak</text:span><text:alphabetical-index-mark text:string-value=" " text:key1="Israel Shahak"/><text:alphabetical-index-mark text:string-value=" " text:key1="Shahak, Israel"/><text:span text:style-name="T11">'ın ifadeleriyle, "an­ti-İslami bir Haçlı Seferi'nin liderliğini yapmaya" soyunmakta ya da İs­ra­il'­in </text:span><text:span text:style-name="T12">Yediot Ahronot</text:span><text:alphabetical-index-mark text:string-value=" " text:key1="Yediot Ahronot"/><text:span text:style-name="T11"> gazetesinin yorumcusu Nahum Barnea'ya göre "İslami düş­mana karşı girişilecek olan savaşta Batı'nın öncülüğünü yapmak he­de­fin­de" ilerlemektedir.</text:span><text:span text:style-name="T13"><text:note text:id="ftn364" text:note-class="endnote"><text:note-citation>ccclxiii</text:note-citation><text:note-body><text:p text:style-name="P105"/><text:p text:style-name="P105"/><text:p text:style-name="P105"/><text:p text:style-name="P105"/><text:p text:style-name="P110">SONSÖZ</text:p><text:p text:style-name="P105"/><text:p text:style-name="P112"><text:s/></text:p><text:p text:style-name="P109"><text:span text:style-name="T21"><text:s/>Israel Shahak</text:span><text:alphabetical-index-mark text:string-value=" " text:key1="Israel Shahak"/><text:alphabetical-index-mark text:string-value=" " text:key1="Shahak, Israel"/><text:span text:style-name="T21">, "Downturn In Rabin</text:span><text:alphabetical-index-mark text:string-value=" " text:key1="Rabin, Yitzhak"/><text:span text:style-name="T21">'s Popularity Has Several Causes", </text:span><text:span text:style-name="T22">Washington Report on Middle East Affair</text:span><text:alphabetical-index-mark text:string-value=" " text:key1="Washington Report on Middle East Affairs"/><text:span text:style-name="T22">s</text:span><text:span text:style-name="T21">, Mart 1995.</text:span></text:p><text:p text:style-name="P105"/><text:p text:style-name="P107"/><text:p text:style-name="P110">Bibliyografya</text:p><text:p text:style-name="P105"/><text:p text:style-name="P112">Adalı, Çoşkun. Emperyalizmin Ortadoğu’ya Müdahalesi. 1.b. İstanbul: Sorun Yayınları, Ekim 1991.</text:p><text:p text:style-name="P112">Armstrong, Karen. Holy War: The Crusades and Their Impact on Today’s World. London: Macmillan, 1988.</text:p><text:p text:style-name="P112">Ball, George W., Douglas B. Ball. The Passionate Attachment: America’s Involvement with Israel, 1947 to the Present. New York: W. W. Norton &amp; Company, 1992.</text:p><text:p text:style-name="P112">Barnavi, Eli. A Historical Atlas of the Jewish People: From the Time of the Patriarchs to the Present. London: Hutchinson, 1992.</text:p><text:p text:style-name="P112">Bayne, <text:s/>E. A. Four Ways of Politics. New York: <text:s/>American University Field Staff, 1965.</text:p><text:p text:style-name="P112">Beit-Hallahmi, Benjamin. Original Sins: Reflections on the History of Zionism and Israel. New York: Olive Branch Press, 1993.</text:p><text:p text:style-name="P112">________. The Israeli Connection: Who Israel Arms and Why. New York: Pantheon Books, 1987.</text:p><text:p text:style-name="P112">Bill, James A. The Eagle and the Lion: The Tragedy of American-Iranian Relations. New Haven: Yale University Press, 1988.</text:p><text:p text:style-name="P112">Biltzer, Wolf. Between Washington and Jerusalem: A Reporter’s Notebook. New York: Oxford University Press, 1985.</text:p><text:p text:style-name="P112">Black, Ian, Benny Morris. Israel’s Secret Wars: A History of Israel’s Intelligence Services. New York: Grove Weidenfeld, 1991.</text:p><text:p text:style-name="P112">Bloch, J. , P. Fitzgerald. British Intelligence and Covert Action. London: Junction Books, 1983.</text:p><text:p text:style-name="P112">Blum, William. The CIA; A Forgotten History: US Global Interventions Since World War II. 4.b. London: Zed Books, 1991.</text:p><text:p text:style-name="P112">Brenner, Lenni. The Iron Wall: Zionist Revisionism from Jabotinsky to Shamir. London: Zed Books, 1984.</text:p><text:p text:style-name="P112">________. Zionism in the Age of the Dictators. Chicago: Lawrence Hill Books, 1983.</text:p><text:p text:style-name="P112">Bullock, John, Adel Darwish. Su Savaşları: Ortadoğu’da Beklenen Çatışma. Çev. Mehmet Harmancı. İstanbul: Altın Kitaplar, 1994.</text:p><text:p text:style-name="P112">Chomsky, Noam. Kader Üçgeni: ABD, İsrail ve Filistinliler. Çev. Bahadır Sina Şener, 1.b. İstanbul: İletişim Yayınları, Ocak 1993.</text:p><text:p text:style-name="P112">Cockburn, Andrew, Leslie. Dangerous Liaison: The Inside Story of the U.S.-Israeli Covert Relationship. New York: Harper Collins Publishers, 1991.</text:p><text:p text:style-name="P112">Crosbie, E. The Tacit Alliance. Princeton: Princeton University Press, 1974.</text:p><text:p text:style-name="P112">Curtis, M., S. A. Gitelson. Israel and The Third World. New Jersey: <text:s/>Transaction Books, 1976.</text:p><text:p text:style-name="P112">Curtiss, Richard H. Stealth PAC’s: Lobbying Congress for Control of US Middle East Policy. 3.b. Washington D.C.: American Educational Trust, Ekim 1991.</text:p><text:p text:style-name="P112">Dan Raviv, Yossi Melman. Every Spy a Prince: The Complete Story of Israel’s Intelligence Community. Boston: Houghton Mifflin Company, 1991.</text:p><text:p text:style-name="P112">Darwish, Adel, Gregory Alexander. Unholy Babylon: The Secret History of Saddam’s War. 2.b. London: Victor Gollancz, Ocak 1991.</text:p><text:p text:style-name="P112">Dilip Hiro. The Longest War. New York: Routledge Press, 1991.</text:p><text:p text:style-name="P112">Eban, Abba. An Autobiography. New York: Random House, 1977.</text:p><text:p text:style-name="P112">Edmond Gharib. The Kurdish Question In Iraq. Syracuse: Syracuse University Press, 1981.</text:p><text:p text:style-name="P112">Edward Tivnan. The Lobby: Jewish Political Power and American Foreign Policy. New York: Simon &amp; Schuster, 1987.</text:p><text:p text:style-name="P112">Ersever, Ahmet Cem. Kürtler PKK ve A. Öcalan. Ankara: Kiyap, Ocak 1992.</text:p><text:p text:style-name="P112">Eshed, Hagai. One-Man Mossad: Reuven Shiloah, Father of Israeli Intelligence. Tel Aviv: Edanim/Yediot Aharonot, 1988.</text:p><text:p text:style-name="P112">Field, Michael. Inside the Arab World. London: John Murray Publishers Ltd., 1994.</text:p><text:p text:style-name="P112">Findley, Paul. They Dare to Speak Out: People and Institutions Confort Israel’s Lobby. Chicago: Lawrence Hill Books, 1989.</text:p><text:p text:style-name="P112">Francis R. Nicosia. Hitler und der Zionismus: Das Dritte Reich und die Palastina-Frage 1933-1939. London: Verlag I. B. Tauris, 1989.</text:p><text:p text:style-name="P112">Gabrieli, Francesco. Arab Historians of the Crusades. London, 1984.</text:p><text:p text:style-name="P112">Garaudy, Roger. Siyonizm Dosyası. Çev. Nezih Uzel. 1.b. İstanbul: Pınar Yayınları, Ekim 1983.</text:p><text:p text:style-name="P112">Glick, Edvard Bernard. Between Israel and Death. Harrisburg: Stackpole Books, 1974.</text:p><text:p text:style-name="P112">Güldemir, Ufuk. Çevik Kuvvetin Gölgesinde Türkiye, 1980-1984, 2. b. İstanbul: Tekin Yayınları, Nisan 1987.</text:p><text:p text:style-name="P112">Hannah Arendt. Eichmann in Jerusalem: A Report on the Banality of Evil. New York: The Viking Press, 1963.</text:p><text:p text:style-name="P112">Harkabi, Yehoshafat. Israel’s Fateful Hour. New York: Harper &amp; Row Publishers, 1988.</text:p><text:p text:style-name="P112">Hurley, Andrew J. Israel and The New World Order. Santa Baarbara: Fifthian Press. Foundation for a New World Order, 1991.</text:p><text:p text:style-name="P112">Koray Düzgören. Kürt Çıkmazı. İstanbul: Verso Yayıncılık, 1994.</text:p><text:p text:style-name="P112">Koru, Fehmi. Terör ve Güneydoğu Sorunu. İstanbul: Beyan Yayınları.</text:p><text:p text:style-name="P112">Laquer, Walter. History of Zionism. Schocken Publishers, Tel Aviv, 1974.</text:p><text:p text:style-name="P112">Medyalı, A. Kürdistanlı Yahudiler. 1.b. Ankara: Berhem Yayınları, 1992.</text:p><text:p text:style-name="P112">Ostrovsky, Victor, Claire Hoy. By Way of Deception: An Insider’s Devastating Exposé of the Mossad. London: Arrow Books, 1991.</text:p><text:p text:style-name="P112">Ostrovsky, Victor. The Other Side of Deception: A Rogue Agent Exposes the Mossad’s Secret Agenda. New York: Harper Collins Publishers, 1994.</text:p><text:p text:style-name="P112">Payne, Ronald. Mossad: Israel’s Most Secret Service. London: Corgi Books, 1991.</text:p><text:p text:style-name="P112">Peres, Şimon. Yeni Ortadoğu ve Uzun Bir Yol. İstanbul: Milliyet Yayınları, 1995.</text:p><text:p text:style-name="P112">Raviv, Dan, Yossi Melman. Behind the Uprising: Israelis, Jordanians, and Palestinians. Connecticut: Greenwood Press, 1989.</text:p><text:p text:style-name="P112">________. Every Spy a Prince: The Complete Story of Israel’s Intelligence Community. Boston: Houghton Mifflin Company, 1991.</text:p><text:p text:style-name="P112">Robinson, John J. Born In Blood: The Lost Secrets of Freemasonry. New York: M. Evans &amp; Company, <text:s/>1989. </text:p><text:p text:style-name="P112">Rubinstein, Amnon. The Zionist Dream Revisited: From Herzl to Gush Emunim and Back. New York: Shocken Books, 1984.</text:p><text:p text:style-name="P112">Sachar, Howard Morley. Egypt and Israel. New York: Marek Press, 1981.</text:p><text:p text:style-name="P112">Schoenman, Ralph. Siyonizmin Gizli Tarihi. Çev. Aydın Pesen. İstanbul: Kardelen Yayınları, 1992.</text:p><text:p text:style-name="P112">Segev, Samuel. The Iranian Triangle. New York: The Free Press, 1988.</text:p><text:p text:style-name="P112">Sezgin, Ferruh. Sistemle Satranç-2: Türkiye’nin Dış Politikası: 1992. 1.b. Ankara: AORT, Haziran 1993.</text:p><text:p text:style-name="P112">Shahak, Israel. Jewish History, Jewish Religion: The Weight of Three Thousand Years. London: Pluto Press, 1994.</text:p><text:p text:style-name="P112">________. The Zionist Plan for The Middle East. Massachusetts: Belmont AAUG.</text:p><text:p text:style-name="P112">Shlaim, Avi. Collusion Across the Jordan. Oxford: Oxford University Press.</text:p><text:p text:style-name="P112">Turgut, Hulusi. Barzani Dosyası. İstanbul: Haşmet Matbaası, 1969.</text:p><text:p text:style-name="P112">Wright, Robin. In the Name of God: The Khomeini Decade. London: Bloomsbury Publishing Ltd., 1991. </text:p><text:p text:style-name="P112">Yahya, Harun. ‘Gizli El’ Bosna’da: Sırpların Arkasındaki Anti-İslami Enternasyonal’in Bilinmeyen Hikayesi. İstanbul: Vural Yayıncılık, Şubat 1997.</text:p><text:p text:style-name="P112">________. Soykırım Yalanı: Siyonist-Nazi İşbirliğinin Gizli Tarihi ve “Yahudi Soykırımı” Yalanının İçyüzü. İstanbul: Alem Yayıncılık, Aralık 1995.</text:p><text:p text:style-name="P112">________. Terörün Perde Arkası: Mossad, CIA, Masonluk, Gladio, Mafya ve Terör Örgütleri Arasındaki Bilinmeyen İlişkiler. İstanbul: Vural Yayıncılık, Mayıs 1997.</text:p><text:p text:style-name="P112">________. Türkiye İçin Milli Strateji: Türk Dış Politikasına ‘Osmanlı Vizyonu’ İle Yeni Bir Bakış. İstanbul: Vural Yayıncılık, Kasım 1996.</text:p><text:p text:style-name="P112">________. Yeni Masonik Düzen: Dünyanın 500 Yıllık Gerçek Tarihi ve Dünya Düzeni’nin Gizli Yöneticileri. İstanbul: Vural Yayıncılık, Şubat 1996.</text:p><text:p text:style-name="P112">Yavuz, Turan. ABD’nin Kürt Kartı. 1.b. İstanbul: Milliyet Yayınları, 1993.</text:p><text:p text:style-name="P112">Yetkin, Çetin. Türkiye’nin Devlet Yaşamında Yahudiler. İstanbul: Afa Yayınları, Şubat 1992.</text:p><text:p text:style-name="P105"/><text:p text:style-name="P108"/><text:p text:style-name="P111">İNDEKS</text:p><text:p text:style-name="P105"/><text:p text:style-name="P112">32. Gün, 165</text:p><text:p text:style-name="P112">242 sayılı BM Güvenlik Konseyi kararı, 15, 99</text:p><text:p text:style-name="P112">2000’e Doğru, 185</text:p><text:p text:style-name="P105"/><text:p text:style-name="P105"/><text:p text:style-name="P110">—A—</text:p><text:p text:style-name="P112">ABD, ix, x, 12, 15, 17-21, 37, 47, 48, 51, 56, 68-70, 78, 82-91, 94-6, 99, 103-08, 111, 113, 114, 120, 122-25, 127, 129, 131-47, 150-53, 155, 157-66, 168-73, 177-79, 181, 185, 194, 196-98, 200, 202, 223, 225, 226</text:p><text:p text:style-name="P112">Kongresi, 44, 45, 53, 55, 88, 104, 110, 111, 114, 125, 137, 138, 158, 162, 164, 166-68, 172, 196</text:p><text:p text:style-name="P112">ve İran-Irak Savaşı, 105–08</text:p><text:p text:style-name="P112">ve İranlı Kürtler, 104</text:p><text:p text:style-name="P112">ve İsrail lobisi, 22, 53, 55, 56, 88-90, 136, 138, 154, 158-62, 164, 166-68, 170, 179</text:p><text:p text:style-name="P112">ve İsrail, 161, 163, 172</text:p><text:p text:style-name="P112">ve Kürtler, 83-87, 151–53, 155, 166</text:p><text:p text:style-name="P112">ve Saddam Hüseyin, 101–03, 108–11</text:p><text:p text:style-name="P112">ABD’nin Kürt Kartı (Yavuz), x, 86</text:p><text:p text:style-name="P112">Abdullah, Ürdün Kralı, 77</text:p><text:p text:style-name="P112">Abdülhamid, II., 6</text:p><text:p text:style-name="P112">Abdülkadir, Iyad, 100</text:p><text:p text:style-name="P112">Abdünnasır, Cemal, 12</text:p><text:p text:style-name="P112">Abram, Morris, 168, 171</text:p><text:p text:style-name="P112">Abramowitz, Morton, 168-171, 179</text:p><text:p text:style-name="P112">Adalı, Coşkun, 208</text:p><text:p text:style-name="P112">Ağlama Duvarı, 14, 27, 138, 139, 141</text:p><text:p text:style-name="P112">Ahmed, İmam, 69</text:p><text:p text:style-name="P112">aIpac (American-Israel Public Affairs Committee), 159, 161, 162, 166-168</text:p><text:p text:style-name="P112">Aida Planı, 215</text:p><text:p text:style-name="P112">Akiba, Haham, 28</text:p><text:p text:style-name="P112">Aksoy, Muammer, 188</text:p><text:p text:style-name="P112">Alacakaptan, Aydın, 177</text:p><text:p text:style-name="P112">Alaton, İshak, 219</text:p><text:p text:style-name="P112">Alexander, Gregory, 94, 99</text:p><text:p text:style-name="P112">Almanya, 5, 23, 30, 102, 177, 231</text:p><text:p text:style-name="P112">Aloni, Şulamit, 40</text:p><text:p text:style-name="P112">Altan, Çetin, 176</text:p><text:p text:style-name="P112">Altı Gün Savaşı (1967), 10, 13-9, 22, 39, 41, 42, 63, 80, 81, 99, 181, 205, 210, 211, 217</text:p><text:p text:style-name="P112">Altındal, Aytunç, 223</text:p><text:p text:style-name="P112">Amalek kabilesi, 35</text:p><text:p text:style-name="P112">Aman, 119, 212</text:p><text:p text:style-name="P112">American-Israel Public Affairs Committee bkz. AIPAC</text:p><text:p text:style-name="P112">Amerika’nın Sesi Radyosu, 89, 164-67</text:p><text:p text:style-name="P112">Amitay, Mike, 163, 167</text:p><text:p text:style-name="P112">Amitay, Morris, 162, 168</text:p><text:p text:style-name="P112">Amnesty International, 137</text:p><text:p text:style-name="P112">Antisemitizm, 5, 231</text:p><text:p text:style-name="P112">Anya-Nya örgütü, 71, 72, 216</text:p><text:p text:style-name="P112">Aoun, Michel, 101</text:p><text:p text:style-name="P112">Arafat, Yaser, 100</text:p><text:p text:style-name="P112">Arap sosyalizmi, 12</text:p><text:p text:style-name="P112">Arens, Moşe, 19, 122</text:p><text:p text:style-name="P112">Argov, Shlomo, 100</text:p><text:p text:style-name="P112">Arif, Abdül-Rahman, 98</text:p><text:p text:style-name="P112">Arif, Abdül-Salim, 98, 101</text:p><text:p text:style-name="P112">Arslan Yürekli Richard, 9</text:p><text:p text:style-name="P112">Askeri İşbirliği Anlaşması (Türkiye-İsrail), 180, 186</text:p><text:p text:style-name="P112">Atatürk Barajı, 176</text:p><text:p text:style-name="P112">Ateş, 222, 223</text:p><text:p text:style-name="P112">Atlantic Monthly, 160</text:p><text:p text:style-name="P112">Atruş kampı, 196</text:p><text:p text:style-name="P112">Avigur, Saul, 76</text:p><text:p text:style-name="P112">Avrasya Dosyası, 148</text:p><text:p text:style-name="P105"/><text:p text:style-name="P110">—B—</text:p><text:p text:style-name="P112">B’nai B’rith, 160, 168, 171</text:p><text:p text:style-name="P112">Baas Partisi, 12, 53, 83, 93, 97-102, 112, 114, 128, 142</text:p><text:p text:style-name="P112">ve İsrail, 97–101</text:p><text:p text:style-name="P112">Bab-ül Mendep boğazı, 58</text:p><text:p text:style-name="P112">Babil İmparatorluğu, 93, 125-127, 131</text:p><text:p text:style-name="P112">Bahreyn, 64, 106</text:p><text:p text:style-name="P112">Balfour Deklarasyonu, 6</text:p><text:p text:style-name="P112">Ball, George, 163</text:p><text:p text:style-name="P112">Bank of Credit and Commerce International bkz. BCCI</text:p><text:p text:style-name="P112">Bar-Kokba, 28</text:p><text:p text:style-name="P112">Bar-Lev Hattı, 17</text:p><text:p text:style-name="P112">Bar-Lev, General Haim, 58</text:p><text:p text:style-name="P112">Barzani aşireti, 78, 90, 146, 148-150, 162, 194</text:p><text:p text:style-name="P112">Barzani Dosyası (Turgut), 90</text:p><text:p text:style-name="P112">Barzani, Evair, 150</text:p><text:p text:style-name="P112">Barzani, Mesud, 90, 146-148, 150, 162, 186, 192, 194, 196, 197</text:p><text:p text:style-name="P112">ve İsrail, 194</text:p><text:p text:style-name="P112">ve PKK, 194–98</text:p><text:p text:style-name="P112">ve Saddam Hüseyin, 192–93, 197</text:p><text:p text:style-name="P112">Barzani, Molla Mustafa, 79, 80, 81, 85, 88, 90, 93, 146, 150, 153, 162, 174, 186</text:p><text:p text:style-name="P112">ve İsrail, 78–82, 87, 88</text:p><text:p text:style-name="P112">Bağımsızlık Savaşı (1948), 7-11, 14, 67, 77</text:p><text:p text:style-name="P112">Bağlantısızlar Hareketi, 12</text:p><text:p text:style-name="P112">Banca Nazionale del Lavoro bkz. BNL</text:p><text:p text:style-name="P112">Barış Suyu Projesi, 185</text:p><text:p text:style-name="P112">Barzani, İdris, 90</text:p><text:p text:style-name="P112">Barzani, Neçirvan, 196</text:p><text:p text:style-name="P112">Basra Körfezi, 106, 107, 135</text:p><text:p text:style-name="P112">Batı Sahara, 53</text:p><text:p text:style-name="P112">Batı Şeria, 7, 14, 40, 42, 45, 50, 77, 206, 207</text:p><text:p text:style-name="P112">Batur, Nur, 164, 166</text:p><text:p text:style-name="P112">Bayne, E. A., 55</text:p><text:p text:style-name="P112">BCCI (Bank of Credit and Commerce International), 111</text:p><text:p text:style-name="P112">Bedir-Han, Kumran Ali, 79</text:p><text:p text:style-name="P112">Begin Doktrini, 113, 114</text:p><text:p text:style-name="P112">Begin, Menahem, 10, 39, 40, 90, 96, 113, 116, 140</text:p><text:p text:style-name="P112">Bekir, Ahmed Hasan El, 98, 100, 102</text:p><text:p text:style-name="P112">Belsen toplama kampı, 32</text:p><text:p text:style-name="P112">Ben Barka Olayı, 53</text:p><text:p text:style-name="P112">Ben Barka, Mehdi, 53</text:p><text:p text:style-name="P112">Ben-David, General Haim, 58</text:p><text:p text:style-name="P112">Ben-Gurion, David, 45, 50, 51, 54, 56, 66, 67, 75, 78, 214</text:p><text:p text:style-name="P112">Ben-Meir, Meir, 209</text:p><text:p text:style-name="P112">Beneditti, Carlo de, 109</text:p><text:p text:style-name="P112">Beni Sadr, Abdül-Hasan, 96</text:p><text:p text:style-name="P112">Bereket, Mithat, 165</text:p><text:p text:style-name="P112">Beşikçi, İsmail, 149</text:p><text:p text:style-name="P112">Birand, M. Ali, 165, 200, 201</text:p><text:p text:style-name="P112">Birleşik Arap Cumhuriyeti, 12</text:p><text:p text:style-name="P112">Birleşmiş Milletler bkz. BM</text:p><text:p text:style-name="P112">Birlik Projesi (Suriye-Ürdün), 211</text:p><text:p text:style-name="P112">Bitar, Salah, 98</text:p><text:p text:style-name="P112">BM, 7, 15, 18, 23, 29, 39, 52, 57, 77, 103, 135, 140, 160, 171, 178, 196</text:p><text:p text:style-name="P112">BM Güvenlik Konseyi, 15, 99, 103</text:p><text:p text:style-name="P112">BNL (Banca Nazionale del Lavoro), 108-11</text:p><text:p text:style-name="P112">Bonner, Yelena, 170</text:p><text:p text:style-name="P112">Botaş petrol boru hattı, 203</text:p><text:p text:style-name="P112">Brindel, Glenn, 106</text:p><text:p text:style-name="P112">British Intelligence and Covert Action (Bloch), 74</text:p><text:p text:style-name="P112">Brzezinski, Zbigniew, 96</text:p><text:p text:style-name="P112">Buchanan, Patrick, 136, 141</text:p><text:p text:style-name="P112">Buckley, William, 122</text:p><text:p text:style-name="P112">Bush, George, 110, 135, 138-141, 143, 152, 160</text:p><text:p text:style-name="P105"/><text:p text:style-name="P110">—C—</text:p><text:p text:style-name="P112">Calvi, Roberto, 110</text:p><text:p text:style-name="P112">Camp David Barışı, 19, 31, 63, 213, 215, 217</text:p><text:p text:style-name="P112">Cana Katliamı, 180</text:p><text:p text:style-name="P112">Cargill, 220</text:p><text:p text:style-name="P112">Carnegie Endowment, 161, 168, 169</text:p><text:p text:style-name="P112">Carter, Jimmy, 96, 141, 160</text:p><text:p text:style-name="P112">CCC (Commodity Credit Corporation ), 104, 110</text:p><text:p text:style-name="P112">Celile Denizi, 206, 211</text:p><text:p text:style-name="P112">Cemayel, Beşir, 67, 68</text:p><text:p text:style-name="P112">Cemayel, Pierre, 67</text:p><text:p text:style-name="P112">Cezayir, 14, 15, 52, 84</text:p><text:p text:style-name="P112">Bağımsızlık Savaşı, 15, 52</text:p><text:p text:style-name="P112">Cezayir Anlaşması, 84-7, 146, 174, 175</text:p><text:p text:style-name="P112">CFR (Council on Foreign Relations), 170, 171</text:p><text:p text:style-name="P112">Cheney, Dick, 135</text:p><text:p text:style-name="P112">Chomsky, Noam, 31, 65, 141, 186</text:p><text:p text:style-name="P112">Churchill, Winston, 213</text:p><text:p text:style-name="P112">CIA, 48, 53, 69, 72, 80, 84, 90, 102, 104, 122, 135, 145, 165, 168, 169, 171, 172, 185, 186, 223</text:p><text:p text:style-name="P112">ve Baas Partisi (Irak), 101, 102</text:p><text:p text:style-name="P112">ve Çad iç savaşı, 72</text:p><text:p text:style-name="P112">ve Irak, 97, 105</text:p><text:p text:style-name="P112">ve Kürtler, 84, 151, 165</text:p><text:p text:style-name="P112">ve Nasır, 48</text:p><text:p text:style-name="P112">ve Saddam Hüseyin, 101, 102</text:p><text:p text:style-name="P112">ve SAVAK, 94</text:p><text:p text:style-name="P112">ve Ürdün Kralı Hüseyin, 53</text:p><text:p text:style-name="P112">ve Yemen iç savaşı, 69</text:p><text:p text:style-name="P112">Cihansız, Yaşar, 177, 178</text:p><text:p text:style-name="P112">Cihaz Hanin, 101, 102</text:p><text:p text:style-name="P112">Civaoğlu, Güneri, 151</text:p><text:p text:style-name="P112">Clinton, Bill, 154, 159, 161, 163, 164</text:p><text:p text:style-name="P112">Cockburn, Andrew, 47, 133, 231</text:p><text:p text:style-name="P112">Cockburn, Leslie, 47, 133, 134, 231</text:p><text:p text:style-name="P112">Commodity Credit Corporation bkz. CCC</text:p><text:p text:style-name="P112">Continental Grain, 220</text:p><text:p text:style-name="P112">Corriere Della Sera, 109</text:p><text:p text:style-name="P112">Council on Foreign Relations bkz. cfr</text:p><text:p text:style-name="P112">Credit Suisse Bank, 124</text:p><text:p text:style-name="P112">Cumhuriyet, 148</text:p><text:p text:style-name="P112">Curtiss, Richard, 89, 166</text:p><text:p text:style-name="P112">Cyrus (Koreş), Pers Kralı, 126</text:p><text:p text:style-name="P105"/><text:p text:style-name="P110">—Ç—</text:p><text:p text:style-name="P112">Çad, 70-73, 216</text:p><text:p text:style-name="P112">Çağrıcı, İrfan, 188</text:p><text:p text:style-name="P112">Çandar, Cengiz, 158, 201</text:p><text:p text:style-name="P112">Çekiç Güç, 145, 152, 154, 163, 166, 192, 196</text:p><text:p text:style-name="P112">Çevre stratejisi, 54, 56-60, 66, 70, 76, 78, 96, 112, 127, 214</text:p><text:p text:style-name="P112">Çifte kuşatma politikası bkz. dual containment </text:p><text:p text:style-name="P112">Çin, 176</text:p><text:p text:style-name="P112">Çongar, Yasemin, 179</text:p><text:p text:style-name="P112">Çöl Fırtınası bkz. Körfez Savaşı</text:p><text:p text:style-name="P105"/><text:p text:style-name="P110">—D—</text:p><text:p text:style-name="P112">Dangerous Liason, (Cockburn), 133</text:p><text:p text:style-name="P112">Darwish, Adel, 94, 99</text:p><text:p text:style-name="P112">Davar, 10</text:p><text:p text:style-name="P112">Dayan, Moşe, 16, 17, 51, 67, 68, 81, 82, 205, 210, 211</text:p><text:p text:style-name="P112">de Gaulle, Charles, 15</text:p><text:p text:style-name="P112">Deir Yassin katliamı, 10</text:p><text:p text:style-name="P112">Dış Politika Enstitüsü, 199</text:p><text:p text:style-name="P112">Diaspora Yahudileri, 6, 8, 44, 205, 206</text:p><text:p text:style-name="P112">Dicle nehri, 45, 178, 183, 210</text:p><text:p text:style-name="P112">Dinmore, Lee, 87</text:p><text:p text:style-name="P112">Doğan, Yalçın, 176</text:p><text:p text:style-name="P112">Doğu Kudüs, 14, 23, 29, 44, 115</text:p><text:p text:style-name="P112">Dosky, Muhammed, 88</text:p><text:p text:style-name="P112">Dual containment politikası, 159</text:p><text:p text:style-name="P112">Dünya Bankası, 219</text:p><text:p text:style-name="P112">Dünya Savaşı, I., 6, 32, 97</text:p><text:p text:style-name="P112">Dünya Siyonist Örgütü, 60, 75, 76</text:p><text:p text:style-name="P112">Dürziler, 61, 62</text:p><text:p text:style-name="P107"/><text:p text:style-name="P110">—E—</text:p><text:p text:style-name="P112">Eagleburger, Lawrence, 110, 111, 141, 160, 161</text:p><text:p text:style-name="P112">Eban, Abba, 13, 231</text:p><text:p text:style-name="P112">Ebu Nidal, 100</text:p><text:p text:style-name="P112">Eflak, Michel, 98</text:p><text:p text:style-name="P112">Einsenstadt, Michael, 190</text:p><text:p text:style-name="P112">Eisenberg, Shaul, 220</text:p><text:p text:style-name="P112">Eitan, Rafael, 68, 80, 206</text:p><text:p text:style-name="P112">Eizenstat, Stuart, 160</text:p><text:p text:style-name="P112">El Eşraf Halil, 3</text:p><text:p text:style-name="P112">El Fetih, 100</text:p><text:p text:style-name="P112">Eliav, Aryeh, 79</text:p><text:p text:style-name="P112">Elpeleg, Zvi, 220, 224</text:p><text:p text:style-name="P112">Emeç, Çetin, 188, 189</text:p><text:p text:style-name="P112">Emperyalizmin Ortadoğu’ya Müdahalesi (Adalı), 208</text:p><text:p text:style-name="P112">Entezam, Amir, 104</text:p><text:p text:style-name="P112">EP (Ekonomi-Politika), 218</text:p><text:p text:style-name="P112">Erbakan, Necmettin, 163</text:p><text:p text:style-name="P112">Eritre, 57, 58, 59</text:p><text:p text:style-name="P112">Ermeni soykırımı iddiaları, 201</text:p><text:p text:style-name="P112">Ermenistan, 165, 173</text:p><text:p text:style-name="P112">Ersever, Ahmet Cem, 195</text:p><text:p text:style-name="P112">Esad, Hafız, 179</text:p><text:p text:style-name="P112">Eshed, Hagai, 76</text:p><text:p text:style-name="P112">Eski Ahit, 34-6, 43, 93, 131, 212, 218</text:p><text:p text:style-name="P112">Eşraf Halil, 3</text:p><text:p text:style-name="P112">Etiyopya, 54, 57-59, 66, 71, 124, 213-219, 221</text:p><text:p text:style-name="P105"/><text:p text:style-name="P110">—F—</text:p><text:p text:style-name="P112">Fahd Planı, 115, 116</text:p><text:p text:style-name="P112">Fahd, Suudi Kralı, 115-117, 119, 135</text:p><text:p text:style-name="P112">Falanjistler, 66-8</text:p><text:p text:style-name="P112">Falaşalar, 124</text:p><text:p text:style-name="P112">Faruk, Kral, 53</text:p><text:p text:style-name="P112">Fas, 53, 116</text:p><text:p text:style-name="P112">Faysal, Irak Kralı, 97</text:p><text:p text:style-name="P112">Fida, Ebu el, 3</text:p><text:p text:style-name="P112">Filistin Halk Kurtuluş Cephesi bkz. pflp</text:p><text:p text:style-name="P112">Filistin Kurtuluş Örgütü. bkz. FKÖ</text:p><text:p text:style-name="P112">Filistin’in Sesi Radyosu, 99</text:p><text:p text:style-name="P112">Filistin, 1-4, 6-8, 10, 14, 21, 23, 26, 28, 30, 39, 44, 45, 64, 75-77, 100, 125, 128, 142, 178, 182, 200, 203-10, 222</text:p><text:p text:style-name="P112">Findley, Paul, 88, 89, 166</text:p><text:p text:style-name="P112">FKÖ (Filistin Kurtuluş Örgütü), 20, 45, 99, 100, 101, 117, 141, 182, 185, 210</text:p><text:p text:style-name="P112">Folk Literature of the Kurdistani Jews, The (Sabar), 149</text:p><text:p text:style-name="P112">Foreign Affairs, 170</text:p><text:p text:style-name="P112">Foreign Broadcast Information Service (fbis), 167</text:p><text:p text:style-name="P112">Foreign Policy, 169</text:p><text:p text:style-name="P112">Franco, Francisco, 67</text:p><text:p text:style-name="P112">Fransa, 11, 12, 15, 50, 51, 53, 103, 107, 112, 170, 177, 185</text:p><text:p text:style-name="P112">ve Cezayir bağımsızlık savaşı, 52</text:p><text:p text:style-name="P112">ve İsrail, 51</text:p><text:p text:style-name="P112">ve Süveyş Savaşı, 51</text:p><text:p text:style-name="P112">Fırat nehri, 43, 45, 46, 178, 182, 183, 205, 210, 212-214, 219-222</text:p><text:p text:style-name="P112">Fuerth, Leon, 168, 170</text:p><text:p text:style-name="P112">Fukuyama, Francis, 160</text:p><text:p text:style-name="P112">Fuller, Graham, 172</text:p><text:p text:style-name="P105"/><text:p text:style-name="P105"/><text:p text:style-name="P110">—G—</text:p><text:p text:style-name="P112">Galbraith, Peter, 89</text:p><text:p text:style-name="P112">GAP (Güneydoğu Anadolu Projesi), 176, 178, 218, 219, 220, 221, 222</text:p><text:p text:style-name="P112">ve İsrail, 218–24</text:p><text:p text:style-name="P112">Garang, John, 72</text:p><text:p text:style-name="P112">Gazap Üzümleri Operasyonu, 180, 186, 201</text:p><text:p text:style-name="P112">Gaziantep Ticaret Odası, 219</text:p><text:p text:style-name="P112">Gazze Şeridi, 7, 14, 42, 45, 207</text:p><text:p text:style-name="P112">Gelli, Licio, 108, 109</text:p><text:p text:style-name="P112">Geri Dönüş Kanunu (İsrail), 8, 38</text:p><text:p text:style-name="P112">Gladio, 109</text:p><text:p text:style-name="P112">Glaspie, April, 134</text:p><text:p text:style-name="P112">Goble, Paul, 169</text:p><text:p text:style-name="P112">Golan Tepeleri, 14, 17, 62, 179, 181-183, 206, 208, 211, 222</text:p><text:p text:style-name="P112">Gonzales, Henry, 110</text:p><text:p text:style-name="P112">Gorbanifar, Manuher, 118-24</text:p><text:p text:style-name="P112">Gordon, A. D., 42</text:p><text:p text:style-name="P112">Gore, Al, 168, 170</text:p><text:p text:style-name="P112">Göğüş, Zeynep, 182</text:p><text:p text:style-name="P112">Granit, David, 220</text:p><text:p text:style-name="P112">Gurion Plan, 214</text:p><text:p text:style-name="P112">Gush Emunim, 44, 231</text:p><text:p text:style-name="P112">Guy of Lusignan, 1</text:p><text:p text:style-name="P112">Güldemir, Ufuk, 157, 172, 199</text:p><text:p text:style-name="P112">Güneş, 189</text:p><text:p text:style-name="P112">Güney Afrika Cumhuriyeti, 184, 220</text:p><text:p text:style-name="P112">Güneydoğu Anadolu Projesi bkz. GAP</text:p><text:p text:style-name="P112">Gürkan, Uluç, 189</text:p><text:p text:style-name="P105"/><text:p text:style-name="P110">—H—</text:p><text:p text:style-name="P112">Ha’aretz, 202, 231</text:p><text:p text:style-name="P112">Haass, Richard, 160</text:p><text:p text:style-name="P112">Habaş, George, 202</text:p><text:p text:style-name="P112">Habbad hareketi, 39</text:p><text:p text:style-name="P112">Habré, Hissen, 72, 73</text:p><text:p text:style-name="P112">Haçlı Krallığı, 2, 3, 8, 9, 21</text:p><text:p text:style-name="P112">Haçlılar, 2, 3, 4, 7-9, 11, 47, 59, 65</text:p><text:p text:style-name="P112">Hadas, Moses, 33</text:p><text:p text:style-name="P112">Haddad, Saad, 61, 68</text:p><text:p text:style-name="P112">Hafız Esad, 62, 176, 177, 179, 183</text:p><text:p text:style-name="P112">Haganah, 75, 76</text:p><text:p text:style-name="P112">Haig, Alexander, 160</text:p><text:p text:style-name="P112">Halakha, 33, 40, 45</text:p><text:p text:style-name="P112">Halefoğlu, Vahit, 56</text:p><text:p text:style-name="P112">Halepçe katliamı, 108, 137</text:p><text:p text:style-name="P112">Halid, Kral, 95</text:p><text:p text:style-name="P112">Hallahmi, Benjamin Beit, 8, 22, 50-2, 55-9, 66, 70, 231</text:p><text:p text:style-name="P112">Hamaney, Ali, 120</text:p><text:p text:style-name="P112">Hamas, 21</text:p><text:p text:style-name="P112">Harel, Isser, 56</text:p><text:p text:style-name="P112">Harkabi, Yehoshafat, 212, 213, 217</text:p><text:p text:style-name="P112">Hasan, Fas Kralı, 53</text:p><text:p text:style-name="P112">Hasbani nehri, 210, 211</text:p><text:p text:style-name="P112">Haşemi, Koreş (Cyrus), 118, 119</text:p><text:p text:style-name="P112">Hatanya (Habbad), 39</text:p><text:p text:style-name="P112">Hatay, 176, 177</text:p><text:p text:style-name="P112">Helsinki İzleme Komitesi, 170</text:p><text:p text:style-name="P112">Henze, Paul, 223</text:p><text:p text:style-name="P112">Hermelin, Joseph, 96</text:p><text:p text:style-name="P112">Herzl, Theodor, 5, 45, 231</text:p><text:p text:style-name="P112">Herzog, Haim, 52, 136</text:p><text:p text:style-name="P112">Heykel, Muhammed Hasaneyn, 82</text:p><text:p text:style-name="P112">Hıttin Savaşı, 2, 7, 22</text:p><text:p text:style-name="P112">Hill and Knowlton, 138</text:p><text:p text:style-name="P112">Hindiçini, 52, 95</text:p><text:p text:style-name="P112">Hitler, Adolf, 67, 138, 231</text:p><text:p text:style-name="P112">Hizbullah, 21, 114, 122</text:p><text:p text:style-name="P112">Hocatiye Locası, 121</text:p><text:p text:style-name="P112">Hollanda, 15, 90</text:p><text:p text:style-name="P112">Humeyni, Ayetullah, 19, 94-6, 107, 112, 115-18, 120-22, 127</text:p><text:p text:style-name="P112">Huntington, Samuel, 22</text:p><text:p text:style-name="P112">Hür Irak’ın Sesi Radyosu bkz. VOFI</text:p><text:p text:style-name="P112">Hür Subaylar Cuntası, 48</text:p><text:p text:style-name="P112">Hürriyet, 158, 161, 182, 183, 189</text:p><text:p text:style-name="P112">Hüseyin, Ürdün Kralı, 53, 95, 99, 113</text:p><text:p text:style-name="P105"/><text:p text:style-name="P110">—I—</text:p><text:p text:style-name="P112">Ikle, Fred, 169</text:p><text:p text:style-name="P112">Independent, The, 207</text:p><text:p text:style-name="P112">Indyk, Martin, 154, 159-62, 172</text:p><text:p text:style-name="P112">International Advisers Inc., 168</text:p><text:p text:style-name="P112">Irak, ix, x, 12, 42, 50, 53, 61-3, 66, 74-6, 78, 79-108, 110-14, 117, 118, 127-29, 131-39, 142-49, 151-54, 157-59, 161-63, 165, 167-69, 171, 172, 174, 178, 180, 186, 191-98, 200, 221, 226</text:p><text:p text:style-name="P112">Irak Komünist Partisi, 95</text:p><text:p text:style-name="P112">Irak Ulusal Kongresi, 158</text:p><text:p text:style-name="P112">Irak Yahudileri, 42</text:p><text:p text:style-name="P112">İlerici Ulusal Cephe, 95</text:p><text:p text:style-name="P112">Kuzey Irak, ix, 75, 78-86, 90, 132, 144-48, 151-54, 157, 158, 161, 163, 165, 167-69, 171, 172, 186, 191-98, 200</text:p><text:p text:style-name="P112">parçalanması senaryosu, 62, 129</text:p><text:p text:style-name="P112">Şiiler, 63, 129, 132, 144, 152-154</text:p><text:p text:style-name="P112">Türkmenler, 192</text:p><text:p text:style-name="P112">ve İsrail, 132–34</text:p><text:p text:style-name="P112">ve “Tevratsal sınırlar”, 43</text:p><text:p text:style-name="P112">Irangate, x, 96, 112, 114, 115, 118, 121-24, 128</text:p><text:p text:style-name="P112">Israel Shahak, 10, 22, 23, 31, 34, 38, 227, 231</text:p><text:p text:style-name="P112">Israel’s Fateful Hour (Harkabi), 212</text:p><text:p text:style-name="P112">Israel’s Most Secret Service (Payne), 53</text:p><text:p text:style-name="P112">Israel’s Secret Wars (Black, Morris), 146</text:p><text:p text:style-name="P112">Itzkewitz, Norman, 171</text:p><text:p text:style-name="P106"/><text:p text:style-name="P111">—İ—</text:p><text:p text:style-name="P112">İngiltere, 6, 7, 11, 12, 20, 47, 48, 50, 51, 69, 103, 109</text:p><text:p text:style-name="P112">ve Nasır, 51</text:p><text:p text:style-name="P112">ve Süveyş Savaşı, 51</text:p><text:p text:style-name="P112">İnönü, İsmet, 56</text:p><text:p text:style-name="P112">İran, 19-21, 48, 53-6, 59, 66, 70, 71, 78, 80, 82-8, 90, 91, 93-6, 101, 103-08, 111-29, 133, 137, 144, 145, 147, 152-54, 159, 162, 168, 173-75, 179-81, 185-91, 193-95, 199</text:p><text:p text:style-name="P112">İran Devrimi, 94-6, 107, 118, 120, 121, 128</text:p><text:p text:style-name="P112">İran Falaşaları, 124</text:p><text:p text:style-name="P112">Urumiye Kürtleri, 103, 190</text:p><text:p text:style-name="P112">ve İsrail, 55, 116–18, 82–87, 96, 97, 120–22 </text:p><text:p text:style-name="P112">ve Kürtler, 82–87</text:p><text:p text:style-name="P112">ve Türkiye, 185–91</text:p><text:p text:style-name="P112">İran-Irak savaşı, 93–97, 103-08, 111, 112, 133, 136, 144</text:p><text:p text:style-name="P112">ve ABD, 105–08</text:p><text:p text:style-name="P112">İsa, Hz., 27, 34</text:p><text:p text:style-name="P112">İslam Konferansı Örgütü, 22</text:p><text:p text:style-name="P112">İslami Cihad, 21</text:p><text:p text:style-name="P112">İsrail</text:p><text:p text:style-name="P112">Kürtler, 78–82</text:p><text:p text:style-name="P112">Lübnan işgali, 68</text:p><text:p text:style-name="P112">Tarihsel sınırlar, 43, 44, 212</text:p><text:p text:style-name="P112">Tevratsal sınırlar, 42–6</text:p><text:p text:style-name="P112">ve ABD, 163</text:p><text:p text:style-name="P112">ve Baas Partisi (Irak), 97–101</text:p><text:p text:style-name="P112">ve Cezayir bağımsızlık savaşı, 52</text:p><text:p text:style-name="P112">ve Çad iç savaşı, 72</text:p><text:p text:style-name="P112">ve Eritre, 57, 59</text:p><text:p text:style-name="P112">ve Etiyopya, 57–9</text:p><text:p text:style-name="P112">ve Fas, 53</text:p><text:p text:style-name="P112">ve GAP, 218–24</text:p><text:p text:style-name="P112">ve Henry Kissinger, 141</text:p><text:p text:style-name="P112">ve Irak, 132–34</text:p><text:p text:style-name="P112">ve Irangate, 122–25</text:p><text:p text:style-name="P112">ve İran (Şah dönemi), 82–7</text:p><text:p text:style-name="P112">ve İran (Şah sonrası), 96, 97, 116–18, 120–22</text:p><text:p text:style-name="P112">ve İranlı Kürtler, 104</text:p><text:p text:style-name="P112">ve Körfez Savaşı, 143–45, 132, 136-39, 143, 144</text:p><text:p text:style-name="P112">ve Kürtler, 79, 81, 82, 87, 88, 90, 91, 145-50, 153, 158, 161, 166-68, 170, 172, 173, 194, 199–204</text:p><text:p text:style-name="P112">ve PKK, 199–204</text:p><text:p text:style-name="P112">ve Saddam Hüseyin, 97, 99-101, 103, 128, 142–43</text:p><text:p text:style-name="P112">ve Sudan iç savaşı, 71, 72</text:p><text:p text:style-name="P112">ve Suriye, 181–85, 200–22</text:p><text:p text:style-name="P112">ve Türkiye, 55–7, 221–22, 164, 221–22, 181–85</text:p><text:p text:style-name="P112">ve “Türkiye’nin destablizasyonu”, 199</text:p><text:p text:style-name="P112">ve Umman iç savaşı, 70</text:p><text:p text:style-name="P112">ve Yemen iç savaşı, 69</text:p><text:p text:style-name="P112">İsrail-Kürdistan Dostluk Derneği, 170</text:p><text:p text:style-name="P112">İşçi Partisi (İsrail), 18, 19, 30, 31, 41, 65, 184, 209</text:p><text:p text:style-name="P112">İtalya, 51, 57, 108-11</text:p><text:p text:style-name="P105"/><text:p text:style-name="P110">—J—</text:p><text:p text:style-name="P112">Jabotinsky, Vladimir, 51, 66, 231</text:p><text:p text:style-name="P112">Jackson, Henry, 88, 89</text:p><text:p text:style-name="P112">Jerusalem Post, The, 206</text:p><text:p text:style-name="P112">Jewish History, Jewish Religion (Shahak), 31</text:p><text:p text:style-name="P112">Jonglei Kanalı, 211, 216, 217</text:p><text:p text:style-name="P105"/><text:p text:style-name="P110">—K—</text:p><text:p text:style-name="P112">Kabe, 2</text:p><text:p text:style-name="P112">Kabus İbn-i Said, 70</text:p><text:p text:style-name="P112">Kamhi, Jak, 186, 188</text:p><text:p text:style-name="P112">Kangarlu, Mohsen, 123</text:p><text:p text:style-name="P112">Kara Eylül, 99</text:p><text:p text:style-name="P112">Karen Armstrong, 9, 11, 231</text:p><text:p text:style-name="P112">Kasım, Abdülraif el, 177</text:p><text:p text:style-name="P112">Kasım, Albay Abdülkerim, 39, 57, 97, 98, 99, 125, 231</text:p><text:p text:style-name="P112">Kaşıkçı, Adnan, 71, 115, 116, 117, 118</text:p><text:p text:style-name="P112">Kaynak, Mahir, 188, 189</text:p><text:p text:style-name="P112">Kazan, Şevket, 171, 187</text:p><text:p text:style-name="P112">Kelly, John, 135</text:p><text:p text:style-name="P112">Kennedy, Ted, 169</text:p><text:p text:style-name="P112">Kenya, 71, 115, 116, 117, 118, 122, 213</text:p><text:p text:style-name="P112">Kermit Roosevelt, 48</text:p><text:p text:style-name="P112">Kıbrıs, 8, 43, 44, 73, 123, 185</text:p><text:p text:style-name="P112">Kibbutzlar, 222, 223</text:p><text:p text:style-name="P112">Kidron, Pamela, 149</text:p><text:p text:style-name="P112">Kimche, David, 55, 67, 79, 116, 117, 122, 124, 160</text:p><text:p text:style-name="P112">Kissinger Associates, 108, 110, 111, 141</text:p><text:p text:style-name="P112">Kissinger, Henry, 17, 83, 84, 85, 86, 88, 110, 111, 140, 141, 143, 160, 161</text:p><text:p text:style-name="P112">Kivunim, 60</text:p><text:p text:style-name="P112">Knesset, 1, 8, 40, 79</text:p><text:p text:style-name="P112">Kohen, Sami, 176</text:p><text:p text:style-name="P112">Kongo. bkz. Zaire. bkz. Zaire</text:p><text:p text:style-name="P112">Kontralar, 114, 123, 124, 125</text:p><text:p text:style-name="P112">Korn, David Adolph, 167</text:p><text:p text:style-name="P112">Körfez Savaşı, x, 17, 63, 91, 100, 131-33, 137-139, 140, 141, 142, 143, 144, 145, 146, 147, 151, 152, 153, 154, 157, 158, 177, 178, 195</text:p><text:p text:style-name="P112">ve İsrail, 136-39, 143–45</text:p><text:p text:style-name="P112">Kral Faruk, 11, 48</text:p><text:p text:style-name="P112">Kubbet-üs Sahra, 3</text:p><text:p text:style-name="P112">Kuran, 27</text:p><text:p text:style-name="P112">Küba, 225</text:p><text:p text:style-name="P112">Kürdistan Demokratik Partisi (kdp), 192, 194, 195, 196, 197, 199</text:p><text:p text:style-name="P112">Kürdistan Yurtseverler Birliği (kyb), 192, 196</text:p><text:p text:style-name="P112">Kürdistanlı Yahudiler (Medyalı), 149, 150</text:p><text:p text:style-name="P112">Kürt Aydını Üzerine Düşünceler (Beşikçi), 149</text:p><text:p text:style-name="P112">Kürt devleti projesi, 79, 86, 144, 145, 151, 152, 158, 162, 166, 168, 169, 172, 204</text:p><text:p text:style-name="P112">Kürt Haber Ajansı, 165</text:p><text:p text:style-name="P112">Kürt Yahudileri Ulusal Örgütü (İsrail), 149, 150</text:p><text:p text:style-name="P112">Kürtler, 66, 74, 76, 78, 79, 80, 81, 82, 83, 84, 85, 86, 87, 88, 89, 90, 91, 104, 108, 132, 133, 145, 146, 147, 149, 151, 152, 162, 165, 167, 168, 170, 173, 177, 190, 193, 195, 204, 223</text:p><text:p text:style-name="P112">Kırmançlar, 165, 192</text:p><text:p text:style-name="P112">“Kürt Devleti” projesi, ix, x, 63, 87, 90, 91, 129, 132, 144, 145, 147, 151, 152, 153, 154, 155, 157, 158, 159, 161, 163, 164, 167, 168, 170, 172, 173, 174, 175, 191, 199, 200, 203, 222, 226</text:p><text:p text:style-name="P112">Kürt Enstitüsü (Washington), 163</text:p><text:p text:style-name="P112">Kürt lobisi, 88, 89, 90, 168</text:p><text:p text:style-name="P112">Kürt Yahudileri, 87, 149, 150, 194, 223</text:p><text:p text:style-name="P112">Merved operasyonu, 79</text:p><text:p text:style-name="P112">peşmergeler, 81, 147, 197</text:p><text:p text:style-name="P112">Soraniler, 192</text:p><text:p text:style-name="P112">“sürgünde Kürt hükümeti”, 167</text:p><text:p text:style-name="P112">Urumiye Kürtleri, 103, 190</text:p><text:p text:style-name="P112">ve ABD, 104, 83–87, 151–53</text:p><text:p text:style-name="P112">ve CIA, 84</text:p><text:p text:style-name="P112">ve İran (Şah dönemi), 83, 84, 85, 86</text:p><text:p text:style-name="P112">ve İsrail lobisi, 157–58, 161–63, 166–72</text:p><text:p text:style-name="P112">ve İsrail, 66, 79, 81, 82, 87, 88, 104, 145–50</text:p><text:p text:style-name="P112">ve Saddam Hüseyin, 133</text:p><text:p text:style-name="P112">ve Yahudiler, 148–50, 170</text:p><text:p text:style-name="P112">Kuveyt, 43, 64, 95, 102, 131, 132, 134, 135, 136, 138, 139, 144</text:p><text:p text:style-name="P112">Irak tarafından işgali, 131, 134, 138, 145</text:p><text:p text:style-name="P105"/><text:p text:style-name="P110">—L—</text:p><text:p text:style-name="P112">Laipson, Ellen, 168, 172</text:p><text:p text:style-name="P112">Lantos, Tom, 138</text:p><text:p text:style-name="P112">Laquer, Walter, 41</text:p><text:p text:style-name="P112">Lavon Olayı, 49, 50</text:p><text:p text:style-name="P112">Lavon, Pinhas, 49</text:p><text:p text:style-name="P112">LBS (Ljubljanska Banka), 110</text:p><text:p text:style-name="P112">Ledeen, Michael, 122</text:p><text:p text:style-name="P112">Levakov, Haim, 79</text:p><text:p text:style-name="P112">Levy, David, 137, 146, 147, 150</text:p><text:p text:style-name="P112">Lewis, Bernard, 171</text:p><text:p text:style-name="P112">Lewis, Samuel, 160</text:p><text:p text:style-name="P112">Libya, 64, 144</text:p><text:p text:style-name="P112">Likud Bloku, 19, 22, 30, 31, 38, 39, 40, 44, 157, 207</text:p><text:p text:style-name="P112">Litani nehri, 67, 211</text:p><text:p text:style-name="P112">Ljubljanska Banka bkz. LBS</text:p><text:p text:style-name="P112">Lubavich Hareketi, 39</text:p><text:p text:style-name="P112">Lübnan, 20, 21, 40, 43, 50, 61-4, 66, 67, 68, 73, 101, 114, 115, 122, 128, 157, 180, 194, 202, 207-09, 211</text:p><text:p text:style-name="P112">Falanjistler, 66-8</text:p><text:p text:style-name="P112">Güney Lübnan Ordusu, 68</text:p><text:p text:style-name="P112">iç savaşı, 66–68, 101, 157</text:p><text:p text:style-name="P112">İsrail “güvenlik kuşağı”, 68</text:p><text:p text:style-name="P112">İsrail tarafından işgali, 20, 40, 66–68, 101, 115, 157, 211</text:p><text:p text:style-name="P112">Maruniler, 61, 66, 67</text:p><text:p text:style-name="P112">parçalanması senaryosu, 61</text:p><text:p text:style-name="P112">ve “Tevratsal sınırlar”, 43</text:p><text:p text:style-name="P112">Lubrani, Uri, 71, 96, 117</text:p><text:p text:style-name="P112">Luttwak, Edward, 160</text:p><text:p text:style-name="P105"/><text:p text:style-name="P110">—M—</text:p><text:p text:style-name="P112">Maimonides, 35, 36</text:p><text:p text:style-name="P112">Makovsky, Alan, 160</text:p><text:p text:style-name="P112">Malezya, 169</text:p><text:p text:style-name="P112">Manavgat suyu, 209</text:p><text:p text:style-name="P112">Mark Rich, 220</text:p><text:p text:style-name="P112">Maruniler, 61, 66, 67</text:p><text:p text:style-name="P112">Masada, 26, 28</text:p><text:p text:style-name="P112">Mazzini, Guiseppe, 170</text:p><text:p text:style-name="P112">McDonald, Jim, 151</text:p><text:p text:style-name="P112">McFarlane, Robert, 122, 125, 160</text:p><text:p text:style-name="P112">Med tv, 166</text:p><text:p text:style-name="P112">Medeniyetler Çatışması (Huntington), 22</text:p><text:p text:style-name="P112">Medyalı, A., 149</text:p><text:p text:style-name="P112">Meir, Golda, 16, 18, 56</text:p><text:p text:style-name="P112">Melman, Yossi, 54, 76, 78, 118, 122, 145, 146</text:p><text:p text:style-name="P112">Memlukler, 3</text:p><text:p text:style-name="P112">Menderes, Adnan, 56</text:p><text:p text:style-name="P112">Mengistu Haile Mariam, 57-9</text:p><text:p text:style-name="P112">Mescid-i Aksa, 22</text:p><text:p text:style-name="P112">Mezarcı, Hasan, 187</text:p><text:p text:style-name="P112">Mısır, 3, 11, 13, 16, 17, 19, 35, 43, 47-50, 53, 61, 63, 64, 69, 70, 80, 82, 95, 98-100, 125, 128, 150, 169, 213-19</text:p><text:p text:style-name="P112">parçalanması senaryosu, 63</text:p><text:p text:style-name="P112">ve “Tevratsal sınırlar”, 43</text:p><text:p text:style-name="P112">Miller, Aaron David, 160</text:p><text:p text:style-name="P112">Milli İstihbarat Teşkilatı bkz. mit</text:p><text:p text:style-name="P112">Milli Su Şebekesi projesi (İsrail), 210</text:p><text:p text:style-name="P112">Milliyet, 164, 179, 183, 197, 219</text:p><text:p text:style-name="P112">mit (Milli İstihbarat Teşkilatı), 187, 222</text:p><text:p text:style-name="P112">Mitterand, Daniela, 223</text:p><text:p text:style-name="P112">Mobutu Sese Seko, 72</text:p><text:p text:style-name="P112">Mondale, Walter, 160</text:p><text:p text:style-name="P112">Monte Carlo Radyosu, 202</text:p><text:p text:style-name="P112">Montvile, Joseph, 171</text:p><text:p text:style-name="P112">Moritanya, 167</text:p><text:p text:style-name="P112">Moşe Givati, 10</text:p><text:p text:style-name="P112">Mossad, 30, 49, 52, 53, 55, 56, 71, 76, 77, 80, 90, 100, 111, 115-17, 119, 120, 136-38, 142, 146-49, 160, 168, 169, 173, 186, 187, 216, 220-22</text:p><text:p text:style-name="P112">Aliyah Bet, 79</text:p><text:p text:style-name="P112">LAP-LohAma Psicologit, 137</text:p><text:p text:style-name="P112">ve Ben Barka Olayı, 53</text:p><text:p text:style-name="P112">ve “Ezra ve Nehemya Operasyonu”, 149</text:p><text:p text:style-name="P112">ve faili meçhuller, 189</text:p><text:p text:style-name="P112">ve Falanjistler, 67</text:p><text:p text:style-name="P112">ve Gladio, 109</text:p><text:p text:style-name="P112">ve Kürtler, 79, 145, 146</text:p><text:p text:style-name="P112">ve Lavon Olayı, 49</text:p><text:p text:style-name="P112">ve Muhaberat (Irak), 100, 102, 142</text:p><text:p text:style-name="P112">ve Muhaberat (Ürdün), 54</text:p><text:p text:style-name="P112">ve P2 mason locası, 109</text:p><text:p text:style-name="P112">ve SAVAK, 55, 82, 94</text:p><text:p text:style-name="P112">ve Sudan, 71</text:p><text:p text:style-name="P112">ve Türkiye, 56</text:p><text:p text:style-name="P112">ve Uğur Mumcu, 148</text:p><text:p text:style-name="P112">ve Ürdün Kralı Hüseyin, 54</text:p><text:p text:style-name="P112">Muhaberat (Irak), 100, 102, 142</text:p><text:p text:style-name="P112">Muhaberat (Ürdün), 54</text:p><text:p text:style-name="P112">Muhammed, Hz., 3</text:p><text:p text:style-name="P112">Mumcu, Ceyhan, 148, 187, 188</text:p><text:p text:style-name="P112">Musavi, 120, 123</text:p><text:p text:style-name="P112">Mussolini, Benito, 67</text:p><text:p text:style-name="P107"/><text:p text:style-name="P110">—N—</text:p><text:p text:style-name="P112">Nachman, David E., 170</text:p><text:p text:style-name="P112">Nayif, Abdülrezzak El, 102</text:p><text:p text:style-name="P112">Napoleon, Bonaparte, 3</text:p><text:p text:style-name="P112">Nasır, 12, 13, 16, 21, 47-9, 51, 53, 54, 69, 97-9</text:p><text:p text:style-name="P112">NATO, 12, 160, 176</text:p><text:p text:style-name="P112">Nazi Almanyası, 5, 67</text:p><text:p text:style-name="P112">Nazi toplama kampları, 8</text:p><text:p text:style-name="P112">Nebukadnezsar, 93, 125, 126</text:p><text:p text:style-name="P112">Necib, General Muhammed, 48</text:p><text:p text:style-name="P112">Nehru, 12</text:p><text:p text:style-name="P112">netafim (İsrail Sulama Firması), 219</text:p><text:p text:style-name="P112">Netanyahu, Benjamin, 154, 199</text:p><text:p text:style-name="P112">New Republic, The, 160</text:p><text:p text:style-name="P112">New York Daily News, The, 160</text:p><text:p text:style-name="P112">New York Times, The, 179</text:p><text:p text:style-name="P112">Newroz, 157, 162, 167, 168, 170, 172</text:p><text:p text:style-name="P112">Newsweek, 154, 214</text:p><text:p text:style-name="P112">Nikaragua, 114, 123</text:p><text:p text:style-name="P112">Nil nehri, 43, 45, 46, 63, 205, 212-19, 221</text:p><text:p text:style-name="P112">Nimrodi, Yakov, 87, 88, 115-18, 122-24</text:p><text:p text:style-name="P112">Nir, Amiram, 124, 125, 160</text:p><text:p text:style-name="P112">Nixon, Richard, 84, 86, 140</text:p><text:p text:style-name="P112">Nobel Barış Ödülü, 39</text:p><text:p text:style-name="P112">North, Yarbay Oliver, 122, 125</text:p><text:p text:style-name="P112">Nükleer silahlar (İran), 21</text:p><text:p text:style-name="P112">Nükleer silahlar (İsrail), 17</text:p><text:p text:style-name="P112">Numeyri, Cafer, 71, 72, 116, 117</text:p><text:p text:style-name="P105"/><text:p text:style-name="P110">—O—</text:p><text:p text:style-name="P112">OAS (Organisation de l’Armée Secrète), 52</text:p><text:p text:style-name="P112">One-Man Mossad (Eshed), 76</text:p><text:p text:style-name="P112">Orly, General Abraham, 58</text:p><text:p text:style-name="P112">Osirak nükleer reaktörü, 112, 113, 129</text:p><text:p text:style-name="P112">Osmanlı İmparatorluğu, 6, 35</text:p><text:p text:style-name="P112">Ostrovsky, Victor, 30, 100, 109, 136-38, 142, 220</text:p><text:p text:style-name="P112">Oufkir, General Muhammed, 53</text:p><text:p text:style-name="P105"/><text:p text:style-name="P110">—Ö—</text:p><text:p text:style-name="P112">Öcalan, Abdullah, 197, 202, 203, 223</text:p><text:p text:style-name="P112">Öcalan, Osman, 197</text:p><text:p text:style-name="P112">Özal, Turgut, 209</text:p><text:p text:style-name="P112">Özgür Gündem, 165</text:p><text:p text:style-name="P112">Özkök, Ertuğrul, 176</text:p><text:p text:style-name="P105"/><text:p text:style-name="P110">—P—</text:p><text:p text:style-name="P112">P2 mason locası, 108-11</text:p><text:p text:style-name="P112">Monte Carlo Komitesi, 110</text:p><text:p text:style-name="P112">Pakistan, 169</text:p><text:p text:style-name="P112">Papa Mafya Ağca (Mumcu), 110</text:p><text:p text:style-name="P112">Parsons, Sir Anthony, 103</text:p><text:p text:style-name="P112">Peace Now!, 31</text:p><text:p text:style-name="P112">Pehlevi, Prens Rıza, 116</text:p><text:p text:style-name="P112">Pehlevi, Şah Muhammed Rıza, 19, 48, 53-5, 82-7, 93, 94, 96, 113, 116, 121, 124, 126-28, 174</text:p><text:p text:style-name="P112">Peled, General Matityahu, 58</text:p><text:p text:style-name="P112">Pell, Clairborne, 89, 164, 166, 167</text:p><text:p text:style-name="P112">Peres, Şimon, 29, 52, 65, 78, 79, 118, 119, 122-24, 184, 185, 201, 209, 222</text:p><text:p text:style-name="P112">Peretz, Martin, 160</text:p><text:p text:style-name="P112">Perle, Richard, 88, 89, 160, 168, 171, 185</text:p><text:p text:style-name="P112">Pers Krallığı, 126, 127</text:p><text:p text:style-name="P112">pflp, (Filistin Halk Kurtuluş Cephesi), 202</text:p><text:p text:style-name="P112">Philip Brothers, 220</text:p><text:p text:style-name="P112">Pipes, Daniel, 179</text:p><text:p text:style-name="P112">pkk, 165, 169, 177, 185, 187, 190, 194-98, 200-03</text:p><text:p text:style-name="P112">Platon, 33</text:p><text:p text:style-name="P112">Polisario gerillaları, 53</text:p><text:p text:style-name="P112">Polonya, 31</text:p><text:p text:style-name="P105"/><text:p text:style-name="P110">—R—</text:p><text:p text:style-name="P112">Rabin, Yitzhak, 18, 29, 30, 52, 210, 231</text:p><text:p text:style-name="P112">suikastı, 30</text:p><text:p text:style-name="P112">Rafsancani, Ali Ekber Haşemi, 118, 119</text:p><text:p text:style-name="P112">Raviv, Dan, 54, 76, 78, 118, 122, 145, 146</text:p><text:p text:style-name="P112">Raymund of Tripoli, 1</text:p><text:p text:style-name="P112">Reagan, Ronald, 89, 105, 106, 110, 114, 122, 125, 160</text:p><text:p text:style-name="P112">Refah Partisi bkz. RP</text:p><text:p text:style-name="P112">Regev, Arik, 79</text:p><text:p text:style-name="P112">Responsum (Sofer), 35</text:p><text:p text:style-name="P112">Reynauld of Chatillon, 2</text:p><text:p text:style-name="P112">Rhode, Harold, 169, 171</text:p><text:p text:style-name="P112">Richard the Lionheart bkz. Arslan Yürekli Richard</text:p><text:p text:style-name="P112">Rogers, William, 84, 99, 140</text:p><text:p text:style-name="P112">Roma İmparatorluğu, 6, 25-8, 30, 31, 108</text:p><text:p text:style-name="P112">Ronald Payne, 53</text:p><text:p text:style-name="P112">Rosanne, Meir, 56</text:p><text:p text:style-name="P112">Ross, Dennis, 160</text:p><text:p text:style-name="P112">Rouleau, Eric, 170</text:p><text:p text:style-name="P112">Rousseau, Jean Jacques, 222</text:p><text:p text:style-name="P112">RP, 163, 171, 187</text:p><text:p text:style-name="P112">Rubinstein, Amnon, 13, 15, 25, 41, 231</text:p><text:p text:style-name="P112">Rusya, 162, 173, 177, 185, 206</text:p><text:p text:style-name="P105"/><text:p text:style-name="P110">—S—</text:p><text:p text:style-name="P112">Sabah, 148, 151, 154, 175, 176, 179, 190</text:p><text:p text:style-name="P112">Sabala, 107</text:p><text:p text:style-name="P112">Sabar, Yona, 149</text:p><text:p text:style-name="P112">Sabbah hanedanı, 131</text:p><text:p text:style-name="P112">Sabra ve Şatilla katliamları, 68</text:p><text:p text:style-name="P112">Saddam Hüseyin, 93-8, 100-03, 105, 107, 108, 110-14, 126, 128, 129, 131-39, 141-45, 151-54, 158, 174, 193, 196, 197</text:p><text:p text:style-name="P112">İsrail’le işbirliği, 96, 101, 103</text:p><text:p text:style-name="P112">ve ABD, 101–3, 108–11</text:p><text:p text:style-name="P112">ve Cihaz Hanin, 101, 102</text:p><text:p text:style-name="P112">ve İsrail, 99, 100, 142, 143</text:p><text:p text:style-name="P112">ve Mesud Barzani, 192, 193</text:p><text:p text:style-name="P112">Safire, William, 179</text:p><text:p text:style-name="P112">Saguy, Tsuri, 79</text:p><text:p text:style-name="P112">Saguy, Yehoshua, 79, 133, 134</text:p><text:p text:style-name="P112">Sahana, 107</text:p><text:p text:style-name="P112">Saharov, Andrei, 170</text:p><text:p text:style-name="P112">Said, Muhammed, 53</text:p><text:p text:style-name="P112">Sariy, Aharun, 150</text:p><text:p text:style-name="P112">SAVAK, 55, 82, 90, 94</text:p><text:p text:style-name="P112">savama, 188</text:p><text:p text:style-name="P112">Schoenman, Ralph, 65</text:p><text:p text:style-name="P112">Schultz, George, 160, 161</text:p><text:p text:style-name="P112">Schwarzkopf, Norman, 143</text:p><text:p text:style-name="P112">Schweitzer, Adolf, 51</text:p><text:p text:style-name="P112">Schwimmer, Adolph, 115, 116, 118, 119, 122, 124</text:p><text:p text:style-name="P112">Scowcroft, Brent, 89, 111, 140, 141, 143</text:p><text:p text:style-name="P112">Sedat, Enver, 16, 19, 212, 213, 215</text:p><text:p text:style-name="P112">Selahaddin Eyyubi, 1-3, 59</text:p><text:p text:style-name="P112">Selahaddin, 1-3, 8, 16, 21, 22</text:p><text:p text:style-name="P112">Selassie, Haile, 57, 58</text:p><text:p text:style-name="P112">Sertoğlu, Sedat, 175, 176</text:p><text:p text:style-name="P112">Sevr Konferansı (1956), 50</text:p><text:p text:style-name="P112">Sezgin, Ferruh, 203, 224</text:p><text:p text:style-name="P112">Sfenks Operasyonu, 112-114</text:p><text:p text:style-name="P112">SHABAK, 96</text:p><text:p text:style-name="P112">Shahak, Israel, 10, 22, 23, 31-4, 38, 39, 41-4, 65, 227, 231</text:p><text:p text:style-name="P112">Shai, 76</text:p><text:p text:style-name="P112">Sharett, Moşe, 67</text:p><text:p text:style-name="P112">Shim’on, Rabbi, 40</text:p><text:p text:style-name="P112">Sick, Gary, 96</text:p><text:p text:style-name="P112">Sihirli Halı Operasyonu, 69</text:p><text:p text:style-name="P112">Sina Yarımadası, 12, 14, 17, 19, 43, 63, 213, 215, 217, 218</text:p><text:p text:style-name="P112">Siyon Dağı, 6</text:p><text:p text:style-name="P112">Siyonist Kongre, I., 45</text:p><text:p text:style-name="P112">Siyonizm, 4-6, 14, 18, 38, 39, 41, 45, 51, 66, 121, 133, 231</text:p><text:p text:style-name="P112">Slobodan Milosevic, 111</text:p><text:p text:style-name="P112">Soderberg, Nancy, 169</text:p><text:p text:style-name="P112">Sofer, Armon, 209</text:p><text:p text:style-name="P112">Sofer, Haham, 35</text:p><text:p text:style-name="P112">Soffa, Arnold, 206</text:p><text:p text:style-name="P112">Soğuk Savaş, 69, 225, 227</text:p><text:p text:style-name="P112">Solarz, Stephen, 53, 168</text:p><text:p text:style-name="P112">Somali, 214</text:p><text:p text:style-name="P112">Sosyalist Enternasyonal, 122</text:p><text:p text:style-name="P112">Sovyetler Birliği, 12, 51, 69, 83, 84, 94, 101, 120, 177, 178, 225</text:p><text:p text:style-name="P112">Soysal, Mümtaz, 158, 170</text:p><text:p text:style-name="P112">Soyvetler Birliği, 16, 97</text:p><text:p text:style-name="P112">Sparta, 33, 34, 37, 39</text:p><text:p text:style-name="P112">Spider’s Web (Friedman), 108</text:p><text:p text:style-name="P112">Spymasters of Israel, The (Steven), 52</text:p><text:p text:style-name="P112">sscb. bkz. Soyvetler Birliği</text:p><text:p text:style-name="P112">Starr, Joyce, 185</text:p><text:p text:style-name="P112">Stealth PAC’s (Curtiss), 89, 166</text:p><text:p text:style-name="P112">Steiner, David, 71, 161</text:p><text:p text:style-name="P112">Steiner, Rolf, 71</text:p><text:p text:style-name="P112">Steven, S., 52</text:p><text:p text:style-name="P112">Sudan, 64, 66, 70-4, 116, 117, 159, 211, 213, 215-17</text:p><text:p text:style-name="P112">Addis Ababa Anlaşması, 71</text:p><text:p text:style-name="P112">iç savaşı, 71</text:p><text:p text:style-name="P112">parçalanması senaryosu, 64</text:p><text:p text:style-name="P112">Sudan Halk Kurtuluş Ordusu, 72</text:p><text:p text:style-name="P112">Süleyman, Hz., 17, 27, 125</text:p><text:p text:style-name="P112">Suriye, 3, 12, 13, 16, 17, 51, 53, 61-3, 77, 81, 94, 95, 101, 125, 144, 147, 154, 162, 168, 173-85, 189, 191, 194, 197, 199, 200, 208, 209, 211, 221, 222</text:p><text:p text:style-name="P112">parçalanması senaryosu, 62</text:p><text:p text:style-name="P112">ve İsrail, 181–85, 220–22</text:p><text:p text:style-name="P112">ve “Tevratsal sınırlar”, 43</text:p><text:p text:style-name="P112">ve Türkiye, 175–81, 191, 221–22</text:p><text:p text:style-name="P112">Suudi Arabistan, 64, 69, 106, 115, 117, 118, 135, 151</text:p><text:p text:style-name="P112">Süveyş Kanalı, 12, 13, 45, 48, 50</text:p><text:p text:style-name="P112">Nasır tarafından millileştirilmesi, 51</text:p><text:p text:style-name="P112">Süveyş Savaşı (1956), 10, 13, 15</text:p><text:p text:style-name="P105"/><text:p text:style-name="P110">—Ş—</text:p><text:p text:style-name="P112">Şalom, 150</text:p><text:p text:style-name="P112">Şamir, Yitzhak, 39, 142, 146, 159, 206</text:p><text:p text:style-name="P112">Şarm el-Şeyh Zirvesi, 189</text:p><text:p text:style-name="P112">Şaron, Ariel, 14, 44, 67, 71, 88, 96, 115-18, 157, 199</text:p><text:p text:style-name="P112">Şatt-ül Arab nehri, 83, 84, 105, 126, 174</text:p><text:p text:style-name="P112">Şazar, Zalman, 40</text:p><text:p text:style-name="P112">Şiloah, Reuven, 75-8</text:p><text:p text:style-name="P112">Şimoni, Haviv, 149, 150</text:p><text:p text:style-name="P112">Şouval, Hillel, 182</text:p><text:p text:style-name="P105"/><text:p text:style-name="P110">—T—</text:p><text:p text:style-name="P112">Tahrir, Maher, 202</text:p><text:p text:style-name="P112">Talabani, Celal, 148, 153, 187, 192-98</text:p><text:p text:style-name="P112">Talmud, 32, 33, 34, 35, 36, 37, 38, 39, 40</text:p><text:p text:style-name="P112">Tamir, General Avraham, 116</text:p><text:p text:style-name="P112">Tavlaş, Nezih, 148</text:p><text:p text:style-name="P112">Tayland, 169</text:p><text:p text:style-name="P112">Tayyib, Ebu, 116</text:p><text:p text:style-name="P112">TBMM, 171</text:p><text:p text:style-name="P112">Terörist devlet listesi, 104, 159</text:p><text:p text:style-name="P112">Tevrat. bkz. Eski Ahit</text:p><text:p text:style-name="P112">Tevratsal Sınırlar, 42, 44</text:p><text:p text:style-name="P112">They Dare to Speak Out, (Findley), 88, 166</text:p><text:p text:style-name="P112">Tıkriti, General Herdan El, 102</text:p><text:p text:style-name="P112">Tito, Josip Broz, 12</text:p><text:p text:style-name="P112">Titus, 25</text:p><text:p text:style-name="P112">Trident anlaşması, 56, 59, 82</text:p><text:p text:style-name="P112">Turabi, Hasan el, 72</text:p><text:p text:style-name="P112">Türkiye</text:p><text:p text:style-name="P112">Güneydoğu, 44, 74, 158, 164-67, 171, 197, 221-24</text:p><text:p text:style-name="P112">ve İran, 185–91, 174</text:p><text:p text:style-name="P112">ve İsrail’in çevre stratejisi, 56</text:p><text:p text:style-name="P112">ve İsrail, 164, 181–85, 221, 222</text:p><text:p text:style-name="P112">ve Kürtler, 146, 152, 165, 168, 170, 174</text:p><text:p text:style-name="P112">ve Mossad, 56</text:p><text:p text:style-name="P112">ve Saddam Hüseyin, 143</text:p><text:p text:style-name="P112">ve Suriye, 174–81, 191, 221, 222</text:p><text:p text:style-name="P112">ve “Tevratsal sınırlar”, 43, 44</text:p><text:p text:style-name="P112">Tınç, Ferai, 183</text:p><text:p text:style-name="P112">Türkiye Büyük Millet Meclisi bkz. TBMM</text:p><text:p text:style-name="P112">Türkmenler (Irak), 192</text:p><text:p text:style-name="P112">Tzur, General Zvi, 55</text:p><text:p text:style-name="P107"/><text:p text:style-name="P110">—U—</text:p><text:p text:style-name="P112">Uganda, 6, 71, 72, 216</text:p><text:p text:style-name="P112">Uganda Planı, 6</text:p><text:p text:style-name="P112">Uğur Mumcu, 110, 146, 148, 186-88</text:p><text:p text:style-name="P112">Umman, 69, 70, 73</text:p><text:p text:style-name="P112">Umman Halk Kurtuluş Cephesi, 70</text:p><text:p text:style-name="P112">US News and World Report, 160</text:p><text:p text:style-name="P112">USS Stark, 105-07</text:p><text:p text:style-name="P105"/><text:p text:style-name="P110">—Ü—</text:p><text:p text:style-name="P112">“Üçüncü Tapınak”, 17, 22</text:p><text:p text:style-name="P112">Ünver, Olcay, 220</text:p><text:p text:style-name="P112">Ürdün, 7, 11, 13, 50, 53, 61, 62, 64, 77, 142, 178, 182, 204, 208, 209, 211</text:p><text:p text:style-name="P112">İsrail tarafından işgali planı, 64</text:p><text:p text:style-name="P112">ve “Tevratsal sınırlar”, 43</text:p><text:p text:style-name="P105"/><text:p text:style-name="P110">—V—</text:p><text:p text:style-name="P112">Vaadedilmiş Topraklar, 30, 42, 208, 218, 219</text:p><text:p text:style-name="P112">Varşova Paktı, 12</text:p><text:p text:style-name="P112">Vaught, James, 185</text:p><text:p text:style-name="P112">Versailles Barış Konferansı, 211</text:p><text:p text:style-name="P112">Vietnam Savaşı, 95</text:p><text:p text:style-name="P112">VOFI (Hür Irak’ın Sesi Radyosu ), 151, 165</text:p><text:p text:style-name="P105"/><text:p text:style-name="P110">—W—</text:p><text:p text:style-name="P112">Washington Jewish Weekly, 162</text:p><text:p text:style-name="P112">Washington Post, 79</text:p><text:p text:style-name="P112">Washington Report on Middle East Affairs, 159, 231</text:p><text:p text:style-name="P112">Webster, William, 135</text:p><text:p text:style-name="P112">Weinberg, Barbi, 159, 160</text:p><text:p text:style-name="P112">Weizmann, Ezer, 171, 220</text:p><text:p text:style-name="P112">wInnep, 158-63, 166-68, 179, 190</text:p><text:p text:style-name="P112">Wright, Robin, 119</text:p><text:p text:style-name="P105"/><text:p text:style-name="P110">—Y—</text:p><text:p text:style-name="P112">Yad Le’akhim, 34</text:p><text:p text:style-name="P112">Yadin, Yigael, 14</text:p><text:p text:style-name="P112">Yahuda Krallığı, 125</text:p><text:p text:style-name="P112">Yahudi Ajansı (Jewish Agency), 76</text:p><text:p text:style-name="P112">Yahudiler, 4-8, 14-6, 25-8, 30, 33-43, 45, 49, 53, 55, 69, 70, 76, 80, 90, 124-27, 149, 150, 167-70, 201, 206, 210, 212, 223, 224, 231</text:p><text:p text:style-name="P112">Amerikalı Yahudiler, 167, 169</text:p><text:p text:style-name="P112">ve Kürtler, 148–50, 170</text:p><text:p text:style-name="P112">Yahudi özgürleşmesi, 4</text:p><text:p text:style-name="P112">Yarmuk nehri, 182, 206, 208, 211</text:p><text:p text:style-name="P112">Yavuz, Turan, 86, 88-90, 138-140, 143, 147, 151, 153, 157</text:p><text:p text:style-name="P112">Yediot Ahronot, 227</text:p><text:p text:style-name="P112">Yemen, 42, 66, 69, 70, 73</text:p><text:p text:style-name="P112">Güney Yemen, 69</text:p><text:p text:style-name="P112">iç savaşı, 69</text:p><text:p text:style-name="P112">Kuzey Yemen, 69</text:p><text:p text:style-name="P112">Yemen Yahudileri, 42, 69</text:p><text:p text:style-name="P112">Yeni Yüzyıl, 180, 202</text:p><text:p text:style-name="P112">Yezdi, İbrahim, 104</text:p><text:p text:style-name="P112">Yıpratma Savaşı (Mısır-İsrail), 16, 99</text:p><text:p text:style-name="P112">Yinon, Oded, 47, 60-6, 87, 144, 153, 217, 218</text:p><text:p text:style-name="P112">Yom Kippur Savaşı (1973), 14, 16-9, 21, 140</text:p><text:p text:style-name="P112">Yugoslavya, 110, 111, 170</text:p><text:p text:style-name="P112">Yunanistan, 173, 176, 185</text:p><text:p text:style-name="P105"/><text:p text:style-name="P110">—Z—</text:p><text:p text:style-name="P112">Zahedi, Ardeşir, 96</text:p><text:p text:style-name="P112">Zaim, Albay Hüsnü, 77</text:p><text:p text:style-name="P112">Zaire, 71, 72</text:p><text:p text:style-name="P112">Zakkai, Yohanan Ben, 25, 27</text:p><text:p text:style-name="P112">Zamir, Zvi, 80</text:p><text:p text:style-name="P112">Zealotlar, 25-8, 30, 31</text:p><text:p text:style-name="P112">Zionist Plan for the Middle East, The (Shahak), 65</text:p><text:p text:style-name="P112">Zubi, Arkam, 212</text:p><text:p text:style-name="P112">Zuckerman, Mortimer, 160</text:p><text:p text:style-name="P105"/><text:p text:style-name="P105"/><text:p text:style-name="P105"/><text:p text:style-name="Endnote"/></text:note-body></text:note></text:span></text:p>
      <text:p text:style-name="P66">Dolayısıyla sözkonusu çevrelerin—ki bunların başında bir kaç büyük med­ya grubu gelmektedir—İsrail yanlısı dış politikalarda gösterdikleri ısrar, bu politikaların Türkiye'nin ulusal çıkarlarına vereceğini düşündükleri ka­zanç­lara dayanmamaktadır. Ustaca gözlerden kaçırılan bu gerçeğin bilinme­si ve hatırda tutulması, son derece önemlidir.</text:p>
      <text:p text:style-name="P66">Umarız bu kitabın sağlayacağı önemli kazançlardan biri de bu olacak­tır.</text:p>
      <text:p text:style-name="P76"/>
      <text:p text:style-name="P76"/>
      <text:p text:style-name="P64"><text:soft-page-break/>...Sen yücesin, bize öğrettiğinden başka</text:p>
      <text:p text:style-name="P72">bizim hiçbir bilgimiz yok. Gerçekten sen,</text:p>
      <text:p text:style-name="P72">her şeyi bilen, hüküm ve hikmet sahibi olansın.</text:p>
      <text:p text:style-name="P64">Bakara Suresi, 32</text:p>
      <text:p text:style-name="P78"/>
      <text:p text:style-name="P54"/>
      <text:p text:style-name="P66"/>
      <text:p text:style-name="P19">Bölüm Notları</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PalatinoT_rk" svg:font-family="PalatinoT_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en" fo:country="US" style:font-name-asian="Courier New1" style:font-family-asian="'Courier New'" style:font-family-generic-asian="system" style:font-pitch-asian="variable" style:font-size-asian="12pt" style:language-asian="tr" style:country-asian="TR"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cm" fo:margin-right="0cm" fo:line-height="150%" fo:text-align="center" style:justify-single-word="false" fo:text-indent="1cm" style:auto-text-indent="false" fo:keep-with-next="always"/>
      <style:text-properties style:text-position="super 58%" fo:font-size="36pt" fo:font-weight="bold" style:font-size-asian="3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style:text-position="super 58%" fo:font-size="11pt" fo:font-weight="bold" style:font-size-asian="11pt" style:font-weight-asian="bold"/>
    </style:style>
    <style:style style:name="Heading_20_3" style:display-name="Heading 3" style:family="paragraph" style:parent-style-name="Standard" style:default-outline-level="3" style:list-style-name="" style:class="text">
      <style:paragraph-properties fo:keep-with-next="always"/>
      <style:text-properties style:text-position="super 58%"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36pt" style:font-size-asian="36pt"/>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26pt" style:font-size-asian="26pt"/>
    </style:style>
    <style:style style:name="Heading_20_6" style:display-name="Heading 6" style:family="paragraph" style:parent-style-name="Standard" style:default-outline-level="6" style:list-style-name="" style:class="text">
      <style:paragraph-properties fo:keep-with-next="always"/>
      <style:text-properties fo:font-size="36pt" fo:font-weight="bold" style:font-size-asian="36pt" style:font-weight-asian="bold"/>
    </style:style>
    <style:style style:name="Heading_20_7" style:display-name="Heading 7" style:family="paragraph" style:parent-style-name="Standard" style:default-outline-level="7"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Heading_20_8" style:display-name="Heading 8" style:family="paragraph" style:parent-style-name="Standard" style:default-outline-level="8" style:list-style-name="" style:class="text">
      <style:paragraph-properties fo:margin-left="0cm" fo:margin-right="0.3cm" fo:line-height="0.564cm" fo:text-align="justify" style:justify-single-word="false" fo:text-indent="1cm" style:auto-text-indent="false" fo:keep-with-next="always"/>
      <style:text-properties fo:font-size="16pt" fo:language="fr" fo:country="FR" fo:font-weight="bold" style:font-size-asian="16pt" style:font-weight-asian="bold"/>
    </style:style>
    <style:style style:name="Heading_20_9" style:display-name="Heading 9" style:family="paragraph" style:parent-style-name="Standard" style:default-outline-level="9" style:list-style-name="" style:class="text">
      <style:paragraph-properties fo:margin-left="0cm" fo:margin-right="0.3cm" fo:line-height="0.564cm" fo:text-align="justify" style:justify-single-word="false" fo:text-indent="1cm" style:auto-text-indent="false" fo:keep-with-next="always"/>
      <style:text-properties fo:font-size="11pt" fo:font-weight="bold" style:font-size-asian="11pt" style:font-weight-asian="bold"/>
    </style:style>
    <style:style style:name="Body_20_Text_20_2" style:display-name="Body Text 2" style:family="paragraph" style:parent-style-name="Standard" style:default-outline-level="">
      <style:paragraph-properties fo:line-height="150%" fo:text-align="justify" style:justify-single-word="false"/>
      <style:text-properties style:font-name="Garamond" fo:font-family="Garamond" style:font-family-generic="roman" style:font-pitch="variable"/>
    </style:style>
    <style:style style:name="Bˆl_b8_m_20_ba_5f_lõÄõ" style:display-name="Bˆl¸m ba_lõÄõ" style:family="paragraph" style:parent-style-name="Standard" style:default-outline-level="">
      <style:paragraph-properties fo:margin-left="0.035cm" fo:margin-right="-0.035cm" fo:text-align="center" style:justify-single-word="false" fo:text-indent="-0.035cm" style:auto-text-indent="false"/>
      <style:text-properties style:text-position="super 58%" style:font-name="PalatinoT_rk" fo:font-family="PalatinoT_rk" style:font-family-generic="roman" style:font-pitch="variable" fo:font-size="16pt" fo:font-style="italic" style:font-size-asian="16pt" style:font-style-asian="italic"/>
    </style:style>
    <style:style style:name="Ba_5f_lõk_20__28_Anti-Scientist_29_" style:display-name="Ba_lõk (Anti-Scientist)" style:family="paragraph" style:parent-style-name="Standard" style:default-outline-level="">
      <style:paragraph-properties fo:margin-left="0cm" fo:margin-right="0cm" fo:text-align="center" style:justify-single-word="false" fo:text-indent="0.988cm" style:auto-text-indent="false"/>
      <style:text-properties style:text-position="super 58%" style:font-name="PalatinoT_rk" fo:font-family="PalatinoT_rk" style:font-family-generic="roman" style:font-pitch="variable" fo:font-size="16pt" fo:font-style="italic" style:font-size-asian="16pt" style:font-style-asian="italic"/>
    </style:style>
    <style:style style:name="Bˆl_b8_m_20_Adõ" style:display-name="Bˆl¸m Adõ" style:family="paragraph" style:parent-style-name="Ba_5f_lõk_20__28_Anti-Scientist_29_" style:default-outline-level="">
      <style:paragraph-properties fo:text-align="center" style:justify-single-word="false"/>
      <style:text-properties style:text-position="super 58%" style:font-name="PalatinoT_rk" fo:font-family="PalatinoT_rk" style:font-family-generic="roman" style:font-pitch="variable" fo:font-size="8pt" fo:letter-spacing="0.106cm" style:text-underline-style="solid" style:text-underline-width="auto" style:text-underline-color="font-color" style:font-size-asian="8pt"/>
    </style:style>
    <style:style style:name="Tepe_20_Alõntõsõ" style:display-name="Tepe Alõntõsõ" style:family="paragraph" style:parent-style-name="Standard" style:default-outline-level="">
      <style:paragraph-properties fo:margin-left="5.502cm" fo:margin-right="0cm" fo:text-align="end" style:justify-single-word="false" fo:text-indent="0.499cm" style:auto-text-indent="false"/>
      <style:text-properties style:text-position="super 58%" style:font-name="PalatinoT_rk" fo:font-family="PalatinoT_rk" style:font-family-generic="roman" style:font-pitch="variable" fo:font-size="9pt" fo:font-style="italic" style:font-size-asian="9pt" style:font-style-asian="italic"/>
    </style:style>
    <style:style style:name="Alõntõ_20__28_Anti-Scientist_29_" style:display-name="Alõntõ (Anti-Scientist)" style:family="paragraph" style:parent-style-name="Standard"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Anti-Scientist_29_" style:display-name="Alõntõ II (Anti-Scientist)" style:family="paragraph" style:parent-style-name="Alõntõ_20__28_Anti-Scientist_29_" style:default-outline-level="">
      <style:paragraph-properties fo:margin-left="0.988cm" fo:margin-right="0cm"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A_29_" style:display-name="Alõntõ II (A)" style:family="paragraph" style:parent-style-name="Alõntõ_20_II_20__28_Anti-Scientist_29_"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õntõ_20_II_20__28_B_29_" style:display-name="Alõntõ II (B)" style:family="paragraph" style:parent-style-name="Alõntõ_20_II_20__28_Anti-Scientist_29_" style:default-outline-level="">
      <style:paragraph-properties fo:margin-left="0.988cm" fo:margin-right="0cm" fo:margin-top="0.247cm" fo:margin-bottom="0.247cm" style:contextual-spacing="false" fo:text-align="justify" style:justify-single-word="false" fo:text-indent="0cm" style:auto-text-indent="false"/>
      <style:text-properties style:text-position="super 58%" style:font-name="PalatinoT_rk" fo:font-family="PalatinoT_rk" style:font-family-generic="roman" style:font-pitch="variable" fo:font-size="9pt" style:font-size-asian="9pt"/>
    </style:style>
    <style:style style:name="Alt_20_Ba_5f_lõk" style:display-name="Alt Ba_lõk" style:family="paragraph" style:parent-style-name="Standard" style:default-outline-level="">
      <style:paragraph-properties fo:margin-left="0cm" fo:margin-right="0cm" fo:text-align="justify" style:justify-single-word="false" fo:text-indent="0.988cm" style:auto-text-indent="false"/>
      <style:text-properties style:text-position="super 58%" style:font-name="PalatinoT_rk" fo:font-family="PalatinoT_rk" style:font-family-generic="roman" style:font-pitch="variable" fo:font-size="10pt" fo:font-weight="bold" style:font-size-asian="10pt" style:font-weight-asian="bold"/>
    </style:style>
    <style:style style:name="Footnote" style:family="paragraph" style:parent-style-name="Standard" style:default-outline-level="" style:class="extra">
      <style:paragraph-properties fo:margin-left="0.388cm" fo:margin-right="0cm" fo:text-align="justify" style:justify-single-word="false" fo:text-indent="-0.318cm" style:auto-text-indent="false"/>
      <style:text-properties style:text-position="super 58%" style:font-name="PalatinoT_rk" fo:font-family="PalatinoT_rk"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text-align="justify" style:justify-single-word="false" fo:text-indent="0.988cm" style:auto-text-indent="false">
        <style:tab-stops>
          <style:tab-stop style:position="7.62cm" style:type="center"/>
          <style:tab-stop style:position="15.24cm" style:type="right"/>
        </style:tab-stops>
      </style:paragraph-properties>
      <style:text-properties style:text-position="super 58%" style:font-name="PalatinoT_rk" fo:font-family="PalatinoT_rk" style:font-family-generic="roman" style:font-pitch="variable" fo:font-size="10pt" style:font-size-asian="10pt"/>
    </style:style>
    <style:style style:name="Footer" style:family="paragraph" style:parent-style-name="Standard" style:default-outline-level="" style:class="extra">
      <style:paragraph-properties fo:margin-left="0cm" fo:margin-right="0cm" fo:text-align="justify" style:justify-single-word="false" fo:text-indent="0.988cm" style:auto-text-indent="false">
        <style:tab-stops>
          <style:tab-stop style:position="7.62cm" style:type="center"/>
          <style:tab-stop style:position="15.24cm" style:type="right"/>
        </style:tab-stops>
      </style:paragraph-properties>
      <style:text-properties style:text-position="super 58%" style:font-name="PalatinoT_rk" fo:font-family="PalatinoT_rk" style:font-family-generic="roman" style:font-pitch="variable" fo:font-size="10pt" style:font-size-asian="10pt"/>
    </style:style>
    <style:style style:name="Endnote" style:family="paragraph" style:parent-style-name="Standard" style:default-outline-level="" style:class="extra">
      <style:paragraph-properties fo:margin-left="0.501cm" fo:margin-right="0cm" fo:text-align="justify" style:justify-single-word="false" fo:text-indent="-0.25cm" style:auto-text-indent="false"/>
      <style:text-properties style:text-position="super 58%" style:font-name="PalatinoT_rk" fo:font-family="PalatinoT_rk" style:font-family-generic="roman" style:font-pitch="variable" fo:font-size="8pt" style:font-size-asian="8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language="de" fo:country="DE" style:font-size-asian="11pt"/>
    </style:style>
    <style:style style:name="Body_20_Text_20_Indent_20_3" style:display-name="Body Text Indent 3" style:family="paragraph" style:parent-style-name="Standard" style:default-outline-level="">
      <style:paragraph-properties fo:margin-left="0cm" fo:margin-right="0.3cm" fo:line-height="0.564cm" fo:text-align="justify" style:justify-single-word="false" fo:text-indent="1cm" style:auto-text-indent="false"/>
      <style:text-properties fo:font-size="16pt" fo:font-weight="bold" style:font-size-asian="16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Endnote_20_anchor" style:display-name="Endnote anchor" style:family="text">
      <style:text-properties style:text-position="super 58%" fo:font-size="9pt" style:font-size-asian="9pt"/>
    </style:style>
    <style:style style:name="Endnote_20_Characters" style:display-name="Endnote Characters" style:family="text" style:parent-style-name="Default_20_Paragraph_20_Font">
      <style:text-properties style:text-position="super 58%"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1pt" style:font-name-asian="Times New Roman2" style:font-family-asian="'Times New Roman'" style:font-family-generic-asian="system" style:font-pitch-asian="variable"/>
    </style:style>
    <style:style style:name="Endnote_20_Symbol" style:display-name="Endnote Symbol"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1.249cm" fo:margin-left="1.24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2">
        <style:list-level-properties text:list-level-position-and-space-mode="label-alignment">
          <style:list-level-label-alignment text:label-followed-by="listtab" fo:text-indent="-1.249cm" fo:margin-left="3.747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2">
        <style:list-level-properties text:list-level-position-and-space-mode="label-alignment">
          <style:list-level-label-alignment text:label-followed-by="listtab" fo:text-indent="-1.249cm" fo:margin-left="6.244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1.249cm" fo:margin-left="7.493cm"/>
        </style:list-level-properties>
      </text:list-level-style-number>
      <text:list-level-style-number text:level="7" style:num-format="i" text:display-levels="2">
        <style:list-level-properties text:list-level-position-and-space-mode="label-alignment">
          <style:list-level-label-alignment text:label-followed-by="listtab" fo:text-indent="-1.249cm" fo:margin-left="8.74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1.249cm" fo:margin-left="9.991cm"/>
        </style:list-level-properties>
      </text:list-level-style-number>
      <text:list-level-style-number text:level="9" style:num-format="i" text:display-levels="2">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07" number:language="de" number:country="DE">
      <number:day-of-week number:style="long"/>
      <number:text>, </number:text>
      <number:month number:style="long" number:textual="true"/>
      <number:text> </number:text>
      <number:day/>
      <number:text>, </number:text>
      <number:year number:style="long"/>
    </number:date-style>
    <number:date-style style:name="N10108"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center" style:justify-single-word="false" fo:orphans="2" fo:widows="2" fo:text-indent="0.635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2" style:family="paragraph" style:parent-style-name="Footer">
      <style:paragraph-properties fo:margin-left="0cm" fo:margin-right="0.635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3" style:family="paragraph" style:parent-style-name="Foot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4" style:family="paragraph" style:parent-style-name="Header">
      <style:paragraph-properties fo:margin-left="0cm" fo:margin-right="0cm" fo:text-align="justify"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5" style:family="paragraph" style:parent-style-name="Header">
      <style:paragraph-properties fo:margin-left="0cm" fo:margin-right="0cm" fo:text-align="justify" style:justify-single-word="false" fo:orphans="2" fo:widows="2"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6" style:family="paragraph" style:parent-style-name="Header">
      <style:paragraph-properties fo:margin-left="0cm" fo:margin-right="0cm" fo:text-align="justify" style:justify-single-word="false" fo:orphans="2" fo:widows="2" fo:text-indent="0.988cm" style:auto-text-indent="false" fo:padding="0cm" fo:border="non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P7" style:family="paragraph" style:parent-style-name="Footer">
      <style:paragraph-properties fo:margin-left="0cm" fo:margin-right="0cm" fo:text-align="justify" style:justify-single-word="false" fo:orphans="0" fo:widows="0" fo:text-indent="0.988cm" style:auto-text-indent="false" style:vertical-align="auto">
        <style:tab-stops>
          <style:tab-stop style:position="7.62cm" style:type="center"/>
          <style:tab-stop style:position="15.24cm" style:type="right"/>
        </style:tab-stops>
      </style:paragraph-properties>
      <style:text-properties style:font-name="PalatinoT_rk" fo:font-size="10pt" fo:language="en" fo:country="US" style:font-size-asian="10pt" style:language-asian="tr" style:country-asian="TR"/>
    </style:style>
    <style:style style:name="MT1" style:family="text">
      <style:text-properties style:font-name="PalatinoT_rk" fo:font-size="10pt" fo:language="en" fo:country="US" style:font-size-asian="10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16.002cm" fo:page-height="23.504cm" style:num-format="i" style:print-orientation="portrait" fo:margin-top="1.801cm" fo:margin-bottom="1.3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7cm" fo:margin-left="0cm" fo:margin-right="0cm" fo:margin-top="0.6cm" style:dynamic-spacing="true"/>
      </style:footer-style>
    </style:page-layout>
    <style:page-layout style:name="Mpm2">
      <style:page-layout-properties fo:page-width="16.002cm" fo:page-height="23.504cm" style:num-format="i" style:print-orientation="portrait" fo:margin-top="1.801cm" fo:margin-bottom="2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page-layout style:name="Mpm3">
      <style:page-layout-properties fo:page-width="16.002cm" fo:page-height="23.504cm" style:num-format="1" style:print-orientation="portrait" fo:margin-top="1.801cm" fo:margin-bottom="1.3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cm" style:dynamic-spacing="true"/>
      </style:header-style>
      <style:footer-style>
        <style:header-footer-properties fo:min-height="0.7cm" fo:margin-left="0cm" fo:margin-right="0cm" fo:margin-top="0.6cm" style:dynamic-spacing="true"/>
      </style:footer-style>
    </style:page-layout>
    <style:page-layout style:name="Mpm4">
      <style:page-layout-properties fo:page-width="16.002cm" fo:page-height="23.504cm" style:num-format="1" style:print-orientation="portrait" fo:margin-top="1.801cm" fo:margin-bottom="2cm" fo:margin-left="2cm" fo:margin-right="2cm" style:writing-mode="lr-tb" style:layout-grid-color="#c0c0c0" style:layout-grid-lines="190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cm" fo:margin-left="0cm" fo:margin-right="0cm" fo:margin-bottom="0.6cm" style:dynamic-spacing="true"/>
      </style:header-style>
      <style:footer-style/>
    </style:page-layout>
    <style:page-layout style:name="Mpm5">
      <style:page-layout-properties fo:page-width="16.002cm" fo:page-height="23.5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draw:frame draw:style-name="Mfr1" draw:name="Çerçeve1" text:anchor-type="paragraph" svg:y="0cm" draw:z-index="5"><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First_20_Page" style:display-name="First Page" style:page-layout-name="Mpm2" style:next-style-name="Standard">
      <style:header>
        <text:p text:style-name="MP4"/>
      </style:header>
    </style:master-page>
    <style:master-page style:name="Converted1" style:page-layout-name="Mpm3">
      <style:header>
        <text:p text:style-name="MP1"/>
      </style:header>
      <style:footer>
        <text:p text:style-name="MP2"><draw:frame draw:style-name="Mfr1" draw:name="Çerçeve3" text:anchor-type="paragraph" svg:y="0cm" draw:z-index="29"><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2" style:page-layout-name="Mpm4" style:next-style-name="Converted1">
      <style:header>
        <text:p text:style-name="MP4"/>
      </style:header>
    </style:master-page>
    <style:master-page style:name="Converted3" style:page-layout-name="Mpm3">
      <style:header>
        <text:p text:style-name="MP1"/>
      </style:header>
      <style:footer>
        <text:p text:style-name="MP2"><draw:frame draw:style-name="Mfr1" draw:name="1" text:anchor-type="paragraph" svg:y="0cm" draw:z-index="53"><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4" style:page-layout-name="Mpm4" style:next-style-name="Converted3">
      <style:header>
        <text:p text:style-name="MP4"/>
      </style:header>
    </style:master-page>
    <style:master-page style:name="Converted5" style:page-layout-name="Mpm3">
      <style:header>
        <text:p text:style-name="MP5"/>
      </style:header>
      <style:footer>
        <text:p text:style-name="MP2"><draw:frame draw:style-name="Mfr1" draw:name="2" text:anchor-type="paragraph" svg:y="0cm" draw:z-index="116"><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6" style:page-layout-name="Mpm4" style:next-style-name="Converted5">
      <style:header>
        <text:p text:style-name="MP4"/>
      </style:header>
    </style:master-page>
    <style:master-page style:name="Converted7" style:page-layout-name="Mpm3">
      <style:header>
        <text:p text:style-name="MP1"><draw:frame draw:style-name="Mfr1" draw:name="Çerçeve2" text:anchor-type="paragraph" svg:y="0cm" draw:z-index="70"><draw:text-box fo:min-height="0.041cm" fo:min-width="0.041cm"><text:p text:style-name="MP6"><text:span text:style-name="page_20_number"><text:span text:style-name="MT1"/></text:span></text:p></draw:text-box></draw:frame></text:p>
      </style:header>
      <style:footer>
        <text:p text:style-name="MP2"><draw:frame draw:style-name="Mfr1" draw:name="3" text:anchor-type="paragraph" svg:y="0cm" draw:z-index="87"><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8" style:page-layout-name="Mpm4" style:next-style-name="Converted7">
      <style:header>
        <text:p text:style-name="MP4"/>
      </style:header>
    </style:master-page>
    <style:master-page style:name="Converted9" style:page-layout-name="Mpm3">
      <style:header>
        <text:p text:style-name="MP1"/>
      </style:header>
      <style:footer>
        <text:p text:style-name="MP2"><draw:frame draw:style-name="Mfr1" draw:name="4" text:anchor-type="paragraph" svg:y="0cm" draw:z-index="156"><draw:text-box fo:min-height="0.041cm" fo:min-width="0.041cm"><text:p text:style-name="MP3"><text:span text:style-name="page_20_number"><text:span text:style-name="MT1"/></text:span></text:p><text:p text:style-name="MP3"><text:span text:style-name="page_20_number"><text:span text:style-name="MT1"/></text:span></text:p></draw:text-box></draw:frame></text:p>
      </style:footer>
    </style:master-page>
    <style:master-page style:name="Converted10" style:page-layout-name="Mpm4" style:next-style-name="Converted9">
      <style:header>
        <text:p text:style-name="MP4"/>
      </style:header>
    </style:master-page>
    <style:master-page style:name="Converted11" style:page-layout-name="Mpm3">
      <style:header>
        <text:p text:style-name="MP1"/>
      </style:header>
      <style:footer>
        <text:p text:style-name="MP7"/>
      </style:footer>
    </style:master-page>
    <style:master-page style:name="Converted12" style:page-layout-name="Mpm4" style:next-style-name="Converted11">
      <style:header>
        <text:p text:style-name="MP4"/>
      </style:header>
    </style:master-page>
    <style:master-page style:name="Converted13" style:page-layout-name="Mpm3">
      <style:header>
        <text:p text:style-name="MP1"/>
      </style:header>
      <style:footer>
        <text:p text:style-name="MP7"/>
      </style:footer>
    </style:master-page>
    <style:master-page style:name="Converted14" style:page-layout-name="Mpm4" style:next-style-name="Converted13">
      <style:header>
        <text:p text:style-name="MP4"/>
      </style:header>
    </style:master-page>
    <style:master-page style:name="Converted15" style:page-layout-name="Mpm3">
      <style:header>
        <text:p text:style-name="MP1"/>
      </style:header>
      <style:footer>
        <text:p text:style-name="MP7"/>
      </style:footer>
    </style:master-page>
    <style:master-page style:name="Converted16" style:page-layout-name="Mpm4" style:next-style-name="Converted15">
      <style:header>
        <text:p text:style-name="MP4"/>
      </style:header>
    </style:master-page>
    <style:master-page style:name="Converted17" style:page-layout-name="Mpm3">
      <style:header>
        <text:p text:style-name="MP1"/>
      </style:header>
      <style:footer>
        <text:p text:style-name="MP7"/>
      </style:footer>
    </style:master-page>
    <style:master-page style:name="Converted18" style:page-layout-name="Mpm4" style:next-style-name="Converted17">
      <style:header>
        <text:p text:style-name="MP4"/>
      </style:header>
    </style:master-page>
    <style:master-page style:name="Converted19" style:page-layout-name="Mpm3">
      <style:header>
        <text:p text:style-name="MP5"/>
      </style:header>
      <style:footer>
        <text:p text:style-name="MP7"/>
      </style:footer>
    </style:master-page>
    <style:master-page style:name="Converted20" style:page-layout-name="Mpm4" style:next-style-name="Converted19">
      <style:header>
        <text:p text:style-name="MP4"/>
      </style:header>
    </style:master-page>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SRAİL'İN KÜRT KARTI</dc:title>
    <meta:creation-date>2021-07-20T20:19:10.402057735</meta:creation-date>
    <meta:editing-cycles>6</meta:editing-cycles>
    <meta:editing-duration>PT9M33S</meta:editing-duration>
    <meta:generator>LibreOffice/7.1.4.2$Linux_X86_64 LibreOffice_project/10$Build-2</meta:generator>
    <dc:description>İSRAİL'İN KÜRT KARTI</dc:description>
    <meta:keyword>İSRAİL'İN KÜRT KARTI</meta:keyword>
    <dc:subject>İSRAİL'İN KÜRT KARTI</dc:subject>
    <dc:date>2021-07-21T20:19:09.059551488</dc:date>
    <meta:document-statistic meta:table-count="0" meta:image-count="0" meta:object-count="0" meta:page-count="305" meta:paragraph-count="2380" meta:word-count="73002" meta:character-count="559387" meta:non-whitespace-character-count="488115"/>
  </office:meta>
</office:document-meta>
</file>